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173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0.7209in"/>
    </style:style>
    <style:style style:name="co5" style:family="table-column">
      <style:table-column-properties fo:break-before="auto" style:column-width="0.6992in"/>
    </style:style>
    <style:style style:name="co6" style:family="table-column">
      <style:table-column-properties fo:break-before="auto" style:column-width="2.9272in"/>
    </style:style>
    <style:style style:name="co7" style:family="table-column">
      <style:table-column-properties fo:break-before="auto" style:column-width="3.1957in"/>
    </style:style>
    <style:style style:name="co8" style:family="table-column">
      <style:table-column-properties fo:break-before="auto" style:column-width="4.6307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17"/>
    <style:style style:name="ce4" style:family="table-cell" style:parent-style-name="Default" style:data-style-name="N117">
      <style:table-cell-properties fo:background-color="#ff00ff"/>
    </style:style>
    <style:style style:name="ce5" style:family="table-cell" style:parent-style-name="Default" style:data-style-name="N117">
      <style:table-cell-properties fo:background-color="#ffff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ff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table:number-columns-spanned="1" table:number-rows-spanned="2">
            <text:p>Ftrace Time</text:p>
          </table:table-cell>
          <table:table-cell table:style-name="ce6" office:value-type="string" table:number-columns-spanned="1" table:number-rows-spanned="2">
            <text:p>rq-&gt;clock</text:p>
          </table:table-cell>
          <table:table-cell table:style-name="ce1" office:value-type="string" table:number-columns-spanned="1" table:number-rows-spanned="2">
            <text:p>Relative</text:p>
            <text:p>rq-&gt;clock</text:p>
          </table:table-cell>
          <table:table-cell table:style-name="ce1" office:value-type="string" table:number-columns-spanned="2" table:number-rows-spanned="1">
            <text:p>Delta</text:p>
          </table:table-cell>
          <table:covered-table-cell table:style-name="ce2"/>
          <table:table-cell table:style-name="ce10" office:value-type="string" table:number-columns-spanned="1" table:number-rows-spanned="2">
            <text:p>Task 1</text:p>
          </table:table-cell>
          <table:table-cell table:style-name="ce6" office:value-type="string" table:number-columns-spanned="1" table:number-rows-spanned="2">
            <text:p>Task 2</text:p>
          </table:table-cell>
          <table:table-cell table:style-name="ce6" office:value-type="string" table:number-columns-spanned="1" table:number-rows-spanned="2">
            <text:p>Task 3</text:p>
          </table:table-cell>
        </table:table-row>
        <table:table-row table:style-name="ro1">
          <table:covered-table-cell table:style-name="ce2"/>
          <table:covered-table-cell table:style-name="ce7"/>
          <table:covered-table-cell table:style-name="ce2"/>
          <table:table-cell table:style-name="ce2" office:value-type="string">
            <text:p>rq-&gt;clock</text:p>
          </table:table-cell>
          <table:table-cell table:style-name="ce2" office:value-type="string">
            <text:p>ftrace</text:p>
          </table:table-cell>
          <table:covered-table-cell table:style-name="ce11"/>
          <table:covered-table-cell table:style-name="ce7"/>
          <table:covered-table-cell table:style-name="ce7"/>
        </table:table-row>
        <table:table-row table:style-name="ro1">
          <table:table-cell office:value-type="float" office:value="1839.073042">
            <text:p>1839.073042</text:p>
          </table:table-cell>
          <table:table-cell office:value-type="float" office:value="10965130148543">
            <text:p>10965130148543</text:p>
          </table:table-cell>
          <table:table-cell table:number-columns-repeated="5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073046">
            <text:p>1839.073046</text:p>
          </table:table-cell>
          <table:table-cell office:value-type="float" office:value="10965131061051">
            <text:p>10965131061051</text:p>
          </table:table-cell>
          <table:table-cell office:value-type="float" office:value="0">
            <text:p>0.000000</text:p>
          </table:table-cell>
          <table:table-cell table:number-columns-repeated="4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073047">
            <text:p>1839.073047</text:p>
          </table:table-cell>
          <table:table-cell office:value-type="float" office:value="10965131061051">
            <text:p>10965131061051</text:p>
          </table:table-cell>
          <table:table-cell table:formula="of:=([.B5]-[.B$4])/10^9" office:value-type="float" office:value="0">
            <text:p>0.000000</text:p>
          </table:table-cell>
          <table:table-cell table:formula="of:=[.C5]-[.C4]" office:value-type="float" office:value="0">
            <text:p>0.000000</text:p>
          </table:table-cell>
          <table:table-cell table:formula="of:=[.A5]-[.A4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10965138061051; c_s is fully topped up</text:p>
          </table:table-cell>
        </table:table-row>
        <table:table-row table:style-name="ro1">
          <table:table-cell office:value-type="float" office:value="1839.073053">
            <text:p>1839.073053</text:p>
          </table:table-cell>
          <table:table-cell office:value-type="float" office:value="10965131061051">
            <text:p>10965131061051</text:p>
          </table:table-cell>
          <table:table-cell table:formula="of:=([.B6]-[.B$4])/10^9" office:value-type="float" office:value="0">
            <text:p>0.000000</text:p>
          </table:table-cell>
          <table:table-cell table:formula="of:=[.C6]-[.C5]" office:value-type="float" office:value="0">
            <text:p>0.000000</text:p>
          </table:table-cell>
          <table:table-cell table:formula="of:=[.A6]-[.A5]" office:value-type="float" office:value="0.00000599999998485146">
            <text:p>0.00000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073055">
            <text:p>1839.073055</text:p>
          </table:table-cell>
          <table:table-cell office:value-type="float" office:value="10965131070713">
            <text:p>10965131070713</text:p>
          </table:table-cell>
          <table:table-cell table:formula="of:=([.B7]-[.B$4])/10^9" office:value-type="float" office:value="0.000009662">
            <text:p>0.000010</text:p>
          </table:table-cell>
          <table:table-cell table:formula="of:=[.C7]-[.C6]" office:value-type="float" office:value="0.000009662">
            <text:p>0.000010</text:p>
          </table:table-cell>
          <table:table-cell table:formula="of:=[.A7]-[.A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073056">
            <text:p>1839.073056</text:p>
          </table:table-cell>
          <table:table-cell office:value-type="float" office:value="10965131070713">
            <text:p>10965131070713</text:p>
          </table:table-cell>
          <table:table-cell table:formula="of:=([.B8]-[.B$4])/10^9" office:value-type="float" office:value="0.000009662">
            <text:p>0.000010</text:p>
          </table:table-cell>
          <table:table-cell table:formula="of:=[.C8]-[.C7]" office:value-type="float" office:value="0">
            <text:p>0.000000</text:p>
          </table:table-cell>
          <table:table-cell table:formula="of:=[.A8]-[.A7]" office:value-type="float" office:value="0.000000999999883788405">
            <text:p>0.000001</text:p>
          </table:table-cell>
          <table:table-cell/>
          <table:table-cell office:value-type="string">
            <text:p>d_s is renewed (r + D) to 10965136070713; c_s is fully topped up</text:p>
          </table:table-cell>
          <table:table-cell/>
        </table:table-row>
        <table:table-row table:style-name="ro1">
          <table:table-cell office:value-type="float" office:value="1839.07306">
            <text:p>1839.073060</text:p>
          </table:table-cell>
          <table:table-cell office:value-type="float" office:value="10965131070713">
            <text:p>10965131070713</text:p>
          </table:table-cell>
          <table:table-cell table:formula="of:=([.B9]-[.B$4])/10^9" office:value-type="float" office:value="0.000009662">
            <text:p>0.000010</text:p>
          </table:table-cell>
          <table:table-cell table:formula="of:=[.C9]-[.C8]" office:value-type="float" office:value="0">
            <text:p>0.000000</text:p>
          </table:table-cell>
          <table:table-cell table:formula="of:=[.A9]-[.A8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073063">
            <text:p>1839.073063</text:p>
          </table:table-cell>
          <table:table-cell office:value-type="float" office:value="10965131078141">
            <text:p>10965131078141</text:p>
          </table:table-cell>
          <table:table-cell table:formula="of:=([.B10]-[.B$4])/10^9" office:value-type="float" office:value="0.00001709">
            <text:p>0.000017</text:p>
          </table:table-cell>
          <table:table-cell table:formula="of:=[.C10]-[.C9]" office:value-type="float" office:value="0.000007428">
            <text:p>0.000007</text:p>
          </table:table-cell>
          <table:table-cell table:formula="of:=[.A10]-[.A9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073063">
            <text:p>1839.073063</text:p>
          </table:table-cell>
          <table:table-cell office:value-type="float" office:value="10965131078141">
            <text:p>10965131078141</text:p>
          </table:table-cell>
          <table:table-cell table:formula="of:=([.B11]-[.B$4])/10^9" office:value-type="float" office:value="0.00001709">
            <text:p>0.000017</text:p>
          </table:table-cell>
          <table:table-cell table:formula="of:=[.C11]-[.C10]" office:value-type="float" office:value="0">
            <text:p>0.000000</text:p>
          </table:table-cell>
          <table:table-cell table:formula="of:=[.A11]-[.A10]" office:value-type="float" office:value="0">
            <text:p>0.000000</text:p>
          </table:table-cell>
          <table:table-cell office:value-type="string">
            <text:p>d_s is renewed (r + D) to 10965133078141; c_s is fully topped up</text:p>
          </table:table-cell>
          <table:table-cell table:number-columns-repeated="2"/>
        </table:table-row>
        <table:table-row table:style-name="ro1">
          <table:table-cell office:value-type="float" office:value="1839.073079">
            <text:p>1839.073079</text:p>
          </table:table-cell>
          <table:table-cell office:value-type="float" office:value="10965131088109">
            <text:p>10965131088109</text:p>
          </table:table-cell>
          <table:table-cell table:formula="of:=([.B12]-[.B$4])/10^9" office:value-type="float" office:value="0.000027058">
            <text:p>0.000027</text:p>
          </table:table-cell>
          <table:table-cell table:formula="of:=[.C12]-[.C11]" office:value-type="float" office:value="0.000009968">
            <text:p>0.000010</text:p>
          </table:table-cell>
          <table:table-cell table:formula="of:=[.A12]-[.A11]" office:value-type="float" office:value="0.0000159999999596039">
            <text:p>0.000016</text:p>
          </table:table-cell>
          <table:table-cell office:value-type="string">
            <text:p>is pick_next_task_dl-ed by mission-control (8195)</text:p>
          </table:table-cell>
          <table:table-cell table:number-columns-repeated="2"/>
        </table:table-row>
        <table:table-row table:style-name="ro1">
          <table:table-cell office:value-type="float" office:value="1839.074025">
            <text:p>1839.074025</text:p>
          </table:table-cell>
          <table:table-cell office:value-type="float" office:value="10965132048852">
            <text:p>10965132048852</text:p>
          </table:table-cell>
          <table:table-cell table:formula="of:=([.B13]-[.B$4])/10^9" office:value-type="float" office:value="0.000987801">
            <text:p>0.000988</text:p>
          </table:table-cell>
          <table:table-cell table:formula="of:=[.C13]-[.C12]" office:value-type="float" office:value="0.000960743">
            <text:p>0.000961</text:p>
          </table:table-cell>
          <table:table-cell table:formula="of:=[.A13]-[.A12]" office:value-type="float" office:value="0.000945999999885316">
            <text:p>0.00094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074026">
            <text:p>1839.074026</text:p>
          </table:table-cell>
          <table:table-cell office:value-type="float" office:value="10965132048852">
            <text:p>10965132048852</text:p>
          </table:table-cell>
          <table:table-cell table:formula="of:=([.B14]-[.B$4])/10^9" office:value-type="float" office:value="0.000987801">
            <text:p>0.000988</text:p>
          </table:table-cell>
          <table:table-cell table:formula="of:=[.C14]-[.C13]" office:value-type="float" office:value="0">
            <text:p>0.000000</text:p>
          </table:table-cell>
          <table:table-cell table:formula="of:=[.A14]-[.A1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074035">
            <text:p>1839.074035</text:p>
          </table:table-cell>
          <table:table-cell office:value-type="float" office:value="10965132048852">
            <text:p>10965132048852</text:p>
          </table:table-cell>
          <table:table-cell table:formula="of:=([.B15]-[.B$4])/10^9" office:value-type="float" office:value="0.000987801">
            <text:p>0.000988</text:p>
          </table:table-cell>
          <table:table-cell table:formula="of:=[.C15]-[.C14]" office:value-type="float" office:value="0">
            <text:p>0.000000</text:p>
          </table:table-cell>
          <table:table-cell table:formula="of:=[.A15]-[.A14]" office:value-type="float" office:value="0.00000900000009096402">
            <text:p>0.000009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075946">
            <text:p>1839.075946</text:p>
          </table:table-cell>
          <table:table-cell office:value-type="float" office:value="10965133968908">
            <text:p>10965133968908</text:p>
          </table:table-cell>
          <table:table-cell table:formula="of:=([.B16]-[.B$4])/10^9" office:value-type="float" office:value="0.002907857">
            <text:p>0.002908</text:p>
          </table:table-cell>
          <table:table-cell table:formula="of:=[.C16]-[.C15]" office:value-type="float" office:value="0.001920056">
            <text:p>0.001920</text:p>
          </table:table-cell>
          <table:table-cell table:formula="of:=[.A16]-[.A15]" office:value-type="float" office:value="0.00191099999983635">
            <text:p>0.00191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075947">
            <text:p>1839.075947</text:p>
          </table:table-cell>
          <table:table-cell office:value-type="float" office:value="10965133968908">
            <text:p>10965133968908</text:p>
          </table:table-cell>
          <table:table-cell table:formula="of:=([.B17]-[.B$4])/10^9" office:value-type="float" office:value="0.002907857">
            <text:p>0.002908</text:p>
          </table:table-cell>
          <table:table-cell table:formula="of:=[.C17]-[.C16]" office:value-type="float" office:value="0">
            <text:p>0.000000</text:p>
          </table:table-cell>
          <table:table-cell table:formula="of:=[.A17]-[.A16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075953">
            <text:p>1839.075953</text:p>
          </table:table-cell>
          <table:table-cell office:value-type="float" office:value="10965133968908">
            <text:p>10965133968908</text:p>
          </table:table-cell>
          <table:table-cell table:formula="of:=([.B18]-[.B$4])/10^9" office:value-type="float" office:value="0.002907857">
            <text:p>0.002908</text:p>
          </table:table-cell>
          <table:table-cell table:formula="of:=[.C18]-[.C17]" office:value-type="float" office:value="0">
            <text:p>0.000000</text:p>
          </table:table-cell>
          <table:table-cell table:formula="of:=[.A18]-[.A17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077028">
            <text:p>1839.077028</text:p>
          </table:table-cell>
          <table:table-cell office:value-type="float" office:value="10965133968908">
            <text:p>10965133968908</text:p>
          </table:table-cell>
          <table:table-cell table:formula="of:=([.B19]-[.B$4])/10^9" office:value-type="float" office:value="0.002907857">
            <text:p>0.002908</text:p>
          </table:table-cell>
          <table:table-cell table:formula="of:=[.C19]-[.C18]" office:value-type="float" office:value="0">
            <text:p>0.000000</text:p>
          </table:table-cell>
          <table:table-cell table:formula="of:=[.A19]-[.A18]" office:value-type="float" office:value="0.00107499999990068">
            <text:p>0.00107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077031">
            <text:p>1839.077031</text:p>
          </table:table-cell>
          <table:table-cell office:value-type="float" office:value="10965135054470">
            <text:p>10965135054470</text:p>
          </table:table-cell>
          <table:table-cell table:formula="of:=([.B20]-[.B$4])/10^9" office:value-type="float" office:value="0.003993419">
            <text:p>0.003993</text:p>
          </table:table-cell>
          <table:table-cell table:formula="of:=[.C20]-[.C19]" office:value-type="float" office:value="0.001085562">
            <text:p>0.001086</text:p>
          </table:table-cell>
          <table:table-cell table:formula="of:=[.A20]-[.A19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077031">
            <text:p>1839.077031</text:p>
          </table:table-cell>
          <table:table-cell office:value-type="float" office:value="10965135054470">
            <text:p>10965135054470</text:p>
          </table:table-cell>
          <table:table-cell table:formula="of:=([.B21]-[.B$4])/10^9" office:value-type="float" office:value="0.003993419">
            <text:p>0.003993</text:p>
          </table:table-cell>
          <table:table-cell table:formula="of:=[.C21]-[.C20]" office:value-type="float" office:value="0">
            <text:p>0.000000</text:p>
          </table:table-cell>
          <table:table-cell table:formula="of:=[.A21]-[.A20]" office:value-type="float" office:value="0">
            <text:p>0.000000</text:p>
          </table:table-cell>
          <table:table-cell office:value-type="string">
            <text:p>d_s is renewed (r + D) to 10965137054470; c_s is fully topped up</text:p>
          </table:table-cell>
          <table:table-cell table:number-columns-repeated="2"/>
        </table:table-row>
        <table:table-row table:style-name="ro1">
          <table:table-cell office:value-type="float" office:value="1839.077033">
            <text:p>1839.077033</text:p>
          </table:table-cell>
          <table:table-cell office:value-type="float" office:value="10965135054470">
            <text:p>10965135054470</text:p>
          </table:table-cell>
          <table:table-cell table:formula="of:=([.B22]-[.B$4])/10^9" office:value-type="float" office:value="0.003993419">
            <text:p>0.003993</text:p>
          </table:table-cell>
          <table:table-cell table:formula="of:=[.C22]-[.C21]" office:value-type="float" office:value="0">
            <text:p>0.000000</text:p>
          </table:table-cell>
          <table:table-cell table:formula="of:=[.A22]-[.A21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077041">
            <text:p>1839.077041</text:p>
          </table:table-cell>
          <table:table-cell office:value-type="float" office:value="10965135064799">
            <text:p>10965135064799</text:p>
          </table:table-cell>
          <table:table-cell table:formula="of:=([.B23]-[.B$4])/10^9" office:value-type="float" office:value="0.004003748">
            <text:p>0.004004</text:p>
          </table:table-cell>
          <table:table-cell table:formula="of:=[.C23]-[.C22]" office:value-type="float" office:value="0.0000103289999999999">
            <text:p>0.000010</text:p>
          </table:table-cell>
          <table:table-cell table:formula="of:=[.A23]-[.A22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077046">
            <text:p>1839.077046</text:p>
          </table:table-cell>
          <table:table-cell office:value-type="float" office:value="10965135064799">
            <text:p>10965135064799</text:p>
          </table:table-cell>
          <table:table-cell table:formula="of:=([.B24]-[.B$4])/10^9" office:value-type="float" office:value="0.004003748">
            <text:p>0.004004</text:p>
          </table:table-cell>
          <table:table-cell table:formula="of:=[.C24]-[.C23]" office:value-type="float" office:value="0">
            <text:p>0.000000</text:p>
          </table:table-cell>
          <table:table-cell table:formula="of:=[.A24]-[.A23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077949">
            <text:p>1839.077949</text:p>
          </table:table-cell>
          <table:table-cell office:value-type="float" office:value="10965135972713">
            <text:p>10965135972713</text:p>
          </table:table-cell>
          <table:table-cell table:formula="of:=([.B25]-[.B$4])/10^9" office:value-type="float" office:value="0.004911662">
            <text:p>0.004912</text:p>
          </table:table-cell>
          <table:table-cell table:formula="of:=[.C25]-[.C24]" office:value-type="float" office:value="0.000907914">
            <text:p>0.000908</text:p>
          </table:table-cell>
          <table:table-cell table:formula="of:=[.A25]-[.A24]" office:value-type="float" office:value="0.000902999999880194">
            <text:p>0.0009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07795">
            <text:p>1839.077950</text:p>
          </table:table-cell>
          <table:table-cell office:value-type="float" office:value="10965135972713">
            <text:p>10965135972713</text:p>
          </table:table-cell>
          <table:table-cell table:formula="of:=([.B26]-[.B$4])/10^9" office:value-type="float" office:value="0.004911662">
            <text:p>0.004912</text:p>
          </table:table-cell>
          <table:table-cell table:formula="of:=[.C26]-[.C25]" office:value-type="float" office:value="0">
            <text:p>0.000000</text:p>
          </table:table-cell>
          <table:table-cell table:formula="of:=[.A26]-[.A25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077955">
            <text:p>1839.077955</text:p>
          </table:table-cell>
          <table:table-cell office:value-type="float" office:value="10965135972713">
            <text:p>10965135972713</text:p>
          </table:table-cell>
          <table:table-cell table:formula="of:=([.B27]-[.B$4])/10^9" office:value-type="float" office:value="0.004911662">
            <text:p>0.004912</text:p>
          </table:table-cell>
          <table:table-cell table:formula="of:=[.C27]-[.C26]" office:value-type="float" office:value="0">
            <text:p>0.000000</text:p>
          </table:table-cell>
          <table:table-cell table:formula="of:=[.A27]-[.A26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078024">
            <text:p>1839.078024</text:p>
          </table:table-cell>
          <table:table-cell office:value-type="float" office:value="10965136015697">
            <text:p>10965136015697</text:p>
          </table:table-cell>
          <table:table-cell table:formula="of:=([.B28]-[.B$4])/10^9" office:value-type="float" office:value="0.004954646">
            <text:p>0.004955</text:p>
          </table:table-cell>
          <table:table-cell table:formula="of:=[.C28]-[.C27]" office:value-type="float" office:value="0.0000429840000000003">
            <text:p>0.000043</text:p>
          </table:table-cell>
          <table:table-cell table:formula="of:=[.A28]-[.A27]" office:value-type="float" office:value="0.0000689999999394786">
            <text:p>0.00006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078027">
            <text:p>1839.078027</text:p>
          </table:table-cell>
          <table:table-cell office:value-type="float" office:value="10965136059281">
            <text:p>10965136059281</text:p>
          </table:table-cell>
          <table:table-cell table:formula="of:=([.B29]-[.B$4])/10^9" office:value-type="float" office:value="0.00499823">
            <text:p>0.004998</text:p>
          </table:table-cell>
          <table:table-cell table:formula="of:=[.C29]-[.C28]" office:value-type="float" office:value="0.0000435840000000002">
            <text:p>0.000044</text:p>
          </table:table-cell>
          <table:table-cell table:formula="of:=[.A29]-[.A28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078028">
            <text:p>1839.078028</text:p>
          </table:table-cell>
          <table:table-cell office:value-type="float" office:value="10965136059281">
            <text:p>10965136059281</text:p>
          </table:table-cell>
          <table:table-cell table:formula="of:=([.B30]-[.B$4])/10^9" office:value-type="float" office:value="0.00499823">
            <text:p>0.004998</text:p>
          </table:table-cell>
          <table:table-cell table:formula="of:=[.C30]-[.C29]" office:value-type="float" office:value="0">
            <text:p>0.000000</text:p>
          </table:table-cell>
          <table:table-cell table:formula="of:=[.A30]-[.A29]" office:value-type="float" office:value="0.000000999999883788405">
            <text:p>0.000001</text:p>
          </table:table-cell>
          <table:table-cell/>
          <table:table-cell office:value-type="string">
            <text:p>79944 / 11432 &gt; 2000000 / 5000000</text:p>
          </table:table-cell>
          <table:table-cell/>
        </table:table-row>
        <table:table-row table:style-name="ro1">
          <table:table-cell office:value-type="float" office:value="1839.078029">
            <text:p>1839.078029</text:p>
          </table:table-cell>
          <table:table-cell office:value-type="float" office:value="10965136059281">
            <text:p>10965136059281</text:p>
          </table:table-cell>
          <table:table-cell table:formula="of:=([.B31]-[.B$4])/10^9" office:value-type="float" office:value="0.00499823">
            <text:p>0.004998</text:p>
          </table:table-cell>
          <table:table-cell table:formula="of:=[.C31]-[.C30]" office:value-type="float" office:value="0">
            <text:p>0.000000</text:p>
          </table:table-cell>
          <table:table-cell table:formula="of:=[.A31]-[.A30]" office:value-type="float" office:value="0.00000100000011116208">
            <text:p>0.000001</text:p>
          </table:table-cell>
          <table:table-cell/>
          <table:table-cell office:value-type="string">
            <text:p>d_s is renewed (r + D) to 10965141059281; c_s is fully topped up</text:p>
          </table:table-cell>
          <table:table-cell/>
        </table:table-row>
        <table:table-row table:style-name="ro1">
          <table:table-cell office:value-type="float" office:value="1839.079838">
            <text:p>1839.079838</text:p>
          </table:table-cell>
          <table:table-cell office:value-type="float" office:value="10965137870095">
            <text:p>10965137870095</text:p>
          </table:table-cell>
          <table:table-cell table:formula="of:=([.B32]-[.B$4])/10^9" office:value-type="float" office:value="0.006809044">
            <text:p>0.006809</text:p>
          </table:table-cell>
          <table:table-cell table:formula="of:=[.C32]-[.C31]" office:value-type="float" office:value="0.001810814">
            <text:p>0.001811</text:p>
          </table:table-cell>
          <table:table-cell table:formula="of:=[.A32]-[.A31]" office:value-type="float" office:value="0.00180900000009387">
            <text:p>0.00180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079839">
            <text:p>1839.079839</text:p>
          </table:table-cell>
          <table:table-cell office:value-type="float" office:value="10965137870095">
            <text:p>10965137870095</text:p>
          </table:table-cell>
          <table:table-cell table:formula="of:=([.B33]-[.B$4])/10^9" office:value-type="float" office:value="0.006809044">
            <text:p>0.006809</text:p>
          </table:table-cell>
          <table:table-cell table:formula="of:=[.C33]-[.C32]" office:value-type="float" office:value="0">
            <text:p>0.000000</text:p>
          </table:table-cell>
          <table:table-cell table:formula="of:=[.A33]-[.A32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079844">
            <text:p>1839.079844</text:p>
          </table:table-cell>
          <table:table-cell office:value-type="float" office:value="10965137870095">
            <text:p>10965137870095</text:p>
          </table:table-cell>
          <table:table-cell table:formula="of:=([.B34]-[.B$4])/10^9" office:value-type="float" office:value="0.006809044">
            <text:p>0.006809</text:p>
          </table:table-cell>
          <table:table-cell table:formula="of:=[.C34]-[.C33]" office:value-type="float" office:value="0">
            <text:p>0.000000</text:p>
          </table:table-cell>
          <table:table-cell table:formula="of:=[.A34]-[.A33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081019">
            <text:p>1839.081019</text:p>
          </table:table-cell>
          <table:table-cell office:value-type="float" office:value="10965138443399">
            <text:p>10965138443399</text:p>
          </table:table-cell>
          <table:table-cell table:formula="of:=([.B35]-[.B$4])/10^9" office:value-type="float" office:value="0.007382348">
            <text:p>0.007382</text:p>
          </table:table-cell>
          <table:table-cell table:formula="of:=[.C35]-[.C34]" office:value-type="float" office:value="0.000573304">
            <text:p>0.000573</text:p>
          </table:table-cell>
          <table:table-cell table:formula="of:=[.A35]-[.A34]" office:value-type="float" office:value="0.00117499999987558">
            <text:p>0.00117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081021">
            <text:p>1839.081021</text:p>
          </table:table-cell>
          <table:table-cell office:value-type="float" office:value="10965139053333">
            <text:p>10965139053333</text:p>
          </table:table-cell>
          <table:table-cell table:formula="of:=([.B36]-[.B$4])/10^9" office:value-type="float" office:value="0.007992282">
            <text:p>0.007992</text:p>
          </table:table-cell>
          <table:table-cell table:formula="of:=[.C36]-[.C35]" office:value-type="float" office:value="0.000609933999999999">
            <text:p>0.000610</text:p>
          </table:table-cell>
          <table:table-cell table:formula="of:=[.A36]-[.A3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081022">
            <text:p>1839.081022</text:p>
          </table:table-cell>
          <table:table-cell office:value-type="float" office:value="10965139053333">
            <text:p>10965139053333</text:p>
          </table:table-cell>
          <table:table-cell table:formula="of:=([.B37]-[.B$4])/10^9" office:value-type="float" office:value="0.007992282">
            <text:p>0.007992</text:p>
          </table:table-cell>
          <table:table-cell table:formula="of:=[.C37]-[.C36]" office:value-type="float" office:value="0">
            <text:p>0.000000</text:p>
          </table:table-cell>
          <table:table-cell table:formula="of:=[.A37]-[.A36]" office:value-type="float" office:value="0.00000100000011116208">
            <text:p>0.000001</text:p>
          </table:table-cell>
          <table:table-cell office:value-type="string">
            <text:p>d_s is renewed (r + D) to 10965141053333; c_s is fully topped up</text:p>
          </table:table-cell>
          <table:table-cell table:number-columns-repeated="2"/>
        </table:table-row>
        <table:table-row table:style-name="ro1">
          <table:table-cell office:value-type="float" office:value="1839.081023">
            <text:p>1839.081023</text:p>
          </table:table-cell>
          <table:table-cell office:value-type="float" office:value="10965139053333">
            <text:p>10965139053333</text:p>
          </table:table-cell>
          <table:table-cell table:formula="of:=([.B38]-[.B$4])/10^9" office:value-type="float" office:value="0.007992282">
            <text:p>0.007992</text:p>
          </table:table-cell>
          <table:table-cell table:formula="of:=[.C38]-[.C37]" office:value-type="float" office:value="0">
            <text:p>0.000000</text:p>
          </table:table-cell>
          <table:table-cell table:formula="of:=[.A38]-[.A37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081033">
            <text:p>1839.081033</text:p>
          </table:table-cell>
          <table:table-cell office:value-type="float" office:value="10965139065667">
            <text:p>10965139065667</text:p>
          </table:table-cell>
          <table:table-cell table:formula="of:=([.B39]-[.B$4])/10^9" office:value-type="float" office:value="0.008004616">
            <text:p>0.008005</text:p>
          </table:table-cell>
          <table:table-cell table:formula="of:=[.C39]-[.C38]" office:value-type="float" office:value="0.000012334000000001">
            <text:p>0.000012</text:p>
          </table:table-cell>
          <table:table-cell table:formula="of:=[.A39]-[.A38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081038">
            <text:p>1839.081038</text:p>
          </table:table-cell>
          <table:table-cell office:value-type="float" office:value="10965139065667">
            <text:p>10965139065667</text:p>
          </table:table-cell>
          <table:table-cell table:formula="of:=([.B40]-[.B$4])/10^9" office:value-type="float" office:value="0.008004616">
            <text:p>0.008005</text:p>
          </table:table-cell>
          <table:table-cell table:formula="of:=[.C40]-[.C39]" office:value-type="float" office:value="0">
            <text:p>0.000000</text:p>
          </table:table-cell>
          <table:table-cell table:formula="of:=[.A40]-[.A39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081926">
            <text:p>1839.081926</text:p>
          </table:table-cell>
          <table:table-cell office:value-type="float" office:value="10965139958815">
            <text:p>10965139958815</text:p>
          </table:table-cell>
          <table:table-cell table:formula="of:=([.B41]-[.B$4])/10^9" office:value-type="float" office:value="0.008897764">
            <text:p>0.008898</text:p>
          </table:table-cell>
          <table:table-cell table:formula="of:=[.C41]-[.C40]" office:value-type="float" office:value="0.000893148">
            <text:p>0.000893</text:p>
          </table:table-cell>
          <table:table-cell table:formula="of:=[.A41]-[.A40]" office:value-type="float" office:value="0.000888000000031752">
            <text:p>0.00088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081928">
            <text:p>1839.081928</text:p>
          </table:table-cell>
          <table:table-cell office:value-type="float" office:value="10965139958815">
            <text:p>10965139958815</text:p>
          </table:table-cell>
          <table:table-cell table:formula="of:=([.B42]-[.B$4])/10^9" office:value-type="float" office:value="0.008897764">
            <text:p>0.008898</text:p>
          </table:table-cell>
          <table:table-cell table:formula="of:=[.C42]-[.C41]" office:value-type="float" office:value="0">
            <text:p>0.000000</text:p>
          </table:table-cell>
          <table:table-cell table:formula="of:=[.A42]-[.A41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081933">
            <text:p>1839.081933</text:p>
          </table:table-cell>
          <table:table-cell office:value-type="float" office:value="10965139958815">
            <text:p>10965139958815</text:p>
          </table:table-cell>
          <table:table-cell table:formula="of:=([.B43]-[.B$4])/10^9" office:value-type="float" office:value="0.008897764">
            <text:p>0.008898</text:p>
          </table:table-cell>
          <table:table-cell table:formula="of:=[.C43]-[.C42]" office:value-type="float" office:value="0">
            <text:p>0.000000</text:p>
          </table:table-cell>
          <table:table-cell table:formula="of:=[.A43]-[.A42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082741">
            <text:p>1839.082741</text:p>
          </table:table-cell>
          <table:table-cell office:value-type="float" office:value="10965140780616">
            <text:p>10965140780616</text:p>
          </table:table-cell>
          <table:table-cell table:formula="of:=([.B44]-[.B$4])/10^9" office:value-type="float" office:value="0.009719565">
            <text:p>0.009720</text:p>
          </table:table-cell>
          <table:table-cell table:formula="of:=[.C44]-[.C43]" office:value-type="float" office:value="0.000821800999999999">
            <text:p>0.000822</text:p>
          </table:table-cell>
          <table:table-cell table:formula="of:=[.A44]-[.A43]" office:value-type="float" office:value="0.000808000000006359">
            <text:p>0.00080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082742">
            <text:p>1839.082742</text:p>
          </table:table-cell>
          <table:table-cell office:value-type="float" office:value="10965140780616">
            <text:p>10965140780616</text:p>
          </table:table-cell>
          <table:table-cell table:formula="of:=([.B45]-[.B$4])/10^9" office:value-type="float" office:value="0.009719565">
            <text:p>0.009720</text:p>
          </table:table-cell>
          <table:table-cell table:formula="of:=[.C45]-[.C44]" office:value-type="float" office:value="0">
            <text:p>0.000000</text:p>
          </table:table-cell>
          <table:table-cell table:formula="of:=[.A45]-[.A44]" office:value-type="float" office:value="0.00000100000011116208">
            <text:p>0.000001</text:p>
          </table:table-cell>
          <table:table-cell/>
          <table:table-cell office:value-type="string">
            <text:p>uses up its c_s; 10965140780616-10965140013144=767472</text:p>
          </table:table-cell>
          <table:table-cell/>
        </table:table-row>
        <table:table-row table:style-name="ro1">
          <table:table-cell office:value-type="float" office:value="1839.082752">
            <text:p>1839.082752</text:p>
          </table:table-cell>
          <table:table-cell office:value-type="float" office:value="10965140793238">
            <text:p>10965140793238</text:p>
          </table:table-cell>
          <table:table-cell table:formula="of:=([.B46]-[.B$4])/10^9" office:value-type="float" office:value="0.009732187">
            <text:p>0.009732</text:p>
          </table:table-cell>
          <table:table-cell table:formula="of:=[.C46]-[.C45]" office:value-type="float" office:value="0.0000126220000000003">
            <text:p>0.000013</text:p>
          </table:table-cell>
          <table:table-cell table:formula="of:=[.A46]-[.A45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083021">
            <text:p>1839.083021</text:p>
          </table:table-cell>
          <table:table-cell office:value-type="float" office:value="10965141041516">
            <text:p>10965141041516</text:p>
          </table:table-cell>
          <table:table-cell table:formula="of:=([.B47]-[.B$4])/10^9" office:value-type="float" office:value="0.009980465">
            <text:p>0.009980</text:p>
          </table:table-cell>
          <table:table-cell table:formula="of:=[.C47]-[.C46]" office:value-type="float" office:value="0.000248278000000001">
            <text:p>0.000248</text:p>
          </table:table-cell>
          <table:table-cell table:formula="of:=[.A47]-[.A46]" office:value-type="float" office:value="0.000268999999889274">
            <text:p>0.00026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083024">
            <text:p>1839.083024</text:p>
          </table:table-cell>
          <table:table-cell office:value-type="float" office:value="10965141064707">
            <text:p>10965141064707</text:p>
          </table:table-cell>
          <table:table-cell table:formula="of:=([.B48]-[.B$4])/10^9" office:value-type="float" office:value="0.010003656">
            <text:p>0.010004</text:p>
          </table:table-cell>
          <table:table-cell table:formula="of:=[.C48]-[.C47]" office:value-type="float" office:value="0.0000231909999999988">
            <text:p>0.000023</text:p>
          </table:table-cell>
          <table:table-cell table:formula="of:=[.A48]-[.A47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083025">
            <text:p>1839.083025</text:p>
          </table:table-cell>
          <table:table-cell office:value-type="float" office:value="10965141064707">
            <text:p>10965141064707</text:p>
          </table:table-cell>
          <table:table-cell table:formula="of:=([.B49]-[.B$4])/10^9" office:value-type="float" office:value="0.010003656">
            <text:p>0.010004</text:p>
          </table:table-cell>
          <table:table-cell table:formula="of:=[.C49]-[.C48]" office:value-type="float" office:value="0">
            <text:p>0.000000</text:p>
          </table:table-cell>
          <table:table-cell table:formula="of:=[.A49]-[.A48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148064707; c_s is fully topped up</text:p>
          </table:table-cell>
        </table:table-row>
        <table:table-row table:style-name="ro1">
          <table:table-cell office:value-type="float" office:value="1839.083032">
            <text:p>1839.083032</text:p>
          </table:table-cell>
          <table:table-cell office:value-type="float" office:value="10965141064707">
            <text:p>10965141064707</text:p>
          </table:table-cell>
          <table:table-cell table:formula="of:=([.B50]-[.B$4])/10^9" office:value-type="float" office:value="0.010003656">
            <text:p>0.010004</text:p>
          </table:table-cell>
          <table:table-cell table:formula="of:=[.C50]-[.C49]" office:value-type="float" office:value="0">
            <text:p>0.000000</text:p>
          </table:table-cell>
          <table:table-cell table:formula="of:=[.A50]-[.A49]" office:value-type="float" office:value="0.00000700000009601354">
            <text:p>0.00000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083033">
            <text:p>1839.083033</text:p>
          </table:table-cell>
          <table:table-cell office:value-type="float" office:value="10965141064707">
            <text:p>10965141064707</text:p>
          </table:table-cell>
          <table:table-cell table:formula="of:=([.B51]-[.B$4])/10^9" office:value-type="float" office:value="0.010003656">
            <text:p>0.010004</text:p>
          </table:table-cell>
          <table:table-cell table:formula="of:=[.C51]-[.C50]" office:value-type="float" office:value="0">
            <text:p>0.000000</text:p>
          </table:table-cell>
          <table:table-cell table:formula="of:=[.A51]-[.A50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083035">
            <text:p>1839.083035</text:p>
          </table:table-cell>
          <table:table-cell office:value-type="float" office:value="10965141064707">
            <text:p>10965141064707</text:p>
          </table:table-cell>
          <table:table-cell table:formula="of:=([.B52]-[.B$4])/10^9" office:value-type="float" office:value="0.010003656">
            <text:p>0.010004</text:p>
          </table:table-cell>
          <table:table-cell table:formula="of:=[.C52]-[.C51]" office:value-type="float" office:value="0">
            <text:p>0.000000</text:p>
          </table:table-cell>
          <table:table-cell table:formula="of:=[.A52]-[.A51]" office:value-type="float" office:value="0.00000200000022232416">
            <text:p>0.000002</text:p>
          </table:table-cell>
          <table:table-cell/>
          <table:table-cell office:value-type="string">
            <text:p>postpones its deadline to 10965146059281; c_s is topped up to 1982627</text:p>
          </table:table-cell>
          <table:table-cell/>
        </table:table-row>
        <table:table-row table:style-name="ro1">
          <table:table-cell office:value-type="float" office:value="1839.083036">
            <text:p>1839.083036</text:p>
          </table:table-cell>
          <table:table-cell office:value-type="float" office:value="10965141064707">
            <text:p>10965141064707</text:p>
          </table:table-cell>
          <table:table-cell table:formula="of:=([.B53]-[.B$4])/10^9" office:value-type="float" office:value="0.010003656">
            <text:p>0.010004</text:p>
          </table:table-cell>
          <table:table-cell table:formula="of:=[.C53]-[.C52]" office:value-type="float" office:value="0">
            <text:p>0.000000</text:p>
          </table:table-cell>
          <table:table-cell table:formula="of:=[.A53]-[.A52]" office:value-type="float" office:value="0.000000999999883788405">
            <text:p>0.000001</text:p>
          </table:table-cell>
          <table:table-cell/>
          <table:table-cell office:value-type="string">
            <text:p>preempts gvfs-gdu-volume (1704)</text:p>
          </table:table-cell>
          <table:table-cell/>
        </table:table-row>
        <table:table-row table:style-name="ro1">
          <table:table-cell office:value-type="float" office:value="1839.083051">
            <text:p>1839.083051</text:p>
          </table:table-cell>
          <table:table-cell office:value-type="float" office:value="10965141087447">
            <text:p>10965141087447</text:p>
          </table:table-cell>
          <table:table-cell table:formula="of:=([.B54]-[.B$4])/10^9" office:value-type="float" office:value="0.010026396">
            <text:p>0.010026</text:p>
          </table:table-cell>
          <table:table-cell table:formula="of:=[.C54]-[.C53]" office:value-type="float" office:value="0.0000227400000000003">
            <text:p>0.000023</text:p>
          </table:table-cell>
          <table:table-cell table:formula="of:=[.A54]-[.A53]" office:value-type="float" office:value="0.0000150000000758155">
            <text:p>0.000015</text:p>
          </table:table-cell>
          <table:table-cell/>
          <table:table-cell office:value-type="string">
            <text:p>is pick_next_task_dl-ed by gvfs-gdu-volume (1704)</text:p>
          </table:table-cell>
          <table:table-cell/>
        </table:table-row>
        <table:table-row table:style-name="ro1">
          <table:table-cell office:value-type="float" office:value="1839.083121">
            <text:p>1839.083121</text:p>
          </table:table-cell>
          <table:table-cell office:value-type="float" office:value="10965141161980">
            <text:p>10965141161980</text:p>
          </table:table-cell>
          <table:table-cell table:formula="of:=([.B55]-[.B$4])/10^9" office:value-type="float" office:value="0.010100929">
            <text:p>0.010101</text:p>
          </table:table-cell>
          <table:table-cell table:formula="of:=[.C55]-[.C54]" office:value-type="float" office:value="0.0000745329999999999">
            <text:p>0.000075</text:p>
          </table:table-cell>
          <table:table-cell table:formula="of:=[.A55]-[.A54]" office:value-type="float" office:value="0.000069999999823267">
            <text:p>0.00007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083123">
            <text:p>1839.083123</text:p>
          </table:table-cell>
          <table:table-cell office:value-type="float" office:value="10965141161980">
            <text:p>10965141161980</text:p>
          </table:table-cell>
          <table:table-cell table:formula="of:=([.B56]-[.B$4])/10^9" office:value-type="float" office:value="0.010100929">
            <text:p>0.010101</text:p>
          </table:table-cell>
          <table:table-cell table:formula="of:=[.C56]-[.C55]" office:value-type="float" office:value="0">
            <text:p>0.000000</text:p>
          </table:table-cell>
          <table:table-cell table:formula="of:=[.A56]-[.A5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083128">
            <text:p>1839.083128</text:p>
          </table:table-cell>
          <table:table-cell office:value-type="float" office:value="10965141161980">
            <text:p>10965141161980</text:p>
          </table:table-cell>
          <table:table-cell table:formula="of:=([.B57]-[.B$4])/10^9" office:value-type="float" office:value="0.010100929">
            <text:p>0.010101</text:p>
          </table:table-cell>
          <table:table-cell table:formula="of:=[.C57]-[.C56]" office:value-type="float" office:value="0">
            <text:p>0.000000</text:p>
          </table:table-cell>
          <table:table-cell table:formula="of:=[.A57]-[.A5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084773">
            <text:p>1839.084773</text:p>
          </table:table-cell>
          <table:table-cell office:value-type="float" office:value="10965141161980">
            <text:p>10965141161980</text:p>
          </table:table-cell>
          <table:table-cell table:formula="of:=([.B58]-[.B$4])/10^9" office:value-type="float" office:value="0.010100929">
            <text:p>0.010101</text:p>
          </table:table-cell>
          <table:table-cell table:formula="of:=[.C58]-[.C57]" office:value-type="float" office:value="0">
            <text:p>0.000000</text:p>
          </table:table-cell>
          <table:table-cell table:formula="of:=[.A58]-[.A57]" office:value-type="float" office:value="0.00164500000005319">
            <text:p>0.00164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084775">
            <text:p>1839.084775</text:p>
          </table:table-cell>
          <table:table-cell office:value-type="float" office:value="10965142816103">
            <text:p>10965142816103</text:p>
          </table:table-cell>
          <table:table-cell table:formula="of:=([.B59]-[.B$4])/10^9" office:value-type="float" office:value="0.011755052">
            <text:p>0.011755</text:p>
          </table:table-cell>
          <table:table-cell table:formula="of:=[.C59]-[.C58]" office:value-type="float" office:value="0.001654123">
            <text:p>0.001654</text:p>
          </table:table-cell>
          <table:table-cell table:formula="of:=[.A59]-[.A5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084776">
            <text:p>1839.084776</text:p>
          </table:table-cell>
          <table:table-cell office:value-type="float" office:value="10965142816103">
            <text:p>10965142816103</text:p>
          </table:table-cell>
          <table:table-cell table:formula="of:=([.B60]-[.B$4])/10^9" office:value-type="float" office:value="0.011755052">
            <text:p>0.011755</text:p>
          </table:table-cell>
          <table:table-cell table:formula="of:=[.C60]-[.C59]" office:value-type="float" office:value="0">
            <text:p>0.000000</text:p>
          </table:table-cell>
          <table:table-cell table:formula="of:=[.A60]-[.A59]" office:value-type="float" office:value="0.000000999999883788405">
            <text:p>0.000001</text:p>
          </table:table-cell>
          <table:table-cell/>
          <table:table-cell office:value-type="string">
            <text:p>1908094 / 3243178 &gt; 2000000 / 5000000</text:p>
          </table:table-cell>
          <table:table-cell/>
        </table:table-row>
        <table:table-row table:style-name="ro1">
          <table:table-cell office:value-type="float" office:value="1839.084777">
            <text:p>1839.084777</text:p>
          </table:table-cell>
          <table:table-cell office:value-type="float" office:value="10965142816103">
            <text:p>10965142816103</text:p>
          </table:table-cell>
          <table:table-cell table:formula="of:=([.B61]-[.B$4])/10^9" office:value-type="float" office:value="0.011755052">
            <text:p>0.011755</text:p>
          </table:table-cell>
          <table:table-cell table:formula="of:=[.C61]-[.C60]" office:value-type="float" office:value="0">
            <text:p>0.000000</text:p>
          </table:table-cell>
          <table:table-cell table:formula="of:=[.A61]-[.A60]" office:value-type="float" office:value="0.00000100000011116208">
            <text:p>0.000001</text:p>
          </table:table-cell>
          <table:table-cell/>
          <table:table-cell office:value-type="string">
            <text:p>d_s is renewed (r + D) to 10965147816103; c_s is fully topped up</text:p>
          </table:table-cell>
          <table:table-cell/>
        </table:table-row>
        <table:table-row table:style-name="ro1">
          <table:table-cell office:value-type="float" office:value="1839.084778">
            <text:p>1839.084778</text:p>
          </table:table-cell>
          <table:table-cell office:value-type="float" office:value="10965142816103">
            <text:p>10965142816103</text:p>
          </table:table-cell>
          <table:table-cell table:formula="of:=([.B62]-[.B$4])/10^9" office:value-type="float" office:value="0.011755052">
            <text:p>0.011755</text:p>
          </table:table-cell>
          <table:table-cell table:formula="of:=[.C62]-[.C61]" office:value-type="float" office:value="0">
            <text:p>0.000000</text:p>
          </table:table-cell>
          <table:table-cell table:formula="of:=[.A62]-[.A61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084786">
            <text:p>1839.084786</text:p>
          </table:table-cell>
          <table:table-cell office:value-type="float" office:value="10965142826984">
            <text:p>10965142826984</text:p>
          </table:table-cell>
          <table:table-cell table:formula="of:=([.B63]-[.B$4])/10^9" office:value-type="float" office:value="0.011765933">
            <text:p>0.011766</text:p>
          </table:table-cell>
          <table:table-cell table:formula="of:=[.C63]-[.C62]" office:value-type="float" office:value="0.000010880999999999">
            <text:p>0.000011</text:p>
          </table:table-cell>
          <table:table-cell table:formula="of:=[.A63]-[.A62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084792">
            <text:p>1839.084792</text:p>
          </table:table-cell>
          <table:table-cell office:value-type="float" office:value="10965142826984">
            <text:p>10965142826984</text:p>
          </table:table-cell>
          <table:table-cell table:formula="of:=([.B64]-[.B$4])/10^9" office:value-type="float" office:value="0.011765933">
            <text:p>0.011766</text:p>
          </table:table-cell>
          <table:table-cell table:formula="of:=[.C64]-[.C63]" office:value-type="float" office:value="0">
            <text:p>0.000000</text:p>
          </table:table-cell>
          <table:table-cell table:formula="of:=[.A64]-[.A63]" office:value-type="float" office:value="0.00000600000021222513">
            <text:p>0.000006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08501">
            <text:p>1839.085010</text:p>
          </table:table-cell>
          <table:table-cell office:value-type="float" office:value="10965142826984">
            <text:p>10965142826984</text:p>
          </table:table-cell>
          <table:table-cell table:formula="of:=([.B65]-[.B$4])/10^9" office:value-type="float" office:value="0.011765933">
            <text:p>0.011766</text:p>
          </table:table-cell>
          <table:table-cell table:formula="of:=[.C65]-[.C64]" office:value-type="float" office:value="0">
            <text:p>0.000000</text:p>
          </table:table-cell>
          <table:table-cell table:formula="of:=[.A65]-[.A64]" office:value-type="float" office:value="0.00021799999990435">
            <text:p>0.00021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085012">
            <text:p>1839.085012</text:p>
          </table:table-cell>
          <table:table-cell office:value-type="float" office:value="10965143053170">
            <text:p>10965143053170</text:p>
          </table:table-cell>
          <table:table-cell table:formula="of:=([.B66]-[.B$4])/10^9" office:value-type="float" office:value="0.011992119">
            <text:p>0.011992</text:p>
          </table:table-cell>
          <table:table-cell table:formula="of:=[.C66]-[.C65]" office:value-type="float" office:value="0.000226186000000001">
            <text:p>0.000226</text:p>
          </table:table-cell>
          <table:table-cell table:formula="of:=[.A66]-[.A6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085013">
            <text:p>1839.085013</text:p>
          </table:table-cell>
          <table:table-cell office:value-type="float" office:value="10965143053170">
            <text:p>10965143053170</text:p>
          </table:table-cell>
          <table:table-cell table:formula="of:=([.B67]-[.B$4])/10^9" office:value-type="float" office:value="0.011992119">
            <text:p>0.011992</text:p>
          </table:table-cell>
          <table:table-cell table:formula="of:=[.C67]-[.C66]" office:value-type="float" office:value="0">
            <text:p>0.000000</text:p>
          </table:table-cell>
          <table:table-cell table:formula="of:=[.A67]-[.A66]" office:value-type="float" office:value="0.000000999999883788405">
            <text:p>0.000001</text:p>
          </table:table-cell>
          <table:table-cell office:value-type="string">
            <text:p>d_s is renewed (r + D) to 10965145053170; c_s is fully topped up</text:p>
          </table:table-cell>
          <table:table-cell table:number-columns-repeated="2"/>
        </table:table-row>
        <table:table-row table:style-name="ro1">
          <table:table-cell office:value-type="float" office:value="1839.085014">
            <text:p>1839.085014</text:p>
          </table:table-cell>
          <table:table-cell office:value-type="float" office:value="10965143053170">
            <text:p>10965143053170</text:p>
          </table:table-cell>
          <table:table-cell table:formula="of:=([.B68]-[.B$4])/10^9" office:value-type="float" office:value="0.011992119">
            <text:p>0.011992</text:p>
          </table:table-cell>
          <table:table-cell table:formula="of:=[.C68]-[.C67]" office:value-type="float" office:value="0">
            <text:p>0.000000</text:p>
          </table:table-cell>
          <table:table-cell table:formula="of:=[.A68]-[.A67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085022">
            <text:p>1839.085022</text:p>
          </table:table-cell>
          <table:table-cell office:value-type="float" office:value="10965143063018">
            <text:p>10965143063018</text:p>
          </table:table-cell>
          <table:table-cell table:formula="of:=([.B69]-[.B$4])/10^9" office:value-type="float" office:value="0.012001967">
            <text:p>0.012002</text:p>
          </table:table-cell>
          <table:table-cell table:formula="of:=[.C69]-[.C68]" office:value-type="float" office:value="0.0000098479999999998">
            <text:p>0.000010</text:p>
          </table:table-cell>
          <table:table-cell table:formula="of:=[.A69]-[.A68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085027">
            <text:p>1839.085027</text:p>
          </table:table-cell>
          <table:table-cell office:value-type="float" office:value="10965143063018">
            <text:p>10965143063018</text:p>
          </table:table-cell>
          <table:table-cell table:formula="of:=([.B70]-[.B$4])/10^9" office:value-type="float" office:value="0.012001967">
            <text:p>0.012002</text:p>
          </table:table-cell>
          <table:table-cell table:formula="of:=[.C70]-[.C69]" office:value-type="float" office:value="0">
            <text:p>0.000000</text:p>
          </table:table-cell>
          <table:table-cell table:formula="of:=[.A70]-[.A69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085916">
            <text:p>1839.085916</text:p>
          </table:table-cell>
          <table:table-cell office:value-type="float" office:value="10965143956454">
            <text:p>10965143956454</text:p>
          </table:table-cell>
          <table:table-cell table:formula="of:=([.B71]-[.B$4])/10^9" office:value-type="float" office:value="0.012895403">
            <text:p>0.012895</text:p>
          </table:table-cell>
          <table:table-cell table:formula="of:=[.C71]-[.C70]" office:value-type="float" office:value="0.000893435999999999">
            <text:p>0.000893</text:p>
          </table:table-cell>
          <table:table-cell table:formula="of:=[.A71]-[.A70]" office:value-type="float" office:value="0.000888999999915541">
            <text:p>0.00088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085917">
            <text:p>1839.085917</text:p>
          </table:table-cell>
          <table:table-cell office:value-type="float" office:value="10965143956454">
            <text:p>10965143956454</text:p>
          </table:table-cell>
          <table:table-cell table:formula="of:=([.B72]-[.B$4])/10^9" office:value-type="float" office:value="0.012895403">
            <text:p>0.012895</text:p>
          </table:table-cell>
          <table:table-cell table:formula="of:=[.C72]-[.C71]" office:value-type="float" office:value="0">
            <text:p>0.000000</text:p>
          </table:table-cell>
          <table:table-cell table:formula="of:=[.A72]-[.A71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085922">
            <text:p>1839.085922</text:p>
          </table:table-cell>
          <table:table-cell office:value-type="float" office:value="10965143956454">
            <text:p>10965143956454</text:p>
          </table:table-cell>
          <table:table-cell table:formula="of:=([.B73]-[.B$4])/10^9" office:value-type="float" office:value="0.012895403">
            <text:p>0.012895</text:p>
          </table:table-cell>
          <table:table-cell table:formula="of:=[.C73]-[.C72]" office:value-type="float" office:value="0">
            <text:p>0.000000</text:p>
          </table:table-cell>
          <table:table-cell table:formula="of:=[.A73]-[.A72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087657">
            <text:p>1839.087657</text:p>
          </table:table-cell>
          <table:table-cell office:value-type="float" office:value="10965145706242">
            <text:p>10965145706242</text:p>
          </table:table-cell>
          <table:table-cell table:formula="of:=([.B74]-[.B$4])/10^9" office:value-type="float" office:value="0.014645191">
            <text:p>0.014645</text:p>
          </table:table-cell>
          <table:table-cell table:formula="of:=[.C74]-[.C73]" office:value-type="float" office:value="0.001749788">
            <text:p>0.001750</text:p>
          </table:table-cell>
          <table:table-cell table:formula="of:=[.A74]-[.A73]" office:value-type="float" office:value="0.00173500000005333">
            <text:p>0.00173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087659">
            <text:p>1839.087659</text:p>
          </table:table-cell>
          <table:table-cell office:value-type="float" office:value="10965145706242">
            <text:p>10965145706242</text:p>
          </table:table-cell>
          <table:table-cell table:formula="of:=([.B75]-[.B$4])/10^9" office:value-type="float" office:value="0.014645191">
            <text:p>0.014645</text:p>
          </table:table-cell>
          <table:table-cell table:formula="of:=[.C75]-[.C74]" office:value-type="float" office:value="0">
            <text:p>0.000000</text:p>
          </table:table-cell>
          <table:table-cell table:formula="of:=[.A75]-[.A7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087665">
            <text:p>1839.087665</text:p>
          </table:table-cell>
          <table:table-cell office:value-type="float" office:value="10965145706242">
            <text:p>10965145706242</text:p>
          </table:table-cell>
          <table:table-cell table:formula="of:=([.B76]-[.B$4])/10^9" office:value-type="float" office:value="0.014645191">
            <text:p>0.014645</text:p>
          </table:table-cell>
          <table:table-cell table:formula="of:=[.C76]-[.C75]" office:value-type="float" office:value="0">
            <text:p>0.000000</text:p>
          </table:table-cell>
          <table:table-cell table:formula="of:=[.A76]-[.A75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088003">
            <text:p>1839.088003</text:p>
          </table:table-cell>
          <table:table-cell office:value-type="float" office:value="10965145706242">
            <text:p>10965145706242</text:p>
          </table:table-cell>
          <table:table-cell table:formula="of:=([.B77]-[.B$4])/10^9" office:value-type="float" office:value="0.014645191">
            <text:p>0.014645</text:p>
          </table:table-cell>
          <table:table-cell table:formula="of:=[.C77]-[.C76]" office:value-type="float" office:value="0">
            <text:p>0.000000</text:p>
          </table:table-cell>
          <table:table-cell table:formula="of:=[.A77]-[.A76]" office:value-type="float" office:value="0.000338000000056127">
            <text:p>0.00033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088006">
            <text:p>1839.088006</text:p>
          </table:table-cell>
          <table:table-cell office:value-type="float" office:value="10965146054790">
            <text:p>10965146054790</text:p>
          </table:table-cell>
          <table:table-cell table:formula="of:=([.B78]-[.B$4])/10^9" office:value-type="float" office:value="0.014993739">
            <text:p>0.014994</text:p>
          </table:table-cell>
          <table:table-cell table:formula="of:=[.C78]-[.C77]" office:value-type="float" office:value="0.000348548000000001">
            <text:p>0.000349</text:p>
          </table:table-cell>
          <table:table-cell table:formula="of:=[.A78]-[.A77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088007">
            <text:p>1839.088007</text:p>
          </table:table-cell>
          <table:table-cell office:value-type="float" office:value="10965146054790">
            <text:p>10965146054790</text:p>
          </table:table-cell>
          <table:table-cell table:formula="of:=([.B79]-[.B$4])/10^9" office:value-type="float" office:value="0.014993739">
            <text:p>0.014994</text:p>
          </table:table-cell>
          <table:table-cell table:formula="of:=[.C79]-[.C78]" office:value-type="float" office:value="0">
            <text:p>0.000000</text:p>
          </table:table-cell>
          <table:table-cell table:formula="of:=[.A79]-[.A78]" office:value-type="float" office:value="0.00000100000011116208">
            <text:p>0.000001</text:p>
          </table:table-cell>
          <table:table-cell/>
          <table:table-cell office:value-type="string">
            <text:p>14178 / 1761313 &lt;= 2000000 / 5000000</text:p>
          </table:table-cell>
          <table:table-cell/>
        </table:table-row>
        <table:table-row table:style-name="ro1">
          <table:table-cell office:value-type="float" office:value="1839.088008">
            <text:p>1839.088008</text:p>
          </table:table-cell>
          <table:table-cell office:value-type="float" office:value="10965146054790">
            <text:p>10965146054790</text:p>
          </table:table-cell>
          <table:table-cell table:formula="of:=([.B80]-[.B$4])/10^9" office:value-type="float" office:value="0.014993739">
            <text:p>0.014994</text:p>
          </table:table-cell>
          <table:table-cell table:formula="of:=[.C80]-[.C79]" office:value-type="float" office:value="0">
            <text:p>0.000000</text:p>
          </table:table-cell>
          <table:table-cell table:formula="of:=[.A80]-[.A79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088009">
            <text:p>1839.088009</text:p>
          </table:table-cell>
          <table:table-cell office:value-type="float" office:value="10965146054790">
            <text:p>10965146054790</text:p>
          </table:table-cell>
          <table:table-cell table:formula="of:=([.B81]-[.B$4])/10^9" office:value-type="float" office:value="0.014993739">
            <text:p>0.014994</text:p>
          </table:table-cell>
          <table:table-cell table:formula="of:=[.C81]-[.C80]" office:value-type="float" office:value="0">
            <text:p>0.000000</text:p>
          </table:table-cell>
          <table:table-cell table:formula="of:=[.A81]-[.A80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08802">
            <text:p>1839.088020</text:p>
          </table:table-cell>
          <table:table-cell office:value-type="float" office:value="10965146069141">
            <text:p>10965146069141</text:p>
          </table:table-cell>
          <table:table-cell table:formula="of:=([.B82]-[.B$4])/10^9" office:value-type="float" office:value="0.01500809">
            <text:p>0.015008</text:p>
          </table:table-cell>
          <table:table-cell table:formula="of:=[.C82]-[.C81]" office:value-type="float" office:value="0.0000143509999999993">
            <text:p>0.000014</text:p>
          </table:table-cell>
          <table:table-cell table:formula="of:=[.A82]-[.A81]" office:value-type="float" office:value="0.0000109999998585408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088027">
            <text:p>1839.088027</text:p>
          </table:table-cell>
          <table:table-cell office:value-type="float" office:value="10965146069141">
            <text:p>10965146069141</text:p>
          </table:table-cell>
          <table:table-cell table:formula="of:=([.B83]-[.B$4])/10^9" office:value-type="float" office:value="0.01500809">
            <text:p>0.015008</text:p>
          </table:table-cell>
          <table:table-cell table:formula="of:=[.C83]-[.C82]" office:value-type="float" office:value="0">
            <text:p>0.000000</text:p>
          </table:table-cell>
          <table:table-cell table:formula="of:=[.A83]-[.A82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088043">
            <text:p>1839.088043</text:p>
          </table:table-cell>
          <table:table-cell office:value-type="float" office:value="10965146092044">
            <text:p>10965146092044</text:p>
          </table:table-cell>
          <table:table-cell table:formula="of:=([.B84]-[.B$4])/10^9" office:value-type="float" office:value="0.015030993">
            <text:p>0.015031</text:p>
          </table:table-cell>
          <table:table-cell table:formula="of:=[.C84]-[.C83]" office:value-type="float" office:value="0.0000229029999999995">
            <text:p>0.000023</text:p>
          </table:table-cell>
          <table:table-cell table:formula="of:=[.A84]-[.A83]" office:value-type="float" office:value="0.0000159999999596039">
            <text:p>0.00001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088044">
            <text:p>1839.088044</text:p>
          </table:table-cell>
          <table:table-cell office:value-type="float" office:value="10965146092044">
            <text:p>10965146092044</text:p>
          </table:table-cell>
          <table:table-cell table:formula="of:=([.B85]-[.B$4])/10^9" office:value-type="float" office:value="0.015030993">
            <text:p>0.015031</text:p>
          </table:table-cell>
          <table:table-cell table:formula="of:=[.C85]-[.C84]" office:value-type="float" office:value="0">
            <text:p>0.000000</text:p>
          </table:table-cell>
          <table:table-cell table:formula="of:=[.A85]-[.A84]" office:value-type="float" office:value="0.00000100000011116208">
            <text:p>0.000001</text:p>
          </table:table-cell>
          <table:table-cell/>
          <table:table-cell office:value-type="string">
            <text:p>uses up its c_s; 10965146092044-10965146069141=22903</text:p>
          </table:table-cell>
          <table:table-cell/>
        </table:table-row>
        <table:table-row table:style-name="ro1">
          <table:table-cell office:value-type="float" office:value="1839.088054">
            <text:p>1839.088054</text:p>
          </table:table-cell>
          <table:table-cell office:value-type="float" office:value="10965146103567">
            <text:p>10965146103567</text:p>
          </table:table-cell>
          <table:table-cell table:formula="of:=([.B86]-[.B$4])/10^9" office:value-type="float" office:value="0.015042516">
            <text:p>0.015043</text:p>
          </table:table-cell>
          <table:table-cell table:formula="of:=[.C86]-[.C85]" office:value-type="float" office:value="0.0000115230000000011">
            <text:p>0.000012</text:p>
          </table:table-cell>
          <table:table-cell table:formula="of:=[.A86]-[.A85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088059">
            <text:p>1839.088059</text:p>
          </table:table-cell>
          <table:table-cell office:value-type="float" office:value="10965146103567">
            <text:p>10965146103567</text:p>
          </table:table-cell>
          <table:table-cell table:formula="of:=([.B87]-[.B$4])/10^9" office:value-type="float" office:value="0.015042516">
            <text:p>0.015043</text:p>
          </table:table-cell>
          <table:table-cell table:formula="of:=[.C87]-[.C86]" office:value-type="float" office:value="0">
            <text:p>0.000000</text:p>
          </table:table-cell>
          <table:table-cell table:formula="of:=[.A87]-[.A86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089002">
            <text:p>1839.089002</text:p>
          </table:table-cell>
          <table:table-cell office:value-type="float" office:value="10965146103567">
            <text:p>10965146103567</text:p>
          </table:table-cell>
          <table:table-cell table:formula="of:=([.B88]-[.B$4])/10^9" office:value-type="float" office:value="0.015042516">
            <text:p>0.015043</text:p>
          </table:table-cell>
          <table:table-cell table:formula="of:=[.C88]-[.C87]" office:value-type="float" office:value="0">
            <text:p>0.000000</text:p>
          </table:table-cell>
          <table:table-cell table:formula="of:=[.A88]-[.A87]" office:value-type="float" office:value="0.000943000000006577">
            <text:p>0.00094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089004">
            <text:p>1839.089004</text:p>
          </table:table-cell>
          <table:table-cell office:value-type="float" office:value="10965147053954">
            <text:p>10965147053954</text:p>
          </table:table-cell>
          <table:table-cell table:formula="of:=([.B89]-[.B$4])/10^9" office:value-type="float" office:value="0.015992903">
            <text:p>0.015993</text:p>
          </table:table-cell>
          <table:table-cell table:formula="of:=[.C89]-[.C88]" office:value-type="float" office:value="0.000950386999999999">
            <text:p>0.000950</text:p>
          </table:table-cell>
          <table:table-cell table:formula="of:=[.A89]-[.A8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089005">
            <text:p>1839.089005</text:p>
          </table:table-cell>
          <table:table-cell office:value-type="float" office:value="10965147053954">
            <text:p>10965147053954</text:p>
          </table:table-cell>
          <table:table-cell table:formula="of:=([.B90]-[.B$4])/10^9" office:value-type="float" office:value="0.015992903">
            <text:p>0.015993</text:p>
          </table:table-cell>
          <table:table-cell table:formula="of:=[.C90]-[.C89]" office:value-type="float" office:value="0">
            <text:p>0.000000</text:p>
          </table:table-cell>
          <table:table-cell table:formula="of:=[.A90]-[.A89]" office:value-type="float" office:value="0.00000100000011116208">
            <text:p>0.000001</text:p>
          </table:table-cell>
          <table:table-cell office:value-type="string">
            <text:p>d_s is renewed (r + D) to 10965149053954; c_s is fully topped up</text:p>
          </table:table-cell>
          <table:table-cell table:number-columns-repeated="2"/>
        </table:table-row>
        <table:table-row table:style-name="ro1">
          <table:table-cell office:value-type="float" office:value="1839.089033">
            <text:p>1839.089033</text:p>
          </table:table-cell>
          <table:table-cell office:value-type="float" office:value="10965147081847">
            <text:p>10965147081847</text:p>
          </table:table-cell>
          <table:table-cell table:formula="of:=([.B91]-[.B$4])/10^9" office:value-type="float" office:value="0.016020796">
            <text:p>0.016021</text:p>
          </table:table-cell>
          <table:table-cell table:formula="of:=[.C91]-[.C90]" office:value-type="float" office:value="0.0000278930000000011">
            <text:p>0.000028</text:p>
          </table:table-cell>
          <table:table-cell table:formula="of:=[.A91]-[.A90]" office:value-type="float" office:value="0.0000279999999293068">
            <text:p>0.000028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089034">
            <text:p>1839.089034</text:p>
          </table:table-cell>
          <table:table-cell office:value-type="float" office:value="10965147081847">
            <text:p>10965147081847</text:p>
          </table:table-cell>
          <table:table-cell table:formula="of:=([.B92]-[.B$4])/10^9" office:value-type="float" office:value="0.016020796">
            <text:p>0.016021</text:p>
          </table:table-cell>
          <table:table-cell table:formula="of:=[.C92]-[.C91]" office:value-type="float" office:value="0">
            <text:p>0.000000</text:p>
          </table:table-cell>
          <table:table-cell table:formula="of:=[.A92]-[.A91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10965147081847-10965146103567=978280</text:p>
          </table:table-cell>
        </table:table-row>
        <table:table-row table:style-name="ro1">
          <table:table-cell office:value-type="float" office:value="1839.089044">
            <text:p>1839.089044</text:p>
          </table:table-cell>
          <table:table-cell office:value-type="float" office:value="10965147093190">
            <text:p>10965147093190</text:p>
          </table:table-cell>
          <table:table-cell table:formula="of:=([.B93]-[.B$4])/10^9" office:value-type="float" office:value="0.016032139">
            <text:p>0.016032</text:p>
          </table:table-cell>
          <table:table-cell table:formula="of:=[.C93]-[.C92]" office:value-type="float" office:value="0.0000113430000000005">
            <text:p>0.000011</text:p>
          </table:table-cell>
          <table:table-cell table:formula="of:=[.A93]-[.A92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089048">
            <text:p>1839.089048</text:p>
          </table:table-cell>
          <table:table-cell office:value-type="float" office:value="10965147093190">
            <text:p>10965147093190</text:p>
          </table:table-cell>
          <table:table-cell table:formula="of:=([.B94]-[.B$4])/10^9" office:value-type="float" office:value="0.016032139">
            <text:p>0.016032</text:p>
          </table:table-cell>
          <table:table-cell table:formula="of:=[.C94]-[.C93]" office:value-type="float" office:value="0">
            <text:p>0.000000</text:p>
          </table:table-cell>
          <table:table-cell table:formula="of:=[.A94]-[.A93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089772">
            <text:p>1839.089772</text:p>
          </table:table-cell>
          <table:table-cell office:value-type="float" office:value="10965147093190">
            <text:p>10965147093190</text:p>
          </table:table-cell>
          <table:table-cell table:formula="of:=([.B95]-[.B$4])/10^9" office:value-type="float" office:value="0.016032139">
            <text:p>0.016032</text:p>
          </table:table-cell>
          <table:table-cell table:formula="of:=[.C95]-[.C94]" office:value-type="float" office:value="0">
            <text:p>0.000000</text:p>
          </table:table-cell>
          <table:table-cell table:formula="of:=[.A95]-[.A94]" office:value-type="float" office:value="0.000723999999991065">
            <text:p>0.00072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089773">
            <text:p>1839.089773</text:p>
          </table:table-cell>
          <table:table-cell office:value-type="float" office:value="10965147093190">
            <text:p>10965147093190</text:p>
          </table:table-cell>
          <table:table-cell table:formula="of:=([.B96]-[.B$4])/10^9" office:value-type="float" office:value="0.016032139">
            <text:p>0.016032</text:p>
          </table:table-cell>
          <table:table-cell table:formula="of:=[.C96]-[.C95]" office:value-type="float" office:value="0">
            <text:p>0.000000</text:p>
          </table:table-cell>
          <table:table-cell table:formula="of:=[.A96]-[.A95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089774">
            <text:p>1839.089774</text:p>
          </table:table-cell>
          <table:table-cell office:value-type="float" office:value="10965147093190">
            <text:p>10965147093190</text:p>
          </table:table-cell>
          <table:table-cell table:formula="of:=([.B97]-[.B$4])/10^9" office:value-type="float" office:value="0.016032139">
            <text:p>0.016032</text:p>
          </table:table-cell>
          <table:table-cell table:formula="of:=[.C97]-[.C96]" office:value-type="float" office:value="0">
            <text:p>0.000000</text:p>
          </table:table-cell>
          <table:table-cell table:formula="of:=[.A97]-[.A96]" office:value-type="float" office:value="0.00000100000011116208">
            <text:p>0.000001</text:p>
          </table:table-cell>
          <table:table-cell/>
          <table:table-cell office:value-type="string">
            <text:p>postpones its deadline to 10965152816103; c_s is topped up to 1991275</text:p>
          </table:table-cell>
          <table:table-cell/>
        </table:table-row>
        <table:table-row table:style-name="ro1">
          <table:table-cell office:value-type="float" office:value="1839.089988">
            <text:p>1839.089988</text:p>
          </table:table-cell>
          <table:table-cell office:value-type="float" office:value="10965148045662">
            <text:p>10965148045662</text:p>
          </table:table-cell>
          <table:table-cell table:formula="of:=([.B98]-[.B$4])/10^9" office:value-type="float" office:value="0.016984611">
            <text:p>0.016985</text:p>
          </table:table-cell>
          <table:table-cell table:formula="of:=[.C98]-[.C97]" office:value-type="float" office:value="0.000952471999999999">
            <text:p>0.000952</text:p>
          </table:table-cell>
          <table:table-cell table:formula="of:=[.A98]-[.A97]" office:value-type="float" office:value="0.000213999999914449">
            <text:p>0.0002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089989">
            <text:p>1839.089989</text:p>
          </table:table-cell>
          <table:table-cell office:value-type="float" office:value="10965148045662">
            <text:p>10965148045662</text:p>
          </table:table-cell>
          <table:table-cell table:formula="of:=([.B99]-[.B$4])/10^9" office:value-type="float" office:value="0.016984611">
            <text:p>0.016985</text:p>
          </table:table-cell>
          <table:table-cell table:formula="of:=[.C99]-[.C98]" office:value-type="float" office:value="0">
            <text:p>0.000000</text:p>
          </table:table-cell>
          <table:table-cell table:formula="of:=[.A99]-[.A98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089994">
            <text:p>1839.089994</text:p>
          </table:table-cell>
          <table:table-cell office:value-type="float" office:value="10965148045662">
            <text:p>10965148045662</text:p>
          </table:table-cell>
          <table:table-cell table:formula="of:=([.B100]-[.B$4])/10^9" office:value-type="float" office:value="0.016984611">
            <text:p>0.016985</text:p>
          </table:table-cell>
          <table:table-cell table:formula="of:=[.C100]-[.C99]" office:value-type="float" office:value="0">
            <text:p>0.000000</text:p>
          </table:table-cell>
          <table:table-cell table:formula="of:=[.A100]-[.A99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090022">
            <text:p>1839.090022</text:p>
          </table:table-cell>
          <table:table-cell office:value-type="float" office:value="10965148045662">
            <text:p>10965148045662</text:p>
          </table:table-cell>
          <table:table-cell table:formula="of:=([.B101]-[.B$4])/10^9" office:value-type="float" office:value="0.016984611">
            <text:p>0.016985</text:p>
          </table:table-cell>
          <table:table-cell table:formula="of:=[.C101]-[.C100]" office:value-type="float" office:value="0">
            <text:p>0.000000</text:p>
          </table:table-cell>
          <table:table-cell table:formula="of:=[.A101]-[.A100]" office:value-type="float" office:value="0.0000280000001566805">
            <text:p>0.000028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090023">
            <text:p>1839.090023</text:p>
          </table:table-cell>
          <table:table-cell office:value-type="float" office:value="10965148045662">
            <text:p>10965148045662</text:p>
          </table:table-cell>
          <table:table-cell table:formula="of:=([.B102]-[.B$4])/10^9" office:value-type="float" office:value="0.016984611">
            <text:p>0.016985</text:p>
          </table:table-cell>
          <table:table-cell table:formula="of:=[.C102]-[.C101]" office:value-type="float" office:value="0">
            <text:p>0.000000</text:p>
          </table:table-cell>
          <table:table-cell table:formula="of:=[.A102]-[.A101]" office:value-type="float" office:value="0.000000999999883788405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090024">
            <text:p>1839.090024</text:p>
          </table:table-cell>
          <table:table-cell office:value-type="float" office:value="10965148045662">
            <text:p>10965148045662</text:p>
          </table:table-cell>
          <table:table-cell table:formula="of:=([.B103]-[.B$4])/10^9" office:value-type="float" office:value="0.016984611">
            <text:p>0.016985</text:p>
          </table:table-cell>
          <table:table-cell table:formula="of:=[.C103]-[.C102]" office:value-type="float" office:value="0">
            <text:p>0.000000</text:p>
          </table:table-cell>
          <table:table-cell table:formula="of:=[.A103]-[.A102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10965155064707; c_s is topped up to 2993817</text:p>
          </table:table-cell>
        </table:table-row>
        <table:table-row table:style-name="ro1">
          <table:table-cell office:value-type="float" office:value="1839.091889">
            <text:p>1839.091889</text:p>
          </table:table-cell>
          <table:table-cell office:value-type="float" office:value="10965149946628">
            <text:p>10965149946628</text:p>
          </table:table-cell>
          <table:table-cell table:formula="of:=([.B104]-[.B$4])/10^9" office:value-type="float" office:value="0.018885577">
            <text:p>0.018886</text:p>
          </table:table-cell>
          <table:table-cell table:formula="of:=[.C104]-[.C103]" office:value-type="float" office:value="0.001900966">
            <text:p>0.001901</text:p>
          </table:table-cell>
          <table:table-cell table:formula="of:=[.A104]-[.A103]" office:value-type="float" office:value="0.00186499999995249">
            <text:p>0.00186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09189">
            <text:p>1839.091890</text:p>
          </table:table-cell>
          <table:table-cell office:value-type="float" office:value="10965149946628">
            <text:p>10965149946628</text:p>
          </table:table-cell>
          <table:table-cell table:formula="of:=([.B105]-[.B$4])/10^9" office:value-type="float" office:value="0.018885577">
            <text:p>0.018886</text:p>
          </table:table-cell>
          <table:table-cell table:formula="of:=[.C105]-[.C104]" office:value-type="float" office:value="0">
            <text:p>0.000000</text:p>
          </table:table-cell>
          <table:table-cell table:formula="of:=[.A105]-[.A104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091895">
            <text:p>1839.091895</text:p>
          </table:table-cell>
          <table:table-cell office:value-type="float" office:value="10965149946628">
            <text:p>10965149946628</text:p>
          </table:table-cell>
          <table:table-cell table:formula="of:=([.B106]-[.B$4])/10^9" office:value-type="float" office:value="0.018885577">
            <text:p>0.018886</text:p>
          </table:table-cell>
          <table:table-cell table:formula="of:=[.C106]-[.C105]" office:value-type="float" office:value="0">
            <text:p>0.000000</text:p>
          </table:table-cell>
          <table:table-cell table:formula="of:=[.A106]-[.A105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091924">
            <text:p>1839.091924</text:p>
          </table:table-cell>
          <table:table-cell office:value-type="float" office:value="10965149982285">
            <text:p>10965149982285</text:p>
          </table:table-cell>
          <table:table-cell table:formula="of:=([.B107]-[.B$4])/10^9" office:value-type="float" office:value="0.018921234">
            <text:p>0.018921</text:p>
          </table:table-cell>
          <table:table-cell table:formula="of:=[.C107]-[.C106]" office:value-type="float" office:value="0.000035656999999998">
            <text:p>0.000036</text:p>
          </table:table-cell>
          <table:table-cell table:formula="of:=[.A107]-[.A106]" office:value-type="float" office:value="0.0000290000000404689">
            <text:p>0.00002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091926">
            <text:p>1839.091926</text:p>
          </table:table-cell>
          <table:table-cell office:value-type="float" office:value="10965149982285">
            <text:p>10965149982285</text:p>
          </table:table-cell>
          <table:table-cell table:formula="of:=([.B108]-[.B$4])/10^9" office:value-type="float" office:value="0.018921234">
            <text:p>0.018921</text:p>
          </table:table-cell>
          <table:table-cell table:formula="of:=[.C108]-[.C107]" office:value-type="float" office:value="0">
            <text:p>0.000000</text:p>
          </table:table-cell>
          <table:table-cell table:formula="of:=[.A108]-[.A107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092996">
            <text:p>1839.092996</text:p>
          </table:table-cell>
          <table:table-cell office:value-type="float" office:value="10965150857341">
            <text:p>10965150857341</text:p>
          </table:table-cell>
          <table:table-cell table:formula="of:=([.B109]-[.B$4])/10^9" office:value-type="float" office:value="0.01979629">
            <text:p>0.019796</text:p>
          </table:table-cell>
          <table:table-cell table:formula="of:=[.C109]-[.C108]" office:value-type="float" office:value="0.000875056000000003">
            <text:p>0.000875</text:p>
          </table:table-cell>
          <table:table-cell table:formula="of:=[.A109]-[.A108]" office:value-type="float" office:value="0.00107000000002699">
            <text:p>0.00107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092999">
            <text:p>1839.092999</text:p>
          </table:table-cell>
          <table:table-cell office:value-type="float" office:value="10965151056583">
            <text:p>10965151056583</text:p>
          </table:table-cell>
          <table:table-cell table:formula="of:=([.B110]-[.B$4])/10^9" office:value-type="float" office:value="0.019995532">
            <text:p>0.019996</text:p>
          </table:table-cell>
          <table:table-cell table:formula="of:=[.C110]-[.C109]" office:value-type="float" office:value="0.000199241999999999">
            <text:p>0.000199</text:p>
          </table:table-cell>
          <table:table-cell table:formula="of:=[.A110]-[.A109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093">
            <text:p>1839.093000</text:p>
          </table:table-cell>
          <table:table-cell office:value-type="float" office:value="10965151056583">
            <text:p>10965151056583</text:p>
          </table:table-cell>
          <table:table-cell table:formula="of:=([.B111]-[.B$4])/10^9" office:value-type="float" office:value="0.019995532">
            <text:p>0.019996</text:p>
          </table:table-cell>
          <table:table-cell table:formula="of:=[.C111]-[.C110]" office:value-type="float" office:value="0">
            <text:p>0.000000</text:p>
          </table:table-cell>
          <table:table-cell table:formula="of:=[.A111]-[.A110]" office:value-type="float" office:value="0.00000100000011116208">
            <text:p>0.000001</text:p>
          </table:table-cell>
          <table:table-cell office:value-type="string">
            <text:p>d_s is renewed (r + D) to 10965153056583; c_s is fully topped up</text:p>
          </table:table-cell>
          <table:table-cell table:number-columns-repeated="2"/>
        </table:table-row>
        <table:table-row table:style-name="ro1">
          <table:table-cell office:value-type="float" office:value="1839.093004">
            <text:p>1839.093004</text:p>
          </table:table-cell>
          <table:table-cell office:value-type="float" office:value="10965151056583">
            <text:p>10965151056583</text:p>
          </table:table-cell>
          <table:table-cell table:formula="of:=([.B112]-[.B$4])/10^9" office:value-type="float" office:value="0.019995532">
            <text:p>0.019996</text:p>
          </table:table-cell>
          <table:table-cell table:formula="of:=[.C112]-[.C111]" office:value-type="float" office:value="0">
            <text:p>0.000000</text:p>
          </table:table-cell>
          <table:table-cell table:formula="of:=[.A112]-[.A111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093007">
            <text:p>1839.093007</text:p>
          </table:table-cell>
          <table:table-cell office:value-type="float" office:value="10965151064515">
            <text:p>10965151064515</text:p>
          </table:table-cell>
          <table:table-cell table:formula="of:=([.B113]-[.B$4])/10^9" office:value-type="float" office:value="0.020003464">
            <text:p>0.020003</text:p>
          </table:table-cell>
          <table:table-cell table:formula="of:=[.C113]-[.C112]" office:value-type="float" office:value="0.00000793199999999869">
            <text:p>0.000008</text:p>
          </table:table-cell>
          <table:table-cell table:formula="of:=[.A113]-[.A112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093008">
            <text:p>1839.093008</text:p>
          </table:table-cell>
          <table:table-cell office:value-type="float" office:value="10965151064515">
            <text:p>10965151064515</text:p>
          </table:table-cell>
          <table:table-cell table:formula="of:=([.B114]-[.B$4])/10^9" office:value-type="float" office:value="0.020003464">
            <text:p>0.020003</text:p>
          </table:table-cell>
          <table:table-cell table:formula="of:=[.C114]-[.C113]" office:value-type="float" office:value="0">
            <text:p>0.000000</text:p>
          </table:table-cell>
          <table:table-cell table:formula="of:=[.A114]-[.A113]" office:value-type="float" office:value="0.00000100000011116208">
            <text:p>0.000001</text:p>
          </table:table-cell>
          <table:table-cell/>
          <table:table-cell office:value-type="string">
            <text:p>90309 / 1751588 &lt;= 2000000 / 5000000</text:p>
          </table:table-cell>
          <table:table-cell/>
        </table:table-row>
        <table:table-row table:style-name="ro1">
          <table:table-cell office:value-type="float" office:value="1839.093008">
            <text:p>1839.093008</text:p>
          </table:table-cell>
          <table:table-cell office:value-type="float" office:value="10965151064515">
            <text:p>10965151064515</text:p>
          </table:table-cell>
          <table:table-cell table:formula="of:=([.B115]-[.B$4])/10^9" office:value-type="float" office:value="0.020003464">
            <text:p>0.020003</text:p>
          </table:table-cell>
          <table:table-cell table:formula="of:=[.C115]-[.C114]" office:value-type="float" office:value="0">
            <text:p>0.000000</text:p>
          </table:table-cell>
          <table:table-cell table:formula="of:=[.A115]-[.A114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093012">
            <text:p>1839.093012</text:p>
          </table:table-cell>
          <table:table-cell office:value-type="float" office:value="10965151064515">
            <text:p>10965151064515</text:p>
          </table:table-cell>
          <table:table-cell table:formula="of:=([.B116]-[.B$4])/10^9" office:value-type="float" office:value="0.020003464">
            <text:p>0.020003</text:p>
          </table:table-cell>
          <table:table-cell table:formula="of:=[.C116]-[.C115]" office:value-type="float" office:value="0">
            <text:p>0.000000</text:p>
          </table:table-cell>
          <table:table-cell table:formula="of:=[.A116]-[.A115]" office:value-type="float" office:value="0.00000399999998990097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093015">
            <text:p>1839.093015</text:p>
          </table:table-cell>
          <table:table-cell office:value-type="float" office:value="10965151072622">
            <text:p>10965151072622</text:p>
          </table:table-cell>
          <table:table-cell table:formula="of:=([.B117]-[.B$4])/10^9" office:value-type="float" office:value="0.020011571">
            <text:p>0.020012</text:p>
          </table:table-cell>
          <table:table-cell table:formula="of:=[.C117]-[.C116]" office:value-type="float" office:value="0.00000810700000000025">
            <text:p>0.000008</text:p>
          </table:table-cell>
          <table:table-cell table:formula="of:=[.A117]-[.A116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093016">
            <text:p>1839.093016</text:p>
          </table:table-cell>
          <table:table-cell office:value-type="float" office:value="10965151072622">
            <text:p>10965151072622</text:p>
          </table:table-cell>
          <table:table-cell table:formula="of:=([.B118]-[.B$4])/10^9" office:value-type="float" office:value="0.020011571">
            <text:p>0.020012</text:p>
          </table:table-cell>
          <table:table-cell table:formula="of:=[.C118]-[.C117]" office:value-type="float" office:value="0">
            <text:p>0.000000</text:p>
          </table:table-cell>
          <table:table-cell table:formula="of:=[.A118]-[.A117]" office:value-type="float" office:value="0.00000100000011116208">
            <text:p>0.000001</text:p>
          </table:table-cell>
          <table:table-cell table:number-columns-repeated="2"/>
          <table:table-cell office:value-type="string">
            <text:p>2958160 / 3992085 &gt; 3000000 / 7000000</text:p>
          </table:table-cell>
        </table:table-row>
        <table:table-row table:style-name="ro1">
          <table:table-cell office:value-type="float" office:value="1839.093016">
            <text:p>1839.093016</text:p>
          </table:table-cell>
          <table:table-cell office:value-type="float" office:value="10965151072622">
            <text:p>10965151072622</text:p>
          </table:table-cell>
          <table:table-cell table:formula="of:=([.B119]-[.B$4])/10^9" office:value-type="float" office:value="0.020011571">
            <text:p>0.020012</text:p>
          </table:table-cell>
          <table:table-cell table:formula="of:=[.C119]-[.C118]" office:value-type="float" office:value="0">
            <text:p>0.000000</text:p>
          </table:table-cell>
          <table:table-cell table:formula="of:=[.A119]-[.A118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10965158072622; c_s is fully topped up</text:p>
          </table:table-cell>
        </table:table-row>
        <table:table-row table:style-name="ro1">
          <table:table-cell office:value-type="float" office:value="1839.093036">
            <text:p>1839.093036</text:p>
          </table:table-cell>
          <table:table-cell office:value-type="float" office:value="10965151085742">
            <text:p>10965151085742</text:p>
          </table:table-cell>
          <table:table-cell table:formula="of:=([.B120]-[.B$4])/10^9" office:value-type="float" office:value="0.020024691">
            <text:p>0.020025</text:p>
          </table:table-cell>
          <table:table-cell table:formula="of:=[.C120]-[.C119]" office:value-type="float" office:value="0.0000131200000000019">
            <text:p>0.000013</text:p>
          </table:table-cell>
          <table:table-cell table:formula="of:=[.A120]-[.A119]" office:value-type="float" office:value="0.0000199999999495049">
            <text:p>0.000020</text:p>
          </table:table-cell>
          <table:table-cell/>
          <table:table-cell office:value-type="string">
            <text:p>is pick_next_task_dl-ed by clock-applet (1874)</text:p>
          </table:table-cell>
          <table:table-cell/>
        </table:table-row>
        <table:table-row table:style-name="ro1">
          <table:table-cell office:value-type="float" office:value="1839.093128">
            <text:p>1839.093128</text:p>
          </table:table-cell>
          <table:table-cell office:value-type="float" office:value="10965151184985">
            <text:p>10965151184985</text:p>
          </table:table-cell>
          <table:table-cell table:formula="of:=([.B121]-[.B$4])/10^9" office:value-type="float" office:value="0.020123934">
            <text:p>0.020124</text:p>
          </table:table-cell>
          <table:table-cell table:formula="of:=[.C121]-[.C120]" office:value-type="float" office:value="0.0000992429999999989">
            <text:p>0.000099</text:p>
          </table:table-cell>
          <table:table-cell table:formula="of:=[.A121]-[.A120]" office:value-type="float" office:value="0.000091999999995096">
            <text:p>0.00009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093129">
            <text:p>1839.093129</text:p>
          </table:table-cell>
          <table:table-cell office:value-type="float" office:value="10965151184985">
            <text:p>10965151184985</text:p>
          </table:table-cell>
          <table:table-cell table:formula="of:=([.B122]-[.B$4])/10^9" office:value-type="float" office:value="0.020123934">
            <text:p>0.020124</text:p>
          </table:table-cell>
          <table:table-cell table:formula="of:=[.C122]-[.C121]" office:value-type="float" office:value="0">
            <text:p>0.000000</text:p>
          </table:table-cell>
          <table:table-cell table:formula="of:=[.A122]-[.A121]" office:value-type="float" office:value="0.00000100000011116208">
            <text:p>0.000001</text:p>
          </table:table-cell>
          <table:table-cell/>
          <table:table-cell office:value-type="string">
            <text:p>uses up its c_s; 10965151184985-10965151085742=99243</text:p>
          </table:table-cell>
          <table:table-cell/>
        </table:table-row>
        <table:table-row table:style-name="ro1">
          <table:table-cell office:value-type="float" office:value="1839.093139">
            <text:p>1839.093139</text:p>
          </table:table-cell>
          <table:table-cell office:value-type="float" office:value="10965151197169">
            <text:p>10965151197169</text:p>
          </table:table-cell>
          <table:table-cell table:formula="of:=([.B123]-[.B$4])/10^9" office:value-type="float" office:value="0.020136118">
            <text:p>0.020136</text:p>
          </table:table-cell>
          <table:table-cell table:formula="of:=[.C123]-[.C122]" office:value-type="float" office:value="0.0000121840000000019">
            <text:p>0.000012</text:p>
          </table:table-cell>
          <table:table-cell table:formula="of:=[.A123]-[.A122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093144">
            <text:p>1839.093144</text:p>
          </table:table-cell>
          <table:table-cell office:value-type="float" office:value="10965151197169">
            <text:p>10965151197169</text:p>
          </table:table-cell>
          <table:table-cell table:formula="of:=([.B124]-[.B$4])/10^9" office:value-type="float" office:value="0.020136118">
            <text:p>0.020136</text:p>
          </table:table-cell>
          <table:table-cell table:formula="of:=[.C124]-[.C123]" office:value-type="float" office:value="0">
            <text:p>0.000000</text:p>
          </table:table-cell>
          <table:table-cell table:formula="of:=[.A124]-[.A123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094064">
            <text:p>1839.094064</text:p>
          </table:table-cell>
          <table:table-cell office:value-type="float" office:value="10965152130190">
            <text:p>10965152130190</text:p>
          </table:table-cell>
          <table:table-cell table:formula="of:=([.B125]-[.B$4])/10^9" office:value-type="float" office:value="0.021069139">
            <text:p>0.021069</text:p>
          </table:table-cell>
          <table:table-cell table:formula="of:=[.C125]-[.C124]" office:value-type="float" office:value="0.000933020999999999">
            <text:p>0.000933</text:p>
          </table:table-cell>
          <table:table-cell table:formula="of:=[.A125]-[.A124]" office:value-type="float" office:value="0.00091999999995096">
            <text:p>0.00092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094065">
            <text:p>1839.094065</text:p>
          </table:table-cell>
          <table:table-cell office:value-type="float" office:value="10965152130190">
            <text:p>10965152130190</text:p>
          </table:table-cell>
          <table:table-cell table:formula="of:=([.B126]-[.B$4])/10^9" office:value-type="float" office:value="0.021069139">
            <text:p>0.021069</text:p>
          </table:table-cell>
          <table:table-cell table:formula="of:=[.C126]-[.C125]" office:value-type="float" office:value="0">
            <text:p>0.000000</text:p>
          </table:table-cell>
          <table:table-cell table:formula="of:=[.A126]-[.A125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09407">
            <text:p>1839.094070</text:p>
          </table:table-cell>
          <table:table-cell office:value-type="float" office:value="10965152130190">
            <text:p>10965152130190</text:p>
          </table:table-cell>
          <table:table-cell table:formula="of:=([.B127]-[.B$4])/10^9" office:value-type="float" office:value="0.021069139">
            <text:p>0.021069</text:p>
          </table:table-cell>
          <table:table-cell table:formula="of:=[.C127]-[.C126]" office:value-type="float" office:value="0">
            <text:p>0.000000</text:p>
          </table:table-cell>
          <table:table-cell table:formula="of:=[.A127]-[.A12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094765">
            <text:p>1839.094765</text:p>
          </table:table-cell>
          <table:table-cell office:value-type="float" office:value="10965152130190">
            <text:p>10965152130190</text:p>
          </table:table-cell>
          <table:table-cell table:formula="of:=([.B128]-[.B$4])/10^9" office:value-type="float" office:value="0.021069139">
            <text:p>0.021069</text:p>
          </table:table-cell>
          <table:table-cell table:formula="of:=[.C128]-[.C127]" office:value-type="float" office:value="0">
            <text:p>0.000000</text:p>
          </table:table-cell>
          <table:table-cell table:formula="of:=[.A128]-[.A127]" office:value-type="float" office:value="0.000694999999950596">
            <text:p>0.00069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094766">
            <text:p>1839.094766</text:p>
          </table:table-cell>
          <table:table-cell office:value-type="float" office:value="10965152130190">
            <text:p>10965152130190</text:p>
          </table:table-cell>
          <table:table-cell table:formula="of:=([.B129]-[.B$4])/10^9" office:value-type="float" office:value="0.021069139">
            <text:p>0.021069</text:p>
          </table:table-cell>
          <table:table-cell table:formula="of:=[.C129]-[.C128]" office:value-type="float" office:value="0">
            <text:p>0.000000</text:p>
          </table:table-cell>
          <table:table-cell table:formula="of:=[.A129]-[.A128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094767">
            <text:p>1839.094767</text:p>
          </table:table-cell>
          <table:table-cell office:value-type="float" office:value="10965152130190">
            <text:p>10965152130190</text:p>
          </table:table-cell>
          <table:table-cell table:formula="of:=([.B130]-[.B$4])/10^9" office:value-type="float" office:value="0.021069139">
            <text:p>0.021069</text:p>
          </table:table-cell>
          <table:table-cell table:formula="of:=[.C130]-[.C129]" office:value-type="float" office:value="0">
            <text:p>0.000000</text:p>
          </table:table-cell>
          <table:table-cell table:formula="of:=[.A130]-[.A129]" office:value-type="float" office:value="0.00000100000011116208">
            <text:p>0.000001</text:p>
          </table:table-cell>
          <table:table-cell/>
          <table:table-cell office:value-type="string">
            <text:p>postpones its deadline to 10965157816103; c_s is topped up to 1991066</text:p>
          </table:table-cell>
          <table:table-cell/>
        </table:table-row>
        <table:table-row table:style-name="ro1">
          <table:table-cell office:value-type="float" office:value="1839.094769">
            <text:p>1839.094769</text:p>
          </table:table-cell>
          <table:table-cell office:value-type="float" office:value="10965152130190">
            <text:p>10965152130190</text:p>
          </table:table-cell>
          <table:table-cell table:formula="of:=([.B131]-[.B$4])/10^9" office:value-type="float" office:value="0.021069139">
            <text:p>0.021069</text:p>
          </table:table-cell>
          <table:table-cell table:formula="of:=[.C131]-[.C130]" office:value-type="float" office:value="0">
            <text:p>0.000000</text:p>
          </table:table-cell>
          <table:table-cell table:formula="of:=[.A131]-[.A13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094777">
            <text:p>1839.094777</text:p>
          </table:table-cell>
          <table:table-cell office:value-type="float" office:value="10965152843480">
            <text:p>10965152843480</text:p>
          </table:table-cell>
          <table:table-cell table:formula="of:=([.B132]-[.B$4])/10^9" office:value-type="float" office:value="0.021782429">
            <text:p>0.021782</text:p>
          </table:table-cell>
          <table:table-cell table:formula="of:=[.C132]-[.C131]" office:value-type="float" office:value="0.000713289999999998">
            <text:p>0.000713</text:p>
          </table:table-cell>
          <table:table-cell table:formula="of:=[.A132]-[.A131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094785">
            <text:p>1839.094785</text:p>
          </table:table-cell>
          <table:table-cell office:value-type="float" office:value="10965152843480">
            <text:p>10965152843480</text:p>
          </table:table-cell>
          <table:table-cell table:formula="of:=([.B133]-[.B$4])/10^9" office:value-type="float" office:value="0.021782429">
            <text:p>0.021782</text:p>
          </table:table-cell>
          <table:table-cell table:formula="of:=[.C133]-[.C132]" office:value-type="float" office:value="0">
            <text:p>0.000000</text:p>
          </table:table-cell>
          <table:table-cell table:formula="of:=[.A133]-[.A132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096613">
            <text:p>1839.096613</text:p>
          </table:table-cell>
          <table:table-cell office:value-type="float" office:value="10965154678788">
            <text:p>10965154678788</text:p>
          </table:table-cell>
          <table:table-cell table:formula="of:=([.B134]-[.B$4])/10^9" office:value-type="float" office:value="0.023617737">
            <text:p>0.023618</text:p>
          </table:table-cell>
          <table:table-cell table:formula="of:=[.C134]-[.C133]" office:value-type="float" office:value="0.001835308">
            <text:p>0.001835</text:p>
          </table:table-cell>
          <table:table-cell table:formula="of:=[.A134]-[.A133]" office:value-type="float" office:value="0.00182799999993222">
            <text:p>0.00182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096614">
            <text:p>1839.096614</text:p>
          </table:table-cell>
          <table:table-cell office:value-type="float" office:value="10965154678788">
            <text:p>10965154678788</text:p>
          </table:table-cell>
          <table:table-cell table:formula="of:=([.B135]-[.B$4])/10^9" office:value-type="float" office:value="0.023617737">
            <text:p>0.023618</text:p>
          </table:table-cell>
          <table:table-cell table:formula="of:=[.C135]-[.C134]" office:value-type="float" office:value="0">
            <text:p>0.000000</text:p>
          </table:table-cell>
          <table:table-cell table:formula="of:=[.A135]-[.A134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09662">
            <text:p>1839.096620</text:p>
          </table:table-cell>
          <table:table-cell office:value-type="float" office:value="10965154678788">
            <text:p>10965154678788</text:p>
          </table:table-cell>
          <table:table-cell table:formula="of:=([.B136]-[.B$4])/10^9" office:value-type="float" office:value="0.023617737">
            <text:p>0.023618</text:p>
          </table:table-cell>
          <table:table-cell table:formula="of:=[.C136]-[.C135]" office:value-type="float" office:value="0">
            <text:p>0.000000</text:p>
          </table:table-cell>
          <table:table-cell table:formula="of:=[.A136]-[.A135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096985">
            <text:p>1839.096985</text:p>
          </table:table-cell>
          <table:table-cell office:value-type="float" office:value="10965154678788">
            <text:p>10965154678788</text:p>
          </table:table-cell>
          <table:table-cell table:formula="of:=([.B137]-[.B$4])/10^9" office:value-type="float" office:value="0.023617737">
            <text:p>0.023618</text:p>
          </table:table-cell>
          <table:table-cell table:formula="of:=[.C137]-[.C136]" office:value-type="float" office:value="0">
            <text:p>0.000000</text:p>
          </table:table-cell>
          <table:table-cell table:formula="of:=[.A137]-[.A136]" office:value-type="float" office:value="0.000364999999874271">
            <text:p>0.00036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096988">
            <text:p>1839.096988</text:p>
          </table:table-cell>
          <table:table-cell office:value-type="float" office:value="10965155054117">
            <text:p>10965155054117</text:p>
          </table:table-cell>
          <table:table-cell table:formula="of:=([.B138]-[.B$4])/10^9" office:value-type="float" office:value="0.023993066">
            <text:p>0.023993</text:p>
          </table:table-cell>
          <table:table-cell table:formula="of:=[.C138]-[.C137]" office:value-type="float" office:value="0.000375329000000001">
            <text:p>0.000375</text:p>
          </table:table-cell>
          <table:table-cell table:formula="of:=[.A138]-[.A137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096989">
            <text:p>1839.096989</text:p>
          </table:table-cell>
          <table:table-cell office:value-type="float" office:value="10965155054117">
            <text:p>10965155054117</text:p>
          </table:table-cell>
          <table:table-cell table:formula="of:=([.B139]-[.B$4])/10^9" office:value-type="float" office:value="0.023993066">
            <text:p>0.023993</text:p>
          </table:table-cell>
          <table:table-cell table:formula="of:=[.C139]-[.C138]" office:value-type="float" office:value="0">
            <text:p>0.000000</text:p>
          </table:table-cell>
          <table:table-cell table:formula="of:=[.A139]-[.A138]" office:value-type="float" office:value="0.000000999999883788405">
            <text:p>0.000001</text:p>
          </table:table-cell>
          <table:table-cell office:value-type="string">
            <text:p>d_s is renewed (r + D) to 10965157054117; c_s is fully topped up</text:p>
          </table:table-cell>
          <table:table-cell table:number-columns-repeated="2"/>
        </table:table-row>
        <table:table-row table:style-name="ro1">
          <table:table-cell office:value-type="float" office:value="1839.096991">
            <text:p>1839.096991</text:p>
          </table:table-cell>
          <table:table-cell office:value-type="float" office:value="10965155054117">
            <text:p>10965155054117</text:p>
          </table:table-cell>
          <table:table-cell table:formula="of:=([.B140]-[.B$4])/10^9" office:value-type="float" office:value="0.023993066">
            <text:p>0.023993</text:p>
          </table:table-cell>
          <table:table-cell table:formula="of:=[.C140]-[.C139]" office:value-type="float" office:value="0">
            <text:p>0.000000</text:p>
          </table:table-cell>
          <table:table-cell table:formula="of:=[.A140]-[.A139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096999">
            <text:p>1839.096999</text:p>
          </table:table-cell>
          <table:table-cell office:value-type="float" office:value="10965155065172">
            <text:p>10965155065172</text:p>
          </table:table-cell>
          <table:table-cell table:formula="of:=([.B141]-[.B$4])/10^9" office:value-type="float" office:value="0.024004121">
            <text:p>0.024004</text:p>
          </table:table-cell>
          <table:table-cell table:formula="of:=[.C141]-[.C140]" office:value-type="float" office:value="0.0000110549999999994">
            <text:p>0.000011</text:p>
          </table:table-cell>
          <table:table-cell table:formula="of:=[.A141]-[.A140]" office:value-type="float" office:value="0.00000800000020717562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097004">
            <text:p>1839.097004</text:p>
          </table:table-cell>
          <table:table-cell office:value-type="float" office:value="10965155065172">
            <text:p>10965155065172</text:p>
          </table:table-cell>
          <table:table-cell table:formula="of:=([.B142]-[.B$4])/10^9" office:value-type="float" office:value="0.024004121">
            <text:p>0.024004</text:p>
          </table:table-cell>
          <table:table-cell table:formula="of:=[.C142]-[.C141]" office:value-type="float" office:value="0">
            <text:p>0.000000</text:p>
          </table:table-cell>
          <table:table-cell table:formula="of:=[.A142]-[.A141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097891">
            <text:p>1839.097891</text:p>
          </table:table-cell>
          <table:table-cell office:value-type="float" office:value="10965155957186">
            <text:p>10965155957186</text:p>
          </table:table-cell>
          <table:table-cell table:formula="of:=([.B143]-[.B$4])/10^9" office:value-type="float" office:value="0.024896135">
            <text:p>0.024896</text:p>
          </table:table-cell>
          <table:table-cell table:formula="of:=[.C143]-[.C142]" office:value-type="float" office:value="0.000892014">
            <text:p>0.000892</text:p>
          </table:table-cell>
          <table:table-cell table:formula="of:=[.A143]-[.A142]" office:value-type="float" office:value="0.00088699999992059">
            <text:p>0.00088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097892">
            <text:p>1839.097892</text:p>
          </table:table-cell>
          <table:table-cell office:value-type="float" office:value="10965155957186">
            <text:p>10965155957186</text:p>
          </table:table-cell>
          <table:table-cell table:formula="of:=([.B144]-[.B$4])/10^9" office:value-type="float" office:value="0.024896135">
            <text:p>0.024896</text:p>
          </table:table-cell>
          <table:table-cell table:formula="of:=[.C144]-[.C143]" office:value-type="float" office:value="0">
            <text:p>0.000000</text:p>
          </table:table-cell>
          <table:table-cell table:formula="of:=[.A144]-[.A14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097897">
            <text:p>1839.097897</text:p>
          </table:table-cell>
          <table:table-cell office:value-type="float" office:value="10965155957186">
            <text:p>10965155957186</text:p>
          </table:table-cell>
          <table:table-cell table:formula="of:=([.B145]-[.B$4])/10^9" office:value-type="float" office:value="0.024896135">
            <text:p>0.024896</text:p>
          </table:table-cell>
          <table:table-cell table:formula="of:=[.C145]-[.C144]" office:value-type="float" office:value="0">
            <text:p>0.000000</text:p>
          </table:table-cell>
          <table:table-cell table:formula="of:=[.A145]-[.A14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097982">
            <text:p>1839.097982</text:p>
          </table:table-cell>
          <table:table-cell office:value-type="float" office:value="10965156014846">
            <text:p>10965156014846</text:p>
          </table:table-cell>
          <table:table-cell table:formula="of:=([.B146]-[.B$4])/10^9" office:value-type="float" office:value="0.024953795">
            <text:p>0.024954</text:p>
          </table:table-cell>
          <table:table-cell table:formula="of:=[.C146]-[.C145]" office:value-type="float" office:value="0.000057660000000001">
            <text:p>0.000058</text:p>
          </table:table-cell>
          <table:table-cell table:formula="of:=[.A146]-[.A145]" office:value-type="float" office:value="0.0000849999998990825">
            <text:p>0.00008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097985">
            <text:p>1839.097985</text:p>
          </table:table-cell>
          <table:table-cell office:value-type="float" office:value="10965156059678">
            <text:p>10965156059678</text:p>
          </table:table-cell>
          <table:table-cell table:formula="of:=([.B147]-[.B$4])/10^9" office:value-type="float" office:value="0.024998627">
            <text:p>0.024999</text:p>
          </table:table-cell>
          <table:table-cell table:formula="of:=[.C147]-[.C146]" office:value-type="float" office:value="0.0000448319999999981">
            <text:p>0.000045</text:p>
          </table:table-cell>
          <table:table-cell table:formula="of:=[.A147]-[.A146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097986">
            <text:p>1839.097986</text:p>
          </table:table-cell>
          <table:table-cell office:value-type="float" office:value="10965156059678">
            <text:p>10965156059678</text:p>
          </table:table-cell>
          <table:table-cell table:formula="of:=([.B148]-[.B$4])/10^9" office:value-type="float" office:value="0.024998627">
            <text:p>0.024999</text:p>
          </table:table-cell>
          <table:table-cell table:formula="of:=[.C148]-[.C147]" office:value-type="float" office:value="0">
            <text:p>0.000000</text:p>
          </table:table-cell>
          <table:table-cell table:formula="of:=[.A148]-[.A147]" office:value-type="float" office:value="0.000000999999883788405">
            <text:p>0.000001</text:p>
          </table:table-cell>
          <table:table-cell/>
          <table:table-cell office:value-type="string">
            <text:p>155758 / 1756425 &lt;= 2000000 / 5000000</text:p>
          </table:table-cell>
          <table:table-cell/>
        </table:table-row>
        <table:table-row table:style-name="ro1">
          <table:table-cell office:value-type="float" office:value="1839.097987">
            <text:p>1839.097987</text:p>
          </table:table-cell>
          <table:table-cell office:value-type="float" office:value="10965156059678">
            <text:p>10965156059678</text:p>
          </table:table-cell>
          <table:table-cell table:formula="of:=([.B149]-[.B$4])/10^9" office:value-type="float" office:value="0.024998627">
            <text:p>0.024999</text:p>
          </table:table-cell>
          <table:table-cell table:formula="of:=[.C149]-[.C148]" office:value-type="float" office:value="0">
            <text:p>0.000000</text:p>
          </table:table-cell>
          <table:table-cell table:formula="of:=[.A149]-[.A148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097988">
            <text:p>1839.097988</text:p>
          </table:table-cell>
          <table:table-cell office:value-type="float" office:value="10965156059678">
            <text:p>10965156059678</text:p>
          </table:table-cell>
          <table:table-cell table:formula="of:=([.B150]-[.B$4])/10^9" office:value-type="float" office:value="0.024998627">
            <text:p>0.024999</text:p>
          </table:table-cell>
          <table:table-cell table:formula="of:=[.C150]-[.C149]" office:value-type="float" office:value="0">
            <text:p>0.000000</text:p>
          </table:table-cell>
          <table:table-cell table:formula="of:=[.A150]-[.A149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097998">
            <text:p>1839.097998</text:p>
          </table:table-cell>
          <table:table-cell office:value-type="float" office:value="10965156072913">
            <text:p>10965156072913</text:p>
          </table:table-cell>
          <table:table-cell table:formula="of:=([.B151]-[.B$4])/10^9" office:value-type="float" office:value="0.025011862">
            <text:p>0.025012</text:p>
          </table:table-cell>
          <table:table-cell table:formula="of:=[.C151]-[.C150]" office:value-type="float" office:value="0.0000132350000000003">
            <text:p>0.000013</text:p>
          </table:table-cell>
          <table:table-cell table:formula="of:=[.A151]-[.A150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098006">
            <text:p>1839.098006</text:p>
          </table:table-cell>
          <table:table-cell office:value-type="float" office:value="10965156072913">
            <text:p>10965156072913</text:p>
          </table:table-cell>
          <table:table-cell table:formula="of:=([.B152]-[.B$4])/10^9" office:value-type="float" office:value="0.025011862">
            <text:p>0.025012</text:p>
          </table:table-cell>
          <table:table-cell table:formula="of:=[.C152]-[.C151]" office:value-type="float" office:value="0">
            <text:p>0.000000</text:p>
          </table:table-cell>
          <table:table-cell table:formula="of:=[.A152]-[.A151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098163">
            <text:p>1839.098163</text:p>
          </table:table-cell>
          <table:table-cell office:value-type="float" office:value="10965156237062">
            <text:p>10965156237062</text:p>
          </table:table-cell>
          <table:table-cell table:formula="of:=([.B153]-[.B$4])/10^9" office:value-type="float" office:value="0.025176011">
            <text:p>0.025176</text:p>
          </table:table-cell>
          <table:table-cell table:formula="of:=[.C153]-[.C152]" office:value-type="float" office:value="0.000164149000000002">
            <text:p>0.000164</text:p>
          </table:table-cell>
          <table:table-cell table:formula="of:=[.A153]-[.A152]" office:value-type="float" office:value="0.000157000000172047">
            <text:p>0.00015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098164">
            <text:p>1839.098164</text:p>
          </table:table-cell>
          <table:table-cell office:value-type="float" office:value="10965156237062">
            <text:p>10965156237062</text:p>
          </table:table-cell>
          <table:table-cell table:formula="of:=([.B154]-[.B$4])/10^9" office:value-type="float" office:value="0.025176011">
            <text:p>0.025176</text:p>
          </table:table-cell>
          <table:table-cell table:formula="of:=[.C154]-[.C153]" office:value-type="float" office:value="0">
            <text:p>0.000000</text:p>
          </table:table-cell>
          <table:table-cell table:formula="of:=[.A154]-[.A153]" office:value-type="float" office:value="0.000000999999883788405">
            <text:p>0.000001</text:p>
          </table:table-cell>
          <table:table-cell/>
          <table:table-cell office:value-type="string">
            <text:p>uses up its c_s; 10965156237062-10965156072913=164149</text:p>
          </table:table-cell>
          <table:table-cell/>
        </table:table-row>
        <table:table-row table:style-name="ro1">
          <table:table-cell office:value-type="float" office:value="1839.098177">
            <text:p>1839.098177</text:p>
          </table:table-cell>
          <table:table-cell office:value-type="float" office:value="10965156251714">
            <text:p>10965156251714</text:p>
          </table:table-cell>
          <table:table-cell table:formula="of:=([.B155]-[.B$4])/10^9" office:value-type="float" office:value="0.025190663">
            <text:p>0.025191</text:p>
          </table:table-cell>
          <table:table-cell table:formula="of:=[.C155]-[.C154]" office:value-type="float" office:value="0.0000146519999999969">
            <text:p>0.000015</text:p>
          </table:table-cell>
          <table:table-cell table:formula="of:=[.A155]-[.A154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098182">
            <text:p>1839.098182</text:p>
          </table:table-cell>
          <table:table-cell office:value-type="float" office:value="10965156251714">
            <text:p>10965156251714</text:p>
          </table:table-cell>
          <table:table-cell table:formula="of:=([.B156]-[.B$4])/10^9" office:value-type="float" office:value="0.025190663">
            <text:p>0.025191</text:p>
          </table:table-cell>
          <table:table-cell table:formula="of:=[.C156]-[.C155]" office:value-type="float" office:value="0">
            <text:p>0.000000</text:p>
          </table:table-cell>
          <table:table-cell table:formula="of:=[.A156]-[.A15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099748">
            <text:p>1839.099748</text:p>
          </table:table-cell>
          <table:table-cell office:value-type="float" office:value="10965156251714">
            <text:p>10965156251714</text:p>
          </table:table-cell>
          <table:table-cell table:formula="of:=([.B157]-[.B$4])/10^9" office:value-type="float" office:value="0.025190663">
            <text:p>0.025191</text:p>
          </table:table-cell>
          <table:table-cell table:formula="of:=[.C157]-[.C156]" office:value-type="float" office:value="0">
            <text:p>0.000000</text:p>
          </table:table-cell>
          <table:table-cell table:formula="of:=[.A157]-[.A156]" office:value-type="float" office:value="0.00156600000013896">
            <text:p>0.00156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099749">
            <text:p>1839.099749</text:p>
          </table:table-cell>
          <table:table-cell office:value-type="float" office:value="10965156251714">
            <text:p>10965156251714</text:p>
          </table:table-cell>
          <table:table-cell table:formula="of:=([.B158]-[.B$4])/10^9" office:value-type="float" office:value="0.025190663">
            <text:p>0.025191</text:p>
          </table:table-cell>
          <table:table-cell table:formula="of:=[.C158]-[.C157]" office:value-type="float" office:value="0">
            <text:p>0.000000</text:p>
          </table:table-cell>
          <table:table-cell table:formula="of:=[.A158]-[.A157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09975">
            <text:p>1839.099750</text:p>
          </table:table-cell>
          <table:table-cell office:value-type="float" office:value="10965156251714">
            <text:p>10965156251714</text:p>
          </table:table-cell>
          <table:table-cell table:formula="of:=([.B159]-[.B$4])/10^9" office:value-type="float" office:value="0.025190663">
            <text:p>0.025191</text:p>
          </table:table-cell>
          <table:table-cell table:formula="of:=[.C159]-[.C158]" office:value-type="float" office:value="0">
            <text:p>0.000000</text:p>
          </table:table-cell>
          <table:table-cell table:formula="of:=[.A159]-[.A158]" office:value-type="float" office:value="0.00000100000011116208">
            <text:p>0.000001</text:p>
          </table:table-cell>
          <table:table-cell/>
          <table:table-cell office:value-type="string">
            <text:p>postpones its deadline to 10965162816103; c_s is topped up to 1991609</text:p>
          </table:table-cell>
          <table:table-cell/>
        </table:table-row>
        <table:table-row table:style-name="ro1">
          <table:table-cell office:value-type="float" office:value="1839.099968">
            <text:p>1839.099968</text:p>
          </table:table-cell>
          <table:table-cell office:value-type="float" office:value="10965158041193">
            <text:p>10965158041193</text:p>
          </table:table-cell>
          <table:table-cell table:formula="of:=([.B160]-[.B$4])/10^9" office:value-type="float" office:value="0.026980142">
            <text:p>0.026980</text:p>
          </table:table-cell>
          <table:table-cell table:formula="of:=[.C160]-[.C159]" office:value-type="float" office:value="0.001789479">
            <text:p>0.001789</text:p>
          </table:table-cell>
          <table:table-cell table:formula="of:=[.A160]-[.A159]" office:value-type="float" office:value="0.00021799999990435">
            <text:p>0.000218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099969">
            <text:p>1839.099969</text:p>
          </table:table-cell>
          <table:table-cell office:value-type="float" office:value="10965158041193">
            <text:p>10965158041193</text:p>
          </table:table-cell>
          <table:table-cell table:formula="of:=([.B161]-[.B$4])/10^9" office:value-type="float" office:value="0.026980142">
            <text:p>0.026980</text:p>
          </table:table-cell>
          <table:table-cell table:formula="of:=[.C161]-[.C160]" office:value-type="float" office:value="0">
            <text:p>0.000000</text:p>
          </table:table-cell>
          <table:table-cell table:formula="of:=[.A161]-[.A160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10965158041193-10965156251714=1789479</text:p>
          </table:table-cell>
        </table:table-row>
        <table:table-row table:style-name="ro1">
          <table:table-cell office:value-type="float" office:value="1839.099981">
            <text:p>1839.099981</text:p>
          </table:table-cell>
          <table:table-cell office:value-type="float" office:value="10965158056248">
            <text:p>10965158056248</text:p>
          </table:table-cell>
          <table:table-cell table:formula="of:=([.B162]-[.B$4])/10^9" office:value-type="float" office:value="0.026995197">
            <text:p>0.026995</text:p>
          </table:table-cell>
          <table:table-cell table:formula="of:=[.C162]-[.C161]" office:value-type="float" office:value="0.0000150549999999999">
            <text:p>0.000015</text:p>
          </table:table-cell>
          <table:table-cell table:formula="of:=[.A162]-[.A161]" office:value-type="float" office:value="0.0000119999999697029">
            <text:p>0.00001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099986">
            <text:p>1839.099986</text:p>
          </table:table-cell>
          <table:table-cell office:value-type="float" office:value="10965158056248">
            <text:p>10965158056248</text:p>
          </table:table-cell>
          <table:table-cell table:formula="of:=([.B163]-[.B$4])/10^9" office:value-type="float" office:value="0.026995197">
            <text:p>0.026995</text:p>
          </table:table-cell>
          <table:table-cell table:formula="of:=[.C163]-[.C162]" office:value-type="float" office:value="0">
            <text:p>0.000000</text:p>
          </table:table-cell>
          <table:table-cell table:formula="of:=[.A163]-[.A162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00007">
            <text:p>1839.100007</text:p>
          </table:table-cell>
          <table:table-cell office:value-type="float" office:value="10965158056248">
            <text:p>10965158056248</text:p>
          </table:table-cell>
          <table:table-cell table:formula="of:=([.B164]-[.B$4])/10^9" office:value-type="float" office:value="0.026995197">
            <text:p>0.026995</text:p>
          </table:table-cell>
          <table:table-cell table:formula="of:=[.C164]-[.C163]" office:value-type="float" office:value="0">
            <text:p>0.000000</text:p>
          </table:table-cell>
          <table:table-cell table:formula="of:=[.A164]-[.A163]" office:value-type="float" office:value="0.0000210000000606669">
            <text:p>0.000021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100008">
            <text:p>1839.100008</text:p>
          </table:table-cell>
          <table:table-cell office:value-type="float" office:value="10965158056248">
            <text:p>10965158056248</text:p>
          </table:table-cell>
          <table:table-cell table:formula="of:=([.B165]-[.B$4])/10^9" office:value-type="float" office:value="0.026995197">
            <text:p>0.026995</text:p>
          </table:table-cell>
          <table:table-cell table:formula="of:=[.C165]-[.C164]" office:value-type="float" office:value="0">
            <text:p>0.000000</text:p>
          </table:table-cell>
          <table:table-cell table:formula="of:=[.A165]-[.A164]" office:value-type="float" office:value="0.000000999999883788405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00009">
            <text:p>1839.100009</text:p>
          </table:table-cell>
          <table:table-cell office:value-type="float" office:value="10965158056248">
            <text:p>10965158056248</text:p>
          </table:table-cell>
          <table:table-cell table:formula="of:=([.B166]-[.B$4])/10^9" office:value-type="float" office:value="0.026995197">
            <text:p>0.026995</text:p>
          </table:table-cell>
          <table:table-cell table:formula="of:=[.C166]-[.C165]" office:value-type="float" office:value="0">
            <text:p>0.000000</text:p>
          </table:table-cell>
          <table:table-cell table:formula="of:=[.A166]-[.A165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10965165072622; c_s is topped up to 2995120</text:p>
          </table:table-cell>
        </table:table-row>
        <table:table-row table:style-name="ro1">
          <table:table-cell office:value-type="float" office:value="1839.100976">
            <text:p>1839.100976</text:p>
          </table:table-cell>
          <table:table-cell office:value-type="float" office:value="10965158056248">
            <text:p>10965158056248</text:p>
          </table:table-cell>
          <table:table-cell table:formula="of:=([.B167]-[.B$4])/10^9" office:value-type="float" office:value="0.026995197">
            <text:p>0.026995</text:p>
          </table:table-cell>
          <table:table-cell table:formula="of:=[.C167]-[.C166]" office:value-type="float" office:value="0">
            <text:p>0.000000</text:p>
          </table:table-cell>
          <table:table-cell table:formula="of:=[.A167]-[.A166]" office:value-type="float" office:value="0.000966999999945983">
            <text:p>0.00096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00978">
            <text:p>1839.100978</text:p>
          </table:table-cell>
          <table:table-cell office:value-type="float" office:value="10965159053142">
            <text:p>10965159053142</text:p>
          </table:table-cell>
          <table:table-cell table:formula="of:=([.B168]-[.B$4])/10^9" office:value-type="float" office:value="0.027992091">
            <text:p>0.027992</text:p>
          </table:table-cell>
          <table:table-cell table:formula="of:=[.C168]-[.C167]" office:value-type="float" office:value="0.000996894000000002">
            <text:p>0.000997</text:p>
          </table:table-cell>
          <table:table-cell table:formula="of:=[.A168]-[.A16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00979">
            <text:p>1839.100979</text:p>
          </table:table-cell>
          <table:table-cell office:value-type="float" office:value="10965159053142">
            <text:p>10965159053142</text:p>
          </table:table-cell>
          <table:table-cell table:formula="of:=([.B169]-[.B$4])/10^9" office:value-type="float" office:value="0.027992091">
            <text:p>0.027992</text:p>
          </table:table-cell>
          <table:table-cell table:formula="of:=[.C169]-[.C168]" office:value-type="float" office:value="0">
            <text:p>0.000000</text:p>
          </table:table-cell>
          <table:table-cell table:formula="of:=[.A169]-[.A168]" office:value-type="float" office:value="0.00000100000011116208">
            <text:p>0.000001</text:p>
          </table:table-cell>
          <table:table-cell office:value-type="string">
            <text:p>d_s is renewed (r + D) to 10965161053142; c_s is fully topped up</text:p>
          </table:table-cell>
          <table:table-cell table:number-columns-repeated="2"/>
        </table:table-row>
        <table:table-row table:style-name="ro1">
          <table:table-cell office:value-type="float" office:value="1839.10098">
            <text:p>1839.100980</text:p>
          </table:table-cell>
          <table:table-cell office:value-type="float" office:value="10965159053142">
            <text:p>10965159053142</text:p>
          </table:table-cell>
          <table:table-cell table:formula="of:=([.B170]-[.B$4])/10^9" office:value-type="float" office:value="0.027992091">
            <text:p>0.027992</text:p>
          </table:table-cell>
          <table:table-cell table:formula="of:=[.C170]-[.C169]" office:value-type="float" office:value="0">
            <text:p>0.000000</text:p>
          </table:table-cell>
          <table:table-cell table:formula="of:=[.A170]-[.A169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100988">
            <text:p>1839.100988</text:p>
          </table:table-cell>
          <table:table-cell office:value-type="float" office:value="10965159062750">
            <text:p>10965159062750</text:p>
          </table:table-cell>
          <table:table-cell table:formula="of:=([.B171]-[.B$4])/10^9" office:value-type="float" office:value="0.028001699">
            <text:p>0.028002</text:p>
          </table:table-cell>
          <table:table-cell table:formula="of:=[.C171]-[.C170]" office:value-type="float" office:value="0.00000960800000000123">
            <text:p>0.000010</text:p>
          </table:table-cell>
          <table:table-cell table:formula="of:=[.A171]-[.A170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00993">
            <text:p>1839.100993</text:p>
          </table:table-cell>
          <table:table-cell office:value-type="float" office:value="10965159062750">
            <text:p>10965159062750</text:p>
          </table:table-cell>
          <table:table-cell table:formula="of:=([.B172]-[.B$4])/10^9" office:value-type="float" office:value="0.028001699">
            <text:p>0.028002</text:p>
          </table:table-cell>
          <table:table-cell table:formula="of:=[.C172]-[.C171]" office:value-type="float" office:value="0">
            <text:p>0.000000</text:p>
          </table:table-cell>
          <table:table-cell table:formula="of:=[.A172]-[.A171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01895">
            <text:p>1839.101895</text:p>
          </table:table-cell>
          <table:table-cell office:value-type="float" office:value="10965159969566">
            <text:p>10965159969566</text:p>
          </table:table-cell>
          <table:table-cell table:formula="of:=([.B173]-[.B$4])/10^9" office:value-type="float" office:value="0.028908515">
            <text:p>0.028909</text:p>
          </table:table-cell>
          <table:table-cell table:formula="of:=[.C173]-[.C172]" office:value-type="float" office:value="0.000906815999999998">
            <text:p>0.000907</text:p>
          </table:table-cell>
          <table:table-cell table:formula="of:=[.A173]-[.A172]" office:value-type="float" office:value="0.000901999999996406">
            <text:p>0.00090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01897">
            <text:p>1839.101897</text:p>
          </table:table-cell>
          <table:table-cell office:value-type="float" office:value="10965159969566">
            <text:p>10965159969566</text:p>
          </table:table-cell>
          <table:table-cell table:formula="of:=([.B174]-[.B$4])/10^9" office:value-type="float" office:value="0.028908515">
            <text:p>0.028909</text:p>
          </table:table-cell>
          <table:table-cell table:formula="of:=[.C174]-[.C173]" office:value-type="float" office:value="0">
            <text:p>0.000000</text:p>
          </table:table-cell>
          <table:table-cell table:formula="of:=[.A174]-[.A173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01902">
            <text:p>1839.101902</text:p>
          </table:table-cell>
          <table:table-cell office:value-type="float" office:value="10965159969566">
            <text:p>10965159969566</text:p>
          </table:table-cell>
          <table:table-cell table:formula="of:=([.B175]-[.B$4])/10^9" office:value-type="float" office:value="0.028908515">
            <text:p>0.028909</text:p>
          </table:table-cell>
          <table:table-cell table:formula="of:=[.C175]-[.C174]" office:value-type="float" office:value="0">
            <text:p>0.000000</text:p>
          </table:table-cell>
          <table:table-cell table:formula="of:=[.A175]-[.A174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02699">
            <text:p>1839.102699</text:p>
          </table:table-cell>
          <table:table-cell office:value-type="float" office:value="10965160782322">
            <text:p>10965160782322</text:p>
          </table:table-cell>
          <table:table-cell table:formula="of:=([.B176]-[.B$4])/10^9" office:value-type="float" office:value="0.029721271">
            <text:p>0.029721</text:p>
          </table:table-cell>
          <table:table-cell table:formula="of:=[.C176]-[.C175]" office:value-type="float" office:value="0.000812756000000001">
            <text:p>0.000813</text:p>
          </table:table-cell>
          <table:table-cell table:formula="of:=[.A176]-[.A175]" office:value-type="float" office:value="0.000796999999920445">
            <text:p>0.00079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027">
            <text:p>1839.102700</text:p>
          </table:table-cell>
          <table:table-cell office:value-type="float" office:value="10965160782322">
            <text:p>10965160782322</text:p>
          </table:table-cell>
          <table:table-cell table:formula="of:=([.B177]-[.B$4])/10^9" office:value-type="float" office:value="0.029721271">
            <text:p>0.029721</text:p>
          </table:table-cell>
          <table:table-cell table:formula="of:=[.C177]-[.C176]" office:value-type="float" office:value="0">
            <text:p>0.000000</text:p>
          </table:table-cell>
          <table:table-cell table:formula="of:=[.A177]-[.A176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02706">
            <text:p>1839.102706</text:p>
          </table:table-cell>
          <table:table-cell office:value-type="float" office:value="10965160782322">
            <text:p>10965160782322</text:p>
          </table:table-cell>
          <table:table-cell table:formula="of:=([.B178]-[.B$4])/10^9" office:value-type="float" office:value="0.029721271">
            <text:p>0.029721</text:p>
          </table:table-cell>
          <table:table-cell table:formula="of:=[.C178]-[.C177]" office:value-type="float" office:value="0">
            <text:p>0.000000</text:p>
          </table:table-cell>
          <table:table-cell table:formula="of:=[.A178]-[.A177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02808">
            <text:p>1839.102808</text:p>
          </table:table-cell>
          <table:table-cell office:value-type="float" office:value="10965160891149">
            <text:p>10965160891149</text:p>
          </table:table-cell>
          <table:table-cell table:formula="of:=([.B179]-[.B$4])/10^9" office:value-type="float" office:value="0.029830098">
            <text:p>0.029830</text:p>
          </table:table-cell>
          <table:table-cell table:formula="of:=[.C179]-[.C178]" office:value-type="float" office:value="0.000108826999999999">
            <text:p>0.000109</text:p>
          </table:table-cell>
          <table:table-cell table:formula="of:=[.A179]-[.A178]" office:value-type="float" office:value="0.000102000000197222">
            <text:p>0.00010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102809">
            <text:p>1839.102809</text:p>
          </table:table-cell>
          <table:table-cell office:value-type="float" office:value="10965160891149">
            <text:p>10965160891149</text:p>
          </table:table-cell>
          <table:table-cell table:formula="of:=([.B180]-[.B$4])/10^9" office:value-type="float" office:value="0.029830098">
            <text:p>0.029830</text:p>
          </table:table-cell>
          <table:table-cell table:formula="of:=[.C180]-[.C179]" office:value-type="float" office:value="0">
            <text:p>0.000000</text:p>
          </table:table-cell>
          <table:table-cell table:formula="of:=[.A180]-[.A179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02973">
            <text:p>1839.102973</text:p>
          </table:table-cell>
          <table:table-cell office:value-type="float" office:value="10965160891149">
            <text:p>10965160891149</text:p>
          </table:table-cell>
          <table:table-cell table:formula="of:=([.B181]-[.B$4])/10^9" office:value-type="float" office:value="0.029830098">
            <text:p>0.029830</text:p>
          </table:table-cell>
          <table:table-cell table:formula="of:=[.C181]-[.C180]" office:value-type="float" office:value="0">
            <text:p>0.000000</text:p>
          </table:table-cell>
          <table:table-cell table:formula="of:=[.A181]-[.A180]" office:value-type="float" office:value="0.000164000000040687">
            <text:p>0.00016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02976">
            <text:p>1839.102976</text:p>
          </table:table-cell>
          <table:table-cell office:value-type="float" office:value="10965161059274">
            <text:p>10965161059274</text:p>
          </table:table-cell>
          <table:table-cell table:formula="of:=([.B182]-[.B$4])/10^9" office:value-type="float" office:value="0.029998223">
            <text:p>0.029998</text:p>
          </table:table-cell>
          <table:table-cell table:formula="of:=[.C182]-[.C181]" office:value-type="float" office:value="0.000168125000000002">
            <text:p>0.000168</text:p>
          </table:table-cell>
          <table:table-cell table:formula="of:=[.A182]-[.A181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02977">
            <text:p>1839.102977</text:p>
          </table:table-cell>
          <table:table-cell office:value-type="float" office:value="10965161059274">
            <text:p>10965161059274</text:p>
          </table:table-cell>
          <table:table-cell table:formula="of:=([.B183]-[.B$4])/10^9" office:value-type="float" office:value="0.029998223">
            <text:p>0.029998</text:p>
          </table:table-cell>
          <table:table-cell table:formula="of:=[.C183]-[.C182]" office:value-type="float" office:value="0">
            <text:p>0.000000</text:p>
          </table:table-cell>
          <table:table-cell table:formula="of:=[.A183]-[.A182]" office:value-type="float" office:value="0.00000100000011116208">
            <text:p>0.000001</text:p>
          </table:table-cell>
          <table:table-cell/>
          <table:table-cell office:value-type="string">
            <text:p>172351 / 1756829 &lt;= 2000000 / 5000000</text:p>
          </table:table-cell>
          <table:table-cell/>
        </table:table-row>
        <table:table-row table:style-name="ro1">
          <table:table-cell office:value-type="float" office:value="1839.102978">
            <text:p>1839.102978</text:p>
          </table:table-cell>
          <table:table-cell office:value-type="float" office:value="10965161059274">
            <text:p>10965161059274</text:p>
          </table:table-cell>
          <table:table-cell table:formula="of:=([.B184]-[.B$4])/10^9" office:value-type="float" office:value="0.029998223">
            <text:p>0.029998</text:p>
          </table:table-cell>
          <table:table-cell table:formula="of:=[.C184]-[.C183]" office:value-type="float" office:value="0">
            <text:p>0.000000</text:p>
          </table:table-cell>
          <table:table-cell table:formula="of:=[.A184]-[.A183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02983">
            <text:p>1839.102983</text:p>
          </table:table-cell>
          <table:table-cell office:value-type="float" office:value="10965161059274">
            <text:p>10965161059274</text:p>
          </table:table-cell>
          <table:table-cell table:formula="of:=([.B185]-[.B$4])/10^9" office:value-type="float" office:value="0.029998223">
            <text:p>0.029998</text:p>
          </table:table-cell>
          <table:table-cell table:formula="of:=[.C185]-[.C184]" office:value-type="float" office:value="0">
            <text:p>0.000000</text:p>
          </table:table-cell>
          <table:table-cell table:formula="of:=[.A185]-[.A184]" office:value-type="float" office:value="0.00000500000010106305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102985">
            <text:p>1839.102985</text:p>
          </table:table-cell>
          <table:table-cell office:value-type="float" office:value="10965161068485">
            <text:p>10965161068485</text:p>
          </table:table-cell>
          <table:table-cell table:formula="of:=([.B186]-[.B$4])/10^9" office:value-type="float" office:value="0.030007434">
            <text:p>0.030007</text:p>
          </table:table-cell>
          <table:table-cell table:formula="of:=[.C186]-[.C185]" office:value-type="float" office:value="0.00000921099999999855">
            <text:p>0.000009</text:p>
          </table:table-cell>
          <table:table-cell table:formula="of:=[.A186]-[.A18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02986">
            <text:p>1839.102986</text:p>
          </table:table-cell>
          <table:table-cell office:value-type="float" office:value="10965161068485">
            <text:p>10965161068485</text:p>
          </table:table-cell>
          <table:table-cell table:formula="of:=([.B187]-[.B$4])/10^9" office:value-type="float" office:value="0.030007434">
            <text:p>0.030007</text:p>
          </table:table-cell>
          <table:table-cell table:formula="of:=[.C187]-[.C186]" office:value-type="float" office:value="0">
            <text:p>0.000000</text:p>
          </table:table-cell>
          <table:table-cell table:formula="of:=[.A187]-[.A186]" office:value-type="float" office:value="0.00000100000011116208">
            <text:p>0.000001</text:p>
          </table:table-cell>
          <table:table-cell table:number-columns-repeated="2"/>
          <table:table-cell office:value-type="string">
            <text:p>2886293 / 4004137 &gt; 3000000 / 7000000</text:p>
          </table:table-cell>
        </table:table-row>
        <table:table-row table:style-name="ro1">
          <table:table-cell office:value-type="float" office:value="1839.102987">
            <text:p>1839.102987</text:p>
          </table:table-cell>
          <table:table-cell office:value-type="float" office:value="10965161068485">
            <text:p>10965161068485</text:p>
          </table:table-cell>
          <table:table-cell table:formula="of:=([.B188]-[.B$4])/10^9" office:value-type="float" office:value="0.030007434">
            <text:p>0.030007</text:p>
          </table:table-cell>
          <table:table-cell table:formula="of:=[.C188]-[.C187]" office:value-type="float" office:value="0">
            <text:p>0.000000</text:p>
          </table:table-cell>
          <table:table-cell table:formula="of:=[.A188]-[.A187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168068485; c_s is fully topped up</text:p>
          </table:table-cell>
        </table:table-row>
        <table:table-row table:style-name="ro1">
          <table:table-cell office:value-type="float" office:value="1839.10301">
            <text:p>1839.103010</text:p>
          </table:table-cell>
          <table:table-cell office:value-type="float" office:value="10965161083635">
            <text:p>10965161083635</text:p>
          </table:table-cell>
          <table:table-cell table:formula="of:=([.B189]-[.B$4])/10^9" office:value-type="float" office:value="0.030022584">
            <text:p>0.030023</text:p>
          </table:table-cell>
          <table:table-cell table:formula="of:=[.C189]-[.C188]" office:value-type="float" office:value="0.000015150000000002">
            <text:p>0.000015</text:p>
          </table:table-cell>
          <table:table-cell table:formula="of:=[.A189]-[.A188]" office:value-type="float" office:value="0.0000230000000556174">
            <text:p>0.000023</text:p>
          </table:table-cell>
          <table:table-cell/>
          <table:table-cell office:value-type="string">
            <text:p>is pick_next_task_dl-ed by nautilus (1695)</text:p>
          </table:table-cell>
          <table:table-cell/>
        </table:table-row>
        <table:table-row table:style-name="ro1">
          <table:table-cell office:value-type="float" office:value="1839.103184">
            <text:p>1839.103184</text:p>
          </table:table-cell>
          <table:table-cell office:value-type="float" office:value="10965161266640">
            <text:p>10965161266640</text:p>
          </table:table-cell>
          <table:table-cell table:formula="of:=([.B190]-[.B$4])/10^9" office:value-type="float" office:value="0.030205589">
            <text:p>0.030206</text:p>
          </table:table-cell>
          <table:table-cell table:formula="of:=[.C190]-[.C189]" office:value-type="float" office:value="0.000183005">
            <text:p>0.000183</text:p>
          </table:table-cell>
          <table:table-cell table:formula="of:=[.A190]-[.A189]" office:value-type="float" office:value="0.00017400000001544">
            <text:p>0.00017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03185">
            <text:p>1839.103185</text:p>
          </table:table-cell>
          <table:table-cell office:value-type="float" office:value="10965161266640">
            <text:p>10965161266640</text:p>
          </table:table-cell>
          <table:table-cell table:formula="of:=([.B191]-[.B$4])/10^9" office:value-type="float" office:value="0.030205589">
            <text:p>0.030206</text:p>
          </table:table-cell>
          <table:table-cell table:formula="of:=[.C191]-[.C190]" office:value-type="float" office:value="0">
            <text:p>0.000000</text:p>
          </table:table-cell>
          <table:table-cell table:formula="of:=[.A191]-[.A190]" office:value-type="float" office:value="0.000000999999883788405">
            <text:p>0.000001</text:p>
          </table:table-cell>
          <table:table-cell/>
          <table:table-cell office:value-type="string">
            <text:p>uses up its c_s; 10965161266640-10965161083635=183005</text:p>
          </table:table-cell>
          <table:table-cell/>
        </table:table-row>
        <table:table-row table:style-name="ro1">
          <table:table-cell office:value-type="float" office:value="1839.103198">
            <text:p>1839.103198</text:p>
          </table:table-cell>
          <table:table-cell office:value-type="float" office:value="10965161281184">
            <text:p>10965161281184</text:p>
          </table:table-cell>
          <table:table-cell table:formula="of:=([.B192]-[.B$4])/10^9" office:value-type="float" office:value="0.030220133">
            <text:p>0.030220</text:p>
          </table:table-cell>
          <table:table-cell table:formula="of:=[.C192]-[.C191]" office:value-type="float" office:value="0.0000145439999999983">
            <text:p>0.000015</text:p>
          </table:table-cell>
          <table:table-cell table:formula="of:=[.A192]-[.A191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03203">
            <text:p>1839.103203</text:p>
          </table:table-cell>
          <table:table-cell office:value-type="float" office:value="10965161281184">
            <text:p>10965161281184</text:p>
          </table:table-cell>
          <table:table-cell table:formula="of:=([.B193]-[.B$4])/10^9" office:value-type="float" office:value="0.030220133">
            <text:p>0.030220</text:p>
          </table:table-cell>
          <table:table-cell table:formula="of:=[.C193]-[.C192]" office:value-type="float" office:value="0">
            <text:p>0.000000</text:p>
          </table:table-cell>
          <table:table-cell table:formula="of:=[.A193]-[.A19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0474">
            <text:p>1839.104740</text:p>
          </table:table-cell>
          <table:table-cell office:value-type="float" office:value="10965161281184">
            <text:p>10965161281184</text:p>
          </table:table-cell>
          <table:table-cell table:formula="of:=([.B194]-[.B$4])/10^9" office:value-type="float" office:value="0.030220133">
            <text:p>0.030220</text:p>
          </table:table-cell>
          <table:table-cell table:formula="of:=[.C194]-[.C193]" office:value-type="float" office:value="0">
            <text:p>0.000000</text:p>
          </table:table-cell>
          <table:table-cell table:formula="of:=[.A194]-[.A193]" office:value-type="float" office:value="0.00153700000009849">
            <text:p>0.00153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04741">
            <text:p>1839.104741</text:p>
          </table:table-cell>
          <table:table-cell office:value-type="float" office:value="10965161281184">
            <text:p>10965161281184</text:p>
          </table:table-cell>
          <table:table-cell table:formula="of:=([.B195]-[.B$4])/10^9" office:value-type="float" office:value="0.030220133">
            <text:p>0.030220</text:p>
          </table:table-cell>
          <table:table-cell table:formula="of:=[.C195]-[.C194]" office:value-type="float" office:value="0">
            <text:p>0.000000</text:p>
          </table:table-cell>
          <table:table-cell table:formula="of:=[.A195]-[.A194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04743">
            <text:p>1839.104743</text:p>
          </table:table-cell>
          <table:table-cell office:value-type="float" office:value="10965161281184">
            <text:p>10965161281184</text:p>
          </table:table-cell>
          <table:table-cell table:formula="of:=([.B196]-[.B$4])/10^9" office:value-type="float" office:value="0.030220133">
            <text:p>0.030220</text:p>
          </table:table-cell>
          <table:table-cell table:formula="of:=[.C196]-[.C195]" office:value-type="float" office:value="0">
            <text:p>0.000000</text:p>
          </table:table-cell>
          <table:table-cell table:formula="of:=[.A196]-[.A195]" office:value-type="float" office:value="0.00000199999999495049">
            <text:p>0.000002</text:p>
          </table:table-cell>
          <table:table-cell/>
          <table:table-cell office:value-type="string">
            <text:p>postpones its deadline to 10965167816103; c_s is topped up to 1989346</text:p>
          </table:table-cell>
          <table:table-cell/>
        </table:table-row>
        <table:table-row table:style-name="ro1">
          <table:table-cell office:value-type="float" office:value="1839.104744">
            <text:p>1839.104744</text:p>
          </table:table-cell>
          <table:table-cell office:value-type="float" office:value="10965161281184">
            <text:p>10965161281184</text:p>
          </table:table-cell>
          <table:table-cell table:formula="of:=([.B197]-[.B$4])/10^9" office:value-type="float" office:value="0.030220133">
            <text:p>0.030220</text:p>
          </table:table-cell>
          <table:table-cell table:formula="of:=[.C197]-[.C196]" office:value-type="float" office:value="0">
            <text:p>0.000000</text:p>
          </table:table-cell>
          <table:table-cell table:formula="of:=[.A197]-[.A196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04752">
            <text:p>1839.104752</text:p>
          </table:table-cell>
          <table:table-cell office:value-type="float" office:value="10965162834887">
            <text:p>10965162834887</text:p>
          </table:table-cell>
          <table:table-cell table:formula="of:=([.B198]-[.B$4])/10^9" office:value-type="float" office:value="0.031773836">
            <text:p>0.031774</text:p>
          </table:table-cell>
          <table:table-cell table:formula="of:=[.C198]-[.C197]" office:value-type="float" office:value="0.001553703">
            <text:p>0.001554</text:p>
          </table:table-cell>
          <table:table-cell table:formula="of:=[.A198]-[.A197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04757">
            <text:p>1839.104757</text:p>
          </table:table-cell>
          <table:table-cell office:value-type="float" office:value="10965162834887">
            <text:p>10965162834887</text:p>
          </table:table-cell>
          <table:table-cell table:formula="of:=([.B199]-[.B$4])/10^9" office:value-type="float" office:value="0.031773836">
            <text:p>0.031774</text:p>
          </table:table-cell>
          <table:table-cell table:formula="of:=[.C199]-[.C198]" office:value-type="float" office:value="0">
            <text:p>0.000000</text:p>
          </table:table-cell>
          <table:table-cell table:formula="of:=[.A199]-[.A198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04967">
            <text:p>1839.104967</text:p>
          </table:table-cell>
          <table:table-cell office:value-type="float" office:value="10965162834887">
            <text:p>10965162834887</text:p>
          </table:table-cell>
          <table:table-cell table:formula="of:=([.B200]-[.B$4])/10^9" office:value-type="float" office:value="0.031773836">
            <text:p>0.031774</text:p>
          </table:table-cell>
          <table:table-cell table:formula="of:=[.C200]-[.C199]" office:value-type="float" office:value="0">
            <text:p>0.000000</text:p>
          </table:table-cell>
          <table:table-cell table:formula="of:=[.A200]-[.A199]" office:value-type="float" office:value="0.000209999999924548">
            <text:p>0.0002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0497">
            <text:p>1839.104970</text:p>
          </table:table-cell>
          <table:table-cell office:value-type="float" office:value="10965163053183">
            <text:p>10965163053183</text:p>
          </table:table-cell>
          <table:table-cell table:formula="of:=([.B201]-[.B$4])/10^9" office:value-type="float" office:value="0.031992132">
            <text:p>0.031992</text:p>
          </table:table-cell>
          <table:table-cell table:formula="of:=[.C201]-[.C200]" office:value-type="float" office:value="0.000218296">
            <text:p>0.000218</text:p>
          </table:table-cell>
          <table:table-cell table:formula="of:=[.A201]-[.A200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0497">
            <text:p>1839.104970</text:p>
          </table:table-cell>
          <table:table-cell office:value-type="float" office:value="10965163053183">
            <text:p>10965163053183</text:p>
          </table:table-cell>
          <table:table-cell table:formula="of:=([.B202]-[.B$4])/10^9" office:value-type="float" office:value="0.031992132">
            <text:p>0.031992</text:p>
          </table:table-cell>
          <table:table-cell table:formula="of:=[.C202]-[.C201]" office:value-type="float" office:value="0">
            <text:p>0.000000</text:p>
          </table:table-cell>
          <table:table-cell table:formula="of:=[.A202]-[.A201]" office:value-type="float" office:value="0">
            <text:p>0.000000</text:p>
          </table:table-cell>
          <table:table-cell office:value-type="string">
            <text:p>d_s is renewed (r + D) to 10965165053183; c_s is fully topped up</text:p>
          </table:table-cell>
          <table:table-cell table:number-columns-repeated="2"/>
        </table:table-row>
        <table:table-row table:style-name="ro1">
          <table:table-cell office:value-type="float" office:value="1839.104972">
            <text:p>1839.104972</text:p>
          </table:table-cell>
          <table:table-cell office:value-type="float" office:value="10965163053183">
            <text:p>10965163053183</text:p>
          </table:table-cell>
          <table:table-cell table:formula="of:=([.B203]-[.B$4])/10^9" office:value-type="float" office:value="0.031992132">
            <text:p>0.031992</text:p>
          </table:table-cell>
          <table:table-cell table:formula="of:=[.C203]-[.C202]" office:value-type="float" office:value="0">
            <text:p>0.000000</text:p>
          </table:table-cell>
          <table:table-cell table:formula="of:=[.A203]-[.A202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104979">
            <text:p>1839.104979</text:p>
          </table:table-cell>
          <table:table-cell office:value-type="float" office:value="10965163062581">
            <text:p>10965163062581</text:p>
          </table:table-cell>
          <table:table-cell table:formula="of:=([.B204]-[.B$4])/10^9" office:value-type="float" office:value="0.03200153">
            <text:p>0.032002</text:p>
          </table:table-cell>
          <table:table-cell table:formula="of:=[.C204]-[.C203]" office:value-type="float" office:value="0.00000939800000000074">
            <text:p>0.000009</text:p>
          </table:table-cell>
          <table:table-cell table:formula="of:=[.A204]-[.A203]" office:value-type="float" office:value="0.00000699999986863986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04984">
            <text:p>1839.104984</text:p>
          </table:table-cell>
          <table:table-cell office:value-type="float" office:value="10965163062581">
            <text:p>10965163062581</text:p>
          </table:table-cell>
          <table:table-cell table:formula="of:=([.B205]-[.B$4])/10^9" office:value-type="float" office:value="0.03200153">
            <text:p>0.032002</text:p>
          </table:table-cell>
          <table:table-cell table:formula="of:=[.C205]-[.C204]" office:value-type="float" office:value="0">
            <text:p>0.000000</text:p>
          </table:table-cell>
          <table:table-cell table:formula="of:=[.A205]-[.A204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05874">
            <text:p>1839.105874</text:p>
          </table:table-cell>
          <table:table-cell office:value-type="float" office:value="10965163957200">
            <text:p>10965163957200</text:p>
          </table:table-cell>
          <table:table-cell table:formula="of:=([.B206]-[.B$4])/10^9" office:value-type="float" office:value="0.032896149">
            <text:p>0.032896</text:p>
          </table:table-cell>
          <table:table-cell table:formula="of:=[.C206]-[.C205]" office:value-type="float" office:value="0.000894618999999999">
            <text:p>0.000895</text:p>
          </table:table-cell>
          <table:table-cell table:formula="of:=[.A206]-[.A205]" office:value-type="float" office:value="0.000890000000026703">
            <text:p>0.00089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05876">
            <text:p>1839.105876</text:p>
          </table:table-cell>
          <table:table-cell office:value-type="float" office:value="10965163957200">
            <text:p>10965163957200</text:p>
          </table:table-cell>
          <table:table-cell table:formula="of:=([.B207]-[.B$4])/10^9" office:value-type="float" office:value="0.032896149">
            <text:p>0.032896</text:p>
          </table:table-cell>
          <table:table-cell table:formula="of:=[.C207]-[.C206]" office:value-type="float" office:value="0">
            <text:p>0.000000</text:p>
          </table:table-cell>
          <table:table-cell table:formula="of:=[.A207]-[.A20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05881">
            <text:p>1839.105881</text:p>
          </table:table-cell>
          <table:table-cell office:value-type="float" office:value="10965163957200">
            <text:p>10965163957200</text:p>
          </table:table-cell>
          <table:table-cell table:formula="of:=([.B208]-[.B$4])/10^9" office:value-type="float" office:value="0.032896149">
            <text:p>0.032896</text:p>
          </table:table-cell>
          <table:table-cell table:formula="of:=[.C208]-[.C207]" office:value-type="float" office:value="0">
            <text:p>0.000000</text:p>
          </table:table-cell>
          <table:table-cell table:formula="of:=[.A208]-[.A207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07447">
            <text:p>1839.107447</text:p>
          </table:table-cell>
          <table:table-cell office:value-type="float" office:value="10965165539110">
            <text:p>10965165539110</text:p>
          </table:table-cell>
          <table:table-cell table:formula="of:=([.B209]-[.B$4])/10^9" office:value-type="float" office:value="0.034478059">
            <text:p>0.034478</text:p>
          </table:table-cell>
          <table:table-cell table:formula="of:=[.C209]-[.C208]" office:value-type="float" office:value="0.00158191">
            <text:p>0.001582</text:p>
          </table:table-cell>
          <table:table-cell table:formula="of:=[.A209]-[.A208]" office:value-type="float" office:value="0.00156600000013896">
            <text:p>0.00156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07449">
            <text:p>1839.107449</text:p>
          </table:table-cell>
          <table:table-cell office:value-type="float" office:value="10965165539110">
            <text:p>10965165539110</text:p>
          </table:table-cell>
          <table:table-cell table:formula="of:=([.B210]-[.B$4])/10^9" office:value-type="float" office:value="0.034478059">
            <text:p>0.034478</text:p>
          </table:table-cell>
          <table:table-cell table:formula="of:=[.C210]-[.C209]" office:value-type="float" office:value="0">
            <text:p>0.000000</text:p>
          </table:table-cell>
          <table:table-cell table:formula="of:=[.A210]-[.A20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07454">
            <text:p>1839.107454</text:p>
          </table:table-cell>
          <table:table-cell office:value-type="float" office:value="10965165539110">
            <text:p>10965165539110</text:p>
          </table:table-cell>
          <table:table-cell table:formula="of:=([.B211]-[.B$4])/10^9" office:value-type="float" office:value="0.034478059">
            <text:p>0.034478</text:p>
          </table:table-cell>
          <table:table-cell table:formula="of:=[.C211]-[.C210]" office:value-type="float" office:value="0">
            <text:p>0.000000</text:p>
          </table:table-cell>
          <table:table-cell table:formula="of:=[.A211]-[.A210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07962">
            <text:p>1839.107962</text:p>
          </table:table-cell>
          <table:table-cell office:value-type="float" office:value="10965165539110">
            <text:p>10965165539110</text:p>
          </table:table-cell>
          <table:table-cell table:formula="of:=([.B212]-[.B$4])/10^9" office:value-type="float" office:value="0.034478059">
            <text:p>0.034478</text:p>
          </table:table-cell>
          <table:table-cell table:formula="of:=[.C212]-[.C211]" office:value-type="float" office:value="0">
            <text:p>0.000000</text:p>
          </table:table-cell>
          <table:table-cell table:formula="of:=[.A212]-[.A211]" office:value-type="float" office:value="0.000508000000081665">
            <text:p>0.00050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07964">
            <text:p>1839.107964</text:p>
          </table:table-cell>
          <table:table-cell office:value-type="float" office:value="10965166056052">
            <text:p>10965166056052</text:p>
          </table:table-cell>
          <table:table-cell table:formula="of:=([.B213]-[.B$4])/10^9" office:value-type="float" office:value="0.034995001">
            <text:p>0.034995</text:p>
          </table:table-cell>
          <table:table-cell table:formula="of:=[.C213]-[.C212]" office:value-type="float" office:value="0.000516941999999999">
            <text:p>0.000517</text:p>
          </table:table-cell>
          <table:table-cell table:formula="of:=[.A213]-[.A21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07965">
            <text:p>1839.107965</text:p>
          </table:table-cell>
          <table:table-cell office:value-type="float" office:value="10965166056052">
            <text:p>10965166056052</text:p>
          </table:table-cell>
          <table:table-cell table:formula="of:=([.B214]-[.B$4])/10^9" office:value-type="float" office:value="0.034995001">
            <text:p>0.034995</text:p>
          </table:table-cell>
          <table:table-cell table:formula="of:=[.C214]-[.C213]" office:value-type="float" office:value="0">
            <text:p>0.000000</text:p>
          </table:table-cell>
          <table:table-cell table:formula="of:=[.A214]-[.A213]" office:value-type="float" office:value="0.000000999999883788405">
            <text:p>0.000001</text:p>
          </table:table-cell>
          <table:table-cell/>
          <table:table-cell office:value-type="string">
            <text:p>179742 / 1760051 &lt;= 2000000 / 5000000</text:p>
          </table:table-cell>
          <table:table-cell/>
        </table:table-row>
        <table:table-row table:style-name="ro1">
          <table:table-cell office:value-type="float" office:value="1839.107966">
            <text:p>1839.107966</text:p>
          </table:table-cell>
          <table:table-cell office:value-type="float" office:value="10965166056052">
            <text:p>10965166056052</text:p>
          </table:table-cell>
          <table:table-cell table:formula="of:=([.B215]-[.B$4])/10^9" office:value-type="float" office:value="0.034995001">
            <text:p>0.034995</text:p>
          </table:table-cell>
          <table:table-cell table:formula="of:=[.C215]-[.C214]" office:value-type="float" office:value="0">
            <text:p>0.000000</text:p>
          </table:table-cell>
          <table:table-cell table:formula="of:=[.A215]-[.A214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07967">
            <text:p>1839.107967</text:p>
          </table:table-cell>
          <table:table-cell office:value-type="float" office:value="10965166056052">
            <text:p>10965166056052</text:p>
          </table:table-cell>
          <table:table-cell table:formula="of:=([.B216]-[.B$4])/10^9" office:value-type="float" office:value="0.034995001">
            <text:p>0.034995</text:p>
          </table:table-cell>
          <table:table-cell table:formula="of:=[.C216]-[.C215]" office:value-type="float" office:value="0">
            <text:p>0.000000</text:p>
          </table:table-cell>
          <table:table-cell table:formula="of:=[.A216]-[.A215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07978">
            <text:p>1839.107978</text:p>
          </table:table-cell>
          <table:table-cell office:value-type="float" office:value="10965166069647">
            <text:p>10965166069647</text:p>
          </table:table-cell>
          <table:table-cell table:formula="of:=([.B217]-[.B$4])/10^9" office:value-type="float" office:value="0.035008596">
            <text:p>0.035009</text:p>
          </table:table-cell>
          <table:table-cell table:formula="of:=[.C217]-[.C216]" office:value-type="float" office:value="0.0000135950000000051">
            <text:p>0.000014</text:p>
          </table:table-cell>
          <table:table-cell table:formula="of:=[.A217]-[.A216]" office:value-type="float" office:value="0.0000110000000859145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07985">
            <text:p>1839.107985</text:p>
          </table:table-cell>
          <table:table-cell office:value-type="float" office:value="10965166069647">
            <text:p>10965166069647</text:p>
          </table:table-cell>
          <table:table-cell table:formula="of:=([.B218]-[.B$4])/10^9" office:value-type="float" office:value="0.035008596">
            <text:p>0.035009</text:p>
          </table:table-cell>
          <table:table-cell table:formula="of:=[.C218]-[.C217]" office:value-type="float" office:value="0">
            <text:p>0.000000</text:p>
          </table:table-cell>
          <table:table-cell table:formula="of:=[.A218]-[.A217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08168">
            <text:p>1839.108168</text:p>
          </table:table-cell>
          <table:table-cell office:value-type="float" office:value="10965166258086">
            <text:p>10965166258086</text:p>
          </table:table-cell>
          <table:table-cell table:formula="of:=([.B219]-[.B$4])/10^9" office:value-type="float" office:value="0.035197035">
            <text:p>0.035197</text:p>
          </table:table-cell>
          <table:table-cell table:formula="of:=[.C219]-[.C218]" office:value-type="float" office:value="0.000188438999999999">
            <text:p>0.000188</text:p>
          </table:table-cell>
          <table:table-cell table:formula="of:=[.A219]-[.A218]" office:value-type="float" office:value="0.00018299999987903">
            <text:p>0.00018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08168">
            <text:p>1839.108168</text:p>
          </table:table-cell>
          <table:table-cell office:value-type="float" office:value="10965166258086">
            <text:p>10965166258086</text:p>
          </table:table-cell>
          <table:table-cell table:formula="of:=([.B220]-[.B$4])/10^9" office:value-type="float" office:value="0.035197035">
            <text:p>0.035197</text:p>
          </table:table-cell>
          <table:table-cell table:formula="of:=[.C220]-[.C219]" office:value-type="float" office:value="0">
            <text:p>0.000000</text:p>
          </table:table-cell>
          <table:table-cell table:formula="of:=[.A220]-[.A219]" office:value-type="float" office:value="0">
            <text:p>0.000000</text:p>
          </table:table-cell>
          <table:table-cell/>
          <table:table-cell office:value-type="string">
            <text:p>uses up its c_s; 10965166258086-10965166069647=188439</text:p>
          </table:table-cell>
          <table:table-cell/>
        </table:table-row>
        <table:table-row table:style-name="ro1">
          <table:table-cell office:value-type="float" office:value="1839.108179">
            <text:p>1839.108179</text:p>
          </table:table-cell>
          <table:table-cell office:value-type="float" office:value="10965166271045">
            <text:p>10965166271045</text:p>
          </table:table-cell>
          <table:table-cell table:formula="of:=([.B221]-[.B$4])/10^9" office:value-type="float" office:value="0.035209994">
            <text:p>0.035210</text:p>
          </table:table-cell>
          <table:table-cell table:formula="of:=[.C221]-[.C220]" office:value-type="float" office:value="0.0000129589999999999">
            <text:p>0.000013</text:p>
          </table:table-cell>
          <table:table-cell table:formula="of:=[.A221]-[.A220]" office:value-type="float" office:value="0.0000110000000859145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08185">
            <text:p>1839.108185</text:p>
          </table:table-cell>
          <table:table-cell office:value-type="float" office:value="10965166271045">
            <text:p>10965166271045</text:p>
          </table:table-cell>
          <table:table-cell table:formula="of:=([.B222]-[.B$4])/10^9" office:value-type="float" office:value="0.035209994">
            <text:p>0.035210</text:p>
          </table:table-cell>
          <table:table-cell table:formula="of:=[.C222]-[.C221]" office:value-type="float" office:value="0">
            <text:p>0.000000</text:p>
          </table:table-cell>
          <table:table-cell table:formula="of:=[.A222]-[.A221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08959">
            <text:p>1839.108959</text:p>
          </table:table-cell>
          <table:table-cell office:value-type="float" office:value="10965166271045">
            <text:p>10965166271045</text:p>
          </table:table-cell>
          <table:table-cell table:formula="of:=([.B223]-[.B$4])/10^9" office:value-type="float" office:value="0.035209994">
            <text:p>0.035210</text:p>
          </table:table-cell>
          <table:table-cell table:formula="of:=[.C223]-[.C222]" office:value-type="float" office:value="0">
            <text:p>0.000000</text:p>
          </table:table-cell>
          <table:table-cell table:formula="of:=[.A223]-[.A222]" office:value-type="float" office:value="0.000773999999864827">
            <text:p>0.00077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08962">
            <text:p>1839.108962</text:p>
          </table:table-cell>
          <table:table-cell office:value-type="float" office:value="10965167053319">
            <text:p>10965167053319</text:p>
          </table:table-cell>
          <table:table-cell table:formula="of:=([.B224]-[.B$4])/10^9" office:value-type="float" office:value="0.035992268">
            <text:p>0.035992</text:p>
          </table:table-cell>
          <table:table-cell table:formula="of:=[.C224]-[.C223]" office:value-type="float" office:value="0.000782273999999999">
            <text:p>0.000782</text:p>
          </table:table-cell>
          <table:table-cell table:formula="of:=[.A224]-[.A223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08962">
            <text:p>1839.108962</text:p>
          </table:table-cell>
          <table:table-cell office:value-type="float" office:value="10965167053319">
            <text:p>10965167053319</text:p>
          </table:table-cell>
          <table:table-cell table:formula="of:=([.B225]-[.B$4])/10^9" office:value-type="float" office:value="0.035992268">
            <text:p>0.035992</text:p>
          </table:table-cell>
          <table:table-cell table:formula="of:=[.C225]-[.C224]" office:value-type="float" office:value="0">
            <text:p>0.000000</text:p>
          </table:table-cell>
          <table:table-cell table:formula="of:=[.A225]-[.A224]" office:value-type="float" office:value="0">
            <text:p>0.000000</text:p>
          </table:table-cell>
          <table:table-cell office:value-type="string">
            <text:p>d_s is renewed (r + D) to 10965169053319; c_s is fully topped up</text:p>
          </table:table-cell>
          <table:table-cell table:number-columns-repeated="2"/>
        </table:table-row>
        <table:table-row table:style-name="ro1">
          <table:table-cell office:value-type="float" office:value="1839.109091">
            <text:p>1839.109091</text:p>
          </table:table-cell>
          <table:table-cell office:value-type="float" office:value="10965167182610">
            <text:p>10965167182610</text:p>
          </table:table-cell>
          <table:table-cell table:formula="of:=([.B226]-[.B$4])/10^9" office:value-type="float" office:value="0.036121559">
            <text:p>0.036122</text:p>
          </table:table-cell>
          <table:table-cell table:formula="of:=[.C226]-[.C225]" office:value-type="float" office:value="0.000129290999999997">
            <text:p>0.000129</text:p>
          </table:table-cell>
          <table:table-cell table:formula="of:=[.A226]-[.A225]" office:value-type="float" office:value="0.000129000000015367">
            <text:p>0.00012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109092">
            <text:p>1839.109092</text:p>
          </table:table-cell>
          <table:table-cell office:value-type="float" office:value="10965167182610">
            <text:p>10965167182610</text:p>
          </table:table-cell>
          <table:table-cell table:formula="of:=([.B227]-[.B$4])/10^9" office:value-type="float" office:value="0.036121559">
            <text:p>0.036122</text:p>
          </table:table-cell>
          <table:table-cell table:formula="of:=[.C227]-[.C226]" office:value-type="float" office:value="0">
            <text:p>0.000000</text:p>
          </table:table-cell>
          <table:table-cell table:formula="of:=[.A227]-[.A226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09098">
            <text:p>1839.109098</text:p>
          </table:table-cell>
          <table:table-cell office:value-type="float" office:value="10965167182610">
            <text:p>10965167182610</text:p>
          </table:table-cell>
          <table:table-cell table:formula="of:=([.B228]-[.B$4])/10^9" office:value-type="float" office:value="0.036121559">
            <text:p>0.036122</text:p>
          </table:table-cell>
          <table:table-cell table:formula="of:=[.C228]-[.C227]" office:value-type="float" office:value="0">
            <text:p>0.000000</text:p>
          </table:table-cell>
          <table:table-cell table:formula="of:=[.A228]-[.A227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109731">
            <text:p>1839.109731</text:p>
          </table:table-cell>
          <table:table-cell office:value-type="float" office:value="10965167182610">
            <text:p>10965167182610</text:p>
          </table:table-cell>
          <table:table-cell table:formula="of:=([.B229]-[.B$4])/10^9" office:value-type="float" office:value="0.036121559">
            <text:p>0.036122</text:p>
          </table:table-cell>
          <table:table-cell table:formula="of:=[.C229]-[.C228]" office:value-type="float" office:value="0">
            <text:p>0.000000</text:p>
          </table:table-cell>
          <table:table-cell table:formula="of:=[.A229]-[.A228]" office:value-type="float" office:value="0.000633000000107131">
            <text:p>0.00063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09732">
            <text:p>1839.109732</text:p>
          </table:table-cell>
          <table:table-cell office:value-type="float" office:value="10965167182610">
            <text:p>10965167182610</text:p>
          </table:table-cell>
          <table:table-cell table:formula="of:=([.B230]-[.B$4])/10^9" office:value-type="float" office:value="0.036121559">
            <text:p>0.036122</text:p>
          </table:table-cell>
          <table:table-cell table:formula="of:=[.C230]-[.C229]" office:value-type="float" office:value="0">
            <text:p>0.000000</text:p>
          </table:table-cell>
          <table:table-cell table:formula="of:=[.A230]-[.A229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09733">
            <text:p>1839.109733</text:p>
          </table:table-cell>
          <table:table-cell office:value-type="float" office:value="10965167182610">
            <text:p>10965167182610</text:p>
          </table:table-cell>
          <table:table-cell table:formula="of:=([.B231]-[.B$4])/10^9" office:value-type="float" office:value="0.036121559">
            <text:p>0.036122</text:p>
          </table:table-cell>
          <table:table-cell table:formula="of:=[.C231]-[.C230]" office:value-type="float" office:value="0">
            <text:p>0.000000</text:p>
          </table:table-cell>
          <table:table-cell table:formula="of:=[.A231]-[.A230]" office:value-type="float" office:value="0.00000100000011116208">
            <text:p>0.000001</text:p>
          </table:table-cell>
          <table:table-cell/>
          <table:table-cell office:value-type="string">
            <text:p>postpones its deadline to 10965172816103; c_s is topped up to 1991303</text:p>
          </table:table-cell>
          <table:table-cell/>
        </table:table-row>
        <table:table-row table:style-name="ro1">
          <table:table-cell office:value-type="float" office:value="1839.110027">
            <text:p>1839.110027</text:p>
          </table:table-cell>
          <table:table-cell office:value-type="float" office:value="10965168127048">
            <text:p>10965168127048</text:p>
          </table:table-cell>
          <table:table-cell table:formula="of:=([.B232]-[.B$4])/10^9" office:value-type="float" office:value="0.037065997">
            <text:p>0.037066</text:p>
          </table:table-cell>
          <table:table-cell table:formula="of:=[.C232]-[.C231]" office:value-type="float" office:value="0.000944438000000006">
            <text:p>0.000944</text:p>
          </table:table-cell>
          <table:table-cell table:formula="of:=[.A232]-[.A231]" office:value-type="float" office:value="0.000293999999939842">
            <text:p>0.00029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10028">
            <text:p>1839.110028</text:p>
          </table:table-cell>
          <table:table-cell office:value-type="float" office:value="10965168127048">
            <text:p>10965168127048</text:p>
          </table:table-cell>
          <table:table-cell table:formula="of:=([.B233]-[.B$4])/10^9" office:value-type="float" office:value="0.037065997">
            <text:p>0.037066</text:p>
          </table:table-cell>
          <table:table-cell table:formula="of:=[.C233]-[.C232]" office:value-type="float" office:value="0">
            <text:p>0.000000</text:p>
          </table:table-cell>
          <table:table-cell table:formula="of:=[.A233]-[.A232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10035">
            <text:p>1839.110035</text:p>
          </table:table-cell>
          <table:table-cell office:value-type="float" office:value="10965168127048">
            <text:p>10965168127048</text:p>
          </table:table-cell>
          <table:table-cell table:formula="of:=([.B234]-[.B$4])/10^9" office:value-type="float" office:value="0.037065997">
            <text:p>0.037066</text:p>
          </table:table-cell>
          <table:table-cell table:formula="of:=[.C234]-[.C233]" office:value-type="float" office:value="0">
            <text:p>0.000000</text:p>
          </table:table-cell>
          <table:table-cell table:formula="of:=[.A234]-[.A233]" office:value-type="float" office:value="0.00000699999986863986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11767">
            <text:p>1839.111767</text:p>
          </table:table-cell>
          <table:table-cell office:value-type="float" office:value="10965169866969">
            <text:p>10965169866969</text:p>
          </table:table-cell>
          <table:table-cell table:formula="of:=([.B235]-[.B$4])/10^9" office:value-type="float" office:value="0.038805918">
            <text:p>0.038806</text:p>
          </table:table-cell>
          <table:table-cell table:formula="of:=[.C235]-[.C234]" office:value-type="float" office:value="0.001739921">
            <text:p>0.001740</text:p>
          </table:table-cell>
          <table:table-cell table:formula="of:=[.A235]-[.A234]" office:value-type="float" office:value="0.00173200000017459">
            <text:p>0.00173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11768">
            <text:p>1839.111768</text:p>
          </table:table-cell>
          <table:table-cell office:value-type="float" office:value="10965169866969">
            <text:p>10965169866969</text:p>
          </table:table-cell>
          <table:table-cell table:formula="of:=([.B236]-[.B$4])/10^9" office:value-type="float" office:value="0.038805918">
            <text:p>0.038806</text:p>
          </table:table-cell>
          <table:table-cell table:formula="of:=[.C236]-[.C235]" office:value-type="float" office:value="0">
            <text:p>0.000000</text:p>
          </table:table-cell>
          <table:table-cell table:formula="of:=[.A236]-[.A235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12956">
            <text:p>1839.112956</text:p>
          </table:table-cell>
          <table:table-cell office:value-type="float" office:value="10965170709340">
            <text:p>10965170709340</text:p>
          </table:table-cell>
          <table:table-cell table:formula="of:=([.B237]-[.B$4])/10^9" office:value-type="float" office:value="0.039648289">
            <text:p>0.039648</text:p>
          </table:table-cell>
          <table:table-cell table:formula="of:=[.C237]-[.C236]" office:value-type="float" office:value="0.000842371000000001">
            <text:p>0.000842</text:p>
          </table:table-cell>
          <table:table-cell table:formula="of:=[.A237]-[.A236]" office:value-type="float" office:value="0.00118799999995645">
            <text:p>0.00118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11296">
            <text:p>1839.112960</text:p>
          </table:table-cell>
          <table:table-cell office:value-type="float" office:value="10965171059130">
            <text:p>10965171059130</text:p>
          </table:table-cell>
          <table:table-cell table:formula="of:=([.B238]-[.B$4])/10^9" office:value-type="float" office:value="0.039998079">
            <text:p>0.039998</text:p>
          </table:table-cell>
          <table:table-cell table:formula="of:=[.C238]-[.C237]" office:value-type="float" office:value="0.000349789999999996">
            <text:p>0.000350</text:p>
          </table:table-cell>
          <table:table-cell table:formula="of:=[.A238]-[.A237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12961">
            <text:p>1839.112961</text:p>
          </table:table-cell>
          <table:table-cell office:value-type="float" office:value="10965171059130">
            <text:p>10965171059130</text:p>
          </table:table-cell>
          <table:table-cell table:formula="of:=([.B239]-[.B$4])/10^9" office:value-type="float" office:value="0.039998079">
            <text:p>0.039998</text:p>
          </table:table-cell>
          <table:table-cell table:formula="of:=[.C239]-[.C238]" office:value-type="float" office:value="0">
            <text:p>0.000000</text:p>
          </table:table-cell>
          <table:table-cell table:formula="of:=[.A239]-[.A238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10965178059130; c_s is fully topped up</text:p>
          </table:table-cell>
        </table:table-row>
        <table:table-row table:style-name="ro1">
          <table:table-cell office:value-type="float" office:value="1839.112966">
            <text:p>1839.112966</text:p>
          </table:table-cell>
          <table:table-cell office:value-type="float" office:value="10965171059130">
            <text:p>10965171059130</text:p>
          </table:table-cell>
          <table:table-cell table:formula="of:=([.B240]-[.B$4])/10^9" office:value-type="float" office:value="0.039998079">
            <text:p>0.039998</text:p>
          </table:table-cell>
          <table:table-cell table:formula="of:=[.C240]-[.C239]" office:value-type="float" office:value="0">
            <text:p>0.000000</text:p>
          </table:table-cell>
          <table:table-cell table:formula="of:=[.A240]-[.A239]" office:value-type="float" office:value="0.00000499999987368938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12969">
            <text:p>1839.112969</text:p>
          </table:table-cell>
          <table:table-cell office:value-type="float" office:value="10965171069140">
            <text:p>10965171069140</text:p>
          </table:table-cell>
          <table:table-cell table:formula="of:=([.B241]-[.B$4])/10^9" office:value-type="float" office:value="0.040008089">
            <text:p>0.040008</text:p>
          </table:table-cell>
          <table:table-cell table:formula="of:=[.C241]-[.C240]" office:value-type="float" office:value="0.0000100099999999978">
            <text:p>0.000010</text:p>
          </table:table-cell>
          <table:table-cell table:formula="of:=[.A241]-[.A240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1297">
            <text:p>1839.112970</text:p>
          </table:table-cell>
          <table:table-cell office:value-type="float" office:value="10965171069140">
            <text:p>10965171069140</text:p>
          </table:table-cell>
          <table:table-cell table:formula="of:=([.B242]-[.B$4])/10^9" office:value-type="float" office:value="0.040008089">
            <text:p>0.040008</text:p>
          </table:table-cell>
          <table:table-cell table:formula="of:=[.C242]-[.C241]" office:value-type="float" office:value="0">
            <text:p>0.000000</text:p>
          </table:table-cell>
          <table:table-cell table:formula="of:=[.A242]-[.A241]" office:value-type="float" office:value="0.000000999999883788405">
            <text:p>0.000001</text:p>
          </table:table-cell>
          <table:table-cell office:value-type="string">
            <text:p>d_s is renewed (r + D) to 10965173069140; c_s is fully topped up</text:p>
          </table:table-cell>
          <table:table-cell table:number-columns-repeated="2"/>
        </table:table-row>
        <table:table-row table:style-name="ro1">
          <table:table-cell office:value-type="float" office:value="1839.112974">
            <text:p>1839.112974</text:p>
          </table:table-cell>
          <table:table-cell office:value-type="float" office:value="10965171069140">
            <text:p>10965171069140</text:p>
          </table:table-cell>
          <table:table-cell table:formula="of:=([.B243]-[.B$4])/10^9" office:value-type="float" office:value="0.040008089">
            <text:p>0.040008</text:p>
          </table:table-cell>
          <table:table-cell table:formula="of:=[.C243]-[.C242]" office:value-type="float" office:value="0">
            <text:p>0.000000</text:p>
          </table:table-cell>
          <table:table-cell table:formula="of:=[.A243]-[.A242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12977">
            <text:p>1839.112977</text:p>
          </table:table-cell>
          <table:table-cell office:value-type="float" office:value="10965171077007">
            <text:p>10965171077007</text:p>
          </table:table-cell>
          <table:table-cell table:formula="of:=([.B244]-[.B$4])/10^9" office:value-type="float" office:value="0.040015956">
            <text:p>0.040016</text:p>
          </table:table-cell>
          <table:table-cell table:formula="of:=[.C244]-[.C243]" office:value-type="float" office:value="0.00000786700000000168">
            <text:p>0.000008</text:p>
          </table:table-cell>
          <table:table-cell table:formula="of:=[.A244]-[.A243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12978">
            <text:p>1839.112978</text:p>
          </table:table-cell>
          <table:table-cell office:value-type="float" office:value="10965171077007">
            <text:p>10965171077007</text:p>
          </table:table-cell>
          <table:table-cell table:formula="of:=([.B245]-[.B$4])/10^9" office:value-type="float" office:value="0.040015956">
            <text:p>0.040016</text:p>
          </table:table-cell>
          <table:table-cell table:formula="of:=[.C245]-[.C244]" office:value-type="float" office:value="0">
            <text:p>0.000000</text:p>
          </table:table-cell>
          <table:table-cell table:formula="of:=[.A245]-[.A244]" office:value-type="float" office:value="0.00000100000011116208">
            <text:p>0.000001</text:p>
          </table:table-cell>
          <table:table-cell/>
          <table:table-cell office:value-type="string">
            <text:p>251382 / 1739096 &lt;= 2000000 / 5000000</text:p>
          </table:table-cell>
          <table:table-cell/>
        </table:table-row>
        <table:table-row table:style-name="ro1">
          <table:table-cell office:value-type="float" office:value="1839.112979">
            <text:p>1839.112979</text:p>
          </table:table-cell>
          <table:table-cell office:value-type="float" office:value="10965171077007">
            <text:p>10965171077007</text:p>
          </table:table-cell>
          <table:table-cell table:formula="of:=([.B246]-[.B$4])/10^9" office:value-type="float" office:value="0.040015956">
            <text:p>0.040016</text:p>
          </table:table-cell>
          <table:table-cell table:formula="of:=[.C246]-[.C245]" office:value-type="float" office:value="0">
            <text:p>0.000000</text:p>
          </table:table-cell>
          <table:table-cell table:formula="of:=[.A246]-[.A245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12997">
            <text:p>1839.112997</text:p>
          </table:table-cell>
          <table:table-cell office:value-type="float" office:value="10965171088218">
            <text:p>10965171088218</text:p>
          </table:table-cell>
          <table:table-cell table:formula="of:=([.B247]-[.B$4])/10^9" office:value-type="float" office:value="0.040027167">
            <text:p>0.040027</text:p>
          </table:table-cell>
          <table:table-cell table:formula="of:=[.C247]-[.C246]" office:value-type="float" office:value="0.000011211000000004">
            <text:p>0.000011</text:p>
          </table:table-cell>
          <table:table-cell table:formula="of:=[.A247]-[.A246]" office:value-type="float" office:value="0.0000179999999545544">
            <text:p>0.000018</text:p>
          </table:table-cell>
          <table:table-cell/>
          <table:table-cell office:value-type="string">
            <text:p>is pick_next_task_dl-ed by telepathy-haze (8198)</text:p>
          </table:table-cell>
          <table:table-cell/>
        </table:table-row>
        <table:table-row table:style-name="ro1">
          <table:table-cell office:value-type="float" office:value="1839.11325">
            <text:p>1839.113250</text:p>
          </table:table-cell>
          <table:table-cell office:value-type="float" office:value="10965171348638">
            <text:p>10965171348638</text:p>
          </table:table-cell>
          <table:table-cell table:formula="of:=([.B248]-[.B$4])/10^9" office:value-type="float" office:value="0.040287587">
            <text:p>0.040288</text:p>
          </table:table-cell>
          <table:table-cell table:formula="of:=[.C248]-[.C247]" office:value-type="float" office:value="0.000260419999999997">
            <text:p>0.000260</text:p>
          </table:table-cell>
          <table:table-cell table:formula="of:=[.A248]-[.A247]" office:value-type="float" office:value="0.000253000000157044">
            <text:p>0.00025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1325">
            <text:p>1839.113250</text:p>
          </table:table-cell>
          <table:table-cell office:value-type="float" office:value="10965171348638">
            <text:p>10965171348638</text:p>
          </table:table-cell>
          <table:table-cell table:formula="of:=([.B249]-[.B$4])/10^9" office:value-type="float" office:value="0.040287587">
            <text:p>0.040288</text:p>
          </table:table-cell>
          <table:table-cell table:formula="of:=[.C249]-[.C248]" office:value-type="float" office:value="0">
            <text:p>0.000000</text:p>
          </table:table-cell>
          <table:table-cell table:formula="of:=[.A249]-[.A248]" office:value-type="float" office:value="0">
            <text:p>0.000000</text:p>
          </table:table-cell>
          <table:table-cell/>
          <table:table-cell office:value-type="string">
            <text:p>uses up its c_s; 10965171348638-10965171088218=260420</text:p>
          </table:table-cell>
          <table:table-cell/>
        </table:table-row>
        <table:table-row table:style-name="ro1">
          <table:table-cell office:value-type="float" office:value="1839.113261">
            <text:p>1839.113261</text:p>
          </table:table-cell>
          <table:table-cell office:value-type="float" office:value="10965171361068">
            <text:p>10965171361068</text:p>
          </table:table-cell>
          <table:table-cell table:formula="of:=([.B250]-[.B$4])/10^9" office:value-type="float" office:value="0.040300017">
            <text:p>0.040300</text:p>
          </table:table-cell>
          <table:table-cell table:formula="of:=[.C250]-[.C249]" office:value-type="float" office:value="0.0000124300000000008">
            <text:p>0.000012</text:p>
          </table:table-cell>
          <table:table-cell table:formula="of:=[.A250]-[.A249]" office:value-type="float" office:value="0.0000109999998585408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13266">
            <text:p>1839.113266</text:p>
          </table:table-cell>
          <table:table-cell office:value-type="float" office:value="10965171361068">
            <text:p>10965171361068</text:p>
          </table:table-cell>
          <table:table-cell table:formula="of:=([.B251]-[.B$4])/10^9" office:value-type="float" office:value="0.040300017">
            <text:p>0.040300</text:p>
          </table:table-cell>
          <table:table-cell table:formula="of:=[.C251]-[.C250]" office:value-type="float" office:value="0">
            <text:p>0.000000</text:p>
          </table:table-cell>
          <table:table-cell table:formula="of:=[.A251]-[.A250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14248">
            <text:p>1839.114248</text:p>
          </table:table-cell>
          <table:table-cell office:value-type="float" office:value="10965172356853">
            <text:p>10965172356853</text:p>
          </table:table-cell>
          <table:table-cell table:formula="of:=([.B252]-[.B$4])/10^9" office:value-type="float" office:value="0.041295802">
            <text:p>0.041296</text:p>
          </table:table-cell>
          <table:table-cell table:formula="of:=[.C252]-[.C251]" office:value-type="float" office:value="0.000995784999999999">
            <text:p>0.000996</text:p>
          </table:table-cell>
          <table:table-cell table:formula="of:=[.A252]-[.A251]" office:value-type="float" office:value="0.000982000000021799">
            <text:p>0.00098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1425">
            <text:p>1839.114250</text:p>
          </table:table-cell>
          <table:table-cell office:value-type="float" office:value="10965172356853">
            <text:p>10965172356853</text:p>
          </table:table-cell>
          <table:table-cell table:formula="of:=([.B253]-[.B$4])/10^9" office:value-type="float" office:value="0.041295802">
            <text:p>0.041296</text:p>
          </table:table-cell>
          <table:table-cell table:formula="of:=[.C253]-[.C252]" office:value-type="float" office:value="0">
            <text:p>0.000000</text:p>
          </table:table-cell>
          <table:table-cell table:formula="of:=[.A253]-[.A25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14255">
            <text:p>1839.114255</text:p>
          </table:table-cell>
          <table:table-cell office:value-type="float" office:value="10965172356853">
            <text:p>10965172356853</text:p>
          </table:table-cell>
          <table:table-cell table:formula="of:=([.B254]-[.B$4])/10^9" office:value-type="float" office:value="0.041295802">
            <text:p>0.041296</text:p>
          </table:table-cell>
          <table:table-cell table:formula="of:=[.C254]-[.C253]" office:value-type="float" office:value="0">
            <text:p>0.000000</text:p>
          </table:table-cell>
          <table:table-cell table:formula="of:=[.A254]-[.A253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114723">
            <text:p>1839.114723</text:p>
          </table:table-cell>
          <table:table-cell office:value-type="float" office:value="10965172356853">
            <text:p>10965172356853</text:p>
          </table:table-cell>
          <table:table-cell table:formula="of:=([.B255]-[.B$4])/10^9" office:value-type="float" office:value="0.041295802">
            <text:p>0.041296</text:p>
          </table:table-cell>
          <table:table-cell table:formula="of:=[.C255]-[.C254]" office:value-type="float" office:value="0">
            <text:p>0.000000</text:p>
          </table:table-cell>
          <table:table-cell table:formula="of:=[.A255]-[.A254]" office:value-type="float" office:value="0.000467999999955282">
            <text:p>0.00046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14723">
            <text:p>1839.114723</text:p>
          </table:table-cell>
          <table:table-cell office:value-type="float" office:value="10965172356853">
            <text:p>10965172356853</text:p>
          </table:table-cell>
          <table:table-cell table:formula="of:=([.B256]-[.B$4])/10^9" office:value-type="float" office:value="0.041295802">
            <text:p>0.041296</text:p>
          </table:table-cell>
          <table:table-cell table:formula="of:=[.C256]-[.C255]" office:value-type="float" office:value="0">
            <text:p>0.000000</text:p>
          </table:table-cell>
          <table:table-cell table:formula="of:=[.A256]-[.A255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14725">
            <text:p>1839.114725</text:p>
          </table:table-cell>
          <table:table-cell office:value-type="float" office:value="10965172356853">
            <text:p>10965172356853</text:p>
          </table:table-cell>
          <table:table-cell table:formula="of:=([.B257]-[.B$4])/10^9" office:value-type="float" office:value="0.041295802">
            <text:p>0.041296</text:p>
          </table:table-cell>
          <table:table-cell table:formula="of:=[.C257]-[.C256]" office:value-type="float" office:value="0">
            <text:p>0.000000</text:p>
          </table:table-cell>
          <table:table-cell table:formula="of:=[.A257]-[.A256]" office:value-type="float" office:value="0.00000199999999495049">
            <text:p>0.000002</text:p>
          </table:table-cell>
          <table:table-cell/>
          <table:table-cell office:value-type="string">
            <text:p>postpones its deadline to 10965177816103; c_s is topped up to 1990962</text:p>
          </table:table-cell>
          <table:table-cell/>
        </table:table-row>
        <table:table-row table:style-name="ro1">
          <table:table-cell office:value-type="float" office:value="1839.114726">
            <text:p>1839.114726</text:p>
          </table:table-cell>
          <table:table-cell office:value-type="float" office:value="10965172356853">
            <text:p>10965172356853</text:p>
          </table:table-cell>
          <table:table-cell table:formula="of:=([.B258]-[.B$4])/10^9" office:value-type="float" office:value="0.041295802">
            <text:p>0.041296</text:p>
          </table:table-cell>
          <table:table-cell table:formula="of:=[.C258]-[.C257]" office:value-type="float" office:value="0">
            <text:p>0.000000</text:p>
          </table:table-cell>
          <table:table-cell table:formula="of:=[.A258]-[.A257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14733">
            <text:p>1839.114733</text:p>
          </table:table-cell>
          <table:table-cell office:value-type="float" office:value="10965172842126">
            <text:p>10965172842126</text:p>
          </table:table-cell>
          <table:table-cell table:formula="of:=([.B259]-[.B$4])/10^9" office:value-type="float" office:value="0.041781075">
            <text:p>0.041781</text:p>
          </table:table-cell>
          <table:table-cell table:formula="of:=[.C259]-[.C258]" office:value-type="float" office:value="0.000485273000000001">
            <text:p>0.000485</text:p>
          </table:table-cell>
          <table:table-cell table:formula="of:=[.A259]-[.A258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14741">
            <text:p>1839.114741</text:p>
          </table:table-cell>
          <table:table-cell office:value-type="float" office:value="10965172842126">
            <text:p>10965172842126</text:p>
          </table:table-cell>
          <table:table-cell table:formula="of:=([.B260]-[.B$4])/10^9" office:value-type="float" office:value="0.041781075">
            <text:p>0.041781</text:p>
          </table:table-cell>
          <table:table-cell table:formula="of:=[.C260]-[.C259]" office:value-type="float" office:value="0">
            <text:p>0.000000</text:p>
          </table:table-cell>
          <table:table-cell table:formula="of:=[.A260]-[.A259]" office:value-type="float" office:value="0.00000800000020717562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16411">
            <text:p>1839.116411</text:p>
          </table:table-cell>
          <table:table-cell office:value-type="float" office:value="10965174519752">
            <text:p>10965174519752</text:p>
          </table:table-cell>
          <table:table-cell table:formula="of:=([.B261]-[.B$4])/10^9" office:value-type="float" office:value="0.043458701">
            <text:p>0.043459</text:p>
          </table:table-cell>
          <table:table-cell table:formula="of:=[.C261]-[.C260]" office:value-type="float" office:value="0.001677626">
            <text:p>0.001678</text:p>
          </table:table-cell>
          <table:table-cell table:formula="of:=[.A261]-[.A260]" office:value-type="float" office:value="0.00166999999987638">
            <text:p>0.00167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16412">
            <text:p>1839.116412</text:p>
          </table:table-cell>
          <table:table-cell office:value-type="float" office:value="10965174519752">
            <text:p>10965174519752</text:p>
          </table:table-cell>
          <table:table-cell table:formula="of:=([.B262]-[.B$4])/10^9" office:value-type="float" office:value="0.043458701">
            <text:p>0.043459</text:p>
          </table:table-cell>
          <table:table-cell table:formula="of:=[.C262]-[.C261]" office:value-type="float" office:value="0">
            <text:p>0.000000</text:p>
          </table:table-cell>
          <table:table-cell table:formula="of:=[.A262]-[.A261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16417">
            <text:p>1839.116417</text:p>
          </table:table-cell>
          <table:table-cell office:value-type="float" office:value="10965174519752">
            <text:p>10965174519752</text:p>
          </table:table-cell>
          <table:table-cell table:formula="of:=([.B263]-[.B$4])/10^9" office:value-type="float" office:value="0.043458701">
            <text:p>0.043459</text:p>
          </table:table-cell>
          <table:table-cell table:formula="of:=[.C263]-[.C262]" office:value-type="float" office:value="0">
            <text:p>0.000000</text:p>
          </table:table-cell>
          <table:table-cell table:formula="of:=[.A263]-[.A26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16943">
            <text:p>1839.116943</text:p>
          </table:table-cell>
          <table:table-cell office:value-type="float" office:value="10965174519752">
            <text:p>10965174519752</text:p>
          </table:table-cell>
          <table:table-cell table:formula="of:=([.B264]-[.B$4])/10^9" office:value-type="float" office:value="0.043458701">
            <text:p>0.043459</text:p>
          </table:table-cell>
          <table:table-cell table:formula="of:=[.C264]-[.C263]" office:value-type="float" office:value="0">
            <text:p>0.000000</text:p>
          </table:table-cell>
          <table:table-cell table:formula="of:=[.A264]-[.A263]" office:value-type="float" office:value="0.00052600000003622">
            <text:p>0.00052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16945">
            <text:p>1839.116945</text:p>
          </table:table-cell>
          <table:table-cell office:value-type="float" office:value="10965175053875">
            <text:p>10965175053875</text:p>
          </table:table-cell>
          <table:table-cell table:formula="of:=([.B265]-[.B$4])/10^9" office:value-type="float" office:value="0.043992824">
            <text:p>0.043993</text:p>
          </table:table-cell>
          <table:table-cell table:formula="of:=[.C265]-[.C264]" office:value-type="float" office:value="0.000534122999999997">
            <text:p>0.000534</text:p>
          </table:table-cell>
          <table:table-cell table:formula="of:=[.A265]-[.A26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16946">
            <text:p>1839.116946</text:p>
          </table:table-cell>
          <table:table-cell office:value-type="float" office:value="10965175053875">
            <text:p>10965175053875</text:p>
          </table:table-cell>
          <table:table-cell table:formula="of:=([.B266]-[.B$4])/10^9" office:value-type="float" office:value="0.043992824">
            <text:p>0.043993</text:p>
          </table:table-cell>
          <table:table-cell table:formula="of:=[.C266]-[.C265]" office:value-type="float" office:value="0">
            <text:p>0.000000</text:p>
          </table:table-cell>
          <table:table-cell table:formula="of:=[.A266]-[.A265]" office:value-type="float" office:value="0.00000100000011116208">
            <text:p>0.000001</text:p>
          </table:table-cell>
          <table:table-cell office:value-type="string">
            <text:p>d_s is renewed (r + D) to 10965177053875; c_s is fully topped up</text:p>
          </table:table-cell>
          <table:table-cell table:number-columns-repeated="2"/>
        </table:table-row>
        <table:table-row table:style-name="ro1">
          <table:table-cell office:value-type="float" office:value="1839.116948">
            <text:p>1839.116948</text:p>
          </table:table-cell>
          <table:table-cell office:value-type="float" office:value="10965175053875">
            <text:p>10965175053875</text:p>
          </table:table-cell>
          <table:table-cell table:formula="of:=([.B267]-[.B$4])/10^9" office:value-type="float" office:value="0.043992824">
            <text:p>0.043993</text:p>
          </table:table-cell>
          <table:table-cell table:formula="of:=[.C267]-[.C266]" office:value-type="float" office:value="0">
            <text:p>0.000000</text:p>
          </table:table-cell>
          <table:table-cell table:formula="of:=[.A267]-[.A266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116956">
            <text:p>1839.116956</text:p>
          </table:table-cell>
          <table:table-cell office:value-type="float" office:value="10965175064581">
            <text:p>10965175064581</text:p>
          </table:table-cell>
          <table:table-cell table:formula="of:=([.B268]-[.B$4])/10^9" office:value-type="float" office:value="0.04400353">
            <text:p>0.044004</text:p>
          </table:table-cell>
          <table:table-cell table:formula="of:=[.C268]-[.C267]" office:value-type="float" office:value="0.0000107059999999992">
            <text:p>0.000011</text:p>
          </table:table-cell>
          <table:table-cell table:formula="of:=[.A268]-[.A267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16961">
            <text:p>1839.116961</text:p>
          </table:table-cell>
          <table:table-cell office:value-type="float" office:value="10965175064581">
            <text:p>10965175064581</text:p>
          </table:table-cell>
          <table:table-cell table:formula="of:=([.B269]-[.B$4])/10^9" office:value-type="float" office:value="0.04400353">
            <text:p>0.044004</text:p>
          </table:table-cell>
          <table:table-cell table:formula="of:=[.C269]-[.C268]" office:value-type="float" office:value="0">
            <text:p>0.000000</text:p>
          </table:table-cell>
          <table:table-cell table:formula="of:=[.A269]-[.A268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117848">
            <text:p>1839.117848</text:p>
          </table:table-cell>
          <table:table-cell office:value-type="float" office:value="10965175956817">
            <text:p>10965175956817</text:p>
          </table:table-cell>
          <table:table-cell table:formula="of:=([.B270]-[.B$4])/10^9" office:value-type="float" office:value="0.044895766">
            <text:p>0.044896</text:p>
          </table:table-cell>
          <table:table-cell table:formula="of:=[.C270]-[.C269]" office:value-type="float" office:value="0.000892235999999998">
            <text:p>0.000892</text:p>
          </table:table-cell>
          <table:table-cell table:formula="of:=[.A270]-[.A269]" office:value-type="float" office:value="0.000887000000147964">
            <text:p>0.00088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17849">
            <text:p>1839.117849</text:p>
          </table:table-cell>
          <table:table-cell office:value-type="float" office:value="10965175956817">
            <text:p>10965175956817</text:p>
          </table:table-cell>
          <table:table-cell table:formula="of:=([.B271]-[.B$4])/10^9" office:value-type="float" office:value="0.044895766">
            <text:p>0.044896</text:p>
          </table:table-cell>
          <table:table-cell table:formula="of:=[.C271]-[.C270]" office:value-type="float" office:value="0">
            <text:p>0.000000</text:p>
          </table:table-cell>
          <table:table-cell table:formula="of:=[.A271]-[.A270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17854">
            <text:p>1839.117854</text:p>
          </table:table-cell>
          <table:table-cell office:value-type="float" office:value="10965175956817">
            <text:p>10965175956817</text:p>
          </table:table-cell>
          <table:table-cell table:formula="of:=([.B272]-[.B$4])/10^9" office:value-type="float" office:value="0.044895766">
            <text:p>0.044896</text:p>
          </table:table-cell>
          <table:table-cell table:formula="of:=[.C272]-[.C271]" office:value-type="float" office:value="0">
            <text:p>0.000000</text:p>
          </table:table-cell>
          <table:table-cell table:formula="of:=[.A272]-[.A271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11794">
            <text:p>1839.117940</text:p>
          </table:table-cell>
          <table:table-cell office:value-type="float" office:value="10965176016766">
            <text:p>10965176016766</text:p>
          </table:table-cell>
          <table:table-cell table:formula="of:=([.B273]-[.B$4])/10^9" office:value-type="float" office:value="0.044955715">
            <text:p>0.044956</text:p>
          </table:table-cell>
          <table:table-cell table:formula="of:=[.C273]-[.C272]" office:value-type="float" office:value="0.0000599490000000036">
            <text:p>0.000060</text:p>
          </table:table-cell>
          <table:table-cell table:formula="of:=[.A273]-[.A272]" office:value-type="float" office:value="0.0000860000000102446">
            <text:p>0.00008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17942">
            <text:p>1839.117942</text:p>
          </table:table-cell>
          <table:table-cell office:value-type="float" office:value="10965176059298">
            <text:p>10965176059298</text:p>
          </table:table-cell>
          <table:table-cell table:formula="of:=([.B274]-[.B$4])/10^9" office:value-type="float" office:value="0.044998247">
            <text:p>0.044998</text:p>
          </table:table-cell>
          <table:table-cell table:formula="of:=[.C274]-[.C273]" office:value-type="float" office:value="0.0000425319999999979">
            <text:p>0.000043</text:p>
          </table:table-cell>
          <table:table-cell table:formula="of:=[.A274]-[.A27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17943">
            <text:p>1839.117943</text:p>
          </table:table-cell>
          <table:table-cell office:value-type="float" office:value="10965176059298">
            <text:p>10965176059298</text:p>
          </table:table-cell>
          <table:table-cell table:formula="of:=([.B275]-[.B$4])/10^9" office:value-type="float" office:value="0.044998247">
            <text:p>0.044998</text:p>
          </table:table-cell>
          <table:table-cell table:formula="of:=[.C275]-[.C274]" office:value-type="float" office:value="0">
            <text:p>0.000000</text:p>
          </table:table-cell>
          <table:table-cell table:formula="of:=[.A275]-[.A274]" office:value-type="float" office:value="0.000000999999883788405">
            <text:p>0.000001</text:p>
          </table:table-cell>
          <table:table-cell/>
          <table:table-cell office:value-type="string">
            <text:p>313336 / 1756805 &lt;= 2000000 / 5000000</text:p>
          </table:table-cell>
          <table:table-cell/>
        </table:table-row>
        <table:table-row table:style-name="ro1">
          <table:table-cell office:value-type="float" office:value="1839.117944">
            <text:p>1839.117944</text:p>
          </table:table-cell>
          <table:table-cell office:value-type="float" office:value="10965176059298">
            <text:p>10965176059298</text:p>
          </table:table-cell>
          <table:table-cell table:formula="of:=([.B276]-[.B$4])/10^9" office:value-type="float" office:value="0.044998247">
            <text:p>0.044998</text:p>
          </table:table-cell>
          <table:table-cell table:formula="of:=[.C276]-[.C275]" office:value-type="float" office:value="0">
            <text:p>0.000000</text:p>
          </table:table-cell>
          <table:table-cell table:formula="of:=[.A276]-[.A275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17945">
            <text:p>1839.117945</text:p>
          </table:table-cell>
          <table:table-cell office:value-type="float" office:value="10965176059298">
            <text:p>10965176059298</text:p>
          </table:table-cell>
          <table:table-cell table:formula="of:=([.B277]-[.B$4])/10^9" office:value-type="float" office:value="0.044998247">
            <text:p>0.044998</text:p>
          </table:table-cell>
          <table:table-cell table:formula="of:=[.C277]-[.C276]" office:value-type="float" office:value="0">
            <text:p>0.000000</text:p>
          </table:table-cell>
          <table:table-cell table:formula="of:=[.A277]-[.A276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17955">
            <text:p>1839.117955</text:p>
          </table:table-cell>
          <table:table-cell office:value-type="float" office:value="10965176072569">
            <text:p>10965176072569</text:p>
          </table:table-cell>
          <table:table-cell table:formula="of:=([.B278]-[.B$4])/10^9" office:value-type="float" office:value="0.045011518">
            <text:p>0.045012</text:p>
          </table:table-cell>
          <table:table-cell table:formula="of:=[.C278]-[.C277]" office:value-type="float" office:value="0.0000132710000000022">
            <text:p>0.000013</text:p>
          </table:table-cell>
          <table:table-cell table:formula="of:=[.A278]-[.A277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17963">
            <text:p>1839.117963</text:p>
          </table:table-cell>
          <table:table-cell office:value-type="float" office:value="10965176072569">
            <text:p>10965176072569</text:p>
          </table:table-cell>
          <table:table-cell table:formula="of:=([.B279]-[.B$4])/10^9" office:value-type="float" office:value="0.045011518">
            <text:p>0.045012</text:p>
          </table:table-cell>
          <table:table-cell table:formula="of:=[.C279]-[.C278]" office:value-type="float" office:value="0">
            <text:p>0.000000</text:p>
          </table:table-cell>
          <table:table-cell table:formula="of:=[.A279]-[.A278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18278">
            <text:p>1839.118278</text:p>
          </table:table-cell>
          <table:table-cell office:value-type="float" office:value="10965176394124">
            <text:p>10965176394124</text:p>
          </table:table-cell>
          <table:table-cell table:formula="of:=([.B280]-[.B$4])/10^9" office:value-type="float" office:value="0.045333073">
            <text:p>0.045333</text:p>
          </table:table-cell>
          <table:table-cell table:formula="of:=[.C280]-[.C279]" office:value-type="float" office:value="0.000321555000000001">
            <text:p>0.000322</text:p>
          </table:table-cell>
          <table:table-cell table:formula="of:=[.A280]-[.A279]" office:value-type="float" office:value="0.000315000000000509">
            <text:p>0.00031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18278">
            <text:p>1839.118278</text:p>
          </table:table-cell>
          <table:table-cell office:value-type="float" office:value="10965176394124">
            <text:p>10965176394124</text:p>
          </table:table-cell>
          <table:table-cell table:formula="of:=([.B281]-[.B$4])/10^9" office:value-type="float" office:value="0.045333073">
            <text:p>0.045333</text:p>
          </table:table-cell>
          <table:table-cell table:formula="of:=[.C281]-[.C280]" office:value-type="float" office:value="0">
            <text:p>0.000000</text:p>
          </table:table-cell>
          <table:table-cell table:formula="of:=[.A281]-[.A280]" office:value-type="float" office:value="0">
            <text:p>0.000000</text:p>
          </table:table-cell>
          <table:table-cell/>
          <table:table-cell office:value-type="string">
            <text:p>uses up its c_s; 10965176394124-10965176072569=321555</text:p>
          </table:table-cell>
          <table:table-cell/>
        </table:table-row>
        <table:table-row table:style-name="ro1">
          <table:table-cell office:value-type="float" office:value="1839.118292">
            <text:p>1839.118292</text:p>
          </table:table-cell>
          <table:table-cell office:value-type="float" office:value="10965176409749">
            <text:p>10965176409749</text:p>
          </table:table-cell>
          <table:table-cell table:formula="of:=([.B282]-[.B$4])/10^9" office:value-type="float" office:value="0.045348698">
            <text:p>0.045349</text:p>
          </table:table-cell>
          <table:table-cell table:formula="of:=[.C282]-[.C281]" office:value-type="float" office:value="0.0000156249999999983">
            <text:p>0.000016</text:p>
          </table:table-cell>
          <table:table-cell table:formula="of:=[.A282]-[.A281]" office:value-type="float" office:value="0.0000140000001920271">
            <text:p>0.00001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18297">
            <text:p>1839.118297</text:p>
          </table:table-cell>
          <table:table-cell office:value-type="float" office:value="10965176409749">
            <text:p>10965176409749</text:p>
          </table:table-cell>
          <table:table-cell table:formula="of:=([.B283]-[.B$4])/10^9" office:value-type="float" office:value="0.045348698">
            <text:p>0.045349</text:p>
          </table:table-cell>
          <table:table-cell table:formula="of:=[.C283]-[.C282]" office:value-type="float" office:value="0">
            <text:p>0.000000</text:p>
          </table:table-cell>
          <table:table-cell table:formula="of:=[.A283]-[.A28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19706">
            <text:p>1839.119706</text:p>
          </table:table-cell>
          <table:table-cell office:value-type="float" office:value="10965176409749">
            <text:p>10965176409749</text:p>
          </table:table-cell>
          <table:table-cell table:formula="of:=([.B284]-[.B$4])/10^9" office:value-type="float" office:value="0.045348698">
            <text:p>0.045349</text:p>
          </table:table-cell>
          <table:table-cell table:formula="of:=[.C284]-[.C283]" office:value-type="float" office:value="0">
            <text:p>0.000000</text:p>
          </table:table-cell>
          <table:table-cell table:formula="of:=[.A284]-[.A283]" office:value-type="float" office:value="0.00140899999996691">
            <text:p>0.00140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19706">
            <text:p>1839.119706</text:p>
          </table:table-cell>
          <table:table-cell office:value-type="float" office:value="10965176409749">
            <text:p>10965176409749</text:p>
          </table:table-cell>
          <table:table-cell table:formula="of:=([.B285]-[.B$4])/10^9" office:value-type="float" office:value="0.045348698">
            <text:p>0.045349</text:p>
          </table:table-cell>
          <table:table-cell table:formula="of:=[.C285]-[.C284]" office:value-type="float" office:value="0">
            <text:p>0.000000</text:p>
          </table:table-cell>
          <table:table-cell table:formula="of:=[.A285]-[.A284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19707">
            <text:p>1839.119707</text:p>
          </table:table-cell>
          <table:table-cell office:value-type="float" office:value="10965176409749">
            <text:p>10965176409749</text:p>
          </table:table-cell>
          <table:table-cell table:formula="of:=([.B286]-[.B$4])/10^9" office:value-type="float" office:value="0.045348698">
            <text:p>0.045349</text:p>
          </table:table-cell>
          <table:table-cell table:formula="of:=[.C286]-[.C285]" office:value-type="float" office:value="0">
            <text:p>0.000000</text:p>
          </table:table-cell>
          <table:table-cell table:formula="of:=[.A286]-[.A285]" office:value-type="float" office:value="0.00000100000011116208">
            <text:p>0.000001</text:p>
          </table:table-cell>
          <table:table-cell/>
          <table:table-cell office:value-type="string">
            <text:p>postpones its deadline to 10965182816103; c_s is topped up to 1991781</text:p>
          </table:table-cell>
          <table:table-cell/>
        </table:table-row>
        <table:table-row table:style-name="ro1">
          <table:table-cell office:value-type="float" office:value="1839.120152">
            <text:p>1839.120152</text:p>
          </table:table-cell>
          <table:table-cell office:value-type="float" office:value="10965178268627">
            <text:p>10965178268627</text:p>
          </table:table-cell>
          <table:table-cell table:formula="of:=([.B287]-[.B$4])/10^9" office:value-type="float" office:value="0.047207576">
            <text:p>0.047208</text:p>
          </table:table-cell>
          <table:table-cell table:formula="of:=[.C287]-[.C286]" office:value-type="float" office:value="0.001858878">
            <text:p>0.001859</text:p>
          </table:table-cell>
          <table:table-cell table:formula="of:=[.A287]-[.A286]" office:value-type="float" office:value="0.000444999999899665">
            <text:p>0.000445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839.120153">
            <text:p>1839.120153</text:p>
          </table:table-cell>
          <table:table-cell office:value-type="float" office:value="10965178268627">
            <text:p>10965178268627</text:p>
          </table:table-cell>
          <table:table-cell table:formula="of:=([.B288]-[.B$4])/10^9" office:value-type="float" office:value="0.047207576">
            <text:p>0.047208</text:p>
          </table:table-cell>
          <table:table-cell table:formula="of:=[.C288]-[.C287]" office:value-type="float" office:value="0">
            <text:p>0.000000</text:p>
          </table:table-cell>
          <table:table-cell table:formula="of:=[.A288]-[.A287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10965178268627-10965176409749=1858878</text:p>
          </table:table-cell>
        </table:table-row>
        <table:table-row table:style-name="ro1">
          <table:table-cell office:value-type="float" office:value="1839.120156">
            <text:p>1839.120156</text:p>
          </table:table-cell>
          <table:table-cell office:value-type="float" office:value="10965178268627">
            <text:p>10965178268627</text:p>
          </table:table-cell>
          <table:table-cell table:formula="of:=([.B289]-[.B$4])/10^9" office:value-type="float" office:value="0.047207576">
            <text:p>0.047208</text:p>
          </table:table-cell>
          <table:table-cell table:formula="of:=[.C289]-[.C288]" office:value-type="float" office:value="0">
            <text:p>0.000000</text:p>
          </table:table-cell>
          <table:table-cell table:formula="of:=[.A289]-[.A288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20157">
            <text:p>1839.120157</text:p>
          </table:table-cell>
          <table:table-cell office:value-type="float" office:value="10965178268627">
            <text:p>10965178268627</text:p>
          </table:table-cell>
          <table:table-cell table:formula="of:=([.B290]-[.B$4])/10^9" office:value-type="float" office:value="0.047207576">
            <text:p>0.047208</text:p>
          </table:table-cell>
          <table:table-cell table:formula="of:=[.C290]-[.C289]" office:value-type="float" office:value="0">
            <text:p>0.000000</text:p>
          </table:table-cell>
          <table:table-cell table:formula="of:=[.A290]-[.A289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10965185059130; c_s is topped up to 2785771</text:p>
          </table:table-cell>
        </table:table-row>
        <table:table-row table:style-name="ro1">
          <table:table-cell office:value-type="float" office:value="1839.120168">
            <text:p>1839.120168</text:p>
          </table:table-cell>
          <table:table-cell office:value-type="float" office:value="10965178285440">
            <text:p>10965178285440</text:p>
          </table:table-cell>
          <table:table-cell table:formula="of:=([.B291]-[.B$4])/10^9" office:value-type="float" office:value="0.047224389">
            <text:p>0.047224</text:p>
          </table:table-cell>
          <table:table-cell table:formula="of:=[.C291]-[.C290]" office:value-type="float" office:value="0.0000168129999999975">
            <text:p>0.000017</text:p>
          </table:table-cell>
          <table:table-cell table:formula="of:=[.A291]-[.A290]" office:value-type="float" office:value="0.0000109999998585408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20173">
            <text:p>1839.120173</text:p>
          </table:table-cell>
          <table:table-cell office:value-type="float" office:value="10965178285440">
            <text:p>10965178285440</text:p>
          </table:table-cell>
          <table:table-cell table:formula="of:=([.B292]-[.B$4])/10^9" office:value-type="float" office:value="0.047224389">
            <text:p>0.047224</text:p>
          </table:table-cell>
          <table:table-cell table:formula="of:=[.C292]-[.C291]" office:value-type="float" office:value="0">
            <text:p>0.000000</text:p>
          </table:table-cell>
          <table:table-cell table:formula="of:=[.A292]-[.A291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20934">
            <text:p>1839.120934</text:p>
          </table:table-cell>
          <table:table-cell office:value-type="float" office:value="10965178285440">
            <text:p>10965178285440</text:p>
          </table:table-cell>
          <table:table-cell table:formula="of:=([.B293]-[.B$4])/10^9" office:value-type="float" office:value="0.047224389">
            <text:p>0.047224</text:p>
          </table:table-cell>
          <table:table-cell table:formula="of:=[.C293]-[.C292]" office:value-type="float" office:value="0">
            <text:p>0.000000</text:p>
          </table:table-cell>
          <table:table-cell table:formula="of:=[.A293]-[.A292]" office:value-type="float" office:value="0.000761000000011336">
            <text:p>0.00076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20936">
            <text:p>1839.120936</text:p>
          </table:table-cell>
          <table:table-cell office:value-type="float" office:value="10965179053519">
            <text:p>10965179053519</text:p>
          </table:table-cell>
          <table:table-cell table:formula="of:=([.B294]-[.B$4])/10^9" office:value-type="float" office:value="0.047992468">
            <text:p>0.047992</text:p>
          </table:table-cell>
          <table:table-cell table:formula="of:=[.C294]-[.C293]" office:value-type="float" office:value="0.000768079000000005">
            <text:p>0.000768</text:p>
          </table:table-cell>
          <table:table-cell table:formula="of:=[.A294]-[.A29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20937">
            <text:p>1839.120937</text:p>
          </table:table-cell>
          <table:table-cell office:value-type="float" office:value="10965179053519">
            <text:p>10965179053519</text:p>
          </table:table-cell>
          <table:table-cell table:formula="of:=([.B295]-[.B$4])/10^9" office:value-type="float" office:value="0.047992468">
            <text:p>0.047992</text:p>
          </table:table-cell>
          <table:table-cell table:formula="of:=[.C295]-[.C294]" office:value-type="float" office:value="0">
            <text:p>0.000000</text:p>
          </table:table-cell>
          <table:table-cell table:formula="of:=[.A295]-[.A294]" office:value-type="float" office:value="0.000000999999883788405">
            <text:p>0.000001</text:p>
          </table:table-cell>
          <table:table-cell office:value-type="string">
            <text:p>d_s is renewed (r + D) to 10965181053519; c_s is fully topped up</text:p>
          </table:table-cell>
          <table:table-cell table:number-columns-repeated="2"/>
        </table:table-row>
        <table:table-row table:style-name="ro1">
          <table:table-cell office:value-type="float" office:value="1839.120939">
            <text:p>1839.120939</text:p>
          </table:table-cell>
          <table:table-cell office:value-type="float" office:value="10965179053519">
            <text:p>10965179053519</text:p>
          </table:table-cell>
          <table:table-cell table:formula="of:=([.B296]-[.B$4])/10^9" office:value-type="float" office:value="0.047992468">
            <text:p>0.047992</text:p>
          </table:table-cell>
          <table:table-cell table:formula="of:=[.C296]-[.C295]" office:value-type="float" office:value="0">
            <text:p>0.000000</text:p>
          </table:table-cell>
          <table:table-cell table:formula="of:=[.A296]-[.A295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120946">
            <text:p>1839.120946</text:p>
          </table:table-cell>
          <table:table-cell office:value-type="float" office:value="10965179063289">
            <text:p>10965179063289</text:p>
          </table:table-cell>
          <table:table-cell table:formula="of:=([.B297]-[.B$4])/10^9" office:value-type="float" office:value="0.048002238">
            <text:p>0.048002</text:p>
          </table:table-cell>
          <table:table-cell table:formula="of:=[.C297]-[.C296]" office:value-type="float" office:value="0.00000976999999999922">
            <text:p>0.000010</text:p>
          </table:table-cell>
          <table:table-cell table:formula="of:=[.A297]-[.A296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20951">
            <text:p>1839.120951</text:p>
          </table:table-cell>
          <table:table-cell office:value-type="float" office:value="10965179063289">
            <text:p>10965179063289</text:p>
          </table:table-cell>
          <table:table-cell table:formula="of:=([.B298]-[.B$4])/10^9" office:value-type="float" office:value="0.048002238">
            <text:p>0.048002</text:p>
          </table:table-cell>
          <table:table-cell table:formula="of:=[.C298]-[.C297]" office:value-type="float" office:value="0">
            <text:p>0.000000</text:p>
          </table:table-cell>
          <table:table-cell table:formula="of:=[.A298]-[.A297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2184">
            <text:p>1839.121840</text:p>
          </table:table-cell>
          <table:table-cell office:value-type="float" office:value="10965179956881">
            <text:p>10965179956881</text:p>
          </table:table-cell>
          <table:table-cell table:formula="of:=([.B299]-[.B$4])/10^9" office:value-type="float" office:value="0.04889583">
            <text:p>0.048896</text:p>
          </table:table-cell>
          <table:table-cell table:formula="of:=[.C299]-[.C298]" office:value-type="float" office:value="0.000893591999999999">
            <text:p>0.000894</text:p>
          </table:table-cell>
          <table:table-cell table:formula="of:=[.A299]-[.A298]" office:value-type="float" office:value="0.000888999999915541">
            <text:p>0.00088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21841">
            <text:p>1839.121841</text:p>
          </table:table-cell>
          <table:table-cell office:value-type="float" office:value="10965179956881">
            <text:p>10965179956881</text:p>
          </table:table-cell>
          <table:table-cell table:formula="of:=([.B300]-[.B$4])/10^9" office:value-type="float" office:value="0.04889583">
            <text:p>0.048896</text:p>
          </table:table-cell>
          <table:table-cell table:formula="of:=[.C300]-[.C299]" office:value-type="float" office:value="0">
            <text:p>0.000000</text:p>
          </table:table-cell>
          <table:table-cell table:formula="of:=[.A300]-[.A299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21846">
            <text:p>1839.121846</text:p>
          </table:table-cell>
          <table:table-cell office:value-type="float" office:value="10965179956881">
            <text:p>10965179956881</text:p>
          </table:table-cell>
          <table:table-cell table:formula="of:=([.B301]-[.B$4])/10^9" office:value-type="float" office:value="0.04889583">
            <text:p>0.048896</text:p>
          </table:table-cell>
          <table:table-cell table:formula="of:=[.C301]-[.C300]" office:value-type="float" office:value="0">
            <text:p>0.000000</text:p>
          </table:table-cell>
          <table:table-cell table:formula="of:=[.A301]-[.A300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22733">
            <text:p>1839.122733</text:p>
          </table:table-cell>
          <table:table-cell office:value-type="float" office:value="10965180858239">
            <text:p>10965180858239</text:p>
          </table:table-cell>
          <table:table-cell table:formula="of:=([.B302]-[.B$4])/10^9" office:value-type="float" office:value="0.049797188">
            <text:p>0.049797</text:p>
          </table:table-cell>
          <table:table-cell table:formula="of:=[.C302]-[.C301]" office:value-type="float" office:value="0.000901357999999998">
            <text:p>0.000901</text:p>
          </table:table-cell>
          <table:table-cell table:formula="of:=[.A302]-[.A301]" office:value-type="float" office:value="0.00088699999992059">
            <text:p>0.00088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22734">
            <text:p>1839.122734</text:p>
          </table:table-cell>
          <table:table-cell office:value-type="float" office:value="10965180858239">
            <text:p>10965180858239</text:p>
          </table:table-cell>
          <table:table-cell table:formula="of:=([.B303]-[.B$4])/10^9" office:value-type="float" office:value="0.049797188">
            <text:p>0.049797</text:p>
          </table:table-cell>
          <table:table-cell table:formula="of:=[.C303]-[.C302]" office:value-type="float" office:value="0">
            <text:p>0.000000</text:p>
          </table:table-cell>
          <table:table-cell table:formula="of:=[.A303]-[.A302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22739">
            <text:p>1839.122739</text:p>
          </table:table-cell>
          <table:table-cell office:value-type="float" office:value="10965180858239">
            <text:p>10965180858239</text:p>
          </table:table-cell>
          <table:table-cell table:formula="of:=([.B304]-[.B$4])/10^9" office:value-type="float" office:value="0.049797188">
            <text:p>0.049797</text:p>
          </table:table-cell>
          <table:table-cell table:formula="of:=[.C304]-[.C303]" office:value-type="float" office:value="0">
            <text:p>0.000000</text:p>
          </table:table-cell>
          <table:table-cell table:formula="of:=[.A304]-[.A303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22769">
            <text:p>1839.122769</text:p>
          </table:table-cell>
          <table:table-cell office:value-type="float" office:value="10965180894496">
            <text:p>10965180894496</text:p>
          </table:table-cell>
          <table:table-cell table:formula="of:=([.B305]-[.B$4])/10^9" office:value-type="float" office:value="0.049833445">
            <text:p>0.049833</text:p>
          </table:table-cell>
          <table:table-cell table:formula="of:=[.C305]-[.C304]" office:value-type="float" office:value="0.0000362569999999979">
            <text:p>0.000036</text:p>
          </table:table-cell>
          <table:table-cell table:formula="of:=[.A305]-[.A304]" office:value-type="float" office:value="0.000030000000151631">
            <text:p>0.00003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12277">
            <text:p>1839.122770</text:p>
          </table:table-cell>
          <table:table-cell office:value-type="float" office:value="10965180894496">
            <text:p>10965180894496</text:p>
          </table:table-cell>
          <table:table-cell table:formula="of:=([.B306]-[.B$4])/10^9" office:value-type="float" office:value="0.049833445">
            <text:p>0.049833</text:p>
          </table:table-cell>
          <table:table-cell table:formula="of:=[.C306]-[.C305]" office:value-type="float" office:value="0">
            <text:p>0.000000</text:p>
          </table:table-cell>
          <table:table-cell table:formula="of:=[.A306]-[.A305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22935">
            <text:p>1839.122935</text:p>
          </table:table-cell>
          <table:table-cell office:value-type="float" office:value="10965180894496">
            <text:p>10965180894496</text:p>
          </table:table-cell>
          <table:table-cell table:formula="of:=([.B307]-[.B$4])/10^9" office:value-type="float" office:value="0.049833445">
            <text:p>0.049833</text:p>
          </table:table-cell>
          <table:table-cell table:formula="of:=[.C307]-[.C306]" office:value-type="float" office:value="0">
            <text:p>0.000000</text:p>
          </table:table-cell>
          <table:table-cell table:formula="of:=[.A307]-[.A306]" office:value-type="float" office:value="0.000165000000151849">
            <text:p>0.00016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22939">
            <text:p>1839.122939</text:p>
          </table:table-cell>
          <table:table-cell office:value-type="float" office:value="10965181063948">
            <text:p>10965181063948</text:p>
          </table:table-cell>
          <table:table-cell table:formula="of:=([.B308]-[.B$4])/10^9" office:value-type="float" office:value="0.050002897">
            <text:p>0.050003</text:p>
          </table:table-cell>
          <table:table-cell table:formula="of:=[.C308]-[.C307]" office:value-type="float" office:value="0.000169452000000001">
            <text:p>0.000169</text:p>
          </table:table-cell>
          <table:table-cell table:formula="of:=[.A308]-[.A307]" office:value-type="float" office:value="0.00000399999998990097">
            <text:p>0.000004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2294">
            <text:p>1839.122940</text:p>
          </table:table-cell>
          <table:table-cell office:value-type="float" office:value="10965181063948">
            <text:p>10965181063948</text:p>
          </table:table-cell>
          <table:table-cell table:formula="of:=([.B309]-[.B$4])/10^9" office:value-type="float" office:value="0.050002897">
            <text:p>0.050003</text:p>
          </table:table-cell>
          <table:table-cell table:formula="of:=[.C309]-[.C308]" office:value-type="float" office:value="0">
            <text:p>0.000000</text:p>
          </table:table-cell>
          <table:table-cell table:formula="of:=[.A309]-[.A308]" office:value-type="float" office:value="0.000000999999883788405">
            <text:p>0.000001</text:p>
          </table:table-cell>
          <table:table-cell/>
          <table:table-cell office:value-type="string">
            <text:p>312574 / 1752155 &lt;= 2000000 / 5000000</text:p>
          </table:table-cell>
          <table:table-cell/>
        </table:table-row>
        <table:table-row table:style-name="ro1">
          <table:table-cell office:value-type="float" office:value="1839.122941">
            <text:p>1839.122941</text:p>
          </table:table-cell>
          <table:table-cell office:value-type="float" office:value="10965181063948">
            <text:p>10965181063948</text:p>
          </table:table-cell>
          <table:table-cell table:formula="of:=([.B310]-[.B$4])/10^9" office:value-type="float" office:value="0.050002897">
            <text:p>0.050003</text:p>
          </table:table-cell>
          <table:table-cell table:formula="of:=[.C310]-[.C309]" office:value-type="float" office:value="0">
            <text:p>0.000000</text:p>
          </table:table-cell>
          <table:table-cell table:formula="of:=[.A310]-[.A309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22945">
            <text:p>1839.122945</text:p>
          </table:table-cell>
          <table:table-cell office:value-type="float" office:value="10965181063948">
            <text:p>10965181063948</text:p>
          </table:table-cell>
          <table:table-cell table:formula="of:=([.B311]-[.B$4])/10^9" office:value-type="float" office:value="0.050002897">
            <text:p>0.050003</text:p>
          </table:table-cell>
          <table:table-cell table:formula="of:=[.C311]-[.C310]" office:value-type="float" office:value="0">
            <text:p>0.000000</text:p>
          </table:table-cell>
          <table:table-cell table:formula="of:=[.A311]-[.A310]" office:value-type="float" office:value="0.00000399999998990097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122947">
            <text:p>1839.122947</text:p>
          </table:table-cell>
          <table:table-cell office:value-type="float" office:value="10965181072865">
            <text:p>10965181072865</text:p>
          </table:table-cell>
          <table:table-cell table:formula="of:=([.B312]-[.B$4])/10^9" office:value-type="float" office:value="0.050011814">
            <text:p>0.050012</text:p>
          </table:table-cell>
          <table:table-cell table:formula="of:=[.C312]-[.C311]" office:value-type="float" office:value="0.00000891700000000412">
            <text:p>0.000009</text:p>
          </table:table-cell>
          <table:table-cell table:formula="of:=[.A312]-[.A31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22948">
            <text:p>1839.122948</text:p>
          </table:table-cell>
          <table:table-cell office:value-type="float" office:value="10965181072865">
            <text:p>10965181072865</text:p>
          </table:table-cell>
          <table:table-cell table:formula="of:=([.B313]-[.B$4])/10^9" office:value-type="float" office:value="0.050011814">
            <text:p>0.050012</text:p>
          </table:table-cell>
          <table:table-cell table:formula="of:=[.C313]-[.C312]" office:value-type="float" office:value="0">
            <text:p>0.000000</text:p>
          </table:table-cell>
          <table:table-cell table:formula="of:=[.A313]-[.A312]" office:value-type="float" office:value="0.000000999999883788405">
            <text:p>0.000001</text:p>
          </table:table-cell>
          <table:table-cell table:number-columns-repeated="2"/>
          <table:table-cell office:value-type="string">
            <text:p>2732701 / 3986265 &gt; 3000000 / 7000000</text:p>
          </table:table-cell>
        </table:table-row>
        <table:table-row table:style-name="ro1">
          <table:table-cell office:value-type="float" office:value="1839.122949">
            <text:p>1839.122949</text:p>
          </table:table-cell>
          <table:table-cell office:value-type="float" office:value="10965181072865">
            <text:p>10965181072865</text:p>
          </table:table-cell>
          <table:table-cell table:formula="of:=([.B314]-[.B$4])/10^9" office:value-type="float" office:value="0.050011814">
            <text:p>0.050012</text:p>
          </table:table-cell>
          <table:table-cell table:formula="of:=[.C314]-[.C313]" office:value-type="float" office:value="0">
            <text:p>0.000000</text:p>
          </table:table-cell>
          <table:table-cell table:formula="of:=[.A314]-[.A313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10965188072865; c_s is fully topped up</text:p>
          </table:table-cell>
        </table:table-row>
        <table:table-row table:style-name="ro1">
          <table:table-cell office:value-type="float" office:value="1839.122966">
            <text:p>1839.122966</text:p>
          </table:table-cell>
          <table:table-cell office:value-type="float" office:value="10965181083494">
            <text:p>10965181083494</text:p>
          </table:table-cell>
          <table:table-cell table:formula="of:=([.B315]-[.B$4])/10^9" office:value-type="float" office:value="0.050022443">
            <text:p>0.050022</text:p>
          </table:table-cell>
          <table:table-cell table:formula="of:=[.C315]-[.C314]" office:value-type="float" office:value="0.0000106289999999981">
            <text:p>0.000011</text:p>
          </table:table-cell>
          <table:table-cell table:formula="of:=[.A315]-[.A314]" office:value-type="float" office:value="0.0000169999998433923">
            <text:p>0.000017</text:p>
          </table:table-cell>
          <table:table-cell/>
          <table:table-cell office:value-type="string">
            <text:p>is pick_next_task_dl-ed by telepathy-haze (8198)</text:p>
          </table:table-cell>
          <table:table-cell/>
        </table:table-row>
        <table:table-row table:style-name="ro1">
          <table:table-cell office:value-type="float" office:value="1839.12328">
            <text:p>1839.123280</text:p>
          </table:table-cell>
          <table:table-cell office:value-type="float" office:value="10965181404599">
            <text:p>10965181404599</text:p>
          </table:table-cell>
          <table:table-cell table:formula="of:=([.B316]-[.B$4])/10^9" office:value-type="float" office:value="0.050343548">
            <text:p>0.050344</text:p>
          </table:table-cell>
          <table:table-cell table:formula="of:=[.C316]-[.C315]" office:value-type="float" office:value="0.000321105000000002">
            <text:p>0.000321</text:p>
          </table:table-cell>
          <table:table-cell table:formula="of:=[.A316]-[.A315]" office:value-type="float" office:value="0.000314000000116721">
            <text:p>0.00031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23281">
            <text:p>1839.123281</text:p>
          </table:table-cell>
          <table:table-cell office:value-type="float" office:value="10965181404599">
            <text:p>10965181404599</text:p>
          </table:table-cell>
          <table:table-cell table:formula="of:=([.B317]-[.B$4])/10^9" office:value-type="float" office:value="0.050343548">
            <text:p>0.050344</text:p>
          </table:table-cell>
          <table:table-cell table:formula="of:=[.C317]-[.C316]" office:value-type="float" office:value="0">
            <text:p>0.000000</text:p>
          </table:table-cell>
          <table:table-cell table:formula="of:=[.A317]-[.A316]" office:value-type="float" office:value="0.000000999999883788405">
            <text:p>0.000001</text:p>
          </table:table-cell>
          <table:table-cell/>
          <table:table-cell office:value-type="string">
            <text:p>uses up its c_s; 10965181404599-10965181083494=321105</text:p>
          </table:table-cell>
          <table:table-cell/>
        </table:table-row>
        <table:table-row table:style-name="ro1">
          <table:table-cell office:value-type="float" office:value="1839.123294">
            <text:p>1839.123294</text:p>
          </table:table-cell>
          <table:table-cell office:value-type="float" office:value="10965181419383">
            <text:p>10965181419383</text:p>
          </table:table-cell>
          <table:table-cell table:formula="of:=([.B318]-[.B$4])/10^9" office:value-type="float" office:value="0.050358332">
            <text:p>0.050358</text:p>
          </table:table-cell>
          <table:table-cell table:formula="of:=[.C318]-[.C317]" office:value-type="float" office:value="0.0000147839999999969">
            <text:p>0.000015</text:p>
          </table:table-cell>
          <table:table-cell table:formula="of:=[.A318]-[.A317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23299">
            <text:p>1839.123299</text:p>
          </table:table-cell>
          <table:table-cell office:value-type="float" office:value="10965181419383">
            <text:p>10965181419383</text:p>
          </table:table-cell>
          <table:table-cell table:formula="of:=([.B319]-[.B$4])/10^9" office:value-type="float" office:value="0.050358332">
            <text:p>0.050358</text:p>
          </table:table-cell>
          <table:table-cell table:formula="of:=[.C319]-[.C318]" office:value-type="float" office:value="0">
            <text:p>0.000000</text:p>
          </table:table-cell>
          <table:table-cell table:formula="of:=[.A319]-[.A318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24697">
            <text:p>1839.124697</text:p>
          </table:table-cell>
          <table:table-cell office:value-type="float" office:value="10965181419383">
            <text:p>10965181419383</text:p>
          </table:table-cell>
          <table:table-cell table:formula="of:=([.B320]-[.B$4])/10^9" office:value-type="float" office:value="0.050358332">
            <text:p>0.050358</text:p>
          </table:table-cell>
          <table:table-cell table:formula="of:=[.C320]-[.C319]" office:value-type="float" office:value="0">
            <text:p>0.000000</text:p>
          </table:table-cell>
          <table:table-cell table:formula="of:=[.A320]-[.A319]" office:value-type="float" office:value="0.00139799999988099">
            <text:p>0.00139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24698">
            <text:p>1839.124698</text:p>
          </table:table-cell>
          <table:table-cell office:value-type="float" office:value="10965181419383">
            <text:p>10965181419383</text:p>
          </table:table-cell>
          <table:table-cell table:formula="of:=([.B321]-[.B$4])/10^9" office:value-type="float" office:value="0.050358332">
            <text:p>0.050358</text:p>
          </table:table-cell>
          <table:table-cell table:formula="of:=[.C321]-[.C320]" office:value-type="float" office:value="0">
            <text:p>0.000000</text:p>
          </table:table-cell>
          <table:table-cell table:formula="of:=[.A321]-[.A320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24699">
            <text:p>1839.124699</text:p>
          </table:table-cell>
          <table:table-cell office:value-type="float" office:value="10965181419383">
            <text:p>10965181419383</text:p>
          </table:table-cell>
          <table:table-cell table:formula="of:=([.B322]-[.B$4])/10^9" office:value-type="float" office:value="0.050358332">
            <text:p>0.050358</text:p>
          </table:table-cell>
          <table:table-cell table:formula="of:=[.C322]-[.C321]" office:value-type="float" office:value="0">
            <text:p>0.000000</text:p>
          </table:table-cell>
          <table:table-cell table:formula="of:=[.A322]-[.A321]" office:value-type="float" office:value="0.000000999999883788405">
            <text:p>0.000001</text:p>
          </table:table-cell>
          <table:table-cell/>
          <table:table-cell office:value-type="string">
            <text:p>postpones its deadline to 10965187816103; c_s is topped up to 1991469</text:p>
          </table:table-cell>
          <table:table-cell/>
        </table:table-row>
        <table:table-row table:style-name="ro1">
          <table:table-cell office:value-type="float" office:value="1839.1247">
            <text:p>1839.124700</text:p>
          </table:table-cell>
          <table:table-cell office:value-type="float" office:value="10965181419383">
            <text:p>10965181419383</text:p>
          </table:table-cell>
          <table:table-cell table:formula="of:=([.B323]-[.B$4])/10^9" office:value-type="float" office:value="0.050358332">
            <text:p>0.050358</text:p>
          </table:table-cell>
          <table:table-cell table:formula="of:=[.C323]-[.C322]" office:value-type="float" office:value="0">
            <text:p>0.000000</text:p>
          </table:table-cell>
          <table:table-cell table:formula="of:=[.A323]-[.A322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24709">
            <text:p>1839.124709</text:p>
          </table:table-cell>
          <table:table-cell office:value-type="float" office:value="10965182834247">
            <text:p>10965182834247</text:p>
          </table:table-cell>
          <table:table-cell table:formula="of:=([.B324]-[.B$4])/10^9" office:value-type="float" office:value="0.051773196">
            <text:p>0.051773</text:p>
          </table:table-cell>
          <table:table-cell table:formula="of:=[.C324]-[.C323]" office:value-type="float" office:value="0.001414864">
            <text:p>0.001415</text:p>
          </table:table-cell>
          <table:table-cell table:formula="of:=[.A324]-[.A323]" office:value-type="float" office:value="0.00000899999986359035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24714">
            <text:p>1839.124714</text:p>
          </table:table-cell>
          <table:table-cell office:value-type="float" office:value="10965182834247">
            <text:p>10965182834247</text:p>
          </table:table-cell>
          <table:table-cell table:formula="of:=([.B325]-[.B$4])/10^9" office:value-type="float" office:value="0.051773196">
            <text:p>0.051773</text:p>
          </table:table-cell>
          <table:table-cell table:formula="of:=[.C325]-[.C324]" office:value-type="float" office:value="0">
            <text:p>0.000000</text:p>
          </table:table-cell>
          <table:table-cell table:formula="of:=[.A325]-[.A324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24925">
            <text:p>1839.124925</text:p>
          </table:table-cell>
          <table:table-cell office:value-type="float" office:value="10965182834247">
            <text:p>10965182834247</text:p>
          </table:table-cell>
          <table:table-cell table:formula="of:=([.B326]-[.B$4])/10^9" office:value-type="float" office:value="0.051773196">
            <text:p>0.051773</text:p>
          </table:table-cell>
          <table:table-cell table:formula="of:=[.C326]-[.C325]" office:value-type="float" office:value="0">
            <text:p>0.000000</text:p>
          </table:table-cell>
          <table:table-cell table:formula="of:=[.A326]-[.A325]" office:value-type="float" office:value="0.00021100000003571">
            <text:p>0.00021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24928">
            <text:p>1839.124928</text:p>
          </table:table-cell>
          <table:table-cell office:value-type="float" office:value="10965183053360">
            <text:p>10965183053360</text:p>
          </table:table-cell>
          <table:table-cell table:formula="of:=([.B327]-[.B$4])/10^9" office:value-type="float" office:value="0.051992309">
            <text:p>0.051992</text:p>
          </table:table-cell>
          <table:table-cell table:formula="of:=[.C327]-[.C326]" office:value-type="float" office:value="0.000219113">
            <text:p>0.000219</text:p>
          </table:table-cell>
          <table:table-cell table:formula="of:=[.A327]-[.A326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24928">
            <text:p>1839.124928</text:p>
          </table:table-cell>
          <table:table-cell office:value-type="float" office:value="10965183053360">
            <text:p>10965183053360</text:p>
          </table:table-cell>
          <table:table-cell table:formula="of:=([.B328]-[.B$4])/10^9" office:value-type="float" office:value="0.051992309">
            <text:p>0.051992</text:p>
          </table:table-cell>
          <table:table-cell table:formula="of:=[.C328]-[.C327]" office:value-type="float" office:value="0">
            <text:p>0.000000</text:p>
          </table:table-cell>
          <table:table-cell table:formula="of:=[.A328]-[.A327]" office:value-type="float" office:value="0">
            <text:p>0.000000</text:p>
          </table:table-cell>
          <table:table-cell office:value-type="string">
            <text:p>d_s is renewed (r + D) to 10965185053360; c_s is fully topped up</text:p>
          </table:table-cell>
          <table:table-cell table:number-columns-repeated="2"/>
        </table:table-row>
        <table:table-row table:style-name="ro1">
          <table:table-cell office:value-type="float" office:value="1839.12493">
            <text:p>1839.124930</text:p>
          </table:table-cell>
          <table:table-cell office:value-type="float" office:value="10965183053360">
            <text:p>10965183053360</text:p>
          </table:table-cell>
          <table:table-cell table:formula="of:=([.B329]-[.B$4])/10^9" office:value-type="float" office:value="0.051992309">
            <text:p>0.051992</text:p>
          </table:table-cell>
          <table:table-cell table:formula="of:=[.C329]-[.C328]" office:value-type="float" office:value="0">
            <text:p>0.000000</text:p>
          </table:table-cell>
          <table:table-cell table:formula="of:=[.A329]-[.A328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124937">
            <text:p>1839.124937</text:p>
          </table:table-cell>
          <table:table-cell office:value-type="float" office:value="10965183062649">
            <text:p>10965183062649</text:p>
          </table:table-cell>
          <table:table-cell table:formula="of:=([.B330]-[.B$4])/10^9" office:value-type="float" office:value="0.052001598">
            <text:p>0.052002</text:p>
          </table:table-cell>
          <table:table-cell table:formula="of:=[.C330]-[.C329]" office:value-type="float" office:value="0.0000092890000000026">
            <text:p>0.000009</text:p>
          </table:table-cell>
          <table:table-cell table:formula="of:=[.A330]-[.A329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24942">
            <text:p>1839.124942</text:p>
          </table:table-cell>
          <table:table-cell office:value-type="float" office:value="10965183062649">
            <text:p>10965183062649</text:p>
          </table:table-cell>
          <table:table-cell table:formula="of:=([.B331]-[.B$4])/10^9" office:value-type="float" office:value="0.052001598">
            <text:p>0.052002</text:p>
          </table:table-cell>
          <table:table-cell table:formula="of:=[.C331]-[.C330]" office:value-type="float" office:value="0">
            <text:p>0.000000</text:p>
          </table:table-cell>
          <table:table-cell table:formula="of:=[.A331]-[.A330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25845">
            <text:p>1839.125845</text:p>
          </table:table-cell>
          <table:table-cell office:value-type="float" office:value="10965183970269">
            <text:p>10965183970269</text:p>
          </table:table-cell>
          <table:table-cell table:formula="of:=([.B332]-[.B$4])/10^9" office:value-type="float" office:value="0.052909218">
            <text:p>0.052909</text:p>
          </table:table-cell>
          <table:table-cell table:formula="of:=[.C332]-[.C331]" office:value-type="float" office:value="0.000907619999999998">
            <text:p>0.000908</text:p>
          </table:table-cell>
          <table:table-cell table:formula="of:=[.A332]-[.A331]" office:value-type="float" office:value="0.000903000000107568">
            <text:p>0.0009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25847">
            <text:p>1839.125847</text:p>
          </table:table-cell>
          <table:table-cell office:value-type="float" office:value="10965183970269">
            <text:p>10965183970269</text:p>
          </table:table-cell>
          <table:table-cell table:formula="of:=([.B333]-[.B$4])/10^9" office:value-type="float" office:value="0.052909218">
            <text:p>0.052909</text:p>
          </table:table-cell>
          <table:table-cell table:formula="of:=[.C333]-[.C332]" office:value-type="float" office:value="0">
            <text:p>0.000000</text:p>
          </table:table-cell>
          <table:table-cell table:formula="of:=[.A333]-[.A33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25852">
            <text:p>1839.125852</text:p>
          </table:table-cell>
          <table:table-cell office:value-type="float" office:value="10965183970269">
            <text:p>10965183970269</text:p>
          </table:table-cell>
          <table:table-cell table:formula="of:=([.B334]-[.B$4])/10^9" office:value-type="float" office:value="0.052909218">
            <text:p>0.052909</text:p>
          </table:table-cell>
          <table:table-cell table:formula="of:=[.C334]-[.C333]" office:value-type="float" office:value="0">
            <text:p>0.000000</text:p>
          </table:table-cell>
          <table:table-cell table:formula="of:=[.A334]-[.A333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27283">
            <text:p>1839.127283</text:p>
          </table:table-cell>
          <table:table-cell office:value-type="float" office:value="10965185417573">
            <text:p>10965185417573</text:p>
          </table:table-cell>
          <table:table-cell table:formula="of:=([.B335]-[.B$4])/10^9" office:value-type="float" office:value="0.054356522">
            <text:p>0.054357</text:p>
          </table:table-cell>
          <table:table-cell table:formula="of:=[.C335]-[.C334]" office:value-type="float" office:value="0.001447304">
            <text:p>0.001447</text:p>
          </table:table-cell>
          <table:table-cell table:formula="of:=[.A335]-[.A334]" office:value-type="float" office:value="0.00143100000013874">
            <text:p>0.00143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27285">
            <text:p>1839.127285</text:p>
          </table:table-cell>
          <table:table-cell office:value-type="float" office:value="10965185417573">
            <text:p>10965185417573</text:p>
          </table:table-cell>
          <table:table-cell table:formula="of:=([.B336]-[.B$4])/10^9" office:value-type="float" office:value="0.054356522">
            <text:p>0.054357</text:p>
          </table:table-cell>
          <table:table-cell table:formula="of:=[.C336]-[.C335]" office:value-type="float" office:value="0">
            <text:p>0.000000</text:p>
          </table:table-cell>
          <table:table-cell table:formula="of:=[.A336]-[.A33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27291">
            <text:p>1839.127291</text:p>
          </table:table-cell>
          <table:table-cell office:value-type="float" office:value="10965185417573">
            <text:p>10965185417573</text:p>
          </table:table-cell>
          <table:table-cell table:formula="of:=([.B337]-[.B$4])/10^9" office:value-type="float" office:value="0.054356522">
            <text:p>0.054357</text:p>
          </table:table-cell>
          <table:table-cell table:formula="of:=[.C337]-[.C336]" office:value-type="float" office:value="0">
            <text:p>0.000000</text:p>
          </table:table-cell>
          <table:table-cell table:formula="of:=[.A337]-[.A336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27919">
            <text:p>1839.127919</text:p>
          </table:table-cell>
          <table:table-cell office:value-type="float" office:value="10965185417573">
            <text:p>10965185417573</text:p>
          </table:table-cell>
          <table:table-cell table:formula="of:=([.B338]-[.B$4])/10^9" office:value-type="float" office:value="0.054356522">
            <text:p>0.054357</text:p>
          </table:table-cell>
          <table:table-cell table:formula="of:=[.C338]-[.C337]" office:value-type="float" office:value="0">
            <text:p>0.000000</text:p>
          </table:table-cell>
          <table:table-cell table:formula="of:=[.A338]-[.A337]" office:value-type="float" office:value="0.000628000000006068">
            <text:p>0.00062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27922">
            <text:p>1839.127922</text:p>
          </table:table-cell>
          <table:table-cell office:value-type="float" office:value="10965186055796">
            <text:p>10965186055796</text:p>
          </table:table-cell>
          <table:table-cell table:formula="of:=([.B339]-[.B$4])/10^9" office:value-type="float" office:value="0.054994745">
            <text:p>0.054995</text:p>
          </table:table-cell>
          <table:table-cell table:formula="of:=[.C339]-[.C338]" office:value-type="float" office:value="0.000638223">
            <text:p>0.000638</text:p>
          </table:table-cell>
          <table:table-cell table:formula="of:=[.A339]-[.A338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27923">
            <text:p>1839.127923</text:p>
          </table:table-cell>
          <table:table-cell office:value-type="float" office:value="10965186055796">
            <text:p>10965186055796</text:p>
          </table:table-cell>
          <table:table-cell table:formula="of:=([.B340]-[.B$4])/10^9" office:value-type="float" office:value="0.054994745">
            <text:p>0.054995</text:p>
          </table:table-cell>
          <table:table-cell table:formula="of:=[.C340]-[.C339]" office:value-type="float" office:value="0">
            <text:p>0.000000</text:p>
          </table:table-cell>
          <table:table-cell table:formula="of:=[.A340]-[.A339]" office:value-type="float" office:value="0.00000100000011116208">
            <text:p>0.000001</text:p>
          </table:table-cell>
          <table:table-cell/>
          <table:table-cell office:value-type="string">
            <text:p>315763 / 1760307 &lt;= 2000000 / 5000000</text:p>
          </table:table-cell>
          <table:table-cell/>
        </table:table-row>
        <table:table-row table:style-name="ro1">
          <table:table-cell office:value-type="float" office:value="1839.127924">
            <text:p>1839.127924</text:p>
          </table:table-cell>
          <table:table-cell office:value-type="float" office:value="10965186055796">
            <text:p>10965186055796</text:p>
          </table:table-cell>
          <table:table-cell table:formula="of:=([.B341]-[.B$4])/10^9" office:value-type="float" office:value="0.054994745">
            <text:p>0.054995</text:p>
          </table:table-cell>
          <table:table-cell table:formula="of:=[.C341]-[.C340]" office:value-type="float" office:value="0">
            <text:p>0.000000</text:p>
          </table:table-cell>
          <table:table-cell table:formula="of:=[.A341]-[.A340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27925">
            <text:p>1839.127925</text:p>
          </table:table-cell>
          <table:table-cell office:value-type="float" office:value="10965186055796">
            <text:p>10965186055796</text:p>
          </table:table-cell>
          <table:table-cell table:formula="of:=([.B342]-[.B$4])/10^9" office:value-type="float" office:value="0.054994745">
            <text:p>0.054995</text:p>
          </table:table-cell>
          <table:table-cell table:formula="of:=[.C342]-[.C341]" office:value-type="float" office:value="0">
            <text:p>0.000000</text:p>
          </table:table-cell>
          <table:table-cell table:formula="of:=[.A342]-[.A341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27936">
            <text:p>1839.127936</text:p>
          </table:table-cell>
          <table:table-cell office:value-type="float" office:value="10965186070436">
            <text:p>10965186070436</text:p>
          </table:table-cell>
          <table:table-cell table:formula="of:=([.B343]-[.B$4])/10^9" office:value-type="float" office:value="0.055009385">
            <text:p>0.055009</text:p>
          </table:table-cell>
          <table:table-cell table:formula="of:=[.C343]-[.C342]" office:value-type="float" office:value="0.0000146400000000033">
            <text:p>0.000015</text:p>
          </table:table-cell>
          <table:table-cell table:formula="of:=[.A343]-[.A342]" office:value-type="float" office:value="0.0000110000000859145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27944">
            <text:p>1839.127944</text:p>
          </table:table-cell>
          <table:table-cell office:value-type="float" office:value="10965186070436">
            <text:p>10965186070436</text:p>
          </table:table-cell>
          <table:table-cell table:formula="of:=([.B344]-[.B$4])/10^9" office:value-type="float" office:value="0.055009385">
            <text:p>0.055009</text:p>
          </table:table-cell>
          <table:table-cell table:formula="of:=[.C344]-[.C343]" office:value-type="float" office:value="0">
            <text:p>0.000000</text:p>
          </table:table-cell>
          <table:table-cell table:formula="of:=[.A344]-[.A343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28261">
            <text:p>1839.128261</text:p>
          </table:table-cell>
          <table:table-cell office:value-type="float" office:value="10965186394598">
            <text:p>10965186394598</text:p>
          </table:table-cell>
          <table:table-cell table:formula="of:=([.B345]-[.B$4])/10^9" office:value-type="float" office:value="0.055333547">
            <text:p>0.055334</text:p>
          </table:table-cell>
          <table:table-cell table:formula="of:=[.C345]-[.C344]" office:value-type="float" office:value="0.000324161999999996">
            <text:p>0.000324</text:p>
          </table:table-cell>
          <table:table-cell table:formula="of:=[.A345]-[.A344]" office:value-type="float" office:value="0.00031699999999546">
            <text:p>0.00031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28262">
            <text:p>1839.128262</text:p>
          </table:table-cell>
          <table:table-cell office:value-type="float" office:value="10965186394598">
            <text:p>10965186394598</text:p>
          </table:table-cell>
          <table:table-cell table:formula="of:=([.B346]-[.B$4])/10^9" office:value-type="float" office:value="0.055333547">
            <text:p>0.055334</text:p>
          </table:table-cell>
          <table:table-cell table:formula="of:=[.C346]-[.C345]" office:value-type="float" office:value="0">
            <text:p>0.000000</text:p>
          </table:table-cell>
          <table:table-cell table:formula="of:=[.A346]-[.A345]" office:value-type="float" office:value="0.000000999999883788405">
            <text:p>0.000001</text:p>
          </table:table-cell>
          <table:table-cell/>
          <table:table-cell office:value-type="string">
            <text:p>uses up its c_s; 10965186394598-10965186070436=324162</text:p>
          </table:table-cell>
          <table:table-cell/>
        </table:table-row>
        <table:table-row table:style-name="ro1">
          <table:table-cell office:value-type="float" office:value="1839.128273">
            <text:p>1839.128273</text:p>
          </table:table-cell>
          <table:table-cell office:value-type="float" office:value="10965186407028">
            <text:p>10965186407028</text:p>
          </table:table-cell>
          <table:table-cell table:formula="of:=([.B347]-[.B$4])/10^9" office:value-type="float" office:value="0.055345977">
            <text:p>0.055346</text:p>
          </table:table-cell>
          <table:table-cell table:formula="of:=[.C347]-[.C346]" office:value-type="float" office:value="0.0000124300000000008">
            <text:p>0.000012</text:p>
          </table:table-cell>
          <table:table-cell table:formula="of:=[.A347]-[.A346]" office:value-type="float" office:value="0.0000110000000859145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28278">
            <text:p>1839.128278</text:p>
          </table:table-cell>
          <table:table-cell office:value-type="float" office:value="10965186407028">
            <text:p>10965186407028</text:p>
          </table:table-cell>
          <table:table-cell table:formula="of:=([.B348]-[.B$4])/10^9" office:value-type="float" office:value="0.055345977">
            <text:p>0.055346</text:p>
          </table:table-cell>
          <table:table-cell table:formula="of:=[.C348]-[.C347]" office:value-type="float" office:value="0">
            <text:p>0.000000</text:p>
          </table:table-cell>
          <table:table-cell table:formula="of:=[.A348]-[.A347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28917">
            <text:p>1839.128917</text:p>
          </table:table-cell>
          <table:table-cell office:value-type="float" office:value="10965186407028">
            <text:p>10965186407028</text:p>
          </table:table-cell>
          <table:table-cell table:formula="of:=([.B349]-[.B$4])/10^9" office:value-type="float" office:value="0.055345977">
            <text:p>0.055346</text:p>
          </table:table-cell>
          <table:table-cell table:formula="of:=[.C349]-[.C348]" office:value-type="float" office:value="0">
            <text:p>0.000000</text:p>
          </table:table-cell>
          <table:table-cell table:formula="of:=[.A349]-[.A348]" office:value-type="float" office:value="0.000639000000091983">
            <text:p>0.00063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2892">
            <text:p>1839.128920</text:p>
          </table:table-cell>
          <table:table-cell office:value-type="float" office:value="10965187053856">
            <text:p>10965187053856</text:p>
          </table:table-cell>
          <table:table-cell table:formula="of:=([.B350]-[.B$4])/10^9" office:value-type="float" office:value="0.055992805">
            <text:p>0.055993</text:p>
          </table:table-cell>
          <table:table-cell table:formula="of:=[.C350]-[.C349]" office:value-type="float" office:value="0.000646828000000002">
            <text:p>0.000647</text:p>
          </table:table-cell>
          <table:table-cell table:formula="of:=[.A350]-[.A349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2892">
            <text:p>1839.128920</text:p>
          </table:table-cell>
          <table:table-cell office:value-type="float" office:value="10965187053856">
            <text:p>10965187053856</text:p>
          </table:table-cell>
          <table:table-cell table:formula="of:=([.B351]-[.B$4])/10^9" office:value-type="float" office:value="0.055992805">
            <text:p>0.055993</text:p>
          </table:table-cell>
          <table:table-cell table:formula="of:=[.C351]-[.C350]" office:value-type="float" office:value="0">
            <text:p>0.000000</text:p>
          </table:table-cell>
          <table:table-cell table:formula="of:=[.A351]-[.A350]" office:value-type="float" office:value="0">
            <text:p>0.000000</text:p>
          </table:table-cell>
          <table:table-cell office:value-type="string">
            <text:p>d_s is renewed (r + D) to 10965189053856; c_s is fully topped up</text:p>
          </table:table-cell>
          <table:table-cell table:number-columns-repeated="2"/>
        </table:table-row>
        <table:table-row table:style-name="ro1">
          <table:table-cell office:value-type="float" office:value="1839.129213">
            <text:p>1839.129213</text:p>
          </table:table-cell>
          <table:table-cell office:value-type="float" office:value="10965187346305">
            <text:p>10965187346305</text:p>
          </table:table-cell>
          <table:table-cell table:formula="of:=([.B352]-[.B$4])/10^9" office:value-type="float" office:value="0.056285254">
            <text:p>0.056285</text:p>
          </table:table-cell>
          <table:table-cell table:formula="of:=[.C352]-[.C351]" office:value-type="float" office:value="0.000292449">
            <text:p>0.000292</text:p>
          </table:table-cell>
          <table:table-cell table:formula="of:=[.A352]-[.A351]" office:value-type="float" office:value="0.00029299999982868">
            <text:p>0.000293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129213">
            <text:p>1839.129213</text:p>
          </table:table-cell>
          <table:table-cell office:value-type="float" office:value="10965187346305">
            <text:p>10965187346305</text:p>
          </table:table-cell>
          <table:table-cell table:formula="of:=([.B353]-[.B$4])/10^9" office:value-type="float" office:value="0.056285254">
            <text:p>0.056285</text:p>
          </table:table-cell>
          <table:table-cell table:formula="of:=[.C353]-[.C352]" office:value-type="float" office:value="0">
            <text:p>0.000000</text:p>
          </table:table-cell>
          <table:table-cell table:formula="of:=[.A353]-[.A352]" office:value-type="float" office:value="0">
            <text:p>0.000000</text:p>
          </table:table-cell>
          <table:table-cell table:number-columns-repeated="2"/>
          <table:table-cell office:value-type="string">
            <text:p>uses up its c_s; 10965187346305-10965186407028=939277</text:p>
          </table:table-cell>
        </table:table-row>
        <table:table-row table:style-name="ro1">
          <table:table-cell office:value-type="float" office:value="1839.129223">
            <text:p>1839.129223</text:p>
          </table:table-cell>
          <table:table-cell office:value-type="float" office:value="10965187357138">
            <text:p>10965187357138</text:p>
          </table:table-cell>
          <table:table-cell table:formula="of:=([.B354]-[.B$4])/10^9" office:value-type="float" office:value="0.056296087">
            <text:p>0.056296</text:p>
          </table:table-cell>
          <table:table-cell table:formula="of:=[.C354]-[.C353]" office:value-type="float" office:value="0.0000108330000000018">
            <text:p>0.000011</text:p>
          </table:table-cell>
          <table:table-cell table:formula="of:=[.A354]-[.A353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29228">
            <text:p>1839.129228</text:p>
          </table:table-cell>
          <table:table-cell office:value-type="float" office:value="10965187357138">
            <text:p>10965187357138</text:p>
          </table:table-cell>
          <table:table-cell table:formula="of:=([.B355]-[.B$4])/10^9" office:value-type="float" office:value="0.056296087">
            <text:p>0.056296</text:p>
          </table:table-cell>
          <table:table-cell table:formula="of:=[.C355]-[.C354]" office:value-type="float" office:value="0">
            <text:p>0.000000</text:p>
          </table:table-cell>
          <table:table-cell table:formula="of:=[.A355]-[.A354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129688">
            <text:p>1839.129688</text:p>
          </table:table-cell>
          <table:table-cell office:value-type="float" office:value="10965187357138">
            <text:p>10965187357138</text:p>
          </table:table-cell>
          <table:table-cell table:formula="of:=([.B356]-[.B$4])/10^9" office:value-type="float" office:value="0.056296087">
            <text:p>0.056296</text:p>
          </table:table-cell>
          <table:table-cell table:formula="of:=[.C356]-[.C355]" office:value-type="float" office:value="0">
            <text:p>0.000000</text:p>
          </table:table-cell>
          <table:table-cell table:formula="of:=[.A356]-[.A355]" office:value-type="float" office:value="0.00045999999997548">
            <text:p>0.00046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29689">
            <text:p>1839.129689</text:p>
          </table:table-cell>
          <table:table-cell office:value-type="float" office:value="10965187357138">
            <text:p>10965187357138</text:p>
          </table:table-cell>
          <table:table-cell table:formula="of:=([.B357]-[.B$4])/10^9" office:value-type="float" office:value="0.056296087">
            <text:p>0.056296</text:p>
          </table:table-cell>
          <table:table-cell table:formula="of:=[.C357]-[.C356]" office:value-type="float" office:value="0">
            <text:p>0.000000</text:p>
          </table:table-cell>
          <table:table-cell table:formula="of:=[.A357]-[.A356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2969">
            <text:p>1839.129690</text:p>
          </table:table-cell>
          <table:table-cell office:value-type="float" office:value="10965187357138">
            <text:p>10965187357138</text:p>
          </table:table-cell>
          <table:table-cell table:formula="of:=([.B358]-[.B$4])/10^9" office:value-type="float" office:value="0.056296087">
            <text:p>0.056296</text:p>
          </table:table-cell>
          <table:table-cell table:formula="of:=[.C358]-[.C357]" office:value-type="float" office:value="0">
            <text:p>0.000000</text:p>
          </table:table-cell>
          <table:table-cell table:formula="of:=[.A358]-[.A357]" office:value-type="float" office:value="0.000000999999883788405">
            <text:p>0.000001</text:p>
          </table:table-cell>
          <table:table-cell/>
          <table:table-cell office:value-type="string">
            <text:p>postpones its deadline to 10965192816103; c_s is topped up to 1991601</text:p>
          </table:table-cell>
          <table:table-cell/>
        </table:table-row>
        <table:table-row table:style-name="ro1">
          <table:table-cell office:value-type="float" office:value="1839.129946">
            <text:p>1839.129946</text:p>
          </table:table-cell>
          <table:table-cell office:value-type="float" office:value="10965188015323">
            <text:p>10965188015323</text:p>
          </table:table-cell>
          <table:table-cell table:formula="of:=([.B359]-[.B$4])/10^9" office:value-type="float" office:value="0.056954272">
            <text:p>0.056954</text:p>
          </table:table-cell>
          <table:table-cell table:formula="of:=[.C359]-[.C358]" office:value-type="float" office:value="0.000658184999999999">
            <text:p>0.000658</text:p>
          </table:table-cell>
          <table:table-cell table:formula="of:=[.A359]-[.A358]" office:value-type="float" office:value="0.000256000000035783">
            <text:p>0.00025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129946">
            <text:p>1839.129946</text:p>
          </table:table-cell>
          <table:table-cell office:value-type="float" office:value="10965188015323">
            <text:p>10965188015323</text:p>
          </table:table-cell>
          <table:table-cell table:formula="of:=([.B360]-[.B$4])/10^9" office:value-type="float" office:value="0.056954272">
            <text:p>0.056954</text:p>
          </table:table-cell>
          <table:table-cell table:formula="of:=[.C360]-[.C359]" office:value-type="float" office:value="0">
            <text:p>0.000000</text:p>
          </table:table-cell>
          <table:table-cell table:formula="of:=[.A360]-[.A359]" office:value-type="float" office:value="0">
            <text:p>0.000000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29947">
            <text:p>1839.129947</text:p>
          </table:table-cell>
          <table:table-cell office:value-type="float" office:value="10965188015323">
            <text:p>10965188015323</text:p>
          </table:table-cell>
          <table:table-cell table:formula="of:=([.B361]-[.B$4])/10^9" office:value-type="float" office:value="0.056954272">
            <text:p>0.056954</text:p>
          </table:table-cell>
          <table:table-cell table:formula="of:=[.C361]-[.C360]" office:value-type="float" office:value="0">
            <text:p>0.000000</text:p>
          </table:table-cell>
          <table:table-cell table:formula="of:=[.A361]-[.A360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10965195072865; c_s is topped up to 2992996</text:p>
          </table:table-cell>
        </table:table-row>
        <table:table-row table:style-name="ro1">
          <table:table-cell office:value-type="float" office:value="1839.130168">
            <text:p>1839.130168</text:p>
          </table:table-cell>
          <table:table-cell office:value-type="float" office:value="10965188310481">
            <text:p>10965188310481</text:p>
          </table:table-cell>
          <table:table-cell table:formula="of:=([.B362]-[.B$4])/10^9" office:value-type="float" office:value="0.05724943">
            <text:p>0.057249</text:p>
          </table:table-cell>
          <table:table-cell table:formula="of:=[.C362]-[.C361]" office:value-type="float" office:value="0.000295157999999997">
            <text:p>0.000295</text:p>
          </table:table-cell>
          <table:table-cell table:formula="of:=[.A362]-[.A361]" office:value-type="float" office:value="0.000221000000010463">
            <text:p>0.00022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3017">
            <text:p>1839.130170</text:p>
          </table:table-cell>
          <table:table-cell office:value-type="float" office:value="10965188310481">
            <text:p>10965188310481</text:p>
          </table:table-cell>
          <table:table-cell table:formula="of:=([.B363]-[.B$4])/10^9" office:value-type="float" office:value="0.05724943">
            <text:p>0.057249</text:p>
          </table:table-cell>
          <table:table-cell table:formula="of:=[.C363]-[.C362]" office:value-type="float" office:value="0">
            <text:p>0.000000</text:p>
          </table:table-cell>
          <table:table-cell table:formula="of:=[.A363]-[.A36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30178">
            <text:p>1839.130178</text:p>
          </table:table-cell>
          <table:table-cell office:value-type="float" office:value="10965188310481">
            <text:p>10965188310481</text:p>
          </table:table-cell>
          <table:table-cell table:formula="of:=([.B364]-[.B$4])/10^9" office:value-type="float" office:value="0.05724943">
            <text:p>0.057249</text:p>
          </table:table-cell>
          <table:table-cell table:formula="of:=[.C364]-[.C363]" office:value-type="float" office:value="0">
            <text:p>0.000000</text:p>
          </table:table-cell>
          <table:table-cell table:formula="of:=[.A364]-[.A363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3178">
            <text:p>1839.131780</text:p>
          </table:table-cell>
          <table:table-cell office:value-type="float" office:value="10965189921946">
            <text:p>10965189921946</text:p>
          </table:table-cell>
          <table:table-cell table:formula="of:=([.B365]-[.B$4])/10^9" office:value-type="float" office:value="0.058860895">
            <text:p>0.058861</text:p>
          </table:table-cell>
          <table:table-cell table:formula="of:=[.C365]-[.C364]" office:value-type="float" office:value="0.00161146500000001">
            <text:p>0.001611</text:p>
          </table:table-cell>
          <table:table-cell table:formula="of:=[.A365]-[.A364]" office:value-type="float" office:value="0.00160200000004807">
            <text:p>0.00160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31781">
            <text:p>1839.131781</text:p>
          </table:table-cell>
          <table:table-cell office:value-type="float" office:value="10965189921946">
            <text:p>10965189921946</text:p>
          </table:table-cell>
          <table:table-cell table:formula="of:=([.B366]-[.B$4])/10^9" office:value-type="float" office:value="0.058860895">
            <text:p>0.058861</text:p>
          </table:table-cell>
          <table:table-cell table:formula="of:=[.C366]-[.C365]" office:value-type="float" office:value="0">
            <text:p>0.000000</text:p>
          </table:table-cell>
          <table:table-cell table:formula="of:=[.A366]-[.A365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31787">
            <text:p>1839.131787</text:p>
          </table:table-cell>
          <table:table-cell office:value-type="float" office:value="10965189921946">
            <text:p>10965189921946</text:p>
          </table:table-cell>
          <table:table-cell table:formula="of:=([.B367]-[.B$4])/10^9" office:value-type="float" office:value="0.058860895">
            <text:p>0.058861</text:p>
          </table:table-cell>
          <table:table-cell table:formula="of:=[.C367]-[.C366]" office:value-type="float" office:value="0">
            <text:p>0.000000</text:p>
          </table:table-cell>
          <table:table-cell table:formula="of:=[.A367]-[.A366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31808">
            <text:p>1839.131808</text:p>
          </table:table-cell>
          <table:table-cell office:value-type="float" office:value="10965189951118">
            <text:p>10965189951118</text:p>
          </table:table-cell>
          <table:table-cell table:formula="of:=([.B368]-[.B$4])/10^9" office:value-type="float" office:value="0.058890067">
            <text:p>0.058890</text:p>
          </table:table-cell>
          <table:table-cell table:formula="of:=[.C368]-[.C367]" office:value-type="float" office:value="0.000029171999999994">
            <text:p>0.000029</text:p>
          </table:table-cell>
          <table:table-cell table:formula="of:=[.A368]-[.A367]" office:value-type="float" office:value="0.0000210000000606669">
            <text:p>0.00002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13181">
            <text:p>1839.131810</text:p>
          </table:table-cell>
          <table:table-cell office:value-type="float" office:value="10965189951118">
            <text:p>10965189951118</text:p>
          </table:table-cell>
          <table:table-cell table:formula="of:=([.B369]-[.B$4])/10^9" office:value-type="float" office:value="0.058890067">
            <text:p>0.058890</text:p>
          </table:table-cell>
          <table:table-cell table:formula="of:=[.C369]-[.C368]" office:value-type="float" office:value="0">
            <text:p>0.000000</text:p>
          </table:table-cell>
          <table:table-cell table:formula="of:=[.A369]-[.A36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32914">
            <text:p>1839.132914</text:p>
          </table:table-cell>
          <table:table-cell office:value-type="float" office:value="10965190851406">
            <text:p>10965190851406</text:p>
          </table:table-cell>
          <table:table-cell table:formula="of:=([.B370]-[.B$4])/10^9" office:value-type="float" office:value="0.059790355">
            <text:p>0.059790</text:p>
          </table:table-cell>
          <table:table-cell table:formula="of:=[.C370]-[.C369]" office:value-type="float" office:value="0.000900288000000006">
            <text:p>0.000900</text:p>
          </table:table-cell>
          <table:table-cell table:formula="of:=[.A370]-[.A369]" office:value-type="float" office:value="0.00110399999994115">
            <text:p>0.0011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32918">
            <text:p>1839.132918</text:p>
          </table:table-cell>
          <table:table-cell office:value-type="float" office:value="10965191060345">
            <text:p>10965191060345</text:p>
          </table:table-cell>
          <table:table-cell table:formula="of:=([.B371]-[.B$4])/10^9" office:value-type="float" office:value="0.059999294">
            <text:p>0.059999</text:p>
          </table:table-cell>
          <table:table-cell table:formula="of:=[.C371]-[.C370]" office:value-type="float" office:value="0.000208938999999998">
            <text:p>0.000209</text:p>
          </table:table-cell>
          <table:table-cell table:formula="of:=[.A371]-[.A370]" office:value-type="float" office:value="0.00000399999998990097">
            <text:p>0.00000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32919">
            <text:p>1839.132919</text:p>
          </table:table-cell>
          <table:table-cell office:value-type="float" office:value="10965191060345">
            <text:p>10965191060345</text:p>
          </table:table-cell>
          <table:table-cell table:formula="of:=([.B372]-[.B$4])/10^9" office:value-type="float" office:value="0.059999294">
            <text:p>0.059999</text:p>
          </table:table-cell>
          <table:table-cell table:formula="of:=[.C372]-[.C371]" office:value-type="float" office:value="0">
            <text:p>0.000000</text:p>
          </table:table-cell>
          <table:table-cell table:formula="of:=[.A372]-[.A371]" office:value-type="float" office:value="0.000000999999883788405">
            <text:p>0.000001</text:p>
          </table:table-cell>
          <table:table-cell office:value-type="string">
            <text:p>d_s is renewed (r + D) to 10965193060345; c_s is fully topped up</text:p>
          </table:table-cell>
          <table:table-cell table:number-columns-repeated="2"/>
        </table:table-row>
        <table:table-row table:style-name="ro1">
          <table:table-cell office:value-type="float" office:value="1839.132924">
            <text:p>1839.132924</text:p>
          </table:table-cell>
          <table:table-cell office:value-type="float" office:value="10965191060345">
            <text:p>10965191060345</text:p>
          </table:table-cell>
          <table:table-cell table:formula="of:=([.B373]-[.B$4])/10^9" office:value-type="float" office:value="0.059999294">
            <text:p>0.059999</text:p>
          </table:table-cell>
          <table:table-cell table:formula="of:=[.C373]-[.C372]" office:value-type="float" office:value="0">
            <text:p>0.000000</text:p>
          </table:table-cell>
          <table:table-cell table:formula="of:=[.A373]-[.A372]" office:value-type="float" office:value="0.00000500000010106305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32926">
            <text:p>1839.132926</text:p>
          </table:table-cell>
          <table:table-cell office:value-type="float" office:value="10965191068758">
            <text:p>10965191068758</text:p>
          </table:table-cell>
          <table:table-cell table:formula="of:=([.B374]-[.B$4])/10^9" office:value-type="float" office:value="0.060007707">
            <text:p>0.060008</text:p>
          </table:table-cell>
          <table:table-cell table:formula="of:=[.C374]-[.C373]" office:value-type="float" office:value="0.00000841299999999878">
            <text:p>0.000008</text:p>
          </table:table-cell>
          <table:table-cell table:formula="of:=[.A374]-[.A37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32927">
            <text:p>1839.132927</text:p>
          </table:table-cell>
          <table:table-cell office:value-type="float" office:value="10965191068758">
            <text:p>10965191068758</text:p>
          </table:table-cell>
          <table:table-cell table:formula="of:=([.B375]-[.B$4])/10^9" office:value-type="float" office:value="0.060007707">
            <text:p>0.060008</text:p>
          </table:table-cell>
          <table:table-cell table:formula="of:=[.C375]-[.C374]" office:value-type="float" office:value="0">
            <text:p>0.000000</text:p>
          </table:table-cell>
          <table:table-cell table:formula="of:=[.A375]-[.A374]" office:value-type="float" office:value="0.00000100000011116208">
            <text:p>0.000001</text:p>
          </table:table-cell>
          <table:table-cell/>
          <table:table-cell office:value-type="string">
            <text:p>380136 / 1747345 &lt;= 2000000 / 5000000</text:p>
          </table:table-cell>
          <table:table-cell/>
        </table:table-row>
        <table:table-row table:style-name="ro1">
          <table:table-cell office:value-type="float" office:value="1839.132928">
            <text:p>1839.132928</text:p>
          </table:table-cell>
          <table:table-cell office:value-type="float" office:value="10965191068758">
            <text:p>10965191068758</text:p>
          </table:table-cell>
          <table:table-cell table:formula="of:=([.B376]-[.B$4])/10^9" office:value-type="float" office:value="0.060007707">
            <text:p>0.060008</text:p>
          </table:table-cell>
          <table:table-cell table:formula="of:=[.C376]-[.C375]" office:value-type="float" office:value="0">
            <text:p>0.000000</text:p>
          </table:table-cell>
          <table:table-cell table:formula="of:=[.A376]-[.A375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32931">
            <text:p>1839.132931</text:p>
          </table:table-cell>
          <table:table-cell office:value-type="float" office:value="10965191068758">
            <text:p>10965191068758</text:p>
          </table:table-cell>
          <table:table-cell table:formula="of:=([.B377]-[.B$4])/10^9" office:value-type="float" office:value="0.060007707">
            <text:p>0.060008</text:p>
          </table:table-cell>
          <table:table-cell table:formula="of:=[.C377]-[.C376]" office:value-type="float" office:value="0">
            <text:p>0.000000</text:p>
          </table:table-cell>
          <table:table-cell table:formula="of:=[.A377]-[.A376]" office:value-type="float" office:value="0.00000300000010611257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132934">
            <text:p>1839.132934</text:p>
          </table:table-cell>
          <table:table-cell office:value-type="float" office:value="10965191076517">
            <text:p>10965191076517</text:p>
          </table:table-cell>
          <table:table-cell table:formula="of:=([.B378]-[.B$4])/10^9" office:value-type="float" office:value="0.060015466">
            <text:p>0.060015</text:p>
          </table:table-cell>
          <table:table-cell table:formula="of:=[.C378]-[.C377]" office:value-type="float" office:value="0.00000775900000000301">
            <text:p>0.000008</text:p>
          </table:table-cell>
          <table:table-cell table:formula="of:=[.A378]-[.A377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32935">
            <text:p>1839.132935</text:p>
          </table:table-cell>
          <table:table-cell office:value-type="float" office:value="10965191076517">
            <text:p>10965191076517</text:p>
          </table:table-cell>
          <table:table-cell table:formula="of:=([.B379]-[.B$4])/10^9" office:value-type="float" office:value="0.060015466">
            <text:p>0.060015</text:p>
          </table:table-cell>
          <table:table-cell table:formula="of:=[.C379]-[.C378]" office:value-type="float" office:value="0">
            <text:p>0.000000</text:p>
          </table:table-cell>
          <table:table-cell table:formula="of:=[.A379]-[.A378]" office:value-type="float" office:value="0.00000100000011116208">
            <text:p>0.000001</text:p>
          </table:table-cell>
          <table:table-cell table:number-columns-repeated="2"/>
          <table:table-cell office:value-type="string">
            <text:p>2963824 / 3996348 &gt; 3000000 / 7000000</text:p>
          </table:table-cell>
        </table:table-row>
        <table:table-row table:style-name="ro1">
          <table:table-cell office:value-type="float" office:value="1839.132935">
            <text:p>1839.132935</text:p>
          </table:table-cell>
          <table:table-cell office:value-type="float" office:value="10965191076517">
            <text:p>10965191076517</text:p>
          </table:table-cell>
          <table:table-cell table:formula="of:=([.B380]-[.B$4])/10^9" office:value-type="float" office:value="0.060015466">
            <text:p>0.060015</text:p>
          </table:table-cell>
          <table:table-cell table:formula="of:=[.C380]-[.C379]" office:value-type="float" office:value="0">
            <text:p>0.000000</text:p>
          </table:table-cell>
          <table:table-cell table:formula="of:=[.A380]-[.A379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10965198076517; c_s is fully topped up</text:p>
          </table:table-cell>
        </table:table-row>
        <table:table-row table:style-name="ro1">
          <table:table-cell office:value-type="float" office:value="1839.132955">
            <text:p>1839.132955</text:p>
          </table:table-cell>
          <table:table-cell office:value-type="float" office:value="10965191088436">
            <text:p>10965191088436</text:p>
          </table:table-cell>
          <table:table-cell table:formula="of:=([.B381]-[.B$4])/10^9" office:value-type="float" office:value="0.060027385">
            <text:p>0.060027</text:p>
          </table:table-cell>
          <table:table-cell table:formula="of:=[.C381]-[.C380]" office:value-type="float" office:value="0.0000119189999999991">
            <text:p>0.000012</text:p>
          </table:table-cell>
          <table:table-cell table:formula="of:=[.A381]-[.A380]" office:value-type="float" office:value="0.0000199999999495049">
            <text:p>0.000020</text:p>
          </table:table-cell>
          <table:table-cell/>
          <table:table-cell office:value-type="string">
            <text:p>is pick_next_task_dl-ed by indicator-me-se (1906)</text:p>
          </table:table-cell>
          <table:table-cell/>
        </table:table-row>
        <table:table-row table:style-name="ro1">
          <table:table-cell office:value-type="float" office:value="1839.133336">
            <text:p>1839.133336</text:p>
          </table:table-cell>
          <table:table-cell office:value-type="float" office:value="10965191477559">
            <text:p>10965191477559</text:p>
          </table:table-cell>
          <table:table-cell table:formula="of:=([.B382]-[.B$4])/10^9" office:value-type="float" office:value="0.060416508">
            <text:p>0.060417</text:p>
          </table:table-cell>
          <table:table-cell table:formula="of:=[.C382]-[.C381]" office:value-type="float" office:value="0.000389122999999998">
            <text:p>0.000389</text:p>
          </table:table-cell>
          <table:table-cell table:formula="of:=[.A382]-[.A381]" office:value-type="float" office:value="0.000381000000061249">
            <text:p>0.00038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33337">
            <text:p>1839.133337</text:p>
          </table:table-cell>
          <table:table-cell office:value-type="float" office:value="10965191477559">
            <text:p>10965191477559</text:p>
          </table:table-cell>
          <table:table-cell table:formula="of:=([.B383]-[.B$4])/10^9" office:value-type="float" office:value="0.060416508">
            <text:p>0.060417</text:p>
          </table:table-cell>
          <table:table-cell table:formula="of:=[.C383]-[.C382]" office:value-type="float" office:value="0">
            <text:p>0.000000</text:p>
          </table:table-cell>
          <table:table-cell table:formula="of:=[.A383]-[.A382]" office:value-type="float" office:value="0.000000999999883788405">
            <text:p>0.000001</text:p>
          </table:table-cell>
          <table:table-cell/>
          <table:table-cell office:value-type="string">
            <text:p>uses up its c_s; 10965191477559-10965191088436=389123</text:p>
          </table:table-cell>
          <table:table-cell/>
        </table:table-row>
        <table:table-row table:style-name="ro1">
          <table:table-cell office:value-type="float" office:value="1839.133348">
            <text:p>1839.133348</text:p>
          </table:table-cell>
          <table:table-cell office:value-type="float" office:value="10965191490517">
            <text:p>10965191490517</text:p>
          </table:table-cell>
          <table:table-cell table:formula="of:=([.B384]-[.B$4])/10^9" office:value-type="float" office:value="0.060429466">
            <text:p>0.060429</text:p>
          </table:table-cell>
          <table:table-cell table:formula="of:=[.C384]-[.C383]" office:value-type="float" office:value="0.0000129580000000004">
            <text:p>0.000013</text:p>
          </table:table-cell>
          <table:table-cell table:formula="of:=[.A384]-[.A383]" office:value-type="float" office:value="0.0000110000000859145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33353">
            <text:p>1839.133353</text:p>
          </table:table-cell>
          <table:table-cell office:value-type="float" office:value="10965191490517">
            <text:p>10965191490517</text:p>
          </table:table-cell>
          <table:table-cell table:formula="of:=([.B385]-[.B$4])/10^9" office:value-type="float" office:value="0.060429466">
            <text:p>0.060429</text:p>
          </table:table-cell>
          <table:table-cell table:formula="of:=[.C385]-[.C384]" office:value-type="float" office:value="0">
            <text:p>0.000000</text:p>
          </table:table-cell>
          <table:table-cell table:formula="of:=[.A385]-[.A384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34292">
            <text:p>1839.134292</text:p>
          </table:table-cell>
          <table:table-cell office:value-type="float" office:value="10965192442927">
            <text:p>10965192442927</text:p>
          </table:table-cell>
          <table:table-cell table:formula="of:=([.B386]-[.B$4])/10^9" office:value-type="float" office:value="0.061381876">
            <text:p>0.061382</text:p>
          </table:table-cell>
          <table:table-cell table:formula="of:=[.C386]-[.C385]" office:value-type="float" office:value="0.000952410000000001">
            <text:p>0.000952</text:p>
          </table:table-cell>
          <table:table-cell table:formula="of:=[.A386]-[.A385]" office:value-type="float" office:value="0.000939000000016677">
            <text:p>0.00093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34293">
            <text:p>1839.134293</text:p>
          </table:table-cell>
          <table:table-cell office:value-type="float" office:value="10965192442927">
            <text:p>10965192442927</text:p>
          </table:table-cell>
          <table:table-cell table:formula="of:=([.B387]-[.B$4])/10^9" office:value-type="float" office:value="0.061381876">
            <text:p>0.061382</text:p>
          </table:table-cell>
          <table:table-cell table:formula="of:=[.C387]-[.C386]" office:value-type="float" office:value="0">
            <text:p>0.000000</text:p>
          </table:table-cell>
          <table:table-cell table:formula="of:=[.A387]-[.A38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34298">
            <text:p>1839.134298</text:p>
          </table:table-cell>
          <table:table-cell office:value-type="float" office:value="10965192442927">
            <text:p>10965192442927</text:p>
          </table:table-cell>
          <table:table-cell table:formula="of:=([.B388]-[.B$4])/10^9" office:value-type="float" office:value="0.061381876">
            <text:p>0.061382</text:p>
          </table:table-cell>
          <table:table-cell table:formula="of:=[.C388]-[.C387]" office:value-type="float" office:value="0">
            <text:p>0.000000</text:p>
          </table:table-cell>
          <table:table-cell table:formula="of:=[.A388]-[.A387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134681">
            <text:p>1839.134681</text:p>
          </table:table-cell>
          <table:table-cell office:value-type="float" office:value="10965192442927">
            <text:p>10965192442927</text:p>
          </table:table-cell>
          <table:table-cell table:formula="of:=([.B389]-[.B$4])/10^9" office:value-type="float" office:value="0.061381876">
            <text:p>0.061382</text:p>
          </table:table-cell>
          <table:table-cell table:formula="of:=[.C389]-[.C388]" office:value-type="float" office:value="0">
            <text:p>0.000000</text:p>
          </table:table-cell>
          <table:table-cell table:formula="of:=[.A389]-[.A388]" office:value-type="float" office:value="0.000383000000056199">
            <text:p>0.00038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34682">
            <text:p>1839.134682</text:p>
          </table:table-cell>
          <table:table-cell office:value-type="float" office:value="10965192442927">
            <text:p>10965192442927</text:p>
          </table:table-cell>
          <table:table-cell table:formula="of:=([.B390]-[.B$4])/10^9" office:value-type="float" office:value="0.061381876">
            <text:p>0.061382</text:p>
          </table:table-cell>
          <table:table-cell table:formula="of:=[.C390]-[.C389]" office:value-type="float" office:value="0">
            <text:p>0.000000</text:p>
          </table:table-cell>
          <table:table-cell table:formula="of:=[.A390]-[.A389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34683">
            <text:p>1839.134683</text:p>
          </table:table-cell>
          <table:table-cell office:value-type="float" office:value="10965192442927">
            <text:p>10965192442927</text:p>
          </table:table-cell>
          <table:table-cell table:formula="of:=([.B391]-[.B$4])/10^9" office:value-type="float" office:value="0.061381876">
            <text:p>0.061382</text:p>
          </table:table-cell>
          <table:table-cell table:formula="of:=[.C391]-[.C390]" office:value-type="float" office:value="0">
            <text:p>0.000000</text:p>
          </table:table-cell>
          <table:table-cell table:formula="of:=[.A391]-[.A390]" office:value-type="float" office:value="0.000000999999883788405">
            <text:p>0.000001</text:p>
          </table:table-cell>
          <table:table-cell/>
          <table:table-cell office:value-type="string">
            <text:p>postpones its deadline to 10965197816103; c_s is topped up to 1991013</text:p>
          </table:table-cell>
          <table:table-cell/>
        </table:table-row>
        <table:table-row table:style-name="ro1">
          <table:table-cell office:value-type="float" office:value="1839.134685">
            <text:p>1839.134685</text:p>
          </table:table-cell>
          <table:table-cell office:value-type="float" office:value="10965192442927">
            <text:p>10965192442927</text:p>
          </table:table-cell>
          <table:table-cell table:formula="of:=([.B392]-[.B$4])/10^9" office:value-type="float" office:value="0.061381876">
            <text:p>0.061382</text:p>
          </table:table-cell>
          <table:table-cell table:formula="of:=[.C392]-[.C391]" office:value-type="float" office:value="0">
            <text:p>0.000000</text:p>
          </table:table-cell>
          <table:table-cell table:formula="of:=[.A392]-[.A391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34692">
            <text:p>1839.134692</text:p>
          </table:table-cell>
          <table:table-cell office:value-type="float" office:value="10965192842948">
            <text:p>10965192842948</text:p>
          </table:table-cell>
          <table:table-cell table:formula="of:=([.B393]-[.B$4])/10^9" office:value-type="float" office:value="0.061781897">
            <text:p>0.061782</text:p>
          </table:table-cell>
          <table:table-cell table:formula="of:=[.C393]-[.C392]" office:value-type="float" office:value="0.000400021">
            <text:p>0.000400</text:p>
          </table:table-cell>
          <table:table-cell table:formula="of:=[.A393]-[.A392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34699">
            <text:p>1839.134699</text:p>
          </table:table-cell>
          <table:table-cell office:value-type="float" office:value="10965192842948">
            <text:p>10965192842948</text:p>
          </table:table-cell>
          <table:table-cell table:formula="of:=([.B394]-[.B$4])/10^9" office:value-type="float" office:value="0.061781897">
            <text:p>0.061782</text:p>
          </table:table-cell>
          <table:table-cell table:formula="of:=[.C394]-[.C393]" office:value-type="float" office:value="0">
            <text:p>0.000000</text:p>
          </table:table-cell>
          <table:table-cell table:formula="of:=[.A394]-[.A393]" office:value-type="float" office:value="0.00000699999986863986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36242">
            <text:p>1839.136242</text:p>
          </table:table-cell>
          <table:table-cell office:value-type="float" office:value="10965194393025">
            <text:p>10965194393025</text:p>
          </table:table-cell>
          <table:table-cell table:formula="of:=([.B395]-[.B$4])/10^9" office:value-type="float" office:value="0.063331974">
            <text:p>0.063332</text:p>
          </table:table-cell>
          <table:table-cell table:formula="of:=[.C395]-[.C394]" office:value-type="float" office:value="0.001550077">
            <text:p>0.001550</text:p>
          </table:table-cell>
          <table:table-cell table:formula="of:=[.A395]-[.A394]" office:value-type="float" office:value="0.00154300000008334">
            <text:p>0.00154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36244">
            <text:p>1839.136244</text:p>
          </table:table-cell>
          <table:table-cell office:value-type="float" office:value="10965194393025">
            <text:p>10965194393025</text:p>
          </table:table-cell>
          <table:table-cell table:formula="of:=([.B396]-[.B$4])/10^9" office:value-type="float" office:value="0.063331974">
            <text:p>0.063332</text:p>
          </table:table-cell>
          <table:table-cell table:formula="of:=[.C396]-[.C395]" office:value-type="float" office:value="0">
            <text:p>0.000000</text:p>
          </table:table-cell>
          <table:table-cell table:formula="of:=[.A396]-[.A39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36249">
            <text:p>1839.136249</text:p>
          </table:table-cell>
          <table:table-cell office:value-type="float" office:value="10965194393025">
            <text:p>10965194393025</text:p>
          </table:table-cell>
          <table:table-cell table:formula="of:=([.B397]-[.B$4])/10^9" office:value-type="float" office:value="0.063331974">
            <text:p>0.063332</text:p>
          </table:table-cell>
          <table:table-cell table:formula="of:=[.C397]-[.C396]" office:value-type="float" office:value="0">
            <text:p>0.000000</text:p>
          </table:table-cell>
          <table:table-cell table:formula="of:=[.A397]-[.A396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36901">
            <text:p>1839.136901</text:p>
          </table:table-cell>
          <table:table-cell office:value-type="float" office:value="10965194393025">
            <text:p>10965194393025</text:p>
          </table:table-cell>
          <table:table-cell table:formula="of:=([.B398]-[.B$4])/10^9" office:value-type="float" office:value="0.063331974">
            <text:p>0.063332</text:p>
          </table:table-cell>
          <table:table-cell table:formula="of:=[.C398]-[.C397]" office:value-type="float" office:value="0">
            <text:p>0.000000</text:p>
          </table:table-cell>
          <table:table-cell table:formula="of:=[.A398]-[.A397]" office:value-type="float" office:value="0.000652000000172848">
            <text:p>0.00065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36903">
            <text:p>1839.136903</text:p>
          </table:table-cell>
          <table:table-cell office:value-type="float" office:value="10965195054534">
            <text:p>10965195054534</text:p>
          </table:table-cell>
          <table:table-cell table:formula="of:=([.B399]-[.B$4])/10^9" office:value-type="float" office:value="0.063993483">
            <text:p>0.063993</text:p>
          </table:table-cell>
          <table:table-cell table:formula="of:=[.C399]-[.C398]" office:value-type="float" office:value="0.000661509000000005">
            <text:p>0.000662</text:p>
          </table:table-cell>
          <table:table-cell table:formula="of:=[.A399]-[.A39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36904">
            <text:p>1839.136904</text:p>
          </table:table-cell>
          <table:table-cell office:value-type="float" office:value="10965195054534">
            <text:p>10965195054534</text:p>
          </table:table-cell>
          <table:table-cell table:formula="of:=([.B400]-[.B$4])/10^9" office:value-type="float" office:value="0.063993483">
            <text:p>0.063993</text:p>
          </table:table-cell>
          <table:table-cell table:formula="of:=[.C400]-[.C399]" office:value-type="float" office:value="0">
            <text:p>0.000000</text:p>
          </table:table-cell>
          <table:table-cell table:formula="of:=[.A400]-[.A399]" office:value-type="float" office:value="0.000000999999883788405">
            <text:p>0.000001</text:p>
          </table:table-cell>
          <table:table-cell office:value-type="string">
            <text:p>d_s is renewed (r + D) to 10965197054534; c_s is fully topped up</text:p>
          </table:table-cell>
          <table:table-cell table:number-columns-repeated="2"/>
        </table:table-row>
        <table:table-row table:style-name="ro1">
          <table:table-cell office:value-type="float" office:value="1839.136906">
            <text:p>1839.136906</text:p>
          </table:table-cell>
          <table:table-cell office:value-type="float" office:value="10965195054534">
            <text:p>10965195054534</text:p>
          </table:table-cell>
          <table:table-cell table:formula="of:=([.B401]-[.B$4])/10^9" office:value-type="float" office:value="0.063993483">
            <text:p>0.063993</text:p>
          </table:table-cell>
          <table:table-cell table:formula="of:=[.C401]-[.C400]" office:value-type="float" office:value="0">
            <text:p>0.000000</text:p>
          </table:table-cell>
          <table:table-cell table:formula="of:=[.A401]-[.A400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136913">
            <text:p>1839.136913</text:p>
          </table:table-cell>
          <table:table-cell office:value-type="float" office:value="10965195064340">
            <text:p>10965195064340</text:p>
          </table:table-cell>
          <table:table-cell table:formula="of:=([.B402]-[.B$4])/10^9" office:value-type="float" office:value="0.064003289">
            <text:p>0.064003</text:p>
          </table:table-cell>
          <table:table-cell table:formula="of:=[.C402]-[.C401]" office:value-type="float" office:value="0.00000980600000000109">
            <text:p>0.000010</text:p>
          </table:table-cell>
          <table:table-cell table:formula="of:=[.A402]-[.A401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36918">
            <text:p>1839.136918</text:p>
          </table:table-cell>
          <table:table-cell office:value-type="float" office:value="10965195064340">
            <text:p>10965195064340</text:p>
          </table:table-cell>
          <table:table-cell table:formula="of:=([.B403]-[.B$4])/10^9" office:value-type="float" office:value="0.064003289">
            <text:p>0.064003</text:p>
          </table:table-cell>
          <table:table-cell table:formula="of:=[.C403]-[.C402]" office:value-type="float" office:value="0">
            <text:p>0.000000</text:p>
          </table:table-cell>
          <table:table-cell table:formula="of:=[.A403]-[.A402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137805">
            <text:p>1839.137805</text:p>
          </table:table-cell>
          <table:table-cell office:value-type="float" office:value="10965195955999">
            <text:p>10965195955999</text:p>
          </table:table-cell>
          <table:table-cell table:formula="of:=([.B404]-[.B$4])/10^9" office:value-type="float" office:value="0.064894948">
            <text:p>0.064895</text:p>
          </table:table-cell>
          <table:table-cell table:formula="of:=[.C404]-[.C403]" office:value-type="float" office:value="0.000891658999999989">
            <text:p>0.000892</text:p>
          </table:table-cell>
          <table:table-cell table:formula="of:=[.A404]-[.A403]" office:value-type="float" office:value="0.000887000000147964">
            <text:p>0.00088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37806">
            <text:p>1839.137806</text:p>
          </table:table-cell>
          <table:table-cell office:value-type="float" office:value="10965195955999">
            <text:p>10965195955999</text:p>
          </table:table-cell>
          <table:table-cell table:formula="of:=([.B405]-[.B$4])/10^9" office:value-type="float" office:value="0.064894948">
            <text:p>0.064895</text:p>
          </table:table-cell>
          <table:table-cell table:formula="of:=[.C405]-[.C404]" office:value-type="float" office:value="0">
            <text:p>0.000000</text:p>
          </table:table-cell>
          <table:table-cell table:formula="of:=[.A405]-[.A404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37811">
            <text:p>1839.137811</text:p>
          </table:table-cell>
          <table:table-cell office:value-type="float" office:value="10965195955999">
            <text:p>10965195955999</text:p>
          </table:table-cell>
          <table:table-cell table:formula="of:=([.B406]-[.B$4])/10^9" office:value-type="float" office:value="0.064894948">
            <text:p>0.064895</text:p>
          </table:table-cell>
          <table:table-cell table:formula="of:=[.C406]-[.C405]" office:value-type="float" office:value="0">
            <text:p>0.000000</text:p>
          </table:table-cell>
          <table:table-cell table:formula="of:=[.A406]-[.A405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137898">
            <text:p>1839.137898</text:p>
          </table:table-cell>
          <table:table-cell office:value-type="float" office:value="10965196015907">
            <text:p>10965196015907</text:p>
          </table:table-cell>
          <table:table-cell table:formula="of:=([.B407]-[.B$4])/10^9" office:value-type="float" office:value="0.064954856">
            <text:p>0.064955</text:p>
          </table:table-cell>
          <table:table-cell table:formula="of:=[.C407]-[.C406]" office:value-type="float" office:value="0.0000599080000000113">
            <text:p>0.000060</text:p>
          </table:table-cell>
          <table:table-cell table:formula="of:=[.A407]-[.A406]" office:value-type="float" office:value="0.000086999999894033">
            <text:p>0.00008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379">
            <text:p>1839.137900</text:p>
          </table:table-cell>
          <table:table-cell office:value-type="float" office:value="10965196059557">
            <text:p>10965196059557</text:p>
          </table:table-cell>
          <table:table-cell table:formula="of:=([.B408]-[.B$4])/10^9" office:value-type="float" office:value="0.064998506">
            <text:p>0.064999</text:p>
          </table:table-cell>
          <table:table-cell table:formula="of:=[.C408]-[.C407]" office:value-type="float" office:value="0.0000436499999999923">
            <text:p>0.000044</text:p>
          </table:table-cell>
          <table:table-cell table:formula="of:=[.A408]-[.A40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37901">
            <text:p>1839.137901</text:p>
          </table:table-cell>
          <table:table-cell office:value-type="float" office:value="10965196059557">
            <text:p>10965196059557</text:p>
          </table:table-cell>
          <table:table-cell table:formula="of:=([.B409]-[.B$4])/10^9" office:value-type="float" office:value="0.064998506">
            <text:p>0.064999</text:p>
          </table:table-cell>
          <table:table-cell table:formula="of:=[.C409]-[.C408]" office:value-type="float" office:value="0">
            <text:p>0.000000</text:p>
          </table:table-cell>
          <table:table-cell table:formula="of:=[.A409]-[.A408]" office:value-type="float" office:value="0.00000100000011116208">
            <text:p>0.000001</text:p>
          </table:table-cell>
          <table:table-cell/>
          <table:table-cell office:value-type="string">
            <text:p>440936 / 1756546 &lt;= 2000000 / 5000000</text:p>
          </table:table-cell>
          <table:table-cell/>
        </table:table-row>
        <table:table-row table:style-name="ro1">
          <table:table-cell office:value-type="float" office:value="1839.137902">
            <text:p>1839.137902</text:p>
          </table:table-cell>
          <table:table-cell office:value-type="float" office:value="10965196059557">
            <text:p>10965196059557</text:p>
          </table:table-cell>
          <table:table-cell table:formula="of:=([.B410]-[.B$4])/10^9" office:value-type="float" office:value="0.064998506">
            <text:p>0.064999</text:p>
          </table:table-cell>
          <table:table-cell table:formula="of:=[.C410]-[.C409]" office:value-type="float" office:value="0">
            <text:p>0.000000</text:p>
          </table:table-cell>
          <table:table-cell table:formula="of:=[.A410]-[.A409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37903">
            <text:p>1839.137903</text:p>
          </table:table-cell>
          <table:table-cell office:value-type="float" office:value="10965196059557">
            <text:p>10965196059557</text:p>
          </table:table-cell>
          <table:table-cell table:formula="of:=([.B411]-[.B$4])/10^9" office:value-type="float" office:value="0.064998506">
            <text:p>0.064999</text:p>
          </table:table-cell>
          <table:table-cell table:formula="of:=[.C411]-[.C410]" office:value-type="float" office:value="0">
            <text:p>0.000000</text:p>
          </table:table-cell>
          <table:table-cell table:formula="of:=[.A411]-[.A410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37912">
            <text:p>1839.137912</text:p>
          </table:table-cell>
          <table:table-cell office:value-type="float" office:value="10965196072263">
            <text:p>10965196072263</text:p>
          </table:table-cell>
          <table:table-cell table:formula="of:=([.B412]-[.B$4])/10^9" office:value-type="float" office:value="0.065011212">
            <text:p>0.065011</text:p>
          </table:table-cell>
          <table:table-cell table:formula="of:=[.C412]-[.C411]" office:value-type="float" office:value="0.0000127060000000012">
            <text:p>0.000013</text:p>
          </table:table-cell>
          <table:table-cell table:formula="of:=[.A412]-[.A411]" office:value-type="float" office:value="0.00000899999986359035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37921">
            <text:p>1839.137921</text:p>
          </table:table-cell>
          <table:table-cell office:value-type="float" office:value="10965196072263">
            <text:p>10965196072263</text:p>
          </table:table-cell>
          <table:table-cell table:formula="of:=([.B413]-[.B$4])/10^9" office:value-type="float" office:value="0.065011212">
            <text:p>0.065011</text:p>
          </table:table-cell>
          <table:table-cell table:formula="of:=[.C413]-[.C412]" office:value-type="float" office:value="0">
            <text:p>0.000000</text:p>
          </table:table-cell>
          <table:table-cell table:formula="of:=[.A413]-[.A412]" office:value-type="float" office:value="0.00000900000009096402">
            <text:p>0.000009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38363">
            <text:p>1839.138363</text:p>
          </table:table-cell>
          <table:table-cell office:value-type="float" office:value="10965196521669">
            <text:p>10965196521669</text:p>
          </table:table-cell>
          <table:table-cell table:formula="of:=([.B414]-[.B$4])/10^9" office:value-type="float" office:value="0.065460618">
            <text:p>0.065461</text:p>
          </table:table-cell>
          <table:table-cell table:formula="of:=[.C414]-[.C413]" office:value-type="float" office:value="0.000449405999999999">
            <text:p>0.000449</text:p>
          </table:table-cell>
          <table:table-cell table:formula="of:=[.A414]-[.A413]" office:value-type="float" office:value="0.000442000000020926">
            <text:p>0.00044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38364">
            <text:p>1839.138364</text:p>
          </table:table-cell>
          <table:table-cell office:value-type="float" office:value="10965196521669">
            <text:p>10965196521669</text:p>
          </table:table-cell>
          <table:table-cell table:formula="of:=([.B415]-[.B$4])/10^9" office:value-type="float" office:value="0.065460618">
            <text:p>0.065461</text:p>
          </table:table-cell>
          <table:table-cell table:formula="of:=[.C415]-[.C414]" office:value-type="float" office:value="0">
            <text:p>0.000000</text:p>
          </table:table-cell>
          <table:table-cell table:formula="of:=[.A415]-[.A414]" office:value-type="float" office:value="0.000000999999883788405">
            <text:p>0.000001</text:p>
          </table:table-cell>
          <table:table-cell/>
          <table:table-cell office:value-type="string">
            <text:p>uses up its c_s; 10965196521669-10965196072263=449406</text:p>
          </table:table-cell>
          <table:table-cell/>
        </table:table-row>
        <table:table-row table:style-name="ro1">
          <table:table-cell office:value-type="float" office:value="1839.138377">
            <text:p>1839.138377</text:p>
          </table:table-cell>
          <table:table-cell office:value-type="float" office:value="10965196536981">
            <text:p>10965196536981</text:p>
          </table:table-cell>
          <table:table-cell table:formula="of:=([.B416]-[.B$4])/10^9" office:value-type="float" office:value="0.06547593">
            <text:p>0.065476</text:p>
          </table:table-cell>
          <table:table-cell table:formula="of:=[.C416]-[.C415]" office:value-type="float" office:value="0.0000153120000000034">
            <text:p>0.000015</text:p>
          </table:table-cell>
          <table:table-cell table:formula="of:=[.A416]-[.A415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38382">
            <text:p>1839.138382</text:p>
          </table:table-cell>
          <table:table-cell office:value-type="float" office:value="10965196536981">
            <text:p>10965196536981</text:p>
          </table:table-cell>
          <table:table-cell table:formula="of:=([.B417]-[.B$4])/10^9" office:value-type="float" office:value="0.06547593">
            <text:p>0.065476</text:p>
          </table:table-cell>
          <table:table-cell table:formula="of:=[.C417]-[.C416]" office:value-type="float" office:value="0">
            <text:p>0.000000</text:p>
          </table:table-cell>
          <table:table-cell table:formula="of:=[.A417]-[.A41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39664">
            <text:p>1839.139664</text:p>
          </table:table-cell>
          <table:table-cell office:value-type="float" office:value="10965196536981">
            <text:p>10965196536981</text:p>
          </table:table-cell>
          <table:table-cell table:formula="of:=([.B418]-[.B$4])/10^9" office:value-type="float" office:value="0.06547593">
            <text:p>0.065476</text:p>
          </table:table-cell>
          <table:table-cell table:formula="of:=[.C418]-[.C417]" office:value-type="float" office:value="0">
            <text:p>0.000000</text:p>
          </table:table-cell>
          <table:table-cell table:formula="of:=[.A418]-[.A417]" office:value-type="float" office:value="0.00128199999994649">
            <text:p>0.00128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39665">
            <text:p>1839.139665</text:p>
          </table:table-cell>
          <table:table-cell office:value-type="float" office:value="10965196536981">
            <text:p>10965196536981</text:p>
          </table:table-cell>
          <table:table-cell table:formula="of:=([.B419]-[.B$4])/10^9" office:value-type="float" office:value="0.06547593">
            <text:p>0.065476</text:p>
          </table:table-cell>
          <table:table-cell table:formula="of:=[.C419]-[.C418]" office:value-type="float" office:value="0">
            <text:p>0.000000</text:p>
          </table:table-cell>
          <table:table-cell table:formula="of:=[.A419]-[.A418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39666">
            <text:p>1839.139666</text:p>
          </table:table-cell>
          <table:table-cell office:value-type="float" office:value="10965196536981">
            <text:p>10965196536981</text:p>
          </table:table-cell>
          <table:table-cell table:formula="of:=([.B420]-[.B$4])/10^9" office:value-type="float" office:value="0.06547593">
            <text:p>0.065476</text:p>
          </table:table-cell>
          <table:table-cell table:formula="of:=[.C420]-[.C419]" office:value-type="float" office:value="0">
            <text:p>0.000000</text:p>
          </table:table-cell>
          <table:table-cell table:formula="of:=[.A420]-[.A419]" office:value-type="float" office:value="0.00000100000011116208">
            <text:p>0.000001</text:p>
          </table:table-cell>
          <table:table-cell/>
          <table:table-cell office:value-type="string">
            <text:p>postpones its deadline to 10965202816103; c_s is topped up to 1991530</text:p>
          </table:table-cell>
          <table:table-cell/>
        </table:table-row>
        <table:table-row table:style-name="ro1">
          <table:table-cell office:value-type="float" office:value="1839.140196">
            <text:p>1839.140196</text:p>
          </table:table-cell>
          <table:table-cell office:value-type="float" office:value="10965198354509">
            <text:p>10965198354509</text:p>
          </table:table-cell>
          <table:table-cell table:formula="of:=([.B421]-[.B$4])/10^9" office:value-type="float" office:value="0.067293458">
            <text:p>0.067293</text:p>
          </table:table-cell>
          <table:table-cell table:formula="of:=[.C421]-[.C420]" office:value-type="float" office:value="0.001817528">
            <text:p>0.001818</text:p>
          </table:table-cell>
          <table:table-cell table:formula="of:=[.A421]-[.A420]" office:value-type="float" office:value="0.000530000000026121">
            <text:p>0.000530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839.140197">
            <text:p>1839.140197</text:p>
          </table:table-cell>
          <table:table-cell office:value-type="float" office:value="10965198354509">
            <text:p>10965198354509</text:p>
          </table:table-cell>
          <table:table-cell table:formula="of:=([.B422]-[.B$4])/10^9" office:value-type="float" office:value="0.067293458">
            <text:p>0.067293</text:p>
          </table:table-cell>
          <table:table-cell table:formula="of:=[.C422]-[.C421]" office:value-type="float" office:value="0">
            <text:p>0.000000</text:p>
          </table:table-cell>
          <table:table-cell table:formula="of:=[.A422]-[.A421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10965198354509-10965196536981=1817528</text:p>
          </table:table-cell>
        </table:table-row>
        <table:table-row table:style-name="ro1">
          <table:table-cell office:value-type="float" office:value="1839.1402">
            <text:p>1839.140200</text:p>
          </table:table-cell>
          <table:table-cell office:value-type="float" office:value="10965198354509">
            <text:p>10965198354509</text:p>
          </table:table-cell>
          <table:table-cell table:formula="of:=([.B423]-[.B$4])/10^9" office:value-type="float" office:value="0.067293458">
            <text:p>0.067293</text:p>
          </table:table-cell>
          <table:table-cell table:formula="of:=[.C423]-[.C422]" office:value-type="float" office:value="0">
            <text:p>0.000000</text:p>
          </table:table-cell>
          <table:table-cell table:formula="of:=[.A423]-[.A422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40201">
            <text:p>1839.140201</text:p>
          </table:table-cell>
          <table:table-cell office:value-type="float" office:value="10965198354509">
            <text:p>10965198354509</text:p>
          </table:table-cell>
          <table:table-cell table:formula="of:=([.B424]-[.B$4])/10^9" office:value-type="float" office:value="0.067293458">
            <text:p>0.067293</text:p>
          </table:table-cell>
          <table:table-cell table:formula="of:=[.C424]-[.C423]" office:value-type="float" office:value="0">
            <text:p>0.000000</text:p>
          </table:table-cell>
          <table:table-cell table:formula="of:=[.A424]-[.A423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10965205076517; c_s is topped up to 2716880</text:p>
          </table:table-cell>
        </table:table-row>
        <table:table-row table:style-name="ro1">
          <table:table-cell office:value-type="float" office:value="1839.14022">
            <text:p>1839.140220</text:p>
          </table:table-cell>
          <table:table-cell office:value-type="float" office:value="10965198380180">
            <text:p>10965198380180</text:p>
          </table:table-cell>
          <table:table-cell table:formula="of:=([.B425]-[.B$4])/10^9" office:value-type="float" office:value="0.067319129">
            <text:p>0.067319</text:p>
          </table:table-cell>
          <table:table-cell table:formula="of:=[.C425]-[.C424]" office:value-type="float" office:value="0.0000256710000000049">
            <text:p>0.000026</text:p>
          </table:table-cell>
          <table:table-cell table:formula="of:=[.A425]-[.A424]" office:value-type="float" office:value="0.0000190000000657164">
            <text:p>0.00001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40225">
            <text:p>1839.140225</text:p>
          </table:table-cell>
          <table:table-cell office:value-type="float" office:value="10965198380180">
            <text:p>10965198380180</text:p>
          </table:table-cell>
          <table:table-cell table:formula="of:=([.B426]-[.B$4])/10^9" office:value-type="float" office:value="0.067319129">
            <text:p>0.067319</text:p>
          </table:table-cell>
          <table:table-cell table:formula="of:=[.C426]-[.C425]" office:value-type="float" office:value="0">
            <text:p>0.000000</text:p>
          </table:table-cell>
          <table:table-cell table:formula="of:=[.A426]-[.A425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40892">
            <text:p>1839.140892</text:p>
          </table:table-cell>
          <table:table-cell office:value-type="float" office:value="10965198380180">
            <text:p>10965198380180</text:p>
          </table:table-cell>
          <table:table-cell table:formula="of:=([.B427]-[.B$4])/10^9" office:value-type="float" office:value="0.067319129">
            <text:p>0.067319</text:p>
          </table:table-cell>
          <table:table-cell table:formula="of:=[.C427]-[.C426]" office:value-type="float" office:value="0">
            <text:p>0.000000</text:p>
          </table:table-cell>
          <table:table-cell table:formula="of:=[.A427]-[.A426]" office:value-type="float" office:value="0.000666999999793916">
            <text:p>0.00066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40894">
            <text:p>1839.140894</text:p>
          </table:table-cell>
          <table:table-cell office:value-type="float" office:value="10965199053669">
            <text:p>10965199053669</text:p>
          </table:table-cell>
          <table:table-cell table:formula="of:=([.B428]-[.B$4])/10^9" office:value-type="float" office:value="0.067992618">
            <text:p>0.067993</text:p>
          </table:table-cell>
          <table:table-cell table:formula="of:=[.C428]-[.C427]" office:value-type="float" office:value="0.000673488999999999">
            <text:p>0.000673</text:p>
          </table:table-cell>
          <table:table-cell table:formula="of:=[.A428]-[.A42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40895">
            <text:p>1839.140895</text:p>
          </table:table-cell>
          <table:table-cell office:value-type="float" office:value="10965199053669">
            <text:p>10965199053669</text:p>
          </table:table-cell>
          <table:table-cell table:formula="of:=([.B429]-[.B$4])/10^9" office:value-type="float" office:value="0.067992618">
            <text:p>0.067993</text:p>
          </table:table-cell>
          <table:table-cell table:formula="of:=[.C429]-[.C428]" office:value-type="float" office:value="0">
            <text:p>0.000000</text:p>
          </table:table-cell>
          <table:table-cell table:formula="of:=[.A429]-[.A428]" office:value-type="float" office:value="0.00000100000011116208">
            <text:p>0.000001</text:p>
          </table:table-cell>
          <table:table-cell office:value-type="string">
            <text:p>d_s is renewed (r + D) to 10965201053669; c_s is fully topped up</text:p>
          </table:table-cell>
          <table:table-cell table:number-columns-repeated="2"/>
        </table:table-row>
        <table:table-row table:style-name="ro1">
          <table:table-cell office:value-type="float" office:value="1839.140896">
            <text:p>1839.140896</text:p>
          </table:table-cell>
          <table:table-cell office:value-type="float" office:value="10965199053669">
            <text:p>10965199053669</text:p>
          </table:table-cell>
          <table:table-cell table:formula="of:=([.B430]-[.B$4])/10^9" office:value-type="float" office:value="0.067992618">
            <text:p>0.067993</text:p>
          </table:table-cell>
          <table:table-cell table:formula="of:=[.C430]-[.C429]" office:value-type="float" office:value="0">
            <text:p>0.000000</text:p>
          </table:table-cell>
          <table:table-cell table:formula="of:=[.A430]-[.A429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140904">
            <text:p>1839.140904</text:p>
          </table:table-cell>
          <table:table-cell office:value-type="float" office:value="10965199063782">
            <text:p>10965199063782</text:p>
          </table:table-cell>
          <table:table-cell table:formula="of:=([.B431]-[.B$4])/10^9" office:value-type="float" office:value="0.068002731">
            <text:p>0.068003</text:p>
          </table:table-cell>
          <table:table-cell table:formula="of:=[.C431]-[.C430]" office:value-type="float" office:value="0.0000101129999999922">
            <text:p>0.000010</text:p>
          </table:table-cell>
          <table:table-cell table:formula="of:=[.A431]-[.A430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4091">
            <text:p>1839.140910</text:p>
          </table:table-cell>
          <table:table-cell office:value-type="float" office:value="10965199063782">
            <text:p>10965199063782</text:p>
          </table:table-cell>
          <table:table-cell table:formula="of:=([.B432]-[.B$4])/10^9" office:value-type="float" office:value="0.068002731">
            <text:p>0.068003</text:p>
          </table:table-cell>
          <table:table-cell table:formula="of:=[.C432]-[.C431]" office:value-type="float" office:value="0">
            <text:p>0.000000</text:p>
          </table:table-cell>
          <table:table-cell table:formula="of:=[.A432]-[.A431]" office:value-type="float" office:value="0.00000599999998485146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41801">
            <text:p>1839.141801</text:p>
          </table:table-cell>
          <table:table-cell office:value-type="float" office:value="10965199960022">
            <text:p>10965199960022</text:p>
          </table:table-cell>
          <table:table-cell table:formula="of:=([.B433]-[.B$4])/10^9" office:value-type="float" office:value="0.068898971">
            <text:p>0.068899</text:p>
          </table:table-cell>
          <table:table-cell table:formula="of:=[.C433]-[.C432]" office:value-type="float" office:value="0.000896240000000006">
            <text:p>0.000896</text:p>
          </table:table-cell>
          <table:table-cell table:formula="of:=[.A433]-[.A432]" office:value-type="float" office:value="0.000890999999910491">
            <text:p>0.00089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41802">
            <text:p>1839.141802</text:p>
          </table:table-cell>
          <table:table-cell office:value-type="float" office:value="10965199960022">
            <text:p>10965199960022</text:p>
          </table:table-cell>
          <table:table-cell table:formula="of:=([.B434]-[.B$4])/10^9" office:value-type="float" office:value="0.068898971">
            <text:p>0.068899</text:p>
          </table:table-cell>
          <table:table-cell table:formula="of:=[.C434]-[.C433]" office:value-type="float" office:value="0">
            <text:p>0.000000</text:p>
          </table:table-cell>
          <table:table-cell table:formula="of:=[.A434]-[.A43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41807">
            <text:p>1839.141807</text:p>
          </table:table-cell>
          <table:table-cell office:value-type="float" office:value="10965199960022">
            <text:p>10965199960022</text:p>
          </table:table-cell>
          <table:table-cell table:formula="of:=([.B435]-[.B$4])/10^9" office:value-type="float" office:value="0.068898971">
            <text:p>0.068899</text:p>
          </table:table-cell>
          <table:table-cell table:formula="of:=[.C435]-[.C434]" office:value-type="float" office:value="0">
            <text:p>0.000000</text:p>
          </table:table-cell>
          <table:table-cell table:formula="of:=[.A435]-[.A434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42665">
            <text:p>1839.142665</text:p>
          </table:table-cell>
          <table:table-cell office:value-type="float" office:value="10965200832504">
            <text:p>10965200832504</text:p>
          </table:table-cell>
          <table:table-cell table:formula="of:=([.B436]-[.B$4])/10^9" office:value-type="float" office:value="0.069771453">
            <text:p>0.069771</text:p>
          </table:table-cell>
          <table:table-cell table:formula="of:=[.C436]-[.C435]" office:value-type="float" office:value="0.000872481999999994">
            <text:p>0.000872</text:p>
          </table:table-cell>
          <table:table-cell table:formula="of:=[.A436]-[.A435]" office:value-type="float" office:value="0.000858000000107495">
            <text:p>0.00085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42666">
            <text:p>1839.142666</text:p>
          </table:table-cell>
          <table:table-cell office:value-type="float" office:value="10965200832504">
            <text:p>10965200832504</text:p>
          </table:table-cell>
          <table:table-cell table:formula="of:=([.B437]-[.B$4])/10^9" office:value-type="float" office:value="0.069771453">
            <text:p>0.069771</text:p>
          </table:table-cell>
          <table:table-cell table:formula="of:=[.C437]-[.C436]" office:value-type="float" office:value="0">
            <text:p>0.000000</text:p>
          </table:table-cell>
          <table:table-cell table:formula="of:=[.A437]-[.A436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42672">
            <text:p>1839.142672</text:p>
          </table:table-cell>
          <table:table-cell office:value-type="float" office:value="10965200832504">
            <text:p>10965200832504</text:p>
          </table:table-cell>
          <table:table-cell table:formula="of:=([.B438]-[.B$4])/10^9" office:value-type="float" office:value="0.069771453">
            <text:p>0.069771</text:p>
          </table:table-cell>
          <table:table-cell table:formula="of:=[.C438]-[.C437]" office:value-type="float" office:value="0">
            <text:p>0.000000</text:p>
          </table:table-cell>
          <table:table-cell table:formula="of:=[.A438]-[.A437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427">
            <text:p>1839.142700</text:p>
          </table:table-cell>
          <table:table-cell office:value-type="float" office:value="10965200868011">
            <text:p>10965200868011</text:p>
          </table:table-cell>
          <table:table-cell table:formula="of:=([.B439]-[.B$4])/10^9" office:value-type="float" office:value="0.06980696">
            <text:p>0.069807</text:p>
          </table:table-cell>
          <table:table-cell table:formula="of:=[.C439]-[.C438]" office:value-type="float" office:value="0.0000355070000000041">
            <text:p>0.000036</text:p>
          </table:table-cell>
          <table:table-cell table:formula="of:=[.A439]-[.A438]" office:value-type="float" office:value="0.0000280000001566805">
            <text:p>0.00002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142701">
            <text:p>1839.142701</text:p>
          </table:table-cell>
          <table:table-cell office:value-type="float" office:value="10965200868011">
            <text:p>10965200868011</text:p>
          </table:table-cell>
          <table:table-cell table:formula="of:=([.B440]-[.B$4])/10^9" office:value-type="float" office:value="0.06980696">
            <text:p>0.069807</text:p>
          </table:table-cell>
          <table:table-cell table:formula="of:=[.C440]-[.C439]" office:value-type="float" office:value="0">
            <text:p>0.000000</text:p>
          </table:table-cell>
          <table:table-cell table:formula="of:=[.A440]-[.A439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42914">
            <text:p>1839.142914</text:p>
          </table:table-cell>
          <table:table-cell office:value-type="float" office:value="10965200868011">
            <text:p>10965200868011</text:p>
          </table:table-cell>
          <table:table-cell table:formula="of:=([.B441]-[.B$4])/10^9" office:value-type="float" office:value="0.06980696">
            <text:p>0.069807</text:p>
          </table:table-cell>
          <table:table-cell table:formula="of:=[.C441]-[.C440]" office:value-type="float" office:value="0">
            <text:p>0.000000</text:p>
          </table:table-cell>
          <table:table-cell table:formula="of:=[.A441]-[.A440]" office:value-type="float" office:value="0.000213000000030661">
            <text:p>0.00021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42917">
            <text:p>1839.142917</text:p>
          </table:table-cell>
          <table:table-cell office:value-type="float" office:value="10965201085099">
            <text:p>10965201085099</text:p>
          </table:table-cell>
          <table:table-cell table:formula="of:=([.B442]-[.B$4])/10^9" office:value-type="float" office:value="0.070024048">
            <text:p>0.070024</text:p>
          </table:table-cell>
          <table:table-cell table:formula="of:=[.C442]-[.C441]" office:value-type="float" office:value="0.000217088000000004">
            <text:p>0.000217</text:p>
          </table:table-cell>
          <table:table-cell table:formula="of:=[.A442]-[.A441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42919">
            <text:p>1839.142919</text:p>
          </table:table-cell>
          <table:table-cell office:value-type="float" office:value="10965201085099">
            <text:p>10965201085099</text:p>
          </table:table-cell>
          <table:table-cell table:formula="of:=([.B443]-[.B$4])/10^9" office:value-type="float" office:value="0.070024048">
            <text:p>0.070024</text:p>
          </table:table-cell>
          <table:table-cell table:formula="of:=[.C443]-[.C442]" office:value-type="float" office:value="0">
            <text:p>0.000000</text:p>
          </table:table-cell>
          <table:table-cell table:formula="of:=[.A443]-[.A442]" office:value-type="float" office:value="0.00000199999999495049">
            <text:p>0.000002</text:p>
          </table:table-cell>
          <table:table-cell/>
          <table:table-cell office:value-type="string">
            <text:p>435446 / 1731004 &lt;= 2000000 / 5000000</text:p>
          </table:table-cell>
          <table:table-cell/>
        </table:table-row>
        <table:table-row table:style-name="ro1">
          <table:table-cell office:value-type="float" office:value="1839.142919">
            <text:p>1839.142919</text:p>
          </table:table-cell>
          <table:table-cell office:value-type="float" office:value="10965201085099">
            <text:p>10965201085099</text:p>
          </table:table-cell>
          <table:table-cell table:formula="of:=([.B444]-[.B$4])/10^9" office:value-type="float" office:value="0.070024048">
            <text:p>0.070024</text:p>
          </table:table-cell>
          <table:table-cell table:formula="of:=[.C444]-[.C443]" office:value-type="float" office:value="0">
            <text:p>0.000000</text:p>
          </table:table-cell>
          <table:table-cell table:formula="of:=[.A444]-[.A443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42923">
            <text:p>1839.142923</text:p>
          </table:table-cell>
          <table:table-cell office:value-type="float" office:value="10965201085099">
            <text:p>10965201085099</text:p>
          </table:table-cell>
          <table:table-cell table:formula="of:=([.B445]-[.B$4])/10^9" office:value-type="float" office:value="0.070024048">
            <text:p>0.070024</text:p>
          </table:table-cell>
          <table:table-cell table:formula="of:=[.C445]-[.C444]" office:value-type="float" office:value="0">
            <text:p>0.000000</text:p>
          </table:table-cell>
          <table:table-cell table:formula="of:=[.A445]-[.A444]" office:value-type="float" office:value="0.00000400000021727465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142925">
            <text:p>1839.142925</text:p>
          </table:table-cell>
          <table:table-cell office:value-type="float" office:value="10965201093206">
            <text:p>10965201093206</text:p>
          </table:table-cell>
          <table:table-cell table:formula="of:=([.B446]-[.B$4])/10^9" office:value-type="float" office:value="0.070032155">
            <text:p>0.070032</text:p>
          </table:table-cell>
          <table:table-cell table:formula="of:=[.C446]-[.C445]" office:value-type="float" office:value="0.00000810699999999332">
            <text:p>0.000008</text:p>
          </table:table-cell>
          <table:table-cell table:formula="of:=[.A446]-[.A44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42926">
            <text:p>1839.142926</text:p>
          </table:table-cell>
          <table:table-cell office:value-type="float" office:value="10965201093206">
            <text:p>10965201093206</text:p>
          </table:table-cell>
          <table:table-cell table:formula="of:=([.B447]-[.B$4])/10^9" office:value-type="float" office:value="0.070032155">
            <text:p>0.070032</text:p>
          </table:table-cell>
          <table:table-cell table:formula="of:=[.C447]-[.C446]" office:value-type="float" office:value="0">
            <text:p>0.000000</text:p>
          </table:table-cell>
          <table:table-cell table:formula="of:=[.A447]-[.A446]" office:value-type="float" office:value="0.000000999999883788405">
            <text:p>0.000001</text:p>
          </table:table-cell>
          <table:table-cell table:number-columns-repeated="2"/>
          <table:table-cell office:value-type="string">
            <text:p>2655702 / 3983311 &gt; 3000000 / 7000000</text:p>
          </table:table-cell>
        </table:table-row>
        <table:table-row table:style-name="ro1">
          <table:table-cell office:value-type="float" office:value="1839.142927">
            <text:p>1839.142927</text:p>
          </table:table-cell>
          <table:table-cell office:value-type="float" office:value="10965201093206">
            <text:p>10965201093206</text:p>
          </table:table-cell>
          <table:table-cell table:formula="of:=([.B448]-[.B$4])/10^9" office:value-type="float" office:value="0.070032155">
            <text:p>0.070032</text:p>
          </table:table-cell>
          <table:table-cell table:formula="of:=[.C448]-[.C447]" office:value-type="float" office:value="0">
            <text:p>0.000000</text:p>
          </table:table-cell>
          <table:table-cell table:formula="of:=[.A448]-[.A447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10965208093206; c_s is fully topped up</text:p>
          </table:table-cell>
        </table:table-row>
        <table:table-row table:style-name="ro1">
          <table:table-cell office:value-type="float" office:value="1839.144027">
            <text:p>1839.144027</text:p>
          </table:table-cell>
          <table:table-cell office:value-type="float" office:value="10965202185164">
            <text:p>10965202185164</text:p>
          </table:table-cell>
          <table:table-cell table:formula="of:=([.B449]-[.B$4])/10^9" office:value-type="float" office:value="0.071124113">
            <text:p>0.071124</text:p>
          </table:table-cell>
          <table:table-cell table:formula="of:=[.C449]-[.C448]" office:value-type="float" office:value="0.001091958">
            <text:p>0.001092</text:p>
          </table:table-cell>
          <table:table-cell table:formula="of:=[.A449]-[.A448]" office:value-type="float" office:value="0.00109999999995125">
            <text:p>0.001100</text:p>
          </table:table-cell>
          <table:table-cell/>
          <table:table-cell office:value-type="string">
            <text:p>is pick_next_task_dl-ed by multiload-apple (1787)</text:p>
          </table:table-cell>
          <table:table-cell/>
        </table:table-row>
        <table:table-row table:style-name="ro1">
          <table:table-cell office:value-type="float" office:value="1839.144465">
            <text:p>1839.144465</text:p>
          </table:table-cell>
          <table:table-cell office:value-type="float" office:value="10965202631891">
            <text:p>10965202631891</text:p>
          </table:table-cell>
          <table:table-cell table:formula="of:=([.B450]-[.B$4])/10^9" office:value-type="float" office:value="0.07157084">
            <text:p>0.071571</text:p>
          </table:table-cell>
          <table:table-cell table:formula="of:=[.C450]-[.C449]" office:value-type="float" office:value="0.000446726999999994">
            <text:p>0.000447</text:p>
          </table:table-cell>
          <table:table-cell table:formula="of:=[.A450]-[.A449]" office:value-type="float" office:value="0.000438000000031025">
            <text:p>0.00043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44466">
            <text:p>1839.144466</text:p>
          </table:table-cell>
          <table:table-cell office:value-type="float" office:value="10965202631891">
            <text:p>10965202631891</text:p>
          </table:table-cell>
          <table:table-cell table:formula="of:=([.B451]-[.B$4])/10^9" office:value-type="float" office:value="0.07157084">
            <text:p>0.071571</text:p>
          </table:table-cell>
          <table:table-cell table:formula="of:=[.C451]-[.C450]" office:value-type="float" office:value="0">
            <text:p>0.000000</text:p>
          </table:table-cell>
          <table:table-cell table:formula="of:=[.A451]-[.A450]" office:value-type="float" office:value="0.000000999999883788405">
            <text:p>0.000001</text:p>
          </table:table-cell>
          <table:table-cell/>
          <table:table-cell office:value-type="string">
            <text:p>uses up its c_s; 10965202631891-10965202185164=446727</text:p>
          </table:table-cell>
          <table:table-cell/>
        </table:table-row>
        <table:table-row table:style-name="ro1">
          <table:table-cell office:value-type="float" office:value="1839.144479">
            <text:p>1839.144479</text:p>
          </table:table-cell>
          <table:table-cell office:value-type="float" office:value="10965202647438">
            <text:p>10965202647438</text:p>
          </table:table-cell>
          <table:table-cell table:formula="of:=([.B452]-[.B$4])/10^9" office:value-type="float" office:value="0.071586387">
            <text:p>0.071586</text:p>
          </table:table-cell>
          <table:table-cell table:formula="of:=[.C452]-[.C451]" office:value-type="float" office:value="0.0000155470000000046">
            <text:p>0.000016</text:p>
          </table:table-cell>
          <table:table-cell table:formula="of:=[.A452]-[.A451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44485">
            <text:p>1839.144485</text:p>
          </table:table-cell>
          <table:table-cell office:value-type="float" office:value="10965202647438">
            <text:p>10965202647438</text:p>
          </table:table-cell>
          <table:table-cell table:formula="of:=([.B453]-[.B$4])/10^9" office:value-type="float" office:value="0.071586387">
            <text:p>0.071586</text:p>
          </table:table-cell>
          <table:table-cell table:formula="of:=[.C453]-[.C452]" office:value-type="float" office:value="0">
            <text:p>0.000000</text:p>
          </table:table-cell>
          <table:table-cell table:formula="of:=[.A453]-[.A452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44659">
            <text:p>1839.144659</text:p>
          </table:table-cell>
          <table:table-cell office:value-type="float" office:value="10965202647438">
            <text:p>10965202647438</text:p>
          </table:table-cell>
          <table:table-cell table:formula="of:=([.B454]-[.B$4])/10^9" office:value-type="float" office:value="0.071586387">
            <text:p>0.071586</text:p>
          </table:table-cell>
          <table:table-cell table:formula="of:=[.C454]-[.C453]" office:value-type="float" office:value="0">
            <text:p>0.000000</text:p>
          </table:table-cell>
          <table:table-cell table:formula="of:=[.A454]-[.A453]" office:value-type="float" office:value="0.00017400000001544">
            <text:p>0.00017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4466">
            <text:p>1839.144660</text:p>
          </table:table-cell>
          <table:table-cell office:value-type="float" office:value="10965202647438">
            <text:p>10965202647438</text:p>
          </table:table-cell>
          <table:table-cell table:formula="of:=([.B455]-[.B$4])/10^9" office:value-type="float" office:value="0.071586387">
            <text:p>0.071586</text:p>
          </table:table-cell>
          <table:table-cell table:formula="of:=[.C455]-[.C454]" office:value-type="float" office:value="0">
            <text:p>0.000000</text:p>
          </table:table-cell>
          <table:table-cell table:formula="of:=[.A455]-[.A454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44661">
            <text:p>1839.144661</text:p>
          </table:table-cell>
          <table:table-cell office:value-type="float" office:value="10965202647438">
            <text:p>10965202647438</text:p>
          </table:table-cell>
          <table:table-cell table:formula="of:=([.B456]-[.B$4])/10^9" office:value-type="float" office:value="0.071586387">
            <text:p>0.071586</text:p>
          </table:table-cell>
          <table:table-cell table:formula="of:=[.C456]-[.C455]" office:value-type="float" office:value="0">
            <text:p>0.000000</text:p>
          </table:table-cell>
          <table:table-cell table:formula="of:=[.A456]-[.A455]" office:value-type="float" office:value="0.00000100000011116208">
            <text:p>0.000001</text:p>
          </table:table-cell>
          <table:table-cell/>
          <table:table-cell office:value-type="string">
            <text:p>postpones its deadline to 10965207816103; c_s is topped up to 1988719</text:p>
          </table:table-cell>
          <table:table-cell/>
        </table:table-row>
        <table:table-row table:style-name="ro1">
          <table:table-cell office:value-type="float" office:value="1839.144662">
            <text:p>1839.144662</text:p>
          </table:table-cell>
          <table:table-cell office:value-type="float" office:value="10965202647438">
            <text:p>10965202647438</text:p>
          </table:table-cell>
          <table:table-cell table:formula="of:=([.B457]-[.B$4])/10^9" office:value-type="float" office:value="0.071586387">
            <text:p>0.071586</text:p>
          </table:table-cell>
          <table:table-cell table:formula="of:=[.C457]-[.C456]" office:value-type="float" office:value="0">
            <text:p>0.000000</text:p>
          </table:table-cell>
          <table:table-cell table:formula="of:=[.A457]-[.A456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44669">
            <text:p>1839.144669</text:p>
          </table:table-cell>
          <table:table-cell office:value-type="float" office:value="10965202837426">
            <text:p>10965202837426</text:p>
          </table:table-cell>
          <table:table-cell table:formula="of:=([.B458]-[.B$4])/10^9" office:value-type="float" office:value="0.071776375">
            <text:p>0.071776</text:p>
          </table:table-cell>
          <table:table-cell table:formula="of:=[.C458]-[.C457]" office:value-type="float" office:value="0.000189988000000002">
            <text:p>0.000190</text:p>
          </table:table-cell>
          <table:table-cell table:formula="of:=[.A458]-[.A457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44674">
            <text:p>1839.144674</text:p>
          </table:table-cell>
          <table:table-cell office:value-type="float" office:value="10965202837426">
            <text:p>10965202837426</text:p>
          </table:table-cell>
          <table:table-cell table:formula="of:=([.B459]-[.B$4])/10^9" office:value-type="float" office:value="0.071776375">
            <text:p>0.071776</text:p>
          </table:table-cell>
          <table:table-cell table:formula="of:=[.C459]-[.C458]" office:value-type="float" office:value="0">
            <text:p>0.000000</text:p>
          </table:table-cell>
          <table:table-cell table:formula="of:=[.A459]-[.A458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44883">
            <text:p>1839.144883</text:p>
          </table:table-cell>
          <table:table-cell office:value-type="float" office:value="10965202837426">
            <text:p>10965202837426</text:p>
          </table:table-cell>
          <table:table-cell table:formula="of:=([.B460]-[.B$4])/10^9" office:value-type="float" office:value="0.071776375">
            <text:p>0.071776</text:p>
          </table:table-cell>
          <table:table-cell table:formula="of:=[.C460]-[.C459]" office:value-type="float" office:value="0">
            <text:p>0.000000</text:p>
          </table:table-cell>
          <table:table-cell table:formula="of:=[.A460]-[.A459]" office:value-type="float" office:value="0.00020900000004076">
            <text:p>0.0002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44886">
            <text:p>1839.144886</text:p>
          </table:table-cell>
          <table:table-cell office:value-type="float" office:value="10965203054269">
            <text:p>10965203054269</text:p>
          </table:table-cell>
          <table:table-cell table:formula="of:=([.B461]-[.B$4])/10^9" office:value-type="float" office:value="0.071993218">
            <text:p>0.071993</text:p>
          </table:table-cell>
          <table:table-cell table:formula="of:=[.C461]-[.C460]" office:value-type="float" office:value="0.000216842999999994">
            <text:p>0.000217</text:p>
          </table:table-cell>
          <table:table-cell table:formula="of:=[.A461]-[.A460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44887">
            <text:p>1839.144887</text:p>
          </table:table-cell>
          <table:table-cell office:value-type="float" office:value="10965203054269">
            <text:p>10965203054269</text:p>
          </table:table-cell>
          <table:table-cell table:formula="of:=([.B462]-[.B$4])/10^9" office:value-type="float" office:value="0.071993218">
            <text:p>0.071993</text:p>
          </table:table-cell>
          <table:table-cell table:formula="of:=[.C462]-[.C461]" office:value-type="float" office:value="0">
            <text:p>0.000000</text:p>
          </table:table-cell>
          <table:table-cell table:formula="of:=[.A462]-[.A461]" office:value-type="float" office:value="0.000000999999883788405">
            <text:p>0.000001</text:p>
          </table:table-cell>
          <table:table-cell office:value-type="string">
            <text:p>d_s is renewed (r + D) to 10965205054269; c_s is fully topped up</text:p>
          </table:table-cell>
          <table:table-cell table:number-columns-repeated="2"/>
        </table:table-row>
        <table:table-row table:style-name="ro1">
          <table:table-cell office:value-type="float" office:value="1839.144888">
            <text:p>1839.144888</text:p>
          </table:table-cell>
          <table:table-cell office:value-type="float" office:value="10965203054269">
            <text:p>10965203054269</text:p>
          </table:table-cell>
          <table:table-cell table:formula="of:=([.B463]-[.B$4])/10^9" office:value-type="float" office:value="0.071993218">
            <text:p>0.071993</text:p>
          </table:table-cell>
          <table:table-cell table:formula="of:=[.C463]-[.C462]" office:value-type="float" office:value="0">
            <text:p>0.000000</text:p>
          </table:table-cell>
          <table:table-cell table:formula="of:=[.A463]-[.A462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144896">
            <text:p>1839.144896</text:p>
          </table:table-cell>
          <table:table-cell office:value-type="float" office:value="10965203063894">
            <text:p>10965203063894</text:p>
          </table:table-cell>
          <table:table-cell table:formula="of:=([.B464]-[.B$4])/10^9" office:value-type="float" office:value="0.072002843">
            <text:p>0.072003</text:p>
          </table:table-cell>
          <table:table-cell table:formula="of:=[.C464]-[.C463]" office:value-type="float" office:value="0.00000962499999999922">
            <text:p>0.000010</text:p>
          </table:table-cell>
          <table:table-cell table:formula="of:=[.A464]-[.A463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44901">
            <text:p>1839.144901</text:p>
          </table:table-cell>
          <table:table-cell office:value-type="float" office:value="10965203063894">
            <text:p>10965203063894</text:p>
          </table:table-cell>
          <table:table-cell table:formula="of:=([.B465]-[.B$4])/10^9" office:value-type="float" office:value="0.072002843">
            <text:p>0.072003</text:p>
          </table:table-cell>
          <table:table-cell table:formula="of:=[.C465]-[.C464]" office:value-type="float" office:value="0">
            <text:p>0.000000</text:p>
          </table:table-cell>
          <table:table-cell table:formula="of:=[.A465]-[.A464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45808">
            <text:p>1839.145808</text:p>
          </table:table-cell>
          <table:table-cell office:value-type="float" office:value="10965203975472">
            <text:p>10965203975472</text:p>
          </table:table-cell>
          <table:table-cell table:formula="of:=([.B466]-[.B$4])/10^9" office:value-type="float" office:value="0.072914421">
            <text:p>0.072914</text:p>
          </table:table-cell>
          <table:table-cell table:formula="of:=[.C466]-[.C465]" office:value-type="float" office:value="0.000911577999999996">
            <text:p>0.000912</text:p>
          </table:table-cell>
          <table:table-cell table:formula="of:=[.A466]-[.A465]" office:value-type="float" office:value="0.000907000000097469">
            <text:p>0.0009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45809">
            <text:p>1839.145809</text:p>
          </table:table-cell>
          <table:table-cell office:value-type="float" office:value="10965203975472">
            <text:p>10965203975472</text:p>
          </table:table-cell>
          <table:table-cell table:formula="of:=([.B467]-[.B$4])/10^9" office:value-type="float" office:value="0.072914421">
            <text:p>0.072914</text:p>
          </table:table-cell>
          <table:table-cell table:formula="of:=[.C467]-[.C466]" office:value-type="float" office:value="0">
            <text:p>0.000000</text:p>
          </table:table-cell>
          <table:table-cell table:formula="of:=[.A467]-[.A46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45814">
            <text:p>1839.145814</text:p>
          </table:table-cell>
          <table:table-cell office:value-type="float" office:value="10965203975472">
            <text:p>10965203975472</text:p>
          </table:table-cell>
          <table:table-cell table:formula="of:=([.B468]-[.B$4])/10^9" office:value-type="float" office:value="0.072914421">
            <text:p>0.072914</text:p>
          </table:table-cell>
          <table:table-cell table:formula="of:=[.C468]-[.C467]" office:value-type="float" office:value="0">
            <text:p>0.000000</text:p>
          </table:table-cell>
          <table:table-cell table:formula="of:=[.A468]-[.A467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47112">
            <text:p>1839.147112</text:p>
          </table:table-cell>
          <table:table-cell office:value-type="float" office:value="10965205288254">
            <text:p>10965205288254</text:p>
          </table:table-cell>
          <table:table-cell table:formula="of:=([.B469]-[.B$4])/10^9" office:value-type="float" office:value="0.074227203">
            <text:p>0.074227</text:p>
          </table:table-cell>
          <table:table-cell table:formula="of:=[.C469]-[.C468]" office:value-type="float" office:value="0.00131278200000001">
            <text:p>0.001313</text:p>
          </table:table-cell>
          <table:table-cell table:formula="of:=[.A469]-[.A468]" office:value-type="float" office:value="0.00129800000013347">
            <text:p>0.00129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47113">
            <text:p>1839.147113</text:p>
          </table:table-cell>
          <table:table-cell office:value-type="float" office:value="10965205288254">
            <text:p>10965205288254</text:p>
          </table:table-cell>
          <table:table-cell table:formula="of:=([.B470]-[.B$4])/10^9" office:value-type="float" office:value="0.074227203">
            <text:p>0.074227</text:p>
          </table:table-cell>
          <table:table-cell table:formula="of:=[.C470]-[.C469]" office:value-type="float" office:value="0">
            <text:p>0.000000</text:p>
          </table:table-cell>
          <table:table-cell table:formula="of:=[.A470]-[.A469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47119">
            <text:p>1839.147119</text:p>
          </table:table-cell>
          <table:table-cell office:value-type="float" office:value="10965205288254">
            <text:p>10965205288254</text:p>
          </table:table-cell>
          <table:table-cell table:formula="of:=([.B471]-[.B$4])/10^9" office:value-type="float" office:value="0.074227203">
            <text:p>0.074227</text:p>
          </table:table-cell>
          <table:table-cell table:formula="of:=[.C471]-[.C470]" office:value-type="float" office:value="0">
            <text:p>0.000000</text:p>
          </table:table-cell>
          <table:table-cell table:formula="of:=[.A471]-[.A470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47877">
            <text:p>1839.147877</text:p>
          </table:table-cell>
          <table:table-cell office:value-type="float" office:value="10965205288254">
            <text:p>10965205288254</text:p>
          </table:table-cell>
          <table:table-cell table:formula="of:=([.B472]-[.B$4])/10^9" office:value-type="float" office:value="0.074227203">
            <text:p>0.074227</text:p>
          </table:table-cell>
          <table:table-cell table:formula="of:=[.C472]-[.C471]" office:value-type="float" office:value="0">
            <text:p>0.000000</text:p>
          </table:table-cell>
          <table:table-cell table:formula="of:=[.A472]-[.A471]" office:value-type="float" office:value="0.000758000000132597">
            <text:p>0.00075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47879">
            <text:p>1839.147879</text:p>
          </table:table-cell>
          <table:table-cell office:value-type="float" office:value="10965206056123">
            <text:p>10965206056123</text:p>
          </table:table-cell>
          <table:table-cell table:formula="of:=([.B473]-[.B$4])/10^9" office:value-type="float" office:value="0.074995072">
            <text:p>0.074995</text:p>
          </table:table-cell>
          <table:table-cell table:formula="of:=[.C473]-[.C472]" office:value-type="float" office:value="0.00076786899999999">
            <text:p>0.000768</text:p>
          </table:table-cell>
          <table:table-cell table:formula="of:=[.A473]-[.A47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47881">
            <text:p>1839.147881</text:p>
          </table:table-cell>
          <table:table-cell office:value-type="float" office:value="10965206056123">
            <text:p>10965206056123</text:p>
          </table:table-cell>
          <table:table-cell table:formula="of:=([.B474]-[.B$4])/10^9" office:value-type="float" office:value="0.074995072">
            <text:p>0.074995</text:p>
          </table:table-cell>
          <table:table-cell table:formula="of:=[.C474]-[.C473]" office:value-type="float" office:value="0">
            <text:p>0.000000</text:p>
          </table:table-cell>
          <table:table-cell table:formula="of:=[.A474]-[.A473]" office:value-type="float" office:value="0.00000199999999495049">
            <text:p>0.000002</text:p>
          </table:table-cell>
          <table:table-cell/>
          <table:table-cell office:value-type="string">
            <text:p>449469 / 1759980 &lt;= 2000000 / 5000000</text:p>
          </table:table-cell>
          <table:table-cell/>
        </table:table-row>
        <table:table-row table:style-name="ro1">
          <table:table-cell office:value-type="float" office:value="1839.147881">
            <text:p>1839.147881</text:p>
          </table:table-cell>
          <table:table-cell office:value-type="float" office:value="10965206056123">
            <text:p>10965206056123</text:p>
          </table:table-cell>
          <table:table-cell table:formula="of:=([.B475]-[.B$4])/10^9" office:value-type="float" office:value="0.074995072">
            <text:p>0.074995</text:p>
          </table:table-cell>
          <table:table-cell table:formula="of:=[.C475]-[.C474]" office:value-type="float" office:value="0">
            <text:p>0.000000</text:p>
          </table:table-cell>
          <table:table-cell table:formula="of:=[.A475]-[.A474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47883">
            <text:p>1839.147883</text:p>
          </table:table-cell>
          <table:table-cell office:value-type="float" office:value="10965206056123">
            <text:p>10965206056123</text:p>
          </table:table-cell>
          <table:table-cell table:formula="of:=([.B476]-[.B$4])/10^9" office:value-type="float" office:value="0.074995072">
            <text:p>0.074995</text:p>
          </table:table-cell>
          <table:table-cell table:formula="of:=[.C476]-[.C475]" office:value-type="float" office:value="0">
            <text:p>0.000000</text:p>
          </table:table-cell>
          <table:table-cell table:formula="of:=[.A476]-[.A475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4789">
            <text:p>1839.147890</text:p>
          </table:table-cell>
          <table:table-cell office:value-type="float" office:value="10965206066817">
            <text:p>10965206066817</text:p>
          </table:table-cell>
          <table:table-cell table:formula="of:=([.B477]-[.B$4])/10^9" office:value-type="float" office:value="0.075005766">
            <text:p>0.075006</text:p>
          </table:table-cell>
          <table:table-cell table:formula="of:=[.C477]-[.C476]" office:value-type="float" office:value="0.0000106940000000055">
            <text:p>0.000011</text:p>
          </table:table-cell>
          <table:table-cell table:formula="of:=[.A477]-[.A476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47899">
            <text:p>1839.147899</text:p>
          </table:table-cell>
          <table:table-cell office:value-type="float" office:value="10965206066817">
            <text:p>10965206066817</text:p>
          </table:table-cell>
          <table:table-cell table:formula="of:=([.B478]-[.B$4])/10^9" office:value-type="float" office:value="0.075005766">
            <text:p>0.075006</text:p>
          </table:table-cell>
          <table:table-cell table:formula="of:=[.C478]-[.C477]" office:value-type="float" office:value="0">
            <text:p>0.000000</text:p>
          </table:table-cell>
          <table:table-cell table:formula="of:=[.A478]-[.A477]" office:value-type="float" office:value="0.00000900000009096402">
            <text:p>0.000009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4835">
            <text:p>1839.148350</text:p>
          </table:table-cell>
          <table:table-cell office:value-type="float" office:value="10965206524996">
            <text:p>10965206524996</text:p>
          </table:table-cell>
          <table:table-cell table:formula="of:=([.B479]-[.B$4])/10^9" office:value-type="float" office:value="0.075463945">
            <text:p>0.075464</text:p>
          </table:table-cell>
          <table:table-cell table:formula="of:=[.C479]-[.C478]" office:value-type="float" office:value="0.000458179000000003">
            <text:p>0.000458</text:p>
          </table:table-cell>
          <table:table-cell table:formula="of:=[.A479]-[.A478]" office:value-type="float" office:value="0.000450999999884516">
            <text:p>0.00045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4835">
            <text:p>1839.148350</text:p>
          </table:table-cell>
          <table:table-cell office:value-type="float" office:value="10965206524996">
            <text:p>10965206524996</text:p>
          </table:table-cell>
          <table:table-cell table:formula="of:=([.B480]-[.B$4])/10^9" office:value-type="float" office:value="0.075463945">
            <text:p>0.075464</text:p>
          </table:table-cell>
          <table:table-cell table:formula="of:=[.C480]-[.C479]" office:value-type="float" office:value="0">
            <text:p>0.000000</text:p>
          </table:table-cell>
          <table:table-cell table:formula="of:=[.A480]-[.A479]" office:value-type="float" office:value="0">
            <text:p>0.000000</text:p>
          </table:table-cell>
          <table:table-cell/>
          <table:table-cell office:value-type="string">
            <text:p>uses up its c_s; 10965206524996-10965206066817=458179</text:p>
          </table:table-cell>
          <table:table-cell/>
        </table:table-row>
        <table:table-row table:style-name="ro1">
          <table:table-cell office:value-type="float" office:value="1839.148361">
            <text:p>1839.148361</text:p>
          </table:table-cell>
          <table:table-cell office:value-type="float" office:value="10965206537432">
            <text:p>10965206537432</text:p>
          </table:table-cell>
          <table:table-cell table:formula="of:=([.B481]-[.B$4])/10^9" office:value-type="float" office:value="0.075476381">
            <text:p>0.075476</text:p>
          </table:table-cell>
          <table:table-cell table:formula="of:=[.C481]-[.C480]" office:value-type="float" office:value="0.0000124359999999907">
            <text:p>0.000012</text:p>
          </table:table-cell>
          <table:table-cell table:formula="of:=[.A481]-[.A480]" office:value-type="float" office:value="0.0000110000000859145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48366">
            <text:p>1839.148366</text:p>
          </table:table-cell>
          <table:table-cell office:value-type="float" office:value="10965206537432">
            <text:p>10965206537432</text:p>
          </table:table-cell>
          <table:table-cell table:formula="of:=([.B482]-[.B$4])/10^9" office:value-type="float" office:value="0.075476381">
            <text:p>0.075476</text:p>
          </table:table-cell>
          <table:table-cell table:formula="of:=[.C482]-[.C481]" office:value-type="float" office:value="0">
            <text:p>0.000000</text:p>
          </table:table-cell>
          <table:table-cell table:formula="of:=[.A482]-[.A481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48874">
            <text:p>1839.148874</text:p>
          </table:table-cell>
          <table:table-cell office:value-type="float" office:value="10965206537432">
            <text:p>10965206537432</text:p>
          </table:table-cell>
          <table:table-cell table:formula="of:=([.B483]-[.B$4])/10^9" office:value-type="float" office:value="0.075476381">
            <text:p>0.075476</text:p>
          </table:table-cell>
          <table:table-cell table:formula="of:=[.C483]-[.C482]" office:value-type="float" office:value="0">
            <text:p>0.000000</text:p>
          </table:table-cell>
          <table:table-cell table:formula="of:=[.A483]-[.A482]" office:value-type="float" office:value="0.000508000000081665">
            <text:p>0.00050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48877">
            <text:p>1839.148877</text:p>
          </table:table-cell>
          <table:table-cell office:value-type="float" office:value="10965207053642">
            <text:p>10965207053642</text:p>
          </table:table-cell>
          <table:table-cell table:formula="of:=([.B484]-[.B$4])/10^9" office:value-type="float" office:value="0.075992591">
            <text:p>0.075993</text:p>
          </table:table-cell>
          <table:table-cell table:formula="of:=[.C484]-[.C483]" office:value-type="float" office:value="0.000516210000000003">
            <text:p>0.000516</text:p>
          </table:table-cell>
          <table:table-cell table:formula="of:=[.A484]-[.A483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48878">
            <text:p>1839.148878</text:p>
          </table:table-cell>
          <table:table-cell office:value-type="float" office:value="10965207053642">
            <text:p>10965207053642</text:p>
          </table:table-cell>
          <table:table-cell table:formula="of:=([.B485]-[.B$4])/10^9" office:value-type="float" office:value="0.075992591">
            <text:p>0.075993</text:p>
          </table:table-cell>
          <table:table-cell table:formula="of:=[.C485]-[.C484]" office:value-type="float" office:value="0">
            <text:p>0.000000</text:p>
          </table:table-cell>
          <table:table-cell table:formula="of:=[.A485]-[.A484]" office:value-type="float" office:value="0.000000999999883788405">
            <text:p>0.000001</text:p>
          </table:table-cell>
          <table:table-cell office:value-type="string">
            <text:p>d_s is renewed (r + D) to 10965209053642; c_s is fully topped up</text:p>
          </table:table-cell>
          <table:table-cell table:number-columns-repeated="2"/>
        </table:table-row>
        <table:table-row table:style-name="ro1">
          <table:table-cell office:value-type="float" office:value="1839.149647">
            <text:p>1839.149647</text:p>
          </table:table-cell>
          <table:table-cell office:value-type="float" office:value="10965207053642">
            <text:p>10965207053642</text:p>
          </table:table-cell>
          <table:table-cell table:formula="of:=([.B486]-[.B$4])/10^9" office:value-type="float" office:value="0.075992591">
            <text:p>0.075993</text:p>
          </table:table-cell>
          <table:table-cell table:formula="of:=[.C486]-[.C485]" office:value-type="float" office:value="0">
            <text:p>0.000000</text:p>
          </table:table-cell>
          <table:table-cell table:formula="of:=[.A486]-[.A485]" office:value-type="float" office:value="0.000768999999991138">
            <text:p>0.00076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49648">
            <text:p>1839.149648</text:p>
          </table:table-cell>
          <table:table-cell office:value-type="float" office:value="10965207053642">
            <text:p>10965207053642</text:p>
          </table:table-cell>
          <table:table-cell table:formula="of:=([.B487]-[.B$4])/10^9" office:value-type="float" office:value="0.075992591">
            <text:p>0.075993</text:p>
          </table:table-cell>
          <table:table-cell table:formula="of:=[.C487]-[.C486]" office:value-type="float" office:value="0">
            <text:p>0.000000</text:p>
          </table:table-cell>
          <table:table-cell table:formula="of:=[.A487]-[.A486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49649">
            <text:p>1839.149649</text:p>
          </table:table-cell>
          <table:table-cell office:value-type="float" office:value="10965207053642">
            <text:p>10965207053642</text:p>
          </table:table-cell>
          <table:table-cell table:formula="of:=([.B488]-[.B$4])/10^9" office:value-type="float" office:value="0.075992591">
            <text:p>0.075993</text:p>
          </table:table-cell>
          <table:table-cell table:formula="of:=[.C488]-[.C487]" office:value-type="float" office:value="0">
            <text:p>0.000000</text:p>
          </table:table-cell>
          <table:table-cell table:formula="of:=[.A488]-[.A487]" office:value-type="float" office:value="0.000000999999883788405">
            <text:p>0.000001</text:p>
          </table:table-cell>
          <table:table-cell/>
          <table:table-cell office:value-type="string">
            <text:p>postpones its deadline to 10965212816103; c_s is topped up to 1991290</text:p>
          </table:table-cell>
          <table:table-cell/>
        </table:table-row>
        <table:table-row table:style-name="ro1">
          <table:table-cell office:value-type="float" office:value="1839.150398">
            <text:p>1839.150398</text:p>
          </table:table-cell>
          <table:table-cell office:value-type="float" office:value="10965208582056">
            <text:p>10965208582056</text:p>
          </table:table-cell>
          <table:table-cell table:formula="of:=([.B489]-[.B$4])/10^9" office:value-type="float" office:value="0.077521005">
            <text:p>0.077521</text:p>
          </table:table-cell>
          <table:table-cell table:formula="of:=[.C489]-[.C488]" office:value-type="float" office:value="0.00152841400000001">
            <text:p>0.001528</text:p>
          </table:table-cell>
          <table:table-cell table:formula="of:=[.A489]-[.A488]" office:value-type="float" office:value="0.000749000000041633">
            <text:p>0.000749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839.150399">
            <text:p>1839.150399</text:p>
          </table:table-cell>
          <table:table-cell office:value-type="float" office:value="10965208582056">
            <text:p>10965208582056</text:p>
          </table:table-cell>
          <table:table-cell table:formula="of:=([.B490]-[.B$4])/10^9" office:value-type="float" office:value="0.077521005">
            <text:p>0.077521</text:p>
          </table:table-cell>
          <table:table-cell table:formula="of:=[.C490]-[.C489]" office:value-type="float" office:value="0">
            <text:p>0.000000</text:p>
          </table:table-cell>
          <table:table-cell table:formula="of:=[.A490]-[.A489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10965208582056-10965208013706=568350</text:p>
          </table:table-cell>
        </table:table-row>
        <table:table-row table:style-name="ro1">
          <table:table-cell office:value-type="float" office:value="1839.150402">
            <text:p>1839.150402</text:p>
          </table:table-cell>
          <table:table-cell office:value-type="float" office:value="10965208582056">
            <text:p>10965208582056</text:p>
          </table:table-cell>
          <table:table-cell table:formula="of:=([.B491]-[.B$4])/10^9" office:value-type="float" office:value="0.077521005">
            <text:p>0.077521</text:p>
          </table:table-cell>
          <table:table-cell table:formula="of:=[.C491]-[.C490]" office:value-type="float" office:value="0">
            <text:p>0.000000</text:p>
          </table:table-cell>
          <table:table-cell table:formula="of:=[.A491]-[.A490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50403">
            <text:p>1839.150403</text:p>
          </table:table-cell>
          <table:table-cell office:value-type="float" office:value="10965208582056">
            <text:p>10965208582056</text:p>
          </table:table-cell>
          <table:table-cell table:formula="of:=([.B492]-[.B$4])/10^9" office:value-type="float" office:value="0.077521005">
            <text:p>0.077521</text:p>
          </table:table-cell>
          <table:table-cell table:formula="of:=[.C492]-[.C491]" office:value-type="float" office:value="0">
            <text:p>0.000000</text:p>
          </table:table-cell>
          <table:table-cell table:formula="of:=[.A492]-[.A491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10965215093206; c_s is topped up to 2497975</text:p>
          </table:table-cell>
        </table:table-row>
        <table:table-row table:style-name="ro1">
          <table:table-cell office:value-type="float" office:value="1839.150417">
            <text:p>1839.150417</text:p>
          </table:table-cell>
          <table:table-cell office:value-type="float" office:value="10965208602466">
            <text:p>10965208602466</text:p>
          </table:table-cell>
          <table:table-cell table:formula="of:=([.B493]-[.B$4])/10^9" office:value-type="float" office:value="0.077541415">
            <text:p>0.077541</text:p>
          </table:table-cell>
          <table:table-cell table:formula="of:=[.C493]-[.C492]" office:value-type="float" office:value="0.0000204099999999985">
            <text:p>0.000020</text:p>
          </table:table-cell>
          <table:table-cell table:formula="of:=[.A493]-[.A492]" office:value-type="float" office:value="0.0000139999999646534">
            <text:p>0.00001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50425">
            <text:p>1839.150425</text:p>
          </table:table-cell>
          <table:table-cell office:value-type="float" office:value="10965208602466">
            <text:p>10965208602466</text:p>
          </table:table-cell>
          <table:table-cell table:formula="of:=([.B494]-[.B$4])/10^9" office:value-type="float" office:value="0.077541415">
            <text:p>0.077541</text:p>
          </table:table-cell>
          <table:table-cell table:formula="of:=[.C494]-[.C493]" office:value-type="float" office:value="0">
            <text:p>0.000000</text:p>
          </table:table-cell>
          <table:table-cell table:formula="of:=[.A494]-[.A493]" office:value-type="float" office:value="0.00000799999997980194">
            <text:p>0.000008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151318">
            <text:p>1839.151318</text:p>
          </table:table-cell>
          <table:table-cell office:value-type="float" office:value="10965209502730">
            <text:p>10965209502730</text:p>
          </table:table-cell>
          <table:table-cell table:formula="of:=([.B495]-[.B$4])/10^9" office:value-type="float" office:value="0.078441679">
            <text:p>0.078442</text:p>
          </table:table-cell>
          <table:table-cell table:formula="of:=[.C495]-[.C494]" office:value-type="float" office:value="0.000900263999999998">
            <text:p>0.000900</text:p>
          </table:table-cell>
          <table:table-cell table:formula="of:=[.A495]-[.A494]" office:value-type="float" office:value="0.000892999999905442">
            <text:p>0.00089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5132">
            <text:p>1839.151320</text:p>
          </table:table-cell>
          <table:table-cell office:value-type="float" office:value="10965209502730">
            <text:p>10965209502730</text:p>
          </table:table-cell>
          <table:table-cell table:formula="of:=([.B496]-[.B$4])/10^9" office:value-type="float" office:value="0.078441679">
            <text:p>0.078442</text:p>
          </table:table-cell>
          <table:table-cell table:formula="of:=[.C496]-[.C495]" office:value-type="float" office:value="0">
            <text:p>0.000000</text:p>
          </table:table-cell>
          <table:table-cell table:formula="of:=[.A496]-[.A495]" office:value-type="float" office:value="0.00000199999999495049">
            <text:p>0.000002</text:p>
          </table:table-cell>
          <table:table-cell office:value-type="string">
            <text:p>dmiss</text:p>
          </table:table-cell>
          <table:table-cell table:number-columns-repeated="2"/>
        </table:table-row>
        <table:table-row table:style-name="ro1">
          <table:table-cell office:value-type="float" office:value="1839.151321">
            <text:p>1839.151321</text:p>
          </table:table-cell>
          <table:table-cell office:value-type="float" office:value="10965209502730">
            <text:p>10965209502730</text:p>
          </table:table-cell>
          <table:table-cell table:formula="of:=([.B497]-[.B$4])/10^9" office:value-type="float" office:value="0.078441679">
            <text:p>0.078442</text:p>
          </table:table-cell>
          <table:table-cell table:formula="of:=[.C497]-[.C496]" office:value-type="float" office:value="0">
            <text:p>0.000000</text:p>
          </table:table-cell>
          <table:table-cell table:formula="of:=[.A497]-[.A496]" office:value-type="float" office:value="0.00000100000011116208">
            <text:p>0.000001</text:p>
          </table:table-cell>
          <table:table-cell office:value-type="string">
            <text:p>uses up its c_s; 10965209502730-10965208602466=900264</text:p>
          </table:table-cell>
          <table:table-cell table:number-columns-repeated="2"/>
        </table:table-row>
        <table:table-row table:style-name="ro1">
          <table:table-cell office:value-type="float" office:value="1839.151324">
            <text:p>1839.151324</text:p>
          </table:table-cell>
          <table:table-cell office:value-type="float" office:value="10965209502730">
            <text:p>10965209502730</text:p>
          </table:table-cell>
          <table:table-cell table:formula="of:=([.B498]-[.B$4])/10^9" office:value-type="float" office:value="0.078441679">
            <text:p>0.078442</text:p>
          </table:table-cell>
          <table:table-cell table:formula="of:=[.C498]-[.C497]" office:value-type="float" office:value="0">
            <text:p>0.000000</text:p>
          </table:table-cell>
          <table:table-cell table:formula="of:=[.A498]-[.A497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51325">
            <text:p>1839.151325</text:p>
          </table:table-cell>
          <table:table-cell office:value-type="float" office:value="10965209502730">
            <text:p>10965209502730</text:p>
          </table:table-cell>
          <table:table-cell table:formula="of:=([.B499]-[.B$4])/10^9" office:value-type="float" office:value="0.078441679">
            <text:p>0.078442</text:p>
          </table:table-cell>
          <table:table-cell table:formula="of:=[.C499]-[.C498]" office:value-type="float" office:value="0">
            <text:p>0.000000</text:p>
          </table:table-cell>
          <table:table-cell table:formula="of:=[.A499]-[.A498]" office:value-type="float" office:value="0.00000100000011116208">
            <text:p>0.000001</text:p>
          </table:table-cell>
          <table:table-cell office:value-type="string">
            <text:p>postpones its deadline to 10965211053642; c_s is topped up to 550912</text:p>
          </table:table-cell>
          <table:table-cell table:number-columns-repeated="2"/>
        </table:table-row>
        <table:table-row table:style-name="ro1">
          <table:table-cell office:value-type="float" office:value="1839.151326">
            <text:p>1839.151326</text:p>
          </table:table-cell>
          <table:table-cell office:value-type="float" office:value="10965209502730">
            <text:p>10965209502730</text:p>
          </table:table-cell>
          <table:table-cell table:formula="of:=([.B500]-[.B$4])/10^9" office:value-type="float" office:value="0.078441679">
            <text:p>0.078442</text:p>
          </table:table-cell>
          <table:table-cell table:formula="of:=[.C500]-[.C499]" office:value-type="float" office:value="0">
            <text:p>0.000000</text:p>
          </table:table-cell>
          <table:table-cell table:formula="of:=[.A500]-[.A499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51331">
            <text:p>1839.151331</text:p>
          </table:table-cell>
          <table:table-cell office:value-type="float" office:value="10965209502730">
            <text:p>10965209502730</text:p>
          </table:table-cell>
          <table:table-cell table:formula="of:=([.B501]-[.B$4])/10^9" office:value-type="float" office:value="0.078441679">
            <text:p>0.078442</text:p>
          </table:table-cell>
          <table:table-cell table:formula="of:=[.C501]-[.C500]" office:value-type="float" office:value="0">
            <text:p>0.000000</text:p>
          </table:table-cell>
          <table:table-cell table:formula="of:=[.A501]-[.A500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52795">
            <text:p>1839.152795</text:p>
          </table:table-cell>
          <table:table-cell office:value-type="float" office:value="10965210979397">
            <text:p>10965210979397</text:p>
          </table:table-cell>
          <table:table-cell table:formula="of:=([.B502]-[.B$4])/10^9" office:value-type="float" office:value="0.079918346">
            <text:p>0.079918</text:p>
          </table:table-cell>
          <table:table-cell table:formula="of:=[.C502]-[.C501]" office:value-type="float" office:value="0.001476667">
            <text:p>0.001477</text:p>
          </table:table-cell>
          <table:table-cell table:formula="of:=[.A502]-[.A501]" office:value-type="float" office:value="0.00146399999994173">
            <text:p>0.00146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52796">
            <text:p>1839.152796</text:p>
          </table:table-cell>
          <table:table-cell office:value-type="float" office:value="10965210979397">
            <text:p>10965210979397</text:p>
          </table:table-cell>
          <table:table-cell table:formula="of:=([.B503]-[.B$4])/10^9" office:value-type="float" office:value="0.079918346">
            <text:p>0.079918</text:p>
          </table:table-cell>
          <table:table-cell table:formula="of:=[.C503]-[.C502]" office:value-type="float" office:value="0">
            <text:p>0.000000</text:p>
          </table:table-cell>
          <table:table-cell table:formula="of:=[.A503]-[.A502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52802">
            <text:p>1839.152802</text:p>
          </table:table-cell>
          <table:table-cell office:value-type="float" office:value="10965210979397">
            <text:p>10965210979397</text:p>
          </table:table-cell>
          <table:table-cell table:formula="of:=([.B504]-[.B$4])/10^9" office:value-type="float" office:value="0.079918346">
            <text:p>0.079918</text:p>
          </table:table-cell>
          <table:table-cell table:formula="of:=[.C504]-[.C503]" office:value-type="float" office:value="0">
            <text:p>0.000000</text:p>
          </table:table-cell>
          <table:table-cell table:formula="of:=[.A504]-[.A503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52834">
            <text:p>1839.152834</text:p>
          </table:table-cell>
          <table:table-cell office:value-type="float" office:value="10965211019510">
            <text:p>10965211019510</text:p>
          </table:table-cell>
          <table:table-cell table:formula="of:=([.B505]-[.B$4])/10^9" office:value-type="float" office:value="0.079958459">
            <text:p>0.079958</text:p>
          </table:table-cell>
          <table:table-cell table:formula="of:=[.C505]-[.C504]" office:value-type="float" office:value="0.0000401129999999944">
            <text:p>0.000040</text:p>
          </table:table-cell>
          <table:table-cell table:formula="of:=[.A505]-[.A504]" office:value-type="float" office:value="0.0000319999999192078">
            <text:p>0.00003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152836">
            <text:p>1839.152836</text:p>
          </table:table-cell>
          <table:table-cell office:value-type="float" office:value="10965211019510">
            <text:p>10965211019510</text:p>
          </table:table-cell>
          <table:table-cell table:formula="of:=([.B506]-[.B$4])/10^9" office:value-type="float" office:value="0.079958459">
            <text:p>0.079958</text:p>
          </table:table-cell>
          <table:table-cell table:formula="of:=[.C506]-[.C505]" office:value-type="float" office:value="0">
            <text:p>0.000000</text:p>
          </table:table-cell>
          <table:table-cell table:formula="of:=[.A506]-[.A505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52867">
            <text:p>1839.152867</text:p>
          </table:table-cell>
          <table:table-cell office:value-type="float" office:value="10965211019510">
            <text:p>10965211019510</text:p>
          </table:table-cell>
          <table:table-cell table:formula="of:=([.B507]-[.B$4])/10^9" office:value-type="float" office:value="0.079958459">
            <text:p>0.079958</text:p>
          </table:table-cell>
          <table:table-cell table:formula="of:=[.C507]-[.C506]" office:value-type="float" office:value="0">
            <text:p>0.000000</text:p>
          </table:table-cell>
          <table:table-cell table:formula="of:=[.A507]-[.A506]" office:value-type="float" office:value="0.0000310000000354194">
            <text:p>0.00003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5287">
            <text:p>1839.152870</text:p>
          </table:table-cell>
          <table:table-cell office:value-type="float" office:value="10965211054404">
            <text:p>10965211054404</text:p>
          </table:table-cell>
          <table:table-cell table:formula="of:=([.B508]-[.B$4])/10^9" office:value-type="float" office:value="0.079993353">
            <text:p>0.079993</text:p>
          </table:table-cell>
          <table:table-cell table:formula="of:=[.C508]-[.C507]" office:value-type="float" office:value="0.0000348940000000075">
            <text:p>0.000035</text:p>
          </table:table-cell>
          <table:table-cell table:formula="of:=[.A508]-[.A507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52871">
            <text:p>1839.152871</text:p>
          </table:table-cell>
          <table:table-cell office:value-type="float" office:value="10965211054404">
            <text:p>10965211054404</text:p>
          </table:table-cell>
          <table:table-cell table:formula="of:=([.B509]-[.B$4])/10^9" office:value-type="float" office:value="0.079993353">
            <text:p>0.079993</text:p>
          </table:table-cell>
          <table:table-cell table:formula="of:=[.C509]-[.C508]" office:value-type="float" office:value="0">
            <text:p>0.000000</text:p>
          </table:table-cell>
          <table:table-cell table:formula="of:=[.A509]-[.A508]" office:value-type="float" office:value="0.00000100000011116208">
            <text:p>0.000001</text:p>
          </table:table-cell>
          <table:table-cell office:value-type="string">
            <text:p>d_s is renewed (r + D) to 10965213054404; c_s is fully topped up</text:p>
          </table:table-cell>
          <table:table-cell table:number-columns-repeated="2"/>
        </table:table-row>
        <table:table-row table:style-name="ro1">
          <table:table-cell office:value-type="float" office:value="1839.152875">
            <text:p>1839.152875</text:p>
          </table:table-cell>
          <table:table-cell office:value-type="float" office:value="10965211054404">
            <text:p>10965211054404</text:p>
          </table:table-cell>
          <table:table-cell table:formula="of:=([.B510]-[.B$4])/10^9" office:value-type="float" office:value="0.079993353">
            <text:p>0.079993</text:p>
          </table:table-cell>
          <table:table-cell table:formula="of:=[.C510]-[.C509]" office:value-type="float" office:value="0">
            <text:p>0.000000</text:p>
          </table:table-cell>
          <table:table-cell table:formula="of:=[.A510]-[.A509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52877">
            <text:p>1839.152877</text:p>
          </table:table-cell>
          <table:table-cell office:value-type="float" office:value="10965211054404">
            <text:p>10965211054404</text:p>
          </table:table-cell>
          <table:table-cell table:formula="of:=([.B511]-[.B$4])/10^9" office:value-type="float" office:value="0.079993353">
            <text:p>0.079993</text:p>
          </table:table-cell>
          <table:table-cell table:formula="of:=[.C511]-[.C510]" office:value-type="float" office:value="0">
            <text:p>0.000000</text:p>
          </table:table-cell>
          <table:table-cell table:formula="of:=[.A511]-[.A51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52878">
            <text:p>1839.152878</text:p>
          </table:table-cell>
          <table:table-cell office:value-type="float" office:value="10965211054404">
            <text:p>10965211054404</text:p>
          </table:table-cell>
          <table:table-cell table:formula="of:=([.B512]-[.B$4])/10^9" office:value-type="float" office:value="0.079993353">
            <text:p>0.079993</text:p>
          </table:table-cell>
          <table:table-cell table:formula="of:=[.C512]-[.C511]" office:value-type="float" office:value="0">
            <text:p>0.000000</text:p>
          </table:table-cell>
          <table:table-cell table:formula="of:=[.A512]-[.A511]" office:value-type="float" office:value="0.00000100000011116208">
            <text:p>0.000001</text:p>
          </table:table-cell>
          <table:table-cell/>
          <table:table-cell office:value-type="string">
            <text:p>514623 / 1761699 &lt;= 2000000 / 5000000</text:p>
          </table:table-cell>
          <table:table-cell/>
        </table:table-row>
        <table:table-row table:style-name="ro1">
          <table:table-cell office:value-type="float" office:value="1839.152878">
            <text:p>1839.152878</text:p>
          </table:table-cell>
          <table:table-cell office:value-type="float" office:value="10965211054404">
            <text:p>10965211054404</text:p>
          </table:table-cell>
          <table:table-cell table:formula="of:=([.B513]-[.B$4])/10^9" office:value-type="float" office:value="0.079993353">
            <text:p>0.079993</text:p>
          </table:table-cell>
          <table:table-cell table:formula="of:=[.C513]-[.C512]" office:value-type="float" office:value="0">
            <text:p>0.000000</text:p>
          </table:table-cell>
          <table:table-cell table:formula="of:=[.A513]-[.A512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52881">
            <text:p>1839.152881</text:p>
          </table:table-cell>
          <table:table-cell office:value-type="float" office:value="10965211054404">
            <text:p>10965211054404</text:p>
          </table:table-cell>
          <table:table-cell table:formula="of:=([.B514]-[.B$4])/10^9" office:value-type="float" office:value="0.079993353">
            <text:p>0.079993</text:p>
          </table:table-cell>
          <table:table-cell table:formula="of:=[.C514]-[.C513]" office:value-type="float" office:value="0">
            <text:p>0.000000</text:p>
          </table:table-cell>
          <table:table-cell table:formula="of:=[.A514]-[.A513]" office:value-type="float" office:value="0.00000299999987873889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152883">
            <text:p>1839.152883</text:p>
          </table:table-cell>
          <table:table-cell office:value-type="float" office:value="10965211054404">
            <text:p>10965211054404</text:p>
          </table:table-cell>
          <table:table-cell table:formula="of:=([.B515]-[.B$4])/10^9" office:value-type="float" office:value="0.079993353">
            <text:p>0.079993</text:p>
          </table:table-cell>
          <table:table-cell table:formula="of:=[.C515]-[.C514]" office:value-type="float" office:value="0">
            <text:p>0.000000</text:p>
          </table:table-cell>
          <table:table-cell table:formula="of:=[.A515]-[.A51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52884">
            <text:p>1839.152884</text:p>
          </table:table-cell>
          <table:table-cell office:value-type="float" office:value="10965211054404">
            <text:p>10965211054404</text:p>
          </table:table-cell>
          <table:table-cell table:formula="of:=([.B516]-[.B$4])/10^9" office:value-type="float" office:value="0.079993353">
            <text:p>0.079993</text:p>
          </table:table-cell>
          <table:table-cell table:formula="of:=[.C516]-[.C515]" office:value-type="float" office:value="0">
            <text:p>0.000000</text:p>
          </table:table-cell>
          <table:table-cell table:formula="of:=[.A516]-[.A515]" office:value-type="float" office:value="0.00000100000011116208">
            <text:p>0.000001</text:p>
          </table:table-cell>
          <table:table-cell table:number-columns-repeated="2"/>
          <table:table-cell office:value-type="string">
            <text:p>2437452 / 4038802 &gt; 3000000 / 7000000</text:p>
          </table:table-cell>
        </table:table-row>
        <table:table-row table:style-name="ro1">
          <table:table-cell office:value-type="float" office:value="1839.152885">
            <text:p>1839.152885</text:p>
          </table:table-cell>
          <table:table-cell office:value-type="float" office:value="10965211054404">
            <text:p>10965211054404</text:p>
          </table:table-cell>
          <table:table-cell table:formula="of:=([.B517]-[.B$4])/10^9" office:value-type="float" office:value="0.079993353">
            <text:p>0.079993</text:p>
          </table:table-cell>
          <table:table-cell table:formula="of:=[.C517]-[.C516]" office:value-type="float" office:value="0">
            <text:p>0.000000</text:p>
          </table:table-cell>
          <table:table-cell table:formula="of:=[.A517]-[.A516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218054404; c_s is fully topped up</text:p>
          </table:table-cell>
        </table:table-row>
        <table:table-row table:style-name="ro1">
          <table:table-cell office:value-type="float" office:value="1839.152901">
            <text:p>1839.152901</text:p>
          </table:table-cell>
          <table:table-cell office:value-type="float" office:value="10965211054404">
            <text:p>10965211054404</text:p>
          </table:table-cell>
          <table:table-cell table:formula="of:=([.B518]-[.B$4])/10^9" office:value-type="float" office:value="0.079993353">
            <text:p>0.079993</text:p>
          </table:table-cell>
          <table:table-cell table:formula="of:=[.C518]-[.C517]" office:value-type="float" office:value="0">
            <text:p>0.000000</text:p>
          </table:table-cell>
          <table:table-cell table:formula="of:=[.A518]-[.A517]" office:value-type="float" office:value="0.0000159999999596039">
            <text:p>0.000016</text:p>
          </table:table-cell>
          <table:table-cell/>
          <table:table-cell office:value-type="string">
            <text:p>is pick_next_task_dl-ed by multiload-apple (1787)</text:p>
          </table:table-cell>
          <table:table-cell/>
        </table:table-row>
        <table:table-row table:style-name="ro1">
          <table:table-cell office:value-type="float" office:value="1839.153417">
            <text:p>1839.153417</text:p>
          </table:table-cell>
          <table:table-cell office:value-type="float" office:value="10965211601203">
            <text:p>10965211601203</text:p>
          </table:table-cell>
          <table:table-cell table:formula="of:=([.B519]-[.B$4])/10^9" office:value-type="float" office:value="0.080540152">
            <text:p>0.080540</text:p>
          </table:table-cell>
          <table:table-cell table:formula="of:=[.C519]-[.C518]" office:value-type="float" office:value="0.000546799000000001">
            <text:p>0.000547</text:p>
          </table:table-cell>
          <table:table-cell table:formula="of:=[.A519]-[.A518]" office:value-type="float" office:value="0.000516000000061467">
            <text:p>0.00051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53418">
            <text:p>1839.153418</text:p>
          </table:table-cell>
          <table:table-cell office:value-type="float" office:value="10965211601203">
            <text:p>10965211601203</text:p>
          </table:table-cell>
          <table:table-cell table:formula="of:=([.B520]-[.B$4])/10^9" office:value-type="float" office:value="0.080540152">
            <text:p>0.080540</text:p>
          </table:table-cell>
          <table:table-cell table:formula="of:=[.C520]-[.C519]" office:value-type="float" office:value="0">
            <text:p>0.000000</text:p>
          </table:table-cell>
          <table:table-cell table:formula="of:=[.A520]-[.A519]" office:value-type="float" office:value="0.00000100000011116208">
            <text:p>0.000001</text:p>
          </table:table-cell>
          <table:table-cell/>
          <table:table-cell office:value-type="string">
            <text:p>uses up its c_s; 10965211601203-10965211054404=546799</text:p>
          </table:table-cell>
          <table:table-cell/>
        </table:table-row>
        <table:table-row table:style-name="ro1">
          <table:table-cell office:value-type="float" office:value="1839.153429">
            <text:p>1839.153429</text:p>
          </table:table-cell>
          <table:table-cell office:value-type="float" office:value="10965211613278">
            <text:p>10965211613278</text:p>
          </table:table-cell>
          <table:table-cell table:formula="of:=([.B521]-[.B$4])/10^9" office:value-type="float" office:value="0.080552227">
            <text:p>0.080552</text:p>
          </table:table-cell>
          <table:table-cell table:formula="of:=[.C521]-[.C520]" office:value-type="float" office:value="0.0000120750000000003">
            <text:p>0.000012</text:p>
          </table:table-cell>
          <table:table-cell table:formula="of:=[.A521]-[.A520]" office:value-type="float" office:value="0.0000109999998585408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53434">
            <text:p>1839.153434</text:p>
          </table:table-cell>
          <table:table-cell office:value-type="float" office:value="10965211613278">
            <text:p>10965211613278</text:p>
          </table:table-cell>
          <table:table-cell table:formula="of:=([.B522]-[.B$4])/10^9" office:value-type="float" office:value="0.080552227">
            <text:p>0.080552</text:p>
          </table:table-cell>
          <table:table-cell table:formula="of:=[.C522]-[.C521]" office:value-type="float" office:value="0">
            <text:p>0.000000</text:p>
          </table:table-cell>
          <table:table-cell table:formula="of:=[.A522]-[.A521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53439">
            <text:p>1839.153439</text:p>
          </table:table-cell>
          <table:table-cell office:value-type="float" office:value="10965211624550">
            <text:p>10965211624550</text:p>
          </table:table-cell>
          <table:table-cell table:formula="of:=([.B523]-[.B$4])/10^9" office:value-type="float" office:value="0.080563499">
            <text:p>0.080563</text:p>
          </table:table-cell>
          <table:table-cell table:formula="of:=[.C523]-[.C522]" office:value-type="float" office:value="0.0000112719999999927">
            <text:p>0.000011</text:p>
          </table:table-cell>
          <table:table-cell table:formula="of:=[.A523]-[.A522]" office:value-type="float" office:value="0.00000499999987368938">
            <text:p>0.000005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53444">
            <text:p>1839.153444</text:p>
          </table:table-cell>
          <table:table-cell office:value-type="float" office:value="10965211624550">
            <text:p>10965211624550</text:p>
          </table:table-cell>
          <table:table-cell table:formula="of:=([.B524]-[.B$4])/10^9" office:value-type="float" office:value="0.080563499">
            <text:p>0.080563</text:p>
          </table:table-cell>
          <table:table-cell table:formula="of:=[.C524]-[.C523]" office:value-type="float" office:value="0">
            <text:p>0.000000</text:p>
          </table:table-cell>
          <table:table-cell table:formula="of:=[.A524]-[.A523]" office:value-type="float" office:value="0.00000500000010106305">
            <text:p>0.000005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839.154378">
            <text:p>1839.154378</text:p>
          </table:table-cell>
          <table:table-cell office:value-type="float" office:value="10965212570957">
            <text:p>10965212570957</text:p>
          </table:table-cell>
          <table:table-cell table:formula="of:=([.B525]-[.B$4])/10^9" office:value-type="float" office:value="0.081509906">
            <text:p>0.081510</text:p>
          </table:table-cell>
          <table:table-cell table:formula="of:=[.C525]-[.C524]" office:value-type="float" office:value="0.000946406999999996">
            <text:p>0.000946</text:p>
          </table:table-cell>
          <table:table-cell table:formula="of:=[.A525]-[.A524]" office:value-type="float" office:value="0.000933999999915613">
            <text:p>0.00093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54379">
            <text:p>1839.154379</text:p>
          </table:table-cell>
          <table:table-cell office:value-type="float" office:value="10965212570957">
            <text:p>10965212570957</text:p>
          </table:table-cell>
          <table:table-cell table:formula="of:=([.B526]-[.B$4])/10^9" office:value-type="float" office:value="0.081509906">
            <text:p>0.081510</text:p>
          </table:table-cell>
          <table:table-cell table:formula="of:=[.C526]-[.C525]" office:value-type="float" office:value="0">
            <text:p>0.000000</text:p>
          </table:table-cell>
          <table:table-cell table:formula="of:=[.A526]-[.A525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54385">
            <text:p>1839.154385</text:p>
          </table:table-cell>
          <table:table-cell office:value-type="float" office:value="10965212570957">
            <text:p>10965212570957</text:p>
          </table:table-cell>
          <table:table-cell table:formula="of:=([.B527]-[.B$4])/10^9" office:value-type="float" office:value="0.081509906">
            <text:p>0.081510</text:p>
          </table:table-cell>
          <table:table-cell table:formula="of:=[.C527]-[.C526]" office:value-type="float" office:value="0">
            <text:p>0.000000</text:p>
          </table:table-cell>
          <table:table-cell table:formula="of:=[.A527]-[.A526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154638">
            <text:p>1839.154638</text:p>
          </table:table-cell>
          <table:table-cell office:value-type="float" office:value="10965212570957">
            <text:p>10965212570957</text:p>
          </table:table-cell>
          <table:table-cell table:formula="of:=([.B528]-[.B$4])/10^9" office:value-type="float" office:value="0.081509906">
            <text:p>0.081510</text:p>
          </table:table-cell>
          <table:table-cell table:formula="of:=[.C528]-[.C527]" office:value-type="float" office:value="0">
            <text:p>0.000000</text:p>
          </table:table-cell>
          <table:table-cell table:formula="of:=[.A528]-[.A527]" office:value-type="float" office:value="0.000252999999929671">
            <text:p>0.00025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54639">
            <text:p>1839.154639</text:p>
          </table:table-cell>
          <table:table-cell office:value-type="float" office:value="10965212570957">
            <text:p>10965212570957</text:p>
          </table:table-cell>
          <table:table-cell table:formula="of:=([.B529]-[.B$4])/10^9" office:value-type="float" office:value="0.081509906">
            <text:p>0.081510</text:p>
          </table:table-cell>
          <table:table-cell table:formula="of:=[.C529]-[.C528]" office:value-type="float" office:value="0">
            <text:p>0.000000</text:p>
          </table:table-cell>
          <table:table-cell table:formula="of:=[.A529]-[.A528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5464">
            <text:p>1839.154640</text:p>
          </table:table-cell>
          <table:table-cell office:value-type="float" office:value="10965212570957">
            <text:p>10965212570957</text:p>
          </table:table-cell>
          <table:table-cell table:formula="of:=([.B530]-[.B$4])/10^9" office:value-type="float" office:value="0.081509906">
            <text:p>0.081510</text:p>
          </table:table-cell>
          <table:table-cell table:formula="of:=[.C530]-[.C529]" office:value-type="float" office:value="0">
            <text:p>0.000000</text:p>
          </table:table-cell>
          <table:table-cell table:formula="of:=[.A530]-[.A529]" office:value-type="float" office:value="0.000000999999883788405">
            <text:p>0.000001</text:p>
          </table:table-cell>
          <table:table-cell/>
          <table:table-cell office:value-type="string">
            <text:p>postpones its deadline to 10965217816103; c_s is topped up to 1967824</text:p>
          </table:table-cell>
          <table:table-cell/>
        </table:table-row>
        <table:table-row table:style-name="ro1">
          <table:table-cell office:value-type="float" office:value="1839.154642">
            <text:p>1839.154642</text:p>
          </table:table-cell>
          <table:table-cell office:value-type="float" office:value="10965212570957">
            <text:p>10965212570957</text:p>
          </table:table-cell>
          <table:table-cell table:formula="of:=([.B531]-[.B$4])/10^9" office:value-type="float" office:value="0.081509906">
            <text:p>0.081510</text:p>
          </table:table-cell>
          <table:table-cell table:formula="of:=[.C531]-[.C530]" office:value-type="float" office:value="0">
            <text:p>0.000000</text:p>
          </table:table-cell>
          <table:table-cell table:formula="of:=[.A531]-[.A53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54649">
            <text:p>1839.154649</text:p>
          </table:table-cell>
          <table:table-cell office:value-type="float" office:value="10965212842456">
            <text:p>10965212842456</text:p>
          </table:table-cell>
          <table:table-cell table:formula="of:=([.B532]-[.B$4])/10^9" office:value-type="float" office:value="0.081781405">
            <text:p>0.081781</text:p>
          </table:table-cell>
          <table:table-cell table:formula="of:=[.C532]-[.C531]" office:value-type="float" office:value="0.000271499000000008">
            <text:p>0.000271</text:p>
          </table:table-cell>
          <table:table-cell table:formula="of:=[.A532]-[.A531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54657">
            <text:p>1839.154657</text:p>
          </table:table-cell>
          <table:table-cell office:value-type="float" office:value="10965212842456">
            <text:p>10965212842456</text:p>
          </table:table-cell>
          <table:table-cell table:formula="of:=([.B533]-[.B$4])/10^9" office:value-type="float" office:value="0.081781405">
            <text:p>0.081781</text:p>
          </table:table-cell>
          <table:table-cell table:formula="of:=[.C533]-[.C532]" office:value-type="float" office:value="0">
            <text:p>0.000000</text:p>
          </table:table-cell>
          <table:table-cell table:formula="of:=[.A533]-[.A532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56043">
            <text:p>1839.156043</text:p>
          </table:table-cell>
          <table:table-cell office:value-type="float" office:value="10965214236345">
            <text:p>10965214236345</text:p>
          </table:table-cell>
          <table:table-cell table:formula="of:=([.B534]-[.B$4])/10^9" office:value-type="float" office:value="0.083175294">
            <text:p>0.083175</text:p>
          </table:table-cell>
          <table:table-cell table:formula="of:=[.C534]-[.C533]" office:value-type="float" office:value="0.001393889">
            <text:p>0.001394</text:p>
          </table:table-cell>
          <table:table-cell table:formula="of:=[.A534]-[.A533]" office:value-type="float" office:value="0.00138599999991129">
            <text:p>0.00138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56044">
            <text:p>1839.156044</text:p>
          </table:table-cell>
          <table:table-cell office:value-type="float" office:value="10965214236345">
            <text:p>10965214236345</text:p>
          </table:table-cell>
          <table:table-cell table:formula="of:=([.B535]-[.B$4])/10^9" office:value-type="float" office:value="0.083175294">
            <text:p>0.083175</text:p>
          </table:table-cell>
          <table:table-cell table:formula="of:=[.C535]-[.C534]" office:value-type="float" office:value="0">
            <text:p>0.000000</text:p>
          </table:table-cell>
          <table:table-cell table:formula="of:=[.A535]-[.A534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56049">
            <text:p>1839.156049</text:p>
          </table:table-cell>
          <table:table-cell office:value-type="float" office:value="10965214236345">
            <text:p>10965214236345</text:p>
          </table:table-cell>
          <table:table-cell table:formula="of:=([.B536]-[.B$4])/10^9" office:value-type="float" office:value="0.083175294">
            <text:p>0.083175</text:p>
          </table:table-cell>
          <table:table-cell table:formula="of:=[.C536]-[.C535]" office:value-type="float" office:value="0">
            <text:p>0.000000</text:p>
          </table:table-cell>
          <table:table-cell table:formula="of:=[.A536]-[.A53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56917">
            <text:p>1839.156917</text:p>
          </table:table-cell>
          <table:table-cell office:value-type="float" office:value="10965214236345">
            <text:p>10965214236345</text:p>
          </table:table-cell>
          <table:table-cell table:formula="of:=([.B537]-[.B$4])/10^9" office:value-type="float" office:value="0.083175294">
            <text:p>0.083175</text:p>
          </table:table-cell>
          <table:table-cell table:formula="of:=[.C537]-[.C536]" office:value-type="float" office:value="0">
            <text:p>0.000000</text:p>
          </table:table-cell>
          <table:table-cell table:formula="of:=[.A537]-[.A536]" office:value-type="float" office:value="0.000868000000082247">
            <text:p>0.00086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56919">
            <text:p>1839.156919</text:p>
          </table:table-cell>
          <table:table-cell office:value-type="float" office:value="10965215112740">
            <text:p>10965215112740</text:p>
          </table:table-cell>
          <table:table-cell table:formula="of:=([.B538]-[.B$4])/10^9" office:value-type="float" office:value="0.084051689">
            <text:p>0.084052</text:p>
          </table:table-cell>
          <table:table-cell table:formula="of:=[.C538]-[.C537]" office:value-type="float" office:value="0.000876395000000002">
            <text:p>0.000876</text:p>
          </table:table-cell>
          <table:table-cell table:formula="of:=[.A538]-[.A53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5692">
            <text:p>1839.156920</text:p>
          </table:table-cell>
          <table:table-cell office:value-type="float" office:value="10965215112740">
            <text:p>10965215112740</text:p>
          </table:table-cell>
          <table:table-cell table:formula="of:=([.B539]-[.B$4])/10^9" office:value-type="float" office:value="0.084051689">
            <text:p>0.084052</text:p>
          </table:table-cell>
          <table:table-cell table:formula="of:=[.C539]-[.C538]" office:value-type="float" office:value="0">
            <text:p>0.000000</text:p>
          </table:table-cell>
          <table:table-cell table:formula="of:=[.A539]-[.A538]" office:value-type="float" office:value="0.000000999999883788405">
            <text:p>0.000001</text:p>
          </table:table-cell>
          <table:table-cell office:value-type="string">
            <text:p>d_s is renewed (r + D) to 10965217112740; c_s is fully topped up</text:p>
          </table:table-cell>
          <table:table-cell table:number-columns-repeated="2"/>
        </table:table-row>
        <table:table-row table:style-name="ro1">
          <table:table-cell office:value-type="float" office:value="1839.156922">
            <text:p>1839.156922</text:p>
          </table:table-cell>
          <table:table-cell office:value-type="float" office:value="10965215112740">
            <text:p>10965215112740</text:p>
          </table:table-cell>
          <table:table-cell table:formula="of:=([.B540]-[.B$4])/10^9" office:value-type="float" office:value="0.084051689">
            <text:p>0.084052</text:p>
          </table:table-cell>
          <table:table-cell table:formula="of:=[.C540]-[.C539]" office:value-type="float" office:value="0">
            <text:p>0.000000</text:p>
          </table:table-cell>
          <table:table-cell table:formula="of:=[.A540]-[.A539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156929">
            <text:p>1839.156929</text:p>
          </table:table-cell>
          <table:table-cell office:value-type="float" office:value="10965215122720">
            <text:p>10965215122720</text:p>
          </table:table-cell>
          <table:table-cell table:formula="of:=([.B541]-[.B$4])/10^9" office:value-type="float" office:value="0.084061669">
            <text:p>0.084062</text:p>
          </table:table-cell>
          <table:table-cell table:formula="of:=[.C541]-[.C540]" office:value-type="float" office:value="0.00000998000000000665">
            <text:p>0.000010</text:p>
          </table:table-cell>
          <table:table-cell table:formula="of:=[.A541]-[.A540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56935">
            <text:p>1839.156935</text:p>
          </table:table-cell>
          <table:table-cell office:value-type="float" office:value="10965215122720">
            <text:p>10965215122720</text:p>
          </table:table-cell>
          <table:table-cell table:formula="of:=([.B542]-[.B$4])/10^9" office:value-type="float" office:value="0.084061669">
            <text:p>0.084062</text:p>
          </table:table-cell>
          <table:table-cell table:formula="of:=[.C542]-[.C541]" office:value-type="float" office:value="0">
            <text:p>0.000000</text:p>
          </table:table-cell>
          <table:table-cell table:formula="of:=[.A542]-[.A541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157855">
            <text:p>1839.157855</text:p>
          </table:table-cell>
          <table:table-cell office:value-type="float" office:value="10965216016558">
            <text:p>10965216016558</text:p>
          </table:table-cell>
          <table:table-cell table:formula="of:=([.B543]-[.B$4])/10^9" office:value-type="float" office:value="0.084955507">
            <text:p>0.084956</text:p>
          </table:table-cell>
          <table:table-cell table:formula="of:=[.C543]-[.C542]" office:value-type="float" office:value="0.000893837999999994">
            <text:p>0.000894</text:p>
          </table:table-cell>
          <table:table-cell table:formula="of:=[.A543]-[.A542]" office:value-type="float" office:value="0.00091999999995096">
            <text:p>0.00092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57857">
            <text:p>1839.157857</text:p>
          </table:table-cell>
          <table:table-cell office:value-type="float" office:value="10965216059433">
            <text:p>10965216059433</text:p>
          </table:table-cell>
          <table:table-cell table:formula="of:=([.B544]-[.B$4])/10^9" office:value-type="float" office:value="0.084998382">
            <text:p>0.084998</text:p>
          </table:table-cell>
          <table:table-cell table:formula="of:=[.C544]-[.C543]" office:value-type="float" office:value="0.0000428749999999978">
            <text:p>0.000043</text:p>
          </table:table-cell>
          <table:table-cell table:formula="of:=[.A544]-[.A54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57859">
            <text:p>1839.157859</text:p>
          </table:table-cell>
          <table:table-cell office:value-type="float" office:value="10965216059433">
            <text:p>10965216059433</text:p>
          </table:table-cell>
          <table:table-cell table:formula="of:=([.B545]-[.B$4])/10^9" office:value-type="float" office:value="0.084998382">
            <text:p>0.084998</text:p>
          </table:table-cell>
          <table:table-cell table:formula="of:=[.C545]-[.C544]" office:value-type="float" office:value="0">
            <text:p>0.000000</text:p>
          </table:table-cell>
          <table:table-cell table:formula="of:=[.A545]-[.A544]" office:value-type="float" office:value="0.00000199999999495049">
            <text:p>0.000002</text:p>
          </table:table-cell>
          <table:table-cell/>
          <table:table-cell office:value-type="string">
            <text:p>573935 / 1756670 &lt;= 2000000 / 5000000</text:p>
          </table:table-cell>
          <table:table-cell/>
        </table:table-row>
        <table:table-row table:style-name="ro1">
          <table:table-cell office:value-type="float" office:value="1839.157859">
            <text:p>1839.157859</text:p>
          </table:table-cell>
          <table:table-cell office:value-type="float" office:value="10965216059433">
            <text:p>10965216059433</text:p>
          </table:table-cell>
          <table:table-cell table:formula="of:=([.B546]-[.B$4])/10^9" office:value-type="float" office:value="0.084998382">
            <text:p>0.084998</text:p>
          </table:table-cell>
          <table:table-cell table:formula="of:=[.C546]-[.C545]" office:value-type="float" office:value="0">
            <text:p>0.000000</text:p>
          </table:table-cell>
          <table:table-cell table:formula="of:=[.A546]-[.A545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57866">
            <text:p>1839.157866</text:p>
          </table:table-cell>
          <table:table-cell office:value-type="float" office:value="10965216067756">
            <text:p>10965216067756</text:p>
          </table:table-cell>
          <table:table-cell table:formula="of:=([.B547]-[.B$4])/10^9" office:value-type="float" office:value="0.085006705">
            <text:p>0.085007</text:p>
          </table:table-cell>
          <table:table-cell table:formula="of:=[.C547]-[.C546]" office:value-type="float" office:value="0.00000832300000000452">
            <text:p>0.000008</text:p>
          </table:table-cell>
          <table:table-cell table:formula="of:=[.A547]-[.A546]" office:value-type="float" office:value="0.00000700000009601354">
            <text:p>0.0000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57867">
            <text:p>1839.157867</text:p>
          </table:table-cell>
          <table:table-cell office:value-type="float" office:value="10965216067756">
            <text:p>10965216067756</text:p>
          </table:table-cell>
          <table:table-cell table:formula="of:=([.B548]-[.B$4])/10^9" office:value-type="float" office:value="0.085006705">
            <text:p>0.085007</text:p>
          </table:table-cell>
          <table:table-cell table:formula="of:=[.C548]-[.C547]" office:value-type="float" office:value="0">
            <text:p>0.000000</text:p>
          </table:table-cell>
          <table:table-cell table:formula="of:=[.A548]-[.A547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57875">
            <text:p>1839.157875</text:p>
          </table:table-cell>
          <table:table-cell office:value-type="float" office:value="10965216067756">
            <text:p>10965216067756</text:p>
          </table:table-cell>
          <table:table-cell table:formula="of:=([.B549]-[.B$4])/10^9" office:value-type="float" office:value="0.085006705">
            <text:p>0.085007</text:p>
          </table:table-cell>
          <table:table-cell table:formula="of:=[.C549]-[.C548]" office:value-type="float" office:value="0">
            <text:p>0.000000</text:p>
          </table:table-cell>
          <table:table-cell table:formula="of:=[.A549]-[.A548]" office:value-type="float" office:value="0.00000800000020717562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5845">
            <text:p>1839.158450</text:p>
          </table:table-cell>
          <table:table-cell office:value-type="float" office:value="10965216651004">
            <text:p>10965216651004</text:p>
          </table:table-cell>
          <table:table-cell table:formula="of:=([.B550]-[.B$4])/10^9" office:value-type="float" office:value="0.085589953">
            <text:p>0.085590</text:p>
          </table:table-cell>
          <table:table-cell table:formula="of:=[.C550]-[.C549]" office:value-type="float" office:value="0.000583247999999995">
            <text:p>0.000583</text:p>
          </table:table-cell>
          <table:table-cell table:formula="of:=[.A550]-[.A549]" office:value-type="float" office:value="0.00057499999979882">
            <text:p>0.00057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58451">
            <text:p>1839.158451</text:p>
          </table:table-cell>
          <table:table-cell office:value-type="float" office:value="10965216651004">
            <text:p>10965216651004</text:p>
          </table:table-cell>
          <table:table-cell table:formula="of:=([.B551]-[.B$4])/10^9" office:value-type="float" office:value="0.085589953">
            <text:p>0.085590</text:p>
          </table:table-cell>
          <table:table-cell table:formula="of:=[.C551]-[.C550]" office:value-type="float" office:value="0">
            <text:p>0.000000</text:p>
          </table:table-cell>
          <table:table-cell table:formula="of:=[.A551]-[.A550]" office:value-type="float" office:value="0.00000100000011116208">
            <text:p>0.000001</text:p>
          </table:table-cell>
          <table:table-cell/>
          <table:table-cell office:value-type="string">
            <text:p>uses up its c_s; 10965216651004-10965216067756=583248</text:p>
          </table:table-cell>
          <table:table-cell/>
        </table:table-row>
        <table:table-row table:style-name="ro1">
          <table:table-cell office:value-type="float" office:value="1839.158464">
            <text:p>1839.158464</text:p>
          </table:table-cell>
          <table:table-cell office:value-type="float" office:value="10965216666070">
            <text:p>10965216666070</text:p>
          </table:table-cell>
          <table:table-cell table:formula="of:=([.B552]-[.B$4])/10^9" office:value-type="float" office:value="0.085605019">
            <text:p>0.085605</text:p>
          </table:table-cell>
          <table:table-cell table:formula="of:=[.C552]-[.C551]" office:value-type="float" office:value="0.000015066000000008">
            <text:p>0.000015</text:p>
          </table:table-cell>
          <table:table-cell table:formula="of:=[.A552]-[.A551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58469">
            <text:p>1839.158469</text:p>
          </table:table-cell>
          <table:table-cell office:value-type="float" office:value="10965216666070">
            <text:p>10965216666070</text:p>
          </table:table-cell>
          <table:table-cell table:formula="of:=([.B553]-[.B$4])/10^9" office:value-type="float" office:value="0.085605019">
            <text:p>0.085605</text:p>
          </table:table-cell>
          <table:table-cell table:formula="of:=[.C553]-[.C552]" office:value-type="float" office:value="0">
            <text:p>0.000000</text:p>
          </table:table-cell>
          <table:table-cell table:formula="of:=[.A553]-[.A55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59622">
            <text:p>1839.159622</text:p>
          </table:table-cell>
          <table:table-cell office:value-type="float" office:value="10965216666070">
            <text:p>10965216666070</text:p>
          </table:table-cell>
          <table:table-cell table:formula="of:=([.B554]-[.B$4])/10^9" office:value-type="float" office:value="0.085605019">
            <text:p>0.085605</text:p>
          </table:table-cell>
          <table:table-cell table:formula="of:=[.C554]-[.C553]" office:value-type="float" office:value="0">
            <text:p>0.000000</text:p>
          </table:table-cell>
          <table:table-cell table:formula="of:=[.A554]-[.A553]" office:value-type="float" office:value="0.00115299999993113">
            <text:p>0.00115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59623">
            <text:p>1839.159623</text:p>
          </table:table-cell>
          <table:table-cell office:value-type="float" office:value="10965216666070">
            <text:p>10965216666070</text:p>
          </table:table-cell>
          <table:table-cell table:formula="of:=([.B555]-[.B$4])/10^9" office:value-type="float" office:value="0.085605019">
            <text:p>0.085605</text:p>
          </table:table-cell>
          <table:table-cell table:formula="of:=[.C555]-[.C554]" office:value-type="float" office:value="0">
            <text:p>0.000000</text:p>
          </table:table-cell>
          <table:table-cell table:formula="of:=[.A555]-[.A554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59624">
            <text:p>1839.159624</text:p>
          </table:table-cell>
          <table:table-cell office:value-type="float" office:value="10965216666070">
            <text:p>10965216666070</text:p>
          </table:table-cell>
          <table:table-cell table:formula="of:=([.B556]-[.B$4])/10^9" office:value-type="float" office:value="0.085605019">
            <text:p>0.085605</text:p>
          </table:table-cell>
          <table:table-cell table:formula="of:=[.C556]-[.C555]" office:value-type="float" office:value="0">
            <text:p>0.000000</text:p>
          </table:table-cell>
          <table:table-cell table:formula="of:=[.A556]-[.A555]" office:value-type="float" office:value="0.000000999999883788405">
            <text:p>0.000001</text:p>
          </table:table-cell>
          <table:table-cell/>
          <table:table-cell office:value-type="string">
            <text:p>postpones its deadline to 10965222816103; c_s is topped up to 1990687</text:p>
          </table:table-cell>
          <table:table-cell/>
        </table:table-row>
        <table:table-row table:style-name="ro1">
          <table:table-cell office:value-type="float" office:value="1839.160313">
            <text:p>1839.160313</text:p>
          </table:table-cell>
          <table:table-cell office:value-type="float" office:value="10965218514103">
            <text:p>10965218514103</text:p>
          </table:table-cell>
          <table:table-cell table:formula="of:=([.B557]-[.B$4])/10^9" office:value-type="float" office:value="0.087453052">
            <text:p>0.087453</text:p>
          </table:table-cell>
          <table:table-cell table:formula="of:=[.C557]-[.C556]" office:value-type="float" office:value="0.001848033">
            <text:p>0.001848</text:p>
          </table:table-cell>
          <table:table-cell table:formula="of:=[.A557]-[.A556]" office:value-type="float" office:value="0.000689000000193118">
            <text:p>0.000689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839.160314">
            <text:p>1839.160314</text:p>
          </table:table-cell>
          <table:table-cell office:value-type="float" office:value="10965218514103">
            <text:p>10965218514103</text:p>
          </table:table-cell>
          <table:table-cell table:formula="of:=([.B558]-[.B$4])/10^9" office:value-type="float" office:value="0.087453052">
            <text:p>0.087453</text:p>
          </table:table-cell>
          <table:table-cell table:formula="of:=[.C558]-[.C557]" office:value-type="float" office:value="0">
            <text:p>0.000000</text:p>
          </table:table-cell>
          <table:table-cell table:formula="of:=[.A558]-[.A557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10965218514103-10965216666070=1848033</text:p>
          </table:table-cell>
        </table:table-row>
        <table:table-row table:style-name="ro1">
          <table:table-cell office:value-type="float" office:value="1839.160317">
            <text:p>1839.160317</text:p>
          </table:table-cell>
          <table:table-cell office:value-type="float" office:value="10965218514103">
            <text:p>10965218514103</text:p>
          </table:table-cell>
          <table:table-cell table:formula="of:=([.B559]-[.B$4])/10^9" office:value-type="float" office:value="0.087453052">
            <text:p>0.087453</text:p>
          </table:table-cell>
          <table:table-cell table:formula="of:=[.C559]-[.C558]" office:value-type="float" office:value="0">
            <text:p>0.000000</text:p>
          </table:table-cell>
          <table:table-cell table:formula="of:=[.A559]-[.A558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60318">
            <text:p>1839.160318</text:p>
          </table:table-cell>
          <table:table-cell office:value-type="float" office:value="10965218514103">
            <text:p>10965218514103</text:p>
          </table:table-cell>
          <table:table-cell table:formula="of:=([.B560]-[.B$4])/10^9" office:value-type="float" office:value="0.087453052">
            <text:p>0.087453</text:p>
          </table:table-cell>
          <table:table-cell table:formula="of:=[.C560]-[.C559]" office:value-type="float" office:value="0">
            <text:p>0.000000</text:p>
          </table:table-cell>
          <table:table-cell table:formula="of:=[.A560]-[.A559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10965225054404; c_s is topped up to 2534394</text:p>
          </table:table-cell>
        </table:table-row>
        <table:table-row table:style-name="ro1">
          <table:table-cell office:value-type="float" office:value="1839.160329">
            <text:p>1839.160329</text:p>
          </table:table-cell>
          <table:table-cell office:value-type="float" office:value="10965218531313">
            <text:p>10965218531313</text:p>
          </table:table-cell>
          <table:table-cell table:formula="of:=([.B561]-[.B$4])/10^9" office:value-type="float" office:value="0.087470262">
            <text:p>0.087470</text:p>
          </table:table-cell>
          <table:table-cell table:formula="of:=[.C561]-[.C560]" office:value-type="float" office:value="0.0000172099999999897">
            <text:p>0.000017</text:p>
          </table:table-cell>
          <table:table-cell table:formula="of:=[.A561]-[.A560]" office:value-type="float" office:value="0.0000110000000859145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60334">
            <text:p>1839.160334</text:p>
          </table:table-cell>
          <table:table-cell office:value-type="float" office:value="10965218531313">
            <text:p>10965218531313</text:p>
          </table:table-cell>
          <table:table-cell table:formula="of:=([.B562]-[.B$4])/10^9" office:value-type="float" office:value="0.087470262">
            <text:p>0.087470</text:p>
          </table:table-cell>
          <table:table-cell table:formula="of:=[.C562]-[.C561]" office:value-type="float" office:value="0">
            <text:p>0.000000</text:p>
          </table:table-cell>
          <table:table-cell table:formula="of:=[.A562]-[.A561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60849">
            <text:p>1839.160849</text:p>
          </table:table-cell>
          <table:table-cell office:value-type="float" office:value="10965218531313">
            <text:p>10965218531313</text:p>
          </table:table-cell>
          <table:table-cell table:formula="of:=([.B563]-[.B$4])/10^9" office:value-type="float" office:value="0.087470262">
            <text:p>0.087470</text:p>
          </table:table-cell>
          <table:table-cell table:formula="of:=[.C563]-[.C562]" office:value-type="float" office:value="0">
            <text:p>0.000000</text:p>
          </table:table-cell>
          <table:table-cell table:formula="of:=[.A563]-[.A562]" office:value-type="float" office:value="0.000515000000177679">
            <text:p>0.00051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60851">
            <text:p>1839.160851</text:p>
          </table:table-cell>
          <table:table-cell office:value-type="float" office:value="10965219053426">
            <text:p>10965219053426</text:p>
          </table:table-cell>
          <table:table-cell table:formula="of:=([.B564]-[.B$4])/10^9" office:value-type="float" office:value="0.087992375">
            <text:p>0.087992</text:p>
          </table:table-cell>
          <table:table-cell table:formula="of:=[.C564]-[.C563]" office:value-type="float" office:value="0.000522113000000005">
            <text:p>0.000522</text:p>
          </table:table-cell>
          <table:table-cell table:formula="of:=[.A564]-[.A56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60852">
            <text:p>1839.160852</text:p>
          </table:table-cell>
          <table:table-cell office:value-type="float" office:value="10965219053426">
            <text:p>10965219053426</text:p>
          </table:table-cell>
          <table:table-cell table:formula="of:=([.B565]-[.B$4])/10^9" office:value-type="float" office:value="0.087992375">
            <text:p>0.087992</text:p>
          </table:table-cell>
          <table:table-cell table:formula="of:=[.C565]-[.C564]" office:value-type="float" office:value="0">
            <text:p>0.000000</text:p>
          </table:table-cell>
          <table:table-cell table:formula="of:=[.A565]-[.A564]" office:value-type="float" office:value="0.000000999999883788405">
            <text:p>0.000001</text:p>
          </table:table-cell>
          <table:table-cell office:value-type="string">
            <text:p>d_s is renewed (r + D) to 10965221053426; c_s is fully topped up</text:p>
          </table:table-cell>
          <table:table-cell table:number-columns-repeated="2"/>
        </table:table-row>
        <table:table-row table:style-name="ro1">
          <table:table-cell office:value-type="float" office:value="1839.160854">
            <text:p>1839.160854</text:p>
          </table:table-cell>
          <table:table-cell office:value-type="float" office:value="10965219053426">
            <text:p>10965219053426</text:p>
          </table:table-cell>
          <table:table-cell table:formula="of:=([.B566]-[.B$4])/10^9" office:value-type="float" office:value="0.087992375">
            <text:p>0.087992</text:p>
          </table:table-cell>
          <table:table-cell table:formula="of:=[.C566]-[.C565]" office:value-type="float" office:value="0">
            <text:p>0.000000</text:p>
          </table:table-cell>
          <table:table-cell table:formula="of:=[.A566]-[.A565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160861">
            <text:p>1839.160861</text:p>
          </table:table-cell>
          <table:table-cell office:value-type="float" office:value="10965219063388">
            <text:p>10965219063388</text:p>
          </table:table-cell>
          <table:table-cell table:formula="of:=([.B567]-[.B$4])/10^9" office:value-type="float" office:value="0.088002337">
            <text:p>0.088002</text:p>
          </table:table-cell>
          <table:table-cell table:formula="of:=[.C567]-[.C566]" office:value-type="float" office:value="0.00000996200000000225">
            <text:p>0.000010</text:p>
          </table:table-cell>
          <table:table-cell table:formula="of:=[.A567]-[.A566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60866">
            <text:p>1839.160866</text:p>
          </table:table-cell>
          <table:table-cell office:value-type="float" office:value="10965219063388">
            <text:p>10965219063388</text:p>
          </table:table-cell>
          <table:table-cell table:formula="of:=([.B568]-[.B$4])/10^9" office:value-type="float" office:value="0.088002337">
            <text:p>0.088002</text:p>
          </table:table-cell>
          <table:table-cell table:formula="of:=[.C568]-[.C567]" office:value-type="float" office:value="0">
            <text:p>0.000000</text:p>
          </table:table-cell>
          <table:table-cell table:formula="of:=[.A568]-[.A567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6177">
            <text:p>1839.161770</text:p>
          </table:table-cell>
          <table:table-cell office:value-type="float" office:value="10965219972041">
            <text:p>10965219972041</text:p>
          </table:table-cell>
          <table:table-cell table:formula="of:=([.B569]-[.B$4])/10^9" office:value-type="float" office:value="0.08891099">
            <text:p>0.088911</text:p>
          </table:table-cell>
          <table:table-cell table:formula="of:=[.C569]-[.C568]" office:value-type="float" office:value="0.000908652999999995">
            <text:p>0.000909</text:p>
          </table:table-cell>
          <table:table-cell table:formula="of:=[.A569]-[.A568]" office:value-type="float" office:value="0.000903999999991356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61771">
            <text:p>1839.161771</text:p>
          </table:table-cell>
          <table:table-cell office:value-type="float" office:value="10965219972041">
            <text:p>10965219972041</text:p>
          </table:table-cell>
          <table:table-cell table:formula="of:=([.B570]-[.B$4])/10^9" office:value-type="float" office:value="0.08891099">
            <text:p>0.088911</text:p>
          </table:table-cell>
          <table:table-cell table:formula="of:=[.C570]-[.C569]" office:value-type="float" office:value="0">
            <text:p>0.000000</text:p>
          </table:table-cell>
          <table:table-cell table:formula="of:=[.A570]-[.A569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61776">
            <text:p>1839.161776</text:p>
          </table:table-cell>
          <table:table-cell office:value-type="float" office:value="10965219972041">
            <text:p>10965219972041</text:p>
          </table:table-cell>
          <table:table-cell table:formula="of:=([.B571]-[.B$4])/10^9" office:value-type="float" office:value="0.08891099">
            <text:p>0.088911</text:p>
          </table:table-cell>
          <table:table-cell table:formula="of:=[.C571]-[.C570]" office:value-type="float" office:value="0">
            <text:p>0.000000</text:p>
          </table:table-cell>
          <table:table-cell table:formula="of:=[.A571]-[.A570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62623">
            <text:p>1839.162623</text:p>
          </table:table-cell>
          <table:table-cell office:value-type="float" office:value="10965220832922">
            <text:p>10965220832922</text:p>
          </table:table-cell>
          <table:table-cell table:formula="of:=([.B572]-[.B$4])/10^9" office:value-type="float" office:value="0.089771871">
            <text:p>0.089772</text:p>
          </table:table-cell>
          <table:table-cell table:formula="of:=[.C572]-[.C571]" office:value-type="float" office:value="0.000860881000000008">
            <text:p>0.000861</text:p>
          </table:table-cell>
          <table:table-cell table:formula="of:=[.A572]-[.A571]" office:value-type="float" office:value="0.000847000000021581">
            <text:p>0.0008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62624">
            <text:p>1839.162624</text:p>
          </table:table-cell>
          <table:table-cell office:value-type="float" office:value="10965220832922">
            <text:p>10965220832922</text:p>
          </table:table-cell>
          <table:table-cell table:formula="of:=([.B573]-[.B$4])/10^9" office:value-type="float" office:value="0.089771871">
            <text:p>0.089772</text:p>
          </table:table-cell>
          <table:table-cell table:formula="of:=[.C573]-[.C572]" office:value-type="float" office:value="0">
            <text:p>0.000000</text:p>
          </table:table-cell>
          <table:table-cell table:formula="of:=[.A573]-[.A572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6263">
            <text:p>1839.162630</text:p>
          </table:table-cell>
          <table:table-cell office:value-type="float" office:value="10965220832922">
            <text:p>10965220832922</text:p>
          </table:table-cell>
          <table:table-cell table:formula="of:=([.B574]-[.B$4])/10^9" office:value-type="float" office:value="0.089771871">
            <text:p>0.089772</text:p>
          </table:table-cell>
          <table:table-cell table:formula="of:=[.C574]-[.C573]" office:value-type="float" office:value="0">
            <text:p>0.000000</text:p>
          </table:table-cell>
          <table:table-cell table:formula="of:=[.A574]-[.A573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62666">
            <text:p>1839.162666</text:p>
          </table:table-cell>
          <table:table-cell office:value-type="float" office:value="10965220876511">
            <text:p>10965220876511</text:p>
          </table:table-cell>
          <table:table-cell table:formula="of:=([.B575]-[.B$4])/10^9" office:value-type="float" office:value="0.08981546">
            <text:p>0.089815</text:p>
          </table:table-cell>
          <table:table-cell table:formula="of:=[.C575]-[.C574]" office:value-type="float" office:value="0.0000435889999999967">
            <text:p>0.000044</text:p>
          </table:table-cell>
          <table:table-cell table:formula="of:=[.A575]-[.A574]" office:value-type="float" office:value="0.0000359999999091087">
            <text:p>0.00003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162667">
            <text:p>1839.162667</text:p>
          </table:table-cell>
          <table:table-cell office:value-type="float" office:value="10965220876511">
            <text:p>10965220876511</text:p>
          </table:table-cell>
          <table:table-cell table:formula="of:=([.B576]-[.B$4])/10^9" office:value-type="float" office:value="0.08981546">
            <text:p>0.089815</text:p>
          </table:table-cell>
          <table:table-cell table:formula="of:=[.C576]-[.C575]" office:value-type="float" office:value="0">
            <text:p>0.000000</text:p>
          </table:table-cell>
          <table:table-cell table:formula="of:=[.A576]-[.A575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6285">
            <text:p>1839.162850</text:p>
          </table:table-cell>
          <table:table-cell office:value-type="float" office:value="10965220876511">
            <text:p>10965220876511</text:p>
          </table:table-cell>
          <table:table-cell table:formula="of:=([.B577]-[.B$4])/10^9" office:value-type="float" office:value="0.08981546">
            <text:p>0.089815</text:p>
          </table:table-cell>
          <table:table-cell table:formula="of:=[.C577]-[.C576]" office:value-type="float" office:value="0">
            <text:p>0.000000</text:p>
          </table:table-cell>
          <table:table-cell table:formula="of:=[.A577]-[.A576]" office:value-type="float" office:value="0.00018299999987903">
            <text:p>0.00018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62854">
            <text:p>1839.162854</text:p>
          </table:table-cell>
          <table:table-cell office:value-type="float" office:value="10965221063725">
            <text:p>10965221063725</text:p>
          </table:table-cell>
          <table:table-cell table:formula="of:=([.B578]-[.B$4])/10^9" office:value-type="float" office:value="0.090002674">
            <text:p>0.090003</text:p>
          </table:table-cell>
          <table:table-cell table:formula="of:=[.C578]-[.C577]" office:value-type="float" office:value="0.000187214000000005">
            <text:p>0.000187</text:p>
          </table:table-cell>
          <table:table-cell table:formula="of:=[.A578]-[.A577]" office:value-type="float" office:value="0.00000399999998990097">
            <text:p>0.000004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62855">
            <text:p>1839.162855</text:p>
          </table:table-cell>
          <table:table-cell office:value-type="float" office:value="10965221063725">
            <text:p>10965221063725</text:p>
          </table:table-cell>
          <table:table-cell table:formula="of:=([.B579]-[.B$4])/10^9" office:value-type="float" office:value="0.090002674">
            <text:p>0.090003</text:p>
          </table:table-cell>
          <table:table-cell table:formula="of:=[.C579]-[.C578]" office:value-type="float" office:value="0">
            <text:p>0.000000</text:p>
          </table:table-cell>
          <table:table-cell table:formula="of:=[.A579]-[.A578]" office:value-type="float" office:value="0.00000100000011116208">
            <text:p>0.000001</text:p>
          </table:table-cell>
          <table:table-cell/>
          <table:table-cell office:value-type="string">
            <text:p>597731 / 1752378 &lt;= 2000000 / 5000000</text:p>
          </table:table-cell>
          <table:table-cell/>
        </table:table-row>
        <table:table-row table:style-name="ro1">
          <table:table-cell office:value-type="float" office:value="1839.162856">
            <text:p>1839.162856</text:p>
          </table:table-cell>
          <table:table-cell office:value-type="float" office:value="10965221063725">
            <text:p>10965221063725</text:p>
          </table:table-cell>
          <table:table-cell table:formula="of:=([.B580]-[.B$4])/10^9" office:value-type="float" office:value="0.090002674">
            <text:p>0.090003</text:p>
          </table:table-cell>
          <table:table-cell table:formula="of:=[.C580]-[.C579]" office:value-type="float" office:value="0">
            <text:p>0.000000</text:p>
          </table:table-cell>
          <table:table-cell table:formula="of:=[.A580]-[.A579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62861">
            <text:p>1839.162861</text:p>
          </table:table-cell>
          <table:table-cell office:value-type="float" office:value="10965221063725">
            <text:p>10965221063725</text:p>
          </table:table-cell>
          <table:table-cell table:formula="of:=([.B581]-[.B$4])/10^9" office:value-type="float" office:value="0.090002674">
            <text:p>0.090003</text:p>
          </table:table-cell>
          <table:table-cell table:formula="of:=[.C581]-[.C580]" office:value-type="float" office:value="0">
            <text:p>0.000000</text:p>
          </table:table-cell>
          <table:table-cell table:formula="of:=[.A581]-[.A580]" office:value-type="float" office:value="0.00000500000010106305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162863">
            <text:p>1839.162863</text:p>
          </table:table-cell>
          <table:table-cell office:value-type="float" office:value="10965221073411">
            <text:p>10965221073411</text:p>
          </table:table-cell>
          <table:table-cell table:formula="of:=([.B582]-[.B$4])/10^9" office:value-type="float" office:value="0.09001236">
            <text:p>0.090012</text:p>
          </table:table-cell>
          <table:table-cell table:formula="of:=[.C582]-[.C581]" office:value-type="float" office:value="0.00000968599999999487">
            <text:p>0.000010</text:p>
          </table:table-cell>
          <table:table-cell table:formula="of:=[.A582]-[.A58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62864">
            <text:p>1839.162864</text:p>
          </table:table-cell>
          <table:table-cell office:value-type="float" office:value="10965221073411">
            <text:p>10965221073411</text:p>
          </table:table-cell>
          <table:table-cell table:formula="of:=([.B583]-[.B$4])/10^9" office:value-type="float" office:value="0.09001236">
            <text:p>0.090012</text:p>
          </table:table-cell>
          <table:table-cell table:formula="of:=[.C583]-[.C582]" office:value-type="float" office:value="0">
            <text:p>0.000000</text:p>
          </table:table-cell>
          <table:table-cell table:formula="of:=[.A583]-[.A582]" office:value-type="float" office:value="0.000000999999883788405">
            <text:p>0.000001</text:p>
          </table:table-cell>
          <table:table-cell table:number-columns-repeated="2"/>
          <table:table-cell office:value-type="string">
            <text:p>2473595 / 3980993 &gt; 3000000 / 7000000</text:p>
          </table:table-cell>
        </table:table-row>
        <table:table-row table:style-name="ro1">
          <table:table-cell office:value-type="float" office:value="1839.162864">
            <text:p>1839.162864</text:p>
          </table:table-cell>
          <table:table-cell office:value-type="float" office:value="10965221073411">
            <text:p>10965221073411</text:p>
          </table:table-cell>
          <table:table-cell table:formula="of:=([.B584]-[.B$4])/10^9" office:value-type="float" office:value="0.09001236">
            <text:p>0.090012</text:p>
          </table:table-cell>
          <table:table-cell table:formula="of:=[.C584]-[.C583]" office:value-type="float" office:value="0">
            <text:p>0.000000</text:p>
          </table:table-cell>
          <table:table-cell table:formula="of:=[.A584]-[.A583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10965228073411; c_s is fully topped up</text:p>
          </table:table-cell>
        </table:table-row>
        <table:table-row table:style-name="ro1">
          <table:table-cell office:value-type="float" office:value="1839.162937">
            <text:p>1839.162937</text:p>
          </table:table-cell>
          <table:table-cell office:value-type="float" office:value="10965221140071">
            <text:p>10965221140071</text:p>
          </table:table-cell>
          <table:table-cell table:formula="of:=([.B585]-[.B$4])/10^9" office:value-type="float" office:value="0.09007902">
            <text:p>0.090079</text:p>
          </table:table-cell>
          <table:table-cell table:formula="of:=[.C585]-[.C584]" office:value-type="float" office:value="0.0000666599999999962">
            <text:p>0.000067</text:p>
          </table:table-cell>
          <table:table-cell table:formula="of:=[.A585]-[.A584]" office:value-type="float" office:value="0.0000730000001567532">
            <text:p>0.000073</text:p>
          </table:table-cell>
          <table:table-cell/>
          <table:table-cell office:value-type="string">
            <text:p>is pick_next_task_dl-ed by multiload-apple (1787)</text:p>
          </table:table-cell>
          <table:table-cell/>
        </table:table-row>
        <table:table-row table:style-name="ro1">
          <table:table-cell office:value-type="float" office:value="1839.163537">
            <text:p>1839.163537</text:p>
          </table:table-cell>
          <table:table-cell office:value-type="float" office:value="10965221745670">
            <text:p>10965221745670</text:p>
          </table:table-cell>
          <table:table-cell table:formula="of:=([.B586]-[.B$4])/10^9" office:value-type="float" office:value="0.090684619">
            <text:p>0.090685</text:p>
          </table:table-cell>
          <table:table-cell table:formula="of:=[.C586]-[.C585]" office:value-type="float" office:value="0.000605598999999998">
            <text:p>0.000606</text:p>
          </table:table-cell>
          <table:table-cell table:formula="of:=[.A586]-[.A585]" office:value-type="float" office:value="0.000599999999849388">
            <text:p>0.00060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63537">
            <text:p>1839.163537</text:p>
          </table:table-cell>
          <table:table-cell office:value-type="float" office:value="10965221745670">
            <text:p>10965221745670</text:p>
          </table:table-cell>
          <table:table-cell table:formula="of:=([.B587]-[.B$4])/10^9" office:value-type="float" office:value="0.090684619">
            <text:p>0.090685</text:p>
          </table:table-cell>
          <table:table-cell table:formula="of:=[.C587]-[.C586]" office:value-type="float" office:value="0">
            <text:p>0.000000</text:p>
          </table:table-cell>
          <table:table-cell table:formula="of:=[.A587]-[.A586]" office:value-type="float" office:value="0">
            <text:p>0.000000</text:p>
          </table:table-cell>
          <table:table-cell/>
          <table:table-cell office:value-type="string">
            <text:p>uses up its c_s; 10965221745670-10965221140071=605599</text:p>
          </table:table-cell>
          <table:table-cell/>
        </table:table-row>
        <table:table-row table:style-name="ro1">
          <table:table-cell office:value-type="float" office:value="1839.163551">
            <text:p>1839.163551</text:p>
          </table:table-cell>
          <table:table-cell office:value-type="float" office:value="10965221761691">
            <text:p>10965221761691</text:p>
          </table:table-cell>
          <table:table-cell table:formula="of:=([.B588]-[.B$4])/10^9" office:value-type="float" office:value="0.09070064">
            <text:p>0.090701</text:p>
          </table:table-cell>
          <table:table-cell table:formula="of:=[.C588]-[.C587]" office:value-type="float" office:value="0.0000160210000000049">
            <text:p>0.000016</text:p>
          </table:table-cell>
          <table:table-cell table:formula="of:=[.A588]-[.A587]" office:value-type="float" office:value="0.0000140000001920271">
            <text:p>0.00001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63556">
            <text:p>1839.163556</text:p>
          </table:table-cell>
          <table:table-cell office:value-type="float" office:value="10965221761691">
            <text:p>10965221761691</text:p>
          </table:table-cell>
          <table:table-cell table:formula="of:=([.B589]-[.B$4])/10^9" office:value-type="float" office:value="0.09070064">
            <text:p>0.090701</text:p>
          </table:table-cell>
          <table:table-cell table:formula="of:=[.C589]-[.C588]" office:value-type="float" office:value="0">
            <text:p>0.000000</text:p>
          </table:table-cell>
          <table:table-cell table:formula="of:=[.A589]-[.A588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64613">
            <text:p>1839.164613</text:p>
          </table:table-cell>
          <table:table-cell office:value-type="float" office:value="10965221761691">
            <text:p>10965221761691</text:p>
          </table:table-cell>
          <table:table-cell table:formula="of:=([.B590]-[.B$4])/10^9" office:value-type="float" office:value="0.09070064">
            <text:p>0.090701</text:p>
          </table:table-cell>
          <table:table-cell table:formula="of:=[.C590]-[.C589]" office:value-type="float" office:value="0">
            <text:p>0.000000</text:p>
          </table:table-cell>
          <table:table-cell table:formula="of:=[.A590]-[.A589]" office:value-type="float" office:value="0.00105699999994613">
            <text:p>0.00105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64614">
            <text:p>1839.164614</text:p>
          </table:table-cell>
          <table:table-cell office:value-type="float" office:value="10965221761691">
            <text:p>10965221761691</text:p>
          </table:table-cell>
          <table:table-cell table:formula="of:=([.B591]-[.B$4])/10^9" office:value-type="float" office:value="0.09070064">
            <text:p>0.090701</text:p>
          </table:table-cell>
          <table:table-cell table:formula="of:=[.C591]-[.C590]" office:value-type="float" office:value="0">
            <text:p>0.000000</text:p>
          </table:table-cell>
          <table:table-cell table:formula="of:=[.A591]-[.A590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64615">
            <text:p>1839.164615</text:p>
          </table:table-cell>
          <table:table-cell office:value-type="float" office:value="10965221761691">
            <text:p>10965221761691</text:p>
          </table:table-cell>
          <table:table-cell table:formula="of:=([.B592]-[.B$4])/10^9" office:value-type="float" office:value="0.09070064">
            <text:p>0.090701</text:p>
          </table:table-cell>
          <table:table-cell table:formula="of:=[.C592]-[.C591]" office:value-type="float" office:value="0">
            <text:p>0.000000</text:p>
          </table:table-cell>
          <table:table-cell table:formula="of:=[.A592]-[.A591]" office:value-type="float" office:value="0.000000999999883788405">
            <text:p>0.000001</text:p>
          </table:table-cell>
          <table:table-cell/>
          <table:table-cell office:value-type="string">
            <text:p>postpones its deadline to 10965227816103; c_s is topped up to 1992132</text:p>
          </table:table-cell>
          <table:table-cell/>
        </table:table-row>
        <table:table-row table:style-name="ro1">
          <table:table-cell office:value-type="float" office:value="1839.164617">
            <text:p>1839.164617</text:p>
          </table:table-cell>
          <table:table-cell office:value-type="float" office:value="10965221761691">
            <text:p>10965221761691</text:p>
          </table:table-cell>
          <table:table-cell table:formula="of:=([.B593]-[.B$4])/10^9" office:value-type="float" office:value="0.09070064">
            <text:p>0.090701</text:p>
          </table:table-cell>
          <table:table-cell table:formula="of:=[.C593]-[.C592]" office:value-type="float" office:value="0">
            <text:p>0.000000</text:p>
          </table:table-cell>
          <table:table-cell table:formula="of:=[.A593]-[.A592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64624">
            <text:p>1839.164624</text:p>
          </table:table-cell>
          <table:table-cell office:value-type="float" office:value="10965222834433">
            <text:p>10965222834433</text:p>
          </table:table-cell>
          <table:table-cell table:formula="of:=([.B594]-[.B$4])/10^9" office:value-type="float" office:value="0.091773382">
            <text:p>0.091773</text:p>
          </table:table-cell>
          <table:table-cell table:formula="of:=[.C594]-[.C593]" office:value-type="float" office:value="0.001072742">
            <text:p>0.001073</text:p>
          </table:table-cell>
          <table:table-cell table:formula="of:=[.A594]-[.A593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64629">
            <text:p>1839.164629</text:p>
          </table:table-cell>
          <table:table-cell office:value-type="float" office:value="10965222834433">
            <text:p>10965222834433</text:p>
          </table:table-cell>
          <table:table-cell table:formula="of:=([.B595]-[.B$4])/10^9" office:value-type="float" office:value="0.091773382">
            <text:p>0.091773</text:p>
          </table:table-cell>
          <table:table-cell table:formula="of:=[.C595]-[.C594]" office:value-type="float" office:value="0">
            <text:p>0.000000</text:p>
          </table:table-cell>
          <table:table-cell table:formula="of:=[.A595]-[.A594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64841">
            <text:p>1839.164841</text:p>
          </table:table-cell>
          <table:table-cell office:value-type="float" office:value="10965222834433">
            <text:p>10965222834433</text:p>
          </table:table-cell>
          <table:table-cell table:formula="of:=([.B596]-[.B$4])/10^9" office:value-type="float" office:value="0.091773382">
            <text:p>0.091773</text:p>
          </table:table-cell>
          <table:table-cell table:formula="of:=[.C596]-[.C595]" office:value-type="float" office:value="0">
            <text:p>0.000000</text:p>
          </table:table-cell>
          <table:table-cell table:formula="of:=[.A596]-[.A595]" office:value-type="float" office:value="0.000211999999919499">
            <text:p>0.00021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64844">
            <text:p>1839.164844</text:p>
          </table:table-cell>
          <table:table-cell office:value-type="float" office:value="10965223054128">
            <text:p>10965223054128</text:p>
          </table:table-cell>
          <table:table-cell table:formula="of:=([.B597]-[.B$4])/10^9" office:value-type="float" office:value="0.091993077">
            <text:p>0.091993</text:p>
          </table:table-cell>
          <table:table-cell table:formula="of:=[.C597]-[.C596]" office:value-type="float" office:value="0.000219695000000006">
            <text:p>0.000220</text:p>
          </table:table-cell>
          <table:table-cell table:formula="of:=[.A597]-[.A596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64844">
            <text:p>1839.164844</text:p>
          </table:table-cell>
          <table:table-cell office:value-type="float" office:value="10965223054128">
            <text:p>10965223054128</text:p>
          </table:table-cell>
          <table:table-cell table:formula="of:=([.B598]-[.B$4])/10^9" office:value-type="float" office:value="0.091993077">
            <text:p>0.091993</text:p>
          </table:table-cell>
          <table:table-cell table:formula="of:=[.C598]-[.C597]" office:value-type="float" office:value="0">
            <text:p>0.000000</text:p>
          </table:table-cell>
          <table:table-cell table:formula="of:=[.A598]-[.A597]" office:value-type="float" office:value="0">
            <text:p>0.000000</text:p>
          </table:table-cell>
          <table:table-cell office:value-type="string">
            <text:p>d_s is renewed (r + D) to 10965225054128; c_s is fully topped up</text:p>
          </table:table-cell>
          <table:table-cell table:number-columns-repeated="2"/>
        </table:table-row>
        <table:table-row table:style-name="ro1">
          <table:table-cell office:value-type="float" office:value="1839.164846">
            <text:p>1839.164846</text:p>
          </table:table-cell>
          <table:table-cell office:value-type="float" office:value="10965223054128">
            <text:p>10965223054128</text:p>
          </table:table-cell>
          <table:table-cell table:formula="of:=([.B599]-[.B$4])/10^9" office:value-type="float" office:value="0.091993077">
            <text:p>0.091993</text:p>
          </table:table-cell>
          <table:table-cell table:formula="of:=[.C599]-[.C598]" office:value-type="float" office:value="0">
            <text:p>0.000000</text:p>
          </table:table-cell>
          <table:table-cell table:formula="of:=[.A599]-[.A598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164853">
            <text:p>1839.164853</text:p>
          </table:table-cell>
          <table:table-cell office:value-type="float" office:value="10965223063688">
            <text:p>10965223063688</text:p>
          </table:table-cell>
          <table:table-cell table:formula="of:=([.B600]-[.B$4])/10^9" office:value-type="float" office:value="0.092002637">
            <text:p>0.092003</text:p>
          </table:table-cell>
          <table:table-cell table:formula="of:=[.C600]-[.C599]" office:value-type="float" office:value="0.0000095599999999918">
            <text:p>0.000010</text:p>
          </table:table-cell>
          <table:table-cell table:formula="of:=[.A600]-[.A599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64858">
            <text:p>1839.164858</text:p>
          </table:table-cell>
          <table:table-cell office:value-type="float" office:value="10965223063688">
            <text:p>10965223063688</text:p>
          </table:table-cell>
          <table:table-cell table:formula="of:=([.B601]-[.B$4])/10^9" office:value-type="float" office:value="0.092002637">
            <text:p>0.092003</text:p>
          </table:table-cell>
          <table:table-cell table:formula="of:=[.C601]-[.C600]" office:value-type="float" office:value="0">
            <text:p>0.000000</text:p>
          </table:table-cell>
          <table:table-cell table:formula="of:=[.A601]-[.A600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65749">
            <text:p>1839.165749</text:p>
          </table:table-cell>
          <table:table-cell office:value-type="float" office:value="10965223959088">
            <text:p>10965223959088</text:p>
          </table:table-cell>
          <table:table-cell table:formula="of:=([.B602]-[.B$4])/10^9" office:value-type="float" office:value="0.092898037">
            <text:p>0.092898</text:p>
          </table:table-cell>
          <table:table-cell table:formula="of:=[.C602]-[.C601]" office:value-type="float" office:value="0.000895400000000005">
            <text:p>0.000895</text:p>
          </table:table-cell>
          <table:table-cell table:formula="of:=[.A602]-[.A601]" office:value-type="float" office:value="0.000890999999910491">
            <text:p>0.00089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6575">
            <text:p>1839.165750</text:p>
          </table:table-cell>
          <table:table-cell office:value-type="float" office:value="10965223959088">
            <text:p>10965223959088</text:p>
          </table:table-cell>
          <table:table-cell table:formula="of:=([.B603]-[.B$4])/10^9" office:value-type="float" office:value="0.092898037">
            <text:p>0.092898</text:p>
          </table:table-cell>
          <table:table-cell table:formula="of:=[.C603]-[.C602]" office:value-type="float" office:value="0">
            <text:p>0.000000</text:p>
          </table:table-cell>
          <table:table-cell table:formula="of:=[.A603]-[.A602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65755">
            <text:p>1839.165755</text:p>
          </table:table-cell>
          <table:table-cell office:value-type="float" office:value="10965223959088">
            <text:p>10965223959088</text:p>
          </table:table-cell>
          <table:table-cell table:formula="of:=([.B604]-[.B$4])/10^9" office:value-type="float" office:value="0.092898037">
            <text:p>0.092898</text:p>
          </table:table-cell>
          <table:table-cell table:formula="of:=[.C604]-[.C603]" office:value-type="float" office:value="0">
            <text:p>0.000000</text:p>
          </table:table-cell>
          <table:table-cell table:formula="of:=[.A604]-[.A603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66903">
            <text:p>1839.166903</text:p>
          </table:table-cell>
          <table:table-cell office:value-type="float" office:value="10965225121717">
            <text:p>10965225121717</text:p>
          </table:table-cell>
          <table:table-cell table:formula="of:=([.B605]-[.B$4])/10^9" office:value-type="float" office:value="0.094060666">
            <text:p>0.094061</text:p>
          </table:table-cell>
          <table:table-cell table:formula="of:=[.C605]-[.C604]" office:value-type="float" office:value="0.001162629">
            <text:p>0.001163</text:p>
          </table:table-cell>
          <table:table-cell table:formula="of:=[.A605]-[.A604]" office:value-type="float" office:value="0.00114800000005744">
            <text:p>0.00114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66905">
            <text:p>1839.166905</text:p>
          </table:table-cell>
          <table:table-cell office:value-type="float" office:value="10965225121717">
            <text:p>10965225121717</text:p>
          </table:table-cell>
          <table:table-cell table:formula="of:=([.B606]-[.B$4])/10^9" office:value-type="float" office:value="0.094060666">
            <text:p>0.094061</text:p>
          </table:table-cell>
          <table:table-cell table:formula="of:=[.C606]-[.C605]" office:value-type="float" office:value="0">
            <text:p>0.000000</text:p>
          </table:table-cell>
          <table:table-cell table:formula="of:=[.A606]-[.A60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66911">
            <text:p>1839.166911</text:p>
          </table:table-cell>
          <table:table-cell office:value-type="float" office:value="10965225121717">
            <text:p>10965225121717</text:p>
          </table:table-cell>
          <table:table-cell table:formula="of:=([.B607]-[.B$4])/10^9" office:value-type="float" office:value="0.094060666">
            <text:p>0.094061</text:p>
          </table:table-cell>
          <table:table-cell table:formula="of:=[.C607]-[.C606]" office:value-type="float" office:value="0">
            <text:p>0.000000</text:p>
          </table:table-cell>
          <table:table-cell table:formula="of:=[.A607]-[.A606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67835">
            <text:p>1839.167835</text:p>
          </table:table-cell>
          <table:table-cell office:value-type="float" office:value="10965225121717">
            <text:p>10965225121717</text:p>
          </table:table-cell>
          <table:table-cell table:formula="of:=([.B608]-[.B$4])/10^9" office:value-type="float" office:value="0.094060666">
            <text:p>0.094061</text:p>
          </table:table-cell>
          <table:table-cell table:formula="of:=[.C608]-[.C607]" office:value-type="float" office:value="0">
            <text:p>0.000000</text:p>
          </table:table-cell>
          <table:table-cell table:formula="of:=[.A608]-[.A607]" office:value-type="float" office:value="0.000923999999940861">
            <text:p>0.00092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67838">
            <text:p>1839.167838</text:p>
          </table:table-cell>
          <table:table-cell office:value-type="float" office:value="10965226057260">
            <text:p>10965226057260</text:p>
          </table:table-cell>
          <table:table-cell table:formula="of:=([.B609]-[.B$4])/10^9" office:value-type="float" office:value="0.094996209">
            <text:p>0.094996</text:p>
          </table:table-cell>
          <table:table-cell table:formula="of:=[.C609]-[.C608]" office:value-type="float" office:value="0.000935542999999997">
            <text:p>0.000936</text:p>
          </table:table-cell>
          <table:table-cell table:formula="of:=[.A609]-[.A608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6784">
            <text:p>1839.167840</text:p>
          </table:table-cell>
          <table:table-cell office:value-type="float" office:value="10965226057260">
            <text:p>10965226057260</text:p>
          </table:table-cell>
          <table:table-cell table:formula="of:=([.B610]-[.B$4])/10^9" office:value-type="float" office:value="0.094996209">
            <text:p>0.094996</text:p>
          </table:table-cell>
          <table:table-cell table:formula="of:=[.C610]-[.C609]" office:value-type="float" office:value="0">
            <text:p>0.000000</text:p>
          </table:table-cell>
          <table:table-cell table:formula="of:=[.A610]-[.A609]" office:value-type="float" office:value="0.00000199999999495049">
            <text:p>0.000002</text:p>
          </table:table-cell>
          <table:table-cell/>
          <table:table-cell office:value-type="string">
            <text:p>600248 / 1758843 &lt;= 2000000 / 5000000</text:p>
          </table:table-cell>
          <table:table-cell/>
        </table:table-row>
        <table:table-row table:style-name="ro1">
          <table:table-cell office:value-type="float" office:value="1839.16784">
            <text:p>1839.167840</text:p>
          </table:table-cell>
          <table:table-cell office:value-type="float" office:value="10965226057260">
            <text:p>10965226057260</text:p>
          </table:table-cell>
          <table:table-cell table:formula="of:=([.B611]-[.B$4])/10^9" office:value-type="float" office:value="0.094996209">
            <text:p>0.094996</text:p>
          </table:table-cell>
          <table:table-cell table:formula="of:=[.C611]-[.C610]" office:value-type="float" office:value="0">
            <text:p>0.000000</text:p>
          </table:table-cell>
          <table:table-cell table:formula="of:=[.A611]-[.A610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67842">
            <text:p>1839.167842</text:p>
          </table:table-cell>
          <table:table-cell office:value-type="float" office:value="10965226057260">
            <text:p>10965226057260</text:p>
          </table:table-cell>
          <table:table-cell table:formula="of:=([.B612]-[.B$4])/10^9" office:value-type="float" office:value="0.094996209">
            <text:p>0.094996</text:p>
          </table:table-cell>
          <table:table-cell table:formula="of:=[.C612]-[.C611]" office:value-type="float" office:value="0">
            <text:p>0.000000</text:p>
          </table:table-cell>
          <table:table-cell table:formula="of:=[.A612]-[.A611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67849">
            <text:p>1839.167849</text:p>
          </table:table-cell>
          <table:table-cell office:value-type="float" office:value="10965226068429">
            <text:p>10965226068429</text:p>
          </table:table-cell>
          <table:table-cell table:formula="of:=([.B613]-[.B$4])/10^9" office:value-type="float" office:value="0.095007378">
            <text:p>0.095007</text:p>
          </table:table-cell>
          <table:table-cell table:formula="of:=[.C613]-[.C612]" office:value-type="float" office:value="0.0000111690000000053">
            <text:p>0.000011</text:p>
          </table:table-cell>
          <table:table-cell table:formula="of:=[.A613]-[.A612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67857">
            <text:p>1839.167857</text:p>
          </table:table-cell>
          <table:table-cell office:value-type="float" office:value="10965226068429">
            <text:p>10965226068429</text:p>
          </table:table-cell>
          <table:table-cell table:formula="of:=([.B614]-[.B$4])/10^9" office:value-type="float" office:value="0.095007378">
            <text:p>0.095007</text:p>
          </table:table-cell>
          <table:table-cell table:formula="of:=[.C614]-[.C613]" office:value-type="float" office:value="0">
            <text:p>0.000000</text:p>
          </table:table-cell>
          <table:table-cell table:formula="of:=[.A614]-[.A613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68459">
            <text:p>1839.168459</text:p>
          </table:table-cell>
          <table:table-cell office:value-type="float" office:value="10965226676297">
            <text:p>10965226676297</text:p>
          </table:table-cell>
          <table:table-cell table:formula="of:=([.B615]-[.B$4])/10^9" office:value-type="float" office:value="0.095615246">
            <text:p>0.095615</text:p>
          </table:table-cell>
          <table:table-cell table:formula="of:=[.C615]-[.C614]" office:value-type="float" office:value="0.000607867999999997">
            <text:p>0.000608</text:p>
          </table:table-cell>
          <table:table-cell table:formula="of:=[.A615]-[.A614]" office:value-type="float" office:value="0.000602000000071712">
            <text:p>0.0006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68459">
            <text:p>1839.168459</text:p>
          </table:table-cell>
          <table:table-cell office:value-type="float" office:value="10965226676297">
            <text:p>10965226676297</text:p>
          </table:table-cell>
          <table:table-cell table:formula="of:=([.B616]-[.B$4])/10^9" office:value-type="float" office:value="0.095615246">
            <text:p>0.095615</text:p>
          </table:table-cell>
          <table:table-cell table:formula="of:=[.C616]-[.C615]" office:value-type="float" office:value="0">
            <text:p>0.000000</text:p>
          </table:table-cell>
          <table:table-cell table:formula="of:=[.A616]-[.A615]" office:value-type="float" office:value="0">
            <text:p>0.000000</text:p>
          </table:table-cell>
          <table:table-cell/>
          <table:table-cell office:value-type="string">
            <text:p>uses up its c_s; 10965226676297-10965226068429=607868</text:p>
          </table:table-cell>
          <table:table-cell/>
        </table:table-row>
        <table:table-row table:style-name="ro1">
          <table:table-cell office:value-type="float" office:value="1839.168469">
            <text:p>1839.168469</text:p>
          </table:table-cell>
          <table:table-cell office:value-type="float" office:value="10965226688145">
            <text:p>10965226688145</text:p>
          </table:table-cell>
          <table:table-cell table:formula="of:=([.B617]-[.B$4])/10^9" office:value-type="float" office:value="0.095627094">
            <text:p>0.095627</text:p>
          </table:table-cell>
          <table:table-cell table:formula="of:=[.C617]-[.C616]" office:value-type="float" office:value="0.0000118479999999949">
            <text:p>0.000012</text:p>
          </table:table-cell>
          <table:table-cell table:formula="of:=[.A617]-[.A616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68474">
            <text:p>1839.168474</text:p>
          </table:table-cell>
          <table:table-cell office:value-type="float" office:value="10965226688145">
            <text:p>10965226688145</text:p>
          </table:table-cell>
          <table:table-cell table:formula="of:=([.B618]-[.B$4])/10^9" office:value-type="float" office:value="0.095627094">
            <text:p>0.095627</text:p>
          </table:table-cell>
          <table:table-cell table:formula="of:=[.C618]-[.C617]" office:value-type="float" office:value="0">
            <text:p>0.000000</text:p>
          </table:table-cell>
          <table:table-cell table:formula="of:=[.A618]-[.A617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68832">
            <text:p>1839.168832</text:p>
          </table:table-cell>
          <table:table-cell office:value-type="float" office:value="10965226688145">
            <text:p>10965226688145</text:p>
          </table:table-cell>
          <table:table-cell table:formula="of:=([.B619]-[.B$4])/10^9" office:value-type="float" office:value="0.095627094">
            <text:p>0.095627</text:p>
          </table:table-cell>
          <table:table-cell table:formula="of:=[.C619]-[.C618]" office:value-type="float" office:value="0">
            <text:p>0.000000</text:p>
          </table:table-cell>
          <table:table-cell table:formula="of:=[.A619]-[.A618]" office:value-type="float" office:value="0.000358000000005632">
            <text:p>0.00035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68835">
            <text:p>1839.168835</text:p>
          </table:table-cell>
          <table:table-cell office:value-type="float" office:value="10965227053116">
            <text:p>10965227053116</text:p>
          </table:table-cell>
          <table:table-cell table:formula="of:=([.B620]-[.B$4])/10^9" office:value-type="float" office:value="0.095992065">
            <text:p>0.095992</text:p>
          </table:table-cell>
          <table:table-cell table:formula="of:=[.C620]-[.C619]" office:value-type="float" office:value="0.000364971000000006">
            <text:p>0.000365</text:p>
          </table:table-cell>
          <table:table-cell table:formula="of:=[.A620]-[.A619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68836">
            <text:p>1839.168836</text:p>
          </table:table-cell>
          <table:table-cell office:value-type="float" office:value="10965227053116">
            <text:p>10965227053116</text:p>
          </table:table-cell>
          <table:table-cell table:formula="of:=([.B621]-[.B$4])/10^9" office:value-type="float" office:value="0.095992065">
            <text:p>0.095992</text:p>
          </table:table-cell>
          <table:table-cell table:formula="of:=[.C621]-[.C620]" office:value-type="float" office:value="0">
            <text:p>0.000000</text:p>
          </table:table-cell>
          <table:table-cell table:formula="of:=[.A621]-[.A620]" office:value-type="float" office:value="0.00000100000011116208">
            <text:p>0.000001</text:p>
          </table:table-cell>
          <table:table-cell office:value-type="string">
            <text:p>d_s is renewed (r + D) to 10965229053116; c_s is fully topped up</text:p>
          </table:table-cell>
          <table:table-cell table:number-columns-repeated="2"/>
        </table:table-row>
        <table:table-row table:style-name="ro1">
          <table:table-cell office:value-type="float" office:value="1839.169445">
            <text:p>1839.169445</text:p>
          </table:table-cell>
          <table:table-cell office:value-type="float" office:value="10965227663566">
            <text:p>10965227663566</text:p>
          </table:table-cell>
          <table:table-cell table:formula="of:=([.B622]-[.B$4])/10^9" office:value-type="float" office:value="0.096602515">
            <text:p>0.096603</text:p>
          </table:table-cell>
          <table:table-cell table:formula="of:=[.C622]-[.C621]" office:value-type="float" office:value="0.000610449999999999">
            <text:p>0.000610</text:p>
          </table:table-cell>
          <table:table-cell table:formula="of:=[.A622]-[.A621]" office:value-type="float" office:value="0.000608999999940352">
            <text:p>0.00060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169446">
            <text:p>1839.169446</text:p>
          </table:table-cell>
          <table:table-cell office:value-type="float" office:value="10965227663566">
            <text:p>10965227663566</text:p>
          </table:table-cell>
          <table:table-cell table:formula="of:=([.B623]-[.B$4])/10^9" office:value-type="float" office:value="0.096602515">
            <text:p>0.096603</text:p>
          </table:table-cell>
          <table:table-cell table:formula="of:=[.C623]-[.C622]" office:value-type="float" office:value="0">
            <text:p>0.000000</text:p>
          </table:table-cell>
          <table:table-cell table:formula="of:=[.A623]-[.A622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69451">
            <text:p>1839.169451</text:p>
          </table:table-cell>
          <table:table-cell office:value-type="float" office:value="10965227663566">
            <text:p>10965227663566</text:p>
          </table:table-cell>
          <table:table-cell table:formula="of:=([.B624]-[.B$4])/10^9" office:value-type="float" office:value="0.096602515">
            <text:p>0.096603</text:p>
          </table:table-cell>
          <table:table-cell table:formula="of:=[.C624]-[.C623]" office:value-type="float" office:value="0">
            <text:p>0.000000</text:p>
          </table:table-cell>
          <table:table-cell table:formula="of:=[.A624]-[.A623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169604">
            <text:p>1839.169604</text:p>
          </table:table-cell>
          <table:table-cell office:value-type="float" office:value="10965227663566">
            <text:p>10965227663566</text:p>
          </table:table-cell>
          <table:table-cell table:formula="of:=([.B625]-[.B$4])/10^9" office:value-type="float" office:value="0.096602515">
            <text:p>0.096603</text:p>
          </table:table-cell>
          <table:table-cell table:formula="of:=[.C625]-[.C624]" office:value-type="float" office:value="0">
            <text:p>0.000000</text:p>
          </table:table-cell>
          <table:table-cell table:formula="of:=[.A625]-[.A624]" office:value-type="float" office:value="0.000152999999954773">
            <text:p>0.00015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69605">
            <text:p>1839.169605</text:p>
          </table:table-cell>
          <table:table-cell office:value-type="float" office:value="10965227663566">
            <text:p>10965227663566</text:p>
          </table:table-cell>
          <table:table-cell table:formula="of:=([.B626]-[.B$4])/10^9" office:value-type="float" office:value="0.096602515">
            <text:p>0.096603</text:p>
          </table:table-cell>
          <table:table-cell table:formula="of:=[.C626]-[.C625]" office:value-type="float" office:value="0">
            <text:p>0.000000</text:p>
          </table:table-cell>
          <table:table-cell table:formula="of:=[.A626]-[.A625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69606">
            <text:p>1839.169606</text:p>
          </table:table-cell>
          <table:table-cell office:value-type="float" office:value="10965227663566">
            <text:p>10965227663566</text:p>
          </table:table-cell>
          <table:table-cell table:formula="of:=([.B627]-[.B$4])/10^9" office:value-type="float" office:value="0.096602515">
            <text:p>0.096603</text:p>
          </table:table-cell>
          <table:table-cell table:formula="of:=[.C627]-[.C626]" office:value-type="float" office:value="0">
            <text:p>0.000000</text:p>
          </table:table-cell>
          <table:table-cell table:formula="of:=[.A627]-[.A626]" office:value-type="float" office:value="0.000000999999883788405">
            <text:p>0.000001</text:p>
          </table:table-cell>
          <table:table-cell/>
          <table:table-cell office:value-type="string">
            <text:p>postpones its deadline to 10965232816103; c_s is topped up to 1992380</text:p>
          </table:table-cell>
          <table:table-cell/>
        </table:table-row>
        <table:table-row table:style-name="ro1">
          <table:table-cell office:value-type="float" office:value="1839.17038">
            <text:p>1839.170380</text:p>
          </table:table-cell>
          <table:table-cell office:value-type="float" office:value="10965228607322">
            <text:p>10965228607322</text:p>
          </table:table-cell>
          <table:table-cell table:formula="of:=([.B628]-[.B$4])/10^9" office:value-type="float" office:value="0.097546271">
            <text:p>0.097546</text:p>
          </table:table-cell>
          <table:table-cell table:formula="of:=[.C628]-[.C627]" office:value-type="float" office:value="0.000943756000000004">
            <text:p>0.000944</text:p>
          </table:table-cell>
          <table:table-cell table:formula="of:=[.A628]-[.A627]" office:value-type="float" office:value="0.000774000000092201">
            <text:p>0.00077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70381">
            <text:p>1839.170381</text:p>
          </table:table-cell>
          <table:table-cell office:value-type="float" office:value="10965228607322">
            <text:p>10965228607322</text:p>
          </table:table-cell>
          <table:table-cell table:formula="of:=([.B629]-[.B$4])/10^9" office:value-type="float" office:value="0.097546271">
            <text:p>0.097546</text:p>
          </table:table-cell>
          <table:table-cell table:formula="of:=[.C629]-[.C628]" office:value-type="float" office:value="0">
            <text:p>0.000000</text:p>
          </table:table-cell>
          <table:table-cell table:formula="of:=[.A629]-[.A628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70388">
            <text:p>1839.170388</text:p>
          </table:table-cell>
          <table:table-cell office:value-type="float" office:value="10965228607322">
            <text:p>10965228607322</text:p>
          </table:table-cell>
          <table:table-cell table:formula="of:=([.B630]-[.B$4])/10^9" office:value-type="float" office:value="0.097546271">
            <text:p>0.097546</text:p>
          </table:table-cell>
          <table:table-cell table:formula="of:=[.C630]-[.C629]" office:value-type="float" office:value="0">
            <text:p>0.000000</text:p>
          </table:table-cell>
          <table:table-cell table:formula="of:=[.A630]-[.A629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71747">
            <text:p>1839.171747</text:p>
          </table:table-cell>
          <table:table-cell office:value-type="float" office:value="10965229973420">
            <text:p>10965229973420</text:p>
          </table:table-cell>
          <table:table-cell table:formula="of:=([.B631]-[.B$4])/10^9" office:value-type="float" office:value="0.098912369">
            <text:p>0.098912</text:p>
          </table:table-cell>
          <table:table-cell table:formula="of:=[.C631]-[.C630]" office:value-type="float" office:value="0.001366098">
            <text:p>0.001366</text:p>
          </table:table-cell>
          <table:table-cell table:formula="of:=[.A631]-[.A630]" office:value-type="float" office:value="0.00135900000009315">
            <text:p>0.00135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71748">
            <text:p>1839.171748</text:p>
          </table:table-cell>
          <table:table-cell office:value-type="float" office:value="10965229973420">
            <text:p>10965229973420</text:p>
          </table:table-cell>
          <table:table-cell table:formula="of:=([.B632]-[.B$4])/10^9" office:value-type="float" office:value="0.098912369">
            <text:p>0.098912</text:p>
          </table:table-cell>
          <table:table-cell table:formula="of:=[.C632]-[.C631]" office:value-type="float" office:value="0">
            <text:p>0.000000</text:p>
          </table:table-cell>
          <table:table-cell table:formula="of:=[.A632]-[.A631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72829">
            <text:p>1839.172829</text:p>
          </table:table-cell>
          <table:table-cell office:value-type="float" office:value="10965229994467">
            <text:p>10965229994467</text:p>
          </table:table-cell>
          <table:table-cell table:formula="of:=([.B633]-[.B$4])/10^9" office:value-type="float" office:value="0.098933416">
            <text:p>0.098933</text:p>
          </table:table-cell>
          <table:table-cell table:formula="of:=[.C633]-[.C632]" office:value-type="float" office:value="0.0000210469999999963">
            <text:p>0.000021</text:p>
          </table:table-cell>
          <table:table-cell table:formula="of:=[.A633]-[.A632]" office:value-type="float" office:value="0.00108100000011291">
            <text:p>0.00108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172833">
            <text:p>1839.172833</text:p>
          </table:table-cell>
          <table:table-cell office:value-type="float" office:value="10965231060118">
            <text:p>10965231060118</text:p>
          </table:table-cell>
          <table:table-cell table:formula="of:=([.B634]-[.B$4])/10^9" office:value-type="float" office:value="0.099999067">
            <text:p>0.099999</text:p>
          </table:table-cell>
          <table:table-cell table:formula="of:=[.C634]-[.C633]" office:value-type="float" office:value="0.001065651">
            <text:p>0.001066</text:p>
          </table:table-cell>
          <table:table-cell table:formula="of:=[.A634]-[.A63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72834">
            <text:p>1839.172834</text:p>
          </table:table-cell>
          <table:table-cell office:value-type="float" office:value="10965231060118">
            <text:p>10965231060118</text:p>
          </table:table-cell>
          <table:table-cell table:formula="of:=([.B635]-[.B$4])/10^9" office:value-type="float" office:value="0.099999067">
            <text:p>0.099999</text:p>
          </table:table-cell>
          <table:table-cell table:formula="of:=[.C635]-[.C634]" office:value-type="float" office:value="0">
            <text:p>0.000000</text:p>
          </table:table-cell>
          <table:table-cell table:formula="of:=[.A635]-[.A634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238060118; c_s is fully topped up</text:p>
          </table:table-cell>
        </table:table-row>
        <table:table-row table:style-name="ro1">
          <table:table-cell office:value-type="float" office:value="1839.172839">
            <text:p>1839.172839</text:p>
          </table:table-cell>
          <table:table-cell office:value-type="float" office:value="10965231060118">
            <text:p>10965231060118</text:p>
          </table:table-cell>
          <table:table-cell table:formula="of:=([.B636]-[.B$4])/10^9" office:value-type="float" office:value="0.099999067">
            <text:p>0.099999</text:p>
          </table:table-cell>
          <table:table-cell table:formula="of:=[.C636]-[.C635]" office:value-type="float" office:value="0">
            <text:p>0.000000</text:p>
          </table:table-cell>
          <table:table-cell table:formula="of:=[.A636]-[.A635]" office:value-type="float" office:value="0.00000500000010106305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72841">
            <text:p>1839.172841</text:p>
          </table:table-cell>
          <table:table-cell office:value-type="float" office:value="10965231068975">
            <text:p>10965231068975</text:p>
          </table:table-cell>
          <table:table-cell table:formula="of:=([.B637]-[.B$4])/10^9" office:value-type="float" office:value="0.100007924">
            <text:p>0.100008</text:p>
          </table:table-cell>
          <table:table-cell table:formula="of:=[.C637]-[.C636]" office:value-type="float" office:value="0.000008857000000001">
            <text:p>0.000009</text:p>
          </table:table-cell>
          <table:table-cell table:formula="of:=[.A637]-[.A63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72842">
            <text:p>1839.172842</text:p>
          </table:table-cell>
          <table:table-cell office:value-type="float" office:value="10965231068975">
            <text:p>10965231068975</text:p>
          </table:table-cell>
          <table:table-cell table:formula="of:=([.B638]-[.B$4])/10^9" office:value-type="float" office:value="0.100007924">
            <text:p>0.100008</text:p>
          </table:table-cell>
          <table:table-cell table:formula="of:=[.C638]-[.C637]" office:value-type="float" office:value="0">
            <text:p>0.000000</text:p>
          </table:table-cell>
          <table:table-cell table:formula="of:=[.A638]-[.A637]" office:value-type="float" office:value="0.000000999999883788405">
            <text:p>0.000001</text:p>
          </table:table-cell>
          <table:table-cell office:value-type="string">
            <text:p>d_s is renewed (r + D) to 10965233068975; c_s is fully topped up</text:p>
          </table:table-cell>
          <table:table-cell table:number-columns-repeated="2"/>
        </table:table-row>
        <table:table-row table:style-name="ro1">
          <table:table-cell office:value-type="float" office:value="1839.172846">
            <text:p>1839.172846</text:p>
          </table:table-cell>
          <table:table-cell office:value-type="float" office:value="10965231068975">
            <text:p>10965231068975</text:p>
          </table:table-cell>
          <table:table-cell table:formula="of:=([.B639]-[.B$4])/10^9" office:value-type="float" office:value="0.100007924">
            <text:p>0.100008</text:p>
          </table:table-cell>
          <table:table-cell table:formula="of:=[.C639]-[.C638]" office:value-type="float" office:value="0">
            <text:p>0.000000</text:p>
          </table:table-cell>
          <table:table-cell table:formula="of:=[.A639]-[.A638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72848">
            <text:p>1839.172848</text:p>
          </table:table-cell>
          <table:table-cell office:value-type="float" office:value="10965231075581">
            <text:p>10965231075581</text:p>
          </table:table-cell>
          <table:table-cell table:formula="of:=([.B640]-[.B$4])/10^9" office:value-type="float" office:value="0.10001453">
            <text:p>0.100015</text:p>
          </table:table-cell>
          <table:table-cell table:formula="of:=[.C640]-[.C639]" office:value-type="float" office:value="0.00000660600000000622">
            <text:p>0.000007</text:p>
          </table:table-cell>
          <table:table-cell table:formula="of:=[.A640]-[.A63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72849">
            <text:p>1839.172849</text:p>
          </table:table-cell>
          <table:table-cell office:value-type="float" office:value="10965231075581">
            <text:p>10965231075581</text:p>
          </table:table-cell>
          <table:table-cell table:formula="of:=([.B641]-[.B$4])/10^9" office:value-type="float" office:value="0.10001453">
            <text:p>0.100015</text:p>
          </table:table-cell>
          <table:table-cell table:formula="of:=[.C641]-[.C640]" office:value-type="float" office:value="0">
            <text:p>0.000000</text:p>
          </table:table-cell>
          <table:table-cell table:formula="of:=[.A641]-[.A640]" office:value-type="float" office:value="0.00000100000011116208">
            <text:p>0.000001</text:p>
          </table:table-cell>
          <table:table-cell/>
          <table:table-cell office:value-type="string">
            <text:p>626282 / 1740522 &lt;= 2000000 / 5000000</text:p>
          </table:table-cell>
          <table:table-cell/>
        </table:table-row>
        <table:table-row table:style-name="ro1">
          <table:table-cell office:value-type="float" office:value="1839.17285">
            <text:p>1839.172850</text:p>
          </table:table-cell>
          <table:table-cell office:value-type="float" office:value="10965231075581">
            <text:p>10965231075581</text:p>
          </table:table-cell>
          <table:table-cell table:formula="of:=([.B642]-[.B$4])/10^9" office:value-type="float" office:value="0.10001453">
            <text:p>0.100015</text:p>
          </table:table-cell>
          <table:table-cell table:formula="of:=[.C642]-[.C641]" office:value-type="float" office:value="0">
            <text:p>0.000000</text:p>
          </table:table-cell>
          <table:table-cell table:formula="of:=[.A642]-[.A641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7287">
            <text:p>1839.172870</text:p>
          </table:table-cell>
          <table:table-cell office:value-type="float" office:value="10965231088509">
            <text:p>10965231088509</text:p>
          </table:table-cell>
          <table:table-cell table:formula="of:=([.B643]-[.B$4])/10^9" office:value-type="float" office:value="0.100027458">
            <text:p>0.100027</text:p>
          </table:table-cell>
          <table:table-cell table:formula="of:=[.C643]-[.C642]" office:value-type="float" office:value="0.0000129279999999954">
            <text:p>0.000013</text:p>
          </table:table-cell>
          <table:table-cell table:formula="of:=[.A643]-[.A642]" office:value-type="float" office:value="0.0000200000001768785">
            <text:p>0.000020</text:p>
          </table:table-cell>
          <table:table-cell/>
          <table:table-cell office:value-type="string">
            <text:p>is pick_next_task_dl-ed by multiload-apple (1787)</text:p>
          </table:table-cell>
          <table:table-cell/>
        </table:table-row>
        <table:table-row table:style-name="ro1">
          <table:table-cell office:value-type="float" office:value="1839.173497">
            <text:p>1839.173497</text:p>
          </table:table-cell>
          <table:table-cell office:value-type="float" office:value="10965231723688">
            <text:p>10965231723688</text:p>
          </table:table-cell>
          <table:table-cell table:formula="of:=([.B644]-[.B$4])/10^9" office:value-type="float" office:value="0.100662637">
            <text:p>0.100663</text:p>
          </table:table-cell>
          <table:table-cell table:formula="of:=[.C644]-[.C643]" office:value-type="float" office:value="0.000635179">
            <text:p>0.000635</text:p>
          </table:table-cell>
          <table:table-cell table:formula="of:=[.A644]-[.A643]" office:value-type="float" office:value="0.000626999999894906">
            <text:p>0.00062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73498">
            <text:p>1839.173498</text:p>
          </table:table-cell>
          <table:table-cell office:value-type="float" office:value="10965231723688">
            <text:p>10965231723688</text:p>
          </table:table-cell>
          <table:table-cell table:formula="of:=([.B645]-[.B$4])/10^9" office:value-type="float" office:value="0.100662637">
            <text:p>0.100663</text:p>
          </table:table-cell>
          <table:table-cell table:formula="of:=[.C645]-[.C644]" office:value-type="float" office:value="0">
            <text:p>0.000000</text:p>
          </table:table-cell>
          <table:table-cell table:formula="of:=[.A645]-[.A644]" office:value-type="float" office:value="0.00000100000011116208">
            <text:p>0.000001</text:p>
          </table:table-cell>
          <table:table-cell/>
          <table:table-cell office:value-type="string">
            <text:p>uses up its c_s; 10965231723688-10965231088509=635179</text:p>
          </table:table-cell>
          <table:table-cell/>
        </table:table-row>
        <table:table-row table:style-name="ro1">
          <table:table-cell office:value-type="float" office:value="1839.173509">
            <text:p>1839.173509</text:p>
          </table:table-cell>
          <table:table-cell office:value-type="float" office:value="10965231736400">
            <text:p>10965231736400</text:p>
          </table:table-cell>
          <table:table-cell table:formula="of:=([.B646]-[.B$4])/10^9" office:value-type="float" office:value="0.100675349">
            <text:p>0.100675</text:p>
          </table:table-cell>
          <table:table-cell table:formula="of:=[.C646]-[.C645]" office:value-type="float" office:value="0.0000127119999999981">
            <text:p>0.000013</text:p>
          </table:table-cell>
          <table:table-cell table:formula="of:=[.A646]-[.A645]" office:value-type="float" office:value="0.0000109999998585408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73514">
            <text:p>1839.173514</text:p>
          </table:table-cell>
          <table:table-cell office:value-type="float" office:value="10965231736400">
            <text:p>10965231736400</text:p>
          </table:table-cell>
          <table:table-cell table:formula="of:=([.B647]-[.B$4])/10^9" office:value-type="float" office:value="0.100675349">
            <text:p>0.100675</text:p>
          </table:table-cell>
          <table:table-cell table:formula="of:=[.C647]-[.C646]" office:value-type="float" office:value="0">
            <text:p>0.000000</text:p>
          </table:table-cell>
          <table:table-cell table:formula="of:=[.A647]-[.A646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74436">
            <text:p>1839.174436</text:p>
          </table:table-cell>
          <table:table-cell office:value-type="float" office:value="10965232671507">
            <text:p>10965232671507</text:p>
          </table:table-cell>
          <table:table-cell table:formula="of:=([.B648]-[.B$4])/10^9" office:value-type="float" office:value="0.101610456">
            <text:p>0.101610</text:p>
          </table:table-cell>
          <table:table-cell table:formula="of:=[.C648]-[.C647]" office:value-type="float" office:value="0.000935107000000004">
            <text:p>0.000935</text:p>
          </table:table-cell>
          <table:table-cell table:formula="of:=[.A648]-[.A647]" office:value-type="float" office:value="0.000921999999945911">
            <text:p>0.00092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74437">
            <text:p>1839.174437</text:p>
          </table:table-cell>
          <table:table-cell office:value-type="float" office:value="10965232671507">
            <text:p>10965232671507</text:p>
          </table:table-cell>
          <table:table-cell table:formula="of:=([.B649]-[.B$4])/10^9" office:value-type="float" office:value="0.101610456">
            <text:p>0.101610</text:p>
          </table:table-cell>
          <table:table-cell table:formula="of:=[.C649]-[.C648]" office:value-type="float" office:value="0">
            <text:p>0.000000</text:p>
          </table:table-cell>
          <table:table-cell table:formula="of:=[.A649]-[.A648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74442">
            <text:p>1839.174442</text:p>
          </table:table-cell>
          <table:table-cell office:value-type="float" office:value="10965232671507">
            <text:p>10965232671507</text:p>
          </table:table-cell>
          <table:table-cell table:formula="of:=([.B650]-[.B$4])/10^9" office:value-type="float" office:value="0.101610456">
            <text:p>0.101610</text:p>
          </table:table-cell>
          <table:table-cell table:formula="of:=[.C650]-[.C649]" office:value-type="float" office:value="0">
            <text:p>0.000000</text:p>
          </table:table-cell>
          <table:table-cell table:formula="of:=[.A650]-[.A64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174597">
            <text:p>1839.174597</text:p>
          </table:table-cell>
          <table:table-cell office:value-type="float" office:value="10965232671507">
            <text:p>10965232671507</text:p>
          </table:table-cell>
          <table:table-cell table:formula="of:=([.B651]-[.B$4])/10^9" office:value-type="float" office:value="0.101610456">
            <text:p>0.101610</text:p>
          </table:table-cell>
          <table:table-cell table:formula="of:=[.C651]-[.C650]" office:value-type="float" office:value="0">
            <text:p>0.000000</text:p>
          </table:table-cell>
          <table:table-cell table:formula="of:=[.A651]-[.A650]" office:value-type="float" office:value="0.000154999999949723">
            <text:p>0.00015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74597">
            <text:p>1839.174597</text:p>
          </table:table-cell>
          <table:table-cell office:value-type="float" office:value="10965232671507">
            <text:p>10965232671507</text:p>
          </table:table-cell>
          <table:table-cell table:formula="of:=([.B652]-[.B$4])/10^9" office:value-type="float" office:value="0.101610456">
            <text:p>0.101610</text:p>
          </table:table-cell>
          <table:table-cell table:formula="of:=[.C652]-[.C651]" office:value-type="float" office:value="0">
            <text:p>0.000000</text:p>
          </table:table-cell>
          <table:table-cell table:formula="of:=[.A652]-[.A651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74599">
            <text:p>1839.174599</text:p>
          </table:table-cell>
          <table:table-cell office:value-type="float" office:value="10965232671507">
            <text:p>10965232671507</text:p>
          </table:table-cell>
          <table:table-cell table:formula="of:=([.B653]-[.B$4])/10^9" office:value-type="float" office:value="0.101610456">
            <text:p>0.101610</text:p>
          </table:table-cell>
          <table:table-cell table:formula="of:=[.C653]-[.C652]" office:value-type="float" office:value="0">
            <text:p>0.000000</text:p>
          </table:table-cell>
          <table:table-cell table:formula="of:=[.A653]-[.A652]" office:value-type="float" office:value="0.00000199999999495049">
            <text:p>0.000002</text:p>
          </table:table-cell>
          <table:table-cell/>
          <table:table-cell office:value-type="string">
            <text:p>postpones its deadline to 10965237816103; c_s is topped up to 1991103</text:p>
          </table:table-cell>
          <table:table-cell/>
        </table:table-row>
        <table:table-row table:style-name="ro1">
          <table:table-cell office:value-type="float" office:value="1839.1746">
            <text:p>1839.174600</text:p>
          </table:table-cell>
          <table:table-cell office:value-type="float" office:value="10965232671507">
            <text:p>10965232671507</text:p>
          </table:table-cell>
          <table:table-cell table:formula="of:=([.B654]-[.B$4])/10^9" office:value-type="float" office:value="0.101610456">
            <text:p>0.101610</text:p>
          </table:table-cell>
          <table:table-cell table:formula="of:=[.C654]-[.C653]" office:value-type="float" office:value="0">
            <text:p>0.000000</text:p>
          </table:table-cell>
          <table:table-cell table:formula="of:=[.A654]-[.A653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74607">
            <text:p>1839.174607</text:p>
          </table:table-cell>
          <table:table-cell office:value-type="float" office:value="10965232843277">
            <text:p>10965232843277</text:p>
          </table:table-cell>
          <table:table-cell table:formula="of:=([.B655]-[.B$4])/10^9" office:value-type="float" office:value="0.101782226">
            <text:p>0.101782</text:p>
          </table:table-cell>
          <table:table-cell table:formula="of:=[.C655]-[.C654]" office:value-type="float" office:value="0.000171770000000002">
            <text:p>0.000172</text:p>
          </table:table-cell>
          <table:table-cell table:formula="of:=[.A655]-[.A654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74615">
            <text:p>1839.174615</text:p>
          </table:table-cell>
          <table:table-cell office:value-type="float" office:value="10965232843277">
            <text:p>10965232843277</text:p>
          </table:table-cell>
          <table:table-cell table:formula="of:=([.B656]-[.B$4])/10^9" office:value-type="float" office:value="0.101782226">
            <text:p>0.101782</text:p>
          </table:table-cell>
          <table:table-cell table:formula="of:=[.C656]-[.C655]" office:value-type="float" office:value="0">
            <text:p>0.000000</text:p>
          </table:table-cell>
          <table:table-cell table:formula="of:=[.A656]-[.A655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7593">
            <text:p>1839.175930</text:p>
          </table:table-cell>
          <table:table-cell office:value-type="float" office:value="10965234165408">
            <text:p>10965234165408</text:p>
          </table:table-cell>
          <table:table-cell table:formula="of:=([.B657]-[.B$4])/10^9" office:value-type="float" office:value="0.103104357">
            <text:p>0.103104</text:p>
          </table:table-cell>
          <table:table-cell table:formula="of:=[.C657]-[.C656]" office:value-type="float" office:value="0.00132213099999999">
            <text:p>0.001322</text:p>
          </table:table-cell>
          <table:table-cell table:formula="of:=[.A657]-[.A656]" office:value-type="float" office:value="0.00131500000020424">
            <text:p>0.00131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75931">
            <text:p>1839.175931</text:p>
          </table:table-cell>
          <table:table-cell office:value-type="float" office:value="10965234165408">
            <text:p>10965234165408</text:p>
          </table:table-cell>
          <table:table-cell table:formula="of:=([.B658]-[.B$4])/10^9" office:value-type="float" office:value="0.103104357">
            <text:p>0.103104</text:p>
          </table:table-cell>
          <table:table-cell table:formula="of:=[.C658]-[.C657]" office:value-type="float" office:value="0">
            <text:p>0.000000</text:p>
          </table:table-cell>
          <table:table-cell table:formula="of:=[.A658]-[.A657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75937">
            <text:p>1839.175937</text:p>
          </table:table-cell>
          <table:table-cell office:value-type="float" office:value="10965234165408">
            <text:p>10965234165408</text:p>
          </table:table-cell>
          <table:table-cell table:formula="of:=([.B659]-[.B$4])/10^9" office:value-type="float" office:value="0.103104357">
            <text:p>0.103104</text:p>
          </table:table-cell>
          <table:table-cell table:formula="of:=[.C659]-[.C658]" office:value-type="float" office:value="0">
            <text:p>0.000000</text:p>
          </table:table-cell>
          <table:table-cell table:formula="of:=[.A659]-[.A658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76815">
            <text:p>1839.176815</text:p>
          </table:table-cell>
          <table:table-cell office:value-type="float" office:value="10965234165408">
            <text:p>10965234165408</text:p>
          </table:table-cell>
          <table:table-cell table:formula="of:=([.B660]-[.B$4])/10^9" office:value-type="float" office:value="0.103104357">
            <text:p>0.103104</text:p>
          </table:table-cell>
          <table:table-cell table:formula="of:=[.C660]-[.C659]" office:value-type="float" office:value="0">
            <text:p>0.000000</text:p>
          </table:table-cell>
          <table:table-cell table:formula="of:=[.A660]-[.A659]" office:value-type="float" office:value="0.000878000000057">
            <text:p>0.00087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76818">
            <text:p>1839.176818</text:p>
          </table:table-cell>
          <table:table-cell office:value-type="float" office:value="10965235053897">
            <text:p>10965235053897</text:p>
          </table:table-cell>
          <table:table-cell table:formula="of:=([.B661]-[.B$4])/10^9" office:value-type="float" office:value="0.103992846">
            <text:p>0.103993</text:p>
          </table:table-cell>
          <table:table-cell table:formula="of:=[.C661]-[.C660]" office:value-type="float" office:value="0.000888489000000006">
            <text:p>0.000888</text:p>
          </table:table-cell>
          <table:table-cell table:formula="of:=[.A661]-[.A660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76819">
            <text:p>1839.176819</text:p>
          </table:table-cell>
          <table:table-cell office:value-type="float" office:value="10965235053897">
            <text:p>10965235053897</text:p>
          </table:table-cell>
          <table:table-cell table:formula="of:=([.B662]-[.B$4])/10^9" office:value-type="float" office:value="0.103992846">
            <text:p>0.103993</text:p>
          </table:table-cell>
          <table:table-cell table:formula="of:=[.C662]-[.C661]" office:value-type="float" office:value="0">
            <text:p>0.000000</text:p>
          </table:table-cell>
          <table:table-cell table:formula="of:=[.A662]-[.A661]" office:value-type="float" office:value="0.00000100000011116208">
            <text:p>0.000001</text:p>
          </table:table-cell>
          <table:table-cell office:value-type="string">
            <text:p>d_s is renewed (r + D) to 10965237053897; c_s is fully topped up</text:p>
          </table:table-cell>
          <table:table-cell table:number-columns-repeated="2"/>
        </table:table-row>
        <table:table-row table:style-name="ro1">
          <table:table-cell office:value-type="float" office:value="1839.17682">
            <text:p>1839.176820</text:p>
          </table:table-cell>
          <table:table-cell office:value-type="float" office:value="10965235053897">
            <text:p>10965235053897</text:p>
          </table:table-cell>
          <table:table-cell table:formula="of:=([.B663]-[.B$4])/10^9" office:value-type="float" office:value="0.103992846">
            <text:p>0.103993</text:p>
          </table:table-cell>
          <table:table-cell table:formula="of:=[.C663]-[.C662]" office:value-type="float" office:value="0">
            <text:p>0.000000</text:p>
          </table:table-cell>
          <table:table-cell table:formula="of:=[.A663]-[.A662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176828">
            <text:p>1839.176828</text:p>
          </table:table-cell>
          <table:table-cell office:value-type="float" office:value="10965235064369">
            <text:p>10965235064369</text:p>
          </table:table-cell>
          <table:table-cell table:formula="of:=([.B664]-[.B$4])/10^9" office:value-type="float" office:value="0.104003318">
            <text:p>0.104003</text:p>
          </table:table-cell>
          <table:table-cell table:formula="of:=[.C664]-[.C663]" office:value-type="float" office:value="0.0000104719999999975">
            <text:p>0.000010</text:p>
          </table:table-cell>
          <table:table-cell table:formula="of:=[.A664]-[.A663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76834">
            <text:p>1839.176834</text:p>
          </table:table-cell>
          <table:table-cell office:value-type="float" office:value="10965235064369">
            <text:p>10965235064369</text:p>
          </table:table-cell>
          <table:table-cell table:formula="of:=([.B665]-[.B$4])/10^9" office:value-type="float" office:value="0.104003318">
            <text:p>0.104003</text:p>
          </table:table-cell>
          <table:table-cell table:formula="of:=[.C665]-[.C664]" office:value-type="float" office:value="0">
            <text:p>0.000000</text:p>
          </table:table-cell>
          <table:table-cell table:formula="of:=[.A665]-[.A664]" office:value-type="float" office:value="0.00000600000021222513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177722">
            <text:p>1839.177722</text:p>
          </table:table-cell>
          <table:table-cell office:value-type="float" office:value="10965235957439">
            <text:p>10965235957439</text:p>
          </table:table-cell>
          <table:table-cell table:formula="of:=([.B666]-[.B$4])/10^9" office:value-type="float" office:value="0.104896388">
            <text:p>0.104896</text:p>
          </table:table-cell>
          <table:table-cell table:formula="of:=[.C666]-[.C665]" office:value-type="float" office:value="0.000893069999999996">
            <text:p>0.000893</text:p>
          </table:table-cell>
          <table:table-cell table:formula="of:=[.A666]-[.A665]" office:value-type="float" office:value="0.000887999999804379">
            <text:p>0.00088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77723">
            <text:p>1839.177723</text:p>
          </table:table-cell>
          <table:table-cell office:value-type="float" office:value="10965235957439">
            <text:p>10965235957439</text:p>
          </table:table-cell>
          <table:table-cell table:formula="of:=([.B667]-[.B$4])/10^9" office:value-type="float" office:value="0.104896388">
            <text:p>0.104896</text:p>
          </table:table-cell>
          <table:table-cell table:formula="of:=[.C667]-[.C666]" office:value-type="float" office:value="0">
            <text:p>0.000000</text:p>
          </table:table-cell>
          <table:table-cell table:formula="of:=[.A667]-[.A66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77728">
            <text:p>1839.177728</text:p>
          </table:table-cell>
          <table:table-cell office:value-type="float" office:value="10965235957439">
            <text:p>10965235957439</text:p>
          </table:table-cell>
          <table:table-cell table:formula="of:=([.B668]-[.B$4])/10^9" office:value-type="float" office:value="0.104896388">
            <text:p>0.104896</text:p>
          </table:table-cell>
          <table:table-cell table:formula="of:=[.C668]-[.C667]" office:value-type="float" office:value="0">
            <text:p>0.000000</text:p>
          </table:table-cell>
          <table:table-cell table:formula="of:=[.A668]-[.A667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177812">
            <text:p>1839.177812</text:p>
          </table:table-cell>
          <table:table-cell office:value-type="float" office:value="10965236016408">
            <text:p>10965236016408</text:p>
          </table:table-cell>
          <table:table-cell table:formula="of:=([.B669]-[.B$4])/10^9" office:value-type="float" office:value="0.104955357">
            <text:p>0.104955</text:p>
          </table:table-cell>
          <table:table-cell table:formula="of:=[.C669]-[.C668]" office:value-type="float" office:value="0.0000589690000000059">
            <text:p>0.000059</text:p>
          </table:table-cell>
          <table:table-cell table:formula="of:=[.A669]-[.A668]" office:value-type="float" office:value="0.0000840000000152941">
            <text:p>0.00008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77815">
            <text:p>1839.177815</text:p>
          </table:table-cell>
          <table:table-cell office:value-type="float" office:value="10965236059331">
            <text:p>10965236059331</text:p>
          </table:table-cell>
          <table:table-cell table:formula="of:=([.B670]-[.B$4])/10^9" office:value-type="float" office:value="0.10499828">
            <text:p>0.104998</text:p>
          </table:table-cell>
          <table:table-cell table:formula="of:=[.C670]-[.C669]" office:value-type="float" office:value="0.0000429230000000003">
            <text:p>0.000043</text:p>
          </table:table-cell>
          <table:table-cell table:formula="of:=[.A670]-[.A669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77816">
            <text:p>1839.177816</text:p>
          </table:table-cell>
          <table:table-cell office:value-type="float" office:value="10965236059331">
            <text:p>10965236059331</text:p>
          </table:table-cell>
          <table:table-cell table:formula="of:=([.B671]-[.B$4])/10^9" office:value-type="float" office:value="0.10499828">
            <text:p>0.104998</text:p>
          </table:table-cell>
          <table:table-cell table:formula="of:=[.C671]-[.C670]" office:value-type="float" office:value="0">
            <text:p>0.000000</text:p>
          </table:table-cell>
          <table:table-cell table:formula="of:=[.A671]-[.A670]" office:value-type="float" office:value="0.000000999999883788405">
            <text:p>0.000001</text:p>
          </table:table-cell>
          <table:table-cell/>
          <table:table-cell office:value-type="string">
            <text:p>668972 / 1756772 &lt;= 2000000 / 5000000</text:p>
          </table:table-cell>
          <table:table-cell/>
        </table:table-row>
        <table:table-row table:style-name="ro1">
          <table:table-cell office:value-type="float" office:value="1839.177817">
            <text:p>1839.177817</text:p>
          </table:table-cell>
          <table:table-cell office:value-type="float" office:value="10965236059331">
            <text:p>10965236059331</text:p>
          </table:table-cell>
          <table:table-cell table:formula="of:=([.B672]-[.B$4])/10^9" office:value-type="float" office:value="0.10499828">
            <text:p>0.104998</text:p>
          </table:table-cell>
          <table:table-cell table:formula="of:=[.C672]-[.C671]" office:value-type="float" office:value="0">
            <text:p>0.000000</text:p>
          </table:table-cell>
          <table:table-cell table:formula="of:=[.A672]-[.A671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77818">
            <text:p>1839.177818</text:p>
          </table:table-cell>
          <table:table-cell office:value-type="float" office:value="10965236059331">
            <text:p>10965236059331</text:p>
          </table:table-cell>
          <table:table-cell table:formula="of:=([.B673]-[.B$4])/10^9" office:value-type="float" office:value="0.10499828">
            <text:p>0.104998</text:p>
          </table:table-cell>
          <table:table-cell table:formula="of:=[.C673]-[.C672]" office:value-type="float" office:value="0">
            <text:p>0.000000</text:p>
          </table:table-cell>
          <table:table-cell table:formula="of:=[.A673]-[.A672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77828">
            <text:p>1839.177828</text:p>
          </table:table-cell>
          <table:table-cell office:value-type="float" office:value="10965236072542">
            <text:p>10965236072542</text:p>
          </table:table-cell>
          <table:table-cell table:formula="of:=([.B674]-[.B$4])/10^9" office:value-type="float" office:value="0.105011491">
            <text:p>0.105011</text:p>
          </table:table-cell>
          <table:table-cell table:formula="of:=[.C674]-[.C673]" office:value-type="float" office:value="0.0000132109999999991">
            <text:p>0.000013</text:p>
          </table:table-cell>
          <table:table-cell table:formula="of:=[.A674]-[.A673]" office:value-type="float" office:value="0.0000100000002021261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77836">
            <text:p>1839.177836</text:p>
          </table:table-cell>
          <table:table-cell office:value-type="float" office:value="10965236072542">
            <text:p>10965236072542</text:p>
          </table:table-cell>
          <table:table-cell table:formula="of:=([.B675]-[.B$4])/10^9" office:value-type="float" office:value="0.105011491">
            <text:p>0.105011</text:p>
          </table:table-cell>
          <table:table-cell table:formula="of:=[.C675]-[.C674]" office:value-type="float" office:value="0">
            <text:p>0.000000</text:p>
          </table:table-cell>
          <table:table-cell table:formula="of:=[.A675]-[.A674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78506">
            <text:p>1839.178506</text:p>
          </table:table-cell>
          <table:table-cell office:value-type="float" office:value="10965236749502">
            <text:p>10965236749502</text:p>
          </table:table-cell>
          <table:table-cell table:formula="of:=([.B676]-[.B$4])/10^9" office:value-type="float" office:value="0.105688451">
            <text:p>0.105688</text:p>
          </table:table-cell>
          <table:table-cell table:formula="of:=[.C676]-[.C675]" office:value-type="float" office:value="0.000676960000000004">
            <text:p>0.000677</text:p>
          </table:table-cell>
          <table:table-cell table:formula="of:=[.A676]-[.A675]" office:value-type="float" office:value="0.000669999999900028">
            <text:p>0.00067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78507">
            <text:p>1839.178507</text:p>
          </table:table-cell>
          <table:table-cell office:value-type="float" office:value="10965236749502">
            <text:p>10965236749502</text:p>
          </table:table-cell>
          <table:table-cell table:formula="of:=([.B677]-[.B$4])/10^9" office:value-type="float" office:value="0.105688451">
            <text:p>0.105688</text:p>
          </table:table-cell>
          <table:table-cell table:formula="of:=[.C677]-[.C676]" office:value-type="float" office:value="0">
            <text:p>0.000000</text:p>
          </table:table-cell>
          <table:table-cell table:formula="of:=[.A677]-[.A676]" office:value-type="float" office:value="0.00000100000011116208">
            <text:p>0.000001</text:p>
          </table:table-cell>
          <table:table-cell/>
          <table:table-cell office:value-type="string">
            <text:p>uses up its c_s; 10965236749502-10965236072542=676960</text:p>
          </table:table-cell>
          <table:table-cell/>
        </table:table-row>
        <table:table-row table:style-name="ro1">
          <table:table-cell office:value-type="float" office:value="1839.17852">
            <text:p>1839.178520</text:p>
          </table:table-cell>
          <table:table-cell office:value-type="float" office:value="10965236764491">
            <text:p>10965236764491</text:p>
          </table:table-cell>
          <table:table-cell table:formula="of:=([.B678]-[.B$4])/10^9" office:value-type="float" office:value="0.10570344">
            <text:p>0.105703</text:p>
          </table:table-cell>
          <table:table-cell table:formula="of:=[.C678]-[.C677]" office:value-type="float" office:value="0.000014988999999993">
            <text:p>0.000015</text:p>
          </table:table-cell>
          <table:table-cell table:formula="of:=[.A678]-[.A677]" office:value-type="float" office:value="0.0000129999998534913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78525">
            <text:p>1839.178525</text:p>
          </table:table-cell>
          <table:table-cell office:value-type="float" office:value="10965236764491">
            <text:p>10965236764491</text:p>
          </table:table-cell>
          <table:table-cell table:formula="of:=([.B679]-[.B$4])/10^9" office:value-type="float" office:value="0.10570344">
            <text:p>0.105703</text:p>
          </table:table-cell>
          <table:table-cell table:formula="of:=[.C679]-[.C678]" office:value-type="float" office:value="0">
            <text:p>0.000000</text:p>
          </table:table-cell>
          <table:table-cell table:formula="of:=[.A679]-[.A678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79579">
            <text:p>1839.179579</text:p>
          </table:table-cell>
          <table:table-cell office:value-type="float" office:value="10965236764491">
            <text:p>10965236764491</text:p>
          </table:table-cell>
          <table:table-cell table:formula="of:=([.B680]-[.B$4])/10^9" office:value-type="float" office:value="0.10570344">
            <text:p>0.105703</text:p>
          </table:table-cell>
          <table:table-cell table:formula="of:=[.C680]-[.C679]" office:value-type="float" office:value="0">
            <text:p>0.000000</text:p>
          </table:table-cell>
          <table:table-cell table:formula="of:=[.A680]-[.A679]" office:value-type="float" office:value="0.00105400000006739">
            <text:p>0.00105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7958">
            <text:p>1839.179580</text:p>
          </table:table-cell>
          <table:table-cell office:value-type="float" office:value="10965236764491">
            <text:p>10965236764491</text:p>
          </table:table-cell>
          <table:table-cell table:formula="of:=([.B681]-[.B$4])/10^9" office:value-type="float" office:value="0.10570344">
            <text:p>0.105703</text:p>
          </table:table-cell>
          <table:table-cell table:formula="of:=[.C681]-[.C680]" office:value-type="float" office:value="0">
            <text:p>0.000000</text:p>
          </table:table-cell>
          <table:table-cell table:formula="of:=[.A681]-[.A680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79581">
            <text:p>1839.179581</text:p>
          </table:table-cell>
          <table:table-cell office:value-type="float" office:value="10965236764491">
            <text:p>10965236764491</text:p>
          </table:table-cell>
          <table:table-cell table:formula="of:=([.B682]-[.B$4])/10^9" office:value-type="float" office:value="0.10570344">
            <text:p>0.105703</text:p>
          </table:table-cell>
          <table:table-cell table:formula="of:=[.C682]-[.C681]" office:value-type="float" office:value="0">
            <text:p>0.000000</text:p>
          </table:table-cell>
          <table:table-cell table:formula="of:=[.A682]-[.A681]" office:value-type="float" office:value="0.00000100000011116208">
            <text:p>0.000001</text:p>
          </table:table-cell>
          <table:table-cell/>
          <table:table-cell office:value-type="string">
            <text:p>postpones its deadline to 10965242816103; c_s is topped up to 1992012</text:p>
          </table:table-cell>
          <table:table-cell/>
        </table:table-row>
        <table:table-row table:style-name="ro1">
          <table:table-cell office:value-type="float" office:value="1839.18034">
            <text:p>1839.180340</text:p>
          </table:table-cell>
          <table:table-cell office:value-type="float" office:value="10965238583772">
            <text:p>10965238583772</text:p>
          </table:table-cell>
          <table:table-cell table:formula="of:=([.B683]-[.B$4])/10^9" office:value-type="float" office:value="0.107522721">
            <text:p>0.107523</text:p>
          </table:table-cell>
          <table:table-cell table:formula="of:=[.C683]-[.C682]" office:value-type="float" office:value="0.00181928100000001">
            <text:p>0.001819</text:p>
          </table:table-cell>
          <table:table-cell table:formula="of:=[.A683]-[.A682]" office:value-type="float" office:value="0.000758999999789012">
            <text:p>0.000759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839.180341">
            <text:p>1839.180341</text:p>
          </table:table-cell>
          <table:table-cell office:value-type="float" office:value="10965238583772">
            <text:p>10965238583772</text:p>
          </table:table-cell>
          <table:table-cell table:formula="of:=([.B684]-[.B$4])/10^9" office:value-type="float" office:value="0.107522721">
            <text:p>0.107523</text:p>
          </table:table-cell>
          <table:table-cell table:formula="of:=[.C684]-[.C683]" office:value-type="float" office:value="0">
            <text:p>0.000000</text:p>
          </table:table-cell>
          <table:table-cell table:formula="of:=[.A684]-[.A683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10965238583772-10965236764491=1819281</text:p>
          </table:table-cell>
        </table:table-row>
        <table:table-row table:style-name="ro1">
          <table:table-cell office:value-type="float" office:value="1839.180344">
            <text:p>1839.180344</text:p>
          </table:table-cell>
          <table:table-cell office:value-type="float" office:value="10965238583772">
            <text:p>10965238583772</text:p>
          </table:table-cell>
          <table:table-cell table:formula="of:=([.B685]-[.B$4])/10^9" office:value-type="float" office:value="0.107522721">
            <text:p>0.107523</text:p>
          </table:table-cell>
          <table:table-cell table:formula="of:=[.C685]-[.C684]" office:value-type="float" office:value="0">
            <text:p>0.000000</text:p>
          </table:table-cell>
          <table:table-cell table:formula="of:=[.A685]-[.A684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80345">
            <text:p>1839.180345</text:p>
          </table:table-cell>
          <table:table-cell office:value-type="float" office:value="10965238583772">
            <text:p>10965238583772</text:p>
          </table:table-cell>
          <table:table-cell table:formula="of:=([.B686]-[.B$4])/10^9" office:value-type="float" office:value="0.107522721">
            <text:p>0.107523</text:p>
          </table:table-cell>
          <table:table-cell table:formula="of:=[.C686]-[.C685]" office:value-type="float" office:value="0">
            <text:p>0.000000</text:p>
          </table:table-cell>
          <table:table-cell table:formula="of:=[.A686]-[.A685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10965245060118; c_s is topped up to 2471231</text:p>
          </table:table-cell>
        </table:table-row>
        <table:table-row table:style-name="ro1">
          <table:table-cell office:value-type="float" office:value="1839.180357">
            <text:p>1839.180357</text:p>
          </table:table-cell>
          <table:table-cell office:value-type="float" office:value="10965238601090">
            <text:p>10965238601090</text:p>
          </table:table-cell>
          <table:table-cell table:formula="of:=([.B687]-[.B$4])/10^9" office:value-type="float" office:value="0.107540039">
            <text:p>0.107540</text:p>
          </table:table-cell>
          <table:table-cell table:formula="of:=[.C687]-[.C686]" office:value-type="float" office:value="0.0000173180000000023">
            <text:p>0.000017</text:p>
          </table:table-cell>
          <table:table-cell table:formula="of:=[.A687]-[.A686]" office:value-type="float" office:value="0.0000119999999697029">
            <text:p>0.00001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80362">
            <text:p>1839.180362</text:p>
          </table:table-cell>
          <table:table-cell office:value-type="float" office:value="10965238601090">
            <text:p>10965238601090</text:p>
          </table:table-cell>
          <table:table-cell table:formula="of:=([.B688]-[.B$4])/10^9" office:value-type="float" office:value="0.107540039">
            <text:p>0.107540</text:p>
          </table:table-cell>
          <table:table-cell table:formula="of:=[.C688]-[.C687]" office:value-type="float" office:value="0">
            <text:p>0.000000</text:p>
          </table:table-cell>
          <table:table-cell table:formula="of:=[.A688]-[.A687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80807">
            <text:p>1839.180807</text:p>
          </table:table-cell>
          <table:table-cell office:value-type="float" office:value="10965238601090">
            <text:p>10965238601090</text:p>
          </table:table-cell>
          <table:table-cell table:formula="of:=([.B689]-[.B$4])/10^9" office:value-type="float" office:value="0.107540039">
            <text:p>0.107540</text:p>
          </table:table-cell>
          <table:table-cell table:formula="of:=[.C689]-[.C688]" office:value-type="float" office:value="0">
            <text:p>0.000000</text:p>
          </table:table-cell>
          <table:table-cell table:formula="of:=[.A689]-[.A688]" office:value-type="float" office:value="0.000444999999899665">
            <text:p>0.00044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80809">
            <text:p>1839.180809</text:p>
          </table:table-cell>
          <table:table-cell office:value-type="float" office:value="10965239053714">
            <text:p>10965239053714</text:p>
          </table:table-cell>
          <table:table-cell table:formula="of:=([.B690]-[.B$4])/10^9" office:value-type="float" office:value="0.107992663">
            <text:p>0.107993</text:p>
          </table:table-cell>
          <table:table-cell table:formula="of:=[.C690]-[.C689]" office:value-type="float" office:value="0.000452623999999999">
            <text:p>0.000453</text:p>
          </table:table-cell>
          <table:table-cell table:formula="of:=[.A690]-[.A68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8081">
            <text:p>1839.180810</text:p>
          </table:table-cell>
          <table:table-cell office:value-type="float" office:value="10965239053714">
            <text:p>10965239053714</text:p>
          </table:table-cell>
          <table:table-cell table:formula="of:=([.B691]-[.B$4])/10^9" office:value-type="float" office:value="0.107992663">
            <text:p>0.107993</text:p>
          </table:table-cell>
          <table:table-cell table:formula="of:=[.C691]-[.C690]" office:value-type="float" office:value="0">
            <text:p>0.000000</text:p>
          </table:table-cell>
          <table:table-cell table:formula="of:=[.A691]-[.A690]" office:value-type="float" office:value="0.00000100000011116208">
            <text:p>0.000001</text:p>
          </table:table-cell>
          <table:table-cell office:value-type="string">
            <text:p>d_s is renewed (r + D) to 10965241053714; c_s is fully topped up</text:p>
          </table:table-cell>
          <table:table-cell table:number-columns-repeated="2"/>
        </table:table-row>
        <table:table-row table:style-name="ro1">
          <table:table-cell office:value-type="float" office:value="1839.180811">
            <text:p>1839.180811</text:p>
          </table:table-cell>
          <table:table-cell office:value-type="float" office:value="10965239053714">
            <text:p>10965239053714</text:p>
          </table:table-cell>
          <table:table-cell table:formula="of:=([.B692]-[.B$4])/10^9" office:value-type="float" office:value="0.107992663">
            <text:p>0.107993</text:p>
          </table:table-cell>
          <table:table-cell table:formula="of:=[.C692]-[.C691]" office:value-type="float" office:value="0">
            <text:p>0.000000</text:p>
          </table:table-cell>
          <table:table-cell table:formula="of:=[.A692]-[.A691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180818">
            <text:p>1839.180818</text:p>
          </table:table-cell>
          <table:table-cell office:value-type="float" office:value="10965239062727">
            <text:p>10965239062727</text:p>
          </table:table-cell>
          <table:table-cell table:formula="of:=([.B693]-[.B$4])/10^9" office:value-type="float" office:value="0.108001676">
            <text:p>0.108002</text:p>
          </table:table-cell>
          <table:table-cell table:formula="of:=[.C693]-[.C692]" office:value-type="float" office:value="0.00000901300000000216">
            <text:p>0.000009</text:p>
          </table:table-cell>
          <table:table-cell table:formula="of:=[.A693]-[.A692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80823">
            <text:p>1839.180823</text:p>
          </table:table-cell>
          <table:table-cell office:value-type="float" office:value="10965239062727">
            <text:p>10965239062727</text:p>
          </table:table-cell>
          <table:table-cell table:formula="of:=([.B694]-[.B$4])/10^9" office:value-type="float" office:value="0.108001676">
            <text:p>0.108002</text:p>
          </table:table-cell>
          <table:table-cell table:formula="of:=[.C694]-[.C693]" office:value-type="float" office:value="0">
            <text:p>0.000000</text:p>
          </table:table-cell>
          <table:table-cell table:formula="of:=[.A694]-[.A693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81711">
            <text:p>1839.181711</text:p>
          </table:table-cell>
          <table:table-cell office:value-type="float" office:value="10965239955413">
            <text:p>10965239955413</text:p>
          </table:table-cell>
          <table:table-cell table:formula="of:=([.B695]-[.B$4])/10^9" office:value-type="float" office:value="0.108894362">
            <text:p>0.108894</text:p>
          </table:table-cell>
          <table:table-cell table:formula="of:=[.C695]-[.C694]" office:value-type="float" office:value="0.00089268599999999">
            <text:p>0.000893</text:p>
          </table:table-cell>
          <table:table-cell table:formula="of:=[.A695]-[.A694]" office:value-type="float" office:value="0.000888000000031752">
            <text:p>0.00088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81713">
            <text:p>1839.181713</text:p>
          </table:table-cell>
          <table:table-cell office:value-type="float" office:value="10965239955413">
            <text:p>10965239955413</text:p>
          </table:table-cell>
          <table:table-cell table:formula="of:=([.B696]-[.B$4])/10^9" office:value-type="float" office:value="0.108894362">
            <text:p>0.108894</text:p>
          </table:table-cell>
          <table:table-cell table:formula="of:=[.C696]-[.C695]" office:value-type="float" office:value="0">
            <text:p>0.000000</text:p>
          </table:table-cell>
          <table:table-cell table:formula="of:=[.A696]-[.A69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81718">
            <text:p>1839.181718</text:p>
          </table:table-cell>
          <table:table-cell office:value-type="float" office:value="10965239955413">
            <text:p>10965239955413</text:p>
          </table:table-cell>
          <table:table-cell table:formula="of:=([.B697]-[.B$4])/10^9" office:value-type="float" office:value="0.108894362">
            <text:p>0.108894</text:p>
          </table:table-cell>
          <table:table-cell table:formula="of:=[.C697]-[.C696]" office:value-type="float" office:value="0">
            <text:p>0.000000</text:p>
          </table:table-cell>
          <table:table-cell table:formula="of:=[.A697]-[.A696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82566">
            <text:p>1839.182566</text:p>
          </table:table-cell>
          <table:table-cell office:value-type="float" office:value="10965240818930">
            <text:p>10965240818930</text:p>
          </table:table-cell>
          <table:table-cell table:formula="of:=([.B698]-[.B$4])/10^9" office:value-type="float" office:value="0.109757879">
            <text:p>0.109758</text:p>
          </table:table-cell>
          <table:table-cell table:formula="of:=[.C698]-[.C697]" office:value-type="float" office:value="0.000863517000000008">
            <text:p>0.000864</text:p>
          </table:table-cell>
          <table:table-cell table:formula="of:=[.A698]-[.A697]" office:value-type="float" office:value="0.000847999999905369">
            <text:p>0.00084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82568">
            <text:p>1839.182568</text:p>
          </table:table-cell>
          <table:table-cell office:value-type="float" office:value="10965240818930">
            <text:p>10965240818930</text:p>
          </table:table-cell>
          <table:table-cell table:formula="of:=([.B699]-[.B$4])/10^9" office:value-type="float" office:value="0.109757879">
            <text:p>0.109758</text:p>
          </table:table-cell>
          <table:table-cell table:formula="of:=[.C699]-[.C698]" office:value-type="float" office:value="0">
            <text:p>0.000000</text:p>
          </table:table-cell>
          <table:table-cell table:formula="of:=[.A699]-[.A69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82574">
            <text:p>1839.182574</text:p>
          </table:table-cell>
          <table:table-cell office:value-type="float" office:value="10965240818930">
            <text:p>10965240818930</text:p>
          </table:table-cell>
          <table:table-cell table:formula="of:=([.B700]-[.B$4])/10^9" office:value-type="float" office:value="0.109757879">
            <text:p>0.109758</text:p>
          </table:table-cell>
          <table:table-cell table:formula="of:=[.C700]-[.C699]" office:value-type="float" office:value="0">
            <text:p>0.000000</text:p>
          </table:table-cell>
          <table:table-cell table:formula="of:=[.A700]-[.A699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82625">
            <text:p>1839.182625</text:p>
          </table:table-cell>
          <table:table-cell office:value-type="float" office:value="10965240878444">
            <text:p>10965240878444</text:p>
          </table:table-cell>
          <table:table-cell table:formula="of:=([.B701]-[.B$4])/10^9" office:value-type="float" office:value="0.109817393">
            <text:p>0.109817</text:p>
          </table:table-cell>
          <table:table-cell table:formula="of:=[.C701]-[.C700]" office:value-type="float" office:value="0.0000595139999999966">
            <text:p>0.000060</text:p>
          </table:table-cell>
          <table:table-cell table:formula="of:=[.A701]-[.A700]" office:value-type="float" office:value="0.0000509999999849242">
            <text:p>0.00005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182627">
            <text:p>1839.182627</text:p>
          </table:table-cell>
          <table:table-cell office:value-type="float" office:value="10965240878444">
            <text:p>10965240878444</text:p>
          </table:table-cell>
          <table:table-cell table:formula="of:=([.B702]-[.B$4])/10^9" office:value-type="float" office:value="0.109817393">
            <text:p>0.109817</text:p>
          </table:table-cell>
          <table:table-cell table:formula="of:=[.C702]-[.C701]" office:value-type="float" office:value="0">
            <text:p>0.000000</text:p>
          </table:table-cell>
          <table:table-cell table:formula="of:=[.A702]-[.A701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82818">
            <text:p>1839.182818</text:p>
          </table:table-cell>
          <table:table-cell office:value-type="float" office:value="10965240878444">
            <text:p>10965240878444</text:p>
          </table:table-cell>
          <table:table-cell table:formula="of:=([.B703]-[.B$4])/10^9" office:value-type="float" office:value="0.109817393">
            <text:p>0.109817</text:p>
          </table:table-cell>
          <table:table-cell table:formula="of:=[.C703]-[.C702]" office:value-type="float" office:value="0">
            <text:p>0.000000</text:p>
          </table:table-cell>
          <table:table-cell table:formula="of:=[.A703]-[.A702]" office:value-type="float" office:value="0.000191000000086206">
            <text:p>0.00019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82821">
            <text:p>1839.182821</text:p>
          </table:table-cell>
          <table:table-cell office:value-type="float" office:value="10965241073951">
            <text:p>10965241073951</text:p>
          </table:table-cell>
          <table:table-cell table:formula="of:=([.B704]-[.B$4])/10^9" office:value-type="float" office:value="0.1100129">
            <text:p>0.110013</text:p>
          </table:table-cell>
          <table:table-cell table:formula="of:=[.C704]-[.C703]" office:value-type="float" office:value="0.000195506999999998">
            <text:p>0.000196</text:p>
          </table:table-cell>
          <table:table-cell table:formula="of:=[.A704]-[.A703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82823">
            <text:p>1839.182823</text:p>
          </table:table-cell>
          <table:table-cell office:value-type="float" office:value="10965241073951">
            <text:p>10965241073951</text:p>
          </table:table-cell>
          <table:table-cell table:formula="of:=([.B705]-[.B$4])/10^9" office:value-type="float" office:value="0.1100129">
            <text:p>0.110013</text:p>
          </table:table-cell>
          <table:table-cell table:formula="of:=[.C705]-[.C704]" office:value-type="float" office:value="0">
            <text:p>0.000000</text:p>
          </table:table-cell>
          <table:table-cell table:formula="of:=[.A705]-[.A704]" office:value-type="float" office:value="0.00000199999999495049">
            <text:p>0.000002</text:p>
          </table:table-cell>
          <table:table-cell/>
          <table:table-cell office:value-type="string">
            <text:p>666858 / 1742152 &lt;= 2000000 / 5000000</text:p>
          </table:table-cell>
          <table:table-cell/>
        </table:table-row>
        <table:table-row table:style-name="ro1">
          <table:table-cell office:value-type="float" office:value="1839.182823">
            <text:p>1839.182823</text:p>
          </table:table-cell>
          <table:table-cell office:value-type="float" office:value="10965241073951">
            <text:p>10965241073951</text:p>
          </table:table-cell>
          <table:table-cell table:formula="of:=([.B706]-[.B$4])/10^9" office:value-type="float" office:value="0.1100129">
            <text:p>0.110013</text:p>
          </table:table-cell>
          <table:table-cell table:formula="of:=[.C706]-[.C705]" office:value-type="float" office:value="0">
            <text:p>0.000000</text:p>
          </table:table-cell>
          <table:table-cell table:formula="of:=[.A706]-[.A705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182828">
            <text:p>1839.182828</text:p>
          </table:table-cell>
          <table:table-cell office:value-type="float" office:value="10965241073951">
            <text:p>10965241073951</text:p>
          </table:table-cell>
          <table:table-cell table:formula="of:=([.B707]-[.B$4])/10^9" office:value-type="float" office:value="0.1100129">
            <text:p>0.110013</text:p>
          </table:table-cell>
          <table:table-cell table:formula="of:=[.C707]-[.C706]" office:value-type="float" office:value="0">
            <text:p>0.000000</text:p>
          </table:table-cell>
          <table:table-cell table:formula="of:=[.A707]-[.A706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18283">
            <text:p>1839.182830</text:p>
          </table:table-cell>
          <table:table-cell office:value-type="float" office:value="10965241083253">
            <text:p>10965241083253</text:p>
          </table:table-cell>
          <table:table-cell table:formula="of:=([.B708]-[.B$4])/10^9" office:value-type="float" office:value="0.110022202">
            <text:p>0.110022</text:p>
          </table:table-cell>
          <table:table-cell table:formula="of:=[.C708]-[.C707]" office:value-type="float" office:value="0.0000093020000000027">
            <text:p>0.000009</text:p>
          </table:table-cell>
          <table:table-cell table:formula="of:=[.A708]-[.A70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82832">
            <text:p>1839.182832</text:p>
          </table:table-cell>
          <table:table-cell office:value-type="float" office:value="10965241083253">
            <text:p>10965241083253</text:p>
          </table:table-cell>
          <table:table-cell table:formula="of:=([.B709]-[.B$4])/10^9" office:value-type="float" office:value="0.110022202">
            <text:p>0.110022</text:p>
          </table:table-cell>
          <table:table-cell table:formula="of:=[.C709]-[.C708]" office:value-type="float" office:value="0">
            <text:p>0.000000</text:p>
          </table:table-cell>
          <table:table-cell table:formula="of:=[.A709]-[.A708]" office:value-type="float" office:value="0.00000199999999495049">
            <text:p>0.000002</text:p>
          </table:table-cell>
          <table:table-cell table:number-columns-repeated="2"/>
          <table:table-cell office:value-type="string">
            <text:p>2394399 / 3976865 &gt; 3000000 / 7000000</text:p>
          </table:table-cell>
        </table:table-row>
        <table:table-row table:style-name="ro1">
          <table:table-cell office:value-type="float" office:value="1839.182832">
            <text:p>1839.182832</text:p>
          </table:table-cell>
          <table:table-cell office:value-type="float" office:value="10965241083253">
            <text:p>10965241083253</text:p>
          </table:table-cell>
          <table:table-cell table:formula="of:=([.B710]-[.B$4])/10^9" office:value-type="float" office:value="0.110022202">
            <text:p>0.110022</text:p>
          </table:table-cell>
          <table:table-cell table:formula="of:=[.C710]-[.C709]" office:value-type="float" office:value="0">
            <text:p>0.000000</text:p>
          </table:table-cell>
          <table:table-cell table:formula="of:=[.A710]-[.A709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10965248083253; c_s is fully topped up</text:p>
          </table:table-cell>
        </table:table-row>
        <table:table-row table:style-name="ro1">
          <table:table-cell office:value-type="float" office:value="1839.182852">
            <text:p>1839.182852</text:p>
          </table:table-cell>
          <table:table-cell office:value-type="float" office:value="10965241096842">
            <text:p>10965241096842</text:p>
          </table:table-cell>
          <table:table-cell table:formula="of:=([.B711]-[.B$4])/10^9" office:value-type="float" office:value="0.110035791">
            <text:p>0.110036</text:p>
          </table:table-cell>
          <table:table-cell table:formula="of:=[.C711]-[.C710]" office:value-type="float" office:value="0.0000135889999999944">
            <text:p>0.000014</text:p>
          </table:table-cell>
          <table:table-cell table:formula="of:=[.A711]-[.A710]" office:value-type="float" office:value="0.0000199999999495049">
            <text:p>0.000020</text:p>
          </table:table-cell>
          <table:table-cell/>
          <table:table-cell office:value-type="string">
            <text:p>is pick_next_task_dl-ed by multiload-apple (1787)</text:p>
          </table:table-cell>
          <table:table-cell/>
        </table:table-row>
        <table:table-row table:style-name="ro1">
          <table:table-cell office:value-type="float" office:value="1839.18352">
            <text:p>1839.183520</text:p>
          </table:table-cell>
          <table:table-cell office:value-type="float" office:value="10965241771682">
            <text:p>10965241771682</text:p>
          </table:table-cell>
          <table:table-cell table:formula="of:=([.B712]-[.B$4])/10^9" office:value-type="float" office:value="0.110710631">
            <text:p>0.110711</text:p>
          </table:table-cell>
          <table:table-cell table:formula="of:=[.C712]-[.C711]" office:value-type="float" office:value="0.00067484000000001">
            <text:p>0.000675</text:p>
          </table:table-cell>
          <table:table-cell table:formula="of:=[.A712]-[.A711]" office:value-type="float" office:value="0.000668000000132452">
            <text:p>0.00066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183521">
            <text:p>1839.183521</text:p>
          </table:table-cell>
          <table:table-cell office:value-type="float" office:value="10965241771682">
            <text:p>10965241771682</text:p>
          </table:table-cell>
          <table:table-cell table:formula="of:=([.B713]-[.B$4])/10^9" office:value-type="float" office:value="0.110710631">
            <text:p>0.110711</text:p>
          </table:table-cell>
          <table:table-cell table:formula="of:=[.C713]-[.C712]" office:value-type="float" office:value="0">
            <text:p>0.000000</text:p>
          </table:table-cell>
          <table:table-cell table:formula="of:=[.A713]-[.A712]" office:value-type="float" office:value="0.000000999999883788405">
            <text:p>0.000001</text:p>
          </table:table-cell>
          <table:table-cell/>
          <table:table-cell office:value-type="string">
            <text:p>uses up its c_s; 10965241771682-10965241096842=674840</text:p>
          </table:table-cell>
          <table:table-cell/>
        </table:table-row>
        <table:table-row table:style-name="ro1">
          <table:table-cell office:value-type="float" office:value="1839.183534">
            <text:p>1839.183534</text:p>
          </table:table-cell>
          <table:table-cell office:value-type="float" office:value="10965241786701">
            <text:p>10965241786701</text:p>
          </table:table-cell>
          <table:table-cell table:formula="of:=([.B714]-[.B$4])/10^9" office:value-type="float" office:value="0.11072565">
            <text:p>0.110726</text:p>
          </table:table-cell>
          <table:table-cell table:formula="of:=[.C714]-[.C713]" office:value-type="float" office:value="0.0000150189999999911">
            <text:p>0.000015</text:p>
          </table:table-cell>
          <table:table-cell table:formula="of:=[.A714]-[.A713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8354">
            <text:p>1839.183540</text:p>
          </table:table-cell>
          <table:table-cell office:value-type="float" office:value="10965241786701">
            <text:p>10965241786701</text:p>
          </table:table-cell>
          <table:table-cell table:formula="of:=([.B715]-[.B$4])/10^9" office:value-type="float" office:value="0.11072565">
            <text:p>0.110726</text:p>
          </table:table-cell>
          <table:table-cell table:formula="of:=[.C715]-[.C714]" office:value-type="float" office:value="0">
            <text:p>0.000000</text:p>
          </table:table-cell>
          <table:table-cell table:formula="of:=[.A715]-[.A714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84571">
            <text:p>1839.184571</text:p>
          </table:table-cell>
          <table:table-cell office:value-type="float" office:value="10965241786701">
            <text:p>10965241786701</text:p>
          </table:table-cell>
          <table:table-cell table:formula="of:=([.B716]-[.B$4])/10^9" office:value-type="float" office:value="0.11072565">
            <text:p>0.110726</text:p>
          </table:table-cell>
          <table:table-cell table:formula="of:=[.C716]-[.C715]" office:value-type="float" office:value="0">
            <text:p>0.000000</text:p>
          </table:table-cell>
          <table:table-cell table:formula="of:=[.A716]-[.A715]" office:value-type="float" office:value="0.00103100000001177">
            <text:p>0.00103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184571">
            <text:p>1839.184571</text:p>
          </table:table-cell>
          <table:table-cell office:value-type="float" office:value="10965241786701">
            <text:p>10965241786701</text:p>
          </table:table-cell>
          <table:table-cell table:formula="of:=([.B717]-[.B$4])/10^9" office:value-type="float" office:value="0.11072565">
            <text:p>0.110726</text:p>
          </table:table-cell>
          <table:table-cell table:formula="of:=[.C717]-[.C716]" office:value-type="float" office:value="0">
            <text:p>0.000000</text:p>
          </table:table-cell>
          <table:table-cell table:formula="of:=[.A717]-[.A716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84573">
            <text:p>1839.184573</text:p>
          </table:table-cell>
          <table:table-cell office:value-type="float" office:value="10965241786701">
            <text:p>10965241786701</text:p>
          </table:table-cell>
          <table:table-cell table:formula="of:=([.B718]-[.B$4])/10^9" office:value-type="float" office:value="0.11072565">
            <text:p>0.110726</text:p>
          </table:table-cell>
          <table:table-cell table:formula="of:=[.C718]-[.C717]" office:value-type="float" office:value="0">
            <text:p>0.000000</text:p>
          </table:table-cell>
          <table:table-cell table:formula="of:=[.A718]-[.A717]" office:value-type="float" office:value="0.00000199999999495049">
            <text:p>0.000002</text:p>
          </table:table-cell>
          <table:table-cell/>
          <table:table-cell office:value-type="string">
            <text:p>postpones its deadline to 10965247816103; c_s is topped up to 1992018</text:p>
          </table:table-cell>
          <table:table-cell/>
        </table:table-row>
        <table:table-row table:style-name="ro1">
          <table:table-cell office:value-type="float" office:value="1839.184574">
            <text:p>1839.184574</text:p>
          </table:table-cell>
          <table:table-cell office:value-type="float" office:value="10965241786701">
            <text:p>10965241786701</text:p>
          </table:table-cell>
          <table:table-cell table:formula="of:=([.B719]-[.B$4])/10^9" office:value-type="float" office:value="0.11072565">
            <text:p>0.110726</text:p>
          </table:table-cell>
          <table:table-cell table:formula="of:=[.C719]-[.C718]" office:value-type="float" office:value="0">
            <text:p>0.000000</text:p>
          </table:table-cell>
          <table:table-cell table:formula="of:=[.A719]-[.A718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184582">
            <text:p>1839.184582</text:p>
          </table:table-cell>
          <table:table-cell office:value-type="float" office:value="10965242834589">
            <text:p>10965242834589</text:p>
          </table:table-cell>
          <table:table-cell table:formula="of:=([.B720]-[.B$4])/10^9" office:value-type="float" office:value="0.111773538">
            <text:p>0.111774</text:p>
          </table:table-cell>
          <table:table-cell table:formula="of:=[.C720]-[.C719]" office:value-type="float" office:value="0.00104788800000001">
            <text:p>0.001048</text:p>
          </table:table-cell>
          <table:table-cell table:formula="of:=[.A720]-[.A719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84586">
            <text:p>1839.184586</text:p>
          </table:table-cell>
          <table:table-cell office:value-type="float" office:value="10965242834589">
            <text:p>10965242834589</text:p>
          </table:table-cell>
          <table:table-cell table:formula="of:=([.B721]-[.B$4])/10^9" office:value-type="float" office:value="0.111773538">
            <text:p>0.111774</text:p>
          </table:table-cell>
          <table:table-cell table:formula="of:=[.C721]-[.C720]" office:value-type="float" office:value="0">
            <text:p>0.000000</text:p>
          </table:table-cell>
          <table:table-cell table:formula="of:=[.A721]-[.A720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84798">
            <text:p>1839.184798</text:p>
          </table:table-cell>
          <table:table-cell office:value-type="float" office:value="10965242834589">
            <text:p>10965242834589</text:p>
          </table:table-cell>
          <table:table-cell table:formula="of:=([.B722]-[.B$4])/10^9" office:value-type="float" office:value="0.111773538">
            <text:p>0.111774</text:p>
          </table:table-cell>
          <table:table-cell table:formula="of:=[.C722]-[.C721]" office:value-type="float" office:value="0">
            <text:p>0.000000</text:p>
          </table:table-cell>
          <table:table-cell table:formula="of:=[.A722]-[.A721]" office:value-type="float" office:value="0.000211999999919499">
            <text:p>0.00021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84801">
            <text:p>1839.184801</text:p>
          </table:table-cell>
          <table:table-cell office:value-type="float" office:value="10965243053515">
            <text:p>10965243053515</text:p>
          </table:table-cell>
          <table:table-cell table:formula="of:=([.B723]-[.B$4])/10^9" office:value-type="float" office:value="0.111992464">
            <text:p>0.111992</text:p>
          </table:table-cell>
          <table:table-cell table:formula="of:=[.C723]-[.C722]" office:value-type="float" office:value="0.000218925999999994">
            <text:p>0.000219</text:p>
          </table:table-cell>
          <table:table-cell table:formula="of:=[.A723]-[.A722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84801">
            <text:p>1839.184801</text:p>
          </table:table-cell>
          <table:table-cell office:value-type="float" office:value="10965243053515">
            <text:p>10965243053515</text:p>
          </table:table-cell>
          <table:table-cell table:formula="of:=([.B724]-[.B$4])/10^9" office:value-type="float" office:value="0.111992464">
            <text:p>0.111992</text:p>
          </table:table-cell>
          <table:table-cell table:formula="of:=[.C724]-[.C723]" office:value-type="float" office:value="0">
            <text:p>0.000000</text:p>
          </table:table-cell>
          <table:table-cell table:formula="of:=[.A724]-[.A723]" office:value-type="float" office:value="0">
            <text:p>0.000000</text:p>
          </table:table-cell>
          <table:table-cell office:value-type="string">
            <text:p>d_s is renewed (r + D) to 10965245053515; c_s is fully topped up</text:p>
          </table:table-cell>
          <table:table-cell table:number-columns-repeated="2"/>
        </table:table-row>
        <table:table-row table:style-name="ro1">
          <table:table-cell office:value-type="float" office:value="1839.184803">
            <text:p>1839.184803</text:p>
          </table:table-cell>
          <table:table-cell office:value-type="float" office:value="10965243053515">
            <text:p>10965243053515</text:p>
          </table:table-cell>
          <table:table-cell table:formula="of:=([.B725]-[.B$4])/10^9" office:value-type="float" office:value="0.111992464">
            <text:p>0.111992</text:p>
          </table:table-cell>
          <table:table-cell table:formula="of:=[.C725]-[.C724]" office:value-type="float" office:value="0">
            <text:p>0.000000</text:p>
          </table:table-cell>
          <table:table-cell table:formula="of:=[.A725]-[.A724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18481">
            <text:p>1839.184810</text:p>
          </table:table-cell>
          <table:table-cell office:value-type="float" office:value="10965243062966">
            <text:p>10965243062966</text:p>
          </table:table-cell>
          <table:table-cell table:formula="of:=([.B726]-[.B$4])/10^9" office:value-type="float" office:value="0.112001915">
            <text:p>0.112002</text:p>
          </table:table-cell>
          <table:table-cell table:formula="of:=[.C726]-[.C725]" office:value-type="float" office:value="0.00000945099999999366">
            <text:p>0.000009</text:p>
          </table:table-cell>
          <table:table-cell table:formula="of:=[.A726]-[.A725]" office:value-type="float" office:value="0.00000699999986863986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84815">
            <text:p>1839.184815</text:p>
          </table:table-cell>
          <table:table-cell office:value-type="float" office:value="10965243062966">
            <text:p>10965243062966</text:p>
          </table:table-cell>
          <table:table-cell table:formula="of:=([.B727]-[.B$4])/10^9" office:value-type="float" office:value="0.112001915">
            <text:p>0.112002</text:p>
          </table:table-cell>
          <table:table-cell table:formula="of:=[.C727]-[.C726]" office:value-type="float" office:value="0">
            <text:p>0.000000</text:p>
          </table:table-cell>
          <table:table-cell table:formula="of:=[.A727]-[.A726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85803">
            <text:p>1839.185803</text:p>
          </table:table-cell>
          <table:table-cell office:value-type="float" office:value="10965244063974">
            <text:p>10965244063974</text:p>
          </table:table-cell>
          <table:table-cell table:formula="of:=([.B728]-[.B$4])/10^9" office:value-type="float" office:value="0.113002923">
            <text:p>0.113003</text:p>
          </table:table-cell>
          <table:table-cell table:formula="of:=[.C728]-[.C727]" office:value-type="float" office:value="0.00100100800000001">
            <text:p>0.001001</text:p>
          </table:table-cell>
          <table:table-cell table:formula="of:=[.A728]-[.A727]" office:value-type="float" office:value="0.00098800000000665">
            <text:p>0.00098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85804">
            <text:p>1839.185804</text:p>
          </table:table-cell>
          <table:table-cell office:value-type="float" office:value="10965244063974">
            <text:p>10965244063974</text:p>
          </table:table-cell>
          <table:table-cell table:formula="of:=([.B729]-[.B$4])/10^9" office:value-type="float" office:value="0.113002923">
            <text:p>0.113003</text:p>
          </table:table-cell>
          <table:table-cell table:formula="of:=[.C729]-[.C728]" office:value-type="float" office:value="0">
            <text:p>0.000000</text:p>
          </table:table-cell>
          <table:table-cell table:formula="of:=[.A729]-[.A728]" office:value-type="float" office:value="0.000000999999883788405">
            <text:p>0.000001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1839.185805">
            <text:p>1839.185805</text:p>
          </table:table-cell>
          <table:table-cell office:value-type="float" office:value="10965244063974">
            <text:p>10965244063974</text:p>
          </table:table-cell>
          <table:table-cell table:formula="of:=([.B730]-[.B$4])/10^9" office:value-type="float" office:value="0.113002923">
            <text:p>0.113003</text:p>
          </table:table-cell>
          <table:table-cell table:formula="of:=[.C730]-[.C729]" office:value-type="float" office:value="0">
            <text:p>0.000000</text:p>
          </table:table-cell>
          <table:table-cell table:formula="of:=[.A730]-[.A729]" office:value-type="float" office:value="0.00000100000011116208">
            <text:p>0.000001</text:p>
          </table:table-cell>
          <table:table-cell office:value-type="string">
            <text:p>uses up its c_s; 10965244063974-10965244016908=47066</text:p>
          </table:table-cell>
          <table:table-cell table:number-columns-repeated="2"/>
        </table:table-row>
        <table:table-row table:style-name="ro1">
          <table:table-cell office:value-type="float" office:value="1839.185814">
            <text:p>1839.185814</text:p>
          </table:table-cell>
          <table:table-cell office:value-type="float" office:value="10965244063974">
            <text:p>10965244063974</text:p>
          </table:table-cell>
          <table:table-cell table:formula="of:=([.B731]-[.B$4])/10^9" office:value-type="float" office:value="0.113002923">
            <text:p>0.113003</text:p>
          </table:table-cell>
          <table:table-cell table:formula="of:=[.C731]-[.C730]" office:value-type="float" office:value="0">
            <text:p>0.000000</text:p>
          </table:table-cell>
          <table:table-cell table:formula="of:=[.A731]-[.A730]" office:value-type="float" office:value="0.00000899999986359035">
            <text:p>0.000009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85819">
            <text:p>1839.185819</text:p>
          </table:table-cell>
          <table:table-cell office:value-type="float" office:value="10965244063974">
            <text:p>10965244063974</text:p>
          </table:table-cell>
          <table:table-cell table:formula="of:=([.B732]-[.B$4])/10^9" office:value-type="float" office:value="0.113002923">
            <text:p>0.113003</text:p>
          </table:table-cell>
          <table:table-cell table:formula="of:=[.C732]-[.C731]" office:value-type="float" office:value="0">
            <text:p>0.000000</text:p>
          </table:table-cell>
          <table:table-cell table:formula="of:=[.A732]-[.A731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86802">
            <text:p>1839.186802</text:p>
          </table:table-cell>
          <table:table-cell office:value-type="float" office:value="10965244063974">
            <text:p>10965244063974</text:p>
          </table:table-cell>
          <table:table-cell table:formula="of:=([.B733]-[.B$4])/10^9" office:value-type="float" office:value="0.113002923">
            <text:p>0.113003</text:p>
          </table:table-cell>
          <table:table-cell table:formula="of:=[.C733]-[.C732]" office:value-type="float" office:value="0">
            <text:p>0.000000</text:p>
          </table:table-cell>
          <table:table-cell table:formula="of:=[.A733]-[.A732]" office:value-type="float" office:value="0.000982999999905587">
            <text:p>0.000983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839.186861">
            <text:p>1839.186861</text:p>
          </table:table-cell>
          <table:table-cell office:value-type="float" office:value="10965245122407">
            <text:p>10965245122407</text:p>
          </table:table-cell>
          <table:table-cell table:formula="of:=([.B734]-[.B$4])/10^9" office:value-type="float" office:value="0.114061356">
            <text:p>0.114061</text:p>
          </table:table-cell>
          <table:table-cell table:formula="of:=[.C734]-[.C733]" office:value-type="float" office:value="0.001058433">
            <text:p>0.001058</text:p>
          </table:table-cell>
          <table:table-cell table:formula="of:=[.A734]-[.A733]" office:value-type="float" office:value="0.0000589999999647262">
            <text:p>0.00005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86863">
            <text:p>1839.186863</text:p>
          </table:table-cell>
          <table:table-cell office:value-type="float" office:value="10965245122407">
            <text:p>10965245122407</text:p>
          </table:table-cell>
          <table:table-cell table:formula="of:=([.B735]-[.B$4])/10^9" office:value-type="float" office:value="0.114061356">
            <text:p>0.114061</text:p>
          </table:table-cell>
          <table:table-cell table:formula="of:=[.C735]-[.C734]" office:value-type="float" office:value="0">
            <text:p>0.000000</text:p>
          </table:table-cell>
          <table:table-cell table:formula="of:=[.A735]-[.A73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86868">
            <text:p>1839.186868</text:p>
          </table:table-cell>
          <table:table-cell office:value-type="float" office:value="10965245122407">
            <text:p>10965245122407</text:p>
          </table:table-cell>
          <table:table-cell table:formula="of:=([.B736]-[.B$4])/10^9" office:value-type="float" office:value="0.114061356">
            <text:p>0.114061</text:p>
          </table:table-cell>
          <table:table-cell table:formula="of:=[.C736]-[.C735]" office:value-type="float" office:value="0">
            <text:p>0.000000</text:p>
          </table:table-cell>
          <table:table-cell table:formula="of:=[.A736]-[.A735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87792">
            <text:p>1839.187792</text:p>
          </table:table-cell>
          <table:table-cell office:value-type="float" office:value="10965245122407">
            <text:p>10965245122407</text:p>
          </table:table-cell>
          <table:table-cell table:formula="of:=([.B737]-[.B$4])/10^9" office:value-type="float" office:value="0.114061356">
            <text:p>0.114061</text:p>
          </table:table-cell>
          <table:table-cell table:formula="of:=[.C737]-[.C736]" office:value-type="float" office:value="0">
            <text:p>0.000000</text:p>
          </table:table-cell>
          <table:table-cell table:formula="of:=[.A737]-[.A736]" office:value-type="float" office:value="0.000923999999940861">
            <text:p>0.00092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87795">
            <text:p>1839.187795</text:p>
          </table:table-cell>
          <table:table-cell office:value-type="float" office:value="10965246056142">
            <text:p>10965246056142</text:p>
          </table:table-cell>
          <table:table-cell table:formula="of:=([.B738]-[.B$4])/10^9" office:value-type="float" office:value="0.114995091">
            <text:p>0.114995</text:p>
          </table:table-cell>
          <table:table-cell table:formula="of:=[.C738]-[.C737]" office:value-type="float" office:value="0.000933734999999991">
            <text:p>0.000934</text:p>
          </table:table-cell>
          <table:table-cell table:formula="of:=[.A738]-[.A737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87796">
            <text:p>1839.187796</text:p>
          </table:table-cell>
          <table:table-cell office:value-type="float" office:value="10965246056142">
            <text:p>10965246056142</text:p>
          </table:table-cell>
          <table:table-cell table:formula="of:=([.B739]-[.B$4])/10^9" office:value-type="float" office:value="0.114995091">
            <text:p>0.114995</text:p>
          </table:table-cell>
          <table:table-cell table:formula="of:=[.C739]-[.C738]" office:value-type="float" office:value="0">
            <text:p>0.000000</text:p>
          </table:table-cell>
          <table:table-cell table:formula="of:=[.A739]-[.A738]" office:value-type="float" office:value="0.000000999999883788405">
            <text:p>0.000001</text:p>
          </table:table-cell>
          <table:table-cell/>
          <table:table-cell office:value-type="string">
            <text:p>705208 / 1759961 &gt; 2000000 / 5000000</text:p>
          </table:table-cell>
          <table:table-cell/>
        </table:table-row>
        <table:table-row table:style-name="ro1">
          <table:table-cell office:value-type="float" office:value="1839.187797">
            <text:p>1839.187797</text:p>
          </table:table-cell>
          <table:table-cell office:value-type="float" office:value="10965246056142">
            <text:p>10965246056142</text:p>
          </table:table-cell>
          <table:table-cell table:formula="of:=([.B740]-[.B$4])/10^9" office:value-type="float" office:value="0.114995091">
            <text:p>0.114995</text:p>
          </table:table-cell>
          <table:table-cell table:formula="of:=[.C740]-[.C739]" office:value-type="float" office:value="0">
            <text:p>0.000000</text:p>
          </table:table-cell>
          <table:table-cell table:formula="of:=[.A740]-[.A739]" office:value-type="float" office:value="0.00000100000011116208">
            <text:p>0.000001</text:p>
          </table:table-cell>
          <table:table-cell/>
          <table:table-cell office:value-type="string">
            <text:p>d_s is renewed (r + D) to 10965251056142; c_s is fully topped up</text:p>
          </table:table-cell>
          <table:table-cell/>
        </table:table-row>
        <table:table-row table:style-name="ro1">
          <table:table-cell office:value-type="float" office:value="1839.188767">
            <text:p>1839.188767</text:p>
          </table:table-cell>
          <table:table-cell office:value-type="float" office:value="10965247028381">
            <text:p>10965247028381</text:p>
          </table:table-cell>
          <table:table-cell table:formula="of:=([.B741]-[.B$4])/10^9" office:value-type="float" office:value="0.11596733">
            <text:p>0.115967</text:p>
          </table:table-cell>
          <table:table-cell table:formula="of:=[.C741]-[.C740]" office:value-type="float" office:value="0.000972239">
            <text:p>0.000972</text:p>
          </table:table-cell>
          <table:table-cell table:formula="of:=[.A741]-[.A740]" office:value-type="float" office:value="0.000970000000052096">
            <text:p>0.00097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188769">
            <text:p>1839.188769</text:p>
          </table:table-cell>
          <table:table-cell office:value-type="float" office:value="10965247028381">
            <text:p>10965247028381</text:p>
          </table:table-cell>
          <table:table-cell table:formula="of:=([.B742]-[.B$4])/10^9" office:value-type="float" office:value="0.11596733">
            <text:p>0.115967</text:p>
          </table:table-cell>
          <table:table-cell table:formula="of:=[.C742]-[.C741]" office:value-type="float" office:value="0">
            <text:p>0.000000</text:p>
          </table:table-cell>
          <table:table-cell table:formula="of:=[.A742]-[.A741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88774">
            <text:p>1839.188774</text:p>
          </table:table-cell>
          <table:table-cell office:value-type="float" office:value="10965247028381">
            <text:p>10965247028381</text:p>
          </table:table-cell>
          <table:table-cell table:formula="of:=([.B743]-[.B$4])/10^9" office:value-type="float" office:value="0.11596733">
            <text:p>0.115967</text:p>
          </table:table-cell>
          <table:table-cell table:formula="of:=[.C743]-[.C742]" office:value-type="float" office:value="0">
            <text:p>0.000000</text:p>
          </table:table-cell>
          <table:table-cell table:formula="of:=[.A743]-[.A742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18879">
            <text:p>1839.188790</text:p>
          </table:table-cell>
          <table:table-cell office:value-type="float" office:value="10965247028381">
            <text:p>10965247028381</text:p>
          </table:table-cell>
          <table:table-cell table:formula="of:=([.B744]-[.B$4])/10^9" office:value-type="float" office:value="0.11596733">
            <text:p>0.115967</text:p>
          </table:table-cell>
          <table:table-cell table:formula="of:=[.C744]-[.C743]" office:value-type="float" office:value="0">
            <text:p>0.000000</text:p>
          </table:table-cell>
          <table:table-cell table:formula="of:=[.A744]-[.A743]" office:value-type="float" office:value="0.0000159999999596039">
            <text:p>0.0000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88792">
            <text:p>1839.188792</text:p>
          </table:table-cell>
          <table:table-cell office:value-type="float" office:value="10965247053751">
            <text:p>10965247053751</text:p>
          </table:table-cell>
          <table:table-cell table:formula="of:=([.B745]-[.B$4])/10^9" office:value-type="float" office:value="0.1159927">
            <text:p>0.115993</text:p>
          </table:table-cell>
          <table:table-cell table:formula="of:=[.C745]-[.C744]" office:value-type="float" office:value="0.0000253700000000107">
            <text:p>0.000025</text:p>
          </table:table-cell>
          <table:table-cell table:formula="of:=[.A745]-[.A74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88793">
            <text:p>1839.188793</text:p>
          </table:table-cell>
          <table:table-cell office:value-type="float" office:value="10965247053751">
            <text:p>10965247053751</text:p>
          </table:table-cell>
          <table:table-cell table:formula="of:=([.B746]-[.B$4])/10^9" office:value-type="float" office:value="0.1159927">
            <text:p>0.115993</text:p>
          </table:table-cell>
          <table:table-cell table:formula="of:=[.C746]-[.C745]" office:value-type="float" office:value="0">
            <text:p>0.000000</text:p>
          </table:table-cell>
          <table:table-cell table:formula="of:=[.A746]-[.A745]" office:value-type="float" office:value="0.00000100000011116208">
            <text:p>0.000001</text:p>
          </table:table-cell>
          <table:table-cell office:value-type="string">
            <text:p>d_s is renewed (r + D) to 10965249053751; c_s is fully topped up</text:p>
          </table:table-cell>
          <table:table-cell table:number-columns-repeated="2"/>
        </table:table-row>
        <table:table-row table:style-name="ro1">
          <table:table-cell office:value-type="float" office:value="1839.188794">
            <text:p>1839.188794</text:p>
          </table:table-cell>
          <table:table-cell office:value-type="float" office:value="10965247053751">
            <text:p>10965247053751</text:p>
          </table:table-cell>
          <table:table-cell table:formula="of:=([.B747]-[.B$4])/10^9" office:value-type="float" office:value="0.1159927">
            <text:p>0.115993</text:p>
          </table:table-cell>
          <table:table-cell table:formula="of:=[.C747]-[.C746]" office:value-type="float" office:value="0">
            <text:p>0.000000</text:p>
          </table:table-cell>
          <table:table-cell table:formula="of:=[.A747]-[.A746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188802">
            <text:p>1839.188802</text:p>
          </table:table-cell>
          <table:table-cell office:value-type="float" office:value="10965247053751">
            <text:p>10965247053751</text:p>
          </table:table-cell>
          <table:table-cell table:formula="of:=([.B748]-[.B$4])/10^9" office:value-type="float" office:value="0.1159927">
            <text:p>0.115993</text:p>
          </table:table-cell>
          <table:table-cell table:formula="of:=[.C748]-[.C747]" office:value-type="float" office:value="0">
            <text:p>0.000000</text:p>
          </table:table-cell>
          <table:table-cell table:formula="of:=[.A748]-[.A747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88807">
            <text:p>1839.188807</text:p>
          </table:table-cell>
          <table:table-cell office:value-type="float" office:value="10965247053751">
            <text:p>10965247053751</text:p>
          </table:table-cell>
          <table:table-cell table:formula="of:=([.B749]-[.B$4])/10^9" office:value-type="float" office:value="0.1159927">
            <text:p>0.115993</text:p>
          </table:table-cell>
          <table:table-cell table:formula="of:=[.C749]-[.C748]" office:value-type="float" office:value="0">
            <text:p>0.000000</text:p>
          </table:table-cell>
          <table:table-cell table:formula="of:=[.A749]-[.A748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188813">
            <text:p>1839.188813</text:p>
          </table:table-cell>
          <table:table-cell office:value-type="float" office:value="10965247074288">
            <text:p>10965247074288</text:p>
          </table:table-cell>
          <table:table-cell table:formula="of:=([.B750]-[.B$4])/10^9" office:value-type="float" office:value="0.116013237">
            <text:p>0.116013</text:p>
          </table:table-cell>
          <table:table-cell table:formula="of:=[.C750]-[.C749]" office:value-type="float" office:value="0.000020537000000001">
            <text:p>0.000021</text:p>
          </table:table-cell>
          <table:table-cell table:formula="of:=[.A750]-[.A749]" office:value-type="float" office:value="0.00000599999998485146">
            <text:p>0.000006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88818">
            <text:p>1839.188818</text:p>
          </table:table-cell>
          <table:table-cell office:value-type="float" office:value="10965247074288">
            <text:p>10965247074288</text:p>
          </table:table-cell>
          <table:table-cell table:formula="of:=([.B751]-[.B$4])/10^9" office:value-type="float" office:value="0.116013237">
            <text:p>0.116013</text:p>
          </table:table-cell>
          <table:table-cell table:formula="of:=[.C751]-[.C750]" office:value-type="float" office:value="0">
            <text:p>0.000000</text:p>
          </table:table-cell>
          <table:table-cell table:formula="of:=[.A751]-[.A750]" office:value-type="float" office:value="0.00000500000010106305">
            <text:p>0.000005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839.189704">
            <text:p>1839.189704</text:p>
          </table:table-cell>
          <table:table-cell office:value-type="float" office:value="10965247965125">
            <text:p>10965247965125</text:p>
          </table:table-cell>
          <table:table-cell table:formula="of:=([.B752]-[.B$4])/10^9" office:value-type="float" office:value="0.116904074">
            <text:p>0.116904</text:p>
          </table:table-cell>
          <table:table-cell table:formula="of:=[.C752]-[.C751]" office:value-type="float" office:value="0.000890836999999991">
            <text:p>0.000891</text:p>
          </table:table-cell>
          <table:table-cell table:formula="of:=[.A752]-[.A751]" office:value-type="float" office:value="0.000885999999809428">
            <text:p>0.00088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89705">
            <text:p>1839.189705</text:p>
          </table:table-cell>
          <table:table-cell office:value-type="float" office:value="10965247965125">
            <text:p>10965247965125</text:p>
          </table:table-cell>
          <table:table-cell table:formula="of:=([.B753]-[.B$4])/10^9" office:value-type="float" office:value="0.116904074">
            <text:p>0.116904</text:p>
          </table:table-cell>
          <table:table-cell table:formula="of:=[.C753]-[.C752]" office:value-type="float" office:value="0">
            <text:p>0.000000</text:p>
          </table:table-cell>
          <table:table-cell table:formula="of:=[.A753]-[.A752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8971">
            <text:p>1839.189710</text:p>
          </table:table-cell>
          <table:table-cell office:value-type="float" office:value="10965247965125">
            <text:p>10965247965125</text:p>
          </table:table-cell>
          <table:table-cell table:formula="of:=([.B754]-[.B$4])/10^9" office:value-type="float" office:value="0.116904074">
            <text:p>0.116904</text:p>
          </table:table-cell>
          <table:table-cell table:formula="of:=[.C754]-[.C753]" office:value-type="float" office:value="0">
            <text:p>0.000000</text:p>
          </table:table-cell>
          <table:table-cell table:formula="of:=[.A754]-[.A753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9164">
            <text:p>1839.191640</text:p>
          </table:table-cell>
          <table:table-cell office:value-type="float" office:value="10965249909440">
            <text:p>10965249909440</text:p>
          </table:table-cell>
          <table:table-cell table:formula="of:=([.B755]-[.B$4])/10^9" office:value-type="float" office:value="0.118848389">
            <text:p>0.118848</text:p>
          </table:table-cell>
          <table:table-cell table:formula="of:=[.C755]-[.C754]" office:value-type="float" office:value="0.001944315">
            <text:p>0.001944</text:p>
          </table:table-cell>
          <table:table-cell table:formula="of:=[.A755]-[.A754]" office:value-type="float" office:value="0.00192999999990207">
            <text:p>0.00193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91642">
            <text:p>1839.191642</text:p>
          </table:table-cell>
          <table:table-cell office:value-type="float" office:value="10965249909440">
            <text:p>10965249909440</text:p>
          </table:table-cell>
          <table:table-cell table:formula="of:=([.B756]-[.B$4])/10^9" office:value-type="float" office:value="0.118848389">
            <text:p>0.118848</text:p>
          </table:table-cell>
          <table:table-cell table:formula="of:=[.C756]-[.C755]" office:value-type="float" office:value="0">
            <text:p>0.000000</text:p>
          </table:table-cell>
          <table:table-cell table:formula="of:=[.A756]-[.A75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92784">
            <text:p>1839.192784</text:p>
          </table:table-cell>
          <table:table-cell office:value-type="float" office:value="10965249909440">
            <text:p>10965249909440</text:p>
          </table:table-cell>
          <table:table-cell table:formula="of:=([.B757]-[.B$4])/10^9" office:value-type="float" office:value="0.118848389">
            <text:p>0.118848</text:p>
          </table:table-cell>
          <table:table-cell table:formula="of:=[.C757]-[.C756]" office:value-type="float" office:value="0">
            <text:p>0.000000</text:p>
          </table:table-cell>
          <table:table-cell table:formula="of:=[.A757]-[.A756]" office:value-type="float" office:value="0.00114200000007259">
            <text:p>0.00114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192788">
            <text:p>1839.192788</text:p>
          </table:table-cell>
          <table:table-cell office:value-type="float" office:value="10965251056673">
            <text:p>10965251056673</text:p>
          </table:table-cell>
          <table:table-cell table:formula="of:=([.B758]-[.B$4])/10^9" office:value-type="float" office:value="0.119995622">
            <text:p>0.119996</text:p>
          </table:table-cell>
          <table:table-cell table:formula="of:=[.C758]-[.C757]" office:value-type="float" office:value="0.001147233">
            <text:p>0.001147</text:p>
          </table:table-cell>
          <table:table-cell table:formula="of:=[.A758]-[.A757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192789">
            <text:p>1839.192789</text:p>
          </table:table-cell>
          <table:table-cell office:value-type="float" office:value="10965251056673">
            <text:p>10965251056673</text:p>
          </table:table-cell>
          <table:table-cell table:formula="of:=([.B759]-[.B$4])/10^9" office:value-type="float" office:value="0.119995622">
            <text:p>0.119996</text:p>
          </table:table-cell>
          <table:table-cell table:formula="of:=[.C759]-[.C758]" office:value-type="float" office:value="0">
            <text:p>0.000000</text:p>
          </table:table-cell>
          <table:table-cell table:formula="of:=[.A759]-[.A758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258056673; c_s is fully topped up</text:p>
          </table:table-cell>
        </table:table-row>
        <table:table-row table:style-name="ro1">
          <table:table-cell office:value-type="float" office:value="1839.192793">
            <text:p>1839.192793</text:p>
          </table:table-cell>
          <table:table-cell office:value-type="float" office:value="10965251056673">
            <text:p>10965251056673</text:p>
          </table:table-cell>
          <table:table-cell table:formula="of:=([.B760]-[.B$4])/10^9" office:value-type="float" office:value="0.119995622">
            <text:p>0.119996</text:p>
          </table:table-cell>
          <table:table-cell table:formula="of:=[.C760]-[.C759]" office:value-type="float" office:value="0">
            <text:p>0.000000</text:p>
          </table:table-cell>
          <table:table-cell table:formula="of:=[.A760]-[.A759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92796">
            <text:p>1839.192796</text:p>
          </table:table-cell>
          <table:table-cell office:value-type="float" office:value="10965251065872">
            <text:p>10965251065872</text:p>
          </table:table-cell>
          <table:table-cell table:formula="of:=([.B761]-[.B$4])/10^9" office:value-type="float" office:value="0.120004821">
            <text:p>0.120005</text:p>
          </table:table-cell>
          <table:table-cell table:formula="of:=[.C761]-[.C760]" office:value-type="float" office:value="0.0000091990000000014">
            <text:p>0.000009</text:p>
          </table:table-cell>
          <table:table-cell table:formula="of:=[.A761]-[.A760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92797">
            <text:p>1839.192797</text:p>
          </table:table-cell>
          <table:table-cell office:value-type="float" office:value="10965251065872">
            <text:p>10965251065872</text:p>
          </table:table-cell>
          <table:table-cell table:formula="of:=([.B762]-[.B$4])/10^9" office:value-type="float" office:value="0.120004821">
            <text:p>0.120005</text:p>
          </table:table-cell>
          <table:table-cell table:formula="of:=[.C762]-[.C761]" office:value-type="float" office:value="0">
            <text:p>0.000000</text:p>
          </table:table-cell>
          <table:table-cell table:formula="of:=[.A762]-[.A761]" office:value-type="float" office:value="0.000000999999883788405">
            <text:p>0.000001</text:p>
          </table:table-cell>
          <table:table-cell office:value-type="string">
            <text:p>d_s is renewed (r + D) to 10965253065872; c_s is fully topped up</text:p>
          </table:table-cell>
          <table:table-cell table:number-columns-repeated="2"/>
        </table:table-row>
        <table:table-row table:style-name="ro1">
          <table:table-cell office:value-type="float" office:value="1839.1928">
            <text:p>1839.192800</text:p>
          </table:table-cell>
          <table:table-cell office:value-type="float" office:value="10965251065872">
            <text:p>10965251065872</text:p>
          </table:table-cell>
          <table:table-cell table:formula="of:=([.B763]-[.B$4])/10^9" office:value-type="float" office:value="0.120004821">
            <text:p>0.120005</text:p>
          </table:table-cell>
          <table:table-cell table:formula="of:=[.C763]-[.C762]" office:value-type="float" office:value="0">
            <text:p>0.000000</text:p>
          </table:table-cell>
          <table:table-cell table:formula="of:=[.A763]-[.A762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92803">
            <text:p>1839.192803</text:p>
          </table:table-cell>
          <table:table-cell office:value-type="float" office:value="10965251072435">
            <text:p>10965251072435</text:p>
          </table:table-cell>
          <table:table-cell table:formula="of:=([.B764]-[.B$4])/10^9" office:value-type="float" office:value="0.120011384">
            <text:p>0.120011</text:p>
          </table:table-cell>
          <table:table-cell table:formula="of:=[.C764]-[.C763]" office:value-type="float" office:value="0.0000065630000000011">
            <text:p>0.000007</text:p>
          </table:table-cell>
          <table:table-cell table:formula="of:=[.A764]-[.A763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92803">
            <text:p>1839.192803</text:p>
          </table:table-cell>
          <table:table-cell office:value-type="float" office:value="10965251072435">
            <text:p>10965251072435</text:p>
          </table:table-cell>
          <table:table-cell table:formula="of:=([.B765]-[.B$4])/10^9" office:value-type="float" office:value="0.120011384">
            <text:p>0.120011</text:p>
          </table:table-cell>
          <table:table-cell table:formula="of:=[.C765]-[.C764]" office:value-type="float" office:value="0">
            <text:p>0.000000</text:p>
          </table:table-cell>
          <table:table-cell table:formula="of:=[.A765]-[.A764]" office:value-type="float" office:value="0">
            <text:p>0.000000</text:p>
          </table:table-cell>
          <table:table-cell/>
          <table:table-cell office:value-type="string">
            <text:p>d_s is renewed (r + D) to 10965256072435; c_s is fully topped up</text:p>
          </table:table-cell>
          <table:table-cell/>
        </table:table-row>
        <table:table-row table:style-name="ro1">
          <table:table-cell office:value-type="float" office:value="1839.192821">
            <text:p>1839.192821</text:p>
          </table:table-cell>
          <table:table-cell office:value-type="float" office:value="10965251084229">
            <text:p>10965251084229</text:p>
          </table:table-cell>
          <table:table-cell table:formula="of:=([.B766]-[.B$4])/10^9" office:value-type="float" office:value="0.120023178">
            <text:p>0.120023</text:p>
          </table:table-cell>
          <table:table-cell table:formula="of:=[.C766]-[.C765]" office:value-type="float" office:value="0.0000117939999999955">
            <text:p>0.000012</text:p>
          </table:table-cell>
          <table:table-cell table:formula="of:=[.A766]-[.A765]" office:value-type="float" office:value="0.000018000000181928">
            <text:p>0.000018</text:p>
          </table:table-cell>
          <table:table-cell office:value-type="string">
            <text:p>is pick_next_task_dl-ed by multiload-apple (1787)</text:p>
          </table:table-cell>
          <table:table-cell table:number-columns-repeated="2"/>
        </table:table-row>
        <table:table-row table:style-name="ro1">
          <table:table-cell office:value-type="float" office:value="1839.193715">
            <text:p>1839.193715</text:p>
          </table:table-cell>
          <table:table-cell office:value-type="float" office:value="10965251984253">
            <text:p>10965251984253</text:p>
          </table:table-cell>
          <table:table-cell table:formula="of:=([.B767]-[.B$4])/10^9" office:value-type="float" office:value="0.120923202">
            <text:p>0.120923</text:p>
          </table:table-cell>
          <table:table-cell table:formula="of:=[.C767]-[.C766]" office:value-type="float" office:value="0.000900023999999999">
            <text:p>0.000900</text:p>
          </table:table-cell>
          <table:table-cell table:formula="of:=[.A767]-[.A766]" office:value-type="float" office:value="0.000894000000016604">
            <text:p>0.00089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93716">
            <text:p>1839.193716</text:p>
          </table:table-cell>
          <table:table-cell office:value-type="float" office:value="10965251984253">
            <text:p>10965251984253</text:p>
          </table:table-cell>
          <table:table-cell table:formula="of:=([.B768]-[.B$4])/10^9" office:value-type="float" office:value="0.120923202">
            <text:p>0.120923</text:p>
          </table:table-cell>
          <table:table-cell table:formula="of:=[.C768]-[.C767]" office:value-type="float" office:value="0">
            <text:p>0.000000</text:p>
          </table:table-cell>
          <table:table-cell table:formula="of:=[.A768]-[.A767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93721">
            <text:p>1839.193721</text:p>
          </table:table-cell>
          <table:table-cell office:value-type="float" office:value="10965251984253">
            <text:p>10965251984253</text:p>
          </table:table-cell>
          <table:table-cell table:formula="of:=([.B769]-[.B$4])/10^9" office:value-type="float" office:value="0.120923202">
            <text:p>0.120923</text:p>
          </table:table-cell>
          <table:table-cell table:formula="of:=[.C769]-[.C768]" office:value-type="float" office:value="0">
            <text:p>0.000000</text:p>
          </table:table-cell>
          <table:table-cell table:formula="of:=[.A769]-[.A768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19566">
            <text:p>1839.195660</text:p>
          </table:table-cell>
          <table:table-cell office:value-type="float" office:value="10965253938127">
            <text:p>10965253938127</text:p>
          </table:table-cell>
          <table:table-cell table:formula="of:=([.B770]-[.B$4])/10^9" office:value-type="float" office:value="0.122877076">
            <text:p>0.122877</text:p>
          </table:table-cell>
          <table:table-cell table:formula="of:=[.C770]-[.C769]" office:value-type="float" office:value="0.00195387400000001">
            <text:p>0.001954</text:p>
          </table:table-cell>
          <table:table-cell table:formula="of:=[.A770]-[.A769]" office:value-type="float" office:value="0.00193899999999303">
            <text:p>0.00193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195661">
            <text:p>1839.195661</text:p>
          </table:table-cell>
          <table:table-cell office:value-type="float" office:value="10965253938127">
            <text:p>10965253938127</text:p>
          </table:table-cell>
          <table:table-cell table:formula="of:=([.B771]-[.B$4])/10^9" office:value-type="float" office:value="0.122877076">
            <text:p>0.122877</text:p>
          </table:table-cell>
          <table:table-cell table:formula="of:=[.C771]-[.C770]" office:value-type="float" office:value="0">
            <text:p>0.000000</text:p>
          </table:table-cell>
          <table:table-cell table:formula="of:=[.A771]-[.A770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195666">
            <text:p>1839.195666</text:p>
          </table:table-cell>
          <table:table-cell office:value-type="float" office:value="10965253938127">
            <text:p>10965253938127</text:p>
          </table:table-cell>
          <table:table-cell table:formula="of:=([.B772]-[.B$4])/10^9" office:value-type="float" office:value="0.122877076">
            <text:p>0.122877</text:p>
          </table:table-cell>
          <table:table-cell table:formula="of:=[.C772]-[.C771]" office:value-type="float" office:value="0">
            <text:p>0.000000</text:p>
          </table:table-cell>
          <table:table-cell table:formula="of:=[.A772]-[.A771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196772">
            <text:p>1839.196772</text:p>
          </table:table-cell>
          <table:table-cell office:value-type="float" office:value="10965253938127">
            <text:p>10965253938127</text:p>
          </table:table-cell>
          <table:table-cell table:formula="of:=([.B773]-[.B$4])/10^9" office:value-type="float" office:value="0.122877076">
            <text:p>0.122877</text:p>
          </table:table-cell>
          <table:table-cell table:formula="of:=[.C773]-[.C772]" office:value-type="float" office:value="0">
            <text:p>0.000000</text:p>
          </table:table-cell>
          <table:table-cell table:formula="of:=[.A773]-[.A772]" office:value-type="float" office:value="0.0011059999999361">
            <text:p>0.00110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196775">
            <text:p>1839.196775</text:p>
          </table:table-cell>
          <table:table-cell office:value-type="float" office:value="10965255053275">
            <text:p>10965255053275</text:p>
          </table:table-cell>
          <table:table-cell table:formula="of:=([.B774]-[.B$4])/10^9" office:value-type="float" office:value="0.123992224">
            <text:p>0.123992</text:p>
          </table:table-cell>
          <table:table-cell table:formula="of:=[.C774]-[.C773]" office:value-type="float" office:value="0.001115148">
            <text:p>0.001115</text:p>
          </table:table-cell>
          <table:table-cell table:formula="of:=[.A774]-[.A773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196776">
            <text:p>1839.196776</text:p>
          </table:table-cell>
          <table:table-cell office:value-type="float" office:value="10965255053275">
            <text:p>10965255053275</text:p>
          </table:table-cell>
          <table:table-cell table:formula="of:=([.B775]-[.B$4])/10^9" office:value-type="float" office:value="0.123992224">
            <text:p>0.123992</text:p>
          </table:table-cell>
          <table:table-cell table:formula="of:=[.C775]-[.C774]" office:value-type="float" office:value="0">
            <text:p>0.000000</text:p>
          </table:table-cell>
          <table:table-cell table:formula="of:=[.A775]-[.A774]" office:value-type="float" office:value="0.00000100000011116208">
            <text:p>0.000001</text:p>
          </table:table-cell>
          <table:table-cell office:value-type="string">
            <text:p>d_s is renewed (r + D) to 10965257053275; c_s is fully topped up</text:p>
          </table:table-cell>
          <table:table-cell table:number-columns-repeated="2"/>
        </table:table-row>
        <table:table-row table:style-name="ro1">
          <table:table-cell office:value-type="float" office:value="1839.196777">
            <text:p>1839.196777</text:p>
          </table:table-cell>
          <table:table-cell office:value-type="float" office:value="10965255053275">
            <text:p>10965255053275</text:p>
          </table:table-cell>
          <table:table-cell table:formula="of:=([.B776]-[.B$4])/10^9" office:value-type="float" office:value="0.123992224">
            <text:p>0.123992</text:p>
          </table:table-cell>
          <table:table-cell table:formula="of:=[.C776]-[.C775]" office:value-type="float" office:value="0">
            <text:p>0.000000</text:p>
          </table:table-cell>
          <table:table-cell table:formula="of:=[.A776]-[.A775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196785">
            <text:p>1839.196785</text:p>
          </table:table-cell>
          <table:table-cell office:value-type="float" office:value="10965255063177">
            <text:p>10965255063177</text:p>
          </table:table-cell>
          <table:table-cell table:formula="of:=([.B777]-[.B$4])/10^9" office:value-type="float" office:value="0.124002126">
            <text:p>0.124002</text:p>
          </table:table-cell>
          <table:table-cell table:formula="of:=[.C777]-[.C776]" office:value-type="float" office:value="0.00000990200000000607">
            <text:p>0.000010</text:p>
          </table:table-cell>
          <table:table-cell table:formula="of:=[.A777]-[.A776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96791">
            <text:p>1839.196791</text:p>
          </table:table-cell>
          <table:table-cell office:value-type="float" office:value="10965255063177">
            <text:p>10965255063177</text:p>
          </table:table-cell>
          <table:table-cell table:formula="of:=([.B778]-[.B$4])/10^9" office:value-type="float" office:value="0.124002126">
            <text:p>0.124002</text:p>
          </table:table-cell>
          <table:table-cell table:formula="of:=[.C778]-[.C777]" office:value-type="float" office:value="0">
            <text:p>0.000000</text:p>
          </table:table-cell>
          <table:table-cell table:formula="of:=[.A778]-[.A777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197692">
            <text:p>1839.197692</text:p>
          </table:table-cell>
          <table:table-cell office:value-type="float" office:value="10965255969945">
            <text:p>10965255969945</text:p>
          </table:table-cell>
          <table:table-cell table:formula="of:=([.B779]-[.B$4])/10^9" office:value-type="float" office:value="0.124908894">
            <text:p>0.124909</text:p>
          </table:table-cell>
          <table:table-cell table:formula="of:=[.C779]-[.C778]" office:value-type="float" office:value="0.000906768000000002">
            <text:p>0.000907</text:p>
          </table:table-cell>
          <table:table-cell table:formula="of:=[.A779]-[.A778]" office:value-type="float" office:value="0.000900999999885244">
            <text:p>0.00090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197693">
            <text:p>1839.197693</text:p>
          </table:table-cell>
          <table:table-cell office:value-type="float" office:value="10965255969945">
            <text:p>10965255969945</text:p>
          </table:table-cell>
          <table:table-cell table:formula="of:=([.B780]-[.B$4])/10^9" office:value-type="float" office:value="0.124908894">
            <text:p>0.124909</text:p>
          </table:table-cell>
          <table:table-cell table:formula="of:=[.C780]-[.C779]" office:value-type="float" office:value="0">
            <text:p>0.000000</text:p>
          </table:table-cell>
          <table:table-cell table:formula="of:=[.A780]-[.A779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197698">
            <text:p>1839.197698</text:p>
          </table:table-cell>
          <table:table-cell office:value-type="float" office:value="10965255969945">
            <text:p>10965255969945</text:p>
          </table:table-cell>
          <table:table-cell table:formula="of:=([.B781]-[.B$4])/10^9" office:value-type="float" office:value="0.124908894">
            <text:p>0.124909</text:p>
          </table:table-cell>
          <table:table-cell table:formula="of:=[.C781]-[.C780]" office:value-type="float" office:value="0">
            <text:p>0.000000</text:p>
          </table:table-cell>
          <table:table-cell table:formula="of:=[.A781]-[.A780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19777">
            <text:p>1839.197770</text:p>
          </table:table-cell>
          <table:table-cell office:value-type="float" office:value="10965256016588">
            <text:p>10965256016588</text:p>
          </table:table-cell>
          <table:table-cell table:formula="of:=([.B782]-[.B$4])/10^9" office:value-type="float" office:value="0.124955537">
            <text:p>0.124956</text:p>
          </table:table-cell>
          <table:table-cell table:formula="of:=[.C782]-[.C781]" office:value-type="float" office:value="0.000046642999999999">
            <text:p>0.000047</text:p>
          </table:table-cell>
          <table:table-cell table:formula="of:=[.A782]-[.A781]" office:value-type="float" office:value="0.0000720000000455911">
            <text:p>0.00007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197772">
            <text:p>1839.197772</text:p>
          </table:table-cell>
          <table:table-cell office:value-type="float" office:value="10965256059126">
            <text:p>10965256059126</text:p>
          </table:table-cell>
          <table:table-cell table:formula="of:=([.B783]-[.B$4])/10^9" office:value-type="float" office:value="0.124998075">
            <text:p>0.124998</text:p>
          </table:table-cell>
          <table:table-cell table:formula="of:=[.C783]-[.C782]" office:value-type="float" office:value="0.0000425379999999947">
            <text:p>0.000043</text:p>
          </table:table-cell>
          <table:table-cell table:formula="of:=[.A783]-[.A78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197773">
            <text:p>1839.197773</text:p>
          </table:table-cell>
          <table:table-cell office:value-type="float" office:value="10965256059126">
            <text:p>10965256059126</text:p>
          </table:table-cell>
          <table:table-cell table:formula="of:=([.B784]-[.B$4])/10^9" office:value-type="float" office:value="0.124998075">
            <text:p>0.124998</text:p>
          </table:table-cell>
          <table:table-cell table:formula="of:=[.C784]-[.C783]" office:value-type="float" office:value="0">
            <text:p>0.000000</text:p>
          </table:table-cell>
          <table:table-cell table:formula="of:=[.A784]-[.A783]" office:value-type="float" office:value="0.00000100000011116208">
            <text:p>0.000001</text:p>
          </table:table-cell>
          <table:table-cell/>
          <table:table-cell office:value-type="string">
            <text:p>46126 / 13309 &gt; 2000000 / 5000000</text:p>
          </table:table-cell>
          <table:table-cell/>
        </table:table-row>
        <table:table-row table:style-name="ro1">
          <table:table-cell office:value-type="float" office:value="1839.197774">
            <text:p>1839.197774</text:p>
          </table:table-cell>
          <table:table-cell office:value-type="float" office:value="10965256059126">
            <text:p>10965256059126</text:p>
          </table:table-cell>
          <table:table-cell table:formula="of:=([.B785]-[.B$4])/10^9" office:value-type="float" office:value="0.124998075">
            <text:p>0.124998</text:p>
          </table:table-cell>
          <table:table-cell table:formula="of:=[.C785]-[.C784]" office:value-type="float" office:value="0">
            <text:p>0.000000</text:p>
          </table:table-cell>
          <table:table-cell table:formula="of:=[.A785]-[.A784]" office:value-type="float" office:value="0.000000999999883788405">
            <text:p>0.000001</text:p>
          </table:table-cell>
          <table:table-cell/>
          <table:table-cell office:value-type="string">
            <text:p>d_s is renewed (r + D) to 10965261059126; c_s is fully topped up</text:p>
          </table:table-cell>
          <table:table-cell/>
        </table:table-row>
        <table:table-row table:style-name="ro1">
          <table:table-cell office:value-type="float" office:value="1839.199535">
            <text:p>1839.199535</text:p>
          </table:table-cell>
          <table:table-cell office:value-type="float" office:value="10965257821722">
            <text:p>10965257821722</text:p>
          </table:table-cell>
          <table:table-cell table:formula="of:=([.B786]-[.B$4])/10^9" office:value-type="float" office:value="0.126760671">
            <text:p>0.126761</text:p>
          </table:table-cell>
          <table:table-cell table:formula="of:=[.C786]-[.C785]" office:value-type="float" office:value="0.00176259599999999">
            <text:p>0.001763</text:p>
          </table:table-cell>
          <table:table-cell table:formula="of:=[.A786]-[.A785]" office:value-type="float" office:value="0.00176099999998769">
            <text:p>0.00176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199536">
            <text:p>1839.199536</text:p>
          </table:table-cell>
          <table:table-cell office:value-type="float" office:value="10965257821722">
            <text:p>10965257821722</text:p>
          </table:table-cell>
          <table:table-cell table:formula="of:=([.B787]-[.B$4])/10^9" office:value-type="float" office:value="0.126760671">
            <text:p>0.126761</text:p>
          </table:table-cell>
          <table:table-cell table:formula="of:=[.C787]-[.C786]" office:value-type="float" office:value="0">
            <text:p>0.000000</text:p>
          </table:table-cell>
          <table:table-cell table:formula="of:=[.A787]-[.A786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199541">
            <text:p>1839.199541</text:p>
          </table:table-cell>
          <table:table-cell office:value-type="float" office:value="10965257821722">
            <text:p>10965257821722</text:p>
          </table:table-cell>
          <table:table-cell table:formula="of:=([.B788]-[.B$4])/10^9" office:value-type="float" office:value="0.126760671">
            <text:p>0.126761</text:p>
          </table:table-cell>
          <table:table-cell table:formula="of:=[.C788]-[.C787]" office:value-type="float" office:value="0">
            <text:p>0.000000</text:p>
          </table:table-cell>
          <table:table-cell table:formula="of:=[.A788]-[.A787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00766">
            <text:p>1839.200766</text:p>
          </table:table-cell>
          <table:table-cell office:value-type="float" office:value="10965257821722">
            <text:p>10965257821722</text:p>
          </table:table-cell>
          <table:table-cell table:formula="of:=([.B789]-[.B$4])/10^9" office:value-type="float" office:value="0.126760671">
            <text:p>0.126761</text:p>
          </table:table-cell>
          <table:table-cell table:formula="of:=[.C789]-[.C788]" office:value-type="float" office:value="0">
            <text:p>0.000000</text:p>
          </table:table-cell>
          <table:table-cell table:formula="of:=[.A789]-[.A788]" office:value-type="float" office:value="0.00122499999997672">
            <text:p>0.00122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00769">
            <text:p>1839.200769</text:p>
          </table:table-cell>
          <table:table-cell office:value-type="float" office:value="10965259055509">
            <text:p>10965259055509</text:p>
          </table:table-cell>
          <table:table-cell table:formula="of:=([.B790]-[.B$4])/10^9" office:value-type="float" office:value="0.127994458">
            <text:p>0.127994</text:p>
          </table:table-cell>
          <table:table-cell table:formula="of:=[.C790]-[.C789]" office:value-type="float" office:value="0.00123378700000001">
            <text:p>0.001234</text:p>
          </table:table-cell>
          <table:table-cell table:formula="of:=[.A790]-[.A789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0077">
            <text:p>1839.200770</text:p>
          </table:table-cell>
          <table:table-cell office:value-type="float" office:value="10965259055509">
            <text:p>10965259055509</text:p>
          </table:table-cell>
          <table:table-cell table:formula="of:=([.B791]-[.B$4])/10^9" office:value-type="float" office:value="0.127994458">
            <text:p>0.127994</text:p>
          </table:table-cell>
          <table:table-cell table:formula="of:=[.C791]-[.C790]" office:value-type="float" office:value="0">
            <text:p>0.000000</text:p>
          </table:table-cell>
          <table:table-cell table:formula="of:=[.A791]-[.A790]" office:value-type="float" office:value="0.000000999999883788405">
            <text:p>0.000001</text:p>
          </table:table-cell>
          <table:table-cell office:value-type="string">
            <text:p>d_s is renewed (r + D) to 10965261055509; c_s is fully topped up</text:p>
          </table:table-cell>
          <table:table-cell table:number-columns-repeated="2"/>
        </table:table-row>
        <table:table-row table:style-name="ro1">
          <table:table-cell office:value-type="float" office:value="1839.200772">
            <text:p>1839.200772</text:p>
          </table:table-cell>
          <table:table-cell office:value-type="float" office:value="10965259055509">
            <text:p>10965259055509</text:p>
          </table:table-cell>
          <table:table-cell table:formula="of:=([.B792]-[.B$4])/10^9" office:value-type="float" office:value="0.127994458">
            <text:p>0.127994</text:p>
          </table:table-cell>
          <table:table-cell table:formula="of:=[.C792]-[.C791]" office:value-type="float" office:value="0">
            <text:p>0.000000</text:p>
          </table:table-cell>
          <table:table-cell table:formula="of:=[.A792]-[.A791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200782">
            <text:p>1839.200782</text:p>
          </table:table-cell>
          <table:table-cell office:value-type="float" office:value="10965259068858">
            <text:p>10965259068858</text:p>
          </table:table-cell>
          <table:table-cell table:formula="of:=([.B793]-[.B$4])/10^9" office:value-type="float" office:value="0.128007807">
            <text:p>0.128008</text:p>
          </table:table-cell>
          <table:table-cell table:formula="of:=[.C793]-[.C792]" office:value-type="float" office:value="0.0000133489999999958">
            <text:p>0.000013</text:p>
          </table:table-cell>
          <table:table-cell table:formula="of:=[.A793]-[.A792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00788">
            <text:p>1839.200788</text:p>
          </table:table-cell>
          <table:table-cell office:value-type="float" office:value="10965259068858">
            <text:p>10965259068858</text:p>
          </table:table-cell>
          <table:table-cell table:formula="of:=([.B794]-[.B$4])/10^9" office:value-type="float" office:value="0.128007807">
            <text:p>0.128008</text:p>
          </table:table-cell>
          <table:table-cell table:formula="of:=[.C794]-[.C793]" office:value-type="float" office:value="0">
            <text:p>0.000000</text:p>
          </table:table-cell>
          <table:table-cell table:formula="of:=[.A794]-[.A793]" office:value-type="float" office:value="0.00000600000021222513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01676">
            <text:p>1839.201676</text:p>
          </table:table-cell>
          <table:table-cell office:value-type="float" office:value="10965259962030">
            <text:p>10965259962030</text:p>
          </table:table-cell>
          <table:table-cell table:formula="of:=([.B795]-[.B$4])/10^9" office:value-type="float" office:value="0.128900979">
            <text:p>0.128901</text:p>
          </table:table-cell>
          <table:table-cell table:formula="of:=[.C795]-[.C794]" office:value-type="float" office:value="0.000893171999999998">
            <text:p>0.000893</text:p>
          </table:table-cell>
          <table:table-cell table:formula="of:=[.A795]-[.A794]" office:value-type="float" office:value="0.000887999999804379">
            <text:p>0.00088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01677">
            <text:p>1839.201677</text:p>
          </table:table-cell>
          <table:table-cell office:value-type="float" office:value="10965259962030">
            <text:p>10965259962030</text:p>
          </table:table-cell>
          <table:table-cell table:formula="of:=([.B796]-[.B$4])/10^9" office:value-type="float" office:value="0.128900979">
            <text:p>0.128901</text:p>
          </table:table-cell>
          <table:table-cell table:formula="of:=[.C796]-[.C795]" office:value-type="float" office:value="0">
            <text:p>0.000000</text:p>
          </table:table-cell>
          <table:table-cell table:formula="of:=[.A796]-[.A795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01682">
            <text:p>1839.201682</text:p>
          </table:table-cell>
          <table:table-cell office:value-type="float" office:value="10965259962030">
            <text:p>10965259962030</text:p>
          </table:table-cell>
          <table:table-cell table:formula="of:=([.B797]-[.B$4])/10^9" office:value-type="float" office:value="0.128900979">
            <text:p>0.128901</text:p>
          </table:table-cell>
          <table:table-cell table:formula="of:=[.C797]-[.C796]" office:value-type="float" office:value="0">
            <text:p>0.000000</text:p>
          </table:table-cell>
          <table:table-cell table:formula="of:=[.A797]-[.A796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02439">
            <text:p>1839.202439</text:p>
          </table:table-cell>
          <table:table-cell office:value-type="float" office:value="10965260732530">
            <text:p>10965260732530</text:p>
          </table:table-cell>
          <table:table-cell table:formula="of:=([.B798]-[.B$4])/10^9" office:value-type="float" office:value="0.129671479">
            <text:p>0.129671</text:p>
          </table:table-cell>
          <table:table-cell table:formula="of:=[.C798]-[.C797]" office:value-type="float" office:value="0.000770500000000007">
            <text:p>0.000771</text:p>
          </table:table-cell>
          <table:table-cell table:formula="of:=[.A798]-[.A797]" office:value-type="float" office:value="0.000757000000021435">
            <text:p>0.00075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0244">
            <text:p>1839.202440</text:p>
          </table:table-cell>
          <table:table-cell office:value-type="float" office:value="10965260732530">
            <text:p>10965260732530</text:p>
          </table:table-cell>
          <table:table-cell table:formula="of:=([.B799]-[.B$4])/10^9" office:value-type="float" office:value="0.129671479">
            <text:p>0.129671</text:p>
          </table:table-cell>
          <table:table-cell table:formula="of:=[.C799]-[.C798]" office:value-type="float" office:value="0">
            <text:p>0.000000</text:p>
          </table:table-cell>
          <table:table-cell table:formula="of:=[.A799]-[.A798]" office:value-type="float" office:value="0.00000100000011116208">
            <text:p>0.000001</text:p>
          </table:table-cell>
          <table:table-cell/>
          <table:table-cell office:value-type="string">
            <text:p>uses up its c_s; 10965260732530-10965260017360=715170</text:p>
          </table:table-cell>
          <table:table-cell/>
        </table:table-row>
        <table:table-row table:style-name="ro1">
          <table:table-cell office:value-type="float" office:value="1839.20245">
            <text:p>1839.202450</text:p>
          </table:table-cell>
          <table:table-cell office:value-type="float" office:value="10965260745536">
            <text:p>10965260745536</text:p>
          </table:table-cell>
          <table:table-cell table:formula="of:=([.B800]-[.B$4])/10^9" office:value-type="float" office:value="0.129684485">
            <text:p>0.129684</text:p>
          </table:table-cell>
          <table:table-cell table:formula="of:=[.C800]-[.C799]" office:value-type="float" office:value="0.0000130059999999821">
            <text:p>0.000013</text:p>
          </table:table-cell>
          <table:table-cell table:formula="of:=[.A800]-[.A799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02766">
            <text:p>1839.202766</text:p>
          </table:table-cell>
          <table:table-cell office:value-type="float" office:value="10965260745536">
            <text:p>10965260745536</text:p>
          </table:table-cell>
          <table:table-cell table:formula="of:=([.B801]-[.B$4])/10^9" office:value-type="float" office:value="0.129684485">
            <text:p>0.129684</text:p>
          </table:table-cell>
          <table:table-cell table:formula="of:=[.C801]-[.C800]" office:value-type="float" office:value="0">
            <text:p>0.000000</text:p>
          </table:table-cell>
          <table:table-cell table:formula="of:=[.A801]-[.A800]" office:value-type="float" office:value="0.000316000000111671">
            <text:p>0.00031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20277">
            <text:p>1839.202770</text:p>
          </table:table-cell>
          <table:table-cell office:value-type="float" office:value="10965261064534">
            <text:p>10965261064534</text:p>
          </table:table-cell>
          <table:table-cell table:formula="of:=([.B802]-[.B$4])/10^9" office:value-type="float" office:value="0.130003483">
            <text:p>0.130003</text:p>
          </table:table-cell>
          <table:table-cell table:formula="of:=[.C802]-[.C801]" office:value-type="float" office:value="0.000318998000000015">
            <text:p>0.000319</text:p>
          </table:table-cell>
          <table:table-cell table:formula="of:=[.A802]-[.A801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02771">
            <text:p>1839.202771</text:p>
          </table:table-cell>
          <table:table-cell office:value-type="float" office:value="10965261064534">
            <text:p>10965261064534</text:p>
          </table:table-cell>
          <table:table-cell table:formula="of:=([.B803]-[.B$4])/10^9" office:value-type="float" office:value="0.130003483">
            <text:p>0.130003</text:p>
          </table:table-cell>
          <table:table-cell table:formula="of:=[.C803]-[.C802]" office:value-type="float" office:value="0">
            <text:p>0.000000</text:p>
          </table:table-cell>
          <table:table-cell table:formula="of:=[.A803]-[.A802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268064534; c_s is fully topped up</text:p>
          </table:table-cell>
        </table:table-row>
        <table:table-row table:style-name="ro1">
          <table:table-cell office:value-type="float" office:value="1839.202779">
            <text:p>1839.202779</text:p>
          </table:table-cell>
          <table:table-cell office:value-type="float" office:value="10965261064534">
            <text:p>10965261064534</text:p>
          </table:table-cell>
          <table:table-cell table:formula="of:=([.B804]-[.B$4])/10^9" office:value-type="float" office:value="0.130003483">
            <text:p>0.130003</text:p>
          </table:table-cell>
          <table:table-cell table:formula="of:=[.C804]-[.C803]" office:value-type="float" office:value="0">
            <text:p>0.000000</text:p>
          </table:table-cell>
          <table:table-cell table:formula="of:=[.A804]-[.A803]" office:value-type="float" office:value="0.00000799999997980194">
            <text:p>0.00000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0278">
            <text:p>1839.202780</text:p>
          </table:table-cell>
          <table:table-cell office:value-type="float" office:value="10965261064534">
            <text:p>10965261064534</text:p>
          </table:table-cell>
          <table:table-cell table:formula="of:=([.B805]-[.B$4])/10^9" office:value-type="float" office:value="0.130003483">
            <text:p>0.130003</text:p>
          </table:table-cell>
          <table:table-cell table:formula="of:=[.C805]-[.C804]" office:value-type="float" office:value="0">
            <text:p>0.000000</text:p>
          </table:table-cell>
          <table:table-cell table:formula="of:=[.A805]-[.A804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02781">
            <text:p>1839.202781</text:p>
          </table:table-cell>
          <table:table-cell office:value-type="float" office:value="10965261064534">
            <text:p>10965261064534</text:p>
          </table:table-cell>
          <table:table-cell table:formula="of:=([.B806]-[.B$4])/10^9" office:value-type="float" office:value="0.130003483">
            <text:p>0.130003</text:p>
          </table:table-cell>
          <table:table-cell table:formula="of:=[.C806]-[.C805]" office:value-type="float" office:value="0">
            <text:p>0.000000</text:p>
          </table:table-cell>
          <table:table-cell table:formula="of:=[.A806]-[.A805]" office:value-type="float" office:value="0.000000999999883788405">
            <text:p>0.000001</text:p>
          </table:table-cell>
          <table:table-cell/>
          <table:table-cell office:value-type="string">
            <text:p>postpones its deadline to 10965266059126; c_s is topped up to 1982364</text:p>
          </table:table-cell>
          <table:table-cell/>
        </table:table-row>
        <table:table-row table:style-name="ro1">
          <table:table-cell office:value-type="float" office:value="1839.202783">
            <text:p>1839.202783</text:p>
          </table:table-cell>
          <table:table-cell office:value-type="float" office:value="10965261064534">
            <text:p>10965261064534</text:p>
          </table:table-cell>
          <table:table-cell table:formula="of:=([.B807]-[.B$4])/10^9" office:value-type="float" office:value="0.130003483">
            <text:p>0.130003</text:p>
          </table:table-cell>
          <table:table-cell table:formula="of:=[.C807]-[.C806]" office:value-type="float" office:value="0">
            <text:p>0.000000</text:p>
          </table:table-cell>
          <table:table-cell table:formula="of:=[.A807]-[.A806]" office:value-type="float" office:value="0.00000199999999495049">
            <text:p>0.000002</text:p>
          </table:table-cell>
          <table:table-cell/>
          <table:table-cell office:value-type="string">
            <text:p>preempts notify-osd (2104)</text:p>
          </table:table-cell>
          <table:table-cell/>
        </table:table-row>
        <table:table-row table:style-name="ro1">
          <table:table-cell office:value-type="float" office:value="1839.202796">
            <text:p>1839.202796</text:p>
          </table:table-cell>
          <table:table-cell office:value-type="float" office:value="10965261085383">
            <text:p>10965261085383</text:p>
          </table:table-cell>
          <table:table-cell table:formula="of:=([.B808]-[.B$4])/10^9" office:value-type="float" office:value="0.130024332">
            <text:p>0.130024</text:p>
          </table:table-cell>
          <table:table-cell table:formula="of:=[.C808]-[.C807]" office:value-type="float" office:value="0.0000208489999999895">
            <text:p>0.000021</text:p>
          </table:table-cell>
          <table:table-cell table:formula="of:=[.A808]-[.A807]" office:value-type="float" office:value="0.000013000000080865">
            <text:p>0.000013</text:p>
          </table:table-cell>
          <table:table-cell/>
          <table:table-cell office:value-type="string">
            <text:p>is pick_next_task_dl-ed by notify-osd (2104)</text:p>
          </table:table-cell>
          <table:table-cell/>
        </table:table-row>
        <table:table-row table:style-name="ro1">
          <table:table-cell office:value-type="float" office:value="1839.202851">
            <text:p>1839.202851</text:p>
          </table:table-cell>
          <table:table-cell office:value-type="float" office:value="10965261145900">
            <text:p>10965261145900</text:p>
          </table:table-cell>
          <table:table-cell table:formula="of:=([.B809]-[.B$4])/10^9" office:value-type="float" office:value="0.130084849">
            <text:p>0.130085</text:p>
          </table:table-cell>
          <table:table-cell table:formula="of:=[.C809]-[.C808]" office:value-type="float" office:value="0.0000605170000000099">
            <text:p>0.000061</text:p>
          </table:table-cell>
          <table:table-cell table:formula="of:=[.A809]-[.A808]" office:value-type="float" office:value="0.0000549999999748252">
            <text:p>0.00005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02852">
            <text:p>1839.202852</text:p>
          </table:table-cell>
          <table:table-cell office:value-type="float" office:value="10965261145900">
            <text:p>10965261145900</text:p>
          </table:table-cell>
          <table:table-cell table:formula="of:=([.B810]-[.B$4])/10^9" office:value-type="float" office:value="0.130084849">
            <text:p>0.130085</text:p>
          </table:table-cell>
          <table:table-cell table:formula="of:=[.C810]-[.C809]" office:value-type="float" office:value="0">
            <text:p>0.000000</text:p>
          </table:table-cell>
          <table:table-cell table:formula="of:=[.A810]-[.A809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02857">
            <text:p>1839.202857</text:p>
          </table:table-cell>
          <table:table-cell office:value-type="float" office:value="10965261145900">
            <text:p>10965261145900</text:p>
          </table:table-cell>
          <table:table-cell table:formula="of:=([.B811]-[.B$4])/10^9" office:value-type="float" office:value="0.130084849">
            <text:p>0.130085</text:p>
          </table:table-cell>
          <table:table-cell table:formula="of:=[.C811]-[.C810]" office:value-type="float" office:value="0">
            <text:p>0.000000</text:p>
          </table:table-cell>
          <table:table-cell table:formula="of:=[.A811]-[.A81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0422">
            <text:p>1839.204220</text:p>
          </table:table-cell>
          <table:table-cell office:value-type="float" office:value="10965261145900">
            <text:p>10965261145900</text:p>
          </table:table-cell>
          <table:table-cell table:formula="of:=([.B812]-[.B$4])/10^9" office:value-type="float" office:value="0.130084849">
            <text:p>0.130085</text:p>
          </table:table-cell>
          <table:table-cell table:formula="of:=[.C812]-[.C811]" office:value-type="float" office:value="0">
            <text:p>0.000000</text:p>
          </table:table-cell>
          <table:table-cell table:formula="of:=[.A812]-[.A811]" office:value-type="float" office:value="0.00136300000008305">
            <text:p>0.00136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04222">
            <text:p>1839.204222</text:p>
          </table:table-cell>
          <table:table-cell office:value-type="float" office:value="10965262517409">
            <text:p>10965262517409</text:p>
          </table:table-cell>
          <table:table-cell table:formula="of:=([.B813]-[.B$4])/10^9" office:value-type="float" office:value="0.131456358">
            <text:p>0.131456</text:p>
          </table:table-cell>
          <table:table-cell table:formula="of:=[.C813]-[.C812]" office:value-type="float" office:value="0.00137150899999999">
            <text:p>0.001372</text:p>
          </table:table-cell>
          <table:table-cell table:formula="of:=[.A813]-[.A81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04224">
            <text:p>1839.204224</text:p>
          </table:table-cell>
          <table:table-cell office:value-type="float" office:value="10965262517409">
            <text:p>10965262517409</text:p>
          </table:table-cell>
          <table:table-cell table:formula="of:=([.B814]-[.B$4])/10^9" office:value-type="float" office:value="0.131456358">
            <text:p>0.131456</text:p>
          </table:table-cell>
          <table:table-cell table:formula="of:=[.C814]-[.C813]" office:value-type="float" office:value="0">
            <text:p>0.000000</text:p>
          </table:table-cell>
          <table:table-cell table:formula="of:=[.A814]-[.A813]" office:value-type="float" office:value="0.00000199999999495049">
            <text:p>0.000002</text:p>
          </table:table-cell>
          <table:table-cell/>
          <table:table-cell office:value-type="string">
            <text:p>1921847 / 3541717 &gt; 2000000 / 5000000</text:p>
          </table:table-cell>
          <table:table-cell/>
        </table:table-row>
        <table:table-row table:style-name="ro1">
          <table:table-cell office:value-type="float" office:value="1839.204224">
            <text:p>1839.204224</text:p>
          </table:table-cell>
          <table:table-cell office:value-type="float" office:value="10965262517409">
            <text:p>10965262517409</text:p>
          </table:table-cell>
          <table:table-cell table:formula="of:=([.B815]-[.B$4])/10^9" office:value-type="float" office:value="0.131456358">
            <text:p>0.131456</text:p>
          </table:table-cell>
          <table:table-cell table:formula="of:=[.C815]-[.C814]" office:value-type="float" office:value="0">
            <text:p>0.000000</text:p>
          </table:table-cell>
          <table:table-cell table:formula="of:=[.A815]-[.A814]" office:value-type="float" office:value="0">
            <text:p>0.000000</text:p>
          </table:table-cell>
          <table:table-cell/>
          <table:table-cell office:value-type="string">
            <text:p>d_s is renewed (r + D) to 10965267517409; c_s is fully topped up</text:p>
          </table:table-cell>
          <table:table-cell/>
        </table:table-row>
        <table:table-row table:style-name="ro1">
          <table:table-cell office:value-type="float" office:value="1839.204226">
            <text:p>1839.204226</text:p>
          </table:table-cell>
          <table:table-cell office:value-type="float" office:value="10965262517409">
            <text:p>10965262517409</text:p>
          </table:table-cell>
          <table:table-cell table:formula="of:=([.B816]-[.B$4])/10^9" office:value-type="float" office:value="0.131456358">
            <text:p>0.131456</text:p>
          </table:table-cell>
          <table:table-cell table:formula="of:=[.C816]-[.C815]" office:value-type="float" office:value="0">
            <text:p>0.000000</text:p>
          </table:table-cell>
          <table:table-cell table:formula="of:=[.A816]-[.A815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04234">
            <text:p>1839.204234</text:p>
          </table:table-cell>
          <table:table-cell office:value-type="float" office:value="10965262529719">
            <text:p>10965262529719</text:p>
          </table:table-cell>
          <table:table-cell table:formula="of:=([.B817]-[.B$4])/10^9" office:value-type="float" office:value="0.131468668">
            <text:p>0.131469</text:p>
          </table:table-cell>
          <table:table-cell table:formula="of:=[.C817]-[.C816]" office:value-type="float" office:value="0.0000123100000000154">
            <text:p>0.000012</text:p>
          </table:table-cell>
          <table:table-cell table:formula="of:=[.A817]-[.A816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0424">
            <text:p>1839.204240</text:p>
          </table:table-cell>
          <table:table-cell office:value-type="float" office:value="10965262529719">
            <text:p>10965262529719</text:p>
          </table:table-cell>
          <table:table-cell table:formula="of:=([.B818]-[.B$4])/10^9" office:value-type="float" office:value="0.131468668">
            <text:p>0.131469</text:p>
          </table:table-cell>
          <table:table-cell table:formula="of:=[.C818]-[.C817]" office:value-type="float" office:value="0">
            <text:p>0.000000</text:p>
          </table:table-cell>
          <table:table-cell table:formula="of:=[.A818]-[.A817]" office:value-type="float" office:value="0.00000599999998485146">
            <text:p>0.000006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04756">
            <text:p>1839.204756</text:p>
          </table:table-cell>
          <table:table-cell office:value-type="float" office:value="10965262529719">
            <text:p>10965262529719</text:p>
          </table:table-cell>
          <table:table-cell table:formula="of:=([.B819]-[.B$4])/10^9" office:value-type="float" office:value="0.131468668">
            <text:p>0.131469</text:p>
          </table:table-cell>
          <table:table-cell table:formula="of:=[.C819]-[.C818]" office:value-type="float" office:value="0">
            <text:p>0.000000</text:p>
          </table:table-cell>
          <table:table-cell table:formula="of:=[.A819]-[.A818]" office:value-type="float" office:value="0.000516000000061467">
            <text:p>0.0005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04758">
            <text:p>1839.204758</text:p>
          </table:table-cell>
          <table:table-cell office:value-type="float" office:value="10965263053555">
            <text:p>10965263053555</text:p>
          </table:table-cell>
          <table:table-cell table:formula="of:=([.B820]-[.B$4])/10^9" office:value-type="float" office:value="0.131992504">
            <text:p>0.131993</text:p>
          </table:table-cell>
          <table:table-cell table:formula="of:=[.C820]-[.C819]" office:value-type="float" office:value="0.000523836">
            <text:p>0.000524</text:p>
          </table:table-cell>
          <table:table-cell table:formula="of:=[.A820]-[.A81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04759">
            <text:p>1839.204759</text:p>
          </table:table-cell>
          <table:table-cell office:value-type="float" office:value="10965263053555">
            <text:p>10965263053555</text:p>
          </table:table-cell>
          <table:table-cell table:formula="of:=([.B821]-[.B$4])/10^9" office:value-type="float" office:value="0.131992504">
            <text:p>0.131993</text:p>
          </table:table-cell>
          <table:table-cell table:formula="of:=[.C821]-[.C820]" office:value-type="float" office:value="0">
            <text:p>0.000000</text:p>
          </table:table-cell>
          <table:table-cell table:formula="of:=[.A821]-[.A820]" office:value-type="float" office:value="0.000000999999883788405">
            <text:p>0.000001</text:p>
          </table:table-cell>
          <table:table-cell office:value-type="string">
            <text:p>d_s is renewed (r + D) to 10965265053555; c_s is fully topped up</text:p>
          </table:table-cell>
          <table:table-cell table:number-columns-repeated="2"/>
        </table:table-row>
        <table:table-row table:style-name="ro1">
          <table:table-cell office:value-type="float" office:value="1839.20476">
            <text:p>1839.204760</text:p>
          </table:table-cell>
          <table:table-cell office:value-type="float" office:value="10965263053555">
            <text:p>10965263053555</text:p>
          </table:table-cell>
          <table:table-cell table:formula="of:=([.B822]-[.B$4])/10^9" office:value-type="float" office:value="0.131992504">
            <text:p>0.131993</text:p>
          </table:table-cell>
          <table:table-cell table:formula="of:=[.C822]-[.C821]" office:value-type="float" office:value="0">
            <text:p>0.000000</text:p>
          </table:table-cell>
          <table:table-cell table:formula="of:=[.A822]-[.A821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204768">
            <text:p>1839.204768</text:p>
          </table:table-cell>
          <table:table-cell office:value-type="float" office:value="10965263063001">
            <text:p>10965263063001</text:p>
          </table:table-cell>
          <table:table-cell table:formula="of:=([.B823]-[.B$4])/10^9" office:value-type="float" office:value="0.13200195">
            <text:p>0.132002</text:p>
          </table:table-cell>
          <table:table-cell table:formula="of:=[.C823]-[.C822]" office:value-type="float" office:value="0.00000944599999999629">
            <text:p>0.000009</text:p>
          </table:table-cell>
          <table:table-cell table:formula="of:=[.A823]-[.A822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04773">
            <text:p>1839.204773</text:p>
          </table:table-cell>
          <table:table-cell office:value-type="float" office:value="10965263063001">
            <text:p>10965263063001</text:p>
          </table:table-cell>
          <table:table-cell table:formula="of:=([.B824]-[.B$4])/10^9" office:value-type="float" office:value="0.13200195">
            <text:p>0.132002</text:p>
          </table:table-cell>
          <table:table-cell table:formula="of:=[.C824]-[.C823]" office:value-type="float" office:value="0">
            <text:p>0.000000</text:p>
          </table:table-cell>
          <table:table-cell table:formula="of:=[.A824]-[.A823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05661">
            <text:p>1839.205661</text:p>
          </table:table-cell>
          <table:table-cell office:value-type="float" office:value="10965263956167">
            <text:p>10965263956167</text:p>
          </table:table-cell>
          <table:table-cell table:formula="of:=([.B825]-[.B$4])/10^9" office:value-type="float" office:value="0.132895116">
            <text:p>0.132895</text:p>
          </table:table-cell>
          <table:table-cell table:formula="of:=[.C825]-[.C824]" office:value-type="float" office:value="0.000893166000000001">
            <text:p>0.000893</text:p>
          </table:table-cell>
          <table:table-cell table:formula="of:=[.A825]-[.A824]" office:value-type="float" office:value="0.000888000000031752">
            <text:p>0.00088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05662">
            <text:p>1839.205662</text:p>
          </table:table-cell>
          <table:table-cell office:value-type="float" office:value="10965263956167">
            <text:p>10965263956167</text:p>
          </table:table-cell>
          <table:table-cell table:formula="of:=([.B826]-[.B$4])/10^9" office:value-type="float" office:value="0.132895116">
            <text:p>0.132895</text:p>
          </table:table-cell>
          <table:table-cell table:formula="of:=[.C826]-[.C825]" office:value-type="float" office:value="0">
            <text:p>0.000000</text:p>
          </table:table-cell>
          <table:table-cell table:formula="of:=[.A826]-[.A825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05668">
            <text:p>1839.205668</text:p>
          </table:table-cell>
          <table:table-cell office:value-type="float" office:value="10965263956167">
            <text:p>10965263956167</text:p>
          </table:table-cell>
          <table:table-cell table:formula="of:=([.B827]-[.B$4])/10^9" office:value-type="float" office:value="0.132895116">
            <text:p>0.132895</text:p>
          </table:table-cell>
          <table:table-cell table:formula="of:=[.C827]-[.C826]" office:value-type="float" office:value="0">
            <text:p>0.000000</text:p>
          </table:table-cell>
          <table:table-cell table:formula="of:=[.A827]-[.A826]" office:value-type="float" office:value="0.00000599999998485146">
            <text:p>0.000006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07081">
            <text:p>1839.207081</text:p>
          </table:table-cell>
          <table:table-cell office:value-type="float" office:value="10965265384886">
            <text:p>10965265384886</text:p>
          </table:table-cell>
          <table:table-cell table:formula="of:=([.B828]-[.B$4])/10^9" office:value-type="float" office:value="0.134323835">
            <text:p>0.134324</text:p>
          </table:table-cell>
          <table:table-cell table:formula="of:=[.C828]-[.C827]" office:value-type="float" office:value="0.001428719">
            <text:p>0.001429</text:p>
          </table:table-cell>
          <table:table-cell table:formula="of:=[.A828]-[.A827]" office:value-type="float" office:value="0.00141299999995681">
            <text:p>0.00141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07083">
            <text:p>1839.207083</text:p>
          </table:table-cell>
          <table:table-cell office:value-type="float" office:value="10965265384886">
            <text:p>10965265384886</text:p>
          </table:table-cell>
          <table:table-cell table:formula="of:=([.B829]-[.B$4])/10^9" office:value-type="float" office:value="0.134323835">
            <text:p>0.134324</text:p>
          </table:table-cell>
          <table:table-cell table:formula="of:=[.C829]-[.C828]" office:value-type="float" office:value="0">
            <text:p>0.000000</text:p>
          </table:table-cell>
          <table:table-cell table:formula="of:=[.A829]-[.A82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07088">
            <text:p>1839.207088</text:p>
          </table:table-cell>
          <table:table-cell office:value-type="float" office:value="10965265384886">
            <text:p>10965265384886</text:p>
          </table:table-cell>
          <table:table-cell table:formula="of:=([.B830]-[.B$4])/10^9" office:value-type="float" office:value="0.134323835">
            <text:p>0.134324</text:p>
          </table:table-cell>
          <table:table-cell table:formula="of:=[.C830]-[.C829]" office:value-type="float" office:value="0">
            <text:p>0.000000</text:p>
          </table:table-cell>
          <table:table-cell table:formula="of:=[.A830]-[.A82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0775">
            <text:p>1839.207750</text:p>
          </table:table-cell>
          <table:table-cell office:value-type="float" office:value="10965265384886">
            <text:p>10965265384886</text:p>
          </table:table-cell>
          <table:table-cell table:formula="of:=([.B831]-[.B$4])/10^9" office:value-type="float" office:value="0.134323835">
            <text:p>0.134324</text:p>
          </table:table-cell>
          <table:table-cell table:formula="of:=[.C831]-[.C830]" office:value-type="float" office:value="0">
            <text:p>0.000000</text:p>
          </table:table-cell>
          <table:table-cell table:formula="of:=[.A831]-[.A830]" office:value-type="float" office:value="0.000661999999920226">
            <text:p>0.00066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07752">
            <text:p>1839.207752</text:p>
          </table:table-cell>
          <table:table-cell office:value-type="float" office:value="10965266055583">
            <text:p>10965266055583</text:p>
          </table:table-cell>
          <table:table-cell table:formula="of:=([.B832]-[.B$4])/10^9" office:value-type="float" office:value="0.134994532">
            <text:p>0.134995</text:p>
          </table:table-cell>
          <table:table-cell table:formula="of:=[.C832]-[.C831]" office:value-type="float" office:value="0.000670696999999998">
            <text:p>0.000671</text:p>
          </table:table-cell>
          <table:table-cell table:formula="of:=[.A832]-[.A83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07753">
            <text:p>1839.207753</text:p>
          </table:table-cell>
          <table:table-cell office:value-type="float" office:value="10965266055583">
            <text:p>10965266055583</text:p>
          </table:table-cell>
          <table:table-cell table:formula="of:=([.B833]-[.B$4])/10^9" office:value-type="float" office:value="0.134994532">
            <text:p>0.134995</text:p>
          </table:table-cell>
          <table:table-cell table:formula="of:=[.C833]-[.C832]" office:value-type="float" office:value="0">
            <text:p>0.000000</text:p>
          </table:table-cell>
          <table:table-cell table:formula="of:=[.A833]-[.A832]" office:value-type="float" office:value="0.000000999999883788405">
            <text:p>0.000001</text:p>
          </table:table-cell>
          <table:table-cell/>
          <table:table-cell office:value-type="string">
            <text:p>37999 / 1461826 &lt;= 2000000 / 5000000</text:p>
          </table:table-cell>
          <table:table-cell/>
        </table:table-row>
        <table:table-row table:style-name="ro1">
          <table:table-cell office:value-type="float" office:value="1839.207754">
            <text:p>1839.207754</text:p>
          </table:table-cell>
          <table:table-cell office:value-type="float" office:value="10965266055583">
            <text:p>10965266055583</text:p>
          </table:table-cell>
          <table:table-cell table:formula="of:=([.B834]-[.B$4])/10^9" office:value-type="float" office:value="0.134994532">
            <text:p>0.134995</text:p>
          </table:table-cell>
          <table:table-cell table:formula="of:=[.C834]-[.C833]" office:value-type="float" office:value="0">
            <text:p>0.000000</text:p>
          </table:table-cell>
          <table:table-cell table:formula="of:=[.A834]-[.A833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07756">
            <text:p>1839.207756</text:p>
          </table:table-cell>
          <table:table-cell office:value-type="float" office:value="10965266055583">
            <text:p>10965266055583</text:p>
          </table:table-cell>
          <table:table-cell table:formula="of:=([.B835]-[.B$4])/10^9" office:value-type="float" office:value="0.134994532">
            <text:p>0.134995</text:p>
          </table:table-cell>
          <table:table-cell table:formula="of:=[.C835]-[.C834]" office:value-type="float" office:value="0">
            <text:p>0.000000</text:p>
          </table:table-cell>
          <table:table-cell table:formula="of:=[.A835]-[.A834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07766">
            <text:p>1839.207766</text:p>
          </table:table-cell>
          <table:table-cell office:value-type="float" office:value="10965266069899">
            <text:p>10965266069899</text:p>
          </table:table-cell>
          <table:table-cell table:formula="of:=([.B836]-[.B$4])/10^9" office:value-type="float" office:value="0.135008848">
            <text:p>0.135009</text:p>
          </table:table-cell>
          <table:table-cell table:formula="of:=[.C836]-[.C835]" office:value-type="float" office:value="0.0000143159999999864">
            <text:p>0.000014</text:p>
          </table:table-cell>
          <table:table-cell table:formula="of:=[.A836]-[.A835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07774">
            <text:p>1839.207774</text:p>
          </table:table-cell>
          <table:table-cell office:value-type="float" office:value="10965266069899">
            <text:p>10965266069899</text:p>
          </table:table-cell>
          <table:table-cell table:formula="of:=([.B837]-[.B$4])/10^9" office:value-type="float" office:value="0.135008848">
            <text:p>0.135009</text:p>
          </table:table-cell>
          <table:table-cell table:formula="of:=[.C837]-[.C836]" office:value-type="float" office:value="0">
            <text:p>0.000000</text:p>
          </table:table-cell>
          <table:table-cell table:formula="of:=[.A837]-[.A836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07815">
            <text:p>1839.207815</text:p>
          </table:table-cell>
          <table:table-cell office:value-type="float" office:value="10965266116965">
            <text:p>10965266116965</text:p>
          </table:table-cell>
          <table:table-cell table:formula="of:=([.B838]-[.B$4])/10^9" office:value-type="float" office:value="0.135055914">
            <text:p>0.135056</text:p>
          </table:table-cell>
          <table:table-cell table:formula="of:=[.C838]-[.C837]" office:value-type="float" office:value="0.0000470660000000123">
            <text:p>0.000047</text:p>
          </table:table-cell>
          <table:table-cell table:formula="of:=[.A838]-[.A837]" office:value-type="float" office:value="0.0000410000000101718">
            <text:p>0.00004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07816">
            <text:p>1839.207816</text:p>
          </table:table-cell>
          <table:table-cell office:value-type="float" office:value="10965266116965">
            <text:p>10965266116965</text:p>
          </table:table-cell>
          <table:table-cell table:formula="of:=([.B839]-[.B$4])/10^9" office:value-type="float" office:value="0.135055914">
            <text:p>0.135056</text:p>
          </table:table-cell>
          <table:table-cell table:formula="of:=[.C839]-[.C838]" office:value-type="float" office:value="0">
            <text:p>0.000000</text:p>
          </table:table-cell>
          <table:table-cell table:formula="of:=[.A839]-[.A838]" office:value-type="float" office:value="0.00000100000011116208">
            <text:p>0.000001</text:p>
          </table:table-cell>
          <table:table-cell/>
          <table:table-cell office:value-type="string">
            <text:p>uses up its c_s; 10965266116965-10965266069899=47066</text:p>
          </table:table-cell>
          <table:table-cell/>
        </table:table-row>
        <table:table-row table:style-name="ro1">
          <table:table-cell office:value-type="float" office:value="1839.207826">
            <text:p>1839.207826</text:p>
          </table:table-cell>
          <table:table-cell office:value-type="float" office:value="10965266130068">
            <text:p>10965266130068</text:p>
          </table:table-cell>
          <table:table-cell table:formula="of:=([.B840]-[.B$4])/10^9" office:value-type="float" office:value="0.135069017">
            <text:p>0.135069</text:p>
          </table:table-cell>
          <table:table-cell table:formula="of:=[.C840]-[.C839]" office:value-type="float" office:value="0.0000131030000000143">
            <text:p>0.000013</text:p>
          </table:table-cell>
          <table:table-cell table:formula="of:=[.A840]-[.A839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07832">
            <text:p>1839.207832</text:p>
          </table:table-cell>
          <table:table-cell office:value-type="float" office:value="10965266130068">
            <text:p>10965266130068</text:p>
          </table:table-cell>
          <table:table-cell table:formula="of:=([.B841]-[.B$4])/10^9" office:value-type="float" office:value="0.135069017">
            <text:p>0.135069</text:p>
          </table:table-cell>
          <table:table-cell table:formula="of:=[.C841]-[.C840]" office:value-type="float" office:value="0">
            <text:p>0.000000</text:p>
          </table:table-cell>
          <table:table-cell table:formula="of:=[.A841]-[.A840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08748">
            <text:p>1839.208748</text:p>
          </table:table-cell>
          <table:table-cell office:value-type="float" office:value="10965266130068">
            <text:p>10965266130068</text:p>
          </table:table-cell>
          <table:table-cell table:formula="of:=([.B842]-[.B$4])/10^9" office:value-type="float" office:value="0.135069017">
            <text:p>0.135069</text:p>
          </table:table-cell>
          <table:table-cell table:formula="of:=[.C842]-[.C841]" office:value-type="float" office:value="0">
            <text:p>0.000000</text:p>
          </table:table-cell>
          <table:table-cell table:formula="of:=[.A842]-[.A841]" office:value-type="float" office:value="0.000915999999961059">
            <text:p>0.0009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0875">
            <text:p>1839.208750</text:p>
          </table:table-cell>
          <table:table-cell office:value-type="float" office:value="10965267053931">
            <text:p>10965267053931</text:p>
          </table:table-cell>
          <table:table-cell table:formula="of:=([.B843]-[.B$4])/10^9" office:value-type="float" office:value="0.13599288">
            <text:p>0.135993</text:p>
          </table:table-cell>
          <table:table-cell table:formula="of:=[.C843]-[.C842]" office:value-type="float" office:value="0.000923862999999997">
            <text:p>0.000924</text:p>
          </table:table-cell>
          <table:table-cell table:formula="of:=[.A843]-[.A84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08751">
            <text:p>1839.208751</text:p>
          </table:table-cell>
          <table:table-cell office:value-type="float" office:value="10965267053931">
            <text:p>10965267053931</text:p>
          </table:table-cell>
          <table:table-cell table:formula="of:=([.B844]-[.B$4])/10^9" office:value-type="float" office:value="0.13599288">
            <text:p>0.135993</text:p>
          </table:table-cell>
          <table:table-cell table:formula="of:=[.C844]-[.C843]" office:value-type="float" office:value="0">
            <text:p>0.000000</text:p>
          </table:table-cell>
          <table:table-cell table:formula="of:=[.A844]-[.A843]" office:value-type="float" office:value="0.000000999999883788405">
            <text:p>0.000001</text:p>
          </table:table-cell>
          <table:table-cell office:value-type="string">
            <text:p>d_s is renewed (r + D) to 10965269053931; c_s is fully topped up</text:p>
          </table:table-cell>
          <table:table-cell table:number-columns-repeated="2"/>
        </table:table-row>
        <table:table-row table:style-name="ro1">
          <table:table-cell office:value-type="float" office:value="1839.208765">
            <text:p>1839.208765</text:p>
          </table:table-cell>
          <table:table-cell office:value-type="float" office:value="10965267067796">
            <text:p>10965267067796</text:p>
          </table:table-cell>
          <table:table-cell table:formula="of:=([.B845]-[.B$4])/10^9" office:value-type="float" office:value="0.136006745">
            <text:p>0.136007</text:p>
          </table:table-cell>
          <table:table-cell table:formula="of:=[.C845]-[.C844]" office:value-type="float" office:value="0.0000138650000000018">
            <text:p>0.000014</text:p>
          </table:table-cell>
          <table:table-cell table:formula="of:=[.A845]-[.A844]" office:value-type="float" office:value="0.0000140000001920271">
            <text:p>0.000014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208766">
            <text:p>1839.208766</text:p>
          </table:table-cell>
          <table:table-cell office:value-type="float" office:value="10965267067796">
            <text:p>10965267067796</text:p>
          </table:table-cell>
          <table:table-cell table:formula="of:=([.B846]-[.B$4])/10^9" office:value-type="float" office:value="0.136006745">
            <text:p>0.136007</text:p>
          </table:table-cell>
          <table:table-cell table:formula="of:=[.C846]-[.C845]" office:value-type="float" office:value="0">
            <text:p>0.000000</text:p>
          </table:table-cell>
          <table:table-cell table:formula="of:=[.A846]-[.A845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10965267067796-10965266130068=937728</text:p>
          </table:table-cell>
        </table:table-row>
        <table:table-row table:style-name="ro1">
          <table:table-cell office:value-type="float" office:value="1839.208778">
            <text:p>1839.208778</text:p>
          </table:table-cell>
          <table:table-cell office:value-type="float" office:value="10965267081025">
            <text:p>10965267081025</text:p>
          </table:table-cell>
          <table:table-cell table:formula="of:=([.B847]-[.B$4])/10^9" office:value-type="float" office:value="0.136019974">
            <text:p>0.136020</text:p>
          </table:table-cell>
          <table:table-cell table:formula="of:=[.C847]-[.C846]" office:value-type="float" office:value="0.0000132289999999757">
            <text:p>0.000013</text:p>
          </table:table-cell>
          <table:table-cell table:formula="of:=[.A847]-[.A846]" office:value-type="float" office:value="0.0000119999999697029">
            <text:p>0.00001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208779">
            <text:p>1839.208779</text:p>
          </table:table-cell>
          <table:table-cell office:value-type="float" office:value="10965267081025">
            <text:p>10965267081025</text:p>
          </table:table-cell>
          <table:table-cell table:formula="of:=([.B848]-[.B$4])/10^9" office:value-type="float" office:value="0.136019974">
            <text:p>0.136020</text:p>
          </table:table-cell>
          <table:table-cell table:formula="of:=[.C848]-[.C847]" office:value-type="float" office:value="0">
            <text:p>0.000000</text:p>
          </table:table-cell>
          <table:table-cell table:formula="of:=[.A848]-[.A847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08784">
            <text:p>1839.208784</text:p>
          </table:table-cell>
          <table:table-cell office:value-type="float" office:value="10965267081025">
            <text:p>10965267081025</text:p>
          </table:table-cell>
          <table:table-cell table:formula="of:=([.B849]-[.B$4])/10^9" office:value-type="float" office:value="0.136019974">
            <text:p>0.136020</text:p>
          </table:table-cell>
          <table:table-cell table:formula="of:=[.C849]-[.C848]" office:value-type="float" office:value="0">
            <text:p>0.000000</text:p>
          </table:table-cell>
          <table:table-cell table:formula="of:=[.A849]-[.A848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209223">
            <text:p>1839.209223</text:p>
          </table:table-cell>
          <table:table-cell office:value-type="float" office:value="10965267081025">
            <text:p>10965267081025</text:p>
          </table:table-cell>
          <table:table-cell table:formula="of:=([.B850]-[.B$4])/10^9" office:value-type="float" office:value="0.136019974">
            <text:p>0.136020</text:p>
          </table:table-cell>
          <table:table-cell table:formula="of:=[.C850]-[.C849]" office:value-type="float" office:value="0">
            <text:p>0.000000</text:p>
          </table:table-cell>
          <table:table-cell table:formula="of:=[.A850]-[.A849]" office:value-type="float" office:value="0.000439000000142187">
            <text:p>0.00043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09223">
            <text:p>1839.209223</text:p>
          </table:table-cell>
          <table:table-cell office:value-type="float" office:value="10965267081025">
            <text:p>10965267081025</text:p>
          </table:table-cell>
          <table:table-cell table:formula="of:=([.B851]-[.B$4])/10^9" office:value-type="float" office:value="0.136019974">
            <text:p>0.136020</text:p>
          </table:table-cell>
          <table:table-cell table:formula="of:=[.C851]-[.C850]" office:value-type="float" office:value="0">
            <text:p>0.000000</text:p>
          </table:table-cell>
          <table:table-cell table:formula="of:=[.A851]-[.A850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09225">
            <text:p>1839.209225</text:p>
          </table:table-cell>
          <table:table-cell office:value-type="float" office:value="10965267081025">
            <text:p>10965267081025</text:p>
          </table:table-cell>
          <table:table-cell table:formula="of:=([.B852]-[.B$4])/10^9" office:value-type="float" office:value="0.136019974">
            <text:p>0.136020</text:p>
          </table:table-cell>
          <table:table-cell table:formula="of:=[.C852]-[.C851]" office:value-type="float" office:value="0">
            <text:p>0.000000</text:p>
          </table:table-cell>
          <table:table-cell table:formula="of:=[.A852]-[.A851]" office:value-type="float" office:value="0.00000199999999495049">
            <text:p>0.000002</text:p>
          </table:table-cell>
          <table:table-cell/>
          <table:table-cell office:value-type="string">
            <text:p>postpones its deadline to 10965272517409; c_s is topped up to 1990933</text:p>
          </table:table-cell>
          <table:table-cell/>
        </table:table-row>
        <table:table-row table:style-name="ro1">
          <table:table-cell office:value-type="float" office:value="1839.209726">
            <text:p>1839.209726</text:p>
          </table:table-cell>
          <table:table-cell office:value-type="float" office:value="10965268037927">
            <text:p>10965268037927</text:p>
          </table:table-cell>
          <table:table-cell table:formula="of:=([.B853]-[.B$4])/10^9" office:value-type="float" office:value="0.136976876">
            <text:p>0.136977</text:p>
          </table:table-cell>
          <table:table-cell table:formula="of:=[.C853]-[.C852]" office:value-type="float" office:value="0.000956902000000009">
            <text:p>0.000957</text:p>
          </table:table-cell>
          <table:table-cell table:formula="of:=[.A853]-[.A852]" office:value-type="float" office:value="0.000500999999985652">
            <text:p>0.00050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09727">
            <text:p>1839.209727</text:p>
          </table:table-cell>
          <table:table-cell office:value-type="float" office:value="10965268037927">
            <text:p>10965268037927</text:p>
          </table:table-cell>
          <table:table-cell table:formula="of:=([.B854]-[.B$4])/10^9" office:value-type="float" office:value="0.136976876">
            <text:p>0.136977</text:p>
          </table:table-cell>
          <table:table-cell table:formula="of:=[.C854]-[.C853]" office:value-type="float" office:value="0">
            <text:p>0.000000</text:p>
          </table:table-cell>
          <table:table-cell table:formula="of:=[.A854]-[.A853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09733">
            <text:p>1839.209733</text:p>
          </table:table-cell>
          <table:table-cell office:value-type="float" office:value="10965268037927">
            <text:p>10965268037927</text:p>
          </table:table-cell>
          <table:table-cell table:formula="of:=([.B855]-[.B$4])/10^9" office:value-type="float" office:value="0.136976876">
            <text:p>0.136977</text:p>
          </table:table-cell>
          <table:table-cell table:formula="of:=[.C855]-[.C854]" office:value-type="float" office:value="0">
            <text:p>0.000000</text:p>
          </table:table-cell>
          <table:table-cell table:formula="of:=[.A855]-[.A854]" office:value-type="float" office:value="0.00000599999998485146">
            <text:p>0.000006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09768">
            <text:p>1839.209768</text:p>
          </table:table-cell>
          <table:table-cell office:value-type="float" office:value="10965268037927">
            <text:p>10965268037927</text:p>
          </table:table-cell>
          <table:table-cell table:formula="of:=([.B856]-[.B$4])/10^9" office:value-type="float" office:value="0.136976876">
            <text:p>0.136977</text:p>
          </table:table-cell>
          <table:table-cell table:formula="of:=[.C856]-[.C855]" office:value-type="float" office:value="0">
            <text:p>0.000000</text:p>
          </table:table-cell>
          <table:table-cell table:formula="of:=[.A856]-[.A855]" office:value-type="float" office:value="0.0000350000000253203">
            <text:p>0.00003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211616">
            <text:p>1839.211616</text:p>
          </table:table-cell>
          <table:table-cell office:value-type="float" office:value="10965269928486">
            <text:p>10965269928486</text:p>
          </table:table-cell>
          <table:table-cell table:formula="of:=([.B857]-[.B$4])/10^9" office:value-type="float" office:value="0.138867435">
            <text:p>0.138867</text:p>
          </table:table-cell>
          <table:table-cell table:formula="of:=[.C857]-[.C856]" office:value-type="float" office:value="0.00189055900000001">
            <text:p>0.001891</text:p>
          </table:table-cell>
          <table:table-cell table:formula="of:=[.A857]-[.A856]" office:value-type="float" office:value="0.0018480000001091">
            <text:p>0.00184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11618">
            <text:p>1839.211618</text:p>
          </table:table-cell>
          <table:table-cell office:value-type="float" office:value="10965269928486">
            <text:p>10965269928486</text:p>
          </table:table-cell>
          <table:table-cell table:formula="of:=([.B858]-[.B$4])/10^9" office:value-type="float" office:value="0.138867435">
            <text:p>0.138867</text:p>
          </table:table-cell>
          <table:table-cell table:formula="of:=[.C858]-[.C857]" office:value-type="float" office:value="0">
            <text:p>0.000000</text:p>
          </table:table-cell>
          <table:table-cell table:formula="of:=[.A858]-[.A85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12749">
            <text:p>1839.212749</text:p>
          </table:table-cell>
          <table:table-cell office:value-type="float" office:value="10965269942958">
            <text:p>10965269942958</text:p>
          </table:table-cell>
          <table:table-cell table:formula="of:=([.B859]-[.B$4])/10^9" office:value-type="float" office:value="0.138881907">
            <text:p>0.138882</text:p>
          </table:table-cell>
          <table:table-cell table:formula="of:=[.C859]-[.C858]" office:value-type="float" office:value="0.0000144719999999876">
            <text:p>0.000014</text:p>
          </table:table-cell>
          <table:table-cell table:formula="of:=[.A859]-[.A858]" office:value-type="float" office:value="0.00113099999998667">
            <text:p>0.00113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212753">
            <text:p>1839.212753</text:p>
          </table:table-cell>
          <table:table-cell office:value-type="float" office:value="10965271064448">
            <text:p>10965271064448</text:p>
          </table:table-cell>
          <table:table-cell table:formula="of:=([.B860]-[.B$4])/10^9" office:value-type="float" office:value="0.140003397">
            <text:p>0.140003</text:p>
          </table:table-cell>
          <table:table-cell table:formula="of:=[.C860]-[.C859]" office:value-type="float" office:value="0.00112149">
            <text:p>0.001121</text:p>
          </table:table-cell>
          <table:table-cell table:formula="of:=[.A860]-[.A859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12754">
            <text:p>1839.212754</text:p>
          </table:table-cell>
          <table:table-cell office:value-type="float" office:value="10965271064448">
            <text:p>10965271064448</text:p>
          </table:table-cell>
          <table:table-cell table:formula="of:=([.B861]-[.B$4])/10^9" office:value-type="float" office:value="0.140003397">
            <text:p>0.140003</text:p>
          </table:table-cell>
          <table:table-cell table:formula="of:=[.C861]-[.C860]" office:value-type="float" office:value="0">
            <text:p>0.000000</text:p>
          </table:table-cell>
          <table:table-cell table:formula="of:=[.A861]-[.A860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278064448; c_s is fully topped up</text:p>
          </table:table-cell>
        </table:table-row>
        <table:table-row table:style-name="ro1">
          <table:table-cell office:value-type="float" office:value="1839.21276">
            <text:p>1839.212760</text:p>
          </table:table-cell>
          <table:table-cell office:value-type="float" office:value="10965271064448">
            <text:p>10965271064448</text:p>
          </table:table-cell>
          <table:table-cell table:formula="of:=([.B862]-[.B$4])/10^9" office:value-type="float" office:value="0.140003397">
            <text:p>0.140003</text:p>
          </table:table-cell>
          <table:table-cell table:formula="of:=[.C862]-[.C861]" office:value-type="float" office:value="0">
            <text:p>0.000000</text:p>
          </table:table-cell>
          <table:table-cell table:formula="of:=[.A862]-[.A861]" office:value-type="float" office:value="0.00000599999998485146">
            <text:p>0.00000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12762">
            <text:p>1839.212762</text:p>
          </table:table-cell>
          <table:table-cell office:value-type="float" office:value="10965271074356">
            <text:p>10965271074356</text:p>
          </table:table-cell>
          <table:table-cell table:formula="of:=([.B863]-[.B$4])/10^9" office:value-type="float" office:value="0.140013305">
            <text:p>0.140013</text:p>
          </table:table-cell>
          <table:table-cell table:formula="of:=[.C863]-[.C862]" office:value-type="float" office:value="0.00000990800000000291">
            <text:p>0.000010</text:p>
          </table:table-cell>
          <table:table-cell table:formula="of:=[.A863]-[.A862]" office:value-type="float" office:value="0.00000200000022232416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12763">
            <text:p>1839.212763</text:p>
          </table:table-cell>
          <table:table-cell office:value-type="float" office:value="10965271074356">
            <text:p>10965271074356</text:p>
          </table:table-cell>
          <table:table-cell table:formula="of:=([.B864]-[.B$4])/10^9" office:value-type="float" office:value="0.140013305">
            <text:p>0.140013</text:p>
          </table:table-cell>
          <table:table-cell table:formula="of:=[.C864]-[.C863]" office:value-type="float" office:value="0">
            <text:p>0.000000</text:p>
          </table:table-cell>
          <table:table-cell table:formula="of:=[.A864]-[.A863]" office:value-type="float" office:value="0.000000999999883788405">
            <text:p>0.000001</text:p>
          </table:table-cell>
          <table:table-cell office:value-type="string">
            <text:p>d_s is renewed (r + D) to 10965273074356; c_s is fully topped up</text:p>
          </table:table-cell>
          <table:table-cell table:number-columns-repeated="2"/>
        </table:table-row>
        <table:table-row table:style-name="ro1">
          <table:table-cell office:value-type="float" office:value="1839.212766">
            <text:p>1839.212766</text:p>
          </table:table-cell>
          <table:table-cell office:value-type="float" office:value="10965271074356">
            <text:p>10965271074356</text:p>
          </table:table-cell>
          <table:table-cell table:formula="of:=([.B865]-[.B$4])/10^9" office:value-type="float" office:value="0.140013305">
            <text:p>0.140013</text:p>
          </table:table-cell>
          <table:table-cell table:formula="of:=[.C865]-[.C864]" office:value-type="float" office:value="0">
            <text:p>0.000000</text:p>
          </table:table-cell>
          <table:table-cell table:formula="of:=[.A865]-[.A864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12769">
            <text:p>1839.212769</text:p>
          </table:table-cell>
          <table:table-cell office:value-type="float" office:value="10965271081148">
            <text:p>10965271081148</text:p>
          </table:table-cell>
          <table:table-cell table:formula="of:=([.B866]-[.B$4])/10^9" office:value-type="float" office:value="0.140020097">
            <text:p>0.140020</text:p>
          </table:table-cell>
          <table:table-cell table:formula="of:=[.C866]-[.C865]" office:value-type="float" office:value="0.00000679200000000546">
            <text:p>0.000007</text:p>
          </table:table-cell>
          <table:table-cell table:formula="of:=[.A866]-[.A865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1277">
            <text:p>1839.212770</text:p>
          </table:table-cell>
          <table:table-cell office:value-type="float" office:value="10965271081148">
            <text:p>10965271081148</text:p>
          </table:table-cell>
          <table:table-cell table:formula="of:=([.B867]-[.B$4])/10^9" office:value-type="float" office:value="0.140020097">
            <text:p>0.140020</text:p>
          </table:table-cell>
          <table:table-cell table:formula="of:=[.C867]-[.C866]" office:value-type="float" office:value="0">
            <text:p>0.000000</text:p>
          </table:table-cell>
          <table:table-cell table:formula="of:=[.A867]-[.A866]" office:value-type="float" office:value="0.00000100000011116208">
            <text:p>0.000001</text:p>
          </table:table-cell>
          <table:table-cell/>
          <table:table-cell office:value-type="string">
            <text:p>100374 / 1436261 &lt;= 2000000 / 5000000</text:p>
          </table:table-cell>
          <table:table-cell/>
        </table:table-row>
        <table:table-row table:style-name="ro1">
          <table:table-cell office:value-type="float" office:value="1839.212771">
            <text:p>1839.212771</text:p>
          </table:table-cell>
          <table:table-cell office:value-type="float" office:value="10965271081148">
            <text:p>10965271081148</text:p>
          </table:table-cell>
          <table:table-cell table:formula="of:=([.B868]-[.B$4])/10^9" office:value-type="float" office:value="0.140020097">
            <text:p>0.140020</text:p>
          </table:table-cell>
          <table:table-cell table:formula="of:=[.C868]-[.C867]" office:value-type="float" office:value="0">
            <text:p>0.000000</text:p>
          </table:table-cell>
          <table:table-cell table:formula="of:=[.A868]-[.A867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12789">
            <text:p>1839.212789</text:p>
          </table:table-cell>
          <table:table-cell office:value-type="float" office:value="10965271092335">
            <text:p>10965271092335</text:p>
          </table:table-cell>
          <table:table-cell table:formula="of:=([.B869]-[.B$4])/10^9" office:value-type="float" office:value="0.140031284">
            <text:p>0.140031</text:p>
          </table:table-cell>
          <table:table-cell table:formula="of:=[.C869]-[.C868]" office:value-type="float" office:value="0.0000111869999999958">
            <text:p>0.000011</text:p>
          </table:table-cell>
          <table:table-cell table:formula="of:=[.A869]-[.A868]" office:value-type="float" office:value="0.0000179999999545544">
            <text:p>0.000018</text:p>
          </table:table-cell>
          <table:table-cell/>
          <table:table-cell office:value-type="string">
            <text:p>is pick_next_task_dl-ed by notify-osd (2104)</text:p>
          </table:table-cell>
          <table:table-cell/>
        </table:table-row>
        <table:table-row table:style-name="ro1">
          <table:table-cell office:value-type="float" office:value="1839.212892">
            <text:p>1839.212892</text:p>
          </table:table-cell>
          <table:table-cell office:value-type="float" office:value="10965271203215">
            <text:p>10965271203215</text:p>
          </table:table-cell>
          <table:table-cell table:formula="of:=([.B870]-[.B$4])/10^9" office:value-type="float" office:value="0.140142164">
            <text:p>0.140142</text:p>
          </table:table-cell>
          <table:table-cell table:formula="of:=[.C870]-[.C869]" office:value-type="float" office:value="0.000110880000000008">
            <text:p>0.000111</text:p>
          </table:table-cell>
          <table:table-cell table:formula="of:=[.A870]-[.A869]" office:value-type="float" office:value="0.000103000000081011">
            <text:p>0.00010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12893">
            <text:p>1839.212893</text:p>
          </table:table-cell>
          <table:table-cell office:value-type="float" office:value="10965271203215">
            <text:p>10965271203215</text:p>
          </table:table-cell>
          <table:table-cell table:formula="of:=([.B871]-[.B$4])/10^9" office:value-type="float" office:value="0.140142164">
            <text:p>0.140142</text:p>
          </table:table-cell>
          <table:table-cell table:formula="of:=[.C871]-[.C870]" office:value-type="float" office:value="0">
            <text:p>0.000000</text:p>
          </table:table-cell>
          <table:table-cell table:formula="of:=[.A871]-[.A870]" office:value-type="float" office:value="0.000000999999883788405">
            <text:p>0.000001</text:p>
          </table:table-cell>
          <table:table-cell/>
          <table:table-cell office:value-type="string">
            <text:p>uses up its c_s; 10965271203215-10965271092335=110880</text:p>
          </table:table-cell>
          <table:table-cell/>
        </table:table-row>
        <table:table-row table:style-name="ro1">
          <table:table-cell office:value-type="float" office:value="1839.212904">
            <text:p>1839.212904</text:p>
          </table:table-cell>
          <table:table-cell office:value-type="float" office:value="10965271216077">
            <text:p>10965271216077</text:p>
          </table:table-cell>
          <table:table-cell table:formula="of:=([.B872]-[.B$4])/10^9" office:value-type="float" office:value="0.140155026">
            <text:p>0.140155</text:p>
          </table:table-cell>
          <table:table-cell table:formula="of:=[.C872]-[.C871]" office:value-type="float" office:value="0.0000128619999999746">
            <text:p>0.000013</text:p>
          </table:table-cell>
          <table:table-cell table:formula="of:=[.A872]-[.A871]" office:value-type="float" office:value="0.0000110000000859145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12909">
            <text:p>1839.212909</text:p>
          </table:table-cell>
          <table:table-cell office:value-type="float" office:value="10965271216077">
            <text:p>10965271216077</text:p>
          </table:table-cell>
          <table:table-cell table:formula="of:=([.B873]-[.B$4])/10^9" office:value-type="float" office:value="0.140155026">
            <text:p>0.140155</text:p>
          </table:table-cell>
          <table:table-cell table:formula="of:=[.C873]-[.C872]" office:value-type="float" office:value="0">
            <text:p>0.000000</text:p>
          </table:table-cell>
          <table:table-cell table:formula="of:=[.A873]-[.A872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13831">
            <text:p>1839.213831</text:p>
          </table:table-cell>
          <table:table-cell office:value-type="float" office:value="10965272151856">
            <text:p>10965272151856</text:p>
          </table:table-cell>
          <table:table-cell table:formula="of:=([.B874]-[.B$4])/10^9" office:value-type="float" office:value="0.141090805">
            <text:p>0.141091</text:p>
          </table:table-cell>
          <table:table-cell table:formula="of:=[.C874]-[.C873]" office:value-type="float" office:value="0.000935779000000025">
            <text:p>0.000936</text:p>
          </table:table-cell>
          <table:table-cell table:formula="of:=[.A874]-[.A873]" office:value-type="float" office:value="0.000921999999945911">
            <text:p>0.00092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13833">
            <text:p>1839.213833</text:p>
          </table:table-cell>
          <table:table-cell office:value-type="float" office:value="10965272151856">
            <text:p>10965272151856</text:p>
          </table:table-cell>
          <table:table-cell table:formula="of:=([.B875]-[.B$4])/10^9" office:value-type="float" office:value="0.141090805">
            <text:p>0.141091</text:p>
          </table:table-cell>
          <table:table-cell table:formula="of:=[.C875]-[.C874]" office:value-type="float" office:value="0">
            <text:p>0.000000</text:p>
          </table:table-cell>
          <table:table-cell table:formula="of:=[.A875]-[.A87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13838">
            <text:p>1839.213838</text:p>
          </table:table-cell>
          <table:table-cell office:value-type="float" office:value="10965272151856">
            <text:p>10965272151856</text:p>
          </table:table-cell>
          <table:table-cell table:formula="of:=([.B876]-[.B$4])/10^9" office:value-type="float" office:value="0.141090805">
            <text:p>0.141091</text:p>
          </table:table-cell>
          <table:table-cell table:formula="of:=[.C876]-[.C875]" office:value-type="float" office:value="0">
            <text:p>0.000000</text:p>
          </table:table-cell>
          <table:table-cell table:formula="of:=[.A876]-[.A87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214213">
            <text:p>1839.214213</text:p>
          </table:table-cell>
          <table:table-cell office:value-type="float" office:value="10965272151856">
            <text:p>10965272151856</text:p>
          </table:table-cell>
          <table:table-cell table:formula="of:=([.B877]-[.B$4])/10^9" office:value-type="float" office:value="0.141090805">
            <text:p>0.141091</text:p>
          </table:table-cell>
          <table:table-cell table:formula="of:=[.C877]-[.C876]" office:value-type="float" office:value="0">
            <text:p>0.000000</text:p>
          </table:table-cell>
          <table:table-cell table:formula="of:=[.A877]-[.A876]" office:value-type="float" office:value="0.000375000000076398">
            <text:p>0.00037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14214">
            <text:p>1839.214214</text:p>
          </table:table-cell>
          <table:table-cell office:value-type="float" office:value="10965272151856">
            <text:p>10965272151856</text:p>
          </table:table-cell>
          <table:table-cell table:formula="of:=([.B878]-[.B$4])/10^9" office:value-type="float" office:value="0.141090805">
            <text:p>0.141091</text:p>
          </table:table-cell>
          <table:table-cell table:formula="of:=[.C878]-[.C877]" office:value-type="float" office:value="0">
            <text:p>0.000000</text:p>
          </table:table-cell>
          <table:table-cell table:formula="of:=[.A878]-[.A877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14215">
            <text:p>1839.214215</text:p>
          </table:table-cell>
          <table:table-cell office:value-type="float" office:value="10965272151856">
            <text:p>10965272151856</text:p>
          </table:table-cell>
          <table:table-cell table:formula="of:=([.B879]-[.B$4])/10^9" office:value-type="float" office:value="0.141090805">
            <text:p>0.141091</text:p>
          </table:table-cell>
          <table:table-cell table:formula="of:=[.C879]-[.C878]" office:value-type="float" office:value="0">
            <text:p>0.000000</text:p>
          </table:table-cell>
          <table:table-cell table:formula="of:=[.A879]-[.A878]" office:value-type="float" office:value="0.000000999999883788405">
            <text:p>0.000001</text:p>
          </table:table-cell>
          <table:table-cell/>
          <table:table-cell office:value-type="string">
            <text:p>postpones its deadline to 10965277517409; c_s is topped up to 1989494</text:p>
          </table:table-cell>
          <table:table-cell/>
        </table:table-row>
        <table:table-row table:style-name="ro1">
          <table:table-cell office:value-type="float" office:value="1839.214217">
            <text:p>1839.214217</text:p>
          </table:table-cell>
          <table:table-cell office:value-type="float" office:value="10965272151856">
            <text:p>10965272151856</text:p>
          </table:table-cell>
          <table:table-cell table:formula="of:=([.B880]-[.B$4])/10^9" office:value-type="float" office:value="0.141090805">
            <text:p>0.141091</text:p>
          </table:table-cell>
          <table:table-cell table:formula="of:=[.C880]-[.C879]" office:value-type="float" office:value="0">
            <text:p>0.000000</text:p>
          </table:table-cell>
          <table:table-cell table:formula="of:=[.A880]-[.A879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14224">
            <text:p>1839.214224</text:p>
          </table:table-cell>
          <table:table-cell office:value-type="float" office:value="10965272544936">
            <text:p>10965272544936</text:p>
          </table:table-cell>
          <table:table-cell table:formula="of:=([.B881]-[.B$4])/10^9" office:value-type="float" office:value="0.141483885">
            <text:p>0.141484</text:p>
          </table:table-cell>
          <table:table-cell table:formula="of:=[.C881]-[.C880]" office:value-type="float" office:value="0.00039307999999999">
            <text:p>0.000393</text:p>
          </table:table-cell>
          <table:table-cell table:formula="of:=[.A881]-[.A880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14232">
            <text:p>1839.214232</text:p>
          </table:table-cell>
          <table:table-cell office:value-type="float" office:value="10965272544936">
            <text:p>10965272544936</text:p>
          </table:table-cell>
          <table:table-cell table:formula="of:=([.B882]-[.B$4])/10^9" office:value-type="float" office:value="0.141483885">
            <text:p>0.141484</text:p>
          </table:table-cell>
          <table:table-cell table:formula="of:=[.C882]-[.C881]" office:value-type="float" office:value="0">
            <text:p>0.000000</text:p>
          </table:table-cell>
          <table:table-cell table:formula="of:=[.A882]-[.A881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16041">
            <text:p>1839.216041</text:p>
          </table:table-cell>
          <table:table-cell office:value-type="float" office:value="10965274361233">
            <text:p>10965274361233</text:p>
          </table:table-cell>
          <table:table-cell table:formula="of:=([.B883]-[.B$4])/10^9" office:value-type="float" office:value="0.143300182">
            <text:p>0.143300</text:p>
          </table:table-cell>
          <table:table-cell table:formula="of:=[.C883]-[.C882]" office:value-type="float" office:value="0.00181629699999999">
            <text:p>0.001816</text:p>
          </table:table-cell>
          <table:table-cell table:formula="of:=[.A883]-[.A882]" office:value-type="float" office:value="0.0018089999998665">
            <text:p>0.00180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16042">
            <text:p>1839.216042</text:p>
          </table:table-cell>
          <table:table-cell office:value-type="float" office:value="10965274361233">
            <text:p>10965274361233</text:p>
          </table:table-cell>
          <table:table-cell table:formula="of:=([.B884]-[.B$4])/10^9" office:value-type="float" office:value="0.143300182">
            <text:p>0.143300</text:p>
          </table:table-cell>
          <table:table-cell table:formula="of:=[.C884]-[.C883]" office:value-type="float" office:value="0">
            <text:p>0.000000</text:p>
          </table:table-cell>
          <table:table-cell table:formula="of:=[.A884]-[.A883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16047">
            <text:p>1839.216047</text:p>
          </table:table-cell>
          <table:table-cell office:value-type="float" office:value="10965274361233">
            <text:p>10965274361233</text:p>
          </table:table-cell>
          <table:table-cell table:formula="of:=([.B885]-[.B$4])/10^9" office:value-type="float" office:value="0.143300182">
            <text:p>0.143300</text:p>
          </table:table-cell>
          <table:table-cell table:formula="of:=[.C885]-[.C884]" office:value-type="float" office:value="0">
            <text:p>0.000000</text:p>
          </table:table-cell>
          <table:table-cell table:formula="of:=[.A885]-[.A88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1673">
            <text:p>1839.216730</text:p>
          </table:table-cell>
          <table:table-cell office:value-type="float" office:value="10965274361233">
            <text:p>10965274361233</text:p>
          </table:table-cell>
          <table:table-cell table:formula="of:=([.B886]-[.B$4])/10^9" office:value-type="float" office:value="0.143300182">
            <text:p>0.143300</text:p>
          </table:table-cell>
          <table:table-cell table:formula="of:=[.C886]-[.C885]" office:value-type="float" office:value="0">
            <text:p>0.000000</text:p>
          </table:table-cell>
          <table:table-cell table:formula="of:=[.A886]-[.A885]" office:value-type="float" office:value="0.000683000000208267">
            <text:p>0.00068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16733">
            <text:p>1839.216733</text:p>
          </table:table-cell>
          <table:table-cell office:value-type="float" office:value="10965275053464">
            <text:p>10965275053464</text:p>
          </table:table-cell>
          <table:table-cell table:formula="of:=([.B887]-[.B$4])/10^9" office:value-type="float" office:value="0.143992413">
            <text:p>0.143992</text:p>
          </table:table-cell>
          <table:table-cell table:formula="of:=[.C887]-[.C886]" office:value-type="float" office:value="0.000692231000000015">
            <text:p>0.000692</text:p>
          </table:table-cell>
          <table:table-cell table:formula="of:=[.A887]-[.A886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16734">
            <text:p>1839.216734</text:p>
          </table:table-cell>
          <table:table-cell office:value-type="float" office:value="10965275053464">
            <text:p>10965275053464</text:p>
          </table:table-cell>
          <table:table-cell table:formula="of:=([.B888]-[.B$4])/10^9" office:value-type="float" office:value="0.143992413">
            <text:p>0.143992</text:p>
          </table:table-cell>
          <table:table-cell table:formula="of:=[.C888]-[.C887]" office:value-type="float" office:value="0">
            <text:p>0.000000</text:p>
          </table:table-cell>
          <table:table-cell table:formula="of:=[.A888]-[.A887]" office:value-type="float" office:value="0.00000100000011116208">
            <text:p>0.000001</text:p>
          </table:table-cell>
          <table:table-cell office:value-type="string">
            <text:p>d_s is renewed (r + D) to 10965277053464; c_s is fully topped up</text:p>
          </table:table-cell>
          <table:table-cell table:number-columns-repeated="2"/>
        </table:table-row>
        <table:table-row table:style-name="ro1">
          <table:table-cell office:value-type="float" office:value="1839.216735">
            <text:p>1839.216735</text:p>
          </table:table-cell>
          <table:table-cell office:value-type="float" office:value="10965275053464">
            <text:p>10965275053464</text:p>
          </table:table-cell>
          <table:table-cell table:formula="of:=([.B889]-[.B$4])/10^9" office:value-type="float" office:value="0.143992413">
            <text:p>0.143992</text:p>
          </table:table-cell>
          <table:table-cell table:formula="of:=[.C889]-[.C888]" office:value-type="float" office:value="0">
            <text:p>0.000000</text:p>
          </table:table-cell>
          <table:table-cell table:formula="of:=[.A889]-[.A888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216743">
            <text:p>1839.216743</text:p>
          </table:table-cell>
          <table:table-cell office:value-type="float" office:value="10965275063462">
            <text:p>10965275063462</text:p>
          </table:table-cell>
          <table:table-cell table:formula="of:=([.B890]-[.B$4])/10^9" office:value-type="float" office:value="0.144002411">
            <text:p>0.144002</text:p>
          </table:table-cell>
          <table:table-cell table:formula="of:=[.C890]-[.C889]" office:value-type="float" office:value="0.0000099979999999833">
            <text:p>0.000010</text:p>
          </table:table-cell>
          <table:table-cell table:formula="of:=[.A890]-[.A889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16748">
            <text:p>1839.216748</text:p>
          </table:table-cell>
          <table:table-cell office:value-type="float" office:value="10965275063462">
            <text:p>10965275063462</text:p>
          </table:table-cell>
          <table:table-cell table:formula="of:=([.B891]-[.B$4])/10^9" office:value-type="float" office:value="0.144002411">
            <text:p>0.144002</text:p>
          </table:table-cell>
          <table:table-cell table:formula="of:=[.C891]-[.C890]" office:value-type="float" office:value="0">
            <text:p>0.000000</text:p>
          </table:table-cell>
          <table:table-cell table:formula="of:=[.A891]-[.A890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217637">
            <text:p>1839.217637</text:p>
          </table:table-cell>
          <table:table-cell office:value-type="float" office:value="10965275957373">
            <text:p>10965275957373</text:p>
          </table:table-cell>
          <table:table-cell table:formula="of:=([.B892]-[.B$4])/10^9" office:value-type="float" office:value="0.144896322">
            <text:p>0.144896</text:p>
          </table:table-cell>
          <table:table-cell table:formula="of:=[.C892]-[.C891]" office:value-type="float" office:value="0.000893910999999997">
            <text:p>0.000894</text:p>
          </table:table-cell>
          <table:table-cell table:formula="of:=[.A892]-[.A891]" office:value-type="float" office:value="0.000888999999915541">
            <text:p>0.00088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17638">
            <text:p>1839.217638</text:p>
          </table:table-cell>
          <table:table-cell office:value-type="float" office:value="10965275957373">
            <text:p>10965275957373</text:p>
          </table:table-cell>
          <table:table-cell table:formula="of:=([.B893]-[.B$4])/10^9" office:value-type="float" office:value="0.144896322">
            <text:p>0.144896</text:p>
          </table:table-cell>
          <table:table-cell table:formula="of:=[.C893]-[.C892]" office:value-type="float" office:value="0">
            <text:p>0.000000</text:p>
          </table:table-cell>
          <table:table-cell table:formula="of:=[.A893]-[.A892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17643">
            <text:p>1839.217643</text:p>
          </table:table-cell>
          <table:table-cell office:value-type="float" office:value="10965275957373">
            <text:p>10965275957373</text:p>
          </table:table-cell>
          <table:table-cell table:formula="of:=([.B894]-[.B$4])/10^9" office:value-type="float" office:value="0.144896322">
            <text:p>0.144896</text:p>
          </table:table-cell>
          <table:table-cell table:formula="of:=[.C894]-[.C893]" office:value-type="float" office:value="0">
            <text:p>0.000000</text:p>
          </table:table-cell>
          <table:table-cell table:formula="of:=[.A894]-[.A893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217728">
            <text:p>1839.217728</text:p>
          </table:table-cell>
          <table:table-cell office:value-type="float" office:value="10965276015988">
            <text:p>10965276015988</text:p>
          </table:table-cell>
          <table:table-cell table:formula="of:=([.B895]-[.B$4])/10^9" office:value-type="float" office:value="0.144954937">
            <text:p>0.144955</text:p>
          </table:table-cell>
          <table:table-cell table:formula="of:=[.C895]-[.C894]" office:value-type="float" office:value="0.0000586150000000118">
            <text:p>0.000059</text:p>
          </table:table-cell>
          <table:table-cell table:formula="of:=[.A895]-[.A894]" office:value-type="float" office:value="0.0000850000001264561">
            <text:p>0.00008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1773">
            <text:p>1839.217730</text:p>
          </table:table-cell>
          <table:table-cell office:value-type="float" office:value="10965276059193">
            <text:p>10965276059193</text:p>
          </table:table-cell>
          <table:table-cell table:formula="of:=([.B896]-[.B$4])/10^9" office:value-type="float" office:value="0.144998142">
            <text:p>0.144998</text:p>
          </table:table-cell>
          <table:table-cell table:formula="of:=[.C896]-[.C895]" office:value-type="float" office:value="0.0000432049999999906">
            <text:p>0.000043</text:p>
          </table:table-cell>
          <table:table-cell table:formula="of:=[.A896]-[.A89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17731">
            <text:p>1839.217731</text:p>
          </table:table-cell>
          <table:table-cell office:value-type="float" office:value="10965276059193">
            <text:p>10965276059193</text:p>
          </table:table-cell>
          <table:table-cell table:formula="of:=([.B897]-[.B$4])/10^9" office:value-type="float" office:value="0.144998142">
            <text:p>0.144998</text:p>
          </table:table-cell>
          <table:table-cell table:formula="of:=[.C897]-[.C896]" office:value-type="float" office:value="0">
            <text:p>0.000000</text:p>
          </table:table-cell>
          <table:table-cell table:formula="of:=[.A897]-[.A896]" office:value-type="float" office:value="0.000000999999883788405">
            <text:p>0.000001</text:p>
          </table:table-cell>
          <table:table-cell/>
          <table:table-cell office:value-type="string">
            <text:p>173197 / 1458216 &lt;= 2000000 / 5000000</text:p>
          </table:table-cell>
          <table:table-cell/>
        </table:table-row>
        <table:table-row table:style-name="ro1">
          <table:table-cell office:value-type="float" office:value="1839.217732">
            <text:p>1839.217732</text:p>
          </table:table-cell>
          <table:table-cell office:value-type="float" office:value="10965276059193">
            <text:p>10965276059193</text:p>
          </table:table-cell>
          <table:table-cell table:formula="of:=([.B898]-[.B$4])/10^9" office:value-type="float" office:value="0.144998142">
            <text:p>0.144998</text:p>
          </table:table-cell>
          <table:table-cell table:formula="of:=[.C898]-[.C897]" office:value-type="float" office:value="0">
            <text:p>0.000000</text:p>
          </table:table-cell>
          <table:table-cell table:formula="of:=[.A898]-[.A897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17734">
            <text:p>1839.217734</text:p>
          </table:table-cell>
          <table:table-cell office:value-type="float" office:value="10965276059193">
            <text:p>10965276059193</text:p>
          </table:table-cell>
          <table:table-cell table:formula="of:=([.B899]-[.B$4])/10^9" office:value-type="float" office:value="0.144998142">
            <text:p>0.144998</text:p>
          </table:table-cell>
          <table:table-cell table:formula="of:=[.C899]-[.C898]" office:value-type="float" office:value="0">
            <text:p>0.000000</text:p>
          </table:table-cell>
          <table:table-cell table:formula="of:=[.A899]-[.A898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17745">
            <text:p>1839.217745</text:p>
          </table:table-cell>
          <table:table-cell office:value-type="float" office:value="10965276074091">
            <text:p>10965276074091</text:p>
          </table:table-cell>
          <table:table-cell table:formula="of:=([.B900]-[.B$4])/10^9" office:value-type="float" office:value="0.14501304">
            <text:p>0.145013</text:p>
          </table:table-cell>
          <table:table-cell table:formula="of:=[.C900]-[.C899]" office:value-type="float" office:value="0.0000148980000000132">
            <text:p>0.000015</text:p>
          </table:table-cell>
          <table:table-cell table:formula="of:=[.A900]-[.A899]" office:value-type="float" office:value="0.0000109999998585408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17752">
            <text:p>1839.217752</text:p>
          </table:table-cell>
          <table:table-cell office:value-type="float" office:value="10965276074091">
            <text:p>10965276074091</text:p>
          </table:table-cell>
          <table:table-cell table:formula="of:=([.B901]-[.B$4])/10^9" office:value-type="float" office:value="0.14501304">
            <text:p>0.145013</text:p>
          </table:table-cell>
          <table:table-cell table:formula="of:=[.C901]-[.C900]" office:value-type="float" office:value="0">
            <text:p>0.000000</text:p>
          </table:table-cell>
          <table:table-cell table:formula="of:=[.A901]-[.A900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17927">
            <text:p>1839.217927</text:p>
          </table:table-cell>
          <table:table-cell office:value-type="float" office:value="10965276255552">
            <text:p>10965276255552</text:p>
          </table:table-cell>
          <table:table-cell table:formula="of:=([.B902]-[.B$4])/10^9" office:value-type="float" office:value="0.145194501">
            <text:p>0.145195</text:p>
          </table:table-cell>
          <table:table-cell table:formula="of:=[.C902]-[.C901]" office:value-type="float" office:value="0.000181460999999994">
            <text:p>0.000181</text:p>
          </table:table-cell>
          <table:table-cell table:formula="of:=[.A902]-[.A901]" office:value-type="float" office:value="0.000174999999899228">
            <text:p>0.00017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17928">
            <text:p>1839.217928</text:p>
          </table:table-cell>
          <table:table-cell office:value-type="float" office:value="10965276255552">
            <text:p>10965276255552</text:p>
          </table:table-cell>
          <table:table-cell table:formula="of:=([.B903]-[.B$4])/10^9" office:value-type="float" office:value="0.145194501">
            <text:p>0.145195</text:p>
          </table:table-cell>
          <table:table-cell table:formula="of:=[.C903]-[.C902]" office:value-type="float" office:value="0">
            <text:p>0.000000</text:p>
          </table:table-cell>
          <table:table-cell table:formula="of:=[.A903]-[.A902]" office:value-type="float" office:value="0.00000100000011116208">
            <text:p>0.000001</text:p>
          </table:table-cell>
          <table:table-cell/>
          <table:table-cell office:value-type="string">
            <text:p>uses up its c_s; 10965276255552-10965276074091=181461</text:p>
          </table:table-cell>
          <table:table-cell/>
        </table:table-row>
        <table:table-row table:style-name="ro1">
          <table:table-cell office:value-type="float" office:value="1839.21794">
            <text:p>1839.217940</text:p>
          </table:table-cell>
          <table:table-cell office:value-type="float" office:value="10965276269790">
            <text:p>10965276269790</text:p>
          </table:table-cell>
          <table:table-cell table:formula="of:=([.B904]-[.B$4])/10^9" office:value-type="float" office:value="0.145208739">
            <text:p>0.145209</text:p>
          </table:table-cell>
          <table:table-cell table:formula="of:=[.C904]-[.C903]" office:value-type="float" office:value="0.0000142379999999997">
            <text:p>0.000014</text:p>
          </table:table-cell>
          <table:table-cell table:formula="of:=[.A904]-[.A903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17946">
            <text:p>1839.217946</text:p>
          </table:table-cell>
          <table:table-cell office:value-type="float" office:value="10965276269790">
            <text:p>10965276269790</text:p>
          </table:table-cell>
          <table:table-cell table:formula="of:=([.B905]-[.B$4])/10^9" office:value-type="float" office:value="0.145208739">
            <text:p>0.145209</text:p>
          </table:table-cell>
          <table:table-cell table:formula="of:=[.C905]-[.C904]" office:value-type="float" office:value="0">
            <text:p>0.000000</text:p>
          </table:table-cell>
          <table:table-cell table:formula="of:=[.A905]-[.A904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19195">
            <text:p>1839.219195</text:p>
          </table:table-cell>
          <table:table-cell office:value-type="float" office:value="10965276269790">
            <text:p>10965276269790</text:p>
          </table:table-cell>
          <table:table-cell table:formula="of:=([.B906]-[.B$4])/10^9" office:value-type="float" office:value="0.145208739">
            <text:p>0.145209</text:p>
          </table:table-cell>
          <table:table-cell table:formula="of:=[.C906]-[.C905]" office:value-type="float" office:value="0">
            <text:p>0.000000</text:p>
          </table:table-cell>
          <table:table-cell table:formula="of:=[.A906]-[.A905]" office:value-type="float" office:value="0.00124899999991612">
            <text:p>0.00124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19196">
            <text:p>1839.219196</text:p>
          </table:table-cell>
          <table:table-cell office:value-type="float" office:value="10965276269790">
            <text:p>10965276269790</text:p>
          </table:table-cell>
          <table:table-cell table:formula="of:=([.B907]-[.B$4])/10^9" office:value-type="float" office:value="0.145208739">
            <text:p>0.145209</text:p>
          </table:table-cell>
          <table:table-cell table:formula="of:=[.C907]-[.C906]" office:value-type="float" office:value="0">
            <text:p>0.000000</text:p>
          </table:table-cell>
          <table:table-cell table:formula="of:=[.A907]-[.A906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19198">
            <text:p>1839.219198</text:p>
          </table:table-cell>
          <table:table-cell office:value-type="float" office:value="10965276269790">
            <text:p>10965276269790</text:p>
          </table:table-cell>
          <table:table-cell table:formula="of:=([.B908]-[.B$4])/10^9" office:value-type="float" office:value="0.145208739">
            <text:p>0.145209</text:p>
          </table:table-cell>
          <table:table-cell table:formula="of:=[.C908]-[.C907]" office:value-type="float" office:value="0">
            <text:p>0.000000</text:p>
          </table:table-cell>
          <table:table-cell table:formula="of:=[.A908]-[.A907]" office:value-type="float" office:value="0.00000199999999495049">
            <text:p>0.000002</text:p>
          </table:table-cell>
          <table:table-cell/>
          <table:table-cell office:value-type="string">
            <text:p>postpones its deadline to 10965282517409; c_s is topped up to 1991736</text:p>
          </table:table-cell>
          <table:table-cell/>
        </table:table-row>
        <table:table-row table:style-name="ro1">
          <table:table-cell office:value-type="float" office:value="1839.219735">
            <text:p>1839.219735</text:p>
          </table:table-cell>
          <table:table-cell office:value-type="float" office:value="10965278063034">
            <text:p>10965278063034</text:p>
          </table:table-cell>
          <table:table-cell table:formula="of:=([.B909]-[.B$4])/10^9" office:value-type="float" office:value="0.147001983">
            <text:p>0.147002</text:p>
          </table:table-cell>
          <table:table-cell table:formula="of:=[.C909]-[.C908]" office:value-type="float" office:value="0.001793244">
            <text:p>0.001793</text:p>
          </table:table-cell>
          <table:table-cell table:formula="of:=[.A909]-[.A908]" office:value-type="float" office:value="0.000536999999894761">
            <text:p>0.000537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219735">
            <text:p>1839.219735</text:p>
          </table:table-cell>
          <table:table-cell office:value-type="float" office:value="10965278063034">
            <text:p>10965278063034</text:p>
          </table:table-cell>
          <table:table-cell table:formula="of:=([.B910]-[.B$4])/10^9" office:value-type="float" office:value="0.147001983">
            <text:p>0.147002</text:p>
          </table:table-cell>
          <table:table-cell table:formula="of:=[.C910]-[.C909]" office:value-type="float" office:value="0">
            <text:p>0.000000</text:p>
          </table:table-cell>
          <table:table-cell table:formula="of:=[.A910]-[.A909]" office:value-type="float" office:value="0">
            <text:p>0.000000</text:p>
          </table:table-cell>
          <table:table-cell table:number-columns-repeated="2"/>
          <table:table-cell office:value-type="string">
            <text:p>uses up its c_s; 10965278063034-10965276269790=1793244</text:p>
          </table:table-cell>
        </table:table-row>
        <table:table-row table:style-name="ro1">
          <table:table-cell office:value-type="float" office:value="1839.219747">
            <text:p>1839.219747</text:p>
          </table:table-cell>
          <table:table-cell office:value-type="float" office:value="10965278063034">
            <text:p>10965278063034</text:p>
          </table:table-cell>
          <table:table-cell table:formula="of:=([.B911]-[.B$4])/10^9" office:value-type="float" office:value="0.147001983">
            <text:p>0.147002</text:p>
          </table:table-cell>
          <table:table-cell table:formula="of:=[.C911]-[.C910]" office:value-type="float" office:value="0">
            <text:p>0.000000</text:p>
          </table:table-cell>
          <table:table-cell table:formula="of:=[.A911]-[.A910]" office:value-type="float" office:value="0.0000120000001970766">
            <text:p>0.00001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219748">
            <text:p>1839.219748</text:p>
          </table:table-cell>
          <table:table-cell office:value-type="float" office:value="10965278063034">
            <text:p>10965278063034</text:p>
          </table:table-cell>
          <table:table-cell table:formula="of:=([.B912]-[.B$4])/10^9" office:value-type="float" office:value="0.147001983">
            <text:p>0.147002</text:p>
          </table:table-cell>
          <table:table-cell table:formula="of:=[.C912]-[.C911]" office:value-type="float" office:value="0">
            <text:p>0.000000</text:p>
          </table:table-cell>
          <table:table-cell table:formula="of:=[.A912]-[.A911]" office:value-type="float" office:value="0.000000999999883788405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19749">
            <text:p>1839.219749</text:p>
          </table:table-cell>
          <table:table-cell office:value-type="float" office:value="10965278063034">
            <text:p>10965278063034</text:p>
          </table:table-cell>
          <table:table-cell table:formula="of:=([.B913]-[.B$4])/10^9" office:value-type="float" office:value="0.147001983">
            <text:p>0.147002</text:p>
          </table:table-cell>
          <table:table-cell table:formula="of:=[.C913]-[.C912]" office:value-type="float" office:value="0">
            <text:p>0.000000</text:p>
          </table:table-cell>
          <table:table-cell table:formula="of:=[.A913]-[.A912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10965285064448; c_s is topped up to 2994729</text:p>
          </table:table-cell>
        </table:table-row>
        <table:table-row table:style-name="ro1">
          <table:table-cell office:value-type="float" office:value="1839.219761">
            <text:p>1839.219761</text:p>
          </table:table-cell>
          <table:table-cell office:value-type="float" office:value="10965278090374">
            <text:p>10965278090374</text:p>
          </table:table-cell>
          <table:table-cell table:formula="of:=([.B914]-[.B$4])/10^9" office:value-type="float" office:value="0.147029323">
            <text:p>0.147029</text:p>
          </table:table-cell>
          <table:table-cell table:formula="of:=[.C914]-[.C913]" office:value-type="float" office:value="0.0000273399999999868">
            <text:p>0.000027</text:p>
          </table:table-cell>
          <table:table-cell table:formula="of:=[.A914]-[.A913]" office:value-type="float" office:value="0.0000119999999697029">
            <text:p>0.00001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19766">
            <text:p>1839.219766</text:p>
          </table:table-cell>
          <table:table-cell office:value-type="float" office:value="10965278090374">
            <text:p>10965278090374</text:p>
          </table:table-cell>
          <table:table-cell table:formula="of:=([.B915]-[.B$4])/10^9" office:value-type="float" office:value="0.147029323">
            <text:p>0.147029</text:p>
          </table:table-cell>
          <table:table-cell table:formula="of:=[.C915]-[.C914]" office:value-type="float" office:value="0">
            <text:p>0.000000</text:p>
          </table:table-cell>
          <table:table-cell table:formula="of:=[.A915]-[.A914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20722">
            <text:p>1839.220722</text:p>
          </table:table-cell>
          <table:table-cell office:value-type="float" office:value="10965278090374">
            <text:p>10965278090374</text:p>
          </table:table-cell>
          <table:table-cell table:formula="of:=([.B916]-[.B$4])/10^9" office:value-type="float" office:value="0.147029323">
            <text:p>0.147029</text:p>
          </table:table-cell>
          <table:table-cell table:formula="of:=[.C916]-[.C915]" office:value-type="float" office:value="0">
            <text:p>0.000000</text:p>
          </table:table-cell>
          <table:table-cell table:formula="of:=[.A916]-[.A915]" office:value-type="float" office:value="0.000956000000087442">
            <text:p>0.00095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20725">
            <text:p>1839.220725</text:p>
          </table:table-cell>
          <table:table-cell office:value-type="float" office:value="10965279054104">
            <text:p>10965279054104</text:p>
          </table:table-cell>
          <table:table-cell table:formula="of:=([.B917]-[.B$4])/10^9" office:value-type="float" office:value="0.147993053">
            <text:p>0.147993</text:p>
          </table:table-cell>
          <table:table-cell table:formula="of:=[.C917]-[.C916]" office:value-type="float" office:value="0.000963730000000024">
            <text:p>0.000964</text:p>
          </table:table-cell>
          <table:table-cell table:formula="of:=[.A917]-[.A916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20726">
            <text:p>1839.220726</text:p>
          </table:table-cell>
          <table:table-cell office:value-type="float" office:value="10965279054104">
            <text:p>10965279054104</text:p>
          </table:table-cell>
          <table:table-cell table:formula="of:=([.B918]-[.B$4])/10^9" office:value-type="float" office:value="0.147993053">
            <text:p>0.147993</text:p>
          </table:table-cell>
          <table:table-cell table:formula="of:=[.C918]-[.C917]" office:value-type="float" office:value="0">
            <text:p>0.000000</text:p>
          </table:table-cell>
          <table:table-cell table:formula="of:=[.A918]-[.A917]" office:value-type="float" office:value="0.00000100000011116208">
            <text:p>0.000001</text:p>
          </table:table-cell>
          <table:table-cell office:value-type="string">
            <text:p>d_s is renewed (r + D) to 10965281054104; c_s is fully topped up</text:p>
          </table:table-cell>
          <table:table-cell table:number-columns-repeated="2"/>
        </table:table-row>
        <table:table-row table:style-name="ro1">
          <table:table-cell office:value-type="float" office:value="1839.220727">
            <text:p>1839.220727</text:p>
          </table:table-cell>
          <table:table-cell office:value-type="float" office:value="10965279054104">
            <text:p>10965279054104</text:p>
          </table:table-cell>
          <table:table-cell table:formula="of:=([.B919]-[.B$4])/10^9" office:value-type="float" office:value="0.147993053">
            <text:p>0.147993</text:p>
          </table:table-cell>
          <table:table-cell table:formula="of:=[.C919]-[.C918]" office:value-type="float" office:value="0">
            <text:p>0.000000</text:p>
          </table:table-cell>
          <table:table-cell table:formula="of:=[.A919]-[.A918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220735">
            <text:p>1839.220735</text:p>
          </table:table-cell>
          <table:table-cell office:value-type="float" office:value="10965279063934">
            <text:p>10965279063934</text:p>
          </table:table-cell>
          <table:table-cell table:formula="of:=([.B920]-[.B$4])/10^9" office:value-type="float" office:value="0.148002883">
            <text:p>0.148003</text:p>
          </table:table-cell>
          <table:table-cell table:formula="of:=[.C920]-[.C919]" office:value-type="float" office:value="0.00000982999999998846">
            <text:p>0.000010</text:p>
          </table:table-cell>
          <table:table-cell table:formula="of:=[.A920]-[.A919]" office:value-type="float" office:value="0.00000800000020717562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2074">
            <text:p>1839.220740</text:p>
          </table:table-cell>
          <table:table-cell office:value-type="float" office:value="10965279063934">
            <text:p>10965279063934</text:p>
          </table:table-cell>
          <table:table-cell table:formula="of:=([.B921]-[.B$4])/10^9" office:value-type="float" office:value="0.148002883">
            <text:p>0.148003</text:p>
          </table:table-cell>
          <table:table-cell table:formula="of:=[.C921]-[.C920]" office:value-type="float" office:value="0">
            <text:p>0.000000</text:p>
          </table:table-cell>
          <table:table-cell table:formula="of:=[.A921]-[.A920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21642">
            <text:p>1839.221642</text:p>
          </table:table-cell>
          <table:table-cell office:value-type="float" office:value="10965279970996">
            <text:p>10965279970996</text:p>
          </table:table-cell>
          <table:table-cell table:formula="of:=([.B922]-[.B$4])/10^9" office:value-type="float" office:value="0.148909945">
            <text:p>0.148910</text:p>
          </table:table-cell>
          <table:table-cell table:formula="of:=[.C922]-[.C921]" office:value-type="float" office:value="0.000907061999999986">
            <text:p>0.000907</text:p>
          </table:table-cell>
          <table:table-cell table:formula="of:=[.A922]-[.A921]" office:value-type="float" office:value="0.000901999999996406">
            <text:p>0.00090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21643">
            <text:p>1839.221643</text:p>
          </table:table-cell>
          <table:table-cell office:value-type="float" office:value="10965279970996">
            <text:p>10965279970996</text:p>
          </table:table-cell>
          <table:table-cell table:formula="of:=([.B923]-[.B$4])/10^9" office:value-type="float" office:value="0.148909945">
            <text:p>0.148910</text:p>
          </table:table-cell>
          <table:table-cell table:formula="of:=[.C923]-[.C922]" office:value-type="float" office:value="0">
            <text:p>0.000000</text:p>
          </table:table-cell>
          <table:table-cell table:formula="of:=[.A923]-[.A922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21648">
            <text:p>1839.221648</text:p>
          </table:table-cell>
          <table:table-cell office:value-type="float" office:value="10965279970996">
            <text:p>10965279970996</text:p>
          </table:table-cell>
          <table:table-cell table:formula="of:=([.B924]-[.B$4])/10^9" office:value-type="float" office:value="0.148909945">
            <text:p>0.148910</text:p>
          </table:table-cell>
          <table:table-cell table:formula="of:=[.C924]-[.C923]" office:value-type="float" office:value="0">
            <text:p>0.000000</text:p>
          </table:table-cell>
          <table:table-cell table:formula="of:=[.A924]-[.A923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22456">
            <text:p>1839.222456</text:p>
          </table:table-cell>
          <table:table-cell office:value-type="float" office:value="10965280793470">
            <text:p>10965280793470</text:p>
          </table:table-cell>
          <table:table-cell table:formula="of:=([.B925]-[.B$4])/10^9" office:value-type="float" office:value="0.149732419">
            <text:p>0.149732</text:p>
          </table:table-cell>
          <table:table-cell table:formula="of:=[.C925]-[.C924]" office:value-type="float" office:value="0.000822474000000018">
            <text:p>0.000822</text:p>
          </table:table-cell>
          <table:table-cell table:formula="of:=[.A925]-[.A924]" office:value-type="float" office:value="0.000808000000006359">
            <text:p>0.00080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22458">
            <text:p>1839.222458</text:p>
          </table:table-cell>
          <table:table-cell office:value-type="float" office:value="10965280793470">
            <text:p>10965280793470</text:p>
          </table:table-cell>
          <table:table-cell table:formula="of:=([.B926]-[.B$4])/10^9" office:value-type="float" office:value="0.149732419">
            <text:p>0.149732</text:p>
          </table:table-cell>
          <table:table-cell table:formula="of:=[.C926]-[.C925]" office:value-type="float" office:value="0">
            <text:p>0.000000</text:p>
          </table:table-cell>
          <table:table-cell table:formula="of:=[.A926]-[.A92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22463">
            <text:p>1839.222463</text:p>
          </table:table-cell>
          <table:table-cell office:value-type="float" office:value="10965280793470">
            <text:p>10965280793470</text:p>
          </table:table-cell>
          <table:table-cell table:formula="of:=([.B927]-[.B$4])/10^9" office:value-type="float" office:value="0.149732419">
            <text:p>0.149732</text:p>
          </table:table-cell>
          <table:table-cell table:formula="of:=[.C927]-[.C926]" office:value-type="float" office:value="0">
            <text:p>0.000000</text:p>
          </table:table-cell>
          <table:table-cell table:formula="of:=[.A927]-[.A92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22585">
            <text:p>1839.222585</text:p>
          </table:table-cell>
          <table:table-cell office:value-type="float" office:value="10965280922629">
            <text:p>10965280922629</text:p>
          </table:table-cell>
          <table:table-cell table:formula="of:=([.B928]-[.B$4])/10^9" office:value-type="float" office:value="0.149861578">
            <text:p>0.149862</text:p>
          </table:table-cell>
          <table:table-cell table:formula="of:=[.C928]-[.C927]" office:value-type="float" office:value="0.00012915899999999">
            <text:p>0.000129</text:p>
          </table:table-cell>
          <table:table-cell table:formula="of:=[.A928]-[.A927]" office:value-type="float" office:value="0.000121999999919353">
            <text:p>0.00012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222586">
            <text:p>1839.222586</text:p>
          </table:table-cell>
          <table:table-cell office:value-type="float" office:value="10965280922629">
            <text:p>10965280922629</text:p>
          </table:table-cell>
          <table:table-cell table:formula="of:=([.B929]-[.B$4])/10^9" office:value-type="float" office:value="0.149861578">
            <text:p>0.149862</text:p>
          </table:table-cell>
          <table:table-cell table:formula="of:=[.C929]-[.C928]" office:value-type="float" office:value="0">
            <text:p>0.000000</text:p>
          </table:table-cell>
          <table:table-cell table:formula="of:=[.A929]-[.A928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22721">
            <text:p>1839.222721</text:p>
          </table:table-cell>
          <table:table-cell office:value-type="float" office:value="10965280922629">
            <text:p>10965280922629</text:p>
          </table:table-cell>
          <table:table-cell table:formula="of:=([.B930]-[.B$4])/10^9" office:value-type="float" office:value="0.149861578">
            <text:p>0.149862</text:p>
          </table:table-cell>
          <table:table-cell table:formula="of:=[.C930]-[.C929]" office:value-type="float" office:value="0">
            <text:p>0.000000</text:p>
          </table:table-cell>
          <table:table-cell table:formula="of:=[.A930]-[.A929]" office:value-type="float" office:value="0.000135000000000218">
            <text:p>0.00013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22724">
            <text:p>1839.222724</text:p>
          </table:table-cell>
          <table:table-cell office:value-type="float" office:value="10965281061930">
            <text:p>10965281061930</text:p>
          </table:table-cell>
          <table:table-cell table:formula="of:=([.B931]-[.B$4])/10^9" office:value-type="float" office:value="0.150000879">
            <text:p>0.150001</text:p>
          </table:table-cell>
          <table:table-cell table:formula="of:=[.C931]-[.C930]" office:value-type="float" office:value="0.000139301000000008">
            <text:p>0.000139</text:p>
          </table:table-cell>
          <table:table-cell table:formula="of:=[.A931]-[.A930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22726">
            <text:p>1839.222726</text:p>
          </table:table-cell>
          <table:table-cell office:value-type="float" office:value="10965281061930">
            <text:p>10965281061930</text:p>
          </table:table-cell>
          <table:table-cell table:formula="of:=([.B932]-[.B$4])/10^9" office:value-type="float" office:value="0.150000879">
            <text:p>0.150001</text:p>
          </table:table-cell>
          <table:table-cell table:formula="of:=[.C932]-[.C931]" office:value-type="float" office:value="0">
            <text:p>0.000000</text:p>
          </table:table-cell>
          <table:table-cell table:formula="of:=[.A932]-[.A931]" office:value-type="float" office:value="0.00000199999999495049">
            <text:p>0.000002</text:p>
          </table:table-cell>
          <table:table-cell/>
          <table:table-cell office:value-type="string">
            <text:p>195702 / 1455479 &lt;= 2000000 / 5000000</text:p>
          </table:table-cell>
          <table:table-cell/>
        </table:table-row>
        <table:table-row table:style-name="ro1">
          <table:table-cell office:value-type="float" office:value="1839.222726">
            <text:p>1839.222726</text:p>
          </table:table-cell>
          <table:table-cell office:value-type="float" office:value="10965281061930">
            <text:p>10965281061930</text:p>
          </table:table-cell>
          <table:table-cell table:formula="of:=([.B933]-[.B$4])/10^9" office:value-type="float" office:value="0.150000879">
            <text:p>0.150001</text:p>
          </table:table-cell>
          <table:table-cell table:formula="of:=[.C933]-[.C932]" office:value-type="float" office:value="0">
            <text:p>0.000000</text:p>
          </table:table-cell>
          <table:table-cell table:formula="of:=[.A933]-[.A932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22731">
            <text:p>1839.222731</text:p>
          </table:table-cell>
          <table:table-cell office:value-type="float" office:value="10965281061930">
            <text:p>10965281061930</text:p>
          </table:table-cell>
          <table:table-cell table:formula="of:=([.B934]-[.B$4])/10^9" office:value-type="float" office:value="0.150000879">
            <text:p>0.150001</text:p>
          </table:table-cell>
          <table:table-cell table:formula="of:=[.C934]-[.C933]" office:value-type="float" office:value="0">
            <text:p>0.000000</text:p>
          </table:table-cell>
          <table:table-cell table:formula="of:=[.A934]-[.A933]" office:value-type="float" office:value="0.00000500000010106305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222733">
            <text:p>1839.222733</text:p>
          </table:table-cell>
          <table:table-cell office:value-type="float" office:value="10965281070661">
            <text:p>10965281070661</text:p>
          </table:table-cell>
          <table:table-cell table:formula="of:=([.B935]-[.B$4])/10^9" office:value-type="float" office:value="0.15000961">
            <text:p>0.150010</text:p>
          </table:table-cell>
          <table:table-cell table:formula="of:=[.C935]-[.C934]" office:value-type="float" office:value="0.00000873099999998406">
            <text:p>0.000009</text:p>
          </table:table-cell>
          <table:table-cell table:formula="of:=[.A935]-[.A93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22734">
            <text:p>1839.222734</text:p>
          </table:table-cell>
          <table:table-cell office:value-type="float" office:value="10965281070661">
            <text:p>10965281070661</text:p>
          </table:table-cell>
          <table:table-cell table:formula="of:=([.B936]-[.B$4])/10^9" office:value-type="float" office:value="0.15000961">
            <text:p>0.150010</text:p>
          </table:table-cell>
          <table:table-cell table:formula="of:=[.C936]-[.C935]" office:value-type="float" office:value="0">
            <text:p>0.000000</text:p>
          </table:table-cell>
          <table:table-cell table:formula="of:=[.A936]-[.A935]" office:value-type="float" office:value="0.000000999999883788405">
            <text:p>0.000001</text:p>
          </table:table-cell>
          <table:table-cell table:number-columns-repeated="2"/>
          <table:table-cell office:value-type="string">
            <text:p>2838230 / 3993787 &gt; 3000000 / 7000000</text:p>
          </table:table-cell>
        </table:table-row>
        <table:table-row table:style-name="ro1">
          <table:table-cell office:value-type="float" office:value="1839.222734">
            <text:p>1839.222734</text:p>
          </table:table-cell>
          <table:table-cell office:value-type="float" office:value="10965281070661">
            <text:p>10965281070661</text:p>
          </table:table-cell>
          <table:table-cell table:formula="of:=([.B937]-[.B$4])/10^9" office:value-type="float" office:value="0.15000961">
            <text:p>0.150010</text:p>
          </table:table-cell>
          <table:table-cell table:formula="of:=[.C937]-[.C936]" office:value-type="float" office:value="0">
            <text:p>0.000000</text:p>
          </table:table-cell>
          <table:table-cell table:formula="of:=[.A937]-[.A936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10965288070661; c_s is fully topped up</text:p>
          </table:table-cell>
        </table:table-row>
        <table:table-row table:style-name="ro1">
          <table:table-cell office:value-type="float" office:value="1839.222757">
            <text:p>1839.222757</text:p>
          </table:table-cell>
          <table:table-cell office:value-type="float" office:value="10965281086760">
            <text:p>10965281086760</text:p>
          </table:table-cell>
          <table:table-cell table:formula="of:=([.B938]-[.B$4])/10^9" office:value-type="float" office:value="0.150025709">
            <text:p>0.150026</text:p>
          </table:table-cell>
          <table:table-cell table:formula="of:=[.C938]-[.C937]" office:value-type="float" office:value="0.0000160990000000194">
            <text:p>0.000016</text:p>
          </table:table-cell>
          <table:table-cell table:formula="of:=[.A938]-[.A937]" office:value-type="float" office:value="0.0000230000000556174">
            <text:p>0.000023</text:p>
          </table:table-cell>
          <table:table-cell/>
          <table:table-cell office:value-type="string">
            <text:p>is pick_next_task_dl-ed by multiload-apple (1787)</text:p>
          </table:table-cell>
          <table:table-cell/>
        </table:table-row>
        <table:table-row table:style-name="ro1">
          <table:table-cell office:value-type="float" office:value="1839.222955">
            <text:p>1839.222955</text:p>
          </table:table-cell>
          <table:table-cell office:value-type="float" office:value="10965281291935">
            <text:p>10965281291935</text:p>
          </table:table-cell>
          <table:table-cell table:formula="of:=([.B939]-[.B$4])/10^9" office:value-type="float" office:value="0.150230884">
            <text:p>0.150231</text:p>
          </table:table-cell>
          <table:table-cell table:formula="of:=[.C939]-[.C938]" office:value-type="float" office:value="0.000205175000000002">
            <text:p>0.000205</text:p>
          </table:table-cell>
          <table:table-cell table:formula="of:=[.A939]-[.A938]" office:value-type="float" office:value="0.000197999999954845">
            <text:p>0.00019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22956">
            <text:p>1839.222956</text:p>
          </table:table-cell>
          <table:table-cell office:value-type="float" office:value="10965281291935">
            <text:p>10965281291935</text:p>
          </table:table-cell>
          <table:table-cell table:formula="of:=([.B940]-[.B$4])/10^9" office:value-type="float" office:value="0.150230884">
            <text:p>0.150231</text:p>
          </table:table-cell>
          <table:table-cell table:formula="of:=[.C940]-[.C939]" office:value-type="float" office:value="0">
            <text:p>0.000000</text:p>
          </table:table-cell>
          <table:table-cell table:formula="of:=[.A940]-[.A939]" office:value-type="float" office:value="0.00000100000011116208">
            <text:p>0.000001</text:p>
          </table:table-cell>
          <table:table-cell/>
          <table:table-cell office:value-type="string">
            <text:p>uses up its c_s; 10965281291935-10965281086760=205175</text:p>
          </table:table-cell>
          <table:table-cell/>
        </table:table-row>
        <table:table-row table:style-name="ro1">
          <table:table-cell office:value-type="float" office:value="1839.222969">
            <text:p>1839.222969</text:p>
          </table:table-cell>
          <table:table-cell office:value-type="float" office:value="10965281307319">
            <text:p>10965281307319</text:p>
          </table:table-cell>
          <table:table-cell table:formula="of:=([.B941]-[.B$4])/10^9" office:value-type="float" office:value="0.150246268">
            <text:p>0.150246</text:p>
          </table:table-cell>
          <table:table-cell table:formula="of:=[.C941]-[.C940]" office:value-type="float" office:value="0.0000153839999999794">
            <text:p>0.000015</text:p>
          </table:table-cell>
          <table:table-cell table:formula="of:=[.A941]-[.A940]" office:value-type="float" office:value="0.0000129999998534913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22975">
            <text:p>1839.222975</text:p>
          </table:table-cell>
          <table:table-cell office:value-type="float" office:value="10965281307319">
            <text:p>10965281307319</text:p>
          </table:table-cell>
          <table:table-cell table:formula="of:=([.B942]-[.B$4])/10^9" office:value-type="float" office:value="0.150246268">
            <text:p>0.150246</text:p>
          </table:table-cell>
          <table:table-cell table:formula="of:=[.C942]-[.C941]" office:value-type="float" office:value="0">
            <text:p>0.000000</text:p>
          </table:table-cell>
          <table:table-cell table:formula="of:=[.A942]-[.A941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24187">
            <text:p>1839.224187</text:p>
          </table:table-cell>
          <table:table-cell office:value-type="float" office:value="10965281307319">
            <text:p>10965281307319</text:p>
          </table:table-cell>
          <table:table-cell table:formula="of:=([.B943]-[.B$4])/10^9" office:value-type="float" office:value="0.150246268">
            <text:p>0.150246</text:p>
          </table:table-cell>
          <table:table-cell table:formula="of:=[.C943]-[.C942]" office:value-type="float" office:value="0">
            <text:p>0.000000</text:p>
          </table:table-cell>
          <table:table-cell table:formula="of:=[.A943]-[.A942]" office:value-type="float" office:value="0.00121200000012323">
            <text:p>0.00121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24188">
            <text:p>1839.224188</text:p>
          </table:table-cell>
          <table:table-cell office:value-type="float" office:value="10965281307319">
            <text:p>10965281307319</text:p>
          </table:table-cell>
          <table:table-cell table:formula="of:=([.B944]-[.B$4])/10^9" office:value-type="float" office:value="0.150246268">
            <text:p>0.150246</text:p>
          </table:table-cell>
          <table:table-cell table:formula="of:=[.C944]-[.C943]" office:value-type="float" office:value="0">
            <text:p>0.000000</text:p>
          </table:table-cell>
          <table:table-cell table:formula="of:=[.A944]-[.A943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24189">
            <text:p>1839.224189</text:p>
          </table:table-cell>
          <table:table-cell office:value-type="float" office:value="10965281307319">
            <text:p>10965281307319</text:p>
          </table:table-cell>
          <table:table-cell table:formula="of:=([.B945]-[.B$4])/10^9" office:value-type="float" office:value="0.150246268">
            <text:p>0.150246</text:p>
          </table:table-cell>
          <table:table-cell table:formula="of:=[.C945]-[.C944]" office:value-type="float" office:value="0">
            <text:p>0.000000</text:p>
          </table:table-cell>
          <table:table-cell table:formula="of:=[.A945]-[.A944]" office:value-type="float" office:value="0.00000100000011116208">
            <text:p>0.000001</text:p>
          </table:table-cell>
          <table:table-cell/>
          <table:table-cell office:value-type="string">
            <text:p>postpones its deadline to 10965287517409; c_s is topped up to 1990527</text:p>
          </table:table-cell>
          <table:table-cell/>
        </table:table-row>
        <table:table-row table:style-name="ro1">
          <table:table-cell office:value-type="float" office:value="1839.224191">
            <text:p>1839.224191</text:p>
          </table:table-cell>
          <table:table-cell office:value-type="float" office:value="10965281307319">
            <text:p>10965281307319</text:p>
          </table:table-cell>
          <table:table-cell table:formula="of:=([.B946]-[.B$4])/10^9" office:value-type="float" office:value="0.150246268">
            <text:p>0.150246</text:p>
          </table:table-cell>
          <table:table-cell table:formula="of:=[.C946]-[.C945]" office:value-type="float" office:value="0">
            <text:p>0.000000</text:p>
          </table:table-cell>
          <table:table-cell table:formula="of:=[.A946]-[.A945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24199">
            <text:p>1839.224199</text:p>
          </table:table-cell>
          <table:table-cell office:value-type="float" office:value="10965282536525">
            <text:p>10965282536525</text:p>
          </table:table-cell>
          <table:table-cell table:formula="of:=([.B947]-[.B$4])/10^9" office:value-type="float" office:value="0.151475474">
            <text:p>0.151475</text:p>
          </table:table-cell>
          <table:table-cell table:formula="of:=[.C947]-[.C946]" office:value-type="float" office:value="0.00122920600000001">
            <text:p>0.001229</text:p>
          </table:table-cell>
          <table:table-cell table:formula="of:=[.A947]-[.A946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24204">
            <text:p>1839.224204</text:p>
          </table:table-cell>
          <table:table-cell office:value-type="float" office:value="10965282536525">
            <text:p>10965282536525</text:p>
          </table:table-cell>
          <table:table-cell table:formula="of:=([.B948]-[.B$4])/10^9" office:value-type="float" office:value="0.151475474">
            <text:p>0.151475</text:p>
          </table:table-cell>
          <table:table-cell table:formula="of:=[.C948]-[.C947]" office:value-type="float" office:value="0">
            <text:p>0.000000</text:p>
          </table:table-cell>
          <table:table-cell table:formula="of:=[.A948]-[.A947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24714">
            <text:p>1839.224714</text:p>
          </table:table-cell>
          <table:table-cell office:value-type="float" office:value="10965282536525">
            <text:p>10965282536525</text:p>
          </table:table-cell>
          <table:table-cell table:formula="of:=([.B949]-[.B$4])/10^9" office:value-type="float" office:value="0.151475474">
            <text:p>0.151475</text:p>
          </table:table-cell>
          <table:table-cell table:formula="of:=[.C949]-[.C948]" office:value-type="float" office:value="0">
            <text:p>0.000000</text:p>
          </table:table-cell>
          <table:table-cell table:formula="of:=[.A949]-[.A948]" office:value-type="float" office:value="0.000509999999849242">
            <text:p>0.0005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24716">
            <text:p>1839.224716</text:p>
          </table:table-cell>
          <table:table-cell office:value-type="float" office:value="10965283054284">
            <text:p>10965283054284</text:p>
          </table:table-cell>
          <table:table-cell table:formula="of:=([.B950]-[.B$4])/10^9" office:value-type="float" office:value="0.151993233">
            <text:p>0.151993</text:p>
          </table:table-cell>
          <table:table-cell table:formula="of:=[.C950]-[.C949]" office:value-type="float" office:value="0.000517759000000007">
            <text:p>0.000518</text:p>
          </table:table-cell>
          <table:table-cell table:formula="of:=[.A950]-[.A94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24717">
            <text:p>1839.224717</text:p>
          </table:table-cell>
          <table:table-cell office:value-type="float" office:value="10965283054284">
            <text:p>10965283054284</text:p>
          </table:table-cell>
          <table:table-cell table:formula="of:=([.B951]-[.B$4])/10^9" office:value-type="float" office:value="0.151993233">
            <text:p>0.151993</text:p>
          </table:table-cell>
          <table:table-cell table:formula="of:=[.C951]-[.C950]" office:value-type="float" office:value="0">
            <text:p>0.000000</text:p>
          </table:table-cell>
          <table:table-cell table:formula="of:=[.A951]-[.A950]" office:value-type="float" office:value="0.00000100000011116208">
            <text:p>0.000001</text:p>
          </table:table-cell>
          <table:table-cell office:value-type="string">
            <text:p>d_s is renewed (r + D) to 10965285054284; c_s is fully topped up</text:p>
          </table:table-cell>
          <table:table-cell table:number-columns-repeated="2"/>
        </table:table-row>
        <table:table-row table:style-name="ro1">
          <table:table-cell office:value-type="float" office:value="1839.224719">
            <text:p>1839.224719</text:p>
          </table:table-cell>
          <table:table-cell office:value-type="float" office:value="10965283054284">
            <text:p>10965283054284</text:p>
          </table:table-cell>
          <table:table-cell table:formula="of:=([.B952]-[.B$4])/10^9" office:value-type="float" office:value="0.151993233">
            <text:p>0.151993</text:p>
          </table:table-cell>
          <table:table-cell table:formula="of:=[.C952]-[.C951]" office:value-type="float" office:value="0">
            <text:p>0.000000</text:p>
          </table:table-cell>
          <table:table-cell table:formula="of:=[.A952]-[.A951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224726">
            <text:p>1839.224726</text:p>
          </table:table-cell>
          <table:table-cell office:value-type="float" office:value="10965283063748">
            <text:p>10965283063748</text:p>
          </table:table-cell>
          <table:table-cell table:formula="of:=([.B953]-[.B$4])/10^9" office:value-type="float" office:value="0.152002697">
            <text:p>0.152003</text:p>
          </table:table-cell>
          <table:table-cell table:formula="of:=[.C953]-[.C952]" office:value-type="float" office:value="0.00000946399999998682">
            <text:p>0.000009</text:p>
          </table:table-cell>
          <table:table-cell table:formula="of:=[.A953]-[.A952]" office:value-type="float" office:value="0.00000699999986863986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24731">
            <text:p>1839.224731</text:p>
          </table:table-cell>
          <table:table-cell office:value-type="float" office:value="10965283063748">
            <text:p>10965283063748</text:p>
          </table:table-cell>
          <table:table-cell table:formula="of:=([.B954]-[.B$4])/10^9" office:value-type="float" office:value="0.152002697">
            <text:p>0.152003</text:p>
          </table:table-cell>
          <table:table-cell table:formula="of:=[.C954]-[.C953]" office:value-type="float" office:value="0">
            <text:p>0.000000</text:p>
          </table:table-cell>
          <table:table-cell table:formula="of:=[.A954]-[.A953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25622">
            <text:p>1839.225622</text:p>
          </table:table-cell>
          <table:table-cell office:value-type="float" office:value="10965283959088">
            <text:p>10965283959088</text:p>
          </table:table-cell>
          <table:table-cell table:formula="of:=([.B955]-[.B$4])/10^9" office:value-type="float" office:value="0.152898037">
            <text:p>0.152898</text:p>
          </table:table-cell>
          <table:table-cell table:formula="of:=[.C955]-[.C954]" office:value-type="float" office:value="0.000895339999999995">
            <text:p>0.000895</text:p>
          </table:table-cell>
          <table:table-cell table:formula="of:=[.A955]-[.A954]" office:value-type="float" office:value="0.000890999999910491">
            <text:p>0.00089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25623">
            <text:p>1839.225623</text:p>
          </table:table-cell>
          <table:table-cell office:value-type="float" office:value="10965283959088">
            <text:p>10965283959088</text:p>
          </table:table-cell>
          <table:table-cell table:formula="of:=([.B956]-[.B$4])/10^9" office:value-type="float" office:value="0.152898037">
            <text:p>0.152898</text:p>
          </table:table-cell>
          <table:table-cell table:formula="of:=[.C956]-[.C955]" office:value-type="float" office:value="0">
            <text:p>0.000000</text:p>
          </table:table-cell>
          <table:table-cell table:formula="of:=[.A956]-[.A955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25628">
            <text:p>1839.225628</text:p>
          </table:table-cell>
          <table:table-cell office:value-type="float" office:value="10965283959088">
            <text:p>10965283959088</text:p>
          </table:table-cell>
          <table:table-cell table:formula="of:=([.B957]-[.B$4])/10^9" office:value-type="float" office:value="0.152898037">
            <text:p>0.152898</text:p>
          </table:table-cell>
          <table:table-cell table:formula="of:=[.C957]-[.C956]" office:value-type="float" office:value="0">
            <text:p>0.000000</text:p>
          </table:table-cell>
          <table:table-cell table:formula="of:=[.A957]-[.A956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26951">
            <text:p>1839.226951</text:p>
          </table:table-cell>
          <table:table-cell office:value-type="float" office:value="10965285297073">
            <text:p>10965285297073</text:p>
          </table:table-cell>
          <table:table-cell table:formula="of:=([.B958]-[.B$4])/10^9" office:value-type="float" office:value="0.154236022">
            <text:p>0.154236</text:p>
          </table:table-cell>
          <table:table-cell table:formula="of:=[.C958]-[.C957]" office:value-type="float" office:value="0.00133798500000001">
            <text:p>0.001338</text:p>
          </table:table-cell>
          <table:table-cell table:formula="of:=[.A958]-[.A957]" office:value-type="float" office:value="0.00132300000018404">
            <text:p>0.0013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26954">
            <text:p>1839.226954</text:p>
          </table:table-cell>
          <table:table-cell office:value-type="float" office:value="10965285297073">
            <text:p>10965285297073</text:p>
          </table:table-cell>
          <table:table-cell table:formula="of:=([.B959]-[.B$4])/10^9" office:value-type="float" office:value="0.154236022">
            <text:p>0.154236</text:p>
          </table:table-cell>
          <table:table-cell table:formula="of:=[.C959]-[.C958]" office:value-type="float" office:value="0">
            <text:p>0.000000</text:p>
          </table:table-cell>
          <table:table-cell table:formula="of:=[.A959]-[.A958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26959">
            <text:p>1839.226959</text:p>
          </table:table-cell>
          <table:table-cell office:value-type="float" office:value="10965285297073">
            <text:p>10965285297073</text:p>
          </table:table-cell>
          <table:table-cell table:formula="of:=([.B960]-[.B$4])/10^9" office:value-type="float" office:value="0.154236022">
            <text:p>0.154236</text:p>
          </table:table-cell>
          <table:table-cell table:formula="of:=[.C960]-[.C959]" office:value-type="float" office:value="0">
            <text:p>0.000000</text:p>
          </table:table-cell>
          <table:table-cell table:formula="of:=[.A960]-[.A95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27708">
            <text:p>1839.227708</text:p>
          </table:table-cell>
          <table:table-cell office:value-type="float" office:value="10965285297073">
            <text:p>10965285297073</text:p>
          </table:table-cell>
          <table:table-cell table:formula="of:=([.B961]-[.B$4])/10^9" office:value-type="float" office:value="0.154236022">
            <text:p>0.154236</text:p>
          </table:table-cell>
          <table:table-cell table:formula="of:=[.C961]-[.C960]" office:value-type="float" office:value="0">
            <text:p>0.000000</text:p>
          </table:table-cell>
          <table:table-cell table:formula="of:=[.A961]-[.A960]" office:value-type="float" office:value="0.000748999999814259">
            <text:p>0.00074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27711">
            <text:p>1839.227711</text:p>
          </table:table-cell>
          <table:table-cell office:value-type="float" office:value="10965286056937">
            <text:p>10965286056937</text:p>
          </table:table-cell>
          <table:table-cell table:formula="of:=([.B962]-[.B$4])/10^9" office:value-type="float" office:value="0.154995886">
            <text:p>0.154996</text:p>
          </table:table-cell>
          <table:table-cell table:formula="of:=[.C962]-[.C961]" office:value-type="float" office:value="0.000759863999999999">
            <text:p>0.000760</text:p>
          </table:table-cell>
          <table:table-cell table:formula="of:=[.A962]-[.A961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27712">
            <text:p>1839.227712</text:p>
          </table:table-cell>
          <table:table-cell office:value-type="float" office:value="10965286056937">
            <text:p>10965286056937</text:p>
          </table:table-cell>
          <table:table-cell table:formula="of:=([.B963]-[.B$4])/10^9" office:value-type="float" office:value="0.154995886">
            <text:p>0.154996</text:p>
          </table:table-cell>
          <table:table-cell table:formula="of:=[.C963]-[.C962]" office:value-type="float" office:value="0">
            <text:p>0.000000</text:p>
          </table:table-cell>
          <table:table-cell table:formula="of:=[.A963]-[.A962]" office:value-type="float" office:value="0.00000100000011116208">
            <text:p>0.000001</text:p>
          </table:table-cell>
          <table:table-cell/>
          <table:table-cell office:value-type="string">
            <text:p>125319 / 1460472 &lt;= 2000000 / 5000000</text:p>
          </table:table-cell>
          <table:table-cell/>
        </table:table-row>
        <table:table-row table:style-name="ro1">
          <table:table-cell office:value-type="float" office:value="1839.227713">
            <text:p>1839.227713</text:p>
          </table:table-cell>
          <table:table-cell office:value-type="float" office:value="10965286056937">
            <text:p>10965286056937</text:p>
          </table:table-cell>
          <table:table-cell table:formula="of:=([.B964]-[.B$4])/10^9" office:value-type="float" office:value="0.154995886">
            <text:p>0.154996</text:p>
          </table:table-cell>
          <table:table-cell table:formula="of:=[.C964]-[.C963]" office:value-type="float" office:value="0">
            <text:p>0.000000</text:p>
          </table:table-cell>
          <table:table-cell table:formula="of:=[.A964]-[.A963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27714">
            <text:p>1839.227714</text:p>
          </table:table-cell>
          <table:table-cell office:value-type="float" office:value="10965286056937">
            <text:p>10965286056937</text:p>
          </table:table-cell>
          <table:table-cell table:formula="of:=([.B965]-[.B$4])/10^9" office:value-type="float" office:value="0.154995886">
            <text:p>0.154996</text:p>
          </table:table-cell>
          <table:table-cell table:formula="of:=[.C965]-[.C964]" office:value-type="float" office:value="0">
            <text:p>0.000000</text:p>
          </table:table-cell>
          <table:table-cell table:formula="of:=[.A965]-[.A964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27722">
            <text:p>1839.227722</text:p>
          </table:table-cell>
          <table:table-cell office:value-type="float" office:value="10965286068124">
            <text:p>10965286068124</text:p>
          </table:table-cell>
          <table:table-cell table:formula="of:=([.B966]-[.B$4])/10^9" office:value-type="float" office:value="0.155007073">
            <text:p>0.155007</text:p>
          </table:table-cell>
          <table:table-cell table:formula="of:=[.C966]-[.C965]" office:value-type="float" office:value="0.0000111869999999958">
            <text:p>0.000011</text:p>
          </table:table-cell>
          <table:table-cell table:formula="of:=[.A966]-[.A965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2773">
            <text:p>1839.227730</text:p>
          </table:table-cell>
          <table:table-cell office:value-type="float" office:value="10965286068124">
            <text:p>10965286068124</text:p>
          </table:table-cell>
          <table:table-cell table:formula="of:=([.B967]-[.B$4])/10^9" office:value-type="float" office:value="0.155007073">
            <text:p>0.155007</text:p>
          </table:table-cell>
          <table:table-cell table:formula="of:=[.C967]-[.C966]" office:value-type="float" office:value="0">
            <text:p>0.000000</text:p>
          </table:table-cell>
          <table:table-cell table:formula="of:=[.A967]-[.A966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27857">
            <text:p>1839.227857</text:p>
          </table:table-cell>
          <table:table-cell office:value-type="float" office:value="10965286202069">
            <text:p>10965286202069</text:p>
          </table:table-cell>
          <table:table-cell table:formula="of:=([.B968]-[.B$4])/10^9" office:value-type="float" office:value="0.155141018">
            <text:p>0.155141</text:p>
          </table:table-cell>
          <table:table-cell table:formula="of:=[.C968]-[.C967]" office:value-type="float" office:value="0.000133944999999996">
            <text:p>0.000134</text:p>
          </table:table-cell>
          <table:table-cell table:formula="of:=[.A968]-[.A967]" office:value-type="float" office:value="0.000127000000020416">
            <text:p>0.00012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27857">
            <text:p>1839.227857</text:p>
          </table:table-cell>
          <table:table-cell office:value-type="float" office:value="10965286202069">
            <text:p>10965286202069</text:p>
          </table:table-cell>
          <table:table-cell table:formula="of:=([.B969]-[.B$4])/10^9" office:value-type="float" office:value="0.155141018">
            <text:p>0.155141</text:p>
          </table:table-cell>
          <table:table-cell table:formula="of:=[.C969]-[.C968]" office:value-type="float" office:value="0">
            <text:p>0.000000</text:p>
          </table:table-cell>
          <table:table-cell table:formula="of:=[.A969]-[.A968]" office:value-type="float" office:value="0">
            <text:p>0.000000</text:p>
          </table:table-cell>
          <table:table-cell/>
          <table:table-cell office:value-type="string">
            <text:p>uses up its c_s; 10965286202069-10965286068124=133945</text:p>
          </table:table-cell>
          <table:table-cell/>
        </table:table-row>
        <table:table-row table:style-name="ro1">
          <table:table-cell office:value-type="float" office:value="1839.227868">
            <text:p>1839.227868</text:p>
          </table:table-cell>
          <table:table-cell office:value-type="float" office:value="10965286214102">
            <text:p>10965286214102</text:p>
          </table:table-cell>
          <table:table-cell table:formula="of:=([.B970]-[.B$4])/10^9" office:value-type="float" office:value="0.155153051">
            <text:p>0.155153</text:p>
          </table:table-cell>
          <table:table-cell table:formula="of:=[.C970]-[.C969]" office:value-type="float" office:value="0.0000120329999999946">
            <text:p>0.000012</text:p>
          </table:table-cell>
          <table:table-cell table:formula="of:=[.A970]-[.A969]" office:value-type="float" office:value="0.0000109999998585408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27873">
            <text:p>1839.227873</text:p>
          </table:table-cell>
          <table:table-cell office:value-type="float" office:value="10965286214102">
            <text:p>10965286214102</text:p>
          </table:table-cell>
          <table:table-cell table:formula="of:=([.B971]-[.B$4])/10^9" office:value-type="float" office:value="0.155153051">
            <text:p>0.155153</text:p>
          </table:table-cell>
          <table:table-cell table:formula="of:=[.C971]-[.C970]" office:value-type="float" office:value="0">
            <text:p>0.000000</text:p>
          </table:table-cell>
          <table:table-cell table:formula="of:=[.A971]-[.A97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28705">
            <text:p>1839.228705</text:p>
          </table:table-cell>
          <table:table-cell office:value-type="float" office:value="10965286214102">
            <text:p>10965286214102</text:p>
          </table:table-cell>
          <table:table-cell table:formula="of:=([.B972]-[.B$4])/10^9" office:value-type="float" office:value="0.155153051">
            <text:p>0.155153</text:p>
          </table:table-cell>
          <table:table-cell table:formula="of:=[.C972]-[.C971]" office:value-type="float" office:value="0">
            <text:p>0.000000</text:p>
          </table:table-cell>
          <table:table-cell table:formula="of:=[.A972]-[.A971]" office:value-type="float" office:value="0.000831999999945765">
            <text:p>0.00083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28708">
            <text:p>1839.228708</text:p>
          </table:table-cell>
          <table:table-cell office:value-type="float" office:value="10965287053807">
            <text:p>10965287053807</text:p>
          </table:table-cell>
          <table:table-cell table:formula="of:=([.B973]-[.B$4])/10^9" office:value-type="float" office:value="0.155992756">
            <text:p>0.155993</text:p>
          </table:table-cell>
          <table:table-cell table:formula="of:=[.C973]-[.C972]" office:value-type="float" office:value="0.000839705000000024">
            <text:p>0.000840</text:p>
          </table:table-cell>
          <table:table-cell table:formula="of:=[.A973]-[.A972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28708">
            <text:p>1839.228708</text:p>
          </table:table-cell>
          <table:table-cell office:value-type="float" office:value="10965287053807">
            <text:p>10965287053807</text:p>
          </table:table-cell>
          <table:table-cell table:formula="of:=([.B974]-[.B$4])/10^9" office:value-type="float" office:value="0.155992756">
            <text:p>0.155993</text:p>
          </table:table-cell>
          <table:table-cell table:formula="of:=[.C974]-[.C973]" office:value-type="float" office:value="0">
            <text:p>0.000000</text:p>
          </table:table-cell>
          <table:table-cell table:formula="of:=[.A974]-[.A973]" office:value-type="float" office:value="0">
            <text:p>0.000000</text:p>
          </table:table-cell>
          <table:table-cell office:value-type="string">
            <text:p>d_s is renewed (r + D) to 10965289053807; c_s is fully topped up</text:p>
          </table:table-cell>
          <table:table-cell table:number-columns-repeated="2"/>
        </table:table-row>
        <table:table-row table:style-name="ro1">
          <table:table-cell office:value-type="float" office:value="1839.228876">
            <text:p>1839.228876</text:p>
          </table:table-cell>
          <table:table-cell office:value-type="float" office:value="10965287220821">
            <text:p>10965287220821</text:p>
          </table:table-cell>
          <table:table-cell table:formula="of:=([.B975]-[.B$4])/10^9" office:value-type="float" office:value="0.15615977">
            <text:p>0.156160</text:p>
          </table:table-cell>
          <table:table-cell table:formula="of:=[.C975]-[.C974]" office:value-type="float" office:value="0.000167013999999993">
            <text:p>0.000167</text:p>
          </table:table-cell>
          <table:table-cell table:formula="of:=[.A975]-[.A974]" office:value-type="float" office:value="0.000167999999803214">
            <text:p>0.000168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228877">
            <text:p>1839.228877</text:p>
          </table:table-cell>
          <table:table-cell office:value-type="float" office:value="10965287220821">
            <text:p>10965287220821</text:p>
          </table:table-cell>
          <table:table-cell table:formula="of:=([.B976]-[.B$4])/10^9" office:value-type="float" office:value="0.15615977">
            <text:p>0.156160</text:p>
          </table:table-cell>
          <table:table-cell table:formula="of:=[.C976]-[.C975]" office:value-type="float" office:value="0">
            <text:p>0.000000</text:p>
          </table:table-cell>
          <table:table-cell table:formula="of:=[.A976]-[.A975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10965287220821-10965286214102=1006719</text:p>
          </table:table-cell>
        </table:table-row>
        <table:table-row table:style-name="ro1">
          <table:table-cell office:value-type="float" office:value="1839.228887">
            <text:p>1839.228887</text:p>
          </table:table-cell>
          <table:table-cell office:value-type="float" office:value="10965287233017">
            <text:p>10965287233017</text:p>
          </table:table-cell>
          <table:table-cell table:formula="of:=([.B977]-[.B$4])/10^9" office:value-type="float" office:value="0.156171966">
            <text:p>0.156172</text:p>
          </table:table-cell>
          <table:table-cell table:formula="of:=[.C977]-[.C976]" office:value-type="float" office:value="0.0000121959999999921">
            <text:p>0.000012</text:p>
          </table:table-cell>
          <table:table-cell table:formula="of:=[.A977]-[.A976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28891">
            <text:p>1839.228891</text:p>
          </table:table-cell>
          <table:table-cell office:value-type="float" office:value="10965287233017">
            <text:p>10965287233017</text:p>
          </table:table-cell>
          <table:table-cell table:formula="of:=([.B978]-[.B$4])/10^9" office:value-type="float" office:value="0.156171966">
            <text:p>0.156172</text:p>
          </table:table-cell>
          <table:table-cell table:formula="of:=[.C978]-[.C977]" office:value-type="float" office:value="0">
            <text:p>0.000000</text:p>
          </table:table-cell>
          <table:table-cell table:formula="of:=[.A978]-[.A977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229179">
            <text:p>1839.229179</text:p>
          </table:table-cell>
          <table:table-cell office:value-type="float" office:value="10965287233017">
            <text:p>10965287233017</text:p>
          </table:table-cell>
          <table:table-cell table:formula="of:=([.B979]-[.B$4])/10^9" office:value-type="float" office:value="0.156171966">
            <text:p>0.156172</text:p>
          </table:table-cell>
          <table:table-cell table:formula="of:=[.C979]-[.C978]" office:value-type="float" office:value="0">
            <text:p>0.000000</text:p>
          </table:table-cell>
          <table:table-cell table:formula="of:=[.A979]-[.A978]" office:value-type="float" office:value="0.000287999999954991">
            <text:p>0.00028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2918">
            <text:p>1839.229180</text:p>
          </table:table-cell>
          <table:table-cell office:value-type="float" office:value="10965287233017">
            <text:p>10965287233017</text:p>
          </table:table-cell>
          <table:table-cell table:formula="of:=([.B980]-[.B$4])/10^9" office:value-type="float" office:value="0.156171966">
            <text:p>0.156172</text:p>
          </table:table-cell>
          <table:table-cell table:formula="of:=[.C980]-[.C979]" office:value-type="float" office:value="0">
            <text:p>0.000000</text:p>
          </table:table-cell>
          <table:table-cell table:formula="of:=[.A980]-[.A979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29181">
            <text:p>1839.229181</text:p>
          </table:table-cell>
          <table:table-cell office:value-type="float" office:value="10965287233017">
            <text:p>10965287233017</text:p>
          </table:table-cell>
          <table:table-cell table:formula="of:=([.B981]-[.B$4])/10^9" office:value-type="float" office:value="0.156171966">
            <text:p>0.156172</text:p>
          </table:table-cell>
          <table:table-cell table:formula="of:=[.C981]-[.C980]" office:value-type="float" office:value="0">
            <text:p>0.000000</text:p>
          </table:table-cell>
          <table:table-cell table:formula="of:=[.A981]-[.A980]" office:value-type="float" office:value="0.000000999999883788405">
            <text:p>0.000001</text:p>
          </table:table-cell>
          <table:table-cell/>
          <table:table-cell office:value-type="string">
            <text:p>postpones its deadline to 10965292517409; c_s is topped up to 1991374</text:p>
          </table:table-cell>
          <table:table-cell/>
        </table:table-row>
        <table:table-row table:style-name="ro1">
          <table:table-cell office:value-type="float" office:value="1839.229732">
            <text:p>1839.229732</text:p>
          </table:table-cell>
          <table:table-cell office:value-type="float" office:value="10965288017295">
            <text:p>10965288017295</text:p>
          </table:table-cell>
          <table:table-cell table:formula="of:=([.B982]-[.B$4])/10^9" office:value-type="float" office:value="0.156956244">
            <text:p>0.156956</text:p>
          </table:table-cell>
          <table:table-cell table:formula="of:=[.C982]-[.C981]" office:value-type="float" office:value="0.000784277999999999">
            <text:p>0.000784</text:p>
          </table:table-cell>
          <table:table-cell table:formula="of:=[.A982]-[.A981]" office:value-type="float" office:value="0.000551000000086788">
            <text:p>0.000551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229733">
            <text:p>1839.229733</text:p>
          </table:table-cell>
          <table:table-cell office:value-type="float" office:value="10965288017295">
            <text:p>10965288017295</text:p>
          </table:table-cell>
          <table:table-cell table:formula="of:=([.B983]-[.B$4])/10^9" office:value-type="float" office:value="0.156956244">
            <text:p>0.156956</text:p>
          </table:table-cell>
          <table:table-cell table:formula="of:=[.C983]-[.C982]" office:value-type="float" office:value="0">
            <text:p>0.000000</text:p>
          </table:table-cell>
          <table:table-cell table:formula="of:=[.A983]-[.A982]" office:value-type="float" office:value="0.000000999999883788405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29733">
            <text:p>1839.229733</text:p>
          </table:table-cell>
          <table:table-cell office:value-type="float" office:value="10965288017295">
            <text:p>10965288017295</text:p>
          </table:table-cell>
          <table:table-cell table:formula="of:=([.B984]-[.B$4])/10^9" office:value-type="float" office:value="0.156956244">
            <text:p>0.156956</text:p>
          </table:table-cell>
          <table:table-cell table:formula="of:=[.C984]-[.C983]" office:value-type="float" office:value="0">
            <text:p>0.000000</text:p>
          </table:table-cell>
          <table:table-cell table:formula="of:=[.A984]-[.A983]" office:value-type="float" office:value="0">
            <text:p>0.000000</text:p>
          </table:table-cell>
          <table:table-cell table:number-columns-repeated="2"/>
          <table:table-cell office:value-type="string">
            <text:p>postpones its deadline to 10965295070661; c_s is topped up to 2993024</text:p>
          </table:table-cell>
        </table:table-row>
        <table:table-row table:style-name="ro1">
          <table:table-cell office:value-type="float" office:value="1839.229837">
            <text:p>1839.229837</text:p>
          </table:table-cell>
          <table:table-cell office:value-type="float" office:value="10965288191550">
            <text:p>10965288191550</text:p>
          </table:table-cell>
          <table:table-cell table:formula="of:=([.B985]-[.B$4])/10^9" office:value-type="float" office:value="0.157130499">
            <text:p>0.157130</text:p>
          </table:table-cell>
          <table:table-cell table:formula="of:=[.C985]-[.C984]" office:value-type="float" office:value="0.000174255000000012">
            <text:p>0.000174</text:p>
          </table:table-cell>
          <table:table-cell table:formula="of:=[.A985]-[.A984]" office:value-type="float" office:value="0.000104000000192173">
            <text:p>0.0001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29838">
            <text:p>1839.229838</text:p>
          </table:table-cell>
          <table:table-cell office:value-type="float" office:value="10965288191550">
            <text:p>10965288191550</text:p>
          </table:table-cell>
          <table:table-cell table:formula="of:=([.B986]-[.B$4])/10^9" office:value-type="float" office:value="0.157130499">
            <text:p>0.157130</text:p>
          </table:table-cell>
          <table:table-cell table:formula="of:=[.C986]-[.C985]" office:value-type="float" office:value="0">
            <text:p>0.000000</text:p>
          </table:table-cell>
          <table:table-cell table:formula="of:=[.A986]-[.A985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29846">
            <text:p>1839.229846</text:p>
          </table:table-cell>
          <table:table-cell office:value-type="float" office:value="10965288191550">
            <text:p>10965288191550</text:p>
          </table:table-cell>
          <table:table-cell table:formula="of:=([.B987]-[.B$4])/10^9" office:value-type="float" office:value="0.157130499">
            <text:p>0.157130</text:p>
          </table:table-cell>
          <table:table-cell table:formula="of:=[.C987]-[.C986]" office:value-type="float" office:value="0">
            <text:p>0.000000</text:p>
          </table:table-cell>
          <table:table-cell table:formula="of:=[.A987]-[.A986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31635">
            <text:p>1839.231635</text:p>
          </table:table-cell>
          <table:table-cell office:value-type="float" office:value="10965289989959">
            <text:p>10965289989959</text:p>
          </table:table-cell>
          <table:table-cell table:formula="of:=([.B988]-[.B$4])/10^9" office:value-type="float" office:value="0.158928908">
            <text:p>0.158929</text:p>
          </table:table-cell>
          <table:table-cell table:formula="of:=[.C988]-[.C987]" office:value-type="float" office:value="0.001798409">
            <text:p>0.001798</text:p>
          </table:table-cell>
          <table:table-cell table:formula="of:=[.A988]-[.A987]" office:value-type="float" office:value="0.00178900000014437">
            <text:p>0.00178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31637">
            <text:p>1839.231637</text:p>
          </table:table-cell>
          <table:table-cell office:value-type="float" office:value="10965289989959">
            <text:p>10965289989959</text:p>
          </table:table-cell>
          <table:table-cell table:formula="of:=([.B989]-[.B$4])/10^9" office:value-type="float" office:value="0.158928908">
            <text:p>0.158929</text:p>
          </table:table-cell>
          <table:table-cell table:formula="of:=[.C989]-[.C988]" office:value-type="float" office:value="0">
            <text:p>0.000000</text:p>
          </table:table-cell>
          <table:table-cell table:formula="of:=[.A989]-[.A98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31642">
            <text:p>1839.231642</text:p>
          </table:table-cell>
          <table:table-cell office:value-type="float" office:value="10965289989959">
            <text:p>10965289989959</text:p>
          </table:table-cell>
          <table:table-cell table:formula="of:=([.B990]-[.B$4])/10^9" office:value-type="float" office:value="0.158928908">
            <text:p>0.158929</text:p>
          </table:table-cell>
          <table:table-cell table:formula="of:=[.C990]-[.C989]" office:value-type="float" office:value="0">
            <text:p>0.000000</text:p>
          </table:table-cell>
          <table:table-cell table:formula="of:=[.A990]-[.A989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31688">
            <text:p>1839.231688</text:p>
          </table:table-cell>
          <table:table-cell office:value-type="float" office:value="10965290042628">
            <text:p>10965290042628</text:p>
          </table:table-cell>
          <table:table-cell table:formula="of:=([.B991]-[.B$4])/10^9" office:value-type="float" office:value="0.158981577">
            <text:p>0.158982</text:p>
          </table:table-cell>
          <table:table-cell table:formula="of:=[.C991]-[.C990]" office:value-type="float" office:value="0.0000526690000000052">
            <text:p>0.000053</text:p>
          </table:table-cell>
          <table:table-cell table:formula="of:=[.A991]-[.A990]" office:value-type="float" office:value="0.0000460000001112348">
            <text:p>0.00004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23169">
            <text:p>1839.231690</text:p>
          </table:table-cell>
          <table:table-cell office:value-type="float" office:value="10965290042628">
            <text:p>10965290042628</text:p>
          </table:table-cell>
          <table:table-cell table:formula="of:=([.B992]-[.B$4])/10^9" office:value-type="float" office:value="0.158981577">
            <text:p>0.158982</text:p>
          </table:table-cell>
          <table:table-cell table:formula="of:=[.C992]-[.C991]" office:value-type="float" office:value="0">
            <text:p>0.000000</text:p>
          </table:table-cell>
          <table:table-cell table:formula="of:=[.A992]-[.A991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327">
            <text:p>1839.232700</text:p>
          </table:table-cell>
          <table:table-cell office:value-type="float" office:value="10965290064197">
            <text:p>10965290064197</text:p>
          </table:table-cell>
          <table:table-cell table:formula="of:=([.B993]-[.B$4])/10^9" office:value-type="float" office:value="0.159003146">
            <text:p>0.159003</text:p>
          </table:table-cell>
          <table:table-cell table:formula="of:=[.C993]-[.C992]" office:value-type="float" office:value="0.0000215689999999991">
            <text:p>0.000022</text:p>
          </table:table-cell>
          <table:table-cell table:formula="of:=[.A993]-[.A992]" office:value-type="float" office:value="0.00100999999995111">
            <text:p>0.0010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32704">
            <text:p>1839.232704</text:p>
          </table:table-cell>
          <table:table-cell office:value-type="float" office:value="10965291057201">
            <text:p>10965291057201</text:p>
          </table:table-cell>
          <table:table-cell table:formula="of:=([.B994]-[.B$4])/10^9" office:value-type="float" office:value="0.15999615">
            <text:p>0.159996</text:p>
          </table:table-cell>
          <table:table-cell table:formula="of:=[.C994]-[.C993]" office:value-type="float" office:value="0.000993003999999992">
            <text:p>0.000993</text:p>
          </table:table-cell>
          <table:table-cell table:formula="of:=[.A994]-[.A993]" office:value-type="float" office:value="0.00000399999998990097">
            <text:p>0.00000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32704">
            <text:p>1839.232704</text:p>
          </table:table-cell>
          <table:table-cell office:value-type="float" office:value="10965291057201">
            <text:p>10965291057201</text:p>
          </table:table-cell>
          <table:table-cell table:formula="of:=([.B995]-[.B$4])/10^9" office:value-type="float" office:value="0.15999615">
            <text:p>0.159996</text:p>
          </table:table-cell>
          <table:table-cell table:formula="of:=[.C995]-[.C994]" office:value-type="float" office:value="0">
            <text:p>0.000000</text:p>
          </table:table-cell>
          <table:table-cell table:formula="of:=[.A995]-[.A994]" office:value-type="float" office:value="0">
            <text:p>0.000000</text:p>
          </table:table-cell>
          <table:table-cell office:value-type="string">
            <text:p>d_s is renewed (r + D) to 10965293057201; c_s is fully topped up</text:p>
          </table:table-cell>
          <table:table-cell table:number-columns-repeated="2"/>
        </table:table-row>
        <table:table-row table:style-name="ro1">
          <table:table-cell office:value-type="float" office:value="1839.232708">
            <text:p>1839.232708</text:p>
          </table:table-cell>
          <table:table-cell office:value-type="float" office:value="10965291057201">
            <text:p>10965291057201</text:p>
          </table:table-cell>
          <table:table-cell table:formula="of:=([.B996]-[.B$4])/10^9" office:value-type="float" office:value="0.15999615">
            <text:p>0.159996</text:p>
          </table:table-cell>
          <table:table-cell table:formula="of:=[.C996]-[.C995]" office:value-type="float" office:value="0">
            <text:p>0.000000</text:p>
          </table:table-cell>
          <table:table-cell table:formula="of:=[.A996]-[.A995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32711">
            <text:p>1839.232711</text:p>
          </table:table-cell>
          <table:table-cell office:value-type="float" office:value="10965291065517">
            <text:p>10965291065517</text:p>
          </table:table-cell>
          <table:table-cell table:formula="of:=([.B997]-[.B$4])/10^9" office:value-type="float" office:value="0.160004466">
            <text:p>0.160004</text:p>
          </table:table-cell>
          <table:table-cell table:formula="of:=[.C997]-[.C996]" office:value-type="float" office:value="0.00000831600000000821">
            <text:p>0.000008</text:p>
          </table:table-cell>
          <table:table-cell table:formula="of:=[.A997]-[.A996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32712">
            <text:p>1839.232712</text:p>
          </table:table-cell>
          <table:table-cell office:value-type="float" office:value="10965291065517">
            <text:p>10965291065517</text:p>
          </table:table-cell>
          <table:table-cell table:formula="of:=([.B998]-[.B$4])/10^9" office:value-type="float" office:value="0.160004466">
            <text:p>0.160004</text:p>
          </table:table-cell>
          <table:table-cell table:formula="of:=[.C998]-[.C997]" office:value-type="float" office:value="0">
            <text:p>0.000000</text:p>
          </table:table-cell>
          <table:table-cell table:formula="of:=[.A998]-[.A997]" office:value-type="float" office:value="0.000000999999883788405">
            <text:p>0.000001</text:p>
          </table:table-cell>
          <table:table-cell/>
          <table:table-cell office:value-type="string">
            <text:p>192965 / 1451892 &lt;= 2000000 / 5000000</text:p>
          </table:table-cell>
          <table:table-cell/>
        </table:table-row>
        <table:table-row table:style-name="ro1">
          <table:table-cell office:value-type="float" office:value="1839.232712">
            <text:p>1839.232712</text:p>
          </table:table-cell>
          <table:table-cell office:value-type="float" office:value="10965291065517">
            <text:p>10965291065517</text:p>
          </table:table-cell>
          <table:table-cell table:formula="of:=([.B999]-[.B$4])/10^9" office:value-type="float" office:value="0.160004466">
            <text:p>0.160004</text:p>
          </table:table-cell>
          <table:table-cell table:formula="of:=[.C999]-[.C998]" office:value-type="float" office:value="0">
            <text:p>0.000000</text:p>
          </table:table-cell>
          <table:table-cell table:formula="of:=[.A999]-[.A998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32716">
            <text:p>1839.232716</text:p>
          </table:table-cell>
          <table:table-cell office:value-type="float" office:value="10965291065517">
            <text:p>10965291065517</text:p>
          </table:table-cell>
          <table:table-cell table:formula="of:=([.B1000]-[.B$4])/10^9" office:value-type="float" office:value="0.160004466">
            <text:p>0.160004</text:p>
          </table:table-cell>
          <table:table-cell table:formula="of:=[.C1000]-[.C999]" office:value-type="float" office:value="0">
            <text:p>0.000000</text:p>
          </table:table-cell>
          <table:table-cell table:formula="of:=[.A1000]-[.A999]" office:value-type="float" office:value="0.00000399999998990097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232718">
            <text:p>1839.232718</text:p>
          </table:table-cell>
          <table:table-cell office:value-type="float" office:value="10965291073054">
            <text:p>10965291073054</text:p>
          </table:table-cell>
          <table:table-cell table:formula="of:=([.B1001]-[.B$4])/10^9" office:value-type="float" office:value="0.160012003">
            <text:p>0.160012</text:p>
          </table:table-cell>
          <table:table-cell table:formula="of:=[.C1001]-[.C1000]" office:value-type="float" office:value="0.0000075370000000019">
            <text:p>0.000008</text:p>
          </table:table-cell>
          <table:table-cell table:formula="of:=[.A1001]-[.A100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32719">
            <text:p>1839.232719</text:p>
          </table:table-cell>
          <table:table-cell office:value-type="float" office:value="10965291073054">
            <text:p>10965291073054</text:p>
          </table:table-cell>
          <table:table-cell table:formula="of:=([.B1002]-[.B$4])/10^9" office:value-type="float" office:value="0.160012003">
            <text:p>0.160012</text:p>
          </table:table-cell>
          <table:table-cell table:formula="of:=[.C1002]-[.C1001]" office:value-type="float" office:value="0">
            <text:p>0.000000</text:p>
          </table:table-cell>
          <table:table-cell table:formula="of:=[.A1002]-[.A1001]" office:value-type="float" office:value="0.00000100000011116208">
            <text:p>0.000001</text:p>
          </table:table-cell>
          <table:table-cell table:number-columns-repeated="2"/>
          <table:table-cell office:value-type="string">
            <text:p>2940355 / 3997607 &gt; 3000000 / 7000000</text:p>
          </table:table-cell>
        </table:table-row>
        <table:table-row table:style-name="ro1">
          <table:table-cell office:value-type="float" office:value="1839.23272">
            <text:p>1839.232720</text:p>
          </table:table-cell>
          <table:table-cell office:value-type="float" office:value="10965291073054">
            <text:p>10965291073054</text:p>
          </table:table-cell>
          <table:table-cell table:formula="of:=([.B1003]-[.B$4])/10^9" office:value-type="float" office:value="0.160012003">
            <text:p>0.160012</text:p>
          </table:table-cell>
          <table:table-cell table:formula="of:=[.C1003]-[.C1002]" office:value-type="float" office:value="0">
            <text:p>0.000000</text:p>
          </table:table-cell>
          <table:table-cell table:formula="of:=[.A1003]-[.A1002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298073054; c_s is fully topped up</text:p>
          </table:table-cell>
        </table:table-row>
        <table:table-row table:style-name="ro1">
          <table:table-cell office:value-type="float" office:value="1839.232741">
            <text:p>1839.232741</text:p>
          </table:table-cell>
          <table:table-cell office:value-type="float" office:value="10965291087603">
            <text:p>10965291087603</text:p>
          </table:table-cell>
          <table:table-cell table:formula="of:=([.B1004]-[.B$4])/10^9" office:value-type="float" office:value="0.160026552">
            <text:p>0.160027</text:p>
          </table:table-cell>
          <table:table-cell table:formula="of:=[.C1004]-[.C1003]" office:value-type="float" office:value="0.0000145489999999748">
            <text:p>0.000015</text:p>
          </table:table-cell>
          <table:table-cell table:formula="of:=[.A1004]-[.A1003]" office:value-type="float" office:value="0.0000210000000606669">
            <text:p>0.000021</text:p>
          </table:table-cell>
          <table:table-cell/>
          <table:table-cell office:value-type="string">
            <text:p>is pick_next_task_dl-ed by multiload-apple (1787)</text:p>
          </table:table-cell>
          <table:table-cell/>
        </table:table-row>
        <table:table-row table:style-name="ro1">
          <table:table-cell office:value-type="float" office:value="1839.232936">
            <text:p>1839.232936</text:p>
          </table:table-cell>
          <table:table-cell office:value-type="float" office:value="10965291289488">
            <text:p>10965291289488</text:p>
          </table:table-cell>
          <table:table-cell table:formula="of:=([.B1005]-[.B$4])/10^9" office:value-type="float" office:value="0.160228437">
            <text:p>0.160228</text:p>
          </table:table-cell>
          <table:table-cell table:formula="of:=[.C1005]-[.C1004]" office:value-type="float" office:value="0.000201885000000013">
            <text:p>0.000202</text:p>
          </table:table-cell>
          <table:table-cell table:formula="of:=[.A1005]-[.A1004]" office:value-type="float" office:value="0.000195000000076107">
            <text:p>0.00019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32937">
            <text:p>1839.232937</text:p>
          </table:table-cell>
          <table:table-cell office:value-type="float" office:value="10965291289488">
            <text:p>10965291289488</text:p>
          </table:table-cell>
          <table:table-cell table:formula="of:=([.B1006]-[.B$4])/10^9" office:value-type="float" office:value="0.160228437">
            <text:p>0.160228</text:p>
          </table:table-cell>
          <table:table-cell table:formula="of:=[.C1006]-[.C1005]" office:value-type="float" office:value="0">
            <text:p>0.000000</text:p>
          </table:table-cell>
          <table:table-cell table:formula="of:=[.A1006]-[.A1005]" office:value-type="float" office:value="0.000000999999883788405">
            <text:p>0.000001</text:p>
          </table:table-cell>
          <table:table-cell/>
          <table:table-cell office:value-type="string">
            <text:p>uses up its c_s; 10965291289488-10965291087603=201885</text:p>
          </table:table-cell>
          <table:table-cell/>
        </table:table-row>
        <table:table-row table:style-name="ro1">
          <table:table-cell office:value-type="float" office:value="1839.232948">
            <text:p>1839.232948</text:p>
          </table:table-cell>
          <table:table-cell office:value-type="float" office:value="10965291302999">
            <text:p>10965291302999</text:p>
          </table:table-cell>
          <table:table-cell table:formula="of:=([.B1007]-[.B$4])/10^9" office:value-type="float" office:value="0.160241948">
            <text:p>0.160242</text:p>
          </table:table-cell>
          <table:table-cell table:formula="of:=[.C1007]-[.C1006]" office:value-type="float" office:value="0.0000135109999999938">
            <text:p>0.000014</text:p>
          </table:table-cell>
          <table:table-cell table:formula="of:=[.A1007]-[.A1006]" office:value-type="float" office:value="0.0000110000000859145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32953">
            <text:p>1839.232953</text:p>
          </table:table-cell>
          <table:table-cell office:value-type="float" office:value="10965291302999">
            <text:p>10965291302999</text:p>
          </table:table-cell>
          <table:table-cell table:formula="of:=([.B1008]-[.B$4])/10^9" office:value-type="float" office:value="0.160241948">
            <text:p>0.160242</text:p>
          </table:table-cell>
          <table:table-cell table:formula="of:=[.C1008]-[.C1007]" office:value-type="float" office:value="0">
            <text:p>0.000000</text:p>
          </table:table-cell>
          <table:table-cell table:formula="of:=[.A1008]-[.A1007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33896">
            <text:p>1839.233896</text:p>
          </table:table-cell>
          <table:table-cell office:value-type="float" office:value="10965292258719">
            <text:p>10965292258719</text:p>
          </table:table-cell>
          <table:table-cell table:formula="of:=([.B1009]-[.B$4])/10^9" office:value-type="float" office:value="0.161197668">
            <text:p>0.161198</text:p>
          </table:table-cell>
          <table:table-cell table:formula="of:=[.C1009]-[.C1008]" office:value-type="float" office:value="0.000955719999999993">
            <text:p>0.000956</text:p>
          </table:table-cell>
          <table:table-cell table:formula="of:=[.A1009]-[.A1008]" office:value-type="float" office:value="0.000943000000006577">
            <text:p>0.0009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33898">
            <text:p>1839.233898</text:p>
          </table:table-cell>
          <table:table-cell office:value-type="float" office:value="10965292258719">
            <text:p>10965292258719</text:p>
          </table:table-cell>
          <table:table-cell table:formula="of:=([.B1010]-[.B$4])/10^9" office:value-type="float" office:value="0.161197668">
            <text:p>0.161198</text:p>
          </table:table-cell>
          <table:table-cell table:formula="of:=[.C1010]-[.C1009]" office:value-type="float" office:value="0">
            <text:p>0.000000</text:p>
          </table:table-cell>
          <table:table-cell table:formula="of:=[.A1010]-[.A100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33903">
            <text:p>1839.233903</text:p>
          </table:table-cell>
          <table:table-cell office:value-type="float" office:value="10965292258719">
            <text:p>10965292258719</text:p>
          </table:table-cell>
          <table:table-cell table:formula="of:=([.B1011]-[.B$4])/10^9" office:value-type="float" office:value="0.161197668">
            <text:p>0.161198</text:p>
          </table:table-cell>
          <table:table-cell table:formula="of:=[.C1011]-[.C1010]" office:value-type="float" office:value="0">
            <text:p>0.000000</text:p>
          </table:table-cell>
          <table:table-cell table:formula="of:=[.A1011]-[.A101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234171">
            <text:p>1839.234171</text:p>
          </table:table-cell>
          <table:table-cell office:value-type="float" office:value="10965292258719">
            <text:p>10965292258719</text:p>
          </table:table-cell>
          <table:table-cell table:formula="of:=([.B1012]-[.B$4])/10^9" office:value-type="float" office:value="0.161197668">
            <text:p>0.161198</text:p>
          </table:table-cell>
          <table:table-cell table:formula="of:=[.C1012]-[.C1011]" office:value-type="float" office:value="0">
            <text:p>0.000000</text:p>
          </table:table-cell>
          <table:table-cell table:formula="of:=[.A1012]-[.A1011]" office:value-type="float" office:value="0.000268000000005486">
            <text:p>0.00026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34172">
            <text:p>1839.234172</text:p>
          </table:table-cell>
          <table:table-cell office:value-type="float" office:value="10965292258719">
            <text:p>10965292258719</text:p>
          </table:table-cell>
          <table:table-cell table:formula="of:=([.B1013]-[.B$4])/10^9" office:value-type="float" office:value="0.161197668">
            <text:p>0.161198</text:p>
          </table:table-cell>
          <table:table-cell table:formula="of:=[.C1013]-[.C1012]" office:value-type="float" office:value="0">
            <text:p>0.000000</text:p>
          </table:table-cell>
          <table:table-cell table:formula="of:=[.A1013]-[.A1012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34173">
            <text:p>1839.234173</text:p>
          </table:table-cell>
          <table:table-cell office:value-type="float" office:value="10965292258719">
            <text:p>10965292258719</text:p>
          </table:table-cell>
          <table:table-cell table:formula="of:=([.B1014]-[.B$4])/10^9" office:value-type="float" office:value="0.161197668">
            <text:p>0.161198</text:p>
          </table:table-cell>
          <table:table-cell table:formula="of:=[.C1014]-[.C1013]" office:value-type="float" office:value="0">
            <text:p>0.000000</text:p>
          </table:table-cell>
          <table:table-cell table:formula="of:=[.A1014]-[.A1013]" office:value-type="float" office:value="0.00000100000011116208">
            <text:p>0.000001</text:p>
          </table:table-cell>
          <table:table-cell/>
          <table:table-cell office:value-type="string">
            <text:p>postpones its deadline to 10965297517409; c_s is topped up to 1991080</text:p>
          </table:table-cell>
          <table:table-cell/>
        </table:table-row>
        <table:table-row table:style-name="ro1">
          <table:table-cell office:value-type="float" office:value="1839.234174">
            <text:p>1839.234174</text:p>
          </table:table-cell>
          <table:table-cell office:value-type="float" office:value="10965292258719">
            <text:p>10965292258719</text:p>
          </table:table-cell>
          <table:table-cell table:formula="of:=([.B1015]-[.B$4])/10^9" office:value-type="float" office:value="0.161197668">
            <text:p>0.161198</text:p>
          </table:table-cell>
          <table:table-cell table:formula="of:=[.C1015]-[.C1014]" office:value-type="float" office:value="0">
            <text:p>0.000000</text:p>
          </table:table-cell>
          <table:table-cell table:formula="of:=[.A1015]-[.A1014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34181">
            <text:p>1839.234181</text:p>
          </table:table-cell>
          <table:table-cell office:value-type="float" office:value="10965292544743">
            <text:p>10965292544743</text:p>
          </table:table-cell>
          <table:table-cell table:formula="of:=([.B1016]-[.B$4])/10^9" office:value-type="float" office:value="0.161483692">
            <text:p>0.161484</text:p>
          </table:table-cell>
          <table:table-cell table:formula="of:=[.C1016]-[.C1015]" office:value-type="float" office:value="0.000286024000000024">
            <text:p>0.000286</text:p>
          </table:table-cell>
          <table:table-cell table:formula="of:=[.A1016]-[.A1015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34189">
            <text:p>1839.234189</text:p>
          </table:table-cell>
          <table:table-cell office:value-type="float" office:value="10965292544743">
            <text:p>10965292544743</text:p>
          </table:table-cell>
          <table:table-cell table:formula="of:=([.B1017]-[.B$4])/10^9" office:value-type="float" office:value="0.161483692">
            <text:p>0.161484</text:p>
          </table:table-cell>
          <table:table-cell table:formula="of:=[.C1017]-[.C1016]" office:value-type="float" office:value="0">
            <text:p>0.000000</text:p>
          </table:table-cell>
          <table:table-cell table:formula="of:=[.A1017]-[.A1016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35901">
            <text:p>1839.235901</text:p>
          </table:table-cell>
          <table:table-cell office:value-type="float" office:value="10965294264518">
            <text:p>10965294264518</text:p>
          </table:table-cell>
          <table:table-cell table:formula="of:=([.B1018]-[.B$4])/10^9" office:value-type="float" office:value="0.163203467">
            <text:p>0.163203</text:p>
          </table:table-cell>
          <table:table-cell table:formula="of:=[.C1018]-[.C1017]" office:value-type="float" office:value="0.00171977499999998">
            <text:p>0.001720</text:p>
          </table:table-cell>
          <table:table-cell table:formula="of:=[.A1018]-[.A1017]" office:value-type="float" office:value="0.00171199999999772">
            <text:p>0.00171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35903">
            <text:p>1839.235903</text:p>
          </table:table-cell>
          <table:table-cell office:value-type="float" office:value="10965294264518">
            <text:p>10965294264518</text:p>
          </table:table-cell>
          <table:table-cell table:formula="of:=([.B1019]-[.B$4])/10^9" office:value-type="float" office:value="0.163203467">
            <text:p>0.163203</text:p>
          </table:table-cell>
          <table:table-cell table:formula="of:=[.C1019]-[.C1018]" office:value-type="float" office:value="0">
            <text:p>0.000000</text:p>
          </table:table-cell>
          <table:table-cell table:formula="of:=[.A1019]-[.A101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35908">
            <text:p>1839.235908</text:p>
          </table:table-cell>
          <table:table-cell office:value-type="float" office:value="10965294264518">
            <text:p>10965294264518</text:p>
          </table:table-cell>
          <table:table-cell table:formula="of:=([.B1020]-[.B$4])/10^9" office:value-type="float" office:value="0.163203467">
            <text:p>0.163203</text:p>
          </table:table-cell>
          <table:table-cell table:formula="of:=[.C1020]-[.C1019]" office:value-type="float" office:value="0">
            <text:p>0.000000</text:p>
          </table:table-cell>
          <table:table-cell table:formula="of:=[.A1020]-[.A101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36688">
            <text:p>1839.236688</text:p>
          </table:table-cell>
          <table:table-cell office:value-type="float" office:value="10965294264518">
            <text:p>10965294264518</text:p>
          </table:table-cell>
          <table:table-cell table:formula="of:=([.B1021]-[.B$4])/10^9" office:value-type="float" office:value="0.163203467">
            <text:p>0.163203</text:p>
          </table:table-cell>
          <table:table-cell table:formula="of:=[.C1021]-[.C1020]" office:value-type="float" office:value="0">
            <text:p>0.000000</text:p>
          </table:table-cell>
          <table:table-cell table:formula="of:=[.A1021]-[.A1020]" office:value-type="float" office:value="0.000779999999849679">
            <text:p>0.00078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36691">
            <text:p>1839.236691</text:p>
          </table:table-cell>
          <table:table-cell office:value-type="float" office:value="10965295053986">
            <text:p>10965295053986</text:p>
          </table:table-cell>
          <table:table-cell table:formula="of:=([.B1022]-[.B$4])/10^9" office:value-type="float" office:value="0.163992935">
            <text:p>0.163993</text:p>
          </table:table-cell>
          <table:table-cell table:formula="of:=[.C1022]-[.C1021]" office:value-type="float" office:value="0.000789468000000015">
            <text:p>0.000789</text:p>
          </table:table-cell>
          <table:table-cell table:formula="of:=[.A1022]-[.A1021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36692">
            <text:p>1839.236692</text:p>
          </table:table-cell>
          <table:table-cell office:value-type="float" office:value="10965295053986">
            <text:p>10965295053986</text:p>
          </table:table-cell>
          <table:table-cell table:formula="of:=([.B1023]-[.B$4])/10^9" office:value-type="float" office:value="0.163992935">
            <text:p>0.163993</text:p>
          </table:table-cell>
          <table:table-cell table:formula="of:=[.C1023]-[.C1022]" office:value-type="float" office:value="0">
            <text:p>0.000000</text:p>
          </table:table-cell>
          <table:table-cell table:formula="of:=[.A1023]-[.A1022]" office:value-type="float" office:value="0.000000999999883788405">
            <text:p>0.000001</text:p>
          </table:table-cell>
          <table:table-cell office:value-type="string">
            <text:p>d_s is renewed (r + D) to 10965297053986; c_s is fully topped up</text:p>
          </table:table-cell>
          <table:table-cell table:number-columns-repeated="2"/>
        </table:table-row>
        <table:table-row table:style-name="ro1">
          <table:table-cell office:value-type="float" office:value="1839.236693">
            <text:p>1839.236693</text:p>
          </table:table-cell>
          <table:table-cell office:value-type="float" office:value="10965295053986">
            <text:p>10965295053986</text:p>
          </table:table-cell>
          <table:table-cell table:formula="of:=([.B1024]-[.B$4])/10^9" office:value-type="float" office:value="0.163992935">
            <text:p>0.163993</text:p>
          </table:table-cell>
          <table:table-cell table:formula="of:=[.C1024]-[.C1023]" office:value-type="float" office:value="0">
            <text:p>0.000000</text:p>
          </table:table-cell>
          <table:table-cell table:formula="of:=[.A1024]-[.A1023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236701">
            <text:p>1839.236701</text:p>
          </table:table-cell>
          <table:table-cell office:value-type="float" office:value="10965295063786">
            <text:p>10965295063786</text:p>
          </table:table-cell>
          <table:table-cell table:formula="of:=([.B1025]-[.B$4])/10^9" office:value-type="float" office:value="0.164002735">
            <text:p>0.164003</text:p>
          </table:table-cell>
          <table:table-cell table:formula="of:=[.C1025]-[.C1024]" office:value-type="float" office:value="0.00000980000000000425">
            <text:p>0.000010</text:p>
          </table:table-cell>
          <table:table-cell table:formula="of:=[.A1025]-[.A1024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36706">
            <text:p>1839.236706</text:p>
          </table:table-cell>
          <table:table-cell office:value-type="float" office:value="10965295063786">
            <text:p>10965295063786</text:p>
          </table:table-cell>
          <table:table-cell table:formula="of:=([.B1026]-[.B$4])/10^9" office:value-type="float" office:value="0.164002735">
            <text:p>0.164003</text:p>
          </table:table-cell>
          <table:table-cell table:formula="of:=[.C1026]-[.C1025]" office:value-type="float" office:value="0">
            <text:p>0.000000</text:p>
          </table:table-cell>
          <table:table-cell table:formula="of:=[.A1026]-[.A1025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237609">
            <text:p>1839.237609</text:p>
          </table:table-cell>
          <table:table-cell office:value-type="float" office:value="10965295971844">
            <text:p>10965295971844</text:p>
          </table:table-cell>
          <table:table-cell table:formula="of:=([.B1027]-[.B$4])/10^9" office:value-type="float" office:value="0.164910793">
            <text:p>0.164911</text:p>
          </table:table-cell>
          <table:table-cell table:formula="of:=[.C1027]-[.C1026]" office:value-type="float" office:value="0.000908057999999989">
            <text:p>0.000908</text:p>
          </table:table-cell>
          <table:table-cell table:formula="of:=[.A1027]-[.A1026]" office:value-type="float" office:value="0.000903000000107568">
            <text:p>0.0009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37611">
            <text:p>1839.237611</text:p>
          </table:table-cell>
          <table:table-cell office:value-type="float" office:value="10965295971844">
            <text:p>10965295971844</text:p>
          </table:table-cell>
          <table:table-cell table:formula="of:=([.B1028]-[.B$4])/10^9" office:value-type="float" office:value="0.164910793">
            <text:p>0.164911</text:p>
          </table:table-cell>
          <table:table-cell table:formula="of:=[.C1028]-[.C1027]" office:value-type="float" office:value="0">
            <text:p>0.000000</text:p>
          </table:table-cell>
          <table:table-cell table:formula="of:=[.A1028]-[.A102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37615">
            <text:p>1839.237615</text:p>
          </table:table-cell>
          <table:table-cell office:value-type="float" office:value="10965295971844">
            <text:p>10965295971844</text:p>
          </table:table-cell>
          <table:table-cell table:formula="of:=([.B1029]-[.B$4])/10^9" office:value-type="float" office:value="0.164910793">
            <text:p>0.164911</text:p>
          </table:table-cell>
          <table:table-cell table:formula="of:=[.C1029]-[.C1028]" office:value-type="float" office:value="0">
            <text:p>0.000000</text:p>
          </table:table-cell>
          <table:table-cell table:formula="of:=[.A1029]-[.A1028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237685">
            <text:p>1839.237685</text:p>
          </table:table-cell>
          <table:table-cell office:value-type="float" office:value="10965296014345">
            <text:p>10965296014345</text:p>
          </table:table-cell>
          <table:table-cell table:formula="of:=([.B1030]-[.B$4])/10^9" office:value-type="float" office:value="0.164953294">
            <text:p>0.164953</text:p>
          </table:table-cell>
          <table:table-cell table:formula="of:=[.C1030]-[.C1029]" office:value-type="float" office:value="0.0000425010000000003">
            <text:p>0.000043</text:p>
          </table:table-cell>
          <table:table-cell table:formula="of:=[.A1030]-[.A1029]" office:value-type="float" office:value="0.0000700000000506407">
            <text:p>0.00007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37688">
            <text:p>1839.237688</text:p>
          </table:table-cell>
          <table:table-cell office:value-type="float" office:value="10965296059399">
            <text:p>10965296059399</text:p>
          </table:table-cell>
          <table:table-cell table:formula="of:=([.B1031]-[.B$4])/10^9" office:value-type="float" office:value="0.164998348">
            <text:p>0.164998</text:p>
          </table:table-cell>
          <table:table-cell table:formula="of:=[.C1031]-[.C1030]" office:value-type="float" office:value="0.0000450539999999888">
            <text:p>0.000045</text:p>
          </table:table-cell>
          <table:table-cell table:formula="of:=[.A1031]-[.A1030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37689">
            <text:p>1839.237689</text:p>
          </table:table-cell>
          <table:table-cell office:value-type="float" office:value="10965296059399">
            <text:p>10965296059399</text:p>
          </table:table-cell>
          <table:table-cell table:formula="of:=([.B1032]-[.B$4])/10^9" office:value-type="float" office:value="0.164998348">
            <text:p>0.164998</text:p>
          </table:table-cell>
          <table:table-cell table:formula="of:=[.C1032]-[.C1031]" office:value-type="float" office:value="0">
            <text:p>0.000000</text:p>
          </table:table-cell>
          <table:table-cell table:formula="of:=[.A1032]-[.A1031]" office:value-type="float" office:value="0.00000100000011116208">
            <text:p>0.000001</text:p>
          </table:table-cell>
          <table:table-cell/>
          <table:table-cell office:value-type="string">
            <text:p>271305 / 1458010 &lt;= 2000000 / 5000000</text:p>
          </table:table-cell>
          <table:table-cell/>
        </table:table-row>
        <table:table-row table:style-name="ro1">
          <table:table-cell office:value-type="float" office:value="1839.237689">
            <text:p>1839.237689</text:p>
          </table:table-cell>
          <table:table-cell office:value-type="float" office:value="10965296059399">
            <text:p>10965296059399</text:p>
          </table:table-cell>
          <table:table-cell table:formula="of:=([.B1033]-[.B$4])/10^9" office:value-type="float" office:value="0.164998348">
            <text:p>0.164998</text:p>
          </table:table-cell>
          <table:table-cell table:formula="of:=[.C1033]-[.C1032]" office:value-type="float" office:value="0">
            <text:p>0.000000</text:p>
          </table:table-cell>
          <table:table-cell table:formula="of:=[.A1033]-[.A1032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37691">
            <text:p>1839.237691</text:p>
          </table:table-cell>
          <table:table-cell office:value-type="float" office:value="10965296059399">
            <text:p>10965296059399</text:p>
          </table:table-cell>
          <table:table-cell table:formula="of:=([.B1034]-[.B$4])/10^9" office:value-type="float" office:value="0.164998348">
            <text:p>0.164998</text:p>
          </table:table-cell>
          <table:table-cell table:formula="of:=[.C1034]-[.C1033]" office:value-type="float" office:value="0">
            <text:p>0.000000</text:p>
          </table:table-cell>
          <table:table-cell table:formula="of:=[.A1034]-[.A1033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37701">
            <text:p>1839.237701</text:p>
          </table:table-cell>
          <table:table-cell office:value-type="float" office:value="10965296073168">
            <text:p>10965296073168</text:p>
          </table:table-cell>
          <table:table-cell table:formula="of:=([.B1035]-[.B$4])/10^9" office:value-type="float" office:value="0.165012117">
            <text:p>0.165012</text:p>
          </table:table-cell>
          <table:table-cell table:formula="of:=[.C1035]-[.C1034]" office:value-type="float" office:value="0.0000137690000000246">
            <text:p>0.000014</text:p>
          </table:table-cell>
          <table:table-cell table:formula="of:=[.A1035]-[.A1034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37709">
            <text:p>1839.237709</text:p>
          </table:table-cell>
          <table:table-cell office:value-type="float" office:value="10965296073168">
            <text:p>10965296073168</text:p>
          </table:table-cell>
          <table:table-cell table:formula="of:=([.B1036]-[.B$4])/10^9" office:value-type="float" office:value="0.165012117">
            <text:p>0.165012</text:p>
          </table:table-cell>
          <table:table-cell table:formula="of:=[.C1036]-[.C1035]" office:value-type="float" office:value="0">
            <text:p>0.000000</text:p>
          </table:table-cell>
          <table:table-cell table:formula="of:=[.A1036]-[.A1035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37982">
            <text:p>1839.237982</text:p>
          </table:table-cell>
          <table:table-cell office:value-type="float" office:value="10965296352720">
            <text:p>10965296352720</text:p>
          </table:table-cell>
          <table:table-cell table:formula="of:=([.B1037]-[.B$4])/10^9" office:value-type="float" office:value="0.165291669">
            <text:p>0.165292</text:p>
          </table:table-cell>
          <table:table-cell table:formula="of:=[.C1037]-[.C1036]" office:value-type="float" office:value="0.000279551999999988">
            <text:p>0.000280</text:p>
          </table:table-cell>
          <table:table-cell table:formula="of:=[.A1037]-[.A1036]" office:value-type="float" office:value="0.000273000000106549">
            <text:p>0.00027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37983">
            <text:p>1839.237983</text:p>
          </table:table-cell>
          <table:table-cell office:value-type="float" office:value="10965296352720">
            <text:p>10965296352720</text:p>
          </table:table-cell>
          <table:table-cell table:formula="of:=([.B1038]-[.B$4])/10^9" office:value-type="float" office:value="0.165291669">
            <text:p>0.165292</text:p>
          </table:table-cell>
          <table:table-cell table:formula="of:=[.C1038]-[.C1037]" office:value-type="float" office:value="0">
            <text:p>0.000000</text:p>
          </table:table-cell>
          <table:table-cell table:formula="of:=[.A1038]-[.A1037]" office:value-type="float" office:value="0.000000999999883788405">
            <text:p>0.000001</text:p>
          </table:table-cell>
          <table:table-cell/>
          <table:table-cell office:value-type="string">
            <text:p>uses up its c_s; 10965296352720-10965296073168=279552</text:p>
          </table:table-cell>
          <table:table-cell/>
        </table:table-row>
        <table:table-row table:style-name="ro1">
          <table:table-cell office:value-type="float" office:value="1839.237996">
            <text:p>1839.237996</text:p>
          </table:table-cell>
          <table:table-cell office:value-type="float" office:value="10965296367672">
            <text:p>10965296367672</text:p>
          </table:table-cell>
          <table:table-cell table:formula="of:=([.B1039]-[.B$4])/10^9" office:value-type="float" office:value="0.165306621">
            <text:p>0.165307</text:p>
          </table:table-cell>
          <table:table-cell table:formula="of:=[.C1039]-[.C1038]" office:value-type="float" office:value="0.0000149519999999848">
            <text:p>0.000015</text:p>
          </table:table-cell>
          <table:table-cell table:formula="of:=[.A1039]-[.A1038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38001">
            <text:p>1839.238001</text:p>
          </table:table-cell>
          <table:table-cell office:value-type="float" office:value="10965296367672">
            <text:p>10965296367672</text:p>
          </table:table-cell>
          <table:table-cell table:formula="of:=([.B1040]-[.B$4])/10^9" office:value-type="float" office:value="0.165306621">
            <text:p>0.165307</text:p>
          </table:table-cell>
          <table:table-cell table:formula="of:=[.C1040]-[.C1039]" office:value-type="float" office:value="0">
            <text:p>0.000000</text:p>
          </table:table-cell>
          <table:table-cell table:formula="of:=[.A1040]-[.A1039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39154">
            <text:p>1839.239154</text:p>
          </table:table-cell>
          <table:table-cell office:value-type="float" office:value="10965297100766">
            <text:p>10965297100766</text:p>
          </table:table-cell>
          <table:table-cell table:formula="of:=([.B1041]-[.B$4])/10^9" office:value-type="float" office:value="0.166039715">
            <text:p>0.166040</text:p>
          </table:table-cell>
          <table:table-cell table:formula="of:=[.C1041]-[.C1040]" office:value-type="float" office:value="0.000733094000000017">
            <text:p>0.000733</text:p>
          </table:table-cell>
          <table:table-cell table:formula="of:=[.A1041]-[.A1040]" office:value-type="float" office:value="0.0011530000001585">
            <text:p>0.00115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39155">
            <text:p>1839.239155</text:p>
          </table:table-cell>
          <table:table-cell office:value-type="float" office:value="10965297100766">
            <text:p>10965297100766</text:p>
          </table:table-cell>
          <table:table-cell table:formula="of:=([.B1042]-[.B$4])/10^9" office:value-type="float" office:value="0.166039715">
            <text:p>0.166040</text:p>
          </table:table-cell>
          <table:table-cell table:formula="of:=[.C1042]-[.C1041]" office:value-type="float" office:value="0">
            <text:p>0.000000</text:p>
          </table:table-cell>
          <table:table-cell table:formula="of:=[.A1042]-[.A1041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39156">
            <text:p>1839.239156</text:p>
          </table:table-cell>
          <table:table-cell office:value-type="float" office:value="10965297100766">
            <text:p>10965297100766</text:p>
          </table:table-cell>
          <table:table-cell table:formula="of:=([.B1043]-[.B$4])/10^9" office:value-type="float" office:value="0.166039715">
            <text:p>0.166040</text:p>
          </table:table-cell>
          <table:table-cell table:formula="of:=[.C1043]-[.C1042]" office:value-type="float" office:value="0">
            <text:p>0.000000</text:p>
          </table:table-cell>
          <table:table-cell table:formula="of:=[.A1043]-[.A1042]" office:value-type="float" office:value="0.00000100000011116208">
            <text:p>0.000001</text:p>
          </table:table-cell>
          <table:table-cell/>
          <table:table-cell office:value-type="string">
            <text:p>postpones its deadline to 10965302517409; c_s is topped up to 1991753</text:p>
          </table:table-cell>
          <table:table-cell/>
        </table:table-row>
        <table:table-row table:style-name="ro1">
          <table:table-cell office:value-type="float" office:value="1839.239816">
            <text:p>1839.239816</text:p>
          </table:table-cell>
          <table:table-cell office:value-type="float" office:value="10965298186431">
            <text:p>10965298186431</text:p>
          </table:table-cell>
          <table:table-cell table:formula="of:=([.B1044]-[.B$4])/10^9" office:value-type="float" office:value="0.16712538">
            <text:p>0.167125</text:p>
          </table:table-cell>
          <table:table-cell table:formula="of:=[.C1044]-[.C1043]" office:value-type="float" office:value="0.00108566499999999">
            <text:p>0.001086</text:p>
          </table:table-cell>
          <table:table-cell table:formula="of:=[.A1044]-[.A1043]" office:value-type="float" office:value="0.000659999999925276">
            <text:p>0.000660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839.239817">
            <text:p>1839.239817</text:p>
          </table:table-cell>
          <table:table-cell office:value-type="float" office:value="10965298186431">
            <text:p>10965298186431</text:p>
          </table:table-cell>
          <table:table-cell table:formula="of:=([.B1045]-[.B$4])/10^9" office:value-type="float" office:value="0.16712538">
            <text:p>0.167125</text:p>
          </table:table-cell>
          <table:table-cell table:formula="of:=[.C1045]-[.C1044]" office:value-type="float" office:value="0">
            <text:p>0.000000</text:p>
          </table:table-cell>
          <table:table-cell table:formula="of:=[.A1045]-[.A1044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10965298186431-10965296367672=1818759</text:p>
          </table:table-cell>
        </table:table-row>
        <table:table-row table:style-name="ro1">
          <table:table-cell office:value-type="float" office:value="1839.23982">
            <text:p>1839.239820</text:p>
          </table:table-cell>
          <table:table-cell office:value-type="float" office:value="10965298186431">
            <text:p>10965298186431</text:p>
          </table:table-cell>
          <table:table-cell table:formula="of:=([.B1046]-[.B$4])/10^9" office:value-type="float" office:value="0.16712538">
            <text:p>0.167125</text:p>
          </table:table-cell>
          <table:table-cell table:formula="of:=[.C1046]-[.C1045]" office:value-type="float" office:value="0">
            <text:p>0.000000</text:p>
          </table:table-cell>
          <table:table-cell table:formula="of:=[.A1046]-[.A1045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39821">
            <text:p>1839.239821</text:p>
          </table:table-cell>
          <table:table-cell office:value-type="float" office:value="10965298186431">
            <text:p>10965298186431</text:p>
          </table:table-cell>
          <table:table-cell table:formula="of:=([.B1047]-[.B$4])/10^9" office:value-type="float" office:value="0.16712538">
            <text:p>0.167125</text:p>
          </table:table-cell>
          <table:table-cell table:formula="of:=[.C1047]-[.C1046]" office:value-type="float" office:value="0">
            <text:p>0.000000</text:p>
          </table:table-cell>
          <table:table-cell table:formula="of:=[.A1047]-[.A1046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10965305073054; c_s is topped up to 2881248</text:p>
          </table:table-cell>
        </table:table-row>
        <table:table-row table:style-name="ro1">
          <table:table-cell office:value-type="float" office:value="1839.239832">
            <text:p>1839.239832</text:p>
          </table:table-cell>
          <table:table-cell office:value-type="float" office:value="10965298203929">
            <text:p>10965298203929</text:p>
          </table:table-cell>
          <table:table-cell table:formula="of:=([.B1048]-[.B$4])/10^9" office:value-type="float" office:value="0.167142878">
            <text:p>0.167143</text:p>
          </table:table-cell>
          <table:table-cell table:formula="of:=[.C1048]-[.C1047]" office:value-type="float" office:value="0.0000174980000000047">
            <text:p>0.000017</text:p>
          </table:table-cell>
          <table:table-cell table:formula="of:=[.A1048]-[.A1047]" office:value-type="float" office:value="0.0000110000000859145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39837">
            <text:p>1839.239837</text:p>
          </table:table-cell>
          <table:table-cell office:value-type="float" office:value="10965298203929">
            <text:p>10965298203929</text:p>
          </table:table-cell>
          <table:table-cell table:formula="of:=([.B1049]-[.B$4])/10^9" office:value-type="float" office:value="0.167142878">
            <text:p>0.167143</text:p>
          </table:table-cell>
          <table:table-cell table:formula="of:=[.C1049]-[.C1048]" office:value-type="float" office:value="0">
            <text:p>0.000000</text:p>
          </table:table-cell>
          <table:table-cell table:formula="of:=[.A1049]-[.A1048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4068">
            <text:p>1839.240680</text:p>
          </table:table-cell>
          <table:table-cell office:value-type="float" office:value="10965298203929">
            <text:p>10965298203929</text:p>
          </table:table-cell>
          <table:table-cell table:formula="of:=([.B1050]-[.B$4])/10^9" office:value-type="float" office:value="0.167142878">
            <text:p>0.167143</text:p>
          </table:table-cell>
          <table:table-cell table:formula="of:=[.C1050]-[.C1049]" office:value-type="float" office:value="0">
            <text:p>0.000000</text:p>
          </table:table-cell>
          <table:table-cell table:formula="of:=[.A1050]-[.A1049]" office:value-type="float" office:value="0.00084300000003168">
            <text:p>0.00084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40682">
            <text:p>1839.240682</text:p>
          </table:table-cell>
          <table:table-cell office:value-type="float" office:value="10965299053650">
            <text:p>10965299053650</text:p>
          </table:table-cell>
          <table:table-cell table:formula="of:=([.B1051]-[.B$4])/10^9" office:value-type="float" office:value="0.167992599">
            <text:p>0.167993</text:p>
          </table:table-cell>
          <table:table-cell table:formula="of:=[.C1051]-[.C1050]" office:value-type="float" office:value="0.000849720999999998">
            <text:p>0.000850</text:p>
          </table:table-cell>
          <table:table-cell table:formula="of:=[.A1051]-[.A105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40683">
            <text:p>1839.240683</text:p>
          </table:table-cell>
          <table:table-cell office:value-type="float" office:value="10965299053650">
            <text:p>10965299053650</text:p>
          </table:table-cell>
          <table:table-cell table:formula="of:=([.B1052]-[.B$4])/10^9" office:value-type="float" office:value="0.167992599">
            <text:p>0.167993</text:p>
          </table:table-cell>
          <table:table-cell table:formula="of:=[.C1052]-[.C1051]" office:value-type="float" office:value="0">
            <text:p>0.000000</text:p>
          </table:table-cell>
          <table:table-cell table:formula="of:=[.A1052]-[.A1051]" office:value-type="float" office:value="0.000000999999883788405">
            <text:p>0.000001</text:p>
          </table:table-cell>
          <table:table-cell office:value-type="string">
            <text:p>d_s is renewed (r + D) to 10965301053650; c_s is fully topped up</text:p>
          </table:table-cell>
          <table:table-cell table:number-columns-repeated="2"/>
        </table:table-row>
        <table:table-row table:style-name="ro1">
          <table:table-cell office:value-type="float" office:value="1839.240685">
            <text:p>1839.240685</text:p>
          </table:table-cell>
          <table:table-cell office:value-type="float" office:value="10965299053650">
            <text:p>10965299053650</text:p>
          </table:table-cell>
          <table:table-cell table:formula="of:=([.B1053]-[.B$4])/10^9" office:value-type="float" office:value="0.167992599">
            <text:p>0.167993</text:p>
          </table:table-cell>
          <table:table-cell table:formula="of:=[.C1053]-[.C1052]" office:value-type="float" office:value="0">
            <text:p>0.000000</text:p>
          </table:table-cell>
          <table:table-cell table:formula="of:=[.A1053]-[.A1052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240693">
            <text:p>1839.240693</text:p>
          </table:table-cell>
          <table:table-cell office:value-type="float" office:value="10965299064411">
            <text:p>10965299064411</text:p>
          </table:table-cell>
          <table:table-cell table:formula="of:=([.B1054]-[.B$4])/10^9" office:value-type="float" office:value="0.16800336">
            <text:p>0.168003</text:p>
          </table:table-cell>
          <table:table-cell table:formula="of:=[.C1054]-[.C1053]" office:value-type="float" office:value="0.000010760999999998">
            <text:p>0.000011</text:p>
          </table:table-cell>
          <table:table-cell table:formula="of:=[.A1054]-[.A1053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40698">
            <text:p>1839.240698</text:p>
          </table:table-cell>
          <table:table-cell office:value-type="float" office:value="10965299064411">
            <text:p>10965299064411</text:p>
          </table:table-cell>
          <table:table-cell table:formula="of:=([.B1055]-[.B$4])/10^9" office:value-type="float" office:value="0.16800336">
            <text:p>0.168003</text:p>
          </table:table-cell>
          <table:table-cell table:formula="of:=[.C1055]-[.C1054]" office:value-type="float" office:value="0">
            <text:p>0.000000</text:p>
          </table:table-cell>
          <table:table-cell table:formula="of:=[.A1055]-[.A1054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41603">
            <text:p>1839.241603</text:p>
          </table:table-cell>
          <table:table-cell office:value-type="float" office:value="10965299973994">
            <text:p>10965299973994</text:p>
          </table:table-cell>
          <table:table-cell table:formula="of:=([.B1056]-[.B$4])/10^9" office:value-type="float" office:value="0.168912943">
            <text:p>0.168913</text:p>
          </table:table-cell>
          <table:table-cell table:formula="of:=[.C1056]-[.C1055]" office:value-type="float" office:value="0.000909583000000019">
            <text:p>0.000910</text:p>
          </table:table-cell>
          <table:table-cell table:formula="of:=[.A1056]-[.A1055]" office:value-type="float" office:value="0.000904999999875145">
            <text:p>0.00090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41604">
            <text:p>1839.241604</text:p>
          </table:table-cell>
          <table:table-cell office:value-type="float" office:value="10965299973994">
            <text:p>10965299973994</text:p>
          </table:table-cell>
          <table:table-cell table:formula="of:=([.B1057]-[.B$4])/10^9" office:value-type="float" office:value="0.168912943">
            <text:p>0.168913</text:p>
          </table:table-cell>
          <table:table-cell table:formula="of:=[.C1057]-[.C1056]" office:value-type="float" office:value="0">
            <text:p>0.000000</text:p>
          </table:table-cell>
          <table:table-cell table:formula="of:=[.A1057]-[.A105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41609">
            <text:p>1839.241609</text:p>
          </table:table-cell>
          <table:table-cell office:value-type="float" office:value="10965299973994">
            <text:p>10965299973994</text:p>
          </table:table-cell>
          <table:table-cell table:formula="of:=([.B1058]-[.B$4])/10^9" office:value-type="float" office:value="0.168912943">
            <text:p>0.168913</text:p>
          </table:table-cell>
          <table:table-cell table:formula="of:=[.C1058]-[.C1057]" office:value-type="float" office:value="0">
            <text:p>0.000000</text:p>
          </table:table-cell>
          <table:table-cell table:formula="of:=[.A1058]-[.A1057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42445">
            <text:p>1839.242445</text:p>
          </table:table-cell>
          <table:table-cell office:value-type="float" office:value="10965300824848">
            <text:p>10965300824848</text:p>
          </table:table-cell>
          <table:table-cell table:formula="of:=([.B1059]-[.B$4])/10^9" office:value-type="float" office:value="0.169763797">
            <text:p>0.169764</text:p>
          </table:table-cell>
          <table:table-cell table:formula="of:=[.C1059]-[.C1058]" office:value-type="float" office:value="0.000850853999999984">
            <text:p>0.000851</text:p>
          </table:table-cell>
          <table:table-cell table:formula="of:=[.A1059]-[.A1058]" office:value-type="float" office:value="0.00083600000016304">
            <text:p>0.00083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42447">
            <text:p>1839.242447</text:p>
          </table:table-cell>
          <table:table-cell office:value-type="float" office:value="10965300824848">
            <text:p>10965300824848</text:p>
          </table:table-cell>
          <table:table-cell table:formula="of:=([.B1060]-[.B$4])/10^9" office:value-type="float" office:value="0.169763797">
            <text:p>0.169764</text:p>
          </table:table-cell>
          <table:table-cell table:formula="of:=[.C1060]-[.C1059]" office:value-type="float" office:value="0">
            <text:p>0.000000</text:p>
          </table:table-cell>
          <table:table-cell table:formula="of:=[.A1060]-[.A105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42453">
            <text:p>1839.242453</text:p>
          </table:table-cell>
          <table:table-cell office:value-type="float" office:value="10965300824848">
            <text:p>10965300824848</text:p>
          </table:table-cell>
          <table:table-cell table:formula="of:=([.B1061]-[.B$4])/10^9" office:value-type="float" office:value="0.169763797">
            <text:p>0.169764</text:p>
          </table:table-cell>
          <table:table-cell table:formula="of:=[.C1061]-[.C1060]" office:value-type="float" office:value="0">
            <text:p>0.000000</text:p>
          </table:table-cell>
          <table:table-cell table:formula="of:=[.A1061]-[.A1060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42575">
            <text:p>1839.242575</text:p>
          </table:table-cell>
          <table:table-cell office:value-type="float" office:value="10965300955545">
            <text:p>10965300955545</text:p>
          </table:table-cell>
          <table:table-cell table:formula="of:=([.B1062]-[.B$4])/10^9" office:value-type="float" office:value="0.169894494">
            <text:p>0.169894</text:p>
          </table:table-cell>
          <table:table-cell table:formula="of:=[.C1062]-[.C1061]" office:value-type="float" office:value="0.000130697000000013">
            <text:p>0.000131</text:p>
          </table:table-cell>
          <table:table-cell table:formula="of:=[.A1062]-[.A1061]" office:value-type="float" office:value="0.000121999999919353">
            <text:p>0.00012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242577">
            <text:p>1839.242577</text:p>
          </table:table-cell>
          <table:table-cell office:value-type="float" office:value="10965300955545">
            <text:p>10965300955545</text:p>
          </table:table-cell>
          <table:table-cell table:formula="of:=([.B1063]-[.B$4])/10^9" office:value-type="float" office:value="0.169894494">
            <text:p>0.169894</text:p>
          </table:table-cell>
          <table:table-cell table:formula="of:=[.C1063]-[.C1062]" office:value-type="float" office:value="0">
            <text:p>0.000000</text:p>
          </table:table-cell>
          <table:table-cell table:formula="of:=[.A1063]-[.A1062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42676">
            <text:p>1839.242676</text:p>
          </table:table-cell>
          <table:table-cell office:value-type="float" office:value="10965300974526">
            <text:p>10965300974526</text:p>
          </table:table-cell>
          <table:table-cell table:formula="of:=([.B1064]-[.B$4])/10^9" office:value-type="float" office:value="0.169913475">
            <text:p>0.169913</text:p>
          </table:table-cell>
          <table:table-cell table:formula="of:=[.C1064]-[.C1063]" office:value-type="float" office:value="0.0000189810000000012">
            <text:p>0.000019</text:p>
          </table:table-cell>
          <table:table-cell table:formula="of:=[.A1064]-[.A1063]" office:value-type="float" office:value="0.0000990000000911095">
            <text:p>0.00009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42679">
            <text:p>1839.242679</text:p>
          </table:table-cell>
          <table:table-cell office:value-type="float" office:value="10965301058823">
            <text:p>10965301058823</text:p>
          </table:table-cell>
          <table:table-cell table:formula="of:=([.B1065]-[.B$4])/10^9" office:value-type="float" office:value="0.169997772">
            <text:p>0.169998</text:p>
          </table:table-cell>
          <table:table-cell table:formula="of:=[.C1065]-[.C1064]" office:value-type="float" office:value="0.0000842969999999832">
            <text:p>0.000084</text:p>
          </table:table-cell>
          <table:table-cell table:formula="of:=[.A1065]-[.A1064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4268">
            <text:p>1839.242680</text:p>
          </table:table-cell>
          <table:table-cell office:value-type="float" office:value="10965301058823">
            <text:p>10965301058823</text:p>
          </table:table-cell>
          <table:table-cell table:formula="of:=([.B1066]-[.B$4])/10^9" office:value-type="float" office:value="0.169997772">
            <text:p>0.169998</text:p>
          </table:table-cell>
          <table:table-cell table:formula="of:=[.C1066]-[.C1065]" office:value-type="float" office:value="0">
            <text:p>0.000000</text:p>
          </table:table-cell>
          <table:table-cell table:formula="of:=[.A1066]-[.A1065]" office:value-type="float" office:value="0.00000100000011116208">
            <text:p>0.000001</text:p>
          </table:table-cell>
          <table:table-cell/>
          <table:table-cell office:value-type="string">
            <text:p>280417 / 1458586 &lt;= 2000000 / 5000000</text:p>
          </table:table-cell>
          <table:table-cell/>
        </table:table-row>
        <table:table-row table:style-name="ro1">
          <table:table-cell office:value-type="float" office:value="1839.242681">
            <text:p>1839.242681</text:p>
          </table:table-cell>
          <table:table-cell office:value-type="float" office:value="10965301058823">
            <text:p>10965301058823</text:p>
          </table:table-cell>
          <table:table-cell table:formula="of:=([.B1067]-[.B$4])/10^9" office:value-type="float" office:value="0.169997772">
            <text:p>0.169998</text:p>
          </table:table-cell>
          <table:table-cell table:formula="of:=[.C1067]-[.C1066]" office:value-type="float" office:value="0">
            <text:p>0.000000</text:p>
          </table:table-cell>
          <table:table-cell table:formula="of:=[.A1067]-[.A1066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42685">
            <text:p>1839.242685</text:p>
          </table:table-cell>
          <table:table-cell office:value-type="float" office:value="10965301058823">
            <text:p>10965301058823</text:p>
          </table:table-cell>
          <table:table-cell table:formula="of:=([.B1068]-[.B$4])/10^9" office:value-type="float" office:value="0.169997772">
            <text:p>0.169998</text:p>
          </table:table-cell>
          <table:table-cell table:formula="of:=[.C1068]-[.C1067]" office:value-type="float" office:value="0">
            <text:p>0.000000</text:p>
          </table:table-cell>
          <table:table-cell table:formula="of:=[.A1068]-[.A1067]" office:value-type="float" office:value="0.00000399999998990097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242688">
            <text:p>1839.242688</text:p>
          </table:table-cell>
          <table:table-cell office:value-type="float" office:value="10965301067860">
            <text:p>10965301067860</text:p>
          </table:table-cell>
          <table:table-cell table:formula="of:=([.B1069]-[.B$4])/10^9" office:value-type="float" office:value="0.170006809">
            <text:p>0.170007</text:p>
          </table:table-cell>
          <table:table-cell table:formula="of:=[.C1069]-[.C1068]" office:value-type="float" office:value="0.00000903700000001728">
            <text:p>0.000009</text:p>
          </table:table-cell>
          <table:table-cell table:formula="of:=[.A1069]-[.A1068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42689">
            <text:p>1839.242689</text:p>
          </table:table-cell>
          <table:table-cell office:value-type="float" office:value="10965301067860">
            <text:p>10965301067860</text:p>
          </table:table-cell>
          <table:table-cell table:formula="of:=([.B1070]-[.B$4])/10^9" office:value-type="float" office:value="0.170006809">
            <text:p>0.170007</text:p>
          </table:table-cell>
          <table:table-cell table:formula="of:=[.C1070]-[.C1069]" office:value-type="float" office:value="0">
            <text:p>0.000000</text:p>
          </table:table-cell>
          <table:table-cell table:formula="of:=[.A1070]-[.A1069]" office:value-type="float" office:value="0.000000999999883788405">
            <text:p>0.000001</text:p>
          </table:table-cell>
          <table:table-cell table:number-columns-repeated="2"/>
          <table:table-cell office:value-type="string">
            <text:p>2733053 / 4005194 &gt; 3000000 / 7000000</text:p>
          </table:table-cell>
        </table:table-row>
        <table:table-row table:style-name="ro1">
          <table:table-cell office:value-type="float" office:value="1839.242689">
            <text:p>1839.242689</text:p>
          </table:table-cell>
          <table:table-cell office:value-type="float" office:value="10965301067860">
            <text:p>10965301067860</text:p>
          </table:table-cell>
          <table:table-cell table:formula="of:=([.B1071]-[.B$4])/10^9" office:value-type="float" office:value="0.170006809">
            <text:p>0.170007</text:p>
          </table:table-cell>
          <table:table-cell table:formula="of:=[.C1071]-[.C1070]" office:value-type="float" office:value="0">
            <text:p>0.000000</text:p>
          </table:table-cell>
          <table:table-cell table:formula="of:=[.A1071]-[.A1070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10965308067860; c_s is fully topped up</text:p>
          </table:table-cell>
        </table:table-row>
        <table:table-row table:style-name="ro1">
          <table:table-cell office:value-type="float" office:value="1839.242706">
            <text:p>1839.242706</text:p>
          </table:table-cell>
          <table:table-cell office:value-type="float" office:value="10965301078278">
            <text:p>10965301078278</text:p>
          </table:table-cell>
          <table:table-cell table:formula="of:=([.B1072]-[.B$4])/10^9" office:value-type="float" office:value="0.170017227">
            <text:p>0.170017</text:p>
          </table:table-cell>
          <table:table-cell table:formula="of:=[.C1072]-[.C1071]" office:value-type="float" office:value="0.0000104179999999843">
            <text:p>0.000010</text:p>
          </table:table-cell>
          <table:table-cell table:formula="of:=[.A1072]-[.A1071]" office:value-type="float" office:value="0.000017000000070766">
            <text:p>0.000017</text:p>
          </table:table-cell>
          <table:table-cell/>
          <table:table-cell office:value-type="string">
            <text:p>is pick_next_task_dl-ed by notify-osd (2104)</text:p>
          </table:table-cell>
          <table:table-cell/>
        </table:table-row>
        <table:table-row table:style-name="ro1">
          <table:table-cell office:value-type="float" office:value="1839.242988">
            <text:p>1839.242988</text:p>
          </table:table-cell>
          <table:table-cell office:value-type="float" office:value="10965301367047">
            <text:p>10965301367047</text:p>
          </table:table-cell>
          <table:table-cell table:formula="of:=([.B1073]-[.B$4])/10^9" office:value-type="float" office:value="0.170305996">
            <text:p>0.170306</text:p>
          </table:table-cell>
          <table:table-cell table:formula="of:=[.C1073]-[.C1072]" office:value-type="float" office:value="0.000288768999999994">
            <text:p>0.000289</text:p>
          </table:table-cell>
          <table:table-cell table:formula="of:=[.A1073]-[.A1072]" office:value-type="float" office:value="0.000281999999970139">
            <text:p>0.00028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42989">
            <text:p>1839.242989</text:p>
          </table:table-cell>
          <table:table-cell office:value-type="float" office:value="10965301367047">
            <text:p>10965301367047</text:p>
          </table:table-cell>
          <table:table-cell table:formula="of:=([.B1074]-[.B$4])/10^9" office:value-type="float" office:value="0.170305996">
            <text:p>0.170306</text:p>
          </table:table-cell>
          <table:table-cell table:formula="of:=[.C1074]-[.C1073]" office:value-type="float" office:value="0">
            <text:p>0.000000</text:p>
          </table:table-cell>
          <table:table-cell table:formula="of:=[.A1074]-[.A1073]" office:value-type="float" office:value="0.00000100000011116208">
            <text:p>0.000001</text:p>
          </table:table-cell>
          <table:table-cell/>
          <table:table-cell office:value-type="string">
            <text:p>uses up its c_s; 10965301367047-10965301078278=288769</text:p>
          </table:table-cell>
          <table:table-cell/>
        </table:table-row>
        <table:table-row table:style-name="ro1">
          <table:table-cell office:value-type="float" office:value="1839.243001">
            <text:p>1839.243001</text:p>
          </table:table-cell>
          <table:table-cell office:value-type="float" office:value="10965301381015">
            <text:p>10965301381015</text:p>
          </table:table-cell>
          <table:table-cell table:formula="of:=([.B1075]-[.B$4])/10^9" office:value-type="float" office:value="0.170319964">
            <text:p>0.170320</text:p>
          </table:table-cell>
          <table:table-cell table:formula="of:=[.C1075]-[.C1074]" office:value-type="float" office:value="0.0000139680000000031">
            <text:p>0.000014</text:p>
          </table:table-cell>
          <table:table-cell table:formula="of:=[.A1075]-[.A1074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43006">
            <text:p>1839.243006</text:p>
          </table:table-cell>
          <table:table-cell office:value-type="float" office:value="10965301381015">
            <text:p>10965301381015</text:p>
          </table:table-cell>
          <table:table-cell table:formula="of:=([.B1076]-[.B$4])/10^9" office:value-type="float" office:value="0.170319964">
            <text:p>0.170320</text:p>
          </table:table-cell>
          <table:table-cell table:formula="of:=[.C1076]-[.C1075]" office:value-type="float" office:value="0">
            <text:p>0.000000</text:p>
          </table:table-cell>
          <table:table-cell table:formula="of:=[.A1076]-[.A107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44145">
            <text:p>1839.244145</text:p>
          </table:table-cell>
          <table:table-cell office:value-type="float" office:value="10965301381015">
            <text:p>10965301381015</text:p>
          </table:table-cell>
          <table:table-cell table:formula="of:=([.B1077]-[.B$4])/10^9" office:value-type="float" office:value="0.170319964">
            <text:p>0.170320</text:p>
          </table:table-cell>
          <table:table-cell table:formula="of:=[.C1077]-[.C1076]" office:value-type="float" office:value="0">
            <text:p>0.000000</text:p>
          </table:table-cell>
          <table:table-cell table:formula="of:=[.A1077]-[.A1076]" office:value-type="float" office:value="0.00113899999996647">
            <text:p>0.00113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44145">
            <text:p>1839.244145</text:p>
          </table:table-cell>
          <table:table-cell office:value-type="float" office:value="10965301381015">
            <text:p>10965301381015</text:p>
          </table:table-cell>
          <table:table-cell table:formula="of:=([.B1078]-[.B$4])/10^9" office:value-type="float" office:value="0.170319964">
            <text:p>0.170320</text:p>
          </table:table-cell>
          <table:table-cell table:formula="of:=[.C1078]-[.C1077]" office:value-type="float" office:value="0">
            <text:p>0.000000</text:p>
          </table:table-cell>
          <table:table-cell table:formula="of:=[.A1078]-[.A1077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44147">
            <text:p>1839.244147</text:p>
          </table:table-cell>
          <table:table-cell office:value-type="float" office:value="10965301381015">
            <text:p>10965301381015</text:p>
          </table:table-cell>
          <table:table-cell table:formula="of:=([.B1079]-[.B$4])/10^9" office:value-type="float" office:value="0.170319964">
            <text:p>0.170320</text:p>
          </table:table-cell>
          <table:table-cell table:formula="of:=[.C1079]-[.C1078]" office:value-type="float" office:value="0">
            <text:p>0.000000</text:p>
          </table:table-cell>
          <table:table-cell table:formula="of:=[.A1079]-[.A1078]" office:value-type="float" office:value="0.00000200000022232416">
            <text:p>0.000002</text:p>
          </table:table-cell>
          <table:table-cell/>
          <table:table-cell office:value-type="string">
            <text:p>postpones its deadline to 10965307517409; c_s is topped up to 1991648</text:p>
          </table:table-cell>
          <table:table-cell/>
        </table:table-row>
        <table:table-row table:style-name="ro1">
          <table:table-cell office:value-type="float" office:value="1839.244149">
            <text:p>1839.244149</text:p>
          </table:table-cell>
          <table:table-cell office:value-type="float" office:value="10965301381015">
            <text:p>10965301381015</text:p>
          </table:table-cell>
          <table:table-cell table:formula="of:=([.B1080]-[.B$4])/10^9" office:value-type="float" office:value="0.170319964">
            <text:p>0.170320</text:p>
          </table:table-cell>
          <table:table-cell table:formula="of:=[.C1080]-[.C1079]" office:value-type="float" office:value="0">
            <text:p>0.000000</text:p>
          </table:table-cell>
          <table:table-cell table:formula="of:=[.A1080]-[.A1079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44157">
            <text:p>1839.244157</text:p>
          </table:table-cell>
          <table:table-cell office:value-type="float" office:value="10965302536618">
            <text:p>10965302536618</text:p>
          </table:table-cell>
          <table:table-cell table:formula="of:=([.B1081]-[.B$4])/10^9" office:value-type="float" office:value="0.171475567">
            <text:p>0.171476</text:p>
          </table:table-cell>
          <table:table-cell table:formula="of:=[.C1081]-[.C1080]" office:value-type="float" office:value="0.00115560300000001">
            <text:p>0.001156</text:p>
          </table:table-cell>
          <table:table-cell table:formula="of:=[.A1081]-[.A1080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44162">
            <text:p>1839.244162</text:p>
          </table:table-cell>
          <table:table-cell office:value-type="float" office:value="10965302536618">
            <text:p>10965302536618</text:p>
          </table:table-cell>
          <table:table-cell table:formula="of:=([.B1082]-[.B$4])/10^9" office:value-type="float" office:value="0.171475567">
            <text:p>0.171476</text:p>
          </table:table-cell>
          <table:table-cell table:formula="of:=[.C1082]-[.C1081]" office:value-type="float" office:value="0">
            <text:p>0.000000</text:p>
          </table:table-cell>
          <table:table-cell table:formula="of:=[.A1082]-[.A1081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44671">
            <text:p>1839.244671</text:p>
          </table:table-cell>
          <table:table-cell office:value-type="float" office:value="10965302536618">
            <text:p>10965302536618</text:p>
          </table:table-cell>
          <table:table-cell table:formula="of:=([.B1083]-[.B$4])/10^9" office:value-type="float" office:value="0.171475567">
            <text:p>0.171476</text:p>
          </table:table-cell>
          <table:table-cell table:formula="of:=[.C1083]-[.C1082]" office:value-type="float" office:value="0">
            <text:p>0.000000</text:p>
          </table:table-cell>
          <table:table-cell table:formula="of:=[.A1083]-[.A1082]" office:value-type="float" office:value="0.000508999999965454">
            <text:p>0.0005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44674">
            <text:p>1839.244674</text:p>
          </table:table-cell>
          <table:table-cell office:value-type="float" office:value="10965303054113">
            <text:p>10965303054113</text:p>
          </table:table-cell>
          <table:table-cell table:formula="of:=([.B1084]-[.B$4])/10^9" office:value-type="float" office:value="0.171993062">
            <text:p>0.171993</text:p>
          </table:table-cell>
          <table:table-cell table:formula="of:=[.C1084]-[.C1083]" office:value-type="float" office:value="0.000517495000000007">
            <text:p>0.000517</text:p>
          </table:table-cell>
          <table:table-cell table:formula="of:=[.A1084]-[.A1083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44675">
            <text:p>1839.244675</text:p>
          </table:table-cell>
          <table:table-cell office:value-type="float" office:value="10965303054113">
            <text:p>10965303054113</text:p>
          </table:table-cell>
          <table:table-cell table:formula="of:=([.B1085]-[.B$4])/10^9" office:value-type="float" office:value="0.171993062">
            <text:p>0.171993</text:p>
          </table:table-cell>
          <table:table-cell table:formula="of:=[.C1085]-[.C1084]" office:value-type="float" office:value="0">
            <text:p>0.000000</text:p>
          </table:table-cell>
          <table:table-cell table:formula="of:=[.A1085]-[.A1084]" office:value-type="float" office:value="0.000000999999883788405">
            <text:p>0.000001</text:p>
          </table:table-cell>
          <table:table-cell office:value-type="string">
            <text:p>d_s is renewed (r + D) to 10965305054113; c_s is fully topped up</text:p>
          </table:table-cell>
          <table:table-cell table:number-columns-repeated="2"/>
        </table:table-row>
        <table:table-row table:style-name="ro1">
          <table:table-cell office:value-type="float" office:value="1839.244677">
            <text:p>1839.244677</text:p>
          </table:table-cell>
          <table:table-cell office:value-type="float" office:value="10965303054113">
            <text:p>10965303054113</text:p>
          </table:table-cell>
          <table:table-cell table:formula="of:=([.B1086]-[.B$4])/10^9" office:value-type="float" office:value="0.171993062">
            <text:p>0.171993</text:p>
          </table:table-cell>
          <table:table-cell table:formula="of:=[.C1086]-[.C1085]" office:value-type="float" office:value="0">
            <text:p>0.000000</text:p>
          </table:table-cell>
          <table:table-cell table:formula="of:=[.A1086]-[.A1085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244684">
            <text:p>1839.244684</text:p>
          </table:table-cell>
          <table:table-cell office:value-type="float" office:value="10965303064682">
            <text:p>10965303064682</text:p>
          </table:table-cell>
          <table:table-cell table:formula="of:=([.B1087]-[.B$4])/10^9" office:value-type="float" office:value="0.172003631">
            <text:p>0.172004</text:p>
          </table:table-cell>
          <table:table-cell table:formula="of:=[.C1087]-[.C1086]" office:value-type="float" office:value="0.0000105689999999881">
            <text:p>0.000011</text:p>
          </table:table-cell>
          <table:table-cell table:formula="of:=[.A1087]-[.A1086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4469">
            <text:p>1839.244690</text:p>
          </table:table-cell>
          <table:table-cell office:value-type="float" office:value="10965303064682">
            <text:p>10965303064682</text:p>
          </table:table-cell>
          <table:table-cell table:formula="of:=([.B1088]-[.B$4])/10^9" office:value-type="float" office:value="0.172003631">
            <text:p>0.172004</text:p>
          </table:table-cell>
          <table:table-cell table:formula="of:=[.C1088]-[.C1087]" office:value-type="float" office:value="0">
            <text:p>0.000000</text:p>
          </table:table-cell>
          <table:table-cell table:formula="of:=[.A1088]-[.A1087]" office:value-type="float" office:value="0.00000599999998485146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4558">
            <text:p>1839.245580</text:p>
          </table:table-cell>
          <table:table-cell office:value-type="float" office:value="10965303960304">
            <text:p>10965303960304</text:p>
          </table:table-cell>
          <table:table-cell table:formula="of:=([.B1089]-[.B$4])/10^9" office:value-type="float" office:value="0.172899253">
            <text:p>0.172899</text:p>
          </table:table-cell>
          <table:table-cell table:formula="of:=[.C1089]-[.C1088]" office:value-type="float" office:value="0.000895622000000013">
            <text:p>0.000896</text:p>
          </table:table-cell>
          <table:table-cell table:formula="of:=[.A1089]-[.A1088]" office:value-type="float" office:value="0.000890000000026703">
            <text:p>0.00089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45582">
            <text:p>1839.245582</text:p>
          </table:table-cell>
          <table:table-cell office:value-type="float" office:value="10965303960304">
            <text:p>10965303960304</text:p>
          </table:table-cell>
          <table:table-cell table:formula="of:=([.B1090]-[.B$4])/10^9" office:value-type="float" office:value="0.172899253">
            <text:p>0.172899</text:p>
          </table:table-cell>
          <table:table-cell table:formula="of:=[.C1090]-[.C1089]" office:value-type="float" office:value="0">
            <text:p>0.000000</text:p>
          </table:table-cell>
          <table:table-cell table:formula="of:=[.A1090]-[.A108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45587">
            <text:p>1839.245587</text:p>
          </table:table-cell>
          <table:table-cell office:value-type="float" office:value="10965303960304">
            <text:p>10965303960304</text:p>
          </table:table-cell>
          <table:table-cell table:formula="of:=([.B1091]-[.B$4])/10^9" office:value-type="float" office:value="0.172899253">
            <text:p>0.172899</text:p>
          </table:table-cell>
          <table:table-cell table:formula="of:=[.C1091]-[.C1090]" office:value-type="float" office:value="0">
            <text:p>0.000000</text:p>
          </table:table-cell>
          <table:table-cell table:formula="of:=[.A1091]-[.A1090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46795">
            <text:p>1839.246795</text:p>
          </table:table-cell>
          <table:table-cell office:value-type="float" office:value="10965305184119">
            <text:p>10965305184119</text:p>
          </table:table-cell>
          <table:table-cell table:formula="of:=([.B1092]-[.B$4])/10^9" office:value-type="float" office:value="0.174123068">
            <text:p>0.174123</text:p>
          </table:table-cell>
          <table:table-cell table:formula="of:=[.C1092]-[.C1091]" office:value-type="float" office:value="0.00122381499999999">
            <text:p>0.001224</text:p>
          </table:table-cell>
          <table:table-cell table:formula="of:=[.A1092]-[.A1091]" office:value-type="float" office:value="0.00120800000013332">
            <text:p>0.00120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46798">
            <text:p>1839.246798</text:p>
          </table:table-cell>
          <table:table-cell office:value-type="float" office:value="10965305184119">
            <text:p>10965305184119</text:p>
          </table:table-cell>
          <table:table-cell table:formula="of:=([.B1093]-[.B$4])/10^9" office:value-type="float" office:value="0.174123068">
            <text:p>0.174123</text:p>
          </table:table-cell>
          <table:table-cell table:formula="of:=[.C1093]-[.C1092]" office:value-type="float" office:value="0">
            <text:p>0.000000</text:p>
          </table:table-cell>
          <table:table-cell table:formula="of:=[.A1093]-[.A1092]" office:value-type="float" office:value="0.00000299999987873889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46803">
            <text:p>1839.246803</text:p>
          </table:table-cell>
          <table:table-cell office:value-type="float" office:value="10965305184119">
            <text:p>10965305184119</text:p>
          </table:table-cell>
          <table:table-cell table:formula="of:=([.B1094]-[.B$4])/10^9" office:value-type="float" office:value="0.174123068">
            <text:p>0.174123</text:p>
          </table:table-cell>
          <table:table-cell table:formula="of:=[.C1094]-[.C1093]" office:value-type="float" office:value="0">
            <text:p>0.000000</text:p>
          </table:table-cell>
          <table:table-cell table:formula="of:=[.A1094]-[.A109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47665">
            <text:p>1839.247665</text:p>
          </table:table-cell>
          <table:table-cell office:value-type="float" office:value="10965305184119">
            <text:p>10965305184119</text:p>
          </table:table-cell>
          <table:table-cell table:formula="of:=([.B1095]-[.B$4])/10^9" office:value-type="float" office:value="0.174123068">
            <text:p>0.174123</text:p>
          </table:table-cell>
          <table:table-cell table:formula="of:=[.C1095]-[.C1094]" office:value-type="float" office:value="0">
            <text:p>0.000000</text:p>
          </table:table-cell>
          <table:table-cell table:formula="of:=[.A1095]-[.A1094]" office:value-type="float" office:value="0.000862000000097396">
            <text:p>0.00086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47668">
            <text:p>1839.247668</text:p>
          </table:table-cell>
          <table:table-cell office:value-type="float" office:value="10965306056671">
            <text:p>10965306056671</text:p>
          </table:table-cell>
          <table:table-cell table:formula="of:=([.B1096]-[.B$4])/10^9" office:value-type="float" office:value="0.17499562">
            <text:p>0.174996</text:p>
          </table:table-cell>
          <table:table-cell table:formula="of:=[.C1096]-[.C1095]" office:value-type="float" office:value="0.000872551999999999">
            <text:p>0.000873</text:p>
          </table:table-cell>
          <table:table-cell table:formula="of:=[.A1096]-[.A1095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47669">
            <text:p>1839.247669</text:p>
          </table:table-cell>
          <table:table-cell office:value-type="float" office:value="10965306056671">
            <text:p>10965306056671</text:p>
          </table:table-cell>
          <table:table-cell table:formula="of:=([.B1097]-[.B$4])/10^9" office:value-type="float" office:value="0.17499562">
            <text:p>0.174996</text:p>
          </table:table-cell>
          <table:table-cell table:formula="of:=[.C1097]-[.C1096]" office:value-type="float" office:value="0">
            <text:p>0.000000</text:p>
          </table:table-cell>
          <table:table-cell table:formula="of:=[.A1097]-[.A1096]" office:value-type="float" office:value="0.00000100000011116208">
            <text:p>0.000001</text:p>
          </table:table-cell>
          <table:table-cell/>
          <table:table-cell office:value-type="string">
            <text:p>239769 / 1460738 &lt;= 2000000 / 5000000</text:p>
          </table:table-cell>
          <table:table-cell/>
        </table:table-row>
        <table:table-row table:style-name="ro1">
          <table:table-cell office:value-type="float" office:value="1839.24767">
            <text:p>1839.247670</text:p>
          </table:table-cell>
          <table:table-cell office:value-type="float" office:value="10965306056671">
            <text:p>10965306056671</text:p>
          </table:table-cell>
          <table:table-cell table:formula="of:=([.B1098]-[.B$4])/10^9" office:value-type="float" office:value="0.17499562">
            <text:p>0.174996</text:p>
          </table:table-cell>
          <table:table-cell table:formula="of:=[.C1098]-[.C1097]" office:value-type="float" office:value="0">
            <text:p>0.000000</text:p>
          </table:table-cell>
          <table:table-cell table:formula="of:=[.A1098]-[.A1097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47671">
            <text:p>1839.247671</text:p>
          </table:table-cell>
          <table:table-cell office:value-type="float" office:value="10965306056671">
            <text:p>10965306056671</text:p>
          </table:table-cell>
          <table:table-cell table:formula="of:=([.B1099]-[.B$4])/10^9" office:value-type="float" office:value="0.17499562">
            <text:p>0.174996</text:p>
          </table:table-cell>
          <table:table-cell table:formula="of:=[.C1099]-[.C1098]" office:value-type="float" office:value="0">
            <text:p>0.000000</text:p>
          </table:table-cell>
          <table:table-cell table:formula="of:=[.A1099]-[.A1098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47682">
            <text:p>1839.247682</text:p>
          </table:table-cell>
          <table:table-cell office:value-type="float" office:value="10965306070650">
            <text:p>10965306070650</text:p>
          </table:table-cell>
          <table:table-cell table:formula="of:=([.B1100]-[.B$4])/10^9" office:value-type="float" office:value="0.175009599">
            <text:p>0.175010</text:p>
          </table:table-cell>
          <table:table-cell table:formula="of:=[.C1100]-[.C1099]" office:value-type="float" office:value="0.0000139789999999973">
            <text:p>0.000014</text:p>
          </table:table-cell>
          <table:table-cell table:formula="of:=[.A1100]-[.A1099]" office:value-type="float" office:value="0.0000109999998585408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4769">
            <text:p>1839.247690</text:p>
          </table:table-cell>
          <table:table-cell office:value-type="float" office:value="10965306070650">
            <text:p>10965306070650</text:p>
          </table:table-cell>
          <table:table-cell table:formula="of:=([.B1101]-[.B$4])/10^9" office:value-type="float" office:value="0.175009599">
            <text:p>0.175010</text:p>
          </table:table-cell>
          <table:table-cell table:formula="of:=[.C1101]-[.C1100]" office:value-type="float" office:value="0">
            <text:p>0.000000</text:p>
          </table:table-cell>
          <table:table-cell table:formula="of:=[.A1101]-[.A1100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47932">
            <text:p>1839.247932</text:p>
          </table:table-cell>
          <table:table-cell office:value-type="float" office:value="10965306319108">
            <text:p>10965306319108</text:p>
          </table:table-cell>
          <table:table-cell table:formula="of:=([.B1102]-[.B$4])/10^9" office:value-type="float" office:value="0.175258057">
            <text:p>0.175258</text:p>
          </table:table-cell>
          <table:table-cell table:formula="of:=[.C1102]-[.C1101]" office:value-type="float" office:value="0.000248458000000007">
            <text:p>0.000248</text:p>
          </table:table-cell>
          <table:table-cell table:formula="of:=[.A1102]-[.A1101]" office:value-type="float" office:value="0.00024200000007113">
            <text:p>0.00024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47933">
            <text:p>1839.247933</text:p>
          </table:table-cell>
          <table:table-cell office:value-type="float" office:value="10965306319108">
            <text:p>10965306319108</text:p>
          </table:table-cell>
          <table:table-cell table:formula="of:=([.B1103]-[.B$4])/10^9" office:value-type="float" office:value="0.175258057">
            <text:p>0.175258</text:p>
          </table:table-cell>
          <table:table-cell table:formula="of:=[.C1103]-[.C1102]" office:value-type="float" office:value="0">
            <text:p>0.000000</text:p>
          </table:table-cell>
          <table:table-cell table:formula="of:=[.A1103]-[.A1102]" office:value-type="float" office:value="0.00000100000011116208">
            <text:p>0.000001</text:p>
          </table:table-cell>
          <table:table-cell/>
          <table:table-cell office:value-type="string">
            <text:p>uses up its c_s; 10965306319108-10965306070650=248458</text:p>
          </table:table-cell>
          <table:table-cell/>
        </table:table-row>
        <table:table-row table:style-name="ro1">
          <table:table-cell office:value-type="float" office:value="1839.247943">
            <text:p>1839.247943</text:p>
          </table:table-cell>
          <table:table-cell office:value-type="float" office:value="10965306331724">
            <text:p>10965306331724</text:p>
          </table:table-cell>
          <table:table-cell table:formula="of:=([.B1104]-[.B$4])/10^9" office:value-type="float" office:value="0.175270673">
            <text:p>0.175271</text:p>
          </table:table-cell>
          <table:table-cell table:formula="of:=[.C1104]-[.C1103]" office:value-type="float" office:value="0.0000126159999999931">
            <text:p>0.000013</text:p>
          </table:table-cell>
          <table:table-cell table:formula="of:=[.A1104]-[.A1103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47948">
            <text:p>1839.247948</text:p>
          </table:table-cell>
          <table:table-cell office:value-type="float" office:value="10965306331724">
            <text:p>10965306331724</text:p>
          </table:table-cell>
          <table:table-cell table:formula="of:=([.B1105]-[.B$4])/10^9" office:value-type="float" office:value="0.175270673">
            <text:p>0.175271</text:p>
          </table:table-cell>
          <table:table-cell table:formula="of:=[.C1105]-[.C1104]" office:value-type="float" office:value="0">
            <text:p>0.000000</text:p>
          </table:table-cell>
          <table:table-cell table:formula="of:=[.A1105]-[.A110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48662">
            <text:p>1839.248662</text:p>
          </table:table-cell>
          <table:table-cell office:value-type="float" office:value="10965306331724">
            <text:p>10965306331724</text:p>
          </table:table-cell>
          <table:table-cell table:formula="of:=([.B1106]-[.B$4])/10^9" office:value-type="float" office:value="0.175270673">
            <text:p>0.175271</text:p>
          </table:table-cell>
          <table:table-cell table:formula="of:=[.C1106]-[.C1105]" office:value-type="float" office:value="0">
            <text:p>0.000000</text:p>
          </table:table-cell>
          <table:table-cell table:formula="of:=[.A1106]-[.A1105]" office:value-type="float" office:value="0.000714000000016313">
            <text:p>0.00071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48665">
            <text:p>1839.248665</text:p>
          </table:table-cell>
          <table:table-cell office:value-type="float" office:value="10965307053799">
            <text:p>10965307053799</text:p>
          </table:table-cell>
          <table:table-cell table:formula="of:=([.B1107]-[.B$4])/10^9" office:value-type="float" office:value="0.175992748">
            <text:p>0.175993</text:p>
          </table:table-cell>
          <table:table-cell table:formula="of:=[.C1107]-[.C1106]" office:value-type="float" office:value="0.000722075000000016">
            <text:p>0.000722</text:p>
          </table:table-cell>
          <table:table-cell table:formula="of:=[.A1107]-[.A1106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48666">
            <text:p>1839.248666</text:p>
          </table:table-cell>
          <table:table-cell office:value-type="float" office:value="10965307053799">
            <text:p>10965307053799</text:p>
          </table:table-cell>
          <table:table-cell table:formula="of:=([.B1108]-[.B$4])/10^9" office:value-type="float" office:value="0.175992748">
            <text:p>0.175993</text:p>
          </table:table-cell>
          <table:table-cell table:formula="of:=[.C1108]-[.C1107]" office:value-type="float" office:value="0">
            <text:p>0.000000</text:p>
          </table:table-cell>
          <table:table-cell table:formula="of:=[.A1108]-[.A1107]" office:value-type="float" office:value="0.000000999999883788405">
            <text:p>0.000001</text:p>
          </table:table-cell>
          <table:table-cell office:value-type="string">
            <text:p>d_s is renewed (r + D) to 10965309053799; c_s is fully topped up</text:p>
          </table:table-cell>
          <table:table-cell table:number-columns-repeated="2"/>
        </table:table-row>
        <table:table-row table:style-name="ro1">
          <table:table-cell office:value-type="float" office:value="1839.248887">
            <text:p>1839.248887</text:p>
          </table:table-cell>
          <table:table-cell office:value-type="float" office:value="10965307276076">
            <text:p>10965307276076</text:p>
          </table:table-cell>
          <table:table-cell table:formula="of:=([.B1109]-[.B$4])/10^9" office:value-type="float" office:value="0.176215025">
            <text:p>0.176215</text:p>
          </table:table-cell>
          <table:table-cell table:formula="of:=[.C1109]-[.C1108]" office:value-type="float" office:value="0.000222276999999993">
            <text:p>0.000222</text:p>
          </table:table-cell>
          <table:table-cell table:formula="of:=[.A1109]-[.A1108]" office:value-type="float" office:value="0.000221000000010463">
            <text:p>0.00022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248889">
            <text:p>1839.248889</text:p>
          </table:table-cell>
          <table:table-cell office:value-type="float" office:value="10965307276076">
            <text:p>10965307276076</text:p>
          </table:table-cell>
          <table:table-cell table:formula="of:=([.B1110]-[.B$4])/10^9" office:value-type="float" office:value="0.176215025">
            <text:p>0.176215</text:p>
          </table:table-cell>
          <table:table-cell table:formula="of:=[.C1110]-[.C1109]" office:value-type="float" office:value="0">
            <text:p>0.000000</text:p>
          </table:table-cell>
          <table:table-cell table:formula="of:=[.A1110]-[.A1109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48893">
            <text:p>1839.248893</text:p>
          </table:table-cell>
          <table:table-cell office:value-type="float" office:value="10965307276076">
            <text:p>10965307276076</text:p>
          </table:table-cell>
          <table:table-cell table:formula="of:=([.B1111]-[.B$4])/10^9" office:value-type="float" office:value="0.176215025">
            <text:p>0.176215</text:p>
          </table:table-cell>
          <table:table-cell table:formula="of:=[.C1111]-[.C1110]" office:value-type="float" office:value="0">
            <text:p>0.000000</text:p>
          </table:table-cell>
          <table:table-cell table:formula="of:=[.A1111]-[.A1110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249136">
            <text:p>1839.249136</text:p>
          </table:table-cell>
          <table:table-cell office:value-type="float" office:value="10965307276076">
            <text:p>10965307276076</text:p>
          </table:table-cell>
          <table:table-cell table:formula="of:=([.B1112]-[.B$4])/10^9" office:value-type="float" office:value="0.176215025">
            <text:p>0.176215</text:p>
          </table:table-cell>
          <table:table-cell table:formula="of:=[.C1112]-[.C1111]" office:value-type="float" office:value="0">
            <text:p>0.000000</text:p>
          </table:table-cell>
          <table:table-cell table:formula="of:=[.A1112]-[.A1111]" office:value-type="float" office:value="0.000242999999954918">
            <text:p>0.00024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49137">
            <text:p>1839.249137</text:p>
          </table:table-cell>
          <table:table-cell office:value-type="float" office:value="10965307276076">
            <text:p>10965307276076</text:p>
          </table:table-cell>
          <table:table-cell table:formula="of:=([.B1113]-[.B$4])/10^9" office:value-type="float" office:value="0.176215025">
            <text:p>0.176215</text:p>
          </table:table-cell>
          <table:table-cell table:formula="of:=[.C1113]-[.C1112]" office:value-type="float" office:value="0">
            <text:p>0.000000</text:p>
          </table:table-cell>
          <table:table-cell table:formula="of:=[.A1113]-[.A1112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49138">
            <text:p>1839.249138</text:p>
          </table:table-cell>
          <table:table-cell office:value-type="float" office:value="10965307276076">
            <text:p>10965307276076</text:p>
          </table:table-cell>
          <table:table-cell table:formula="of:=([.B1114]-[.B$4])/10^9" office:value-type="float" office:value="0.176215025">
            <text:p>0.176215</text:p>
          </table:table-cell>
          <table:table-cell table:formula="of:=[.C1114]-[.C1113]" office:value-type="float" office:value="0">
            <text:p>0.000000</text:p>
          </table:table-cell>
          <table:table-cell table:formula="of:=[.A1114]-[.A1113]" office:value-type="float" office:value="0.000000999999883788405">
            <text:p>0.000001</text:p>
          </table:table-cell>
          <table:table-cell/>
          <table:table-cell office:value-type="string">
            <text:p>postpones its deadline to 10965312517409; c_s is topped up to 1991311</text:p>
          </table:table-cell>
          <table:table-cell/>
        </table:table-row>
        <table:table-row table:style-name="ro1">
          <table:table-cell office:value-type="float" office:value="1839.24984">
            <text:p>1839.249840</text:p>
          </table:table-cell>
          <table:table-cell office:value-type="float" office:value="10965308237147">
            <text:p>10965308237147</text:p>
          </table:table-cell>
          <table:table-cell table:formula="of:=([.B1115]-[.B$4])/10^9" office:value-type="float" office:value="0.177176096">
            <text:p>0.177176</text:p>
          </table:table-cell>
          <table:table-cell table:formula="of:=[.C1115]-[.C1114]" office:value-type="float" office:value="0.000961071000000008">
            <text:p>0.000961</text:p>
          </table:table-cell>
          <table:table-cell table:formula="of:=[.A1115]-[.A1114]" office:value-type="float" office:value="0.00070200000004661">
            <text:p>0.00070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49841">
            <text:p>1839.249841</text:p>
          </table:table-cell>
          <table:table-cell office:value-type="float" office:value="10965308237147">
            <text:p>10965308237147</text:p>
          </table:table-cell>
          <table:table-cell table:formula="of:=([.B1116]-[.B$4])/10^9" office:value-type="float" office:value="0.177176096">
            <text:p>0.177176</text:p>
          </table:table-cell>
          <table:table-cell table:formula="of:=[.C1116]-[.C1115]" office:value-type="float" office:value="0">
            <text:p>0.000000</text:p>
          </table:table-cell>
          <table:table-cell table:formula="of:=[.A1116]-[.A1115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49849">
            <text:p>1839.249849</text:p>
          </table:table-cell>
          <table:table-cell office:value-type="float" office:value="10965308237147">
            <text:p>10965308237147</text:p>
          </table:table-cell>
          <table:table-cell table:formula="of:=([.B1117]-[.B$4])/10^9" office:value-type="float" office:value="0.177176096">
            <text:p>0.177176</text:p>
          </table:table-cell>
          <table:table-cell table:formula="of:=[.C1117]-[.C1116]" office:value-type="float" office:value="0">
            <text:p>0.000000</text:p>
          </table:table-cell>
          <table:table-cell table:formula="of:=[.A1117]-[.A1116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51524">
            <text:p>1839.251524</text:p>
          </table:table-cell>
          <table:table-cell office:value-type="float" office:value="10965309921174">
            <text:p>10965309921174</text:p>
          </table:table-cell>
          <table:table-cell table:formula="of:=([.B1118]-[.B$4])/10^9" office:value-type="float" office:value="0.178860123">
            <text:p>0.178860</text:p>
          </table:table-cell>
          <table:table-cell table:formula="of:=[.C1118]-[.C1117]" office:value-type="float" office:value="0.001684027">
            <text:p>0.001684</text:p>
          </table:table-cell>
          <table:table-cell table:formula="of:=[.A1118]-[.A1117]" office:value-type="float" office:value="0.00167499999997744">
            <text:p>0.00167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51526">
            <text:p>1839.251526</text:p>
          </table:table-cell>
          <table:table-cell office:value-type="float" office:value="10965309921174">
            <text:p>10965309921174</text:p>
          </table:table-cell>
          <table:table-cell table:formula="of:=([.B1119]-[.B$4])/10^9" office:value-type="float" office:value="0.178860123">
            <text:p>0.178860</text:p>
          </table:table-cell>
          <table:table-cell table:formula="of:=[.C1119]-[.C1118]" office:value-type="float" office:value="0">
            <text:p>0.000000</text:p>
          </table:table-cell>
          <table:table-cell table:formula="of:=[.A1119]-[.A111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52658">
            <text:p>1839.252658</text:p>
          </table:table-cell>
          <table:table-cell office:value-type="float" office:value="10965310228408">
            <text:p>10965310228408</text:p>
          </table:table-cell>
          <table:table-cell table:formula="of:=([.B1120]-[.B$4])/10^9" office:value-type="float" office:value="0.179167357">
            <text:p>0.179167</text:p>
          </table:table-cell>
          <table:table-cell table:formula="of:=[.C1120]-[.C1119]" office:value-type="float" office:value="0.00030723399999999">
            <text:p>0.000307</text:p>
          </table:table-cell>
          <table:table-cell table:formula="of:=[.A1120]-[.A1119]" office:value-type="float" office:value="0.00113200000009783">
            <text:p>0.00113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252662">
            <text:p>1839.252662</text:p>
          </table:table-cell>
          <table:table-cell office:value-type="float" office:value="10965311058181">
            <text:p>10965311058181</text:p>
          </table:table-cell>
          <table:table-cell table:formula="of:=([.B1121]-[.B$4])/10^9" office:value-type="float" office:value="0.17999713">
            <text:p>0.179997</text:p>
          </table:table-cell>
          <table:table-cell table:formula="of:=[.C1121]-[.C1120]" office:value-type="float" office:value="0.000829773000000006">
            <text:p>0.000830</text:p>
          </table:table-cell>
          <table:table-cell table:formula="of:=[.A1121]-[.A1120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52663">
            <text:p>1839.252663</text:p>
          </table:table-cell>
          <table:table-cell office:value-type="float" office:value="10965311058181">
            <text:p>10965311058181</text:p>
          </table:table-cell>
          <table:table-cell table:formula="of:=([.B1122]-[.B$4])/10^9" office:value-type="float" office:value="0.17999713">
            <text:p>0.179997</text:p>
          </table:table-cell>
          <table:table-cell table:formula="of:=[.C1122]-[.C1121]" office:value-type="float" office:value="0">
            <text:p>0.000000</text:p>
          </table:table-cell>
          <table:table-cell table:formula="of:=[.A1122]-[.A1121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318058181; c_s is fully topped up</text:p>
          </table:table-cell>
        </table:table-row>
        <table:table-row table:style-name="ro1">
          <table:table-cell office:value-type="float" office:value="1839.252668">
            <text:p>1839.252668</text:p>
          </table:table-cell>
          <table:table-cell office:value-type="float" office:value="10965311058181">
            <text:p>10965311058181</text:p>
          </table:table-cell>
          <table:table-cell table:formula="of:=([.B1123]-[.B$4])/10^9" office:value-type="float" office:value="0.17999713">
            <text:p>0.179997</text:p>
          </table:table-cell>
          <table:table-cell table:formula="of:=[.C1123]-[.C1122]" office:value-type="float" office:value="0">
            <text:p>0.000000</text:p>
          </table:table-cell>
          <table:table-cell table:formula="of:=[.A1123]-[.A1122]" office:value-type="float" office:value="0.00000500000010106305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52671">
            <text:p>1839.252671</text:p>
          </table:table-cell>
          <table:table-cell office:value-type="float" office:value="10965311067807">
            <text:p>10965311067807</text:p>
          </table:table-cell>
          <table:table-cell table:formula="of:=([.B1124]-[.B$4])/10^9" office:value-type="float" office:value="0.180006756">
            <text:p>0.180007</text:p>
          </table:table-cell>
          <table:table-cell table:formula="of:=[.C1124]-[.C1123]" office:value-type="float" office:value="0.00000962599999998481">
            <text:p>0.000010</text:p>
          </table:table-cell>
          <table:table-cell table:formula="of:=[.A1124]-[.A1123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52672">
            <text:p>1839.252672</text:p>
          </table:table-cell>
          <table:table-cell office:value-type="float" office:value="10965311067807">
            <text:p>10965311067807</text:p>
          </table:table-cell>
          <table:table-cell table:formula="of:=([.B1125]-[.B$4])/10^9" office:value-type="float" office:value="0.180006756">
            <text:p>0.180007</text:p>
          </table:table-cell>
          <table:table-cell table:formula="of:=[.C1125]-[.C1124]" office:value-type="float" office:value="0">
            <text:p>0.000000</text:p>
          </table:table-cell>
          <table:table-cell table:formula="of:=[.A1125]-[.A1124]" office:value-type="float" office:value="0.00000100000011116208">
            <text:p>0.000001</text:p>
          </table:table-cell>
          <table:table-cell office:value-type="string">
            <text:p>d_s is renewed (r + D) to 10965313067807; c_s is fully topped up</text:p>
          </table:table-cell>
          <table:table-cell table:number-columns-repeated="2"/>
        </table:table-row>
        <table:table-row table:style-name="ro1">
          <table:table-cell office:value-type="float" office:value="1839.252676">
            <text:p>1839.252676</text:p>
          </table:table-cell>
          <table:table-cell office:value-type="float" office:value="10965311067807">
            <text:p>10965311067807</text:p>
          </table:table-cell>
          <table:table-cell table:formula="of:=([.B1126]-[.B$4])/10^9" office:value-type="float" office:value="0.180006756">
            <text:p>0.180007</text:p>
          </table:table-cell>
          <table:table-cell table:formula="of:=[.C1126]-[.C1125]" office:value-type="float" office:value="0">
            <text:p>0.000000</text:p>
          </table:table-cell>
          <table:table-cell table:formula="of:=[.A1126]-[.A1125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52678">
            <text:p>1839.252678</text:p>
          </table:table-cell>
          <table:table-cell office:value-type="float" office:value="10965311075127">
            <text:p>10965311075127</text:p>
          </table:table-cell>
          <table:table-cell table:formula="of:=([.B1127]-[.B$4])/10^9" office:value-type="float" office:value="0.180014076">
            <text:p>0.180014</text:p>
          </table:table-cell>
          <table:table-cell table:formula="of:=[.C1127]-[.C1126]" office:value-type="float" office:value="0.0000073200000000051">
            <text:p>0.000007</text:p>
          </table:table-cell>
          <table:table-cell table:formula="of:=[.A1127]-[.A112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52679">
            <text:p>1839.252679</text:p>
          </table:table-cell>
          <table:table-cell office:value-type="float" office:value="10965311075127">
            <text:p>10965311075127</text:p>
          </table:table-cell>
          <table:table-cell table:formula="of:=([.B1128]-[.B$4])/10^9" office:value-type="float" office:value="0.180014076">
            <text:p>0.180014</text:p>
          </table:table-cell>
          <table:table-cell table:formula="of:=[.C1128]-[.C1127]" office:value-type="float" office:value="0">
            <text:p>0.000000</text:p>
          </table:table-cell>
          <table:table-cell table:formula="of:=[.A1128]-[.A1127]" office:value-type="float" office:value="0.000000999999883788405">
            <text:p>0.000001</text:p>
          </table:table-cell>
          <table:table-cell/>
          <table:table-cell office:value-type="string">
            <text:p>307284 / 1442282 &lt;= 2000000 / 5000000</text:p>
          </table:table-cell>
          <table:table-cell/>
        </table:table-row>
        <table:table-row table:style-name="ro1">
          <table:table-cell office:value-type="float" office:value="1839.25268">
            <text:p>1839.252680</text:p>
          </table:table-cell>
          <table:table-cell office:value-type="float" office:value="10965311075127">
            <text:p>10965311075127</text:p>
          </table:table-cell>
          <table:table-cell table:formula="of:=([.B1129]-[.B$4])/10^9" office:value-type="float" office:value="0.180014076">
            <text:p>0.180014</text:p>
          </table:table-cell>
          <table:table-cell table:formula="of:=[.C1129]-[.C1128]" office:value-type="float" office:value="0">
            <text:p>0.000000</text:p>
          </table:table-cell>
          <table:table-cell table:formula="of:=[.A1129]-[.A1128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52703">
            <text:p>1839.252703</text:p>
          </table:table-cell>
          <table:table-cell office:value-type="float" office:value="10965311091400">
            <text:p>10965311091400</text:p>
          </table:table-cell>
          <table:table-cell table:formula="of:=([.B1130]-[.B$4])/10^9" office:value-type="float" office:value="0.180030349">
            <text:p>0.180030</text:p>
          </table:table-cell>
          <table:table-cell table:formula="of:=[.C1130]-[.C1129]" office:value-type="float" office:value="0.0000162730000000111">
            <text:p>0.000016</text:p>
          </table:table-cell>
          <table:table-cell table:formula="of:=[.A1130]-[.A1129]" office:value-type="float" office:value="0.0000230000000556174">
            <text:p>0.000023</text:p>
          </table:table-cell>
          <table:table-cell/>
          <table:table-cell office:value-type="string">
            <text:p>is pick_next_task_dl-ed by multiload-apple (1787)</text:p>
          </table:table-cell>
          <table:table-cell/>
        </table:table-row>
        <table:table-row table:style-name="ro1">
          <table:table-cell office:value-type="float" office:value="1839.253013">
            <text:p>1839.253013</text:p>
          </table:table-cell>
          <table:table-cell office:value-type="float" office:value="10965311408446">
            <text:p>10965311408446</text:p>
          </table:table-cell>
          <table:table-cell table:formula="of:=([.B1131]-[.B$4])/10^9" office:value-type="float" office:value="0.180347395">
            <text:p>0.180347</text:p>
          </table:table-cell>
          <table:table-cell table:formula="of:=[.C1131]-[.C1130]" office:value-type="float" office:value="0.000317045999999987">
            <text:p>0.000317</text:p>
          </table:table-cell>
          <table:table-cell table:formula="of:=[.A1131]-[.A1130]" office:value-type="float" office:value="0.000309999999899446">
            <text:p>0.00031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53014">
            <text:p>1839.253014</text:p>
          </table:table-cell>
          <table:table-cell office:value-type="float" office:value="10965311408446">
            <text:p>10965311408446</text:p>
          </table:table-cell>
          <table:table-cell table:formula="of:=([.B1132]-[.B$4])/10^9" office:value-type="float" office:value="0.180347395">
            <text:p>0.180347</text:p>
          </table:table-cell>
          <table:table-cell table:formula="of:=[.C1132]-[.C1131]" office:value-type="float" office:value="0">
            <text:p>0.000000</text:p>
          </table:table-cell>
          <table:table-cell table:formula="of:=[.A1132]-[.A1131]" office:value-type="float" office:value="0.000000999999883788405">
            <text:p>0.000001</text:p>
          </table:table-cell>
          <table:table-cell/>
          <table:table-cell office:value-type="string">
            <text:p>uses up its c_s; 10965311408446-10965311091400=317046</text:p>
          </table:table-cell>
          <table:table-cell/>
        </table:table-row>
        <table:table-row table:style-name="ro1">
          <table:table-cell office:value-type="float" office:value="1839.253024">
            <text:p>1839.253024</text:p>
          </table:table-cell>
          <table:table-cell office:value-type="float" office:value="10965311420816">
            <text:p>10965311420816</text:p>
          </table:table-cell>
          <table:table-cell table:formula="of:=([.B1133]-[.B$4])/10^9" office:value-type="float" office:value="0.180359765">
            <text:p>0.180360</text:p>
          </table:table-cell>
          <table:table-cell table:formula="of:=[.C1133]-[.C1132]" office:value-type="float" office:value="0.0000123700000000115">
            <text:p>0.000012</text:p>
          </table:table-cell>
          <table:table-cell table:formula="of:=[.A1133]-[.A1132]" office:value-type="float" office:value="0.0000100000002021261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53029">
            <text:p>1839.253029</text:p>
          </table:table-cell>
          <table:table-cell office:value-type="float" office:value="10965311420816">
            <text:p>10965311420816</text:p>
          </table:table-cell>
          <table:table-cell table:formula="of:=([.B1134]-[.B$4])/10^9" office:value-type="float" office:value="0.180359765">
            <text:p>0.180360</text:p>
          </table:table-cell>
          <table:table-cell table:formula="of:=[.C1134]-[.C1133]" office:value-type="float" office:value="0">
            <text:p>0.000000</text:p>
          </table:table-cell>
          <table:table-cell table:formula="of:=[.A1134]-[.A1133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53969">
            <text:p>1839.253969</text:p>
          </table:table-cell>
          <table:table-cell office:value-type="float" office:value="10965312374273">
            <text:p>10965312374273</text:p>
          </table:table-cell>
          <table:table-cell table:formula="of:=([.B1135]-[.B$4])/10^9" office:value-type="float" office:value="0.181313222">
            <text:p>0.181313</text:p>
          </table:table-cell>
          <table:table-cell table:formula="of:=[.C1135]-[.C1134]" office:value-type="float" office:value="0.000953456999999991">
            <text:p>0.000953</text:p>
          </table:table-cell>
          <table:table-cell table:formula="of:=[.A1135]-[.A1134]" office:value-type="float" office:value="0.000940000000127839">
            <text:p>0.00094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5397">
            <text:p>1839.253970</text:p>
          </table:table-cell>
          <table:table-cell office:value-type="float" office:value="10965312374273">
            <text:p>10965312374273</text:p>
          </table:table-cell>
          <table:table-cell table:formula="of:=([.B1136]-[.B$4])/10^9" office:value-type="float" office:value="0.181313222">
            <text:p>0.181313</text:p>
          </table:table-cell>
          <table:table-cell table:formula="of:=[.C1136]-[.C1135]" office:value-type="float" office:value="0">
            <text:p>0.000000</text:p>
          </table:table-cell>
          <table:table-cell table:formula="of:=[.A1136]-[.A1135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53975">
            <text:p>1839.253975</text:p>
          </table:table-cell>
          <table:table-cell office:value-type="float" office:value="10965312374273">
            <text:p>10965312374273</text:p>
          </table:table-cell>
          <table:table-cell table:formula="of:=([.B1137]-[.B$4])/10^9" office:value-type="float" office:value="0.181313222">
            <text:p>0.181313</text:p>
          </table:table-cell>
          <table:table-cell table:formula="of:=[.C1137]-[.C1136]" office:value-type="float" office:value="0">
            <text:p>0.000000</text:p>
          </table:table-cell>
          <table:table-cell table:formula="of:=[.A1137]-[.A113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254128">
            <text:p>1839.254128</text:p>
          </table:table-cell>
          <table:table-cell office:value-type="float" office:value="10965312374273">
            <text:p>10965312374273</text:p>
          </table:table-cell>
          <table:table-cell table:formula="of:=([.B1138]-[.B$4])/10^9" office:value-type="float" office:value="0.181313222">
            <text:p>0.181313</text:p>
          </table:table-cell>
          <table:table-cell table:formula="of:=[.C1138]-[.C1137]" office:value-type="float" office:value="0">
            <text:p>0.000000</text:p>
          </table:table-cell>
          <table:table-cell table:formula="of:=[.A1138]-[.A1137]" office:value-type="float" office:value="0.000152999999954773">
            <text:p>0.00015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54129">
            <text:p>1839.254129</text:p>
          </table:table-cell>
          <table:table-cell office:value-type="float" office:value="10965312374273">
            <text:p>10965312374273</text:p>
          </table:table-cell>
          <table:table-cell table:formula="of:=([.B1139]-[.B$4])/10^9" office:value-type="float" office:value="0.181313222">
            <text:p>0.181313</text:p>
          </table:table-cell>
          <table:table-cell table:formula="of:=[.C1139]-[.C1138]" office:value-type="float" office:value="0">
            <text:p>0.000000</text:p>
          </table:table-cell>
          <table:table-cell table:formula="of:=[.A1139]-[.A1138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5413">
            <text:p>1839.254130</text:p>
          </table:table-cell>
          <table:table-cell office:value-type="float" office:value="10965312374273">
            <text:p>10965312374273</text:p>
          </table:table-cell>
          <table:table-cell table:formula="of:=([.B1140]-[.B$4])/10^9" office:value-type="float" office:value="0.181313222">
            <text:p>0.181313</text:p>
          </table:table-cell>
          <table:table-cell table:formula="of:=[.C1140]-[.C1139]" office:value-type="float" office:value="0">
            <text:p>0.000000</text:p>
          </table:table-cell>
          <table:table-cell table:formula="of:=[.A1140]-[.A1139]" office:value-type="float" office:value="0.00000100000011116208">
            <text:p>0.000001</text:p>
          </table:table-cell>
          <table:table-cell/>
          <table:table-cell office:value-type="string">
            <text:p>postpones its deadline to 10965317517409; c_s is topped up to 1990238</text:p>
          </table:table-cell>
          <table:table-cell/>
        </table:table-row>
        <table:table-row table:style-name="ro1">
          <table:table-cell office:value-type="float" office:value="1839.254131">
            <text:p>1839.254131</text:p>
          </table:table-cell>
          <table:table-cell office:value-type="float" office:value="10965312374273">
            <text:p>10965312374273</text:p>
          </table:table-cell>
          <table:table-cell table:formula="of:=([.B1141]-[.B$4])/10^9" office:value-type="float" office:value="0.181313222">
            <text:p>0.181313</text:p>
          </table:table-cell>
          <table:table-cell table:formula="of:=[.C1141]-[.C1140]" office:value-type="float" office:value="0">
            <text:p>0.000000</text:p>
          </table:table-cell>
          <table:table-cell table:formula="of:=[.A1141]-[.A1140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54139">
            <text:p>1839.254139</text:p>
          </table:table-cell>
          <table:table-cell office:value-type="float" office:value="10965312544259">
            <text:p>10965312544259</text:p>
          </table:table-cell>
          <table:table-cell table:formula="of:=([.B1142]-[.B$4])/10^9" office:value-type="float" office:value="0.181483208">
            <text:p>0.181483</text:p>
          </table:table-cell>
          <table:table-cell table:formula="of:=[.C1142]-[.C1141]" office:value-type="float" office:value="0.000169986000000011">
            <text:p>0.000170</text:p>
          </table:table-cell>
          <table:table-cell table:formula="of:=[.A1142]-[.A1141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54147">
            <text:p>1839.254147</text:p>
          </table:table-cell>
          <table:table-cell office:value-type="float" office:value="10965312544259">
            <text:p>10965312544259</text:p>
          </table:table-cell>
          <table:table-cell table:formula="of:=([.B1143]-[.B$4])/10^9" office:value-type="float" office:value="0.181483208">
            <text:p>0.181483</text:p>
          </table:table-cell>
          <table:table-cell table:formula="of:=[.C1143]-[.C1142]" office:value-type="float" office:value="0">
            <text:p>0.000000</text:p>
          </table:table-cell>
          <table:table-cell table:formula="of:=[.A1143]-[.A1142]" office:value-type="float" office:value="0.00000800000020717562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55744">
            <text:p>1839.255744</text:p>
          </table:table-cell>
          <table:table-cell office:value-type="float" office:value="10965314149617">
            <text:p>10965314149617</text:p>
          </table:table-cell>
          <table:table-cell table:formula="of:=([.B1144]-[.B$4])/10^9" office:value-type="float" office:value="0.183088566">
            <text:p>0.183089</text:p>
          </table:table-cell>
          <table:table-cell table:formula="of:=[.C1144]-[.C1143]" office:value-type="float" office:value="0.001605358">
            <text:p>0.001605</text:p>
          </table:table-cell>
          <table:table-cell table:formula="of:=[.A1144]-[.A1143]" office:value-type="float" office:value="0.001596999999947">
            <text:p>0.00159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55745">
            <text:p>1839.255745</text:p>
          </table:table-cell>
          <table:table-cell office:value-type="float" office:value="10965314149617">
            <text:p>10965314149617</text:p>
          </table:table-cell>
          <table:table-cell table:formula="of:=([.B1145]-[.B$4])/10^9" office:value-type="float" office:value="0.183088566">
            <text:p>0.183089</text:p>
          </table:table-cell>
          <table:table-cell table:formula="of:=[.C1145]-[.C1144]" office:value-type="float" office:value="0">
            <text:p>0.000000</text:p>
          </table:table-cell>
          <table:table-cell table:formula="of:=[.A1145]-[.A1144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5575">
            <text:p>1839.255750</text:p>
          </table:table-cell>
          <table:table-cell office:value-type="float" office:value="10965314149617">
            <text:p>10965314149617</text:p>
          </table:table-cell>
          <table:table-cell table:formula="of:=([.B1146]-[.B$4])/10^9" office:value-type="float" office:value="0.183088566">
            <text:p>0.183089</text:p>
          </table:table-cell>
          <table:table-cell table:formula="of:=[.C1146]-[.C1145]" office:value-type="float" office:value="0">
            <text:p>0.000000</text:p>
          </table:table-cell>
          <table:table-cell table:formula="of:=[.A1146]-[.A1145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56646">
            <text:p>1839.256646</text:p>
          </table:table-cell>
          <table:table-cell office:value-type="float" office:value="10965314149617">
            <text:p>10965314149617</text:p>
          </table:table-cell>
          <table:table-cell table:formula="of:=([.B1147]-[.B$4])/10^9" office:value-type="float" office:value="0.183088566">
            <text:p>0.183089</text:p>
          </table:table-cell>
          <table:table-cell table:formula="of:=[.C1147]-[.C1146]" office:value-type="float" office:value="0">
            <text:p>0.000000</text:p>
          </table:table-cell>
          <table:table-cell table:formula="of:=[.A1147]-[.A1146]" office:value-type="float" office:value="0.000896000000011554">
            <text:p>0.00089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56649">
            <text:p>1839.256649</text:p>
          </table:table-cell>
          <table:table-cell office:value-type="float" office:value="10965315054847">
            <text:p>10965315054847</text:p>
          </table:table-cell>
          <table:table-cell table:formula="of:=([.B1148]-[.B$4])/10^9" office:value-type="float" office:value="0.183993796">
            <text:p>0.183994</text:p>
          </table:table-cell>
          <table:table-cell table:formula="of:=[.C1148]-[.C1147]" office:value-type="float" office:value="0.000905229999999979">
            <text:p>0.000905</text:p>
          </table:table-cell>
          <table:table-cell table:formula="of:=[.A1148]-[.A1147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5665">
            <text:p>1839.256650</text:p>
          </table:table-cell>
          <table:table-cell office:value-type="float" office:value="10965315054847">
            <text:p>10965315054847</text:p>
          </table:table-cell>
          <table:table-cell table:formula="of:=([.B1149]-[.B$4])/10^9" office:value-type="float" office:value="0.183993796">
            <text:p>0.183994</text:p>
          </table:table-cell>
          <table:table-cell table:formula="of:=[.C1149]-[.C1148]" office:value-type="float" office:value="0">
            <text:p>0.000000</text:p>
          </table:table-cell>
          <table:table-cell table:formula="of:=[.A1149]-[.A1148]" office:value-type="float" office:value="0.00000100000011116208">
            <text:p>0.000001</text:p>
          </table:table-cell>
          <table:table-cell office:value-type="string">
            <text:p>d_s is renewed (r + D) to 10965317054847; c_s is fully topped up</text:p>
          </table:table-cell>
          <table:table-cell table:number-columns-repeated="2"/>
        </table:table-row>
        <table:table-row table:style-name="ro1">
          <table:table-cell office:value-type="float" office:value="1839.256652">
            <text:p>1839.256652</text:p>
          </table:table-cell>
          <table:table-cell office:value-type="float" office:value="10965315054847">
            <text:p>10965315054847</text:p>
          </table:table-cell>
          <table:table-cell table:formula="of:=([.B1150]-[.B$4])/10^9" office:value-type="float" office:value="0.183993796">
            <text:p>0.183994</text:p>
          </table:table-cell>
          <table:table-cell table:formula="of:=[.C1150]-[.C1149]" office:value-type="float" office:value="0">
            <text:p>0.000000</text:p>
          </table:table-cell>
          <table:table-cell table:formula="of:=[.A1150]-[.A1149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25666">
            <text:p>1839.256660</text:p>
          </table:table-cell>
          <table:table-cell office:value-type="float" office:value="10965315065944">
            <text:p>10965315065944</text:p>
          </table:table-cell>
          <table:table-cell table:formula="of:=([.B1151]-[.B$4])/10^9" office:value-type="float" office:value="0.184004893">
            <text:p>0.184005</text:p>
          </table:table-cell>
          <table:table-cell table:formula="of:=[.C1151]-[.C1150]" office:value-type="float" office:value="0.0000110970000000155">
            <text:p>0.000011</text:p>
          </table:table-cell>
          <table:table-cell table:formula="of:=[.A1151]-[.A1150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56665">
            <text:p>1839.256665</text:p>
          </table:table-cell>
          <table:table-cell office:value-type="float" office:value="10965315065944">
            <text:p>10965315065944</text:p>
          </table:table-cell>
          <table:table-cell table:formula="of:=([.B1152]-[.B$4])/10^9" office:value-type="float" office:value="0.184004893">
            <text:p>0.184005</text:p>
          </table:table-cell>
          <table:table-cell table:formula="of:=[.C1152]-[.C1151]" office:value-type="float" office:value="0">
            <text:p>0.000000</text:p>
          </table:table-cell>
          <table:table-cell table:formula="of:=[.A1152]-[.A1151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257553">
            <text:p>1839.257553</text:p>
          </table:table-cell>
          <table:table-cell office:value-type="float" office:value="10965315958371">
            <text:p>10965315958371</text:p>
          </table:table-cell>
          <table:table-cell table:formula="of:=([.B1153]-[.B$4])/10^9" office:value-type="float" office:value="0.18489732">
            <text:p>0.184897</text:p>
          </table:table-cell>
          <table:table-cell table:formula="of:=[.C1153]-[.C1152]" office:value-type="float" office:value="0.000892427000000001">
            <text:p>0.000892</text:p>
          </table:table-cell>
          <table:table-cell table:formula="of:=[.A1153]-[.A1152]" office:value-type="float" office:value="0.000887999999804379">
            <text:p>0.00088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57554">
            <text:p>1839.257554</text:p>
          </table:table-cell>
          <table:table-cell office:value-type="float" office:value="10965315958371">
            <text:p>10965315958371</text:p>
          </table:table-cell>
          <table:table-cell table:formula="of:=([.B1154]-[.B$4])/10^9" office:value-type="float" office:value="0.18489732">
            <text:p>0.184897</text:p>
          </table:table-cell>
          <table:table-cell table:formula="of:=[.C1154]-[.C1153]" office:value-type="float" office:value="0">
            <text:p>0.000000</text:p>
          </table:table-cell>
          <table:table-cell table:formula="of:=[.A1154]-[.A115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57559">
            <text:p>1839.257559</text:p>
          </table:table-cell>
          <table:table-cell office:value-type="float" office:value="10965315958371">
            <text:p>10965315958371</text:p>
          </table:table-cell>
          <table:table-cell table:formula="of:=([.B1155]-[.B$4])/10^9" office:value-type="float" office:value="0.18489732">
            <text:p>0.184897</text:p>
          </table:table-cell>
          <table:table-cell table:formula="of:=[.C1155]-[.C1154]" office:value-type="float" office:value="0">
            <text:p>0.000000</text:p>
          </table:table-cell>
          <table:table-cell table:formula="of:=[.A1155]-[.A115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257643">
            <text:p>1839.257643</text:p>
          </table:table-cell>
          <table:table-cell office:value-type="float" office:value="10965316013466">
            <text:p>10965316013466</text:p>
          </table:table-cell>
          <table:table-cell table:formula="of:=([.B1156]-[.B$4])/10^9" office:value-type="float" office:value="0.184952415">
            <text:p>0.184952</text:p>
          </table:table-cell>
          <table:table-cell table:formula="of:=[.C1156]-[.C1155]" office:value-type="float" office:value="0.000055095000000005">
            <text:p>0.000055</text:p>
          </table:table-cell>
          <table:table-cell table:formula="of:=[.A1156]-[.A1155]" office:value-type="float" office:value="0.0000840000000152941">
            <text:p>0.00008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57645">
            <text:p>1839.257645</text:p>
          </table:table-cell>
          <table:table-cell office:value-type="float" office:value="10965316059290">
            <text:p>10965316059290</text:p>
          </table:table-cell>
          <table:table-cell table:formula="of:=([.B1157]-[.B$4])/10^9" office:value-type="float" office:value="0.184998239">
            <text:p>0.184998</text:p>
          </table:table-cell>
          <table:table-cell table:formula="of:=[.C1157]-[.C1156]" office:value-type="float" office:value="0.0000458239999999999">
            <text:p>0.000046</text:p>
          </table:table-cell>
          <table:table-cell table:formula="of:=[.A1157]-[.A115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57646">
            <text:p>1839.257646</text:p>
          </table:table-cell>
          <table:table-cell office:value-type="float" office:value="10965316059290">
            <text:p>10965316059290</text:p>
          </table:table-cell>
          <table:table-cell table:formula="of:=([.B1158]-[.B$4])/10^9" office:value-type="float" office:value="0.184998239">
            <text:p>0.184998</text:p>
          </table:table-cell>
          <table:table-cell table:formula="of:=[.C1158]-[.C1157]" office:value-type="float" office:value="0">
            <text:p>0.000000</text:p>
          </table:table-cell>
          <table:table-cell table:formula="of:=[.A1158]-[.A1157]" office:value-type="float" office:value="0.00000100000011116208">
            <text:p>0.000001</text:p>
          </table:table-cell>
          <table:table-cell/>
          <table:table-cell office:value-type="string">
            <text:p>384880 / 1458119 &lt;= 2000000 / 5000000</text:p>
          </table:table-cell>
          <table:table-cell/>
        </table:table-row>
        <table:table-row table:style-name="ro1">
          <table:table-cell office:value-type="float" office:value="1839.257647">
            <text:p>1839.257647</text:p>
          </table:table-cell>
          <table:table-cell office:value-type="float" office:value="10965316059290">
            <text:p>10965316059290</text:p>
          </table:table-cell>
          <table:table-cell table:formula="of:=([.B1159]-[.B$4])/10^9" office:value-type="float" office:value="0.184998239">
            <text:p>0.184998</text:p>
          </table:table-cell>
          <table:table-cell table:formula="of:=[.C1159]-[.C1158]" office:value-type="float" office:value="0">
            <text:p>0.000000</text:p>
          </table:table-cell>
          <table:table-cell table:formula="of:=[.A1159]-[.A1158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57648">
            <text:p>1839.257648</text:p>
          </table:table-cell>
          <table:table-cell office:value-type="float" office:value="10965316059290">
            <text:p>10965316059290</text:p>
          </table:table-cell>
          <table:table-cell table:formula="of:=([.B1160]-[.B$4])/10^9" office:value-type="float" office:value="0.184998239">
            <text:p>0.184998</text:p>
          </table:table-cell>
          <table:table-cell table:formula="of:=[.C1160]-[.C1159]" office:value-type="float" office:value="0">
            <text:p>0.000000</text:p>
          </table:table-cell>
          <table:table-cell table:formula="of:=[.A1160]-[.A1159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57658">
            <text:p>1839.257658</text:p>
          </table:table-cell>
          <table:table-cell office:value-type="float" office:value="10965316072386">
            <text:p>10965316072386</text:p>
          </table:table-cell>
          <table:table-cell table:formula="of:=([.B1161]-[.B$4])/10^9" office:value-type="float" office:value="0.185011335">
            <text:p>0.185011</text:p>
          </table:table-cell>
          <table:table-cell table:formula="of:=[.C1161]-[.C1160]" office:value-type="float" office:value="0.0000130959999999902">
            <text:p>0.000013</text:p>
          </table:table-cell>
          <table:table-cell table:formula="of:=[.A1161]-[.A1160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57666">
            <text:p>1839.257666</text:p>
          </table:table-cell>
          <table:table-cell office:value-type="float" office:value="10965316072386">
            <text:p>10965316072386</text:p>
          </table:table-cell>
          <table:table-cell table:formula="of:=([.B1162]-[.B$4])/10^9" office:value-type="float" office:value="0.185011335">
            <text:p>0.185011</text:p>
          </table:table-cell>
          <table:table-cell table:formula="of:=[.C1162]-[.C1161]" office:value-type="float" office:value="0">
            <text:p>0.000000</text:p>
          </table:table-cell>
          <table:table-cell table:formula="of:=[.A1162]-[.A1161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58052">
            <text:p>1839.258052</text:p>
          </table:table-cell>
          <table:table-cell office:value-type="float" office:value="10965316465568">
            <text:p>10965316465568</text:p>
          </table:table-cell>
          <table:table-cell table:formula="of:=([.B1163]-[.B$4])/10^9" office:value-type="float" office:value="0.185404517">
            <text:p>0.185405</text:p>
          </table:table-cell>
          <table:table-cell table:formula="of:=[.C1163]-[.C1162]" office:value-type="float" office:value="0.000393181999999992">
            <text:p>0.000393</text:p>
          </table:table-cell>
          <table:table-cell table:formula="of:=[.A1163]-[.A1162]" office:value-type="float" office:value="0.000385999999934938">
            <text:p>0.00038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58053">
            <text:p>1839.258053</text:p>
          </table:table-cell>
          <table:table-cell office:value-type="float" office:value="10965316465568">
            <text:p>10965316465568</text:p>
          </table:table-cell>
          <table:table-cell table:formula="of:=([.B1164]-[.B$4])/10^9" office:value-type="float" office:value="0.185404517">
            <text:p>0.185405</text:p>
          </table:table-cell>
          <table:table-cell table:formula="of:=[.C1164]-[.C1163]" office:value-type="float" office:value="0">
            <text:p>0.000000</text:p>
          </table:table-cell>
          <table:table-cell table:formula="of:=[.A1164]-[.A1163]" office:value-type="float" office:value="0.00000100000011116208">
            <text:p>0.000001</text:p>
          </table:table-cell>
          <table:table-cell/>
          <table:table-cell office:value-type="string">
            <text:p>uses up its c_s; 10965316465568-10965316072386=393182</text:p>
          </table:table-cell>
          <table:table-cell/>
        </table:table-row>
        <table:table-row table:style-name="ro1">
          <table:table-cell office:value-type="float" office:value="1839.258067">
            <text:p>1839.258067</text:p>
          </table:table-cell>
          <table:table-cell office:value-type="float" office:value="10965316480028">
            <text:p>10965316480028</text:p>
          </table:table-cell>
          <table:table-cell table:formula="of:=([.B1165]-[.B$4])/10^9" office:value-type="float" office:value="0.185418977">
            <text:p>0.185419</text:p>
          </table:table-cell>
          <table:table-cell table:formula="of:=[.C1165]-[.C1164]" office:value-type="float" office:value="0.0000144600000000217">
            <text:p>0.000014</text:p>
          </table:table-cell>
          <table:table-cell table:formula="of:=[.A1165]-[.A1164]" office:value-type="float" office:value="0.0000139999999646534">
            <text:p>0.00001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58072">
            <text:p>1839.258072</text:p>
          </table:table-cell>
          <table:table-cell office:value-type="float" office:value="10965316480028">
            <text:p>10965316480028</text:p>
          </table:table-cell>
          <table:table-cell table:formula="of:=([.B1166]-[.B$4])/10^9" office:value-type="float" office:value="0.185418977">
            <text:p>0.185419</text:p>
          </table:table-cell>
          <table:table-cell table:formula="of:=[.C1166]-[.C1165]" office:value-type="float" office:value="0">
            <text:p>0.000000</text:p>
          </table:table-cell>
          <table:table-cell table:formula="of:=[.A1166]-[.A1165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59111">
            <text:p>1839.259111</text:p>
          </table:table-cell>
          <table:table-cell office:value-type="float" office:value="10965316480028">
            <text:p>10965316480028</text:p>
          </table:table-cell>
          <table:table-cell table:formula="of:=([.B1167]-[.B$4])/10^9" office:value-type="float" office:value="0.185418977">
            <text:p>0.185419</text:p>
          </table:table-cell>
          <table:table-cell table:formula="of:=[.C1167]-[.C1166]" office:value-type="float" office:value="0">
            <text:p>0.000000</text:p>
          </table:table-cell>
          <table:table-cell table:formula="of:=[.A1167]-[.A1166]" office:value-type="float" office:value="0.00103899999999157">
            <text:p>0.00103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59112">
            <text:p>1839.259112</text:p>
          </table:table-cell>
          <table:table-cell office:value-type="float" office:value="10965316480028">
            <text:p>10965316480028</text:p>
          </table:table-cell>
          <table:table-cell table:formula="of:=([.B1168]-[.B$4])/10^9" office:value-type="float" office:value="0.185418977">
            <text:p>0.185419</text:p>
          </table:table-cell>
          <table:table-cell table:formula="of:=[.C1168]-[.C1167]" office:value-type="float" office:value="0">
            <text:p>0.000000</text:p>
          </table:table-cell>
          <table:table-cell table:formula="of:=[.A1168]-[.A1167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59113">
            <text:p>1839.259113</text:p>
          </table:table-cell>
          <table:table-cell office:value-type="float" office:value="10965316480028">
            <text:p>10965316480028</text:p>
          </table:table-cell>
          <table:table-cell table:formula="of:=([.B1169]-[.B$4])/10^9" office:value-type="float" office:value="0.185418977">
            <text:p>0.185419</text:p>
          </table:table-cell>
          <table:table-cell table:formula="of:=[.C1169]-[.C1168]" office:value-type="float" office:value="0">
            <text:p>0.000000</text:p>
          </table:table-cell>
          <table:table-cell table:formula="of:=[.A1169]-[.A1168]" office:value-type="float" office:value="0.00000100000011116208">
            <text:p>0.000001</text:p>
          </table:table-cell>
          <table:table-cell/>
          <table:table-cell office:value-type="string">
            <text:p>postpones its deadline to 10965322517409; c_s is topped up to 1991698</text:p>
          </table:table-cell>
          <table:table-cell/>
        </table:table-row>
        <table:table-row table:style-name="ro1">
          <table:table-cell office:value-type="float" office:value="1839.259873">
            <text:p>1839.259873</text:p>
          </table:table-cell>
          <table:table-cell office:value-type="float" office:value="10965318285588">
            <text:p>10965318285588</text:p>
          </table:table-cell>
          <table:table-cell table:formula="of:=([.B1170]-[.B$4])/10^9" office:value-type="float" office:value="0.187224537">
            <text:p>0.187225</text:p>
          </table:table-cell>
          <table:table-cell table:formula="of:=[.C1170]-[.C1169]" office:value-type="float" office:value="0.00180555999999998">
            <text:p>0.001806</text:p>
          </table:table-cell>
          <table:table-cell table:formula="of:=[.A1170]-[.A1169]" office:value-type="float" office:value="0.000759999999900174">
            <text:p>0.000760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839.259874">
            <text:p>1839.259874</text:p>
          </table:table-cell>
          <table:table-cell office:value-type="float" office:value="10965318285588">
            <text:p>10965318285588</text:p>
          </table:table-cell>
          <table:table-cell table:formula="of:=([.B1171]-[.B$4])/10^9" office:value-type="float" office:value="0.187224537">
            <text:p>0.187225</text:p>
          </table:table-cell>
          <table:table-cell table:formula="of:=[.C1171]-[.C1170]" office:value-type="float" office:value="0">
            <text:p>0.000000</text:p>
          </table:table-cell>
          <table:table-cell table:formula="of:=[.A1171]-[.A1170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10965318285588-10965316480028=1805560</text:p>
          </table:table-cell>
        </table:table-row>
        <table:table-row table:style-name="ro1">
          <table:table-cell office:value-type="float" office:value="1839.259877">
            <text:p>1839.259877</text:p>
          </table:table-cell>
          <table:table-cell office:value-type="float" office:value="10965318285588">
            <text:p>10965318285588</text:p>
          </table:table-cell>
          <table:table-cell table:formula="of:=([.B1172]-[.B$4])/10^9" office:value-type="float" office:value="0.187224537">
            <text:p>0.187225</text:p>
          </table:table-cell>
          <table:table-cell table:formula="of:=[.C1172]-[.C1171]" office:value-type="float" office:value="0">
            <text:p>0.000000</text:p>
          </table:table-cell>
          <table:table-cell table:formula="of:=[.A1172]-[.A1171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59878">
            <text:p>1839.259878</text:p>
          </table:table-cell>
          <table:table-cell office:value-type="float" office:value="10965318285588">
            <text:p>10965318285588</text:p>
          </table:table-cell>
          <table:table-cell table:formula="of:=([.B1173]-[.B$4])/10^9" office:value-type="float" office:value="0.187224537">
            <text:p>0.187225</text:p>
          </table:table-cell>
          <table:table-cell table:formula="of:=[.C1173]-[.C1172]" office:value-type="float" office:value="0">
            <text:p>0.000000</text:p>
          </table:table-cell>
          <table:table-cell table:formula="of:=[.A1173]-[.A1172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10965325058181; c_s is topped up to 2766705</text:p>
          </table:table-cell>
        </table:table-row>
        <table:table-row table:style-name="ro1">
          <table:table-cell office:value-type="float" office:value="1839.259889">
            <text:p>1839.259889</text:p>
          </table:table-cell>
          <table:table-cell office:value-type="float" office:value="10965318302804">
            <text:p>10965318302804</text:p>
          </table:table-cell>
          <table:table-cell table:formula="of:=([.B1174]-[.B$4])/10^9" office:value-type="float" office:value="0.187241753">
            <text:p>0.187242</text:p>
          </table:table-cell>
          <table:table-cell table:formula="of:=[.C1174]-[.C1173]" office:value-type="float" office:value="0.0000172160000000143">
            <text:p>0.000017</text:p>
          </table:table-cell>
          <table:table-cell table:formula="of:=[.A1174]-[.A1173]" office:value-type="float" office:value="0.0000109999998585408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59894">
            <text:p>1839.259894</text:p>
          </table:table-cell>
          <table:table-cell office:value-type="float" office:value="10965318302804">
            <text:p>10965318302804</text:p>
          </table:table-cell>
          <table:table-cell table:formula="of:=([.B1175]-[.B$4])/10^9" office:value-type="float" office:value="0.187241753">
            <text:p>0.187242</text:p>
          </table:table-cell>
          <table:table-cell table:formula="of:=[.C1175]-[.C1174]" office:value-type="float" office:value="0">
            <text:p>0.000000</text:p>
          </table:table-cell>
          <table:table-cell table:formula="of:=[.A1175]-[.A1174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60638">
            <text:p>1839.260638</text:p>
          </table:table-cell>
          <table:table-cell office:value-type="float" office:value="10965318302804">
            <text:p>10965318302804</text:p>
          </table:table-cell>
          <table:table-cell table:formula="of:=([.B1176]-[.B$4])/10^9" office:value-type="float" office:value="0.187241753">
            <text:p>0.187242</text:p>
          </table:table-cell>
          <table:table-cell table:formula="of:=[.C1176]-[.C1175]" office:value-type="float" office:value="0">
            <text:p>0.000000</text:p>
          </table:table-cell>
          <table:table-cell table:formula="of:=[.A1176]-[.A1175]" office:value-type="float" office:value="0.00074399999994057">
            <text:p>0.00074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60641">
            <text:p>1839.260641</text:p>
          </table:table-cell>
          <table:table-cell office:value-type="float" office:value="10965319054651">
            <text:p>10965319054651</text:p>
          </table:table-cell>
          <table:table-cell table:formula="of:=([.B1177]-[.B$4])/10^9" office:value-type="float" office:value="0.1879936">
            <text:p>0.187994</text:p>
          </table:table-cell>
          <table:table-cell table:formula="of:=[.C1177]-[.C1176]" office:value-type="float" office:value="0.000751847">
            <text:p>0.000752</text:p>
          </table:table-cell>
          <table:table-cell table:formula="of:=[.A1177]-[.A1176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60642">
            <text:p>1839.260642</text:p>
          </table:table-cell>
          <table:table-cell office:value-type="float" office:value="10965319054651">
            <text:p>10965319054651</text:p>
          </table:table-cell>
          <table:table-cell table:formula="of:=([.B1178]-[.B$4])/10^9" office:value-type="float" office:value="0.1879936">
            <text:p>0.187994</text:p>
          </table:table-cell>
          <table:table-cell table:formula="of:=[.C1178]-[.C1177]" office:value-type="float" office:value="0">
            <text:p>0.000000</text:p>
          </table:table-cell>
          <table:table-cell table:formula="of:=[.A1178]-[.A1177]" office:value-type="float" office:value="0.000000999999883788405">
            <text:p>0.000001</text:p>
          </table:table-cell>
          <table:table-cell office:value-type="string">
            <text:p>d_s is renewed (r + D) to 10965321054651; c_s is fully topped up</text:p>
          </table:table-cell>
          <table:table-cell table:number-columns-repeated="2"/>
        </table:table-row>
        <table:table-row table:style-name="ro1">
          <table:table-cell office:value-type="float" office:value="1839.260643">
            <text:p>1839.260643</text:p>
          </table:table-cell>
          <table:table-cell office:value-type="float" office:value="10965319054651">
            <text:p>10965319054651</text:p>
          </table:table-cell>
          <table:table-cell table:formula="of:=([.B1179]-[.B$4])/10^9" office:value-type="float" office:value="0.1879936">
            <text:p>0.187994</text:p>
          </table:table-cell>
          <table:table-cell table:formula="of:=[.C1179]-[.C1178]" office:value-type="float" office:value="0">
            <text:p>0.000000</text:p>
          </table:table-cell>
          <table:table-cell table:formula="of:=[.A1179]-[.A1178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260651">
            <text:p>1839.260651</text:p>
          </table:table-cell>
          <table:table-cell office:value-type="float" office:value="10965319064853">
            <text:p>10965319064853</text:p>
          </table:table-cell>
          <table:table-cell table:formula="of:=([.B1180]-[.B$4])/10^9" office:value-type="float" office:value="0.188003802">
            <text:p>0.188004</text:p>
          </table:table-cell>
          <table:table-cell table:formula="of:=[.C1180]-[.C1179]" office:value-type="float" office:value="0.0000102019999999869">
            <text:p>0.000010</text:p>
          </table:table-cell>
          <table:table-cell table:formula="of:=[.A1180]-[.A1179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60656">
            <text:p>1839.260656</text:p>
          </table:table-cell>
          <table:table-cell office:value-type="float" office:value="10965319064853">
            <text:p>10965319064853</text:p>
          </table:table-cell>
          <table:table-cell table:formula="of:=([.B1181]-[.B$4])/10^9" office:value-type="float" office:value="0.188003802">
            <text:p>0.188004</text:p>
          </table:table-cell>
          <table:table-cell table:formula="of:=[.C1181]-[.C1180]" office:value-type="float" office:value="0">
            <text:p>0.000000</text:p>
          </table:table-cell>
          <table:table-cell table:formula="of:=[.A1181]-[.A1180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6156">
            <text:p>1839.261560</text:p>
          </table:table-cell>
          <table:table-cell office:value-type="float" office:value="10965319974209">
            <text:p>10965319974209</text:p>
          </table:table-cell>
          <table:table-cell table:formula="of:=([.B1182]-[.B$4])/10^9" office:value-type="float" office:value="0.188913158">
            <text:p>0.188913</text:p>
          </table:table-cell>
          <table:table-cell table:formula="of:=[.C1182]-[.C1181]" office:value-type="float" office:value="0.000909356">
            <text:p>0.000909</text:p>
          </table:table-cell>
          <table:table-cell table:formula="of:=[.A1182]-[.A1181]" office:value-type="float" office:value="0.000903999999991356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61562">
            <text:p>1839.261562</text:p>
          </table:table-cell>
          <table:table-cell office:value-type="float" office:value="10965319974209">
            <text:p>10965319974209</text:p>
          </table:table-cell>
          <table:table-cell table:formula="of:=([.B1183]-[.B$4])/10^9" office:value-type="float" office:value="0.188913158">
            <text:p>0.188913</text:p>
          </table:table-cell>
          <table:table-cell table:formula="of:=[.C1183]-[.C1182]" office:value-type="float" office:value="0">
            <text:p>0.000000</text:p>
          </table:table-cell>
          <table:table-cell table:formula="of:=[.A1183]-[.A118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61567">
            <text:p>1839.261567</text:p>
          </table:table-cell>
          <table:table-cell office:value-type="float" office:value="10965319974209">
            <text:p>10965319974209</text:p>
          </table:table-cell>
          <table:table-cell table:formula="of:=([.B1184]-[.B$4])/10^9" office:value-type="float" office:value="0.188913158">
            <text:p>0.188913</text:p>
          </table:table-cell>
          <table:table-cell table:formula="of:=[.C1184]-[.C1183]" office:value-type="float" office:value="0">
            <text:p>0.000000</text:p>
          </table:table-cell>
          <table:table-cell table:formula="of:=[.A1184]-[.A1183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6238">
            <text:p>1839.262380</text:p>
          </table:table-cell>
          <table:table-cell office:value-type="float" office:value="10965320802805">
            <text:p>10965320802805</text:p>
          </table:table-cell>
          <table:table-cell table:formula="of:=([.B1185]-[.B$4])/10^9" office:value-type="float" office:value="0.189741754">
            <text:p>0.189742</text:p>
          </table:table-cell>
          <table:table-cell table:formula="of:=[.C1185]-[.C1184]" office:value-type="float" office:value="0.000828596000000015">
            <text:p>0.000829</text:p>
          </table:table-cell>
          <table:table-cell table:formula="of:=[.A1185]-[.A1184]" office:value-type="float" office:value="0.000812999999880049">
            <text:p>0.00081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62383">
            <text:p>1839.262383</text:p>
          </table:table-cell>
          <table:table-cell office:value-type="float" office:value="10965320802805">
            <text:p>10965320802805</text:p>
          </table:table-cell>
          <table:table-cell table:formula="of:=([.B1186]-[.B$4])/10^9" office:value-type="float" office:value="0.189741754">
            <text:p>0.189742</text:p>
          </table:table-cell>
          <table:table-cell table:formula="of:=[.C1186]-[.C1185]" office:value-type="float" office:value="0">
            <text:p>0.000000</text:p>
          </table:table-cell>
          <table:table-cell table:formula="of:=[.A1186]-[.A1185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62388">
            <text:p>1839.262388</text:p>
          </table:table-cell>
          <table:table-cell office:value-type="float" office:value="10965320802805">
            <text:p>10965320802805</text:p>
          </table:table-cell>
          <table:table-cell table:formula="of:=([.B1187]-[.B$4])/10^9" office:value-type="float" office:value="0.189741754">
            <text:p>0.189742</text:p>
          </table:table-cell>
          <table:table-cell table:formula="of:=[.C1187]-[.C1186]" office:value-type="float" office:value="0">
            <text:p>0.000000</text:p>
          </table:table-cell>
          <table:table-cell table:formula="of:=[.A1187]-[.A118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62491">
            <text:p>1839.262491</text:p>
          </table:table-cell>
          <table:table-cell office:value-type="float" office:value="10965320913457">
            <text:p>10965320913457</text:p>
          </table:table-cell>
          <table:table-cell table:formula="of:=([.B1188]-[.B$4])/10^9" office:value-type="float" office:value="0.189852406">
            <text:p>0.189852</text:p>
          </table:table-cell>
          <table:table-cell table:formula="of:=[.C1188]-[.C1187]" office:value-type="float" office:value="0.000110651999999989">
            <text:p>0.000111</text:p>
          </table:table-cell>
          <table:table-cell table:formula="of:=[.A1188]-[.A1187]" office:value-type="float" office:value="0.000102999999853637">
            <text:p>0.00010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262493">
            <text:p>1839.262493</text:p>
          </table:table-cell>
          <table:table-cell office:value-type="float" office:value="10965320913457">
            <text:p>10965320913457</text:p>
          </table:table-cell>
          <table:table-cell table:formula="of:=([.B1189]-[.B$4])/10^9" office:value-type="float" office:value="0.189852406">
            <text:p>0.189852</text:p>
          </table:table-cell>
          <table:table-cell table:formula="of:=[.C1189]-[.C1188]" office:value-type="float" office:value="0">
            <text:p>0.000000</text:p>
          </table:table-cell>
          <table:table-cell table:formula="of:=[.A1189]-[.A118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62635">
            <text:p>1839.262635</text:p>
          </table:table-cell>
          <table:table-cell office:value-type="float" office:value="10965320913457">
            <text:p>10965320913457</text:p>
          </table:table-cell>
          <table:table-cell table:formula="of:=([.B1190]-[.B$4])/10^9" office:value-type="float" office:value="0.189852406">
            <text:p>0.189852</text:p>
          </table:table-cell>
          <table:table-cell table:formula="of:=[.C1190]-[.C1189]" office:value-type="float" office:value="0">
            <text:p>0.000000</text:p>
          </table:table-cell>
          <table:table-cell table:formula="of:=[.A1190]-[.A1189]" office:value-type="float" office:value="0.000142000000096232">
            <text:p>0.00014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62639">
            <text:p>1839.262639</text:p>
          </table:table-cell>
          <table:table-cell office:value-type="float" office:value="10965321060805">
            <text:p>10965321060805</text:p>
          </table:table-cell>
          <table:table-cell table:formula="of:=([.B1191]-[.B$4])/10^9" office:value-type="float" office:value="0.189999754">
            <text:p>0.190000</text:p>
          </table:table-cell>
          <table:table-cell table:formula="of:=[.C1191]-[.C1190]" office:value-type="float" office:value="0.000147347999999992">
            <text:p>0.000147</text:p>
          </table:table-cell>
          <table:table-cell table:formula="of:=[.A1191]-[.A1190]" office:value-type="float" office:value="0.00000399999998990097">
            <text:p>0.000004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6264">
            <text:p>1839.262640</text:p>
          </table:table-cell>
          <table:table-cell office:value-type="float" office:value="10965321060805">
            <text:p>10965321060805</text:p>
          </table:table-cell>
          <table:table-cell table:formula="of:=([.B1192]-[.B$4])/10^9" office:value-type="float" office:value="0.189999754">
            <text:p>0.190000</text:p>
          </table:table-cell>
          <table:table-cell table:formula="of:=[.C1192]-[.C1191]" office:value-type="float" office:value="0">
            <text:p>0.000000</text:p>
          </table:table-cell>
          <table:table-cell table:formula="of:=[.A1192]-[.A1191]" office:value-type="float" office:value="0.000000999999883788405">
            <text:p>0.000001</text:p>
          </table:table-cell>
          <table:table-cell/>
          <table:table-cell office:value-type="string">
            <text:p>401053 / 1456604 &lt;= 2000000 / 5000000</text:p>
          </table:table-cell>
          <table:table-cell/>
        </table:table-row>
        <table:table-row table:style-name="ro1">
          <table:table-cell office:value-type="float" office:value="1839.262641">
            <text:p>1839.262641</text:p>
          </table:table-cell>
          <table:table-cell office:value-type="float" office:value="10965321060805">
            <text:p>10965321060805</text:p>
          </table:table-cell>
          <table:table-cell table:formula="of:=([.B1193]-[.B$4])/10^9" office:value-type="float" office:value="0.189999754">
            <text:p>0.190000</text:p>
          </table:table-cell>
          <table:table-cell table:formula="of:=[.C1193]-[.C1192]" office:value-type="float" office:value="0">
            <text:p>0.000000</text:p>
          </table:table-cell>
          <table:table-cell table:formula="of:=[.A1193]-[.A1192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62646">
            <text:p>1839.262646</text:p>
          </table:table-cell>
          <table:table-cell office:value-type="float" office:value="10965321060805">
            <text:p>10965321060805</text:p>
          </table:table-cell>
          <table:table-cell table:formula="of:=([.B1194]-[.B$4])/10^9" office:value-type="float" office:value="0.189999754">
            <text:p>0.190000</text:p>
          </table:table-cell>
          <table:table-cell table:formula="of:=[.C1194]-[.C1193]" office:value-type="float" office:value="0">
            <text:p>0.000000</text:p>
          </table:table-cell>
          <table:table-cell table:formula="of:=[.A1194]-[.A1193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262648">
            <text:p>1839.262648</text:p>
          </table:table-cell>
          <table:table-cell office:value-type="float" office:value="10965321070725">
            <text:p>10965321070725</text:p>
          </table:table-cell>
          <table:table-cell table:formula="of:=([.B1195]-[.B$4])/10^9" office:value-type="float" office:value="0.190009674">
            <text:p>0.190010</text:p>
          </table:table-cell>
          <table:table-cell table:formula="of:=[.C1195]-[.C1194]" office:value-type="float" office:value="0.0000099199999999966">
            <text:p>0.000010</text:p>
          </table:table-cell>
          <table:table-cell table:formula="of:=[.A1195]-[.A119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62649">
            <text:p>1839.262649</text:p>
          </table:table-cell>
          <table:table-cell office:value-type="float" office:value="10965321070725">
            <text:p>10965321070725</text:p>
          </table:table-cell>
          <table:table-cell table:formula="of:=([.B1196]-[.B$4])/10^9" office:value-type="float" office:value="0.190009674">
            <text:p>0.190010</text:p>
          </table:table-cell>
          <table:table-cell table:formula="of:=[.C1196]-[.C1195]" office:value-type="float" office:value="0">
            <text:p>0.000000</text:p>
          </table:table-cell>
          <table:table-cell table:formula="of:=[.A1196]-[.A1195]" office:value-type="float" office:value="0.00000100000011116208">
            <text:p>0.000001</text:p>
          </table:table-cell>
          <table:table-cell table:number-columns-repeated="2"/>
          <table:table-cell office:value-type="string">
            <text:p>2638837 / 3987456 &gt; 3000000 / 7000000</text:p>
          </table:table-cell>
        </table:table-row>
        <table:table-row table:style-name="ro1">
          <table:table-cell office:value-type="float" office:value="1839.26265">
            <text:p>1839.262650</text:p>
          </table:table-cell>
          <table:table-cell office:value-type="float" office:value="10965321070725">
            <text:p>10965321070725</text:p>
          </table:table-cell>
          <table:table-cell table:formula="of:=([.B1197]-[.B$4])/10^9" office:value-type="float" office:value="0.190009674">
            <text:p>0.190010</text:p>
          </table:table-cell>
          <table:table-cell table:formula="of:=[.C1197]-[.C1196]" office:value-type="float" office:value="0">
            <text:p>0.000000</text:p>
          </table:table-cell>
          <table:table-cell table:formula="of:=[.A1197]-[.A1196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328070725; c_s is fully topped up</text:p>
          </table:table-cell>
        </table:table-row>
        <table:table-row table:style-name="ro1">
          <table:table-cell office:value-type="float" office:value="1839.262668">
            <text:p>1839.262668</text:p>
          </table:table-cell>
          <table:table-cell office:value-type="float" office:value="10965321082662">
            <text:p>10965321082662</text:p>
          </table:table-cell>
          <table:table-cell table:formula="of:=([.B1198]-[.B$4])/10^9" office:value-type="float" office:value="0.190021611">
            <text:p>0.190022</text:p>
          </table:table-cell>
          <table:table-cell table:formula="of:=[.C1198]-[.C1197]" office:value-type="float" office:value="0.0000119370000000174">
            <text:p>0.000012</text:p>
          </table:table-cell>
          <table:table-cell table:formula="of:=[.A1198]-[.A1197]" office:value-type="float" office:value="0.000018000000181928">
            <text:p>0.000018</text:p>
          </table:table-cell>
          <table:table-cell/>
          <table:table-cell office:value-type="string">
            <text:p>is pick_next_task_dl-ed by Xorg (1038)</text:p>
          </table:table-cell>
          <table:table-cell/>
        </table:table-row>
        <table:table-row table:style-name="ro1">
          <table:table-cell office:value-type="float" office:value="1839.26307">
            <text:p>1839.263070</text:p>
          </table:table-cell>
          <table:table-cell office:value-type="float" office:value="10965321491679">
            <text:p>10965321491679</text:p>
          </table:table-cell>
          <table:table-cell table:formula="of:=([.B1199]-[.B$4])/10^9" office:value-type="float" office:value="0.190430628">
            <text:p>0.190431</text:p>
          </table:table-cell>
          <table:table-cell table:formula="of:=[.C1199]-[.C1198]" office:value-type="float" office:value="0.000409016999999984">
            <text:p>0.000409</text:p>
          </table:table-cell>
          <table:table-cell table:formula="of:=[.A1199]-[.A1198]" office:value-type="float" office:value="0.000401999999894542">
            <text:p>0.0004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63071">
            <text:p>1839.263071</text:p>
          </table:table-cell>
          <table:table-cell office:value-type="float" office:value="10965321491679">
            <text:p>10965321491679</text:p>
          </table:table-cell>
          <table:table-cell table:formula="of:=([.B1200]-[.B$4])/10^9" office:value-type="float" office:value="0.190430628">
            <text:p>0.190431</text:p>
          </table:table-cell>
          <table:table-cell table:formula="of:=[.C1200]-[.C1199]" office:value-type="float" office:value="0">
            <text:p>0.000000</text:p>
          </table:table-cell>
          <table:table-cell table:formula="of:=[.A1200]-[.A1199]" office:value-type="float" office:value="0.00000100000011116208">
            <text:p>0.000001</text:p>
          </table:table-cell>
          <table:table-cell/>
          <table:table-cell office:value-type="string">
            <text:p>uses up its c_s; 10965321491679-10965321082662=409017</text:p>
          </table:table-cell>
          <table:table-cell/>
        </table:table-row>
        <table:table-row table:style-name="ro1">
          <table:table-cell office:value-type="float" office:value="1839.263084">
            <text:p>1839.263084</text:p>
          </table:table-cell>
          <table:table-cell office:value-type="float" office:value="10965321506247">
            <text:p>10965321506247</text:p>
          </table:table-cell>
          <table:table-cell table:formula="of:=([.B1201]-[.B$4])/10^9" office:value-type="float" office:value="0.190445196">
            <text:p>0.190445</text:p>
          </table:table-cell>
          <table:table-cell table:formula="of:=[.C1201]-[.C1200]" office:value-type="float" office:value="0.0000145680000000203">
            <text:p>0.000015</text:p>
          </table:table-cell>
          <table:table-cell table:formula="of:=[.A1201]-[.A1200]" office:value-type="float" office:value="0.0000129999998534913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63089">
            <text:p>1839.263089</text:p>
          </table:table-cell>
          <table:table-cell office:value-type="float" office:value="10965321506247">
            <text:p>10965321506247</text:p>
          </table:table-cell>
          <table:table-cell table:formula="of:=([.B1202]-[.B$4])/10^9" office:value-type="float" office:value="0.190445196">
            <text:p>0.190445</text:p>
          </table:table-cell>
          <table:table-cell table:formula="of:=[.C1202]-[.C1201]" office:value-type="float" office:value="0">
            <text:p>0.000000</text:p>
          </table:table-cell>
          <table:table-cell table:formula="of:=[.A1202]-[.A1201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64103">
            <text:p>1839.264103</text:p>
          </table:table-cell>
          <table:table-cell office:value-type="float" office:value="10965321506247">
            <text:p>10965321506247</text:p>
          </table:table-cell>
          <table:table-cell table:formula="of:=([.B1203]-[.B$4])/10^9" office:value-type="float" office:value="0.190445196">
            <text:p>0.190445</text:p>
          </table:table-cell>
          <table:table-cell table:formula="of:=[.C1203]-[.C1202]" office:value-type="float" office:value="0">
            <text:p>0.000000</text:p>
          </table:table-cell>
          <table:table-cell table:formula="of:=[.A1203]-[.A1202]" office:value-type="float" office:value="0.00101399999994101">
            <text:p>0.00101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64103">
            <text:p>1839.264103</text:p>
          </table:table-cell>
          <table:table-cell office:value-type="float" office:value="10965321506247">
            <text:p>10965321506247</text:p>
          </table:table-cell>
          <table:table-cell table:formula="of:=([.B1204]-[.B$4])/10^9" office:value-type="float" office:value="0.190445196">
            <text:p>0.190445</text:p>
          </table:table-cell>
          <table:table-cell table:formula="of:=[.C1204]-[.C1203]" office:value-type="float" office:value="0">
            <text:p>0.000000</text:p>
          </table:table-cell>
          <table:table-cell table:formula="of:=[.A1204]-[.A1203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64105">
            <text:p>1839.264105</text:p>
          </table:table-cell>
          <table:table-cell office:value-type="float" office:value="10965321506247">
            <text:p>10965321506247</text:p>
          </table:table-cell>
          <table:table-cell table:formula="of:=([.B1205]-[.B$4])/10^9" office:value-type="float" office:value="0.190445196">
            <text:p>0.190445</text:p>
          </table:table-cell>
          <table:table-cell table:formula="of:=[.C1205]-[.C1204]" office:value-type="float" office:value="0">
            <text:p>0.000000</text:p>
          </table:table-cell>
          <table:table-cell table:formula="of:=[.A1205]-[.A1204]" office:value-type="float" office:value="0.00000199999999495049">
            <text:p>0.000002</text:p>
          </table:table-cell>
          <table:table-cell/>
          <table:table-cell office:value-type="string">
            <text:p>postpones its deadline to 10965327517409; c_s is topped up to 1992036</text:p>
          </table:table-cell>
          <table:table-cell/>
        </table:table-row>
        <table:table-row table:style-name="ro1">
          <table:table-cell office:value-type="float" office:value="1839.264106">
            <text:p>1839.264106</text:p>
          </table:table-cell>
          <table:table-cell office:value-type="float" office:value="10965321506247">
            <text:p>10965321506247</text:p>
          </table:table-cell>
          <table:table-cell table:formula="of:=([.B1206]-[.B$4])/10^9" office:value-type="float" office:value="0.190445196">
            <text:p>0.190445</text:p>
          </table:table-cell>
          <table:table-cell table:formula="of:=[.C1206]-[.C1205]" office:value-type="float" office:value="0">
            <text:p>0.000000</text:p>
          </table:table-cell>
          <table:table-cell table:formula="of:=[.A1206]-[.A1205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64114">
            <text:p>1839.264114</text:p>
          </table:table-cell>
          <table:table-cell office:value-type="float" office:value="10965322536492">
            <text:p>10965322536492</text:p>
          </table:table-cell>
          <table:table-cell table:formula="of:=([.B1207]-[.B$4])/10^9" office:value-type="float" office:value="0.191475441">
            <text:p>0.191475</text:p>
          </table:table-cell>
          <table:table-cell table:formula="of:=[.C1207]-[.C1206]" office:value-type="float" office:value="0.00103024499999999">
            <text:p>0.001030</text:p>
          </table:table-cell>
          <table:table-cell table:formula="of:=[.A1207]-[.A1206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64119">
            <text:p>1839.264119</text:p>
          </table:table-cell>
          <table:table-cell office:value-type="float" office:value="10965322536492">
            <text:p>10965322536492</text:p>
          </table:table-cell>
          <table:table-cell table:formula="of:=([.B1208]-[.B$4])/10^9" office:value-type="float" office:value="0.191475441">
            <text:p>0.191475</text:p>
          </table:table-cell>
          <table:table-cell table:formula="of:=[.C1208]-[.C1207]" office:value-type="float" office:value="0">
            <text:p>0.000000</text:p>
          </table:table-cell>
          <table:table-cell table:formula="of:=[.A1208]-[.A1207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64628">
            <text:p>1839.264628</text:p>
          </table:table-cell>
          <table:table-cell office:value-type="float" office:value="10965322536492">
            <text:p>10965322536492</text:p>
          </table:table-cell>
          <table:table-cell table:formula="of:=([.B1209]-[.B$4])/10^9" office:value-type="float" office:value="0.191475441">
            <text:p>0.191475</text:p>
          </table:table-cell>
          <table:table-cell table:formula="of:=[.C1209]-[.C1208]" office:value-type="float" office:value="0">
            <text:p>0.000000</text:p>
          </table:table-cell>
          <table:table-cell table:formula="of:=[.A1209]-[.A1208]" office:value-type="float" office:value="0.000508999999965454">
            <text:p>0.0005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64631">
            <text:p>1839.264631</text:p>
          </table:table-cell>
          <table:table-cell office:value-type="float" office:value="10965323053273">
            <text:p>10965323053273</text:p>
          </table:table-cell>
          <table:table-cell table:formula="of:=([.B1210]-[.B$4])/10^9" office:value-type="float" office:value="0.191992222">
            <text:p>0.191992</text:p>
          </table:table-cell>
          <table:table-cell table:formula="of:=[.C1210]-[.C1209]" office:value-type="float" office:value="0.000516780999999994">
            <text:p>0.000517</text:p>
          </table:table-cell>
          <table:table-cell table:formula="of:=[.A1210]-[.A1209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64631">
            <text:p>1839.264631</text:p>
          </table:table-cell>
          <table:table-cell office:value-type="float" office:value="10965323053273">
            <text:p>10965323053273</text:p>
          </table:table-cell>
          <table:table-cell table:formula="of:=([.B1211]-[.B$4])/10^9" office:value-type="float" office:value="0.191992222">
            <text:p>0.191992</text:p>
          </table:table-cell>
          <table:table-cell table:formula="of:=[.C1211]-[.C1210]" office:value-type="float" office:value="0">
            <text:p>0.000000</text:p>
          </table:table-cell>
          <table:table-cell table:formula="of:=[.A1211]-[.A1210]" office:value-type="float" office:value="0">
            <text:p>0.000000</text:p>
          </table:table-cell>
          <table:table-cell office:value-type="string">
            <text:p>d_s is renewed (r + D) to 10965325053273; c_s is fully topped up</text:p>
          </table:table-cell>
          <table:table-cell table:number-columns-repeated="2"/>
        </table:table-row>
        <table:table-row table:style-name="ro1">
          <table:table-cell office:value-type="float" office:value="1839.264633">
            <text:p>1839.264633</text:p>
          </table:table-cell>
          <table:table-cell office:value-type="float" office:value="10965323053273">
            <text:p>10965323053273</text:p>
          </table:table-cell>
          <table:table-cell table:formula="of:=([.B1212]-[.B$4])/10^9" office:value-type="float" office:value="0.191992222">
            <text:p>0.191992</text:p>
          </table:table-cell>
          <table:table-cell table:formula="of:=[.C1212]-[.C1211]" office:value-type="float" office:value="0">
            <text:p>0.000000</text:p>
          </table:table-cell>
          <table:table-cell table:formula="of:=[.A1212]-[.A1211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264641">
            <text:p>1839.264641</text:p>
          </table:table-cell>
          <table:table-cell office:value-type="float" office:value="10965323063157">
            <text:p>10965323063157</text:p>
          </table:table-cell>
          <table:table-cell table:formula="of:=([.B1213]-[.B$4])/10^9" office:value-type="float" office:value="0.192002106">
            <text:p>0.192002</text:p>
          </table:table-cell>
          <table:table-cell table:formula="of:=[.C1213]-[.C1212]" office:value-type="float" office:value="0.00000988400000001555">
            <text:p>0.000010</text:p>
          </table:table-cell>
          <table:table-cell table:formula="of:=[.A1213]-[.A1212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64647">
            <text:p>1839.264647</text:p>
          </table:table-cell>
          <table:table-cell office:value-type="float" office:value="10965323063157">
            <text:p>10965323063157</text:p>
          </table:table-cell>
          <table:table-cell table:formula="of:=([.B1214]-[.B$4])/10^9" office:value-type="float" office:value="0.192002106">
            <text:p>0.192002</text:p>
          </table:table-cell>
          <table:table-cell table:formula="of:=[.C1214]-[.C1213]" office:value-type="float" office:value="0">
            <text:p>0.000000</text:p>
          </table:table-cell>
          <table:table-cell table:formula="of:=[.A1214]-[.A1213]" office:value-type="float" office:value="0.00000599999998485146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65537">
            <text:p>1839.265537</text:p>
          </table:table-cell>
          <table:table-cell office:value-type="float" office:value="10965323959572">
            <text:p>10965323959572</text:p>
          </table:table-cell>
          <table:table-cell table:formula="of:=([.B1215]-[.B$4])/10^9" office:value-type="float" office:value="0.192898521">
            <text:p>0.192899</text:p>
          </table:table-cell>
          <table:table-cell table:formula="of:=[.C1215]-[.C1214]" office:value-type="float" office:value="0.000896414999999984">
            <text:p>0.000896</text:p>
          </table:table-cell>
          <table:table-cell table:formula="of:=[.A1215]-[.A1214]" office:value-type="float" office:value="0.000890000000026703">
            <text:p>0.00089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65539">
            <text:p>1839.265539</text:p>
          </table:table-cell>
          <table:table-cell office:value-type="float" office:value="10965323959572">
            <text:p>10965323959572</text:p>
          </table:table-cell>
          <table:table-cell table:formula="of:=([.B1216]-[.B$4])/10^9" office:value-type="float" office:value="0.192898521">
            <text:p>0.192899</text:p>
          </table:table-cell>
          <table:table-cell table:formula="of:=[.C1216]-[.C1215]" office:value-type="float" office:value="0">
            <text:p>0.000000</text:p>
          </table:table-cell>
          <table:table-cell table:formula="of:=[.A1216]-[.A121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65544">
            <text:p>1839.265544</text:p>
          </table:table-cell>
          <table:table-cell office:value-type="float" office:value="10965323959572">
            <text:p>10965323959572</text:p>
          </table:table-cell>
          <table:table-cell table:formula="of:=([.B1217]-[.B$4])/10^9" office:value-type="float" office:value="0.192898521">
            <text:p>0.192899</text:p>
          </table:table-cell>
          <table:table-cell table:formula="of:=[.C1217]-[.C1216]" office:value-type="float" office:value="0">
            <text:p>0.000000</text:p>
          </table:table-cell>
          <table:table-cell table:formula="of:=[.A1217]-[.A1216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66588">
            <text:p>1839.266588</text:p>
          </table:table-cell>
          <table:table-cell office:value-type="float" office:value="10965325018013">
            <text:p>10965325018013</text:p>
          </table:table-cell>
          <table:table-cell table:formula="of:=([.B1218]-[.B$4])/10^9" office:value-type="float" office:value="0.193956962">
            <text:p>0.193957</text:p>
          </table:table-cell>
          <table:table-cell table:formula="of:=[.C1218]-[.C1217]" office:value-type="float" office:value="0.00105844100000002">
            <text:p>0.001058</text:p>
          </table:table-cell>
          <table:table-cell table:formula="of:=[.A1218]-[.A1217]" office:value-type="float" office:value="0.00104399999986526">
            <text:p>0.00104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66589">
            <text:p>1839.266589</text:p>
          </table:table-cell>
          <table:table-cell office:value-type="float" office:value="10965325018013">
            <text:p>10965325018013</text:p>
          </table:table-cell>
          <table:table-cell table:formula="of:=([.B1219]-[.B$4])/10^9" office:value-type="float" office:value="0.193956962">
            <text:p>0.193957</text:p>
          </table:table-cell>
          <table:table-cell table:formula="of:=[.C1219]-[.C1218]" office:value-type="float" office:value="0">
            <text:p>0.000000</text:p>
          </table:table-cell>
          <table:table-cell table:formula="of:=[.A1219]-[.A1218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66595">
            <text:p>1839.266595</text:p>
          </table:table-cell>
          <table:table-cell office:value-type="float" office:value="10965325018013">
            <text:p>10965325018013</text:p>
          </table:table-cell>
          <table:table-cell table:formula="of:=([.B1220]-[.B$4])/10^9" office:value-type="float" office:value="0.193956962">
            <text:p>0.193957</text:p>
          </table:table-cell>
          <table:table-cell table:formula="of:=[.C1220]-[.C1219]" office:value-type="float" office:value="0">
            <text:p>0.000000</text:p>
          </table:table-cell>
          <table:table-cell table:formula="of:=[.A1220]-[.A1219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67623">
            <text:p>1839.267623</text:p>
          </table:table-cell>
          <table:table-cell office:value-type="float" office:value="10965325018013">
            <text:p>10965325018013</text:p>
          </table:table-cell>
          <table:table-cell table:formula="of:=([.B1221]-[.B$4])/10^9" office:value-type="float" office:value="0.193956962">
            <text:p>0.193957</text:p>
          </table:table-cell>
          <table:table-cell table:formula="of:=[.C1221]-[.C1220]" office:value-type="float" office:value="0">
            <text:p>0.000000</text:p>
          </table:table-cell>
          <table:table-cell table:formula="of:=[.A1221]-[.A1220]" office:value-type="float" office:value="0.00102799999990566">
            <text:p>0.00102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67626">
            <text:p>1839.267626</text:p>
          </table:table-cell>
          <table:table-cell office:value-type="float" office:value="10965326056810">
            <text:p>10965326056810</text:p>
          </table:table-cell>
          <table:table-cell table:formula="of:=([.B1222]-[.B$4])/10^9" office:value-type="float" office:value="0.194995759">
            <text:p>0.194996</text:p>
          </table:table-cell>
          <table:table-cell table:formula="of:=[.C1222]-[.C1221]" office:value-type="float" office:value="0.00103879699999998">
            <text:p>0.001039</text:p>
          </table:table-cell>
          <table:table-cell table:formula="of:=[.A1222]-[.A1221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67627">
            <text:p>1839.267627</text:p>
          </table:table-cell>
          <table:table-cell office:value-type="float" office:value="10965326056810">
            <text:p>10965326056810</text:p>
          </table:table-cell>
          <table:table-cell table:formula="of:=([.B1223]-[.B$4])/10^9" office:value-type="float" office:value="0.194995759">
            <text:p>0.194996</text:p>
          </table:table-cell>
          <table:table-cell table:formula="of:=[.C1223]-[.C1222]" office:value-type="float" office:value="0">
            <text:p>0.000000</text:p>
          </table:table-cell>
          <table:table-cell table:formula="of:=[.A1223]-[.A1222]" office:value-type="float" office:value="0.000000999999883788405">
            <text:p>0.000001</text:p>
          </table:table-cell>
          <table:table-cell/>
          <table:table-cell office:value-type="string">
            <text:p>406930 / 1460599 &lt;= 2000000 / 5000000</text:p>
          </table:table-cell>
          <table:table-cell/>
        </table:table-row>
        <table:table-row table:style-name="ro1">
          <table:table-cell office:value-type="float" office:value="1839.267628">
            <text:p>1839.267628</text:p>
          </table:table-cell>
          <table:table-cell office:value-type="float" office:value="10965326056810">
            <text:p>10965326056810</text:p>
          </table:table-cell>
          <table:table-cell table:formula="of:=([.B1224]-[.B$4])/10^9" office:value-type="float" office:value="0.194995759">
            <text:p>0.194996</text:p>
          </table:table-cell>
          <table:table-cell table:formula="of:=[.C1224]-[.C1223]" office:value-type="float" office:value="0">
            <text:p>0.000000</text:p>
          </table:table-cell>
          <table:table-cell table:formula="of:=[.A1224]-[.A1223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67629">
            <text:p>1839.267629</text:p>
          </table:table-cell>
          <table:table-cell office:value-type="float" office:value="10965326056810">
            <text:p>10965326056810</text:p>
          </table:table-cell>
          <table:table-cell table:formula="of:=([.B1225]-[.B$4])/10^9" office:value-type="float" office:value="0.194995759">
            <text:p>0.194996</text:p>
          </table:table-cell>
          <table:table-cell table:formula="of:=[.C1225]-[.C1224]" office:value-type="float" office:value="0">
            <text:p>0.000000</text:p>
          </table:table-cell>
          <table:table-cell table:formula="of:=[.A1225]-[.A1224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6764">
            <text:p>1839.267640</text:p>
          </table:table-cell>
          <table:table-cell office:value-type="float" office:value="10965326071288">
            <text:p>10965326071288</text:p>
          </table:table-cell>
          <table:table-cell table:formula="of:=([.B1226]-[.B$4])/10^9" office:value-type="float" office:value="0.195010237">
            <text:p>0.195010</text:p>
          </table:table-cell>
          <table:table-cell table:formula="of:=[.C1226]-[.C1225]" office:value-type="float" office:value="0.0000144780000000122">
            <text:p>0.000014</text:p>
          </table:table-cell>
          <table:table-cell table:formula="of:=[.A1226]-[.A1225]" office:value-type="float" office:value="0.0000110000000859145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67649">
            <text:p>1839.267649</text:p>
          </table:table-cell>
          <table:table-cell office:value-type="float" office:value="10965326071288">
            <text:p>10965326071288</text:p>
          </table:table-cell>
          <table:table-cell table:formula="of:=([.B1227]-[.B$4])/10^9" office:value-type="float" office:value="0.195010237">
            <text:p>0.195010</text:p>
          </table:table-cell>
          <table:table-cell table:formula="of:=[.C1227]-[.C1226]" office:value-type="float" office:value="0">
            <text:p>0.000000</text:p>
          </table:table-cell>
          <table:table-cell table:formula="of:=[.A1227]-[.A1226]" office:value-type="float" office:value="0.00000899999986359035">
            <text:p>0.000009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68057">
            <text:p>1839.268057</text:p>
          </table:table-cell>
          <table:table-cell office:value-type="float" office:value="10965326486544">
            <text:p>10965326486544</text:p>
          </table:table-cell>
          <table:table-cell table:formula="of:=([.B1228]-[.B$4])/10^9" office:value-type="float" office:value="0.195425493">
            <text:p>0.195425</text:p>
          </table:table-cell>
          <table:table-cell table:formula="of:=[.C1228]-[.C1227]" office:value-type="float" office:value="0.000415256000000003">
            <text:p>0.000415</text:p>
          </table:table-cell>
          <table:table-cell table:formula="of:=[.A1228]-[.A1227]" office:value-type="float" office:value="0.000408000000106767">
            <text:p>0.00040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68057">
            <text:p>1839.268057</text:p>
          </table:table-cell>
          <table:table-cell office:value-type="float" office:value="10965326486544">
            <text:p>10965326486544</text:p>
          </table:table-cell>
          <table:table-cell table:formula="of:=([.B1229]-[.B$4])/10^9" office:value-type="float" office:value="0.195425493">
            <text:p>0.195425</text:p>
          </table:table-cell>
          <table:table-cell table:formula="of:=[.C1229]-[.C1228]" office:value-type="float" office:value="0">
            <text:p>0.000000</text:p>
          </table:table-cell>
          <table:table-cell table:formula="of:=[.A1229]-[.A1228]" office:value-type="float" office:value="0">
            <text:p>0.000000</text:p>
          </table:table-cell>
          <table:table-cell/>
          <table:table-cell office:value-type="string">
            <text:p>uses up its c_s; 10965326486544-10965326071288=415256</text:p>
          </table:table-cell>
          <table:table-cell/>
        </table:table-row>
        <table:table-row table:style-name="ro1">
          <table:table-cell office:value-type="float" office:value="1839.268067">
            <text:p>1839.268067</text:p>
          </table:table-cell>
          <table:table-cell office:value-type="float" office:value="10965326498601">
            <text:p>10965326498601</text:p>
          </table:table-cell>
          <table:table-cell table:formula="of:=([.B1230]-[.B$4])/10^9" office:value-type="float" office:value="0.19543755">
            <text:p>0.195438</text:p>
          </table:table-cell>
          <table:table-cell table:formula="of:=[.C1230]-[.C1229]" office:value-type="float" office:value="0.000012056999999982">
            <text:p>0.000012</text:p>
          </table:table-cell>
          <table:table-cell table:formula="of:=[.A1230]-[.A1229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68073">
            <text:p>1839.268073</text:p>
          </table:table-cell>
          <table:table-cell office:value-type="float" office:value="10965326498601">
            <text:p>10965326498601</text:p>
          </table:table-cell>
          <table:table-cell table:formula="of:=([.B1231]-[.B$4])/10^9" office:value-type="float" office:value="0.19543755">
            <text:p>0.195438</text:p>
          </table:table-cell>
          <table:table-cell table:formula="of:=[.C1231]-[.C1230]" office:value-type="float" office:value="0">
            <text:p>0.000000</text:p>
          </table:table-cell>
          <table:table-cell table:formula="of:=[.A1231]-[.A1230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6862">
            <text:p>1839.268620</text:p>
          </table:table-cell>
          <table:table-cell office:value-type="float" office:value="10965326498601">
            <text:p>10965326498601</text:p>
          </table:table-cell>
          <table:table-cell table:formula="of:=([.B1232]-[.B$4])/10^9" office:value-type="float" office:value="0.19543755">
            <text:p>0.195438</text:p>
          </table:table-cell>
          <table:table-cell table:formula="of:=[.C1232]-[.C1231]" office:value-type="float" office:value="0">
            <text:p>0.000000</text:p>
          </table:table-cell>
          <table:table-cell table:formula="of:=[.A1232]-[.A1231]" office:value-type="float" office:value="0.000547000000096887">
            <text:p>0.00054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68623">
            <text:p>1839.268623</text:p>
          </table:table-cell>
          <table:table-cell office:value-type="float" office:value="10965327054119">
            <text:p>10965327054119</text:p>
          </table:table-cell>
          <table:table-cell table:formula="of:=([.B1233]-[.B$4])/10^9" office:value-type="float" office:value="0.195993068">
            <text:p>0.195993</text:p>
          </table:table-cell>
          <table:table-cell table:formula="of:=[.C1233]-[.C1232]" office:value-type="float" office:value="0.000555518000000005">
            <text:p>0.000556</text:p>
          </table:table-cell>
          <table:table-cell table:formula="of:=[.A1233]-[.A1232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68624">
            <text:p>1839.268624</text:p>
          </table:table-cell>
          <table:table-cell office:value-type="float" office:value="10965327054119">
            <text:p>10965327054119</text:p>
          </table:table-cell>
          <table:table-cell table:formula="of:=([.B1234]-[.B$4])/10^9" office:value-type="float" office:value="0.195993068">
            <text:p>0.195993</text:p>
          </table:table-cell>
          <table:table-cell table:formula="of:=[.C1234]-[.C1233]" office:value-type="float" office:value="0">
            <text:p>0.000000</text:p>
          </table:table-cell>
          <table:table-cell table:formula="of:=[.A1234]-[.A1233]" office:value-type="float" office:value="0.00000100000011116208">
            <text:p>0.000001</text:p>
          </table:table-cell>
          <table:table-cell office:value-type="string">
            <text:p>d_s is renewed (r + D) to 10965329054119; c_s is fully topped up</text:p>
          </table:table-cell>
          <table:table-cell table:number-columns-repeated="2"/>
        </table:table-row>
        <table:table-row table:style-name="ro1">
          <table:table-cell office:value-type="float" office:value="1839.268988">
            <text:p>1839.268988</text:p>
          </table:table-cell>
          <table:table-cell office:value-type="float" office:value="10965327418670">
            <text:p>10965327418670</text:p>
          </table:table-cell>
          <table:table-cell table:formula="of:=([.B1235]-[.B$4])/10^9" office:value-type="float" office:value="0.196357619">
            <text:p>0.196358</text:p>
          </table:table-cell>
          <table:table-cell table:formula="of:=[.C1235]-[.C1234]" office:value-type="float" office:value="0.000364551000000018">
            <text:p>0.000365</text:p>
          </table:table-cell>
          <table:table-cell table:formula="of:=[.A1235]-[.A1234]" office:value-type="float" office:value="0.000363999999990483">
            <text:p>0.00036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268989">
            <text:p>1839.268989</text:p>
          </table:table-cell>
          <table:table-cell office:value-type="float" office:value="10965327418670">
            <text:p>10965327418670</text:p>
          </table:table-cell>
          <table:table-cell table:formula="of:=([.B1236]-[.B$4])/10^9" office:value-type="float" office:value="0.196357619">
            <text:p>0.196358</text:p>
          </table:table-cell>
          <table:table-cell table:formula="of:=[.C1236]-[.C1235]" office:value-type="float" office:value="0">
            <text:p>0.000000</text:p>
          </table:table-cell>
          <table:table-cell table:formula="of:=[.A1236]-[.A1235]" office:value-type="float" office:value="0.000000999999883788405">
            <text:p>0.000001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26899">
            <text:p>1839.268990</text:p>
          </table:table-cell>
          <table:table-cell office:value-type="float" office:value="10965327418670">
            <text:p>10965327418670</text:p>
          </table:table-cell>
          <table:table-cell table:formula="of:=([.B1237]-[.B$4])/10^9" office:value-type="float" office:value="0.196357619">
            <text:p>0.196358</text:p>
          </table:table-cell>
          <table:table-cell table:formula="of:=[.C1237]-[.C1236]" office:value-type="float" office:value="0">
            <text:p>0.000000</text:p>
          </table:table-cell>
          <table:table-cell table:formula="of:=[.A1237]-[.A1236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10965327418670-10965326498601=920069</text:p>
          </table:table-cell>
        </table:table-row>
        <table:table-row table:style-name="ro1">
          <table:table-cell office:value-type="float" office:value="1839.268995">
            <text:p>1839.268995</text:p>
          </table:table-cell>
          <table:table-cell office:value-type="float" office:value="10965327418670">
            <text:p>10965327418670</text:p>
          </table:table-cell>
          <table:table-cell table:formula="of:=([.B1238]-[.B$4])/10^9" office:value-type="float" office:value="0.196357619">
            <text:p>0.196358</text:p>
          </table:table-cell>
          <table:table-cell table:formula="of:=[.C1238]-[.C1237]" office:value-type="float" office:value="0">
            <text:p>0.000000</text:p>
          </table:table-cell>
          <table:table-cell table:formula="of:=[.A1238]-[.A1237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69">
            <text:p>1839.269000</text:p>
          </table:table-cell>
          <table:table-cell office:value-type="float" office:value="10965327418670">
            <text:p>10965327418670</text:p>
          </table:table-cell>
          <table:table-cell table:formula="of:=([.B1239]-[.B$4])/10^9" office:value-type="float" office:value="0.196357619">
            <text:p>0.196358</text:p>
          </table:table-cell>
          <table:table-cell table:formula="of:=[.C1239]-[.C1238]" office:value-type="float" office:value="0">
            <text:p>0.000000</text:p>
          </table:table-cell>
          <table:table-cell table:formula="of:=[.A1239]-[.A1238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269094">
            <text:p>1839.269094</text:p>
          </table:table-cell>
          <table:table-cell office:value-type="float" office:value="10965327418670">
            <text:p>10965327418670</text:p>
          </table:table-cell>
          <table:table-cell table:formula="of:=([.B1240]-[.B$4])/10^9" office:value-type="float" office:value="0.196357619">
            <text:p>0.196358</text:p>
          </table:table-cell>
          <table:table-cell table:formula="of:=[.C1240]-[.C1239]" office:value-type="float" office:value="0">
            <text:p>0.000000</text:p>
          </table:table-cell>
          <table:table-cell table:formula="of:=[.A1240]-[.A1239]" office:value-type="float" office:value="0.0000939999999900465">
            <text:p>0.00009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69095">
            <text:p>1839.269095</text:p>
          </table:table-cell>
          <table:table-cell office:value-type="float" office:value="10965327418670">
            <text:p>10965327418670</text:p>
          </table:table-cell>
          <table:table-cell table:formula="of:=([.B1241]-[.B$4])/10^9" office:value-type="float" office:value="0.196357619">
            <text:p>0.196358</text:p>
          </table:table-cell>
          <table:table-cell table:formula="of:=[.C1241]-[.C1240]" office:value-type="float" office:value="0">
            <text:p>0.000000</text:p>
          </table:table-cell>
          <table:table-cell table:formula="of:=[.A1241]-[.A1240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69096">
            <text:p>1839.269096</text:p>
          </table:table-cell>
          <table:table-cell office:value-type="float" office:value="10965327418670">
            <text:p>10965327418670</text:p>
          </table:table-cell>
          <table:table-cell table:formula="of:=([.B1242]-[.B$4])/10^9" office:value-type="float" office:value="0.196357619">
            <text:p>0.196358</text:p>
          </table:table-cell>
          <table:table-cell table:formula="of:=[.C1242]-[.C1241]" office:value-type="float" office:value="0">
            <text:p>0.000000</text:p>
          </table:table-cell>
          <table:table-cell table:formula="of:=[.A1242]-[.A1241]" office:value-type="float" office:value="0.000000999999883788405">
            <text:p>0.000001</text:p>
          </table:table-cell>
          <table:table-cell/>
          <table:table-cell office:value-type="string">
            <text:p>postpones its deadline to 10965332517409; c_s is topped up to 1991674</text:p>
          </table:table-cell>
          <table:table-cell/>
        </table:table-row>
        <table:table-row table:style-name="ro1">
          <table:table-cell office:value-type="float" office:value="1839.269648">
            <text:p>1839.269648</text:p>
          </table:table-cell>
          <table:table-cell office:value-type="float" office:value="10965328016868">
            <text:p>10965328016868</text:p>
          </table:table-cell>
          <table:table-cell table:formula="of:=([.B1243]-[.B$4])/10^9" office:value-type="float" office:value="0.196955817">
            <text:p>0.196956</text:p>
          </table:table-cell>
          <table:table-cell table:formula="of:=[.C1243]-[.C1242]" office:value-type="float" office:value="0.000598197999999994">
            <text:p>0.000598</text:p>
          </table:table-cell>
          <table:table-cell table:formula="of:=[.A1243]-[.A1242]" office:value-type="float" office:value="0.000551999999970576">
            <text:p>0.00055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269939">
            <text:p>1839.269939</text:p>
          </table:table-cell>
          <table:table-cell office:value-type="float" office:value="10965328377966">
            <text:p>10965328377966</text:p>
          </table:table-cell>
          <table:table-cell table:formula="of:=([.B1244]-[.B$4])/10^9" office:value-type="float" office:value="0.197316915">
            <text:p>0.197317</text:p>
          </table:table-cell>
          <table:table-cell table:formula="of:=[.C1244]-[.C1243]" office:value-type="float" office:value="0.000361098000000004">
            <text:p>0.000361</text:p>
          </table:table-cell>
          <table:table-cell table:formula="of:=[.A1244]-[.A1243]" office:value-type="float" office:value="0.000291000000061103">
            <text:p>0.00029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6994">
            <text:p>1839.269940</text:p>
          </table:table-cell>
          <table:table-cell office:value-type="float" office:value="10965328377966">
            <text:p>10965328377966</text:p>
          </table:table-cell>
          <table:table-cell table:formula="of:=([.B1245]-[.B$4])/10^9" office:value-type="float" office:value="0.197316915">
            <text:p>0.197317</text:p>
          </table:table-cell>
          <table:table-cell table:formula="of:=[.C1245]-[.C1244]" office:value-type="float" office:value="0">
            <text:p>0.000000</text:p>
          </table:table-cell>
          <table:table-cell table:formula="of:=[.A1245]-[.A1244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69947">
            <text:p>1839.269947</text:p>
          </table:table-cell>
          <table:table-cell office:value-type="float" office:value="10965328377966">
            <text:p>10965328377966</text:p>
          </table:table-cell>
          <table:table-cell table:formula="of:=([.B1246]-[.B$4])/10^9" office:value-type="float" office:value="0.197316915">
            <text:p>0.197317</text:p>
          </table:table-cell>
          <table:table-cell table:formula="of:=[.C1246]-[.C1245]" office:value-type="float" office:value="0">
            <text:p>0.000000</text:p>
          </table:table-cell>
          <table:table-cell table:formula="of:=[.A1246]-[.A1245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71544">
            <text:p>1839.271544</text:p>
          </table:table-cell>
          <table:table-cell office:value-type="float" office:value="10965329982879">
            <text:p>10965329982879</text:p>
          </table:table-cell>
          <table:table-cell table:formula="of:=([.B1247]-[.B$4])/10^9" office:value-type="float" office:value="0.198921828">
            <text:p>0.198922</text:p>
          </table:table-cell>
          <table:table-cell table:formula="of:=[.C1247]-[.C1246]" office:value-type="float" office:value="0.00160491299999999">
            <text:p>0.001605</text:p>
          </table:table-cell>
          <table:table-cell table:formula="of:=[.A1247]-[.A1246]" office:value-type="float" office:value="0.001596999999947">
            <text:p>0.00159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71546">
            <text:p>1839.271546</text:p>
          </table:table-cell>
          <table:table-cell office:value-type="float" office:value="10965329982879">
            <text:p>10965329982879</text:p>
          </table:table-cell>
          <table:table-cell table:formula="of:=([.B1248]-[.B$4])/10^9" office:value-type="float" office:value="0.198921828">
            <text:p>0.198922</text:p>
          </table:table-cell>
          <table:table-cell table:formula="of:=[.C1248]-[.C1247]" office:value-type="float" office:value="0">
            <text:p>0.000000</text:p>
          </table:table-cell>
          <table:table-cell table:formula="of:=[.A1248]-[.A124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72615">
            <text:p>1839.272615</text:p>
          </table:table-cell>
          <table:table-cell office:value-type="float" office:value="10965330001800">
            <text:p>10965330001800</text:p>
          </table:table-cell>
          <table:table-cell table:formula="of:=([.B1249]-[.B$4])/10^9" office:value-type="float" office:value="0.198940749">
            <text:p>0.198941</text:p>
          </table:table-cell>
          <table:table-cell table:formula="of:=[.C1249]-[.C1248]" office:value-type="float" office:value="0.0000189210000000051">
            <text:p>0.000019</text:p>
          </table:table-cell>
          <table:table-cell table:formula="of:=[.A1249]-[.A1248]" office:value-type="float" office:value="0.00106900000014321">
            <text:p>0.00106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272619">
            <text:p>1839.272619</text:p>
          </table:table-cell>
          <table:table-cell office:value-type="float" office:value="10965331057945">
            <text:p>10965331057945</text:p>
          </table:table-cell>
          <table:table-cell table:formula="of:=([.B1250]-[.B$4])/10^9" office:value-type="float" office:value="0.199996894">
            <text:p>0.199997</text:p>
          </table:table-cell>
          <table:table-cell table:formula="of:=[.C1250]-[.C1249]" office:value-type="float" office:value="0.00105614500000001">
            <text:p>0.001056</text:p>
          </table:table-cell>
          <table:table-cell table:formula="of:=[.A1250]-[.A1249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7262">
            <text:p>1839.272620</text:p>
          </table:table-cell>
          <table:table-cell office:value-type="float" office:value="10965331057945">
            <text:p>10965331057945</text:p>
          </table:table-cell>
          <table:table-cell table:formula="of:=([.B1251]-[.B$4])/10^9" office:value-type="float" office:value="0.199996894">
            <text:p>0.199997</text:p>
          </table:table-cell>
          <table:table-cell table:formula="of:=[.C1251]-[.C1250]" office:value-type="float" office:value="0">
            <text:p>0.000000</text:p>
          </table:table-cell>
          <table:table-cell table:formula="of:=[.A1251]-[.A1250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338057945; c_s is fully topped up</text:p>
          </table:table-cell>
        </table:table-row>
        <table:table-row table:style-name="ro1">
          <table:table-cell office:value-type="float" office:value="1839.272625">
            <text:p>1839.272625</text:p>
          </table:table-cell>
          <table:table-cell office:value-type="float" office:value="10965331057945">
            <text:p>10965331057945</text:p>
          </table:table-cell>
          <table:table-cell table:formula="of:=([.B1252]-[.B$4])/10^9" office:value-type="float" office:value="0.199996894">
            <text:p>0.199997</text:p>
          </table:table-cell>
          <table:table-cell table:formula="of:=[.C1252]-[.C1251]" office:value-type="float" office:value="0">
            <text:p>0.000000</text:p>
          </table:table-cell>
          <table:table-cell table:formula="of:=[.A1252]-[.A1251]" office:value-type="float" office:value="0.00000500000010106305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72627">
            <text:p>1839.272627</text:p>
          </table:table-cell>
          <table:table-cell office:value-type="float" office:value="10965331057945">
            <text:p>10965331057945</text:p>
          </table:table-cell>
          <table:table-cell table:formula="of:=([.B1253]-[.B$4])/10^9" office:value-type="float" office:value="0.199996894">
            <text:p>0.199997</text:p>
          </table:table-cell>
          <table:table-cell table:formula="of:=[.C1253]-[.C1252]" office:value-type="float" office:value="0">
            <text:p>0.000000</text:p>
          </table:table-cell>
          <table:table-cell table:formula="of:=[.A1253]-[.A125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72627">
            <text:p>1839.272627</text:p>
          </table:table-cell>
          <table:table-cell office:value-type="float" office:value="10965331057945">
            <text:p>10965331057945</text:p>
          </table:table-cell>
          <table:table-cell table:formula="of:=([.B1254]-[.B$4])/10^9" office:value-type="float" office:value="0.199996894">
            <text:p>0.199997</text:p>
          </table:table-cell>
          <table:table-cell table:formula="of:=[.C1254]-[.C1253]" office:value-type="float" office:value="0">
            <text:p>0.000000</text:p>
          </table:table-cell>
          <table:table-cell table:formula="of:=[.A1254]-[.A1253]" office:value-type="float" office:value="0">
            <text:p>0.000000</text:p>
          </table:table-cell>
          <table:table-cell office:value-type="string">
            <text:p>d_s is renewed (r + D) to 10965333057945; c_s is fully topped up</text:p>
          </table:table-cell>
          <table:table-cell table:number-columns-repeated="2"/>
        </table:table-row>
        <table:table-row table:style-name="ro1">
          <table:table-cell office:value-type="float" office:value="1839.272632">
            <text:p>1839.272632</text:p>
          </table:table-cell>
          <table:table-cell office:value-type="float" office:value="10965331057945">
            <text:p>10965331057945</text:p>
          </table:table-cell>
          <table:table-cell table:formula="of:=([.B1255]-[.B$4])/10^9" office:value-type="float" office:value="0.199996894">
            <text:p>0.199997</text:p>
          </table:table-cell>
          <table:table-cell table:formula="of:=[.C1255]-[.C1254]" office:value-type="float" office:value="0">
            <text:p>0.000000</text:p>
          </table:table-cell>
          <table:table-cell table:formula="of:=[.A1255]-[.A1254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72634">
            <text:p>1839.272634</text:p>
          </table:table-cell>
          <table:table-cell office:value-type="float" office:value="10965331057945">
            <text:p>10965331057945</text:p>
          </table:table-cell>
          <table:table-cell table:formula="of:=([.B1256]-[.B$4])/10^9" office:value-type="float" office:value="0.199996894">
            <text:p>0.199997</text:p>
          </table:table-cell>
          <table:table-cell table:formula="of:=[.C1256]-[.C1255]" office:value-type="float" office:value="0">
            <text:p>0.000000</text:p>
          </table:table-cell>
          <table:table-cell table:formula="of:=[.A1256]-[.A125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72635">
            <text:p>1839.272635</text:p>
          </table:table-cell>
          <table:table-cell office:value-type="float" office:value="10965331057945">
            <text:p>10965331057945</text:p>
          </table:table-cell>
          <table:table-cell table:formula="of:=([.B1257]-[.B$4])/10^9" office:value-type="float" office:value="0.199996894">
            <text:p>0.199997</text:p>
          </table:table-cell>
          <table:table-cell table:formula="of:=[.C1257]-[.C1256]" office:value-type="float" office:value="0">
            <text:p>0.000000</text:p>
          </table:table-cell>
          <table:table-cell table:formula="of:=[.A1257]-[.A1256]" office:value-type="float" office:value="0.00000100000011116208">
            <text:p>0.000001</text:p>
          </table:table-cell>
          <table:table-cell/>
          <table:table-cell office:value-type="string">
            <text:p>386761 / 1459464 &lt;= 2000000 / 5000000</text:p>
          </table:table-cell>
          <table:table-cell/>
        </table:table-row>
        <table:table-row table:style-name="ro1">
          <table:table-cell office:value-type="float" office:value="1839.272635">
            <text:p>1839.272635</text:p>
          </table:table-cell>
          <table:table-cell office:value-type="float" office:value="10965331057945">
            <text:p>10965331057945</text:p>
          </table:table-cell>
          <table:table-cell table:formula="of:=([.B1258]-[.B$4])/10^9" office:value-type="float" office:value="0.199996894">
            <text:p>0.199997</text:p>
          </table:table-cell>
          <table:table-cell table:formula="of:=[.C1258]-[.C1257]" office:value-type="float" office:value="0">
            <text:p>0.000000</text:p>
          </table:table-cell>
          <table:table-cell table:formula="of:=[.A1258]-[.A1257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72823">
            <text:p>1839.272823</text:p>
          </table:table-cell>
          <table:table-cell office:value-type="float" office:value="10965331057945">
            <text:p>10965331057945</text:p>
          </table:table-cell>
          <table:table-cell table:formula="of:=([.B1259]-[.B$4])/10^9" office:value-type="float" office:value="0.199996894">
            <text:p>0.199997</text:p>
          </table:table-cell>
          <table:table-cell table:formula="of:=[.C1259]-[.C1258]" office:value-type="float" office:value="0">
            <text:p>0.000000</text:p>
          </table:table-cell>
          <table:table-cell table:formula="of:=[.A1259]-[.A1258]" office:value-type="float" office:value="0.000187999999980093">
            <text:p>0.000188</text:p>
          </table:table-cell>
          <table:table-cell/>
          <table:table-cell office:value-type="string">
            <text:p>is pick_next_task_dl-ed by multiload-apple (1787)</text:p>
          </table:table-cell>
          <table:table-cell/>
        </table:table-row>
        <table:table-row table:style-name="ro1">
          <table:table-cell office:value-type="float" office:value="1839.273211">
            <text:p>1839.273211</text:p>
          </table:table-cell>
          <table:table-cell office:value-type="float" office:value="10965331649276">
            <text:p>10965331649276</text:p>
          </table:table-cell>
          <table:table-cell table:formula="of:=([.B1260]-[.B$4])/10^9" office:value-type="float" office:value="0.200588225">
            <text:p>0.200588</text:p>
          </table:table-cell>
          <table:table-cell table:formula="of:=[.C1260]-[.C1259]" office:value-type="float" office:value="0.000591331">
            <text:p>0.000591</text:p>
          </table:table-cell>
          <table:table-cell table:formula="of:=[.A1260]-[.A1259]" office:value-type="float" office:value="0.000387999999929889">
            <text:p>0.00038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73212">
            <text:p>1839.273212</text:p>
          </table:table-cell>
          <table:table-cell office:value-type="float" office:value="10965331649276">
            <text:p>10965331649276</text:p>
          </table:table-cell>
          <table:table-cell table:formula="of:=([.B1261]-[.B$4])/10^9" office:value-type="float" office:value="0.200588225">
            <text:p>0.200588</text:p>
          </table:table-cell>
          <table:table-cell table:formula="of:=[.C1261]-[.C1260]" office:value-type="float" office:value="0">
            <text:p>0.000000</text:p>
          </table:table-cell>
          <table:table-cell table:formula="of:=[.A1261]-[.A1260]" office:value-type="float" office:value="0.00000100000011116208">
            <text:p>0.000001</text:p>
          </table:table-cell>
          <table:table-cell/>
          <table:table-cell office:value-type="string">
            <text:p>uses up its c_s; 10965331649276-10965331057945=591331</text:p>
          </table:table-cell>
          <table:table-cell/>
        </table:table-row>
        <table:table-row table:style-name="ro1">
          <table:table-cell office:value-type="float" office:value="1839.273223">
            <text:p>1839.273223</text:p>
          </table:table-cell>
          <table:table-cell office:value-type="float" office:value="10965331662294">
            <text:p>10965331662294</text:p>
          </table:table-cell>
          <table:table-cell table:formula="of:=([.B1262]-[.B$4])/10^9" office:value-type="float" office:value="0.200601243">
            <text:p>0.200601</text:p>
          </table:table-cell>
          <table:table-cell table:formula="of:=[.C1262]-[.C1261]" office:value-type="float" office:value="0.0000130180000000035">
            <text:p>0.000013</text:p>
          </table:table-cell>
          <table:table-cell table:formula="of:=[.A1262]-[.A1261]" office:value-type="float" office:value="0.0000109999998585408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73229">
            <text:p>1839.273229</text:p>
          </table:table-cell>
          <table:table-cell office:value-type="float" office:value="10965331662294">
            <text:p>10965331662294</text:p>
          </table:table-cell>
          <table:table-cell table:formula="of:=([.B1263]-[.B$4])/10^9" office:value-type="float" office:value="0.200601243">
            <text:p>0.200601</text:p>
          </table:table-cell>
          <table:table-cell table:formula="of:=[.C1263]-[.C1262]" office:value-type="float" office:value="0">
            <text:p>0.000000</text:p>
          </table:table-cell>
          <table:table-cell table:formula="of:=[.A1263]-[.A1262]" office:value-type="float" office:value="0.00000599999998485146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74086">
            <text:p>1839.274086</text:p>
          </table:table-cell>
          <table:table-cell office:value-type="float" office:value="10965332015660">
            <text:p>10965332015660</text:p>
          </table:table-cell>
          <table:table-cell table:formula="of:=([.B1264]-[.B$4])/10^9" office:value-type="float" office:value="0.200954609">
            <text:p>0.200955</text:p>
          </table:table-cell>
          <table:table-cell table:formula="of:=[.C1264]-[.C1263]" office:value-type="float" office:value="0.000353365999999994">
            <text:p>0.000353</text:p>
          </table:table-cell>
          <table:table-cell table:formula="of:=[.A1264]-[.A1263]" office:value-type="float" office:value="0.000856999999996333">
            <text:p>0.00085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74087">
            <text:p>1839.274087</text:p>
          </table:table-cell>
          <table:table-cell office:value-type="float" office:value="10965332015660">
            <text:p>10965332015660</text:p>
          </table:table-cell>
          <table:table-cell table:formula="of:=([.B1265]-[.B$4])/10^9" office:value-type="float" office:value="0.200954609">
            <text:p>0.200955</text:p>
          </table:table-cell>
          <table:table-cell table:formula="of:=[.C1265]-[.C1264]" office:value-type="float" office:value="0">
            <text:p>0.000000</text:p>
          </table:table-cell>
          <table:table-cell table:formula="of:=[.A1265]-[.A1264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74088">
            <text:p>1839.274088</text:p>
          </table:table-cell>
          <table:table-cell office:value-type="float" office:value="10965332015660">
            <text:p>10965332015660</text:p>
          </table:table-cell>
          <table:table-cell table:formula="of:=([.B1266]-[.B$4])/10^9" office:value-type="float" office:value="0.200954609">
            <text:p>0.200955</text:p>
          </table:table-cell>
          <table:table-cell table:formula="of:=[.C1266]-[.C1265]" office:value-type="float" office:value="0">
            <text:p>0.000000</text:p>
          </table:table-cell>
          <table:table-cell table:formula="of:=[.A1266]-[.A1265]" office:value-type="float" office:value="0.000000999999883788405">
            <text:p>0.000001</text:p>
          </table:table-cell>
          <table:table-cell/>
          <table:table-cell office:value-type="string">
            <text:p>postpones its deadline to 10965337517409; c_s is topped up to 1795430</text:p>
          </table:table-cell>
          <table:table-cell/>
        </table:table-row>
        <table:table-row table:style-name="ro1">
          <table:table-cell office:value-type="float" office:value="1839.27416">
            <text:p>1839.274160</text:p>
          </table:table-cell>
          <table:table-cell office:value-type="float" office:value="10965332607705">
            <text:p>10965332607705</text:p>
          </table:table-cell>
          <table:table-cell table:formula="of:=([.B1267]-[.B$4])/10^9" office:value-type="float" office:value="0.201546654">
            <text:p>0.201547</text:p>
          </table:table-cell>
          <table:table-cell table:formula="of:=[.C1267]-[.C1266]" office:value-type="float" office:value="0.000592044999999986">
            <text:p>0.000592</text:p>
          </table:table-cell>
          <table:table-cell table:formula="of:=[.A1267]-[.A1266]" office:value-type="float" office:value="0.0000720000000455911">
            <text:p>0.00007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74161">
            <text:p>1839.274161</text:p>
          </table:table-cell>
          <table:table-cell office:value-type="float" office:value="10965332607705">
            <text:p>10965332607705</text:p>
          </table:table-cell>
          <table:table-cell table:formula="of:=([.B1268]-[.B$4])/10^9" office:value-type="float" office:value="0.201546654">
            <text:p>0.201547</text:p>
          </table:table-cell>
          <table:table-cell table:formula="of:=[.C1268]-[.C1267]" office:value-type="float" office:value="0">
            <text:p>0.000000</text:p>
          </table:table-cell>
          <table:table-cell table:formula="of:=[.A1268]-[.A1267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74169">
            <text:p>1839.274169</text:p>
          </table:table-cell>
          <table:table-cell office:value-type="float" office:value="10965332607705">
            <text:p>10965332607705</text:p>
          </table:table-cell>
          <table:table-cell table:formula="of:=([.B1269]-[.B$4])/10^9" office:value-type="float" office:value="0.201546654">
            <text:p>0.201547</text:p>
          </table:table-cell>
          <table:table-cell table:formula="of:=[.C1269]-[.C1268]" office:value-type="float" office:value="0">
            <text:p>0.000000</text:p>
          </table:table-cell>
          <table:table-cell table:formula="of:=[.A1269]-[.A1268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75701">
            <text:p>1839.275701</text:p>
          </table:table-cell>
          <table:table-cell office:value-type="float" office:value="10965334149273">
            <text:p>10965334149273</text:p>
          </table:table-cell>
          <table:table-cell table:formula="of:=([.B1270]-[.B$4])/10^9" office:value-type="float" office:value="0.203088222">
            <text:p>0.203088</text:p>
          </table:table-cell>
          <table:table-cell table:formula="of:=[.C1270]-[.C1269]" office:value-type="float" office:value="0.00154156800000002">
            <text:p>0.001542</text:p>
          </table:table-cell>
          <table:table-cell table:formula="of:=[.A1270]-[.A1269]" office:value-type="float" office:value="0.00153199999999742">
            <text:p>0.00153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75703">
            <text:p>1839.275703</text:p>
          </table:table-cell>
          <table:table-cell office:value-type="float" office:value="10965334149273">
            <text:p>10965334149273</text:p>
          </table:table-cell>
          <table:table-cell table:formula="of:=([.B1271]-[.B$4])/10^9" office:value-type="float" office:value="0.203088222">
            <text:p>0.203088</text:p>
          </table:table-cell>
          <table:table-cell table:formula="of:=[.C1271]-[.C1270]" office:value-type="float" office:value="0">
            <text:p>0.000000</text:p>
          </table:table-cell>
          <table:table-cell table:formula="of:=[.A1271]-[.A127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75709">
            <text:p>1839.275709</text:p>
          </table:table-cell>
          <table:table-cell office:value-type="float" office:value="10965334149273">
            <text:p>10965334149273</text:p>
          </table:table-cell>
          <table:table-cell table:formula="of:=([.B1272]-[.B$4])/10^9" office:value-type="float" office:value="0.203088222">
            <text:p>0.203088</text:p>
          </table:table-cell>
          <table:table-cell table:formula="of:=[.C1272]-[.C1271]" office:value-type="float" office:value="0">
            <text:p>0.000000</text:p>
          </table:table-cell>
          <table:table-cell table:formula="of:=[.A1272]-[.A1271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75715">
            <text:p>1839.275715</text:p>
          </table:table-cell>
          <table:table-cell office:value-type="float" office:value="10965334162483">
            <text:p>10965334162483</text:p>
          </table:table-cell>
          <table:table-cell table:formula="of:=([.B1273]-[.B$4])/10^9" office:value-type="float" office:value="0.203101432">
            <text:p>0.203101</text:p>
          </table:table-cell>
          <table:table-cell table:formula="of:=[.C1273]-[.C1272]" office:value-type="float" office:value="0.0000132099999999857">
            <text:p>0.000013</text:p>
          </table:table-cell>
          <table:table-cell table:formula="of:=[.A1273]-[.A1272]" office:value-type="float" office:value="0.00000599999998485146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75721">
            <text:p>1839.275721</text:p>
          </table:table-cell>
          <table:table-cell office:value-type="float" office:value="10965334162483">
            <text:p>10965334162483</text:p>
          </table:table-cell>
          <table:table-cell table:formula="of:=([.B1274]-[.B$4])/10^9" office:value-type="float" office:value="0.203101432">
            <text:p>0.203101</text:p>
          </table:table-cell>
          <table:table-cell table:formula="of:=[.C1274]-[.C1273]" office:value-type="float" office:value="0">
            <text:p>0.000000</text:p>
          </table:table-cell>
          <table:table-cell table:formula="of:=[.A1274]-[.A1273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839.276604">
            <text:p>1839.276604</text:p>
          </table:table-cell>
          <table:table-cell office:value-type="float" office:value="10965334162483">
            <text:p>10965334162483</text:p>
          </table:table-cell>
          <table:table-cell table:formula="of:=([.B1275]-[.B$4])/10^9" office:value-type="float" office:value="0.203101432">
            <text:p>0.203101</text:p>
          </table:table-cell>
          <table:table-cell table:formula="of:=[.C1275]-[.C1274]" office:value-type="float" office:value="0">
            <text:p>0.000000</text:p>
          </table:table-cell>
          <table:table-cell table:formula="of:=[.A1275]-[.A1274]" office:value-type="float" office:value="0.000882999999930689">
            <text:p>0.00088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76606">
            <text:p>1839.276606</text:p>
          </table:table-cell>
          <table:table-cell office:value-type="float" office:value="10965335053782">
            <text:p>10965335053782</text:p>
          </table:table-cell>
          <table:table-cell table:formula="of:=([.B1276]-[.B$4])/10^9" office:value-type="float" office:value="0.203992731">
            <text:p>0.203993</text:p>
          </table:table-cell>
          <table:table-cell table:formula="of:=[.C1276]-[.C1275]" office:value-type="float" office:value="0.000891299000000012">
            <text:p>0.000891</text:p>
          </table:table-cell>
          <table:table-cell table:formula="of:=[.A1276]-[.A127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76607">
            <text:p>1839.276607</text:p>
          </table:table-cell>
          <table:table-cell office:value-type="float" office:value="10965335053782">
            <text:p>10965335053782</text:p>
          </table:table-cell>
          <table:table-cell table:formula="of:=([.B1277]-[.B$4])/10^9" office:value-type="float" office:value="0.203992731">
            <text:p>0.203993</text:p>
          </table:table-cell>
          <table:table-cell table:formula="of:=[.C1277]-[.C1276]" office:value-type="float" office:value="0">
            <text:p>0.000000</text:p>
          </table:table-cell>
          <table:table-cell table:formula="of:=[.A1277]-[.A1276]" office:value-type="float" office:value="0.00000100000011116208">
            <text:p>0.000001</text:p>
          </table:table-cell>
          <table:table-cell office:value-type="string">
            <text:p>d_s is renewed (r + D) to 10965337053782; c_s is fully topped up</text:p>
          </table:table-cell>
          <table:table-cell table:number-columns-repeated="2"/>
        </table:table-row>
        <table:table-row table:style-name="ro1">
          <table:table-cell office:value-type="float" office:value="1839.276608">
            <text:p>1839.276608</text:p>
          </table:table-cell>
          <table:table-cell office:value-type="float" office:value="10965335053782">
            <text:p>10965335053782</text:p>
          </table:table-cell>
          <table:table-cell table:formula="of:=([.B1278]-[.B$4])/10^9" office:value-type="float" office:value="0.203992731">
            <text:p>0.203993</text:p>
          </table:table-cell>
          <table:table-cell table:formula="of:=[.C1278]-[.C1277]" office:value-type="float" office:value="0">
            <text:p>0.000000</text:p>
          </table:table-cell>
          <table:table-cell table:formula="of:=[.A1278]-[.A1277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276616">
            <text:p>1839.276616</text:p>
          </table:table-cell>
          <table:table-cell office:value-type="float" office:value="10965335063558">
            <text:p>10965335063558</text:p>
          </table:table-cell>
          <table:table-cell table:formula="of:=([.B1279]-[.B$4])/10^9" office:value-type="float" office:value="0.204002507">
            <text:p>0.204003</text:p>
          </table:table-cell>
          <table:table-cell table:formula="of:=[.C1279]-[.C1278]" office:value-type="float" office:value="0.00000977599999998913">
            <text:p>0.000010</text:p>
          </table:table-cell>
          <table:table-cell table:formula="of:=[.A1279]-[.A1278]" office:value-type="float" office:value="0.00000800000020717562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7662">
            <text:p>1839.276620</text:p>
          </table:table-cell>
          <table:table-cell office:value-type="float" office:value="10965335063558">
            <text:p>10965335063558</text:p>
          </table:table-cell>
          <table:table-cell table:formula="of:=([.B1280]-[.B$4])/10^9" office:value-type="float" office:value="0.204002507">
            <text:p>0.204003</text:p>
          </table:table-cell>
          <table:table-cell table:formula="of:=[.C1280]-[.C1279]" office:value-type="float" office:value="0">
            <text:p>0.000000</text:p>
          </table:table-cell>
          <table:table-cell table:formula="of:=[.A1280]-[.A1279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277508">
            <text:p>1839.277508</text:p>
          </table:table-cell>
          <table:table-cell office:value-type="float" office:value="10965335956028">
            <text:p>10965335956028</text:p>
          </table:table-cell>
          <table:table-cell table:formula="of:=([.B1281]-[.B$4])/10^9" office:value-type="float" office:value="0.204894977">
            <text:p>0.204895</text:p>
          </table:table-cell>
          <table:table-cell table:formula="of:=[.C1281]-[.C1280]" office:value-type="float" office:value="0.000892470000000006">
            <text:p>0.000892</text:p>
          </table:table-cell>
          <table:table-cell table:formula="of:=[.A1281]-[.A1280]" office:value-type="float" office:value="0.000887999999804379">
            <text:p>0.00088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77509">
            <text:p>1839.277509</text:p>
          </table:table-cell>
          <table:table-cell office:value-type="float" office:value="10965335956028">
            <text:p>10965335956028</text:p>
          </table:table-cell>
          <table:table-cell table:formula="of:=([.B1282]-[.B$4])/10^9" office:value-type="float" office:value="0.204894977">
            <text:p>0.204895</text:p>
          </table:table-cell>
          <table:table-cell table:formula="of:=[.C1282]-[.C1281]" office:value-type="float" office:value="0">
            <text:p>0.000000</text:p>
          </table:table-cell>
          <table:table-cell table:formula="of:=[.A1282]-[.A1281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77515">
            <text:p>1839.277515</text:p>
          </table:table-cell>
          <table:table-cell office:value-type="float" office:value="10965335956028">
            <text:p>10965335956028</text:p>
          </table:table-cell>
          <table:table-cell table:formula="of:=([.B1283]-[.B$4])/10^9" office:value-type="float" office:value="0.204894977">
            <text:p>0.204895</text:p>
          </table:table-cell>
          <table:table-cell table:formula="of:=[.C1283]-[.C1282]" office:value-type="float" office:value="0">
            <text:p>0.000000</text:p>
          </table:table-cell>
          <table:table-cell table:formula="of:=[.A1283]-[.A1282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2776">
            <text:p>1839.277600</text:p>
          </table:table-cell>
          <table:table-cell office:value-type="float" office:value="10965336017084">
            <text:p>10965336017084</text:p>
          </table:table-cell>
          <table:table-cell table:formula="of:=([.B1284]-[.B$4])/10^9" office:value-type="float" office:value="0.204956033">
            <text:p>0.204956</text:p>
          </table:table-cell>
          <table:table-cell table:formula="of:=[.C1284]-[.C1283]" office:value-type="float" office:value="0.0000610560000000038">
            <text:p>0.000061</text:p>
          </table:table-cell>
          <table:table-cell table:formula="of:=[.A1284]-[.A1283]" office:value-type="float" office:value="0.0000849999998990825">
            <text:p>0.00008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77603">
            <text:p>1839.277603</text:p>
          </table:table-cell>
          <table:table-cell office:value-type="float" office:value="10965336059286">
            <text:p>10965336059286</text:p>
          </table:table-cell>
          <table:table-cell table:formula="of:=([.B1285]-[.B$4])/10^9" office:value-type="float" office:value="0.204998235">
            <text:p>0.204998</text:p>
          </table:table-cell>
          <table:table-cell table:formula="of:=[.C1285]-[.C1284]" office:value-type="float" office:value="0.0000422019999999912">
            <text:p>0.000042</text:p>
          </table:table-cell>
          <table:table-cell table:formula="of:=[.A1285]-[.A1284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77604">
            <text:p>1839.277604</text:p>
          </table:table-cell>
          <table:table-cell office:value-type="float" office:value="10965336059286">
            <text:p>10965336059286</text:p>
          </table:table-cell>
          <table:table-cell table:formula="of:=([.B1286]-[.B$4])/10^9" office:value-type="float" office:value="0.204998235">
            <text:p>0.204998</text:p>
          </table:table-cell>
          <table:table-cell table:formula="of:=[.C1286]-[.C1285]" office:value-type="float" office:value="0">
            <text:p>0.000000</text:p>
          </table:table-cell>
          <table:table-cell table:formula="of:=[.A1286]-[.A1285]" office:value-type="float" office:value="0.00000100000011116208">
            <text:p>0.000001</text:p>
          </table:table-cell>
          <table:table-cell/>
          <table:table-cell office:value-type="string">
            <text:p>253862 / 1458123 &lt;= 2000000 / 5000000</text:p>
          </table:table-cell>
          <table:table-cell/>
        </table:table-row>
        <table:table-row table:style-name="ro1">
          <table:table-cell office:value-type="float" office:value="1839.277605">
            <text:p>1839.277605</text:p>
          </table:table-cell>
          <table:table-cell office:value-type="float" office:value="10965336059286">
            <text:p>10965336059286</text:p>
          </table:table-cell>
          <table:table-cell table:formula="of:=([.B1287]-[.B$4])/10^9" office:value-type="float" office:value="0.204998235">
            <text:p>0.204998</text:p>
          </table:table-cell>
          <table:table-cell table:formula="of:=[.C1287]-[.C1286]" office:value-type="float" office:value="0">
            <text:p>0.000000</text:p>
          </table:table-cell>
          <table:table-cell table:formula="of:=[.A1287]-[.A1286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77606">
            <text:p>1839.277606</text:p>
          </table:table-cell>
          <table:table-cell office:value-type="float" office:value="10965336059286">
            <text:p>10965336059286</text:p>
          </table:table-cell>
          <table:table-cell table:formula="of:=([.B1288]-[.B$4])/10^9" office:value-type="float" office:value="0.204998235">
            <text:p>0.204998</text:p>
          </table:table-cell>
          <table:table-cell table:formula="of:=[.C1288]-[.C1287]" office:value-type="float" office:value="0">
            <text:p>0.000000</text:p>
          </table:table-cell>
          <table:table-cell table:formula="of:=[.A1288]-[.A1287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77616">
            <text:p>1839.277616</text:p>
          </table:table-cell>
          <table:table-cell office:value-type="float" office:value="10965336072509">
            <text:p>10965336072509</text:p>
          </table:table-cell>
          <table:table-cell table:formula="of:=([.B1289]-[.B$4])/10^9" office:value-type="float" office:value="0.205011458">
            <text:p>0.205011</text:p>
          </table:table-cell>
          <table:table-cell table:formula="of:=[.C1289]-[.C1288]" office:value-type="float" office:value="0.0000132230000000066">
            <text:p>0.000013</text:p>
          </table:table-cell>
          <table:table-cell table:formula="of:=[.A1289]-[.A1288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77625">
            <text:p>1839.277625</text:p>
          </table:table-cell>
          <table:table-cell office:value-type="float" office:value="10965336072509">
            <text:p>10965336072509</text:p>
          </table:table-cell>
          <table:table-cell table:formula="of:=([.B1290]-[.B$4])/10^9" office:value-type="float" office:value="0.205011458">
            <text:p>0.205011</text:p>
          </table:table-cell>
          <table:table-cell table:formula="of:=[.C1290]-[.C1289]" office:value-type="float" office:value="0">
            <text:p>0.000000</text:p>
          </table:table-cell>
          <table:table-cell table:formula="of:=[.A1290]-[.A1289]" office:value-type="float" office:value="0.00000899999986359035">
            <text:p>0.000009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77881">
            <text:p>1839.277881</text:p>
          </table:table-cell>
          <table:table-cell office:value-type="float" office:value="10965336335589">
            <text:p>10965336335589</text:p>
          </table:table-cell>
          <table:table-cell table:formula="of:=([.B1291]-[.B$4])/10^9" office:value-type="float" office:value="0.205274538">
            <text:p>0.205275</text:p>
          </table:table-cell>
          <table:table-cell table:formula="of:=[.C1291]-[.C1290]" office:value-type="float" office:value="0.000263079999999999">
            <text:p>0.000263</text:p>
          </table:table-cell>
          <table:table-cell table:formula="of:=[.A1291]-[.A1290]" office:value-type="float" office:value="0.000256000000035783">
            <text:p>0.00025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77881">
            <text:p>1839.277881</text:p>
          </table:table-cell>
          <table:table-cell office:value-type="float" office:value="10965336335589">
            <text:p>10965336335589</text:p>
          </table:table-cell>
          <table:table-cell table:formula="of:=([.B1292]-[.B$4])/10^9" office:value-type="float" office:value="0.205274538">
            <text:p>0.205275</text:p>
          </table:table-cell>
          <table:table-cell table:formula="of:=[.C1292]-[.C1291]" office:value-type="float" office:value="0">
            <text:p>0.000000</text:p>
          </table:table-cell>
          <table:table-cell table:formula="of:=[.A1292]-[.A1291]" office:value-type="float" office:value="0">
            <text:p>0.000000</text:p>
          </table:table-cell>
          <table:table-cell/>
          <table:table-cell office:value-type="string">
            <text:p>uses up its c_s; 10965336335589-10965336072509=263080</text:p>
          </table:table-cell>
          <table:table-cell/>
        </table:table-row>
        <table:table-row table:style-name="ro1">
          <table:table-cell office:value-type="float" office:value="1839.277895">
            <text:p>1839.277895</text:p>
          </table:table-cell>
          <table:table-cell office:value-type="float" office:value="10965336351045">
            <text:p>10965336351045</text:p>
          </table:table-cell>
          <table:table-cell table:formula="of:=([.B1293]-[.B$4])/10^9" office:value-type="float" office:value="0.205289994">
            <text:p>0.205290</text:p>
          </table:table-cell>
          <table:table-cell table:formula="of:=[.C1293]-[.C1292]" office:value-type="float" office:value="0.000015455999999997">
            <text:p>0.000015</text:p>
          </table:table-cell>
          <table:table-cell table:formula="of:=[.A1293]-[.A1292]" office:value-type="float" office:value="0.0000139999999646534">
            <text:p>0.00001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779">
            <text:p>1839.277900</text:p>
          </table:table-cell>
          <table:table-cell office:value-type="float" office:value="10965336351045">
            <text:p>10965336351045</text:p>
          </table:table-cell>
          <table:table-cell table:formula="of:=([.B1294]-[.B$4])/10^9" office:value-type="float" office:value="0.205289994">
            <text:p>0.205290</text:p>
          </table:table-cell>
          <table:table-cell table:formula="of:=[.C1294]-[.C1293]" office:value-type="float" office:value="0">
            <text:p>0.000000</text:p>
          </table:table-cell>
          <table:table-cell table:formula="of:=[.A1294]-[.A129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79071">
            <text:p>1839.279071</text:p>
          </table:table-cell>
          <table:table-cell office:value-type="float" office:value="10965337232208">
            <text:p>10965337232208</text:p>
          </table:table-cell>
          <table:table-cell table:formula="of:=([.B1295]-[.B$4])/10^9" office:value-type="float" office:value="0.206171157">
            <text:p>0.206171</text:p>
          </table:table-cell>
          <table:table-cell table:formula="of:=[.C1295]-[.C1294]" office:value-type="float" office:value="0.00088116299999999">
            <text:p>0.000881</text:p>
          </table:table-cell>
          <table:table-cell table:formula="of:=[.A1295]-[.A1294]" office:value-type="float" office:value="0.00117099999988568">
            <text:p>0.00117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79071">
            <text:p>1839.279071</text:p>
          </table:table-cell>
          <table:table-cell office:value-type="float" office:value="10965337232208">
            <text:p>10965337232208</text:p>
          </table:table-cell>
          <table:table-cell table:formula="of:=([.B1296]-[.B$4])/10^9" office:value-type="float" office:value="0.206171157">
            <text:p>0.206171</text:p>
          </table:table-cell>
          <table:table-cell table:formula="of:=[.C1296]-[.C1295]" office:value-type="float" office:value="0">
            <text:p>0.000000</text:p>
          </table:table-cell>
          <table:table-cell table:formula="of:=[.A1296]-[.A1295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79073">
            <text:p>1839.279073</text:p>
          </table:table-cell>
          <table:table-cell office:value-type="float" office:value="10965337232208">
            <text:p>10965337232208</text:p>
          </table:table-cell>
          <table:table-cell table:formula="of:=([.B1297]-[.B$4])/10^9" office:value-type="float" office:value="0.206171157">
            <text:p>0.206171</text:p>
          </table:table-cell>
          <table:table-cell table:formula="of:=[.C1297]-[.C1296]" office:value-type="float" office:value="0">
            <text:p>0.000000</text:p>
          </table:table-cell>
          <table:table-cell table:formula="of:=[.A1297]-[.A1296]" office:value-type="float" office:value="0.00000199999999495049">
            <text:p>0.000002</text:p>
          </table:table-cell>
          <table:table-cell/>
          <table:table-cell office:value-type="string">
            <text:p>postpones its deadline to 10965342517409; c_s is topped up to 1990782</text:p>
          </table:table-cell>
          <table:table-cell/>
        </table:table-row>
        <table:table-row table:style-name="ro1">
          <table:table-cell office:value-type="float" office:value="1839.279871">
            <text:p>1839.279871</text:p>
          </table:table-cell>
          <table:table-cell office:value-type="float" office:value="10965338325385">
            <text:p>10965338325385</text:p>
          </table:table-cell>
          <table:table-cell table:formula="of:=([.B1298]-[.B$4])/10^9" office:value-type="float" office:value="0.207264334">
            <text:p>0.207264</text:p>
          </table:table-cell>
          <table:table-cell table:formula="of:=[.C1298]-[.C1297]" office:value-type="float" office:value="0.001093177">
            <text:p>0.001093</text:p>
          </table:table-cell>
          <table:table-cell table:formula="of:=[.A1298]-[.A1297]" office:value-type="float" office:value="0.000798000000031607">
            <text:p>0.000798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839.279872">
            <text:p>1839.279872</text:p>
          </table:table-cell>
          <table:table-cell office:value-type="float" office:value="10965338325385">
            <text:p>10965338325385</text:p>
          </table:table-cell>
          <table:table-cell table:formula="of:=([.B1299]-[.B$4])/10^9" office:value-type="float" office:value="0.207264334">
            <text:p>0.207264</text:p>
          </table:table-cell>
          <table:table-cell table:formula="of:=[.C1299]-[.C1298]" office:value-type="float" office:value="0">
            <text:p>0.000000</text:p>
          </table:table-cell>
          <table:table-cell table:formula="of:=[.A1299]-[.A1298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10965338325385-10965336351045=1974340</text:p>
          </table:table-cell>
        </table:table-row>
        <table:table-row table:style-name="ro1">
          <table:table-cell office:value-type="float" office:value="1839.279875">
            <text:p>1839.279875</text:p>
          </table:table-cell>
          <table:table-cell office:value-type="float" office:value="10965338325385">
            <text:p>10965338325385</text:p>
          </table:table-cell>
          <table:table-cell table:formula="of:=([.B1300]-[.B$4])/10^9" office:value-type="float" office:value="0.207264334">
            <text:p>0.207264</text:p>
          </table:table-cell>
          <table:table-cell table:formula="of:=[.C1300]-[.C1299]" office:value-type="float" office:value="0">
            <text:p>0.000000</text:p>
          </table:table-cell>
          <table:table-cell table:formula="of:=[.A1300]-[.A1299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79876">
            <text:p>1839.279876</text:p>
          </table:table-cell>
          <table:table-cell office:value-type="float" office:value="10965338325385">
            <text:p>10965338325385</text:p>
          </table:table-cell>
          <table:table-cell table:formula="of:=([.B1301]-[.B$4])/10^9" office:value-type="float" office:value="0.207264334">
            <text:p>0.207264</text:p>
          </table:table-cell>
          <table:table-cell table:formula="of:=[.C1301]-[.C1300]" office:value-type="float" office:value="0">
            <text:p>0.000000</text:p>
          </table:table-cell>
          <table:table-cell table:formula="of:=[.A1301]-[.A1300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10965345057945; c_s is topped up to 2727454</text:p>
          </table:table-cell>
        </table:table-row>
        <table:table-row table:style-name="ro1">
          <table:table-cell office:value-type="float" office:value="1839.279888">
            <text:p>1839.279888</text:p>
          </table:table-cell>
          <table:table-cell office:value-type="float" office:value="10965338344228">
            <text:p>10965338344228</text:p>
          </table:table-cell>
          <table:table-cell table:formula="of:=([.B1302]-[.B$4])/10^9" office:value-type="float" office:value="0.207283177">
            <text:p>0.207283</text:p>
          </table:table-cell>
          <table:table-cell table:formula="of:=[.C1302]-[.C1301]" office:value-type="float" office:value="0.0000188430000000184">
            <text:p>0.000019</text:p>
          </table:table-cell>
          <table:table-cell table:formula="of:=[.A1302]-[.A1301]" office:value-type="float" office:value="0.0000119999999697029">
            <text:p>0.00001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79893">
            <text:p>1839.279893</text:p>
          </table:table-cell>
          <table:table-cell office:value-type="float" office:value="10965338344228">
            <text:p>10965338344228</text:p>
          </table:table-cell>
          <table:table-cell table:formula="of:=([.B1303]-[.B$4])/10^9" office:value-type="float" office:value="0.207283177">
            <text:p>0.207283</text:p>
          </table:table-cell>
          <table:table-cell table:formula="of:=[.C1303]-[.C1302]" office:value-type="float" office:value="0">
            <text:p>0.000000</text:p>
          </table:table-cell>
          <table:table-cell table:formula="of:=[.A1303]-[.A1302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80595">
            <text:p>1839.280595</text:p>
          </table:table-cell>
          <table:table-cell office:value-type="float" office:value="10965338344228">
            <text:p>10965338344228</text:p>
          </table:table-cell>
          <table:table-cell table:formula="of:=([.B1304]-[.B$4])/10^9" office:value-type="float" office:value="0.207283177">
            <text:p>0.207283</text:p>
          </table:table-cell>
          <table:table-cell table:formula="of:=[.C1304]-[.C1303]" office:value-type="float" office:value="0">
            <text:p>0.000000</text:p>
          </table:table-cell>
          <table:table-cell table:formula="of:=[.A1304]-[.A1303]" office:value-type="float" office:value="0.00070200000004661">
            <text:p>0.0007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80597">
            <text:p>1839.280597</text:p>
          </table:table-cell>
          <table:table-cell office:value-type="float" office:value="10965339053573">
            <text:p>10965339053573</text:p>
          </table:table-cell>
          <table:table-cell table:formula="of:=([.B1305]-[.B$4])/10^9" office:value-type="float" office:value="0.207992522">
            <text:p>0.207993</text:p>
          </table:table-cell>
          <table:table-cell table:formula="of:=[.C1305]-[.C1304]" office:value-type="float" office:value="0.000709345">
            <text:p>0.000709</text:p>
          </table:table-cell>
          <table:table-cell table:formula="of:=[.A1305]-[.A130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80598">
            <text:p>1839.280598</text:p>
          </table:table-cell>
          <table:table-cell office:value-type="float" office:value="10965339053573">
            <text:p>10965339053573</text:p>
          </table:table-cell>
          <table:table-cell table:formula="of:=([.B1306]-[.B$4])/10^9" office:value-type="float" office:value="0.207992522">
            <text:p>0.207993</text:p>
          </table:table-cell>
          <table:table-cell table:formula="of:=[.C1306]-[.C1305]" office:value-type="float" office:value="0">
            <text:p>0.000000</text:p>
          </table:table-cell>
          <table:table-cell table:formula="of:=[.A1306]-[.A1305]" office:value-type="float" office:value="0.00000100000011116208">
            <text:p>0.000001</text:p>
          </table:table-cell>
          <table:table-cell office:value-type="string">
            <text:p>d_s is renewed (r + D) to 10965341053573; c_s is fully topped up</text:p>
          </table:table-cell>
          <table:table-cell table:number-columns-repeated="2"/>
        </table:table-row>
        <table:table-row table:style-name="ro1">
          <table:table-cell office:value-type="float" office:value="1839.280599">
            <text:p>1839.280599</text:p>
          </table:table-cell>
          <table:table-cell office:value-type="float" office:value="10965339053573">
            <text:p>10965339053573</text:p>
          </table:table-cell>
          <table:table-cell table:formula="of:=([.B1307]-[.B$4])/10^9" office:value-type="float" office:value="0.207992522">
            <text:p>0.207993</text:p>
          </table:table-cell>
          <table:table-cell table:formula="of:=[.C1307]-[.C1306]" office:value-type="float" office:value="0">
            <text:p>0.000000</text:p>
          </table:table-cell>
          <table:table-cell table:formula="of:=[.A1307]-[.A1306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280607">
            <text:p>1839.280607</text:p>
          </table:table-cell>
          <table:table-cell office:value-type="float" office:value="10965339063204">
            <text:p>10965339063204</text:p>
          </table:table-cell>
          <table:table-cell table:formula="of:=([.B1308]-[.B$4])/10^9" office:value-type="float" office:value="0.208002153">
            <text:p>0.208002</text:p>
          </table:table-cell>
          <table:table-cell table:formula="of:=[.C1308]-[.C1307]" office:value-type="float" office:value="0.00000963099999998218">
            <text:p>0.000010</text:p>
          </table:table-cell>
          <table:table-cell table:formula="of:=[.A1308]-[.A1307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80612">
            <text:p>1839.280612</text:p>
          </table:table-cell>
          <table:table-cell office:value-type="float" office:value="10965339063204">
            <text:p>10965339063204</text:p>
          </table:table-cell>
          <table:table-cell table:formula="of:=([.B1309]-[.B$4])/10^9" office:value-type="float" office:value="0.208002153">
            <text:p>0.208002</text:p>
          </table:table-cell>
          <table:table-cell table:formula="of:=[.C1309]-[.C1308]" office:value-type="float" office:value="0">
            <text:p>0.000000</text:p>
          </table:table-cell>
          <table:table-cell table:formula="of:=[.A1309]-[.A1308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81503">
            <text:p>1839.281503</text:p>
          </table:table-cell>
          <table:table-cell office:value-type="float" office:value="10965339959673">
            <text:p>10965339959673</text:p>
          </table:table-cell>
          <table:table-cell table:formula="of:=([.B1310]-[.B$4])/10^9" office:value-type="float" office:value="0.208898622">
            <text:p>0.208899</text:p>
          </table:table-cell>
          <table:table-cell table:formula="of:=[.C1310]-[.C1309]" office:value-type="float" office:value="0.000896469000000011">
            <text:p>0.000896</text:p>
          </table:table-cell>
          <table:table-cell table:formula="of:=[.A1310]-[.A1309]" office:value-type="float" office:value="0.000890999999910491">
            <text:p>0.00089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81505">
            <text:p>1839.281505</text:p>
          </table:table-cell>
          <table:table-cell office:value-type="float" office:value="10965339959673">
            <text:p>10965339959673</text:p>
          </table:table-cell>
          <table:table-cell table:formula="of:=([.B1311]-[.B$4])/10^9" office:value-type="float" office:value="0.208898622">
            <text:p>0.208899</text:p>
          </table:table-cell>
          <table:table-cell table:formula="of:=[.C1311]-[.C1310]" office:value-type="float" office:value="0">
            <text:p>0.000000</text:p>
          </table:table-cell>
          <table:table-cell table:formula="of:=[.A1311]-[.A131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8151">
            <text:p>1839.281510</text:p>
          </table:table-cell>
          <table:table-cell office:value-type="float" office:value="10965339959673">
            <text:p>10965339959673</text:p>
          </table:table-cell>
          <table:table-cell table:formula="of:=([.B1312]-[.B$4])/10^9" office:value-type="float" office:value="0.208898622">
            <text:p>0.208899</text:p>
          </table:table-cell>
          <table:table-cell table:formula="of:=[.C1312]-[.C1311]" office:value-type="float" office:value="0">
            <text:p>0.000000</text:p>
          </table:table-cell>
          <table:table-cell table:formula="of:=[.A1312]-[.A1311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82544">
            <text:p>1839.282544</text:p>
          </table:table-cell>
          <table:table-cell office:value-type="float" office:value="10965341008567">
            <text:p>10965341008567</text:p>
          </table:table-cell>
          <table:table-cell table:formula="of:=([.B1313]-[.B$4])/10^9" office:value-type="float" office:value="0.209947516">
            <text:p>0.209948</text:p>
          </table:table-cell>
          <table:table-cell table:formula="of:=[.C1313]-[.C1312]" office:value-type="float" office:value="0.00104889399999999">
            <text:p>0.001049</text:p>
          </table:table-cell>
          <table:table-cell table:formula="of:=[.A1313]-[.A1312]" office:value-type="float" office:value="0.00103399999989051">
            <text:p>0.00103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82546">
            <text:p>1839.282546</text:p>
          </table:table-cell>
          <table:table-cell office:value-type="float" office:value="10965341008567">
            <text:p>10965341008567</text:p>
          </table:table-cell>
          <table:table-cell table:formula="of:=([.B1314]-[.B$4])/10^9" office:value-type="float" office:value="0.209947516">
            <text:p>0.209948</text:p>
          </table:table-cell>
          <table:table-cell table:formula="of:=[.C1314]-[.C1313]" office:value-type="float" office:value="0">
            <text:p>0.000000</text:p>
          </table:table-cell>
          <table:table-cell table:formula="of:=[.A1314]-[.A131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82552">
            <text:p>1839.282552</text:p>
          </table:table-cell>
          <table:table-cell office:value-type="float" office:value="10965341008567">
            <text:p>10965341008567</text:p>
          </table:table-cell>
          <table:table-cell table:formula="of:=([.B1315]-[.B$4])/10^9" office:value-type="float" office:value="0.209947516">
            <text:p>0.209948</text:p>
          </table:table-cell>
          <table:table-cell table:formula="of:=[.C1315]-[.C1314]" office:value-type="float" office:value="0">
            <text:p>0.000000</text:p>
          </table:table-cell>
          <table:table-cell table:formula="of:=[.A1315]-[.A1314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8259">
            <text:p>1839.282590</text:p>
          </table:table-cell>
          <table:table-cell office:value-type="float" office:value="10965341008567">
            <text:p>10965341008567</text:p>
          </table:table-cell>
          <table:table-cell table:formula="of:=([.B1316]-[.B$4])/10^9" office:value-type="float" office:value="0.209947516">
            <text:p>0.209948</text:p>
          </table:table-cell>
          <table:table-cell table:formula="of:=[.C1316]-[.C1315]" office:value-type="float" office:value="0">
            <text:p>0.000000</text:p>
          </table:table-cell>
          <table:table-cell table:formula="of:=[.A1316]-[.A1315]" office:value-type="float" office:value="0.0000380000001314329">
            <text:p>0.00003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82593">
            <text:p>1839.282593</text:p>
          </table:table-cell>
          <table:table-cell office:value-type="float" office:value="10965341057657">
            <text:p>10965341057657</text:p>
          </table:table-cell>
          <table:table-cell table:formula="of:=([.B1317]-[.B$4])/10^9" office:value-type="float" office:value="0.209996606">
            <text:p>0.209997</text:p>
          </table:table-cell>
          <table:table-cell table:formula="of:=[.C1317]-[.C1316]" office:value-type="float" office:value="0.0000490900000000016">
            <text:p>0.000049</text:p>
          </table:table-cell>
          <table:table-cell table:formula="of:=[.A1317]-[.A1316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82594">
            <text:p>1839.282594</text:p>
          </table:table-cell>
          <table:table-cell office:value-type="float" office:value="10965341057657">
            <text:p>10965341057657</text:p>
          </table:table-cell>
          <table:table-cell table:formula="of:=([.B1318]-[.B$4])/10^9" office:value-type="float" office:value="0.209996606">
            <text:p>0.209997</text:p>
          </table:table-cell>
          <table:table-cell table:formula="of:=[.C1318]-[.C1317]" office:value-type="float" office:value="0">
            <text:p>0.000000</text:p>
          </table:table-cell>
          <table:table-cell table:formula="of:=[.A1318]-[.A1317]" office:value-type="float" office:value="0.00000100000011116208">
            <text:p>0.000001</text:p>
          </table:table-cell>
          <table:table-cell/>
          <table:table-cell office:value-type="string">
            <text:p>222912 / 1459752 &lt;= 2000000 / 5000000</text:p>
          </table:table-cell>
          <table:table-cell/>
        </table:table-row>
        <table:table-row table:style-name="ro1">
          <table:table-cell office:value-type="float" office:value="1839.282595">
            <text:p>1839.282595</text:p>
          </table:table-cell>
          <table:table-cell office:value-type="float" office:value="10965341057657">
            <text:p>10965341057657</text:p>
          </table:table-cell>
          <table:table-cell table:formula="of:=([.B1319]-[.B$4])/10^9" office:value-type="float" office:value="0.209996606">
            <text:p>0.209997</text:p>
          </table:table-cell>
          <table:table-cell table:formula="of:=[.C1319]-[.C1318]" office:value-type="float" office:value="0">
            <text:p>0.000000</text:p>
          </table:table-cell>
          <table:table-cell table:formula="of:=[.A1319]-[.A1318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82597">
            <text:p>1839.282597</text:p>
          </table:table-cell>
          <table:table-cell office:value-type="float" office:value="10965341057657">
            <text:p>10965341057657</text:p>
          </table:table-cell>
          <table:table-cell table:formula="of:=([.B1320]-[.B$4])/10^9" office:value-type="float" office:value="0.209996606">
            <text:p>0.209997</text:p>
          </table:table-cell>
          <table:table-cell table:formula="of:=[.C1320]-[.C1319]" office:value-type="float" office:value="0">
            <text:p>0.000000</text:p>
          </table:table-cell>
          <table:table-cell table:formula="of:=[.A1320]-[.A1319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82604">
            <text:p>1839.282604</text:p>
          </table:table-cell>
          <table:table-cell office:value-type="float" office:value="10965341068688">
            <text:p>10965341068688</text:p>
          </table:table-cell>
          <table:table-cell table:formula="of:=([.B1321]-[.B$4])/10^9" office:value-type="float" office:value="0.210007637">
            <text:p>0.210008</text:p>
          </table:table-cell>
          <table:table-cell table:formula="of:=[.C1321]-[.C1320]" office:value-type="float" office:value="0.0000110309999999947">
            <text:p>0.000011</text:p>
          </table:table-cell>
          <table:table-cell table:formula="of:=[.A1321]-[.A1320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82611">
            <text:p>1839.282611</text:p>
          </table:table-cell>
          <table:table-cell office:value-type="float" office:value="10965341068688">
            <text:p>10965341068688</text:p>
          </table:table-cell>
          <table:table-cell table:formula="of:=([.B1322]-[.B$4])/10^9" office:value-type="float" office:value="0.210007637">
            <text:p>0.210008</text:p>
          </table:table-cell>
          <table:table-cell table:formula="of:=[.C1322]-[.C1321]" office:value-type="float" office:value="0">
            <text:p>0.000000</text:p>
          </table:table-cell>
          <table:table-cell table:formula="of:=[.A1322]-[.A1321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82836">
            <text:p>1839.282836</text:p>
          </table:table-cell>
          <table:table-cell office:value-type="float" office:value="10965341299786">
            <text:p>10965341299786</text:p>
          </table:table-cell>
          <table:table-cell table:formula="of:=([.B1323]-[.B$4])/10^9" office:value-type="float" office:value="0.210238735">
            <text:p>0.210239</text:p>
          </table:table-cell>
          <table:table-cell table:formula="of:=[.C1323]-[.C1322]" office:value-type="float" office:value="0.000231098000000013">
            <text:p>0.000231</text:p>
          </table:table-cell>
          <table:table-cell table:formula="of:=[.A1323]-[.A1322]" office:value-type="float" office:value="0.000225000000000364">
            <text:p>0.00022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82837">
            <text:p>1839.282837</text:p>
          </table:table-cell>
          <table:table-cell office:value-type="float" office:value="10965341299786">
            <text:p>10965341299786</text:p>
          </table:table-cell>
          <table:table-cell table:formula="of:=([.B1324]-[.B$4])/10^9" office:value-type="float" office:value="0.210238735">
            <text:p>0.210239</text:p>
          </table:table-cell>
          <table:table-cell table:formula="of:=[.C1324]-[.C1323]" office:value-type="float" office:value="0">
            <text:p>0.000000</text:p>
          </table:table-cell>
          <table:table-cell table:formula="of:=[.A1324]-[.A1323]" office:value-type="float" office:value="0.000000999999883788405">
            <text:p>0.000001</text:p>
          </table:table-cell>
          <table:table-cell/>
          <table:table-cell office:value-type="string">
            <text:p>uses up its c_s; 10965341299786-10965341068688=231098</text:p>
          </table:table-cell>
          <table:table-cell/>
        </table:table-row>
        <table:table-row table:style-name="ro1">
          <table:table-cell office:value-type="float" office:value="1839.282849">
            <text:p>1839.282849</text:p>
          </table:table-cell>
          <table:table-cell office:value-type="float" office:value="10965341314204">
            <text:p>10965341314204</text:p>
          </table:table-cell>
          <table:table-cell table:formula="of:=([.B1325]-[.B$4])/10^9" office:value-type="float" office:value="0.210253153">
            <text:p>0.210253</text:p>
          </table:table-cell>
          <table:table-cell table:formula="of:=[.C1325]-[.C1324]" office:value-type="float" office:value="0.0000144179999999883">
            <text:p>0.000014</text:p>
          </table:table-cell>
          <table:table-cell table:formula="of:=[.A1325]-[.A1324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82854">
            <text:p>1839.282854</text:p>
          </table:table-cell>
          <table:table-cell office:value-type="float" office:value="10965341314204">
            <text:p>10965341314204</text:p>
          </table:table-cell>
          <table:table-cell table:formula="of:=([.B1326]-[.B$4])/10^9" office:value-type="float" office:value="0.210253153">
            <text:p>0.210253</text:p>
          </table:table-cell>
          <table:table-cell table:formula="of:=[.C1326]-[.C1325]" office:value-type="float" office:value="0">
            <text:p>0.000000</text:p>
          </table:table-cell>
          <table:table-cell table:formula="of:=[.A1326]-[.A1325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82936">
            <text:p>1839.282936</text:p>
          </table:table-cell>
          <table:table-cell office:value-type="float" office:value="10965341400740">
            <text:p>10965341400740</text:p>
          </table:table-cell>
          <table:table-cell table:formula="of:=([.B1327]-[.B$4])/10^9" office:value-type="float" office:value="0.210339689">
            <text:p>0.210340</text:p>
          </table:table-cell>
          <table:table-cell table:formula="of:=[.C1327]-[.C1326]" office:value-type="float" office:value="0.0000865359999999982">
            <text:p>0.000087</text:p>
          </table:table-cell>
          <table:table-cell table:formula="of:=[.A1327]-[.A1326]" office:value-type="float" office:value="0.0000820000000203436">
            <text:p>0.00008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282937">
            <text:p>1839.282937</text:p>
          </table:table-cell>
          <table:table-cell office:value-type="float" office:value="10965341400740">
            <text:p>10965341400740</text:p>
          </table:table-cell>
          <table:table-cell table:formula="of:=([.B1328]-[.B$4])/10^9" office:value-type="float" office:value="0.210339689">
            <text:p>0.210340</text:p>
          </table:table-cell>
          <table:table-cell table:formula="of:=[.C1328]-[.C1327]" office:value-type="float" office:value="0">
            <text:p>0.000000</text:p>
          </table:table-cell>
          <table:table-cell table:formula="of:=[.A1328]-[.A1327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82968">
            <text:p>1839.282968</text:p>
          </table:table-cell>
          <table:table-cell office:value-type="float" office:value="10965341420971">
            <text:p>10965341420971</text:p>
          </table:table-cell>
          <table:table-cell table:formula="of:=([.B1329]-[.B$4])/10^9" office:value-type="float" office:value="0.21035992">
            <text:p>0.210360</text:p>
          </table:table-cell>
          <table:table-cell table:formula="of:=[.C1329]-[.C1328]" office:value-type="float" office:value="0.0000202310000000094">
            <text:p>0.000020</text:p>
          </table:table-cell>
          <table:table-cell table:formula="of:=[.A1329]-[.A1328]" office:value-type="float" office:value="0.0000310000000354194">
            <text:p>0.00003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28297">
            <text:p>1839.282970</text:p>
          </table:table-cell>
          <table:table-cell office:value-type="float" office:value="10965341435016">
            <text:p>10965341435016</text:p>
          </table:table-cell>
          <table:table-cell table:formula="of:=([.B1330]-[.B$4])/10^9" office:value-type="float" office:value="0.210373965">
            <text:p>0.210374</text:p>
          </table:table-cell>
          <table:table-cell table:formula="of:=[.C1330]-[.C1329]" office:value-type="float" office:value="0.0000140449999999903">
            <text:p>0.000014</text:p>
          </table:table-cell>
          <table:table-cell table:formula="of:=[.A1330]-[.A132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82971">
            <text:p>1839.282971</text:p>
          </table:table-cell>
          <table:table-cell office:value-type="float" office:value="10965341435016">
            <text:p>10965341435016</text:p>
          </table:table-cell>
          <table:table-cell table:formula="of:=([.B1331]-[.B$4])/10^9" office:value-type="float" office:value="0.210373965">
            <text:p>0.210374</text:p>
          </table:table-cell>
          <table:table-cell table:formula="of:=[.C1331]-[.C1330]" office:value-type="float" office:value="0">
            <text:p>0.000000</text:p>
          </table:table-cell>
          <table:table-cell table:formula="of:=[.A1331]-[.A1330]" office:value-type="float" office:value="0.00000100000011116208">
            <text:p>0.000001</text:p>
          </table:table-cell>
          <table:table-cell table:number-columns-repeated="2"/>
          <table:table-cell office:value-type="string">
            <text:p>2561954 / 3622929 &gt; 3000000 / 7000000</text:p>
          </table:table-cell>
        </table:table-row>
        <table:table-row table:style-name="ro1">
          <table:table-cell office:value-type="float" office:value="1839.282972">
            <text:p>1839.282972</text:p>
          </table:table-cell>
          <table:table-cell office:value-type="float" office:value="10965341435016">
            <text:p>10965341435016</text:p>
          </table:table-cell>
          <table:table-cell table:formula="of:=([.B1332]-[.B$4])/10^9" office:value-type="float" office:value="0.210373965">
            <text:p>0.210374</text:p>
          </table:table-cell>
          <table:table-cell table:formula="of:=[.C1332]-[.C1331]" office:value-type="float" office:value="0">
            <text:p>0.000000</text:p>
          </table:table-cell>
          <table:table-cell table:formula="of:=[.A1332]-[.A1331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348435016; c_s is fully topped up</text:p>
          </table:table-cell>
        </table:table-row>
        <table:table-row table:style-name="ro1">
          <table:table-cell office:value-type="float" office:value="1839.282984">
            <text:p>1839.282984</text:p>
          </table:table-cell>
          <table:table-cell office:value-type="float" office:value="10965341443801">
            <text:p>10965341443801</text:p>
          </table:table-cell>
          <table:table-cell table:formula="of:=([.B1333]-[.B$4])/10^9" office:value-type="float" office:value="0.21038275">
            <text:p>0.210383</text:p>
          </table:table-cell>
          <table:table-cell table:formula="of:=[.C1333]-[.C1332]" office:value-type="float" office:value="0.00000878500000001115">
            <text:p>0.000009</text:p>
          </table:table-cell>
          <table:table-cell table:formula="of:=[.A1333]-[.A1332]" office:value-type="float" office:value="0.0000119999999697029">
            <text:p>0.000012</text:p>
          </table:table-cell>
          <table:table-cell table:number-columns-repeated="2"/>
          <table:table-cell office:value-type="string">
            <text:p>is pick_next_task_dl-ed by ksoftirqd/0 (3)</text:p>
          </table:table-cell>
        </table:table-row>
        <table:table-row table:style-name="ro1">
          <table:table-cell office:value-type="float" office:value="1839.28406">
            <text:p>1839.284060</text:p>
          </table:table-cell>
          <table:table-cell office:value-type="float" office:value="10965341443801">
            <text:p>10965341443801</text:p>
          </table:table-cell>
          <table:table-cell table:formula="of:=([.B1334]-[.B$4])/10^9" office:value-type="float" office:value="0.21038275">
            <text:p>0.210383</text:p>
          </table:table-cell>
          <table:table-cell table:formula="of:=[.C1334]-[.C1333]" office:value-type="float" office:value="0">
            <text:p>0.000000</text:p>
          </table:table-cell>
          <table:table-cell table:formula="of:=[.A1334]-[.A1333]" office:value-type="float" office:value="0.00107600000001185">
            <text:p>0.00107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84061">
            <text:p>1839.284061</text:p>
          </table:table-cell>
          <table:table-cell office:value-type="float" office:value="10965341443801">
            <text:p>10965341443801</text:p>
          </table:table-cell>
          <table:table-cell table:formula="of:=([.B1335]-[.B$4])/10^9" office:value-type="float" office:value="0.21038275">
            <text:p>0.210383</text:p>
          </table:table-cell>
          <table:table-cell table:formula="of:=[.C1335]-[.C1334]" office:value-type="float" office:value="0">
            <text:p>0.000000</text:p>
          </table:table-cell>
          <table:table-cell table:formula="of:=[.A1335]-[.A1334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84063">
            <text:p>1839.284063</text:p>
          </table:table-cell>
          <table:table-cell office:value-type="float" office:value="10965341443801">
            <text:p>10965341443801</text:p>
          </table:table-cell>
          <table:table-cell table:formula="of:=([.B1336]-[.B$4])/10^9" office:value-type="float" office:value="0.21038275">
            <text:p>0.210383</text:p>
          </table:table-cell>
          <table:table-cell table:formula="of:=[.C1336]-[.C1335]" office:value-type="float" office:value="0">
            <text:p>0.000000</text:p>
          </table:table-cell>
          <table:table-cell table:formula="of:=[.A1336]-[.A1335]" office:value-type="float" office:value="0.00000199999999495049">
            <text:p>0.000002</text:p>
          </table:table-cell>
          <table:table-cell/>
          <table:table-cell office:value-type="string">
            <text:p>postpones its deadline to 10965347517409; c_s is topped up to 1991814</text:p>
          </table:table-cell>
          <table:table-cell/>
        </table:table-row>
        <table:table-row table:style-name="ro1">
          <table:table-cell office:value-type="float" office:value="1839.284064">
            <text:p>1839.284064</text:p>
          </table:table-cell>
          <table:table-cell office:value-type="float" office:value="10965341443801">
            <text:p>10965341443801</text:p>
          </table:table-cell>
          <table:table-cell table:formula="of:=([.B1337]-[.B$4])/10^9" office:value-type="float" office:value="0.21038275">
            <text:p>0.210383</text:p>
          </table:table-cell>
          <table:table-cell table:formula="of:=[.C1337]-[.C1336]" office:value-type="float" office:value="0">
            <text:p>0.000000</text:p>
          </table:table-cell>
          <table:table-cell table:formula="of:=[.A1337]-[.A1336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84071">
            <text:p>1839.284071</text:p>
          </table:table-cell>
          <table:table-cell office:value-type="float" office:value="10965342536017">
            <text:p>10965342536017</text:p>
          </table:table-cell>
          <table:table-cell table:formula="of:=([.B1338]-[.B$4])/10^9" office:value-type="float" office:value="0.211474966">
            <text:p>0.211475</text:p>
          </table:table-cell>
          <table:table-cell table:formula="of:=[.C1338]-[.C1337]" office:value-type="float" office:value="0.00109221599999998">
            <text:p>0.001092</text:p>
          </table:table-cell>
          <table:table-cell table:formula="of:=[.A1338]-[.A1337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84076">
            <text:p>1839.284076</text:p>
          </table:table-cell>
          <table:table-cell office:value-type="float" office:value="10965342536017">
            <text:p>10965342536017</text:p>
          </table:table-cell>
          <table:table-cell table:formula="of:=([.B1339]-[.B$4])/10^9" office:value-type="float" office:value="0.211474966">
            <text:p>0.211475</text:p>
          </table:table-cell>
          <table:table-cell table:formula="of:=[.C1339]-[.C1338]" office:value-type="float" office:value="0">
            <text:p>0.000000</text:p>
          </table:table-cell>
          <table:table-cell table:formula="of:=[.A1339]-[.A1338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84586">
            <text:p>1839.284586</text:p>
          </table:table-cell>
          <table:table-cell office:value-type="float" office:value="10965342536017">
            <text:p>10965342536017</text:p>
          </table:table-cell>
          <table:table-cell table:formula="of:=([.B1340]-[.B$4])/10^9" office:value-type="float" office:value="0.211474966">
            <text:p>0.211475</text:p>
          </table:table-cell>
          <table:table-cell table:formula="of:=[.C1340]-[.C1339]" office:value-type="float" office:value="0">
            <text:p>0.000000</text:p>
          </table:table-cell>
          <table:table-cell table:formula="of:=[.A1340]-[.A1339]" office:value-type="float" office:value="0.000510000000076616">
            <text:p>0.0005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84588">
            <text:p>1839.284588</text:p>
          </table:table-cell>
          <table:table-cell office:value-type="float" office:value="10965343052900">
            <text:p>10965343052900</text:p>
          </table:table-cell>
          <table:table-cell table:formula="of:=([.B1341]-[.B$4])/10^9" office:value-type="float" office:value="0.211991849">
            <text:p>0.211992</text:p>
          </table:table-cell>
          <table:table-cell table:formula="of:=[.C1341]-[.C1340]" office:value-type="float" office:value="0.000516883000000024">
            <text:p>0.000517</text:p>
          </table:table-cell>
          <table:table-cell table:formula="of:=[.A1341]-[.A134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84589">
            <text:p>1839.284589</text:p>
          </table:table-cell>
          <table:table-cell office:value-type="float" office:value="10965343052900">
            <text:p>10965343052900</text:p>
          </table:table-cell>
          <table:table-cell table:formula="of:=([.B1342]-[.B$4])/10^9" office:value-type="float" office:value="0.211991849">
            <text:p>0.211992</text:p>
          </table:table-cell>
          <table:table-cell table:formula="of:=[.C1342]-[.C1341]" office:value-type="float" office:value="0">
            <text:p>0.000000</text:p>
          </table:table-cell>
          <table:table-cell table:formula="of:=[.A1342]-[.A1341]" office:value-type="float" office:value="0.00000100000011116208">
            <text:p>0.000001</text:p>
          </table:table-cell>
          <table:table-cell office:value-type="string">
            <text:p>d_s is renewed (r + D) to 10965345052900; c_s is fully topped up</text:p>
          </table:table-cell>
          <table:table-cell table:number-columns-repeated="2"/>
        </table:table-row>
        <table:table-row table:style-name="ro1">
          <table:table-cell office:value-type="float" office:value="1839.28459">
            <text:p>1839.284590</text:p>
          </table:table-cell>
          <table:table-cell office:value-type="float" office:value="10965343052900">
            <text:p>10965343052900</text:p>
          </table:table-cell>
          <table:table-cell table:formula="of:=([.B1343]-[.B$4])/10^9" office:value-type="float" office:value="0.211991849">
            <text:p>0.211992</text:p>
          </table:table-cell>
          <table:table-cell table:formula="of:=[.C1343]-[.C1342]" office:value-type="float" office:value="0">
            <text:p>0.000000</text:p>
          </table:table-cell>
          <table:table-cell table:formula="of:=[.A1343]-[.A1342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284597">
            <text:p>1839.284597</text:p>
          </table:table-cell>
          <table:table-cell office:value-type="float" office:value="10965343062333">
            <text:p>10965343062333</text:p>
          </table:table-cell>
          <table:table-cell table:formula="of:=([.B1344]-[.B$4])/10^9" office:value-type="float" office:value="0.212001282">
            <text:p>0.212001</text:p>
          </table:table-cell>
          <table:table-cell table:formula="of:=[.C1344]-[.C1343]" office:value-type="float" office:value="0.00000943300000000313">
            <text:p>0.000009</text:p>
          </table:table-cell>
          <table:table-cell table:formula="of:=[.A1344]-[.A1343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84603">
            <text:p>1839.284603</text:p>
          </table:table-cell>
          <table:table-cell office:value-type="float" office:value="10965343062333">
            <text:p>10965343062333</text:p>
          </table:table-cell>
          <table:table-cell table:formula="of:=([.B1345]-[.B$4])/10^9" office:value-type="float" office:value="0.212001282">
            <text:p>0.212001</text:p>
          </table:table-cell>
          <table:table-cell table:formula="of:=[.C1345]-[.C1344]" office:value-type="float" office:value="0">
            <text:p>0.000000</text:p>
          </table:table-cell>
          <table:table-cell table:formula="of:=[.A1345]-[.A1344]" office:value-type="float" office:value="0.00000599999998485146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85507">
            <text:p>1839.285507</text:p>
          </table:table-cell>
          <table:table-cell office:value-type="float" office:value="10965343971683">
            <text:p>10965343971683</text:p>
          </table:table-cell>
          <table:table-cell table:formula="of:=([.B1346]-[.B$4])/10^9" office:value-type="float" office:value="0.212910632">
            <text:p>0.212911</text:p>
          </table:table-cell>
          <table:table-cell table:formula="of:=[.C1346]-[.C1345]" office:value-type="float" office:value="0.000909349999999975">
            <text:p>0.000909</text:p>
          </table:table-cell>
          <table:table-cell table:formula="of:=[.A1346]-[.A1345]" office:value-type="float" office:value="0.000903999999991356">
            <text:p>0.0009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85508">
            <text:p>1839.285508</text:p>
          </table:table-cell>
          <table:table-cell office:value-type="float" office:value="10965343971683">
            <text:p>10965343971683</text:p>
          </table:table-cell>
          <table:table-cell table:formula="of:=([.B1347]-[.B$4])/10^9" office:value-type="float" office:value="0.212910632">
            <text:p>0.212911</text:p>
          </table:table-cell>
          <table:table-cell table:formula="of:=[.C1347]-[.C1346]" office:value-type="float" office:value="0">
            <text:p>0.000000</text:p>
          </table:table-cell>
          <table:table-cell table:formula="of:=[.A1347]-[.A1346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85513">
            <text:p>1839.285513</text:p>
          </table:table-cell>
          <table:table-cell office:value-type="float" office:value="10965343971683">
            <text:p>10965343971683</text:p>
          </table:table-cell>
          <table:table-cell table:formula="of:=([.B1348]-[.B$4])/10^9" office:value-type="float" office:value="0.212910632">
            <text:p>0.212911</text:p>
          </table:table-cell>
          <table:table-cell table:formula="of:=[.C1348]-[.C1347]" office:value-type="float" office:value="0">
            <text:p>0.000000</text:p>
          </table:table-cell>
          <table:table-cell table:formula="of:=[.A1348]-[.A1347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86713">
            <text:p>1839.286713</text:p>
          </table:table-cell>
          <table:table-cell office:value-type="float" office:value="10965345186755">
            <text:p>10965345186755</text:p>
          </table:table-cell>
          <table:table-cell table:formula="of:=([.B1349]-[.B$4])/10^9" office:value-type="float" office:value="0.214125704">
            <text:p>0.214126</text:p>
          </table:table-cell>
          <table:table-cell table:formula="of:=[.C1349]-[.C1348]" office:value-type="float" office:value="0.00121507200000001">
            <text:p>0.001215</text:p>
          </table:table-cell>
          <table:table-cell table:formula="of:=[.A1349]-[.A1348]" office:value-type="float" office:value="0.00119999999992615">
            <text:p>0.00120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86715">
            <text:p>1839.286715</text:p>
          </table:table-cell>
          <table:table-cell office:value-type="float" office:value="10965345186755">
            <text:p>10965345186755</text:p>
          </table:table-cell>
          <table:table-cell table:formula="of:=([.B1350]-[.B$4])/10^9" office:value-type="float" office:value="0.214125704">
            <text:p>0.214126</text:p>
          </table:table-cell>
          <table:table-cell table:formula="of:=[.C1350]-[.C1349]" office:value-type="float" office:value="0">
            <text:p>0.000000</text:p>
          </table:table-cell>
          <table:table-cell table:formula="of:=[.A1350]-[.A134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8672">
            <text:p>1839.286720</text:p>
          </table:table-cell>
          <table:table-cell office:value-type="float" office:value="10965345186755">
            <text:p>10965345186755</text:p>
          </table:table-cell>
          <table:table-cell table:formula="of:=([.B1351]-[.B$4])/10^9" office:value-type="float" office:value="0.214125704">
            <text:p>0.214126</text:p>
          </table:table-cell>
          <table:table-cell table:formula="of:=[.C1351]-[.C1350]" office:value-type="float" office:value="0">
            <text:p>0.000000</text:p>
          </table:table-cell>
          <table:table-cell table:formula="of:=[.A1351]-[.A135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8758">
            <text:p>1839.287580</text:p>
          </table:table-cell>
          <table:table-cell office:value-type="float" office:value="10965345186755">
            <text:p>10965345186755</text:p>
          </table:table-cell>
          <table:table-cell table:formula="of:=([.B1352]-[.B$4])/10^9" office:value-type="float" office:value="0.214125704">
            <text:p>0.214126</text:p>
          </table:table-cell>
          <table:table-cell table:formula="of:=[.C1352]-[.C1351]" office:value-type="float" office:value="0">
            <text:p>0.000000</text:p>
          </table:table-cell>
          <table:table-cell table:formula="of:=[.A1352]-[.A1351]" office:value-type="float" office:value="0.000859999999875072">
            <text:p>0.00086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87583">
            <text:p>1839.287583</text:p>
          </table:table-cell>
          <table:table-cell office:value-type="float" office:value="10965346055968">
            <text:p>10965346055968</text:p>
          </table:table-cell>
          <table:table-cell table:formula="of:=([.B1353]-[.B$4])/10^9" office:value-type="float" office:value="0.214994917">
            <text:p>0.214995</text:p>
          </table:table-cell>
          <table:table-cell table:formula="of:=[.C1353]-[.C1352]" office:value-type="float" office:value="0.000869213000000008">
            <text:p>0.000869</text:p>
          </table:table-cell>
          <table:table-cell table:formula="of:=[.A1353]-[.A1352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87584">
            <text:p>1839.287584</text:p>
          </table:table-cell>
          <table:table-cell office:value-type="float" office:value="10965346055968">
            <text:p>10965346055968</text:p>
          </table:table-cell>
          <table:table-cell table:formula="of:=([.B1354]-[.B$4])/10^9" office:value-type="float" office:value="0.214994917">
            <text:p>0.214995</text:p>
          </table:table-cell>
          <table:table-cell table:formula="of:=[.C1354]-[.C1353]" office:value-type="float" office:value="0">
            <text:p>0.000000</text:p>
          </table:table-cell>
          <table:table-cell table:formula="of:=[.A1354]-[.A1353]" office:value-type="float" office:value="0.000000999999883788405">
            <text:p>0.000001</text:p>
          </table:table-cell>
          <table:table-cell/>
          <table:table-cell office:value-type="string">
            <text:p>250426 / 1461441 &lt;= 2000000 / 5000000</text:p>
          </table:table-cell>
          <table:table-cell/>
        </table:table-row>
        <table:table-row table:style-name="ro1">
          <table:table-cell office:value-type="float" office:value="1839.287585">
            <text:p>1839.287585</text:p>
          </table:table-cell>
          <table:table-cell office:value-type="float" office:value="10965346055968">
            <text:p>10965346055968</text:p>
          </table:table-cell>
          <table:table-cell table:formula="of:=([.B1355]-[.B$4])/10^9" office:value-type="float" office:value="0.214994917">
            <text:p>0.214995</text:p>
          </table:table-cell>
          <table:table-cell table:formula="of:=[.C1355]-[.C1354]" office:value-type="float" office:value="0">
            <text:p>0.000000</text:p>
          </table:table-cell>
          <table:table-cell table:formula="of:=[.A1355]-[.A1354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87586">
            <text:p>1839.287586</text:p>
          </table:table-cell>
          <table:table-cell office:value-type="float" office:value="10965346055968">
            <text:p>10965346055968</text:p>
          </table:table-cell>
          <table:table-cell table:formula="of:=([.B1356]-[.B$4])/10^9" office:value-type="float" office:value="0.214994917">
            <text:p>0.214995</text:p>
          </table:table-cell>
          <table:table-cell table:formula="of:=[.C1356]-[.C1355]" office:value-type="float" office:value="0">
            <text:p>0.000000</text:p>
          </table:table-cell>
          <table:table-cell table:formula="of:=[.A1356]-[.A1355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87594">
            <text:p>1839.287594</text:p>
          </table:table-cell>
          <table:table-cell office:value-type="float" office:value="10965346067179">
            <text:p>10965346067179</text:p>
          </table:table-cell>
          <table:table-cell table:formula="of:=([.B1357]-[.B$4])/10^9" office:value-type="float" office:value="0.215006128">
            <text:p>0.215006</text:p>
          </table:table-cell>
          <table:table-cell table:formula="of:=[.C1357]-[.C1356]" office:value-type="float" office:value="0.0000112109999999832">
            <text:p>0.000011</text:p>
          </table:table-cell>
          <table:table-cell table:formula="of:=[.A1357]-[.A1356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87602">
            <text:p>1839.287602</text:p>
          </table:table-cell>
          <table:table-cell office:value-type="float" office:value="10965346067179">
            <text:p>10965346067179</text:p>
          </table:table-cell>
          <table:table-cell table:formula="of:=([.B1358]-[.B$4])/10^9" office:value-type="float" office:value="0.215006128">
            <text:p>0.215006</text:p>
          </table:table-cell>
          <table:table-cell table:formula="of:=[.C1358]-[.C1357]" office:value-type="float" office:value="0">
            <text:p>0.000000</text:p>
          </table:table-cell>
          <table:table-cell table:formula="of:=[.A1358]-[.A1357]" office:value-type="float" office:value="0.00000800000020717562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87853">
            <text:p>1839.287853</text:p>
          </table:table-cell>
          <table:table-cell office:value-type="float" office:value="10965346325809">
            <text:p>10965346325809</text:p>
          </table:table-cell>
          <table:table-cell table:formula="of:=([.B1359]-[.B$4])/10^9" office:value-type="float" office:value="0.215264758">
            <text:p>0.215265</text:p>
          </table:table-cell>
          <table:table-cell table:formula="of:=[.C1359]-[.C1358]" office:value-type="float" office:value="0.00025863000000001">
            <text:p>0.000259</text:p>
          </table:table-cell>
          <table:table-cell table:formula="of:=[.A1359]-[.A1358]" office:value-type="float" office:value="0.00025099999993472">
            <text:p>0.00025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87854">
            <text:p>1839.287854</text:p>
          </table:table-cell>
          <table:table-cell office:value-type="float" office:value="10965346325809">
            <text:p>10965346325809</text:p>
          </table:table-cell>
          <table:table-cell table:formula="of:=([.B1360]-[.B$4])/10^9" office:value-type="float" office:value="0.215264758">
            <text:p>0.215265</text:p>
          </table:table-cell>
          <table:table-cell table:formula="of:=[.C1360]-[.C1359]" office:value-type="float" office:value="0">
            <text:p>0.000000</text:p>
          </table:table-cell>
          <table:table-cell table:formula="of:=[.A1360]-[.A1359]" office:value-type="float" office:value="0.000000999999883788405">
            <text:p>0.000001</text:p>
          </table:table-cell>
          <table:table-cell/>
          <table:table-cell office:value-type="string">
            <text:p>uses up its c_s; 10965346325809-10965346067179=258630</text:p>
          </table:table-cell>
          <table:table-cell/>
        </table:table-row>
        <table:table-row table:style-name="ro1">
          <table:table-cell office:value-type="float" office:value="1839.287865">
            <text:p>1839.287865</text:p>
          </table:table-cell>
          <table:table-cell office:value-type="float" office:value="10965346338167">
            <text:p>10965346338167</text:p>
          </table:table-cell>
          <table:table-cell table:formula="of:=([.B1361]-[.B$4])/10^9" office:value-type="float" office:value="0.215277116">
            <text:p>0.215277</text:p>
          </table:table-cell>
          <table:table-cell table:formula="of:=[.C1361]-[.C1360]" office:value-type="float" office:value="0.0000123579999999901">
            <text:p>0.000012</text:p>
          </table:table-cell>
          <table:table-cell table:formula="of:=[.A1361]-[.A1360]" office:value-type="float" office:value="0.0000110000000859145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8787">
            <text:p>1839.287870</text:p>
          </table:table-cell>
          <table:table-cell office:value-type="float" office:value="10965346338167">
            <text:p>10965346338167</text:p>
          </table:table-cell>
          <table:table-cell table:formula="of:=([.B1362]-[.B$4])/10^9" office:value-type="float" office:value="0.215277116">
            <text:p>0.215277</text:p>
          </table:table-cell>
          <table:table-cell table:formula="of:=[.C1362]-[.C1361]" office:value-type="float" office:value="0">
            <text:p>0.000000</text:p>
          </table:table-cell>
          <table:table-cell table:formula="of:=[.A1362]-[.A1361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88578">
            <text:p>1839.288578</text:p>
          </table:table-cell>
          <table:table-cell office:value-type="float" office:value="10965346338167">
            <text:p>10965346338167</text:p>
          </table:table-cell>
          <table:table-cell table:formula="of:=([.B1363]-[.B$4])/10^9" office:value-type="float" office:value="0.215277116">
            <text:p>0.215277</text:p>
          </table:table-cell>
          <table:table-cell table:formula="of:=[.C1363]-[.C1362]" office:value-type="float" office:value="0">
            <text:p>0.000000</text:p>
          </table:table-cell>
          <table:table-cell table:formula="of:=[.A1363]-[.A1362]" office:value-type="float" office:value="0.000707999999804088">
            <text:p>0.00070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8858">
            <text:p>1839.288580</text:p>
          </table:table-cell>
          <table:table-cell office:value-type="float" office:value="10965347053457">
            <text:p>10965347053457</text:p>
          </table:table-cell>
          <table:table-cell table:formula="of:=([.B1364]-[.B$4])/10^9" office:value-type="float" office:value="0.215992406">
            <text:p>0.215992</text:p>
          </table:table-cell>
          <table:table-cell table:formula="of:=[.C1364]-[.C1363]" office:value-type="float" office:value="0.000715290000000007">
            <text:p>0.000715</text:p>
          </table:table-cell>
          <table:table-cell table:formula="of:=[.A1364]-[.A136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88581">
            <text:p>1839.288581</text:p>
          </table:table-cell>
          <table:table-cell office:value-type="float" office:value="10965347053457">
            <text:p>10965347053457</text:p>
          </table:table-cell>
          <table:table-cell table:formula="of:=([.B1365]-[.B$4])/10^9" office:value-type="float" office:value="0.215992406">
            <text:p>0.215992</text:p>
          </table:table-cell>
          <table:table-cell table:formula="of:=[.C1365]-[.C1364]" office:value-type="float" office:value="0">
            <text:p>0.000000</text:p>
          </table:table-cell>
          <table:table-cell table:formula="of:=[.A1365]-[.A1364]" office:value-type="float" office:value="0.00000100000011116208">
            <text:p>0.000001</text:p>
          </table:table-cell>
          <table:table-cell office:value-type="string">
            <text:p>d_s is renewed (r + D) to 10965349053457; c_s is fully topped up</text:p>
          </table:table-cell>
          <table:table-cell table:number-columns-repeated="2"/>
        </table:table-row>
        <table:table-row table:style-name="ro1">
          <table:table-cell office:value-type="float" office:value="1839.288899">
            <text:p>1839.288899</text:p>
          </table:table-cell>
          <table:table-cell office:value-type="float" office:value="10965347372148">
            <text:p>10965347372148</text:p>
          </table:table-cell>
          <table:table-cell table:formula="of:=([.B1366]-[.B$4])/10^9" office:value-type="float" office:value="0.216311097">
            <text:p>0.216311</text:p>
          </table:table-cell>
          <table:table-cell table:formula="of:=[.C1366]-[.C1365]" office:value-type="float" office:value="0.00031869100000001">
            <text:p>0.000319</text:p>
          </table:table-cell>
          <table:table-cell table:formula="of:=[.A1366]-[.A1365]" office:value-type="float" office:value="0.000317999999879248">
            <text:p>0.000318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2889">
            <text:p>1839.288900</text:p>
          </table:table-cell>
          <table:table-cell office:value-type="float" office:value="10965347372148">
            <text:p>10965347372148</text:p>
          </table:table-cell>
          <table:table-cell table:formula="of:=([.B1367]-[.B$4])/10^9" office:value-type="float" office:value="0.216311097">
            <text:p>0.216311</text:p>
          </table:table-cell>
          <table:table-cell table:formula="of:=[.C1367]-[.C1366]" office:value-type="float" office:value="0">
            <text:p>0.000000</text:p>
          </table:table-cell>
          <table:table-cell table:formula="of:=[.A1367]-[.A1366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10965347372148-10965346338167=1033981</text:p>
          </table:table-cell>
        </table:table-row>
        <table:table-row table:style-name="ro1">
          <table:table-cell office:value-type="float" office:value="1839.28891">
            <text:p>1839.288910</text:p>
          </table:table-cell>
          <table:table-cell office:value-type="float" office:value="10965347383701">
            <text:p>10965347383701</text:p>
          </table:table-cell>
          <table:table-cell table:formula="of:=([.B1368]-[.B$4])/10^9" office:value-type="float" office:value="0.21632265">
            <text:p>0.216323</text:p>
          </table:table-cell>
          <table:table-cell table:formula="of:=[.C1368]-[.C1367]" office:value-type="float" office:value="0.0000115529999999975">
            <text:p>0.000012</text:p>
          </table:table-cell>
          <table:table-cell table:formula="of:=[.A1368]-[.A1367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88915">
            <text:p>1839.288915</text:p>
          </table:table-cell>
          <table:table-cell office:value-type="float" office:value="10965347383701">
            <text:p>10965347383701</text:p>
          </table:table-cell>
          <table:table-cell table:formula="of:=([.B1369]-[.B$4])/10^9" office:value-type="float" office:value="0.21632265">
            <text:p>0.216323</text:p>
          </table:table-cell>
          <table:table-cell table:formula="of:=[.C1369]-[.C1368]" office:value-type="float" office:value="0">
            <text:p>0.000000</text:p>
          </table:table-cell>
          <table:table-cell table:formula="of:=[.A1369]-[.A1368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289051">
            <text:p>1839.289051</text:p>
          </table:table-cell>
          <table:table-cell office:value-type="float" office:value="10965347383701">
            <text:p>10965347383701</text:p>
          </table:table-cell>
          <table:table-cell table:formula="of:=([.B1370]-[.B$4])/10^9" office:value-type="float" office:value="0.21632265">
            <text:p>0.216323</text:p>
          </table:table-cell>
          <table:table-cell table:formula="of:=[.C1370]-[.C1369]" office:value-type="float" office:value="0">
            <text:p>0.000000</text:p>
          </table:table-cell>
          <table:table-cell table:formula="of:=[.A1370]-[.A1369]" office:value-type="float" office:value="0.000135999999884007">
            <text:p>0.00013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89052">
            <text:p>1839.289052</text:p>
          </table:table-cell>
          <table:table-cell office:value-type="float" office:value="10965347383701">
            <text:p>10965347383701</text:p>
          </table:table-cell>
          <table:table-cell table:formula="of:=([.B1371]-[.B$4])/10^9" office:value-type="float" office:value="0.21632265">
            <text:p>0.216323</text:p>
          </table:table-cell>
          <table:table-cell table:formula="of:=[.C1371]-[.C1370]" office:value-type="float" office:value="0">
            <text:p>0.000000</text:p>
          </table:table-cell>
          <table:table-cell table:formula="of:=[.A1371]-[.A1370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89053">
            <text:p>1839.289053</text:p>
          </table:table-cell>
          <table:table-cell office:value-type="float" office:value="10965347383701">
            <text:p>10965347383701</text:p>
          </table:table-cell>
          <table:table-cell table:formula="of:=([.B1372]-[.B$4])/10^9" office:value-type="float" office:value="0.21632265">
            <text:p>0.216323</text:p>
          </table:table-cell>
          <table:table-cell table:formula="of:=[.C1372]-[.C1371]" office:value-type="float" office:value="0">
            <text:p>0.000000</text:p>
          </table:table-cell>
          <table:table-cell table:formula="of:=[.A1372]-[.A1371]" office:value-type="float" office:value="0.000000999999883788405">
            <text:p>0.000001</text:p>
          </table:table-cell>
          <table:table-cell/>
          <table:table-cell office:value-type="string">
            <text:p>postpones its deadline to 10965352517409; c_s is topped up to 1991796</text:p>
          </table:table-cell>
          <table:table-cell/>
        </table:table-row>
        <table:table-row table:style-name="ro1">
          <table:table-cell office:value-type="float" office:value="1839.289862">
            <text:p>1839.289862</text:p>
          </table:table-cell>
          <table:table-cell office:value-type="float" office:value="10965348343202">
            <text:p>10965348343202</text:p>
          </table:table-cell>
          <table:table-cell table:formula="of:=([.B1373]-[.B$4])/10^9" office:value-type="float" office:value="0.217282151">
            <text:p>0.217282</text:p>
          </table:table-cell>
          <table:table-cell table:formula="of:=[.C1373]-[.C1372]" office:value-type="float" office:value="0.000959501000000001">
            <text:p>0.000960</text:p>
          </table:table-cell>
          <table:table-cell table:formula="of:=[.A1373]-[.A1372]" office:value-type="float" office:value="0.000809000000117521">
            <text:p>0.0008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89863">
            <text:p>1839.289863</text:p>
          </table:table-cell>
          <table:table-cell office:value-type="float" office:value="10965348343202">
            <text:p>10965348343202</text:p>
          </table:table-cell>
          <table:table-cell table:formula="of:=([.B1374]-[.B$4])/10^9" office:value-type="float" office:value="0.217282151">
            <text:p>0.217282</text:p>
          </table:table-cell>
          <table:table-cell table:formula="of:=[.C1374]-[.C1373]" office:value-type="float" office:value="0">
            <text:p>0.000000</text:p>
          </table:table-cell>
          <table:table-cell table:formula="of:=[.A1374]-[.A1373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89868">
            <text:p>1839.289868</text:p>
          </table:table-cell>
          <table:table-cell office:value-type="float" office:value="10965348343202">
            <text:p>10965348343202</text:p>
          </table:table-cell>
          <table:table-cell table:formula="of:=([.B1375]-[.B$4])/10^9" office:value-type="float" office:value="0.217282151">
            <text:p>0.217282</text:p>
          </table:table-cell>
          <table:table-cell table:formula="of:=[.C1375]-[.C1374]" office:value-type="float" office:value="0">
            <text:p>0.000000</text:p>
          </table:table-cell>
          <table:table-cell table:formula="of:=[.A1375]-[.A1374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289968">
            <text:p>1839.289968</text:p>
          </table:table-cell>
          <table:table-cell office:value-type="float" office:value="10965348343202">
            <text:p>10965348343202</text:p>
          </table:table-cell>
          <table:table-cell table:formula="of:=([.B1376]-[.B$4])/10^9" office:value-type="float" office:value="0.217282151">
            <text:p>0.217282</text:p>
          </table:table-cell>
          <table:table-cell table:formula="of:=[.C1376]-[.C1375]" office:value-type="float" office:value="0">
            <text:p>0.000000</text:p>
          </table:table-cell>
          <table:table-cell table:formula="of:=[.A1376]-[.A1375]" office:value-type="float" office:value="0.0000999999999748979">
            <text:p>0.000100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289968">
            <text:p>1839.289968</text:p>
          </table:table-cell>
          <table:table-cell office:value-type="float" office:value="10965348343202">
            <text:p>10965348343202</text:p>
          </table:table-cell>
          <table:table-cell table:formula="of:=([.B1377]-[.B$4])/10^9" office:value-type="float" office:value="0.217282151">
            <text:p>0.217282</text:p>
          </table:table-cell>
          <table:table-cell table:formula="of:=[.C1377]-[.C1376]" office:value-type="float" office:value="0">
            <text:p>0.000000</text:p>
          </table:table-cell>
          <table:table-cell table:formula="of:=[.A1377]-[.A1376]" office:value-type="float" office:value="0">
            <text:p>0.000000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8997">
            <text:p>1839.289970</text:p>
          </table:table-cell>
          <table:table-cell office:value-type="float" office:value="10965348343202">
            <text:p>10965348343202</text:p>
          </table:table-cell>
          <table:table-cell table:formula="of:=([.B1378]-[.B$4])/10^9" office:value-type="float" office:value="0.217282151">
            <text:p>0.217282</text:p>
          </table:table-cell>
          <table:table-cell table:formula="of:=[.C1378]-[.C1377]" office:value-type="float" office:value="0">
            <text:p>0.000000</text:p>
          </table:table-cell>
          <table:table-cell table:formula="of:=[.A1378]-[.A1377]" office:value-type="float" office:value="0.00000199999999495049">
            <text:p>0.000002</text:p>
          </table:table-cell>
          <table:table-cell table:number-columns-repeated="2"/>
          <table:table-cell office:value-type="string">
            <text:p>postpones its deadline to 10965355435016; c_s is topped up to 2993379</text:p>
          </table:table-cell>
        </table:table-row>
        <table:table-row table:style-name="ro1">
          <table:table-cell office:value-type="float" office:value="1839.291528">
            <text:p>1839.291528</text:p>
          </table:table-cell>
          <table:table-cell office:value-type="float" office:value="10965350009671">
            <text:p>10965350009671</text:p>
          </table:table-cell>
          <table:table-cell table:formula="of:=([.B1379]-[.B$4])/10^9" office:value-type="float" office:value="0.21894862">
            <text:p>0.218949</text:p>
          </table:table-cell>
          <table:table-cell table:formula="of:=[.C1379]-[.C1378]" office:value-type="float" office:value="0.001666469">
            <text:p>0.001666</text:p>
          </table:table-cell>
          <table:table-cell table:formula="of:=[.A1379]-[.A1378]" office:value-type="float" office:value="0.00155799999993178">
            <text:p>0.00155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9153">
            <text:p>1839.291530</text:p>
          </table:table-cell>
          <table:table-cell office:value-type="float" office:value="10965350009671">
            <text:p>10965350009671</text:p>
          </table:table-cell>
          <table:table-cell table:formula="of:=([.B1380]-[.B$4])/10^9" office:value-type="float" office:value="0.21894862">
            <text:p>0.218949</text:p>
          </table:table-cell>
          <table:table-cell table:formula="of:=[.C1380]-[.C1379]" office:value-type="float" office:value="0">
            <text:p>0.000000</text:p>
          </table:table-cell>
          <table:table-cell table:formula="of:=[.A1380]-[.A137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91535">
            <text:p>1839.291535</text:p>
          </table:table-cell>
          <table:table-cell office:value-type="float" office:value="10965350009671">
            <text:p>10965350009671</text:p>
          </table:table-cell>
          <table:table-cell table:formula="of:=([.B1381]-[.B$4])/10^9" office:value-type="float" office:value="0.21894862">
            <text:p>0.218949</text:p>
          </table:table-cell>
          <table:table-cell table:formula="of:=[.C1381]-[.C1380]" office:value-type="float" office:value="0">
            <text:p>0.000000</text:p>
          </table:table-cell>
          <table:table-cell table:formula="of:=[.A1381]-[.A138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91557">
            <text:p>1839.291557</text:p>
          </table:table-cell>
          <table:table-cell office:value-type="float" office:value="10965350038626">
            <text:p>10965350038626</text:p>
          </table:table-cell>
          <table:table-cell table:formula="of:=([.B1382]-[.B$4])/10^9" office:value-type="float" office:value="0.218977575">
            <text:p>0.218978</text:p>
          </table:table-cell>
          <table:table-cell table:formula="of:=[.C1382]-[.C1381]" office:value-type="float" office:value="0.0000289549999999972">
            <text:p>0.000029</text:p>
          </table:table-cell>
          <table:table-cell table:formula="of:=[.A1382]-[.A1381]" office:value-type="float" office:value="0.0000219999999444553">
            <text:p>0.00002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291558">
            <text:p>1839.291558</text:p>
          </table:table-cell>
          <table:table-cell office:value-type="float" office:value="10965350038626">
            <text:p>10965350038626</text:p>
          </table:table-cell>
          <table:table-cell table:formula="of:=([.B1383]-[.B$4])/10^9" office:value-type="float" office:value="0.218977575">
            <text:p>0.218978</text:p>
          </table:table-cell>
          <table:table-cell table:formula="of:=[.C1383]-[.C1382]" office:value-type="float" office:value="0">
            <text:p>0.000000</text:p>
          </table:table-cell>
          <table:table-cell table:formula="of:=[.A1383]-[.A1382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92572">
            <text:p>1839.292572</text:p>
          </table:table-cell>
          <table:table-cell office:value-type="float" office:value="10965351024064">
            <text:p>10965351024064</text:p>
          </table:table-cell>
          <table:table-cell table:formula="of:=([.B1384]-[.B$4])/10^9" office:value-type="float" office:value="0.219963013">
            <text:p>0.219963</text:p>
          </table:table-cell>
          <table:table-cell table:formula="of:=[.C1384]-[.C1383]" office:value-type="float" office:value="0.000985438000000005">
            <text:p>0.000985</text:p>
          </table:table-cell>
          <table:table-cell table:formula="of:=[.A1384]-[.A1383]" office:value-type="float" office:value="0.00101400000016838">
            <text:p>0.00101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92575">
            <text:p>1839.292575</text:p>
          </table:table-cell>
          <table:table-cell office:value-type="float" office:value="10965351056328">
            <text:p>10965351056328</text:p>
          </table:table-cell>
          <table:table-cell table:formula="of:=([.B1385]-[.B$4])/10^9" office:value-type="float" office:value="0.219995277">
            <text:p>0.219995</text:p>
          </table:table-cell>
          <table:table-cell table:formula="of:=[.C1385]-[.C1384]" office:value-type="float" office:value="0.0000322639999999763">
            <text:p>0.000032</text:p>
          </table:table-cell>
          <table:table-cell table:formula="of:=[.A1385]-[.A1384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92576">
            <text:p>1839.292576</text:p>
          </table:table-cell>
          <table:table-cell office:value-type="float" office:value="10965351056328">
            <text:p>10965351056328</text:p>
          </table:table-cell>
          <table:table-cell table:formula="of:=([.B1386]-[.B$4])/10^9" office:value-type="float" office:value="0.219995277">
            <text:p>0.219995</text:p>
          </table:table-cell>
          <table:table-cell table:formula="of:=[.C1386]-[.C1385]" office:value-type="float" office:value="0">
            <text:p>0.000000</text:p>
          </table:table-cell>
          <table:table-cell table:formula="of:=[.A1386]-[.A1385]" office:value-type="float" office:value="0.00000100000011116208">
            <text:p>0.000001</text:p>
          </table:table-cell>
          <table:table-cell office:value-type="string">
            <text:p>d_s is renewed (r + D) to 10965353056328; c_s is fully topped up</text:p>
          </table:table-cell>
          <table:table-cell table:number-columns-repeated="2"/>
        </table:table-row>
        <table:table-row table:style-name="ro1">
          <table:table-cell office:value-type="float" office:value="1839.292581">
            <text:p>1839.292581</text:p>
          </table:table-cell>
          <table:table-cell office:value-type="float" office:value="10965351056328">
            <text:p>10965351056328</text:p>
          </table:table-cell>
          <table:table-cell table:formula="of:=([.B1387]-[.B$4])/10^9" office:value-type="float" office:value="0.219995277">
            <text:p>0.219995</text:p>
          </table:table-cell>
          <table:table-cell table:formula="of:=[.C1387]-[.C1386]" office:value-type="float" office:value="0">
            <text:p>0.000000</text:p>
          </table:table-cell>
          <table:table-cell table:formula="of:=[.A1387]-[.A1386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92584">
            <text:p>1839.292584</text:p>
          </table:table-cell>
          <table:table-cell office:value-type="float" office:value="10965351065629">
            <text:p>10965351065629</text:p>
          </table:table-cell>
          <table:table-cell table:formula="of:=([.B1388]-[.B$4])/10^9" office:value-type="float" office:value="0.220004578">
            <text:p>0.220005</text:p>
          </table:table-cell>
          <table:table-cell table:formula="of:=[.C1388]-[.C1387]" office:value-type="float" office:value="0.0000093010000000171">
            <text:p>0.000009</text:p>
          </table:table-cell>
          <table:table-cell table:formula="of:=[.A1388]-[.A1387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92585">
            <text:p>1839.292585</text:p>
          </table:table-cell>
          <table:table-cell office:value-type="float" office:value="10965351065629">
            <text:p>10965351065629</text:p>
          </table:table-cell>
          <table:table-cell table:formula="of:=([.B1389]-[.B$4])/10^9" office:value-type="float" office:value="0.220004578">
            <text:p>0.220005</text:p>
          </table:table-cell>
          <table:table-cell table:formula="of:=[.C1389]-[.C1388]" office:value-type="float" office:value="0">
            <text:p>0.000000</text:p>
          </table:table-cell>
          <table:table-cell table:formula="of:=[.A1389]-[.A1388]" office:value-type="float" office:value="0.000000999999883788405">
            <text:p>0.000001</text:p>
          </table:table-cell>
          <table:table-cell/>
          <table:table-cell office:value-type="string">
            <text:p>325327 / 1451780 &lt;= 2000000 / 5000000</text:p>
          </table:table-cell>
          <table:table-cell/>
        </table:table-row>
        <table:table-row table:style-name="ro1">
          <table:table-cell office:value-type="float" office:value="1839.292586">
            <text:p>1839.292586</text:p>
          </table:table-cell>
          <table:table-cell office:value-type="float" office:value="10965351065629">
            <text:p>10965351065629</text:p>
          </table:table-cell>
          <table:table-cell table:formula="of:=([.B1390]-[.B$4])/10^9" office:value-type="float" office:value="0.220004578">
            <text:p>0.220005</text:p>
          </table:table-cell>
          <table:table-cell table:formula="of:=[.C1390]-[.C1389]" office:value-type="float" office:value="0">
            <text:p>0.000000</text:p>
          </table:table-cell>
          <table:table-cell table:formula="of:=[.A1390]-[.A1389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9259">
            <text:p>1839.292590</text:p>
          </table:table-cell>
          <table:table-cell office:value-type="float" office:value="10965351065629">
            <text:p>10965351065629</text:p>
          </table:table-cell>
          <table:table-cell table:formula="of:=([.B1391]-[.B$4])/10^9" office:value-type="float" office:value="0.220004578">
            <text:p>0.220005</text:p>
          </table:table-cell>
          <table:table-cell table:formula="of:=[.C1391]-[.C1390]" office:value-type="float" office:value="0">
            <text:p>0.000000</text:p>
          </table:table-cell>
          <table:table-cell table:formula="of:=[.A1391]-[.A1390]" office:value-type="float" office:value="0.00000399999998990097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292592">
            <text:p>1839.292592</text:p>
          </table:table-cell>
          <table:table-cell office:value-type="float" office:value="10965351074282">
            <text:p>10965351074282</text:p>
          </table:table-cell>
          <table:table-cell table:formula="of:=([.B1392]-[.B$4])/10^9" office:value-type="float" office:value="0.220013231">
            <text:p>0.220013</text:p>
          </table:table-cell>
          <table:table-cell table:formula="of:=[.C1392]-[.C1391]" office:value-type="float" office:value="0.00000865299999999736">
            <text:p>0.000009</text:p>
          </table:table-cell>
          <table:table-cell table:formula="of:=[.A1392]-[.A1391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92593">
            <text:p>1839.292593</text:p>
          </table:table-cell>
          <table:table-cell office:value-type="float" office:value="10965351074282">
            <text:p>10965351074282</text:p>
          </table:table-cell>
          <table:table-cell table:formula="of:=([.B1393]-[.B$4])/10^9" office:value-type="float" office:value="0.220013231">
            <text:p>0.220013</text:p>
          </table:table-cell>
          <table:table-cell table:formula="of:=[.C1393]-[.C1392]" office:value-type="float" office:value="0">
            <text:p>0.000000</text:p>
          </table:table-cell>
          <table:table-cell table:formula="of:=[.A1393]-[.A1392]" office:value-type="float" office:value="0.000000999999883788405">
            <text:p>0.000001</text:p>
          </table:table-cell>
          <table:table-cell table:number-columns-repeated="2"/>
          <table:table-cell office:value-type="string">
            <text:p>2964424 / 4360734 &gt; 3000000 / 7000000</text:p>
          </table:table-cell>
        </table:table-row>
        <table:table-row table:style-name="ro1">
          <table:table-cell office:value-type="float" office:value="1839.292594">
            <text:p>1839.292594</text:p>
          </table:table-cell>
          <table:table-cell office:value-type="float" office:value="10965351074282">
            <text:p>10965351074282</text:p>
          </table:table-cell>
          <table:table-cell table:formula="of:=([.B1394]-[.B$4])/10^9" office:value-type="float" office:value="0.220013231">
            <text:p>0.220013</text:p>
          </table:table-cell>
          <table:table-cell table:formula="of:=[.C1394]-[.C1393]" office:value-type="float" office:value="0">
            <text:p>0.000000</text:p>
          </table:table-cell>
          <table:table-cell table:formula="of:=[.A1394]-[.A1393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10965358074282; c_s is fully topped up</text:p>
          </table:table-cell>
        </table:table-row>
        <table:table-row table:style-name="ro1">
          <table:table-cell office:value-type="float" office:value="1839.29261">
            <text:p>1839.292610</text:p>
          </table:table-cell>
          <table:table-cell office:value-type="float" office:value="10965351084365">
            <text:p>10965351084365</text:p>
          </table:table-cell>
          <table:table-cell table:formula="of:=([.B1395]-[.B$4])/10^9" office:value-type="float" office:value="0.220023314">
            <text:p>0.220023</text:p>
          </table:table-cell>
          <table:table-cell table:formula="of:=[.C1395]-[.C1394]" office:value-type="float" office:value="0.0000100829999999941">
            <text:p>0.000010</text:p>
          </table:table-cell>
          <table:table-cell table:formula="of:=[.A1395]-[.A1394]" office:value-type="float" office:value="0.0000159999999596039">
            <text:p>0.000016</text:p>
          </table:table-cell>
          <table:table-cell/>
          <table:table-cell office:value-type="string">
            <text:p>is pick_next_task_dl-ed by Xorg (1038)</text:p>
          </table:table-cell>
          <table:table-cell/>
        </table:table-row>
        <table:table-row table:style-name="ro1">
          <table:table-cell office:value-type="float" office:value="1839.292937">
            <text:p>1839.292937</text:p>
          </table:table-cell>
          <table:table-cell office:value-type="float" office:value="10965351417876">
            <text:p>10965351417876</text:p>
          </table:table-cell>
          <table:table-cell table:formula="of:=([.B1396]-[.B$4])/10^9" office:value-type="float" office:value="0.220356825">
            <text:p>0.220357</text:p>
          </table:table-cell>
          <table:table-cell table:formula="of:=[.C1396]-[.C1395]" office:value-type="float" office:value="0.000333511000000009">
            <text:p>0.000334</text:p>
          </table:table-cell>
          <table:table-cell table:formula="of:=[.A1396]-[.A1395]" office:value-type="float" office:value="0.000326999999970212">
            <text:p>0.00032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92938">
            <text:p>1839.292938</text:p>
          </table:table-cell>
          <table:table-cell office:value-type="float" office:value="10965351417876">
            <text:p>10965351417876</text:p>
          </table:table-cell>
          <table:table-cell table:formula="of:=([.B1397]-[.B$4])/10^9" office:value-type="float" office:value="0.220356825">
            <text:p>0.220357</text:p>
          </table:table-cell>
          <table:table-cell table:formula="of:=[.C1397]-[.C1396]" office:value-type="float" office:value="0">
            <text:p>0.000000</text:p>
          </table:table-cell>
          <table:table-cell table:formula="of:=[.A1397]-[.A1396]" office:value-type="float" office:value="0.00000100000011116208">
            <text:p>0.000001</text:p>
          </table:table-cell>
          <table:table-cell/>
          <table:table-cell office:value-type="string">
            <text:p>uses up its c_s; 10965351417876-10965351084365=333511</text:p>
          </table:table-cell>
          <table:table-cell/>
        </table:table-row>
        <table:table-row table:style-name="ro1">
          <table:table-cell office:value-type="float" office:value="1839.292949">
            <text:p>1839.292949</text:p>
          </table:table-cell>
          <table:table-cell office:value-type="float" office:value="10965351430558">
            <text:p>10965351430558</text:p>
          </table:table-cell>
          <table:table-cell table:formula="of:=([.B1398]-[.B$4])/10^9" office:value-type="float" office:value="0.220369507">
            <text:p>0.220370</text:p>
          </table:table-cell>
          <table:table-cell table:formula="of:=[.C1398]-[.C1397]" office:value-type="float" office:value="0.0000126819999999861">
            <text:p>0.000013</text:p>
          </table:table-cell>
          <table:table-cell table:formula="of:=[.A1398]-[.A1397]" office:value-type="float" office:value="0.0000109999998585408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92955">
            <text:p>1839.292955</text:p>
          </table:table-cell>
          <table:table-cell office:value-type="float" office:value="10965351430558">
            <text:p>10965351430558</text:p>
          </table:table-cell>
          <table:table-cell table:formula="of:=([.B1399]-[.B$4])/10^9" office:value-type="float" office:value="0.220369507">
            <text:p>0.220370</text:p>
          </table:table-cell>
          <table:table-cell table:formula="of:=[.C1399]-[.C1398]" office:value-type="float" office:value="0">
            <text:p>0.000000</text:p>
          </table:table-cell>
          <table:table-cell table:formula="of:=[.A1399]-[.A1398]" office:value-type="float" office:value="0.00000599999998485146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293882">
            <text:p>1839.293882</text:p>
          </table:table-cell>
          <table:table-cell office:value-type="float" office:value="10965352372192">
            <text:p>10965352372192</text:p>
          </table:table-cell>
          <table:table-cell table:formula="of:=([.B1400]-[.B$4])/10^9" office:value-type="float" office:value="0.221311141">
            <text:p>0.221311</text:p>
          </table:table-cell>
          <table:table-cell table:formula="of:=[.C1400]-[.C1399]" office:value-type="float" office:value="0.000941633999999997">
            <text:p>0.000942</text:p>
          </table:table-cell>
          <table:table-cell table:formula="of:=[.A1400]-[.A1399]" office:value-type="float" office:value="0.000927000000046974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93884">
            <text:p>1839.293884</text:p>
          </table:table-cell>
          <table:table-cell office:value-type="float" office:value="10965352372192">
            <text:p>10965352372192</text:p>
          </table:table-cell>
          <table:table-cell table:formula="of:=([.B1401]-[.B$4])/10^9" office:value-type="float" office:value="0.221311141">
            <text:p>0.221311</text:p>
          </table:table-cell>
          <table:table-cell table:formula="of:=[.C1401]-[.C1400]" office:value-type="float" office:value="0">
            <text:p>0.000000</text:p>
          </table:table-cell>
          <table:table-cell table:formula="of:=[.A1401]-[.A140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9389">
            <text:p>1839.293890</text:p>
          </table:table-cell>
          <table:table-cell office:value-type="float" office:value="10965352372192">
            <text:p>10965352372192</text:p>
          </table:table-cell>
          <table:table-cell table:formula="of:=([.B1402]-[.B$4])/10^9" office:value-type="float" office:value="0.221311141">
            <text:p>0.221311</text:p>
          </table:table-cell>
          <table:table-cell table:formula="of:=[.C1402]-[.C1401]" office:value-type="float" office:value="0">
            <text:p>0.000000</text:p>
          </table:table-cell>
          <table:table-cell table:formula="of:=[.A1402]-[.A1401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294043">
            <text:p>1839.294043</text:p>
          </table:table-cell>
          <table:table-cell office:value-type="float" office:value="10965352372192">
            <text:p>10965352372192</text:p>
          </table:table-cell>
          <table:table-cell table:formula="of:=([.B1403]-[.B$4])/10^9" office:value-type="float" office:value="0.221311141">
            <text:p>0.221311</text:p>
          </table:table-cell>
          <table:table-cell table:formula="of:=[.C1403]-[.C1402]" office:value-type="float" office:value="0">
            <text:p>0.000000</text:p>
          </table:table-cell>
          <table:table-cell table:formula="of:=[.A1403]-[.A1402]" office:value-type="float" office:value="0.000153000000182146">
            <text:p>0.00015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94044">
            <text:p>1839.294044</text:p>
          </table:table-cell>
          <table:table-cell office:value-type="float" office:value="10965352372192">
            <text:p>10965352372192</text:p>
          </table:table-cell>
          <table:table-cell table:formula="of:=([.B1404]-[.B$4])/10^9" office:value-type="float" office:value="0.221311141">
            <text:p>0.221311</text:p>
          </table:table-cell>
          <table:table-cell table:formula="of:=[.C1404]-[.C1403]" office:value-type="float" office:value="0">
            <text:p>0.000000</text:p>
          </table:table-cell>
          <table:table-cell table:formula="of:=[.A1404]-[.A1403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94045">
            <text:p>1839.294045</text:p>
          </table:table-cell>
          <table:table-cell office:value-type="float" office:value="10965352372192">
            <text:p>10965352372192</text:p>
          </table:table-cell>
          <table:table-cell table:formula="of:=([.B1405]-[.B$4])/10^9" office:value-type="float" office:value="0.221311141">
            <text:p>0.221311</text:p>
          </table:table-cell>
          <table:table-cell table:formula="of:=[.C1405]-[.C1404]" office:value-type="float" office:value="0">
            <text:p>0.000000</text:p>
          </table:table-cell>
          <table:table-cell table:formula="of:=[.A1405]-[.A1404]" office:value-type="float" office:value="0.00000100000011116208">
            <text:p>0.000001</text:p>
          </table:table-cell>
          <table:table-cell/>
          <table:table-cell office:value-type="string">
            <text:p>postpones its deadline to 10965357517409; c_s is topped up to 1991816</text:p>
          </table:table-cell>
          <table:table-cell/>
        </table:table-row>
        <table:table-row table:style-name="ro1">
          <table:table-cell office:value-type="float" office:value="1839.294046">
            <text:p>1839.294046</text:p>
          </table:table-cell>
          <table:table-cell office:value-type="float" office:value="10965352372192">
            <text:p>10965352372192</text:p>
          </table:table-cell>
          <table:table-cell table:formula="of:=([.B1406]-[.B$4])/10^9" office:value-type="float" office:value="0.221311141">
            <text:p>0.221311</text:p>
          </table:table-cell>
          <table:table-cell table:formula="of:=[.C1406]-[.C1405]" office:value-type="float" office:value="0">
            <text:p>0.000000</text:p>
          </table:table-cell>
          <table:table-cell table:formula="of:=[.A1406]-[.A1405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94053">
            <text:p>1839.294053</text:p>
          </table:table-cell>
          <table:table-cell office:value-type="float" office:value="10965352543908">
            <text:p>10965352543908</text:p>
          </table:table-cell>
          <table:table-cell table:formula="of:=([.B1407]-[.B$4])/10^9" office:value-type="float" office:value="0.221482857">
            <text:p>0.221483</text:p>
          </table:table-cell>
          <table:table-cell table:formula="of:=[.C1407]-[.C1406]" office:value-type="float" office:value="0.000171716000000016">
            <text:p>0.000172</text:p>
          </table:table-cell>
          <table:table-cell table:formula="of:=[.A1407]-[.A1406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94061">
            <text:p>1839.294061</text:p>
          </table:table-cell>
          <table:table-cell office:value-type="float" office:value="10965352543908">
            <text:p>10965352543908</text:p>
          </table:table-cell>
          <table:table-cell table:formula="of:=([.B1408]-[.B$4])/10^9" office:value-type="float" office:value="0.221482857">
            <text:p>0.221483</text:p>
          </table:table-cell>
          <table:table-cell table:formula="of:=[.C1408]-[.C1407]" office:value-type="float" office:value="0">
            <text:p>0.000000</text:p>
          </table:table-cell>
          <table:table-cell table:formula="of:=[.A1408]-[.A1407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95656">
            <text:p>1839.295656</text:p>
          </table:table-cell>
          <table:table-cell office:value-type="float" office:value="10965354146208">
            <text:p>10965354146208</text:p>
          </table:table-cell>
          <table:table-cell table:formula="of:=([.B1409]-[.B$4])/10^9" office:value-type="float" office:value="0.223085157">
            <text:p>0.223085</text:p>
          </table:table-cell>
          <table:table-cell table:formula="of:=[.C1409]-[.C1408]" office:value-type="float" office:value="0.0016023">
            <text:p>0.001602</text:p>
          </table:table-cell>
          <table:table-cell table:formula="of:=[.A1409]-[.A1408]" office:value-type="float" office:value="0.00159499999995205">
            <text:p>0.00159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295657">
            <text:p>1839.295657</text:p>
          </table:table-cell>
          <table:table-cell office:value-type="float" office:value="10965354146208">
            <text:p>10965354146208</text:p>
          </table:table-cell>
          <table:table-cell table:formula="of:=([.B1410]-[.B$4])/10^9" office:value-type="float" office:value="0.223085157">
            <text:p>0.223085</text:p>
          </table:table-cell>
          <table:table-cell table:formula="of:=[.C1410]-[.C1409]" office:value-type="float" office:value="0">
            <text:p>0.000000</text:p>
          </table:table-cell>
          <table:table-cell table:formula="of:=[.A1410]-[.A1409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95662">
            <text:p>1839.295662</text:p>
          </table:table-cell>
          <table:table-cell office:value-type="float" office:value="10965354146208">
            <text:p>10965354146208</text:p>
          </table:table-cell>
          <table:table-cell table:formula="of:=([.B1411]-[.B$4])/10^9" office:value-type="float" office:value="0.223085157">
            <text:p>0.223085</text:p>
          </table:table-cell>
          <table:table-cell table:formula="of:=[.C1411]-[.C1410]" office:value-type="float" office:value="0">
            <text:p>0.000000</text:p>
          </table:table-cell>
          <table:table-cell table:formula="of:=[.A1411]-[.A141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96561">
            <text:p>1839.296561</text:p>
          </table:table-cell>
          <table:table-cell office:value-type="float" office:value="10965354146208">
            <text:p>10965354146208</text:p>
          </table:table-cell>
          <table:table-cell table:formula="of:=([.B1412]-[.B$4])/10^9" office:value-type="float" office:value="0.223085157">
            <text:p>0.223085</text:p>
          </table:table-cell>
          <table:table-cell table:formula="of:=[.C1412]-[.C1411]" office:value-type="float" office:value="0">
            <text:p>0.000000</text:p>
          </table:table-cell>
          <table:table-cell table:formula="of:=[.A1412]-[.A1411]" office:value-type="float" office:value="0.000899000000117667">
            <text:p>0.00089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296563">
            <text:p>1839.296563</text:p>
          </table:table-cell>
          <table:table-cell office:value-type="float" office:value="10965355053636">
            <text:p>10965355053636</text:p>
          </table:table-cell>
          <table:table-cell table:formula="of:=([.B1413]-[.B$4])/10^9" office:value-type="float" office:value="0.223992585">
            <text:p>0.223993</text:p>
          </table:table-cell>
          <table:table-cell table:formula="of:=[.C1413]-[.C1412]" office:value-type="float" office:value="0.000907427999999988">
            <text:p>0.000907</text:p>
          </table:table-cell>
          <table:table-cell table:formula="of:=[.A1413]-[.A141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296564">
            <text:p>1839.296564</text:p>
          </table:table-cell>
          <table:table-cell office:value-type="float" office:value="10965355053636">
            <text:p>10965355053636</text:p>
          </table:table-cell>
          <table:table-cell table:formula="of:=([.B1414]-[.B$4])/10^9" office:value-type="float" office:value="0.223992585">
            <text:p>0.223993</text:p>
          </table:table-cell>
          <table:table-cell table:formula="of:=[.C1414]-[.C1413]" office:value-type="float" office:value="0">
            <text:p>0.000000</text:p>
          </table:table-cell>
          <table:table-cell table:formula="of:=[.A1414]-[.A1413]" office:value-type="float" office:value="0.000000999999883788405">
            <text:p>0.000001</text:p>
          </table:table-cell>
          <table:table-cell office:value-type="string">
            <text:p>d_s is renewed (r + D) to 10965357053636; c_s is fully topped up</text:p>
          </table:table-cell>
          <table:table-cell table:number-columns-repeated="2"/>
        </table:table-row>
        <table:table-row table:style-name="ro1">
          <table:table-cell office:value-type="float" office:value="1839.296565">
            <text:p>1839.296565</text:p>
          </table:table-cell>
          <table:table-cell office:value-type="float" office:value="10965355053636">
            <text:p>10965355053636</text:p>
          </table:table-cell>
          <table:table-cell table:formula="of:=([.B1415]-[.B$4])/10^9" office:value-type="float" office:value="0.223992585">
            <text:p>0.223993</text:p>
          </table:table-cell>
          <table:table-cell table:formula="of:=[.C1415]-[.C1414]" office:value-type="float" office:value="0">
            <text:p>0.000000</text:p>
          </table:table-cell>
          <table:table-cell table:formula="of:=[.A1415]-[.A1414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296572">
            <text:p>1839.296572</text:p>
          </table:table-cell>
          <table:table-cell office:value-type="float" office:value="10965355062842">
            <text:p>10965355062842</text:p>
          </table:table-cell>
          <table:table-cell table:formula="of:=([.B1416]-[.B$4])/10^9" office:value-type="float" office:value="0.224001791">
            <text:p>0.224002</text:p>
          </table:table-cell>
          <table:table-cell table:formula="of:=[.C1416]-[.C1415]" office:value-type="float" office:value="0.00000920600000001159">
            <text:p>0.000009</text:p>
          </table:table-cell>
          <table:table-cell table:formula="of:=[.A1416]-[.A1415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96577">
            <text:p>1839.296577</text:p>
          </table:table-cell>
          <table:table-cell office:value-type="float" office:value="10965355062842">
            <text:p>10965355062842</text:p>
          </table:table-cell>
          <table:table-cell table:formula="of:=([.B1417]-[.B$4])/10^9" office:value-type="float" office:value="0.224001791">
            <text:p>0.224002</text:p>
          </table:table-cell>
          <table:table-cell table:formula="of:=[.C1417]-[.C1416]" office:value-type="float" office:value="0">
            <text:p>0.000000</text:p>
          </table:table-cell>
          <table:table-cell table:formula="of:=[.A1417]-[.A1416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297475">
            <text:p>1839.297475</text:p>
          </table:table-cell>
          <table:table-cell office:value-type="float" office:value="10965355965304">
            <text:p>10965355965304</text:p>
          </table:table-cell>
          <table:table-cell table:formula="of:=([.B1418]-[.B$4])/10^9" office:value-type="float" office:value="0.224904253">
            <text:p>0.224904</text:p>
          </table:table-cell>
          <table:table-cell table:formula="of:=[.C1418]-[.C1417]" office:value-type="float" office:value="0.000902461999999993">
            <text:p>0.000902</text:p>
          </table:table-cell>
          <table:table-cell table:formula="of:=[.A1418]-[.A1417]" office:value-type="float" office:value="0.000898000000006505">
            <text:p>0.00089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297476">
            <text:p>1839.297476</text:p>
          </table:table-cell>
          <table:table-cell office:value-type="float" office:value="10965355965304">
            <text:p>10965355965304</text:p>
          </table:table-cell>
          <table:table-cell table:formula="of:=([.B1419]-[.B$4])/10^9" office:value-type="float" office:value="0.224904253">
            <text:p>0.224904</text:p>
          </table:table-cell>
          <table:table-cell table:formula="of:=[.C1419]-[.C1418]" office:value-type="float" office:value="0">
            <text:p>0.000000</text:p>
          </table:table-cell>
          <table:table-cell table:formula="of:=[.A1419]-[.A1418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297481">
            <text:p>1839.297481</text:p>
          </table:table-cell>
          <table:table-cell office:value-type="float" office:value="10965355965304">
            <text:p>10965355965304</text:p>
          </table:table-cell>
          <table:table-cell table:formula="of:=([.B1420]-[.B$4])/10^9" office:value-type="float" office:value="0.224904253">
            <text:p>0.224904</text:p>
          </table:table-cell>
          <table:table-cell table:formula="of:=[.C1420]-[.C1419]" office:value-type="float" office:value="0">
            <text:p>0.000000</text:p>
          </table:table-cell>
          <table:table-cell table:formula="of:=[.A1420]-[.A141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297558">
            <text:p>1839.297558</text:p>
          </table:table-cell>
          <table:table-cell office:value-type="float" office:value="10965356011853">
            <text:p>10965356011853</text:p>
          </table:table-cell>
          <table:table-cell table:formula="of:=([.B1421]-[.B$4])/10^9" office:value-type="float" office:value="0.224950802">
            <text:p>0.224951</text:p>
          </table:table-cell>
          <table:table-cell table:formula="of:=[.C1421]-[.C1420]" office:value-type="float" office:value="0.0000465490000000068">
            <text:p>0.000047</text:p>
          </table:table-cell>
          <table:table-cell table:formula="of:=[.A1421]-[.A1420]" office:value-type="float" office:value="0.0000769999999192805">
            <text:p>0.00007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29756">
            <text:p>1839.297560</text:p>
          </table:table-cell>
          <table:table-cell office:value-type="float" office:value="10965356058967">
            <text:p>10965356058967</text:p>
          </table:table-cell>
          <table:table-cell table:formula="of:=([.B1422]-[.B$4])/10^9" office:value-type="float" office:value="0.224997916">
            <text:p>0.224998</text:p>
          </table:table-cell>
          <table:table-cell table:formula="of:=[.C1422]-[.C1421]" office:value-type="float" office:value="0.000047113999999987">
            <text:p>0.000047</text:p>
          </table:table-cell>
          <table:table-cell table:formula="of:=[.A1422]-[.A142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97561">
            <text:p>1839.297561</text:p>
          </table:table-cell>
          <table:table-cell office:value-type="float" office:value="10965356058967">
            <text:p>10965356058967</text:p>
          </table:table-cell>
          <table:table-cell table:formula="of:=([.B1423]-[.B$4])/10^9" office:value-type="float" office:value="0.224997916">
            <text:p>0.224998</text:p>
          </table:table-cell>
          <table:table-cell table:formula="of:=[.C1423]-[.C1422]" office:value-type="float" office:value="0">
            <text:p>0.000000</text:p>
          </table:table-cell>
          <table:table-cell table:formula="of:=[.A1423]-[.A1422]" office:value-type="float" office:value="0.00000100000011116208">
            <text:p>0.000001</text:p>
          </table:table-cell>
          <table:table-cell/>
          <table:table-cell office:value-type="string">
            <text:p>389516 / 1458442 &lt;= 2000000 / 5000000</text:p>
          </table:table-cell>
          <table:table-cell/>
        </table:table-row>
        <table:table-row table:style-name="ro1">
          <table:table-cell office:value-type="float" office:value="1839.297562">
            <text:p>1839.297562</text:p>
          </table:table-cell>
          <table:table-cell office:value-type="float" office:value="10965356058967">
            <text:p>10965356058967</text:p>
          </table:table-cell>
          <table:table-cell table:formula="of:=([.B1424]-[.B$4])/10^9" office:value-type="float" office:value="0.224997916">
            <text:p>0.224998</text:p>
          </table:table-cell>
          <table:table-cell table:formula="of:=[.C1424]-[.C1423]" office:value-type="float" office:value="0">
            <text:p>0.000000</text:p>
          </table:table-cell>
          <table:table-cell table:formula="of:=[.A1424]-[.A1423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297563">
            <text:p>1839.297563</text:p>
          </table:table-cell>
          <table:table-cell office:value-type="float" office:value="10965356058967">
            <text:p>10965356058967</text:p>
          </table:table-cell>
          <table:table-cell table:formula="of:=([.B1425]-[.B$4])/10^9" office:value-type="float" office:value="0.224997916">
            <text:p>0.224998</text:p>
          </table:table-cell>
          <table:table-cell table:formula="of:=[.C1425]-[.C1424]" office:value-type="float" office:value="0">
            <text:p>0.000000</text:p>
          </table:table-cell>
          <table:table-cell table:formula="of:=[.A1425]-[.A1424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297574">
            <text:p>1839.297574</text:p>
          </table:table-cell>
          <table:table-cell office:value-type="float" office:value="10965356073156">
            <text:p>10965356073156</text:p>
          </table:table-cell>
          <table:table-cell table:formula="of:=([.B1426]-[.B$4])/10^9" office:value-type="float" office:value="0.225012105">
            <text:p>0.225012</text:p>
          </table:table-cell>
          <table:table-cell table:formula="of:=[.C1426]-[.C1425]" office:value-type="float" office:value="0.0000141889999999978">
            <text:p>0.000014</text:p>
          </table:table-cell>
          <table:table-cell table:formula="of:=[.A1426]-[.A1425]" office:value-type="float" office:value="0.0000109999998585408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97582">
            <text:p>1839.297582</text:p>
          </table:table-cell>
          <table:table-cell office:value-type="float" office:value="10965356073156">
            <text:p>10965356073156</text:p>
          </table:table-cell>
          <table:table-cell table:formula="of:=([.B1427]-[.B$4])/10^9" office:value-type="float" office:value="0.225012105">
            <text:p>0.225012</text:p>
          </table:table-cell>
          <table:table-cell table:formula="of:=[.C1427]-[.C1426]" office:value-type="float" office:value="0">
            <text:p>0.000000</text:p>
          </table:table-cell>
          <table:table-cell table:formula="of:=[.A1427]-[.A1426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297972">
            <text:p>1839.297972</text:p>
          </table:table-cell>
          <table:table-cell office:value-type="float" office:value="10965356470277">
            <text:p>10965356470277</text:p>
          </table:table-cell>
          <table:table-cell table:formula="of:=([.B1428]-[.B$4])/10^9" office:value-type="float" office:value="0.225409226">
            <text:p>0.225409</text:p>
          </table:table-cell>
          <table:table-cell table:formula="of:=[.C1428]-[.C1427]" office:value-type="float" office:value="0.000397121">
            <text:p>0.000397</text:p>
          </table:table-cell>
          <table:table-cell table:formula="of:=[.A1428]-[.A1427]" office:value-type="float" office:value="0.000390000000152213">
            <text:p>0.00039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297973">
            <text:p>1839.297973</text:p>
          </table:table-cell>
          <table:table-cell office:value-type="float" office:value="10965356470277">
            <text:p>10965356470277</text:p>
          </table:table-cell>
          <table:table-cell table:formula="of:=([.B1429]-[.B$4])/10^9" office:value-type="float" office:value="0.225409226">
            <text:p>0.225409</text:p>
          </table:table-cell>
          <table:table-cell table:formula="of:=[.C1429]-[.C1428]" office:value-type="float" office:value="0">
            <text:p>0.000000</text:p>
          </table:table-cell>
          <table:table-cell table:formula="of:=[.A1429]-[.A1428]" office:value-type="float" office:value="0.000000999999883788405">
            <text:p>0.000001</text:p>
          </table:table-cell>
          <table:table-cell/>
          <table:table-cell office:value-type="string">
            <text:p>uses up its c_s; 10965356470277-10965356073156=397121</text:p>
          </table:table-cell>
          <table:table-cell/>
        </table:table-row>
        <table:table-row table:style-name="ro1">
          <table:table-cell office:value-type="float" office:value="1839.297985">
            <text:p>1839.297985</text:p>
          </table:table-cell>
          <table:table-cell office:value-type="float" office:value="10965356483596">
            <text:p>10965356483596</text:p>
          </table:table-cell>
          <table:table-cell table:formula="of:=([.B1430]-[.B$4])/10^9" office:value-type="float" office:value="0.225422545">
            <text:p>0.225423</text:p>
          </table:table-cell>
          <table:table-cell table:formula="of:=[.C1430]-[.C1429]" office:value-type="float" office:value="0.0000133190000000116">
            <text:p>0.000013</text:p>
          </table:table-cell>
          <table:table-cell table:formula="of:=[.A1430]-[.A1429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29799">
            <text:p>1839.297990</text:p>
          </table:table-cell>
          <table:table-cell office:value-type="float" office:value="10965356483596">
            <text:p>10965356483596</text:p>
          </table:table-cell>
          <table:table-cell table:formula="of:=([.B1431]-[.B$4])/10^9" office:value-type="float" office:value="0.225422545">
            <text:p>0.225423</text:p>
          </table:table-cell>
          <table:table-cell table:formula="of:=[.C1431]-[.C1430]" office:value-type="float" office:value="0">
            <text:p>0.000000</text:p>
          </table:table-cell>
          <table:table-cell table:formula="of:=[.A1431]-[.A143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299025">
            <text:p>1839.299025</text:p>
          </table:table-cell>
          <table:table-cell office:value-type="float" office:value="10965356483596">
            <text:p>10965356483596</text:p>
          </table:table-cell>
          <table:table-cell table:formula="of:=([.B1432]-[.B$4])/10^9" office:value-type="float" office:value="0.225422545">
            <text:p>0.225423</text:p>
          </table:table-cell>
          <table:table-cell table:formula="of:=[.C1432]-[.C1431]" office:value-type="float" office:value="0">
            <text:p>0.000000</text:p>
          </table:table-cell>
          <table:table-cell table:formula="of:=[.A1432]-[.A1431]" office:value-type="float" office:value="0.00103500000000167">
            <text:p>0.00103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299025">
            <text:p>1839.299025</text:p>
          </table:table-cell>
          <table:table-cell office:value-type="float" office:value="10965356483596">
            <text:p>10965356483596</text:p>
          </table:table-cell>
          <table:table-cell table:formula="of:=([.B1433]-[.B$4])/10^9" office:value-type="float" office:value="0.225422545">
            <text:p>0.225423</text:p>
          </table:table-cell>
          <table:table-cell table:formula="of:=[.C1433]-[.C1432]" office:value-type="float" office:value="0">
            <text:p>0.000000</text:p>
          </table:table-cell>
          <table:table-cell table:formula="of:=[.A1433]-[.A1432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299026">
            <text:p>1839.299026</text:p>
          </table:table-cell>
          <table:table-cell office:value-type="float" office:value="10965356483596">
            <text:p>10965356483596</text:p>
          </table:table-cell>
          <table:table-cell table:formula="of:=([.B1434]-[.B$4])/10^9" office:value-type="float" office:value="0.225422545">
            <text:p>0.225423</text:p>
          </table:table-cell>
          <table:table-cell table:formula="of:=[.C1434]-[.C1433]" office:value-type="float" office:value="0">
            <text:p>0.000000</text:p>
          </table:table-cell>
          <table:table-cell table:formula="of:=[.A1434]-[.A1433]" office:value-type="float" office:value="0.000000999999883788405">
            <text:p>0.000001</text:p>
          </table:table-cell>
          <table:table-cell/>
          <table:table-cell office:value-type="string">
            <text:p>postpones its deadline to 10965362517409; c_s is topped up to 1992395</text:p>
          </table:table-cell>
          <table:table-cell/>
        </table:table-row>
        <table:table-row table:style-name="ro1">
          <table:table-cell office:value-type="float" office:value="1839.299794">
            <text:p>1839.299794</text:p>
          </table:table-cell>
          <table:table-cell office:value-type="float" office:value="10965358292177">
            <text:p>10965358292177</text:p>
          </table:table-cell>
          <table:table-cell table:formula="of:=([.B1435]-[.B$4])/10^9" office:value-type="float" office:value="0.227231126">
            <text:p>0.227231</text:p>
          </table:table-cell>
          <table:table-cell table:formula="of:=[.C1435]-[.C1434]" office:value-type="float" office:value="0.001808581">
            <text:p>0.001809</text:p>
          </table:table-cell>
          <table:table-cell table:formula="of:=[.A1435]-[.A1434]" office:value-type="float" office:value="0.00076800000010735">
            <text:p>0.000768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839.299795">
            <text:p>1839.299795</text:p>
          </table:table-cell>
          <table:table-cell office:value-type="float" office:value="10965358292177">
            <text:p>10965358292177</text:p>
          </table:table-cell>
          <table:table-cell table:formula="of:=([.B1436]-[.B$4])/10^9" office:value-type="float" office:value="0.227231126">
            <text:p>0.227231</text:p>
          </table:table-cell>
          <table:table-cell table:formula="of:=[.C1436]-[.C1435]" office:value-type="float" office:value="0">
            <text:p>0.000000</text:p>
          </table:table-cell>
          <table:table-cell table:formula="of:=[.A1436]-[.A1435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10965358292177-10965356483596=1808581</text:p>
          </table:table-cell>
        </table:table-row>
        <table:table-row table:style-name="ro1">
          <table:table-cell office:value-type="float" office:value="1839.299798">
            <text:p>1839.299798</text:p>
          </table:table-cell>
          <table:table-cell office:value-type="float" office:value="10965358292177">
            <text:p>10965358292177</text:p>
          </table:table-cell>
          <table:table-cell table:formula="of:=([.B1437]-[.B$4])/10^9" office:value-type="float" office:value="0.227231126">
            <text:p>0.227231</text:p>
          </table:table-cell>
          <table:table-cell table:formula="of:=[.C1437]-[.C1436]" office:value-type="float" office:value="0">
            <text:p>0.000000</text:p>
          </table:table-cell>
          <table:table-cell table:formula="of:=[.A1437]-[.A1436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299798">
            <text:p>1839.299798</text:p>
          </table:table-cell>
          <table:table-cell office:value-type="float" office:value="10965358292177">
            <text:p>10965358292177</text:p>
          </table:table-cell>
          <table:table-cell table:formula="of:=([.B1438]-[.B$4])/10^9" office:value-type="float" office:value="0.227231126">
            <text:p>0.227231</text:p>
          </table:table-cell>
          <table:table-cell table:formula="of:=[.C1438]-[.C1437]" office:value-type="float" office:value="0">
            <text:p>0.000000</text:p>
          </table:table-cell>
          <table:table-cell table:formula="of:=[.A1438]-[.A1437]" office:value-type="float" office:value="0">
            <text:p>0.000000</text:p>
          </table:table-cell>
          <table:table-cell table:number-columns-repeated="2"/>
          <table:table-cell office:value-type="string">
            <text:p>postpones its deadline to 10965365074282; c_s is topped up to 2777322</text:p>
          </table:table-cell>
        </table:table-row>
        <table:table-row table:style-name="ro1">
          <table:table-cell office:value-type="float" office:value="1839.299809">
            <text:p>1839.299809</text:p>
          </table:table-cell>
          <table:table-cell office:value-type="float" office:value="10965358308174">
            <text:p>10965358308174</text:p>
          </table:table-cell>
          <table:table-cell table:formula="of:=([.B1439]-[.B$4])/10^9" office:value-type="float" office:value="0.227247123">
            <text:p>0.227247</text:p>
          </table:table-cell>
          <table:table-cell table:formula="of:=[.C1439]-[.C1438]" office:value-type="float" office:value="0.0000159969999999898">
            <text:p>0.000016</text:p>
          </table:table-cell>
          <table:table-cell table:formula="of:=[.A1439]-[.A1438]" office:value-type="float" office:value="0.0000110000000859145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299814">
            <text:p>1839.299814</text:p>
          </table:table-cell>
          <table:table-cell office:value-type="float" office:value="10965358308174">
            <text:p>10965358308174</text:p>
          </table:table-cell>
          <table:table-cell table:formula="of:=([.B1440]-[.B$4])/10^9" office:value-type="float" office:value="0.227247123">
            <text:p>0.227247</text:p>
          </table:table-cell>
          <table:table-cell table:formula="of:=[.C1440]-[.C1439]" office:value-type="float" office:value="0">
            <text:p>0.000000</text:p>
          </table:table-cell>
          <table:table-cell table:formula="of:=[.A1440]-[.A1439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00552">
            <text:p>1839.300552</text:p>
          </table:table-cell>
          <table:table-cell office:value-type="float" office:value="10965358308174">
            <text:p>10965358308174</text:p>
          </table:table-cell>
          <table:table-cell table:formula="of:=([.B1441]-[.B$4])/10^9" office:value-type="float" office:value="0.227247123">
            <text:p>0.227247</text:p>
          </table:table-cell>
          <table:table-cell table:formula="of:=[.C1441]-[.C1440]" office:value-type="float" office:value="0">
            <text:p>0.000000</text:p>
          </table:table-cell>
          <table:table-cell table:formula="of:=[.A1441]-[.A1440]" office:value-type="float" office:value="0.000737999999955719">
            <text:p>0.00073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00554">
            <text:p>1839.300554</text:p>
          </table:table-cell>
          <table:table-cell office:value-type="float" office:value="10965359052665">
            <text:p>10965359052665</text:p>
          </table:table-cell>
          <table:table-cell table:formula="of:=([.B1442]-[.B$4])/10^9" office:value-type="float" office:value="0.227991614">
            <text:p>0.227992</text:p>
          </table:table-cell>
          <table:table-cell table:formula="of:=[.C1442]-[.C1441]" office:value-type="float" office:value="0.000744491000000014">
            <text:p>0.000744</text:p>
          </table:table-cell>
          <table:table-cell table:formula="of:=[.A1442]-[.A144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00554">
            <text:p>1839.300554</text:p>
          </table:table-cell>
          <table:table-cell office:value-type="float" office:value="10965359052665">
            <text:p>10965359052665</text:p>
          </table:table-cell>
          <table:table-cell table:formula="of:=([.B1443]-[.B$4])/10^9" office:value-type="float" office:value="0.227991614">
            <text:p>0.227992</text:p>
          </table:table-cell>
          <table:table-cell table:formula="of:=[.C1443]-[.C1442]" office:value-type="float" office:value="0">
            <text:p>0.000000</text:p>
          </table:table-cell>
          <table:table-cell table:formula="of:=[.A1443]-[.A1442]" office:value-type="float" office:value="0">
            <text:p>0.000000</text:p>
          </table:table-cell>
          <table:table-cell office:value-type="string">
            <text:p>d_s is renewed (r + D) to 10965361052665; c_s is fully topped up</text:p>
          </table:table-cell>
          <table:table-cell table:number-columns-repeated="2"/>
        </table:table-row>
        <table:table-row table:style-name="ro1">
          <table:table-cell office:value-type="float" office:value="1839.300556">
            <text:p>1839.300556</text:p>
          </table:table-cell>
          <table:table-cell office:value-type="float" office:value="10965359052665">
            <text:p>10965359052665</text:p>
          </table:table-cell>
          <table:table-cell table:formula="of:=([.B1444]-[.B$4])/10^9" office:value-type="float" office:value="0.227991614">
            <text:p>0.227992</text:p>
          </table:table-cell>
          <table:table-cell table:formula="of:=[.C1444]-[.C1443]" office:value-type="float" office:value="0">
            <text:p>0.000000</text:p>
          </table:table-cell>
          <table:table-cell table:formula="of:=[.A1444]-[.A144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300563">
            <text:p>1839.300563</text:p>
          </table:table-cell>
          <table:table-cell office:value-type="float" office:value="10965359061721">
            <text:p>10965359061721</text:p>
          </table:table-cell>
          <table:table-cell table:formula="of:=([.B1445]-[.B$4])/10^9" office:value-type="float" office:value="0.22800067">
            <text:p>0.228001</text:p>
          </table:table-cell>
          <table:table-cell table:formula="of:=[.C1445]-[.C1444]" office:value-type="float" office:value="0.00000905599999997953">
            <text:p>0.000009</text:p>
          </table:table-cell>
          <table:table-cell table:formula="of:=[.A1445]-[.A1444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00568">
            <text:p>1839.300568</text:p>
          </table:table-cell>
          <table:table-cell office:value-type="float" office:value="10965359061721">
            <text:p>10965359061721</text:p>
          </table:table-cell>
          <table:table-cell table:formula="of:=([.B1446]-[.B$4])/10^9" office:value-type="float" office:value="0.22800067">
            <text:p>0.228001</text:p>
          </table:table-cell>
          <table:table-cell table:formula="of:=[.C1446]-[.C1445]" office:value-type="float" office:value="0">
            <text:p>0.000000</text:p>
          </table:table-cell>
          <table:table-cell table:formula="of:=[.A1446]-[.A1445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301454">
            <text:p>1839.301454</text:p>
          </table:table-cell>
          <table:table-cell office:value-type="float" office:value="10965359952737">
            <text:p>10965359952737</text:p>
          </table:table-cell>
          <table:table-cell table:formula="of:=([.B1447]-[.B$4])/10^9" office:value-type="float" office:value="0.228891686">
            <text:p>0.228892</text:p>
          </table:table-cell>
          <table:table-cell table:formula="of:=[.C1447]-[.C1446]" office:value-type="float" office:value="0.000891016000000022">
            <text:p>0.000891</text:p>
          </table:table-cell>
          <table:table-cell table:formula="of:=[.A1447]-[.A1446]" office:value-type="float" office:value="0.000885999999809428">
            <text:p>0.00088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01455">
            <text:p>1839.301455</text:p>
          </table:table-cell>
          <table:table-cell office:value-type="float" office:value="10965359952737">
            <text:p>10965359952737</text:p>
          </table:table-cell>
          <table:table-cell table:formula="of:=([.B1448]-[.B$4])/10^9" office:value-type="float" office:value="0.228891686">
            <text:p>0.228892</text:p>
          </table:table-cell>
          <table:table-cell table:formula="of:=[.C1448]-[.C1447]" office:value-type="float" office:value="0">
            <text:p>0.000000</text:p>
          </table:table-cell>
          <table:table-cell table:formula="of:=[.A1448]-[.A1447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0146">
            <text:p>1839.301460</text:p>
          </table:table-cell>
          <table:table-cell office:value-type="float" office:value="10965359952737">
            <text:p>10965359952737</text:p>
          </table:table-cell>
          <table:table-cell table:formula="of:=([.B1449]-[.B$4])/10^9" office:value-type="float" office:value="0.228891686">
            <text:p>0.228892</text:p>
          </table:table-cell>
          <table:table-cell table:formula="of:=[.C1449]-[.C1448]" office:value-type="float" office:value="0">
            <text:p>0.000000</text:p>
          </table:table-cell>
          <table:table-cell table:formula="of:=[.A1449]-[.A1448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0232">
            <text:p>1839.302320</text:p>
          </table:table-cell>
          <table:table-cell office:value-type="float" office:value="10965360827074">
            <text:p>10965360827074</text:p>
          </table:table-cell>
          <table:table-cell table:formula="of:=([.B1450]-[.B$4])/10^9" office:value-type="float" office:value="0.229766023">
            <text:p>0.229766</text:p>
          </table:table-cell>
          <table:table-cell table:formula="of:=[.C1450]-[.C1449]" office:value-type="float" office:value="0.000874337000000003">
            <text:p>0.000874</text:p>
          </table:table-cell>
          <table:table-cell table:formula="of:=[.A1450]-[.A1449]" office:value-type="float" office:value="0.000860000000102446">
            <text:p>0.00086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02321">
            <text:p>1839.302321</text:p>
          </table:table-cell>
          <table:table-cell office:value-type="float" office:value="10965360827074">
            <text:p>10965360827074</text:p>
          </table:table-cell>
          <table:table-cell table:formula="of:=([.B1451]-[.B$4])/10^9" office:value-type="float" office:value="0.229766023">
            <text:p>0.229766</text:p>
          </table:table-cell>
          <table:table-cell table:formula="of:=[.C1451]-[.C1450]" office:value-type="float" office:value="0">
            <text:p>0.000000</text:p>
          </table:table-cell>
          <table:table-cell table:formula="of:=[.A1451]-[.A1450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02326">
            <text:p>1839.302326</text:p>
          </table:table-cell>
          <table:table-cell office:value-type="float" office:value="10965360827074">
            <text:p>10965360827074</text:p>
          </table:table-cell>
          <table:table-cell table:formula="of:=([.B1452]-[.B$4])/10^9" office:value-type="float" office:value="0.229766023">
            <text:p>0.229766</text:p>
          </table:table-cell>
          <table:table-cell table:formula="of:=[.C1452]-[.C1451]" office:value-type="float" office:value="0">
            <text:p>0.000000</text:p>
          </table:table-cell>
          <table:table-cell table:formula="of:=[.A1452]-[.A1451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02356">
            <text:p>1839.302356</text:p>
          </table:table-cell>
          <table:table-cell office:value-type="float" office:value="10965360863398">
            <text:p>10965360863398</text:p>
          </table:table-cell>
          <table:table-cell table:formula="of:=([.B1453]-[.B$4])/10^9" office:value-type="float" office:value="0.229802347">
            <text:p>0.229802</text:p>
          </table:table-cell>
          <table:table-cell table:formula="of:=[.C1453]-[.C1452]" office:value-type="float" office:value="0.0000363239999999765">
            <text:p>0.000036</text:p>
          </table:table-cell>
          <table:table-cell table:formula="of:=[.A1453]-[.A1452]" office:value-type="float" office:value="0.0000299999999242573">
            <text:p>0.00003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302357">
            <text:p>1839.302357</text:p>
          </table:table-cell>
          <table:table-cell office:value-type="float" office:value="10965360863398">
            <text:p>10965360863398</text:p>
          </table:table-cell>
          <table:table-cell table:formula="of:=([.B1454]-[.B$4])/10^9" office:value-type="float" office:value="0.229802347">
            <text:p>0.229802</text:p>
          </table:table-cell>
          <table:table-cell table:formula="of:=[.C1454]-[.C1453]" office:value-type="float" office:value="0">
            <text:p>0.000000</text:p>
          </table:table-cell>
          <table:table-cell table:formula="of:=[.A1454]-[.A1453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02549">
            <text:p>1839.302549</text:p>
          </table:table-cell>
          <table:table-cell office:value-type="float" office:value="10965360863398">
            <text:p>10965360863398</text:p>
          </table:table-cell>
          <table:table-cell table:formula="of:=([.B1455]-[.B$4])/10^9" office:value-type="float" office:value="0.229802347">
            <text:p>0.229802</text:p>
          </table:table-cell>
          <table:table-cell table:formula="of:=[.C1455]-[.C1454]" office:value-type="float" office:value="0">
            <text:p>0.000000</text:p>
          </table:table-cell>
          <table:table-cell table:formula="of:=[.A1455]-[.A1454]" office:value-type="float" office:value="0.000191999999969994">
            <text:p>0.00019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02552">
            <text:p>1839.302552</text:p>
          </table:table-cell>
          <table:table-cell office:value-type="float" office:value="10965361059307">
            <text:p>10965361059307</text:p>
          </table:table-cell>
          <table:table-cell table:formula="of:=([.B1456]-[.B$4])/10^9" office:value-type="float" office:value="0.229998256">
            <text:p>0.229998</text:p>
          </table:table-cell>
          <table:table-cell table:formula="of:=[.C1456]-[.C1455]" office:value-type="float" office:value="0.000195909000000022">
            <text:p>0.000196</text:p>
          </table:table-cell>
          <table:table-cell table:formula="of:=[.A1456]-[.A1455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02553">
            <text:p>1839.302553</text:p>
          </table:table-cell>
          <table:table-cell office:value-type="float" office:value="10965361059307">
            <text:p>10965361059307</text:p>
          </table:table-cell>
          <table:table-cell table:formula="of:=([.B1457]-[.B$4])/10^9" office:value-type="float" office:value="0.229998256">
            <text:p>0.229998</text:p>
          </table:table-cell>
          <table:table-cell table:formula="of:=[.C1457]-[.C1456]" office:value-type="float" office:value="0">
            <text:p>0.000000</text:p>
          </table:table-cell>
          <table:table-cell table:formula="of:=[.A1457]-[.A1456]" office:value-type="float" office:value="0.000000999999883788405">
            <text:p>0.000001</text:p>
          </table:table-cell>
          <table:table-cell/>
          <table:table-cell office:value-type="string">
            <text:p>364511 / 1458102 &lt;= 2000000 / 5000000</text:p>
          </table:table-cell>
          <table:table-cell/>
        </table:table-row>
        <table:table-row table:style-name="ro1">
          <table:table-cell office:value-type="float" office:value="1839.302554">
            <text:p>1839.302554</text:p>
          </table:table-cell>
          <table:table-cell office:value-type="float" office:value="10965361059307">
            <text:p>10965361059307</text:p>
          </table:table-cell>
          <table:table-cell table:formula="of:=([.B1458]-[.B$4])/10^9" office:value-type="float" office:value="0.229998256">
            <text:p>0.229998</text:p>
          </table:table-cell>
          <table:table-cell table:formula="of:=[.C1458]-[.C1457]" office:value-type="float" office:value="0">
            <text:p>0.000000</text:p>
          </table:table-cell>
          <table:table-cell table:formula="of:=[.A1458]-[.A1457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302558">
            <text:p>1839.302558</text:p>
          </table:table-cell>
          <table:table-cell office:value-type="float" office:value="10965361059307">
            <text:p>10965361059307</text:p>
          </table:table-cell>
          <table:table-cell table:formula="of:=([.B1459]-[.B$4])/10^9" office:value-type="float" office:value="0.229998256">
            <text:p>0.229998</text:p>
          </table:table-cell>
          <table:table-cell table:formula="of:=[.C1459]-[.C1458]" office:value-type="float" office:value="0">
            <text:p>0.000000</text:p>
          </table:table-cell>
          <table:table-cell table:formula="of:=[.A1459]-[.A1458]" office:value-type="float" office:value="0.00000399999998990097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30256">
            <text:p>1839.302560</text:p>
          </table:table-cell>
          <table:table-cell office:value-type="float" office:value="10965361067287">
            <text:p>10965361067287</text:p>
          </table:table-cell>
          <table:table-cell table:formula="of:=([.B1460]-[.B$4])/10^9" office:value-type="float" office:value="0.230006236">
            <text:p>0.230006</text:p>
          </table:table-cell>
          <table:table-cell table:formula="of:=[.C1460]-[.C1459]" office:value-type="float" office:value="0.00000797999999999077">
            <text:p>0.000008</text:p>
          </table:table-cell>
          <table:table-cell table:formula="of:=[.A1460]-[.A145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302561">
            <text:p>1839.302561</text:p>
          </table:table-cell>
          <table:table-cell office:value-type="float" office:value="10965361067287">
            <text:p>10965361067287</text:p>
          </table:table-cell>
          <table:table-cell table:formula="of:=([.B1461]-[.B$4])/10^9" office:value-type="float" office:value="0.230006236">
            <text:p>0.230006</text:p>
          </table:table-cell>
          <table:table-cell table:formula="of:=[.C1461]-[.C1460]" office:value-type="float" office:value="0">
            <text:p>0.000000</text:p>
          </table:table-cell>
          <table:table-cell table:formula="of:=[.A1461]-[.A1460]" office:value-type="float" office:value="0.000000999999883788405">
            <text:p>0.000001</text:p>
          </table:table-cell>
          <table:table-cell table:number-columns-repeated="2"/>
          <table:table-cell office:value-type="string">
            <text:p>2725001 / 4006995 &gt; 3000000 / 7000000</text:p>
          </table:table-cell>
        </table:table-row>
        <table:table-row table:style-name="ro1">
          <table:table-cell office:value-type="float" office:value="1839.302561">
            <text:p>1839.302561</text:p>
          </table:table-cell>
          <table:table-cell office:value-type="float" office:value="10965361067287">
            <text:p>10965361067287</text:p>
          </table:table-cell>
          <table:table-cell table:formula="of:=([.B1462]-[.B$4])/10^9" office:value-type="float" office:value="0.230006236">
            <text:p>0.230006</text:p>
          </table:table-cell>
          <table:table-cell table:formula="of:=[.C1462]-[.C1461]" office:value-type="float" office:value="0">
            <text:p>0.000000</text:p>
          </table:table-cell>
          <table:table-cell table:formula="of:=[.A1462]-[.A1461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10965368067287; c_s is fully topped up</text:p>
          </table:table-cell>
        </table:table-row>
        <table:table-row table:style-name="ro1">
          <table:table-cell office:value-type="float" office:value="1839.302576">
            <text:p>1839.302576</text:p>
          </table:table-cell>
          <table:table-cell office:value-type="float" office:value="10965361075496">
            <text:p>10965361075496</text:p>
          </table:table-cell>
          <table:table-cell table:formula="of:=([.B1463]-[.B$4])/10^9" office:value-type="float" office:value="0.230014445">
            <text:p>0.230014</text:p>
          </table:table-cell>
          <table:table-cell table:formula="of:=[.C1463]-[.C1462]" office:value-type="float" office:value="0.00000820900000000901">
            <text:p>0.000008</text:p>
          </table:table-cell>
          <table:table-cell table:formula="of:=[.A1463]-[.A1462]" office:value-type="float" office:value="0.0000150000000758155">
            <text:p>0.000015</text:p>
          </table:table-cell>
          <table:table-cell/>
          <table:table-cell office:value-type="string">
            <text:p>is pick_next_task_dl-ed by Xorg (1038)</text:p>
          </table:table-cell>
          <table:table-cell/>
        </table:table-row>
        <table:table-row table:style-name="ro1">
          <table:table-cell office:value-type="float" office:value="1839.302941">
            <text:p>1839.302941</text:p>
          </table:table-cell>
          <table:table-cell office:value-type="float" office:value="10965361448063">
            <text:p>10965361448063</text:p>
          </table:table-cell>
          <table:table-cell table:formula="of:=([.B1464]-[.B$4])/10^9" office:value-type="float" office:value="0.230387012">
            <text:p>0.230387</text:p>
          </table:table-cell>
          <table:table-cell table:formula="of:=[.C1464]-[.C1463]" office:value-type="float" office:value="0.00037256699999999">
            <text:p>0.000373</text:p>
          </table:table-cell>
          <table:table-cell table:formula="of:=[.A1464]-[.A1463]" office:value-type="float" office:value="0.000364999999874271">
            <text:p>0.00036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02942">
            <text:p>1839.302942</text:p>
          </table:table-cell>
          <table:table-cell office:value-type="float" office:value="10965361448063">
            <text:p>10965361448063</text:p>
          </table:table-cell>
          <table:table-cell table:formula="of:=([.B1465]-[.B$4])/10^9" office:value-type="float" office:value="0.230387012">
            <text:p>0.230387</text:p>
          </table:table-cell>
          <table:table-cell table:formula="of:=[.C1465]-[.C1464]" office:value-type="float" office:value="0">
            <text:p>0.000000</text:p>
          </table:table-cell>
          <table:table-cell table:formula="of:=[.A1465]-[.A1464]" office:value-type="float" office:value="0.00000100000011116208">
            <text:p>0.000001</text:p>
          </table:table-cell>
          <table:table-cell/>
          <table:table-cell office:value-type="string">
            <text:p>uses up its c_s; 10965361448063-10965361075496=372567</text:p>
          </table:table-cell>
          <table:table-cell/>
        </table:table-row>
        <table:table-row table:style-name="ro1">
          <table:table-cell office:value-type="float" office:value="1839.302955">
            <text:p>1839.302955</text:p>
          </table:table-cell>
          <table:table-cell office:value-type="float" office:value="10965361462349">
            <text:p>10965361462349</text:p>
          </table:table-cell>
          <table:table-cell table:formula="of:=([.B1466]-[.B$4])/10^9" office:value-type="float" office:value="0.230401298">
            <text:p>0.230401</text:p>
          </table:table-cell>
          <table:table-cell table:formula="of:=[.C1466]-[.C1465]" office:value-type="float" office:value="0.0000142860000000022">
            <text:p>0.000014</text:p>
          </table:table-cell>
          <table:table-cell table:formula="of:=[.A1466]-[.A1465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0296">
            <text:p>1839.302960</text:p>
          </table:table-cell>
          <table:table-cell office:value-type="float" office:value="10965361462349">
            <text:p>10965361462349</text:p>
          </table:table-cell>
          <table:table-cell table:formula="of:=([.B1467]-[.B$4])/10^9" office:value-type="float" office:value="0.230401298">
            <text:p>0.230401</text:p>
          </table:table-cell>
          <table:table-cell table:formula="of:=[.C1467]-[.C1466]" office:value-type="float" office:value="0">
            <text:p>0.000000</text:p>
          </table:table-cell>
          <table:table-cell table:formula="of:=[.A1467]-[.A1466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04016">
            <text:p>1839.304016</text:p>
          </table:table-cell>
          <table:table-cell office:value-type="float" office:value="10965361462349">
            <text:p>10965361462349</text:p>
          </table:table-cell>
          <table:table-cell table:formula="of:=([.B1468]-[.B$4])/10^9" office:value-type="float" office:value="0.230401298">
            <text:p>0.230401</text:p>
          </table:table-cell>
          <table:table-cell table:formula="of:=[.C1468]-[.C1467]" office:value-type="float" office:value="0">
            <text:p>0.000000</text:p>
          </table:table-cell>
          <table:table-cell table:formula="of:=[.A1468]-[.A1467]" office:value-type="float" office:value="0.00105600000006234">
            <text:p>0.00105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04017">
            <text:p>1839.304017</text:p>
          </table:table-cell>
          <table:table-cell office:value-type="float" office:value="10965361462349">
            <text:p>10965361462349</text:p>
          </table:table-cell>
          <table:table-cell table:formula="of:=([.B1469]-[.B$4])/10^9" office:value-type="float" office:value="0.230401298">
            <text:p>0.230401</text:p>
          </table:table-cell>
          <table:table-cell table:formula="of:=[.C1469]-[.C1468]" office:value-type="float" office:value="0">
            <text:p>0.000000</text:p>
          </table:table-cell>
          <table:table-cell table:formula="of:=[.A1469]-[.A1468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04018">
            <text:p>1839.304018</text:p>
          </table:table-cell>
          <table:table-cell office:value-type="float" office:value="10965361462349">
            <text:p>10965361462349</text:p>
          </table:table-cell>
          <table:table-cell table:formula="of:=([.B1470]-[.B$4])/10^9" office:value-type="float" office:value="0.230401298">
            <text:p>0.230401</text:p>
          </table:table-cell>
          <table:table-cell table:formula="of:=[.C1470]-[.C1469]" office:value-type="float" office:value="0">
            <text:p>0.000000</text:p>
          </table:table-cell>
          <table:table-cell table:formula="of:=[.A1470]-[.A1469]" office:value-type="float" office:value="0.00000100000011116208">
            <text:p>0.000001</text:p>
          </table:table-cell>
          <table:table-cell/>
          <table:table-cell office:value-type="string">
            <text:p>postpones its deadline to 10965367517409; c_s is topped up to 1991944</text:p>
          </table:table-cell>
          <table:table-cell/>
        </table:table-row>
        <table:table-row table:style-name="ro1">
          <table:table-cell office:value-type="float" office:value="1839.30402">
            <text:p>1839.304020</text:p>
          </table:table-cell>
          <table:table-cell office:value-type="float" office:value="10965361462349">
            <text:p>10965361462349</text:p>
          </table:table-cell>
          <table:table-cell table:formula="of:=([.B1471]-[.B$4])/10^9" office:value-type="float" office:value="0.230401298">
            <text:p>0.230401</text:p>
          </table:table-cell>
          <table:table-cell table:formula="of:=[.C1471]-[.C1470]" office:value-type="float" office:value="0">
            <text:p>0.000000</text:p>
          </table:table-cell>
          <table:table-cell table:formula="of:=[.A1471]-[.A147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304027">
            <text:p>1839.304027</text:p>
          </table:table-cell>
          <table:table-cell office:value-type="float" office:value="10965362534262">
            <text:p>10965362534262</text:p>
          </table:table-cell>
          <table:table-cell table:formula="of:=([.B1472]-[.B$4])/10^9" office:value-type="float" office:value="0.231473211">
            <text:p>0.231473</text:p>
          </table:table-cell>
          <table:table-cell table:formula="of:=[.C1472]-[.C1471]" office:value-type="float" office:value="0.00107191300000001">
            <text:p>0.001072</text:p>
          </table:table-cell>
          <table:table-cell table:formula="of:=[.A1472]-[.A1471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04031">
            <text:p>1839.304031</text:p>
          </table:table-cell>
          <table:table-cell office:value-type="float" office:value="10965362534262">
            <text:p>10965362534262</text:p>
          </table:table-cell>
          <table:table-cell table:formula="of:=([.B1473]-[.B$4])/10^9" office:value-type="float" office:value="0.231473211">
            <text:p>0.231473</text:p>
          </table:table-cell>
          <table:table-cell table:formula="of:=[.C1473]-[.C1472]" office:value-type="float" office:value="0">
            <text:p>0.000000</text:p>
          </table:table-cell>
          <table:table-cell table:formula="of:=[.A1473]-[.A1472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04543">
            <text:p>1839.304543</text:p>
          </table:table-cell>
          <table:table-cell office:value-type="float" office:value="10965362534262">
            <text:p>10965362534262</text:p>
          </table:table-cell>
          <table:table-cell table:formula="of:=([.B1474]-[.B$4])/10^9" office:value-type="float" office:value="0.231473211">
            <text:p>0.231473</text:p>
          </table:table-cell>
          <table:table-cell table:formula="of:=[.C1474]-[.C1473]" office:value-type="float" office:value="0">
            <text:p>0.000000</text:p>
          </table:table-cell>
          <table:table-cell table:formula="of:=[.A1474]-[.A1473]" office:value-type="float" office:value="0.000512000000071566">
            <text:p>0.00051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04545">
            <text:p>1839.304545</text:p>
          </table:table-cell>
          <table:table-cell office:value-type="float" office:value="10965363052748">
            <text:p>10965363052748</text:p>
          </table:table-cell>
          <table:table-cell table:formula="of:=([.B1475]-[.B$4])/10^9" office:value-type="float" office:value="0.231991697">
            <text:p>0.231992</text:p>
          </table:table-cell>
          <table:table-cell table:formula="of:=[.C1475]-[.C1474]" office:value-type="float" office:value="0.000518485999999985">
            <text:p>0.000518</text:p>
          </table:table-cell>
          <table:table-cell table:formula="of:=[.A1475]-[.A147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04546">
            <text:p>1839.304546</text:p>
          </table:table-cell>
          <table:table-cell office:value-type="float" office:value="10965363052748">
            <text:p>10965363052748</text:p>
          </table:table-cell>
          <table:table-cell table:formula="of:=([.B1476]-[.B$4])/10^9" office:value-type="float" office:value="0.231991697">
            <text:p>0.231992</text:p>
          </table:table-cell>
          <table:table-cell table:formula="of:=[.C1476]-[.C1475]" office:value-type="float" office:value="0">
            <text:p>0.000000</text:p>
          </table:table-cell>
          <table:table-cell table:formula="of:=[.A1476]-[.A1475]" office:value-type="float" office:value="0.00000100000011116208">
            <text:p>0.000001</text:p>
          </table:table-cell>
          <table:table-cell office:value-type="string">
            <text:p>d_s is renewed (r + D) to 10965365052748; c_s is fully topped up</text:p>
          </table:table-cell>
          <table:table-cell table:number-columns-repeated="2"/>
        </table:table-row>
        <table:table-row table:style-name="ro1">
          <table:table-cell office:value-type="float" office:value="1839.304547">
            <text:p>1839.304547</text:p>
          </table:table-cell>
          <table:table-cell office:value-type="float" office:value="10965363052748">
            <text:p>10965363052748</text:p>
          </table:table-cell>
          <table:table-cell table:formula="of:=([.B1477]-[.B$4])/10^9" office:value-type="float" office:value="0.231991697">
            <text:p>0.231992</text:p>
          </table:table-cell>
          <table:table-cell table:formula="of:=[.C1477]-[.C1476]" office:value-type="float" office:value="0">
            <text:p>0.000000</text:p>
          </table:table-cell>
          <table:table-cell table:formula="of:=[.A1477]-[.A1476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304554">
            <text:p>1839.304554</text:p>
          </table:table-cell>
          <table:table-cell office:value-type="float" office:value="10965363062031">
            <text:p>10965363062031</text:p>
          </table:table-cell>
          <table:table-cell table:formula="of:=([.B1478]-[.B$4])/10^9" office:value-type="float" office:value="0.23200098">
            <text:p>0.232001</text:p>
          </table:table-cell>
          <table:table-cell table:formula="of:=[.C1478]-[.C1477]" office:value-type="float" office:value="0.00000928299999999882">
            <text:p>0.000009</text:p>
          </table:table-cell>
          <table:table-cell table:formula="of:=[.A1478]-[.A1477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04559">
            <text:p>1839.304559</text:p>
          </table:table-cell>
          <table:table-cell office:value-type="float" office:value="10965363062031">
            <text:p>10965363062031</text:p>
          </table:table-cell>
          <table:table-cell table:formula="of:=([.B1479]-[.B$4])/10^9" office:value-type="float" office:value="0.23200098">
            <text:p>0.232001</text:p>
          </table:table-cell>
          <table:table-cell table:formula="of:=[.C1479]-[.C1478]" office:value-type="float" office:value="0">
            <text:p>0.000000</text:p>
          </table:table-cell>
          <table:table-cell table:formula="of:=[.A1479]-[.A1478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305446">
            <text:p>1839.305446</text:p>
          </table:table-cell>
          <table:table-cell office:value-type="float" office:value="10965363953312">
            <text:p>10965363953312</text:p>
          </table:table-cell>
          <table:table-cell table:formula="of:=([.B1480]-[.B$4])/10^9" office:value-type="float" office:value="0.232892261">
            <text:p>0.232892</text:p>
          </table:table-cell>
          <table:table-cell table:formula="of:=[.C1480]-[.C1479]" office:value-type="float" office:value="0.000891280999999994">
            <text:p>0.000891</text:p>
          </table:table-cell>
          <table:table-cell table:formula="of:=[.A1480]-[.A1479]" office:value-type="float" office:value="0.000887000000147964">
            <text:p>0.00088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05447">
            <text:p>1839.305447</text:p>
          </table:table-cell>
          <table:table-cell office:value-type="float" office:value="10965363953312">
            <text:p>10965363953312</text:p>
          </table:table-cell>
          <table:table-cell table:formula="of:=([.B1481]-[.B$4])/10^9" office:value-type="float" office:value="0.232892261">
            <text:p>0.232892</text:p>
          </table:table-cell>
          <table:table-cell table:formula="of:=[.C1481]-[.C1480]" office:value-type="float" office:value="0">
            <text:p>0.000000</text:p>
          </table:table-cell>
          <table:table-cell table:formula="of:=[.A1481]-[.A1480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05452">
            <text:p>1839.305452</text:p>
          </table:table-cell>
          <table:table-cell office:value-type="float" office:value="10965363953312">
            <text:p>10965363953312</text:p>
          </table:table-cell>
          <table:table-cell table:formula="of:=([.B1482]-[.B$4])/10^9" office:value-type="float" office:value="0.232892261">
            <text:p>0.232892</text:p>
          </table:table-cell>
          <table:table-cell table:formula="of:=[.C1482]-[.C1481]" office:value-type="float" office:value="0">
            <text:p>0.000000</text:p>
          </table:table-cell>
          <table:table-cell table:formula="of:=[.A1482]-[.A1481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0653">
            <text:p>1839.306530</text:p>
          </table:table-cell>
          <table:table-cell office:value-type="float" office:value="10965365045830">
            <text:p>10965365045830</text:p>
          </table:table-cell>
          <table:table-cell table:formula="of:=([.B1483]-[.B$4])/10^9" office:value-type="float" office:value="0.233984779">
            <text:p>0.233985</text:p>
          </table:table-cell>
          <table:table-cell table:formula="of:=[.C1483]-[.C1482]" office:value-type="float" office:value="0.00109251800000001">
            <text:p>0.001093</text:p>
          </table:table-cell>
          <table:table-cell table:formula="of:=[.A1483]-[.A1482]" office:value-type="float" office:value="0.0010780000000068">
            <text:p>0.00107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06531">
            <text:p>1839.306531</text:p>
          </table:table-cell>
          <table:table-cell office:value-type="float" office:value="10965365045830">
            <text:p>10965365045830</text:p>
          </table:table-cell>
          <table:table-cell table:formula="of:=([.B1484]-[.B$4])/10^9" office:value-type="float" office:value="0.233984779">
            <text:p>0.233985</text:p>
          </table:table-cell>
          <table:table-cell table:formula="of:=[.C1484]-[.C1483]" office:value-type="float" office:value="0">
            <text:p>0.000000</text:p>
          </table:table-cell>
          <table:table-cell table:formula="of:=[.A1484]-[.A1483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06536">
            <text:p>1839.306536</text:p>
          </table:table-cell>
          <table:table-cell office:value-type="float" office:value="10965365045830">
            <text:p>10965365045830</text:p>
          </table:table-cell>
          <table:table-cell table:formula="of:=([.B1485]-[.B$4])/10^9" office:value-type="float" office:value="0.233984779">
            <text:p>0.233985</text:p>
          </table:table-cell>
          <table:table-cell table:formula="of:=[.C1485]-[.C1484]" office:value-type="float" office:value="0">
            <text:p>0.000000</text:p>
          </table:table-cell>
          <table:table-cell table:formula="of:=[.A1485]-[.A148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07537">
            <text:p>1839.307537</text:p>
          </table:table-cell>
          <table:table-cell office:value-type="float" office:value="10965365045830">
            <text:p>10965365045830</text:p>
          </table:table-cell>
          <table:table-cell table:formula="of:=([.B1486]-[.B$4])/10^9" office:value-type="float" office:value="0.233984779">
            <text:p>0.233985</text:p>
          </table:table-cell>
          <table:table-cell table:formula="of:=[.C1486]-[.C1485]" office:value-type="float" office:value="0">
            <text:p>0.000000</text:p>
          </table:table-cell>
          <table:table-cell table:formula="of:=[.A1486]-[.A1485]" office:value-type="float" office:value="0.00100099999986014">
            <text:p>0.00100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07539">
            <text:p>1839.307539</text:p>
          </table:table-cell>
          <table:table-cell office:value-type="float" office:value="10965366055184">
            <text:p>10965366055184</text:p>
          </table:table-cell>
          <table:table-cell table:formula="of:=([.B1487]-[.B$4])/10^9" office:value-type="float" office:value="0.234994133">
            <text:p>0.234994</text:p>
          </table:table-cell>
          <table:table-cell table:formula="of:=[.C1487]-[.C1486]" office:value-type="float" office:value="0.00100935399999999">
            <text:p>0.001009</text:p>
          </table:table-cell>
          <table:table-cell table:formula="of:=[.A1487]-[.A148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0754">
            <text:p>1839.307540</text:p>
          </table:table-cell>
          <table:table-cell office:value-type="float" office:value="10965366055184">
            <text:p>10965366055184</text:p>
          </table:table-cell>
          <table:table-cell table:formula="of:=([.B1488]-[.B$4])/10^9" office:value-type="float" office:value="0.234994133">
            <text:p>0.234994</text:p>
          </table:table-cell>
          <table:table-cell table:formula="of:=[.C1488]-[.C1487]" office:value-type="float" office:value="0">
            <text:p>0.000000</text:p>
          </table:table-cell>
          <table:table-cell table:formula="of:=[.A1488]-[.A1487]" office:value-type="float" office:value="0.00000100000011116208">
            <text:p>0.000001</text:p>
          </table:table-cell>
          <table:table-cell/>
          <table:table-cell office:value-type="string">
            <text:p>371657 / 1462225 &lt;= 2000000 / 5000000</text:p>
          </table:table-cell>
          <table:table-cell/>
        </table:table-row>
        <table:table-row table:style-name="ro1">
          <table:table-cell office:value-type="float" office:value="1839.307541">
            <text:p>1839.307541</text:p>
          </table:table-cell>
          <table:table-cell office:value-type="float" office:value="10965366055184">
            <text:p>10965366055184</text:p>
          </table:table-cell>
          <table:table-cell table:formula="of:=([.B1489]-[.B$4])/10^9" office:value-type="float" office:value="0.234994133">
            <text:p>0.234994</text:p>
          </table:table-cell>
          <table:table-cell table:formula="of:=[.C1489]-[.C1488]" office:value-type="float" office:value="0">
            <text:p>0.000000</text:p>
          </table:table-cell>
          <table:table-cell table:formula="of:=[.A1489]-[.A1488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307542">
            <text:p>1839.307542</text:p>
          </table:table-cell>
          <table:table-cell office:value-type="float" office:value="10965366055184">
            <text:p>10965366055184</text:p>
          </table:table-cell>
          <table:table-cell table:formula="of:=([.B1490]-[.B$4])/10^9" office:value-type="float" office:value="0.234994133">
            <text:p>0.234994</text:p>
          </table:table-cell>
          <table:table-cell table:formula="of:=[.C1490]-[.C1489]" office:value-type="float" office:value="0">
            <text:p>0.000000</text:p>
          </table:table-cell>
          <table:table-cell table:formula="of:=[.A1490]-[.A1489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307552">
            <text:p>1839.307552</text:p>
          </table:table-cell>
          <table:table-cell office:value-type="float" office:value="10965366067723">
            <text:p>10965366067723</text:p>
          </table:table-cell>
          <table:table-cell table:formula="of:=([.B1491]-[.B$4])/10^9" office:value-type="float" office:value="0.235006672">
            <text:p>0.235007</text:p>
          </table:table-cell>
          <table:table-cell table:formula="of:=[.C1491]-[.C1490]" office:value-type="float" office:value="0.0000125390000000059">
            <text:p>0.000013</text:p>
          </table:table-cell>
          <table:table-cell table:formula="of:=[.A1491]-[.A1490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07559">
            <text:p>1839.307559</text:p>
          </table:table-cell>
          <table:table-cell office:value-type="float" office:value="10965366067723">
            <text:p>10965366067723</text:p>
          </table:table-cell>
          <table:table-cell table:formula="of:=([.B1492]-[.B$4])/10^9" office:value-type="float" office:value="0.235006672">
            <text:p>0.235007</text:p>
          </table:table-cell>
          <table:table-cell table:formula="of:=[.C1492]-[.C1491]" office:value-type="float" office:value="0">
            <text:p>0.000000</text:p>
          </table:table-cell>
          <table:table-cell table:formula="of:=[.A1492]-[.A1491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07932">
            <text:p>1839.307932</text:p>
          </table:table-cell>
          <table:table-cell office:value-type="float" office:value="10965366447009">
            <text:p>10965366447009</text:p>
          </table:table-cell>
          <table:table-cell table:formula="of:=([.B1493]-[.B$4])/10^9" office:value-type="float" office:value="0.235385958">
            <text:p>0.235386</text:p>
          </table:table-cell>
          <table:table-cell table:formula="of:=[.C1493]-[.C1492]" office:value-type="float" office:value="0.000379286000000006">
            <text:p>0.000379</text:p>
          </table:table-cell>
          <table:table-cell table:formula="of:=[.A1493]-[.A1492]" office:value-type="float" office:value="0.000372999999854073">
            <text:p>0.00037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07932">
            <text:p>1839.307932</text:p>
          </table:table-cell>
          <table:table-cell office:value-type="float" office:value="10965366447009">
            <text:p>10965366447009</text:p>
          </table:table-cell>
          <table:table-cell table:formula="of:=([.B1494]-[.B$4])/10^9" office:value-type="float" office:value="0.235385958">
            <text:p>0.235386</text:p>
          </table:table-cell>
          <table:table-cell table:formula="of:=[.C1494]-[.C1493]" office:value-type="float" office:value="0">
            <text:p>0.000000</text:p>
          </table:table-cell>
          <table:table-cell table:formula="of:=[.A1494]-[.A1493]" office:value-type="float" office:value="0">
            <text:p>0.000000</text:p>
          </table:table-cell>
          <table:table-cell/>
          <table:table-cell office:value-type="string">
            <text:p>uses up its c_s; 10965366447009-10965366067723=379286</text:p>
          </table:table-cell>
          <table:table-cell/>
        </table:table-row>
        <table:table-row table:style-name="ro1">
          <table:table-cell office:value-type="float" office:value="1839.307942">
            <text:p>1839.307942</text:p>
          </table:table-cell>
          <table:table-cell office:value-type="float" office:value="10965366457620">
            <text:p>10965366457620</text:p>
          </table:table-cell>
          <table:table-cell table:formula="of:=([.B1495]-[.B$4])/10^9" office:value-type="float" office:value="0.235396569">
            <text:p>0.235397</text:p>
          </table:table-cell>
          <table:table-cell table:formula="of:=[.C1495]-[.C1494]" office:value-type="float" office:value="0.0000106109999999937">
            <text:p>0.000011</text:p>
          </table:table-cell>
          <table:table-cell table:formula="of:=[.A1495]-[.A1494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07946">
            <text:p>1839.307946</text:p>
          </table:table-cell>
          <table:table-cell office:value-type="float" office:value="10965366457620">
            <text:p>10965366457620</text:p>
          </table:table-cell>
          <table:table-cell table:formula="of:=([.B1496]-[.B$4])/10^9" office:value-type="float" office:value="0.235396569">
            <text:p>0.235397</text:p>
          </table:table-cell>
          <table:table-cell table:formula="of:=[.C1496]-[.C1495]" office:value-type="float" office:value="0">
            <text:p>0.000000</text:p>
          </table:table-cell>
          <table:table-cell table:formula="of:=[.A1496]-[.A1495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08535">
            <text:p>1839.308535</text:p>
          </table:table-cell>
          <table:table-cell office:value-type="float" office:value="10965366457620">
            <text:p>10965366457620</text:p>
          </table:table-cell>
          <table:table-cell table:formula="of:=([.B1497]-[.B$4])/10^9" office:value-type="float" office:value="0.235396569">
            <text:p>0.235397</text:p>
          </table:table-cell>
          <table:table-cell table:formula="of:=[.C1497]-[.C1496]" office:value-type="float" office:value="0">
            <text:p>0.000000</text:p>
          </table:table-cell>
          <table:table-cell table:formula="of:=[.A1497]-[.A1496]" office:value-type="float" office:value="0.000588999999990847">
            <text:p>0.00058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08537">
            <text:p>1839.308537</text:p>
          </table:table-cell>
          <table:table-cell office:value-type="float" office:value="10965367052758">
            <text:p>10965367052758</text:p>
          </table:table-cell>
          <table:table-cell table:formula="of:=([.B1498]-[.B$4])/10^9" office:value-type="float" office:value="0.235991707">
            <text:p>0.235992</text:p>
          </table:table-cell>
          <table:table-cell table:formula="of:=[.C1498]-[.C1497]" office:value-type="float" office:value="0.000595137999999995">
            <text:p>0.000595</text:p>
          </table:table-cell>
          <table:table-cell table:formula="of:=[.A1498]-[.A149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08537">
            <text:p>1839.308537</text:p>
          </table:table-cell>
          <table:table-cell office:value-type="float" office:value="10965367052758">
            <text:p>10965367052758</text:p>
          </table:table-cell>
          <table:table-cell table:formula="of:=([.B1499]-[.B$4])/10^9" office:value-type="float" office:value="0.235991707">
            <text:p>0.235992</text:p>
          </table:table-cell>
          <table:table-cell table:formula="of:=[.C1499]-[.C1498]" office:value-type="float" office:value="0">
            <text:p>0.000000</text:p>
          </table:table-cell>
          <table:table-cell table:formula="of:=[.A1499]-[.A1498]" office:value-type="float" office:value="0">
            <text:p>0.000000</text:p>
          </table:table-cell>
          <table:table-cell office:value-type="string">
            <text:p>d_s is renewed (r + D) to 10965369052758; c_s is fully topped up</text:p>
          </table:table-cell>
          <table:table-cell table:number-columns-repeated="2"/>
        </table:table-row>
        <table:table-row table:style-name="ro1">
          <table:table-cell office:value-type="float" office:value="1839.308824">
            <text:p>1839.308824</text:p>
          </table:table-cell>
          <table:table-cell office:value-type="float" office:value="10965367339635">
            <text:p>10965367339635</text:p>
          </table:table-cell>
          <table:table-cell table:formula="of:=([.B1500]-[.B$4])/10^9" office:value-type="float" office:value="0.236278584">
            <text:p>0.236279</text:p>
          </table:table-cell>
          <table:table-cell table:formula="of:=[.C1500]-[.C1499]" office:value-type="float" office:value="0.000286877000000019">
            <text:p>0.000287</text:p>
          </table:table-cell>
          <table:table-cell table:formula="of:=[.A1500]-[.A1499]" office:value-type="float" office:value="0.000287000000071203">
            <text:p>0.00028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308825">
            <text:p>1839.308825</text:p>
          </table:table-cell>
          <table:table-cell office:value-type="float" office:value="10965367339635">
            <text:p>10965367339635</text:p>
          </table:table-cell>
          <table:table-cell table:formula="of:=([.B1501]-[.B$4])/10^9" office:value-type="float" office:value="0.236278584">
            <text:p>0.236279</text:p>
          </table:table-cell>
          <table:table-cell table:formula="of:=[.C1501]-[.C1500]" office:value-type="float" office:value="0">
            <text:p>0.000000</text:p>
          </table:table-cell>
          <table:table-cell table:formula="of:=[.A1501]-[.A1500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0883">
            <text:p>1839.308830</text:p>
          </table:table-cell>
          <table:table-cell office:value-type="float" office:value="10965367339635">
            <text:p>10965367339635</text:p>
          </table:table-cell>
          <table:table-cell table:formula="of:=([.B1502]-[.B$4])/10^9" office:value-type="float" office:value="0.236278584">
            <text:p>0.236279</text:p>
          </table:table-cell>
          <table:table-cell table:formula="of:=[.C1502]-[.C1501]" office:value-type="float" office:value="0">
            <text:p>0.000000</text:p>
          </table:table-cell>
          <table:table-cell table:formula="of:=[.A1502]-[.A1501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309008">
            <text:p>1839.309008</text:p>
          </table:table-cell>
          <table:table-cell office:value-type="float" office:value="10965367339635">
            <text:p>10965367339635</text:p>
          </table:table-cell>
          <table:table-cell table:formula="of:=([.B1503]-[.B$4])/10^9" office:value-type="float" office:value="0.236278584">
            <text:p>0.236279</text:p>
          </table:table-cell>
          <table:table-cell table:formula="of:=[.C1503]-[.C1502]" office:value-type="float" office:value="0">
            <text:p>0.000000</text:p>
          </table:table-cell>
          <table:table-cell table:formula="of:=[.A1503]-[.A1502]" office:value-type="float" office:value="0.000178000000005341">
            <text:p>0.00017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09008">
            <text:p>1839.309008</text:p>
          </table:table-cell>
          <table:table-cell office:value-type="float" office:value="10965367339635">
            <text:p>10965367339635</text:p>
          </table:table-cell>
          <table:table-cell table:formula="of:=([.B1504]-[.B$4])/10^9" office:value-type="float" office:value="0.236278584">
            <text:p>0.236279</text:p>
          </table:table-cell>
          <table:table-cell table:formula="of:=[.C1504]-[.C1503]" office:value-type="float" office:value="0">
            <text:p>0.000000</text:p>
          </table:table-cell>
          <table:table-cell table:formula="of:=[.A1504]-[.A1503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09009">
            <text:p>1839.309009</text:p>
          </table:table-cell>
          <table:table-cell office:value-type="float" office:value="10965367339635">
            <text:p>10965367339635</text:p>
          </table:table-cell>
          <table:table-cell table:formula="of:=([.B1505]-[.B$4])/10^9" office:value-type="float" office:value="0.236278584">
            <text:p>0.236279</text:p>
          </table:table-cell>
          <table:table-cell table:formula="of:=[.C1505]-[.C1504]" office:value-type="float" office:value="0">
            <text:p>0.000000</text:p>
          </table:table-cell>
          <table:table-cell table:formula="of:=[.A1505]-[.A1504]" office:value-type="float" office:value="0.00000100000011116208">
            <text:p>0.000001</text:p>
          </table:table-cell>
          <table:table-cell/>
          <table:table-cell office:value-type="string">
            <text:p>postpones its deadline to 10965372517409; c_s is topped up to 1992371</text:p>
          </table:table-cell>
          <table:table-cell/>
        </table:table-row>
        <table:table-row table:style-name="ro1">
          <table:table-cell office:value-type="float" office:value="1839.309751">
            <text:p>1839.309751</text:p>
          </table:table-cell>
          <table:table-cell office:value-type="float" office:value="10965368275801">
            <text:p>10965368275801</text:p>
          </table:table-cell>
          <table:table-cell table:formula="of:=([.B1506]-[.B$4])/10^9" office:value-type="float" office:value="0.23721475">
            <text:p>0.237215</text:p>
          </table:table-cell>
          <table:table-cell table:formula="of:=[.C1506]-[.C1505]" office:value-type="float" office:value="0.000936165999999988">
            <text:p>0.000936</text:p>
          </table:table-cell>
          <table:table-cell table:formula="of:=[.A1506]-[.A1505]" office:value-type="float" office:value="0.00074199999994562">
            <text:p>0.0007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09753">
            <text:p>1839.309753</text:p>
          </table:table-cell>
          <table:table-cell office:value-type="float" office:value="10965368275801">
            <text:p>10965368275801</text:p>
          </table:table-cell>
          <table:table-cell table:formula="of:=([.B1507]-[.B$4])/10^9" office:value-type="float" office:value="0.23721475">
            <text:p>0.237215</text:p>
          </table:table-cell>
          <table:table-cell table:formula="of:=[.C1507]-[.C1506]" office:value-type="float" office:value="0">
            <text:p>0.000000</text:p>
          </table:table-cell>
          <table:table-cell table:formula="of:=[.A1507]-[.A150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0976">
            <text:p>1839.309760</text:p>
          </table:table-cell>
          <table:table-cell office:value-type="float" office:value="10965368275801">
            <text:p>10965368275801</text:p>
          </table:table-cell>
          <table:table-cell table:formula="of:=([.B1508]-[.B$4])/10^9" office:value-type="float" office:value="0.23721475">
            <text:p>0.237215</text:p>
          </table:table-cell>
          <table:table-cell table:formula="of:=[.C1508]-[.C1507]" office:value-type="float" office:value="0">
            <text:p>0.000000</text:p>
          </table:table-cell>
          <table:table-cell table:formula="of:=[.A1508]-[.A1507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11297">
            <text:p>1839.311297</text:p>
          </table:table-cell>
          <table:table-cell office:value-type="float" office:value="10965369820900">
            <text:p>10965369820900</text:p>
          </table:table-cell>
          <table:table-cell table:formula="of:=([.B1509]-[.B$4])/10^9" office:value-type="float" office:value="0.238759849">
            <text:p>0.238760</text:p>
          </table:table-cell>
          <table:table-cell table:formula="of:=[.C1509]-[.C1508]" office:value-type="float" office:value="0.00154509899999999">
            <text:p>0.001545</text:p>
          </table:table-cell>
          <table:table-cell table:formula="of:=[.A1509]-[.A1508]" office:value-type="float" office:value="0.00153699999987111">
            <text:p>0.00153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11298">
            <text:p>1839.311298</text:p>
          </table:table-cell>
          <table:table-cell office:value-type="float" office:value="10965369820900">
            <text:p>10965369820900</text:p>
          </table:table-cell>
          <table:table-cell table:formula="of:=([.B1510]-[.B$4])/10^9" office:value-type="float" office:value="0.238759849">
            <text:p>0.238760</text:p>
          </table:table-cell>
          <table:table-cell table:formula="of:=[.C1510]-[.C1509]" office:value-type="float" office:value="0">
            <text:p>0.000000</text:p>
          </table:table-cell>
          <table:table-cell table:formula="of:=[.A1510]-[.A1509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12528">
            <text:p>1839.312528</text:p>
          </table:table-cell>
          <table:table-cell office:value-type="float" office:value="10965369820900">
            <text:p>10965369820900</text:p>
          </table:table-cell>
          <table:table-cell table:formula="of:=([.B1511]-[.B$4])/10^9" office:value-type="float" office:value="0.238759849">
            <text:p>0.238760</text:p>
          </table:table-cell>
          <table:table-cell table:formula="of:=[.C1511]-[.C1510]" office:value-type="float" office:value="0">
            <text:p>0.000000</text:p>
          </table:table-cell>
          <table:table-cell table:formula="of:=[.A1511]-[.A1510]" office:value-type="float" office:value="0.00122999999985041">
            <text:p>0.00123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312532">
            <text:p>1839.312532</text:p>
          </table:table-cell>
          <table:table-cell office:value-type="float" office:value="10965371055714">
            <text:p>10965371055714</text:p>
          </table:table-cell>
          <table:table-cell table:formula="of:=([.B1512]-[.B$4])/10^9" office:value-type="float" office:value="0.239994663">
            <text:p>0.239995</text:p>
          </table:table-cell>
          <table:table-cell table:formula="of:=[.C1512]-[.C1511]" office:value-type="float" office:value="0.001234814">
            <text:p>0.001235</text:p>
          </table:table-cell>
          <table:table-cell table:formula="of:=[.A1512]-[.A1511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312532">
            <text:p>1839.312532</text:p>
          </table:table-cell>
          <table:table-cell office:value-type="float" office:value="10965371055714">
            <text:p>10965371055714</text:p>
          </table:table-cell>
          <table:table-cell table:formula="of:=([.B1513]-[.B$4])/10^9" office:value-type="float" office:value="0.239994663">
            <text:p>0.239995</text:p>
          </table:table-cell>
          <table:table-cell table:formula="of:=[.C1513]-[.C1512]" office:value-type="float" office:value="0">
            <text:p>0.000000</text:p>
          </table:table-cell>
          <table:table-cell table:formula="of:=[.A1513]-[.A1512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10965378055714; c_s is fully topped up</text:p>
          </table:table-cell>
        </table:table-row>
        <table:table-row table:style-name="ro1">
          <table:table-cell office:value-type="float" office:value="1839.312537">
            <text:p>1839.312537</text:p>
          </table:table-cell>
          <table:table-cell office:value-type="float" office:value="10965371055714">
            <text:p>10965371055714</text:p>
          </table:table-cell>
          <table:table-cell table:formula="of:=([.B1514]-[.B$4])/10^9" office:value-type="float" office:value="0.239994663">
            <text:p>0.239995</text:p>
          </table:table-cell>
          <table:table-cell table:formula="of:=[.C1514]-[.C1513]" office:value-type="float" office:value="0">
            <text:p>0.000000</text:p>
          </table:table-cell>
          <table:table-cell table:formula="of:=[.A1514]-[.A1513]" office:value-type="float" office:value="0.00000500000010106305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12539">
            <text:p>1839.312539</text:p>
          </table:table-cell>
          <table:table-cell office:value-type="float" office:value="10965371063346">
            <text:p>10965371063346</text:p>
          </table:table-cell>
          <table:table-cell table:formula="of:=([.B1515]-[.B$4])/10^9" office:value-type="float" office:value="0.240002295">
            <text:p>0.240002</text:p>
          </table:table-cell>
          <table:table-cell table:formula="of:=[.C1515]-[.C1514]" office:value-type="float" office:value="0.00000763200000000741">
            <text:p>0.000008</text:p>
          </table:table-cell>
          <table:table-cell table:formula="of:=[.A1515]-[.A151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1254">
            <text:p>1839.312540</text:p>
          </table:table-cell>
          <table:table-cell office:value-type="float" office:value="10965371063346">
            <text:p>10965371063346</text:p>
          </table:table-cell>
          <table:table-cell table:formula="of:=([.B1516]-[.B$4])/10^9" office:value-type="float" office:value="0.240002295">
            <text:p>0.240002</text:p>
          </table:table-cell>
          <table:table-cell table:formula="of:=[.C1516]-[.C1515]" office:value-type="float" office:value="0">
            <text:p>0.000000</text:p>
          </table:table-cell>
          <table:table-cell table:formula="of:=[.A1516]-[.A1515]" office:value-type="float" office:value="0.000000999999883788405">
            <text:p>0.000001</text:p>
          </table:table-cell>
          <table:table-cell office:value-type="string">
            <text:p>d_s is renewed (r + D) to 10965373063346; c_s is fully topped up</text:p>
          </table:table-cell>
          <table:table-cell table:number-columns-repeated="2"/>
        </table:table-row>
        <table:table-row table:style-name="ro1">
          <table:table-cell office:value-type="float" office:value="1839.312544">
            <text:p>1839.312544</text:p>
          </table:table-cell>
          <table:table-cell office:value-type="float" office:value="10965371063346">
            <text:p>10965371063346</text:p>
          </table:table-cell>
          <table:table-cell table:formula="of:=([.B1517]-[.B$4])/10^9" office:value-type="float" office:value="0.240002295">
            <text:p>0.240002</text:p>
          </table:table-cell>
          <table:table-cell table:formula="of:=[.C1517]-[.C1516]" office:value-type="float" office:value="0">
            <text:p>0.000000</text:p>
          </table:table-cell>
          <table:table-cell table:formula="of:=[.A1517]-[.A1516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12546">
            <text:p>1839.312546</text:p>
          </table:table-cell>
          <table:table-cell office:value-type="float" office:value="10965371070306">
            <text:p>10965371070306</text:p>
          </table:table-cell>
          <table:table-cell table:formula="of:=([.B1518]-[.B$4])/10^9" office:value-type="float" office:value="0.240009255">
            <text:p>0.240009</text:p>
          </table:table-cell>
          <table:table-cell table:formula="of:=[.C1518]-[.C1517]" office:value-type="float" office:value="0.0000069600000000003">
            <text:p>0.000007</text:p>
          </table:table-cell>
          <table:table-cell table:formula="of:=[.A1518]-[.A1517]" office:value-type="float" office:value="0.00000200000022232416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12547">
            <text:p>1839.312547</text:p>
          </table:table-cell>
          <table:table-cell office:value-type="float" office:value="10965371070306">
            <text:p>10965371070306</text:p>
          </table:table-cell>
          <table:table-cell table:formula="of:=([.B1519]-[.B$4])/10^9" office:value-type="float" office:value="0.240009255">
            <text:p>0.240009</text:p>
          </table:table-cell>
          <table:table-cell table:formula="of:=[.C1519]-[.C1518]" office:value-type="float" office:value="0">
            <text:p>0.000000</text:p>
          </table:table-cell>
          <table:table-cell table:formula="of:=[.A1519]-[.A1518]" office:value-type="float" office:value="0.000000999999883788405">
            <text:p>0.000001</text:p>
          </table:table-cell>
          <table:table-cell/>
          <table:table-cell office:value-type="string">
            <text:p>447272 / 1447103 &lt;= 2000000 / 5000000</text:p>
          </table:table-cell>
          <table:table-cell/>
        </table:table-row>
        <table:table-row table:style-name="ro1">
          <table:table-cell office:value-type="float" office:value="1839.312547">
            <text:p>1839.312547</text:p>
          </table:table-cell>
          <table:table-cell office:value-type="float" office:value="10965371070306">
            <text:p>10965371070306</text:p>
          </table:table-cell>
          <table:table-cell table:formula="of:=([.B1520]-[.B$4])/10^9" office:value-type="float" office:value="0.240009255">
            <text:p>0.240009</text:p>
          </table:table-cell>
          <table:table-cell table:formula="of:=[.C1520]-[.C1519]" office:value-type="float" office:value="0">
            <text:p>0.000000</text:p>
          </table:table-cell>
          <table:table-cell table:formula="of:=[.A1520]-[.A1519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312929">
            <text:p>1839.312929</text:p>
          </table:table-cell>
          <table:table-cell office:value-type="float" office:value="10965371444362">
            <text:p>10965371444362</text:p>
          </table:table-cell>
          <table:table-cell table:formula="of:=([.B1521]-[.B$4])/10^9" office:value-type="float" office:value="0.240383311">
            <text:p>0.240383</text:p>
          </table:table-cell>
          <table:table-cell table:formula="of:=[.C1521]-[.C1520]" office:value-type="float" office:value="0.000374055999999984">
            <text:p>0.000374</text:p>
          </table:table-cell>
          <table:table-cell table:formula="of:=[.A1521]-[.A1520]" office:value-type="float" office:value="0.000381999999945037">
            <text:p>0.000382</text:p>
          </table:table-cell>
          <table:table-cell/>
          <table:table-cell office:value-type="string">
            <text:p>is pick_next_task_dl-ed by Xorg (1038)</text:p>
          </table:table-cell>
          <table:table-cell/>
        </table:table-row>
        <table:table-row table:style-name="ro1">
          <table:table-cell office:value-type="float" office:value="1839.313377">
            <text:p>1839.313377</text:p>
          </table:table-cell>
          <table:table-cell office:value-type="float" office:value="10965371900306">
            <text:p>10965371900306</text:p>
          </table:table-cell>
          <table:table-cell table:formula="of:=([.B1522]-[.B$4])/10^9" office:value-type="float" office:value="0.240839255">
            <text:p>0.240839</text:p>
          </table:table-cell>
          <table:table-cell table:formula="of:=[.C1522]-[.C1521]" office:value-type="float" office:value="0.000455944000000014">
            <text:p>0.000456</text:p>
          </table:table-cell>
          <table:table-cell table:formula="of:=[.A1522]-[.A1521]" office:value-type="float" office:value="0.000448000000005777">
            <text:p>0.00044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13378">
            <text:p>1839.313378</text:p>
          </table:table-cell>
          <table:table-cell office:value-type="float" office:value="10965371900306">
            <text:p>10965371900306</text:p>
          </table:table-cell>
          <table:table-cell table:formula="of:=([.B1523]-[.B$4])/10^9" office:value-type="float" office:value="0.240839255">
            <text:p>0.240839</text:p>
          </table:table-cell>
          <table:table-cell table:formula="of:=[.C1523]-[.C1522]" office:value-type="float" office:value="0">
            <text:p>0.000000</text:p>
          </table:table-cell>
          <table:table-cell table:formula="of:=[.A1523]-[.A1522]" office:value-type="float" office:value="0.00000100000011116208">
            <text:p>0.000001</text:p>
          </table:table-cell>
          <table:table-cell/>
          <table:table-cell office:value-type="string">
            <text:p>uses up its c_s; 10965371900306-10965371444362=455944</text:p>
          </table:table-cell>
          <table:table-cell/>
        </table:table-row>
        <table:table-row table:style-name="ro1">
          <table:table-cell office:value-type="float" office:value="1839.313387">
            <text:p>1839.313387</text:p>
          </table:table-cell>
          <table:table-cell office:value-type="float" office:value="10965371911782">
            <text:p>10965371911782</text:p>
          </table:table-cell>
          <table:table-cell table:formula="of:=([.B1524]-[.B$4])/10^9" office:value-type="float" office:value="0.240850731">
            <text:p>0.240851</text:p>
          </table:table-cell>
          <table:table-cell table:formula="of:=[.C1524]-[.C1523]" office:value-type="float" office:value="0.0000114760000000103">
            <text:p>0.000011</text:p>
          </table:table-cell>
          <table:table-cell table:formula="of:=[.A1524]-[.A1523]" office:value-type="float" office:value="0.00000899999986359035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13392">
            <text:p>1839.313392</text:p>
          </table:table-cell>
          <table:table-cell office:value-type="float" office:value="10965371911782">
            <text:p>10965371911782</text:p>
          </table:table-cell>
          <table:table-cell table:formula="of:=([.B1525]-[.B$4])/10^9" office:value-type="float" office:value="0.240850731">
            <text:p>0.240851</text:p>
          </table:table-cell>
          <table:table-cell table:formula="of:=[.C1525]-[.C1524]" office:value-type="float" office:value="0">
            <text:p>0.000000</text:p>
          </table:table-cell>
          <table:table-cell table:formula="of:=[.A1525]-[.A1524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314001">
            <text:p>1839.314001</text:p>
          </table:table-cell>
          <table:table-cell office:value-type="float" office:value="10965372016171">
            <text:p>10965372016171</text:p>
          </table:table-cell>
          <table:table-cell table:formula="of:=([.B1526]-[.B$4])/10^9" office:value-type="float" office:value="0.24095512">
            <text:p>0.240955</text:p>
          </table:table-cell>
          <table:table-cell table:formula="of:=[.C1526]-[.C1525]" office:value-type="float" office:value="0.000104388999999983">
            <text:p>0.000104</text:p>
          </table:table-cell>
          <table:table-cell table:formula="of:=[.A1526]-[.A1525]" office:value-type="float" office:value="0.000608999999940352">
            <text:p>0.00060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14001">
            <text:p>1839.314001</text:p>
          </table:table-cell>
          <table:table-cell office:value-type="float" office:value="10965372016171">
            <text:p>10965372016171</text:p>
          </table:table-cell>
          <table:table-cell table:formula="of:=([.B1527]-[.B$4])/10^9" office:value-type="float" office:value="0.24095512">
            <text:p>0.240955</text:p>
          </table:table-cell>
          <table:table-cell table:formula="of:=[.C1527]-[.C1526]" office:value-type="float" office:value="0">
            <text:p>0.000000</text:p>
          </table:table-cell>
          <table:table-cell table:formula="of:=[.A1527]-[.A1526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14003">
            <text:p>1839.314003</text:p>
          </table:table-cell>
          <table:table-cell office:value-type="float" office:value="10965372016171">
            <text:p>10965372016171</text:p>
          </table:table-cell>
          <table:table-cell table:formula="of:=([.B1528]-[.B$4])/10^9" office:value-type="float" office:value="0.24095512">
            <text:p>0.240955</text:p>
          </table:table-cell>
          <table:table-cell table:formula="of:=[.C1528]-[.C1527]" office:value-type="float" office:value="0">
            <text:p>0.000000</text:p>
          </table:table-cell>
          <table:table-cell table:formula="of:=[.A1528]-[.A1527]" office:value-type="float" office:value="0.00000199999999495049">
            <text:p>0.000002</text:p>
          </table:table-cell>
          <table:table-cell/>
          <table:table-cell office:value-type="string">
            <text:p>postpones its deadline to 10965377517409; c_s is topped up to 1991328</text:p>
          </table:table-cell>
          <table:table-cell/>
        </table:table-row>
        <table:table-row table:style-name="ro1">
          <table:table-cell office:value-type="float" office:value="1839.314333">
            <text:p>1839.314333</text:p>
          </table:table-cell>
          <table:table-cell office:value-type="float" office:value="10965372865838">
            <text:p>10965372865838</text:p>
          </table:table-cell>
          <table:table-cell table:formula="of:=([.B1529]-[.B$4])/10^9" office:value-type="float" office:value="0.241804787">
            <text:p>0.241805</text:p>
          </table:table-cell>
          <table:table-cell table:formula="of:=[.C1529]-[.C1528]" office:value-type="float" office:value="0.000849666999999998">
            <text:p>0.000850</text:p>
          </table:table-cell>
          <table:table-cell table:formula="of:=[.A1529]-[.A1528]" office:value-type="float" office:value="0.000330000000076325">
            <text:p>0.0003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14334">
            <text:p>1839.314334</text:p>
          </table:table-cell>
          <table:table-cell office:value-type="float" office:value="10965372865838">
            <text:p>10965372865838</text:p>
          </table:table-cell>
          <table:table-cell table:formula="of:=([.B1530]-[.B$4])/10^9" office:value-type="float" office:value="0.241804787">
            <text:p>0.241805</text:p>
          </table:table-cell>
          <table:table-cell table:formula="of:=[.C1530]-[.C1529]" office:value-type="float" office:value="0">
            <text:p>0.000000</text:p>
          </table:table-cell>
          <table:table-cell table:formula="of:=[.A1530]-[.A1529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14342">
            <text:p>1839.314342</text:p>
          </table:table-cell>
          <table:table-cell office:value-type="float" office:value="10965372865838">
            <text:p>10965372865838</text:p>
          </table:table-cell>
          <table:table-cell table:formula="of:=([.B1531]-[.B$4])/10^9" office:value-type="float" office:value="0.241804787">
            <text:p>0.241805</text:p>
          </table:table-cell>
          <table:table-cell table:formula="of:=[.C1531]-[.C1530]" office:value-type="float" office:value="0">
            <text:p>0.000000</text:p>
          </table:table-cell>
          <table:table-cell table:formula="of:=[.A1531]-[.A1530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15798">
            <text:p>1839.315798</text:p>
          </table:table-cell>
          <table:table-cell office:value-type="float" office:value="10965374330783">
            <text:p>10965374330783</text:p>
          </table:table-cell>
          <table:table-cell table:formula="of:=([.B1532]-[.B$4])/10^9" office:value-type="float" office:value="0.243269732">
            <text:p>0.243270</text:p>
          </table:table-cell>
          <table:table-cell table:formula="of:=[.C1532]-[.C1531]" office:value-type="float" office:value="0.001464945">
            <text:p>0.001465</text:p>
          </table:table-cell>
          <table:table-cell table:formula="of:=[.A1532]-[.A1531]" office:value-type="float" office:value="0.00145600000018931">
            <text:p>0.00145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15799">
            <text:p>1839.315799</text:p>
          </table:table-cell>
          <table:table-cell office:value-type="float" office:value="10965374330783">
            <text:p>10965374330783</text:p>
          </table:table-cell>
          <table:table-cell table:formula="of:=([.B1533]-[.B$4])/10^9" office:value-type="float" office:value="0.243269732">
            <text:p>0.243270</text:p>
          </table:table-cell>
          <table:table-cell table:formula="of:=[.C1533]-[.C1532]" office:value-type="float" office:value="0">
            <text:p>0.000000</text:p>
          </table:table-cell>
          <table:table-cell table:formula="of:=[.A1533]-[.A1532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15804">
            <text:p>1839.315804</text:p>
          </table:table-cell>
          <table:table-cell office:value-type="float" office:value="10965374330783">
            <text:p>10965374330783</text:p>
          </table:table-cell>
          <table:table-cell table:formula="of:=([.B1534]-[.B$4])/10^9" office:value-type="float" office:value="0.243269732">
            <text:p>0.243270</text:p>
          </table:table-cell>
          <table:table-cell table:formula="of:=[.C1534]-[.C1533]" office:value-type="float" office:value="0">
            <text:p>0.000000</text:p>
          </table:table-cell>
          <table:table-cell table:formula="of:=[.A1534]-[.A153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16518">
            <text:p>1839.316518</text:p>
          </table:table-cell>
          <table:table-cell office:value-type="float" office:value="10965374330783">
            <text:p>10965374330783</text:p>
          </table:table-cell>
          <table:table-cell table:formula="of:=([.B1535]-[.B$4])/10^9" office:value-type="float" office:value="0.243269732">
            <text:p>0.243270</text:p>
          </table:table-cell>
          <table:table-cell table:formula="of:=[.C1535]-[.C1534]" office:value-type="float" office:value="0">
            <text:p>0.000000</text:p>
          </table:table-cell>
          <table:table-cell table:formula="of:=[.A1535]-[.A1534]" office:value-type="float" office:value="0.000714000000016313">
            <text:p>0.00071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1652">
            <text:p>1839.316520</text:p>
          </table:table-cell>
          <table:table-cell office:value-type="float" office:value="10965375052828">
            <text:p>10965375052828</text:p>
          </table:table-cell>
          <table:table-cell table:formula="of:=([.B1536]-[.B$4])/10^9" office:value-type="float" office:value="0.243991777">
            <text:p>0.243992</text:p>
          </table:table-cell>
          <table:table-cell table:formula="of:=[.C1536]-[.C1535]" office:value-type="float" office:value="0.000722045000000005">
            <text:p>0.000722</text:p>
          </table:table-cell>
          <table:table-cell table:formula="of:=[.A1536]-[.A153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16521">
            <text:p>1839.316521</text:p>
          </table:table-cell>
          <table:table-cell office:value-type="float" office:value="10965375052828">
            <text:p>10965375052828</text:p>
          </table:table-cell>
          <table:table-cell table:formula="of:=([.B1537]-[.B$4])/10^9" office:value-type="float" office:value="0.243991777">
            <text:p>0.243992</text:p>
          </table:table-cell>
          <table:table-cell table:formula="of:=[.C1537]-[.C1536]" office:value-type="float" office:value="0">
            <text:p>0.000000</text:p>
          </table:table-cell>
          <table:table-cell table:formula="of:=[.A1537]-[.A1536]" office:value-type="float" office:value="0.000000999999883788405">
            <text:p>0.000001</text:p>
          </table:table-cell>
          <table:table-cell office:value-type="string">
            <text:p>d_s is renewed (r + D) to 10965377052828; c_s is fully topped up</text:p>
          </table:table-cell>
          <table:table-cell table:number-columns-repeated="2"/>
        </table:table-row>
        <table:table-row table:style-name="ro1">
          <table:table-cell office:value-type="float" office:value="1839.316522">
            <text:p>1839.316522</text:p>
          </table:table-cell>
          <table:table-cell office:value-type="float" office:value="10965375052828">
            <text:p>10965375052828</text:p>
          </table:table-cell>
          <table:table-cell table:formula="of:=([.B1538]-[.B$4])/10^9" office:value-type="float" office:value="0.243991777">
            <text:p>0.243992</text:p>
          </table:table-cell>
          <table:table-cell table:formula="of:=[.C1538]-[.C1537]" office:value-type="float" office:value="0">
            <text:p>0.000000</text:p>
          </table:table-cell>
          <table:table-cell table:formula="of:=[.A1538]-[.A1537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316529">
            <text:p>1839.316529</text:p>
          </table:table-cell>
          <table:table-cell office:value-type="float" office:value="10965375062274">
            <text:p>10965375062274</text:p>
          </table:table-cell>
          <table:table-cell table:formula="of:=([.B1539]-[.B$4])/10^9" office:value-type="float" office:value="0.244001223">
            <text:p>0.244001</text:p>
          </table:table-cell>
          <table:table-cell table:formula="of:=[.C1539]-[.C1538]" office:value-type="float" office:value="0.00000944599999999629">
            <text:p>0.000009</text:p>
          </table:table-cell>
          <table:table-cell table:formula="of:=[.A1539]-[.A1538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16535">
            <text:p>1839.316535</text:p>
          </table:table-cell>
          <table:table-cell office:value-type="float" office:value="10965375062274">
            <text:p>10965375062274</text:p>
          </table:table-cell>
          <table:table-cell table:formula="of:=([.B1540]-[.B$4])/10^9" office:value-type="float" office:value="0.244001223">
            <text:p>0.244001</text:p>
          </table:table-cell>
          <table:table-cell table:formula="of:=[.C1540]-[.C1539]" office:value-type="float" office:value="0">
            <text:p>0.000000</text:p>
          </table:table-cell>
          <table:table-cell table:formula="of:=[.A1540]-[.A1539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31742">
            <text:p>1839.317420</text:p>
          </table:table-cell>
          <table:table-cell office:value-type="float" office:value="10965375953218">
            <text:p>10965375953218</text:p>
          </table:table-cell>
          <table:table-cell table:formula="of:=([.B1541]-[.B$4])/10^9" office:value-type="float" office:value="0.244892167">
            <text:p>0.244892</text:p>
          </table:table-cell>
          <table:table-cell table:formula="of:=[.C1541]-[.C1540]" office:value-type="float" office:value="0.000890944000000005">
            <text:p>0.000891</text:p>
          </table:table-cell>
          <table:table-cell table:formula="of:=[.A1541]-[.A1540]" office:value-type="float" office:value="0.000885000000153013">
            <text:p>0.00088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17421">
            <text:p>1839.317421</text:p>
          </table:table-cell>
          <table:table-cell office:value-type="float" office:value="10965375953218">
            <text:p>10965375953218</text:p>
          </table:table-cell>
          <table:table-cell table:formula="of:=([.B1542]-[.B$4])/10^9" office:value-type="float" office:value="0.244892167">
            <text:p>0.244892</text:p>
          </table:table-cell>
          <table:table-cell table:formula="of:=[.C1542]-[.C1541]" office:value-type="float" office:value="0">
            <text:p>0.000000</text:p>
          </table:table-cell>
          <table:table-cell table:formula="of:=[.A1542]-[.A1541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17426">
            <text:p>1839.317426</text:p>
          </table:table-cell>
          <table:table-cell office:value-type="float" office:value="10965375953218">
            <text:p>10965375953218</text:p>
          </table:table-cell>
          <table:table-cell table:formula="of:=([.B1543]-[.B$4])/10^9" office:value-type="float" office:value="0.244892167">
            <text:p>0.244892</text:p>
          </table:table-cell>
          <table:table-cell table:formula="of:=[.C1543]-[.C1542]" office:value-type="float" office:value="0">
            <text:p>0.000000</text:p>
          </table:table-cell>
          <table:table-cell table:formula="of:=[.A1543]-[.A1542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317516">
            <text:p>1839.317516</text:p>
          </table:table-cell>
          <table:table-cell office:value-type="float" office:value="10965376013780">
            <text:p>10965376013780</text:p>
          </table:table-cell>
          <table:table-cell table:formula="of:=([.B1544]-[.B$4])/10^9" office:value-type="float" office:value="0.244952729">
            <text:p>0.244953</text:p>
          </table:table-cell>
          <table:table-cell table:formula="of:=[.C1544]-[.C1543]" office:value-type="float" office:value="0.000060562000000014">
            <text:p>0.000061</text:p>
          </table:table-cell>
          <table:table-cell table:formula="of:=[.A1544]-[.A1543]" office:value-type="float" office:value="0.0000900000000001455">
            <text:p>0.00009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17518">
            <text:p>1839.317518</text:p>
          </table:table-cell>
          <table:table-cell office:value-type="float" office:value="10965376059267">
            <text:p>10965376059267</text:p>
          </table:table-cell>
          <table:table-cell table:formula="of:=([.B1545]-[.B$4])/10^9" office:value-type="float" office:value="0.244998216">
            <text:p>0.244998</text:p>
          </table:table-cell>
          <table:table-cell table:formula="of:=[.C1545]-[.C1544]" office:value-type="float" office:value="0.000045486999999983">
            <text:p>0.000045</text:p>
          </table:table-cell>
          <table:table-cell table:formula="of:=[.A1545]-[.A154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17519">
            <text:p>1839.317519</text:p>
          </table:table-cell>
          <table:table-cell office:value-type="float" office:value="10965376059267">
            <text:p>10965376059267</text:p>
          </table:table-cell>
          <table:table-cell table:formula="of:=([.B1546]-[.B$4])/10^9" office:value-type="float" office:value="0.244998216">
            <text:p>0.244998</text:p>
          </table:table-cell>
          <table:table-cell table:formula="of:=[.C1546]-[.C1545]" office:value-type="float" office:value="0">
            <text:p>0.000000</text:p>
          </table:table-cell>
          <table:table-cell table:formula="of:=[.A1546]-[.A1545]" office:value-type="float" office:value="0.000000999999883788405">
            <text:p>0.000001</text:p>
          </table:table-cell>
          <table:table-cell/>
          <table:table-cell office:value-type="string">
            <text:p>526383 / 1458142 &lt;= 2000000 / 5000000</text:p>
          </table:table-cell>
          <table:table-cell/>
        </table:table-row>
        <table:table-row table:style-name="ro1">
          <table:table-cell office:value-type="float" office:value="1839.317519">
            <text:p>1839.317519</text:p>
          </table:table-cell>
          <table:table-cell office:value-type="float" office:value="10965376059267">
            <text:p>10965376059267</text:p>
          </table:table-cell>
          <table:table-cell table:formula="of:=([.B1547]-[.B$4])/10^9" office:value-type="float" office:value="0.244998216">
            <text:p>0.244998</text:p>
          </table:table-cell>
          <table:table-cell table:formula="of:=[.C1547]-[.C1546]" office:value-type="float" office:value="0">
            <text:p>0.000000</text:p>
          </table:table-cell>
          <table:table-cell table:formula="of:=[.A1547]-[.A1546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317521">
            <text:p>1839.317521</text:p>
          </table:table-cell>
          <table:table-cell office:value-type="float" office:value="10965376059267">
            <text:p>10965376059267</text:p>
          </table:table-cell>
          <table:table-cell table:formula="of:=([.B1548]-[.B$4])/10^9" office:value-type="float" office:value="0.244998216">
            <text:p>0.244998</text:p>
          </table:table-cell>
          <table:table-cell table:formula="of:=[.C1548]-[.C1547]" office:value-type="float" office:value="0">
            <text:p>0.000000</text:p>
          </table:table-cell>
          <table:table-cell table:formula="of:=[.A1548]-[.A1547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317531">
            <text:p>1839.317531</text:p>
          </table:table-cell>
          <table:table-cell office:value-type="float" office:value="10965376071932">
            <text:p>10965376071932</text:p>
          </table:table-cell>
          <table:table-cell table:formula="of:=([.B1549]-[.B$4])/10^9" office:value-type="float" office:value="0.245010881">
            <text:p>0.245011</text:p>
          </table:table-cell>
          <table:table-cell table:formula="of:=[.C1549]-[.C1548]" office:value-type="float" office:value="0.0000126650000000228">
            <text:p>0.000013</text:p>
          </table:table-cell>
          <table:table-cell table:formula="of:=[.A1549]-[.A1548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17538">
            <text:p>1839.317538</text:p>
          </table:table-cell>
          <table:table-cell office:value-type="float" office:value="10965376071932">
            <text:p>10965376071932</text:p>
          </table:table-cell>
          <table:table-cell table:formula="of:=([.B1550]-[.B$4])/10^9" office:value-type="float" office:value="0.245010881">
            <text:p>0.245011</text:p>
          </table:table-cell>
          <table:table-cell table:formula="of:=[.C1550]-[.C1549]" office:value-type="float" office:value="0">
            <text:p>0.000000</text:p>
          </table:table-cell>
          <table:table-cell table:formula="of:=[.A1550]-[.A1549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18065">
            <text:p>1839.318065</text:p>
          </table:table-cell>
          <table:table-cell office:value-type="float" office:value="10965376605628">
            <text:p>10965376605628</text:p>
          </table:table-cell>
          <table:table-cell table:formula="of:=([.B1551]-[.B$4])/10^9" office:value-type="float" office:value="0.245544577">
            <text:p>0.245545</text:p>
          </table:table-cell>
          <table:table-cell table:formula="of:=[.C1551]-[.C1550]" office:value-type="float" office:value="0.000533696">
            <text:p>0.000534</text:p>
          </table:table-cell>
          <table:table-cell table:formula="of:=[.A1551]-[.A1550]" office:value-type="float" office:value="0.000526999999920008">
            <text:p>0.00052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18066">
            <text:p>1839.318066</text:p>
          </table:table-cell>
          <table:table-cell office:value-type="float" office:value="10965376605628">
            <text:p>10965376605628</text:p>
          </table:table-cell>
          <table:table-cell table:formula="of:=([.B1552]-[.B$4])/10^9" office:value-type="float" office:value="0.245544577">
            <text:p>0.245545</text:p>
          </table:table-cell>
          <table:table-cell table:formula="of:=[.C1552]-[.C1551]" office:value-type="float" office:value="0">
            <text:p>0.000000</text:p>
          </table:table-cell>
          <table:table-cell table:formula="of:=[.A1552]-[.A1551]" office:value-type="float" office:value="0.00000100000011116208">
            <text:p>0.000001</text:p>
          </table:table-cell>
          <table:table-cell/>
          <table:table-cell office:value-type="string">
            <text:p>uses up its c_s; 10965376605628-10965376071932=533696</text:p>
          </table:table-cell>
          <table:table-cell/>
        </table:table-row>
        <table:table-row table:style-name="ro1">
          <table:table-cell office:value-type="float" office:value="1839.318077">
            <text:p>1839.318077</text:p>
          </table:table-cell>
          <table:table-cell office:value-type="float" office:value="10965376618694">
            <text:p>10965376618694</text:p>
          </table:table-cell>
          <table:table-cell table:formula="of:=([.B1553]-[.B$4])/10^9" office:value-type="float" office:value="0.245557643">
            <text:p>0.245558</text:p>
          </table:table-cell>
          <table:table-cell table:formula="of:=[.C1553]-[.C1552]" office:value-type="float" office:value="0.0000130659999999783">
            <text:p>0.000013</text:p>
          </table:table-cell>
          <table:table-cell table:formula="of:=[.A1553]-[.A1552]" office:value-type="float" office:value="0.0000109999998585408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18082">
            <text:p>1839.318082</text:p>
          </table:table-cell>
          <table:table-cell office:value-type="float" office:value="10965376618694">
            <text:p>10965376618694</text:p>
          </table:table-cell>
          <table:table-cell table:formula="of:=([.B1554]-[.B$4])/10^9" office:value-type="float" office:value="0.245557643">
            <text:p>0.245558</text:p>
          </table:table-cell>
          <table:table-cell table:formula="of:=[.C1554]-[.C1553]" office:value-type="float" office:value="0">
            <text:p>0.000000</text:p>
          </table:table-cell>
          <table:table-cell table:formula="of:=[.A1554]-[.A155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18982">
            <text:p>1839.318982</text:p>
          </table:table-cell>
          <table:table-cell office:value-type="float" office:value="10965376618694">
            <text:p>10965376618694</text:p>
          </table:table-cell>
          <table:table-cell table:formula="of:=([.B1555]-[.B$4])/10^9" office:value-type="float" office:value="0.245557643">
            <text:p>0.245558</text:p>
          </table:table-cell>
          <table:table-cell table:formula="of:=[.C1555]-[.C1554]" office:value-type="float" office:value="0">
            <text:p>0.000000</text:p>
          </table:table-cell>
          <table:table-cell table:formula="of:=[.A1555]-[.A1554]" office:value-type="float" office:value="0.000900000000001455">
            <text:p>0.00090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18983">
            <text:p>1839.318983</text:p>
          </table:table-cell>
          <table:table-cell office:value-type="float" office:value="10965376618694">
            <text:p>10965376618694</text:p>
          </table:table-cell>
          <table:table-cell table:formula="of:=([.B1556]-[.B$4])/10^9" office:value-type="float" office:value="0.245557643">
            <text:p>0.245558</text:p>
          </table:table-cell>
          <table:table-cell table:formula="of:=[.C1556]-[.C1555]" office:value-type="float" office:value="0">
            <text:p>0.000000</text:p>
          </table:table-cell>
          <table:table-cell table:formula="of:=[.A1556]-[.A1555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18984">
            <text:p>1839.318984</text:p>
          </table:table-cell>
          <table:table-cell office:value-type="float" office:value="10965376618694">
            <text:p>10965376618694</text:p>
          </table:table-cell>
          <table:table-cell table:formula="of:=([.B1557]-[.B$4])/10^9" office:value-type="float" office:value="0.245557643">
            <text:p>0.245558</text:p>
          </table:table-cell>
          <table:table-cell table:formula="of:=[.C1557]-[.C1556]" office:value-type="float" office:value="0">
            <text:p>0.000000</text:p>
          </table:table-cell>
          <table:table-cell table:formula="of:=[.A1557]-[.A1556]" office:value-type="float" office:value="0.00000100000011116208">
            <text:p>0.000001</text:p>
          </table:table-cell>
          <table:table-cell/>
          <table:table-cell office:value-type="string">
            <text:p>postpones its deadline to 10965382517409; c_s is topped up to 1992687</text:p>
          </table:table-cell>
          <table:table-cell/>
        </table:table-row>
        <table:table-row table:style-name="ro1">
          <table:table-cell office:value-type="float" office:value="1839.320232">
            <text:p>1839.320232</text:p>
          </table:table-cell>
          <table:table-cell office:value-type="float" office:value="10965378772574">
            <text:p>10965378772574</text:p>
          </table:table-cell>
          <table:table-cell table:formula="of:=([.B1558]-[.B$4])/10^9" office:value-type="float" office:value="0.247711523">
            <text:p>0.247712</text:p>
          </table:table-cell>
          <table:table-cell table:formula="of:=[.C1558]-[.C1557]" office:value-type="float" office:value="0.00215388">
            <text:p>0.002154</text:p>
          </table:table-cell>
          <table:table-cell table:formula="of:=[.A1558]-[.A1557]" office:value-type="float" office:value="0.00124800000003233">
            <text:p>0.001248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1839.320233">
            <text:p>1839.320233</text:p>
          </table:table-cell>
          <table:table-cell office:value-type="float" office:value="10965378772574">
            <text:p>10965378772574</text:p>
          </table:table-cell>
          <table:table-cell table:formula="of:=([.B1559]-[.B$4])/10^9" office:value-type="float" office:value="0.247711523">
            <text:p>0.247712</text:p>
          </table:table-cell>
          <table:table-cell table:formula="of:=[.C1559]-[.C1558]" office:value-type="float" office:value="0">
            <text:p>0.000000</text:p>
          </table:table-cell>
          <table:table-cell table:formula="of:=[.A1559]-[.A1558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10965378772574-10965376618694=2153880</text:p>
          </table:table-cell>
        </table:table-row>
        <table:table-row table:style-name="ro1">
          <table:table-cell office:value-type="float" office:value="1839.320235">
            <text:p>1839.320235</text:p>
          </table:table-cell>
          <table:table-cell office:value-type="float" office:value="10965378772574">
            <text:p>10965378772574</text:p>
          </table:table-cell>
          <table:table-cell table:formula="of:=([.B1560]-[.B$4])/10^9" office:value-type="float" office:value="0.247711523">
            <text:p>0.247712</text:p>
          </table:table-cell>
          <table:table-cell table:formula="of:=[.C1560]-[.C1559]" office:value-type="float" office:value="0">
            <text:p>0.000000</text:p>
          </table:table-cell>
          <table:table-cell table:formula="of:=[.A1560]-[.A155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320236">
            <text:p>1839.320236</text:p>
          </table:table-cell>
          <table:table-cell office:value-type="float" office:value="10965378772574">
            <text:p>10965378772574</text:p>
          </table:table-cell>
          <table:table-cell table:formula="of:=([.B1561]-[.B$4])/10^9" office:value-type="float" office:value="0.247711523">
            <text:p>0.247712</text:p>
          </table:table-cell>
          <table:table-cell table:formula="of:=[.C1561]-[.C1560]" office:value-type="float" office:value="0">
            <text:p>0.000000</text:p>
          </table:table-cell>
          <table:table-cell table:formula="of:=[.A1561]-[.A1560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10965385055714; c_s is topped up to 2279055</text:p>
          </table:table-cell>
        </table:table-row>
        <table:table-row table:style-name="ro1">
          <table:table-cell office:value-type="float" office:value="1839.320247">
            <text:p>1839.320247</text:p>
          </table:table-cell>
          <table:table-cell office:value-type="float" office:value="10965378788367">
            <text:p>10965378788367</text:p>
          </table:table-cell>
          <table:table-cell table:formula="of:=([.B1562]-[.B$4])/10^9" office:value-type="float" office:value="0.247727316">
            <text:p>0.247727</text:p>
          </table:table-cell>
          <table:table-cell table:formula="of:=[.C1562]-[.C1561]" office:value-type="float" office:value="0.0000157930000000139">
            <text:p>0.000016</text:p>
          </table:table-cell>
          <table:table-cell table:formula="of:=[.A1562]-[.A1561]" office:value-type="float" office:value="0.0000110000000859145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20252">
            <text:p>1839.320252</text:p>
          </table:table-cell>
          <table:table-cell office:value-type="float" office:value="10965378788367">
            <text:p>10965378788367</text:p>
          </table:table-cell>
          <table:table-cell table:formula="of:=([.B1563]-[.B$4])/10^9" office:value-type="float" office:value="0.247727316">
            <text:p>0.247727</text:p>
          </table:table-cell>
          <table:table-cell table:formula="of:=[.C1563]-[.C1562]" office:value-type="float" office:value="0">
            <text:p>0.000000</text:p>
          </table:table-cell>
          <table:table-cell table:formula="of:=[.A1563]-[.A1562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20509">
            <text:p>1839.320509</text:p>
          </table:table-cell>
          <table:table-cell office:value-type="float" office:value="10965378788367">
            <text:p>10965378788367</text:p>
          </table:table-cell>
          <table:table-cell table:formula="of:=([.B1564]-[.B$4])/10^9" office:value-type="float" office:value="0.247727316">
            <text:p>0.247727</text:p>
          </table:table-cell>
          <table:table-cell table:formula="of:=[.C1564]-[.C1563]" office:value-type="float" office:value="0">
            <text:p>0.000000</text:p>
          </table:table-cell>
          <table:table-cell table:formula="of:=[.A1564]-[.A1563]" office:value-type="float" office:value="0.000256999999919572">
            <text:p>0.00025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20512">
            <text:p>1839.320512</text:p>
          </table:table-cell>
          <table:table-cell office:value-type="float" office:value="10965379053020">
            <text:p>10965379053020</text:p>
          </table:table-cell>
          <table:table-cell table:formula="of:=([.B1565]-[.B$4])/10^9" office:value-type="float" office:value="0.247991969">
            <text:p>0.247992</text:p>
          </table:table-cell>
          <table:table-cell table:formula="of:=[.C1565]-[.C1564]" office:value-type="float" office:value="0.000264653000000004">
            <text:p>0.000265</text:p>
          </table:table-cell>
          <table:table-cell table:formula="of:=[.A1565]-[.A1564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20512">
            <text:p>1839.320512</text:p>
          </table:table-cell>
          <table:table-cell office:value-type="float" office:value="10965379053020">
            <text:p>10965379053020</text:p>
          </table:table-cell>
          <table:table-cell table:formula="of:=([.B1566]-[.B$4])/10^9" office:value-type="float" office:value="0.247991969">
            <text:p>0.247992</text:p>
          </table:table-cell>
          <table:table-cell table:formula="of:=[.C1566]-[.C1565]" office:value-type="float" office:value="0">
            <text:p>0.000000</text:p>
          </table:table-cell>
          <table:table-cell table:formula="of:=[.A1566]-[.A1565]" office:value-type="float" office:value="0">
            <text:p>0.000000</text:p>
          </table:table-cell>
          <table:table-cell office:value-type="string">
            <text:p>d_s is renewed (r + D) to 10965381053020; c_s is fully topped up</text:p>
          </table:table-cell>
          <table:table-cell table:number-columns-repeated="2"/>
        </table:table-row>
        <table:table-row table:style-name="ro1">
          <table:table-cell office:value-type="float" office:value="1839.320514">
            <text:p>1839.320514</text:p>
          </table:table-cell>
          <table:table-cell office:value-type="float" office:value="10965379053020">
            <text:p>10965379053020</text:p>
          </table:table-cell>
          <table:table-cell table:formula="of:=([.B1567]-[.B$4])/10^9" office:value-type="float" office:value="0.247991969">
            <text:p>0.247992</text:p>
          </table:table-cell>
          <table:table-cell table:formula="of:=[.C1567]-[.C1566]" office:value-type="float" office:value="0">
            <text:p>0.000000</text:p>
          </table:table-cell>
          <table:table-cell table:formula="of:=[.A1567]-[.A1566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320521">
            <text:p>1839.320521</text:p>
          </table:table-cell>
          <table:table-cell office:value-type="float" office:value="10965379061991">
            <text:p>10965379061991</text:p>
          </table:table-cell>
          <table:table-cell table:formula="of:=([.B1568]-[.B$4])/10^9" office:value-type="float" office:value="0.24800094">
            <text:p>0.248001</text:p>
          </table:table-cell>
          <table:table-cell table:formula="of:=[.C1568]-[.C1567]" office:value-type="float" office:value="0.00000897099999999651">
            <text:p>0.000009</text:p>
          </table:table-cell>
          <table:table-cell table:formula="of:=[.A1568]-[.A1567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20525">
            <text:p>1839.320525</text:p>
          </table:table-cell>
          <table:table-cell office:value-type="float" office:value="10965379061991">
            <text:p>10965379061991</text:p>
          </table:table-cell>
          <table:table-cell table:formula="of:=([.B1569]-[.B$4])/10^9" office:value-type="float" office:value="0.24800094">
            <text:p>0.248001</text:p>
          </table:table-cell>
          <table:table-cell table:formula="of:=[.C1569]-[.C1568]" office:value-type="float" office:value="0">
            <text:p>0.000000</text:p>
          </table:table-cell>
          <table:table-cell table:formula="of:=[.A1569]-[.A1568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321422">
            <text:p>1839.321422</text:p>
          </table:table-cell>
          <table:table-cell office:value-type="float" office:value="10965379963672">
            <text:p>10965379963672</text:p>
          </table:table-cell>
          <table:table-cell table:formula="of:=([.B1570]-[.B$4])/10^9" office:value-type="float" office:value="0.248902621">
            <text:p>0.248903</text:p>
          </table:table-cell>
          <table:table-cell table:formula="of:=[.C1570]-[.C1569]" office:value-type="float" office:value="0.000901680999999988">
            <text:p>0.000902</text:p>
          </table:table-cell>
          <table:table-cell table:formula="of:=[.A1570]-[.A1569]" office:value-type="float" office:value="0.000896999999895343">
            <text:p>0.00089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21423">
            <text:p>1839.321423</text:p>
          </table:table-cell>
          <table:table-cell office:value-type="float" office:value="10965379963672">
            <text:p>10965379963672</text:p>
          </table:table-cell>
          <table:table-cell table:formula="of:=([.B1571]-[.B$4])/10^9" office:value-type="float" office:value="0.248902621">
            <text:p>0.248903</text:p>
          </table:table-cell>
          <table:table-cell table:formula="of:=[.C1571]-[.C1570]" office:value-type="float" office:value="0">
            <text:p>0.000000</text:p>
          </table:table-cell>
          <table:table-cell table:formula="of:=[.A1571]-[.A1570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21428">
            <text:p>1839.321428</text:p>
          </table:table-cell>
          <table:table-cell office:value-type="float" office:value="10965379963672">
            <text:p>10965379963672</text:p>
          </table:table-cell>
          <table:table-cell table:formula="of:=([.B1572]-[.B$4])/10^9" office:value-type="float" office:value="0.248902621">
            <text:p>0.248903</text:p>
          </table:table-cell>
          <table:table-cell table:formula="of:=[.C1572]-[.C1571]" office:value-type="float" office:value="0">
            <text:p>0.000000</text:p>
          </table:table-cell>
          <table:table-cell table:formula="of:=[.A1572]-[.A1571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22577">
            <text:p>1839.322577</text:p>
          </table:table-cell>
          <table:table-cell office:value-type="float" office:value="10965381127170">
            <text:p>10965381127170</text:p>
          </table:table-cell>
          <table:table-cell table:formula="of:=([.B1573]-[.B$4])/10^9" office:value-type="float" office:value="0.250066119">
            <text:p>0.250066</text:p>
          </table:table-cell>
          <table:table-cell table:formula="of:=[.C1573]-[.C1572]" office:value-type="float" office:value="0.00116349799999999">
            <text:p>0.001163</text:p>
          </table:table-cell>
          <table:table-cell table:formula="of:=[.A1573]-[.A1572]" office:value-type="float" office:value="0.00114899999994122">
            <text:p>0.00114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22579">
            <text:p>1839.322579</text:p>
          </table:table-cell>
          <table:table-cell office:value-type="float" office:value="10965381127170">
            <text:p>10965381127170</text:p>
          </table:table-cell>
          <table:table-cell table:formula="of:=([.B1574]-[.B$4])/10^9" office:value-type="float" office:value="0.250066119">
            <text:p>0.250066</text:p>
          </table:table-cell>
          <table:table-cell table:formula="of:=[.C1574]-[.C1573]" office:value-type="float" office:value="0">
            <text:p>0.000000</text:p>
          </table:table-cell>
          <table:table-cell table:formula="of:=[.A1574]-[.A157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22584">
            <text:p>1839.322584</text:p>
          </table:table-cell>
          <table:table-cell office:value-type="float" office:value="10965381127170">
            <text:p>10965381127170</text:p>
          </table:table-cell>
          <table:table-cell table:formula="of:=([.B1575]-[.B$4])/10^9" office:value-type="float" office:value="0.250066119">
            <text:p>0.250066</text:p>
          </table:table-cell>
          <table:table-cell table:formula="of:=[.C1575]-[.C1574]" office:value-type="float" office:value="0">
            <text:p>0.000000</text:p>
          </table:table-cell>
          <table:table-cell table:formula="of:=[.A1575]-[.A157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2264">
            <text:p>1839.322640</text:p>
          </table:table-cell>
          <table:table-cell office:value-type="float" office:value="10965381190114">
            <text:p>10965381190114</text:p>
          </table:table-cell>
          <table:table-cell table:formula="of:=([.B1576]-[.B$4])/10^9" office:value-type="float" office:value="0.250129063">
            <text:p>0.250129</text:p>
          </table:table-cell>
          <table:table-cell table:formula="of:=[.C1576]-[.C1575]" office:value-type="float" office:value="0.0000629440000000092">
            <text:p>0.000063</text:p>
          </table:table-cell>
          <table:table-cell table:formula="of:=[.A1576]-[.A1575]" office:value-type="float" office:value="0.0000560000000859873">
            <text:p>0.00005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322641">
            <text:p>1839.322641</text:p>
          </table:table-cell>
          <table:table-cell office:value-type="float" office:value="10965381190114">
            <text:p>10965381190114</text:p>
          </table:table-cell>
          <table:table-cell table:formula="of:=([.B1577]-[.B$4])/10^9" office:value-type="float" office:value="0.250129063">
            <text:p>0.250129</text:p>
          </table:table-cell>
          <table:table-cell table:formula="of:=[.C1577]-[.C1576]" office:value-type="float" office:value="0">
            <text:p>0.000000</text:p>
          </table:table-cell>
          <table:table-cell table:formula="of:=[.A1577]-[.A1576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22654">
            <text:p>1839.322654</text:p>
          </table:table-cell>
          <table:table-cell office:value-type="float" office:value="10965381190114">
            <text:p>10965381190114</text:p>
          </table:table-cell>
          <table:table-cell table:formula="of:=([.B1578]-[.B$4])/10^9" office:value-type="float" office:value="0.250129063">
            <text:p>0.250129</text:p>
          </table:table-cell>
          <table:table-cell table:formula="of:=[.C1578]-[.C1577]" office:value-type="float" office:value="0">
            <text:p>0.000000</text:p>
          </table:table-cell>
          <table:table-cell table:formula="of:=[.A1578]-[.A1577]" office:value-type="float" office:value="0.000013000000080865">
            <text:p>0.00001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22656">
            <text:p>1839.322656</text:p>
          </table:table-cell>
          <table:table-cell office:value-type="float" office:value="10965381205949">
            <text:p>10965381205949</text:p>
          </table:table-cell>
          <table:table-cell table:formula="of:=([.B1579]-[.B$4])/10^9" office:value-type="float" office:value="0.250144898">
            <text:p>0.250145</text:p>
          </table:table-cell>
          <table:table-cell table:formula="of:=[.C1579]-[.C1578]" office:value-type="float" office:value="0.0000158350000000196">
            <text:p>0.000016</text:p>
          </table:table-cell>
          <table:table-cell table:formula="of:=[.A1579]-[.A157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22657">
            <text:p>1839.322657</text:p>
          </table:table-cell>
          <table:table-cell office:value-type="float" office:value="10965381205949">
            <text:p>10965381205949</text:p>
          </table:table-cell>
          <table:table-cell table:formula="of:=([.B1580]-[.B$4])/10^9" office:value-type="float" office:value="0.250144898">
            <text:p>0.250145</text:p>
          </table:table-cell>
          <table:table-cell table:formula="of:=[.C1580]-[.C1579]" office:value-type="float" office:value="0">
            <text:p>0.000000</text:p>
          </table:table-cell>
          <table:table-cell table:formula="of:=[.A1580]-[.A1579]" office:value-type="float" office:value="0.000000999999883788405">
            <text:p>0.000001</text:p>
          </table:table-cell>
          <table:table-cell/>
          <table:table-cell office:value-type="string">
            <text:p>555565 / 1311460 &gt; 2000000 / 5000000</text:p>
          </table:table-cell>
          <table:table-cell/>
        </table:table-row>
        <table:table-row table:style-name="ro1">
          <table:table-cell office:value-type="float" office:value="1839.322658">
            <text:p>1839.322658</text:p>
          </table:table-cell>
          <table:table-cell office:value-type="float" office:value="10965381205949">
            <text:p>10965381205949</text:p>
          </table:table-cell>
          <table:table-cell table:formula="of:=([.B1581]-[.B$4])/10^9" office:value-type="float" office:value="0.250144898">
            <text:p>0.250145</text:p>
          </table:table-cell>
          <table:table-cell table:formula="of:=[.C1581]-[.C1580]" office:value-type="float" office:value="0">
            <text:p>0.000000</text:p>
          </table:table-cell>
          <table:table-cell table:formula="of:=[.A1581]-[.A1580]" office:value-type="float" office:value="0.00000100000011116208">
            <text:p>0.000001</text:p>
          </table:table-cell>
          <table:table-cell/>
          <table:table-cell office:value-type="string">
            <text:p>d_s is renewed (r + D) to 10965386205949; c_s is fully topped up</text:p>
          </table:table-cell>
          <table:table-cell/>
        </table:table-row>
        <table:table-row table:style-name="ro1">
          <table:table-cell office:value-type="float" office:value="1839.322661">
            <text:p>1839.322661</text:p>
          </table:table-cell>
          <table:table-cell office:value-type="float" office:value="10965381205949">
            <text:p>10965381205949</text:p>
          </table:table-cell>
          <table:table-cell table:formula="of:=([.B1582]-[.B$4])/10^9" office:value-type="float" office:value="0.250144898">
            <text:p>0.250145</text:p>
          </table:table-cell>
          <table:table-cell table:formula="of:=[.C1582]-[.C1581]" office:value-type="float" office:value="0">
            <text:p>0.000000</text:p>
          </table:table-cell>
          <table:table-cell table:formula="of:=[.A1582]-[.A1581]" office:value-type="float" office:value="0.00000299999987873889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322663">
            <text:p>1839.322663</text:p>
          </table:table-cell>
          <table:table-cell office:value-type="float" office:value="10965381213190">
            <text:p>10965381213190</text:p>
          </table:table-cell>
          <table:table-cell table:formula="of:=([.B1583]-[.B$4])/10^9" office:value-type="float" office:value="0.250152139">
            <text:p>0.250152</text:p>
          </table:table-cell>
          <table:table-cell table:formula="of:=[.C1583]-[.C1582]" office:value-type="float" office:value="0.00000724099999999117">
            <text:p>0.000007</text:p>
          </table:table-cell>
          <table:table-cell table:formula="of:=[.A1583]-[.A158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322664">
            <text:p>1839.322664</text:p>
          </table:table-cell>
          <table:table-cell office:value-type="float" office:value="10965381213190">
            <text:p>10965381213190</text:p>
          </table:table-cell>
          <table:table-cell table:formula="of:=([.B1584]-[.B$4])/10^9" office:value-type="float" office:value="0.250152139">
            <text:p>0.250152</text:p>
          </table:table-cell>
          <table:table-cell table:formula="of:=[.C1584]-[.C1583]" office:value-type="float" office:value="0">
            <text:p>0.000000</text:p>
          </table:table-cell>
          <table:table-cell table:formula="of:=[.A1584]-[.A1583]" office:value-type="float" office:value="0.00000100000011116208">
            <text:p>0.000001</text:p>
          </table:table-cell>
          <table:table-cell table:number-columns-repeated="2"/>
          <table:table-cell office:value-type="string">
            <text:p>2200318 / 3842524 &gt; 3000000 / 7000000</text:p>
          </table:table-cell>
        </table:table-row>
        <table:table-row table:style-name="ro1">
          <table:table-cell office:value-type="float" office:value="1839.322665">
            <text:p>1839.322665</text:p>
          </table:table-cell>
          <table:table-cell office:value-type="float" office:value="10965381213190">
            <text:p>10965381213190</text:p>
          </table:table-cell>
          <table:table-cell table:formula="of:=([.B1585]-[.B$4])/10^9" office:value-type="float" office:value="0.250152139">
            <text:p>0.250152</text:p>
          </table:table-cell>
          <table:table-cell table:formula="of:=[.C1585]-[.C1584]" office:value-type="float" office:value="0">
            <text:p>0.000000</text:p>
          </table:table-cell>
          <table:table-cell table:formula="of:=[.A1585]-[.A1584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388213190; c_s is fully topped up</text:p>
          </table:table-cell>
        </table:table-row>
        <table:table-row table:style-name="ro1">
          <table:table-cell office:value-type="float" office:value="1839.322678">
            <text:p>1839.322678</text:p>
          </table:table-cell>
          <table:table-cell office:value-type="float" office:value="10965381222444">
            <text:p>10965381222444</text:p>
          </table:table-cell>
          <table:table-cell table:formula="of:=([.B1586]-[.B$4])/10^9" office:value-type="float" office:value="0.250161393">
            <text:p>0.250161</text:p>
          </table:table-cell>
          <table:table-cell table:formula="of:=[.C1586]-[.C1585]" office:value-type="float" office:value="0.00000925400000001408">
            <text:p>0.000009</text:p>
          </table:table-cell>
          <table:table-cell table:formula="of:=[.A1586]-[.A1585]" office:value-type="float" office:value="0.000013000000080865">
            <text:p>0.000013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324501">
            <text:p>1839.324501</text:p>
          </table:table-cell>
          <table:table-cell office:value-type="float" office:value="10965382651213">
            <text:p>10965382651213</text:p>
          </table:table-cell>
          <table:table-cell table:formula="of:=([.B1587]-[.B$4])/10^9" office:value-type="float" office:value="0.251590162">
            <text:p>0.251590</text:p>
          </table:table-cell>
          <table:table-cell table:formula="of:=[.C1587]-[.C1586]" office:value-type="float" office:value="0.001428769">
            <text:p>0.001429</text:p>
          </table:table-cell>
          <table:table-cell table:formula="of:=[.A1587]-[.A1586]" office:value-type="float" office:value="0.00182300000005853">
            <text:p>0.00182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24503">
            <text:p>1839.324503</text:p>
          </table:table-cell>
          <table:table-cell office:value-type="float" office:value="10965383053321">
            <text:p>10965383053321</text:p>
          </table:table-cell>
          <table:table-cell table:formula="of:=([.B1588]-[.B$4])/10^9" office:value-type="float" office:value="0.25199227">
            <text:p>0.251992</text:p>
          </table:table-cell>
          <table:table-cell table:formula="of:=[.C1588]-[.C1587]" office:value-type="float" office:value="0.000402108000000012">
            <text:p>0.000402</text:p>
          </table:table-cell>
          <table:table-cell table:formula="of:=[.A1588]-[.A158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24504">
            <text:p>1839.324504</text:p>
          </table:table-cell>
          <table:table-cell office:value-type="float" office:value="10965383053321">
            <text:p>10965383053321</text:p>
          </table:table-cell>
          <table:table-cell table:formula="of:=([.B1589]-[.B$4])/10^9" office:value-type="float" office:value="0.25199227">
            <text:p>0.251992</text:p>
          </table:table-cell>
          <table:table-cell table:formula="of:=[.C1589]-[.C1588]" office:value-type="float" office:value="0">
            <text:p>0.000000</text:p>
          </table:table-cell>
          <table:table-cell table:formula="of:=[.A1589]-[.A1588]" office:value-type="float" office:value="0.000000999999883788405">
            <text:p>0.000001</text:p>
          </table:table-cell>
          <table:table-cell office:value-type="string">
            <text:p>d_s is renewed (r + D) to 10965385053321; c_s is fully topped up</text:p>
          </table:table-cell>
          <table:table-cell table:number-columns-repeated="2"/>
        </table:table-row>
        <table:table-row table:style-name="ro1">
          <table:table-cell office:value-type="float" office:value="1839.324506">
            <text:p>1839.324506</text:p>
          </table:table-cell>
          <table:table-cell office:value-type="float" office:value="10965383053321">
            <text:p>10965383053321</text:p>
          </table:table-cell>
          <table:table-cell table:formula="of:=([.B1590]-[.B$4])/10^9" office:value-type="float" office:value="0.25199227">
            <text:p>0.251992</text:p>
          </table:table-cell>
          <table:table-cell table:formula="of:=[.C1590]-[.C1589]" office:value-type="float" office:value="0">
            <text:p>0.000000</text:p>
          </table:table-cell>
          <table:table-cell table:formula="of:=[.A1590]-[.A1589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324515">
            <text:p>1839.324515</text:p>
          </table:table-cell>
          <table:table-cell office:value-type="float" office:value="10965383065180">
            <text:p>10965383065180</text:p>
          </table:table-cell>
          <table:table-cell table:formula="of:=([.B1591]-[.B$4])/10^9" office:value-type="float" office:value="0.252004129">
            <text:p>0.252004</text:p>
          </table:table-cell>
          <table:table-cell table:formula="of:=[.C1591]-[.C1590]" office:value-type="float" office:value="0.000011859000000003">
            <text:p>0.000012</text:p>
          </table:table-cell>
          <table:table-cell table:formula="of:=[.A1591]-[.A1590]" office:value-type="float" office:value="0.00000900000009096402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2452">
            <text:p>1839.324520</text:p>
          </table:table-cell>
          <table:table-cell office:value-type="float" office:value="10965383065180">
            <text:p>10965383065180</text:p>
          </table:table-cell>
          <table:table-cell table:formula="of:=([.B1592]-[.B$4])/10^9" office:value-type="float" office:value="0.252004129">
            <text:p>0.252004</text:p>
          </table:table-cell>
          <table:table-cell table:formula="of:=[.C1592]-[.C1591]" office:value-type="float" office:value="0">
            <text:p>0.000000</text:p>
          </table:table-cell>
          <table:table-cell table:formula="of:=[.A1592]-[.A1591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325408">
            <text:p>1839.325408</text:p>
          </table:table-cell>
          <table:table-cell office:value-type="float" office:value="10965383957500">
            <text:p>10965383957500</text:p>
          </table:table-cell>
          <table:table-cell table:formula="of:=([.B1593]-[.B$4])/10^9" office:value-type="float" office:value="0.252896449">
            <text:p>0.252896</text:p>
          </table:table-cell>
          <table:table-cell table:formula="of:=[.C1593]-[.C1592]" office:value-type="float" office:value="0.000892320000000002">
            <text:p>0.000892</text:p>
          </table:table-cell>
          <table:table-cell table:formula="of:=[.A1593]-[.A1592]" office:value-type="float" office:value="0.000888000000031752">
            <text:p>0.00088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25409">
            <text:p>1839.325409</text:p>
          </table:table-cell>
          <table:table-cell office:value-type="float" office:value="10965383957500">
            <text:p>10965383957500</text:p>
          </table:table-cell>
          <table:table-cell table:formula="of:=([.B1594]-[.B$4])/10^9" office:value-type="float" office:value="0.252896449">
            <text:p>0.252896</text:p>
          </table:table-cell>
          <table:table-cell table:formula="of:=[.C1594]-[.C1593]" office:value-type="float" office:value="0">
            <text:p>0.000000</text:p>
          </table:table-cell>
          <table:table-cell table:formula="of:=[.A1594]-[.A1593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25415">
            <text:p>1839.325415</text:p>
          </table:table-cell>
          <table:table-cell office:value-type="float" office:value="10965383957500">
            <text:p>10965383957500</text:p>
          </table:table-cell>
          <table:table-cell table:formula="of:=([.B1595]-[.B$4])/10^9" office:value-type="float" office:value="0.252896449">
            <text:p>0.252896</text:p>
          </table:table-cell>
          <table:table-cell table:formula="of:=[.C1595]-[.C1594]" office:value-type="float" office:value="0">
            <text:p>0.000000</text:p>
          </table:table-cell>
          <table:table-cell table:formula="of:=[.A1595]-[.A1594]" office:value-type="float" office:value="0.00000599999998485146">
            <text:p>0.000006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25525">
            <text:p>1839.325525</text:p>
          </table:table-cell>
          <table:table-cell office:value-type="float" office:value="10965384082947">
            <text:p>10965384082947</text:p>
          </table:table-cell>
          <table:table-cell table:formula="of:=([.B1596]-[.B$4])/10^9" office:value-type="float" office:value="0.253021896">
            <text:p>0.253022</text:p>
          </table:table-cell>
          <table:table-cell table:formula="of:=[.C1596]-[.C1595]" office:value-type="float" office:value="0.000125447000000001">
            <text:p>0.000125</text:p>
          </table:table-cell>
          <table:table-cell table:formula="of:=[.A1596]-[.A1595]" office:value-type="float" office:value="0.00010999999994965">
            <text:p>0.0001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25526">
            <text:p>1839.325526</text:p>
          </table:table-cell>
          <table:table-cell office:value-type="float" office:value="10965384082947">
            <text:p>10965384082947</text:p>
          </table:table-cell>
          <table:table-cell table:formula="of:=([.B1597]-[.B$4])/10^9" office:value-type="float" office:value="0.253021896">
            <text:p>0.253022</text:p>
          </table:table-cell>
          <table:table-cell table:formula="of:=[.C1597]-[.C1596]" office:value-type="float" office:value="0">
            <text:p>0.000000</text:p>
          </table:table-cell>
          <table:table-cell table:formula="of:=[.A1597]-[.A1596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25531">
            <text:p>1839.325531</text:p>
          </table:table-cell>
          <table:table-cell office:value-type="float" office:value="10965384082947">
            <text:p>10965384082947</text:p>
          </table:table-cell>
          <table:table-cell table:formula="of:=([.B1598]-[.B$4])/10^9" office:value-type="float" office:value="0.253021896">
            <text:p>0.253022</text:p>
          </table:table-cell>
          <table:table-cell table:formula="of:=[.C1598]-[.C1597]" office:value-type="float" office:value="0">
            <text:p>0.000000</text:p>
          </table:table-cell>
          <table:table-cell table:formula="of:=[.A1598]-[.A1597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27495">
            <text:p>1839.327495</text:p>
          </table:table-cell>
          <table:table-cell office:value-type="float" office:value="10965384082947">
            <text:p>10965384082947</text:p>
          </table:table-cell>
          <table:table-cell table:formula="of:=([.B1599]-[.B$4])/10^9" office:value-type="float" office:value="0.253021896">
            <text:p>0.253022</text:p>
          </table:table-cell>
          <table:table-cell table:formula="of:=[.C1599]-[.C1598]" office:value-type="float" office:value="0">
            <text:p>0.000000</text:p>
          </table:table-cell>
          <table:table-cell table:formula="of:=[.A1599]-[.A1598]" office:value-type="float" office:value="0.0019640000000436">
            <text:p>0.00196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27498">
            <text:p>1839.327498</text:p>
          </table:table-cell>
          <table:table-cell office:value-type="float" office:value="10965386056031">
            <text:p>10965386056031</text:p>
          </table:table-cell>
          <table:table-cell table:formula="of:=([.B1600]-[.B$4])/10^9" office:value-type="float" office:value="0.25499498">
            <text:p>0.254995</text:p>
          </table:table-cell>
          <table:table-cell table:formula="of:=[.C1600]-[.C1599]" office:value-type="float" office:value="0.00197308399999996">
            <text:p>0.001973</text:p>
          </table:table-cell>
          <table:table-cell table:formula="of:=[.A1600]-[.A1599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27499">
            <text:p>1839.327499</text:p>
          </table:table-cell>
          <table:table-cell office:value-type="float" office:value="10965386056031">
            <text:p>10965386056031</text:p>
          </table:table-cell>
          <table:table-cell table:formula="of:=([.B1601]-[.B$4])/10^9" office:value-type="float" office:value="0.25499498">
            <text:p>0.254995</text:p>
          </table:table-cell>
          <table:table-cell table:formula="of:=[.C1601]-[.C1600]" office:value-type="float" office:value="0">
            <text:p>0.000000</text:p>
          </table:table-cell>
          <table:table-cell table:formula="of:=[.A1601]-[.A1600]" office:value-type="float" office:value="0.000000999999883788405">
            <text:p>0.000001</text:p>
          </table:table-cell>
          <table:table-cell/>
          <table:table-cell office:value-type="string">
            <text:p>31817 / 149918 &lt;= 2000000 / 5000000</text:p>
          </table:table-cell>
          <table:table-cell/>
        </table:table-row>
        <table:table-row table:style-name="ro1">
          <table:table-cell office:value-type="float" office:value="1839.3275">
            <text:p>1839.327500</text:p>
          </table:table-cell>
          <table:table-cell office:value-type="float" office:value="10965386056031">
            <text:p>10965386056031</text:p>
          </table:table-cell>
          <table:table-cell table:formula="of:=([.B1602]-[.B$4])/10^9" office:value-type="float" office:value="0.25499498">
            <text:p>0.254995</text:p>
          </table:table-cell>
          <table:table-cell table:formula="of:=[.C1602]-[.C1601]" office:value-type="float" office:value="0">
            <text:p>0.000000</text:p>
          </table:table-cell>
          <table:table-cell table:formula="of:=[.A1602]-[.A1601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327501">
            <text:p>1839.327501</text:p>
          </table:table-cell>
          <table:table-cell office:value-type="float" office:value="10965386056031">
            <text:p>10965386056031</text:p>
          </table:table-cell>
          <table:table-cell table:formula="of:=([.B1603]-[.B$4])/10^9" office:value-type="float" office:value="0.25499498">
            <text:p>0.254995</text:p>
          </table:table-cell>
          <table:table-cell table:formula="of:=[.C1603]-[.C1602]" office:value-type="float" office:value="0">
            <text:p>0.000000</text:p>
          </table:table-cell>
          <table:table-cell table:formula="of:=[.A1603]-[.A1602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327509">
            <text:p>1839.327509</text:p>
          </table:table-cell>
          <table:table-cell office:value-type="float" office:value="10965386066912">
            <text:p>10965386066912</text:p>
          </table:table-cell>
          <table:table-cell table:formula="of:=([.B1604]-[.B$4])/10^9" office:value-type="float" office:value="0.255005861">
            <text:p>0.255006</text:p>
          </table:table-cell>
          <table:table-cell table:formula="of:=[.C1604]-[.C1603]" office:value-type="float" office:value="0.0000108810000000181">
            <text:p>0.000011</text:p>
          </table:table-cell>
          <table:table-cell table:formula="of:=[.A1604]-[.A1603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27517">
            <text:p>1839.327517</text:p>
          </table:table-cell>
          <table:table-cell office:value-type="float" office:value="10965386066912">
            <text:p>10965386066912</text:p>
          </table:table-cell>
          <table:table-cell table:formula="of:=([.B1605]-[.B$4])/10^9" office:value-type="float" office:value="0.255005861">
            <text:p>0.255006</text:p>
          </table:table-cell>
          <table:table-cell table:formula="of:=[.C1605]-[.C1604]" office:value-type="float" office:value="0">
            <text:p>0.000000</text:p>
          </table:table-cell>
          <table:table-cell table:formula="of:=[.A1605]-[.A1604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2755">
            <text:p>1839.327550</text:p>
          </table:table-cell>
          <table:table-cell office:value-type="float" office:value="10965386107595">
            <text:p>10965386107595</text:p>
          </table:table-cell>
          <table:table-cell table:formula="of:=([.B1606]-[.B$4])/10^9" office:value-type="float" office:value="0.255046544">
            <text:p>0.255047</text:p>
          </table:table-cell>
          <table:table-cell table:formula="of:=[.C1606]-[.C1605]" office:value-type="float" office:value="0.0000406829999999858">
            <text:p>0.000041</text:p>
          </table:table-cell>
          <table:table-cell table:formula="of:=[.A1606]-[.A1605]" office:value-type="float" office:value="0.0000330000000303698">
            <text:p>0.00003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27551">
            <text:p>1839.327551</text:p>
          </table:table-cell>
          <table:table-cell office:value-type="float" office:value="10965386107595">
            <text:p>10965386107595</text:p>
          </table:table-cell>
          <table:table-cell table:formula="of:=([.B1607]-[.B$4])/10^9" office:value-type="float" office:value="0.255046544">
            <text:p>0.255047</text:p>
          </table:table-cell>
          <table:table-cell table:formula="of:=[.C1607]-[.C1606]" office:value-type="float" office:value="0">
            <text:p>0.000000</text:p>
          </table:table-cell>
          <table:table-cell table:formula="of:=[.A1607]-[.A1606]" office:value-type="float" office:value="0.00000100000011116208">
            <text:p>0.000001</text:p>
          </table:table-cell>
          <table:table-cell/>
          <table:table-cell office:value-type="string">
            <text:p>uses up its c_s; 10965386107595-10965386066912=40683</text:p>
          </table:table-cell>
          <table:table-cell/>
        </table:table-row>
        <table:table-row table:style-name="ro1">
          <table:table-cell office:value-type="float" office:value="1839.327564">
            <text:p>1839.327564</text:p>
          </table:table-cell>
          <table:table-cell office:value-type="float" office:value="10965386122277">
            <text:p>10965386122277</text:p>
          </table:table-cell>
          <table:table-cell table:formula="of:=([.B1608]-[.B$4])/10^9" office:value-type="float" office:value="0.255061226">
            <text:p>0.255061</text:p>
          </table:table-cell>
          <table:table-cell table:formula="of:=[.C1608]-[.C1607]" office:value-type="float" office:value="0.0000146819999999881">
            <text:p>0.000015</text:p>
          </table:table-cell>
          <table:table-cell table:formula="of:=[.A1608]-[.A1607]" office:value-type="float" office:value="0.0000129999998534913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27569">
            <text:p>1839.327569</text:p>
          </table:table-cell>
          <table:table-cell office:value-type="float" office:value="10965386122277">
            <text:p>10965386122277</text:p>
          </table:table-cell>
          <table:table-cell table:formula="of:=([.B1609]-[.B$4])/10^9" office:value-type="float" office:value="0.255061226">
            <text:p>0.255061</text:p>
          </table:table-cell>
          <table:table-cell table:formula="of:=[.C1609]-[.C1608]" office:value-type="float" office:value="0">
            <text:p>0.000000</text:p>
          </table:table-cell>
          <table:table-cell table:formula="of:=[.A1609]-[.A1608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27657">
            <text:p>1839.327657</text:p>
          </table:table-cell>
          <table:table-cell office:value-type="float" office:value="10965386122277">
            <text:p>10965386122277</text:p>
          </table:table-cell>
          <table:table-cell table:formula="of:=([.B1610]-[.B$4])/10^9" office:value-type="float" office:value="0.255061226">
            <text:p>0.255061</text:p>
          </table:table-cell>
          <table:table-cell table:formula="of:=[.C1610]-[.C1609]" office:value-type="float" office:value="0">
            <text:p>0.000000</text:p>
          </table:table-cell>
          <table:table-cell table:formula="of:=[.A1610]-[.A1609]" office:value-type="float" office:value="0.000088000000005195">
            <text:p>0.00008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27658">
            <text:p>1839.327658</text:p>
          </table:table-cell>
          <table:table-cell office:value-type="float" office:value="10965386122277">
            <text:p>10965386122277</text:p>
          </table:table-cell>
          <table:table-cell table:formula="of:=([.B1611]-[.B$4])/10^9" office:value-type="float" office:value="0.255061226">
            <text:p>0.255061</text:p>
          </table:table-cell>
          <table:table-cell table:formula="of:=[.C1611]-[.C1610]" office:value-type="float" office:value="0">
            <text:p>0.000000</text:p>
          </table:table-cell>
          <table:table-cell table:formula="of:=[.A1611]-[.A1610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27659">
            <text:p>1839.327659</text:p>
          </table:table-cell>
          <table:table-cell office:value-type="float" office:value="10965386122277">
            <text:p>10965386122277</text:p>
          </table:table-cell>
          <table:table-cell table:formula="of:=([.B1612]-[.B$4])/10^9" office:value-type="float" office:value="0.255061226">
            <text:p>0.255061</text:p>
          </table:table-cell>
          <table:table-cell table:formula="of:=[.C1612]-[.C1611]" office:value-type="float" office:value="0">
            <text:p>0.000000</text:p>
          </table:table-cell>
          <table:table-cell table:formula="of:=[.A1612]-[.A1611]" office:value-type="float" office:value="0.00000100000011116208">
            <text:p>0.000001</text:p>
          </table:table-cell>
          <table:table-cell/>
          <table:table-cell office:value-type="string">
            <text:p>postpones its deadline to 10965391205949; c_s is topped up to 1991134</text:p>
          </table:table-cell>
          <table:table-cell/>
        </table:table-row>
        <table:table-row table:style-name="ro1">
          <table:table-cell office:value-type="float" office:value="1839.328492">
            <text:p>1839.328492</text:p>
          </table:table-cell>
          <table:table-cell office:value-type="float" office:value="10965386122277">
            <text:p>10965386122277</text:p>
          </table:table-cell>
          <table:table-cell table:formula="of:=([.B1613]-[.B$4])/10^9" office:value-type="float" office:value="0.255061226">
            <text:p>0.255061</text:p>
          </table:table-cell>
          <table:table-cell table:formula="of:=[.C1613]-[.C1612]" office:value-type="float" office:value="0">
            <text:p>0.000000</text:p>
          </table:table-cell>
          <table:table-cell table:formula="of:=[.A1613]-[.A1612]" office:value-type="float" office:value="0.000833000000056927">
            <text:p>0.00083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28495">
            <text:p>1839.328495</text:p>
          </table:table-cell>
          <table:table-cell office:value-type="float" office:value="10965387053058">
            <text:p>10965387053058</text:p>
          </table:table-cell>
          <table:table-cell table:formula="of:=([.B1614]-[.B$4])/10^9" office:value-type="float" office:value="0.255992007">
            <text:p>0.255992</text:p>
          </table:table-cell>
          <table:table-cell table:formula="of:=[.C1614]-[.C1613]" office:value-type="float" office:value="0.000930781000000047">
            <text:p>0.000931</text:p>
          </table:table-cell>
          <table:table-cell table:formula="of:=[.A1614]-[.A1613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28496">
            <text:p>1839.328496</text:p>
          </table:table-cell>
          <table:table-cell office:value-type="float" office:value="10965387053058">
            <text:p>10965387053058</text:p>
          </table:table-cell>
          <table:table-cell table:formula="of:=([.B1615]-[.B$4])/10^9" office:value-type="float" office:value="0.255992007">
            <text:p>0.255992</text:p>
          </table:table-cell>
          <table:table-cell table:formula="of:=[.C1615]-[.C1614]" office:value-type="float" office:value="0">
            <text:p>0.000000</text:p>
          </table:table-cell>
          <table:table-cell table:formula="of:=[.A1615]-[.A1614]" office:value-type="float" office:value="0.00000100000011116208">
            <text:p>0.000001</text:p>
          </table:table-cell>
          <table:table-cell office:value-type="string">
            <text:p>d_s is renewed (r + D) to 10965389053058; c_s is fully topped up</text:p>
          </table:table-cell>
          <table:table-cell table:number-columns-repeated="2"/>
        </table:table-row>
        <table:table-row table:style-name="ro1">
          <table:table-cell office:value-type="float" office:value="1839.328559">
            <text:p>1839.328559</text:p>
          </table:table-cell>
          <table:table-cell office:value-type="float" office:value="10965387117064">
            <text:p>10965387117064</text:p>
          </table:table-cell>
          <table:table-cell table:formula="of:=([.B1616]-[.B$4])/10^9" office:value-type="float" office:value="0.256056013">
            <text:p>0.256056</text:p>
          </table:table-cell>
          <table:table-cell table:formula="of:=[.C1616]-[.C1615]" office:value-type="float" office:value="0.0000640060000000053">
            <text:p>0.000064</text:p>
          </table:table-cell>
          <table:table-cell table:formula="of:=[.A1616]-[.A1615]" office:value-type="float" office:value="0.0000629999999546271">
            <text:p>0.00006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32856">
            <text:p>1839.328560</text:p>
          </table:table-cell>
          <table:table-cell office:value-type="float" office:value="10965387117064">
            <text:p>10965387117064</text:p>
          </table:table-cell>
          <table:table-cell table:formula="of:=([.B1617]-[.B$4])/10^9" office:value-type="float" office:value="0.256056013">
            <text:p>0.256056</text:p>
          </table:table-cell>
          <table:table-cell table:formula="of:=[.C1617]-[.C1616]" office:value-type="float" office:value="0">
            <text:p>0.000000</text:p>
          </table:table-cell>
          <table:table-cell table:formula="of:=[.A1617]-[.A1616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28565">
            <text:p>1839.328565</text:p>
          </table:table-cell>
          <table:table-cell office:value-type="float" office:value="10965387117064">
            <text:p>10965387117064</text:p>
          </table:table-cell>
          <table:table-cell table:formula="of:=([.B1618]-[.B$4])/10^9" office:value-type="float" office:value="0.256056013">
            <text:p>0.256056</text:p>
          </table:table-cell>
          <table:table-cell table:formula="of:=[.C1618]-[.C1617]" office:value-type="float" office:value="0">
            <text:p>0.000000</text:p>
          </table:table-cell>
          <table:table-cell table:formula="of:=[.A1618]-[.A1617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329478">
            <text:p>1839.329478</text:p>
          </table:table-cell>
          <table:table-cell office:value-type="float" office:value="10965388044979">
            <text:p>10965388044979</text:p>
          </table:table-cell>
          <table:table-cell table:formula="of:=([.B1619]-[.B$4])/10^9" office:value-type="float" office:value="0.256983928">
            <text:p>0.256984</text:p>
          </table:table-cell>
          <table:table-cell table:formula="of:=[.C1619]-[.C1618]" office:value-type="float" office:value="0.000927914999999946">
            <text:p>0.000928</text:p>
          </table:table-cell>
          <table:table-cell table:formula="of:=[.A1619]-[.A1618]" office:value-type="float" office:value="0.00091300000008232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2948">
            <text:p>1839.329480</text:p>
          </table:table-cell>
          <table:table-cell office:value-type="float" office:value="10965388044979">
            <text:p>10965388044979</text:p>
          </table:table-cell>
          <table:table-cell table:formula="of:=([.B1620]-[.B$4])/10^9" office:value-type="float" office:value="0.256983928">
            <text:p>0.256984</text:p>
          </table:table-cell>
          <table:table-cell table:formula="of:=[.C1620]-[.C1619]" office:value-type="float" office:value="0">
            <text:p>0.000000</text:p>
          </table:table-cell>
          <table:table-cell table:formula="of:=[.A1620]-[.A161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29488">
            <text:p>1839.329488</text:p>
          </table:table-cell>
          <table:table-cell office:value-type="float" office:value="10965388044979">
            <text:p>10965388044979</text:p>
          </table:table-cell>
          <table:table-cell table:formula="of:=([.B1621]-[.B$4])/10^9" office:value-type="float" office:value="0.256983928">
            <text:p>0.256984</text:p>
          </table:table-cell>
          <table:table-cell table:formula="of:=[.C1621]-[.C1620]" office:value-type="float" office:value="0">
            <text:p>0.000000</text:p>
          </table:table-cell>
          <table:table-cell table:formula="of:=[.A1621]-[.A1620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31419">
            <text:p>1839.331419</text:p>
          </table:table-cell>
          <table:table-cell office:value-type="float" office:value="10965389985385">
            <text:p>10965389985385</text:p>
          </table:table-cell>
          <table:table-cell table:formula="of:=([.B1622]-[.B$4])/10^9" office:value-type="float" office:value="0.258924334">
            <text:p>0.258924</text:p>
          </table:table-cell>
          <table:table-cell table:formula="of:=[.C1622]-[.C1621]" office:value-type="float" office:value="0.00194040600000001">
            <text:p>0.001940</text:p>
          </table:table-cell>
          <table:table-cell table:formula="of:=[.A1622]-[.A1621]" office:value-type="float" office:value="0.00193100000001323">
            <text:p>0.00193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31421">
            <text:p>1839.331421</text:p>
          </table:table-cell>
          <table:table-cell office:value-type="float" office:value="10965389985385">
            <text:p>10965389985385</text:p>
          </table:table-cell>
          <table:table-cell table:formula="of:=([.B1623]-[.B$4])/10^9" office:value-type="float" office:value="0.258924334">
            <text:p>0.258924</text:p>
          </table:table-cell>
          <table:table-cell table:formula="of:=[.C1623]-[.C1622]" office:value-type="float" office:value="0">
            <text:p>0.000000</text:p>
          </table:table-cell>
          <table:table-cell table:formula="of:=[.A1623]-[.A162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32487">
            <text:p>1839.332487</text:p>
          </table:table-cell>
          <table:table-cell office:value-type="float" office:value="10965390965009">
            <text:p>10965390965009</text:p>
          </table:table-cell>
          <table:table-cell table:formula="of:=([.B1624]-[.B$4])/10^9" office:value-type="float" office:value="0.259903958">
            <text:p>0.259904</text:p>
          </table:table-cell>
          <table:table-cell table:formula="of:=[.C1624]-[.C1623]" office:value-type="float" office:value="0.000979624000000012">
            <text:p>0.000980</text:p>
          </table:table-cell>
          <table:table-cell table:formula="of:=[.A1624]-[.A1623]" office:value-type="float" office:value="0.00106599999980972">
            <text:p>0.00106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332489">
            <text:p>1839.332489</text:p>
          </table:table-cell>
          <table:table-cell office:value-type="float" office:value="10965391055983">
            <text:p>10965391055983</text:p>
          </table:table-cell>
          <table:table-cell table:formula="of:=([.B1625]-[.B$4])/10^9" office:value-type="float" office:value="0.259994932">
            <text:p>0.259995</text:p>
          </table:table-cell>
          <table:table-cell table:formula="of:=[.C1625]-[.C1624]" office:value-type="float" office:value="0.0000909740000000214">
            <text:p>0.000091</text:p>
          </table:table-cell>
          <table:table-cell table:formula="of:=[.A1625]-[.A162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33249">
            <text:p>1839.332490</text:p>
          </table:table-cell>
          <table:table-cell office:value-type="float" office:value="10965391055983">
            <text:p>10965391055983</text:p>
          </table:table-cell>
          <table:table-cell table:formula="of:=([.B1626]-[.B$4])/10^9" office:value-type="float" office:value="0.259994932">
            <text:p>0.259995</text:p>
          </table:table-cell>
          <table:table-cell table:formula="of:=[.C1626]-[.C1625]" office:value-type="float" office:value="0">
            <text:p>0.000000</text:p>
          </table:table-cell>
          <table:table-cell table:formula="of:=[.A1626]-[.A1625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10965398055983; c_s is fully topped up</text:p>
          </table:table-cell>
        </table:table-row>
        <table:table-row table:style-name="ro1">
          <table:table-cell office:value-type="float" office:value="1839.332494">
            <text:p>1839.332494</text:p>
          </table:table-cell>
          <table:table-cell office:value-type="float" office:value="10965391055983">
            <text:p>10965391055983</text:p>
          </table:table-cell>
          <table:table-cell table:formula="of:=([.B1627]-[.B$4])/10^9" office:value-type="float" office:value="0.259994932">
            <text:p>0.259995</text:p>
          </table:table-cell>
          <table:table-cell table:formula="of:=[.C1627]-[.C1626]" office:value-type="float" office:value="0">
            <text:p>0.000000</text:p>
          </table:table-cell>
          <table:table-cell table:formula="of:=[.A1627]-[.A1626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32496">
            <text:p>1839.332496</text:p>
          </table:table-cell>
          <table:table-cell office:value-type="float" office:value="10965391063147">
            <text:p>10965391063147</text:p>
          </table:table-cell>
          <table:table-cell table:formula="of:=([.B1628]-[.B$4])/10^9" office:value-type="float" office:value="0.260002096">
            <text:p>0.260002</text:p>
          </table:table-cell>
          <table:table-cell table:formula="of:=[.C1628]-[.C1627]" office:value-type="float" office:value="0.00000716400000000395">
            <text:p>0.000007</text:p>
          </table:table-cell>
          <table:table-cell table:formula="of:=[.A1628]-[.A162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32497">
            <text:p>1839.332497</text:p>
          </table:table-cell>
          <table:table-cell office:value-type="float" office:value="10965391063147">
            <text:p>10965391063147</text:p>
          </table:table-cell>
          <table:table-cell table:formula="of:=([.B1629]-[.B$4])/10^9" office:value-type="float" office:value="0.260002096">
            <text:p>0.260002</text:p>
          </table:table-cell>
          <table:table-cell table:formula="of:=[.C1629]-[.C1628]" office:value-type="float" office:value="0">
            <text:p>0.000000</text:p>
          </table:table-cell>
          <table:table-cell table:formula="of:=[.A1629]-[.A1628]" office:value-type="float" office:value="0.00000100000011116208">
            <text:p>0.000001</text:p>
          </table:table-cell>
          <table:table-cell office:value-type="string">
            <text:p>d_s is renewed (r + D) to 10965393063147; c_s is fully topped up</text:p>
          </table:table-cell>
          <table:table-cell table:number-columns-repeated="2"/>
        </table:table-row>
        <table:table-row table:style-name="ro1">
          <table:table-cell office:value-type="float" office:value="1839.332501">
            <text:p>1839.332501</text:p>
          </table:table-cell>
          <table:table-cell office:value-type="float" office:value="10965391063147">
            <text:p>10965391063147</text:p>
          </table:table-cell>
          <table:table-cell table:formula="of:=([.B1630]-[.B$4])/10^9" office:value-type="float" office:value="0.260002096">
            <text:p>0.260002</text:p>
          </table:table-cell>
          <table:table-cell table:formula="of:=[.C1630]-[.C1629]" office:value-type="float" office:value="0">
            <text:p>0.000000</text:p>
          </table:table-cell>
          <table:table-cell table:formula="of:=[.A1630]-[.A1629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32503">
            <text:p>1839.332503</text:p>
          </table:table-cell>
          <table:table-cell office:value-type="float" office:value="10965391069752">
            <text:p>10965391069752</text:p>
          </table:table-cell>
          <table:table-cell table:formula="of:=([.B1631]-[.B$4])/10^9" office:value-type="float" office:value="0.260008701">
            <text:p>0.260009</text:p>
          </table:table-cell>
          <table:table-cell table:formula="of:=[.C1631]-[.C1630]" office:value-type="float" office:value="0.00000660499999999287">
            <text:p>0.000007</text:p>
          </table:table-cell>
          <table:table-cell table:formula="of:=[.A1631]-[.A163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32504">
            <text:p>1839.332504</text:p>
          </table:table-cell>
          <table:table-cell office:value-type="float" office:value="10965391069752">
            <text:p>10965391069752</text:p>
          </table:table-cell>
          <table:table-cell table:formula="of:=([.B1632]-[.B$4])/10^9" office:value-type="float" office:value="0.260008701">
            <text:p>0.260009</text:p>
          </table:table-cell>
          <table:table-cell table:formula="of:=[.C1632]-[.C1631]" office:value-type="float" office:value="0">
            <text:p>0.000000</text:p>
          </table:table-cell>
          <table:table-cell table:formula="of:=[.A1632]-[.A1631]" office:value-type="float" office:value="0.000000999999883788405">
            <text:p>0.000001</text:p>
          </table:table-cell>
          <table:table-cell/>
          <table:table-cell office:value-type="string">
            <text:p>50728 / 136197 &lt;= 2000000 / 5000000</text:p>
          </table:table-cell>
          <table:table-cell/>
        </table:table-row>
        <table:table-row table:style-name="ro1">
          <table:table-cell office:value-type="float" office:value="1839.332505">
            <text:p>1839.332505</text:p>
          </table:table-cell>
          <table:table-cell office:value-type="float" office:value="10965391069752">
            <text:p>10965391069752</text:p>
          </table:table-cell>
          <table:table-cell table:formula="of:=([.B1633]-[.B$4])/10^9" office:value-type="float" office:value="0.260008701">
            <text:p>0.260009</text:p>
          </table:table-cell>
          <table:table-cell table:formula="of:=[.C1633]-[.C1632]" office:value-type="float" office:value="0">
            <text:p>0.000000</text:p>
          </table:table-cell>
          <table:table-cell table:formula="of:=[.A1633]-[.A1632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332521">
            <text:p>1839.332521</text:p>
          </table:table-cell>
          <table:table-cell office:value-type="float" office:value="10965391080231">
            <text:p>10965391080231</text:p>
          </table:table-cell>
          <table:table-cell table:formula="of:=([.B1634]-[.B$4])/10^9" office:value-type="float" office:value="0.26001918">
            <text:p>0.260019</text:p>
          </table:table-cell>
          <table:table-cell table:formula="of:=[.C1634]-[.C1633]" office:value-type="float" office:value="0.0000104790000000077">
            <text:p>0.000010</text:p>
          </table:table-cell>
          <table:table-cell table:formula="of:=[.A1634]-[.A1633]" office:value-type="float" office:value="0.0000159999999596039">
            <text:p>0.000016</text:p>
          </table:table-cell>
          <table:table-cell/>
          <table:table-cell office:value-type="string">
            <text:p>is pick_next_task_dl-ed by gnome-terminal (2016)</text:p>
          </table:table-cell>
          <table:table-cell/>
        </table:table-row>
        <table:table-row table:style-name="ro1">
          <table:table-cell office:value-type="float" office:value="1839.332574">
            <text:p>1839.332574</text:p>
          </table:table-cell>
          <table:table-cell office:value-type="float" office:value="10965391139757">
            <text:p>10965391139757</text:p>
          </table:table-cell>
          <table:table-cell table:formula="of:=([.B1635]-[.B$4])/10^9" office:value-type="float" office:value="0.260078706">
            <text:p>0.260079</text:p>
          </table:table-cell>
          <table:table-cell table:formula="of:=[.C1635]-[.C1634]" office:value-type="float" office:value="0.0000595259999999764">
            <text:p>0.000060</text:p>
          </table:table-cell>
          <table:table-cell table:formula="of:=[.A1635]-[.A1634]" office:value-type="float" office:value="0.0000529999999798747">
            <text:p>0.00005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32575">
            <text:p>1839.332575</text:p>
          </table:table-cell>
          <table:table-cell office:value-type="float" office:value="10965391139757">
            <text:p>10965391139757</text:p>
          </table:table-cell>
          <table:table-cell table:formula="of:=([.B1636]-[.B$4])/10^9" office:value-type="float" office:value="0.260078706">
            <text:p>0.260079</text:p>
          </table:table-cell>
          <table:table-cell table:formula="of:=[.C1636]-[.C1635]" office:value-type="float" office:value="0">
            <text:p>0.000000</text:p>
          </table:table-cell>
          <table:table-cell table:formula="of:=[.A1636]-[.A1635]" office:value-type="float" office:value="0.000000999999883788405">
            <text:p>0.000001</text:p>
          </table:table-cell>
          <table:table-cell/>
          <table:table-cell office:value-type="string">
            <text:p>uses up its c_s; 10965391139757-10965391080231=59526</text:p>
          </table:table-cell>
          <table:table-cell/>
        </table:table-row>
        <table:table-row table:style-name="ro1">
          <table:table-cell office:value-type="float" office:value="1839.332588">
            <text:p>1839.332588</text:p>
          </table:table-cell>
          <table:table-cell office:value-type="float" office:value="10965391154643">
            <text:p>10965391154643</text:p>
          </table:table-cell>
          <table:table-cell table:formula="of:=([.B1637]-[.B$4])/10^9" office:value-type="float" office:value="0.260093592">
            <text:p>0.260094</text:p>
          </table:table-cell>
          <table:table-cell table:formula="of:=[.C1637]-[.C1636]" office:value-type="float" office:value="0.0000148859999999917">
            <text:p>0.000015</text:p>
          </table:table-cell>
          <table:table-cell table:formula="of:=[.A1637]-[.A1636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32593">
            <text:p>1839.332593</text:p>
          </table:table-cell>
          <table:table-cell office:value-type="float" office:value="10965391154643">
            <text:p>10965391154643</text:p>
          </table:table-cell>
          <table:table-cell table:formula="of:=([.B1638]-[.B$4])/10^9" office:value-type="float" office:value="0.260093592">
            <text:p>0.260094</text:p>
          </table:table-cell>
          <table:table-cell table:formula="of:=[.C1638]-[.C1637]" office:value-type="float" office:value="0">
            <text:p>0.000000</text:p>
          </table:table-cell>
          <table:table-cell table:formula="of:=[.A1638]-[.A1637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332649">
            <text:p>1839.332649</text:p>
          </table:table-cell>
          <table:table-cell office:value-type="float" office:value="10965391154643">
            <text:p>10965391154643</text:p>
          </table:table-cell>
          <table:table-cell table:formula="of:=([.B1639]-[.B$4])/10^9" office:value-type="float" office:value="0.260093592">
            <text:p>0.260094</text:p>
          </table:table-cell>
          <table:table-cell table:formula="of:=[.C1639]-[.C1638]" office:value-type="float" office:value="0">
            <text:p>0.000000</text:p>
          </table:table-cell>
          <table:table-cell table:formula="of:=[.A1639]-[.A1638]" office:value-type="float" office:value="0.0000559999998586136">
            <text:p>0.00005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32649">
            <text:p>1839.332649</text:p>
          </table:table-cell>
          <table:table-cell office:value-type="float" office:value="10965391154643">
            <text:p>10965391154643</text:p>
          </table:table-cell>
          <table:table-cell table:formula="of:=([.B1640]-[.B$4])/10^9" office:value-type="float" office:value="0.260093592">
            <text:p>0.260094</text:p>
          </table:table-cell>
          <table:table-cell table:formula="of:=[.C1640]-[.C1639]" office:value-type="float" office:value="0">
            <text:p>0.000000</text:p>
          </table:table-cell>
          <table:table-cell table:formula="of:=[.A1640]-[.A1639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32651">
            <text:p>1839.332651</text:p>
          </table:table-cell>
          <table:table-cell office:value-type="float" office:value="10965391154643">
            <text:p>10965391154643</text:p>
          </table:table-cell>
          <table:table-cell table:formula="of:=([.B1641]-[.B$4])/10^9" office:value-type="float" office:value="0.260093592">
            <text:p>0.260094</text:p>
          </table:table-cell>
          <table:table-cell table:formula="of:=[.C1641]-[.C1640]" office:value-type="float" office:value="0">
            <text:p>0.000000</text:p>
          </table:table-cell>
          <table:table-cell table:formula="of:=[.A1641]-[.A1640]" office:value-type="float" office:value="0.00000199999999495049">
            <text:p>0.000002</text:p>
          </table:table-cell>
          <table:table-cell/>
          <table:table-cell office:value-type="string">
            <text:p>postpones its deadline to 10965396205949; c_s is topped up to 1991202</text:p>
          </table:table-cell>
          <table:table-cell/>
        </table:table-row>
        <table:table-row table:style-name="ro1">
          <table:table-cell office:value-type="float" office:value="1839.333542">
            <text:p>1839.333542</text:p>
          </table:table-cell>
          <table:table-cell office:value-type="float" office:value="10965392116788">
            <text:p>10965392116788</text:p>
          </table:table-cell>
          <table:table-cell table:formula="of:=([.B1642]-[.B$4])/10^9" office:value-type="float" office:value="0.261055737">
            <text:p>0.261056</text:p>
          </table:table-cell>
          <table:table-cell table:formula="of:=[.C1642]-[.C1641]" office:value-type="float" office:value="0.000962145000000025">
            <text:p>0.000962</text:p>
          </table:table-cell>
          <table:table-cell table:formula="of:=[.A1642]-[.A1641]" office:value-type="float" office:value="0.000891000000137865">
            <text:p>0.00089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33543">
            <text:p>1839.333543</text:p>
          </table:table-cell>
          <table:table-cell office:value-type="float" office:value="10965392116788">
            <text:p>10965392116788</text:p>
          </table:table-cell>
          <table:table-cell table:formula="of:=([.B1643]-[.B$4])/10^9" office:value-type="float" office:value="0.261055737">
            <text:p>0.261056</text:p>
          </table:table-cell>
          <table:table-cell table:formula="of:=[.C1643]-[.C1642]" office:value-type="float" office:value="0">
            <text:p>0.000000</text:p>
          </table:table-cell>
          <table:table-cell table:formula="of:=[.A1643]-[.A1642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33551">
            <text:p>1839.333551</text:p>
          </table:table-cell>
          <table:table-cell office:value-type="float" office:value="10965392116788">
            <text:p>10965392116788</text:p>
          </table:table-cell>
          <table:table-cell table:formula="of:=([.B1644]-[.B$4])/10^9" office:value-type="float" office:value="0.261055737">
            <text:p>0.261056</text:p>
          </table:table-cell>
          <table:table-cell table:formula="of:=[.C1644]-[.C1643]" office:value-type="float" office:value="0">
            <text:p>0.000000</text:p>
          </table:table-cell>
          <table:table-cell table:formula="of:=[.A1644]-[.A1643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35419">
            <text:p>1839.335419</text:p>
          </table:table-cell>
          <table:table-cell office:value-type="float" office:value="10965393994569">
            <text:p>10965393994569</text:p>
          </table:table-cell>
          <table:table-cell table:formula="of:=([.B1645]-[.B$4])/10^9" office:value-type="float" office:value="0.262933518">
            <text:p>0.262934</text:p>
          </table:table-cell>
          <table:table-cell table:formula="of:=[.C1645]-[.C1644]" office:value-type="float" office:value="0.00187778099999997">
            <text:p>0.001878</text:p>
          </table:table-cell>
          <table:table-cell table:formula="of:=[.A1645]-[.A1644]" office:value-type="float" office:value="0.0018680000000586">
            <text:p>0.00186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35421">
            <text:p>1839.335421</text:p>
          </table:table-cell>
          <table:table-cell office:value-type="float" office:value="10965393994569">
            <text:p>10965393994569</text:p>
          </table:table-cell>
          <table:table-cell table:formula="of:=([.B1646]-[.B$4])/10^9" office:value-type="float" office:value="0.262933518">
            <text:p>0.262934</text:p>
          </table:table-cell>
          <table:table-cell table:formula="of:=[.C1646]-[.C1645]" office:value-type="float" office:value="0">
            <text:p>0.000000</text:p>
          </table:table-cell>
          <table:table-cell table:formula="of:=[.A1646]-[.A164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35426">
            <text:p>1839.335426</text:p>
          </table:table-cell>
          <table:table-cell office:value-type="float" office:value="10965393994569">
            <text:p>10965393994569</text:p>
          </table:table-cell>
          <table:table-cell table:formula="of:=([.B1647]-[.B$4])/10^9" office:value-type="float" office:value="0.262933518">
            <text:p>0.262934</text:p>
          </table:table-cell>
          <table:table-cell table:formula="of:=[.C1647]-[.C1646]" office:value-type="float" office:value="0">
            <text:p>0.000000</text:p>
          </table:table-cell>
          <table:table-cell table:formula="of:=[.A1647]-[.A1646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36478">
            <text:p>1839.336478</text:p>
          </table:table-cell>
          <table:table-cell office:value-type="float" office:value="10965394652931">
            <text:p>10965394652931</text:p>
          </table:table-cell>
          <table:table-cell table:formula="of:=([.B1648]-[.B$4])/10^9" office:value-type="float" office:value="0.26359188">
            <text:p>0.263592</text:p>
          </table:table-cell>
          <table:table-cell table:formula="of:=[.C1648]-[.C1647]" office:value-type="float" office:value="0.000658362000000023">
            <text:p>0.000658</text:p>
          </table:table-cell>
          <table:table-cell table:formula="of:=[.A1648]-[.A1647]" office:value-type="float" office:value="0.00105199999984507">
            <text:p>0.00105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3648">
            <text:p>1839.336480</text:p>
          </table:table-cell>
          <table:table-cell office:value-type="float" office:value="10965395055331">
            <text:p>10965395055331</text:p>
          </table:table-cell>
          <table:table-cell table:formula="of:=([.B1649]-[.B$4])/10^9" office:value-type="float" office:value="0.26399428">
            <text:p>0.263994</text:p>
          </table:table-cell>
          <table:table-cell table:formula="of:=[.C1649]-[.C1648]" office:value-type="float" office:value="0.000402400000000025">
            <text:p>0.000402</text:p>
          </table:table-cell>
          <table:table-cell table:formula="of:=[.A1649]-[.A164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36481">
            <text:p>1839.336481</text:p>
          </table:table-cell>
          <table:table-cell office:value-type="float" office:value="10965395055331">
            <text:p>10965395055331</text:p>
          </table:table-cell>
          <table:table-cell table:formula="of:=([.B1650]-[.B$4])/10^9" office:value-type="float" office:value="0.26399428">
            <text:p>0.263994</text:p>
          </table:table-cell>
          <table:table-cell table:formula="of:=[.C1650]-[.C1649]" office:value-type="float" office:value="0">
            <text:p>0.000000</text:p>
          </table:table-cell>
          <table:table-cell table:formula="of:=[.A1650]-[.A1649]" office:value-type="float" office:value="0.00000100000011116208">
            <text:p>0.000001</text:p>
          </table:table-cell>
          <table:table-cell office:value-type="string">
            <text:p>d_s is renewed (r + D) to 10965397055331; c_s is fully topped up</text:p>
          </table:table-cell>
          <table:table-cell table:number-columns-repeated="2"/>
        </table:table-row>
        <table:table-row table:style-name="ro1">
          <table:table-cell office:value-type="float" office:value="1839.336482">
            <text:p>1839.336482</text:p>
          </table:table-cell>
          <table:table-cell office:value-type="float" office:value="10965395055331">
            <text:p>10965395055331</text:p>
          </table:table-cell>
          <table:table-cell table:formula="of:=([.B1651]-[.B$4])/10^9" office:value-type="float" office:value="0.26399428">
            <text:p>0.263994</text:p>
          </table:table-cell>
          <table:table-cell table:formula="of:=[.C1651]-[.C1650]" office:value-type="float" office:value="0">
            <text:p>0.000000</text:p>
          </table:table-cell>
          <table:table-cell table:formula="of:=[.A1651]-[.A1650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336522">
            <text:p>1839.336522</text:p>
          </table:table-cell>
          <table:table-cell office:value-type="float" office:value="10965395096315">
            <text:p>10965395096315</text:p>
          </table:table-cell>
          <table:table-cell table:formula="of:=([.B1652]-[.B$4])/10^9" office:value-type="float" office:value="0.264035264">
            <text:p>0.264035</text:p>
          </table:table-cell>
          <table:table-cell table:formula="of:=[.C1652]-[.C1651]" office:value-type="float" office:value="0.0000409839999999662">
            <text:p>0.000041</text:p>
          </table:table-cell>
          <table:table-cell table:formula="of:=[.A1652]-[.A1651]" office:value-type="float" office:value="0.0000400000001263834">
            <text:p>0.00004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36527">
            <text:p>1839.336527</text:p>
          </table:table-cell>
          <table:table-cell office:value-type="float" office:value="10965395096315">
            <text:p>10965395096315</text:p>
          </table:table-cell>
          <table:table-cell table:formula="of:=([.B1653]-[.B$4])/10^9" office:value-type="float" office:value="0.264035264">
            <text:p>0.264035</text:p>
          </table:table-cell>
          <table:table-cell table:formula="of:=[.C1653]-[.C1652]" office:value-type="float" office:value="0">
            <text:p>0.000000</text:p>
          </table:table-cell>
          <table:table-cell table:formula="of:=[.A1653]-[.A1652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337474">
            <text:p>1839.337474</text:p>
          </table:table-cell>
          <table:table-cell office:value-type="float" office:value="10965396016645">
            <text:p>10965396016645</text:p>
          </table:table-cell>
          <table:table-cell table:formula="of:=([.B1654]-[.B$4])/10^9" office:value-type="float" office:value="0.264955594">
            <text:p>0.264956</text:p>
          </table:table-cell>
          <table:table-cell table:formula="of:=[.C1654]-[.C1653]" office:value-type="float" office:value="0.000920330000000025">
            <text:p>0.000920</text:p>
          </table:table-cell>
          <table:table-cell table:formula="of:=[.A1654]-[.A1653]" office:value-type="float" office:value="0.000946999999996478">
            <text:p>0.00094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37476">
            <text:p>1839.337476</text:p>
          </table:table-cell>
          <table:table-cell office:value-type="float" office:value="10965396060000">
            <text:p>10965396060000</text:p>
          </table:table-cell>
          <table:table-cell table:formula="of:=([.B1655]-[.B$4])/10^9" office:value-type="float" office:value="0.264998949">
            <text:p>0.264999</text:p>
          </table:table-cell>
          <table:table-cell table:formula="of:=[.C1655]-[.C1654]" office:value-type="float" office:value="0.0000433549999999672">
            <text:p>0.000043</text:p>
          </table:table-cell>
          <table:table-cell table:formula="of:=[.A1655]-[.A165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37478">
            <text:p>1839.337478</text:p>
          </table:table-cell>
          <table:table-cell office:value-type="float" office:value="10965396060000">
            <text:p>10965396060000</text:p>
          </table:table-cell>
          <table:table-cell table:formula="of:=([.B1656]-[.B$4])/10^9" office:value-type="float" office:value="0.264998949">
            <text:p>0.264999</text:p>
          </table:table-cell>
          <table:table-cell table:formula="of:=[.C1656]-[.C1655]" office:value-type="float" office:value="0">
            <text:p>0.000000</text:p>
          </table:table-cell>
          <table:table-cell table:formula="of:=[.A1656]-[.A1655]" office:value-type="float" office:value="0.00000199999999495049">
            <text:p>0.000002</text:p>
          </table:table-cell>
          <table:table-cell/>
          <table:table-cell office:value-type="string">
            <text:p>113421 / 145949 &gt; 2000000 / 5000000</text:p>
          </table:table-cell>
          <table:table-cell/>
        </table:table-row>
        <table:table-row table:style-name="ro1">
          <table:table-cell office:value-type="float" office:value="1839.337478">
            <text:p>1839.337478</text:p>
          </table:table-cell>
          <table:table-cell office:value-type="float" office:value="10965396060000">
            <text:p>10965396060000</text:p>
          </table:table-cell>
          <table:table-cell table:formula="of:=([.B1657]-[.B$4])/10^9" office:value-type="float" office:value="0.264998949">
            <text:p>0.264999</text:p>
          </table:table-cell>
          <table:table-cell table:formula="of:=[.C1657]-[.C1656]" office:value-type="float" office:value="0">
            <text:p>0.000000</text:p>
          </table:table-cell>
          <table:table-cell table:formula="of:=[.A1657]-[.A1656]" office:value-type="float" office:value="0">
            <text:p>0.000000</text:p>
          </table:table-cell>
          <table:table-cell/>
          <table:table-cell office:value-type="string">
            <text:p>d_s is renewed (r + D) to 10965401060000; c_s is fully topped up</text:p>
          </table:table-cell>
          <table:table-cell/>
        </table:table-row>
        <table:table-row table:style-name="ro1">
          <table:table-cell office:value-type="float" office:value="1839.337529">
            <text:p>1839.337529</text:p>
          </table:table-cell>
          <table:table-cell office:value-type="float" office:value="10965396112183">
            <text:p>10965396112183</text:p>
          </table:table-cell>
          <table:table-cell table:formula="of:=([.B1658]-[.B$4])/10^9" office:value-type="float" office:value="0.265051132">
            <text:p>0.265051</text:p>
          </table:table-cell>
          <table:table-cell table:formula="of:=[.C1658]-[.C1657]" office:value-type="float" office:value="0.000052183000000039">
            <text:p>0.000052</text:p>
          </table:table-cell>
          <table:table-cell table:formula="of:=[.A1658]-[.A1657]" office:value-type="float" office:value="0.0000509999999849242">
            <text:p>0.000051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1839.33753">
            <text:p>1839.337530</text:p>
          </table:table-cell>
          <table:table-cell office:value-type="float" office:value="10965396112183">
            <text:p>10965396112183</text:p>
          </table:table-cell>
          <table:table-cell table:formula="of:=([.B1659]-[.B$4])/10^9" office:value-type="float" office:value="0.265051132">
            <text:p>0.265051</text:p>
          </table:table-cell>
          <table:table-cell table:formula="of:=[.C1659]-[.C1658]" office:value-type="float" office:value="0">
            <text:p>0.000000</text:p>
          </table:table-cell>
          <table:table-cell table:formula="of:=[.A1659]-[.A1658]" office:value-type="float" office:value="0.00000100000011116208">
            <text:p>0.000001</text:p>
          </table:table-cell>
          <table:table-cell office:value-type="string">
            <text:p>uses up its c_s; 10965396112183-10965396016645=95538</text:p>
          </table:table-cell>
          <table:table-cell table:number-columns-repeated="2"/>
        </table:table-row>
        <table:table-row table:style-name="ro1">
          <table:table-cell office:value-type="float" office:value="1839.337544">
            <text:p>1839.337544</text:p>
          </table:table-cell>
          <table:table-cell office:value-type="float" office:value="10965396127603">
            <text:p>10965396127603</text:p>
          </table:table-cell>
          <table:table-cell table:formula="of:=([.B1660]-[.B$4])/10^9" office:value-type="float" office:value="0.265066552">
            <text:p>0.265067</text:p>
          </table:table-cell>
          <table:table-cell table:formula="of:=[.C1660]-[.C1659]" office:value-type="float" office:value="0.0000154199999999882">
            <text:p>0.000015</text:p>
          </table:table-cell>
          <table:table-cell table:formula="of:=[.A1660]-[.A1659]" office:value-type="float" office:value="0.0000139999999646534">
            <text:p>0.00001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37549">
            <text:p>1839.337549</text:p>
          </table:table-cell>
          <table:table-cell office:value-type="float" office:value="10965396127603">
            <text:p>10965396127603</text:p>
          </table:table-cell>
          <table:table-cell table:formula="of:=([.B1661]-[.B$4])/10^9" office:value-type="float" office:value="0.265066552">
            <text:p>0.265067</text:p>
          </table:table-cell>
          <table:table-cell table:formula="of:=[.C1661]-[.C1660]" office:value-type="float" office:value="0">
            <text:p>0.000000</text:p>
          </table:table-cell>
          <table:table-cell table:formula="of:=[.A1661]-[.A166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33848">
            <text:p>1839.338480</text:p>
          </table:table-cell>
          <table:table-cell office:value-type="float" office:value="10965396127603">
            <text:p>10965396127603</text:p>
          </table:table-cell>
          <table:table-cell table:formula="of:=([.B1662]-[.B$4])/10^9" office:value-type="float" office:value="0.265066552">
            <text:p>0.265067</text:p>
          </table:table-cell>
          <table:table-cell table:formula="of:=[.C1662]-[.C1661]" office:value-type="float" office:value="0">
            <text:p>0.000000</text:p>
          </table:table-cell>
          <table:table-cell table:formula="of:=[.A1662]-[.A1661]" office:value-type="float" office:value="0.000930999999809501">
            <text:p>0.000931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839.338481">
            <text:p>1839.338481</text:p>
          </table:table-cell>
          <table:table-cell office:value-type="float" office:value="10965396127603">
            <text:p>10965396127603</text:p>
          </table:table-cell>
          <table:table-cell table:formula="of:=([.B1663]-[.B$4])/10^9" office:value-type="float" office:value="0.265066552">
            <text:p>0.265067</text:p>
          </table:table-cell>
          <table:table-cell table:formula="of:=[.C1663]-[.C1662]" office:value-type="float" office:value="0">
            <text:p>0.000000</text:p>
          </table:table-cell>
          <table:table-cell table:formula="of:=[.A1663]-[.A1662]" office:value-type="float" office:value="0.00000100000011116208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38482">
            <text:p>1839.338482</text:p>
          </table:table-cell>
          <table:table-cell office:value-type="float" office:value="10965396127603">
            <text:p>10965396127603</text:p>
          </table:table-cell>
          <table:table-cell table:formula="of:=([.B1664]-[.B$4])/10^9" office:value-type="float" office:value="0.265066552">
            <text:p>0.265067</text:p>
          </table:table-cell>
          <table:table-cell table:formula="of:=[.C1664]-[.C1663]" office:value-type="float" office:value="0">
            <text:p>0.000000</text:p>
          </table:table-cell>
          <table:table-cell table:formula="of:=[.A1664]-[.A1663]" office:value-type="float" office:value="0.00000100000011116208">
            <text:p>0.000001</text:p>
          </table:table-cell>
          <table:table-cell office:value-type="string">
            <text:p>postpones its deadline to 10965399055331; c_s is topped up to 984132</text:p>
          </table:table-cell>
          <table:table-cell table:number-columns-repeated="2"/>
        </table:table-row>
        <table:table-row table:style-name="ro1">
          <table:table-cell office:value-type="float" office:value="1839.339451">
            <text:p>1839.339451</text:p>
          </table:table-cell>
          <table:table-cell office:value-type="float" office:value="10965398033289">
            <text:p>10965398033289</text:p>
          </table:table-cell>
          <table:table-cell table:formula="of:=([.B1665]-[.B$4])/10^9" office:value-type="float" office:value="0.266972238">
            <text:p>0.266972</text:p>
          </table:table-cell>
          <table:table-cell table:formula="of:=[.C1665]-[.C1664]" office:value-type="float" office:value="0.00190568599999996">
            <text:p>0.001906</text:p>
          </table:table-cell>
          <table:table-cell table:formula="of:=[.A1665]-[.A1664]" office:value-type="float" office:value="0.000968999999940934">
            <text:p>0.000969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339451">
            <text:p>1839.339451</text:p>
          </table:table-cell>
          <table:table-cell office:value-type="float" office:value="10965398033289">
            <text:p>10965398033289</text:p>
          </table:table-cell>
          <table:table-cell table:formula="of:=([.B1666]-[.B$4])/10^9" office:value-type="float" office:value="0.266972238">
            <text:p>0.266972</text:p>
          </table:table-cell>
          <table:table-cell table:formula="of:=[.C1666]-[.C1665]" office:value-type="float" office:value="0">
            <text:p>0.000000</text:p>
          </table:table-cell>
          <table:table-cell table:formula="of:=[.A1666]-[.A1665]" office:value-type="float" office:value="0">
            <text:p>0.000000</text:p>
          </table:table-cell>
          <table:table-cell table:number-columns-repeated="2"/>
          <table:table-cell office:value-type="string">
            <text:p>uses up its c_s; 10965398033289-10965396127603=1905686</text:p>
          </table:table-cell>
        </table:table-row>
        <table:table-row table:style-name="ro1">
          <table:table-cell office:value-type="float" office:value="1839.339474">
            <text:p>1839.339474</text:p>
          </table:table-cell>
          <table:table-cell office:value-type="float" office:value="10965398057609">
            <text:p>10965398057609</text:p>
          </table:table-cell>
          <table:table-cell table:formula="of:=([.B1667]-[.B$4])/10^9" office:value-type="float" office:value="0.266996558">
            <text:p>0.266997</text:p>
          </table:table-cell>
          <table:table-cell table:formula="of:=[.C1667]-[.C1666]" office:value-type="float" office:value="0.0000243200000000221">
            <text:p>0.000024</text:p>
          </table:table-cell>
          <table:table-cell table:formula="of:=[.A1667]-[.A1666]" office:value-type="float" office:value="0.0000230000000556174">
            <text:p>0.00002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39479">
            <text:p>1839.339479</text:p>
          </table:table-cell>
          <table:table-cell office:value-type="float" office:value="10965398057609">
            <text:p>10965398057609</text:p>
          </table:table-cell>
          <table:table-cell table:formula="of:=([.B1668]-[.B$4])/10^9" office:value-type="float" office:value="0.266996558">
            <text:p>0.266997</text:p>
          </table:table-cell>
          <table:table-cell table:formula="of:=[.C1668]-[.C1667]" office:value-type="float" office:value="0">
            <text:p>0.000000</text:p>
          </table:table-cell>
          <table:table-cell table:formula="of:=[.A1668]-[.A1667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339486">
            <text:p>1839.339486</text:p>
          </table:table-cell>
          <table:table-cell office:value-type="float" office:value="10965398057609">
            <text:p>10965398057609</text:p>
          </table:table-cell>
          <table:table-cell table:formula="of:=([.B1669]-[.B$4])/10^9" office:value-type="float" office:value="0.266996558">
            <text:p>0.266997</text:p>
          </table:table-cell>
          <table:table-cell table:formula="of:=[.C1669]-[.C1668]" office:value-type="float" office:value="0">
            <text:p>0.000000</text:p>
          </table:table-cell>
          <table:table-cell table:formula="of:=[.A1669]-[.A1668]" office:value-type="float" office:value="0.00000700000009601354">
            <text:p>0.000007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339487">
            <text:p>1839.339487</text:p>
          </table:table-cell>
          <table:table-cell office:value-type="float" office:value="10965398057609">
            <text:p>10965398057609</text:p>
          </table:table-cell>
          <table:table-cell table:formula="of:=([.B1670]-[.B$4])/10^9" office:value-type="float" office:value="0.266996558">
            <text:p>0.266997</text:p>
          </table:table-cell>
          <table:table-cell table:formula="of:=[.C1670]-[.C1669]" office:value-type="float" office:value="0">
            <text:p>0.000000</text:p>
          </table:table-cell>
          <table:table-cell table:formula="of:=[.A1670]-[.A1669]" office:value-type="float" office:value="0.000000999999883788405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339488">
            <text:p>1839.339488</text:p>
          </table:table-cell>
          <table:table-cell office:value-type="float" office:value="10965398057609">
            <text:p>10965398057609</text:p>
          </table:table-cell>
          <table:table-cell table:formula="of:=([.B1671]-[.B$4])/10^9" office:value-type="float" office:value="0.266996558">
            <text:p>0.266997</text:p>
          </table:table-cell>
          <table:table-cell table:formula="of:=[.C1671]-[.C1670]" office:value-type="float" office:value="0">
            <text:p>0.000000</text:p>
          </table:table-cell>
          <table:table-cell table:formula="of:=[.A1671]-[.A1670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10965405055983; c_s is topped up to 2992568</text:p>
          </table:table-cell>
        </table:table-row>
        <table:table-row table:style-name="ro1">
          <table:table-cell office:value-type="float" office:value="1839.339563">
            <text:p>1839.339563</text:p>
          </table:table-cell>
          <table:table-cell office:value-type="float" office:value="10965398146397">
            <text:p>10965398146397</text:p>
          </table:table-cell>
          <table:table-cell table:formula="of:=([.B1672]-[.B$4])/10^9" office:value-type="float" office:value="0.267085346">
            <text:p>0.267085</text:p>
          </table:table-cell>
          <table:table-cell table:formula="of:=[.C1672]-[.C1671]" office:value-type="float" office:value="0.0000887880000000063">
            <text:p>0.000089</text:p>
          </table:table-cell>
          <table:table-cell table:formula="of:=[.A1672]-[.A1671]" office:value-type="float" office:value="0.00007499999992433">
            <text:p>0.00007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39564">
            <text:p>1839.339564</text:p>
          </table:table-cell>
          <table:table-cell office:value-type="float" office:value="10965398146397">
            <text:p>10965398146397</text:p>
          </table:table-cell>
          <table:table-cell table:formula="of:=([.B1673]-[.B$4])/10^9" office:value-type="float" office:value="0.267085346">
            <text:p>0.267085</text:p>
          </table:table-cell>
          <table:table-cell table:formula="of:=[.C1673]-[.C1672]" office:value-type="float" office:value="0">
            <text:p>0.000000</text:p>
          </table:table-cell>
          <table:table-cell table:formula="of:=[.A1673]-[.A1672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39569">
            <text:p>1839.339569</text:p>
          </table:table-cell>
          <table:table-cell office:value-type="float" office:value="10965398146397">
            <text:p>10965398146397</text:p>
          </table:table-cell>
          <table:table-cell table:formula="of:=([.B1674]-[.B$4])/10^9" office:value-type="float" office:value="0.267085346">
            <text:p>0.267085</text:p>
          </table:table-cell>
          <table:table-cell table:formula="of:=[.C1674]-[.C1673]" office:value-type="float" office:value="0">
            <text:p>0.000000</text:p>
          </table:table-cell>
          <table:table-cell table:formula="of:=[.A1674]-[.A1673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40467">
            <text:p>1839.340467</text:p>
          </table:table-cell>
          <table:table-cell office:value-type="float" office:value="10965398146397">
            <text:p>10965398146397</text:p>
          </table:table-cell>
          <table:table-cell table:formula="of:=([.B1675]-[.B$4])/10^9" office:value-type="float" office:value="0.267085346">
            <text:p>0.267085</text:p>
          </table:table-cell>
          <table:table-cell table:formula="of:=[.C1675]-[.C1674]" office:value-type="float" office:value="0">
            <text:p>0.000000</text:p>
          </table:table-cell>
          <table:table-cell table:formula="of:=[.A1675]-[.A1674]" office:value-type="float" office:value="0.000898000000006505">
            <text:p>0.00089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40469">
            <text:p>1839.340469</text:p>
          </table:table-cell>
          <table:table-cell office:value-type="float" office:value="10965399052948">
            <text:p>10965399052948</text:p>
          </table:table-cell>
          <table:table-cell table:formula="of:=([.B1676]-[.B$4])/10^9" office:value-type="float" office:value="0.267991897">
            <text:p>0.267992</text:p>
          </table:table-cell>
          <table:table-cell table:formula="of:=[.C1676]-[.C1675]" office:value-type="float" office:value="0.000906550999999978">
            <text:p>0.000907</text:p>
          </table:table-cell>
          <table:table-cell table:formula="of:=[.A1676]-[.A167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4047">
            <text:p>1839.340470</text:p>
          </table:table-cell>
          <table:table-cell office:value-type="float" office:value="10965399052948">
            <text:p>10965399052948</text:p>
          </table:table-cell>
          <table:table-cell table:formula="of:=([.B1677]-[.B$4])/10^9" office:value-type="float" office:value="0.267991897">
            <text:p>0.267992</text:p>
          </table:table-cell>
          <table:table-cell table:formula="of:=[.C1677]-[.C1676]" office:value-type="float" office:value="0">
            <text:p>0.000000</text:p>
          </table:table-cell>
          <table:table-cell table:formula="of:=[.A1677]-[.A1676]" office:value-type="float" office:value="0.00000100000011116208">
            <text:p>0.000001</text:p>
          </table:table-cell>
          <table:table-cell office:value-type="string">
            <text:p>895344 / 2383 &gt; 1000000 / 2000000</text:p>
          </table:table-cell>
          <table:table-cell table:number-columns-repeated="2"/>
        </table:table-row>
        <table:table-row table:style-name="ro1">
          <table:table-cell office:value-type="float" office:value="1839.340471">
            <text:p>1839.340471</text:p>
          </table:table-cell>
          <table:table-cell office:value-type="float" office:value="10965399052948">
            <text:p>10965399052948</text:p>
          </table:table-cell>
          <table:table-cell table:formula="of:=([.B1678]-[.B$4])/10^9" office:value-type="float" office:value="0.267991897">
            <text:p>0.267992</text:p>
          </table:table-cell>
          <table:table-cell table:formula="of:=[.C1678]-[.C1677]" office:value-type="float" office:value="0">
            <text:p>0.000000</text:p>
          </table:table-cell>
          <table:table-cell table:formula="of:=[.A1678]-[.A1677]" office:value-type="float" office:value="0.000000999999883788405">
            <text:p>0.000001</text:p>
          </table:table-cell>
          <table:table-cell office:value-type="string">
            <text:p>d_s is renewed (r + D) to 10965401052948; c_s is fully topped up</text:p>
          </table:table-cell>
          <table:table-cell table:number-columns-repeated="2"/>
        </table:table-row>
        <table:table-row table:style-name="ro1">
          <table:table-cell office:value-type="float" office:value="1839.340473">
            <text:p>1839.340473</text:p>
          </table:table-cell>
          <table:table-cell office:value-type="float" office:value="10965399052948">
            <text:p>10965399052948</text:p>
          </table:table-cell>
          <table:table-cell table:formula="of:=([.B1679]-[.B$4])/10^9" office:value-type="float" office:value="0.267991897">
            <text:p>0.267992</text:p>
          </table:table-cell>
          <table:table-cell table:formula="of:=[.C1679]-[.C1678]" office:value-type="float" office:value="0">
            <text:p>0.000000</text:p>
          </table:table-cell>
          <table:table-cell table:formula="of:=[.A1679]-[.A1678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34048">
            <text:p>1839.340480</text:p>
          </table:table-cell>
          <table:table-cell office:value-type="float" office:value="10965399063799">
            <text:p>10965399063799</text:p>
          </table:table-cell>
          <table:table-cell table:formula="of:=([.B1680]-[.B$4])/10^9" office:value-type="float" office:value="0.268002748">
            <text:p>0.268003</text:p>
          </table:table-cell>
          <table:table-cell table:formula="of:=[.C1680]-[.C1679]" office:value-type="float" office:value="0.0000108510000000339">
            <text:p>0.000011</text:p>
          </table:table-cell>
          <table:table-cell table:formula="of:=[.A1680]-[.A1679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40485">
            <text:p>1839.340485</text:p>
          </table:table-cell>
          <table:table-cell office:value-type="float" office:value="10965399063799">
            <text:p>10965399063799</text:p>
          </table:table-cell>
          <table:table-cell table:formula="of:=([.B1681]-[.B$4])/10^9" office:value-type="float" office:value="0.268002748">
            <text:p>0.268003</text:p>
          </table:table-cell>
          <table:table-cell table:formula="of:=[.C1681]-[.C1680]" office:value-type="float" office:value="0">
            <text:p>0.000000</text:p>
          </table:table-cell>
          <table:table-cell table:formula="of:=[.A1681]-[.A1680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341488">
            <text:p>1839.341488</text:p>
          </table:table-cell>
          <table:table-cell office:value-type="float" office:value="10965400078994">
            <text:p>10965400078994</text:p>
          </table:table-cell>
          <table:table-cell table:formula="of:=([.B1682]-[.B$4])/10^9" office:value-type="float" office:value="0.269017943">
            <text:p>0.269018</text:p>
          </table:table-cell>
          <table:table-cell table:formula="of:=[.C1682]-[.C1681]" office:value-type="float" office:value="0.00101519499999997">
            <text:p>0.001015</text:p>
          </table:table-cell>
          <table:table-cell table:formula="of:=[.A1682]-[.A1681]" office:value-type="float" office:value="0.00100300000008247">
            <text:p>0.001003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1839.341489">
            <text:p>1839.341489</text:p>
          </table:table-cell>
          <table:table-cell office:value-type="float" office:value="10965400078994">
            <text:p>10965400078994</text:p>
          </table:table-cell>
          <table:table-cell table:formula="of:=([.B1683]-[.B$4])/10^9" office:value-type="float" office:value="0.269017943">
            <text:p>0.269018</text:p>
          </table:table-cell>
          <table:table-cell table:formula="of:=[.C1683]-[.C1682]" office:value-type="float" office:value="0">
            <text:p>0.000000</text:p>
          </table:table-cell>
          <table:table-cell table:formula="of:=[.A1683]-[.A1682]" office:value-type="float" office:value="0.000000999999883788405">
            <text:p>0.000001</text:p>
          </table:table-cell>
          <table:table-cell office:value-type="string">
            <text:p>uses up its c_s; 10965400078994-10965400018393=60601</text:p>
          </table:table-cell>
          <table:table-cell table:number-columns-repeated="2"/>
        </table:table-row>
        <table:table-row table:style-name="ro1">
          <table:table-cell office:value-type="float" office:value="1839.341503">
            <text:p>1839.341503</text:p>
          </table:table-cell>
          <table:table-cell office:value-type="float" office:value="10965400095616">
            <text:p>10965400095616</text:p>
          </table:table-cell>
          <table:table-cell table:formula="of:=([.B1684]-[.B$4])/10^9" office:value-type="float" office:value="0.269034565">
            <text:p>0.269035</text:p>
          </table:table-cell>
          <table:table-cell table:formula="of:=[.C1684]-[.C1683]" office:value-type="float" office:value="0.0000166220000000217">
            <text:p>0.000017</text:p>
          </table:table-cell>
          <table:table-cell table:formula="of:=[.A1684]-[.A1683]" office:value-type="float" office:value="0.0000140000001920271">
            <text:p>0.00001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41509">
            <text:p>1839.341509</text:p>
          </table:table-cell>
          <table:table-cell office:value-type="float" office:value="10965400095616">
            <text:p>10965400095616</text:p>
          </table:table-cell>
          <table:table-cell table:formula="of:=([.B1685]-[.B$4])/10^9" office:value-type="float" office:value="0.269034565">
            <text:p>0.269035</text:p>
          </table:table-cell>
          <table:table-cell table:formula="of:=[.C1685]-[.C1684]" office:value-type="float" office:value="0">
            <text:p>0.000000</text:p>
          </table:table-cell>
          <table:table-cell table:formula="of:=[.A1685]-[.A1684]" office:value-type="float" office:value="0.00000599999998485146">
            <text:p>0.000006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4247">
            <text:p>1839.342470</text:p>
          </table:table-cell>
          <table:table-cell office:value-type="float" office:value="10965400095616">
            <text:p>10965400095616</text:p>
          </table:table-cell>
          <table:table-cell table:formula="of:=([.B1686]-[.B$4])/10^9" office:value-type="float" office:value="0.269034565">
            <text:p>0.269035</text:p>
          </table:table-cell>
          <table:table-cell table:formula="of:=[.C1686]-[.C1685]" office:value-type="float" office:value="0">
            <text:p>0.000000</text:p>
          </table:table-cell>
          <table:table-cell table:formula="of:=[.A1686]-[.A1685]" office:value-type="float" office:value="0.000960999999961132">
            <text:p>0.000961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839.342471">
            <text:p>1839.342471</text:p>
          </table:table-cell>
          <table:table-cell office:value-type="float" office:value="10965400095616">
            <text:p>10965400095616</text:p>
          </table:table-cell>
          <table:table-cell table:formula="of:=([.B1687]-[.B$4])/10^9" office:value-type="float" office:value="0.269034565">
            <text:p>0.269035</text:p>
          </table:table-cell>
          <table:table-cell table:formula="of:=[.C1687]-[.C1686]" office:value-type="float" office:value="0">
            <text:p>0.000000</text:p>
          </table:table-cell>
          <table:table-cell table:formula="of:=[.A1687]-[.A1686]" office:value-type="float" office:value="0.000000999999883788405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42473">
            <text:p>1839.342473</text:p>
          </table:table-cell>
          <table:table-cell office:value-type="float" office:value="10965400095616">
            <text:p>10965400095616</text:p>
          </table:table-cell>
          <table:table-cell table:formula="of:=([.B1688]-[.B$4])/10^9" office:value-type="float" office:value="0.269034565">
            <text:p>0.269035</text:p>
          </table:table-cell>
          <table:table-cell table:formula="of:=[.C1688]-[.C1687]" office:value-type="float" office:value="0">
            <text:p>0.000000</text:p>
          </table:table-cell>
          <table:table-cell table:formula="of:=[.A1688]-[.A1687]" office:value-type="float" office:value="0.00000199999999495049">
            <text:p>0.000002</text:p>
          </table:table-cell>
          <table:table-cell office:value-type="string">
            <text:p>postpones its deadline to 10965403052948; c_s is topped up to 984805</text:p>
          </table:table-cell>
          <table:table-cell table:number-columns-repeated="2"/>
        </table:table-row>
        <table:table-row table:style-name="ro1">
          <table:table-cell office:value-type="float" office:value="1839.342594">
            <text:p>1839.342594</text:p>
          </table:table-cell>
          <table:table-cell office:value-type="float" office:value="10965401185298">
            <text:p>10965401185298</text:p>
          </table:table-cell>
          <table:table-cell table:formula="of:=([.B1689]-[.B$4])/10^9" office:value-type="float" office:value="0.270124247">
            <text:p>0.270124</text:p>
          </table:table-cell>
          <table:table-cell table:formula="of:=[.C1689]-[.C1688]" office:value-type="float" office:value="0.00108968199999998">
            <text:p>0.001090</text:p>
          </table:table-cell>
          <table:table-cell table:formula="of:=[.A1689]-[.A1688]" office:value-type="float" office:value="0.000121000000035565">
            <text:p>0.000121</text:p>
          </table:table-cell>
          <table:table-cell/>
          <table:table-cell office:value-type="string">
            <text:p>rorun dmiss</text:p>
          </table:table-cell>
          <table:table-cell/>
        </table:table-row>
        <table:table-row table:style-name="ro1">
          <table:table-cell office:value-type="float" office:value="1839.342595">
            <text:p>1839.342595</text:p>
          </table:table-cell>
          <table:table-cell office:value-type="float" office:value="10965401185298">
            <text:p>10965401185298</text:p>
          </table:table-cell>
          <table:table-cell table:formula="of:=([.B1690]-[.B$4])/10^9" office:value-type="float" office:value="0.270124247">
            <text:p>0.270124</text:p>
          </table:table-cell>
          <table:table-cell table:formula="of:=[.C1690]-[.C1689]" office:value-type="float" office:value="0">
            <text:p>0.000000</text:p>
          </table:table-cell>
          <table:table-cell table:formula="of:=[.A1690]-[.A1689]" office:value-type="float" office:value="0.00000100000011116208">
            <text:p>0.000001</text:p>
          </table:table-cell>
          <table:table-cell/>
          <table:table-cell office:value-type="string">
            <text:p>uses up its c_s; 10965401185298-10965400095616=1089682</text:p>
          </table:table-cell>
          <table:table-cell/>
        </table:table-row>
        <table:table-row table:style-name="ro1">
          <table:table-cell office:value-type="float" office:value="1839.342598">
            <text:p>1839.342598</text:p>
          </table:table-cell>
          <table:table-cell office:value-type="float" office:value="10965401185298">
            <text:p>10965401185298</text:p>
          </table:table-cell>
          <table:table-cell table:formula="of:=([.B1691]-[.B$4])/10^9" office:value-type="float" office:value="0.270124247">
            <text:p>0.270124</text:p>
          </table:table-cell>
          <table:table-cell table:formula="of:=[.C1691]-[.C1690]" office:value-type="float" office:value="0">
            <text:p>0.000000</text:p>
          </table:table-cell>
          <table:table-cell table:formula="of:=[.A1691]-[.A1690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42599">
            <text:p>1839.342599</text:p>
          </table:table-cell>
          <table:table-cell office:value-type="float" office:value="10965401185298">
            <text:p>10965401185298</text:p>
          </table:table-cell>
          <table:table-cell table:formula="of:=([.B1692]-[.B$4])/10^9" office:value-type="float" office:value="0.270124247">
            <text:p>0.270124</text:p>
          </table:table-cell>
          <table:table-cell table:formula="of:=[.C1692]-[.C1691]" office:value-type="float" office:value="0">
            <text:p>0.000000</text:p>
          </table:table-cell>
          <table:table-cell table:formula="of:=[.A1692]-[.A1691]" office:value-type="float" office:value="0.00000100000011116208">
            <text:p>0.000001</text:p>
          </table:table-cell>
          <table:table-cell/>
          <table:table-cell office:value-type="string">
            <text:p>postpones its deadline to 10965406060000; c_s is topped up to 1867618</text:p>
          </table:table-cell>
          <table:table-cell/>
        </table:table-row>
        <table:table-row table:style-name="ro1">
          <table:table-cell office:value-type="float" office:value="1839.342614">
            <text:p>1839.342614</text:p>
          </table:table-cell>
          <table:table-cell office:value-type="float" office:value="10965401205709">
            <text:p>10965401205709</text:p>
          </table:table-cell>
          <table:table-cell table:formula="of:=([.B1693]-[.B$4])/10^9" office:value-type="float" office:value="0.270144658">
            <text:p>0.270145</text:p>
          </table:table-cell>
          <table:table-cell table:formula="of:=[.C1693]-[.C1692]" office:value-type="float" office:value="0.000020410999999998">
            <text:p>0.000020</text:p>
          </table:table-cell>
          <table:table-cell table:formula="of:=[.A1693]-[.A1692]" office:value-type="float" office:value="0.0000149999998484418">
            <text:p>0.00001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42621">
            <text:p>1839.342621</text:p>
          </table:table-cell>
          <table:table-cell office:value-type="float" office:value="10965401205709">
            <text:p>10965401205709</text:p>
          </table:table-cell>
          <table:table-cell table:formula="of:=([.B1694]-[.B$4])/10^9" office:value-type="float" office:value="0.270144658">
            <text:p>0.270145</text:p>
          </table:table-cell>
          <table:table-cell table:formula="of:=[.C1694]-[.C1693]" office:value-type="float" office:value="0">
            <text:p>0.000000</text:p>
          </table:table-cell>
          <table:table-cell table:formula="of:=[.A1694]-[.A1693]" office:value-type="float" office:value="0.00000700000009601354">
            <text:p>0.000007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342656">
            <text:p>1839.342656</text:p>
          </table:table-cell>
          <table:table-cell office:value-type="float" office:value="10965401248187">
            <text:p>10965401248187</text:p>
          </table:table-cell>
          <table:table-cell table:formula="of:=([.B1695]-[.B$4])/10^9" office:value-type="float" office:value="0.270187136">
            <text:p>0.270187</text:p>
          </table:table-cell>
          <table:table-cell table:formula="of:=[.C1695]-[.C1694]" office:value-type="float" office:value="0.0000424780000000125">
            <text:p>0.000042</text:p>
          </table:table-cell>
          <table:table-cell table:formula="of:=[.A1695]-[.A1694]" office:value-type="float" office:value="0.0000350000000253203">
            <text:p>0.00003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42657">
            <text:p>1839.342657</text:p>
          </table:table-cell>
          <table:table-cell office:value-type="float" office:value="10965401248187">
            <text:p>10965401248187</text:p>
          </table:table-cell>
          <table:table-cell table:formula="of:=([.B1696]-[.B$4])/10^9" office:value-type="float" office:value="0.270187136">
            <text:p>0.270187</text:p>
          </table:table-cell>
          <table:table-cell table:formula="of:=[.C1696]-[.C1695]" office:value-type="float" office:value="0">
            <text:p>0.000000</text:p>
          </table:table-cell>
          <table:table-cell table:formula="of:=[.A1696]-[.A1695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42663">
            <text:p>1839.342663</text:p>
          </table:table-cell>
          <table:table-cell office:value-type="float" office:value="10965401248187">
            <text:p>10965401248187</text:p>
          </table:table-cell>
          <table:table-cell table:formula="of:=([.B1697]-[.B$4])/10^9" office:value-type="float" office:value="0.270187136">
            <text:p>0.270187</text:p>
          </table:table-cell>
          <table:table-cell table:formula="of:=[.C1697]-[.C1696]" office:value-type="float" office:value="0">
            <text:p>0.000000</text:p>
          </table:table-cell>
          <table:table-cell table:formula="of:=[.A1697]-[.A1696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343235">
            <text:p>1839.343235</text:p>
          </table:table-cell>
          <table:table-cell office:value-type="float" office:value="10965401826854">
            <text:p>10965401826854</text:p>
          </table:table-cell>
          <table:table-cell table:formula="of:=([.B1698]-[.B$4])/10^9" office:value-type="float" office:value="0.270765803">
            <text:p>0.270766</text:p>
          </table:table-cell>
          <table:table-cell table:formula="of:=[.C1698]-[.C1697]" office:value-type="float" office:value="0.000578667000000033">
            <text:p>0.000579</text:p>
          </table:table-cell>
          <table:table-cell table:formula="of:=[.A1698]-[.A1697]" office:value-type="float" office:value="0.000572000000147455">
            <text:p>0.00057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343237">
            <text:p>1839.343237</text:p>
          </table:table-cell>
          <table:table-cell office:value-type="float" office:value="10965401826854">
            <text:p>10965401826854</text:p>
          </table:table-cell>
          <table:table-cell table:formula="of:=([.B1699]-[.B$4])/10^9" office:value-type="float" office:value="0.270765803">
            <text:p>0.270766</text:p>
          </table:table-cell>
          <table:table-cell table:formula="of:=[.C1699]-[.C1698]" office:value-type="float" office:value="0">
            <text:p>0.000000</text:p>
          </table:table-cell>
          <table:table-cell table:formula="of:=[.A1699]-[.A169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43242">
            <text:p>1839.343242</text:p>
          </table:table-cell>
          <table:table-cell office:value-type="float" office:value="10965401826854">
            <text:p>10965401826854</text:p>
          </table:table-cell>
          <table:table-cell table:formula="of:=([.B1700]-[.B$4])/10^9" office:value-type="float" office:value="0.270765803">
            <text:p>0.270766</text:p>
          </table:table-cell>
          <table:table-cell table:formula="of:=[.C1700]-[.C1699]" office:value-type="float" office:value="0">
            <text:p>0.000000</text:p>
          </table:table-cell>
          <table:table-cell table:formula="of:=[.A1700]-[.A1699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43274">
            <text:p>1839.343274</text:p>
          </table:table-cell>
          <table:table-cell office:value-type="float" office:value="10965401866540">
            <text:p>10965401866540</text:p>
          </table:table-cell>
          <table:table-cell table:formula="of:=([.B1701]-[.B$4])/10^9" office:value-type="float" office:value="0.270805489">
            <text:p>0.270805</text:p>
          </table:table-cell>
          <table:table-cell table:formula="of:=[.C1701]-[.C1700]" office:value-type="float" office:value="0.0000396859999999832">
            <text:p>0.000040</text:p>
          </table:table-cell>
          <table:table-cell table:formula="of:=[.A1701]-[.A1700]" office:value-type="float" office:value="0.0000320000001465814">
            <text:p>0.00003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43276">
            <text:p>1839.343276</text:p>
          </table:table-cell>
          <table:table-cell office:value-type="float" office:value="10965401866540">
            <text:p>10965401866540</text:p>
          </table:table-cell>
          <table:table-cell table:formula="of:=([.B1702]-[.B$4])/10^9" office:value-type="float" office:value="0.270805489">
            <text:p>0.270805</text:p>
          </table:table-cell>
          <table:table-cell table:formula="of:=[.C1702]-[.C1701]" office:value-type="float" office:value="0">
            <text:p>0.000000</text:p>
          </table:table-cell>
          <table:table-cell table:formula="of:=[.A1702]-[.A170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43552">
            <text:p>1839.343552</text:p>
          </table:table-cell>
          <table:table-cell office:value-type="float" office:value="10965401886248">
            <text:p>10965401886248</text:p>
          </table:table-cell>
          <table:table-cell table:formula="of:=([.B1703]-[.B$4])/10^9" office:value-type="float" office:value="0.270825197">
            <text:p>0.270825</text:p>
          </table:table-cell>
          <table:table-cell table:formula="of:=[.C1703]-[.C1702]" office:value-type="float" office:value="0.0000197080000000072">
            <text:p>0.000020</text:p>
          </table:table-cell>
          <table:table-cell table:formula="of:=[.A1703]-[.A1702]" office:value-type="float" office:value="0.000275999999985288">
            <text:p>0.00027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343555">
            <text:p>1839.343555</text:p>
          </table:table-cell>
          <table:table-cell office:value-type="float" office:value="10965402146968">
            <text:p>10965402146968</text:p>
          </table:table-cell>
          <table:table-cell table:formula="of:=([.B1704]-[.B$4])/10^9" office:value-type="float" office:value="0.271085917">
            <text:p>0.271086</text:p>
          </table:table-cell>
          <table:table-cell table:formula="of:=[.C1704]-[.C1703]" office:value-type="float" office:value="0.000260719999999992">
            <text:p>0.000261</text:p>
          </table:table-cell>
          <table:table-cell table:formula="of:=[.A1704]-[.A1703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343557">
            <text:p>1839.343557</text:p>
          </table:table-cell>
          <table:table-cell office:value-type="float" office:value="10965402146968">
            <text:p>10965402146968</text:p>
          </table:table-cell>
          <table:table-cell table:formula="of:=([.B1705]-[.B$4])/10^9" office:value-type="float" office:value="0.271085917">
            <text:p>0.271086</text:p>
          </table:table-cell>
          <table:table-cell table:formula="of:=[.C1705]-[.C1704]" office:value-type="float" office:value="0">
            <text:p>0.000000</text:p>
          </table:table-cell>
          <table:table-cell table:formula="of:=[.A1705]-[.A1704]" office:value-type="float" office:value="0.00000199999999495049">
            <text:p>0.000002</text:p>
          </table:table-cell>
          <table:table-cell table:number-columns-repeated="2"/>
          <table:table-cell office:value-type="string">
            <text:p>2413901 / 2909015 &gt; 3000000 / 7000000</text:p>
          </table:table-cell>
        </table:table-row>
        <table:table-row table:style-name="ro1">
          <table:table-cell office:value-type="float" office:value="1839.343558">
            <text:p>1839.343558</text:p>
          </table:table-cell>
          <table:table-cell office:value-type="float" office:value="10965402146968">
            <text:p>10965402146968</text:p>
          </table:table-cell>
          <table:table-cell table:formula="of:=([.B1706]-[.B$4])/10^9" office:value-type="float" office:value="0.271085917">
            <text:p>0.271086</text:p>
          </table:table-cell>
          <table:table-cell table:formula="of:=[.C1706]-[.C1705]" office:value-type="float" office:value="0">
            <text:p>0.000000</text:p>
          </table:table-cell>
          <table:table-cell table:formula="of:=[.A1706]-[.A1705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10965409146968; c_s is fully topped up</text:p>
          </table:table-cell>
        </table:table-row>
        <table:table-row table:style-name="ro1">
          <table:table-cell office:value-type="float" office:value="1839.343562">
            <text:p>1839.343562</text:p>
          </table:table-cell>
          <table:table-cell office:value-type="float" office:value="10965402146968">
            <text:p>10965402146968</text:p>
          </table:table-cell>
          <table:table-cell table:formula="of:=([.B1707]-[.B$4])/10^9" office:value-type="float" office:value="0.271085917">
            <text:p>0.271086</text:p>
          </table:table-cell>
          <table:table-cell table:formula="of:=[.C1707]-[.C1706]" office:value-type="float" office:value="0">
            <text:p>0.000000</text:p>
          </table:table-cell>
          <table:table-cell table:formula="of:=[.A1707]-[.A1706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43564">
            <text:p>1839.343564</text:p>
          </table:table-cell>
          <table:table-cell office:value-type="float" office:value="10965402156131">
            <text:p>10965402156131</text:p>
          </table:table-cell>
          <table:table-cell table:formula="of:=([.B1708]-[.B$4])/10^9" office:value-type="float" office:value="0.27109508">
            <text:p>0.271095</text:p>
          </table:table-cell>
          <table:table-cell table:formula="of:=[.C1708]-[.C1707]" office:value-type="float" office:value="0.00000916299999997872">
            <text:p>0.000009</text:p>
          </table:table-cell>
          <table:table-cell table:formula="of:=[.A1708]-[.A170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43565">
            <text:p>1839.343565</text:p>
          </table:table-cell>
          <table:table-cell office:value-type="float" office:value="10965402156131">
            <text:p>10965402156131</text:p>
          </table:table-cell>
          <table:table-cell table:formula="of:=([.B1709]-[.B$4])/10^9" office:value-type="float" office:value="0.27109508">
            <text:p>0.271095</text:p>
          </table:table-cell>
          <table:table-cell table:formula="of:=[.C1709]-[.C1708]" office:value-type="float" office:value="0">
            <text:p>0.000000</text:p>
          </table:table-cell>
          <table:table-cell table:formula="of:=[.A1709]-[.A1708]" office:value-type="float" office:value="0.000000999999883788405">
            <text:p>0.000001</text:p>
          </table:table-cell>
          <table:table-cell/>
          <table:table-cell office:value-type="string">
            <text:p>1807521 / 3903869 &gt; 2000000 / 5000000</text:p>
          </table:table-cell>
          <table:table-cell/>
        </table:table-row>
        <table:table-row table:style-name="ro1">
          <table:table-cell office:value-type="float" office:value="1839.343566">
            <text:p>1839.343566</text:p>
          </table:table-cell>
          <table:table-cell office:value-type="float" office:value="10965402156131">
            <text:p>10965402156131</text:p>
          </table:table-cell>
          <table:table-cell table:formula="of:=([.B1710]-[.B$4])/10^9" office:value-type="float" office:value="0.27109508">
            <text:p>0.271095</text:p>
          </table:table-cell>
          <table:table-cell table:formula="of:=[.C1710]-[.C1709]" office:value-type="float" office:value="0">
            <text:p>0.000000</text:p>
          </table:table-cell>
          <table:table-cell table:formula="of:=[.A1710]-[.A1709]" office:value-type="float" office:value="0.00000100000011116208">
            <text:p>0.000001</text:p>
          </table:table-cell>
          <table:table-cell/>
          <table:table-cell office:value-type="string">
            <text:p>d_s is renewed (r + D) to 10965407156131; c_s is fully topped up</text:p>
          </table:table-cell>
          <table:table-cell/>
        </table:table-row>
        <table:table-row table:style-name="ro1">
          <table:table-cell office:value-type="float" office:value="1839.343586">
            <text:p>1839.343586</text:p>
          </table:table-cell>
          <table:table-cell office:value-type="float" office:value="10965402172080">
            <text:p>10965402172080</text:p>
          </table:table-cell>
          <table:table-cell table:formula="of:=([.B1711]-[.B$4])/10^9" office:value-type="float" office:value="0.271111029">
            <text:p>0.271111</text:p>
          </table:table-cell>
          <table:table-cell table:formula="of:=[.C1711]-[.C1710]" office:value-type="float" office:value="0.0000159490000000151">
            <text:p>0.000016</text:p>
          </table:table-cell>
          <table:table-cell table:formula="of:=[.A1711]-[.A1710]" office:value-type="float" office:value="0.0000199999999495049">
            <text:p>0.000020</text:p>
          </table:table-cell>
          <table:table-cell/>
          <table:table-cell office:value-type="string">
            <text:p>is pick_next_task_dl-ed by jbd2/sda5-8 (265)</text:p>
          </table:table-cell>
          <table:table-cell/>
        </table:table-row>
        <table:table-row table:style-name="ro1">
          <table:table-cell office:value-type="float" office:value="1839.344459">
            <text:p>1839.344459</text:p>
          </table:table-cell>
          <table:table-cell office:value-type="float" office:value="10965402172080">
            <text:p>10965402172080</text:p>
          </table:table-cell>
          <table:table-cell table:formula="of:=([.B1712]-[.B$4])/10^9" office:value-type="float" office:value="0.271111029">
            <text:p>0.271111</text:p>
          </table:table-cell>
          <table:table-cell table:formula="of:=[.C1712]-[.C1711]" office:value-type="float" office:value="0">
            <text:p>0.000000</text:p>
          </table:table-cell>
          <table:table-cell table:formula="of:=[.A1712]-[.A1711]" office:value-type="float" office:value="0.000872999999955937">
            <text:p>0.00087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44462">
            <text:p>1839.344462</text:p>
          </table:table-cell>
          <table:table-cell office:value-type="float" office:value="10965403053916">
            <text:p>10965403053916</text:p>
          </table:table-cell>
          <table:table-cell table:formula="of:=([.B1713]-[.B$4])/10^9" office:value-type="float" office:value="0.271992865">
            <text:p>0.271993</text:p>
          </table:table-cell>
          <table:table-cell table:formula="of:=[.C1713]-[.C1712]" office:value-type="float" office:value="0.000881835999999969">
            <text:p>0.000882</text:p>
          </table:table-cell>
          <table:table-cell table:formula="of:=[.A1713]-[.A1712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44462">
            <text:p>1839.344462</text:p>
          </table:table-cell>
          <table:table-cell office:value-type="float" office:value="10965403053916">
            <text:p>10965403053916</text:p>
          </table:table-cell>
          <table:table-cell table:formula="of:=([.B1714]-[.B$4])/10^9" office:value-type="float" office:value="0.271992865">
            <text:p>0.271993</text:p>
          </table:table-cell>
          <table:table-cell table:formula="of:=[.C1714]-[.C1713]" office:value-type="float" office:value="0">
            <text:p>0.000000</text:p>
          </table:table-cell>
          <table:table-cell table:formula="of:=[.A1714]-[.A1713]" office:value-type="float" office:value="0">
            <text:p>0.000000</text:p>
          </table:table-cell>
          <table:table-cell office:value-type="string">
            <text:p>d_s is renewed (r + D) to 10965405053916; c_s is fully topped up</text:p>
          </table:table-cell>
          <table:table-cell table:number-columns-repeated="2"/>
        </table:table-row>
        <table:table-row table:style-name="ro1">
          <table:table-cell office:value-type="float" office:value="1839.344464">
            <text:p>1839.344464</text:p>
          </table:table-cell>
          <table:table-cell office:value-type="float" office:value="10965403053916">
            <text:p>10965403053916</text:p>
          </table:table-cell>
          <table:table-cell table:formula="of:=([.B1715]-[.B$4])/10^9" office:value-type="float" office:value="0.271992865">
            <text:p>0.271993</text:p>
          </table:table-cell>
          <table:table-cell table:formula="of:=[.C1715]-[.C1714]" office:value-type="float" office:value="0">
            <text:p>0.000000</text:p>
          </table:table-cell>
          <table:table-cell table:formula="of:=[.A1715]-[.A1714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344472">
            <text:p>1839.344472</text:p>
          </table:table-cell>
          <table:table-cell office:value-type="float" office:value="10965403063920">
            <text:p>10965403063920</text:p>
          </table:table-cell>
          <table:table-cell table:formula="of:=([.B1716]-[.B$4])/10^9" office:value-type="float" office:value="0.272002869">
            <text:p>0.272003</text:p>
          </table:table-cell>
          <table:table-cell table:formula="of:=[.C1716]-[.C1715]" office:value-type="float" office:value="0.0000100040000000079">
            <text:p>0.000010</text:p>
          </table:table-cell>
          <table:table-cell table:formula="of:=[.A1716]-[.A1715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44477">
            <text:p>1839.344477</text:p>
          </table:table-cell>
          <table:table-cell office:value-type="float" office:value="10965403063920">
            <text:p>10965403063920</text:p>
          </table:table-cell>
          <table:table-cell table:formula="of:=([.B1717]-[.B$4])/10^9" office:value-type="float" office:value="0.272002869">
            <text:p>0.272003</text:p>
          </table:table-cell>
          <table:table-cell table:formula="of:=[.C1717]-[.C1716]" office:value-type="float" office:value="0">
            <text:p>0.000000</text:p>
          </table:table-cell>
          <table:table-cell table:formula="of:=[.A1717]-[.A1716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345366">
            <text:p>1839.345366</text:p>
          </table:table-cell>
          <table:table-cell office:value-type="float" office:value="10965403957819">
            <text:p>10965403957819</text:p>
          </table:table-cell>
          <table:table-cell table:formula="of:=([.B1718]-[.B$4])/10^9" office:value-type="float" office:value="0.272896768">
            <text:p>0.272897</text:p>
          </table:table-cell>
          <table:table-cell table:formula="of:=[.C1718]-[.C1717]" office:value-type="float" office:value="0.000893899000000031">
            <text:p>0.000894</text:p>
          </table:table-cell>
          <table:table-cell table:formula="of:=[.A1718]-[.A1717]" office:value-type="float" office:value="0.000888999999915541">
            <text:p>0.00088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45368">
            <text:p>1839.345368</text:p>
          </table:table-cell>
          <table:table-cell office:value-type="float" office:value="10965403957819">
            <text:p>10965403957819</text:p>
          </table:table-cell>
          <table:table-cell table:formula="of:=([.B1719]-[.B$4])/10^9" office:value-type="float" office:value="0.272896768">
            <text:p>0.272897</text:p>
          </table:table-cell>
          <table:table-cell table:formula="of:=[.C1719]-[.C1718]" office:value-type="float" office:value="0">
            <text:p>0.000000</text:p>
          </table:table-cell>
          <table:table-cell table:formula="of:=[.A1719]-[.A171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45372">
            <text:p>1839.345372</text:p>
          </table:table-cell>
          <table:table-cell office:value-type="float" office:value="10965403957819">
            <text:p>10965403957819</text:p>
          </table:table-cell>
          <table:table-cell table:formula="of:=([.B1720]-[.B$4])/10^9" office:value-type="float" office:value="0.272896768">
            <text:p>0.272897</text:p>
          </table:table-cell>
          <table:table-cell table:formula="of:=[.C1720]-[.C1719]" office:value-type="float" office:value="0">
            <text:p>0.000000</text:p>
          </table:table-cell>
          <table:table-cell table:formula="of:=[.A1720]-[.A1719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46486">
            <text:p>1839.346486</text:p>
          </table:table-cell>
          <table:table-cell office:value-type="float" office:value="10965405083791">
            <text:p>10965405083791</text:p>
          </table:table-cell>
          <table:table-cell table:formula="of:=([.B1721]-[.B$4])/10^9" office:value-type="float" office:value="0.27402274">
            <text:p>0.274023</text:p>
          </table:table-cell>
          <table:table-cell table:formula="of:=[.C1721]-[.C1720]" office:value-type="float" office:value="0.00112597199999998">
            <text:p>0.001126</text:p>
          </table:table-cell>
          <table:table-cell table:formula="of:=[.A1721]-[.A1720]" office:value-type="float" office:value="0.0011139999999159">
            <text:p>0.00111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46486">
            <text:p>1839.346486</text:p>
          </table:table-cell>
          <table:table-cell office:value-type="float" office:value="10965405083791">
            <text:p>10965405083791</text:p>
          </table:table-cell>
          <table:table-cell table:formula="of:=([.B1722]-[.B$4])/10^9" office:value-type="float" office:value="0.27402274">
            <text:p>0.274023</text:p>
          </table:table-cell>
          <table:table-cell table:formula="of:=[.C1722]-[.C1721]" office:value-type="float" office:value="0">
            <text:p>0.000000</text:p>
          </table:table-cell>
          <table:table-cell table:formula="of:=[.A1722]-[.A1721]" office:value-type="float" office:value="0">
            <text:p>0.000000</text:p>
          </table:table-cell>
          <table:table-cell/>
          <table:table-cell office:value-type="string">
            <text:p>uses up its c_s; 10965405083791-10965404018195=1065596</text:p>
          </table:table-cell>
          <table:table-cell/>
        </table:table-row>
        <table:table-row table:style-name="ro1">
          <table:table-cell office:value-type="float" office:value="1839.346498">
            <text:p>1839.346498</text:p>
          </table:table-cell>
          <table:table-cell office:value-type="float" office:value="10965405098269">
            <text:p>10965405098269</text:p>
          </table:table-cell>
          <table:table-cell table:formula="of:=([.B1723]-[.B$4])/10^9" office:value-type="float" office:value="0.274037218">
            <text:p>0.274037</text:p>
          </table:table-cell>
          <table:table-cell table:formula="of:=[.C1723]-[.C1722]" office:value-type="float" office:value="0.00001447800000004">
            <text:p>0.000014</text:p>
          </table:table-cell>
          <table:table-cell table:formula="of:=[.A1723]-[.A1722]" office:value-type="float" office:value="0.0000120000001970766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46503">
            <text:p>1839.346503</text:p>
          </table:table-cell>
          <table:table-cell office:value-type="float" office:value="10965405098269">
            <text:p>10965405098269</text:p>
          </table:table-cell>
          <table:table-cell table:formula="of:=([.B1724]-[.B$4])/10^9" office:value-type="float" office:value="0.274037218">
            <text:p>0.274037</text:p>
          </table:table-cell>
          <table:table-cell table:formula="of:=[.C1724]-[.C1723]" office:value-type="float" office:value="0">
            <text:p>0.000000</text:p>
          </table:table-cell>
          <table:table-cell table:formula="of:=[.A1724]-[.A1723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48451">
            <text:p>1839.348451</text:p>
          </table:table-cell>
          <table:table-cell office:value-type="float" office:value="10965405098269">
            <text:p>10965405098269</text:p>
          </table:table-cell>
          <table:table-cell table:formula="of:=([.B1725]-[.B$4])/10^9" office:value-type="float" office:value="0.274037218">
            <text:p>0.274037</text:p>
          </table:table-cell>
          <table:table-cell table:formula="of:=[.C1725]-[.C1724]" office:value-type="float" office:value="0">
            <text:p>0.000000</text:p>
          </table:table-cell>
          <table:table-cell table:formula="of:=[.A1725]-[.A1724]" office:value-type="float" office:value="0.00194800000008399">
            <text:p>0.00194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48453">
            <text:p>1839.348453</text:p>
          </table:table-cell>
          <table:table-cell office:value-type="float" office:value="10965407053801">
            <text:p>10965407053801</text:p>
          </table:table-cell>
          <table:table-cell table:formula="of:=([.B1726]-[.B$4])/10^9" office:value-type="float" office:value="0.27599275">
            <text:p>0.275993</text:p>
          </table:table-cell>
          <table:table-cell table:formula="of:=[.C1726]-[.C1725]" office:value-type="float" office:value="0.00195553199999998">
            <text:p>0.001956</text:p>
          </table:table-cell>
          <table:table-cell table:formula="of:=[.A1726]-[.A172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48454">
            <text:p>1839.348454</text:p>
          </table:table-cell>
          <table:table-cell office:value-type="float" office:value="10965407053801">
            <text:p>10965407053801</text:p>
          </table:table-cell>
          <table:table-cell table:formula="of:=([.B1727]-[.B$4])/10^9" office:value-type="float" office:value="0.27599275">
            <text:p>0.275993</text:p>
          </table:table-cell>
          <table:table-cell table:formula="of:=[.C1727]-[.C1726]" office:value-type="float" office:value="0">
            <text:p>0.000000</text:p>
          </table:table-cell>
          <table:table-cell table:formula="of:=[.A1727]-[.A1726]" office:value-type="float" office:value="0.000000999999883788405">
            <text:p>0.000001</text:p>
          </table:table-cell>
          <table:table-cell office:value-type="string">
            <text:p>d_s is renewed (r + D) to 10965409053801; c_s is fully topped up</text:p>
          </table:table-cell>
          <table:table-cell table:number-columns-repeated="2"/>
        </table:table-row>
        <table:table-row table:style-name="ro1">
          <table:table-cell office:value-type="float" office:value="1839.348455">
            <text:p>1839.348455</text:p>
          </table:table-cell>
          <table:table-cell office:value-type="float" office:value="10965407053801">
            <text:p>10965407053801</text:p>
          </table:table-cell>
          <table:table-cell table:formula="of:=([.B1728]-[.B$4])/10^9" office:value-type="float" office:value="0.27599275">
            <text:p>0.275993</text:p>
          </table:table-cell>
          <table:table-cell table:formula="of:=[.C1728]-[.C1727]" office:value-type="float" office:value="0">
            <text:p>0.000000</text:p>
          </table:table-cell>
          <table:table-cell table:formula="of:=[.A1728]-[.A1727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348463">
            <text:p>1839.348463</text:p>
          </table:table-cell>
          <table:table-cell office:value-type="float" office:value="10965407063499">
            <text:p>10965407063499</text:p>
          </table:table-cell>
          <table:table-cell table:formula="of:=([.B1729]-[.B$4])/10^9" office:value-type="float" office:value="0.276002448">
            <text:p>0.276002</text:p>
          </table:table-cell>
          <table:table-cell table:formula="of:=[.C1729]-[.C1728]" office:value-type="float" office:value="0.00000969800000000243">
            <text:p>0.000010</text:p>
          </table:table-cell>
          <table:table-cell table:formula="of:=[.A1729]-[.A1728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48468">
            <text:p>1839.348468</text:p>
          </table:table-cell>
          <table:table-cell office:value-type="float" office:value="10965407063499">
            <text:p>10965407063499</text:p>
          </table:table-cell>
          <table:table-cell table:formula="of:=([.B1730]-[.B$4])/10^9" office:value-type="float" office:value="0.276002448">
            <text:p>0.276002</text:p>
          </table:table-cell>
          <table:table-cell table:formula="of:=[.C1730]-[.C1729]" office:value-type="float" office:value="0">
            <text:p>0.000000</text:p>
          </table:table-cell>
          <table:table-cell table:formula="of:=[.A1730]-[.A1729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348562">
            <text:p>1839.348562</text:p>
          </table:table-cell>
          <table:table-cell office:value-type="float" office:value="10965407063499">
            <text:p>10965407063499</text:p>
          </table:table-cell>
          <table:table-cell table:formula="of:=([.B1731]-[.B$4])/10^9" office:value-type="float" office:value="0.276002448">
            <text:p>0.276002</text:p>
          </table:table-cell>
          <table:table-cell table:formula="of:=[.C1731]-[.C1730]" office:value-type="float" office:value="0">
            <text:p>0.000000</text:p>
          </table:table-cell>
          <table:table-cell table:formula="of:=[.A1731]-[.A1730]" office:value-type="float" office:value="0.0000939999999900465">
            <text:p>0.00009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48563">
            <text:p>1839.348563</text:p>
          </table:table-cell>
          <table:table-cell office:value-type="float" office:value="10965407063499">
            <text:p>10965407063499</text:p>
          </table:table-cell>
          <table:table-cell table:formula="of:=([.B1732]-[.B$4])/10^9" office:value-type="float" office:value="0.276002448">
            <text:p>0.276002</text:p>
          </table:table-cell>
          <table:table-cell table:formula="of:=[.C1732]-[.C1731]" office:value-type="float" office:value="0">
            <text:p>0.000000</text:p>
          </table:table-cell>
          <table:table-cell table:formula="of:=[.A1732]-[.A1731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48564">
            <text:p>1839.348564</text:p>
          </table:table-cell>
          <table:table-cell office:value-type="float" office:value="10965407063499">
            <text:p>10965407063499</text:p>
          </table:table-cell>
          <table:table-cell table:formula="of:=([.B1733]-[.B$4])/10^9" office:value-type="float" office:value="0.276002448">
            <text:p>0.276002</text:p>
          </table:table-cell>
          <table:table-cell table:formula="of:=[.C1733]-[.C1732]" office:value-type="float" office:value="0">
            <text:p>0.000000</text:p>
          </table:table-cell>
          <table:table-cell table:formula="of:=[.A1733]-[.A1732]" office:value-type="float" office:value="0.000000999999883788405">
            <text:p>0.000001</text:p>
          </table:table-cell>
          <table:table-cell/>
          <table:table-cell office:value-type="string">
            <text:p>postpones its deadline to 10965412156131; c_s is topped up to 1982188</text:p>
          </table:table-cell>
          <table:table-cell/>
        </table:table-row>
        <table:table-row table:style-name="ro1">
          <table:table-cell office:value-type="float" office:value="1839.34937">
            <text:p>1839.349370</text:p>
          </table:table-cell>
          <table:table-cell office:value-type="float" office:value="10965407969804">
            <text:p>10965407969804</text:p>
          </table:table-cell>
          <table:table-cell table:formula="of:=([.B1734]-[.B$4])/10^9" office:value-type="float" office:value="0.276908753">
            <text:p>0.276909</text:p>
          </table:table-cell>
          <table:table-cell table:formula="of:=[.C1734]-[.C1733]" office:value-type="float" office:value="0.000906304999999996">
            <text:p>0.000906</text:p>
          </table:table-cell>
          <table:table-cell table:formula="of:=[.A1734]-[.A1733]" office:value-type="float" office:value="0.000806000000011409">
            <text:p>0.0008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49371">
            <text:p>1839.349371</text:p>
          </table:table-cell>
          <table:table-cell office:value-type="float" office:value="10965407969804">
            <text:p>10965407969804</text:p>
          </table:table-cell>
          <table:table-cell table:formula="of:=([.B1735]-[.B$4])/10^9" office:value-type="float" office:value="0.276908753">
            <text:p>0.276909</text:p>
          </table:table-cell>
          <table:table-cell table:formula="of:=[.C1735]-[.C1734]" office:value-type="float" office:value="0">
            <text:p>0.000000</text:p>
          </table:table-cell>
          <table:table-cell table:formula="of:=[.A1735]-[.A1734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49376">
            <text:p>1839.349376</text:p>
          </table:table-cell>
          <table:table-cell office:value-type="float" office:value="10965407969804">
            <text:p>10965407969804</text:p>
          </table:table-cell>
          <table:table-cell table:formula="of:=([.B1736]-[.B$4])/10^9" office:value-type="float" office:value="0.276908753">
            <text:p>0.276909</text:p>
          </table:table-cell>
          <table:table-cell table:formula="of:=[.C1736]-[.C1735]" office:value-type="float" office:value="0">
            <text:p>0.000000</text:p>
          </table:table-cell>
          <table:table-cell table:formula="of:=[.A1736]-[.A173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35039">
            <text:p>1839.350390</text:p>
          </table:table-cell>
          <table:table-cell office:value-type="float" office:value="10965408997987">
            <text:p>10965408997987</text:p>
          </table:table-cell>
          <table:table-cell table:formula="of:=([.B1737]-[.B$4])/10^9" office:value-type="float" office:value="0.277936936">
            <text:p>0.277937</text:p>
          </table:table-cell>
          <table:table-cell table:formula="of:=[.C1737]-[.C1736]" office:value-type="float" office:value="0.00102818300000002">
            <text:p>0.001028</text:p>
          </table:table-cell>
          <table:table-cell table:formula="of:=[.A1737]-[.A1736]" office:value-type="float" office:value="0.00101400000016838">
            <text:p>0.00101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350391">
            <text:p>1839.350391</text:p>
          </table:table-cell>
          <table:table-cell office:value-type="float" office:value="10965408997987">
            <text:p>10965408997987</text:p>
          </table:table-cell>
          <table:table-cell table:formula="of:=([.B1738]-[.B$4])/10^9" office:value-type="float" office:value="0.277936936">
            <text:p>0.277937</text:p>
          </table:table-cell>
          <table:table-cell table:formula="of:=[.C1738]-[.C1737]" office:value-type="float" office:value="0">
            <text:p>0.000000</text:p>
          </table:table-cell>
          <table:table-cell table:formula="of:=[.A1738]-[.A1737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50399">
            <text:p>1839.350399</text:p>
          </table:table-cell>
          <table:table-cell office:value-type="float" office:value="10965408997987">
            <text:p>10965408997987</text:p>
          </table:table-cell>
          <table:table-cell table:formula="of:=([.B1739]-[.B$4])/10^9" office:value-type="float" office:value="0.277936936">
            <text:p>0.277937</text:p>
          </table:table-cell>
          <table:table-cell table:formula="of:=[.C1739]-[.C1738]" office:value-type="float" office:value="0">
            <text:p>0.000000</text:p>
          </table:table-cell>
          <table:table-cell table:formula="of:=[.A1739]-[.A1738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50431">
            <text:p>1839.350431</text:p>
          </table:table-cell>
          <table:table-cell office:value-type="float" office:value="10965409040165">
            <text:p>10965409040165</text:p>
          </table:table-cell>
          <table:table-cell table:formula="of:=([.B1740]-[.B$4])/10^9" office:value-type="float" office:value="0.277979114">
            <text:p>0.277979</text:p>
          </table:table-cell>
          <table:table-cell table:formula="of:=[.C1740]-[.C1739]" office:value-type="float" office:value="0.0000421780000000038">
            <text:p>0.000042</text:p>
          </table:table-cell>
          <table:table-cell table:formula="of:=[.A1740]-[.A1739]" office:value-type="float" office:value="0.0000320000001465814">
            <text:p>0.00003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50432">
            <text:p>1839.350432</text:p>
          </table:table-cell>
          <table:table-cell office:value-type="float" office:value="10965409040165">
            <text:p>10965409040165</text:p>
          </table:table-cell>
          <table:table-cell table:formula="of:=([.B1741]-[.B$4])/10^9" office:value-type="float" office:value="0.277979114">
            <text:p>0.277979</text:p>
          </table:table-cell>
          <table:table-cell table:formula="of:=[.C1741]-[.C1740]" office:value-type="float" office:value="0">
            <text:p>0.000000</text:p>
          </table:table-cell>
          <table:table-cell table:formula="of:=[.A1741]-[.A1740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50447">
            <text:p>1839.350447</text:p>
          </table:table-cell>
          <table:table-cell office:value-type="float" office:value="10965409040165">
            <text:p>10965409040165</text:p>
          </table:table-cell>
          <table:table-cell table:formula="of:=([.B1742]-[.B$4])/10^9" office:value-type="float" office:value="0.277979114">
            <text:p>0.277979</text:p>
          </table:table-cell>
          <table:table-cell table:formula="of:=[.C1742]-[.C1741]" office:value-type="float" office:value="0">
            <text:p>0.000000</text:p>
          </table:table-cell>
          <table:table-cell table:formula="of:=[.A1742]-[.A1741]" office:value-type="float" office:value="0.0000150000000758155">
            <text:p>0.00001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50449">
            <text:p>1839.350449</text:p>
          </table:table-cell>
          <table:table-cell office:value-type="float" office:value="10965409058690">
            <text:p>10965409058690</text:p>
          </table:table-cell>
          <table:table-cell table:formula="of:=([.B1743]-[.B$4])/10^9" office:value-type="float" office:value="0.277997639">
            <text:p>0.277998</text:p>
          </table:table-cell>
          <table:table-cell table:formula="of:=[.C1743]-[.C1742]" office:value-type="float" office:value="0.0000185249999999915">
            <text:p>0.000019</text:p>
          </table:table-cell>
          <table:table-cell table:formula="of:=[.A1743]-[.A174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50451">
            <text:p>1839.350451</text:p>
          </table:table-cell>
          <table:table-cell office:value-type="float" office:value="10965409058690">
            <text:p>10965409058690</text:p>
          </table:table-cell>
          <table:table-cell table:formula="of:=([.B1744]-[.B$4])/10^9" office:value-type="float" office:value="0.277997639">
            <text:p>0.277998</text:p>
          </table:table-cell>
          <table:table-cell table:formula="of:=[.C1744]-[.C1743]" office:value-type="float" office:value="0">
            <text:p>0.000000</text:p>
          </table:table-cell>
          <table:table-cell table:formula="of:=[.A1744]-[.A1743]" office:value-type="float" office:value="0.00000199999999495049">
            <text:p>0.000002</text:p>
          </table:table-cell>
          <table:table-cell/>
          <table:table-cell office:value-type="string">
            <text:p>1940010 / 3097441 &gt; 2000000 / 5000000</text:p>
          </table:table-cell>
          <table:table-cell/>
        </table:table-row>
        <table:table-row table:style-name="ro1">
          <table:table-cell office:value-type="float" office:value="1839.350451">
            <text:p>1839.350451</text:p>
          </table:table-cell>
          <table:table-cell office:value-type="float" office:value="10965409058690">
            <text:p>10965409058690</text:p>
          </table:table-cell>
          <table:table-cell table:formula="of:=([.B1745]-[.B$4])/10^9" office:value-type="float" office:value="0.277997639">
            <text:p>0.277998</text:p>
          </table:table-cell>
          <table:table-cell table:formula="of:=[.C1745]-[.C1744]" office:value-type="float" office:value="0">
            <text:p>0.000000</text:p>
          </table:table-cell>
          <table:table-cell table:formula="of:=[.A1745]-[.A1744]" office:value-type="float" office:value="0">
            <text:p>0.000000</text:p>
          </table:table-cell>
          <table:table-cell/>
          <table:table-cell office:value-type="string">
            <text:p>d_s is renewed (r + D) to 10965414058690; c_s is fully topped up</text:p>
          </table:table-cell>
          <table:table-cell/>
        </table:table-row>
        <table:table-row table:style-name="ro1">
          <table:table-cell office:value-type="float" office:value="1839.350467">
            <text:p>1839.350467</text:p>
          </table:table-cell>
          <table:table-cell office:value-type="float" office:value="10965409070064">
            <text:p>10965409070064</text:p>
          </table:table-cell>
          <table:table-cell table:formula="of:=([.B1746]-[.B$4])/10^9" office:value-type="float" office:value="0.278009013">
            <text:p>0.278009</text:p>
          </table:table-cell>
          <table:table-cell table:formula="of:=[.C1746]-[.C1745]" office:value-type="float" office:value="0.0000113740000000084">
            <text:p>0.000011</text:p>
          </table:table-cell>
          <table:table-cell table:formula="of:=[.A1746]-[.A1745]" office:value-type="float" office:value="0.0000159999999596039">
            <text:p>0.00001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352356">
            <text:p>1839.352356</text:p>
          </table:table-cell>
          <table:table-cell office:value-type="float" office:value="10965410964730">
            <text:p>10965410964730</text:p>
          </table:table-cell>
          <table:table-cell table:formula="of:=([.B1747]-[.B$4])/10^9" office:value-type="float" office:value="0.279903679">
            <text:p>0.279904</text:p>
          </table:table-cell>
          <table:table-cell table:formula="of:=[.C1747]-[.C1746]" office:value-type="float" office:value="0.00189466599999999">
            <text:p>0.001895</text:p>
          </table:table-cell>
          <table:table-cell table:formula="of:=[.A1747]-[.A1746]" office:value-type="float" office:value="0.00188900000011927">
            <text:p>0.00188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52357">
            <text:p>1839.352357</text:p>
          </table:table-cell>
          <table:table-cell office:value-type="float" office:value="10965410964730">
            <text:p>10965410964730</text:p>
          </table:table-cell>
          <table:table-cell table:formula="of:=([.B1748]-[.B$4])/10^9" office:value-type="float" office:value="0.279903679">
            <text:p>0.279904</text:p>
          </table:table-cell>
          <table:table-cell table:formula="of:=[.C1748]-[.C1747]" office:value-type="float" office:value="0">
            <text:p>0.000000</text:p>
          </table:table-cell>
          <table:table-cell table:formula="of:=[.A1748]-[.A1747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52448">
            <text:p>1839.352448</text:p>
          </table:table-cell>
          <table:table-cell office:value-type="float" office:value="10965410964730">
            <text:p>10965410964730</text:p>
          </table:table-cell>
          <table:table-cell table:formula="of:=([.B1749]-[.B$4])/10^9" office:value-type="float" office:value="0.279903679">
            <text:p>0.279904</text:p>
          </table:table-cell>
          <table:table-cell table:formula="of:=[.C1749]-[.C1748]" office:value-type="float" office:value="0">
            <text:p>0.000000</text:p>
          </table:table-cell>
          <table:table-cell table:formula="of:=[.A1749]-[.A1748]" office:value-type="float" office:value="0.0000910000001113076">
            <text:p>0.00009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52451">
            <text:p>1839.352451</text:p>
          </table:table-cell>
          <table:table-cell office:value-type="float" office:value="10965411059650">
            <text:p>10965411059650</text:p>
          </table:table-cell>
          <table:table-cell table:formula="of:=([.B1750]-[.B$4])/10^9" office:value-type="float" office:value="0.279998599">
            <text:p>0.279999</text:p>
          </table:table-cell>
          <table:table-cell table:formula="of:=[.C1750]-[.C1749]" office:value-type="float" office:value="0.0000949199999999983">
            <text:p>0.000095</text:p>
          </table:table-cell>
          <table:table-cell table:formula="of:=[.A1750]-[.A1749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52452">
            <text:p>1839.352452</text:p>
          </table:table-cell>
          <table:table-cell office:value-type="float" office:value="10965411059650">
            <text:p>10965411059650</text:p>
          </table:table-cell>
          <table:table-cell table:formula="of:=([.B1751]-[.B$4])/10^9" office:value-type="float" office:value="0.279998599">
            <text:p>0.279999</text:p>
          </table:table-cell>
          <table:table-cell table:formula="of:=[.C1751]-[.C1750]" office:value-type="float" office:value="0">
            <text:p>0.000000</text:p>
          </table:table-cell>
          <table:table-cell table:formula="of:=[.A1751]-[.A1750]" office:value-type="float" office:value="0.00000100000011116208">
            <text:p>0.000001</text:p>
          </table:table-cell>
          <table:table-cell office:value-type="string">
            <text:p>d_s is renewed (r + D) to 10965413059650; c_s is fully topped up</text:p>
          </table:table-cell>
          <table:table-cell table:number-columns-repeated="2"/>
        </table:table-row>
        <table:table-row table:style-name="ro1">
          <table:table-cell office:value-type="float" office:value="1839.352457">
            <text:p>1839.352457</text:p>
          </table:table-cell>
          <table:table-cell office:value-type="float" office:value="10965411059650">
            <text:p>10965411059650</text:p>
          </table:table-cell>
          <table:table-cell table:formula="of:=([.B1752]-[.B$4])/10^9" office:value-type="float" office:value="0.279998599">
            <text:p>0.279999</text:p>
          </table:table-cell>
          <table:table-cell table:formula="of:=[.C1752]-[.C1751]" office:value-type="float" office:value="0">
            <text:p>0.000000</text:p>
          </table:table-cell>
          <table:table-cell table:formula="of:=[.A1752]-[.A1751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35246">
            <text:p>1839.352460</text:p>
          </table:table-cell>
          <table:table-cell office:value-type="float" office:value="10965411068411">
            <text:p>10965411068411</text:p>
          </table:table-cell>
          <table:table-cell table:formula="of:=([.B1753]-[.B$4])/10^9" office:value-type="float" office:value="0.28000736">
            <text:p>0.280007</text:p>
          </table:table-cell>
          <table:table-cell table:formula="of:=[.C1753]-[.C1752]" office:value-type="float" office:value="0.00000876099999996827">
            <text:p>0.000009</text:p>
          </table:table-cell>
          <table:table-cell table:formula="of:=[.A1753]-[.A1752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352461">
            <text:p>1839.352461</text:p>
          </table:table-cell>
          <table:table-cell office:value-type="float" office:value="10965411068411">
            <text:p>10965411068411</text:p>
          </table:table-cell>
          <table:table-cell table:formula="of:=([.B1754]-[.B$4])/10^9" office:value-type="float" office:value="0.28000736">
            <text:p>0.280007</text:p>
          </table:table-cell>
          <table:table-cell table:formula="of:=[.C1754]-[.C1753]" office:value-type="float" office:value="0">
            <text:p>0.000000</text:p>
          </table:table-cell>
          <table:table-cell table:formula="of:=[.A1754]-[.A1753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418068411; c_s is fully topped up</text:p>
          </table:table-cell>
        </table:table-row>
        <table:table-row table:style-name="ro1">
          <table:table-cell table:style-name="ce4" office:value-type="float" office:value="1839.352465">
            <text:p>1839.352465</text:p>
          </table:table-cell>
          <table:table-cell table:style-name="ce8" office:value-type="float" office:value="10965411068411">
            <text:p>10965411068411</text:p>
          </table:table-cell>
          <table:table-cell table:style-name="ce4" table:formula="of:=([.B1755]-[.B$4])/10^9" office:value-type="float" office:value="0.28000736">
            <text:p>0.280007</text:p>
          </table:table-cell>
          <table:table-cell table:style-name="ce4" table:formula="of:=[.C1755]-[.C1754]" office:value-type="float" office:value="0">
            <text:p>0.000000</text:p>
          </table:table-cell>
          <table:table-cell table:style-name="ce4" table:formula="of:=[.A1755]-[.A1754]" office:value-type="float" office:value="0.00000399999998990097">
            <text:p>0.000004</text:p>
          </table:table-cell>
          <table:table-cell table:style-name="ce8"/>
          <table:table-cell table:style-name="ce8" office:value-type="string">
            <text:p>select_task_rq_dl</text:p>
          </table:table-cell>
          <table:table-cell/>
        </table:table-row>
        <table:table-row table:style-name="ro1">
          <table:table-cell table:style-name="ce4" office:value-type="float" office:value="1839.352467">
            <text:p>1839.352467</text:p>
          </table:table-cell>
          <table:table-cell table:style-name="ce8" office:value-type="float" office:value="10965411076175">
            <text:p>10965411076175</text:p>
          </table:table-cell>
          <table:table-cell table:style-name="ce4" table:formula="of:=([.B1756]-[.B$4])/10^9" office:value-type="float" office:value="0.280015124">
            <text:p>0.280015</text:p>
          </table:table-cell>
          <table:table-cell table:style-name="ce4" table:formula="of:=[.C1756]-[.C1755]" office:value-type="float" office:value="0.0000077640000000212">
            <text:p>0.000008</text:p>
          </table:table-cell>
          <table:table-cell table:style-name="ce4" table:formula="of:=[.A1756]-[.A1755]" office:value-type="float" office:value="0.00000199999999495049">
            <text:p>0.000002</text:p>
          </table:table-cell>
          <table:table-cell table:style-name="ce8"/>
          <table:table-cell table:style-name="ce8" office:value-type="string">
            <text:p>is enqueued</text:p>
          </table:table-cell>
          <table:table-cell/>
        </table:table-row>
        <table:table-row table:style-name="ro1">
          <table:table-cell table:style-name="ce4" office:value-type="float" office:value="1839.352468">
            <text:p>1839.352468</text:p>
          </table:table-cell>
          <table:table-cell table:style-name="ce8" office:value-type="float" office:value="10965411076175">
            <text:p>10965411076175</text:p>
          </table:table-cell>
          <table:table-cell table:style-name="ce4" table:formula="of:=([.B1757]-[.B$4])/10^9" office:value-type="float" office:value="0.280015124">
            <text:p>0.280015</text:p>
          </table:table-cell>
          <table:table-cell table:style-name="ce4" table:formula="of:=[.C1757]-[.C1756]" office:value-type="float" office:value="0">
            <text:p>0.000000</text:p>
          </table:table-cell>
          <table:table-cell table:style-name="ce4" table:formula="of:=[.A1757]-[.A1756]" office:value-type="float" office:value="0.00000100000011116208">
            <text:p>0.000001</text:p>
          </table:table-cell>
          <table:table-cell table:style-name="ce8"/>
          <table:table-cell table:style-name="ce8" office:value-type="string">
            <text:p>105334 / 2982515 &lt;= 2000000 / 5000000</text:p>
          </table:table-cell>
          <table:table-cell/>
        </table:table-row>
        <table:table-row table:style-name="ro1">
          <table:table-cell table:style-name="ce4" office:value-type="float" office:value="1839.352469">
            <text:p>1839.352469</text:p>
          </table:table-cell>
          <table:table-cell table:style-name="ce8" office:value-type="float" office:value="10965411076175">
            <text:p>10965411076175</text:p>
          </table:table-cell>
          <table:table-cell table:style-name="ce4" table:formula="of:=([.B1758]-[.B$4])/10^9" office:value-type="float" office:value="0.280015124">
            <text:p>0.280015</text:p>
          </table:table-cell>
          <table:table-cell table:style-name="ce4" table:formula="of:=[.C1758]-[.C1757]" office:value-type="float" office:value="0">
            <text:p>0.000000</text:p>
          </table:table-cell>
          <table:table-cell table:style-name="ce4" table:formula="of:=[.A1758]-[.A1757]" office:value-type="float" office:value="0.000000999999883788405">
            <text:p>0.000001</text:p>
          </table:table-cell>
          <table:table-cell table:style-name="ce8"/>
          <table:table-cell table:style-name="ce8" office:value-type="string">
            <text:p>resumes its BW pair</text:p>
          </table:table-cell>
          <table:table-cell/>
        </table:table-row>
        <table:table-row table:style-name="ro1">
          <table:table-cell table:style-name="ce4" office:value-type="float" office:value="1839.352484">
            <text:p>1839.352484</text:p>
          </table:table-cell>
          <table:table-cell table:style-name="ce8" office:value-type="float" office:value="10965411087614">
            <text:p>10965411087614</text:p>
          </table:table-cell>
          <table:table-cell table:style-name="ce4" table:formula="of:=([.B1759]-[.B$4])/10^9" office:value-type="float" office:value="0.280026563">
            <text:p>0.280027</text:p>
          </table:table-cell>
          <table:table-cell table:style-name="ce4" table:formula="of:=[.C1759]-[.C1758]" office:value-type="float" office:value="0.000011439000000002">
            <text:p>0.000011</text:p>
          </table:table-cell>
          <table:table-cell table:style-name="ce4" table:formula="of:=[.A1759]-[.A1758]" office:value-type="float" office:value="0.0000150000000758155">
            <text:p>0.000015</text:p>
          </table:table-cell>
          <table:table-cell table:style-name="ce8" office:value-type="string">
            <text:p>is pick_next_task_dl-ed by mysqld (1157)</text:p>
          </table:table-cell>
          <table:table-cell table:style-name="ce8"/>
          <table:table-cell/>
        </table:table-row>
        <table:table-row table:style-name="ro1">
          <table:table-cell table:style-name="ce5" office:value-type="float" office:value="1839.353423">
            <text:p>1839.353423</text:p>
          </table:table-cell>
          <table:table-cell table:style-name="ce9" office:value-type="float" office:value="10965412040339">
            <text:p>10965412040339</text:p>
          </table:table-cell>
          <table:table-cell table:style-name="ce5" table:formula="of:=([.B1760]-[.B$4])/10^9" office:value-type="float" office:value="0.280979288">
            <text:p>0.280979</text:p>
          </table:table-cell>
          <table:table-cell table:style-name="ce5" table:formula="of:=[.C1760]-[.C1759]" office:value-type="float" office:value="0.000952724999999988">
            <text:p>0.000953</text:p>
          </table:table-cell>
          <table:table-cell table:style-name="ce5" table:formula="of:=[.A1760]-[.A1759]" office:value-type="float" office:value="0.000939000000016677">
            <text:p>0.000939</text:p>
          </table:table-cell>
          <table:table-cell table:style-name="ce9" office:value-type="string">
            <text:p>is dequeued</text:p>
          </table:table-cell>
          <table:table-cell table:style-name="ce9"/>
          <table:table-cell/>
        </table:table-row>
        <table:table-row table:style-name="ro1">
          <table:table-cell table:style-name="ce4" office:value-type="float" office:value="1839.353424">
            <text:p>1839.353424</text:p>
          </table:table-cell>
          <table:table-cell table:style-name="ce8" office:value-type="float" office:value="10965412040339">
            <text:p>10965412040339</text:p>
          </table:table-cell>
          <table:table-cell table:style-name="ce4" table:formula="of:=([.B1761]-[.B$4])/10^9" office:value-type="float" office:value="0.280979288">
            <text:p>0.280979</text:p>
          </table:table-cell>
          <table:table-cell table:style-name="ce4" table:formula="of:=[.C1761]-[.C1760]" office:value-type="float" office:value="0">
            <text:p>0.000000</text:p>
          </table:table-cell>
          <table:table-cell table:style-name="ce4" table:formula="of:=[.A1761]-[.A1760]" office:value-type="float" office:value="0.000000999999883788405">
            <text:p>0.000001</text:p>
          </table:table-cell>
          <table:table-cell table:style-name="ce8" office:value-type="string">
            <text:p>put_prev_task_dl</text:p>
          </table:table-cell>
          <table:table-cell table:style-name="ce8"/>
          <table:table-cell/>
        </table:table-row>
        <table:table-row table:style-name="ro1">
          <table:table-cell table:style-name="ce4" office:value-type="float" office:value="1839.353431">
            <text:p>1839.353431</text:p>
          </table:table-cell>
          <table:table-cell table:style-name="ce8" office:value-type="float" office:value="10965412040339">
            <text:p>10965412040339</text:p>
          </table:table-cell>
          <table:table-cell table:style-name="ce4" table:formula="of:=([.B1762]-[.B$4])/10^9" office:value-type="float" office:value="0.280979288">
            <text:p>0.280979</text:p>
          </table:table-cell>
          <table:table-cell table:style-name="ce4" table:formula="of:=[.C1762]-[.C1761]" office:value-type="float" office:value="0">
            <text:p>0.000000</text:p>
          </table:table-cell>
          <table:table-cell table:style-name="ce4" table:formula="of:=[.A1762]-[.A1761]" office:value-type="float" office:value="0.00000700000009601354">
            <text:p>0.000007</text:p>
          </table:table-cell>
          <table:table-cell table:style-name="ce8"/>
          <table:table-cell table:style-name="ce8" office:value-type="string">
            <text:p>is pick_next_task_dl-ed by Task 1</text:p>
          </table:table-cell>
          <table:table-cell/>
        </table:table-row>
        <table:table-row table:style-name="ro1">
          <table:table-cell table:style-name="ce5" office:value-type="float" office:value="1839.353539">
            <text:p>1839.353539</text:p>
          </table:table-cell>
          <table:table-cell table:style-name="ce9" office:value-type="float" office:value="10965412155567">
            <text:p>10965412155567</text:p>
          </table:table-cell>
          <table:table-cell table:style-name="ce5" table:formula="of:=([.B1763]-[.B$4])/10^9" office:value-type="float" office:value="0.281094516">
            <text:p>0.281095</text:p>
          </table:table-cell>
          <table:table-cell table:style-name="ce5" table:formula="of:=[.C1763]-[.C1762]" office:value-type="float" office:value="0.000115228000000023">
            <text:p>0.000115</text:p>
          </table:table-cell>
          <table:table-cell table:style-name="ce5" table:formula="of:=[.A1763]-[.A1762]" office:value-type="float" office:value="0.0001079999999547">
            <text:p>0.000108</text:p>
          </table:table-cell>
          <table:table-cell table:style-name="ce9" office:value-type="string">
            <text:p>← <text:span text:style-name="T1">The 105 us of Task 2 is not killed by 953 us of Task 1</text:span></text:p>
          </table:table-cell>
          <table:table-cell table:style-name="ce9" office:value-type="string">
            <text:p>rorun</text:p>
          </table:table-cell>
          <table:table-cell/>
        </table:table-row>
        <table:table-row table:style-name="ro1">
          <table:table-cell table:style-name="ce4" office:value-type="float" office:value="1839.35354">
            <text:p>1839.353540</text:p>
          </table:table-cell>
          <table:table-cell table:style-name="ce8" office:value-type="float" office:value="10965412155567">
            <text:p>10965412155567</text:p>
          </table:table-cell>
          <table:table-cell table:style-name="ce4" table:formula="of:=([.B1764]-[.B$4])/10^9" office:value-type="float" office:value="0.281094516">
            <text:p>0.281095</text:p>
          </table:table-cell>
          <table:table-cell table:style-name="ce4" table:formula="of:=[.C1764]-[.C1763]" office:value-type="float" office:value="0">
            <text:p>0.000000</text:p>
          </table:table-cell>
          <table:table-cell table:style-name="ce4" table:formula="of:=[.A1764]-[.A1763]" office:value-type="float" office:value="0.00000100000011116208">
            <text:p>0.000001</text:p>
          </table:table-cell>
          <table:table-cell table:style-name="ce8"/>
          <table:table-cell table:style-name="ce8" office:value-type="string">
            <text:p>uses up its c_s; 10965412155567-10965412040339=115228</text:p>
          </table:table-cell>
          <table:table-cell/>
        </table:table-row>
        <table:table-row table:style-name="ro1">
          <table:table-cell table:style-name="ce4" office:value-type="float" office:value="1839.353552">
            <text:p>1839.353552</text:p>
          </table:table-cell>
          <table:table-cell table:style-name="ce8" office:value-type="float" office:value="10965412169780">
            <text:p>10965412169780</text:p>
          </table:table-cell>
          <table:table-cell table:style-name="ce4" table:formula="of:=([.B1765]-[.B$4])/10^9" office:value-type="float" office:value="0.281108729">
            <text:p>0.281109</text:p>
          </table:table-cell>
          <table:table-cell table:style-name="ce4" table:formula="of:=[.C1765]-[.C1764]" office:value-type="float" office:value="0.0000142129999999852">
            <text:p>0.000014</text:p>
          </table:table-cell>
          <table:table-cell table:style-name="ce4" table:formula="of:=[.A1765]-[.A1764]" office:value-type="float" office:value="0.0000119999999697029">
            <text:p>0.000012</text:p>
          </table:table-cell>
          <table:table-cell table:style-name="ce8"/>
          <table:table-cell table:style-name="ce8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53557">
            <text:p>1839.353557</text:p>
          </table:table-cell>
          <table:table-cell office:value-type="float" office:value="10965412169780">
            <text:p>10965412169780</text:p>
          </table:table-cell>
          <table:table-cell table:formula="of:=([.B1766]-[.B$4])/10^9" office:value-type="float" office:value="0.281108729">
            <text:p>0.281109</text:p>
          </table:table-cell>
          <table:table-cell table:formula="of:=[.C1766]-[.C1765]" office:value-type="float" office:value="0">
            <text:p>0.000000</text:p>
          </table:table-cell>
          <table:table-cell table:formula="of:=[.A1766]-[.A1765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55447">
            <text:p>1839.355447</text:p>
          </table:table-cell>
          <table:table-cell office:value-type="float" office:value="10965412169780">
            <text:p>10965412169780</text:p>
          </table:table-cell>
          <table:table-cell table:formula="of:=([.B1767]-[.B$4])/10^9" office:value-type="float" office:value="0.281108729">
            <text:p>0.281109</text:p>
          </table:table-cell>
          <table:table-cell table:formula="of:=[.C1767]-[.C1766]" office:value-type="float" office:value="0">
            <text:p>0.000000</text:p>
          </table:table-cell>
          <table:table-cell table:formula="of:=[.A1767]-[.A1766]" office:value-type="float" office:value="0.00189000000000306">
            <text:p>0.00189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55448">
            <text:p>1839.355448</text:p>
          </table:table-cell>
          <table:table-cell office:value-type="float" office:value="10965412169780">
            <text:p>10965412169780</text:p>
          </table:table-cell>
          <table:table-cell table:formula="of:=([.B1768]-[.B$4])/10^9" office:value-type="float" office:value="0.281108729">
            <text:p>0.281109</text:p>
          </table:table-cell>
          <table:table-cell table:formula="of:=[.C1768]-[.C1767]" office:value-type="float" office:value="0">
            <text:p>0.000000</text:p>
          </table:table-cell>
          <table:table-cell table:formula="of:=[.A1768]-[.A1767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55449">
            <text:p>1839.355449</text:p>
          </table:table-cell>
          <table:table-cell office:value-type="float" office:value="10965412169780">
            <text:p>10965412169780</text:p>
          </table:table-cell>
          <table:table-cell table:formula="of:=([.B1769]-[.B$4])/10^9" office:value-type="float" office:value="0.281108729">
            <text:p>0.281109</text:p>
          </table:table-cell>
          <table:table-cell table:formula="of:=[.C1769]-[.C1768]" office:value-type="float" office:value="0">
            <text:p>0.000000</text:p>
          </table:table-cell>
          <table:table-cell table:formula="of:=[.A1769]-[.A1768]" office:value-type="float" office:value="0.000000999999883788405">
            <text:p>0.000001</text:p>
          </table:table-cell>
          <table:table-cell/>
          <table:table-cell office:value-type="string">
            <text:p>postpones its deadline to 10965419058690; c_s is topped up to 1990106</text:p>
          </table:table-cell>
          <table:table-cell/>
        </table:table-row>
        <table:table-row table:style-name="ro1">
          <table:table-cell office:value-type="float" office:value="1839.356433">
            <text:p>1839.356433</text:p>
          </table:table-cell>
          <table:table-cell office:value-type="float" office:value="10965412169780">
            <text:p>10965412169780</text:p>
          </table:table-cell>
          <table:table-cell table:formula="of:=([.B1770]-[.B$4])/10^9" office:value-type="float" office:value="0.281108729">
            <text:p>0.281109</text:p>
          </table:table-cell>
          <table:table-cell table:formula="of:=[.C1770]-[.C1769]" office:value-type="float" office:value="0">
            <text:p>0.000000</text:p>
          </table:table-cell>
          <table:table-cell table:formula="of:=[.A1770]-[.A1769]" office:value-type="float" office:value="0.000984000000016749">
            <text:p>0.00098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56436">
            <text:p>1839.356436</text:p>
          </table:table-cell>
          <table:table-cell office:value-type="float" office:value="10965415053583">
            <text:p>10965415053583</text:p>
          </table:table-cell>
          <table:table-cell table:formula="of:=([.B1771]-[.B$4])/10^9" office:value-type="float" office:value="0.283992532">
            <text:p>0.283993</text:p>
          </table:table-cell>
          <table:table-cell table:formula="of:=[.C1771]-[.C1770]" office:value-type="float" office:value="0.00288380300000002">
            <text:p>0.002884</text:p>
          </table:table-cell>
          <table:table-cell table:formula="of:=[.A1771]-[.A1770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56437">
            <text:p>1839.356437</text:p>
          </table:table-cell>
          <table:table-cell office:value-type="float" office:value="10965415053583">
            <text:p>10965415053583</text:p>
          </table:table-cell>
          <table:table-cell table:formula="of:=([.B1772]-[.B$4])/10^9" office:value-type="float" office:value="0.283992532">
            <text:p>0.283993</text:p>
          </table:table-cell>
          <table:table-cell table:formula="of:=[.C1772]-[.C1771]" office:value-type="float" office:value="0">
            <text:p>0.000000</text:p>
          </table:table-cell>
          <table:table-cell table:formula="of:=[.A1772]-[.A1771]" office:value-type="float" office:value="0.000000999999883788405">
            <text:p>0.000001</text:p>
          </table:table-cell>
          <table:table-cell office:value-type="string">
            <text:p>d_s is renewed (r + D) to 10965417053583; c_s is fully topped up</text:p>
          </table:table-cell>
          <table:table-cell table:number-columns-repeated="2"/>
        </table:table-row>
        <table:table-row table:style-name="ro1">
          <table:table-cell office:value-type="float" office:value="1839.356438">
            <text:p>1839.356438</text:p>
          </table:table-cell>
          <table:table-cell office:value-type="float" office:value="10965415053583">
            <text:p>10965415053583</text:p>
          </table:table-cell>
          <table:table-cell table:formula="of:=([.B1773]-[.B$4])/10^9" office:value-type="float" office:value="0.283992532">
            <text:p>0.283993</text:p>
          </table:table-cell>
          <table:table-cell table:formula="of:=[.C1773]-[.C1772]" office:value-type="float" office:value="0">
            <text:p>0.000000</text:p>
          </table:table-cell>
          <table:table-cell table:formula="of:=[.A1773]-[.A1772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356449">
            <text:p>1839.356449</text:p>
          </table:table-cell>
          <table:table-cell office:value-type="float" office:value="10965415066620">
            <text:p>10965415066620</text:p>
          </table:table-cell>
          <table:table-cell table:formula="of:=([.B1774]-[.B$4])/10^9" office:value-type="float" office:value="0.284005569">
            <text:p>0.284006</text:p>
          </table:table-cell>
          <table:table-cell table:formula="of:=[.C1774]-[.C1773]" office:value-type="float" office:value="0.0000130369999999935">
            <text:p>0.000013</text:p>
          </table:table-cell>
          <table:table-cell table:formula="of:=[.A1774]-[.A1773]" office:value-type="float" office:value="0.0000110000000859145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56455">
            <text:p>1839.356455</text:p>
          </table:table-cell>
          <table:table-cell office:value-type="float" office:value="10965415066620">
            <text:p>10965415066620</text:p>
          </table:table-cell>
          <table:table-cell table:formula="of:=([.B1775]-[.B$4])/10^9" office:value-type="float" office:value="0.284005569">
            <text:p>0.284006</text:p>
          </table:table-cell>
          <table:table-cell table:formula="of:=[.C1775]-[.C1774]" office:value-type="float" office:value="0">
            <text:p>0.000000</text:p>
          </table:table-cell>
          <table:table-cell table:formula="of:=[.A1775]-[.A1774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357355">
            <text:p>1839.357355</text:p>
          </table:table-cell>
          <table:table-cell office:value-type="float" office:value="10965415972751">
            <text:p>10965415972751</text:p>
          </table:table-cell>
          <table:table-cell table:formula="of:=([.B1776]-[.B$4])/10^9" office:value-type="float" office:value="0.2849117">
            <text:p>0.284912</text:p>
          </table:table-cell>
          <table:table-cell table:formula="of:=[.C1776]-[.C1775]" office:value-type="float" office:value="0.000906130999999977">
            <text:p>0.000906</text:p>
          </table:table-cell>
          <table:table-cell table:formula="of:=[.A1776]-[.A1775]" office:value-type="float" office:value="0.000900000000001455">
            <text:p>0.00090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57357">
            <text:p>1839.357357</text:p>
          </table:table-cell>
          <table:table-cell office:value-type="float" office:value="10965415972751">
            <text:p>10965415972751</text:p>
          </table:table-cell>
          <table:table-cell table:formula="of:=([.B1777]-[.B$4])/10^9" office:value-type="float" office:value="0.2849117">
            <text:p>0.284912</text:p>
          </table:table-cell>
          <table:table-cell table:formula="of:=[.C1777]-[.C1776]" office:value-type="float" office:value="0">
            <text:p>0.000000</text:p>
          </table:table-cell>
          <table:table-cell table:formula="of:=[.A1777]-[.A177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57362">
            <text:p>1839.357362</text:p>
          </table:table-cell>
          <table:table-cell office:value-type="float" office:value="10965415972751">
            <text:p>10965415972751</text:p>
          </table:table-cell>
          <table:table-cell table:formula="of:=([.B1778]-[.B$4])/10^9" office:value-type="float" office:value="0.2849117">
            <text:p>0.284912</text:p>
          </table:table-cell>
          <table:table-cell table:formula="of:=[.C1778]-[.C1777]" office:value-type="float" office:value="0">
            <text:p>0.000000</text:p>
          </table:table-cell>
          <table:table-cell table:formula="of:=[.A1778]-[.A1777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357437">
            <text:p>1839.357437</text:p>
          </table:table-cell>
          <table:table-cell office:value-type="float" office:value="10965416062693">
            <text:p>10965416062693</text:p>
          </table:table-cell>
          <table:table-cell table:formula="of:=([.B1779]-[.B$4])/10^9" office:value-type="float" office:value="0.285001642">
            <text:p>0.285002</text:p>
          </table:table-cell>
          <table:table-cell table:formula="of:=[.C1779]-[.C1778]" office:value-type="float" office:value="0.0000899420000000095">
            <text:p>0.000090</text:p>
          </table:table-cell>
          <table:table-cell table:formula="of:=[.A1779]-[.A1778]" office:value-type="float" office:value="0.00007499999992433">
            <text:p>0.00007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357438">
            <text:p>1839.357438</text:p>
          </table:table-cell>
          <table:table-cell office:value-type="float" office:value="10965416062693">
            <text:p>10965416062693</text:p>
          </table:table-cell>
          <table:table-cell table:formula="of:=([.B1780]-[.B$4])/10^9" office:value-type="float" office:value="0.285001642">
            <text:p>0.285002</text:p>
          </table:table-cell>
          <table:table-cell table:formula="of:=[.C1780]-[.C1779]" office:value-type="float" office:value="0">
            <text:p>0.000000</text:p>
          </table:table-cell>
          <table:table-cell table:formula="of:=[.A1780]-[.A1779]" office:value-type="float" office:value="0.00000100000011116208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57446">
            <text:p>1839.357446</text:p>
          </table:table-cell>
          <table:table-cell office:value-type="float" office:value="10965416062693">
            <text:p>10965416062693</text:p>
          </table:table-cell>
          <table:table-cell table:formula="of:=([.B1781]-[.B$4])/10^9" office:value-type="float" office:value="0.285001642">
            <text:p>0.285002</text:p>
          </table:table-cell>
          <table:table-cell table:formula="of:=[.C1781]-[.C1780]" office:value-type="float" office:value="0">
            <text:p>0.000000</text:p>
          </table:table-cell>
          <table:table-cell table:formula="of:=[.A1781]-[.A1780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59239">
            <text:p>1839.359239</text:p>
          </table:table-cell>
          <table:table-cell office:value-type="float" office:value="10965417864962">
            <text:p>10965417864962</text:p>
          </table:table-cell>
          <table:table-cell table:formula="of:=([.B1782]-[.B$4])/10^9" office:value-type="float" office:value="0.286803911">
            <text:p>0.286804</text:p>
          </table:table-cell>
          <table:table-cell table:formula="of:=[.C1782]-[.C1781]" office:value-type="float" office:value="0.00180226900000002">
            <text:p>0.001802</text:p>
          </table:table-cell>
          <table:table-cell table:formula="of:=[.A1782]-[.A1781]" office:value-type="float" office:value="0.0017929999999069">
            <text:p>0.00179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5924">
            <text:p>1839.359240</text:p>
          </table:table-cell>
          <table:table-cell office:value-type="float" office:value="10965417864962">
            <text:p>10965417864962</text:p>
          </table:table-cell>
          <table:table-cell table:formula="of:=([.B1783]-[.B$4])/10^9" office:value-type="float" office:value="0.286803911">
            <text:p>0.286804</text:p>
          </table:table-cell>
          <table:table-cell table:formula="of:=[.C1783]-[.C1782]" office:value-type="float" office:value="0">
            <text:p>0.000000</text:p>
          </table:table-cell>
          <table:table-cell table:formula="of:=[.A1783]-[.A1782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59256">
            <text:p>1839.359256</text:p>
          </table:table-cell>
          <table:table-cell office:value-type="float" office:value="10965417864962">
            <text:p>10965417864962</text:p>
          </table:table-cell>
          <table:table-cell table:formula="of:=([.B1784]-[.B$4])/10^9" office:value-type="float" office:value="0.286803911">
            <text:p>0.286804</text:p>
          </table:table-cell>
          <table:table-cell table:formula="of:=[.C1784]-[.C1783]" office:value-type="float" office:value="0">
            <text:p>0.000000</text:p>
          </table:table-cell>
          <table:table-cell table:formula="of:=[.A1784]-[.A1783]" office:value-type="float" office:value="0.0000159999999596039">
            <text:p>0.00001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59259">
            <text:p>1839.359259</text:p>
          </table:table-cell>
          <table:table-cell office:value-type="float" office:value="10965417884616">
            <text:p>10965417884616</text:p>
          </table:table-cell>
          <table:table-cell table:formula="of:=([.B1785]-[.B$4])/10^9" office:value-type="float" office:value="0.286823565">
            <text:p>0.286824</text:p>
          </table:table-cell>
          <table:table-cell table:formula="of:=[.C1785]-[.C1784]" office:value-type="float" office:value="0.0000196539999999801">
            <text:p>0.000020</text:p>
          </table:table-cell>
          <table:table-cell table:formula="of:=[.A1785]-[.A1784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5926">
            <text:p>1839.359260</text:p>
          </table:table-cell>
          <table:table-cell office:value-type="float" office:value="10965417884616">
            <text:p>10965417884616</text:p>
          </table:table-cell>
          <table:table-cell table:formula="of:=([.B1786]-[.B$4])/10^9" office:value-type="float" office:value="0.286823565">
            <text:p>0.286824</text:p>
          </table:table-cell>
          <table:table-cell table:formula="of:=[.C1786]-[.C1785]" office:value-type="float" office:value="0">
            <text:p>0.000000</text:p>
          </table:table-cell>
          <table:table-cell table:formula="of:=[.A1786]-[.A1785]" office:value-type="float" office:value="0.000000999999883788405">
            <text:p>0.000001</text:p>
          </table:table-cell>
          <table:table-cell/>
          <table:table-cell office:value-type="string">
            <text:p>187837 / 1174074 &lt;= 2000000 / 5000000</text:p>
          </table:table-cell>
          <table:table-cell/>
        </table:table-row>
        <table:table-row table:style-name="ro1">
          <table:table-cell office:value-type="float" office:value="1839.35926">
            <text:p>1839.359260</text:p>
          </table:table-cell>
          <table:table-cell office:value-type="float" office:value="10965417884616">
            <text:p>10965417884616</text:p>
          </table:table-cell>
          <table:table-cell table:formula="of:=([.B1787]-[.B$4])/10^9" office:value-type="float" office:value="0.286823565">
            <text:p>0.286824</text:p>
          </table:table-cell>
          <table:table-cell table:formula="of:=[.C1787]-[.C1786]" office:value-type="float" office:value="0">
            <text:p>0.000000</text:p>
          </table:table-cell>
          <table:table-cell table:formula="of:=[.A1787]-[.A1786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359277">
            <text:p>1839.359277</text:p>
          </table:table-cell>
          <table:table-cell office:value-type="float" office:value="10965417895359">
            <text:p>10965417895359</text:p>
          </table:table-cell>
          <table:table-cell table:formula="of:=([.B1788]-[.B$4])/10^9" office:value-type="float" office:value="0.286834308">
            <text:p>0.286834</text:p>
          </table:table-cell>
          <table:table-cell table:formula="of:=[.C1788]-[.C1787]" office:value-type="float" office:value="0.0000107429999999797">
            <text:p>0.000011</text:p>
          </table:table-cell>
          <table:table-cell table:formula="of:=[.A1788]-[.A1787]" office:value-type="float" office:value="0.000017000000070766">
            <text:p>0.000017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359467">
            <text:p>1839.359467</text:p>
          </table:table-cell>
          <table:table-cell office:value-type="float" office:value="10965418091983">
            <text:p>10965418091983</text:p>
          </table:table-cell>
          <table:table-cell table:formula="of:=([.B1789]-[.B$4])/10^9" office:value-type="float" office:value="0.287030932">
            <text:p>0.287031</text:p>
          </table:table-cell>
          <table:table-cell table:formula="of:=[.C1789]-[.C1788]" office:value-type="float" office:value="0.000196624000000034">
            <text:p>0.000197</text:p>
          </table:table-cell>
          <table:table-cell table:formula="of:=[.A1789]-[.A1788]" office:value-type="float" office:value="0.000189999999975043">
            <text:p>0.00019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59467">
            <text:p>1839.359467</text:p>
          </table:table-cell>
          <table:table-cell office:value-type="float" office:value="10965418091983">
            <text:p>10965418091983</text:p>
          </table:table-cell>
          <table:table-cell table:formula="of:=([.B1790]-[.B$4])/10^9" office:value-type="float" office:value="0.287030932">
            <text:p>0.287031</text:p>
          </table:table-cell>
          <table:table-cell table:formula="of:=[.C1790]-[.C1789]" office:value-type="float" office:value="0">
            <text:p>0.000000</text:p>
          </table:table-cell>
          <table:table-cell table:formula="of:=[.A1790]-[.A1789]" office:value-type="float" office:value="0">
            <text:p>0.000000</text:p>
          </table:table-cell>
          <table:table-cell/>
          <table:table-cell office:value-type="string">
            <text:p>uses up its c_s; 10965418091983-10965417895359=196624</text:p>
          </table:table-cell>
          <table:table-cell/>
        </table:table-row>
        <table:table-row table:style-name="ro1">
          <table:table-cell office:value-type="float" office:value="1839.359477">
            <text:p>1839.359477</text:p>
          </table:table-cell>
          <table:table-cell office:value-type="float" office:value="10965418103560">
            <text:p>10965418103560</text:p>
          </table:table-cell>
          <table:table-cell table:formula="of:=([.B1791]-[.B$4])/10^9" office:value-type="float" office:value="0.287042509">
            <text:p>0.287043</text:p>
          </table:table-cell>
          <table:table-cell table:formula="of:=[.C1791]-[.C1790]" office:value-type="float" office:value="0.0000115769999999849">
            <text:p>0.000012</text:p>
          </table:table-cell>
          <table:table-cell table:formula="of:=[.A1791]-[.A1790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60447">
            <text:p>1839.360447</text:p>
          </table:table-cell>
          <table:table-cell office:value-type="float" office:value="10965418569701">
            <text:p>10965418569701</text:p>
          </table:table-cell>
          <table:table-cell table:formula="of:=([.B1792]-[.B$4])/10^9" office:value-type="float" office:value="0.28750865">
            <text:p>0.287509</text:p>
          </table:table-cell>
          <table:table-cell table:formula="of:=[.C1792]-[.C1791]" office:value-type="float" office:value="0.000466140999999976">
            <text:p>0.000466</text:p>
          </table:table-cell>
          <table:table-cell table:formula="of:=[.A1792]-[.A1791]" office:value-type="float" office:value="0.000970000000052096">
            <text:p>0.00097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6045">
            <text:p>1839.360450</text:p>
          </table:table-cell>
          <table:table-cell office:value-type="float" office:value="10965419082399">
            <text:p>10965419082399</text:p>
          </table:table-cell>
          <table:table-cell table:formula="of:=([.B1793]-[.B$4])/10^9" office:value-type="float" office:value="0.288021348">
            <text:p>0.288021</text:p>
          </table:table-cell>
          <table:table-cell table:formula="of:=[.C1793]-[.C1792]" office:value-type="float" office:value="0.000512698000000034">
            <text:p>0.000513</text:p>
          </table:table-cell>
          <table:table-cell table:formula="of:=[.A1793]-[.A1792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60451">
            <text:p>1839.360451</text:p>
          </table:table-cell>
          <table:table-cell office:value-type="float" office:value="10965419082399">
            <text:p>10965419082399</text:p>
          </table:table-cell>
          <table:table-cell table:formula="of:=([.B1794]-[.B$4])/10^9" office:value-type="float" office:value="0.288021348">
            <text:p>0.288021</text:p>
          </table:table-cell>
          <table:table-cell table:formula="of:=[.C1794]-[.C1793]" office:value-type="float" office:value="0">
            <text:p>0.000000</text:p>
          </table:table-cell>
          <table:table-cell table:formula="of:=[.A1794]-[.A1793]" office:value-type="float" office:value="0.00000100000011116208">
            <text:p>0.000001</text:p>
          </table:table-cell>
          <table:table-cell office:value-type="string">
            <text:p>d_s is renewed (r + D) to 10965421082399; c_s is fully topped up</text:p>
          </table:table-cell>
          <table:table-cell table:number-columns-repeated="2"/>
        </table:table-row>
        <table:table-row table:style-name="ro1">
          <table:table-cell office:value-type="float" office:value="1839.360454">
            <text:p>1839.360454</text:p>
          </table:table-cell>
          <table:table-cell office:value-type="float" office:value="10965419082399">
            <text:p>10965419082399</text:p>
          </table:table-cell>
          <table:table-cell table:formula="of:=([.B1795]-[.B$4])/10^9" office:value-type="float" office:value="0.288021348">
            <text:p>0.288021</text:p>
          </table:table-cell>
          <table:table-cell table:formula="of:=[.C1795]-[.C1794]" office:value-type="float" office:value="0">
            <text:p>0.000000</text:p>
          </table:table-cell>
          <table:table-cell table:formula="of:=[.A1795]-[.A1794]" office:value-type="float" office:value="0.00000299999987873889">
            <text:p>0.00000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60455">
            <text:p>1839.360455</text:p>
          </table:table-cell>
          <table:table-cell office:value-type="float" office:value="10965419082399">
            <text:p>10965419082399</text:p>
          </table:table-cell>
          <table:table-cell table:formula="of:=([.B1796]-[.B$4])/10^9" office:value-type="float" office:value="0.288021348">
            <text:p>0.288021</text:p>
          </table:table-cell>
          <table:table-cell table:formula="of:=[.C1796]-[.C1795]" office:value-type="float" office:value="0">
            <text:p>0.000000</text:p>
          </table:table-cell>
          <table:table-cell table:formula="of:=[.A1796]-[.A1795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60456">
            <text:p>1839.360456</text:p>
          </table:table-cell>
          <table:table-cell office:value-type="float" office:value="10965419082399">
            <text:p>10965419082399</text:p>
          </table:table-cell>
          <table:table-cell table:formula="of:=([.B1797]-[.B$4])/10^9" office:value-type="float" office:value="0.288021348">
            <text:p>0.288021</text:p>
          </table:table-cell>
          <table:table-cell table:formula="of:=[.C1797]-[.C1796]" office:value-type="float" office:value="0">
            <text:p>0.000000</text:p>
          </table:table-cell>
          <table:table-cell table:formula="of:=[.A1797]-[.A1796]" office:value-type="float" office:value="0.00000100000011116208">
            <text:p>0.000001</text:p>
          </table:table-cell>
          <table:table-cell/>
          <table:table-cell office:value-type="string">
            <text:p>postpones its deadline to 10965424058690; c_s is topped up to 1991213</text:p>
          </table:table-cell>
          <table:table-cell/>
        </table:table-row>
        <table:table-row table:style-name="ro1">
          <table:table-cell office:value-type="float" office:value="1839.360458">
            <text:p>1839.360458</text:p>
          </table:table-cell>
          <table:table-cell office:value-type="float" office:value="10965419082399">
            <text:p>10965419082399</text:p>
          </table:table-cell>
          <table:table-cell table:formula="of:=([.B1798]-[.B$4])/10^9" office:value-type="float" office:value="0.288021348">
            <text:p>0.288021</text:p>
          </table:table-cell>
          <table:table-cell table:formula="of:=[.C1798]-[.C1797]" office:value-type="float" office:value="0">
            <text:p>0.000000</text:p>
          </table:table-cell>
          <table:table-cell table:formula="of:=[.A1798]-[.A1797]" office:value-type="float" office:value="0.00000199999999495049">
            <text:p>0.000002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39.360484">
            <text:p>1839.360484</text:p>
          </table:table-cell>
          <table:table-cell office:value-type="float" office:value="10965419082399">
            <text:p>10965419082399</text:p>
          </table:table-cell>
          <table:table-cell table:formula="of:=([.B1799]-[.B$4])/10^9" office:value-type="float" office:value="0.288021348">
            <text:p>0.288021</text:p>
          </table:table-cell>
          <table:table-cell table:formula="of:=[.C1799]-[.C1798]" office:value-type="float" office:value="0">
            <text:p>0.000000</text:p>
          </table:table-cell>
          <table:table-cell table:formula="of:=[.A1799]-[.A1798]" office:value-type="float" office:value="0.0000259999999343563">
            <text:p>0.000026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39.361403">
            <text:p>1839.361403</text:p>
          </table:table-cell>
          <table:table-cell office:value-type="float" office:value="10965420037415">
            <text:p>10965420037415</text:p>
          </table:table-cell>
          <table:table-cell table:formula="of:=([.B1800]-[.B$4])/10^9" office:value-type="float" office:value="0.288976364">
            <text:p>0.288976</text:p>
          </table:table-cell>
          <table:table-cell table:formula="of:=[.C1800]-[.C1799]" office:value-type="float" office:value="0.000955015999999975">
            <text:p>0.000955</text:p>
          </table:table-cell>
          <table:table-cell table:formula="of:=[.A1800]-[.A1799]" office:value-type="float" office:value="0.000919000000067172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61404">
            <text:p>1839.361404</text:p>
          </table:table-cell>
          <table:table-cell office:value-type="float" office:value="10965420037415">
            <text:p>10965420037415</text:p>
          </table:table-cell>
          <table:table-cell table:formula="of:=([.B1801]-[.B$4])/10^9" office:value-type="float" office:value="0.288976364">
            <text:p>0.288976</text:p>
          </table:table-cell>
          <table:table-cell table:formula="of:=[.C1801]-[.C1800]" office:value-type="float" office:value="0">
            <text:p>0.000000</text:p>
          </table:table-cell>
          <table:table-cell table:formula="of:=[.A1801]-[.A1800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61409">
            <text:p>1839.361409</text:p>
          </table:table-cell>
          <table:table-cell office:value-type="float" office:value="10965420037415">
            <text:p>10965420037415</text:p>
          </table:table-cell>
          <table:table-cell table:formula="of:=([.B1802]-[.B$4])/10^9" office:value-type="float" office:value="0.288976364">
            <text:p>0.288976</text:p>
          </table:table-cell>
          <table:table-cell table:formula="of:=[.C1802]-[.C1801]" office:value-type="float" office:value="0">
            <text:p>0.000000</text:p>
          </table:table-cell>
          <table:table-cell table:formula="of:=[.A1802]-[.A1801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62422">
            <text:p>1839.362422</text:p>
          </table:table-cell>
          <table:table-cell office:value-type="float" office:value="10965420037415">
            <text:p>10965420037415</text:p>
          </table:table-cell>
          <table:table-cell table:formula="of:=([.B1803]-[.B$4])/10^9" office:value-type="float" office:value="0.288976364">
            <text:p>0.288976</text:p>
          </table:table-cell>
          <table:table-cell table:formula="of:=[.C1803]-[.C1802]" office:value-type="float" office:value="0">
            <text:p>0.000000</text:p>
          </table:table-cell>
          <table:table-cell table:formula="of:=[.A1803]-[.A1802]" office:value-type="float" office:value="0.00101299999982984">
            <text:p>0.00101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362425">
            <text:p>1839.362425</text:p>
          </table:table-cell>
          <table:table-cell office:value-type="float" office:value="10965421059470">
            <text:p>10965421059470</text:p>
          </table:table-cell>
          <table:table-cell table:formula="of:=([.B1804]-[.B$4])/10^9" office:value-type="float" office:value="0.289998419">
            <text:p>0.289998</text:p>
          </table:table-cell>
          <table:table-cell table:formula="of:=[.C1804]-[.C1803]" office:value-type="float" office:value="0.00102205500000002">
            <text:p>0.001022</text:p>
          </table:table-cell>
          <table:table-cell table:formula="of:=[.A1804]-[.A1803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362426">
            <text:p>1839.362426</text:p>
          </table:table-cell>
          <table:table-cell office:value-type="float" office:value="10965421059470">
            <text:p>10965421059470</text:p>
          </table:table-cell>
          <table:table-cell table:formula="of:=([.B1805]-[.B$4])/10^9" office:value-type="float" office:value="0.289998419">
            <text:p>0.289998</text:p>
          </table:table-cell>
          <table:table-cell table:formula="of:=[.C1805]-[.C1804]" office:value-type="float" office:value="0">
            <text:p>0.000000</text:p>
          </table:table-cell>
          <table:table-cell table:formula="of:=[.A1805]-[.A1804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428059470; c_s is fully topped up</text:p>
          </table:table-cell>
        </table:table-row>
        <table:table-row table:style-name="ro1">
          <table:table-cell office:value-type="float" office:value="1839.363163">
            <text:p>1839.363163</text:p>
          </table:table-cell>
          <table:table-cell office:value-type="float" office:value="10965421797218">
            <text:p>10965421797218</text:p>
          </table:table-cell>
          <table:table-cell table:formula="of:=([.B1806]-[.B$4])/10^9" office:value-type="float" office:value="0.290736167">
            <text:p>0.290736</text:p>
          </table:table-cell>
          <table:table-cell table:formula="of:=[.C1806]-[.C1805]" office:value-type="float" office:value="0.000737747999999983">
            <text:p>0.000738</text:p>
          </table:table-cell>
          <table:table-cell table:formula="of:=[.A1806]-[.A1805]" office:value-type="float" office:value="0.00073700000007193">
            <text:p>0.00073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63164">
            <text:p>1839.363164</text:p>
          </table:table-cell>
          <table:table-cell office:value-type="float" office:value="10965421797218">
            <text:p>10965421797218</text:p>
          </table:table-cell>
          <table:table-cell table:formula="of:=([.B1807]-[.B$4])/10^9" office:value-type="float" office:value="0.290736167">
            <text:p>0.290736</text:p>
          </table:table-cell>
          <table:table-cell table:formula="of:=[.C1807]-[.C1806]" office:value-type="float" office:value="0">
            <text:p>0.000000</text:p>
          </table:table-cell>
          <table:table-cell table:formula="of:=[.A1807]-[.A1806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6317">
            <text:p>1839.363170</text:p>
          </table:table-cell>
          <table:table-cell office:value-type="float" office:value="10965421797218">
            <text:p>10965421797218</text:p>
          </table:table-cell>
          <table:table-cell table:formula="of:=([.B1808]-[.B$4])/10^9" office:value-type="float" office:value="0.290736167">
            <text:p>0.290736</text:p>
          </table:table-cell>
          <table:table-cell table:formula="of:=[.C1808]-[.C1807]" office:value-type="float" office:value="0">
            <text:p>0.000000</text:p>
          </table:table-cell>
          <table:table-cell table:formula="of:=[.A1808]-[.A1807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63401">
            <text:p>1839.363401</text:p>
          </table:table-cell>
          <table:table-cell office:value-type="float" office:value="10965421797218">
            <text:p>10965421797218</text:p>
          </table:table-cell>
          <table:table-cell table:formula="of:=([.B1809]-[.B$4])/10^9" office:value-type="float" office:value="0.290736167">
            <text:p>0.290736</text:p>
          </table:table-cell>
          <table:table-cell table:formula="of:=[.C1809]-[.C1808]" office:value-type="float" office:value="0">
            <text:p>0.000000</text:p>
          </table:table-cell>
          <table:table-cell table:formula="of:=[.A1809]-[.A1808]" office:value-type="float" office:value="0.000230999999985215">
            <text:p>0.00023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63403">
            <text:p>1839.363403</text:p>
          </table:table-cell>
          <table:table-cell office:value-type="float" office:value="10965422037630">
            <text:p>10965422037630</text:p>
          </table:table-cell>
          <table:table-cell table:formula="of:=([.B1810]-[.B$4])/10^9" office:value-type="float" office:value="0.290976579">
            <text:p>0.290977</text:p>
          </table:table-cell>
          <table:table-cell table:formula="of:=[.C1810]-[.C1809]" office:value-type="float" office:value="0.000240412000000023">
            <text:p>0.000240</text:p>
          </table:table-cell>
          <table:table-cell table:formula="of:=[.A1810]-[.A180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63404">
            <text:p>1839.363404</text:p>
          </table:table-cell>
          <table:table-cell office:value-type="float" office:value="10965422037630">
            <text:p>10965422037630</text:p>
          </table:table-cell>
          <table:table-cell table:formula="of:=([.B1811]-[.B$4])/10^9" office:value-type="float" office:value="0.290976579">
            <text:p>0.290977</text:p>
          </table:table-cell>
          <table:table-cell table:formula="of:=[.C1811]-[.C1810]" office:value-type="float" office:value="0">
            <text:p>0.000000</text:p>
          </table:table-cell>
          <table:table-cell table:formula="of:=[.A1811]-[.A1810]" office:value-type="float" office:value="0.000000999999883788405">
            <text:p>0.000001</text:p>
          </table:table-cell>
          <table:table-cell/>
          <table:table-cell office:value-type="string">
            <text:p>231410 / 2021060 &lt;= 2000000 / 5000000</text:p>
          </table:table-cell>
          <table:table-cell/>
        </table:table-row>
        <table:table-row table:style-name="ro1">
          <table:table-cell office:value-type="float" office:value="1839.363405">
            <text:p>1839.363405</text:p>
          </table:table-cell>
          <table:table-cell office:value-type="float" office:value="10965422037630">
            <text:p>10965422037630</text:p>
          </table:table-cell>
          <table:table-cell table:formula="of:=([.B1812]-[.B$4])/10^9" office:value-type="float" office:value="0.290976579">
            <text:p>0.290977</text:p>
          </table:table-cell>
          <table:table-cell table:formula="of:=[.C1812]-[.C1811]" office:value-type="float" office:value="0">
            <text:p>0.000000</text:p>
          </table:table-cell>
          <table:table-cell table:formula="of:=[.A1812]-[.A1811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363406">
            <text:p>1839.363406</text:p>
          </table:table-cell>
          <table:table-cell office:value-type="float" office:value="10965422037630">
            <text:p>10965422037630</text:p>
          </table:table-cell>
          <table:table-cell table:formula="of:=([.B1813]-[.B$4])/10^9" office:value-type="float" office:value="0.290976579">
            <text:p>0.290977</text:p>
          </table:table-cell>
          <table:table-cell table:formula="of:=[.C1813]-[.C1812]" office:value-type="float" office:value="0">
            <text:p>0.000000</text:p>
          </table:table-cell>
          <table:table-cell table:formula="of:=[.A1813]-[.A1812]" office:value-type="float" office:value="0.000000999999883788405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36342">
            <text:p>1839.363420</text:p>
          </table:table-cell>
          <table:table-cell office:value-type="float" office:value="10965422054593">
            <text:p>10965422054593</text:p>
          </table:table-cell>
          <table:table-cell table:formula="of:=([.B1814]-[.B$4])/10^9" office:value-type="float" office:value="0.290993542">
            <text:p>0.290994</text:p>
          </table:table-cell>
          <table:table-cell table:formula="of:=[.C1814]-[.C1813]" office:value-type="float" office:value="0.000016962999999981">
            <text:p>0.000017</text:p>
          </table:table-cell>
          <table:table-cell table:formula="of:=[.A1814]-[.A1813]" office:value-type="float" office:value="0.0000139999999646534">
            <text:p>0.00001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63428">
            <text:p>1839.363428</text:p>
          </table:table-cell>
          <table:table-cell office:value-type="float" office:value="10965422054593">
            <text:p>10965422054593</text:p>
          </table:table-cell>
          <table:table-cell table:formula="of:=([.B1815]-[.B$4])/10^9" office:value-type="float" office:value="0.290993542">
            <text:p>0.290994</text:p>
          </table:table-cell>
          <table:table-cell table:formula="of:=[.C1815]-[.C1814]" office:value-type="float" office:value="0">
            <text:p>0.000000</text:p>
          </table:table-cell>
          <table:table-cell table:formula="of:=[.A1815]-[.A1814]" office:value-type="float" office:value="0.00000800000020717562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63661">
            <text:p>1839.363661</text:p>
          </table:table-cell>
          <table:table-cell office:value-type="float" office:value="10965422294663">
            <text:p>10965422294663</text:p>
          </table:table-cell>
          <table:table-cell table:formula="of:=([.B1816]-[.B$4])/10^9" office:value-type="float" office:value="0.291233612">
            <text:p>0.291234</text:p>
          </table:table-cell>
          <table:table-cell table:formula="of:=[.C1816]-[.C1815]" office:value-type="float" office:value="0.000240069999999981">
            <text:p>0.000240</text:p>
          </table:table-cell>
          <table:table-cell table:formula="of:=[.A1816]-[.A1815]" office:value-type="float" office:value="0.000232999999980166">
            <text:p>0.00023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63662">
            <text:p>1839.363662</text:p>
          </table:table-cell>
          <table:table-cell office:value-type="float" office:value="10965422294663">
            <text:p>10965422294663</text:p>
          </table:table-cell>
          <table:table-cell table:formula="of:=([.B1817]-[.B$4])/10^9" office:value-type="float" office:value="0.291233612">
            <text:p>0.291234</text:p>
          </table:table-cell>
          <table:table-cell table:formula="of:=[.C1817]-[.C1816]" office:value-type="float" office:value="0">
            <text:p>0.000000</text:p>
          </table:table-cell>
          <table:table-cell table:formula="of:=[.A1817]-[.A1816]" office:value-type="float" office:value="0.000000999999883788405">
            <text:p>0.000001</text:p>
          </table:table-cell>
          <table:table-cell/>
          <table:table-cell office:value-type="string">
            <text:p>uses up its c_s; 10965422294663-10965422054593=240070</text:p>
          </table:table-cell>
          <table:table-cell/>
        </table:table-row>
        <table:table-row table:style-name="ro1">
          <table:table-cell office:value-type="float" office:value="1839.363672">
            <text:p>1839.363672</text:p>
          </table:table-cell>
          <table:table-cell office:value-type="float" office:value="10965422306642">
            <text:p>10965422306642</text:p>
          </table:table-cell>
          <table:table-cell table:formula="of:=([.B1818]-[.B$4])/10^9" office:value-type="float" office:value="0.291245591">
            <text:p>0.291246</text:p>
          </table:table-cell>
          <table:table-cell table:formula="of:=[.C1818]-[.C1817]" office:value-type="float" office:value="0.0000119790000000508">
            <text:p>0.000012</text:p>
          </table:table-cell>
          <table:table-cell table:formula="of:=[.A1818]-[.A1817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63677">
            <text:p>1839.363677</text:p>
          </table:table-cell>
          <table:table-cell office:value-type="float" office:value="10965422306642">
            <text:p>10965422306642</text:p>
          </table:table-cell>
          <table:table-cell table:formula="of:=([.B1819]-[.B$4])/10^9" office:value-type="float" office:value="0.291245591">
            <text:p>0.291246</text:p>
          </table:table-cell>
          <table:table-cell table:formula="of:=[.C1819]-[.C1818]" office:value-type="float" office:value="0">
            <text:p>0.000000</text:p>
          </table:table-cell>
          <table:table-cell table:formula="of:=[.A1819]-[.A1818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64417">
            <text:p>1839.364417</text:p>
          </table:table-cell>
          <table:table-cell office:value-type="float" office:value="10965422306642">
            <text:p>10965422306642</text:p>
          </table:table-cell>
          <table:table-cell table:formula="of:=([.B1820]-[.B$4])/10^9" office:value-type="float" office:value="0.291245591">
            <text:p>0.291246</text:p>
          </table:table-cell>
          <table:table-cell table:formula="of:=[.C1820]-[.C1819]" office:value-type="float" office:value="0">
            <text:p>0.000000</text:p>
          </table:table-cell>
          <table:table-cell table:formula="of:=[.A1820]-[.A1819]" office:value-type="float" office:value="0.000739999999950669">
            <text:p>0.00074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64419">
            <text:p>1839.364419</text:p>
          </table:table-cell>
          <table:table-cell office:value-type="float" office:value="10965423053830">
            <text:p>10965423053830</text:p>
          </table:table-cell>
          <table:table-cell table:formula="of:=([.B1821]-[.B$4])/10^9" office:value-type="float" office:value="0.291992779">
            <text:p>0.291993</text:p>
          </table:table-cell>
          <table:table-cell table:formula="of:=[.C1821]-[.C1820]" office:value-type="float" office:value="0.000747187999999954">
            <text:p>0.000747</text:p>
          </table:table-cell>
          <table:table-cell table:formula="of:=[.A1821]-[.A182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6442">
            <text:p>1839.364420</text:p>
          </table:table-cell>
          <table:table-cell office:value-type="float" office:value="10965423053830">
            <text:p>10965423053830</text:p>
          </table:table-cell>
          <table:table-cell table:formula="of:=([.B1822]-[.B$4])/10^9" office:value-type="float" office:value="0.291992779">
            <text:p>0.291993</text:p>
          </table:table-cell>
          <table:table-cell table:formula="of:=[.C1822]-[.C1821]" office:value-type="float" office:value="0">
            <text:p>0.000000</text:p>
          </table:table-cell>
          <table:table-cell table:formula="of:=[.A1822]-[.A1821]" office:value-type="float" office:value="0.00000100000011116208">
            <text:p>0.000001</text:p>
          </table:table-cell>
          <table:table-cell office:value-type="string">
            <text:p>d_s is renewed (r + D) to 10965425053830; c_s is fully topped up</text:p>
          </table:table-cell>
          <table:table-cell table:number-columns-repeated="2"/>
        </table:table-row>
        <table:table-row table:style-name="ro1">
          <table:table-cell office:value-type="float" office:value="1839.364421">
            <text:p>1839.364421</text:p>
          </table:table-cell>
          <table:table-cell office:value-type="float" office:value="10965423053830">
            <text:p>10965423053830</text:p>
          </table:table-cell>
          <table:table-cell table:formula="of:=([.B1823]-[.B$4])/10^9" office:value-type="float" office:value="0.291992779">
            <text:p>0.291993</text:p>
          </table:table-cell>
          <table:table-cell table:formula="of:=[.C1823]-[.C1822]" office:value-type="float" office:value="0">
            <text:p>0.000000</text:p>
          </table:table-cell>
          <table:table-cell table:formula="of:=[.A1823]-[.A1822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364429">
            <text:p>1839.364429</text:p>
          </table:table-cell>
          <table:table-cell office:value-type="float" office:value="10965423063540">
            <text:p>10965423063540</text:p>
          </table:table-cell>
          <table:table-cell table:formula="of:=([.B1824]-[.B$4])/10^9" office:value-type="float" office:value="0.292002489">
            <text:p>0.292002</text:p>
          </table:table-cell>
          <table:table-cell table:formula="of:=[.C1824]-[.C1823]" office:value-type="float" office:value="0.00000970999999999611">
            <text:p>0.000010</text:p>
          </table:table-cell>
          <table:table-cell table:formula="of:=[.A1824]-[.A1823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64434">
            <text:p>1839.364434</text:p>
          </table:table-cell>
          <table:table-cell office:value-type="float" office:value="10965423063540">
            <text:p>10965423063540</text:p>
          </table:table-cell>
          <table:table-cell table:formula="of:=([.B1825]-[.B$4])/10^9" office:value-type="float" office:value="0.292002489">
            <text:p>0.292002</text:p>
          </table:table-cell>
          <table:table-cell table:formula="of:=[.C1825]-[.C1824]" office:value-type="float" office:value="0">
            <text:p>0.000000</text:p>
          </table:table-cell>
          <table:table-cell table:formula="of:=[.A1825]-[.A1824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365335">
            <text:p>1839.365335</text:p>
          </table:table-cell>
          <table:table-cell office:value-type="float" office:value="10965423969580">
            <text:p>10965423969580</text:p>
          </table:table-cell>
          <table:table-cell table:formula="of:=([.B1826]-[.B$4])/10^9" office:value-type="float" office:value="0.292908529">
            <text:p>0.292909</text:p>
          </table:table-cell>
          <table:table-cell table:formula="of:=[.C1826]-[.C1825]" office:value-type="float" office:value="0.000906039999999997">
            <text:p>0.000906</text:p>
          </table:table-cell>
          <table:table-cell table:formula="of:=[.A1826]-[.A1825]" office:value-type="float" office:value="0.000900999999885244">
            <text:p>0.00090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65337">
            <text:p>1839.365337</text:p>
          </table:table-cell>
          <table:table-cell office:value-type="float" office:value="10965423969580">
            <text:p>10965423969580</text:p>
          </table:table-cell>
          <table:table-cell table:formula="of:=([.B1827]-[.B$4])/10^9" office:value-type="float" office:value="0.292908529">
            <text:p>0.292909</text:p>
          </table:table-cell>
          <table:table-cell table:formula="of:=[.C1827]-[.C1826]" office:value-type="float" office:value="0">
            <text:p>0.000000</text:p>
          </table:table-cell>
          <table:table-cell table:formula="of:=[.A1827]-[.A182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65342">
            <text:p>1839.365342</text:p>
          </table:table-cell>
          <table:table-cell office:value-type="float" office:value="10965423969580">
            <text:p>10965423969580</text:p>
          </table:table-cell>
          <table:table-cell table:formula="of:=([.B1828]-[.B$4])/10^9" office:value-type="float" office:value="0.292908529">
            <text:p>0.292909</text:p>
          </table:table-cell>
          <table:table-cell table:formula="of:=[.C1828]-[.C1827]" office:value-type="float" office:value="0">
            <text:p>0.000000</text:p>
          </table:table-cell>
          <table:table-cell table:formula="of:=[.A1828]-[.A1827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36543">
            <text:p>1839.365430</text:p>
          </table:table-cell>
          <table:table-cell office:value-type="float" office:value="10965424016478">
            <text:p>10965424016478</text:p>
          </table:table-cell>
          <table:table-cell table:formula="of:=([.B1829]-[.B$4])/10^9" office:value-type="float" office:value="0.292955427">
            <text:p>0.292955</text:p>
          </table:table-cell>
          <table:table-cell table:formula="of:=[.C1829]-[.C1828]" office:value-type="float" office:value="0.0000468980000000174">
            <text:p>0.000047</text:p>
          </table:table-cell>
          <table:table-cell table:formula="of:=[.A1829]-[.A1828]" office:value-type="float" office:value="0.000088000000005195">
            <text:p>0.00008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6543">
            <text:p>1839.365430</text:p>
          </table:table-cell>
          <table:table-cell office:value-type="float" office:value="10965424016478">
            <text:p>10965424016478</text:p>
          </table:table-cell>
          <table:table-cell table:formula="of:=([.B1830]-[.B$4])/10^9" office:value-type="float" office:value="0.292955427">
            <text:p>0.292955</text:p>
          </table:table-cell>
          <table:table-cell table:formula="of:=[.C1830]-[.C1829]" office:value-type="float" office:value="0">
            <text:p>0.000000</text:p>
          </table:table-cell>
          <table:table-cell table:formula="of:=[.A1830]-[.A1829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65432">
            <text:p>1839.365432</text:p>
          </table:table-cell>
          <table:table-cell office:value-type="float" office:value="10965424016478">
            <text:p>10965424016478</text:p>
          </table:table-cell>
          <table:table-cell table:formula="of:=([.B1831]-[.B$4])/10^9" office:value-type="float" office:value="0.292955427">
            <text:p>0.292955</text:p>
          </table:table-cell>
          <table:table-cell table:formula="of:=[.C1831]-[.C1830]" office:value-type="float" office:value="0">
            <text:p>0.000000</text:p>
          </table:table-cell>
          <table:table-cell table:formula="of:=[.A1831]-[.A1830]" office:value-type="float" office:value="0.00000199999999495049">
            <text:p>0.000002</text:p>
          </table:table-cell>
          <table:table-cell/>
          <table:table-cell office:value-type="string">
            <text:p>postpones its deadline to 10965429058690; c_s is topped up to 1991340</text:p>
          </table:table-cell>
          <table:table-cell/>
        </table:table-row>
        <table:table-row table:style-name="ro1">
          <table:table-cell office:value-type="float" office:value="1839.36733">
            <text:p>1839.367330</text:p>
          </table:table-cell>
          <table:table-cell office:value-type="float" office:value="10965425972238">
            <text:p>10965425972238</text:p>
          </table:table-cell>
          <table:table-cell table:formula="of:=([.B1832]-[.B$4])/10^9" office:value-type="float" office:value="0.294911187">
            <text:p>0.294911</text:p>
          </table:table-cell>
          <table:table-cell table:formula="of:=[.C1832]-[.C1831]" office:value-type="float" office:value="0.00195576000000003">
            <text:p>0.001956</text:p>
          </table:table-cell>
          <table:table-cell table:formula="of:=[.A1832]-[.A1831]" office:value-type="float" office:value="0.00189799999998286">
            <text:p>0.001898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367331">
            <text:p>1839.367331</text:p>
          </table:table-cell>
          <table:table-cell office:value-type="float" office:value="10965425972238">
            <text:p>10965425972238</text:p>
          </table:table-cell>
          <table:table-cell table:formula="of:=([.B1833]-[.B$4])/10^9" office:value-type="float" office:value="0.294911187">
            <text:p>0.294911</text:p>
          </table:table-cell>
          <table:table-cell table:formula="of:=[.C1833]-[.C1832]" office:value-type="float" office:value="0">
            <text:p>0.000000</text:p>
          </table:table-cell>
          <table:table-cell table:formula="of:=[.A1833]-[.A1832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10965425972238-10965424016478=1955760</text:p>
          </table:table-cell>
        </table:table-row>
        <table:table-row table:style-name="ro1">
          <table:table-cell office:value-type="float" office:value="1839.367344">
            <text:p>1839.367344</text:p>
          </table:table-cell>
          <table:table-cell office:value-type="float" office:value="10965425986932">
            <text:p>10965425986932</text:p>
          </table:table-cell>
          <table:table-cell table:formula="of:=([.B1834]-[.B$4])/10^9" office:value-type="float" office:value="0.294925881">
            <text:p>0.294926</text:p>
          </table:table-cell>
          <table:table-cell table:formula="of:=[.C1834]-[.C1833]" office:value-type="float" office:value="0.0000146939999999818">
            <text:p>0.000015</text:p>
          </table:table-cell>
          <table:table-cell table:formula="of:=[.A1834]-[.A1833]" office:value-type="float" office:value="0.000013000000080865">
            <text:p>0.00001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367345">
            <text:p>1839.367345</text:p>
          </table:table-cell>
          <table:table-cell office:value-type="float" office:value="10965425986932">
            <text:p>10965425986932</text:p>
          </table:table-cell>
          <table:table-cell table:formula="of:=([.B1835]-[.B$4])/10^9" office:value-type="float" office:value="0.294925881">
            <text:p>0.294926</text:p>
          </table:table-cell>
          <table:table-cell table:formula="of:=[.C1835]-[.C1834]" office:value-type="float" office:value="0">
            <text:p>0.000000</text:p>
          </table:table-cell>
          <table:table-cell table:formula="of:=[.A1835]-[.A1834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6735">
            <text:p>1839.367350</text:p>
          </table:table-cell>
          <table:table-cell office:value-type="float" office:value="10965425986932">
            <text:p>10965425986932</text:p>
          </table:table-cell>
          <table:table-cell table:formula="of:=([.B1836]-[.B$4])/10^9" office:value-type="float" office:value="0.294925881">
            <text:p>0.294926</text:p>
          </table:table-cell>
          <table:table-cell table:formula="of:=[.C1836]-[.C1835]" office:value-type="float" office:value="0">
            <text:p>0.000000</text:p>
          </table:table-cell>
          <table:table-cell table:formula="of:=[.A1836]-[.A1835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68409">
            <text:p>1839.368409</text:p>
          </table:table-cell>
          <table:table-cell office:value-type="float" office:value="10965425986932">
            <text:p>10965425986932</text:p>
          </table:table-cell>
          <table:table-cell table:formula="of:=([.B1837]-[.B$4])/10^9" office:value-type="float" office:value="0.294925881">
            <text:p>0.294926</text:p>
          </table:table-cell>
          <table:table-cell table:formula="of:=[.C1837]-[.C1836]" office:value-type="float" office:value="0">
            <text:p>0.000000</text:p>
          </table:table-cell>
          <table:table-cell table:formula="of:=[.A1837]-[.A1836]" office:value-type="float" office:value="0.00105899999994108">
            <text:p>0.00105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68411">
            <text:p>1839.368411</text:p>
          </table:table-cell>
          <table:table-cell office:value-type="float" office:value="10965427054132">
            <text:p>10965427054132</text:p>
          </table:table-cell>
          <table:table-cell table:formula="of:=([.B1838]-[.B$4])/10^9" office:value-type="float" office:value="0.295993081">
            <text:p>0.295993</text:p>
          </table:table-cell>
          <table:table-cell table:formula="of:=[.C1838]-[.C1837]" office:value-type="float" office:value="0.00106719999999999">
            <text:p>0.001067</text:p>
          </table:table-cell>
          <table:table-cell table:formula="of:=[.A1838]-[.A183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68412">
            <text:p>1839.368412</text:p>
          </table:table-cell>
          <table:table-cell office:value-type="float" office:value="10965427054132">
            <text:p>10965427054132</text:p>
          </table:table-cell>
          <table:table-cell table:formula="of:=([.B1839]-[.B$4])/10^9" office:value-type="float" office:value="0.295993081">
            <text:p>0.295993</text:p>
          </table:table-cell>
          <table:table-cell table:formula="of:=[.C1839]-[.C1838]" office:value-type="float" office:value="0">
            <text:p>0.000000</text:p>
          </table:table-cell>
          <table:table-cell table:formula="of:=[.A1839]-[.A1838]" office:value-type="float" office:value="0.00000100000011116208">
            <text:p>0.000001</text:p>
          </table:table-cell>
          <table:table-cell office:value-type="string">
            <text:p>d_s is renewed (r + D) to 10965429054132; c_s is fully topped up</text:p>
          </table:table-cell>
          <table:table-cell table:number-columns-repeated="2"/>
        </table:table-row>
        <table:table-row table:style-name="ro1">
          <table:table-cell office:value-type="float" office:value="1839.368413">
            <text:p>1839.368413</text:p>
          </table:table-cell>
          <table:table-cell office:value-type="float" office:value="10965427054132">
            <text:p>10965427054132</text:p>
          </table:table-cell>
          <table:table-cell table:formula="of:=([.B1840]-[.B$4])/10^9" office:value-type="float" office:value="0.295993081">
            <text:p>0.295993</text:p>
          </table:table-cell>
          <table:table-cell table:formula="of:=[.C1840]-[.C1839]" office:value-type="float" office:value="0">
            <text:p>0.000000</text:p>
          </table:table-cell>
          <table:table-cell table:formula="of:=[.A1840]-[.A1839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368423">
            <text:p>1839.368423</text:p>
          </table:table-cell>
          <table:table-cell office:value-type="float" office:value="10965427066190">
            <text:p>10965427066190</text:p>
          </table:table-cell>
          <table:table-cell table:formula="of:=([.B1841]-[.B$4])/10^9" office:value-type="float" office:value="0.296005139">
            <text:p>0.296005</text:p>
          </table:table-cell>
          <table:table-cell table:formula="of:=[.C1841]-[.C1840]" office:value-type="float" office:value="0.0000120579999999815">
            <text:p>0.000012</text:p>
          </table:table-cell>
          <table:table-cell table:formula="of:=[.A1841]-[.A1840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68428">
            <text:p>1839.368428</text:p>
          </table:table-cell>
          <table:table-cell office:value-type="float" office:value="10965427066190">
            <text:p>10965427066190</text:p>
          </table:table-cell>
          <table:table-cell table:formula="of:=([.B1842]-[.B$4])/10^9" office:value-type="float" office:value="0.296005139">
            <text:p>0.296005</text:p>
          </table:table-cell>
          <table:table-cell table:formula="of:=[.C1842]-[.C1841]" office:value-type="float" office:value="0">
            <text:p>0.000000</text:p>
          </table:table-cell>
          <table:table-cell table:formula="of:=[.A1842]-[.A1841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369331">
            <text:p>1839.369331</text:p>
          </table:table-cell>
          <table:table-cell office:value-type="float" office:value="10965427973455">
            <text:p>10965427973455</text:p>
          </table:table-cell>
          <table:table-cell table:formula="of:=([.B1843]-[.B$4])/10^9" office:value-type="float" office:value="0.296912404">
            <text:p>0.296912</text:p>
          </table:table-cell>
          <table:table-cell table:formula="of:=[.C1843]-[.C1842]" office:value-type="float" office:value="0.000907265000000046">
            <text:p>0.000907</text:p>
          </table:table-cell>
          <table:table-cell table:formula="of:=[.A1843]-[.A1842]" office:value-type="float" office:value="0.000903000000107568">
            <text:p>0.00090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69332">
            <text:p>1839.369332</text:p>
          </table:table-cell>
          <table:table-cell office:value-type="float" office:value="10965427973455">
            <text:p>10965427973455</text:p>
          </table:table-cell>
          <table:table-cell table:formula="of:=([.B1844]-[.B$4])/10^9" office:value-type="float" office:value="0.296912404">
            <text:p>0.296912</text:p>
          </table:table-cell>
          <table:table-cell table:formula="of:=[.C1844]-[.C1843]" office:value-type="float" office:value="0">
            <text:p>0.000000</text:p>
          </table:table-cell>
          <table:table-cell table:formula="of:=[.A1844]-[.A1843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69337">
            <text:p>1839.369337</text:p>
          </table:table-cell>
          <table:table-cell office:value-type="float" office:value="10965427973455">
            <text:p>10965427973455</text:p>
          </table:table-cell>
          <table:table-cell table:formula="of:=([.B1845]-[.B$4])/10^9" office:value-type="float" office:value="0.296912404">
            <text:p>0.296912</text:p>
          </table:table-cell>
          <table:table-cell table:formula="of:=[.C1845]-[.C1844]" office:value-type="float" office:value="0">
            <text:p>0.000000</text:p>
          </table:table-cell>
          <table:table-cell table:formula="of:=[.A1845]-[.A1844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69422">
            <text:p>1839.369422</text:p>
          </table:table-cell>
          <table:table-cell office:value-type="float" office:value="10965428017074">
            <text:p>10965428017074</text:p>
          </table:table-cell>
          <table:table-cell table:formula="of:=([.B1846]-[.B$4])/10^9" office:value-type="float" office:value="0.296956023">
            <text:p>0.296956</text:p>
          </table:table-cell>
          <table:table-cell table:formula="of:=[.C1846]-[.C1845]" office:value-type="float" office:value="0.0000436189999999947">
            <text:p>0.000044</text:p>
          </table:table-cell>
          <table:table-cell table:formula="of:=[.A1846]-[.A1845]" office:value-type="float" office:value="0.0000849999998990825">
            <text:p>0.00008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369989">
            <text:p>1839.369989</text:p>
          </table:table-cell>
          <table:table-cell office:value-type="float" office:value="10965428640291">
            <text:p>10965428640291</text:p>
          </table:table-cell>
          <table:table-cell table:formula="of:=([.B1847]-[.B$4])/10^9" office:value-type="float" office:value="0.29757924">
            <text:p>0.297579</text:p>
          </table:table-cell>
          <table:table-cell table:formula="of:=[.C1847]-[.C1846]" office:value-type="float" office:value="0.000623217000000009">
            <text:p>0.000623</text:p>
          </table:table-cell>
          <table:table-cell table:formula="of:=[.A1847]-[.A1846]" office:value-type="float" office:value="0.000567000000046392">
            <text:p>0.00056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6999">
            <text:p>1839.369990</text:p>
          </table:table-cell>
          <table:table-cell office:value-type="float" office:value="10965428640291">
            <text:p>10965428640291</text:p>
          </table:table-cell>
          <table:table-cell table:formula="of:=([.B1848]-[.B$4])/10^9" office:value-type="float" office:value="0.29757924">
            <text:p>0.297579</text:p>
          </table:table-cell>
          <table:table-cell table:formula="of:=[.C1848]-[.C1847]" office:value-type="float" office:value="0">
            <text:p>0.000000</text:p>
          </table:table-cell>
          <table:table-cell table:formula="of:=[.A1848]-[.A1847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7">
            <text:p>1839.370000</text:p>
          </table:table-cell>
          <table:table-cell office:value-type="float" office:value="10965428640291">
            <text:p>10965428640291</text:p>
          </table:table-cell>
          <table:table-cell table:formula="of:=([.B1849]-[.B$4])/10^9" office:value-type="float" office:value="0.29757924">
            <text:p>0.297579</text:p>
          </table:table-cell>
          <table:table-cell table:formula="of:=[.C1849]-[.C1848]" office:value-type="float" office:value="0">
            <text:p>0.000000</text:p>
          </table:table-cell>
          <table:table-cell table:formula="of:=[.A1849]-[.A1848]" office:value-type="float" office:value="0.00000999999997475243">
            <text:p>0.00001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70003">
            <text:p>1839.370003</text:p>
          </table:table-cell>
          <table:table-cell office:value-type="float" office:value="10965428654210">
            <text:p>10965428654210</text:p>
          </table:table-cell>
          <table:table-cell table:formula="of:=([.B1850]-[.B$4])/10^9" office:value-type="float" office:value="0.297593159">
            <text:p>0.297593</text:p>
          </table:table-cell>
          <table:table-cell table:formula="of:=[.C1850]-[.C1849]" office:value-type="float" office:value="0.0000139189999999734">
            <text:p>0.000014</text:p>
          </table:table-cell>
          <table:table-cell table:formula="of:=[.A1850]-[.A1849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70004">
            <text:p>1839.370004</text:p>
          </table:table-cell>
          <table:table-cell office:value-type="float" office:value="10965428654210">
            <text:p>10965428654210</text:p>
          </table:table-cell>
          <table:table-cell table:formula="of:=([.B1851]-[.B$4])/10^9" office:value-type="float" office:value="0.297593159">
            <text:p>0.297593</text:p>
          </table:table-cell>
          <table:table-cell table:formula="of:=[.C1851]-[.C1850]" office:value-type="float" office:value="0">
            <text:p>0.000000</text:p>
          </table:table-cell>
          <table:table-cell table:formula="of:=[.A1851]-[.A1850]" office:value-type="float" office:value="0.00000100000011116208">
            <text:p>0.000001</text:p>
          </table:table-cell>
          <table:table-cell/>
          <table:table-cell office:value-type="string">
            <text:p>245246 / 404480 &gt; 2000000 / 5000000</text:p>
          </table:table-cell>
          <table:table-cell/>
        </table:table-row>
        <table:table-row table:style-name="ro1">
          <table:table-cell office:value-type="float" office:value="1839.370005">
            <text:p>1839.370005</text:p>
          </table:table-cell>
          <table:table-cell office:value-type="float" office:value="10965428654210">
            <text:p>10965428654210</text:p>
          </table:table-cell>
          <table:table-cell table:formula="of:=([.B1852]-[.B$4])/10^9" office:value-type="float" office:value="0.297593159">
            <text:p>0.297593</text:p>
          </table:table-cell>
          <table:table-cell table:formula="of:=[.C1852]-[.C1851]" office:value-type="float" office:value="0">
            <text:p>0.000000</text:p>
          </table:table-cell>
          <table:table-cell table:formula="of:=[.A1852]-[.A1851]" office:value-type="float" office:value="0.000000999999883788405">
            <text:p>0.000001</text:p>
          </table:table-cell>
          <table:table-cell/>
          <table:table-cell office:value-type="string">
            <text:p>d_s is renewed (r + D) to 10965433654210; c_s is fully topped up</text:p>
          </table:table-cell>
          <table:table-cell/>
        </table:table-row>
        <table:table-row table:style-name="ro1">
          <table:table-cell office:value-type="float" office:value="1839.370019">
            <text:p>1839.370019</text:p>
          </table:table-cell>
          <table:table-cell office:value-type="float" office:value="10965428663211">
            <text:p>10965428663211</text:p>
          </table:table-cell>
          <table:table-cell table:formula="of:=([.B1853]-[.B$4])/10^9" office:value-type="float" office:value="0.29760216">
            <text:p>0.297602</text:p>
          </table:table-cell>
          <table:table-cell table:formula="of:=[.C1853]-[.C1852]" office:value-type="float" office:value="0.00000900100000000847">
            <text:p>0.000009</text:p>
          </table:table-cell>
          <table:table-cell table:formula="of:=[.A1853]-[.A1852]" office:value-type="float" office:value="0.0000139999999646534">
            <text:p>0.00001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37191">
            <text:p>1839.371910</text:p>
          </table:table-cell>
          <table:table-cell office:value-type="float" office:value="10965430561361">
            <text:p>10965430561361</text:p>
          </table:table-cell>
          <table:table-cell table:formula="of:=([.B1854]-[.B$4])/10^9" office:value-type="float" office:value="0.29950031">
            <text:p>0.299500</text:p>
          </table:table-cell>
          <table:table-cell table:formula="of:=[.C1854]-[.C1853]" office:value-type="float" office:value="0.00189814999999999">
            <text:p>0.001898</text:p>
          </table:table-cell>
          <table:table-cell table:formula="of:=[.A1854]-[.A1853]" office:value-type="float" office:value="0.00189100000011422">
            <text:p>0.00189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71911">
            <text:p>1839.371911</text:p>
          </table:table-cell>
          <table:table-cell office:value-type="float" office:value="10965430561361">
            <text:p>10965430561361</text:p>
          </table:table-cell>
          <table:table-cell table:formula="of:=([.B1855]-[.B$4])/10^9" office:value-type="float" office:value="0.29950031">
            <text:p>0.299500</text:p>
          </table:table-cell>
          <table:table-cell table:formula="of:=[.C1855]-[.C1854]" office:value-type="float" office:value="0">
            <text:p>0.000000</text:p>
          </table:table-cell>
          <table:table-cell table:formula="of:=[.A1855]-[.A1854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72432">
            <text:p>1839.372432</text:p>
          </table:table-cell>
          <table:table-cell office:value-type="float" office:value="10965430568158">
            <text:p>10965430568158</text:p>
          </table:table-cell>
          <table:table-cell table:formula="of:=([.B1856]-[.B$4])/10^9" office:value-type="float" office:value="0.299507107">
            <text:p>0.299507</text:p>
          </table:table-cell>
          <table:table-cell table:formula="of:=[.C1856]-[.C1855]" office:value-type="float" office:value="0.00000679700000000283">
            <text:p>0.000007</text:p>
          </table:table-cell>
          <table:table-cell table:formula="of:=[.A1856]-[.A1855]" office:value-type="float" office:value="0.000520999999935157">
            <text:p>0.00052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372434">
            <text:p>1839.372434</text:p>
          </table:table-cell>
          <table:table-cell office:value-type="float" office:value="10965431092589">
            <text:p>10965431092589</text:p>
          </table:table-cell>
          <table:table-cell table:formula="of:=([.B1857]-[.B$4])/10^9" office:value-type="float" office:value="0.300031538">
            <text:p>0.300032</text:p>
          </table:table-cell>
          <table:table-cell table:formula="of:=[.C1857]-[.C1856]" office:value-type="float" office:value="0.000524430999999992">
            <text:p>0.000524</text:p>
          </table:table-cell>
          <table:table-cell table:formula="of:=[.A1857]-[.A1856]" office:value-type="float" office:value="0.00000200000022232416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372435">
            <text:p>1839.372435</text:p>
          </table:table-cell>
          <table:table-cell office:value-type="float" office:value="10965431092589">
            <text:p>10965431092589</text:p>
          </table:table-cell>
          <table:table-cell table:formula="of:=([.B1858]-[.B$4])/10^9" office:value-type="float" office:value="0.300031538">
            <text:p>0.300032</text:p>
          </table:table-cell>
          <table:table-cell table:formula="of:=[.C1858]-[.C1857]" office:value-type="float" office:value="0">
            <text:p>0.000000</text:p>
          </table:table-cell>
          <table:table-cell table:formula="of:=[.A1858]-[.A1857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438092589; c_s is fully topped up</text:p>
          </table:table-cell>
        </table:table-row>
        <table:table-row table:style-name="ro1">
          <table:table-cell office:value-type="float" office:value="1839.372439">
            <text:p>1839.372439</text:p>
          </table:table-cell>
          <table:table-cell office:value-type="float" office:value="10965431092589">
            <text:p>10965431092589</text:p>
          </table:table-cell>
          <table:table-cell table:formula="of:=([.B1859]-[.B$4])/10^9" office:value-type="float" office:value="0.300031538">
            <text:p>0.300032</text:p>
          </table:table-cell>
          <table:table-cell table:formula="of:=[.C1859]-[.C1858]" office:value-type="float" office:value="0">
            <text:p>0.000000</text:p>
          </table:table-cell>
          <table:table-cell table:formula="of:=[.A1859]-[.A1858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72441">
            <text:p>1839.372441</text:p>
          </table:table-cell>
          <table:table-cell office:value-type="float" office:value="10965431099303">
            <text:p>10965431099303</text:p>
          </table:table-cell>
          <table:table-cell table:formula="of:=([.B1860]-[.B$4])/10^9" office:value-type="float" office:value="0.300038252">
            <text:p>0.300038</text:p>
          </table:table-cell>
          <table:table-cell table:formula="of:=[.C1860]-[.C1859]" office:value-type="float" office:value="0.00000671400000001876">
            <text:p>0.000007</text:p>
          </table:table-cell>
          <table:table-cell table:formula="of:=[.A1860]-[.A185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72442">
            <text:p>1839.372442</text:p>
          </table:table-cell>
          <table:table-cell office:value-type="float" office:value="10965431099303">
            <text:p>10965431099303</text:p>
          </table:table-cell>
          <table:table-cell table:formula="of:=([.B1861]-[.B$4])/10^9" office:value-type="float" office:value="0.300038252">
            <text:p>0.300038</text:p>
          </table:table-cell>
          <table:table-cell table:formula="of:=[.C1861]-[.C1860]" office:value-type="float" office:value="0">
            <text:p>0.000000</text:p>
          </table:table-cell>
          <table:table-cell table:formula="of:=[.A1861]-[.A1860]" office:value-type="float" office:value="0.00000100000011116208">
            <text:p>0.000001</text:p>
          </table:table-cell>
          <table:table-cell office:value-type="string">
            <text:p>d_s is renewed (r + D) to 10965433099303; c_s is fully topped up</text:p>
          </table:table-cell>
          <table:table-cell table:number-columns-repeated="2"/>
        </table:table-row>
        <table:table-row table:style-name="ro1">
          <table:table-cell table:style-name="ce4" office:value-type="float" office:value="1839.372445">
            <text:p>1839.372445</text:p>
          </table:table-cell>
          <table:table-cell table:style-name="ce8" office:value-type="float" office:value="10965431099303">
            <text:p>10965431099303</text:p>
          </table:table-cell>
          <table:table-cell table:style-name="ce4" table:formula="of:=([.B1862]-[.B$4])/10^9" office:value-type="float" office:value="0.300038252">
            <text:p>0.300038</text:p>
          </table:table-cell>
          <table:table-cell table:style-name="ce4" table:formula="of:=[.C1862]-[.C1861]" office:value-type="float" office:value="0">
            <text:p>0.000000</text:p>
          </table:table-cell>
          <table:table-cell table:style-name="ce4" table:formula="of:=[.A1862]-[.A1861]" office:value-type="float" office:value="0.00000299999987873889">
            <text:p>0.000003</text:p>
          </table:table-cell>
          <table:table-cell table:style-name="ce8"/>
          <table:table-cell table:style-name="ce8" office:value-type="string">
            <text:p>select_task_rq_dl</text:p>
          </table:table-cell>
          <table:table-cell/>
        </table:table-row>
        <table:table-row table:style-name="ro1">
          <table:table-cell table:style-name="ce4" office:value-type="float" office:value="1839.372447">
            <text:p>1839.372447</text:p>
          </table:table-cell>
          <table:table-cell table:style-name="ce8" office:value-type="float" office:value="10965431105518">
            <text:p>10965431105518</text:p>
          </table:table-cell>
          <table:table-cell table:style-name="ce4" table:formula="of:=([.B1863]-[.B$4])/10^9" office:value-type="float" office:value="0.300044467">
            <text:p>0.300044</text:p>
          </table:table-cell>
          <table:table-cell table:style-name="ce4" table:formula="of:=[.C1863]-[.C1862]" office:value-type="float" office:value="0.0000062149999999761">
            <text:p>0.000006</text:p>
          </table:table-cell>
          <table:table-cell table:style-name="ce4" table:formula="of:=[.A1863]-[.A1862]" office:value-type="float" office:value="0.00000199999999495049">
            <text:p>0.000002</text:p>
          </table:table-cell>
          <table:table-cell table:style-name="ce8"/>
          <table:table-cell table:style-name="ce8" office:value-type="string">
            <text:p>is enqueued</text:p>
          </table:table-cell>
          <table:table-cell/>
        </table:table-row>
        <table:table-row table:style-name="ro1">
          <table:table-cell table:style-name="ce4" office:value-type="float" office:value="1839.372448">
            <text:p>1839.372448</text:p>
          </table:table-cell>
          <table:table-cell table:style-name="ce8" office:value-type="float" office:value="10965431105518">
            <text:p>10965431105518</text:p>
          </table:table-cell>
          <table:table-cell table:style-name="ce4" table:formula="of:=([.B1864]-[.B$4])/10^9" office:value-type="float" office:value="0.300044467">
            <text:p>0.300044</text:p>
          </table:table-cell>
          <table:table-cell table:style-name="ce4" table:formula="of:=[.C1864]-[.C1863]" office:value-type="float" office:value="0">
            <text:p>0.000000</text:p>
          </table:table-cell>
          <table:table-cell table:style-name="ce4" table:formula="of:=[.A1864]-[.A1863]" office:value-type="float" office:value="0.00000100000011116208">
            <text:p>0.000001</text:p>
          </table:table-cell>
          <table:table-cell table:style-name="ce8"/>
          <table:table-cell table:style-name="ce8" office:value-type="string">
            <text:p>101850 / 2548692 &lt;= 2000000 / 5000000</text:p>
          </table:table-cell>
          <table:table-cell/>
        </table:table-row>
        <table:table-row table:style-name="ro1">
          <table:table-cell table:style-name="ce4" office:value-type="float" office:value="1839.372449">
            <text:p>1839.372449</text:p>
          </table:table-cell>
          <table:table-cell table:style-name="ce8" office:value-type="float" office:value="10965431105518">
            <text:p>10965431105518</text:p>
          </table:table-cell>
          <table:table-cell table:style-name="ce4" table:formula="of:=([.B1865]-[.B$4])/10^9" office:value-type="float" office:value="0.300044467">
            <text:p>0.300044</text:p>
          </table:table-cell>
          <table:table-cell table:style-name="ce4" table:formula="of:=[.C1865]-[.C1864]" office:value-type="float" office:value="0">
            <text:p>0.000000</text:p>
          </table:table-cell>
          <table:table-cell table:style-name="ce4" table:formula="of:=[.A1865]-[.A1864]" office:value-type="float" office:value="0.000000999999883788405">
            <text:p>0.000001</text:p>
          </table:table-cell>
          <table:table-cell table:style-name="ce8"/>
          <table:table-cell table:style-name="ce8" office:value-type="string">
            <text:p>resumes its BW pair</text:p>
          </table:table-cell>
          <table:table-cell/>
        </table:table-row>
        <table:table-row table:style-name="ro1">
          <table:table-cell table:style-name="ce4" office:value-type="float" office:value="1839.372491">
            <text:p>1839.372491</text:p>
          </table:table-cell>
          <table:table-cell table:style-name="ce8" office:value-type="float" office:value="10965431105518">
            <text:p>10965431105518</text:p>
          </table:table-cell>
          <table:table-cell table:style-name="ce4" table:formula="of:=([.B1866]-[.B$4])/10^9" office:value-type="float" office:value="0.300044467">
            <text:p>0.300044</text:p>
          </table:table-cell>
          <table:table-cell table:style-name="ce4" table:formula="of:=[.C1866]-[.C1865]" office:value-type="float" office:value="0">
            <text:p>0.000000</text:p>
          </table:table-cell>
          <table:table-cell table:style-name="ce4" table:formula="of:=[.A1866]-[.A1865]" office:value-type="float" office:value="0.0000420000001213339">
            <text:p>0.000042</text:p>
          </table:table-cell>
          <table:table-cell table:style-name="ce8" office:value-type="string">
            <text:p>is pick_next_task_dl-ed by swapper (0)</text:p>
          </table:table-cell>
          <table:table-cell table:style-name="ce8"/>
          <table:table-cell/>
        </table:table-row>
        <table:table-row table:style-name="ro1">
          <table:table-cell table:style-name="ce5" office:value-type="float" office:value="1839.373408">
            <text:p>1839.373408</text:p>
          </table:table-cell>
          <table:table-cell table:style-name="ce9" office:value-type="float" office:value="10965432067328">
            <text:p>10965432067328</text:p>
          </table:table-cell>
          <table:table-cell table:style-name="ce5" table:formula="of:=([.B1867]-[.B$4])/10^9" office:value-type="float" office:value="0.301006277">
            <text:p>0.301006</text:p>
          </table:table-cell>
          <table:table-cell table:style-name="ce5" table:formula="of:=[.C1867]-[.C1866]" office:value-type="float" office:value="0.000961810000000007">
            <text:p>0.000962</text:p>
          </table:table-cell>
          <table:table-cell table:style-name="ce5" table:formula="of:=[.A1867]-[.A1866]" office:value-type="float" office:value="0.000916999999844848">
            <text:p>0.000917</text:p>
          </table:table-cell>
          <table:table-cell table:style-name="ce9" office:value-type="string">
            <text:p>is dequeued</text:p>
          </table:table-cell>
          <table:table-cell table:style-name="ce9"/>
          <table:table-cell/>
        </table:table-row>
        <table:table-row table:style-name="ro1">
          <table:table-cell table:style-name="ce4" office:value-type="float" office:value="1839.373409">
            <text:p>1839.373409</text:p>
          </table:table-cell>
          <table:table-cell table:style-name="ce8" office:value-type="float" office:value="10965432067328">
            <text:p>10965432067328</text:p>
          </table:table-cell>
          <table:table-cell table:style-name="ce4" table:formula="of:=([.B1868]-[.B$4])/10^9" office:value-type="float" office:value="0.301006277">
            <text:p>0.301006</text:p>
          </table:table-cell>
          <table:table-cell table:style-name="ce4" table:formula="of:=[.C1868]-[.C1867]" office:value-type="float" office:value="0">
            <text:p>0.000000</text:p>
          </table:table-cell>
          <table:table-cell table:style-name="ce4" table:formula="of:=[.A1868]-[.A1867]" office:value-type="float" office:value="0.00000100000011116208">
            <text:p>0.000001</text:p>
          </table:table-cell>
          <table:table-cell table:style-name="ce8" office:value-type="string">
            <text:p>put_prev_task_dl</text:p>
          </table:table-cell>
          <table:table-cell table:style-name="ce8"/>
          <table:table-cell/>
        </table:table-row>
        <table:table-row table:style-name="ro1">
          <table:table-cell table:style-name="ce4" office:value-type="float" office:value="1839.373417">
            <text:p>1839.373417</text:p>
          </table:table-cell>
          <table:table-cell table:style-name="ce8" office:value-type="float" office:value="10965432067328">
            <text:p>10965432067328</text:p>
          </table:table-cell>
          <table:table-cell table:style-name="ce4" table:formula="of:=([.B1869]-[.B$4])/10^9" office:value-type="float" office:value="0.301006277">
            <text:p>0.301006</text:p>
          </table:table-cell>
          <table:table-cell table:style-name="ce4" table:formula="of:=[.C1869]-[.C1868]" office:value-type="float" office:value="0">
            <text:p>0.000000</text:p>
          </table:table-cell>
          <table:table-cell table:style-name="ce4" table:formula="of:=[.A1869]-[.A1868]" office:value-type="float" office:value="0.00000799999997980194">
            <text:p>0.000008</text:p>
          </table:table-cell>
          <table:table-cell table:style-name="ce8"/>
          <table:table-cell table:style-name="ce8" office:value-type="string">
            <text:p>is pick_next_task_dl-ed by Task 1</text:p>
          </table:table-cell>
          <table:table-cell/>
        </table:table-row>
        <table:table-row table:style-name="ro1">
          <table:table-cell table:style-name="ce5" office:value-type="float" office:value="1839.373521">
            <text:p>1839.373521</text:p>
          </table:table-cell>
          <table:table-cell table:style-name="ce9" office:value-type="float" office:value="10965432179938">
            <text:p>10965432179938</text:p>
          </table:table-cell>
          <table:table-cell table:style-name="ce5" table:formula="of:=([.B1870]-[.B$4])/10^9" office:value-type="float" office:value="0.301118887">
            <text:p>0.301119</text:p>
          </table:table-cell>
          <table:table-cell table:style-name="ce5" table:formula="of:=[.C1870]-[.C1869]" office:value-type="float" office:value="0.000112610000000013">
            <text:p>0.000113</text:p>
          </table:table-cell>
          <table:table-cell table:style-name="ce5" table:formula="of:=[.A1870]-[.A1869]" office:value-type="float" office:value="0.000103999999964799">
            <text:p>0.000104</text:p>
          </table:table-cell>
          <table:table-cell table:style-name="ce9" office:value-type="string">
            <text:p>← <text:span text:style-name="T1">The 102 us of Task 2 is not killed by 962 us of Task 1</text:span></text:p>
          </table:table-cell>
          <table:table-cell table:style-name="ce9" office:value-type="string">
            <text:p>rorun</text:p>
          </table:table-cell>
          <table:table-cell/>
        </table:table-row>
        <table:table-row table:style-name="ro1">
          <table:table-cell table:style-name="ce4" office:value-type="float" office:value="1839.373522">
            <text:p>1839.373522</text:p>
          </table:table-cell>
          <table:table-cell table:style-name="ce8" office:value-type="float" office:value="10965432179938">
            <text:p>10965432179938</text:p>
          </table:table-cell>
          <table:table-cell table:style-name="ce4" table:formula="of:=([.B1871]-[.B$4])/10^9" office:value-type="float" office:value="0.301118887">
            <text:p>0.301119</text:p>
          </table:table-cell>
          <table:table-cell table:style-name="ce4" table:formula="of:=[.C1871]-[.C1870]" office:value-type="float" office:value="0">
            <text:p>0.000000</text:p>
          </table:table-cell>
          <table:table-cell table:style-name="ce4" table:formula="of:=[.A1871]-[.A1870]" office:value-type="float" office:value="0.00000100000011116208">
            <text:p>0.000001</text:p>
          </table:table-cell>
          <table:table-cell table:style-name="ce8"/>
          <table:table-cell table:style-name="ce8" office:value-type="string">
            <text:p>uses up its c_s; 10965432179938-10965432067328=112610</text:p>
          </table:table-cell>
          <table:table-cell/>
        </table:table-row>
        <table:table-row table:style-name="ro1">
          <table:table-cell table:style-name="ce4" office:value-type="float" office:value="1839.373534">
            <text:p>1839.373534</text:p>
          </table:table-cell>
          <table:table-cell table:style-name="ce8" office:value-type="float" office:value="10965432193797">
            <text:p>10965432193797</text:p>
          </table:table-cell>
          <table:table-cell table:style-name="ce4" table:formula="of:=([.B1872]-[.B$4])/10^9" office:value-type="float" office:value="0.301132746">
            <text:p>0.301133</text:p>
          </table:table-cell>
          <table:table-cell table:style-name="ce4" table:formula="of:=[.C1872]-[.C1871]" office:value-type="float" office:value="0.0000138590000000049">
            <text:p>0.000014</text:p>
          </table:table-cell>
          <table:table-cell table:style-name="ce4" table:formula="of:=[.A1872]-[.A1871]" office:value-type="float" office:value="0.0000119999999697029">
            <text:p>0.000012</text:p>
          </table:table-cell>
          <table:table-cell table:style-name="ce8"/>
          <table:table-cell table:style-name="ce8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73539">
            <text:p>1839.373539</text:p>
          </table:table-cell>
          <table:table-cell office:value-type="float" office:value="10965432193797">
            <text:p>10965432193797</text:p>
          </table:table-cell>
          <table:table-cell table:formula="of:=([.B1873]-[.B$4])/10^9" office:value-type="float" office:value="0.301132746">
            <text:p>0.301133</text:p>
          </table:table-cell>
          <table:table-cell table:formula="of:=[.C1873]-[.C1872]" office:value-type="float" office:value="0">
            <text:p>0.000000</text:p>
          </table:table-cell>
          <table:table-cell table:formula="of:=[.A1873]-[.A187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75002">
            <text:p>1839.375002</text:p>
          </table:table-cell>
          <table:table-cell office:value-type="float" office:value="10965432193797">
            <text:p>10965432193797</text:p>
          </table:table-cell>
          <table:table-cell table:formula="of:=([.B1874]-[.B$4])/10^9" office:value-type="float" office:value="0.301132746">
            <text:p>0.301133</text:p>
          </table:table-cell>
          <table:table-cell table:formula="of:=[.C1874]-[.C1873]" office:value-type="float" office:value="0">
            <text:p>0.000000</text:p>
          </table:table-cell>
          <table:table-cell table:formula="of:=[.A1874]-[.A1873]" office:value-type="float" office:value="0.00146300000005795">
            <text:p>0.00146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75002">
            <text:p>1839.375002</text:p>
          </table:table-cell>
          <table:table-cell office:value-type="float" office:value="10965432193797">
            <text:p>10965432193797</text:p>
          </table:table-cell>
          <table:table-cell table:formula="of:=([.B1875]-[.B$4])/10^9" office:value-type="float" office:value="0.301132746">
            <text:p>0.301133</text:p>
          </table:table-cell>
          <table:table-cell table:formula="of:=[.C1875]-[.C1874]" office:value-type="float" office:value="0">
            <text:p>0.000000</text:p>
          </table:table-cell>
          <table:table-cell table:formula="of:=[.A1875]-[.A1874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75004">
            <text:p>1839.375004</text:p>
          </table:table-cell>
          <table:table-cell office:value-type="float" office:value="10965432193797">
            <text:p>10965432193797</text:p>
          </table:table-cell>
          <table:table-cell table:formula="of:=([.B1876]-[.B$4])/10^9" office:value-type="float" office:value="0.301132746">
            <text:p>0.301133</text:p>
          </table:table-cell>
          <table:table-cell table:formula="of:=[.C1876]-[.C1875]" office:value-type="float" office:value="0">
            <text:p>0.000000</text:p>
          </table:table-cell>
          <table:table-cell table:formula="of:=[.A1876]-[.A1875]" office:value-type="float" office:value="0.00000199999999495049">
            <text:p>0.000002</text:p>
          </table:table-cell>
          <table:table-cell/>
          <table:table-cell office:value-type="string">
            <text:p>postpones its deadline to 10965438654210; c_s is topped up to 1989240</text:p>
          </table:table-cell>
          <table:table-cell/>
        </table:table-row>
        <table:table-row table:style-name="ro1">
          <table:table-cell office:value-type="float" office:value="1839.376391">
            <text:p>1839.376391</text:p>
          </table:table-cell>
          <table:table-cell office:value-type="float" office:value="10965432193797">
            <text:p>10965432193797</text:p>
          </table:table-cell>
          <table:table-cell table:formula="of:=([.B1877]-[.B$4])/10^9" office:value-type="float" office:value="0.301132746">
            <text:p>0.301133</text:p>
          </table:table-cell>
          <table:table-cell table:formula="of:=[.C1877]-[.C1876]" office:value-type="float" office:value="0">
            <text:p>0.000000</text:p>
          </table:table-cell>
          <table:table-cell table:formula="of:=[.A1877]-[.A1876]" office:value-type="float" office:value="0.00138700000002245">
            <text:p>0.00138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76393">
            <text:p>1839.376393</text:p>
          </table:table-cell>
          <table:table-cell office:value-type="float" office:value="10965435053238">
            <text:p>10965435053238</text:p>
          </table:table-cell>
          <table:table-cell table:formula="of:=([.B1878]-[.B$4])/10^9" office:value-type="float" office:value="0.303992187">
            <text:p>0.303992</text:p>
          </table:table-cell>
          <table:table-cell table:formula="of:=[.C1878]-[.C1877]" office:value-type="float" office:value="0.00285944100000002">
            <text:p>0.002859</text:p>
          </table:table-cell>
          <table:table-cell table:formula="of:=[.A1878]-[.A187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76394">
            <text:p>1839.376394</text:p>
          </table:table-cell>
          <table:table-cell office:value-type="float" office:value="10965435053238">
            <text:p>10965435053238</text:p>
          </table:table-cell>
          <table:table-cell table:formula="of:=([.B1879]-[.B$4])/10^9" office:value-type="float" office:value="0.303992187">
            <text:p>0.303992</text:p>
          </table:table-cell>
          <table:table-cell table:formula="of:=[.C1879]-[.C1878]" office:value-type="float" office:value="0">
            <text:p>0.000000</text:p>
          </table:table-cell>
          <table:table-cell table:formula="of:=[.A1879]-[.A1878]" office:value-type="float" office:value="0.000000999999883788405">
            <text:p>0.000001</text:p>
          </table:table-cell>
          <table:table-cell office:value-type="string">
            <text:p>d_s is renewed (r + D) to 10965437053238; c_s is fully topped up</text:p>
          </table:table-cell>
          <table:table-cell table:number-columns-repeated="2"/>
        </table:table-row>
        <table:table-row table:style-name="ro1">
          <table:table-cell office:value-type="float" office:value="1839.376395">
            <text:p>1839.376395</text:p>
          </table:table-cell>
          <table:table-cell office:value-type="float" office:value="10965435053238">
            <text:p>10965435053238</text:p>
          </table:table-cell>
          <table:table-cell table:formula="of:=([.B1880]-[.B$4])/10^9" office:value-type="float" office:value="0.303992187">
            <text:p>0.303992</text:p>
          </table:table-cell>
          <table:table-cell table:formula="of:=[.C1880]-[.C1879]" office:value-type="float" office:value="0">
            <text:p>0.000000</text:p>
          </table:table-cell>
          <table:table-cell table:formula="of:=[.A1880]-[.A1879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376405">
            <text:p>1839.376405</text:p>
          </table:table-cell>
          <table:table-cell office:value-type="float" office:value="10965435065140">
            <text:p>10965435065140</text:p>
          </table:table-cell>
          <table:table-cell table:formula="of:=([.B1881]-[.B$4])/10^9" office:value-type="float" office:value="0.304004089">
            <text:p>0.304004</text:p>
          </table:table-cell>
          <table:table-cell table:formula="of:=[.C1881]-[.C1880]" office:value-type="float" office:value="0.0000119019999999526">
            <text:p>0.000012</text:p>
          </table:table-cell>
          <table:table-cell table:formula="of:=[.A1881]-[.A1880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7641">
            <text:p>1839.376410</text:p>
          </table:table-cell>
          <table:table-cell office:value-type="float" office:value="10965435065140">
            <text:p>10965435065140</text:p>
          </table:table-cell>
          <table:table-cell table:formula="of:=([.B1882]-[.B$4])/10^9" office:value-type="float" office:value="0.304004089">
            <text:p>0.304004</text:p>
          </table:table-cell>
          <table:table-cell table:formula="of:=[.C1882]-[.C1881]" office:value-type="float" office:value="0">
            <text:p>0.000000</text:p>
          </table:table-cell>
          <table:table-cell table:formula="of:=[.A1882]-[.A1881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377298">
            <text:p>1839.377298</text:p>
          </table:table-cell>
          <table:table-cell office:value-type="float" office:value="10965435958120">
            <text:p>10965435958120</text:p>
          </table:table-cell>
          <table:table-cell table:formula="of:=([.B1883]-[.B$4])/10^9" office:value-type="float" office:value="0.304897069">
            <text:p>0.304897</text:p>
          </table:table-cell>
          <table:table-cell table:formula="of:=[.C1883]-[.C1882]" office:value-type="float" office:value="0.000892980000000043">
            <text:p>0.000893</text:p>
          </table:table-cell>
          <table:table-cell table:formula="of:=[.A1883]-[.A1882]" office:value-type="float" office:value="0.000888000000031752">
            <text:p>0.00088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77299">
            <text:p>1839.377299</text:p>
          </table:table-cell>
          <table:table-cell office:value-type="float" office:value="10965435958120">
            <text:p>10965435958120</text:p>
          </table:table-cell>
          <table:table-cell table:formula="of:=([.B1884]-[.B$4])/10^9" office:value-type="float" office:value="0.304897069">
            <text:p>0.304897</text:p>
          </table:table-cell>
          <table:table-cell table:formula="of:=[.C1884]-[.C1883]" office:value-type="float" office:value="0">
            <text:p>0.000000</text:p>
          </table:table-cell>
          <table:table-cell table:formula="of:=[.A1884]-[.A1883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77304">
            <text:p>1839.377304</text:p>
          </table:table-cell>
          <table:table-cell office:value-type="float" office:value="10965435958120">
            <text:p>10965435958120</text:p>
          </table:table-cell>
          <table:table-cell table:formula="of:=([.B1885]-[.B$4])/10^9" office:value-type="float" office:value="0.304897069">
            <text:p>0.304897</text:p>
          </table:table-cell>
          <table:table-cell table:formula="of:=[.C1885]-[.C1884]" office:value-type="float" office:value="0">
            <text:p>0.000000</text:p>
          </table:table-cell>
          <table:table-cell table:formula="of:=[.A1885]-[.A188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377437">
            <text:p>1839.377437</text:p>
          </table:table-cell>
          <table:table-cell office:value-type="float" office:value="10965436104553">
            <text:p>10965436104553</text:p>
          </table:table-cell>
          <table:table-cell table:formula="of:=([.B1886]-[.B$4])/10^9" office:value-type="float" office:value="0.305043502">
            <text:p>0.305044</text:p>
          </table:table-cell>
          <table:table-cell table:formula="of:=[.C1886]-[.C1885]" office:value-type="float" office:value="0.000146433000000001">
            <text:p>0.000146</text:p>
          </table:table-cell>
          <table:table-cell table:formula="of:=[.A1886]-[.A1885]" office:value-type="float" office:value="0.000133000000005268">
            <text:p>0.000133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377437">
            <text:p>1839.377437</text:p>
          </table:table-cell>
          <table:table-cell office:value-type="float" office:value="10965436104553">
            <text:p>10965436104553</text:p>
          </table:table-cell>
          <table:table-cell table:formula="of:=([.B1887]-[.B$4])/10^9" office:value-type="float" office:value="0.305043502">
            <text:p>0.305044</text:p>
          </table:table-cell>
          <table:table-cell table:formula="of:=[.C1887]-[.C1886]" office:value-type="float" office:value="0">
            <text:p>0.000000</text:p>
          </table:table-cell>
          <table:table-cell table:formula="of:=[.A1887]-[.A1886]" office:value-type="float" office:value="0">
            <text:p>0.000000</text:p>
          </table:table-cell>
          <table:table-cell table:number-columns-repeated="2"/>
          <table:table-cell office:value-type="string">
            <text:p>uses up its c_s; 10965436104553-10965436015050=89503</text:p>
          </table:table-cell>
        </table:table-row>
        <table:table-row table:style-name="ro1">
          <table:table-cell office:value-type="float" office:value="1839.37745">
            <text:p>1839.377450</text:p>
          </table:table-cell>
          <table:table-cell office:value-type="float" office:value="10965436118100">
            <text:p>10965436118100</text:p>
          </table:table-cell>
          <table:table-cell table:formula="of:=([.B1888]-[.B$4])/10^9" office:value-type="float" office:value="0.305057049">
            <text:p>0.305057</text:p>
          </table:table-cell>
          <table:table-cell table:formula="of:=[.C1888]-[.C1887]" office:value-type="float" office:value="0.0000135470000000026">
            <text:p>0.000014</text:p>
          </table:table-cell>
          <table:table-cell table:formula="of:=[.A1888]-[.A1887]" office:value-type="float" office:value="0.0000129999998534913">
            <text:p>0.00001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77455">
            <text:p>1839.377455</text:p>
          </table:table-cell>
          <table:table-cell office:value-type="float" office:value="10965436118100">
            <text:p>10965436118100</text:p>
          </table:table-cell>
          <table:table-cell table:formula="of:=([.B1889]-[.B$4])/10^9" office:value-type="float" office:value="0.305057049">
            <text:p>0.305057</text:p>
          </table:table-cell>
          <table:table-cell table:formula="of:=[.C1889]-[.C1888]" office:value-type="float" office:value="0">
            <text:p>0.000000</text:p>
          </table:table-cell>
          <table:table-cell table:formula="of:=[.A1889]-[.A1888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79269">
            <text:p>1839.379269</text:p>
          </table:table-cell>
          <table:table-cell office:value-type="float" office:value="10965437937280">
            <text:p>10965437937280</text:p>
          </table:table-cell>
          <table:table-cell table:formula="of:=([.B1890]-[.B$4])/10^9" office:value-type="float" office:value="0.306876229">
            <text:p>0.306876</text:p>
          </table:table-cell>
          <table:table-cell table:formula="of:=[.C1890]-[.C1889]" office:value-type="float" office:value="0.00181917999999998">
            <text:p>0.001819</text:p>
          </table:table-cell>
          <table:table-cell table:formula="of:=[.A1890]-[.A1889]" office:value-type="float" office:value="0.00181399999996756">
            <text:p>0.00181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7927">
            <text:p>1839.379270</text:p>
          </table:table-cell>
          <table:table-cell office:value-type="float" office:value="10965437937280">
            <text:p>10965437937280</text:p>
          </table:table-cell>
          <table:table-cell table:formula="of:=([.B1891]-[.B$4])/10^9" office:value-type="float" office:value="0.306876229">
            <text:p>0.306876</text:p>
          </table:table-cell>
          <table:table-cell table:formula="of:=[.C1891]-[.C1890]" office:value-type="float" office:value="0">
            <text:p>0.000000</text:p>
          </table:table-cell>
          <table:table-cell table:formula="of:=[.A1891]-[.A1890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79279">
            <text:p>1839.379279</text:p>
          </table:table-cell>
          <table:table-cell office:value-type="float" office:value="10965437937280">
            <text:p>10965437937280</text:p>
          </table:table-cell>
          <table:table-cell table:formula="of:=([.B1892]-[.B$4])/10^9" office:value-type="float" office:value="0.306876229">
            <text:p>0.306876</text:p>
          </table:table-cell>
          <table:table-cell table:formula="of:=[.C1892]-[.C1891]" office:value-type="float" office:value="0">
            <text:p>0.000000</text:p>
          </table:table-cell>
          <table:table-cell table:formula="of:=[.A1892]-[.A1891]" office:value-type="float" office:value="0.00000900000009096402">
            <text:p>0.00000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79281">
            <text:p>1839.379281</text:p>
          </table:table-cell>
          <table:table-cell office:value-type="float" office:value="10965437949391">
            <text:p>10965437949391</text:p>
          </table:table-cell>
          <table:table-cell table:formula="of:=([.B1893]-[.B$4])/10^9" office:value-type="float" office:value="0.30688834">
            <text:p>0.306888</text:p>
          </table:table-cell>
          <table:table-cell table:formula="of:=[.C1893]-[.C1892]" office:value-type="float" office:value="0.0000121109999999813">
            <text:p>0.000012</text:p>
          </table:table-cell>
          <table:table-cell table:formula="of:=[.A1893]-[.A189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79282">
            <text:p>1839.379282</text:p>
          </table:table-cell>
          <table:table-cell office:value-type="float" office:value="10965437949391">
            <text:p>10965437949391</text:p>
          </table:table-cell>
          <table:table-cell table:formula="of:=([.B1894]-[.B$4])/10^9" office:value-type="float" office:value="0.30688834">
            <text:p>0.306888</text:p>
          </table:table-cell>
          <table:table-cell table:formula="of:=[.C1894]-[.C1893]" office:value-type="float" office:value="0">
            <text:p>0.000000</text:p>
          </table:table-cell>
          <table:table-cell table:formula="of:=[.A1894]-[.A1893]" office:value-type="float" office:value="0.00000100000011116208">
            <text:p>0.000001</text:p>
          </table:table-cell>
          <table:table-cell/>
          <table:table-cell office:value-type="string">
            <text:p>170060 / 704819 &lt;= 2000000 / 5000000</text:p>
          </table:table-cell>
          <table:table-cell/>
        </table:table-row>
        <table:table-row table:style-name="ro1">
          <table:table-cell office:value-type="float" office:value="1839.379282">
            <text:p>1839.379282</text:p>
          </table:table-cell>
          <table:table-cell office:value-type="float" office:value="10965437949391">
            <text:p>10965437949391</text:p>
          </table:table-cell>
          <table:table-cell table:formula="of:=([.B1895]-[.B$4])/10^9" office:value-type="float" office:value="0.30688834">
            <text:p>0.306888</text:p>
          </table:table-cell>
          <table:table-cell table:formula="of:=[.C1895]-[.C1894]" office:value-type="float" office:value="0">
            <text:p>0.000000</text:p>
          </table:table-cell>
          <table:table-cell table:formula="of:=[.A1895]-[.A1894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379294">
            <text:p>1839.379294</text:p>
          </table:table-cell>
          <table:table-cell office:value-type="float" office:value="10965437957816">
            <text:p>10965437957816</text:p>
          </table:table-cell>
          <table:table-cell table:formula="of:=([.B1896]-[.B$4])/10^9" office:value-type="float" office:value="0.306896765">
            <text:p>0.306897</text:p>
          </table:table-cell>
          <table:table-cell table:formula="of:=[.C1896]-[.C1895]" office:value-type="float" office:value="0.0000084250000000341">
            <text:p>0.000008</text:p>
          </table:table-cell>
          <table:table-cell table:formula="of:=[.A1896]-[.A1895]" office:value-type="float" office:value="0.0000119999999697029">
            <text:p>0.000012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379428">
            <text:p>1839.379428</text:p>
          </table:table-cell>
          <table:table-cell office:value-type="float" office:value="10965437957816">
            <text:p>10965437957816</text:p>
          </table:table-cell>
          <table:table-cell table:formula="of:=([.B1897]-[.B$4])/10^9" office:value-type="float" office:value="0.306896765">
            <text:p>0.306897</text:p>
          </table:table-cell>
          <table:table-cell table:formula="of:=[.C1897]-[.C1896]" office:value-type="float" office:value="0">
            <text:p>0.000000</text:p>
          </table:table-cell>
          <table:table-cell table:formula="of:=[.A1897]-[.A1896]" office:value-type="float" office:value="0.000133999999889056">
            <text:p>0.00013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379429">
            <text:p>1839.379429</text:p>
          </table:table-cell>
          <table:table-cell office:value-type="float" office:value="10965437957816">
            <text:p>10965437957816</text:p>
          </table:table-cell>
          <table:table-cell table:formula="of:=([.B1898]-[.B$4])/10^9" office:value-type="float" office:value="0.306896765">
            <text:p>0.306897</text:p>
          </table:table-cell>
          <table:table-cell table:formula="of:=[.C1898]-[.C1897]" office:value-type="float" office:value="0">
            <text:p>0.000000</text:p>
          </table:table-cell>
          <table:table-cell table:formula="of:=[.A1898]-[.A1897]" office:value-type="float" office:value="0.00000100000011116208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37943">
            <text:p>1839.379430</text:p>
          </table:table-cell>
          <table:table-cell office:value-type="float" office:value="10965437957816">
            <text:p>10965437957816</text:p>
          </table:table-cell>
          <table:table-cell table:formula="of:=([.B1899]-[.B$4])/10^9" office:value-type="float" office:value="0.306896765">
            <text:p>0.306897</text:p>
          </table:table-cell>
          <table:table-cell table:formula="of:=[.C1899]-[.C1898]" office:value-type="float" office:value="0">
            <text:p>0.000000</text:p>
          </table:table-cell>
          <table:table-cell table:formula="of:=[.A1899]-[.A1898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10965445092589; c_s is topped up to 2982224</text:p>
          </table:table-cell>
        </table:table-row>
        <table:table-row table:style-name="ro1">
          <table:table-cell office:value-type="float" office:value="1839.379468">
            <text:p>1839.379468</text:p>
          </table:table-cell>
          <table:table-cell office:value-type="float" office:value="10965438135699">
            <text:p>10965438135699</text:p>
          </table:table-cell>
          <table:table-cell table:formula="of:=([.B1900]-[.B$4])/10^9" office:value-type="float" office:value="0.307074648">
            <text:p>0.307075</text:p>
          </table:table-cell>
          <table:table-cell table:formula="of:=[.C1900]-[.C1899]" office:value-type="float" office:value="0.00017788299999999">
            <text:p>0.000178</text:p>
          </table:table-cell>
          <table:table-cell table:formula="of:=[.A1900]-[.A1899]" office:value-type="float" office:value="0.0000380000001314329">
            <text:p>0.00003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79468">
            <text:p>1839.379468</text:p>
          </table:table-cell>
          <table:table-cell office:value-type="float" office:value="10965438135699">
            <text:p>10965438135699</text:p>
          </table:table-cell>
          <table:table-cell table:formula="of:=([.B1901]-[.B$4])/10^9" office:value-type="float" office:value="0.307074648">
            <text:p>0.307075</text:p>
          </table:table-cell>
          <table:table-cell table:formula="of:=[.C1901]-[.C1900]" office:value-type="float" office:value="0">
            <text:p>0.000000</text:p>
          </table:table-cell>
          <table:table-cell table:formula="of:=[.A1901]-[.A1900]" office:value-type="float" office:value="0">
            <text:p>0.000000</text:p>
          </table:table-cell>
          <table:table-cell/>
          <table:table-cell office:value-type="string">
            <text:p>uses up its c_s; 10965438135699-10965437957816=177883</text:p>
          </table:table-cell>
          <table:table-cell/>
        </table:table-row>
        <table:table-row table:style-name="ro1">
          <table:table-cell office:value-type="float" office:value="1839.37948">
            <text:p>1839.379480</text:p>
          </table:table-cell>
          <table:table-cell office:value-type="float" office:value="10965438148784">
            <text:p>10965438148784</text:p>
          </table:table-cell>
          <table:table-cell table:formula="of:=([.B1902]-[.B$4])/10^9" office:value-type="float" office:value="0.307087733">
            <text:p>0.307088</text:p>
          </table:table-cell>
          <table:table-cell table:formula="of:=[.C1902]-[.C1901]" office:value-type="float" office:value="0.0000130849999999683">
            <text:p>0.000013</text:p>
          </table:table-cell>
          <table:table-cell table:formula="of:=[.A1902]-[.A1901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79485">
            <text:p>1839.379485</text:p>
          </table:table-cell>
          <table:table-cell office:value-type="float" office:value="10965438148784">
            <text:p>10965438148784</text:p>
          </table:table-cell>
          <table:table-cell table:formula="of:=([.B1903]-[.B$4])/10^9" office:value-type="float" office:value="0.307087733">
            <text:p>0.307088</text:p>
          </table:table-cell>
          <table:table-cell table:formula="of:=[.C1903]-[.C1902]" office:value-type="float" office:value="0">
            <text:p>0.000000</text:p>
          </table:table-cell>
          <table:table-cell table:formula="of:=[.A1903]-[.A190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79516">
            <text:p>1839.379516</text:p>
          </table:table-cell>
          <table:table-cell office:value-type="float" office:value="10965438184999">
            <text:p>10965438184999</text:p>
          </table:table-cell>
          <table:table-cell table:formula="of:=([.B1904]-[.B$4])/10^9" office:value-type="float" office:value="0.307123948">
            <text:p>0.307124</text:p>
          </table:table-cell>
          <table:table-cell table:formula="of:=[.C1904]-[.C1903]" office:value-type="float" office:value="0.0000362150000000061">
            <text:p>0.000036</text:p>
          </table:table-cell>
          <table:table-cell table:formula="of:=[.A1904]-[.A1903]" office:value-type="float" office:value="0.0000310000000354194">
            <text:p>0.00003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379518">
            <text:p>1839.379518</text:p>
          </table:table-cell>
          <table:table-cell office:value-type="float" office:value="10965438184999">
            <text:p>10965438184999</text:p>
          </table:table-cell>
          <table:table-cell table:formula="of:=([.B1905]-[.B$4])/10^9" office:value-type="float" office:value="0.307123948">
            <text:p>0.307124</text:p>
          </table:table-cell>
          <table:table-cell table:formula="of:=[.C1905]-[.C1904]" office:value-type="float" office:value="0">
            <text:p>0.000000</text:p>
          </table:table-cell>
          <table:table-cell table:formula="of:=[.A1905]-[.A1904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80049">
            <text:p>1839.380049</text:p>
          </table:table-cell>
          <table:table-cell office:value-type="float" office:value="10965438192211">
            <text:p>10965438192211</text:p>
          </table:table-cell>
          <table:table-cell table:formula="of:=([.B1906]-[.B$4])/10^9" office:value-type="float" office:value="0.30713116">
            <text:p>0.307131</text:p>
          </table:table-cell>
          <table:table-cell table:formula="of:=[.C1906]-[.C1905]" office:value-type="float" office:value="0.00000721200000003419">
            <text:p>0.000007</text:p>
          </table:table-cell>
          <table:table-cell table:formula="of:=[.A1906]-[.A1905]" office:value-type="float" office:value="0.000531000000137283">
            <text:p>0.00053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8005">
            <text:p>1839.380050</text:p>
          </table:table-cell>
          <table:table-cell office:value-type="float" office:value="10965438192211">
            <text:p>10965438192211</text:p>
          </table:table-cell>
          <table:table-cell table:formula="of:=([.B1907]-[.B$4])/10^9" office:value-type="float" office:value="0.30713116">
            <text:p>0.307131</text:p>
          </table:table-cell>
          <table:table-cell table:formula="of:=[.C1907]-[.C1906]" office:value-type="float" office:value="0">
            <text:p>0.000000</text:p>
          </table:table-cell>
          <table:table-cell table:formula="of:=[.A1907]-[.A1906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80051">
            <text:p>1839.380051</text:p>
          </table:table-cell>
          <table:table-cell office:value-type="float" office:value="10965438192211">
            <text:p>10965438192211</text:p>
          </table:table-cell>
          <table:table-cell table:formula="of:=([.B1908]-[.B$4])/10^9" office:value-type="float" office:value="0.30713116">
            <text:p>0.307131</text:p>
          </table:table-cell>
          <table:table-cell table:formula="of:=[.C1908]-[.C1907]" office:value-type="float" office:value="0">
            <text:p>0.000000</text:p>
          </table:table-cell>
          <table:table-cell table:formula="of:=[.A1908]-[.A1907]" office:value-type="float" office:value="0.00000100000011116208">
            <text:p>0.000001</text:p>
          </table:table-cell>
          <table:table-cell/>
          <table:table-cell office:value-type="string">
            <text:p>postpones its deadline to 10965443654210; c_s is topped up to 1992177</text:p>
          </table:table-cell>
          <table:table-cell/>
        </table:table-row>
        <table:table-row table:style-name="ro1">
          <table:table-cell office:value-type="float" office:value="1839.380052">
            <text:p>1839.380052</text:p>
          </table:table-cell>
          <table:table-cell office:value-type="float" office:value="10965438192211">
            <text:p>10965438192211</text:p>
          </table:table-cell>
          <table:table-cell table:formula="of:=([.B1909]-[.B$4])/10^9" office:value-type="float" office:value="0.30713116">
            <text:p>0.307131</text:p>
          </table:table-cell>
          <table:table-cell table:formula="of:=[.C1909]-[.C1908]" office:value-type="float" office:value="0">
            <text:p>0.000000</text:p>
          </table:table-cell>
          <table:table-cell table:formula="of:=[.A1909]-[.A1908]" office:value-type="float" office:value="0.000000999999883788405">
            <text:p>0.000001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39.380088">
            <text:p>1839.380088</text:p>
          </table:table-cell>
          <table:table-cell office:value-type="float" office:value="10965438192211">
            <text:p>10965438192211</text:p>
          </table:table-cell>
          <table:table-cell table:formula="of:=([.B1910]-[.B$4])/10^9" office:value-type="float" office:value="0.30713116">
            <text:p>0.307131</text:p>
          </table:table-cell>
          <table:table-cell table:formula="of:=[.C1910]-[.C1909]" office:value-type="float" office:value="0">
            <text:p>0.000000</text:p>
          </table:table-cell>
          <table:table-cell table:formula="of:=[.A1910]-[.A1909]" office:value-type="float" office:value="0.0000359999999091087">
            <text:p>0.000036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9.380382">
            <text:p>1839.380382</text:p>
          </table:table-cell>
          <table:table-cell office:value-type="float" office:value="10965438192211">
            <text:p>10965438192211</text:p>
          </table:table-cell>
          <table:table-cell table:formula="of:=([.B1911]-[.B$4])/10^9" office:value-type="float" office:value="0.30713116">
            <text:p>0.307131</text:p>
          </table:table-cell>
          <table:table-cell table:formula="of:=[.C1911]-[.C1910]" office:value-type="float" office:value="0">
            <text:p>0.000000</text:p>
          </table:table-cell>
          <table:table-cell table:formula="of:=[.A1911]-[.A1910]" office:value-type="float" office:value="0.000294000000167216">
            <text:p>0.00029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80384">
            <text:p>1839.380384</text:p>
          </table:table-cell>
          <table:table-cell office:value-type="float" office:value="10965439058093">
            <text:p>10965439058093</text:p>
          </table:table-cell>
          <table:table-cell table:formula="of:=([.B1912]-[.B$4])/10^9" office:value-type="float" office:value="0.307997042">
            <text:p>0.307997</text:p>
          </table:table-cell>
          <table:table-cell table:formula="of:=[.C1912]-[.C1911]" office:value-type="float" office:value="0.000865881999999984">
            <text:p>0.000866</text:p>
          </table:table-cell>
          <table:table-cell table:formula="of:=[.A1912]-[.A191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80384">
            <text:p>1839.380384</text:p>
          </table:table-cell>
          <table:table-cell office:value-type="float" office:value="10965439058093">
            <text:p>10965439058093</text:p>
          </table:table-cell>
          <table:table-cell table:formula="of:=([.B1913]-[.B$4])/10^9" office:value-type="float" office:value="0.307997042">
            <text:p>0.307997</text:p>
          </table:table-cell>
          <table:table-cell table:formula="of:=[.C1913]-[.C1912]" office:value-type="float" office:value="0">
            <text:p>0.000000</text:p>
          </table:table-cell>
          <table:table-cell table:formula="of:=[.A1913]-[.A1912]" office:value-type="float" office:value="0">
            <text:p>0.000000</text:p>
          </table:table-cell>
          <table:table-cell office:value-type="string">
            <text:p>d_s is renewed (r + D) to 10965441058093; c_s is fully topped up</text:p>
          </table:table-cell>
          <table:table-cell table:number-columns-repeated="2"/>
        </table:table-row>
        <table:table-row table:style-name="ro1">
          <table:table-cell office:value-type="float" office:value="1839.380386">
            <text:p>1839.380386</text:p>
          </table:table-cell>
          <table:table-cell office:value-type="float" office:value="10965439058093">
            <text:p>10965439058093</text:p>
          </table:table-cell>
          <table:table-cell table:formula="of:=([.B1914]-[.B$4])/10^9" office:value-type="float" office:value="0.307997042">
            <text:p>0.307997</text:p>
          </table:table-cell>
          <table:table-cell table:formula="of:=[.C1914]-[.C1913]" office:value-type="float" office:value="0">
            <text:p>0.000000</text:p>
          </table:table-cell>
          <table:table-cell table:formula="of:=[.A1914]-[.A191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380393">
            <text:p>1839.380393</text:p>
          </table:table-cell>
          <table:table-cell office:value-type="float" office:value="10965439067227">
            <text:p>10965439067227</text:p>
          </table:table-cell>
          <table:table-cell table:formula="of:=([.B1915]-[.B$4])/10^9" office:value-type="float" office:value="0.308006176">
            <text:p>0.308006</text:p>
          </table:table-cell>
          <table:table-cell table:formula="of:=[.C1915]-[.C1914]" office:value-type="float" office:value="0.00000913400000002174">
            <text:p>0.000009</text:p>
          </table:table-cell>
          <table:table-cell table:formula="of:=[.A1915]-[.A1914]" office:value-type="float" office:value="0.00000699999986863986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80398">
            <text:p>1839.380398</text:p>
          </table:table-cell>
          <table:table-cell office:value-type="float" office:value="10965439067227">
            <text:p>10965439067227</text:p>
          </table:table-cell>
          <table:table-cell table:formula="of:=([.B1916]-[.B$4])/10^9" office:value-type="float" office:value="0.308006176">
            <text:p>0.308006</text:p>
          </table:table-cell>
          <table:table-cell table:formula="of:=[.C1916]-[.C1915]" office:value-type="float" office:value="0">
            <text:p>0.000000</text:p>
          </table:table-cell>
          <table:table-cell table:formula="of:=[.A1916]-[.A1915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381294">
            <text:p>1839.381294</text:p>
          </table:table-cell>
          <table:table-cell office:value-type="float" office:value="10965439968361">
            <text:p>10965439968361</text:p>
          </table:table-cell>
          <table:table-cell table:formula="of:=([.B1917]-[.B$4])/10^9" office:value-type="float" office:value="0.30890731">
            <text:p>0.308907</text:p>
          </table:table-cell>
          <table:table-cell table:formula="of:=[.C1917]-[.C1916]" office:value-type="float" office:value="0.00090113399999997">
            <text:p>0.000901</text:p>
          </table:table-cell>
          <table:table-cell table:formula="of:=[.A1917]-[.A1916]" office:value-type="float" office:value="0.000896000000011554">
            <text:p>0.00089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81295">
            <text:p>1839.381295</text:p>
          </table:table-cell>
          <table:table-cell office:value-type="float" office:value="10965439968361">
            <text:p>10965439968361</text:p>
          </table:table-cell>
          <table:table-cell table:formula="of:=([.B1918]-[.B$4])/10^9" office:value-type="float" office:value="0.30890731">
            <text:p>0.308907</text:p>
          </table:table-cell>
          <table:table-cell table:formula="of:=[.C1918]-[.C1917]" office:value-type="float" office:value="0">
            <text:p>0.000000</text:p>
          </table:table-cell>
          <table:table-cell table:formula="of:=[.A1918]-[.A1917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813">
            <text:p>1839.381300</text:p>
          </table:table-cell>
          <table:table-cell office:value-type="float" office:value="10965439968361">
            <text:p>10965439968361</text:p>
          </table:table-cell>
          <table:table-cell table:formula="of:=([.B1919]-[.B$4])/10^9" office:value-type="float" office:value="0.30890731">
            <text:p>0.308907</text:p>
          </table:table-cell>
          <table:table-cell table:formula="of:=[.C1919]-[.C1918]" office:value-type="float" office:value="0">
            <text:p>0.000000</text:p>
          </table:table-cell>
          <table:table-cell table:formula="of:=[.A1919]-[.A1918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82379">
            <text:p>1839.382379</text:p>
          </table:table-cell>
          <table:table-cell office:value-type="float" office:value="10965440015197">
            <text:p>10965440015197</text:p>
          </table:table-cell>
          <table:table-cell table:formula="of:=([.B1920]-[.B$4])/10^9" office:value-type="float" office:value="0.308954146">
            <text:p>0.308954</text:p>
          </table:table-cell>
          <table:table-cell table:formula="of:=[.C1920]-[.C1919]" office:value-type="float" office:value="0.0000468359999999946">
            <text:p>0.000047</text:p>
          </table:table-cell>
          <table:table-cell table:formula="of:=[.A1920]-[.A1919]" office:value-type="float" office:value="0.00107899999989058">
            <text:p>0.00107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382381">
            <text:p>1839.382381</text:p>
          </table:table-cell>
          <table:table-cell office:value-type="float" office:value="10965441057903">
            <text:p>10965441057903</text:p>
          </table:table-cell>
          <table:table-cell table:formula="of:=([.B1921]-[.B$4])/10^9" office:value-type="float" office:value="0.309996852">
            <text:p>0.309997</text:p>
          </table:table-cell>
          <table:table-cell table:formula="of:=[.C1921]-[.C1920]" office:value-type="float" office:value="0.001042706">
            <text:p>0.001043</text:p>
          </table:table-cell>
          <table:table-cell table:formula="of:=[.A1921]-[.A192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382382">
            <text:p>1839.382382</text:p>
          </table:table-cell>
          <table:table-cell office:value-type="float" office:value="10965441057903">
            <text:p>10965441057903</text:p>
          </table:table-cell>
          <table:table-cell table:formula="of:=([.B1922]-[.B$4])/10^9" office:value-type="float" office:value="0.309996852">
            <text:p>0.309997</text:p>
          </table:table-cell>
          <table:table-cell table:formula="of:=[.C1922]-[.C1921]" office:value-type="float" office:value="0">
            <text:p>0.000000</text:p>
          </table:table-cell>
          <table:table-cell table:formula="of:=[.A1922]-[.A1921]" office:value-type="float" office:value="0.00000100000011116208">
            <text:p>0.000001</text:p>
          </table:table-cell>
          <table:table-cell table:number-columns-repeated="2"/>
          <table:table-cell office:value-type="string">
            <text:p>2946009 / 4034686 &gt; 3000000 / 7000000</text:p>
          </table:table-cell>
        </table:table-row>
        <table:table-row table:style-name="ro1">
          <table:table-cell office:value-type="float" office:value="1839.382383">
            <text:p>1839.382383</text:p>
          </table:table-cell>
          <table:table-cell office:value-type="float" office:value="10965441057903">
            <text:p>10965441057903</text:p>
          </table:table-cell>
          <table:table-cell table:formula="of:=([.B1923]-[.B$4])/10^9" office:value-type="float" office:value="0.309996852">
            <text:p>0.309997</text:p>
          </table:table-cell>
          <table:table-cell table:formula="of:=[.C1923]-[.C1922]" office:value-type="float" office:value="0">
            <text:p>0.000000</text:p>
          </table:table-cell>
          <table:table-cell table:formula="of:=[.A1923]-[.A1922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448057903; c_s is fully topped up</text:p>
          </table:table-cell>
        </table:table-row>
        <table:table-row table:style-name="ro1">
          <table:table-cell office:value-type="float" office:value="1839.382421">
            <text:p>1839.382421</text:p>
          </table:table-cell>
          <table:table-cell office:value-type="float" office:value="10965441096809">
            <text:p>10965441096809</text:p>
          </table:table-cell>
          <table:table-cell table:formula="of:=([.B1924]-[.B$4])/10^9" office:value-type="float" office:value="0.310035758">
            <text:p>0.310036</text:p>
          </table:table-cell>
          <table:table-cell table:formula="of:=[.C1924]-[.C1923]" office:value-type="float" office:value="0.0000389060000000052">
            <text:p>0.000039</text:p>
          </table:table-cell>
          <table:table-cell table:formula="of:=[.A1924]-[.A1923]" office:value-type="float" office:value="0.0000380000001314329">
            <text:p>0.00003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82422">
            <text:p>1839.382422</text:p>
          </table:table-cell>
          <table:table-cell office:value-type="float" office:value="10965441096809">
            <text:p>10965441096809</text:p>
          </table:table-cell>
          <table:table-cell table:formula="of:=([.B1925]-[.B$4])/10^9" office:value-type="float" office:value="0.310035758">
            <text:p>0.310036</text:p>
          </table:table-cell>
          <table:table-cell table:formula="of:=[.C1925]-[.C1924]" office:value-type="float" office:value="0">
            <text:p>0.000000</text:p>
          </table:table-cell>
          <table:table-cell table:formula="of:=[.A1925]-[.A1924]" office:value-type="float" office:value="0.000000999999883788405">
            <text:p>0.000001</text:p>
          </table:table-cell>
          <table:table-cell/>
          <table:table-cell office:value-type="string">
            <text:p>uses up its c_s; 10965441096809-10965440015197=1081612</text:p>
          </table:table-cell>
          <table:table-cell/>
        </table:table-row>
        <table:table-row table:style-name="ro1">
          <table:table-cell office:value-type="float" office:value="1839.382432">
            <text:p>1839.382432</text:p>
          </table:table-cell>
          <table:table-cell office:value-type="float" office:value="10965441108680">
            <text:p>10965441108680</text:p>
          </table:table-cell>
          <table:table-cell table:formula="of:=([.B1926]-[.B$4])/10^9" office:value-type="float" office:value="0.310047629">
            <text:p>0.310048</text:p>
          </table:table-cell>
          <table:table-cell table:formula="of:=[.C1926]-[.C1925]" office:value-type="float" office:value="0.0000118709999999966">
            <text:p>0.000012</text:p>
          </table:table-cell>
          <table:table-cell table:formula="of:=[.A1926]-[.A1925]" office:value-type="float" office:value="0.0000100000002021261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82437">
            <text:p>1839.382437</text:p>
          </table:table-cell>
          <table:table-cell office:value-type="float" office:value="10965441108680">
            <text:p>10965441108680</text:p>
          </table:table-cell>
          <table:table-cell table:formula="of:=([.B1927]-[.B$4])/10^9" office:value-type="float" office:value="0.310047629">
            <text:p>0.310048</text:p>
          </table:table-cell>
          <table:table-cell table:formula="of:=[.C1927]-[.C1926]" office:value-type="float" office:value="0">
            <text:p>0.000000</text:p>
          </table:table-cell>
          <table:table-cell table:formula="of:=[.A1927]-[.A1926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84374">
            <text:p>1839.384374</text:p>
          </table:table-cell>
          <table:table-cell office:value-type="float" office:value="10965441108680">
            <text:p>10965441108680</text:p>
          </table:table-cell>
          <table:table-cell table:formula="of:=([.B1928]-[.B$4])/10^9" office:value-type="float" office:value="0.310047629">
            <text:p>0.310048</text:p>
          </table:table-cell>
          <table:table-cell table:formula="of:=[.C1928]-[.C1927]" office:value-type="float" office:value="0">
            <text:p>0.000000</text:p>
          </table:table-cell>
          <table:table-cell table:formula="of:=[.A1928]-[.A1927]" office:value-type="float" office:value="0.00193699999999808">
            <text:p>0.00193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84377">
            <text:p>1839.384377</text:p>
          </table:table-cell>
          <table:table-cell office:value-type="float" office:value="10965443053560">
            <text:p>10965443053560</text:p>
          </table:table-cell>
          <table:table-cell table:formula="of:=([.B1929]-[.B$4])/10^9" office:value-type="float" office:value="0.311992509">
            <text:p>0.311993</text:p>
          </table:table-cell>
          <table:table-cell table:formula="of:=[.C1929]-[.C1928]" office:value-type="float" office:value="0.00194487999999998">
            <text:p>0.001945</text:p>
          </table:table-cell>
          <table:table-cell table:formula="of:=[.A1929]-[.A1928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84377">
            <text:p>1839.384377</text:p>
          </table:table-cell>
          <table:table-cell office:value-type="float" office:value="10965443053560">
            <text:p>10965443053560</text:p>
          </table:table-cell>
          <table:table-cell table:formula="of:=([.B1930]-[.B$4])/10^9" office:value-type="float" office:value="0.311992509">
            <text:p>0.311993</text:p>
          </table:table-cell>
          <table:table-cell table:formula="of:=[.C1930]-[.C1929]" office:value-type="float" office:value="0">
            <text:p>0.000000</text:p>
          </table:table-cell>
          <table:table-cell table:formula="of:=[.A1930]-[.A1929]" office:value-type="float" office:value="0">
            <text:p>0.000000</text:p>
          </table:table-cell>
          <table:table-cell office:value-type="string">
            <text:p>d_s is renewed (r + D) to 10965445053560; c_s is fully topped up</text:p>
          </table:table-cell>
          <table:table-cell table:number-columns-repeated="2"/>
        </table:table-row>
        <table:table-row table:style-name="ro1">
          <table:table-cell office:value-type="float" office:value="1839.384379">
            <text:p>1839.384379</text:p>
          </table:table-cell>
          <table:table-cell office:value-type="float" office:value="10965443053560">
            <text:p>10965443053560</text:p>
          </table:table-cell>
          <table:table-cell table:formula="of:=([.B1931]-[.B$4])/10^9" office:value-type="float" office:value="0.311992509">
            <text:p>0.311993</text:p>
          </table:table-cell>
          <table:table-cell table:formula="of:=[.C1931]-[.C1930]" office:value-type="float" office:value="0">
            <text:p>0.000000</text:p>
          </table:table-cell>
          <table:table-cell table:formula="of:=[.A1931]-[.A1930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384387">
            <text:p>1839.384387</text:p>
          </table:table-cell>
          <table:table-cell office:value-type="float" office:value="10965443063894">
            <text:p>10965443063894</text:p>
          </table:table-cell>
          <table:table-cell table:formula="of:=([.B1932]-[.B$4])/10^9" office:value-type="float" office:value="0.312002843">
            <text:p>0.312003</text:p>
          </table:table-cell>
          <table:table-cell table:formula="of:=[.C1932]-[.C1931]" office:value-type="float" office:value="0.0000103340000000007">
            <text:p>0.000010</text:p>
          </table:table-cell>
          <table:table-cell table:formula="of:=[.A1932]-[.A1931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84392">
            <text:p>1839.384392</text:p>
          </table:table-cell>
          <table:table-cell office:value-type="float" office:value="10965443063894">
            <text:p>10965443063894</text:p>
          </table:table-cell>
          <table:table-cell table:formula="of:=([.B1933]-[.B$4])/10^9" office:value-type="float" office:value="0.312002843">
            <text:p>0.312003</text:p>
          </table:table-cell>
          <table:table-cell table:formula="of:=[.C1933]-[.C1932]" office:value-type="float" office:value="0">
            <text:p>0.000000</text:p>
          </table:table-cell>
          <table:table-cell table:formula="of:=[.A1933]-[.A1932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384982">
            <text:p>1839.384982</text:p>
          </table:table-cell>
          <table:table-cell office:value-type="float" office:value="10965443063894">
            <text:p>10965443063894</text:p>
          </table:table-cell>
          <table:table-cell table:formula="of:=([.B1934]-[.B$4])/10^9" office:value-type="float" office:value="0.312002843">
            <text:p>0.312003</text:p>
          </table:table-cell>
          <table:table-cell table:formula="of:=[.C1934]-[.C1933]" office:value-type="float" office:value="0">
            <text:p>0.000000</text:p>
          </table:table-cell>
          <table:table-cell table:formula="of:=[.A1934]-[.A1933]" office:value-type="float" office:value="0.000590000000102009">
            <text:p>0.00059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84982">
            <text:p>1839.384982</text:p>
          </table:table-cell>
          <table:table-cell office:value-type="float" office:value="10965443063894">
            <text:p>10965443063894</text:p>
          </table:table-cell>
          <table:table-cell table:formula="of:=([.B1935]-[.B$4])/10^9" office:value-type="float" office:value="0.312002843">
            <text:p>0.312003</text:p>
          </table:table-cell>
          <table:table-cell table:formula="of:=[.C1935]-[.C1934]" office:value-type="float" office:value="0">
            <text:p>0.000000</text:p>
          </table:table-cell>
          <table:table-cell table:formula="of:=[.A1935]-[.A1934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84983">
            <text:p>1839.384983</text:p>
          </table:table-cell>
          <table:table-cell office:value-type="float" office:value="10965443063894">
            <text:p>10965443063894</text:p>
          </table:table-cell>
          <table:table-cell table:formula="of:=([.B1936]-[.B$4])/10^9" office:value-type="float" office:value="0.312002843">
            <text:p>0.312003</text:p>
          </table:table-cell>
          <table:table-cell table:formula="of:=[.C1936]-[.C1935]" office:value-type="float" office:value="0">
            <text:p>0.000000</text:p>
          </table:table-cell>
          <table:table-cell table:formula="of:=[.A1936]-[.A1935]" office:value-type="float" office:value="0.000000999999883788405">
            <text:p>0.000001</text:p>
          </table:table-cell>
          <table:table-cell/>
          <table:table-cell office:value-type="string">
            <text:p>postpones its deadline to 10965448654210; c_s is topped up to 1988713</text:p>
          </table:table-cell>
          <table:table-cell/>
        </table:table-row>
        <table:table-row table:style-name="ro1">
          <table:table-cell office:value-type="float" office:value="1839.38529">
            <text:p>1839.385290</text:p>
          </table:table-cell>
          <table:table-cell office:value-type="float" office:value="10965443967371">
            <text:p>10965443967371</text:p>
          </table:table-cell>
          <table:table-cell table:formula="of:=([.B1937]-[.B$4])/10^9" office:value-type="float" office:value="0.31290632">
            <text:p>0.312906</text:p>
          </table:table-cell>
          <table:table-cell table:formula="of:=[.C1937]-[.C1936]" office:value-type="float" office:value="0.000903477000000041">
            <text:p>0.000903</text:p>
          </table:table-cell>
          <table:table-cell table:formula="of:=[.A1937]-[.A1936]" office:value-type="float" office:value="0.000307000000020707">
            <text:p>0.0003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85292">
            <text:p>1839.385292</text:p>
          </table:table-cell>
          <table:table-cell office:value-type="float" office:value="10965443967371">
            <text:p>10965443967371</text:p>
          </table:table-cell>
          <table:table-cell table:formula="of:=([.B1938]-[.B$4])/10^9" office:value-type="float" office:value="0.31290632">
            <text:p>0.312906</text:p>
          </table:table-cell>
          <table:table-cell table:formula="of:=[.C1938]-[.C1937]" office:value-type="float" office:value="0">
            <text:p>0.000000</text:p>
          </table:table-cell>
          <table:table-cell table:formula="of:=[.A1938]-[.A193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85296">
            <text:p>1839.385296</text:p>
          </table:table-cell>
          <table:table-cell office:value-type="float" office:value="10965443967371">
            <text:p>10965443967371</text:p>
          </table:table-cell>
          <table:table-cell table:formula="of:=([.B1939]-[.B$4])/10^9" office:value-type="float" office:value="0.31290632">
            <text:p>0.312906</text:p>
          </table:table-cell>
          <table:table-cell table:formula="of:=[.C1939]-[.C1938]" office:value-type="float" office:value="0">
            <text:p>0.000000</text:p>
          </table:table-cell>
          <table:table-cell table:formula="of:=[.A1939]-[.A1938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386316">
            <text:p>1839.386316</text:p>
          </table:table-cell>
          <table:table-cell office:value-type="float" office:value="10965445001046">
            <text:p>10965445001046</text:p>
          </table:table-cell>
          <table:table-cell table:formula="of:=([.B1940]-[.B$4])/10^9" office:value-type="float" office:value="0.313939995">
            <text:p>0.313940</text:p>
          </table:table-cell>
          <table:table-cell table:formula="of:=[.C1940]-[.C1939]" office:value-type="float" office:value="0.00103367500000001">
            <text:p>0.001034</text:p>
          </table:table-cell>
          <table:table-cell table:formula="of:=[.A1940]-[.A1939]" office:value-type="float" office:value="0.00102000000015323">
            <text:p>0.00102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386317">
            <text:p>1839.386317</text:p>
          </table:table-cell>
          <table:table-cell office:value-type="float" office:value="10965445001046">
            <text:p>10965445001046</text:p>
          </table:table-cell>
          <table:table-cell table:formula="of:=([.B1941]-[.B$4])/10^9" office:value-type="float" office:value="0.313939995">
            <text:p>0.313940</text:p>
          </table:table-cell>
          <table:table-cell table:formula="of:=[.C1941]-[.C1940]" office:value-type="float" office:value="0">
            <text:p>0.000000</text:p>
          </table:table-cell>
          <table:table-cell table:formula="of:=[.A1941]-[.A1940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86324">
            <text:p>1839.386324</text:p>
          </table:table-cell>
          <table:table-cell office:value-type="float" office:value="10965445001046">
            <text:p>10965445001046</text:p>
          </table:table-cell>
          <table:table-cell table:formula="of:=([.B1942]-[.B$4])/10^9" office:value-type="float" office:value="0.313939995">
            <text:p>0.313940</text:p>
          </table:table-cell>
          <table:table-cell table:formula="of:=[.C1942]-[.C1941]" office:value-type="float" office:value="0">
            <text:p>0.000000</text:p>
          </table:table-cell>
          <table:table-cell table:formula="of:=[.A1942]-[.A1941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86719">
            <text:p>1839.386719</text:p>
          </table:table-cell>
          <table:table-cell office:value-type="float" office:value="10965445404586">
            <text:p>10965445404586</text:p>
          </table:table-cell>
          <table:table-cell table:formula="of:=([.B1943]-[.B$4])/10^9" office:value-type="float" office:value="0.314343535">
            <text:p>0.314344</text:p>
          </table:table-cell>
          <table:table-cell table:formula="of:=[.C1943]-[.C1942]" office:value-type="float" office:value="0.00040353999999998">
            <text:p>0.000404</text:p>
          </table:table-cell>
          <table:table-cell table:formula="of:=[.A1943]-[.A1942]" office:value-type="float" office:value="0.000395000000025902">
            <text:p>0.00039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8672">
            <text:p>1839.386720</text:p>
          </table:table-cell>
          <table:table-cell office:value-type="float" office:value="10965445404586">
            <text:p>10965445404586</text:p>
          </table:table-cell>
          <table:table-cell table:formula="of:=([.B1944]-[.B$4])/10^9" office:value-type="float" office:value="0.314343535">
            <text:p>0.314344</text:p>
          </table:table-cell>
          <table:table-cell table:formula="of:=[.C1944]-[.C1943]" office:value-type="float" office:value="0">
            <text:p>0.000000</text:p>
          </table:table-cell>
          <table:table-cell table:formula="of:=[.A1944]-[.A1943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86729">
            <text:p>1839.386729</text:p>
          </table:table-cell>
          <table:table-cell office:value-type="float" office:value="10965445404586">
            <text:p>10965445404586</text:p>
          </table:table-cell>
          <table:table-cell table:formula="of:=([.B1945]-[.B$4])/10^9" office:value-type="float" office:value="0.314343535">
            <text:p>0.314344</text:p>
          </table:table-cell>
          <table:table-cell table:formula="of:=[.C1945]-[.C1944]" office:value-type="float" office:value="0">
            <text:p>0.000000</text:p>
          </table:table-cell>
          <table:table-cell table:formula="of:=[.A1945]-[.A1944]" office:value-type="float" office:value="0.00000900000009096402">
            <text:p>0.00000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86731">
            <text:p>1839.386731</text:p>
          </table:table-cell>
          <table:table-cell office:value-type="float" office:value="10965445416626">
            <text:p>10965445416626</text:p>
          </table:table-cell>
          <table:table-cell table:formula="of:=([.B1946]-[.B$4])/10^9" office:value-type="float" office:value="0.314355575">
            <text:p>0.314356</text:p>
          </table:table-cell>
          <table:table-cell table:formula="of:=[.C1946]-[.C1945]" office:value-type="float" office:value="0.0000120399999999909">
            <text:p>0.000012</text:p>
          </table:table-cell>
          <table:table-cell table:formula="of:=[.A1946]-[.A194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86732">
            <text:p>1839.386732</text:p>
          </table:table-cell>
          <table:table-cell office:value-type="float" office:value="10965445416626">
            <text:p>10965445416626</text:p>
          </table:table-cell>
          <table:table-cell table:formula="of:=([.B1947]-[.B$4])/10^9" office:value-type="float" office:value="0.314355575">
            <text:p>0.314356</text:p>
          </table:table-cell>
          <table:table-cell table:formula="of:=[.C1947]-[.C1946]" office:value-type="float" office:value="0">
            <text:p>0.000000</text:p>
          </table:table-cell>
          <table:table-cell table:formula="of:=[.A1947]-[.A1946]" office:value-type="float" office:value="0.000000999999883788405">
            <text:p>0.000001</text:p>
          </table:table-cell>
          <table:table-cell/>
          <table:table-cell office:value-type="string">
            <text:p>1585173 / 3237584 &gt; 2000000 / 5000000</text:p>
          </table:table-cell>
          <table:table-cell/>
        </table:table-row>
        <table:table-row table:style-name="ro1">
          <table:table-cell office:value-type="float" office:value="1839.386733">
            <text:p>1839.386733</text:p>
          </table:table-cell>
          <table:table-cell office:value-type="float" office:value="10965445416626">
            <text:p>10965445416626</text:p>
          </table:table-cell>
          <table:table-cell table:formula="of:=([.B1948]-[.B$4])/10^9" office:value-type="float" office:value="0.314355575">
            <text:p>0.314356</text:p>
          </table:table-cell>
          <table:table-cell table:formula="of:=[.C1948]-[.C1947]" office:value-type="float" office:value="0">
            <text:p>0.000000</text:p>
          </table:table-cell>
          <table:table-cell table:formula="of:=[.A1948]-[.A1947]" office:value-type="float" office:value="0.00000100000011116208">
            <text:p>0.000001</text:p>
          </table:table-cell>
          <table:table-cell/>
          <table:table-cell office:value-type="string">
            <text:p>d_s is renewed (r + D) to 10965450416626; c_s is fully topped up</text:p>
          </table:table-cell>
          <table:table-cell/>
        </table:table-row>
        <table:table-row table:style-name="ro1">
          <table:table-cell office:value-type="float" office:value="1839.386745">
            <text:p>1839.386745</text:p>
          </table:table-cell>
          <table:table-cell office:value-type="float" office:value="10965445425297">
            <text:p>10965445425297</text:p>
          </table:table-cell>
          <table:table-cell table:formula="of:=([.B1949]-[.B$4])/10^9" office:value-type="float" office:value="0.314364246">
            <text:p>0.314364</text:p>
          </table:table-cell>
          <table:table-cell table:formula="of:=[.C1949]-[.C1948]" office:value-type="float" office:value="0.00000867100000001564">
            <text:p>0.000009</text:p>
          </table:table-cell>
          <table:table-cell table:formula="of:=[.A1949]-[.A1948]" office:value-type="float" office:value="0.0000119999999697029">
            <text:p>0.000012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388366">
            <text:p>1839.388366</text:p>
          </table:table-cell>
          <table:table-cell office:value-type="float" office:value="10965445425297">
            <text:p>10965445425297</text:p>
          </table:table-cell>
          <table:table-cell table:formula="of:=([.B1950]-[.B$4])/10^9" office:value-type="float" office:value="0.314364246">
            <text:p>0.314364</text:p>
          </table:table-cell>
          <table:table-cell table:formula="of:=[.C1950]-[.C1949]" office:value-type="float" office:value="0">
            <text:p>0.000000</text:p>
          </table:table-cell>
          <table:table-cell table:formula="of:=[.A1950]-[.A1949]" office:value-type="float" office:value="0.00162099999988641">
            <text:p>0.00162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88369">
            <text:p>1839.388369</text:p>
          </table:table-cell>
          <table:table-cell office:value-type="float" office:value="10965447054007">
            <text:p>10965447054007</text:p>
          </table:table-cell>
          <table:table-cell table:formula="of:=([.B1951]-[.B$4])/10^9" office:value-type="float" office:value="0.315992956">
            <text:p>0.315993</text:p>
          </table:table-cell>
          <table:table-cell table:formula="of:=[.C1951]-[.C1950]" office:value-type="float" office:value="0.00162870999999998">
            <text:p>0.001629</text:p>
          </table:table-cell>
          <table:table-cell table:formula="of:=[.A1951]-[.A1950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88369">
            <text:p>1839.388369</text:p>
          </table:table-cell>
          <table:table-cell office:value-type="float" office:value="10965447054007">
            <text:p>10965447054007</text:p>
          </table:table-cell>
          <table:table-cell table:formula="of:=([.B1952]-[.B$4])/10^9" office:value-type="float" office:value="0.315992956">
            <text:p>0.315993</text:p>
          </table:table-cell>
          <table:table-cell table:formula="of:=[.C1952]-[.C1951]" office:value-type="float" office:value="0">
            <text:p>0.000000</text:p>
          </table:table-cell>
          <table:table-cell table:formula="of:=[.A1952]-[.A1951]" office:value-type="float" office:value="0">
            <text:p>0.000000</text:p>
          </table:table-cell>
          <table:table-cell office:value-type="string">
            <text:p>d_s is renewed (r + D) to 10965449054007; c_s is fully topped up</text:p>
          </table:table-cell>
          <table:table-cell table:number-columns-repeated="2"/>
        </table:table-row>
        <table:table-row table:style-name="ro1">
          <table:table-cell office:value-type="float" office:value="1839.388371">
            <text:p>1839.388371</text:p>
          </table:table-cell>
          <table:table-cell office:value-type="float" office:value="10965447054007">
            <text:p>10965447054007</text:p>
          </table:table-cell>
          <table:table-cell table:formula="of:=([.B1953]-[.B$4])/10^9" office:value-type="float" office:value="0.315992956">
            <text:p>0.315993</text:p>
          </table:table-cell>
          <table:table-cell table:formula="of:=[.C1953]-[.C1952]" office:value-type="float" office:value="0">
            <text:p>0.000000</text:p>
          </table:table-cell>
          <table:table-cell table:formula="of:=[.A1953]-[.A1952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388381">
            <text:p>1839.388381</text:p>
          </table:table-cell>
          <table:table-cell office:value-type="float" office:value="10965447066533">
            <text:p>10965447066533</text:p>
          </table:table-cell>
          <table:table-cell table:formula="of:=([.B1954]-[.B$4])/10^9" office:value-type="float" office:value="0.316005482">
            <text:p>0.316005</text:p>
          </table:table-cell>
          <table:table-cell table:formula="of:=[.C1954]-[.C1953]" office:value-type="float" office:value="0.0000125260000000127">
            <text:p>0.000013</text:p>
          </table:table-cell>
          <table:table-cell table:formula="of:=[.A1954]-[.A1953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88386">
            <text:p>1839.388386</text:p>
          </table:table-cell>
          <table:table-cell office:value-type="float" office:value="10965447066533">
            <text:p>10965447066533</text:p>
          </table:table-cell>
          <table:table-cell table:formula="of:=([.B1955]-[.B$4])/10^9" office:value-type="float" office:value="0.316005482">
            <text:p>0.316005</text:p>
          </table:table-cell>
          <table:table-cell table:formula="of:=[.C1955]-[.C1954]" office:value-type="float" office:value="0">
            <text:p>0.000000</text:p>
          </table:table-cell>
          <table:table-cell table:formula="of:=[.A1955]-[.A1954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389274">
            <text:p>1839.389274</text:p>
          </table:table-cell>
          <table:table-cell office:value-type="float" office:value="10965447959964">
            <text:p>10965447959964</text:p>
          </table:table-cell>
          <table:table-cell table:formula="of:=([.B1956]-[.B$4])/10^9" office:value-type="float" office:value="0.316898913">
            <text:p>0.316899</text:p>
          </table:table-cell>
          <table:table-cell table:formula="of:=[.C1956]-[.C1955]" office:value-type="float" office:value="0.000893431">
            <text:p>0.000893</text:p>
          </table:table-cell>
          <table:table-cell table:formula="of:=[.A1956]-[.A1955]" office:value-type="float" office:value="0.000887999999804379">
            <text:p>0.00088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89276">
            <text:p>1839.389276</text:p>
          </table:table-cell>
          <table:table-cell office:value-type="float" office:value="10965447959964">
            <text:p>10965447959964</text:p>
          </table:table-cell>
          <table:table-cell table:formula="of:=([.B1957]-[.B$4])/10^9" office:value-type="float" office:value="0.316898913">
            <text:p>0.316899</text:p>
          </table:table-cell>
          <table:table-cell table:formula="of:=[.C1957]-[.C1956]" office:value-type="float" office:value="0">
            <text:p>0.000000</text:p>
          </table:table-cell>
          <table:table-cell table:formula="of:=[.A1957]-[.A1956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89281">
            <text:p>1839.389281</text:p>
          </table:table-cell>
          <table:table-cell office:value-type="float" office:value="10965447959964">
            <text:p>10965447959964</text:p>
          </table:table-cell>
          <table:table-cell table:formula="of:=([.B1958]-[.B$4])/10^9" office:value-type="float" office:value="0.316898913">
            <text:p>0.316899</text:p>
          </table:table-cell>
          <table:table-cell table:formula="of:=[.C1958]-[.C1957]" office:value-type="float" office:value="0">
            <text:p>0.000000</text:p>
          </table:table-cell>
          <table:table-cell table:formula="of:=[.A1958]-[.A1957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89644">
            <text:p>1839.389644</text:p>
          </table:table-cell>
          <table:table-cell office:value-type="float" office:value="10965448337029">
            <text:p>10965448337029</text:p>
          </table:table-cell>
          <table:table-cell table:formula="of:=([.B1959]-[.B$4])/10^9" office:value-type="float" office:value="0.317275978">
            <text:p>0.317276</text:p>
          </table:table-cell>
          <table:table-cell table:formula="of:=[.C1959]-[.C1958]" office:value-type="float" office:value="0.00037706500000001">
            <text:p>0.000377</text:p>
          </table:table-cell>
          <table:table-cell table:formula="of:=[.A1959]-[.A1958]" office:value-type="float" office:value="0.000363000000106695">
            <text:p>0.00036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89645">
            <text:p>1839.389645</text:p>
          </table:table-cell>
          <table:table-cell office:value-type="float" office:value="10965448337029">
            <text:p>10965448337029</text:p>
          </table:table-cell>
          <table:table-cell table:formula="of:=([.B1960]-[.B$4])/10^9" office:value-type="float" office:value="0.317275978">
            <text:p>0.317276</text:p>
          </table:table-cell>
          <table:table-cell table:formula="of:=[.C1960]-[.C1959]" office:value-type="float" office:value="0">
            <text:p>0.000000</text:p>
          </table:table-cell>
          <table:table-cell table:formula="of:=[.A1960]-[.A1959]" office:value-type="float" office:value="0.000000999999883788405">
            <text:p>0.000001</text:p>
          </table:table-cell>
          <table:table-cell/>
          <table:table-cell office:value-type="string">
            <text:p>uses up its c_s; 10965448337029-10965448012688=324341</text:p>
          </table:table-cell>
          <table:table-cell/>
        </table:table-row>
        <table:table-row table:style-name="ro1">
          <table:table-cell office:value-type="float" office:value="1839.389658">
            <text:p>1839.389658</text:p>
          </table:table-cell>
          <table:table-cell office:value-type="float" office:value="10965448352078">
            <text:p>10965448352078</text:p>
          </table:table-cell>
          <table:table-cell table:formula="of:=([.B1961]-[.B$4])/10^9" office:value-type="float" office:value="0.317291027">
            <text:p>0.317291</text:p>
          </table:table-cell>
          <table:table-cell table:formula="of:=[.C1961]-[.C1960]" office:value-type="float" office:value="0.0000150489999999892">
            <text:p>0.000015</text:p>
          </table:table-cell>
          <table:table-cell table:formula="of:=[.A1961]-[.A1960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91783">
            <text:p>1839.391783</text:p>
          </table:table-cell>
          <table:table-cell office:value-type="float" office:value="10965449340393">
            <text:p>10965449340393</text:p>
          </table:table-cell>
          <table:table-cell table:formula="of:=([.B1962]-[.B$4])/10^9" office:value-type="float" office:value="0.318279342">
            <text:p>0.318279</text:p>
          </table:table-cell>
          <table:table-cell table:formula="of:=[.C1962]-[.C1961]" office:value-type="float" office:value="0.000988315000000017">
            <text:p>0.000988</text:p>
          </table:table-cell>
          <table:table-cell table:formula="of:=[.A1962]-[.A1961]" office:value-type="float" office:value="0.00212499999997817">
            <text:p>0.00212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91784">
            <text:p>1839.391784</text:p>
          </table:table-cell>
          <table:table-cell office:value-type="float" office:value="10965449340393">
            <text:p>10965449340393</text:p>
          </table:table-cell>
          <table:table-cell table:formula="of:=([.B1963]-[.B$4])/10^9" office:value-type="float" office:value="0.318279342">
            <text:p>0.318279</text:p>
          </table:table-cell>
          <table:table-cell table:formula="of:=[.C1963]-[.C1962]" office:value-type="float" office:value="0">
            <text:p>0.000000</text:p>
          </table:table-cell>
          <table:table-cell table:formula="of:=[.A1963]-[.A1962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91785">
            <text:p>1839.391785</text:p>
          </table:table-cell>
          <table:table-cell office:value-type="float" office:value="10965449340393">
            <text:p>10965449340393</text:p>
          </table:table-cell>
          <table:table-cell table:formula="of:=([.B1964]-[.B$4])/10^9" office:value-type="float" office:value="0.318279342">
            <text:p>0.318279</text:p>
          </table:table-cell>
          <table:table-cell table:formula="of:=[.C1964]-[.C1963]" office:value-type="float" office:value="0">
            <text:p>0.000000</text:p>
          </table:table-cell>
          <table:table-cell table:formula="of:=[.A1964]-[.A1963]" office:value-type="float" office:value="0.00000100000011116208">
            <text:p>0.000001</text:p>
          </table:table-cell>
          <table:table-cell/>
          <table:table-cell office:value-type="string">
            <text:p>postpones its deadline to 10965455416626; c_s is topped up to 1981699</text:p>
          </table:table-cell>
          <table:table-cell/>
        </table:table-row>
        <table:table-row table:style-name="ro1">
          <table:table-cell office:value-type="float" office:value="1839.391786">
            <text:p>1839.391786</text:p>
          </table:table-cell>
          <table:table-cell office:value-type="float" office:value="10965449340393">
            <text:p>10965449340393</text:p>
          </table:table-cell>
          <table:table-cell table:formula="of:=([.B1965]-[.B$4])/10^9" office:value-type="float" office:value="0.318279342">
            <text:p>0.318279</text:p>
          </table:table-cell>
          <table:table-cell table:formula="of:=[.C1965]-[.C1964]" office:value-type="float" office:value="0">
            <text:p>0.000000</text:p>
          </table:table-cell>
          <table:table-cell table:formula="of:=[.A1965]-[.A1964]" office:value-type="float" office:value="0.000000999999883788405">
            <text:p>0.000001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39.39182">
            <text:p>1839.391820</text:p>
          </table:table-cell>
          <table:table-cell office:value-type="float" office:value="10965449340393">
            <text:p>10965449340393</text:p>
          </table:table-cell>
          <table:table-cell table:formula="of:=([.B1966]-[.B$4])/10^9" office:value-type="float" office:value="0.318279342">
            <text:p>0.318279</text:p>
          </table:table-cell>
          <table:table-cell table:formula="of:=[.C1966]-[.C1965]" office:value-type="float" office:value="0">
            <text:p>0.000000</text:p>
          </table:table-cell>
          <table:table-cell table:formula="of:=[.A1966]-[.A1965]" office:value-type="float" office:value="0.0000340000001415319">
            <text:p>0.000034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9.391851">
            <text:p>1839.391851</text:p>
          </table:table-cell>
          <table:table-cell office:value-type="float" office:value="10965450550325">
            <text:p>10965450550325</text:p>
          </table:table-cell>
          <table:table-cell table:formula="of:=([.B1967]-[.B$4])/10^9" office:value-type="float" office:value="0.319489274">
            <text:p>0.319489</text:p>
          </table:table-cell>
          <table:table-cell table:formula="of:=[.C1967]-[.C1966]" office:value-type="float" office:value="0.00120993199999997">
            <text:p>0.001210</text:p>
          </table:table-cell>
          <table:table-cell table:formula="of:=[.A1967]-[.A1966]" office:value-type="float" office:value="0.0000310000000354194">
            <text:p>0.00003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91852">
            <text:p>1839.391852</text:p>
          </table:table-cell>
          <table:table-cell office:value-type="float" office:value="10965450550325">
            <text:p>10965450550325</text:p>
          </table:table-cell>
          <table:table-cell table:formula="of:=([.B1968]-[.B$4])/10^9" office:value-type="float" office:value="0.319489274">
            <text:p>0.319489</text:p>
          </table:table-cell>
          <table:table-cell table:formula="of:=[.C1968]-[.C1967]" office:value-type="float" office:value="0">
            <text:p>0.000000</text:p>
          </table:table-cell>
          <table:table-cell table:formula="of:=[.A1968]-[.A1967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9186">
            <text:p>1839.391860</text:p>
          </table:table-cell>
          <table:table-cell office:value-type="float" office:value="10965450550325">
            <text:p>10965450550325</text:p>
          </table:table-cell>
          <table:table-cell table:formula="of:=([.B1969]-[.B$4])/10^9" office:value-type="float" office:value="0.319489274">
            <text:p>0.319489</text:p>
          </table:table-cell>
          <table:table-cell table:formula="of:=[.C1969]-[.C1968]" office:value-type="float" office:value="0">
            <text:p>0.000000</text:p>
          </table:table-cell>
          <table:table-cell table:formula="of:=[.A1969]-[.A1968]" office:value-type="float" office:value="0.00000799999997980194">
            <text:p>0.00000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91862">
            <text:p>1839.391862</text:p>
          </table:table-cell>
          <table:table-cell office:value-type="float" office:value="10965450561578">
            <text:p>10965450561578</text:p>
          </table:table-cell>
          <table:table-cell table:formula="of:=([.B1970]-[.B$4])/10^9" office:value-type="float" office:value="0.319500527">
            <text:p>0.319501</text:p>
          </table:table-cell>
          <table:table-cell table:formula="of:=[.C1970]-[.C1969]" office:value-type="float" office:value="0.0000112529999999889">
            <text:p>0.000011</text:p>
          </table:table-cell>
          <table:table-cell table:formula="of:=[.A1970]-[.A196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91863">
            <text:p>1839.391863</text:p>
          </table:table-cell>
          <table:table-cell office:value-type="float" office:value="10965450561578">
            <text:p>10965450561578</text:p>
          </table:table-cell>
          <table:table-cell table:formula="of:=([.B1971]-[.B$4])/10^9" office:value-type="float" office:value="0.319500527">
            <text:p>0.319501</text:p>
          </table:table-cell>
          <table:table-cell table:formula="of:=[.C1971]-[.C1970]" office:value-type="float" office:value="0">
            <text:p>0.000000</text:p>
          </table:table-cell>
          <table:table-cell table:formula="of:=[.A1971]-[.A1970]" office:value-type="float" office:value="0.00000100000011116208">
            <text:p>0.000001</text:p>
          </table:table-cell>
          <table:table-cell/>
          <table:table-cell office:value-type="string">
            <text:p>771767 / 4855048 &lt;= 2000000 / 5000000</text:p>
          </table:table-cell>
          <table:table-cell/>
        </table:table-row>
        <table:table-row table:style-name="ro1">
          <table:table-cell office:value-type="float" office:value="1839.391864">
            <text:p>1839.391864</text:p>
          </table:table-cell>
          <table:table-cell office:value-type="float" office:value="10965450561578">
            <text:p>10965450561578</text:p>
          </table:table-cell>
          <table:table-cell table:formula="of:=([.B1972]-[.B$4])/10^9" office:value-type="float" office:value="0.319500527">
            <text:p>0.319501</text:p>
          </table:table-cell>
          <table:table-cell table:formula="of:=[.C1972]-[.C1971]" office:value-type="float" office:value="0">
            <text:p>0.000000</text:p>
          </table:table-cell>
          <table:table-cell table:formula="of:=[.A1972]-[.A1971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391875">
            <text:p>1839.391875</text:p>
          </table:table-cell>
          <table:table-cell office:value-type="float" office:value="10965450569619">
            <text:p>10965450569619</text:p>
          </table:table-cell>
          <table:table-cell table:formula="of:=([.B1973]-[.B$4])/10^9" office:value-type="float" office:value="0.319508568">
            <text:p>0.319509</text:p>
          </table:table-cell>
          <table:table-cell table:formula="of:=[.C1973]-[.C1972]" office:value-type="float" office:value="0.00000804100000001418">
            <text:p>0.000008</text:p>
          </table:table-cell>
          <table:table-cell table:formula="of:=[.A1973]-[.A1972]" office:value-type="float" office:value="0.0000110000000859145">
            <text:p>0.000011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392357">
            <text:p>1839.392357</text:p>
          </table:table-cell>
          <table:table-cell office:value-type="float" office:value="10965450569619">
            <text:p>10965450569619</text:p>
          </table:table-cell>
          <table:table-cell table:formula="of:=([.B1974]-[.B$4])/10^9" office:value-type="float" office:value="0.319508568">
            <text:p>0.319509</text:p>
          </table:table-cell>
          <table:table-cell table:formula="of:=[.C1974]-[.C1973]" office:value-type="float" office:value="0">
            <text:p>0.000000</text:p>
          </table:table-cell>
          <table:table-cell table:formula="of:=[.A1974]-[.A1973]" office:value-type="float" office:value="0.000481999999919935">
            <text:p>0.00048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392359">
            <text:p>1839.392359</text:p>
          </table:table-cell>
          <table:table-cell office:value-type="float" office:value="10965451058488">
            <text:p>10965451058488</text:p>
          </table:table-cell>
          <table:table-cell table:formula="of:=([.B1975]-[.B$4])/10^9" office:value-type="float" office:value="0.319997437">
            <text:p>0.319997</text:p>
          </table:table-cell>
          <table:table-cell table:formula="of:=[.C1975]-[.C1974]" office:value-type="float" office:value="0.000488869000000003">
            <text:p>0.000489</text:p>
          </table:table-cell>
          <table:table-cell table:formula="of:=[.A1975]-[.A197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39236">
            <text:p>1839.392360</text:p>
          </table:table-cell>
          <table:table-cell office:value-type="float" office:value="10965451058488">
            <text:p>10965451058488</text:p>
          </table:table-cell>
          <table:table-cell table:formula="of:=([.B1976]-[.B$4])/10^9" office:value-type="float" office:value="0.319997437">
            <text:p>0.319997</text:p>
          </table:table-cell>
          <table:table-cell table:formula="of:=[.C1976]-[.C1975]" office:value-type="float" office:value="0">
            <text:p>0.000000</text:p>
          </table:table-cell>
          <table:table-cell table:formula="of:=[.A1976]-[.A1975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10965458058488; c_s is fully topped up</text:p>
          </table:table-cell>
        </table:table-row>
        <table:table-row table:style-name="ro1">
          <table:table-cell office:value-type="float" office:value="1839.392363">
            <text:p>1839.392363</text:p>
          </table:table-cell>
          <table:table-cell office:value-type="float" office:value="10965451058488">
            <text:p>10965451058488</text:p>
          </table:table-cell>
          <table:table-cell table:formula="of:=([.B1977]-[.B$4])/10^9" office:value-type="float" office:value="0.319997437">
            <text:p>0.319997</text:p>
          </table:table-cell>
          <table:table-cell table:formula="of:=[.C1977]-[.C1976]" office:value-type="float" office:value="0">
            <text:p>0.000000</text:p>
          </table:table-cell>
          <table:table-cell table:formula="of:=[.A1977]-[.A1976]" office:value-type="float" office:value="0.00000299999987873889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92366">
            <text:p>1839.392366</text:p>
          </table:table-cell>
          <table:table-cell office:value-type="float" office:value="10965451064775">
            <text:p>10965451064775</text:p>
          </table:table-cell>
          <table:table-cell table:formula="of:=([.B1978]-[.B$4])/10^9" office:value-type="float" office:value="0.320003724">
            <text:p>0.320004</text:p>
          </table:table-cell>
          <table:table-cell table:formula="of:=[.C1978]-[.C1977]" office:value-type="float" office:value="0.00000628699999999371">
            <text:p>0.000006</text:p>
          </table:table-cell>
          <table:table-cell table:formula="of:=[.A1978]-[.A1977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92367">
            <text:p>1839.392367</text:p>
          </table:table-cell>
          <table:table-cell office:value-type="float" office:value="10965451064775">
            <text:p>10965451064775</text:p>
          </table:table-cell>
          <table:table-cell table:formula="of:=([.B1979]-[.B$4])/10^9" office:value-type="float" office:value="0.320003724">
            <text:p>0.320004</text:p>
          </table:table-cell>
          <table:table-cell table:formula="of:=[.C1979]-[.C1978]" office:value-type="float" office:value="0">
            <text:p>0.000000</text:p>
          </table:table-cell>
          <table:table-cell table:formula="of:=[.A1979]-[.A1978]" office:value-type="float" office:value="0.000000999999883788405">
            <text:p>0.000001</text:p>
          </table:table-cell>
          <table:table-cell office:value-type="string">
            <text:p>d_s is renewed (r + D) to 10965453064775; c_s is fully topped up</text:p>
          </table:table-cell>
          <table:table-cell table:number-columns-repeated="2"/>
        </table:table-row>
        <table:table-row table:style-name="ro1">
          <table:table-cell office:value-type="float" office:value="1839.392368">
            <text:p>1839.392368</text:p>
          </table:table-cell>
          <table:table-cell office:value-type="float" office:value="10965451064775">
            <text:p>10965451064775</text:p>
          </table:table-cell>
          <table:table-cell table:formula="of:=([.B1980]-[.B$4])/10^9" office:value-type="float" office:value="0.320003724">
            <text:p>0.320004</text:p>
          </table:table-cell>
          <table:table-cell table:formula="of:=[.C1980]-[.C1979]" office:value-type="float" office:value="0">
            <text:p>0.000000</text:p>
          </table:table-cell>
          <table:table-cell table:formula="of:=[.A1980]-[.A1979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392378">
            <text:p>1839.392378</text:p>
          </table:table-cell>
          <table:table-cell office:value-type="float" office:value="10965451077427">
            <text:p>10965451077427</text:p>
          </table:table-cell>
          <table:table-cell table:formula="of:=([.B1981]-[.B$4])/10^9" office:value-type="float" office:value="0.320016376">
            <text:p>0.320016</text:p>
          </table:table-cell>
          <table:table-cell table:formula="of:=[.C1981]-[.C1980]" office:value-type="float" office:value="0.0000126520000000019">
            <text:p>0.000013</text:p>
          </table:table-cell>
          <table:table-cell table:formula="of:=[.A1981]-[.A1980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92383">
            <text:p>1839.392383</text:p>
          </table:table-cell>
          <table:table-cell office:value-type="float" office:value="10965451077427">
            <text:p>10965451077427</text:p>
          </table:table-cell>
          <table:table-cell table:formula="of:=([.B1982]-[.B$4])/10^9" office:value-type="float" office:value="0.320016376">
            <text:p>0.320016</text:p>
          </table:table-cell>
          <table:table-cell table:formula="of:=[.C1982]-[.C1981]" office:value-type="float" office:value="0">
            <text:p>0.000000</text:p>
          </table:table-cell>
          <table:table-cell table:formula="of:=[.A1982]-[.A1981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393281">
            <text:p>1839.393281</text:p>
          </table:table-cell>
          <table:table-cell office:value-type="float" office:value="10965451980676">
            <text:p>10965451980676</text:p>
          </table:table-cell>
          <table:table-cell table:formula="of:=([.B1983]-[.B$4])/10^9" office:value-type="float" office:value="0.320919625">
            <text:p>0.320920</text:p>
          </table:table-cell>
          <table:table-cell table:formula="of:=[.C1983]-[.C1982]" office:value-type="float" office:value="0.000903248999999995">
            <text:p>0.000903</text:p>
          </table:table-cell>
          <table:table-cell table:formula="of:=[.A1983]-[.A1982]" office:value-type="float" office:value="0.000897999999779131">
            <text:p>0.00089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93283">
            <text:p>1839.393283</text:p>
          </table:table-cell>
          <table:table-cell office:value-type="float" office:value="10965451980676">
            <text:p>10965451980676</text:p>
          </table:table-cell>
          <table:table-cell table:formula="of:=([.B1984]-[.B$4])/10^9" office:value-type="float" office:value="0.320919625">
            <text:p>0.320920</text:p>
          </table:table-cell>
          <table:table-cell table:formula="of:=[.C1984]-[.C1983]" office:value-type="float" office:value="0">
            <text:p>0.000000</text:p>
          </table:table-cell>
          <table:table-cell table:formula="of:=[.A1984]-[.A1983]" office:value-type="float" office:value="0.00000200000022232416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93288">
            <text:p>1839.393288</text:p>
          </table:table-cell>
          <table:table-cell office:value-type="float" office:value="10965451980676">
            <text:p>10965451980676</text:p>
          </table:table-cell>
          <table:table-cell table:formula="of:=([.B1985]-[.B$4])/10^9" office:value-type="float" office:value="0.320919625">
            <text:p>0.320920</text:p>
          </table:table-cell>
          <table:table-cell table:formula="of:=[.C1985]-[.C1984]" office:value-type="float" office:value="0">
            <text:p>0.000000</text:p>
          </table:table-cell>
          <table:table-cell table:formula="of:=[.A1985]-[.A1984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393555">
            <text:p>1839.393555</text:p>
          </table:table-cell>
          <table:table-cell office:value-type="float" office:value="10965452256915">
            <text:p>10965452256915</text:p>
          </table:table-cell>
          <table:table-cell table:formula="of:=([.B1986]-[.B$4])/10^9" office:value-type="float" office:value="0.321195864">
            <text:p>0.321196</text:p>
          </table:table-cell>
          <table:table-cell table:formula="of:=[.C1986]-[.C1985]" office:value-type="float" office:value="0.000276239000000011">
            <text:p>0.000276</text:p>
          </table:table-cell>
          <table:table-cell table:formula="of:=[.A1986]-[.A1985]" office:value-type="float" office:value="0.000267000000121698">
            <text:p>0.00026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93556">
            <text:p>1839.393556</text:p>
          </table:table-cell>
          <table:table-cell office:value-type="float" office:value="10965452256915">
            <text:p>10965452256915</text:p>
          </table:table-cell>
          <table:table-cell table:formula="of:=([.B1987]-[.B$4])/10^9" office:value-type="float" office:value="0.321195864">
            <text:p>0.321196</text:p>
          </table:table-cell>
          <table:table-cell table:formula="of:=[.C1987]-[.C1986]" office:value-type="float" office:value="0">
            <text:p>0.000000</text:p>
          </table:table-cell>
          <table:table-cell table:formula="of:=[.A1987]-[.A1986]" office:value-type="float" office:value="0.000000999999883788405">
            <text:p>0.000001</text:p>
          </table:table-cell>
          <table:table-cell/>
          <table:table-cell office:value-type="string">
            <text:p>uses up its c_s; 10965452256915-10965452015224=241691</text:p>
          </table:table-cell>
          <table:table-cell/>
        </table:table-row>
        <table:table-row table:style-name="ro1">
          <table:table-cell office:value-type="float" office:value="1839.393565">
            <text:p>1839.393565</text:p>
          </table:table-cell>
          <table:table-cell office:value-type="float" office:value="10965452267928">
            <text:p>10965452267928</text:p>
          </table:table-cell>
          <table:table-cell table:formula="of:=([.B1988]-[.B$4])/10^9" office:value-type="float" office:value="0.321206877">
            <text:p>0.321207</text:p>
          </table:table-cell>
          <table:table-cell table:formula="of:=[.C1988]-[.C1987]" office:value-type="float" office:value="0.0000110130000000042">
            <text:p>0.000011</text:p>
          </table:table-cell>
          <table:table-cell table:formula="of:=[.A1988]-[.A1987]" office:value-type="float" office:value="0.00000900000009096402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9357">
            <text:p>1839.393570</text:p>
          </table:table-cell>
          <table:table-cell office:value-type="float" office:value="10965452267928">
            <text:p>10965452267928</text:p>
          </table:table-cell>
          <table:table-cell table:formula="of:=([.B1989]-[.B$4])/10^9" office:value-type="float" office:value="0.321206877">
            <text:p>0.321207</text:p>
          </table:table-cell>
          <table:table-cell table:formula="of:=[.C1989]-[.C1988]" office:value-type="float" office:value="0">
            <text:p>0.000000</text:p>
          </table:table-cell>
          <table:table-cell table:formula="of:=[.A1989]-[.A1988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396349">
            <text:p>1839.396349</text:p>
          </table:table-cell>
          <table:table-cell office:value-type="float" office:value="10965452267928">
            <text:p>10965452267928</text:p>
          </table:table-cell>
          <table:table-cell table:formula="of:=([.B1990]-[.B$4])/10^9" office:value-type="float" office:value="0.321206877">
            <text:p>0.321207</text:p>
          </table:table-cell>
          <table:table-cell table:formula="of:=[.C1990]-[.C1989]" office:value-type="float" office:value="0">
            <text:p>0.000000</text:p>
          </table:table-cell>
          <table:table-cell table:formula="of:=[.A1990]-[.A1989]" office:value-type="float" office:value="0.00277900000014597">
            <text:p>0.00277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396351">
            <text:p>1839.396351</text:p>
          </table:table-cell>
          <table:table-cell office:value-type="float" office:value="10965455053569">
            <text:p>10965455053569</text:p>
          </table:table-cell>
          <table:table-cell table:formula="of:=([.B1991]-[.B$4])/10^9" office:value-type="float" office:value="0.323992518">
            <text:p>0.323993</text:p>
          </table:table-cell>
          <table:table-cell table:formula="of:=[.C1991]-[.C1990]" office:value-type="float" office:value="0.00278564100000001">
            <text:p>0.002786</text:p>
          </table:table-cell>
          <table:table-cell table:formula="of:=[.A1991]-[.A199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396352">
            <text:p>1839.396352</text:p>
          </table:table-cell>
          <table:table-cell office:value-type="float" office:value="10965455053569">
            <text:p>10965455053569</text:p>
          </table:table-cell>
          <table:table-cell table:formula="of:=([.B1992]-[.B$4])/10^9" office:value-type="float" office:value="0.323992518">
            <text:p>0.323993</text:p>
          </table:table-cell>
          <table:table-cell table:formula="of:=[.C1992]-[.C1991]" office:value-type="float" office:value="0">
            <text:p>0.000000</text:p>
          </table:table-cell>
          <table:table-cell table:formula="of:=[.A1992]-[.A1991]" office:value-type="float" office:value="0.000000999999883788405">
            <text:p>0.000001</text:p>
          </table:table-cell>
          <table:table-cell office:value-type="string">
            <text:p>d_s is renewed (r + D) to 10965457053569; c_s is fully topped up</text:p>
          </table:table-cell>
          <table:table-cell table:number-columns-repeated="2"/>
        </table:table-row>
        <table:table-row table:style-name="ro1">
          <table:table-cell office:value-type="float" office:value="1839.396353">
            <text:p>1839.396353</text:p>
          </table:table-cell>
          <table:table-cell office:value-type="float" office:value="10965455053569">
            <text:p>10965455053569</text:p>
          </table:table-cell>
          <table:table-cell table:formula="of:=([.B1993]-[.B$4])/10^9" office:value-type="float" office:value="0.323992518">
            <text:p>0.323993</text:p>
          </table:table-cell>
          <table:table-cell table:formula="of:=[.C1993]-[.C1992]" office:value-type="float" office:value="0">
            <text:p>0.000000</text:p>
          </table:table-cell>
          <table:table-cell table:formula="of:=[.A1993]-[.A1992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396363">
            <text:p>1839.396363</text:p>
          </table:table-cell>
          <table:table-cell office:value-type="float" office:value="10965455065248">
            <text:p>10965455065248</text:p>
          </table:table-cell>
          <table:table-cell table:formula="of:=([.B1994]-[.B$4])/10^9" office:value-type="float" office:value="0.324004197">
            <text:p>0.324004</text:p>
          </table:table-cell>
          <table:table-cell table:formula="of:=[.C1994]-[.C1993]" office:value-type="float" office:value="0.0000116789999999867">
            <text:p>0.000012</text:p>
          </table:table-cell>
          <table:table-cell table:formula="of:=[.A1994]-[.A1993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96367">
            <text:p>1839.396367</text:p>
          </table:table-cell>
          <table:table-cell office:value-type="float" office:value="10965455065248">
            <text:p>10965455065248</text:p>
          </table:table-cell>
          <table:table-cell table:formula="of:=([.B1995]-[.B$4])/10^9" office:value-type="float" office:value="0.324004197">
            <text:p>0.324004</text:p>
          </table:table-cell>
          <table:table-cell table:formula="of:=[.C1995]-[.C1994]" office:value-type="float" office:value="0">
            <text:p>0.000000</text:p>
          </table:table-cell>
          <table:table-cell table:formula="of:=[.A1995]-[.A1994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396716">
            <text:p>1839.396716</text:p>
          </table:table-cell>
          <table:table-cell office:value-type="float" office:value="10965455065248">
            <text:p>10965455065248</text:p>
          </table:table-cell>
          <table:table-cell table:formula="of:=([.B1996]-[.B$4])/10^9" office:value-type="float" office:value="0.324004197">
            <text:p>0.324004</text:p>
          </table:table-cell>
          <table:table-cell table:formula="of:=[.C1996]-[.C1995]" office:value-type="float" office:value="0">
            <text:p>0.000000</text:p>
          </table:table-cell>
          <table:table-cell table:formula="of:=[.A1996]-[.A1995]" office:value-type="float" office:value="0.000348999999914668">
            <text:p>0.00034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396717">
            <text:p>1839.396717</text:p>
          </table:table-cell>
          <table:table-cell office:value-type="float" office:value="10965455065248">
            <text:p>10965455065248</text:p>
          </table:table-cell>
          <table:table-cell table:formula="of:=([.B1997]-[.B$4])/10^9" office:value-type="float" office:value="0.324004197">
            <text:p>0.324004</text:p>
          </table:table-cell>
          <table:table-cell table:formula="of:=[.C1997]-[.C1996]" office:value-type="float" office:value="0">
            <text:p>0.000000</text:p>
          </table:table-cell>
          <table:table-cell table:formula="of:=[.A1997]-[.A1996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96718">
            <text:p>1839.396718</text:p>
          </table:table-cell>
          <table:table-cell office:value-type="float" office:value="10965455065248">
            <text:p>10965455065248</text:p>
          </table:table-cell>
          <table:table-cell table:formula="of:=([.B1998]-[.B$4])/10^9" office:value-type="float" office:value="0.324004197">
            <text:p>0.324004</text:p>
          </table:table-cell>
          <table:table-cell table:formula="of:=[.C1998]-[.C1997]" office:value-type="float" office:value="0">
            <text:p>0.000000</text:p>
          </table:table-cell>
          <table:table-cell table:formula="of:=[.A1998]-[.A1997]" office:value-type="float" office:value="0.000000999999883788405">
            <text:p>0.000001</text:p>
          </table:table-cell>
          <table:table-cell/>
          <table:table-cell office:value-type="string">
            <text:p>postpones its deadline to 10965460416626; c_s is topped up to 1987720</text:p>
          </table:table-cell>
          <table:table-cell/>
        </table:table-row>
        <table:table-row table:style-name="ro1">
          <table:table-cell office:value-type="float" office:value="1839.397264">
            <text:p>1839.397264</text:p>
          </table:table-cell>
          <table:table-cell office:value-type="float" office:value="10965455966701">
            <text:p>10965455966701</text:p>
          </table:table-cell>
          <table:table-cell table:formula="of:=([.B1999]-[.B$4])/10^9" office:value-type="float" office:value="0.32490565">
            <text:p>0.324906</text:p>
          </table:table-cell>
          <table:table-cell table:formula="of:=[.C1999]-[.C1998]" office:value-type="float" office:value="0.000901452999999997">
            <text:p>0.000901</text:p>
          </table:table-cell>
          <table:table-cell table:formula="of:=[.A1999]-[.A1998]" office:value-type="float" office:value="0.000545999999985725">
            <text:p>0.00054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397265">
            <text:p>1839.397265</text:p>
          </table:table-cell>
          <table:table-cell office:value-type="float" office:value="10965455966701">
            <text:p>10965455966701</text:p>
          </table:table-cell>
          <table:table-cell table:formula="of:=([.B2000]-[.B$4])/10^9" office:value-type="float" office:value="0.32490565">
            <text:p>0.324906</text:p>
          </table:table-cell>
          <table:table-cell table:formula="of:=[.C2000]-[.C1999]" office:value-type="float" office:value="0">
            <text:p>0.000000</text:p>
          </table:table-cell>
          <table:table-cell table:formula="of:=[.A2000]-[.A1999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39727">
            <text:p>1839.397270</text:p>
          </table:table-cell>
          <table:table-cell office:value-type="float" office:value="10965455966701">
            <text:p>10965455966701</text:p>
          </table:table-cell>
          <table:table-cell table:formula="of:=([.B2001]-[.B$4])/10^9" office:value-type="float" office:value="0.32490565">
            <text:p>0.324906</text:p>
          </table:table-cell>
          <table:table-cell table:formula="of:=[.C2001]-[.C2000]" office:value-type="float" office:value="0">
            <text:p>0.000000</text:p>
          </table:table-cell>
          <table:table-cell table:formula="of:=[.A2001]-[.A2000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397435">
            <text:p>1839.397435</text:p>
          </table:table-cell>
          <table:table-cell office:value-type="float" office:value="10965456145863">
            <text:p>10965456145863</text:p>
          </table:table-cell>
          <table:table-cell table:formula="of:=([.B2002]-[.B$4])/10^9" office:value-type="float" office:value="0.325084812">
            <text:p>0.325085</text:p>
          </table:table-cell>
          <table:table-cell table:formula="of:=[.C2002]-[.C2001]" office:value-type="float" office:value="0.00017916200000001">
            <text:p>0.000179</text:p>
          </table:table-cell>
          <table:table-cell table:formula="of:=[.A2002]-[.A2001]" office:value-type="float" office:value="0.000165000000151849">
            <text:p>0.00016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397436">
            <text:p>1839.397436</text:p>
          </table:table-cell>
          <table:table-cell office:value-type="float" office:value="10965456145863">
            <text:p>10965456145863</text:p>
          </table:table-cell>
          <table:table-cell table:formula="of:=([.B2003]-[.B$4])/10^9" office:value-type="float" office:value="0.325084812">
            <text:p>0.325085</text:p>
          </table:table-cell>
          <table:table-cell table:formula="of:=[.C2003]-[.C2002]" office:value-type="float" office:value="0">
            <text:p>0.000000</text:p>
          </table:table-cell>
          <table:table-cell table:formula="of:=[.A2003]-[.A2002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397443">
            <text:p>1839.397443</text:p>
          </table:table-cell>
          <table:table-cell office:value-type="float" office:value="10965456145863">
            <text:p>10965456145863</text:p>
          </table:table-cell>
          <table:table-cell table:formula="of:=([.B2004]-[.B$4])/10^9" office:value-type="float" office:value="0.325084812">
            <text:p>0.325085</text:p>
          </table:table-cell>
          <table:table-cell table:formula="of:=[.C2004]-[.C2003]" office:value-type="float" office:value="0">
            <text:p>0.000000</text:p>
          </table:table-cell>
          <table:table-cell table:formula="of:=[.A2004]-[.A2003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398636">
            <text:p>1839.398636</text:p>
          </table:table-cell>
          <table:table-cell office:value-type="float" office:value="10965457347212">
            <text:p>10965457347212</text:p>
          </table:table-cell>
          <table:table-cell table:formula="of:=([.B2005]-[.B$4])/10^9" office:value-type="float" office:value="0.326286161">
            <text:p>0.326286</text:p>
          </table:table-cell>
          <table:table-cell table:formula="of:=[.C2005]-[.C2004]" office:value-type="float" office:value="0.00120134900000002">
            <text:p>0.001201</text:p>
          </table:table-cell>
          <table:table-cell table:formula="of:=[.A2005]-[.A2004]" office:value-type="float" office:value="0.00119299999983014">
            <text:p>0.00119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398637">
            <text:p>1839.398637</text:p>
          </table:table-cell>
          <table:table-cell office:value-type="float" office:value="10965457347212">
            <text:p>10965457347212</text:p>
          </table:table-cell>
          <table:table-cell table:formula="of:=([.B2006]-[.B$4])/10^9" office:value-type="float" office:value="0.326286161">
            <text:p>0.326286</text:p>
          </table:table-cell>
          <table:table-cell table:formula="of:=[.C2006]-[.C2005]" office:value-type="float" office:value="0">
            <text:p>0.000000</text:p>
          </table:table-cell>
          <table:table-cell table:formula="of:=[.A2006]-[.A2005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398645">
            <text:p>1839.398645</text:p>
          </table:table-cell>
          <table:table-cell office:value-type="float" office:value="10965457347212">
            <text:p>10965457347212</text:p>
          </table:table-cell>
          <table:table-cell table:formula="of:=([.B2007]-[.B$4])/10^9" office:value-type="float" office:value="0.326286161">
            <text:p>0.326286</text:p>
          </table:table-cell>
          <table:table-cell table:formula="of:=[.C2007]-[.C2006]" office:value-type="float" office:value="0">
            <text:p>0.000000</text:p>
          </table:table-cell>
          <table:table-cell table:formula="of:=[.A2007]-[.A2006]" office:value-type="float" office:value="0.00000799999997980194">
            <text:p>0.00000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398647">
            <text:p>1839.398647</text:p>
          </table:table-cell>
          <table:table-cell office:value-type="float" office:value="10965457358267">
            <text:p>10965457358267</text:p>
          </table:table-cell>
          <table:table-cell table:formula="of:=([.B2008]-[.B$4])/10^9" office:value-type="float" office:value="0.326297216">
            <text:p>0.326297</text:p>
          </table:table-cell>
          <table:table-cell table:formula="of:=[.C2008]-[.C2007]" office:value-type="float" office:value="0.0000110549999999821">
            <text:p>0.000011</text:p>
          </table:table-cell>
          <table:table-cell table:formula="of:=[.A2008]-[.A200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398649">
            <text:p>1839.398649</text:p>
          </table:table-cell>
          <table:table-cell office:value-type="float" office:value="10965457358267">
            <text:p>10965457358267</text:p>
          </table:table-cell>
          <table:table-cell table:formula="of:=([.B2009]-[.B$4])/10^9" office:value-type="float" office:value="0.326297216">
            <text:p>0.326297</text:p>
          </table:table-cell>
          <table:table-cell table:formula="of:=[.C2009]-[.C2008]" office:value-type="float" office:value="0">
            <text:p>0.000000</text:p>
          </table:table-cell>
          <table:table-cell table:formula="of:=[.A2009]-[.A2008]" office:value-type="float" office:value="0.00000199999999495049">
            <text:p>0.000002</text:p>
          </table:table-cell>
          <table:table-cell/>
          <table:table-cell office:value-type="string">
            <text:p>786371 / 3058359 &lt;= 2000000 / 5000000</text:p>
          </table:table-cell>
          <table:table-cell/>
        </table:table-row>
        <table:table-row table:style-name="ro1">
          <table:table-cell office:value-type="float" office:value="1839.398649">
            <text:p>1839.398649</text:p>
          </table:table-cell>
          <table:table-cell office:value-type="float" office:value="10965457358267">
            <text:p>10965457358267</text:p>
          </table:table-cell>
          <table:table-cell table:formula="of:=([.B2010]-[.B$4])/10^9" office:value-type="float" office:value="0.326297216">
            <text:p>0.326297</text:p>
          </table:table-cell>
          <table:table-cell table:formula="of:=[.C2010]-[.C2009]" office:value-type="float" office:value="0">
            <text:p>0.000000</text:p>
          </table:table-cell>
          <table:table-cell table:formula="of:=[.A2010]-[.A2009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398663">
            <text:p>1839.398663</text:p>
          </table:table-cell>
          <table:table-cell office:value-type="float" office:value="10965457366578">
            <text:p>10965457366578</text:p>
          </table:table-cell>
          <table:table-cell table:formula="of:=([.B2011]-[.B$4])/10^9" office:value-type="float" office:value="0.326305527">
            <text:p>0.326306</text:p>
          </table:table-cell>
          <table:table-cell table:formula="of:=[.C2011]-[.C2010]" office:value-type="float" office:value="0.00000831099999998308">
            <text:p>0.000008</text:p>
          </table:table-cell>
          <table:table-cell table:formula="of:=[.A2011]-[.A2010]" office:value-type="float" office:value="0.0000139999999646534">
            <text:p>0.00001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399449">
            <text:p>1839.399449</text:p>
          </table:table-cell>
          <table:table-cell office:value-type="float" office:value="10965458159601">
            <text:p>10965458159601</text:p>
          </table:table-cell>
          <table:table-cell table:formula="of:=([.B2012]-[.B$4])/10^9" office:value-type="float" office:value="0.32709855">
            <text:p>0.327099</text:p>
          </table:table-cell>
          <table:table-cell table:formula="of:=[.C2012]-[.C2011]" office:value-type="float" office:value="0.000793023000000004">
            <text:p>0.000793</text:p>
          </table:table-cell>
          <table:table-cell table:formula="of:=[.A2012]-[.A2011]" office:value-type="float" office:value="0.000786000000061904">
            <text:p>0.00078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39945">
            <text:p>1839.399450</text:p>
          </table:table-cell>
          <table:table-cell office:value-type="float" office:value="10965458159601">
            <text:p>10965458159601</text:p>
          </table:table-cell>
          <table:table-cell table:formula="of:=([.B2013]-[.B$4])/10^9" office:value-type="float" office:value="0.32709855">
            <text:p>0.327099</text:p>
          </table:table-cell>
          <table:table-cell table:formula="of:=[.C2013]-[.C2012]" office:value-type="float" office:value="0">
            <text:p>0.000000</text:p>
          </table:table-cell>
          <table:table-cell table:formula="of:=[.A2013]-[.A2012]" office:value-type="float" office:value="0.000000999999883788405">
            <text:p>0.000001</text:p>
          </table:table-cell>
          <table:table-cell/>
          <table:table-cell office:value-type="string">
            <text:p>uses up its c_s; 10965458159601-10965457366578=793023</text:p>
          </table:table-cell>
          <table:table-cell/>
        </table:table-row>
        <table:table-row table:style-name="ro1">
          <table:table-cell office:value-type="float" office:value="1839.39946">
            <text:p>1839.399460</text:p>
          </table:table-cell>
          <table:table-cell office:value-type="float" office:value="10965458170872">
            <text:p>10965458170872</text:p>
          </table:table-cell>
          <table:table-cell table:formula="of:=([.B2014]-[.B$4])/10^9" office:value-type="float" office:value="0.327109821">
            <text:p>0.327110</text:p>
          </table:table-cell>
          <table:table-cell table:formula="of:=[.C2014]-[.C2013]" office:value-type="float" office:value="0.0000112710000000349">
            <text:p>0.000011</text:p>
          </table:table-cell>
          <table:table-cell table:formula="of:=[.A2014]-[.A2013]" office:value-type="float" office:value="0.0000100000002021261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00394">
            <text:p>1839.400394</text:p>
          </table:table-cell>
          <table:table-cell office:value-type="float" office:value="10965458176456">
            <text:p>10965458176456</text:p>
          </table:table-cell>
          <table:table-cell table:formula="of:=([.B2015]-[.B$4])/10^9" office:value-type="float" office:value="0.327115405">
            <text:p>0.327115</text:p>
          </table:table-cell>
          <table:table-cell table:formula="of:=[.C2015]-[.C2014]" office:value-type="float" office:value="0.00000558400000000292">
            <text:p>0.000006</text:p>
          </table:table-cell>
          <table:table-cell table:formula="of:=[.A2015]-[.A2014]" office:value-type="float" office:value="0.000933999999915613">
            <text:p>0.00093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00396">
            <text:p>1839.400396</text:p>
          </table:table-cell>
          <table:table-cell office:value-type="float" office:value="10965459113812">
            <text:p>10965459113812</text:p>
          </table:table-cell>
          <table:table-cell table:formula="of:=([.B2016]-[.B$4])/10^9" office:value-type="float" office:value="0.328052761">
            <text:p>0.328053</text:p>
          </table:table-cell>
          <table:table-cell table:formula="of:=[.C2016]-[.C2015]" office:value-type="float" office:value="0.000937356">
            <text:p>0.000937</text:p>
          </table:table-cell>
          <table:table-cell table:formula="of:=[.A2016]-[.A201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00397">
            <text:p>1839.400397</text:p>
          </table:table-cell>
          <table:table-cell office:value-type="float" office:value="10965459113812">
            <text:p>10965459113812</text:p>
          </table:table-cell>
          <table:table-cell table:formula="of:=([.B2017]-[.B$4])/10^9" office:value-type="float" office:value="0.328052761">
            <text:p>0.328053</text:p>
          </table:table-cell>
          <table:table-cell table:formula="of:=[.C2017]-[.C2016]" office:value-type="float" office:value="0">
            <text:p>0.000000</text:p>
          </table:table-cell>
          <table:table-cell table:formula="of:=[.A2017]-[.A2016]" office:value-type="float" office:value="0.00000100000011116208">
            <text:p>0.000001</text:p>
          </table:table-cell>
          <table:table-cell office:value-type="string">
            <text:p>d_s is renewed (r + D) to 10965461113812; c_s is fully topped up</text:p>
          </table:table-cell>
          <table:table-cell table:number-columns-repeated="2"/>
        </table:table-row>
        <table:table-row table:style-name="ro1">
          <table:table-cell office:value-type="float" office:value="1839.400432">
            <text:p>1839.400432</text:p>
          </table:table-cell>
          <table:table-cell office:value-type="float" office:value="10965459113812">
            <text:p>10965459113812</text:p>
          </table:table-cell>
          <table:table-cell table:formula="of:=([.B2018]-[.B$4])/10^9" office:value-type="float" office:value="0.328052761">
            <text:p>0.328053</text:p>
          </table:table-cell>
          <table:table-cell table:formula="of:=[.C2018]-[.C2017]" office:value-type="float" office:value="0">
            <text:p>0.000000</text:p>
          </table:table-cell>
          <table:table-cell table:formula="of:=[.A2018]-[.A2017]" office:value-type="float" office:value="0.0000349999997979467">
            <text:p>0.000035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39.401373">
            <text:p>1839.401373</text:p>
          </table:table-cell>
          <table:table-cell office:value-type="float" office:value="10965460092017">
            <text:p>10965460092017</text:p>
          </table:table-cell>
          <table:table-cell table:formula="of:=([.B2019]-[.B$4])/10^9" office:value-type="float" office:value="0.329030966">
            <text:p>0.329031</text:p>
          </table:table-cell>
          <table:table-cell table:formula="of:=[.C2019]-[.C2018]" office:value-type="float" office:value="0.000978204999999954">
            <text:p>0.000978</text:p>
          </table:table-cell>
          <table:table-cell table:formula="of:=[.A2019]-[.A2018]" office:value-type="float" office:value="0.000941000000011627">
            <text:p>0.00094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01374">
            <text:p>1839.401374</text:p>
          </table:table-cell>
          <table:table-cell office:value-type="float" office:value="10965460092017">
            <text:p>10965460092017</text:p>
          </table:table-cell>
          <table:table-cell table:formula="of:=([.B2020]-[.B$4])/10^9" office:value-type="float" office:value="0.329030966">
            <text:p>0.329031</text:p>
          </table:table-cell>
          <table:table-cell table:formula="of:=[.C2020]-[.C2019]" office:value-type="float" office:value="0">
            <text:p>0.000000</text:p>
          </table:table-cell>
          <table:table-cell table:formula="of:=[.A2020]-[.A2019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01728">
            <text:p>1839.401728</text:p>
          </table:table-cell>
          <table:table-cell office:value-type="float" office:value="10965460092017">
            <text:p>10965460092017</text:p>
          </table:table-cell>
          <table:table-cell table:formula="of:=([.B2021]-[.B$4])/10^9" office:value-type="float" office:value="0.329030966">
            <text:p>0.329031</text:p>
          </table:table-cell>
          <table:table-cell table:formula="of:=[.C2021]-[.C2020]" office:value-type="float" office:value="0">
            <text:p>0.000000</text:p>
          </table:table-cell>
          <table:table-cell table:formula="of:=[.A2021]-[.A2020]" office:value-type="float" office:value="0.000354000000015731">
            <text:p>0.00035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01728">
            <text:p>1839.401728</text:p>
          </table:table-cell>
          <table:table-cell office:value-type="float" office:value="10965460092017">
            <text:p>10965460092017</text:p>
          </table:table-cell>
          <table:table-cell table:formula="of:=([.B2022]-[.B$4])/10^9" office:value-type="float" office:value="0.329030966">
            <text:p>0.329031</text:p>
          </table:table-cell>
          <table:table-cell table:formula="of:=[.C2022]-[.C2021]" office:value-type="float" office:value="0">
            <text:p>0.000000</text:p>
          </table:table-cell>
          <table:table-cell table:formula="of:=[.A2022]-[.A2021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0173">
            <text:p>1839.401730</text:p>
          </table:table-cell>
          <table:table-cell office:value-type="float" office:value="10965460092017">
            <text:p>10965460092017</text:p>
          </table:table-cell>
          <table:table-cell table:formula="of:=([.B2023]-[.B$4])/10^9" office:value-type="float" office:value="0.329030966">
            <text:p>0.329031</text:p>
          </table:table-cell>
          <table:table-cell table:formula="of:=[.C2023]-[.C2022]" office:value-type="float" office:value="0">
            <text:p>0.000000</text:p>
          </table:table-cell>
          <table:table-cell table:formula="of:=[.A2023]-[.A2022]" office:value-type="float" office:value="0.00000199999999495049">
            <text:p>0.000002</text:p>
          </table:table-cell>
          <table:table-cell/>
          <table:table-cell office:value-type="string">
            <text:p>postpones its deadline to 10965465416626; c_s is topped up to 1993348</text:p>
          </table:table-cell>
          <table:table-cell/>
        </table:table-row>
        <table:table-row table:style-name="ro1">
          <table:table-cell office:value-type="float" office:value="1839.401731">
            <text:p>1839.401731</text:p>
          </table:table-cell>
          <table:table-cell office:value-type="float" office:value="10965460092017">
            <text:p>10965460092017</text:p>
          </table:table-cell>
          <table:table-cell table:formula="of:=([.B2024]-[.B$4])/10^9" office:value-type="float" office:value="0.329030966">
            <text:p>0.329031</text:p>
          </table:table-cell>
          <table:table-cell table:formula="of:=[.C2024]-[.C2023]" office:value-type="float" office:value="0">
            <text:p>0.000000</text:p>
          </table:table-cell>
          <table:table-cell table:formula="of:=[.A2024]-[.A2023]" office:value-type="float" office:value="0.000000999999883788405">
            <text:p>0.000001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39.401755">
            <text:p>1839.401755</text:p>
          </table:table-cell>
          <table:table-cell office:value-type="float" office:value="10965460092017">
            <text:p>10965460092017</text:p>
          </table:table-cell>
          <table:table-cell table:formula="of:=([.B2025]-[.B$4])/10^9" office:value-type="float" office:value="0.329030966">
            <text:p>0.329031</text:p>
          </table:table-cell>
          <table:table-cell table:formula="of:=[.C2025]-[.C2024]" office:value-type="float" office:value="0">
            <text:p>0.000000</text:p>
          </table:table-cell>
          <table:table-cell table:formula="of:=[.A2025]-[.A2024]" office:value-type="float" office:value="0.0000240000001667795">
            <text:p>0.000024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9.402335">
            <text:p>1839.402335</text:p>
          </table:table-cell>
          <table:table-cell office:value-type="float" office:value="10965460092017">
            <text:p>10965460092017</text:p>
          </table:table-cell>
          <table:table-cell table:formula="of:=([.B2026]-[.B$4])/10^9" office:value-type="float" office:value="0.329030966">
            <text:p>0.329031</text:p>
          </table:table-cell>
          <table:table-cell table:formula="of:=[.C2026]-[.C2025]" office:value-type="float" office:value="0">
            <text:p>0.000000</text:p>
          </table:table-cell>
          <table:table-cell table:formula="of:=[.A2026]-[.A2025]" office:value-type="float" office:value="0.000579999999899883">
            <text:p>0.00058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402338">
            <text:p>1839.402338</text:p>
          </table:table-cell>
          <table:table-cell office:value-type="float" office:value="10965461058153">
            <text:p>10965461058153</text:p>
          </table:table-cell>
          <table:table-cell table:formula="of:=([.B2027]-[.B$4])/10^9" office:value-type="float" office:value="0.329997102">
            <text:p>0.329997</text:p>
          </table:table-cell>
          <table:table-cell table:formula="of:=[.C2027]-[.C2026]" office:value-type="float" office:value="0.000966136000000006">
            <text:p>0.000966</text:p>
          </table:table-cell>
          <table:table-cell table:formula="of:=[.A2027]-[.A2026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402339">
            <text:p>1839.402339</text:p>
          </table:table-cell>
          <table:table-cell office:value-type="float" office:value="10965461058153">
            <text:p>10965461058153</text:p>
          </table:table-cell>
          <table:table-cell table:formula="of:=([.B2028]-[.B$4])/10^9" office:value-type="float" office:value="0.329997102">
            <text:p>0.329997</text:p>
          </table:table-cell>
          <table:table-cell table:formula="of:=[.C2028]-[.C2027]" office:value-type="float" office:value="0">
            <text:p>0.000000</text:p>
          </table:table-cell>
          <table:table-cell table:formula="of:=[.A2028]-[.A2027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468058153; c_s is fully topped up</text:p>
          </table:table-cell>
        </table:table-row>
        <table:table-row table:style-name="ro1">
          <table:table-cell office:value-type="float" office:value="1839.402952">
            <text:p>1839.402952</text:p>
          </table:table-cell>
          <table:table-cell office:value-type="float" office:value="10965461672338">
            <text:p>10965461672338</text:p>
          </table:table-cell>
          <table:table-cell table:formula="of:=([.B2029]-[.B$4])/10^9" office:value-type="float" office:value="0.330611287">
            <text:p>0.330611</text:p>
          </table:table-cell>
          <table:table-cell table:formula="of:=[.C2029]-[.C2028]" office:value-type="float" office:value="0.000614184999999989">
            <text:p>0.000614</text:p>
          </table:table-cell>
          <table:table-cell table:formula="of:=[.A2029]-[.A2028]" office:value-type="float" office:value="0.000612999999930253">
            <text:p>0.00061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02955">
            <text:p>1839.402955</text:p>
          </table:table-cell>
          <table:table-cell office:value-type="float" office:value="10965461672338">
            <text:p>10965461672338</text:p>
          </table:table-cell>
          <table:table-cell table:formula="of:=([.B2030]-[.B$4])/10^9" office:value-type="float" office:value="0.330611287">
            <text:p>0.330611</text:p>
          </table:table-cell>
          <table:table-cell table:formula="of:=[.C2030]-[.C2029]" office:value-type="float" office:value="0">
            <text:p>0.000000</text:p>
          </table:table-cell>
          <table:table-cell table:formula="of:=[.A2030]-[.A2029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02961">
            <text:p>1839.402961</text:p>
          </table:table-cell>
          <table:table-cell office:value-type="float" office:value="10965461672338">
            <text:p>10965461672338</text:p>
          </table:table-cell>
          <table:table-cell table:formula="of:=([.B2031]-[.B$4])/10^9" office:value-type="float" office:value="0.330611287">
            <text:p>0.330611</text:p>
          </table:table-cell>
          <table:table-cell table:formula="of:=[.C2031]-[.C2030]" office:value-type="float" office:value="0">
            <text:p>0.000000</text:p>
          </table:table-cell>
          <table:table-cell table:formula="of:=[.A2031]-[.A2030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03748">
            <text:p>1839.403748</text:p>
          </table:table-cell>
          <table:table-cell office:value-type="float" office:value="10965461672338">
            <text:p>10965461672338</text:p>
          </table:table-cell>
          <table:table-cell table:formula="of:=([.B2032]-[.B$4])/10^9" office:value-type="float" office:value="0.330611287">
            <text:p>0.330611</text:p>
          </table:table-cell>
          <table:table-cell table:formula="of:=[.C2032]-[.C2031]" office:value-type="float" office:value="0">
            <text:p>0.000000</text:p>
          </table:table-cell>
          <table:table-cell table:formula="of:=[.A2032]-[.A2031]" office:value-type="float" office:value="0.000786999999945692">
            <text:p>0.00078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40375">
            <text:p>1839.403750</text:p>
          </table:table-cell>
          <table:table-cell office:value-type="float" office:value="10965462470303">
            <text:p>10965462470303</text:p>
          </table:table-cell>
          <table:table-cell table:formula="of:=([.B2033]-[.B$4])/10^9" office:value-type="float" office:value="0.331409252">
            <text:p>0.331409</text:p>
          </table:table-cell>
          <table:table-cell table:formula="of:=[.C2033]-[.C2032]" office:value-type="float" office:value="0.000797965000000012">
            <text:p>0.000798</text:p>
          </table:table-cell>
          <table:table-cell table:formula="of:=[.A2033]-[.A203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03751">
            <text:p>1839.403751</text:p>
          </table:table-cell>
          <table:table-cell office:value-type="float" office:value="10965462470303">
            <text:p>10965462470303</text:p>
          </table:table-cell>
          <table:table-cell table:formula="of:=([.B2034]-[.B$4])/10^9" office:value-type="float" office:value="0.331409252">
            <text:p>0.331409</text:p>
          </table:table-cell>
          <table:table-cell table:formula="of:=[.C2034]-[.C2033]" office:value-type="float" office:value="0">
            <text:p>0.000000</text:p>
          </table:table-cell>
          <table:table-cell table:formula="of:=[.A2034]-[.A2033]" office:value-type="float" office:value="0.00000100000011116208">
            <text:p>0.000001</text:p>
          </table:table-cell>
          <table:table-cell/>
          <table:table-cell office:value-type="string">
            <text:p>413027 / 2946323 &lt;= 2000000 / 5000000</text:p>
          </table:table-cell>
          <table:table-cell/>
        </table:table-row>
        <table:table-row table:style-name="ro1">
          <table:table-cell office:value-type="float" office:value="1839.403752">
            <text:p>1839.403752</text:p>
          </table:table-cell>
          <table:table-cell office:value-type="float" office:value="10965462470303">
            <text:p>10965462470303</text:p>
          </table:table-cell>
          <table:table-cell table:formula="of:=([.B2035]-[.B$4])/10^9" office:value-type="float" office:value="0.331409252">
            <text:p>0.331409</text:p>
          </table:table-cell>
          <table:table-cell table:formula="of:=[.C2035]-[.C2034]" office:value-type="float" office:value="0">
            <text:p>0.000000</text:p>
          </table:table-cell>
          <table:table-cell table:formula="of:=[.A2035]-[.A2034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403753">
            <text:p>1839.403753</text:p>
          </table:table-cell>
          <table:table-cell office:value-type="float" office:value="10965462470303">
            <text:p>10965462470303</text:p>
          </table:table-cell>
          <table:table-cell table:formula="of:=([.B2036]-[.B$4])/10^9" office:value-type="float" office:value="0.331409252">
            <text:p>0.331409</text:p>
          </table:table-cell>
          <table:table-cell table:formula="of:=[.C2036]-[.C2035]" office:value-type="float" office:value="0">
            <text:p>0.000000</text:p>
          </table:table-cell>
          <table:table-cell table:formula="of:=[.A2036]-[.A2035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403767">
            <text:p>1839.403767</text:p>
          </table:table-cell>
          <table:table-cell office:value-type="float" office:value="10965462487387">
            <text:p>10965462487387</text:p>
          </table:table-cell>
          <table:table-cell table:formula="of:=([.B2037]-[.B$4])/10^9" office:value-type="float" office:value="0.331426336">
            <text:p>0.331426</text:p>
          </table:table-cell>
          <table:table-cell table:formula="of:=[.C2037]-[.C2036]" office:value-type="float" office:value="0.0000170840000000005">
            <text:p>0.000017</text:p>
          </table:table-cell>
          <table:table-cell table:formula="of:=[.A2037]-[.A2036]" office:value-type="float" office:value="0.0000139999999646534">
            <text:p>0.00001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03775">
            <text:p>1839.403775</text:p>
          </table:table-cell>
          <table:table-cell office:value-type="float" office:value="10965462487387">
            <text:p>10965462487387</text:p>
          </table:table-cell>
          <table:table-cell table:formula="of:=([.B2038]-[.B$4])/10^9" office:value-type="float" office:value="0.331426336">
            <text:p>0.331426</text:p>
          </table:table-cell>
          <table:table-cell table:formula="of:=[.C2038]-[.C2037]" office:value-type="float" office:value="0">
            <text:p>0.000000</text:p>
          </table:table-cell>
          <table:table-cell table:formula="of:=[.A2038]-[.A2037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404189">
            <text:p>1839.404189</text:p>
          </table:table-cell>
          <table:table-cell office:value-type="float" office:value="10965462908347">
            <text:p>10965462908347</text:p>
          </table:table-cell>
          <table:table-cell table:formula="of:=([.B2039]-[.B$4])/10^9" office:value-type="float" office:value="0.331847296">
            <text:p>0.331847</text:p>
          </table:table-cell>
          <table:table-cell table:formula="of:=[.C2039]-[.C2038]" office:value-type="float" office:value="0.000420960000000026">
            <text:p>0.000421</text:p>
          </table:table-cell>
          <table:table-cell table:formula="of:=[.A2039]-[.A2038]" office:value-type="float" office:value="0.000414000000091619">
            <text:p>0.00041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0419">
            <text:p>1839.404190</text:p>
          </table:table-cell>
          <table:table-cell office:value-type="float" office:value="10965462908347">
            <text:p>10965462908347</text:p>
          </table:table-cell>
          <table:table-cell table:formula="of:=([.B2040]-[.B$4])/10^9" office:value-type="float" office:value="0.331847296">
            <text:p>0.331847</text:p>
          </table:table-cell>
          <table:table-cell table:formula="of:=[.C2040]-[.C2039]" office:value-type="float" office:value="0">
            <text:p>0.000000</text:p>
          </table:table-cell>
          <table:table-cell table:formula="of:=[.A2040]-[.A2039]" office:value-type="float" office:value="0.000000999999883788405">
            <text:p>0.000001</text:p>
          </table:table-cell>
          <table:table-cell/>
          <table:table-cell office:value-type="string">
            <text:p>uses up its c_s; 10965462908347-10965462487387=420960</text:p>
          </table:table-cell>
          <table:table-cell/>
        </table:table-row>
        <table:table-row table:style-name="ro1">
          <table:table-cell office:value-type="float" office:value="1839.4042">
            <text:p>1839.404200</text:p>
          </table:table-cell>
          <table:table-cell office:value-type="float" office:value="10965462920231">
            <text:p>10965462920231</text:p>
          </table:table-cell>
          <table:table-cell table:formula="of:=([.B2041]-[.B$4])/10^9" office:value-type="float" office:value="0.33185918">
            <text:p>0.331859</text:p>
          </table:table-cell>
          <table:table-cell table:formula="of:=[.C2041]-[.C2040]" office:value-type="float" office:value="0.000011883999999962">
            <text:p>0.000012</text:p>
          </table:table-cell>
          <table:table-cell table:formula="of:=[.A2041]-[.A2040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04205">
            <text:p>1839.404205</text:p>
          </table:table-cell>
          <table:table-cell office:value-type="float" office:value="10965462920231">
            <text:p>10965462920231</text:p>
          </table:table-cell>
          <table:table-cell table:formula="of:=([.B2042]-[.B$4])/10^9" office:value-type="float" office:value="0.33185918">
            <text:p>0.331859</text:p>
          </table:table-cell>
          <table:table-cell table:formula="of:=[.C2042]-[.C2041]" office:value-type="float" office:value="0">
            <text:p>0.000000</text:p>
          </table:table-cell>
          <table:table-cell table:formula="of:=[.A2042]-[.A2041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04331">
            <text:p>1839.404331</text:p>
          </table:table-cell>
          <table:table-cell office:value-type="float" office:value="10965462920231">
            <text:p>10965462920231</text:p>
          </table:table-cell>
          <table:table-cell table:formula="of:=([.B2043]-[.B$4])/10^9" office:value-type="float" office:value="0.33185918">
            <text:p>0.331859</text:p>
          </table:table-cell>
          <table:table-cell table:formula="of:=[.C2043]-[.C2042]" office:value-type="float" office:value="0">
            <text:p>0.000000</text:p>
          </table:table-cell>
          <table:table-cell table:formula="of:=[.A2043]-[.A2042]" office:value-type="float" office:value="0.000125999999909254">
            <text:p>0.00012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04334">
            <text:p>1839.404334</text:p>
          </table:table-cell>
          <table:table-cell office:value-type="float" office:value="10965463053678">
            <text:p>10965463053678</text:p>
          </table:table-cell>
          <table:table-cell table:formula="of:=([.B2044]-[.B$4])/10^9" office:value-type="float" office:value="0.331992627">
            <text:p>0.331993</text:p>
          </table:table-cell>
          <table:table-cell table:formula="of:=[.C2044]-[.C2043]" office:value-type="float" office:value="0.000133447000000009">
            <text:p>0.000133</text:p>
          </table:table-cell>
          <table:table-cell table:formula="of:=[.A2044]-[.A2043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04334">
            <text:p>1839.404334</text:p>
          </table:table-cell>
          <table:table-cell office:value-type="float" office:value="10965463053678">
            <text:p>10965463053678</text:p>
          </table:table-cell>
          <table:table-cell table:formula="of:=([.B2045]-[.B$4])/10^9" office:value-type="float" office:value="0.331992627">
            <text:p>0.331993</text:p>
          </table:table-cell>
          <table:table-cell table:formula="of:=[.C2045]-[.C2044]" office:value-type="float" office:value="0">
            <text:p>0.000000</text:p>
          </table:table-cell>
          <table:table-cell table:formula="of:=[.A2045]-[.A2044]" office:value-type="float" office:value="0">
            <text:p>0.000000</text:p>
          </table:table-cell>
          <table:table-cell office:value-type="string">
            <text:p>d_s is renewed (r + D) to 10965465053678; c_s is fully topped up</text:p>
          </table:table-cell>
          <table:table-cell table:number-columns-repeated="2"/>
        </table:table-row>
        <table:table-row table:style-name="ro1">
          <table:table-cell office:value-type="float" office:value="1839.404336">
            <text:p>1839.404336</text:p>
          </table:table-cell>
          <table:table-cell office:value-type="float" office:value="10965463053678">
            <text:p>10965463053678</text:p>
          </table:table-cell>
          <table:table-cell table:formula="of:=([.B2046]-[.B$4])/10^9" office:value-type="float" office:value="0.331992627">
            <text:p>0.331993</text:p>
          </table:table-cell>
          <table:table-cell table:formula="of:=[.C2046]-[.C2045]" office:value-type="float" office:value="0">
            <text:p>0.000000</text:p>
          </table:table-cell>
          <table:table-cell table:formula="of:=[.A2046]-[.A2045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404343">
            <text:p>1839.404343</text:p>
          </table:table-cell>
          <table:table-cell office:value-type="float" office:value="10965463062907">
            <text:p>10965463062907</text:p>
          </table:table-cell>
          <table:table-cell table:formula="of:=([.B2047]-[.B$4])/10^9" office:value-type="float" office:value="0.332001856">
            <text:p>0.332002</text:p>
          </table:table-cell>
          <table:table-cell table:formula="of:=[.C2047]-[.C2046]" office:value-type="float" office:value="0.00000922899999999949">
            <text:p>0.000009</text:p>
          </table:table-cell>
          <table:table-cell table:formula="of:=[.A2047]-[.A2046]" office:value-type="float" office:value="0.00000699999986863986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04347">
            <text:p>1839.404347</text:p>
          </table:table-cell>
          <table:table-cell office:value-type="float" office:value="10965463062907">
            <text:p>10965463062907</text:p>
          </table:table-cell>
          <table:table-cell table:formula="of:=([.B2048]-[.B$4])/10^9" office:value-type="float" office:value="0.332001856">
            <text:p>0.332002</text:p>
          </table:table-cell>
          <table:table-cell table:formula="of:=[.C2048]-[.C2047]" office:value-type="float" office:value="0">
            <text:p>0.000000</text:p>
          </table:table-cell>
          <table:table-cell table:formula="of:=[.A2048]-[.A2047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405247">
            <text:p>1839.405247</text:p>
          </table:table-cell>
          <table:table-cell office:value-type="float" office:value="10965463967591">
            <text:p>10965463967591</text:p>
          </table:table-cell>
          <table:table-cell table:formula="of:=([.B2049]-[.B$4])/10^9" office:value-type="float" office:value="0.33290654">
            <text:p>0.332907</text:p>
          </table:table-cell>
          <table:table-cell table:formula="of:=[.C2049]-[.C2048]" office:value-type="float" office:value="0.000904683999999989">
            <text:p>0.000905</text:p>
          </table:table-cell>
          <table:table-cell table:formula="of:=[.A2049]-[.A2048]" office:value-type="float" office:value="0.000900000000001455">
            <text:p>0.00090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05248">
            <text:p>1839.405248</text:p>
          </table:table-cell>
          <table:table-cell office:value-type="float" office:value="10965463967591">
            <text:p>10965463967591</text:p>
          </table:table-cell>
          <table:table-cell table:formula="of:=([.B2050]-[.B$4])/10^9" office:value-type="float" office:value="0.33290654">
            <text:p>0.332907</text:p>
          </table:table-cell>
          <table:table-cell table:formula="of:=[.C2050]-[.C2049]" office:value-type="float" office:value="0">
            <text:p>0.000000</text:p>
          </table:table-cell>
          <table:table-cell table:formula="of:=[.A2050]-[.A2049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05253">
            <text:p>1839.405253</text:p>
          </table:table-cell>
          <table:table-cell office:value-type="float" office:value="10965463967591">
            <text:p>10965463967591</text:p>
          </table:table-cell>
          <table:table-cell table:formula="of:=([.B2051]-[.B$4])/10^9" office:value-type="float" office:value="0.33290654">
            <text:p>0.332907</text:p>
          </table:table-cell>
          <table:table-cell table:formula="of:=[.C2051]-[.C2050]" office:value-type="float" office:value="0">
            <text:p>0.000000</text:p>
          </table:table-cell>
          <table:table-cell table:formula="of:=[.A2051]-[.A2050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406701">
            <text:p>1839.406701</text:p>
          </table:table-cell>
          <table:table-cell office:value-type="float" office:value="10965464015254">
            <text:p>10965464015254</text:p>
          </table:table-cell>
          <table:table-cell table:formula="of:=([.B2052]-[.B$4])/10^9" office:value-type="float" office:value="0.332954203">
            <text:p>0.332954</text:p>
          </table:table-cell>
          <table:table-cell table:formula="of:=[.C2052]-[.C2051]" office:value-type="float" office:value="0.0000476630000000311">
            <text:p>0.000048</text:p>
          </table:table-cell>
          <table:table-cell table:formula="of:=[.A2052]-[.A2051]" office:value-type="float" office:value="0.0014480000002095">
            <text:p>0.00144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06701">
            <text:p>1839.406701</text:p>
          </table:table-cell>
          <table:table-cell office:value-type="float" office:value="10965464015254">
            <text:p>10965464015254</text:p>
          </table:table-cell>
          <table:table-cell table:formula="of:=([.B2053]-[.B$4])/10^9" office:value-type="float" office:value="0.332954203">
            <text:p>0.332954</text:p>
          </table:table-cell>
          <table:table-cell table:formula="of:=[.C2053]-[.C2052]" office:value-type="float" office:value="0">
            <text:p>0.000000</text:p>
          </table:table-cell>
          <table:table-cell table:formula="of:=[.A2053]-[.A2052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06703">
            <text:p>1839.406703</text:p>
          </table:table-cell>
          <table:table-cell office:value-type="float" office:value="10965464015254">
            <text:p>10965464015254</text:p>
          </table:table-cell>
          <table:table-cell table:formula="of:=([.B2054]-[.B$4])/10^9" office:value-type="float" office:value="0.332954203">
            <text:p>0.332954</text:p>
          </table:table-cell>
          <table:table-cell table:formula="of:=[.C2054]-[.C2053]" office:value-type="float" office:value="0">
            <text:p>0.000000</text:p>
          </table:table-cell>
          <table:table-cell table:formula="of:=[.A2054]-[.A2053]" office:value-type="float" office:value="0.00000199999999495049">
            <text:p>0.000002</text:p>
          </table:table-cell>
          <table:table-cell/>
          <table:table-cell office:value-type="string">
            <text:p>postpones its deadline to 10965470416626; c_s is topped up to 1992067</text:p>
          </table:table-cell>
          <table:table-cell/>
        </table:table-row>
        <table:table-row table:style-name="ro1">
          <table:table-cell office:value-type="float" office:value="1839.407296">
            <text:p>1839.407296</text:p>
          </table:table-cell>
          <table:table-cell office:value-type="float" office:value="10965466022915">
            <text:p>10965466022915</text:p>
          </table:table-cell>
          <table:table-cell table:formula="of:=([.B2055]-[.B$4])/10^9" office:value-type="float" office:value="0.334961864">
            <text:p>0.334962</text:p>
          </table:table-cell>
          <table:table-cell table:formula="of:=[.C2055]-[.C2054]" office:value-type="float" office:value="0.00200766099999999">
            <text:p>0.002008</text:p>
          </table:table-cell>
          <table:table-cell table:formula="of:=[.A2055]-[.A2054]" office:value-type="float" office:value="0.000592999999980748">
            <text:p>0.000593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407296">
            <text:p>1839.407296</text:p>
          </table:table-cell>
          <table:table-cell office:value-type="float" office:value="10965466022915">
            <text:p>10965466022915</text:p>
          </table:table-cell>
          <table:table-cell table:formula="of:=([.B2056]-[.B$4])/10^9" office:value-type="float" office:value="0.334961864">
            <text:p>0.334962</text:p>
          </table:table-cell>
          <table:table-cell table:formula="of:=[.C2056]-[.C2055]" office:value-type="float" office:value="0">
            <text:p>0.000000</text:p>
          </table:table-cell>
          <table:table-cell table:formula="of:=[.A2056]-[.A2055]" office:value-type="float" office:value="0">
            <text:p>0.000000</text:p>
          </table:table-cell>
          <table:table-cell table:number-columns-repeated="2"/>
          <table:table-cell office:value-type="string">
            <text:p>uses up its c_s; 10965466022915-10965464015254=2007661</text:p>
          </table:table-cell>
        </table:table-row>
        <table:table-row table:style-name="ro1">
          <table:table-cell office:value-type="float" office:value="1839.407308">
            <text:p>1839.407308</text:p>
          </table:table-cell>
          <table:table-cell office:value-type="float" office:value="10965466036066">
            <text:p>10965466036066</text:p>
          </table:table-cell>
          <table:table-cell table:formula="of:=([.B2057]-[.B$4])/10^9" office:value-type="float" office:value="0.334975015">
            <text:p>0.334975</text:p>
          </table:table-cell>
          <table:table-cell table:formula="of:=[.C2057]-[.C2056]" office:value-type="float" office:value="0.000013150999999989">
            <text:p>0.000013</text:p>
          </table:table-cell>
          <table:table-cell table:formula="of:=[.A2057]-[.A2056]" office:value-type="float" office:value="0.0000119999999697029">
            <text:p>0.00001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407309">
            <text:p>1839.407309</text:p>
          </table:table-cell>
          <table:table-cell office:value-type="float" office:value="10965466036066">
            <text:p>10965466036066</text:p>
          </table:table-cell>
          <table:table-cell table:formula="of:=([.B2058]-[.B$4])/10^9" office:value-type="float" office:value="0.334975015">
            <text:p>0.334975</text:p>
          </table:table-cell>
          <table:table-cell table:formula="of:=[.C2058]-[.C2057]" office:value-type="float" office:value="0">
            <text:p>0.000000</text:p>
          </table:table-cell>
          <table:table-cell table:formula="of:=[.A2058]-[.A2057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07314">
            <text:p>1839.407314</text:p>
          </table:table-cell>
          <table:table-cell office:value-type="float" office:value="10965466036066">
            <text:p>10965466036066</text:p>
          </table:table-cell>
          <table:table-cell table:formula="of:=([.B2059]-[.B$4])/10^9" office:value-type="float" office:value="0.334975015">
            <text:p>0.334975</text:p>
          </table:table-cell>
          <table:table-cell table:formula="of:=[.C2059]-[.C2058]" office:value-type="float" office:value="0">
            <text:p>0.000000</text:p>
          </table:table-cell>
          <table:table-cell table:formula="of:=[.A2059]-[.A2058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408323">
            <text:p>1839.408323</text:p>
          </table:table-cell>
          <table:table-cell office:value-type="float" office:value="10965466036066">
            <text:p>10965466036066</text:p>
          </table:table-cell>
          <table:table-cell table:formula="of:=([.B2060]-[.B$4])/10^9" office:value-type="float" office:value="0.334975015">
            <text:p>0.334975</text:p>
          </table:table-cell>
          <table:table-cell table:formula="of:=[.C2060]-[.C2059]" office:value-type="float" office:value="0">
            <text:p>0.000000</text:p>
          </table:table-cell>
          <table:table-cell table:formula="of:=[.A2060]-[.A2059]" office:value-type="float" office:value="0.00100900000006732">
            <text:p>0.0010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08325">
            <text:p>1839.408325</text:p>
          </table:table-cell>
          <table:table-cell office:value-type="float" office:value="10965467052668">
            <text:p>10965467052668</text:p>
          </table:table-cell>
          <table:table-cell table:formula="of:=([.B2061]-[.B$4])/10^9" office:value-type="float" office:value="0.335991617">
            <text:p>0.335992</text:p>
          </table:table-cell>
          <table:table-cell table:formula="of:=[.C2061]-[.C2060]" office:value-type="float" office:value="0.00101660200000003">
            <text:p>0.001017</text:p>
          </table:table-cell>
          <table:table-cell table:formula="of:=[.A2061]-[.A206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08326">
            <text:p>1839.408326</text:p>
          </table:table-cell>
          <table:table-cell office:value-type="float" office:value="10965467052668">
            <text:p>10965467052668</text:p>
          </table:table-cell>
          <table:table-cell table:formula="of:=([.B2062]-[.B$4])/10^9" office:value-type="float" office:value="0.335991617">
            <text:p>0.335992</text:p>
          </table:table-cell>
          <table:table-cell table:formula="of:=[.C2062]-[.C2061]" office:value-type="float" office:value="0">
            <text:p>0.000000</text:p>
          </table:table-cell>
          <table:table-cell table:formula="of:=[.A2062]-[.A2061]" office:value-type="float" office:value="0.000000999999883788405">
            <text:p>0.000001</text:p>
          </table:table-cell>
          <table:table-cell office:value-type="string">
            <text:p>d_s is renewed (r + D) to 10965469052668; c_s is fully topped up</text:p>
          </table:table-cell>
          <table:table-cell table:number-columns-repeated="2"/>
        </table:table-row>
        <table:table-row table:style-name="ro1">
          <table:table-cell office:value-type="float" office:value="1839.408327">
            <text:p>1839.408327</text:p>
          </table:table-cell>
          <table:table-cell office:value-type="float" office:value="10965467052668">
            <text:p>10965467052668</text:p>
          </table:table-cell>
          <table:table-cell table:formula="of:=([.B2063]-[.B$4])/10^9" office:value-type="float" office:value="0.335991617">
            <text:p>0.335992</text:p>
          </table:table-cell>
          <table:table-cell table:formula="of:=[.C2063]-[.C2062]" office:value-type="float" office:value="0">
            <text:p>0.000000</text:p>
          </table:table-cell>
          <table:table-cell table:formula="of:=[.A2063]-[.A2062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408334">
            <text:p>1839.408334</text:p>
          </table:table-cell>
          <table:table-cell office:value-type="float" office:value="10965467062282">
            <text:p>10965467062282</text:p>
          </table:table-cell>
          <table:table-cell table:formula="of:=([.B2064]-[.B$4])/10^9" office:value-type="float" office:value="0.336001231">
            <text:p>0.336001</text:p>
          </table:table-cell>
          <table:table-cell table:formula="of:=[.C2064]-[.C2063]" office:value-type="float" office:value="0.00000961399999999113">
            <text:p>0.000010</text:p>
          </table:table-cell>
          <table:table-cell table:formula="of:=[.A2064]-[.A2063]" office:value-type="float" office:value="0.00000699999986863986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08339">
            <text:p>1839.408339</text:p>
          </table:table-cell>
          <table:table-cell office:value-type="float" office:value="10965467062282">
            <text:p>10965467062282</text:p>
          </table:table-cell>
          <table:table-cell table:formula="of:=([.B2065]-[.B$4])/10^9" office:value-type="float" office:value="0.336001231">
            <text:p>0.336001</text:p>
          </table:table-cell>
          <table:table-cell table:formula="of:=[.C2065]-[.C2064]" office:value-type="float" office:value="0">
            <text:p>0.000000</text:p>
          </table:table-cell>
          <table:table-cell table:formula="of:=[.A2065]-[.A2064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409224">
            <text:p>1839.409224</text:p>
          </table:table-cell>
          <table:table-cell office:value-type="float" office:value="10965467952182">
            <text:p>10965467952182</text:p>
          </table:table-cell>
          <table:table-cell table:formula="of:=([.B2066]-[.B$4])/10^9" office:value-type="float" office:value="0.336891131">
            <text:p>0.336891</text:p>
          </table:table-cell>
          <table:table-cell table:formula="of:=[.C2066]-[.C2065]" office:value-type="float" office:value="0.000889899999999999">
            <text:p>0.000890</text:p>
          </table:table-cell>
          <table:table-cell table:formula="of:=[.A2066]-[.A2065]" office:value-type="float" office:value="0.00088499999992564">
            <text:p>0.00088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09225">
            <text:p>1839.409225</text:p>
          </table:table-cell>
          <table:table-cell office:value-type="float" office:value="10965467952182">
            <text:p>10965467952182</text:p>
          </table:table-cell>
          <table:table-cell table:formula="of:=([.B2067]-[.B$4])/10^9" office:value-type="float" office:value="0.336891131">
            <text:p>0.336891</text:p>
          </table:table-cell>
          <table:table-cell table:formula="of:=[.C2067]-[.C2066]" office:value-type="float" office:value="0">
            <text:p>0.000000</text:p>
          </table:table-cell>
          <table:table-cell table:formula="of:=[.A2067]-[.A206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0923">
            <text:p>1839.409230</text:p>
          </table:table-cell>
          <table:table-cell office:value-type="float" office:value="10965467952182">
            <text:p>10965467952182</text:p>
          </table:table-cell>
          <table:table-cell table:formula="of:=([.B2068]-[.B$4])/10^9" office:value-type="float" office:value="0.336891131">
            <text:p>0.336891</text:p>
          </table:table-cell>
          <table:table-cell table:formula="of:=[.C2068]-[.C2067]" office:value-type="float" office:value="0">
            <text:p>0.000000</text:p>
          </table:table-cell>
          <table:table-cell table:formula="of:=[.A2068]-[.A2067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409334">
            <text:p>1839.409334</text:p>
          </table:table-cell>
          <table:table-cell office:value-type="float" office:value="10965468013886">
            <text:p>10965468013886</text:p>
          </table:table-cell>
          <table:table-cell table:formula="of:=([.B2069]-[.B$4])/10^9" office:value-type="float" office:value="0.336952835">
            <text:p>0.336953</text:p>
          </table:table-cell>
          <table:table-cell table:formula="of:=[.C2069]-[.C2068]" office:value-type="float" office:value="0.0000617039999999958">
            <text:p>0.000062</text:p>
          </table:table-cell>
          <table:table-cell table:formula="of:=[.A2069]-[.A2068]" office:value-type="float" office:value="0.000103999999964799">
            <text:p>0.00010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409742">
            <text:p>1839.409742</text:p>
          </table:table-cell>
          <table:table-cell office:value-type="float" office:value="10965468478610">
            <text:p>10965468478610</text:p>
          </table:table-cell>
          <table:table-cell table:formula="of:=([.B2070]-[.B$4])/10^9" office:value-type="float" office:value="0.337417559">
            <text:p>0.337418</text:p>
          </table:table-cell>
          <table:table-cell table:formula="of:=[.C2070]-[.C2069]" office:value-type="float" office:value="0.000464723999999972">
            <text:p>0.000465</text:p>
          </table:table-cell>
          <table:table-cell table:formula="of:=[.A2070]-[.A2069]" office:value-type="float" office:value="0.000408000000106767">
            <text:p>0.00040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09744">
            <text:p>1839.409744</text:p>
          </table:table-cell>
          <table:table-cell office:value-type="float" office:value="10965468478610">
            <text:p>10965468478610</text:p>
          </table:table-cell>
          <table:table-cell table:formula="of:=([.B2071]-[.B$4])/10^9" office:value-type="float" office:value="0.337417559">
            <text:p>0.337418</text:p>
          </table:table-cell>
          <table:table-cell table:formula="of:=[.C2071]-[.C2070]" office:value-type="float" office:value="0">
            <text:p>0.000000</text:p>
          </table:table-cell>
          <table:table-cell table:formula="of:=[.A2071]-[.A207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09752">
            <text:p>1839.409752</text:p>
          </table:table-cell>
          <table:table-cell office:value-type="float" office:value="10965468478610">
            <text:p>10965468478610</text:p>
          </table:table-cell>
          <table:table-cell table:formula="of:=([.B2072]-[.B$4])/10^9" office:value-type="float" office:value="0.337417559">
            <text:p>0.337418</text:p>
          </table:table-cell>
          <table:table-cell table:formula="of:=[.C2072]-[.C2071]" office:value-type="float" office:value="0">
            <text:p>0.000000</text:p>
          </table:table-cell>
          <table:table-cell table:formula="of:=[.A2072]-[.A2071]" office:value-type="float" office:value="0.00000799999997980194">
            <text:p>0.00000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409754">
            <text:p>1839.409754</text:p>
          </table:table-cell>
          <table:table-cell office:value-type="float" office:value="10965468490313">
            <text:p>10965468490313</text:p>
          </table:table-cell>
          <table:table-cell table:formula="of:=([.B2073]-[.B$4])/10^9" office:value-type="float" office:value="0.337429262">
            <text:p>0.337429</text:p>
          </table:table-cell>
          <table:table-cell table:formula="of:=[.C2073]-[.C2072]" office:value-type="float" office:value="0.0000117030000000296">
            <text:p>0.000012</text:p>
          </table:table-cell>
          <table:table-cell table:formula="of:=[.A2073]-[.A207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09755">
            <text:p>1839.409755</text:p>
          </table:table-cell>
          <table:table-cell office:value-type="float" office:value="10965468490313">
            <text:p>10965468490313</text:p>
          </table:table-cell>
          <table:table-cell table:formula="of:=([.B2074]-[.B$4])/10^9" office:value-type="float" office:value="0.337429262">
            <text:p>0.337429</text:p>
          </table:table-cell>
          <table:table-cell table:formula="of:=[.C2074]-[.C2073]" office:value-type="float" office:value="0">
            <text:p>0.000000</text:p>
          </table:table-cell>
          <table:table-cell table:formula="of:=[.A2074]-[.A2073]" office:value-type="float" office:value="0.000000999999883788405">
            <text:p>0.000001</text:p>
          </table:table-cell>
          <table:table-cell/>
          <table:table-cell office:value-type="string">
            <text:p>439423 / 1926313 &lt;= 2000000 / 5000000</text:p>
          </table:table-cell>
          <table:table-cell/>
        </table:table-row>
        <table:table-row table:style-name="ro1">
          <table:table-cell office:value-type="float" office:value="1839.409755">
            <text:p>1839.409755</text:p>
          </table:table-cell>
          <table:table-cell office:value-type="float" office:value="10965468490313">
            <text:p>10965468490313</text:p>
          </table:table-cell>
          <table:table-cell table:formula="of:=([.B2075]-[.B$4])/10^9" office:value-type="float" office:value="0.337429262">
            <text:p>0.337429</text:p>
          </table:table-cell>
          <table:table-cell table:formula="of:=[.C2075]-[.C2074]" office:value-type="float" office:value="0">
            <text:p>0.000000</text:p>
          </table:table-cell>
          <table:table-cell table:formula="of:=[.A2075]-[.A2074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40977">
            <text:p>1839.409770</text:p>
          </table:table-cell>
          <table:table-cell office:value-type="float" office:value="10965468498330">
            <text:p>10965468498330</text:p>
          </table:table-cell>
          <table:table-cell table:formula="of:=([.B2076]-[.B$4])/10^9" office:value-type="float" office:value="0.337437279">
            <text:p>0.337437</text:p>
          </table:table-cell>
          <table:table-cell table:formula="of:=[.C2076]-[.C2075]" office:value-type="float" office:value="0.0000080169999999713">
            <text:p>0.000008</text:p>
          </table:table-cell>
          <table:table-cell table:formula="of:=[.A2076]-[.A2075]" office:value-type="float" office:value="0.0000150000000758155">
            <text:p>0.000015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410209">
            <text:p>1839.410209</text:p>
          </table:table-cell>
          <table:table-cell office:value-type="float" office:value="10965468945045">
            <text:p>10965468945045</text:p>
          </table:table-cell>
          <table:table-cell table:formula="of:=([.B2077]-[.B$4])/10^9" office:value-type="float" office:value="0.337883994">
            <text:p>0.337884</text:p>
          </table:table-cell>
          <table:table-cell table:formula="of:=[.C2077]-[.C2076]" office:value-type="float" office:value="0.000446715000000042">
            <text:p>0.000447</text:p>
          </table:table-cell>
          <table:table-cell table:formula="of:=[.A2077]-[.A2076]" office:value-type="float" office:value="0.000438999999914813">
            <text:p>0.00043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1021">
            <text:p>1839.410210</text:p>
          </table:table-cell>
          <table:table-cell office:value-type="float" office:value="10965468945045">
            <text:p>10965468945045</text:p>
          </table:table-cell>
          <table:table-cell table:formula="of:=([.B2078]-[.B$4])/10^9" office:value-type="float" office:value="0.337883994">
            <text:p>0.337884</text:p>
          </table:table-cell>
          <table:table-cell table:formula="of:=[.C2078]-[.C2077]" office:value-type="float" office:value="0">
            <text:p>0.000000</text:p>
          </table:table-cell>
          <table:table-cell table:formula="of:=[.A2078]-[.A2077]" office:value-type="float" office:value="0.00000100000011116208">
            <text:p>0.000001</text:p>
          </table:table-cell>
          <table:table-cell/>
          <table:table-cell office:value-type="string">
            <text:p>uses up its c_s; 10965468945045-10965468498330=446715</text:p>
          </table:table-cell>
          <table:table-cell/>
        </table:table-row>
        <table:table-row table:style-name="ro1">
          <table:table-cell office:value-type="float" office:value="1839.410222">
            <text:p>1839.410222</text:p>
          </table:table-cell>
          <table:table-cell office:value-type="float" office:value="10965468958388">
            <text:p>10965468958388</text:p>
          </table:table-cell>
          <table:table-cell table:formula="of:=([.B2079]-[.B$4])/10^9" office:value-type="float" office:value="0.337897337">
            <text:p>0.337897</text:p>
          </table:table-cell>
          <table:table-cell table:formula="of:=[.C2079]-[.C2078]" office:value-type="float" office:value="0.000013342999999999">
            <text:p>0.000013</text:p>
          </table:table-cell>
          <table:table-cell table:formula="of:=[.A2079]-[.A2078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11742">
            <text:p>1839.411742</text:p>
          </table:table-cell>
          <table:table-cell office:value-type="float" office:value="10965468963948">
            <text:p>10965468963948</text:p>
          </table:table-cell>
          <table:table-cell table:formula="of:=([.B2080]-[.B$4])/10^9" office:value-type="float" office:value="0.337902897">
            <text:p>0.337903</text:p>
          </table:table-cell>
          <table:table-cell table:formula="of:=[.C2080]-[.C2079]" office:value-type="float" office:value="0.00000555999999996004">
            <text:p>0.000006</text:p>
          </table:table-cell>
          <table:table-cell table:formula="of:=[.A2080]-[.A2079]" office:value-type="float" office:value="0.00152000000002772">
            <text:p>0.00152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11743">
            <text:p>1839.411743</text:p>
          </table:table-cell>
          <table:table-cell office:value-type="float" office:value="10965468963948">
            <text:p>10965468963948</text:p>
          </table:table-cell>
          <table:table-cell table:formula="of:=([.B2081]-[.B$4])/10^9" office:value-type="float" office:value="0.337902897">
            <text:p>0.337903</text:p>
          </table:table-cell>
          <table:table-cell table:formula="of:=[.C2081]-[.C2080]" office:value-type="float" office:value="0">
            <text:p>0.000000</text:p>
          </table:table-cell>
          <table:table-cell table:formula="of:=[.A2081]-[.A2080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11745">
            <text:p>1839.411745</text:p>
          </table:table-cell>
          <table:table-cell office:value-type="float" office:value="10965468963948">
            <text:p>10965468963948</text:p>
          </table:table-cell>
          <table:table-cell table:formula="of:=([.B2082]-[.B$4])/10^9" office:value-type="float" office:value="0.337902897">
            <text:p>0.337903</text:p>
          </table:table-cell>
          <table:table-cell table:formula="of:=[.C2082]-[.C2081]" office:value-type="float" office:value="0">
            <text:p>0.000000</text:p>
          </table:table-cell>
          <table:table-cell table:formula="of:=[.A2082]-[.A2081]" office:value-type="float" office:value="0.00000200000022232416">
            <text:p>0.000002</text:p>
          </table:table-cell>
          <table:table-cell/>
          <table:table-cell office:value-type="string">
            <text:p>postpones its deadline to 10965475416626; c_s is topped up to 1992708</text:p>
          </table:table-cell>
          <table:table-cell/>
        </table:table-row>
        <table:table-row table:style-name="ro1">
          <table:table-cell office:value-type="float" office:value="1839.411746">
            <text:p>1839.411746</text:p>
          </table:table-cell>
          <table:table-cell office:value-type="float" office:value="10965468963948">
            <text:p>10965468963948</text:p>
          </table:table-cell>
          <table:table-cell table:formula="of:=([.B2083]-[.B$4])/10^9" office:value-type="float" office:value="0.337902897">
            <text:p>0.337903</text:p>
          </table:table-cell>
          <table:table-cell table:formula="of:=[.C2083]-[.C2082]" office:value-type="float" office:value="0">
            <text:p>0.000000</text:p>
          </table:table-cell>
          <table:table-cell table:formula="of:=[.A2083]-[.A2082]" office:value-type="float" office:value="0.000000999999883788405">
            <text:p>0.000001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39.411781">
            <text:p>1839.411781</text:p>
          </table:table-cell>
          <table:table-cell office:value-type="float" office:value="10965468963948">
            <text:p>10965468963948</text:p>
          </table:table-cell>
          <table:table-cell table:formula="of:=([.B2084]-[.B$4])/10^9" office:value-type="float" office:value="0.337902897">
            <text:p>0.337903</text:p>
          </table:table-cell>
          <table:table-cell table:formula="of:=[.C2084]-[.C2083]" office:value-type="float" office:value="0">
            <text:p>0.000000</text:p>
          </table:table-cell>
          <table:table-cell table:formula="of:=[.A2084]-[.A2083]" office:value-type="float" office:value="0.0000350000000253203">
            <text:p>0.00003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9.412314">
            <text:p>1839.412314</text:p>
          </table:table-cell>
          <table:table-cell office:value-type="float" office:value="10965468963948">
            <text:p>10965468963948</text:p>
          </table:table-cell>
          <table:table-cell table:formula="of:=([.B2085]-[.B$4])/10^9" office:value-type="float" office:value="0.337902897">
            <text:p>0.337903</text:p>
          </table:table-cell>
          <table:table-cell table:formula="of:=[.C2085]-[.C2084]" office:value-type="float" office:value="0">
            <text:p>0.000000</text:p>
          </table:table-cell>
          <table:table-cell table:formula="of:=[.A2085]-[.A2084]" office:value-type="float" office:value="0.00053299999990486">
            <text:p>0.00053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412317">
            <text:p>1839.412317</text:p>
          </table:table-cell>
          <table:table-cell office:value-type="float" office:value="10965471058432">
            <text:p>10965471058432</text:p>
          </table:table-cell>
          <table:table-cell table:formula="of:=([.B2086]-[.B$4])/10^9" office:value-type="float" office:value="0.339997381">
            <text:p>0.339997</text:p>
          </table:table-cell>
          <table:table-cell table:formula="of:=[.C2086]-[.C2085]" office:value-type="float" office:value="0.00209448400000001">
            <text:p>0.002094</text:p>
          </table:table-cell>
          <table:table-cell table:formula="of:=[.A2086]-[.A2085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412318">
            <text:p>1839.412318</text:p>
          </table:table-cell>
          <table:table-cell office:value-type="float" office:value="10965471058432">
            <text:p>10965471058432</text:p>
          </table:table-cell>
          <table:table-cell table:formula="of:=([.B2087]-[.B$4])/10^9" office:value-type="float" office:value="0.339997381">
            <text:p>0.339997</text:p>
          </table:table-cell>
          <table:table-cell table:formula="of:=[.C2087]-[.C2086]" office:value-type="float" office:value="0">
            <text:p>0.000000</text:p>
          </table:table-cell>
          <table:table-cell table:formula="of:=[.A2087]-[.A2086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478058432; c_s is fully topped up</text:p>
          </table:table-cell>
        </table:table-row>
        <table:table-row table:style-name="ro1">
          <table:table-cell office:value-type="float" office:value="1839.412321">
            <text:p>1839.412321</text:p>
          </table:table-cell>
          <table:table-cell office:value-type="float" office:value="10965471058432">
            <text:p>10965471058432</text:p>
          </table:table-cell>
          <table:table-cell table:formula="of:=([.B2088]-[.B$4])/10^9" office:value-type="float" office:value="0.339997381">
            <text:p>0.339997</text:p>
          </table:table-cell>
          <table:table-cell table:formula="of:=[.C2088]-[.C2087]" office:value-type="float" office:value="0">
            <text:p>0.000000</text:p>
          </table:table-cell>
          <table:table-cell table:formula="of:=[.A2088]-[.A2087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12323">
            <text:p>1839.412323</text:p>
          </table:table-cell>
          <table:table-cell office:value-type="float" office:value="10965471064527">
            <text:p>10965471064527</text:p>
          </table:table-cell>
          <table:table-cell table:formula="of:=([.B2089]-[.B$4])/10^9" office:value-type="float" office:value="0.340003476">
            <text:p>0.340003</text:p>
          </table:table-cell>
          <table:table-cell table:formula="of:=[.C2089]-[.C2088]" office:value-type="float" office:value="0.00000609500000003926">
            <text:p>0.000006</text:p>
          </table:table-cell>
          <table:table-cell table:formula="of:=[.A2089]-[.A208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12323">
            <text:p>1839.412323</text:p>
          </table:table-cell>
          <table:table-cell office:value-type="float" office:value="10965471064527">
            <text:p>10965471064527</text:p>
          </table:table-cell>
          <table:table-cell table:formula="of:=([.B2090]-[.B$4])/10^9" office:value-type="float" office:value="0.340003476">
            <text:p>0.340003</text:p>
          </table:table-cell>
          <table:table-cell table:formula="of:=[.C2090]-[.C2089]" office:value-type="float" office:value="0">
            <text:p>0.000000</text:p>
          </table:table-cell>
          <table:table-cell table:formula="of:=[.A2090]-[.A2089]" office:value-type="float" office:value="0">
            <text:p>0.000000</text:p>
          </table:table-cell>
          <table:table-cell office:value-type="string">
            <text:p>d_s is renewed (r + D) to 10965473064527; c_s is fully topped up</text:p>
          </table:table-cell>
          <table:table-cell table:number-columns-repeated="2"/>
        </table:table-row>
        <table:table-row table:style-name="ro1">
          <table:table-cell office:value-type="float" office:value="1839.412325">
            <text:p>1839.412325</text:p>
          </table:table-cell>
          <table:table-cell office:value-type="float" office:value="10965471064527">
            <text:p>10965471064527</text:p>
          </table:table-cell>
          <table:table-cell table:formula="of:=([.B2091]-[.B$4])/10^9" office:value-type="float" office:value="0.340003476">
            <text:p>0.340003</text:p>
          </table:table-cell>
          <table:table-cell table:formula="of:=[.C2091]-[.C2090]" office:value-type="float" office:value="0">
            <text:p>0.000000</text:p>
          </table:table-cell>
          <table:table-cell table:formula="of:=[.A2091]-[.A2090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412332">
            <text:p>1839.412332</text:p>
          </table:table-cell>
          <table:table-cell office:value-type="float" office:value="10965471073859">
            <text:p>10965471073859</text:p>
          </table:table-cell>
          <table:table-cell table:formula="of:=([.B2092]-[.B$4])/10^9" office:value-type="float" office:value="0.340012808">
            <text:p>0.340013</text:p>
          </table:table-cell>
          <table:table-cell table:formula="of:=[.C2092]-[.C2091]" office:value-type="float" office:value="0.00000933199999997303">
            <text:p>0.000009</text:p>
          </table:table-cell>
          <table:table-cell table:formula="of:=[.A2092]-[.A2091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12334">
            <text:p>1839.412334</text:p>
          </table:table-cell>
          <table:table-cell office:value-type="float" office:value="10965471073859">
            <text:p>10965471073859</text:p>
          </table:table-cell>
          <table:table-cell table:formula="of:=([.B2093]-[.B$4])/10^9" office:value-type="float" office:value="0.340012808">
            <text:p>0.340013</text:p>
          </table:table-cell>
          <table:table-cell table:formula="of:=[.C2093]-[.C2092]" office:value-type="float" office:value="0">
            <text:p>0.000000</text:p>
          </table:table-cell>
          <table:table-cell table:formula="of:=[.A2093]-[.A2092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12334">
            <text:p>1839.412334</text:p>
          </table:table-cell>
          <table:table-cell office:value-type="float" office:value="10965471073859">
            <text:p>10965471073859</text:p>
          </table:table-cell>
          <table:table-cell table:formula="of:=([.B2094]-[.B$4])/10^9" office:value-type="float" office:value="0.340012808">
            <text:p>0.340013</text:p>
          </table:table-cell>
          <table:table-cell table:formula="of:=[.C2094]-[.C2093]" office:value-type="float" office:value="0">
            <text:p>0.000000</text:p>
          </table:table-cell>
          <table:table-cell table:formula="of:=[.A2094]-[.A2093]" office:value-type="float" office:value="0">
            <text:p>0.000000</text:p>
          </table:table-cell>
          <table:table-cell/>
          <table:table-cell office:value-type="string">
            <text:p>uses up its c_s; 10965471073859-10965468963948=2109911</text:p>
          </table:table-cell>
          <table:table-cell/>
        </table:table-row>
        <table:table-row table:style-name="ro1">
          <table:table-cell office:value-type="float" office:value="1839.412344">
            <text:p>1839.412344</text:p>
          </table:table-cell>
          <table:table-cell office:value-type="float" office:value="10965471073859">
            <text:p>10965471073859</text:p>
          </table:table-cell>
          <table:table-cell table:formula="of:=([.B2095]-[.B$4])/10^9" office:value-type="float" office:value="0.340012808">
            <text:p>0.340013</text:p>
          </table:table-cell>
          <table:table-cell table:formula="of:=[.C2095]-[.C2094]" office:value-type="float" office:value="0">
            <text:p>0.000000</text:p>
          </table:table-cell>
          <table:table-cell table:formula="of:=[.A2095]-[.A2094]" office:value-type="float" office:value="0.00000999999997475243">
            <text:p>0.000010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413231">
            <text:p>1839.413231</text:p>
          </table:table-cell>
          <table:table-cell office:value-type="float" office:value="10965471972556">
            <text:p>10965471972556</text:p>
          </table:table-cell>
          <table:table-cell table:formula="of:=([.B2096]-[.B$4])/10^9" office:value-type="float" office:value="0.340911505">
            <text:p>0.340912</text:p>
          </table:table-cell>
          <table:table-cell table:formula="of:=[.C2096]-[.C2095]" office:value-type="float" office:value="0.000898697000000004">
            <text:p>0.000899</text:p>
          </table:table-cell>
          <table:table-cell table:formula="of:=[.A2096]-[.A2095]" office:value-type="float" office:value="0.00088699999992059">
            <text:p>0.00088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13232">
            <text:p>1839.413232</text:p>
          </table:table-cell>
          <table:table-cell office:value-type="float" office:value="10965471972556">
            <text:p>10965471972556</text:p>
          </table:table-cell>
          <table:table-cell table:formula="of:=([.B2097]-[.B$4])/10^9" office:value-type="float" office:value="0.340911505">
            <text:p>0.340912</text:p>
          </table:table-cell>
          <table:table-cell table:formula="of:=[.C2097]-[.C2096]" office:value-type="float" office:value="0">
            <text:p>0.000000</text:p>
          </table:table-cell>
          <table:table-cell table:formula="of:=[.A2097]-[.A209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13237">
            <text:p>1839.413237</text:p>
          </table:table-cell>
          <table:table-cell office:value-type="float" office:value="10965471972556">
            <text:p>10965471972556</text:p>
          </table:table-cell>
          <table:table-cell table:formula="of:=([.B2098]-[.B$4])/10^9" office:value-type="float" office:value="0.340911505">
            <text:p>0.340912</text:p>
          </table:table-cell>
          <table:table-cell table:formula="of:=[.C2098]-[.C2097]" office:value-type="float" office:value="0">
            <text:p>0.000000</text:p>
          </table:table-cell>
          <table:table-cell table:formula="of:=[.A2098]-[.A2097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416171">
            <text:p>1839.416171</text:p>
          </table:table-cell>
          <table:table-cell office:value-type="float" office:value="10965474915366">
            <text:p>10965474915366</text:p>
          </table:table-cell>
          <table:table-cell table:formula="of:=([.B2099]-[.B$4])/10^9" office:value-type="float" office:value="0.343854315">
            <text:p>0.343854</text:p>
          </table:table-cell>
          <table:table-cell table:formula="of:=[.C2099]-[.C2098]" office:value-type="float" office:value="0.00294281000000002">
            <text:p>0.002943</text:p>
          </table:table-cell>
          <table:table-cell table:formula="of:=[.A2099]-[.A2098]" office:value-type="float" office:value="0.00293400000009569">
            <text:p>0.00293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416172">
            <text:p>1839.416172</text:p>
          </table:table-cell>
          <table:table-cell office:value-type="float" office:value="10965474915366">
            <text:p>10965474915366</text:p>
          </table:table-cell>
          <table:table-cell table:formula="of:=([.B2100]-[.B$4])/10^9" office:value-type="float" office:value="0.343854315">
            <text:p>0.343854</text:p>
          </table:table-cell>
          <table:table-cell table:formula="of:=[.C2100]-[.C2099]" office:value-type="float" office:value="0">
            <text:p>0.000000</text:p>
          </table:table-cell>
          <table:table-cell table:formula="of:=[.A2100]-[.A2099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16324">
            <text:p>1839.416324</text:p>
          </table:table-cell>
          <table:table-cell office:value-type="float" office:value="10965474915366">
            <text:p>10965474915366</text:p>
          </table:table-cell>
          <table:table-cell table:formula="of:=([.B2101]-[.B$4])/10^9" office:value-type="float" office:value="0.343854315">
            <text:p>0.343854</text:p>
          </table:table-cell>
          <table:table-cell table:formula="of:=[.C2101]-[.C2100]" office:value-type="float" office:value="0">
            <text:p>0.000000</text:p>
          </table:table-cell>
          <table:table-cell table:formula="of:=[.A2101]-[.A2100]" office:value-type="float" office:value="0.000152000000070984">
            <text:p>0.00015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16326">
            <text:p>1839.416326</text:p>
          </table:table-cell>
          <table:table-cell office:value-type="float" office:value="10965475077114">
            <text:p>10965475077114</text:p>
          </table:table-cell>
          <table:table-cell table:formula="of:=([.B2102]-[.B$4])/10^9" office:value-type="float" office:value="0.344016063">
            <text:p>0.344016</text:p>
          </table:table-cell>
          <table:table-cell table:formula="of:=[.C2102]-[.C2101]" office:value-type="float" office:value="0.000161747999999962">
            <text:p>0.000162</text:p>
          </table:table-cell>
          <table:table-cell table:formula="of:=[.A2102]-[.A210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16326">
            <text:p>1839.416326</text:p>
          </table:table-cell>
          <table:table-cell office:value-type="float" office:value="10965475077114">
            <text:p>10965475077114</text:p>
          </table:table-cell>
          <table:table-cell table:formula="of:=([.B2103]-[.B$4])/10^9" office:value-type="float" office:value="0.344016063">
            <text:p>0.344016</text:p>
          </table:table-cell>
          <table:table-cell table:formula="of:=[.C2103]-[.C2102]" office:value-type="float" office:value="0">
            <text:p>0.000000</text:p>
          </table:table-cell>
          <table:table-cell table:formula="of:=[.A2103]-[.A2102]" office:value-type="float" office:value="0">
            <text:p>0.000000</text:p>
          </table:table-cell>
          <table:table-cell office:value-type="string">
            <text:p>d_s is renewed (r + D) to 10965477077114; c_s is fully topped up</text:p>
          </table:table-cell>
          <table:table-cell table:number-columns-repeated="2"/>
        </table:table-row>
        <table:table-row table:style-name="ro1">
          <table:table-cell office:value-type="float" office:value="1839.416349">
            <text:p>1839.416349</text:p>
          </table:table-cell>
          <table:table-cell office:value-type="float" office:value="10965475077114">
            <text:p>10965475077114</text:p>
          </table:table-cell>
          <table:table-cell table:formula="of:=([.B2104]-[.B$4])/10^9" office:value-type="float" office:value="0.344016063">
            <text:p>0.344016</text:p>
          </table:table-cell>
          <table:table-cell table:formula="of:=[.C2104]-[.C2103]" office:value-type="float" office:value="0">
            <text:p>0.000000</text:p>
          </table:table-cell>
          <table:table-cell table:formula="of:=[.A2104]-[.A2103]" office:value-type="float" office:value="0.0000230000000556174">
            <text:p>0.00002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39.416675">
            <text:p>1839.416675</text:p>
          </table:table-cell>
          <table:table-cell office:value-type="float" office:value="10965475077114">
            <text:p>10965475077114</text:p>
          </table:table-cell>
          <table:table-cell table:formula="of:=([.B2105]-[.B$4])/10^9" office:value-type="float" office:value="0.344016063">
            <text:p>0.344016</text:p>
          </table:table-cell>
          <table:table-cell table:formula="of:=[.C2105]-[.C2104]" office:value-type="float" office:value="0">
            <text:p>0.000000</text:p>
          </table:table-cell>
          <table:table-cell table:formula="of:=[.A2105]-[.A2104]" office:value-type="float" office:value="0.00032599999985905">
            <text:p>0.00032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16676">
            <text:p>1839.416676</text:p>
          </table:table-cell>
          <table:table-cell office:value-type="float" office:value="10965475077114">
            <text:p>10965475077114</text:p>
          </table:table-cell>
          <table:table-cell table:formula="of:=([.B2106]-[.B$4])/10^9" office:value-type="float" office:value="0.344016063">
            <text:p>0.344016</text:p>
          </table:table-cell>
          <table:table-cell table:formula="of:=[.C2106]-[.C2105]" office:value-type="float" office:value="0">
            <text:p>0.000000</text:p>
          </table:table-cell>
          <table:table-cell table:formula="of:=[.A2106]-[.A2105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16677">
            <text:p>1839.416677</text:p>
          </table:table-cell>
          <table:table-cell office:value-type="float" office:value="10965475077114">
            <text:p>10965475077114</text:p>
          </table:table-cell>
          <table:table-cell table:formula="of:=([.B2107]-[.B$4])/10^9" office:value-type="float" office:value="0.344016063">
            <text:p>0.344016</text:p>
          </table:table-cell>
          <table:table-cell table:formula="of:=[.C2107]-[.C2106]" office:value-type="float" office:value="0">
            <text:p>0.000000</text:p>
          </table:table-cell>
          <table:table-cell table:formula="of:=[.A2107]-[.A2106]" office:value-type="float" office:value="0.000000999999883788405">
            <text:p>0.000001</text:p>
          </table:table-cell>
          <table:table-cell/>
          <table:table-cell office:value-type="string">
            <text:p>postpones its deadline to 10965480416626; c_s is topped up to 1882797</text:p>
          </table:table-cell>
          <table:table-cell/>
        </table:table-row>
        <table:table-row table:style-name="ro1">
          <table:table-cell office:value-type="float" office:value="1839.417337">
            <text:p>1839.417337</text:p>
          </table:table-cell>
          <table:table-cell office:value-type="float" office:value="10965476090200">
            <text:p>10965476090200</text:p>
          </table:table-cell>
          <table:table-cell table:formula="of:=([.B2108]-[.B$4])/10^9" office:value-type="float" office:value="0.345029149">
            <text:p>0.345029</text:p>
          </table:table-cell>
          <table:table-cell table:formula="of:=[.C2108]-[.C2107]" office:value-type="float" office:value="0.001013086">
            <text:p>0.001013</text:p>
          </table:table-cell>
          <table:table-cell table:formula="of:=[.A2108]-[.A2107]" office:value-type="float" office:value="0.00066000000015265">
            <text:p>0.00066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17338">
            <text:p>1839.417338</text:p>
          </table:table-cell>
          <table:table-cell office:value-type="float" office:value="10965476090200">
            <text:p>10965476090200</text:p>
          </table:table-cell>
          <table:table-cell table:formula="of:=([.B2109]-[.B$4])/10^9" office:value-type="float" office:value="0.345029149">
            <text:p>0.345029</text:p>
          </table:table-cell>
          <table:table-cell table:formula="of:=[.C2109]-[.C2108]" office:value-type="float" office:value="0">
            <text:p>0.000000</text:p>
          </table:table-cell>
          <table:table-cell table:formula="of:=[.A2109]-[.A2108]" office:value-type="float" office:value="0.000000999999883788405">
            <text:p>0.000001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1839.417339">
            <text:p>1839.417339</text:p>
          </table:table-cell>
          <table:table-cell office:value-type="float" office:value="10965476090200">
            <text:p>10965476090200</text:p>
          </table:table-cell>
          <table:table-cell table:formula="of:=([.B2110]-[.B$4])/10^9" office:value-type="float" office:value="0.345029149">
            <text:p>0.345029</text:p>
          </table:table-cell>
          <table:table-cell table:formula="of:=[.C2110]-[.C2109]" office:value-type="float" office:value="0">
            <text:p>0.000000</text:p>
          </table:table-cell>
          <table:table-cell table:formula="of:=[.A2110]-[.A2109]" office:value-type="float" office:value="0.00000100000011116208">
            <text:p>0.000001</text:p>
          </table:table-cell>
          <table:table-cell office:value-type="string">
            <text:p>uses up its c_s; 10965476090200-10965476015506=74694</text:p>
          </table:table-cell>
          <table:table-cell table:number-columns-repeated="2"/>
        </table:table-row>
        <table:table-row table:style-name="ro1">
          <table:table-cell office:value-type="float" office:value="1839.417347">
            <text:p>1839.417347</text:p>
          </table:table-cell>
          <table:table-cell office:value-type="float" office:value="10965476090200">
            <text:p>10965476090200</text:p>
          </table:table-cell>
          <table:table-cell table:formula="of:=([.B2111]-[.B$4])/10^9" office:value-type="float" office:value="0.345029149">
            <text:p>0.345029</text:p>
          </table:table-cell>
          <table:table-cell table:formula="of:=[.C2111]-[.C2110]" office:value-type="float" office:value="0">
            <text:p>0.000000</text:p>
          </table:table-cell>
          <table:table-cell table:formula="of:=[.A2111]-[.A2110]" office:value-type="float" office:value="0.00000799999997980194">
            <text:p>0.000008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17352">
            <text:p>1839.417352</text:p>
          </table:table-cell>
          <table:table-cell office:value-type="float" office:value="10965476090200">
            <text:p>10965476090200</text:p>
          </table:table-cell>
          <table:table-cell table:formula="of:=([.B2112]-[.B$4])/10^9" office:value-type="float" office:value="0.345029149">
            <text:p>0.345029</text:p>
          </table:table-cell>
          <table:table-cell table:formula="of:=[.C2112]-[.C2111]" office:value-type="float" office:value="0">
            <text:p>0.000000</text:p>
          </table:table-cell>
          <table:table-cell table:formula="of:=[.A2112]-[.A2111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417357">
            <text:p>1839.417357</text:p>
          </table:table-cell>
          <table:table-cell office:value-type="float" office:value="10965476110257">
            <text:p>10965476110257</text:p>
          </table:table-cell>
          <table:table-cell table:formula="of:=([.B2113]-[.B$4])/10^9" office:value-type="float" office:value="0.345049206">
            <text:p>0.345049</text:p>
          </table:table-cell>
          <table:table-cell table:formula="of:=[.C2113]-[.C2112]" office:value-type="float" office:value="0.0000200570000000178">
            <text:p>0.000020</text:p>
          </table:table-cell>
          <table:table-cell table:formula="of:=[.A2113]-[.A2112]" office:value-type="float" office:value="0.00000500000010106305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17362">
            <text:p>1839.417362</text:p>
          </table:table-cell>
          <table:table-cell office:value-type="float" office:value="10965476110257">
            <text:p>10965476110257</text:p>
          </table:table-cell>
          <table:table-cell table:formula="of:=([.B2114]-[.B$4])/10^9" office:value-type="float" office:value="0.345049206">
            <text:p>0.345049</text:p>
          </table:table-cell>
          <table:table-cell table:formula="of:=[.C2114]-[.C2113]" office:value-type="float" office:value="0">
            <text:p>0.000000</text:p>
          </table:table-cell>
          <table:table-cell table:formula="of:=[.A2114]-[.A2113]" office:value-type="float" office:value="0.00000499999987368938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839.418323">
            <text:p>1839.418323</text:p>
          </table:table-cell>
          <table:table-cell office:value-type="float" office:value="10965477076454">
            <text:p>10965477076454</text:p>
          </table:table-cell>
          <table:table-cell table:formula="of:=([.B2115]-[.B$4])/10^9" office:value-type="float" office:value="0.346015403">
            <text:p>0.346015</text:p>
          </table:table-cell>
          <table:table-cell table:formula="of:=[.C2115]-[.C2114]" office:value-type="float" office:value="0.000966197000000002">
            <text:p>0.000966</text:p>
          </table:table-cell>
          <table:table-cell table:formula="of:=[.A2115]-[.A2114]" office:value-type="float" office:value="0.000961000000188506">
            <text:p>0.00096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18324">
            <text:p>1839.418324</text:p>
          </table:table-cell>
          <table:table-cell office:value-type="float" office:value="10965477076454">
            <text:p>10965477076454</text:p>
          </table:table-cell>
          <table:table-cell table:formula="of:=([.B2116]-[.B$4])/10^9" office:value-type="float" office:value="0.346015403">
            <text:p>0.346015</text:p>
          </table:table-cell>
          <table:table-cell table:formula="of:=[.C2116]-[.C2115]" office:value-type="float" office:value="0">
            <text:p>0.000000</text:p>
          </table:table-cell>
          <table:table-cell table:formula="of:=[.A2116]-[.A2115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18332">
            <text:p>1839.418332</text:p>
          </table:table-cell>
          <table:table-cell office:value-type="float" office:value="10965477076454">
            <text:p>10965477076454</text:p>
          </table:table-cell>
          <table:table-cell table:formula="of:=([.B2117]-[.B$4])/10^9" office:value-type="float" office:value="0.346015403">
            <text:p>0.346015</text:p>
          </table:table-cell>
          <table:table-cell table:formula="of:=[.C2117]-[.C2116]" office:value-type="float" office:value="0">
            <text:p>0.000000</text:p>
          </table:table-cell>
          <table:table-cell table:formula="of:=[.A2117]-[.A2116]" office:value-type="float" office:value="0.00000799999997980194">
            <text:p>0.00000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418335">
            <text:p>1839.418335</text:p>
          </table:table-cell>
          <table:table-cell office:value-type="float" office:value="10965477088044">
            <text:p>10965477088044</text:p>
          </table:table-cell>
          <table:table-cell table:formula="of:=([.B2118]-[.B$4])/10^9" office:value-type="float" office:value="0.346026993">
            <text:p>0.346027</text:p>
          </table:table-cell>
          <table:table-cell table:formula="of:=[.C2118]-[.C2117]" office:value-type="float" office:value="0.0000115900000000058">
            <text:p>0.000012</text:p>
          </table:table-cell>
          <table:table-cell table:formula="of:=[.A2118]-[.A2117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18336">
            <text:p>1839.418336</text:p>
          </table:table-cell>
          <table:table-cell office:value-type="float" office:value="10965477088044">
            <text:p>10965477088044</text:p>
          </table:table-cell>
          <table:table-cell table:formula="of:=([.B2119]-[.B$4])/10^9" office:value-type="float" office:value="0.346026993">
            <text:p>0.346027</text:p>
          </table:table-cell>
          <table:table-cell table:formula="of:=[.C2119]-[.C2118]" office:value-type="float" office:value="0">
            <text:p>0.000000</text:p>
          </table:table-cell>
          <table:table-cell table:formula="of:=[.A2119]-[.A2118]" office:value-type="float" office:value="0.000000999999883788405">
            <text:p>0.000001</text:p>
          </table:table-cell>
          <table:table-cell/>
          <table:table-cell office:value-type="string">
            <text:p>896543 / 3328582 &lt;= 2000000 / 5000000</text:p>
          </table:table-cell>
          <table:table-cell/>
        </table:table-row>
        <table:table-row table:style-name="ro1">
          <table:table-cell office:value-type="float" office:value="1839.418336">
            <text:p>1839.418336</text:p>
          </table:table-cell>
          <table:table-cell office:value-type="float" office:value="10965477088044">
            <text:p>10965477088044</text:p>
          </table:table-cell>
          <table:table-cell table:formula="of:=([.B2120]-[.B$4])/10^9" office:value-type="float" office:value="0.346026993">
            <text:p>0.346027</text:p>
          </table:table-cell>
          <table:table-cell table:formula="of:=[.C2120]-[.C2119]" office:value-type="float" office:value="0">
            <text:p>0.000000</text:p>
          </table:table-cell>
          <table:table-cell table:formula="of:=[.A2120]-[.A2119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418339">
            <text:p>1839.418339</text:p>
          </table:table-cell>
          <table:table-cell office:value-type="float" office:value="10965477088044">
            <text:p>10965477088044</text:p>
          </table:table-cell>
          <table:table-cell table:formula="of:=([.B2121]-[.B$4])/10^9" office:value-type="float" office:value="0.346026993">
            <text:p>0.346027</text:p>
          </table:table-cell>
          <table:table-cell table:formula="of:=[.C2121]-[.C2120]" office:value-type="float" office:value="0">
            <text:p>0.000000</text:p>
          </table:table-cell>
          <table:table-cell table:formula="of:=[.A2121]-[.A2120]" office:value-type="float" office:value="0.00000300000010611257">
            <text:p>0.000003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839.418357">
            <text:p>1839.418357</text:p>
          </table:table-cell>
          <table:table-cell office:value-type="float" office:value="10965477103800">
            <text:p>10965477103800</text:p>
          </table:table-cell>
          <table:table-cell table:formula="of:=([.B2122]-[.B$4])/10^9" office:value-type="float" office:value="0.346042749">
            <text:p>0.346043</text:p>
          </table:table-cell>
          <table:table-cell table:formula="of:=[.C2122]-[.C2121]" office:value-type="float" office:value="0.0000157559999999779">
            <text:p>0.000016</text:p>
          </table:table-cell>
          <table:table-cell table:formula="of:=[.A2122]-[.A2121]" office:value-type="float" office:value="0.0000179999999545544">
            <text:p>0.000018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419254">
            <text:p>1839.419254</text:p>
          </table:table-cell>
          <table:table-cell office:value-type="float" office:value="10965478006833">
            <text:p>10965478006833</text:p>
          </table:table-cell>
          <table:table-cell table:formula="of:=([.B2123]-[.B$4])/10^9" office:value-type="float" office:value="0.346945782">
            <text:p>0.346946</text:p>
          </table:table-cell>
          <table:table-cell table:formula="of:=[.C2123]-[.C2122]" office:value-type="float" office:value="0.000903032999999997">
            <text:p>0.000903</text:p>
          </table:table-cell>
          <table:table-cell table:formula="of:=[.A2123]-[.A2122]" office:value-type="float" office:value="0.000896999999895343">
            <text:p>0.00089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19255">
            <text:p>1839.419255</text:p>
          </table:table-cell>
          <table:table-cell office:value-type="float" office:value="10965478006833">
            <text:p>10965478006833</text:p>
          </table:table-cell>
          <table:table-cell table:formula="of:=([.B2124]-[.B$4])/10^9" office:value-type="float" office:value="0.346945782">
            <text:p>0.346946</text:p>
          </table:table-cell>
          <table:table-cell table:formula="of:=[.C2124]-[.C2123]" office:value-type="float" office:value="0">
            <text:p>0.000000</text:p>
          </table:table-cell>
          <table:table-cell table:formula="of:=[.A2124]-[.A2123]" office:value-type="float" office:value="0.00000100000011116208">
            <text:p>0.000001</text:p>
          </table:table-cell>
          <table:table-cell/>
          <table:table-cell office:value-type="string">
            <text:p>uses up its c_s; 10965478006833-10965477103800=903033</text:p>
          </table:table-cell>
          <table:table-cell/>
        </table:table-row>
        <table:table-row table:style-name="ro1">
          <table:table-cell office:value-type="float" office:value="1839.419264">
            <text:p>1839.419264</text:p>
          </table:table-cell>
          <table:table-cell office:value-type="float" office:value="10965478017660">
            <text:p>10965478017660</text:p>
          </table:table-cell>
          <table:table-cell table:formula="of:=([.B2125]-[.B$4])/10^9" office:value-type="float" office:value="0.346956609">
            <text:p>0.346957</text:p>
          </table:table-cell>
          <table:table-cell table:formula="of:=[.C2125]-[.C2124]" office:value-type="float" office:value="0.0000108270000000466">
            <text:p>0.000011</text:p>
          </table:table-cell>
          <table:table-cell table:formula="of:=[.A2125]-[.A2124]" office:value-type="float" office:value="0.00000900000009096402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20321">
            <text:p>1839.420321</text:p>
          </table:table-cell>
          <table:table-cell office:value-type="float" office:value="10965478023040">
            <text:p>10965478023040</text:p>
          </table:table-cell>
          <table:table-cell table:formula="of:=([.B2126]-[.B$4])/10^9" office:value-type="float" office:value="0.346961989">
            <text:p>0.346962</text:p>
          </table:table-cell>
          <table:table-cell table:formula="of:=[.C2126]-[.C2125]" office:value-type="float" office:value="0.00000537999999999927">
            <text:p>0.000005</text:p>
          </table:table-cell>
          <table:table-cell table:formula="of:=[.A2126]-[.A2125]" office:value-type="float" office:value="0.00105699999994613">
            <text:p>0.00105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20323">
            <text:p>1839.420323</text:p>
          </table:table-cell>
          <table:table-cell office:value-type="float" office:value="10965479082824">
            <text:p>10965479082824</text:p>
          </table:table-cell>
          <table:table-cell table:formula="of:=([.B2127]-[.B$4])/10^9" office:value-type="float" office:value="0.348021773">
            <text:p>0.348022</text:p>
          </table:table-cell>
          <table:table-cell table:formula="of:=[.C2127]-[.C2126]" office:value-type="float" office:value="0.00105978399999995">
            <text:p>0.001060</text:p>
          </table:table-cell>
          <table:table-cell table:formula="of:=[.A2127]-[.A212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20324">
            <text:p>1839.420324</text:p>
          </table:table-cell>
          <table:table-cell office:value-type="float" office:value="10965479082824">
            <text:p>10965479082824</text:p>
          </table:table-cell>
          <table:table-cell table:formula="of:=([.B2128]-[.B$4])/10^9" office:value-type="float" office:value="0.348021773">
            <text:p>0.348022</text:p>
          </table:table-cell>
          <table:table-cell table:formula="of:=[.C2128]-[.C2127]" office:value-type="float" office:value="0">
            <text:p>0.000000</text:p>
          </table:table-cell>
          <table:table-cell table:formula="of:=[.A2128]-[.A2127]" office:value-type="float" office:value="0.000000999999883788405">
            <text:p>0.000001</text:p>
          </table:table-cell>
          <table:table-cell office:value-type="string">
            <text:p>d_s is renewed (r + D) to 10965481082824; c_s is fully topped up</text:p>
          </table:table-cell>
          <table:table-cell table:number-columns-repeated="2"/>
        </table:table-row>
        <table:table-row table:style-name="ro1">
          <table:table-cell office:value-type="float" office:value="1839.420353">
            <text:p>1839.420353</text:p>
          </table:table-cell>
          <table:table-cell office:value-type="float" office:value="10965479082824">
            <text:p>10965479082824</text:p>
          </table:table-cell>
          <table:table-cell table:formula="of:=([.B2129]-[.B$4])/10^9" office:value-type="float" office:value="0.348021773">
            <text:p>0.348022</text:p>
          </table:table-cell>
          <table:table-cell table:formula="of:=[.C2129]-[.C2128]" office:value-type="float" office:value="0">
            <text:p>0.000000</text:p>
          </table:table-cell>
          <table:table-cell table:formula="of:=[.A2129]-[.A2128]" office:value-type="float" office:value="0.0000290000000404689">
            <text:p>0.000029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39.420358">
            <text:p>1839.420358</text:p>
          </table:table-cell>
          <table:table-cell office:value-type="float" office:value="10965479117755">
            <text:p>10965479117755</text:p>
          </table:table-cell>
          <table:table-cell table:formula="of:=([.B2130]-[.B$4])/10^9" office:value-type="float" office:value="0.348056704">
            <text:p>0.348057</text:p>
          </table:table-cell>
          <table:table-cell table:formula="of:=[.C2130]-[.C2129]" office:value-type="float" office:value="0.0000349310000000158">
            <text:p>0.000035</text:p>
          </table:table-cell>
          <table:table-cell table:formula="of:=[.A2130]-[.A2129]" office:value-type="float" office:value="0.00000500000010106305">
            <text:p>0.000005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20363">
            <text:p>1839.420363</text:p>
          </table:table-cell>
          <table:table-cell office:value-type="float" office:value="10965479117755">
            <text:p>10965479117755</text:p>
          </table:table-cell>
          <table:table-cell table:formula="of:=([.B2131]-[.B$4])/10^9" office:value-type="float" office:value="0.348056704">
            <text:p>0.348057</text:p>
          </table:table-cell>
          <table:table-cell table:formula="of:=[.C2131]-[.C2130]" office:value-type="float" office:value="0">
            <text:p>0.000000</text:p>
          </table:table-cell>
          <table:table-cell table:formula="of:=[.A2131]-[.A2130]" office:value-type="float" office:value="0.00000499999987368938">
            <text:p>0.000005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839.421275">
            <text:p>1839.421275</text:p>
          </table:table-cell>
          <table:table-cell office:value-type="float" office:value="10965480036583">
            <text:p>10965480036583</text:p>
          </table:table-cell>
          <table:table-cell table:formula="of:=([.B2132]-[.B$4])/10^9" office:value-type="float" office:value="0.348975532">
            <text:p>0.348976</text:p>
          </table:table-cell>
          <table:table-cell table:formula="of:=[.C2132]-[.C2131]" office:value-type="float" office:value="0.000918827999999983">
            <text:p>0.000919</text:p>
          </table:table-cell>
          <table:table-cell table:formula="of:=[.A2132]-[.A2131]" office:value-type="float" office:value="0.000911999999971158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21276">
            <text:p>1839.421276</text:p>
          </table:table-cell>
          <table:table-cell office:value-type="float" office:value="10965480036583">
            <text:p>10965480036583</text:p>
          </table:table-cell>
          <table:table-cell table:formula="of:=([.B2133]-[.B$4])/10^9" office:value-type="float" office:value="0.348975532">
            <text:p>0.348976</text:p>
          </table:table-cell>
          <table:table-cell table:formula="of:=[.C2133]-[.C2132]" office:value-type="float" office:value="0">
            <text:p>0.000000</text:p>
          </table:table-cell>
          <table:table-cell table:formula="of:=[.A2133]-[.A2132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21709">
            <text:p>1839.421709</text:p>
          </table:table-cell>
          <table:table-cell office:value-type="float" office:value="10965480036583">
            <text:p>10965480036583</text:p>
          </table:table-cell>
          <table:table-cell table:formula="of:=([.B2134]-[.B$4])/10^9" office:value-type="float" office:value="0.348975532">
            <text:p>0.348976</text:p>
          </table:table-cell>
          <table:table-cell table:formula="of:=[.C2134]-[.C2133]" office:value-type="float" office:value="0">
            <text:p>0.000000</text:p>
          </table:table-cell>
          <table:table-cell table:formula="of:=[.A2134]-[.A2133]" office:value-type="float" office:value="0.000432999999929962">
            <text:p>0.00043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2171">
            <text:p>1839.421710</text:p>
          </table:table-cell>
          <table:table-cell office:value-type="float" office:value="10965480036583">
            <text:p>10965480036583</text:p>
          </table:table-cell>
          <table:table-cell table:formula="of:=([.B2135]-[.B$4])/10^9" office:value-type="float" office:value="0.348975532">
            <text:p>0.348976</text:p>
          </table:table-cell>
          <table:table-cell table:formula="of:=[.C2135]-[.C2134]" office:value-type="float" office:value="0">
            <text:p>0.000000</text:p>
          </table:table-cell>
          <table:table-cell table:formula="of:=[.A2135]-[.A2134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21711">
            <text:p>1839.421711</text:p>
          </table:table-cell>
          <table:table-cell office:value-type="float" office:value="10965480036583">
            <text:p>10965480036583</text:p>
          </table:table-cell>
          <table:table-cell table:formula="of:=([.B2136]-[.B$4])/10^9" office:value-type="float" office:value="0.348975532">
            <text:p>0.348976</text:p>
          </table:table-cell>
          <table:table-cell table:formula="of:=[.C2136]-[.C2135]" office:value-type="float" office:value="0">
            <text:p>0.000000</text:p>
          </table:table-cell>
          <table:table-cell table:formula="of:=[.A2136]-[.A2135]" office:value-type="float" office:value="0.000000999999883788405">
            <text:p>0.000001</text:p>
          </table:table-cell>
          <table:table-cell/>
          <table:table-cell office:value-type="string">
            <text:p>postpones its deadline to 10965485416626; c_s is topped up to 1993510</text:p>
          </table:table-cell>
          <table:table-cell/>
        </table:table-row>
        <table:table-row table:style-name="ro1">
          <table:table-cell office:value-type="float" office:value="1839.421713">
            <text:p>1839.421713</text:p>
          </table:table-cell>
          <table:table-cell office:value-type="float" office:value="10965480036583">
            <text:p>10965480036583</text:p>
          </table:table-cell>
          <table:table-cell table:formula="of:=([.B2137]-[.B$4])/10^9" office:value-type="float" office:value="0.348975532">
            <text:p>0.348976</text:p>
          </table:table-cell>
          <table:table-cell table:formula="of:=[.C2137]-[.C2136]" office:value-type="float" office:value="0">
            <text:p>0.000000</text:p>
          </table:table-cell>
          <table:table-cell table:formula="of:=[.A2137]-[.A2136]" office:value-type="float" office:value="0.00000199999999495049">
            <text:p>0.000002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39.421747">
            <text:p>1839.421747</text:p>
          </table:table-cell>
          <table:table-cell office:value-type="float" office:value="10965480036583">
            <text:p>10965480036583</text:p>
          </table:table-cell>
          <table:table-cell table:formula="of:=([.B2138]-[.B$4])/10^9" office:value-type="float" office:value="0.348975532">
            <text:p>0.348976</text:p>
          </table:table-cell>
          <table:table-cell table:formula="of:=[.C2138]-[.C2137]" office:value-type="float" office:value="0">
            <text:p>0.000000</text:p>
          </table:table-cell>
          <table:table-cell table:formula="of:=[.A2138]-[.A2137]" office:value-type="float" office:value="0.0000340000001415319">
            <text:p>0.000034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9.422293">
            <text:p>1839.422293</text:p>
          </table:table-cell>
          <table:table-cell office:value-type="float" office:value="10965480036583">
            <text:p>10965480036583</text:p>
          </table:table-cell>
          <table:table-cell table:formula="of:=([.B2139]-[.B$4])/10^9" office:value-type="float" office:value="0.348975532">
            <text:p>0.348976</text:p>
          </table:table-cell>
          <table:table-cell table:formula="of:=[.C2139]-[.C2138]" office:value-type="float" office:value="0">
            <text:p>0.000000</text:p>
          </table:table-cell>
          <table:table-cell table:formula="of:=[.A2139]-[.A2138]" office:value-type="float" office:value="0.000545999999985725">
            <text:p>0.00054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422295">
            <text:p>1839.422295</text:p>
          </table:table-cell>
          <table:table-cell office:value-type="float" office:value="10965481058288">
            <text:p>10965481058288</text:p>
          </table:table-cell>
          <table:table-cell table:formula="of:=([.B2140]-[.B$4])/10^9" office:value-type="float" office:value="0.349997237">
            <text:p>0.349997</text:p>
          </table:table-cell>
          <table:table-cell table:formula="of:=[.C2140]-[.C2139]" office:value-type="float" office:value="0.00102170500000004">
            <text:p>0.001022</text:p>
          </table:table-cell>
          <table:table-cell table:formula="of:=[.A2140]-[.A213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422296">
            <text:p>1839.422296</text:p>
          </table:table-cell>
          <table:table-cell office:value-type="float" office:value="10965481058288">
            <text:p>10965481058288</text:p>
          </table:table-cell>
          <table:table-cell table:formula="of:=([.B2141]-[.B$4])/10^9" office:value-type="float" office:value="0.349997237">
            <text:p>0.349997</text:p>
          </table:table-cell>
          <table:table-cell table:formula="of:=[.C2141]-[.C2140]" office:value-type="float" office:value="0">
            <text:p>0.000000</text:p>
          </table:table-cell>
          <table:table-cell table:formula="of:=[.A2141]-[.A2140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488058288; c_s is fully topped up</text:p>
          </table:table-cell>
        </table:table-row>
        <table:table-row table:style-name="ro1">
          <table:table-cell office:value-type="float" office:value="1839.422775">
            <text:p>1839.422775</text:p>
          </table:table-cell>
          <table:table-cell office:value-type="float" office:value="10965481537982">
            <text:p>10965481537982</text:p>
          </table:table-cell>
          <table:table-cell table:formula="of:=([.B2142]-[.B$4])/10^9" office:value-type="float" office:value="0.350476931">
            <text:p>0.350477</text:p>
          </table:table-cell>
          <table:table-cell table:formula="of:=[.C2142]-[.C2141]" office:value-type="float" office:value="0.000479693999999975">
            <text:p>0.000480</text:p>
          </table:table-cell>
          <table:table-cell table:formula="of:=[.A2142]-[.A2141]" office:value-type="float" office:value="0.000479000000041197">
            <text:p>0.00047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22776">
            <text:p>1839.422776</text:p>
          </table:table-cell>
          <table:table-cell office:value-type="float" office:value="10965481537982">
            <text:p>10965481537982</text:p>
          </table:table-cell>
          <table:table-cell table:formula="of:=([.B2143]-[.B$4])/10^9" office:value-type="float" office:value="0.350476931">
            <text:p>0.350477</text:p>
          </table:table-cell>
          <table:table-cell table:formula="of:=[.C2143]-[.C2142]" office:value-type="float" office:value="0">
            <text:p>0.000000</text:p>
          </table:table-cell>
          <table:table-cell table:formula="of:=[.A2143]-[.A2142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22781">
            <text:p>1839.422781</text:p>
          </table:table-cell>
          <table:table-cell office:value-type="float" office:value="10965481537982">
            <text:p>10965481537982</text:p>
          </table:table-cell>
          <table:table-cell table:formula="of:=([.B2144]-[.B$4])/10^9" office:value-type="float" office:value="0.350476931">
            <text:p>0.350477</text:p>
          </table:table-cell>
          <table:table-cell table:formula="of:=[.C2144]-[.C2143]" office:value-type="float" office:value="0">
            <text:p>0.000000</text:p>
          </table:table-cell>
          <table:table-cell table:formula="of:=[.A2144]-[.A2143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2374">
            <text:p>1839.423740</text:p>
          </table:table-cell>
          <table:table-cell office:value-type="float" office:value="10965481537982">
            <text:p>10965481537982</text:p>
          </table:table-cell>
          <table:table-cell table:formula="of:=([.B2145]-[.B$4])/10^9" office:value-type="float" office:value="0.350476931">
            <text:p>0.350477</text:p>
          </table:table-cell>
          <table:table-cell table:formula="of:=[.C2145]-[.C2144]" office:value-type="float" office:value="0">
            <text:p>0.000000</text:p>
          </table:table-cell>
          <table:table-cell table:formula="of:=[.A2145]-[.A2144]" office:value-type="float" office:value="0.000958999999966181">
            <text:p>0.00095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423742">
            <text:p>1839.423742</text:p>
          </table:table-cell>
          <table:table-cell office:value-type="float" office:value="10965482504726">
            <text:p>10965482504726</text:p>
          </table:table-cell>
          <table:table-cell table:formula="of:=([.B2146]-[.B$4])/10^9" office:value-type="float" office:value="0.351443675">
            <text:p>0.351444</text:p>
          </table:table-cell>
          <table:table-cell table:formula="of:=[.C2146]-[.C2145]" office:value-type="float" office:value="0.000966744000000019">
            <text:p>0.000967</text:p>
          </table:table-cell>
          <table:table-cell table:formula="of:=[.A2146]-[.A214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23743">
            <text:p>1839.423743</text:p>
          </table:table-cell>
          <table:table-cell office:value-type="float" office:value="10965482504726">
            <text:p>10965482504726</text:p>
          </table:table-cell>
          <table:table-cell table:formula="of:=([.B2147]-[.B$4])/10^9" office:value-type="float" office:value="0.351443675">
            <text:p>0.351444</text:p>
          </table:table-cell>
          <table:table-cell table:formula="of:=[.C2147]-[.C2146]" office:value-type="float" office:value="0">
            <text:p>0.000000</text:p>
          </table:table-cell>
          <table:table-cell table:formula="of:=[.A2147]-[.A2146]" office:value-type="float" office:value="0.00000100000011116208">
            <text:p>0.000001</text:p>
          </table:table-cell>
          <table:table-cell/>
          <table:table-cell office:value-type="string">
            <text:p>492111 / 2911900 &lt;= 2000000 / 5000000</text:p>
          </table:table-cell>
          <table:table-cell/>
        </table:table-row>
        <table:table-row table:style-name="ro1">
          <table:table-cell office:value-type="float" office:value="1839.423743">
            <text:p>1839.423743</text:p>
          </table:table-cell>
          <table:table-cell office:value-type="float" office:value="10965482504726">
            <text:p>10965482504726</text:p>
          </table:table-cell>
          <table:table-cell table:formula="of:=([.B2148]-[.B$4])/10^9" office:value-type="float" office:value="0.351443675">
            <text:p>0.351444</text:p>
          </table:table-cell>
          <table:table-cell table:formula="of:=[.C2148]-[.C2147]" office:value-type="float" office:value="0">
            <text:p>0.000000</text:p>
          </table:table-cell>
          <table:table-cell table:formula="of:=[.A2148]-[.A2147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423745">
            <text:p>1839.423745</text:p>
          </table:table-cell>
          <table:table-cell office:value-type="float" office:value="10965482504726">
            <text:p>10965482504726</text:p>
          </table:table-cell>
          <table:table-cell table:formula="of:=([.B2149]-[.B$4])/10^9" office:value-type="float" office:value="0.351443675">
            <text:p>0.351444</text:p>
          </table:table-cell>
          <table:table-cell table:formula="of:=[.C2149]-[.C2148]" office:value-type="float" office:value="0">
            <text:p>0.000000</text:p>
          </table:table-cell>
          <table:table-cell table:formula="of:=[.A2149]-[.A2148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423758">
            <text:p>1839.423758</text:p>
          </table:table-cell>
          <table:table-cell office:value-type="float" office:value="10965482520591">
            <text:p>10965482520591</text:p>
          </table:table-cell>
          <table:table-cell table:formula="of:=([.B2150]-[.B$4])/10^9" office:value-type="float" office:value="0.35145954">
            <text:p>0.351460</text:p>
          </table:table-cell>
          <table:table-cell table:formula="of:=[.C2150]-[.C2149]" office:value-type="float" office:value="0.0000158650000000038">
            <text:p>0.000016</text:p>
          </table:table-cell>
          <table:table-cell table:formula="of:=[.A2150]-[.A2149]" office:value-type="float" office:value="0.0000129999998534913">
            <text:p>0.00001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23765">
            <text:p>1839.423765</text:p>
          </table:table-cell>
          <table:table-cell office:value-type="float" office:value="10965482520591">
            <text:p>10965482520591</text:p>
          </table:table-cell>
          <table:table-cell table:formula="of:=([.B2151]-[.B$4])/10^9" office:value-type="float" office:value="0.35145954">
            <text:p>0.351460</text:p>
          </table:table-cell>
          <table:table-cell table:formula="of:=[.C2151]-[.C2150]" office:value-type="float" office:value="0">
            <text:p>0.000000</text:p>
          </table:table-cell>
          <table:table-cell table:formula="of:=[.A2151]-[.A2150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424258">
            <text:p>1839.424258</text:p>
          </table:table-cell>
          <table:table-cell office:value-type="float" office:value="10965483020126">
            <text:p>10965483020126</text:p>
          </table:table-cell>
          <table:table-cell table:formula="of:=([.B2152]-[.B$4])/10^9" office:value-type="float" office:value="0.351959075">
            <text:p>0.351959</text:p>
          </table:table-cell>
          <table:table-cell table:formula="of:=[.C2152]-[.C2151]" office:value-type="float" office:value="0.000499534999999995">
            <text:p>0.000500</text:p>
          </table:table-cell>
          <table:table-cell table:formula="of:=[.A2152]-[.A2151]" office:value-type="float" office:value="0.00049300000000585">
            <text:p>0.00049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24259">
            <text:p>1839.424259</text:p>
          </table:table-cell>
          <table:table-cell office:value-type="float" office:value="10965483020126">
            <text:p>10965483020126</text:p>
          </table:table-cell>
          <table:table-cell table:formula="of:=([.B2153]-[.B$4])/10^9" office:value-type="float" office:value="0.351959075">
            <text:p>0.351959</text:p>
          </table:table-cell>
          <table:table-cell table:formula="of:=[.C2153]-[.C2152]" office:value-type="float" office:value="0">
            <text:p>0.000000</text:p>
          </table:table-cell>
          <table:table-cell table:formula="of:=[.A2153]-[.A2152]" office:value-type="float" office:value="0.000000999999883788405">
            <text:p>0.000001</text:p>
          </table:table-cell>
          <table:table-cell/>
          <table:table-cell office:value-type="string">
            <text:p>uses up its c_s; 10965483020126-10965482520591=499535</text:p>
          </table:table-cell>
          <table:table-cell/>
        </table:table-row>
        <table:table-row table:style-name="ro1">
          <table:table-cell office:value-type="float" office:value="1839.424268">
            <text:p>1839.424268</text:p>
          </table:table-cell>
          <table:table-cell office:value-type="float" office:value="10965483031078">
            <text:p>10965483031078</text:p>
          </table:table-cell>
          <table:table-cell table:formula="of:=([.B2154]-[.B$4])/10^9" office:value-type="float" office:value="0.351970027">
            <text:p>0.351970</text:p>
          </table:table-cell>
          <table:table-cell table:formula="of:=[.C2154]-[.C2153]" office:value-type="float" office:value="0.0000109520000000085">
            <text:p>0.000011</text:p>
          </table:table-cell>
          <table:table-cell table:formula="of:=[.A2154]-[.A2153]" office:value-type="float" office:value="0.00000900000009096402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24273">
            <text:p>1839.424273</text:p>
          </table:table-cell>
          <table:table-cell office:value-type="float" office:value="10965483031078">
            <text:p>10965483031078</text:p>
          </table:table-cell>
          <table:table-cell table:formula="of:=([.B2155]-[.B$4])/10^9" office:value-type="float" office:value="0.351970027">
            <text:p>0.351970</text:p>
          </table:table-cell>
          <table:table-cell table:formula="of:=[.C2155]-[.C2154]" office:value-type="float" office:value="0">
            <text:p>0.000000</text:p>
          </table:table-cell>
          <table:table-cell table:formula="of:=[.A2155]-[.A215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24288">
            <text:p>1839.424288</text:p>
          </table:table-cell>
          <table:table-cell office:value-type="float" office:value="10965483031078">
            <text:p>10965483031078</text:p>
          </table:table-cell>
          <table:table-cell table:formula="of:=([.B2156]-[.B$4])/10^9" office:value-type="float" office:value="0.351970027">
            <text:p>0.351970</text:p>
          </table:table-cell>
          <table:table-cell table:formula="of:=[.C2156]-[.C2155]" office:value-type="float" office:value="0">
            <text:p>0.000000</text:p>
          </table:table-cell>
          <table:table-cell table:formula="of:=[.A2156]-[.A2155]" office:value-type="float" office:value="0.0000149999998484418">
            <text:p>0.00001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2429">
            <text:p>1839.424290</text:p>
          </table:table-cell>
          <table:table-cell office:value-type="float" office:value="10965483053339">
            <text:p>10965483053339</text:p>
          </table:table-cell>
          <table:table-cell table:formula="of:=([.B2157]-[.B$4])/10^9" office:value-type="float" office:value="0.351992288">
            <text:p>0.351992</text:p>
          </table:table-cell>
          <table:table-cell table:formula="of:=[.C2157]-[.C2156]" office:value-type="float" office:value="0.0000222609999999679">
            <text:p>0.000022</text:p>
          </table:table-cell>
          <table:table-cell table:formula="of:=[.A2157]-[.A215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24291">
            <text:p>1839.424291</text:p>
          </table:table-cell>
          <table:table-cell office:value-type="float" office:value="10965483053339">
            <text:p>10965483053339</text:p>
          </table:table-cell>
          <table:table-cell table:formula="of:=([.B2158]-[.B$4])/10^9" office:value-type="float" office:value="0.351992288">
            <text:p>0.351992</text:p>
          </table:table-cell>
          <table:table-cell table:formula="of:=[.C2158]-[.C2157]" office:value-type="float" office:value="0">
            <text:p>0.000000</text:p>
          </table:table-cell>
          <table:table-cell table:formula="of:=[.A2158]-[.A2157]" office:value-type="float" office:value="0.00000100000011116208">
            <text:p>0.000001</text:p>
          </table:table-cell>
          <table:table-cell office:value-type="string">
            <text:p>d_s is renewed (r + D) to 10965485053339; c_s is fully topped up</text:p>
          </table:table-cell>
          <table:table-cell table:number-columns-repeated="2"/>
        </table:table-row>
        <table:table-row table:style-name="ro1">
          <table:table-cell office:value-type="float" office:value="1839.424292">
            <text:p>1839.424292</text:p>
          </table:table-cell>
          <table:table-cell office:value-type="float" office:value="10965483053339">
            <text:p>10965483053339</text:p>
          </table:table-cell>
          <table:table-cell table:formula="of:=([.B2159]-[.B$4])/10^9" office:value-type="float" office:value="0.351992288">
            <text:p>0.351992</text:p>
          </table:table-cell>
          <table:table-cell table:formula="of:=[.C2159]-[.C2158]" office:value-type="float" office:value="0">
            <text:p>0.000000</text:p>
          </table:table-cell>
          <table:table-cell table:formula="of:=[.A2159]-[.A2158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424299">
            <text:p>1839.424299</text:p>
          </table:table-cell>
          <table:table-cell office:value-type="float" office:value="10965483062232">
            <text:p>10965483062232</text:p>
          </table:table-cell>
          <table:table-cell table:formula="of:=([.B2160]-[.B$4])/10^9" office:value-type="float" office:value="0.352001181">
            <text:p>0.352001</text:p>
          </table:table-cell>
          <table:table-cell table:formula="of:=[.C2160]-[.C2159]" office:value-type="float" office:value="0.00000889300000000981">
            <text:p>0.000009</text:p>
          </table:table-cell>
          <table:table-cell table:formula="of:=[.A2160]-[.A2159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24305">
            <text:p>1839.424305</text:p>
          </table:table-cell>
          <table:table-cell office:value-type="float" office:value="10965483062232">
            <text:p>10965483062232</text:p>
          </table:table-cell>
          <table:table-cell table:formula="of:=([.B2161]-[.B$4])/10^9" office:value-type="float" office:value="0.352001181">
            <text:p>0.352001</text:p>
          </table:table-cell>
          <table:table-cell table:formula="of:=[.C2161]-[.C2160]" office:value-type="float" office:value="0">
            <text:p>0.000000</text:p>
          </table:table-cell>
          <table:table-cell table:formula="of:=[.A2161]-[.A2160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42519">
            <text:p>1839.425190</text:p>
          </table:table-cell>
          <table:table-cell office:value-type="float" office:value="10965483953044">
            <text:p>10965483953044</text:p>
          </table:table-cell>
          <table:table-cell table:formula="of:=([.B2162]-[.B$4])/10^9" office:value-type="float" office:value="0.352891993">
            <text:p>0.352892</text:p>
          </table:table-cell>
          <table:table-cell table:formula="of:=[.C2162]-[.C2161]" office:value-type="float" office:value="0.000890812000000019">
            <text:p>0.000891</text:p>
          </table:table-cell>
          <table:table-cell table:formula="of:=[.A2162]-[.A2161]" office:value-type="float" office:value="0.00088499999992564">
            <text:p>0.00088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25191">
            <text:p>1839.425191</text:p>
          </table:table-cell>
          <table:table-cell office:value-type="float" office:value="10965483953044">
            <text:p>10965483953044</text:p>
          </table:table-cell>
          <table:table-cell table:formula="of:=([.B2163]-[.B$4])/10^9" office:value-type="float" office:value="0.352891993">
            <text:p>0.352892</text:p>
          </table:table-cell>
          <table:table-cell table:formula="of:=[.C2163]-[.C2162]" office:value-type="float" office:value="0">
            <text:p>0.000000</text:p>
          </table:table-cell>
          <table:table-cell table:formula="of:=[.A2163]-[.A2162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25196">
            <text:p>1839.425196</text:p>
          </table:table-cell>
          <table:table-cell office:value-type="float" office:value="10965483953044">
            <text:p>10965483953044</text:p>
          </table:table-cell>
          <table:table-cell table:formula="of:=([.B2164]-[.B$4])/10^9" office:value-type="float" office:value="0.352891993">
            <text:p>0.352892</text:p>
          </table:table-cell>
          <table:table-cell table:formula="of:=[.C2164]-[.C2163]" office:value-type="float" office:value="0">
            <text:p>0.000000</text:p>
          </table:table-cell>
          <table:table-cell table:formula="of:=[.A2164]-[.A2163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426658">
            <text:p>1839.426658</text:p>
          </table:table-cell>
          <table:table-cell office:value-type="float" office:value="10965484013834">
            <text:p>10965484013834</text:p>
          </table:table-cell>
          <table:table-cell table:formula="of:=([.B2165]-[.B$4])/10^9" office:value-type="float" office:value="0.352952783">
            <text:p>0.352953</text:p>
          </table:table-cell>
          <table:table-cell table:formula="of:=[.C2165]-[.C2164]" office:value-type="float" office:value="0.0000607899999999772">
            <text:p>0.000061</text:p>
          </table:table-cell>
          <table:table-cell table:formula="of:=[.A2165]-[.A2164]" office:value-type="float" office:value="0.00146200000017416">
            <text:p>0.00146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26658">
            <text:p>1839.426658</text:p>
          </table:table-cell>
          <table:table-cell office:value-type="float" office:value="10965484013834">
            <text:p>10965484013834</text:p>
          </table:table-cell>
          <table:table-cell table:formula="of:=([.B2166]-[.B$4])/10^9" office:value-type="float" office:value="0.352952783">
            <text:p>0.352953</text:p>
          </table:table-cell>
          <table:table-cell table:formula="of:=[.C2166]-[.C2165]" office:value-type="float" office:value="0">
            <text:p>0.000000</text:p>
          </table:table-cell>
          <table:table-cell table:formula="of:=[.A2166]-[.A2165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26659">
            <text:p>1839.426659</text:p>
          </table:table-cell>
          <table:table-cell office:value-type="float" office:value="10965484013834">
            <text:p>10965484013834</text:p>
          </table:table-cell>
          <table:table-cell table:formula="of:=([.B2167]-[.B$4])/10^9" office:value-type="float" office:value="0.352952783">
            <text:p>0.352953</text:p>
          </table:table-cell>
          <table:table-cell table:formula="of:=[.C2167]-[.C2166]" office:value-type="float" office:value="0">
            <text:p>0.000000</text:p>
          </table:table-cell>
          <table:table-cell table:formula="of:=[.A2167]-[.A2166]" office:value-type="float" office:value="0.000000999999883788405">
            <text:p>0.000001</text:p>
          </table:table-cell>
          <table:table-cell/>
          <table:table-cell office:value-type="string">
            <text:p>postpones its deadline to 10965490416626; c_s is topped up to 1992576</text:p>
          </table:table-cell>
          <table:table-cell/>
        </table:table-row>
        <table:table-row table:style-name="ro1">
          <table:table-cell office:value-type="float" office:value="1839.42717">
            <text:p>1839.427170</text:p>
          </table:table-cell>
          <table:table-cell office:value-type="float" office:value="10965485940489">
            <text:p>10965485940489</text:p>
          </table:table-cell>
          <table:table-cell table:formula="of:=([.B2168]-[.B$4])/10^9" office:value-type="float" office:value="0.354879438">
            <text:p>0.354879</text:p>
          </table:table-cell>
          <table:table-cell table:formula="of:=[.C2168]-[.C2167]" office:value-type="float" office:value="0.001926655">
            <text:p>0.001927</text:p>
          </table:table-cell>
          <table:table-cell table:formula="of:=[.A2168]-[.A2167]" office:value-type="float" office:value="0.000510999999960404">
            <text:p>0.00051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427171">
            <text:p>1839.427171</text:p>
          </table:table-cell>
          <table:table-cell office:value-type="float" office:value="10965485940489">
            <text:p>10965485940489</text:p>
          </table:table-cell>
          <table:table-cell table:formula="of:=([.B2169]-[.B$4])/10^9" office:value-type="float" office:value="0.354879438">
            <text:p>0.354879</text:p>
          </table:table-cell>
          <table:table-cell table:formula="of:=[.C2169]-[.C2168]" office:value-type="float" office:value="0">
            <text:p>0.000000</text:p>
          </table:table-cell>
          <table:table-cell table:formula="of:=[.A2169]-[.A2168]" office:value-type="float" office:value="0.00000100000011116208">
            <text:p>0.000001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427172">
            <text:p>1839.427172</text:p>
          </table:table-cell>
          <table:table-cell office:value-type="float" office:value="10965485940489">
            <text:p>10965485940489</text:p>
          </table:table-cell>
          <table:table-cell table:formula="of:=([.B2170]-[.B$4])/10^9" office:value-type="float" office:value="0.354879438">
            <text:p>0.354879</text:p>
          </table:table-cell>
          <table:table-cell table:formula="of:=[.C2170]-[.C2169]" office:value-type="float" office:value="0">
            <text:p>0.000000</text:p>
          </table:table-cell>
          <table:table-cell table:formula="of:=[.A2170]-[.A2169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10965485940489-10965484013834=1926655</text:p>
          </table:table-cell>
        </table:table-row>
        <table:table-row table:style-name="ro1">
          <table:table-cell office:value-type="float" office:value="1839.427177">
            <text:p>1839.427177</text:p>
          </table:table-cell>
          <table:table-cell office:value-type="float" office:value="10965485940489">
            <text:p>10965485940489</text:p>
          </table:table-cell>
          <table:table-cell table:formula="of:=([.B2171]-[.B$4])/10^9" office:value-type="float" office:value="0.354879438">
            <text:p>0.354879</text:p>
          </table:table-cell>
          <table:table-cell table:formula="of:=[.C2171]-[.C2170]" office:value-type="float" office:value="0">
            <text:p>0.000000</text:p>
          </table:table-cell>
          <table:table-cell table:formula="of:=[.A2171]-[.A2170]" office:value-type="float" office:value="0.00000500000010106305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27182">
            <text:p>1839.427182</text:p>
          </table:table-cell>
          <table:table-cell office:value-type="float" office:value="10965485940489">
            <text:p>10965485940489</text:p>
          </table:table-cell>
          <table:table-cell table:formula="of:=([.B2172]-[.B$4])/10^9" office:value-type="float" office:value="0.354879438">
            <text:p>0.354879</text:p>
          </table:table-cell>
          <table:table-cell table:formula="of:=[.C2172]-[.C2171]" office:value-type="float" office:value="0">
            <text:p>0.000000</text:p>
          </table:table-cell>
          <table:table-cell table:formula="of:=[.A2172]-[.A2171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42828">
            <text:p>1839.428280</text:p>
          </table:table-cell>
          <table:table-cell office:value-type="float" office:value="10965485940489">
            <text:p>10965485940489</text:p>
          </table:table-cell>
          <table:table-cell table:formula="of:=([.B2173]-[.B$4])/10^9" office:value-type="float" office:value="0.354879438">
            <text:p>0.354879</text:p>
          </table:table-cell>
          <table:table-cell table:formula="of:=[.C2173]-[.C2172]" office:value-type="float" office:value="0">
            <text:p>0.000000</text:p>
          </table:table-cell>
          <table:table-cell table:formula="of:=[.A2173]-[.A2172]" office:value-type="float" office:value="0.00109800000018367">
            <text:p>0.00109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28282">
            <text:p>1839.428282</text:p>
          </table:table-cell>
          <table:table-cell office:value-type="float" office:value="10965487052683">
            <text:p>10965487052683</text:p>
          </table:table-cell>
          <table:table-cell table:formula="of:=([.B2174]-[.B$4])/10^9" office:value-type="float" office:value="0.355991632">
            <text:p>0.355992</text:p>
          </table:table-cell>
          <table:table-cell table:formula="of:=[.C2174]-[.C2173]" office:value-type="float" office:value="0.00111219400000001">
            <text:p>0.001112</text:p>
          </table:table-cell>
          <table:table-cell table:formula="of:=[.A2174]-[.A217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28283">
            <text:p>1839.428283</text:p>
          </table:table-cell>
          <table:table-cell office:value-type="float" office:value="10965487052683">
            <text:p>10965487052683</text:p>
          </table:table-cell>
          <table:table-cell table:formula="of:=([.B2175]-[.B$4])/10^9" office:value-type="float" office:value="0.355991632">
            <text:p>0.355992</text:p>
          </table:table-cell>
          <table:table-cell table:formula="of:=[.C2175]-[.C2174]" office:value-type="float" office:value="0">
            <text:p>0.000000</text:p>
          </table:table-cell>
          <table:table-cell table:formula="of:=[.A2175]-[.A2174]" office:value-type="float" office:value="0.000000999999883788405">
            <text:p>0.000001</text:p>
          </table:table-cell>
          <table:table-cell office:value-type="string">
            <text:p>d_s is renewed (r + D) to 10965489052683; c_s is fully topped up</text:p>
          </table:table-cell>
          <table:table-cell table:number-columns-repeated="2"/>
        </table:table-row>
        <table:table-row table:style-name="ro1">
          <table:table-cell office:value-type="float" office:value="1839.428285">
            <text:p>1839.428285</text:p>
          </table:table-cell>
          <table:table-cell office:value-type="float" office:value="10965487052683">
            <text:p>10965487052683</text:p>
          </table:table-cell>
          <table:table-cell table:formula="of:=([.B2176]-[.B$4])/10^9" office:value-type="float" office:value="0.355991632">
            <text:p>0.355992</text:p>
          </table:table-cell>
          <table:table-cell table:formula="of:=[.C2176]-[.C2175]" office:value-type="float" office:value="0">
            <text:p>0.000000</text:p>
          </table:table-cell>
          <table:table-cell table:formula="of:=[.A2176]-[.A2175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428294">
            <text:p>1839.428294</text:p>
          </table:table-cell>
          <table:table-cell office:value-type="float" office:value="10965487064735">
            <text:p>10965487064735</text:p>
          </table:table-cell>
          <table:table-cell table:formula="of:=([.B2177]-[.B$4])/10^9" office:value-type="float" office:value="0.356003684">
            <text:p>0.356004</text:p>
          </table:table-cell>
          <table:table-cell table:formula="of:=[.C2177]-[.C2176]" office:value-type="float" office:value="0.0000120519999999846">
            <text:p>0.000012</text:p>
          </table:table-cell>
          <table:table-cell table:formula="of:=[.A2177]-[.A2176]" office:value-type="float" office:value="0.00000900000009096402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28299">
            <text:p>1839.428299</text:p>
          </table:table-cell>
          <table:table-cell office:value-type="float" office:value="10965487064735">
            <text:p>10965487064735</text:p>
          </table:table-cell>
          <table:table-cell table:formula="of:=([.B2178]-[.B$4])/10^9" office:value-type="float" office:value="0.356003684">
            <text:p>0.356004</text:p>
          </table:table-cell>
          <table:table-cell table:formula="of:=[.C2178]-[.C2177]" office:value-type="float" office:value="0">
            <text:p>0.000000</text:p>
          </table:table-cell>
          <table:table-cell table:formula="of:=[.A2178]-[.A2177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429196">
            <text:p>1839.429196</text:p>
          </table:table-cell>
          <table:table-cell office:value-type="float" office:value="10965487966489">
            <text:p>10965487966489</text:p>
          </table:table-cell>
          <table:table-cell table:formula="of:=([.B2179]-[.B$4])/10^9" office:value-type="float" office:value="0.356905438">
            <text:p>0.356905</text:p>
          </table:table-cell>
          <table:table-cell table:formula="of:=[.C2179]-[.C2178]" office:value-type="float" office:value="0.000901754000000032">
            <text:p>0.000902</text:p>
          </table:table-cell>
          <table:table-cell table:formula="of:=[.A2179]-[.A2178]" office:value-type="float" office:value="0.000897000000122716">
            <text:p>0.00089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29197">
            <text:p>1839.429197</text:p>
          </table:table-cell>
          <table:table-cell office:value-type="float" office:value="10965487966489">
            <text:p>10965487966489</text:p>
          </table:table-cell>
          <table:table-cell table:formula="of:=([.B2180]-[.B$4])/10^9" office:value-type="float" office:value="0.356905438">
            <text:p>0.356905</text:p>
          </table:table-cell>
          <table:table-cell table:formula="of:=[.C2180]-[.C2179]" office:value-type="float" office:value="0">
            <text:p>0.000000</text:p>
          </table:table-cell>
          <table:table-cell table:formula="of:=[.A2180]-[.A2179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29202">
            <text:p>1839.429202</text:p>
          </table:table-cell>
          <table:table-cell office:value-type="float" office:value="10965487966489">
            <text:p>10965487966489</text:p>
          </table:table-cell>
          <table:table-cell table:formula="of:=([.B2181]-[.B$4])/10^9" office:value-type="float" office:value="0.356905438">
            <text:p>0.356905</text:p>
          </table:table-cell>
          <table:table-cell table:formula="of:=[.C2181]-[.C2180]" office:value-type="float" office:value="0">
            <text:p>0.000000</text:p>
          </table:table-cell>
          <table:table-cell table:formula="of:=[.A2181]-[.A2180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429292">
            <text:p>1839.429292</text:p>
          </table:table-cell>
          <table:table-cell office:value-type="float" office:value="10965488013908">
            <text:p>10965488013908</text:p>
          </table:table-cell>
          <table:table-cell table:formula="of:=([.B2182]-[.B$4])/10^9" office:value-type="float" office:value="0.356952857">
            <text:p>0.356953</text:p>
          </table:table-cell>
          <table:table-cell table:formula="of:=[.C2182]-[.C2181]" office:value-type="float" office:value="0.000047418999999993">
            <text:p>0.000047</text:p>
          </table:table-cell>
          <table:table-cell table:formula="of:=[.A2182]-[.A2181]" office:value-type="float" office:value="0.0000900000000001455">
            <text:p>0.000090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429571">
            <text:p>1839.429571</text:p>
          </table:table-cell>
          <table:table-cell office:value-type="float" office:value="10965488350254">
            <text:p>10965488350254</text:p>
          </table:table-cell>
          <table:table-cell table:formula="of:=([.B2183]-[.B$4])/10^9" office:value-type="float" office:value="0.357289203">
            <text:p>0.357289</text:p>
          </table:table-cell>
          <table:table-cell table:formula="of:=[.C2183]-[.C2182]" office:value-type="float" office:value="0.000336345999999987">
            <text:p>0.000336</text:p>
          </table:table-cell>
          <table:table-cell table:formula="of:=[.A2183]-[.A2182]" office:value-type="float" office:value="0.000278999999864027">
            <text:p>0.00027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29573">
            <text:p>1839.429573</text:p>
          </table:table-cell>
          <table:table-cell office:value-type="float" office:value="10965488350254">
            <text:p>10965488350254</text:p>
          </table:table-cell>
          <table:table-cell table:formula="of:=([.B2184]-[.B$4])/10^9" office:value-type="float" office:value="0.357289203">
            <text:p>0.357289</text:p>
          </table:table-cell>
          <table:table-cell table:formula="of:=[.C2184]-[.C2183]" office:value-type="float" office:value="0">
            <text:p>0.000000</text:p>
          </table:table-cell>
          <table:table-cell table:formula="of:=[.A2184]-[.A218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29581">
            <text:p>1839.429581</text:p>
          </table:table-cell>
          <table:table-cell office:value-type="float" office:value="10965488350254">
            <text:p>10965488350254</text:p>
          </table:table-cell>
          <table:table-cell table:formula="of:=([.B2185]-[.B$4])/10^9" office:value-type="float" office:value="0.357289203">
            <text:p>0.357289</text:p>
          </table:table-cell>
          <table:table-cell table:formula="of:=[.C2185]-[.C2184]" office:value-type="float" office:value="0">
            <text:p>0.000000</text:p>
          </table:table-cell>
          <table:table-cell table:formula="of:=[.A2185]-[.A2184]" office:value-type="float" office:value="0.00000800000020717562">
            <text:p>0.00000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429583">
            <text:p>1839.429583</text:p>
          </table:table-cell>
          <table:table-cell office:value-type="float" office:value="10965488361747">
            <text:p>10965488361747</text:p>
          </table:table-cell>
          <table:table-cell table:formula="of:=([.B2186]-[.B$4])/10^9" office:value-type="float" office:value="0.357300696">
            <text:p>0.357301</text:p>
          </table:table-cell>
          <table:table-cell table:formula="of:=[.C2186]-[.C2185]" office:value-type="float" office:value="0.0000114929999999736">
            <text:p>0.000011</text:p>
          </table:table-cell>
          <table:table-cell table:formula="of:=[.A2186]-[.A218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29584">
            <text:p>1839.429584</text:p>
          </table:table-cell>
          <table:table-cell office:value-type="float" office:value="10965488361747">
            <text:p>10965488361747</text:p>
          </table:table-cell>
          <table:table-cell table:formula="of:=([.B2187]-[.B$4])/10^9" office:value-type="float" office:value="0.357300696">
            <text:p>0.357301</text:p>
          </table:table-cell>
          <table:table-cell table:formula="of:=[.C2187]-[.C2186]" office:value-type="float" office:value="0">
            <text:p>0.000000</text:p>
          </table:table-cell>
          <table:table-cell table:formula="of:=[.A2187]-[.A2186]" office:value-type="float" office:value="0.000000999999883788405">
            <text:p>0.000001</text:p>
          </table:table-cell>
          <table:table-cell/>
          <table:table-cell office:value-type="string">
            <text:p>484565 / 2054879 &lt;= 2000000 / 5000000</text:p>
          </table:table-cell>
          <table:table-cell/>
        </table:table-row>
        <table:table-row table:style-name="ro1">
          <table:table-cell office:value-type="float" office:value="1839.429585">
            <text:p>1839.429585</text:p>
          </table:table-cell>
          <table:table-cell office:value-type="float" office:value="10965488361747">
            <text:p>10965488361747</text:p>
          </table:table-cell>
          <table:table-cell table:formula="of:=([.B2188]-[.B$4])/10^9" office:value-type="float" office:value="0.357300696">
            <text:p>0.357301</text:p>
          </table:table-cell>
          <table:table-cell table:formula="of:=[.C2188]-[.C2187]" office:value-type="float" office:value="0">
            <text:p>0.000000</text:p>
          </table:table-cell>
          <table:table-cell table:formula="of:=[.A2188]-[.A2187]" office:value-type="float" office:value="0.00000100000011116208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429598">
            <text:p>1839.429598</text:p>
          </table:table-cell>
          <table:table-cell office:value-type="float" office:value="10965488369872">
            <text:p>10965488369872</text:p>
          </table:table-cell>
          <table:table-cell table:formula="of:=([.B2189]-[.B$4])/10^9" office:value-type="float" office:value="0.357308821">
            <text:p>0.357309</text:p>
          </table:table-cell>
          <table:table-cell table:formula="of:=[.C2189]-[.C2188]" office:value-type="float" office:value="0.00000812500000002547">
            <text:p>0.000008</text:p>
          </table:table-cell>
          <table:table-cell table:formula="of:=[.A2189]-[.A2188]" office:value-type="float" office:value="0.0000129999998534913">
            <text:p>0.000013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430084">
            <text:p>1839.430084</text:p>
          </table:table-cell>
          <table:table-cell office:value-type="float" office:value="10965488861834">
            <text:p>10965488861834</text:p>
          </table:table-cell>
          <table:table-cell table:formula="of:=([.B2190]-[.B$4])/10^9" office:value-type="float" office:value="0.357800783">
            <text:p>0.357801</text:p>
          </table:table-cell>
          <table:table-cell table:formula="of:=[.C2190]-[.C2189]" office:value-type="float" office:value="0.000491962000000012">
            <text:p>0.000492</text:p>
          </table:table-cell>
          <table:table-cell table:formula="of:=[.A2190]-[.A2189]" office:value-type="float" office:value="0.00048600000013721">
            <text:p>0.00048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30084">
            <text:p>1839.430084</text:p>
          </table:table-cell>
          <table:table-cell office:value-type="float" office:value="10965488861834">
            <text:p>10965488861834</text:p>
          </table:table-cell>
          <table:table-cell table:formula="of:=([.B2191]-[.B$4])/10^9" office:value-type="float" office:value="0.357800783">
            <text:p>0.357801</text:p>
          </table:table-cell>
          <table:table-cell table:formula="of:=[.C2191]-[.C2190]" office:value-type="float" office:value="0">
            <text:p>0.000000</text:p>
          </table:table-cell>
          <table:table-cell table:formula="of:=[.A2191]-[.A2190]" office:value-type="float" office:value="0">
            <text:p>0.000000</text:p>
          </table:table-cell>
          <table:table-cell/>
          <table:table-cell office:value-type="string">
            <text:p>uses up its c_s; 10965488861834-10965488369872=491962</text:p>
          </table:table-cell>
          <table:table-cell/>
        </table:table-row>
        <table:table-row table:style-name="ro1">
          <table:table-cell office:value-type="float" office:value="1839.430096">
            <text:p>1839.430096</text:p>
          </table:table-cell>
          <table:table-cell office:value-type="float" office:value="10965488874930">
            <text:p>10965488874930</text:p>
          </table:table-cell>
          <table:table-cell table:formula="of:=([.B2192]-[.B$4])/10^9" office:value-type="float" office:value="0.357813879">
            <text:p>0.357814</text:p>
          </table:table-cell>
          <table:table-cell table:formula="of:=[.C2192]-[.C2191]" office:value-type="float" office:value="0.0000130959999999902">
            <text:p>0.000013</text:p>
          </table:table-cell>
          <table:table-cell table:formula="of:=[.A2192]-[.A2191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31665">
            <text:p>1839.431665</text:p>
          </table:table-cell>
          <table:table-cell office:value-type="float" office:value="10965490323577">
            <text:p>10965490323577</text:p>
          </table:table-cell>
          <table:table-cell table:formula="of:=([.B2193]-[.B$4])/10^9" office:value-type="float" office:value="0.359262526">
            <text:p>0.359263</text:p>
          </table:table-cell>
          <table:table-cell table:formula="of:=[.C2193]-[.C2192]" office:value-type="float" office:value="0.00144864700000003">
            <text:p>0.001449</text:p>
          </table:table-cell>
          <table:table-cell table:formula="of:=[.A2193]-[.A2192]" office:value-type="float" office:value="0.0015690000000177">
            <text:p>0.00156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31666">
            <text:p>1839.431666</text:p>
          </table:table-cell>
          <table:table-cell office:value-type="float" office:value="10965490323577">
            <text:p>10965490323577</text:p>
          </table:table-cell>
          <table:table-cell table:formula="of:=([.B2194]-[.B$4])/10^9" office:value-type="float" office:value="0.359262526">
            <text:p>0.359263</text:p>
          </table:table-cell>
          <table:table-cell table:formula="of:=[.C2194]-[.C2193]" office:value-type="float" office:value="0">
            <text:p>0.000000</text:p>
          </table:table-cell>
          <table:table-cell table:formula="of:=[.A2194]-[.A2193]" office:value-type="float" office:value="0.000000999999883788405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31667">
            <text:p>1839.431667</text:p>
          </table:table-cell>
          <table:table-cell office:value-type="float" office:value="10965490323577">
            <text:p>10965490323577</text:p>
          </table:table-cell>
          <table:table-cell table:formula="of:=([.B2195]-[.B$4])/10^9" office:value-type="float" office:value="0.359262526">
            <text:p>0.359263</text:p>
          </table:table-cell>
          <table:table-cell table:formula="of:=[.C2195]-[.C2194]" office:value-type="float" office:value="0">
            <text:p>0.000000</text:p>
          </table:table-cell>
          <table:table-cell table:formula="of:=[.A2195]-[.A2194]" office:value-type="float" office:value="0.00000100000011116208">
            <text:p>0.000001</text:p>
          </table:table-cell>
          <table:table-cell/>
          <table:table-cell office:value-type="string">
            <text:p>postpones its deadline to 10965495416626; c_s is topped up to 1992603</text:p>
          </table:table-cell>
          <table:table-cell/>
        </table:table-row>
        <table:table-row table:style-name="ro1">
          <table:table-cell office:value-type="float" office:value="1839.431669">
            <text:p>1839.431669</text:p>
          </table:table-cell>
          <table:table-cell office:value-type="float" office:value="10965490323577">
            <text:p>10965490323577</text:p>
          </table:table-cell>
          <table:table-cell table:formula="of:=([.B2196]-[.B$4])/10^9" office:value-type="float" office:value="0.359262526">
            <text:p>0.359263</text:p>
          </table:table-cell>
          <table:table-cell table:formula="of:=[.C2196]-[.C2195]" office:value-type="float" office:value="0">
            <text:p>0.000000</text:p>
          </table:table-cell>
          <table:table-cell table:formula="of:=[.A2196]-[.A2195]" office:value-type="float" office:value="0.00000199999999495049">
            <text:p>0.000002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39.431692">
            <text:p>1839.431692</text:p>
          </table:table-cell>
          <table:table-cell office:value-type="float" office:value="10965490323577">
            <text:p>10965490323577</text:p>
          </table:table-cell>
          <table:table-cell table:formula="of:=([.B2197]-[.B$4])/10^9" office:value-type="float" office:value="0.359262526">
            <text:p>0.359263</text:p>
          </table:table-cell>
          <table:table-cell table:formula="of:=[.C2197]-[.C2196]" office:value-type="float" office:value="0">
            <text:p>0.000000</text:p>
          </table:table-cell>
          <table:table-cell table:formula="of:=[.A2197]-[.A2196]" office:value-type="float" office:value="0.0000230000000556174">
            <text:p>0.000023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9.432273">
            <text:p>1839.432273</text:p>
          </table:table-cell>
          <table:table-cell office:value-type="float" office:value="10965490323577">
            <text:p>10965490323577</text:p>
          </table:table-cell>
          <table:table-cell table:formula="of:=([.B2198]-[.B$4])/10^9" office:value-type="float" office:value="0.359262526">
            <text:p>0.359263</text:p>
          </table:table-cell>
          <table:table-cell table:formula="of:=[.C2198]-[.C2197]" office:value-type="float" office:value="0">
            <text:p>0.000000</text:p>
          </table:table-cell>
          <table:table-cell table:formula="of:=[.A2198]-[.A2197]" office:value-type="float" office:value="0.000580999999783671">
            <text:p>0.00058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432275">
            <text:p>1839.432275</text:p>
          </table:table-cell>
          <table:table-cell office:value-type="float" office:value="10965491059420">
            <text:p>10965491059420</text:p>
          </table:table-cell>
          <table:table-cell table:formula="of:=([.B2199]-[.B$4])/10^9" office:value-type="float" office:value="0.359998369">
            <text:p>0.359998</text:p>
          </table:table-cell>
          <table:table-cell table:formula="of:=[.C2199]-[.C2198]" office:value-type="float" office:value="0.000735842999999958">
            <text:p>0.000736</text:p>
          </table:table-cell>
          <table:table-cell table:formula="of:=[.A2199]-[.A219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432276">
            <text:p>1839.432276</text:p>
          </table:table-cell>
          <table:table-cell office:value-type="float" office:value="10965491059420">
            <text:p>10965491059420</text:p>
          </table:table-cell>
          <table:table-cell table:formula="of:=([.B2200]-[.B$4])/10^9" office:value-type="float" office:value="0.359998369">
            <text:p>0.359998</text:p>
          </table:table-cell>
          <table:table-cell table:formula="of:=[.C2200]-[.C2199]" office:value-type="float" office:value="0">
            <text:p>0.000000</text:p>
          </table:table-cell>
          <table:table-cell table:formula="of:=[.A2200]-[.A2199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10965498059420; c_s is fully topped up</text:p>
          </table:table-cell>
        </table:table-row>
        <table:table-row table:style-name="ro1">
          <table:table-cell office:value-type="float" office:value="1839.43228">
            <text:p>1839.432280</text:p>
          </table:table-cell>
          <table:table-cell office:value-type="float" office:value="10965491059420">
            <text:p>10965491059420</text:p>
          </table:table-cell>
          <table:table-cell table:formula="of:=([.B2201]-[.B$4])/10^9" office:value-type="float" office:value="0.359998369">
            <text:p>0.359998</text:p>
          </table:table-cell>
          <table:table-cell table:formula="of:=[.C2201]-[.C2200]" office:value-type="float" office:value="0">
            <text:p>0.000000</text:p>
          </table:table-cell>
          <table:table-cell table:formula="of:=[.A2201]-[.A2200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32282">
            <text:p>1839.432282</text:p>
          </table:table-cell>
          <table:table-cell office:value-type="float" office:value="10965491059420">
            <text:p>10965491059420</text:p>
          </table:table-cell>
          <table:table-cell table:formula="of:=([.B2202]-[.B$4])/10^9" office:value-type="float" office:value="0.359998369">
            <text:p>0.359998</text:p>
          </table:table-cell>
          <table:table-cell table:formula="of:=[.C2202]-[.C2201]" office:value-type="float" office:value="0">
            <text:p>0.000000</text:p>
          </table:table-cell>
          <table:table-cell table:formula="of:=[.A2202]-[.A220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32283">
            <text:p>1839.432283</text:p>
          </table:table-cell>
          <table:table-cell office:value-type="float" office:value="10965491059420">
            <text:p>10965491059420</text:p>
          </table:table-cell>
          <table:table-cell table:formula="of:=([.B2203]-[.B$4])/10^9" office:value-type="float" office:value="0.359998369">
            <text:p>0.359998</text:p>
          </table:table-cell>
          <table:table-cell table:formula="of:=[.C2203]-[.C2202]" office:value-type="float" office:value="0">
            <text:p>0.000000</text:p>
          </table:table-cell>
          <table:table-cell table:formula="of:=[.A2203]-[.A2202]" office:value-type="float" office:value="0.00000100000011116208">
            <text:p>0.000001</text:p>
          </table:table-cell>
          <table:table-cell office:value-type="string">
            <text:p>d_s is renewed (r + D) to 10965493059420; c_s is fully topped up</text:p>
          </table:table-cell>
          <table:table-cell table:number-columns-repeated="2"/>
        </table:table-row>
        <table:table-row table:style-name="ro1">
          <table:table-cell office:value-type="float" office:value="1839.432284">
            <text:p>1839.432284</text:p>
          </table:table-cell>
          <table:table-cell office:value-type="float" office:value="10965491059420">
            <text:p>10965491059420</text:p>
          </table:table-cell>
          <table:table-cell table:formula="of:=([.B2204]-[.B$4])/10^9" office:value-type="float" office:value="0.359998369">
            <text:p>0.359998</text:p>
          </table:table-cell>
          <table:table-cell table:formula="of:=[.C2204]-[.C2203]" office:value-type="float" office:value="0">
            <text:p>0.000000</text:p>
          </table:table-cell>
          <table:table-cell table:formula="of:=[.A2204]-[.A2203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432291">
            <text:p>1839.432291</text:p>
          </table:table-cell>
          <table:table-cell office:value-type="float" office:value="10965491059420">
            <text:p>10965491059420</text:p>
          </table:table-cell>
          <table:table-cell table:formula="of:=([.B2205]-[.B$4])/10^9" office:value-type="float" office:value="0.359998369">
            <text:p>0.359998</text:p>
          </table:table-cell>
          <table:table-cell table:formula="of:=[.C2205]-[.C2204]" office:value-type="float" office:value="0">
            <text:p>0.000000</text:p>
          </table:table-cell>
          <table:table-cell table:formula="of:=[.A2205]-[.A2204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32296">
            <text:p>1839.432296</text:p>
          </table:table-cell>
          <table:table-cell office:value-type="float" office:value="10965491059420">
            <text:p>10965491059420</text:p>
          </table:table-cell>
          <table:table-cell table:formula="of:=([.B2206]-[.B$4])/10^9" office:value-type="float" office:value="0.359998369">
            <text:p>0.359998</text:p>
          </table:table-cell>
          <table:table-cell table:formula="of:=[.C2206]-[.C2205]" office:value-type="float" office:value="0">
            <text:p>0.000000</text:p>
          </table:table-cell>
          <table:table-cell table:formula="of:=[.A2206]-[.A2205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433185">
            <text:p>1839.433185</text:p>
          </table:table-cell>
          <table:table-cell office:value-type="float" office:value="10965491969262">
            <text:p>10965491969262</text:p>
          </table:table-cell>
          <table:table-cell table:formula="of:=([.B2207]-[.B$4])/10^9" office:value-type="float" office:value="0.360908211">
            <text:p>0.360908</text:p>
          </table:table-cell>
          <table:table-cell table:formula="of:=[.C2207]-[.C2206]" office:value-type="float" office:value="0.000909841999999994">
            <text:p>0.000910</text:p>
          </table:table-cell>
          <table:table-cell table:formula="of:=[.A2207]-[.A2206]" office:value-type="float" office:value="0.000889000000142914">
            <text:p>0.00088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33187">
            <text:p>1839.433187</text:p>
          </table:table-cell>
          <table:table-cell office:value-type="float" office:value="10965491969262">
            <text:p>10965491969262</text:p>
          </table:table-cell>
          <table:table-cell table:formula="of:=([.B2208]-[.B$4])/10^9" office:value-type="float" office:value="0.360908211">
            <text:p>0.360908</text:p>
          </table:table-cell>
          <table:table-cell table:formula="of:=[.C2208]-[.C2207]" office:value-type="float" office:value="0">
            <text:p>0.000000</text:p>
          </table:table-cell>
          <table:table-cell table:formula="of:=[.A2208]-[.A220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33191">
            <text:p>1839.433191</text:p>
          </table:table-cell>
          <table:table-cell office:value-type="float" office:value="10965491969262">
            <text:p>10965491969262</text:p>
          </table:table-cell>
          <table:table-cell table:formula="of:=([.B2209]-[.B$4])/10^9" office:value-type="float" office:value="0.360908211">
            <text:p>0.360908</text:p>
          </table:table-cell>
          <table:table-cell table:formula="of:=[.C2209]-[.C2208]" office:value-type="float" office:value="0">
            <text:p>0.000000</text:p>
          </table:table-cell>
          <table:table-cell table:formula="of:=[.A2209]-[.A2208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434077">
            <text:p>1839.434077</text:p>
          </table:table-cell>
          <table:table-cell office:value-type="float" office:value="10965492864344">
            <text:p>10965492864344</text:p>
          </table:table-cell>
          <table:table-cell table:formula="of:=([.B2210]-[.B$4])/10^9" office:value-type="float" office:value="0.361803293">
            <text:p>0.361803</text:p>
          </table:table-cell>
          <table:table-cell table:formula="of:=[.C2210]-[.C2209]" office:value-type="float" office:value="0.000895082000000047">
            <text:p>0.000895</text:p>
          </table:table-cell>
          <table:table-cell table:formula="of:=[.A2210]-[.A2209]" office:value-type="float" office:value="0.000885999999809428">
            <text:p>0.00088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34078">
            <text:p>1839.434078</text:p>
          </table:table-cell>
          <table:table-cell office:value-type="float" office:value="10965492864344">
            <text:p>10965492864344</text:p>
          </table:table-cell>
          <table:table-cell table:formula="of:=([.B2211]-[.B$4])/10^9" office:value-type="float" office:value="0.361803293">
            <text:p>0.361803</text:p>
          </table:table-cell>
          <table:table-cell table:formula="of:=[.C2211]-[.C2210]" office:value-type="float" office:value="0">
            <text:p>0.000000</text:p>
          </table:table-cell>
          <table:table-cell table:formula="of:=[.A2211]-[.A2210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34084">
            <text:p>1839.434084</text:p>
          </table:table-cell>
          <table:table-cell office:value-type="float" office:value="10965492864344">
            <text:p>10965492864344</text:p>
          </table:table-cell>
          <table:table-cell table:formula="of:=([.B2212]-[.B$4])/10^9" office:value-type="float" office:value="0.361803293">
            <text:p>0.361803</text:p>
          </table:table-cell>
          <table:table-cell table:formula="of:=[.C2212]-[.C2211]" office:value-type="float" office:value="0">
            <text:p>0.000000</text:p>
          </table:table-cell>
          <table:table-cell table:formula="of:=[.A2212]-[.A2211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34088">
            <text:p>1839.434088</text:p>
          </table:table-cell>
          <table:table-cell office:value-type="float" office:value="10965492875688">
            <text:p>10965492875688</text:p>
          </table:table-cell>
          <table:table-cell table:formula="of:=([.B2213]-[.B$4])/10^9" office:value-type="float" office:value="0.361814637">
            <text:p>0.361815</text:p>
          </table:table-cell>
          <table:table-cell table:formula="of:=[.C2213]-[.C2212]" office:value-type="float" office:value="0.0000113439999999687">
            <text:p>0.000011</text:p>
          </table:table-cell>
          <table:table-cell table:formula="of:=[.A2213]-[.A2212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34093">
            <text:p>1839.434093</text:p>
          </table:table-cell>
          <table:table-cell office:value-type="float" office:value="10965492875688">
            <text:p>10965492875688</text:p>
          </table:table-cell>
          <table:table-cell table:formula="of:=([.B2214]-[.B$4])/10^9" office:value-type="float" office:value="0.361814637">
            <text:p>0.361815</text:p>
          </table:table-cell>
          <table:table-cell table:formula="of:=[.C2214]-[.C2213]" office:value-type="float" office:value="0">
            <text:p>0.000000</text:p>
          </table:table-cell>
          <table:table-cell table:formula="of:=[.A2214]-[.A221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839.434112">
            <text:p>1839.434112</text:p>
          </table:table-cell>
          <table:table-cell office:value-type="float" office:value="10965492875688">
            <text:p>10965492875688</text:p>
          </table:table-cell>
          <table:table-cell table:formula="of:=([.B2215]-[.B$4])/10^9" office:value-type="float" office:value="0.361814637">
            <text:p>0.361815</text:p>
          </table:table-cell>
          <table:table-cell table:formula="of:=[.C2215]-[.C2214]" office:value-type="float" office:value="0">
            <text:p>0.000000</text:p>
          </table:table-cell>
          <table:table-cell table:formula="of:=[.A2215]-[.A2214]" office:value-type="float" office:value="0.0000189999998383428">
            <text:p>0.00001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434114">
            <text:p>1839.434114</text:p>
          </table:table-cell>
          <table:table-cell office:value-type="float" office:value="10965492901064">
            <text:p>10965492901064</text:p>
          </table:table-cell>
          <table:table-cell table:formula="of:=([.B2216]-[.B$4])/10^9" office:value-type="float" office:value="0.361840013">
            <text:p>0.361840</text:p>
          </table:table-cell>
          <table:table-cell table:formula="of:=[.C2216]-[.C2215]" office:value-type="float" office:value="0.0000253760000000214">
            <text:p>0.000025</text:p>
          </table:table-cell>
          <table:table-cell table:formula="of:=[.A2216]-[.A221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34115">
            <text:p>1839.434115</text:p>
          </table:table-cell>
          <table:table-cell office:value-type="float" office:value="10965492901064">
            <text:p>10965492901064</text:p>
          </table:table-cell>
          <table:table-cell table:formula="of:=([.B2217]-[.B$4])/10^9" office:value-type="float" office:value="0.361840013">
            <text:p>0.361840</text:p>
          </table:table-cell>
          <table:table-cell table:formula="of:=[.C2217]-[.C2216]" office:value-type="float" office:value="0">
            <text:p>0.000000</text:p>
          </table:table-cell>
          <table:table-cell table:formula="of:=[.A2217]-[.A2216]" office:value-type="float" office:value="0.00000100000011116208">
            <text:p>0.000001</text:p>
          </table:table-cell>
          <table:table-cell/>
          <table:table-cell office:value-type="string">
            <text:p>361678 / 2515562 &lt;= 2000000 / 5000000</text:p>
          </table:table-cell>
          <table:table-cell/>
        </table:table-row>
        <table:table-row table:style-name="ro1">
          <table:table-cell office:value-type="float" office:value="1839.434115">
            <text:p>1839.434115</text:p>
          </table:table-cell>
          <table:table-cell office:value-type="float" office:value="10965492901064">
            <text:p>10965492901064</text:p>
          </table:table-cell>
          <table:table-cell table:formula="of:=([.B2218]-[.B$4])/10^9" office:value-type="float" office:value="0.361840013">
            <text:p>0.361840</text:p>
          </table:table-cell>
          <table:table-cell table:formula="of:=[.C2218]-[.C2217]" office:value-type="float" office:value="0">
            <text:p>0.000000</text:p>
          </table:table-cell>
          <table:table-cell table:formula="of:=[.A2218]-[.A2217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434117">
            <text:p>1839.434117</text:p>
          </table:table-cell>
          <table:table-cell office:value-type="float" office:value="10965492901064">
            <text:p>10965492901064</text:p>
          </table:table-cell>
          <table:table-cell table:formula="of:=([.B2219]-[.B$4])/10^9" office:value-type="float" office:value="0.361840013">
            <text:p>0.361840</text:p>
          </table:table-cell>
          <table:table-cell table:formula="of:=[.C2219]-[.C2218]" office:value-type="float" office:value="0">
            <text:p>0.000000</text:p>
          </table:table-cell>
          <table:table-cell table:formula="of:=[.A2219]-[.A2218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434125">
            <text:p>1839.434125</text:p>
          </table:table-cell>
          <table:table-cell office:value-type="float" office:value="10965492911969">
            <text:p>10965492911969</text:p>
          </table:table-cell>
          <table:table-cell table:formula="of:=([.B2220]-[.B$4])/10^9" office:value-type="float" office:value="0.361850918">
            <text:p>0.361851</text:p>
          </table:table-cell>
          <table:table-cell table:formula="of:=[.C2220]-[.C2219]" office:value-type="float" office:value="0.0000109050000000055">
            <text:p>0.000011</text:p>
          </table:table-cell>
          <table:table-cell table:formula="of:=[.A2220]-[.A2219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34132">
            <text:p>1839.434132</text:p>
          </table:table-cell>
          <table:table-cell office:value-type="float" office:value="10965492911969">
            <text:p>10965492911969</text:p>
          </table:table-cell>
          <table:table-cell table:formula="of:=([.B2221]-[.B$4])/10^9" office:value-type="float" office:value="0.361850918">
            <text:p>0.361851</text:p>
          </table:table-cell>
          <table:table-cell table:formula="of:=[.C2221]-[.C2220]" office:value-type="float" office:value="0">
            <text:p>0.000000</text:p>
          </table:table-cell>
          <table:table-cell table:formula="of:=[.A2221]-[.A2220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434495">
            <text:p>1839.434495</text:p>
          </table:table-cell>
          <table:table-cell office:value-type="float" office:value="10965493281498">
            <text:p>10965493281498</text:p>
          </table:table-cell>
          <table:table-cell table:formula="of:=([.B2222]-[.B$4])/10^9" office:value-type="float" office:value="0.362220447">
            <text:p>0.362220</text:p>
          </table:table-cell>
          <table:table-cell table:formula="of:=[.C2222]-[.C2221]" office:value-type="float" office:value="0.00036952899999998">
            <text:p>0.000370</text:p>
          </table:table-cell>
          <table:table-cell table:formula="of:=[.A2222]-[.A2221]" office:value-type="float" office:value="0.000362999999879321">
            <text:p>0.00036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34496">
            <text:p>1839.434496</text:p>
          </table:table-cell>
          <table:table-cell office:value-type="float" office:value="10965493281498">
            <text:p>10965493281498</text:p>
          </table:table-cell>
          <table:table-cell table:formula="of:=([.B2223]-[.B$4])/10^9" office:value-type="float" office:value="0.362220447">
            <text:p>0.362220</text:p>
          </table:table-cell>
          <table:table-cell table:formula="of:=[.C2223]-[.C2222]" office:value-type="float" office:value="0">
            <text:p>0.000000</text:p>
          </table:table-cell>
          <table:table-cell table:formula="of:=[.A2223]-[.A2222]" office:value-type="float" office:value="0.00000100000011116208">
            <text:p>0.000001</text:p>
          </table:table-cell>
          <table:table-cell/>
          <table:table-cell office:value-type="string">
            <text:p>uses up its c_s; 10965493281498-10965492911969=369529</text:p>
          </table:table-cell>
          <table:table-cell/>
        </table:table-row>
        <table:table-row table:style-name="ro1">
          <table:table-cell office:value-type="float" office:value="1839.434506">
            <text:p>1839.434506</text:p>
          </table:table-cell>
          <table:table-cell office:value-type="float" office:value="10965493292895">
            <text:p>10965493292895</text:p>
          </table:table-cell>
          <table:table-cell table:formula="of:=([.B2224]-[.B$4])/10^9" office:value-type="float" office:value="0.362231844">
            <text:p>0.362232</text:p>
          </table:table-cell>
          <table:table-cell table:formula="of:=[.C2224]-[.C2223]" office:value-type="float" office:value="0.0000113970000000241">
            <text:p>0.000011</text:p>
          </table:table-cell>
          <table:table-cell table:formula="of:=[.A2224]-[.A2223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3451">
            <text:p>1839.434510</text:p>
          </table:table-cell>
          <table:table-cell office:value-type="float" office:value="10965493292895">
            <text:p>10965493292895</text:p>
          </table:table-cell>
          <table:table-cell table:formula="of:=([.B2225]-[.B$4])/10^9" office:value-type="float" office:value="0.362231844">
            <text:p>0.362232</text:p>
          </table:table-cell>
          <table:table-cell table:formula="of:=[.C2225]-[.C2224]" office:value-type="float" office:value="0">
            <text:p>0.000000</text:p>
          </table:table-cell>
          <table:table-cell table:formula="of:=[.A2225]-[.A2224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36264">
            <text:p>1839.436264</text:p>
          </table:table-cell>
          <table:table-cell office:value-type="float" office:value="10965493292895">
            <text:p>10965493292895</text:p>
          </table:table-cell>
          <table:table-cell table:formula="of:=([.B2226]-[.B$4])/10^9" office:value-type="float" office:value="0.362231844">
            <text:p>0.362232</text:p>
          </table:table-cell>
          <table:table-cell table:formula="of:=[.C2226]-[.C2225]" office:value-type="float" office:value="0">
            <text:p>0.000000</text:p>
          </table:table-cell>
          <table:table-cell table:formula="of:=[.A2226]-[.A2225]" office:value-type="float" office:value="0.00175399999989168">
            <text:p>0.00175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36266">
            <text:p>1839.436266</text:p>
          </table:table-cell>
          <table:table-cell office:value-type="float" office:value="10965495053088">
            <text:p>10965495053088</text:p>
          </table:table-cell>
          <table:table-cell table:formula="of:=([.B2227]-[.B$4])/10^9" office:value-type="float" office:value="0.363992037">
            <text:p>0.363992</text:p>
          </table:table-cell>
          <table:table-cell table:formula="of:=[.C2227]-[.C2226]" office:value-type="float" office:value="0.00176019299999997">
            <text:p>0.001760</text:p>
          </table:table-cell>
          <table:table-cell table:formula="of:=[.A2227]-[.A222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36266">
            <text:p>1839.436266</text:p>
          </table:table-cell>
          <table:table-cell office:value-type="float" office:value="10965495053088">
            <text:p>10965495053088</text:p>
          </table:table-cell>
          <table:table-cell table:formula="of:=([.B2228]-[.B$4])/10^9" office:value-type="float" office:value="0.363992037">
            <text:p>0.363992</text:p>
          </table:table-cell>
          <table:table-cell table:formula="of:=[.C2228]-[.C2227]" office:value-type="float" office:value="0">
            <text:p>0.000000</text:p>
          </table:table-cell>
          <table:table-cell table:formula="of:=[.A2228]-[.A2227]" office:value-type="float" office:value="0">
            <text:p>0.000000</text:p>
          </table:table-cell>
          <table:table-cell office:value-type="string">
            <text:p>d_s is renewed (r + D) to 10965497053088; c_s is fully topped up</text:p>
          </table:table-cell>
          <table:table-cell table:number-columns-repeated="2"/>
        </table:table-row>
        <table:table-row table:style-name="ro1">
          <table:table-cell office:value-type="float" office:value="1839.436268">
            <text:p>1839.436268</text:p>
          </table:table-cell>
          <table:table-cell office:value-type="float" office:value="10965495053088">
            <text:p>10965495053088</text:p>
          </table:table-cell>
          <table:table-cell table:formula="of:=([.B2229]-[.B$4])/10^9" office:value-type="float" office:value="0.363992037">
            <text:p>0.363992</text:p>
          </table:table-cell>
          <table:table-cell table:formula="of:=[.C2229]-[.C2228]" office:value-type="float" office:value="0">
            <text:p>0.000000</text:p>
          </table:table-cell>
          <table:table-cell table:formula="of:=[.A2229]-[.A2228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436275">
            <text:p>1839.436275</text:p>
          </table:table-cell>
          <table:table-cell office:value-type="float" office:value="10965495062107">
            <text:p>10965495062107</text:p>
          </table:table-cell>
          <table:table-cell table:formula="of:=([.B2230]-[.B$4])/10^9" office:value-type="float" office:value="0.364001056">
            <text:p>0.364001</text:p>
          </table:table-cell>
          <table:table-cell table:formula="of:=[.C2230]-[.C2229]" office:value-type="float" office:value="0.000009018999999999">
            <text:p>0.000009</text:p>
          </table:table-cell>
          <table:table-cell table:formula="of:=[.A2230]-[.A2229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3628">
            <text:p>1839.436280</text:p>
          </table:table-cell>
          <table:table-cell office:value-type="float" office:value="10965495062107">
            <text:p>10965495062107</text:p>
          </table:table-cell>
          <table:table-cell table:formula="of:=([.B2231]-[.B$4])/10^9" office:value-type="float" office:value="0.364001056">
            <text:p>0.364001</text:p>
          </table:table-cell>
          <table:table-cell table:formula="of:=[.C2231]-[.C2230]" office:value-type="float" office:value="0">
            <text:p>0.000000</text:p>
          </table:table-cell>
          <table:table-cell table:formula="of:=[.A2231]-[.A2230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436634">
            <text:p>1839.436634</text:p>
          </table:table-cell>
          <table:table-cell office:value-type="float" office:value="10965495062107">
            <text:p>10965495062107</text:p>
          </table:table-cell>
          <table:table-cell table:formula="of:=([.B2232]-[.B$4])/10^9" office:value-type="float" office:value="0.364001056">
            <text:p>0.364001</text:p>
          </table:table-cell>
          <table:table-cell table:formula="of:=[.C2232]-[.C2231]" office:value-type="float" office:value="0">
            <text:p>0.000000</text:p>
          </table:table-cell>
          <table:table-cell table:formula="of:=[.A2232]-[.A2231]" office:value-type="float" office:value="0.000354000000015731">
            <text:p>0.00035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36634">
            <text:p>1839.436634</text:p>
          </table:table-cell>
          <table:table-cell office:value-type="float" office:value="10965495062107">
            <text:p>10965495062107</text:p>
          </table:table-cell>
          <table:table-cell table:formula="of:=([.B2233]-[.B$4])/10^9" office:value-type="float" office:value="0.364001056">
            <text:p>0.364001</text:p>
          </table:table-cell>
          <table:table-cell table:formula="of:=[.C2233]-[.C2232]" office:value-type="float" office:value="0">
            <text:p>0.000000</text:p>
          </table:table-cell>
          <table:table-cell table:formula="of:=[.A2233]-[.A2232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36635">
            <text:p>1839.436635</text:p>
          </table:table-cell>
          <table:table-cell office:value-type="float" office:value="10965495062107">
            <text:p>10965495062107</text:p>
          </table:table-cell>
          <table:table-cell table:formula="of:=([.B2234]-[.B$4])/10^9" office:value-type="float" office:value="0.364001056">
            <text:p>0.364001</text:p>
          </table:table-cell>
          <table:table-cell table:formula="of:=[.C2234]-[.C2233]" office:value-type="float" office:value="0">
            <text:p>0.000000</text:p>
          </table:table-cell>
          <table:table-cell table:formula="of:=[.A2234]-[.A2233]" office:value-type="float" office:value="0.00000100000011116208">
            <text:p>0.000001</text:p>
          </table:table-cell>
          <table:table-cell/>
          <table:table-cell office:value-type="string">
            <text:p>postpones its deadline to 10965500416626; c_s is topped up to 1992149</text:p>
          </table:table-cell>
          <table:table-cell/>
        </table:table-row>
        <table:table-row table:style-name="ro1">
          <table:table-cell office:value-type="float" office:value="1839.437176">
            <text:p>1839.437176</text:p>
          </table:table-cell>
          <table:table-cell office:value-type="float" office:value="10965495963699">
            <text:p>10965495963699</text:p>
          </table:table-cell>
          <table:table-cell table:formula="of:=([.B2235]-[.B$4])/10^9" office:value-type="float" office:value="0.364902648">
            <text:p>0.364903</text:p>
          </table:table-cell>
          <table:table-cell table:formula="of:=[.C2235]-[.C2234]" office:value-type="float" office:value="0.000901592000000007">
            <text:p>0.000902</text:p>
          </table:table-cell>
          <table:table-cell table:formula="of:=[.A2235]-[.A2234]" office:value-type="float" office:value="0.000540999999884662">
            <text:p>0.00054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37177">
            <text:p>1839.437177</text:p>
          </table:table-cell>
          <table:table-cell office:value-type="float" office:value="10965495963699">
            <text:p>10965495963699</text:p>
          </table:table-cell>
          <table:table-cell table:formula="of:=([.B2236]-[.B$4])/10^9" office:value-type="float" office:value="0.364902648">
            <text:p>0.364903</text:p>
          </table:table-cell>
          <table:table-cell table:formula="of:=[.C2236]-[.C2235]" office:value-type="float" office:value="0">
            <text:p>0.000000</text:p>
          </table:table-cell>
          <table:table-cell table:formula="of:=[.A2236]-[.A2235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37182">
            <text:p>1839.437182</text:p>
          </table:table-cell>
          <table:table-cell office:value-type="float" office:value="10965495963699">
            <text:p>10965495963699</text:p>
          </table:table-cell>
          <table:table-cell table:formula="of:=([.B2237]-[.B$4])/10^9" office:value-type="float" office:value="0.364902648">
            <text:p>0.364903</text:p>
          </table:table-cell>
          <table:table-cell table:formula="of:=[.C2237]-[.C2236]" office:value-type="float" office:value="0">
            <text:p>0.000000</text:p>
          </table:table-cell>
          <table:table-cell table:formula="of:=[.A2237]-[.A2236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438355">
            <text:p>1839.438355</text:p>
          </table:table-cell>
          <table:table-cell office:value-type="float" office:value="10965497151018">
            <text:p>10965497151018</text:p>
          </table:table-cell>
          <table:table-cell table:formula="of:=([.B2238]-[.B$4])/10^9" office:value-type="float" office:value="0.366089967">
            <text:p>0.366090</text:p>
          </table:table-cell>
          <table:table-cell table:formula="of:=[.C2238]-[.C2237]" office:value-type="float" office:value="0.00118731900000002">
            <text:p>0.001187</text:p>
          </table:table-cell>
          <table:table-cell table:formula="of:=[.A2238]-[.A2237]" office:value-type="float" office:value="0.001173000000108">
            <text:p>0.00117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438356">
            <text:p>1839.438356</text:p>
          </table:table-cell>
          <table:table-cell office:value-type="float" office:value="10965497151018">
            <text:p>10965497151018</text:p>
          </table:table-cell>
          <table:table-cell table:formula="of:=([.B2239]-[.B$4])/10^9" office:value-type="float" office:value="0.366089967">
            <text:p>0.366090</text:p>
          </table:table-cell>
          <table:table-cell table:formula="of:=[.C2239]-[.C2238]" office:value-type="float" office:value="0">
            <text:p>0.000000</text:p>
          </table:table-cell>
          <table:table-cell table:formula="of:=[.A2239]-[.A2238]" office:value-type="float" office:value="0.00000100000011116208">
            <text:p>0.000001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438357">
            <text:p>1839.438357</text:p>
          </table:table-cell>
          <table:table-cell office:value-type="float" office:value="10965497151018">
            <text:p>10965497151018</text:p>
          </table:table-cell>
          <table:table-cell table:formula="of:=([.B2240]-[.B$4])/10^9" office:value-type="float" office:value="0.366089967">
            <text:p>0.366090</text:p>
          </table:table-cell>
          <table:table-cell table:formula="of:=[.C2240]-[.C2239]" office:value-type="float" office:value="0">
            <text:p>0.000000</text:p>
          </table:table-cell>
          <table:table-cell table:formula="of:=[.A2240]-[.A2239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10965497151018-10965496014276=1136742</text:p>
          </table:table-cell>
        </table:table-row>
        <table:table-row table:style-name="ro1">
          <table:table-cell office:value-type="float" office:value="1839.438364">
            <text:p>1839.438364</text:p>
          </table:table-cell>
          <table:table-cell office:value-type="float" office:value="10965497151018">
            <text:p>10965497151018</text:p>
          </table:table-cell>
          <table:table-cell table:formula="of:=([.B2241]-[.B$4])/10^9" office:value-type="float" office:value="0.366089967">
            <text:p>0.366090</text:p>
          </table:table-cell>
          <table:table-cell table:formula="of:=[.C2241]-[.C2240]" office:value-type="float" office:value="0">
            <text:p>0.000000</text:p>
          </table:table-cell>
          <table:table-cell table:formula="of:=[.A2241]-[.A2240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38369">
            <text:p>1839.438369</text:p>
          </table:table-cell>
          <table:table-cell office:value-type="float" office:value="10965497151018">
            <text:p>10965497151018</text:p>
          </table:table-cell>
          <table:table-cell table:formula="of:=([.B2242]-[.B$4])/10^9" office:value-type="float" office:value="0.366089967">
            <text:p>0.366090</text:p>
          </table:table-cell>
          <table:table-cell table:formula="of:=[.C2242]-[.C2241]" office:value-type="float" office:value="0">
            <text:p>0.000000</text:p>
          </table:table-cell>
          <table:table-cell table:formula="of:=[.A2242]-[.A2241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439271">
            <text:p>1839.439271</text:p>
          </table:table-cell>
          <table:table-cell office:value-type="float" office:value="10965497151018">
            <text:p>10965497151018</text:p>
          </table:table-cell>
          <table:table-cell table:formula="of:=([.B2243]-[.B$4])/10^9" office:value-type="float" office:value="0.366089967">
            <text:p>0.366090</text:p>
          </table:table-cell>
          <table:table-cell table:formula="of:=[.C2243]-[.C2242]" office:value-type="float" office:value="0">
            <text:p>0.000000</text:p>
          </table:table-cell>
          <table:table-cell table:formula="of:=[.A2243]-[.A2242]" office:value-type="float" office:value="0.000901999999996406">
            <text:p>0.00090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439925">
            <text:p>1839.439925</text:p>
          </table:table-cell>
          <table:table-cell office:value-type="float" office:value="10965498721163">
            <text:p>10965498721163</text:p>
          </table:table-cell>
          <table:table-cell table:formula="of:=([.B2244]-[.B$4])/10^9" office:value-type="float" office:value="0.367660112">
            <text:p>0.367660</text:p>
          </table:table-cell>
          <table:table-cell table:formula="of:=[.C2244]-[.C2243]" office:value-type="float" office:value="0.00157014499999997">
            <text:p>0.001570</text:p>
          </table:table-cell>
          <table:table-cell table:formula="of:=[.A2244]-[.A2243]" office:value-type="float" office:value="0.000653999999940424">
            <text:p>0.00065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39926">
            <text:p>1839.439926</text:p>
          </table:table-cell>
          <table:table-cell office:value-type="float" office:value="10965498721163">
            <text:p>10965498721163</text:p>
          </table:table-cell>
          <table:table-cell table:formula="of:=([.B2245]-[.B$4])/10^9" office:value-type="float" office:value="0.367660112">
            <text:p>0.367660</text:p>
          </table:table-cell>
          <table:table-cell table:formula="of:=[.C2245]-[.C2244]" office:value-type="float" office:value="0">
            <text:p>0.000000</text:p>
          </table:table-cell>
          <table:table-cell table:formula="of:=[.A2245]-[.A2244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39934">
            <text:p>1839.439934</text:p>
          </table:table-cell>
          <table:table-cell office:value-type="float" office:value="10965498721163">
            <text:p>10965498721163</text:p>
          </table:table-cell>
          <table:table-cell table:formula="of:=([.B2246]-[.B$4])/10^9" office:value-type="float" office:value="0.367660112">
            <text:p>0.367660</text:p>
          </table:table-cell>
          <table:table-cell table:formula="of:=[.C2246]-[.C2245]" office:value-type="float" office:value="0">
            <text:p>0.000000</text:p>
          </table:table-cell>
          <table:table-cell table:formula="of:=[.A2246]-[.A2245]" office:value-type="float" office:value="0.00000799999997980194">
            <text:p>0.00000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439937">
            <text:p>1839.439937</text:p>
          </table:table-cell>
          <table:table-cell office:value-type="float" office:value="10965498732554">
            <text:p>10965498732554</text:p>
          </table:table-cell>
          <table:table-cell table:formula="of:=([.B2247]-[.B$4])/10^9" office:value-type="float" office:value="0.367671503">
            <text:p>0.367672</text:p>
          </table:table-cell>
          <table:table-cell table:formula="of:=[.C2247]-[.C2246]" office:value-type="float" office:value="0.0000113910000000272">
            <text:p>0.000011</text:p>
          </table:table-cell>
          <table:table-cell table:formula="of:=[.A2247]-[.A2246]" office:value-type="float" office:value="0.0000030000001061125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39938">
            <text:p>1839.439938</text:p>
          </table:table-cell>
          <table:table-cell office:value-type="float" office:value="10965498732554">
            <text:p>10965498732554</text:p>
          </table:table-cell>
          <table:table-cell table:formula="of:=([.B2248]-[.B$4])/10^9" office:value-type="float" office:value="0.367671503">
            <text:p>0.367672</text:p>
          </table:table-cell>
          <table:table-cell table:formula="of:=[.C2248]-[.C2247]" office:value-type="float" office:value="0">
            <text:p>0.000000</text:p>
          </table:table-cell>
          <table:table-cell table:formula="of:=[.A2248]-[.A2247]" office:value-type="float" office:value="0.000000999999883788405">
            <text:p>0.000001</text:p>
          </table:table-cell>
          <table:table-cell/>
          <table:table-cell office:value-type="string">
            <text:p>422004 / 1684072 &lt;= 2000000 / 5000000</text:p>
          </table:table-cell>
          <table:table-cell/>
        </table:table-row>
        <table:table-row table:style-name="ro1">
          <table:table-cell office:value-type="float" office:value="1839.439938">
            <text:p>1839.439938</text:p>
          </table:table-cell>
          <table:table-cell office:value-type="float" office:value="10965498732554">
            <text:p>10965498732554</text:p>
          </table:table-cell>
          <table:table-cell table:formula="of:=([.B2249]-[.B$4])/10^9" office:value-type="float" office:value="0.367671503">
            <text:p>0.367672</text:p>
          </table:table-cell>
          <table:table-cell table:formula="of:=[.C2249]-[.C2248]" office:value-type="float" office:value="0">
            <text:p>0.000000</text:p>
          </table:table-cell>
          <table:table-cell table:formula="of:=[.A2249]-[.A2248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43995">
            <text:p>1839.439950</text:p>
          </table:table-cell>
          <table:table-cell office:value-type="float" office:value="10965498740739">
            <text:p>10965498740739</text:p>
          </table:table-cell>
          <table:table-cell table:formula="of:=([.B2250]-[.B$4])/10^9" office:value-type="float" office:value="0.367679688">
            <text:p>0.367680</text:p>
          </table:table-cell>
          <table:table-cell table:formula="of:=[.C2250]-[.C2249]" office:value-type="float" office:value="0.00000818499999999389">
            <text:p>0.000008</text:p>
          </table:table-cell>
          <table:table-cell table:formula="of:=[.A2250]-[.A2249]" office:value-type="float" office:value="0.0000119999999697029">
            <text:p>0.000012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440254">
            <text:p>1839.440254</text:p>
          </table:table-cell>
          <table:table-cell office:value-type="float" office:value="10965498740739">
            <text:p>10965498740739</text:p>
          </table:table-cell>
          <table:table-cell table:formula="of:=([.B2251]-[.B$4])/10^9" office:value-type="float" office:value="0.367679688">
            <text:p>0.367680</text:p>
          </table:table-cell>
          <table:table-cell table:formula="of:=[.C2251]-[.C2250]" office:value-type="float" office:value="0">
            <text:p>0.000000</text:p>
          </table:table-cell>
          <table:table-cell table:formula="of:=[.A2251]-[.A2250]" office:value-type="float" office:value="0.000304000000141968">
            <text:p>0.0003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40257">
            <text:p>1839.440257</text:p>
          </table:table-cell>
          <table:table-cell office:value-type="float" office:value="10965499052614">
            <text:p>10965499052614</text:p>
          </table:table-cell>
          <table:table-cell table:formula="of:=([.B2252]-[.B$4])/10^9" office:value-type="float" office:value="0.367991563">
            <text:p>0.367992</text:p>
          </table:table-cell>
          <table:table-cell table:formula="of:=[.C2252]-[.C2251]" office:value-type="float" office:value="0.000311875000000017">
            <text:p>0.000312</text:p>
          </table:table-cell>
          <table:table-cell table:formula="of:=[.A2252]-[.A2251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40258">
            <text:p>1839.440258</text:p>
          </table:table-cell>
          <table:table-cell office:value-type="float" office:value="10965499052614">
            <text:p>10965499052614</text:p>
          </table:table-cell>
          <table:table-cell table:formula="of:=([.B2253]-[.B$4])/10^9" office:value-type="float" office:value="0.367991563">
            <text:p>0.367992</text:p>
          </table:table-cell>
          <table:table-cell table:formula="of:=[.C2253]-[.C2252]" office:value-type="float" office:value="0">
            <text:p>0.000000</text:p>
          </table:table-cell>
          <table:table-cell table:formula="of:=[.A2253]-[.A2252]" office:value-type="float" office:value="0.00000100000011116208">
            <text:p>0.000001</text:p>
          </table:table-cell>
          <table:table-cell office:value-type="string">
            <text:p>d_s is renewed (r + D) to 10965501052614; c_s is fully topped up</text:p>
          </table:table-cell>
          <table:table-cell table:number-columns-repeated="2"/>
        </table:table-row>
        <table:table-row table:style-name="ro1">
          <table:table-cell office:value-type="float" office:value="1839.440375">
            <text:p>1839.440375</text:p>
          </table:table-cell>
          <table:table-cell office:value-type="float" office:value="10965499170166">
            <text:p>10965499170166</text:p>
          </table:table-cell>
          <table:table-cell table:formula="of:=([.B2254]-[.B$4])/10^9" office:value-type="float" office:value="0.368109115">
            <text:p>0.368109</text:p>
          </table:table-cell>
          <table:table-cell table:formula="of:=[.C2254]-[.C2253]" office:value-type="float" office:value="0.000117551999999965">
            <text:p>0.000118</text:p>
          </table:table-cell>
          <table:table-cell table:formula="of:=[.A2254]-[.A2253]" office:value-type="float" office:value="0.00011699999981829">
            <text:p>0.00011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40375">
            <text:p>1839.440375</text:p>
          </table:table-cell>
          <table:table-cell office:value-type="float" office:value="10965499170166">
            <text:p>10965499170166</text:p>
          </table:table-cell>
          <table:table-cell table:formula="of:=([.B2255]-[.B$4])/10^9" office:value-type="float" office:value="0.368109115">
            <text:p>0.368109</text:p>
          </table:table-cell>
          <table:table-cell table:formula="of:=[.C2255]-[.C2254]" office:value-type="float" office:value="0">
            <text:p>0.000000</text:p>
          </table:table-cell>
          <table:table-cell table:formula="of:=[.A2255]-[.A2254]" office:value-type="float" office:value="0">
            <text:p>0.000000</text:p>
          </table:table-cell>
          <table:table-cell/>
          <table:table-cell office:value-type="string">
            <text:p>uses up its c_s; 10965499170166-10965498740739=429427</text:p>
          </table:table-cell>
          <table:table-cell/>
        </table:table-row>
        <table:table-row table:style-name="ro1">
          <table:table-cell office:value-type="float" office:value="1839.440385">
            <text:p>1839.440385</text:p>
          </table:table-cell>
          <table:table-cell office:value-type="float" office:value="10965499180987">
            <text:p>10965499180987</text:p>
          </table:table-cell>
          <table:table-cell table:formula="of:=([.B2256]-[.B$4])/10^9" office:value-type="float" office:value="0.368119936">
            <text:p>0.368120</text:p>
          </table:table-cell>
          <table:table-cell table:formula="of:=[.C2256]-[.C2255]" office:value-type="float" office:value="0.0000108209999999942">
            <text:p>0.000011</text:p>
          </table:table-cell>
          <table:table-cell table:formula="of:=[.A2256]-[.A2255]" office:value-type="float" office:value="0.0000100000002021261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4039">
            <text:p>1839.440390</text:p>
          </table:table-cell>
          <table:table-cell office:value-type="float" office:value="10965499180987">
            <text:p>10965499180987</text:p>
          </table:table-cell>
          <table:table-cell table:formula="of:=([.B2257]-[.B$4])/10^9" office:value-type="float" office:value="0.368119936">
            <text:p>0.368120</text:p>
          </table:table-cell>
          <table:table-cell table:formula="of:=[.C2257]-[.C2256]" office:value-type="float" office:value="0">
            <text:p>0.000000</text:p>
          </table:table-cell>
          <table:table-cell table:formula="of:=[.A2257]-[.A2256]" office:value-type="float" office:value="0.00000499999987368938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441311">
            <text:p>1839.441311</text:p>
          </table:table-cell>
          <table:table-cell office:value-type="float" office:value="10965500115409">
            <text:p>10965500115409</text:p>
          </table:table-cell>
          <table:table-cell table:formula="of:=([.B2258]-[.B$4])/10^9" office:value-type="float" office:value="0.369054358">
            <text:p>0.369054</text:p>
          </table:table-cell>
          <table:table-cell table:formula="of:=[.C2258]-[.C2257]" office:value-type="float" office:value="0.000934422000000046">
            <text:p>0.000934</text:p>
          </table:table-cell>
          <table:table-cell table:formula="of:=[.A2258]-[.A2257]" office:value-type="float" office:value="0.000921000000062122">
            <text:p>0.00092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41312">
            <text:p>1839.441312</text:p>
          </table:table-cell>
          <table:table-cell office:value-type="float" office:value="10965500115409">
            <text:p>10965500115409</text:p>
          </table:table-cell>
          <table:table-cell table:formula="of:=([.B2259]-[.B$4])/10^9" office:value-type="float" office:value="0.369054358">
            <text:p>0.369054</text:p>
          </table:table-cell>
          <table:table-cell table:formula="of:=[.C2259]-[.C2258]" office:value-type="float" office:value="0">
            <text:p>0.000000</text:p>
          </table:table-cell>
          <table:table-cell table:formula="of:=[.A2259]-[.A2258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4167">
            <text:p>1839.441670</text:p>
          </table:table-cell>
          <table:table-cell office:value-type="float" office:value="10965500122356">
            <text:p>10965500122356</text:p>
          </table:table-cell>
          <table:table-cell table:formula="of:=([.B2260]-[.B$4])/10^9" office:value-type="float" office:value="0.369061305">
            <text:p>0.369061</text:p>
          </table:table-cell>
          <table:table-cell table:formula="of:=[.C2260]-[.C2259]" office:value-type="float" office:value="0.00000694699999997939">
            <text:p>0.000007</text:p>
          </table:table-cell>
          <table:table-cell table:formula="of:=[.A2260]-[.A2259]" office:value-type="float" office:value="0.000358000000005632">
            <text:p>0.00035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4167">
            <text:p>1839.441670</text:p>
          </table:table-cell>
          <table:table-cell office:value-type="float" office:value="10965500122356">
            <text:p>10965500122356</text:p>
          </table:table-cell>
          <table:table-cell table:formula="of:=([.B2261]-[.B$4])/10^9" office:value-type="float" office:value="0.369061305">
            <text:p>0.369061</text:p>
          </table:table-cell>
          <table:table-cell table:formula="of:=[.C2261]-[.C2260]" office:value-type="float" office:value="0">
            <text:p>0.000000</text:p>
          </table:table-cell>
          <table:table-cell table:formula="of:=[.A2261]-[.A2260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41671">
            <text:p>1839.441671</text:p>
          </table:table-cell>
          <table:table-cell office:value-type="float" office:value="10965500122356">
            <text:p>10965500122356</text:p>
          </table:table-cell>
          <table:table-cell table:formula="of:=([.B2262]-[.B$4])/10^9" office:value-type="float" office:value="0.369061305">
            <text:p>0.369061</text:p>
          </table:table-cell>
          <table:table-cell table:formula="of:=[.C2262]-[.C2261]" office:value-type="float" office:value="0">
            <text:p>0.000000</text:p>
          </table:table-cell>
          <table:table-cell table:formula="of:=[.A2262]-[.A2261]" office:value-type="float" office:value="0.00000100000011116208">
            <text:p>0.000001</text:p>
          </table:table-cell>
          <table:table-cell/>
          <table:table-cell office:value-type="string">
            <text:p>postpones its deadline to 10965505416626; c_s is topped up to 1992577</text:p>
          </table:table-cell>
          <table:table-cell/>
        </table:table-row>
        <table:table-row table:style-name="ro1">
          <table:table-cell office:value-type="float" office:value="1839.441673">
            <text:p>1839.441673</text:p>
          </table:table-cell>
          <table:table-cell office:value-type="float" office:value="10965500122356">
            <text:p>10965500122356</text:p>
          </table:table-cell>
          <table:table-cell table:formula="of:=([.B2263]-[.B$4])/10^9" office:value-type="float" office:value="0.369061305">
            <text:p>0.369061</text:p>
          </table:table-cell>
          <table:table-cell table:formula="of:=[.C2263]-[.C2262]" office:value-type="float" office:value="0">
            <text:p>0.000000</text:p>
          </table:table-cell>
          <table:table-cell table:formula="of:=[.A2263]-[.A2262]" office:value-type="float" office:value="0.00000199999999495049">
            <text:p>0.000002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39.441707">
            <text:p>1839.441707</text:p>
          </table:table-cell>
          <table:table-cell office:value-type="float" office:value="10965500122356">
            <text:p>10965500122356</text:p>
          </table:table-cell>
          <table:table-cell table:formula="of:=([.B2264]-[.B$4])/10^9" office:value-type="float" office:value="0.369061305">
            <text:p>0.369061</text:p>
          </table:table-cell>
          <table:table-cell table:formula="of:=[.C2264]-[.C2263]" office:value-type="float" office:value="0">
            <text:p>0.000000</text:p>
          </table:table-cell>
          <table:table-cell table:formula="of:=[.A2264]-[.A2263]" office:value-type="float" office:value="0.0000339999999141582">
            <text:p>0.000034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9.44225">
            <text:p>1839.442250</text:p>
          </table:table-cell>
          <table:table-cell office:value-type="float" office:value="10965500122356">
            <text:p>10965500122356</text:p>
          </table:table-cell>
          <table:table-cell table:formula="of:=([.B2265]-[.B$4])/10^9" office:value-type="float" office:value="0.369061305">
            <text:p>0.369061</text:p>
          </table:table-cell>
          <table:table-cell table:formula="of:=[.C2265]-[.C2264]" office:value-type="float" office:value="0">
            <text:p>0.000000</text:p>
          </table:table-cell>
          <table:table-cell table:formula="of:=[.A2265]-[.A2264]" office:value-type="float" office:value="0.000543000000106986">
            <text:p>0.00054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442252">
            <text:p>1839.442252</text:p>
          </table:table-cell>
          <table:table-cell office:value-type="float" office:value="10965501057693">
            <text:p>10965501057693</text:p>
          </table:table-cell>
          <table:table-cell table:formula="of:=([.B2266]-[.B$4])/10^9" office:value-type="float" office:value="0.369996642">
            <text:p>0.369997</text:p>
          </table:table-cell>
          <table:table-cell table:formula="of:=[.C2266]-[.C2265]" office:value-type="float" office:value="0.00093533699999998">
            <text:p>0.000935</text:p>
          </table:table-cell>
          <table:table-cell table:formula="of:=[.A2266]-[.A226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442253">
            <text:p>1839.442253</text:p>
          </table:table-cell>
          <table:table-cell office:value-type="float" office:value="10965501057693">
            <text:p>10965501057693</text:p>
          </table:table-cell>
          <table:table-cell table:formula="of:=([.B2267]-[.B$4])/10^9" office:value-type="float" office:value="0.369996642">
            <text:p>0.369997</text:p>
          </table:table-cell>
          <table:table-cell table:formula="of:=[.C2267]-[.C2266]" office:value-type="float" office:value="0">
            <text:p>0.000000</text:p>
          </table:table-cell>
          <table:table-cell table:formula="of:=[.A2267]-[.A2266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508057693; c_s is fully topped up</text:p>
          </table:table-cell>
        </table:table-row>
        <table:table-row table:style-name="ro1">
          <table:table-cell office:value-type="float" office:value="1839.44322">
            <text:p>1839.443220</text:p>
          </table:table-cell>
          <table:table-cell office:value-type="float" office:value="10965501057693">
            <text:p>10965501057693</text:p>
          </table:table-cell>
          <table:table-cell table:formula="of:=([.B2268]-[.B$4])/10^9" office:value-type="float" office:value="0.369996642">
            <text:p>0.369997</text:p>
          </table:table-cell>
          <table:table-cell table:formula="of:=[.C2268]-[.C2267]" office:value-type="float" office:value="0">
            <text:p>0.000000</text:p>
          </table:table-cell>
          <table:table-cell table:formula="of:=[.A2268]-[.A2267]" office:value-type="float" office:value="0.000967000000173357">
            <text:p>0.00096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43222">
            <text:p>1839.443222</text:p>
          </table:table-cell>
          <table:table-cell office:value-type="float" office:value="10965501057693">
            <text:p>10965501057693</text:p>
          </table:table-cell>
          <table:table-cell table:formula="of:=([.B2269]-[.B$4])/10^9" office:value-type="float" office:value="0.369996642">
            <text:p>0.369997</text:p>
          </table:table-cell>
          <table:table-cell table:formula="of:=[.C2269]-[.C2268]" office:value-type="float" office:value="0">
            <text:p>0.000000</text:p>
          </table:table-cell>
          <table:table-cell table:formula="of:=[.A2269]-[.A226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43226">
            <text:p>1839.443226</text:p>
          </table:table-cell>
          <table:table-cell office:value-type="float" office:value="10965501057693">
            <text:p>10965501057693</text:p>
          </table:table-cell>
          <table:table-cell table:formula="of:=([.B2270]-[.B$4])/10^9" office:value-type="float" office:value="0.369996642">
            <text:p>0.369997</text:p>
          </table:table-cell>
          <table:table-cell table:formula="of:=[.C2270]-[.C2269]" office:value-type="float" office:value="0">
            <text:p>0.000000</text:p>
          </table:table-cell>
          <table:table-cell table:formula="of:=[.A2270]-[.A2269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43231">
            <text:p>1839.443231</text:p>
          </table:table-cell>
          <table:table-cell office:value-type="float" office:value="10965502036255">
            <text:p>10965502036255</text:p>
          </table:table-cell>
          <table:table-cell table:formula="of:=([.B2271]-[.B$4])/10^9" office:value-type="float" office:value="0.370975204">
            <text:p>0.370975</text:p>
          </table:table-cell>
          <table:table-cell table:formula="of:=[.C2271]-[.C2270]" office:value-type="float" office:value="0.000978562000000016">
            <text:p>0.000979</text:p>
          </table:table-cell>
          <table:table-cell table:formula="of:=[.A2271]-[.A2270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43236">
            <text:p>1839.443236</text:p>
          </table:table-cell>
          <table:table-cell office:value-type="float" office:value="10965502036255">
            <text:p>10965502036255</text:p>
          </table:table-cell>
          <table:table-cell table:formula="of:=([.B2272]-[.B$4])/10^9" office:value-type="float" office:value="0.370975204">
            <text:p>0.370975</text:p>
          </table:table-cell>
          <table:table-cell table:formula="of:=[.C2272]-[.C2271]" office:value-type="float" office:value="0">
            <text:p>0.000000</text:p>
          </table:table-cell>
          <table:table-cell table:formula="of:=[.A2272]-[.A2271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839.443699">
            <text:p>1839.443699</text:p>
          </table:table-cell>
          <table:table-cell office:value-type="float" office:value="10965502036255">
            <text:p>10965502036255</text:p>
          </table:table-cell>
          <table:table-cell table:formula="of:=([.B2273]-[.B$4])/10^9" office:value-type="float" office:value="0.370975204">
            <text:p>0.370975</text:p>
          </table:table-cell>
          <table:table-cell table:formula="of:=[.C2273]-[.C2272]" office:value-type="float" office:value="0">
            <text:p>0.000000</text:p>
          </table:table-cell>
          <table:table-cell table:formula="of:=[.A2273]-[.A2272]" office:value-type="float" office:value="0.000462999999854219">
            <text:p>0.00046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443701">
            <text:p>1839.443701</text:p>
          </table:table-cell>
          <table:table-cell office:value-type="float" office:value="10965502506545">
            <text:p>10965502506545</text:p>
          </table:table-cell>
          <table:table-cell table:formula="of:=([.B2274]-[.B$4])/10^9" office:value-type="float" office:value="0.371445494">
            <text:p>0.371445</text:p>
          </table:table-cell>
          <table:table-cell table:formula="of:=[.C2274]-[.C2273]" office:value-type="float" office:value="0.000470289999999984">
            <text:p>0.000470</text:p>
          </table:table-cell>
          <table:table-cell table:formula="of:=[.A2274]-[.A227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43702">
            <text:p>1839.443702</text:p>
          </table:table-cell>
          <table:table-cell office:value-type="float" office:value="10965502506545">
            <text:p>10965502506545</text:p>
          </table:table-cell>
          <table:table-cell table:formula="of:=([.B2275]-[.B$4])/10^9" office:value-type="float" office:value="0.371445494">
            <text:p>0.371445</text:p>
          </table:table-cell>
          <table:table-cell table:formula="of:=[.C2275]-[.C2274]" office:value-type="float" office:value="0">
            <text:p>0.000000</text:p>
          </table:table-cell>
          <table:table-cell table:formula="of:=[.A2275]-[.A2274]" office:value-type="float" office:value="0.00000100000011116208">
            <text:p>0.000001</text:p>
          </table:table-cell>
          <table:table-cell/>
          <table:table-cell office:value-type="string">
            <text:p>1057240 / 2910081 &lt;= 2000000 / 5000000</text:p>
          </table:table-cell>
          <table:table-cell/>
        </table:table-row>
        <table:table-row table:style-name="ro1">
          <table:table-cell office:value-type="float" office:value="1839.443703">
            <text:p>1839.443703</text:p>
          </table:table-cell>
          <table:table-cell office:value-type="float" office:value="10965502506545">
            <text:p>10965502506545</text:p>
          </table:table-cell>
          <table:table-cell table:formula="of:=([.B2276]-[.B$4])/10^9" office:value-type="float" office:value="0.371445494">
            <text:p>0.371445</text:p>
          </table:table-cell>
          <table:table-cell table:formula="of:=[.C2276]-[.C2275]" office:value-type="float" office:value="0">
            <text:p>0.000000</text:p>
          </table:table-cell>
          <table:table-cell table:formula="of:=[.A2276]-[.A2275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443704">
            <text:p>1839.443704</text:p>
          </table:table-cell>
          <table:table-cell office:value-type="float" office:value="10965502506545">
            <text:p>10965502506545</text:p>
          </table:table-cell>
          <table:table-cell table:formula="of:=([.B2277]-[.B$4])/10^9" office:value-type="float" office:value="0.371445494">
            <text:p>0.371445</text:p>
          </table:table-cell>
          <table:table-cell table:formula="of:=[.C2277]-[.C2276]" office:value-type="float" office:value="0">
            <text:p>0.000000</text:p>
          </table:table-cell>
          <table:table-cell table:formula="of:=[.A2277]-[.A2276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443717">
            <text:p>1839.443717</text:p>
          </table:table-cell>
          <table:table-cell office:value-type="float" office:value="10965502522548">
            <text:p>10965502522548</text:p>
          </table:table-cell>
          <table:table-cell table:formula="of:=([.B2278]-[.B$4])/10^9" office:value-type="float" office:value="0.371461497">
            <text:p>0.371461</text:p>
          </table:table-cell>
          <table:table-cell table:formula="of:=[.C2278]-[.C2277]" office:value-type="float" office:value="0.0000160029999999867">
            <text:p>0.000016</text:p>
          </table:table-cell>
          <table:table-cell table:formula="of:=[.A2278]-[.A2277]" office:value-type="float" office:value="0.000013000000080865">
            <text:p>0.00001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43723">
            <text:p>1839.443723</text:p>
          </table:table-cell>
          <table:table-cell office:value-type="float" office:value="10965502522548">
            <text:p>10965502522548</text:p>
          </table:table-cell>
          <table:table-cell table:formula="of:=([.B2279]-[.B$4])/10^9" office:value-type="float" office:value="0.371461497">
            <text:p>0.371461</text:p>
          </table:table-cell>
          <table:table-cell table:formula="of:=[.C2279]-[.C2278]" office:value-type="float" office:value="0">
            <text:p>0.000000</text:p>
          </table:table-cell>
          <table:table-cell table:formula="of:=[.A2279]-[.A2278]" office:value-type="float" office:value="0.00000599999998485146">
            <text:p>0.000006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444246">
            <text:p>1839.444246</text:p>
          </table:table-cell>
          <table:table-cell office:value-type="float" office:value="10965502522548">
            <text:p>10965502522548</text:p>
          </table:table-cell>
          <table:table-cell table:formula="of:=([.B2280]-[.B$4])/10^9" office:value-type="float" office:value="0.371461497">
            <text:p>0.371461</text:p>
          </table:table-cell>
          <table:table-cell table:formula="of:=[.C2280]-[.C2279]" office:value-type="float" office:value="0">
            <text:p>0.000000</text:p>
          </table:table-cell>
          <table:table-cell table:formula="of:=[.A2280]-[.A2279]" office:value-type="float" office:value="0.000522999999930107">
            <text:p>0.00052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44248">
            <text:p>1839.444248</text:p>
          </table:table-cell>
          <table:table-cell office:value-type="float" office:value="10965503053608">
            <text:p>10965503053608</text:p>
          </table:table-cell>
          <table:table-cell table:formula="of:=([.B2281]-[.B$4])/10^9" office:value-type="float" office:value="0.371992557">
            <text:p>0.371993</text:p>
          </table:table-cell>
          <table:table-cell table:formula="of:=[.C2281]-[.C2280]" office:value-type="float" office:value="0.000531060000000028">
            <text:p>0.000531</text:p>
          </table:table-cell>
          <table:table-cell table:formula="of:=[.A2281]-[.A228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44249">
            <text:p>1839.444249</text:p>
          </table:table-cell>
          <table:table-cell office:value-type="float" office:value="10965503053608">
            <text:p>10965503053608</text:p>
          </table:table-cell>
          <table:table-cell table:formula="of:=([.B2282]-[.B$4])/10^9" office:value-type="float" office:value="0.371992557">
            <text:p>0.371993</text:p>
          </table:table-cell>
          <table:table-cell table:formula="of:=[.C2282]-[.C2281]" office:value-type="float" office:value="0">
            <text:p>0.000000</text:p>
          </table:table-cell>
          <table:table-cell table:formula="of:=[.A2282]-[.A2281]" office:value-type="float" office:value="0.000000999999883788405">
            <text:p>0.000001</text:p>
          </table:table-cell>
          <table:table-cell office:value-type="string">
            <text:p>d_s is renewed (r + D) to 10965505053608; c_s is fully topped up</text:p>
          </table:table-cell>
          <table:table-cell table:number-columns-repeated="2"/>
        </table:table-row>
        <table:table-row table:style-name="ro1">
          <table:table-cell office:value-type="float" office:value="1839.44425">
            <text:p>1839.444250</text:p>
          </table:table-cell>
          <table:table-cell office:value-type="float" office:value="10965503053608">
            <text:p>10965503053608</text:p>
          </table:table-cell>
          <table:table-cell table:formula="of:=([.B2283]-[.B$4])/10^9" office:value-type="float" office:value="0.371992557">
            <text:p>0.371993</text:p>
          </table:table-cell>
          <table:table-cell table:formula="of:=[.C2283]-[.C2282]" office:value-type="float" office:value="0">
            <text:p>0.000000</text:p>
          </table:table-cell>
          <table:table-cell table:formula="of:=[.A2283]-[.A2282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44426">
            <text:p>1839.444260</text:p>
          </table:table-cell>
          <table:table-cell office:value-type="float" office:value="10965503065534">
            <text:p>10965503065534</text:p>
          </table:table-cell>
          <table:table-cell table:formula="of:=([.B2284]-[.B$4])/10^9" office:value-type="float" office:value="0.372004483">
            <text:p>0.372004</text:p>
          </table:table-cell>
          <table:table-cell table:formula="of:=[.C2284]-[.C2283]" office:value-type="float" office:value="0.0000119259999999954">
            <text:p>0.000012</text:p>
          </table:table-cell>
          <table:table-cell table:formula="of:=[.A2284]-[.A2283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44265">
            <text:p>1839.444265</text:p>
          </table:table-cell>
          <table:table-cell office:value-type="float" office:value="10965503065534">
            <text:p>10965503065534</text:p>
          </table:table-cell>
          <table:table-cell table:formula="of:=([.B2285]-[.B$4])/10^9" office:value-type="float" office:value="0.372004483">
            <text:p>0.372004</text:p>
          </table:table-cell>
          <table:table-cell table:formula="of:=[.C2285]-[.C2284]" office:value-type="float" office:value="0">
            <text:p>0.000000</text:p>
          </table:table-cell>
          <table:table-cell table:formula="of:=[.A2285]-[.A2284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44516">
            <text:p>1839.445160</text:p>
          </table:table-cell>
          <table:table-cell office:value-type="float" office:value="10965503965077">
            <text:p>10965503965077</text:p>
          </table:table-cell>
          <table:table-cell table:formula="of:=([.B2286]-[.B$4])/10^9" office:value-type="float" office:value="0.372904026">
            <text:p>0.372904</text:p>
          </table:table-cell>
          <table:table-cell table:formula="of:=[.C2286]-[.C2285]" office:value-type="float" office:value="0.000899543000000003">
            <text:p>0.000900</text:p>
          </table:table-cell>
          <table:table-cell table:formula="of:=[.A2286]-[.A2285]" office:value-type="float" office:value="0.000894999999900392">
            <text:p>0.00089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45161">
            <text:p>1839.445161</text:p>
          </table:table-cell>
          <table:table-cell office:value-type="float" office:value="10965503965077">
            <text:p>10965503965077</text:p>
          </table:table-cell>
          <table:table-cell table:formula="of:=([.B2287]-[.B$4])/10^9" office:value-type="float" office:value="0.372904026">
            <text:p>0.372904</text:p>
          </table:table-cell>
          <table:table-cell table:formula="of:=[.C2287]-[.C2286]" office:value-type="float" office:value="0">
            <text:p>0.000000</text:p>
          </table:table-cell>
          <table:table-cell table:formula="of:=[.A2287]-[.A228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45166">
            <text:p>1839.445166</text:p>
          </table:table-cell>
          <table:table-cell office:value-type="float" office:value="10965503965077">
            <text:p>10965503965077</text:p>
          </table:table-cell>
          <table:table-cell table:formula="of:=([.B2288]-[.B$4])/10^9" office:value-type="float" office:value="0.372904026">
            <text:p>0.372904</text:p>
          </table:table-cell>
          <table:table-cell table:formula="of:=[.C2288]-[.C2287]" office:value-type="float" office:value="0">
            <text:p>0.000000</text:p>
          </table:table-cell>
          <table:table-cell table:formula="of:=[.A2288]-[.A2287]" office:value-type="float" office:value="0.00000499999987368938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445685">
            <text:p>1839.445685</text:p>
          </table:table-cell>
          <table:table-cell office:value-type="float" office:value="10965504496162">
            <text:p>10965504496162</text:p>
          </table:table-cell>
          <table:table-cell table:formula="of:=([.B2289]-[.B$4])/10^9" office:value-type="float" office:value="0.373435111">
            <text:p>0.373435</text:p>
          </table:table-cell>
          <table:table-cell table:formula="of:=[.C2289]-[.C2288]" office:value-type="float" office:value="0.000531084999999987">
            <text:p>0.000531</text:p>
          </table:table-cell>
          <table:table-cell table:formula="of:=[.A2289]-[.A2288]" office:value-type="float" office:value="0.000518999999940206">
            <text:p>0.00051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45685">
            <text:p>1839.445685</text:p>
          </table:table-cell>
          <table:table-cell office:value-type="float" office:value="10965504496162">
            <text:p>10965504496162</text:p>
          </table:table-cell>
          <table:table-cell table:formula="of:=([.B2290]-[.B$4])/10^9" office:value-type="float" office:value="0.373435111">
            <text:p>0.373435</text:p>
          </table:table-cell>
          <table:table-cell table:formula="of:=[.C2290]-[.C2289]" office:value-type="float" office:value="0">
            <text:p>0.000000</text:p>
          </table:table-cell>
          <table:table-cell table:formula="of:=[.A2290]-[.A2289]" office:value-type="float" office:value="0">
            <text:p>0.000000</text:p>
          </table:table-cell>
          <table:table-cell/>
          <table:table-cell office:value-type="string">
            <text:p>uses up its c_s; 10965504496162-10965504015813=480349</text:p>
          </table:table-cell>
          <table:table-cell/>
        </table:table-row>
        <table:table-row table:style-name="ro1">
          <table:table-cell office:value-type="float" office:value="1839.445699">
            <text:p>1839.445699</text:p>
          </table:table-cell>
          <table:table-cell office:value-type="float" office:value="10965504511360">
            <text:p>10965504511360</text:p>
          </table:table-cell>
          <table:table-cell table:formula="of:=([.B2291]-[.B$4])/10^9" office:value-type="float" office:value="0.373450309">
            <text:p>0.373450</text:p>
          </table:table-cell>
          <table:table-cell table:formula="of:=[.C2291]-[.C2290]" office:value-type="float" office:value="0.000015197999999994">
            <text:p>0.000015</text:p>
          </table:table-cell>
          <table:table-cell table:formula="of:=[.A2291]-[.A2290]" office:value-type="float" office:value="0.0000140000001920271">
            <text:p>0.00001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45704">
            <text:p>1839.445704</text:p>
          </table:table-cell>
          <table:table-cell office:value-type="float" office:value="10965504511360">
            <text:p>10965504511360</text:p>
          </table:table-cell>
          <table:table-cell table:formula="of:=([.B2292]-[.B$4])/10^9" office:value-type="float" office:value="0.373450309">
            <text:p>0.373450</text:p>
          </table:table-cell>
          <table:table-cell table:formula="of:=[.C2292]-[.C2291]" office:value-type="float" office:value="0">
            <text:p>0.000000</text:p>
          </table:table-cell>
          <table:table-cell table:formula="of:=[.A2292]-[.A2291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46612">
            <text:p>1839.446612</text:p>
          </table:table-cell>
          <table:table-cell office:value-type="float" office:value="10965504511360">
            <text:p>10965504511360</text:p>
          </table:table-cell>
          <table:table-cell table:formula="of:=([.B2293]-[.B$4])/10^9" office:value-type="float" office:value="0.373450309">
            <text:p>0.373450</text:p>
          </table:table-cell>
          <table:table-cell table:formula="of:=[.C2293]-[.C2292]" office:value-type="float" office:value="0">
            <text:p>0.000000</text:p>
          </table:table-cell>
          <table:table-cell table:formula="of:=[.A2293]-[.A2292]" office:value-type="float" office:value="0.000907999999981257">
            <text:p>0.00090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46612">
            <text:p>1839.446612</text:p>
          </table:table-cell>
          <table:table-cell office:value-type="float" office:value="10965504511360">
            <text:p>10965504511360</text:p>
          </table:table-cell>
          <table:table-cell table:formula="of:=([.B2294]-[.B$4])/10^9" office:value-type="float" office:value="0.373450309">
            <text:p>0.373450</text:p>
          </table:table-cell>
          <table:table-cell table:formula="of:=[.C2294]-[.C2293]" office:value-type="float" office:value="0">
            <text:p>0.000000</text:p>
          </table:table-cell>
          <table:table-cell table:formula="of:=[.A2294]-[.A2293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46614">
            <text:p>1839.446614</text:p>
          </table:table-cell>
          <table:table-cell office:value-type="float" office:value="10965504511360">
            <text:p>10965504511360</text:p>
          </table:table-cell>
          <table:table-cell table:formula="of:=([.B2295]-[.B$4])/10^9" office:value-type="float" office:value="0.373450309">
            <text:p>0.373450</text:p>
          </table:table-cell>
          <table:table-cell table:formula="of:=[.C2295]-[.C2294]" office:value-type="float" office:value="0">
            <text:p>0.000000</text:p>
          </table:table-cell>
          <table:table-cell table:formula="of:=[.A2295]-[.A2294]" office:value-type="float" office:value="0.00000199999999495049">
            <text:p>0.000002</text:p>
          </table:table-cell>
          <table:table-cell/>
          <table:table-cell office:value-type="string">
            <text:p>postpones its deadline to 10965510416626; c_s is topped up to 1983169</text:p>
          </table:table-cell>
          <table:table-cell/>
        </table:table-row>
        <table:table-row table:style-name="ro1">
          <table:table-cell office:value-type="float" office:value="1839.44724">
            <text:p>1839.447240</text:p>
          </table:table-cell>
          <table:table-cell office:value-type="float" office:value="10965506051931">
            <text:p>10965506051931</text:p>
          </table:table-cell>
          <table:table-cell table:formula="of:=([.B2296]-[.B$4])/10^9" office:value-type="float" office:value="0.37499088">
            <text:p>0.374991</text:p>
          </table:table-cell>
          <table:table-cell table:formula="of:=[.C2296]-[.C2295]" office:value-type="float" office:value="0.00154057100000005">
            <text:p>0.001541</text:p>
          </table:table-cell>
          <table:table-cell table:formula="of:=[.A2296]-[.A2295]" office:value-type="float" office:value="0.000626000000011118">
            <text:p>0.000626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447241">
            <text:p>1839.447241</text:p>
          </table:table-cell>
          <table:table-cell office:value-type="float" office:value="10965506051931">
            <text:p>10965506051931</text:p>
          </table:table-cell>
          <table:table-cell table:formula="of:=([.B2297]-[.B$4])/10^9" office:value-type="float" office:value="0.37499088">
            <text:p>0.374991</text:p>
          </table:table-cell>
          <table:table-cell table:formula="of:=[.C2297]-[.C2296]" office:value-type="float" office:value="0">
            <text:p>0.000000</text:p>
          </table:table-cell>
          <table:table-cell table:formula="of:=[.A2297]-[.A2296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10965506051931-10965504511360=1540571</text:p>
          </table:table-cell>
        </table:table-row>
        <table:table-row table:style-name="ro1">
          <table:table-cell office:value-type="float" office:value="1839.44725">
            <text:p>1839.447250</text:p>
          </table:table-cell>
          <table:table-cell office:value-type="float" office:value="10965506062602">
            <text:p>10965506062602</text:p>
          </table:table-cell>
          <table:table-cell table:formula="of:=([.B2298]-[.B$4])/10^9" office:value-type="float" office:value="0.375001551">
            <text:p>0.375002</text:p>
          </table:table-cell>
          <table:table-cell table:formula="of:=[.C2298]-[.C2297]" office:value-type="float" office:value="0.0000106709999999621">
            <text:p>0.000011</text:p>
          </table:table-cell>
          <table:table-cell table:formula="of:=[.A2298]-[.A2297]" office:value-type="float" office:value="0.00000899999986359035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47255">
            <text:p>1839.447255</text:p>
          </table:table-cell>
          <table:table-cell office:value-type="float" office:value="10965506062602">
            <text:p>10965506062602</text:p>
          </table:table-cell>
          <table:table-cell table:formula="of:=([.B2299]-[.B$4])/10^9" office:value-type="float" office:value="0.375001551">
            <text:p>0.375002</text:p>
          </table:table-cell>
          <table:table-cell table:formula="of:=[.C2299]-[.C2298]" office:value-type="float" office:value="0">
            <text:p>0.000000</text:p>
          </table:table-cell>
          <table:table-cell table:formula="of:=[.A2299]-[.A2298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448205">
            <text:p>1839.448205</text:p>
          </table:table-cell>
          <table:table-cell office:value-type="float" office:value="10965507018111">
            <text:p>10965507018111</text:p>
          </table:table-cell>
          <table:table-cell table:formula="of:=([.B2300]-[.B$4])/10^9" office:value-type="float" office:value="0.37595706">
            <text:p>0.375957</text:p>
          </table:table-cell>
          <table:table-cell table:formula="of:=[.C2300]-[.C2299]" office:value-type="float" office:value="0.000955509000000021">
            <text:p>0.000956</text:p>
          </table:table-cell>
          <table:table-cell table:formula="of:=[.A2300]-[.A2299]" office:value-type="float" office:value="0.000949999999875217">
            <text:p>0.00095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48207">
            <text:p>1839.448207</text:p>
          </table:table-cell>
          <table:table-cell office:value-type="float" office:value="10965507018111">
            <text:p>10965507018111</text:p>
          </table:table-cell>
          <table:table-cell table:formula="of:=([.B2301]-[.B$4])/10^9" office:value-type="float" office:value="0.37595706">
            <text:p>0.375957</text:p>
          </table:table-cell>
          <table:table-cell table:formula="of:=[.C2301]-[.C2300]" office:value-type="float" office:value="0">
            <text:p>0.000000</text:p>
          </table:table-cell>
          <table:table-cell table:formula="of:=[.A2301]-[.A230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48216">
            <text:p>1839.448216</text:p>
          </table:table-cell>
          <table:table-cell office:value-type="float" office:value="10965507018111">
            <text:p>10965507018111</text:p>
          </table:table-cell>
          <table:table-cell table:formula="of:=([.B2302]-[.B$4])/10^9" office:value-type="float" office:value="0.37595706">
            <text:p>0.375957</text:p>
          </table:table-cell>
          <table:table-cell table:formula="of:=[.C2302]-[.C2301]" office:value-type="float" office:value="0">
            <text:p>0.000000</text:p>
          </table:table-cell>
          <table:table-cell table:formula="of:=[.A2302]-[.A2301]" office:value-type="float" office:value="0.00000900000009096402">
            <text:p>0.00000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448218">
            <text:p>1839.448218</text:p>
          </table:table-cell>
          <table:table-cell office:value-type="float" office:value="10965507030547">
            <text:p>10965507030547</text:p>
          </table:table-cell>
          <table:table-cell table:formula="of:=([.B2303]-[.B$4])/10^9" office:value-type="float" office:value="0.375969496">
            <text:p>0.375969</text:p>
          </table:table-cell>
          <table:table-cell table:formula="of:=[.C2303]-[.C2302]" office:value-type="float" office:value="0.0000124360000000046">
            <text:p>0.000012</text:p>
          </table:table-cell>
          <table:table-cell table:formula="of:=[.A2303]-[.A230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48219">
            <text:p>1839.448219</text:p>
          </table:table-cell>
          <table:table-cell office:value-type="float" office:value="10965507030547">
            <text:p>10965507030547</text:p>
          </table:table-cell>
          <table:table-cell table:formula="of:=([.B2304]-[.B$4])/10^9" office:value-type="float" office:value="0.375969496">
            <text:p>0.375969</text:p>
          </table:table-cell>
          <table:table-cell table:formula="of:=[.C2304]-[.C2303]" office:value-type="float" office:value="0">
            <text:p>0.000000</text:p>
          </table:table-cell>
          <table:table-cell table:formula="of:=[.A2304]-[.A2303]" office:value-type="float" office:value="0.00000100000011116208">
            <text:p>0.000001</text:p>
          </table:table-cell>
          <table:table-cell/>
          <table:table-cell office:value-type="string">
            <text:p>1027660 / 3386079 &lt;= 2000000 / 5000000</text:p>
          </table:table-cell>
          <table:table-cell/>
        </table:table-row>
        <table:table-row table:style-name="ro1">
          <table:table-cell office:value-type="float" office:value="1839.448219">
            <text:p>1839.448219</text:p>
          </table:table-cell>
          <table:table-cell office:value-type="float" office:value="10965507030547">
            <text:p>10965507030547</text:p>
          </table:table-cell>
          <table:table-cell table:formula="of:=([.B2305]-[.B$4])/10^9" office:value-type="float" office:value="0.375969496">
            <text:p>0.375969</text:p>
          </table:table-cell>
          <table:table-cell table:formula="of:=[.C2305]-[.C2304]" office:value-type="float" office:value="0">
            <text:p>0.000000</text:p>
          </table:table-cell>
          <table:table-cell table:formula="of:=[.A2305]-[.A2304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448231">
            <text:p>1839.448231</text:p>
          </table:table-cell>
          <table:table-cell office:value-type="float" office:value="10965507038437">
            <text:p>10965507038437</text:p>
          </table:table-cell>
          <table:table-cell table:formula="of:=([.B2306]-[.B$4])/10^9" office:value-type="float" office:value="0.375977386">
            <text:p>0.375977</text:p>
          </table:table-cell>
          <table:table-cell table:formula="of:=[.C2306]-[.C2305]" office:value-type="float" office:value="0.00000789000000001039">
            <text:p>0.000008</text:p>
          </table:table-cell>
          <table:table-cell table:formula="of:=[.A2306]-[.A2305]" office:value-type="float" office:value="0.0000119999999697029">
            <text:p>0.000012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448238">
            <text:p>1839.448238</text:p>
          </table:table-cell>
          <table:table-cell office:value-type="float" office:value="10965507038437">
            <text:p>10965507038437</text:p>
          </table:table-cell>
          <table:table-cell table:formula="of:=([.B2307]-[.B$4])/10^9" office:value-type="float" office:value="0.375977386">
            <text:p>0.375977</text:p>
          </table:table-cell>
          <table:table-cell table:formula="of:=[.C2307]-[.C2306]" office:value-type="float" office:value="0">
            <text:p>0.000000</text:p>
          </table:table-cell>
          <table:table-cell table:formula="of:=[.A2307]-[.A2306]" office:value-type="float" office:value="0.00000699999986863986">
            <text:p>0.00000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4824">
            <text:p>1839.448240</text:p>
          </table:table-cell>
          <table:table-cell office:value-type="float" office:value="10965507052975">
            <text:p>10965507052975</text:p>
          </table:table-cell>
          <table:table-cell table:formula="of:=([.B2308]-[.B$4])/10^9" office:value-type="float" office:value="0.375991924">
            <text:p>0.375992</text:p>
          </table:table-cell>
          <table:table-cell table:formula="of:=[.C2308]-[.C2307]" office:value-type="float" office:value="0.0000145379999999529">
            <text:p>0.000015</text:p>
          </table:table-cell>
          <table:table-cell table:formula="of:=[.A2308]-[.A230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48241">
            <text:p>1839.448241</text:p>
          </table:table-cell>
          <table:table-cell office:value-type="float" office:value="10965507052975">
            <text:p>10965507052975</text:p>
          </table:table-cell>
          <table:table-cell table:formula="of:=([.B2309]-[.B$4])/10^9" office:value-type="float" office:value="0.375991924">
            <text:p>0.375992</text:p>
          </table:table-cell>
          <table:table-cell table:formula="of:=[.C2309]-[.C2308]" office:value-type="float" office:value="0">
            <text:p>0.000000</text:p>
          </table:table-cell>
          <table:table-cell table:formula="of:=[.A2309]-[.A2308]" office:value-type="float" office:value="0.00000100000011116208">
            <text:p>0.000001</text:p>
          </table:table-cell>
          <table:table-cell office:value-type="string">
            <text:p>d_s is renewed (r + D) to 10965509052975; c_s is fully topped up</text:p>
          </table:table-cell>
          <table:table-cell table:number-columns-repeated="2"/>
        </table:table-row>
        <table:table-row table:style-name="ro1">
          <table:table-cell office:value-type="float" office:value="1839.448242">
            <text:p>1839.448242</text:p>
          </table:table-cell>
          <table:table-cell office:value-type="float" office:value="10965507052975">
            <text:p>10965507052975</text:p>
          </table:table-cell>
          <table:table-cell table:formula="of:=([.B2310]-[.B$4])/10^9" office:value-type="float" office:value="0.375991924">
            <text:p>0.375992</text:p>
          </table:table-cell>
          <table:table-cell table:formula="of:=[.C2310]-[.C2309]" office:value-type="float" office:value="0">
            <text:p>0.000000</text:p>
          </table:table-cell>
          <table:table-cell table:formula="of:=[.A2310]-[.A2309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44825">
            <text:p>1839.448250</text:p>
          </table:table-cell>
          <table:table-cell office:value-type="float" office:value="10965507063069">
            <text:p>10965507063069</text:p>
          </table:table-cell>
          <table:table-cell table:formula="of:=([.B2311]-[.B$4])/10^9" office:value-type="float" office:value="0.376002018">
            <text:p>0.376002</text:p>
          </table:table-cell>
          <table:table-cell table:formula="of:=[.C2311]-[.C2310]" office:value-type="float" office:value="0.000010094000000016">
            <text:p>0.000010</text:p>
          </table:table-cell>
          <table:table-cell table:formula="of:=[.A2311]-[.A2310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48255">
            <text:p>1839.448255</text:p>
          </table:table-cell>
          <table:table-cell office:value-type="float" office:value="10965507063069">
            <text:p>10965507063069</text:p>
          </table:table-cell>
          <table:table-cell table:formula="of:=([.B2312]-[.B$4])/10^9" office:value-type="float" office:value="0.376002018">
            <text:p>0.376002</text:p>
          </table:table-cell>
          <table:table-cell table:formula="of:=[.C2312]-[.C2311]" office:value-type="float" office:value="0">
            <text:p>0.000000</text:p>
          </table:table-cell>
          <table:table-cell table:formula="of:=[.A2312]-[.A2311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449155">
            <text:p>1839.449155</text:p>
          </table:table-cell>
          <table:table-cell office:value-type="float" office:value="10965507967939">
            <text:p>10965507967939</text:p>
          </table:table-cell>
          <table:table-cell table:formula="of:=([.B2313]-[.B$4])/10^9" office:value-type="float" office:value="0.376906888">
            <text:p>0.376907</text:p>
          </table:table-cell>
          <table:table-cell table:formula="of:=[.C2313]-[.C2312]" office:value-type="float" office:value="0.000904870000000002">
            <text:p>0.000905</text:p>
          </table:table-cell>
          <table:table-cell table:formula="of:=[.A2313]-[.A2312]" office:value-type="float" office:value="0.000900000000001455">
            <text:p>0.00090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49156">
            <text:p>1839.449156</text:p>
          </table:table-cell>
          <table:table-cell office:value-type="float" office:value="10965507967939">
            <text:p>10965507967939</text:p>
          </table:table-cell>
          <table:table-cell table:formula="of:=([.B2314]-[.B$4])/10^9" office:value-type="float" office:value="0.376906888">
            <text:p>0.376907</text:p>
          </table:table-cell>
          <table:table-cell table:formula="of:=[.C2314]-[.C2313]" office:value-type="float" office:value="0">
            <text:p>0.000000</text:p>
          </table:table-cell>
          <table:table-cell table:formula="of:=[.A2314]-[.A2313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49161">
            <text:p>1839.449161</text:p>
          </table:table-cell>
          <table:table-cell office:value-type="float" office:value="10965507967939">
            <text:p>10965507967939</text:p>
          </table:table-cell>
          <table:table-cell table:formula="of:=([.B2315]-[.B$4])/10^9" office:value-type="float" office:value="0.376906888">
            <text:p>0.376907</text:p>
          </table:table-cell>
          <table:table-cell table:formula="of:=[.C2315]-[.C2314]" office:value-type="float" office:value="0">
            <text:p>0.000000</text:p>
          </table:table-cell>
          <table:table-cell table:formula="of:=[.A2315]-[.A2314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449249">
            <text:p>1839.449249</text:p>
          </table:table-cell>
          <table:table-cell office:value-type="float" office:value="10965508015982">
            <text:p>10965508015982</text:p>
          </table:table-cell>
          <table:table-cell table:formula="of:=([.B2316]-[.B$4])/10^9" office:value-type="float" office:value="0.376954931">
            <text:p>0.376955</text:p>
          </table:table-cell>
          <table:table-cell table:formula="of:=[.C2316]-[.C2315]" office:value-type="float" office:value="0.0000480429999999976">
            <text:p>0.000048</text:p>
          </table:table-cell>
          <table:table-cell table:formula="of:=[.A2316]-[.A2315]" office:value-type="float" office:value="0.000088000000005195">
            <text:p>0.000088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44925">
            <text:p>1839.449250</text:p>
          </table:table-cell>
          <table:table-cell office:value-type="float" office:value="10965508015982">
            <text:p>10965508015982</text:p>
          </table:table-cell>
          <table:table-cell table:formula="of:=([.B2317]-[.B$4])/10^9" office:value-type="float" office:value="0.376954931">
            <text:p>0.376955</text:p>
          </table:table-cell>
          <table:table-cell table:formula="of:=[.C2317]-[.C2316]" office:value-type="float" office:value="0">
            <text:p>0.000000</text:p>
          </table:table-cell>
          <table:table-cell table:formula="of:=[.A2317]-[.A2316]" office:value-type="float" office:value="0.000000999999883788405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449251">
            <text:p>1839.449251</text:p>
          </table:table-cell>
          <table:table-cell office:value-type="float" office:value="10965508015982">
            <text:p>10965508015982</text:p>
          </table:table-cell>
          <table:table-cell table:formula="of:=([.B2318]-[.B$4])/10^9" office:value-type="float" office:value="0.376954931">
            <text:p>0.376955</text:p>
          </table:table-cell>
          <table:table-cell table:formula="of:=[.C2318]-[.C2317]" office:value-type="float" office:value="0">
            <text:p>0.000000</text:p>
          </table:table-cell>
          <table:table-cell table:formula="of:=[.A2318]-[.A2317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10965515057693; c_s is topped up to 2994574</text:p>
          </table:table-cell>
        </table:table-row>
        <table:table-row table:style-name="ro1">
          <table:table-cell office:value-type="float" office:value="1839.450167">
            <text:p>1839.450167</text:p>
          </table:table-cell>
          <table:table-cell office:value-type="float" office:value="10965508987284">
            <text:p>10965508987284</text:p>
          </table:table-cell>
          <table:table-cell table:formula="of:=([.B2319]-[.B$4])/10^9" office:value-type="float" office:value="0.377926233">
            <text:p>0.377926</text:p>
          </table:table-cell>
          <table:table-cell table:formula="of:=[.C2319]-[.C2318]" office:value-type="float" office:value="0.000971302000000007">
            <text:p>0.000971</text:p>
          </table:table-cell>
          <table:table-cell table:formula="of:=[.A2319]-[.A2318]" office:value-type="float" office:value="0.000915999999961059">
            <text:p>0.00091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50168">
            <text:p>1839.450168</text:p>
          </table:table-cell>
          <table:table-cell office:value-type="float" office:value="10965508987284">
            <text:p>10965508987284</text:p>
          </table:table-cell>
          <table:table-cell table:formula="of:=([.B2320]-[.B$4])/10^9" office:value-type="float" office:value="0.377926233">
            <text:p>0.377926</text:p>
          </table:table-cell>
          <table:table-cell table:formula="of:=[.C2320]-[.C2319]" office:value-type="float" office:value="0">
            <text:p>0.000000</text:p>
          </table:table-cell>
          <table:table-cell table:formula="of:=[.A2320]-[.A2319]" office:value-type="float" office:value="0.00000100000011116208">
            <text:p>0.000001</text:p>
          </table:table-cell>
          <table:table-cell/>
          <table:table-cell office:value-type="string">
            <text:p>uses up its c_s; 10965508987284-10965508015982=971302</text:p>
          </table:table-cell>
          <table:table-cell/>
        </table:table-row>
        <table:table-row table:style-name="ro1">
          <table:table-cell office:value-type="float" office:value="1839.450181">
            <text:p>1839.450181</text:p>
          </table:table-cell>
          <table:table-cell office:value-type="float" office:value="10965509001726">
            <text:p>10965509001726</text:p>
          </table:table-cell>
          <table:table-cell table:formula="of:=([.B2321]-[.B$4])/10^9" office:value-type="float" office:value="0.377940675">
            <text:p>0.377941</text:p>
          </table:table-cell>
          <table:table-cell table:formula="of:=[.C2321]-[.C2320]" office:value-type="float" office:value="0.0000144420000000034">
            <text:p>0.000014</text:p>
          </table:table-cell>
          <table:table-cell table:formula="of:=[.A2321]-[.A2320]" office:value-type="float" office:value="0.0000129999998534913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50186">
            <text:p>1839.450186</text:p>
          </table:table-cell>
          <table:table-cell office:value-type="float" office:value="10965509001726">
            <text:p>10965509001726</text:p>
          </table:table-cell>
          <table:table-cell table:formula="of:=([.B2322]-[.B$4])/10^9" office:value-type="float" office:value="0.377940675">
            <text:p>0.377941</text:p>
          </table:table-cell>
          <table:table-cell table:formula="of:=[.C2322]-[.C2321]" office:value-type="float" office:value="0">
            <text:p>0.000000</text:p>
          </table:table-cell>
          <table:table-cell table:formula="of:=[.A2322]-[.A2321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51117">
            <text:p>1839.451117</text:p>
          </table:table-cell>
          <table:table-cell office:value-type="float" office:value="10965509938109">
            <text:p>10965509938109</text:p>
          </table:table-cell>
          <table:table-cell table:formula="of:=([.B2323]-[.B$4])/10^9" office:value-type="float" office:value="0.378877058">
            <text:p>0.378877</text:p>
          </table:table-cell>
          <table:table-cell table:formula="of:=[.C2323]-[.C2322]" office:value-type="float" office:value="0.000936382999999985">
            <text:p>0.000936</text:p>
          </table:table-cell>
          <table:table-cell table:formula="of:=[.A2323]-[.A2322]" office:value-type="float" office:value="0.000931000000036875">
            <text:p>0.00093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451119">
            <text:p>1839.451119</text:p>
          </table:table-cell>
          <table:table-cell office:value-type="float" office:value="10965509938109">
            <text:p>10965509938109</text:p>
          </table:table-cell>
          <table:table-cell table:formula="of:=([.B2324]-[.B$4])/10^9" office:value-type="float" office:value="0.378877058">
            <text:p>0.378877</text:p>
          </table:table-cell>
          <table:table-cell table:formula="of:=[.C2324]-[.C2323]" office:value-type="float" office:value="0">
            <text:p>0.000000</text:p>
          </table:table-cell>
          <table:table-cell table:formula="of:=[.A2324]-[.A2323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51623">
            <text:p>1839.451623</text:p>
          </table:table-cell>
          <table:table-cell office:value-type="float" office:value="10965509947044">
            <text:p>10965509947044</text:p>
          </table:table-cell>
          <table:table-cell table:formula="of:=([.B2325]-[.B$4])/10^9" office:value-type="float" office:value="0.378885993">
            <text:p>0.378886</text:p>
          </table:table-cell>
          <table:table-cell table:formula="of:=[.C2325]-[.C2324]" office:value-type="float" office:value="0.0000089349999999877">
            <text:p>0.000009</text:p>
          </table:table-cell>
          <table:table-cell table:formula="of:=[.A2325]-[.A2324]" office:value-type="float" office:value="0.000503999999864391">
            <text:p>0.0005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51624">
            <text:p>1839.451624</text:p>
          </table:table-cell>
          <table:table-cell office:value-type="float" office:value="10965509947044">
            <text:p>10965509947044</text:p>
          </table:table-cell>
          <table:table-cell table:formula="of:=([.B2326]-[.B$4])/10^9" office:value-type="float" office:value="0.378885993">
            <text:p>0.378886</text:p>
          </table:table-cell>
          <table:table-cell table:formula="of:=[.C2326]-[.C2325]" office:value-type="float" office:value="0">
            <text:p>0.000000</text:p>
          </table:table-cell>
          <table:table-cell table:formula="of:=[.A2326]-[.A2325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51626">
            <text:p>1839.451626</text:p>
          </table:table-cell>
          <table:table-cell office:value-type="float" office:value="10965509947044">
            <text:p>10965509947044</text:p>
          </table:table-cell>
          <table:table-cell table:formula="of:=([.B2327]-[.B$4])/10^9" office:value-type="float" office:value="0.378885993">
            <text:p>0.378886</text:p>
          </table:table-cell>
          <table:table-cell table:formula="of:=[.C2327]-[.C2326]" office:value-type="float" office:value="0">
            <text:p>0.000000</text:p>
          </table:table-cell>
          <table:table-cell table:formula="of:=[.A2327]-[.A2326]" office:value-type="float" office:value="0.00000199999999495049">
            <text:p>0.000002</text:p>
          </table:table-cell>
          <table:table-cell/>
          <table:table-cell office:value-type="string">
            <text:p>postpones its deadline to 10965515416626; c_s is topped up to 1983683</text:p>
          </table:table-cell>
          <table:table-cell/>
        </table:table-row>
        <table:table-row table:style-name="ro1">
          <table:table-cell office:value-type="float" office:value="1839.451627">
            <text:p>1839.451627</text:p>
          </table:table-cell>
          <table:table-cell office:value-type="float" office:value="10965509947044">
            <text:p>10965509947044</text:p>
          </table:table-cell>
          <table:table-cell table:formula="of:=([.B2328]-[.B$4])/10^9" office:value-type="float" office:value="0.378885993">
            <text:p>0.378886</text:p>
          </table:table-cell>
          <table:table-cell table:formula="of:=[.C2328]-[.C2327]" office:value-type="float" office:value="0">
            <text:p>0.000000</text:p>
          </table:table-cell>
          <table:table-cell table:formula="of:=[.A2328]-[.A2327]" office:value-type="float" office:value="0.000000999999883788405">
            <text:p>0.000001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39.451649">
            <text:p>1839.451649</text:p>
          </table:table-cell>
          <table:table-cell office:value-type="float" office:value="10965509947044">
            <text:p>10965509947044</text:p>
          </table:table-cell>
          <table:table-cell table:formula="of:=([.B2329]-[.B$4])/10^9" office:value-type="float" office:value="0.378885993">
            <text:p>0.378886</text:p>
          </table:table-cell>
          <table:table-cell table:formula="of:=[.C2329]-[.C2328]" office:value-type="float" office:value="0">
            <text:p>0.000000</text:p>
          </table:table-cell>
          <table:table-cell table:formula="of:=[.A2329]-[.A2328]" office:value-type="float" office:value="0.000022000000171829">
            <text:p>0.00002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9.452229">
            <text:p>1839.452229</text:p>
          </table:table-cell>
          <table:table-cell office:value-type="float" office:value="10965509947044">
            <text:p>10965509947044</text:p>
          </table:table-cell>
          <table:table-cell table:formula="of:=([.B2330]-[.B$4])/10^9" office:value-type="float" office:value="0.378885993">
            <text:p>0.378886</text:p>
          </table:table-cell>
          <table:table-cell table:formula="of:=[.C2330]-[.C2329]" office:value-type="float" office:value="0">
            <text:p>0.000000</text:p>
          </table:table-cell>
          <table:table-cell table:formula="of:=[.A2330]-[.A2329]" office:value-type="float" office:value="0.000579999999899883">
            <text:p>0.00058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52232">
            <text:p>1839.452232</text:p>
          </table:table-cell>
          <table:table-cell office:value-type="float" office:value="10965511058268">
            <text:p>10965511058268</text:p>
          </table:table-cell>
          <table:table-cell table:formula="of:=([.B2331]-[.B$4])/10^9" office:value-type="float" office:value="0.379997217">
            <text:p>0.379997</text:p>
          </table:table-cell>
          <table:table-cell table:formula="of:=[.C2331]-[.C2330]" office:value-type="float" office:value="0.00111122400000002">
            <text:p>0.001111</text:p>
          </table:table-cell>
          <table:table-cell table:formula="of:=[.A2331]-[.A2330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52233">
            <text:p>1839.452233</text:p>
          </table:table-cell>
          <table:table-cell office:value-type="float" office:value="10965511058268">
            <text:p>10965511058268</text:p>
          </table:table-cell>
          <table:table-cell table:formula="of:=([.B2332]-[.B$4])/10^9" office:value-type="float" office:value="0.379997217">
            <text:p>0.379997</text:p>
          </table:table-cell>
          <table:table-cell table:formula="of:=[.C2332]-[.C2331]" office:value-type="float" office:value="0">
            <text:p>0.000000</text:p>
          </table:table-cell>
          <table:table-cell table:formula="of:=[.A2332]-[.A2331]" office:value-type="float" office:value="0.000000999999883788405">
            <text:p>0.000001</text:p>
          </table:table-cell>
          <table:table-cell office:value-type="string">
            <text:p>d_s is renewed (r + D) to 10965513058268; c_s is fully topped up</text:p>
          </table:table-cell>
          <table:table-cell table:number-columns-repeated="2"/>
        </table:table-row>
        <table:table-row table:style-name="ro1">
          <table:table-cell office:value-type="float" office:value="1839.452234">
            <text:p>1839.452234</text:p>
          </table:table-cell>
          <table:table-cell office:value-type="float" office:value="10965511058268">
            <text:p>10965511058268</text:p>
          </table:table-cell>
          <table:table-cell table:formula="of:=([.B2333]-[.B$4])/10^9" office:value-type="float" office:value="0.379997217">
            <text:p>0.379997</text:p>
          </table:table-cell>
          <table:table-cell table:formula="of:=[.C2333]-[.C2332]" office:value-type="float" office:value="0">
            <text:p>0.000000</text:p>
          </table:table-cell>
          <table:table-cell table:formula="of:=[.A2333]-[.A2332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452237">
            <text:p>1839.452237</text:p>
          </table:table-cell>
          <table:table-cell office:value-type="float" office:value="10965511058268">
            <text:p>10965511058268</text:p>
          </table:table-cell>
          <table:table-cell table:formula="of:=([.B2334]-[.B$4])/10^9" office:value-type="float" office:value="0.379997217">
            <text:p>0.379997</text:p>
          </table:table-cell>
          <table:table-cell table:formula="of:=[.C2334]-[.C2333]" office:value-type="float" office:value="0">
            <text:p>0.000000</text:p>
          </table:table-cell>
          <table:table-cell table:formula="of:=[.A2334]-[.A2333]" office:value-type="float" office:value="0.00000299999987873889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452239">
            <text:p>1839.452239</text:p>
          </table:table-cell>
          <table:table-cell office:value-type="float" office:value="10965511065630">
            <text:p>10965511065630</text:p>
          </table:table-cell>
          <table:table-cell table:formula="of:=([.B2335]-[.B$4])/10^9" office:value-type="float" office:value="0.380004579">
            <text:p>0.380005</text:p>
          </table:table-cell>
          <table:table-cell table:formula="of:=[.C2335]-[.C2334]" office:value-type="float" office:value="0.00000736200000001075">
            <text:p>0.000007</text:p>
          </table:table-cell>
          <table:table-cell table:formula="of:=[.A2335]-[.A233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45224">
            <text:p>1839.452240</text:p>
          </table:table-cell>
          <table:table-cell office:value-type="float" office:value="10965511065630">
            <text:p>10965511065630</text:p>
          </table:table-cell>
          <table:table-cell table:formula="of:=([.B2336]-[.B$4])/10^9" office:value-type="float" office:value="0.380004579">
            <text:p>0.380005</text:p>
          </table:table-cell>
          <table:table-cell table:formula="of:=[.C2336]-[.C2335]" office:value-type="float" office:value="0">
            <text:p>0.000000</text:p>
          </table:table-cell>
          <table:table-cell table:formula="of:=[.A2336]-[.A2335]" office:value-type="float" office:value="0.00000100000011116208">
            <text:p>0.000001</text:p>
          </table:table-cell>
          <table:table-cell table:number-columns-repeated="2"/>
          <table:table-cell office:value-type="string">
            <text:p>2058191 / 3992063 &gt; 3000000 / 7000000</text:p>
          </table:table-cell>
        </table:table-row>
        <table:table-row table:style-name="ro1">
          <table:table-cell office:value-type="float" office:value="1839.452241">
            <text:p>1839.452241</text:p>
          </table:table-cell>
          <table:table-cell office:value-type="float" office:value="10965511065630">
            <text:p>10965511065630</text:p>
          </table:table-cell>
          <table:table-cell table:formula="of:=([.B2337]-[.B$4])/10^9" office:value-type="float" office:value="0.380004579">
            <text:p>0.380005</text:p>
          </table:table-cell>
          <table:table-cell table:formula="of:=[.C2337]-[.C2336]" office:value-type="float" office:value="0">
            <text:p>0.000000</text:p>
          </table:table-cell>
          <table:table-cell table:formula="of:=[.A2337]-[.A2336]" office:value-type="float" office:value="0.000000999999883788405">
            <text:p>0.000001</text:p>
          </table:table-cell>
          <table:table-cell table:number-columns-repeated="2"/>
          <table:table-cell office:value-type="string">
            <text:p>d_s is renewed (r + D) to 10965518065630; c_s is fully topped up</text:p>
          </table:table-cell>
        </table:table-row>
        <table:table-row table:style-name="ro1">
          <table:table-cell office:value-type="float" office:value="1839.452249">
            <text:p>1839.452249</text:p>
          </table:table-cell>
          <table:table-cell office:value-type="float" office:value="10965511075033">
            <text:p>10965511075033</text:p>
          </table:table-cell>
          <table:table-cell table:formula="of:=([.B2338]-[.B$4])/10^9" office:value-type="float" office:value="0.380013982">
            <text:p>0.380014</text:p>
          </table:table-cell>
          <table:table-cell table:formula="of:=[.C2338]-[.C2337]" office:value-type="float" office:value="0.00000940299999996341">
            <text:p>0.000009</text:p>
          </table:table-cell>
          <table:table-cell table:formula="of:=[.A2338]-[.A2337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52255">
            <text:p>1839.452255</text:p>
          </table:table-cell>
          <table:table-cell office:value-type="float" office:value="10965511075033">
            <text:p>10965511075033</text:p>
          </table:table-cell>
          <table:table-cell table:formula="of:=([.B2339]-[.B$4])/10^9" office:value-type="float" office:value="0.380013982">
            <text:p>0.380014</text:p>
          </table:table-cell>
          <table:table-cell table:formula="of:=[.C2339]-[.C2338]" office:value-type="float" office:value="0">
            <text:p>0.000000</text:p>
          </table:table-cell>
          <table:table-cell table:formula="of:=[.A2339]-[.A2338]" office:value-type="float" office:value="0.00000599999998485146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453142">
            <text:p>1839.453142</text:p>
          </table:table-cell>
          <table:table-cell office:value-type="float" office:value="10965511968770">
            <text:p>10965511968770</text:p>
          </table:table-cell>
          <table:table-cell table:formula="of:=([.B2340]-[.B$4])/10^9" office:value-type="float" office:value="0.380907719">
            <text:p>0.380908</text:p>
          </table:table-cell>
          <table:table-cell table:formula="of:=[.C2340]-[.C2339]" office:value-type="float" office:value="0.000893737000000005">
            <text:p>0.000894</text:p>
          </table:table-cell>
          <table:table-cell table:formula="of:=[.A2340]-[.A2339]" office:value-type="float" office:value="0.000887000000147964">
            <text:p>0.00088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53144">
            <text:p>1839.453144</text:p>
          </table:table-cell>
          <table:table-cell office:value-type="float" office:value="10965511968770">
            <text:p>10965511968770</text:p>
          </table:table-cell>
          <table:table-cell table:formula="of:=([.B2341]-[.B$4])/10^9" office:value-type="float" office:value="0.380907719">
            <text:p>0.380908</text:p>
          </table:table-cell>
          <table:table-cell table:formula="of:=[.C2341]-[.C2340]" office:value-type="float" office:value="0">
            <text:p>0.000000</text:p>
          </table:table-cell>
          <table:table-cell table:formula="of:=[.A2341]-[.A2340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53148">
            <text:p>1839.453148</text:p>
          </table:table-cell>
          <table:table-cell office:value-type="float" office:value="10965511968770">
            <text:p>10965511968770</text:p>
          </table:table-cell>
          <table:table-cell table:formula="of:=([.B2342]-[.B$4])/10^9" office:value-type="float" office:value="0.380907719">
            <text:p>0.380908</text:p>
          </table:table-cell>
          <table:table-cell table:formula="of:=[.C2342]-[.C2341]" office:value-type="float" office:value="0">
            <text:p>0.000000</text:p>
          </table:table-cell>
          <table:table-cell table:formula="of:=[.A2342]-[.A2341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453546">
            <text:p>1839.453546</text:p>
          </table:table-cell>
          <table:table-cell office:value-type="float" office:value="10965512375405">
            <text:p>10965512375405</text:p>
          </table:table-cell>
          <table:table-cell table:formula="of:=([.B2343]-[.B$4])/10^9" office:value-type="float" office:value="0.381314354">
            <text:p>0.381314</text:p>
          </table:table-cell>
          <table:table-cell table:formula="of:=[.C2343]-[.C2342]" office:value-type="float" office:value="0.000406635000000044">
            <text:p>0.000407</text:p>
          </table:table-cell>
          <table:table-cell table:formula="of:=[.A2343]-[.A2342]" office:value-type="float" office:value="0.000397999999904641">
            <text:p>0.00039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53547">
            <text:p>1839.453547</text:p>
          </table:table-cell>
          <table:table-cell office:value-type="float" office:value="10965512375405">
            <text:p>10965512375405</text:p>
          </table:table-cell>
          <table:table-cell table:formula="of:=([.B2344]-[.B$4])/10^9" office:value-type="float" office:value="0.381314354">
            <text:p>0.381314</text:p>
          </table:table-cell>
          <table:table-cell table:formula="of:=[.C2344]-[.C2343]" office:value-type="float" office:value="0">
            <text:p>0.000000</text:p>
          </table:table-cell>
          <table:table-cell table:formula="of:=[.A2344]-[.A2343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53552">
            <text:p>1839.453552</text:p>
          </table:table-cell>
          <table:table-cell office:value-type="float" office:value="10965512375405">
            <text:p>10965512375405</text:p>
          </table:table-cell>
          <table:table-cell table:formula="of:=([.B2345]-[.B$4])/10^9" office:value-type="float" office:value="0.381314354">
            <text:p>0.381314</text:p>
          </table:table-cell>
          <table:table-cell table:formula="of:=[.C2345]-[.C2344]" office:value-type="float" office:value="0">
            <text:p>0.000000</text:p>
          </table:table-cell>
          <table:table-cell table:formula="of:=[.A2345]-[.A234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54006">
            <text:p>1839.454006</text:p>
          </table:table-cell>
          <table:table-cell office:value-type="float" office:value="10965512375405">
            <text:p>10965512375405</text:p>
          </table:table-cell>
          <table:table-cell table:formula="of:=([.B2346]-[.B$4])/10^9" office:value-type="float" office:value="0.381314354">
            <text:p>0.381314</text:p>
          </table:table-cell>
          <table:table-cell table:formula="of:=[.C2346]-[.C2345]" office:value-type="float" office:value="0">
            <text:p>0.000000</text:p>
          </table:table-cell>
          <table:table-cell table:formula="of:=[.A2346]-[.A2345]" office:value-type="float" office:value="0.000453999999990629">
            <text:p>0.00045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454008">
            <text:p>1839.454008</text:p>
          </table:table-cell>
          <table:table-cell office:value-type="float" office:value="10965512837541">
            <text:p>10965512837541</text:p>
          </table:table-cell>
          <table:table-cell table:formula="of:=([.B2347]-[.B$4])/10^9" office:value-type="float" office:value="0.38177649">
            <text:p>0.381776</text:p>
          </table:table-cell>
          <table:table-cell table:formula="of:=[.C2347]-[.C2346]" office:value-type="float" office:value="0.000462136000000002">
            <text:p>0.000462</text:p>
          </table:table-cell>
          <table:table-cell table:formula="of:=[.A2347]-[.A234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54009">
            <text:p>1839.454009</text:p>
          </table:table-cell>
          <table:table-cell office:value-type="float" office:value="10965512837541">
            <text:p>10965512837541</text:p>
          </table:table-cell>
          <table:table-cell table:formula="of:=([.B2348]-[.B$4])/10^9" office:value-type="float" office:value="0.38177649">
            <text:p>0.381776</text:p>
          </table:table-cell>
          <table:table-cell table:formula="of:=[.C2348]-[.C2347]" office:value-type="float" office:value="0">
            <text:p>0.000000</text:p>
          </table:table-cell>
          <table:table-cell table:formula="of:=[.A2348]-[.A2347]" office:value-type="float" office:value="0.00000100000011116208">
            <text:p>0.000001</text:p>
          </table:table-cell>
          <table:table-cell/>
          <table:table-cell office:value-type="string">
            <text:p>449059 / 2579085 &lt;= 2000000 / 5000000</text:p>
          </table:table-cell>
          <table:table-cell/>
        </table:table-row>
        <table:table-row table:style-name="ro1">
          <table:table-cell office:value-type="float" office:value="1839.454009">
            <text:p>1839.454009</text:p>
          </table:table-cell>
          <table:table-cell office:value-type="float" office:value="10965512837541">
            <text:p>10965512837541</text:p>
          </table:table-cell>
          <table:table-cell table:formula="of:=([.B2349]-[.B$4])/10^9" office:value-type="float" office:value="0.38177649">
            <text:p>0.381776</text:p>
          </table:table-cell>
          <table:table-cell table:formula="of:=[.C2349]-[.C2348]" office:value-type="float" office:value="0">
            <text:p>0.000000</text:p>
          </table:table-cell>
          <table:table-cell table:formula="of:=[.A2349]-[.A2348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454011">
            <text:p>1839.454011</text:p>
          </table:table-cell>
          <table:table-cell office:value-type="float" office:value="10965512837541">
            <text:p>10965512837541</text:p>
          </table:table-cell>
          <table:table-cell table:formula="of:=([.B2350]-[.B$4])/10^9" office:value-type="float" office:value="0.38177649">
            <text:p>0.381776</text:p>
          </table:table-cell>
          <table:table-cell table:formula="of:=[.C2350]-[.C2349]" office:value-type="float" office:value="0">
            <text:p>0.000000</text:p>
          </table:table-cell>
          <table:table-cell table:formula="of:=[.A2350]-[.A2349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454024">
            <text:p>1839.454024</text:p>
          </table:table-cell>
          <table:table-cell office:value-type="float" office:value="10965512853730">
            <text:p>10965512853730</text:p>
          </table:table-cell>
          <table:table-cell table:formula="of:=([.B2351]-[.B$4])/10^9" office:value-type="float" office:value="0.381792679">
            <text:p>0.381793</text:p>
          </table:table-cell>
          <table:table-cell table:formula="of:=[.C2351]-[.C2350]" office:value-type="float" office:value="0.0000161889999999998">
            <text:p>0.000016</text:p>
          </table:table-cell>
          <table:table-cell table:formula="of:=[.A2351]-[.A2350]" office:value-type="float" office:value="0.0000129999998534913">
            <text:p>0.00001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54031">
            <text:p>1839.454031</text:p>
          </table:table-cell>
          <table:table-cell office:value-type="float" office:value="10965512853730">
            <text:p>10965512853730</text:p>
          </table:table-cell>
          <table:table-cell table:formula="of:=([.B2352]-[.B$4])/10^9" office:value-type="float" office:value="0.381792679">
            <text:p>0.381793</text:p>
          </table:table-cell>
          <table:table-cell table:formula="of:=[.C2352]-[.C2351]" office:value-type="float" office:value="0">
            <text:p>0.000000</text:p>
          </table:table-cell>
          <table:table-cell table:formula="of:=[.A2352]-[.A2351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454481">
            <text:p>1839.454481</text:p>
          </table:table-cell>
          <table:table-cell office:value-type="float" office:value="10965513310323">
            <text:p>10965513310323</text:p>
          </table:table-cell>
          <table:table-cell table:formula="of:=([.B2353]-[.B$4])/10^9" office:value-type="float" office:value="0.382249272">
            <text:p>0.382249</text:p>
          </table:table-cell>
          <table:table-cell table:formula="of:=[.C2353]-[.C2352]" office:value-type="float" office:value="0.00045659299999995">
            <text:p>0.000457</text:p>
          </table:table-cell>
          <table:table-cell table:formula="of:=[.A2353]-[.A2352]" office:value-type="float" office:value="0.000450000000000728">
            <text:p>0.00045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54482">
            <text:p>1839.454482</text:p>
          </table:table-cell>
          <table:table-cell office:value-type="float" office:value="10965513310323">
            <text:p>10965513310323</text:p>
          </table:table-cell>
          <table:table-cell table:formula="of:=([.B2354]-[.B$4])/10^9" office:value-type="float" office:value="0.382249272">
            <text:p>0.382249</text:p>
          </table:table-cell>
          <table:table-cell table:formula="of:=[.C2354]-[.C2353]" office:value-type="float" office:value="0">
            <text:p>0.000000</text:p>
          </table:table-cell>
          <table:table-cell table:formula="of:=[.A2354]-[.A2353]" office:value-type="float" office:value="0.00000100000011116208">
            <text:p>0.000001</text:p>
          </table:table-cell>
          <table:table-cell/>
          <table:table-cell office:value-type="string">
            <text:p>uses up its c_s; 10965513310323-10965512853730=456593</text:p>
          </table:table-cell>
          <table:table-cell/>
        </table:table-row>
        <table:table-row table:style-name="ro1">
          <table:table-cell office:value-type="float" office:value="1839.454492">
            <text:p>1839.454492</text:p>
          </table:table-cell>
          <table:table-cell office:value-type="float" office:value="10965513321360">
            <text:p>10965513321360</text:p>
          </table:table-cell>
          <table:table-cell table:formula="of:=([.B2355]-[.B$4])/10^9" office:value-type="float" office:value="0.382260309">
            <text:p>0.382260</text:p>
          </table:table-cell>
          <table:table-cell table:formula="of:=[.C2355]-[.C2354]" office:value-type="float" office:value="0.000011037000000047">
            <text:p>0.000011</text:p>
          </table:table-cell>
          <table:table-cell table:formula="of:=[.A2355]-[.A2354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54496">
            <text:p>1839.454496</text:p>
          </table:table-cell>
          <table:table-cell office:value-type="float" office:value="10965513321360">
            <text:p>10965513321360</text:p>
          </table:table-cell>
          <table:table-cell table:formula="of:=([.B2356]-[.B$4])/10^9" office:value-type="float" office:value="0.382260309">
            <text:p>0.382260</text:p>
          </table:table-cell>
          <table:table-cell table:formula="of:=[.C2356]-[.C2355]" office:value-type="float" office:value="0">
            <text:p>0.000000</text:p>
          </table:table-cell>
          <table:table-cell table:formula="of:=[.A2356]-[.A2355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56221">
            <text:p>1839.456221</text:p>
          </table:table-cell>
          <table:table-cell office:value-type="float" office:value="10965513321360">
            <text:p>10965513321360</text:p>
          </table:table-cell>
          <table:table-cell table:formula="of:=([.B2357]-[.B$4])/10^9" office:value-type="float" office:value="0.382260309">
            <text:p>0.382260</text:p>
          </table:table-cell>
          <table:table-cell table:formula="of:=[.C2357]-[.C2356]" office:value-type="float" office:value="0">
            <text:p>0.000000</text:p>
          </table:table-cell>
          <table:table-cell table:formula="of:=[.A2357]-[.A2356]" office:value-type="float" office:value="0.00172499999985121">
            <text:p>0.00172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56223">
            <text:p>1839.456223</text:p>
          </table:table-cell>
          <table:table-cell office:value-type="float" office:value="10965515052808">
            <text:p>10965515052808</text:p>
          </table:table-cell>
          <table:table-cell table:formula="of:=([.B2358]-[.B$4])/10^9" office:value-type="float" office:value="0.383991757">
            <text:p>0.383992</text:p>
          </table:table-cell>
          <table:table-cell table:formula="of:=[.C2358]-[.C2357]" office:value-type="float" office:value="0.00173144799999997">
            <text:p>0.001731</text:p>
          </table:table-cell>
          <table:table-cell table:formula="of:=[.A2358]-[.A235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56224">
            <text:p>1839.456224</text:p>
          </table:table-cell>
          <table:table-cell office:value-type="float" office:value="10965515052808">
            <text:p>10965515052808</text:p>
          </table:table-cell>
          <table:table-cell table:formula="of:=([.B2359]-[.B$4])/10^9" office:value-type="float" office:value="0.383991757">
            <text:p>0.383992</text:p>
          </table:table-cell>
          <table:table-cell table:formula="of:=[.C2359]-[.C2358]" office:value-type="float" office:value="0">
            <text:p>0.000000</text:p>
          </table:table-cell>
          <table:table-cell table:formula="of:=[.A2359]-[.A2358]" office:value-type="float" office:value="0.00000100000011116208">
            <text:p>0.000001</text:p>
          </table:table-cell>
          <table:table-cell office:value-type="string">
            <text:p>d_s is renewed (r + D) to 10965517052808; c_s is fully topped up</text:p>
          </table:table-cell>
          <table:table-cell table:number-columns-repeated="2"/>
        </table:table-row>
        <table:table-row table:style-name="ro1">
          <table:table-cell office:value-type="float" office:value="1839.456225">
            <text:p>1839.456225</text:p>
          </table:table-cell>
          <table:table-cell office:value-type="float" office:value="10965515052808">
            <text:p>10965515052808</text:p>
          </table:table-cell>
          <table:table-cell table:formula="of:=([.B2360]-[.B$4])/10^9" office:value-type="float" office:value="0.383991757">
            <text:p>0.383992</text:p>
          </table:table-cell>
          <table:table-cell table:formula="of:=[.C2360]-[.C2359]" office:value-type="float" office:value="0">
            <text:p>0.000000</text:p>
          </table:table-cell>
          <table:table-cell table:formula="of:=[.A2360]-[.A2359]" office:value-type="float" office:value="0.000000999999883788405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456232">
            <text:p>1839.456232</text:p>
          </table:table-cell>
          <table:table-cell office:value-type="float" office:value="10965515061864">
            <text:p>10965515061864</text:p>
          </table:table-cell>
          <table:table-cell table:formula="of:=([.B2361]-[.B$4])/10^9" office:value-type="float" office:value="0.384000813">
            <text:p>0.384001</text:p>
          </table:table-cell>
          <table:table-cell table:formula="of:=[.C2361]-[.C2360]" office:value-type="float" office:value="0.00000905600000000728">
            <text:p>0.000009</text:p>
          </table:table-cell>
          <table:table-cell table:formula="of:=[.A2361]-[.A2360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56237">
            <text:p>1839.456237</text:p>
          </table:table-cell>
          <table:table-cell office:value-type="float" office:value="10965515061864">
            <text:p>10965515061864</text:p>
          </table:table-cell>
          <table:table-cell table:formula="of:=([.B2362]-[.B$4])/10^9" office:value-type="float" office:value="0.384000813">
            <text:p>0.384001</text:p>
          </table:table-cell>
          <table:table-cell table:formula="of:=[.C2362]-[.C2361]" office:value-type="float" office:value="0">
            <text:p>0.000000</text:p>
          </table:table-cell>
          <table:table-cell table:formula="of:=[.A2362]-[.A2361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456591">
            <text:p>1839.456591</text:p>
          </table:table-cell>
          <table:table-cell office:value-type="float" office:value="10965515061864">
            <text:p>10965515061864</text:p>
          </table:table-cell>
          <table:table-cell table:formula="of:=([.B2363]-[.B$4])/10^9" office:value-type="float" office:value="0.384000813">
            <text:p>0.384001</text:p>
          </table:table-cell>
          <table:table-cell table:formula="of:=[.C2363]-[.C2362]" office:value-type="float" office:value="0">
            <text:p>0.000000</text:p>
          </table:table-cell>
          <table:table-cell table:formula="of:=[.A2363]-[.A2362]" office:value-type="float" office:value="0.000353999999788357">
            <text:p>0.00035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56592">
            <text:p>1839.456592</text:p>
          </table:table-cell>
          <table:table-cell office:value-type="float" office:value="10965515061864">
            <text:p>10965515061864</text:p>
          </table:table-cell>
          <table:table-cell table:formula="of:=([.B2364]-[.B$4])/10^9" office:value-type="float" office:value="0.384000813">
            <text:p>0.384001</text:p>
          </table:table-cell>
          <table:table-cell table:formula="of:=[.C2364]-[.C2363]" office:value-type="float" office:value="0">
            <text:p>0.000000</text:p>
          </table:table-cell>
          <table:table-cell table:formula="of:=[.A2364]-[.A2363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56593">
            <text:p>1839.456593</text:p>
          </table:table-cell>
          <table:table-cell office:value-type="float" office:value="10965515061864">
            <text:p>10965515061864</text:p>
          </table:table-cell>
          <table:table-cell table:formula="of:=([.B2365]-[.B$4])/10^9" office:value-type="float" office:value="0.384000813">
            <text:p>0.384001</text:p>
          </table:table-cell>
          <table:table-cell table:formula="of:=[.C2365]-[.C2364]" office:value-type="float" office:value="0">
            <text:p>0.000000</text:p>
          </table:table-cell>
          <table:table-cell table:formula="of:=[.A2365]-[.A2364]" office:value-type="float" office:value="0.00000100000011116208">
            <text:p>0.000001</text:p>
          </table:table-cell>
          <table:table-cell/>
          <table:table-cell office:value-type="string">
            <text:p>postpones its deadline to 10965520416626; c_s is topped up to 1992466</text:p>
          </table:table-cell>
          <table:table-cell/>
        </table:table-row>
        <table:table-row table:style-name="ro1">
          <table:table-cell office:value-type="float" office:value="1839.457134">
            <text:p>1839.457134</text:p>
          </table:table-cell>
          <table:table-cell office:value-type="float" office:value="10965515963479">
            <text:p>10965515963479</text:p>
          </table:table-cell>
          <table:table-cell table:formula="of:=([.B2366]-[.B$4])/10^9" office:value-type="float" office:value="0.384902428">
            <text:p>0.384902</text:p>
          </table:table-cell>
          <table:table-cell table:formula="of:=[.C2366]-[.C2365]" office:value-type="float" office:value="0.000901615000000022">
            <text:p>0.000902</text:p>
          </table:table-cell>
          <table:table-cell table:formula="of:=[.A2366]-[.A2365]" office:value-type="float" office:value="0.000540999999884662">
            <text:p>0.00054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57135">
            <text:p>1839.457135</text:p>
          </table:table-cell>
          <table:table-cell office:value-type="float" office:value="10965515963479">
            <text:p>10965515963479</text:p>
          </table:table-cell>
          <table:table-cell table:formula="of:=([.B2367]-[.B$4])/10^9" office:value-type="float" office:value="0.384902428">
            <text:p>0.384902</text:p>
          </table:table-cell>
          <table:table-cell table:formula="of:=[.C2367]-[.C2366]" office:value-type="float" office:value="0">
            <text:p>0.000000</text:p>
          </table:table-cell>
          <table:table-cell table:formula="of:=[.A2367]-[.A236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5714">
            <text:p>1839.457140</text:p>
          </table:table-cell>
          <table:table-cell office:value-type="float" office:value="10965515963479">
            <text:p>10965515963479</text:p>
          </table:table-cell>
          <table:table-cell table:formula="of:=([.B2368]-[.B$4])/10^9" office:value-type="float" office:value="0.384902428">
            <text:p>0.384902</text:p>
          </table:table-cell>
          <table:table-cell table:formula="of:=[.C2368]-[.C2367]" office:value-type="float" office:value="0">
            <text:p>0.000000</text:p>
          </table:table-cell>
          <table:table-cell table:formula="of:=[.A2368]-[.A2367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457907">
            <text:p>1839.457907</text:p>
          </table:table-cell>
          <table:table-cell office:value-type="float" office:value="10965516745267">
            <text:p>10965516745267</text:p>
          </table:table-cell>
          <table:table-cell table:formula="of:=([.B2369]-[.B$4])/10^9" office:value-type="float" office:value="0.385684216">
            <text:p>0.385684</text:p>
          </table:table-cell>
          <table:table-cell table:formula="of:=[.C2369]-[.C2368]" office:value-type="float" office:value="0.000781788000000006">
            <text:p>0.000782</text:p>
          </table:table-cell>
          <table:table-cell table:formula="of:=[.A2369]-[.A2368]" office:value-type="float" office:value="0.000766999999996187">
            <text:p>0.00076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457908">
            <text:p>1839.457908</text:p>
          </table:table-cell>
          <table:table-cell office:value-type="float" office:value="10965516745267">
            <text:p>10965516745267</text:p>
          </table:table-cell>
          <table:table-cell table:formula="of:=([.B2370]-[.B$4])/10^9" office:value-type="float" office:value="0.385684216">
            <text:p>0.385684</text:p>
          </table:table-cell>
          <table:table-cell table:formula="of:=[.C2370]-[.C2369]" office:value-type="float" office:value="0">
            <text:p>0.000000</text:p>
          </table:table-cell>
          <table:table-cell table:formula="of:=[.A2370]-[.A2369]" office:value-type="float" office:value="0.00000100000011116208">
            <text:p>0.000001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457909">
            <text:p>1839.457909</text:p>
          </table:table-cell>
          <table:table-cell office:value-type="float" office:value="10965516745267">
            <text:p>10965516745267</text:p>
          </table:table-cell>
          <table:table-cell table:formula="of:=([.B2371]-[.B$4])/10^9" office:value-type="float" office:value="0.385684216">
            <text:p>0.385684</text:p>
          </table:table-cell>
          <table:table-cell table:formula="of:=[.C2371]-[.C2370]" office:value-type="float" office:value="0">
            <text:p>0.000000</text:p>
          </table:table-cell>
          <table:table-cell table:formula="of:=[.A2371]-[.A2370]" office:value-type="float" office:value="0.000000999999883788405">
            <text:p>0.000001</text:p>
          </table:table-cell>
          <table:table-cell table:number-columns-repeated="2"/>
          <table:table-cell office:value-type="string">
            <text:p>uses up its c_s; 10965516745267-10965516014064=731203</text:p>
          </table:table-cell>
        </table:table-row>
        <table:table-row table:style-name="ro1">
          <table:table-cell office:value-type="float" office:value="1839.457917">
            <text:p>1839.457917</text:p>
          </table:table-cell>
          <table:table-cell office:value-type="float" office:value="10965516745267">
            <text:p>10965516745267</text:p>
          </table:table-cell>
          <table:table-cell table:formula="of:=([.B2372]-[.B$4])/10^9" office:value-type="float" office:value="0.385684216">
            <text:p>0.385684</text:p>
          </table:table-cell>
          <table:table-cell table:formula="of:=[.C2372]-[.C2371]" office:value-type="float" office:value="0">
            <text:p>0.000000</text:p>
          </table:table-cell>
          <table:table-cell table:formula="of:=[.A2372]-[.A2371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57922">
            <text:p>1839.457922</text:p>
          </table:table-cell>
          <table:table-cell office:value-type="float" office:value="10965516745267">
            <text:p>10965516745267</text:p>
          </table:table-cell>
          <table:table-cell table:formula="of:=([.B2373]-[.B$4])/10^9" office:value-type="float" office:value="0.385684216">
            <text:p>0.385684</text:p>
          </table:table-cell>
          <table:table-cell table:formula="of:=[.C2373]-[.C2372]" office:value-type="float" office:value="0">
            <text:p>0.000000</text:p>
          </table:table-cell>
          <table:table-cell table:formula="of:=[.A2373]-[.A2372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459234">
            <text:p>1839.459234</text:p>
          </table:table-cell>
          <table:table-cell office:value-type="float" office:value="10965516745267">
            <text:p>10965516745267</text:p>
          </table:table-cell>
          <table:table-cell table:formula="of:=([.B2374]-[.B$4])/10^9" office:value-type="float" office:value="0.385684216">
            <text:p>0.385684</text:p>
          </table:table-cell>
          <table:table-cell table:formula="of:=[.C2374]-[.C2373]" office:value-type="float" office:value="0">
            <text:p>0.000000</text:p>
          </table:table-cell>
          <table:table-cell table:formula="of:=[.A2374]-[.A2373]" office:value-type="float" office:value="0.00131199999987075">
            <text:p>0.00131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459389">
            <text:p>1839.459389</text:p>
          </table:table-cell>
          <table:table-cell office:value-type="float" office:value="10965518226905">
            <text:p>10965518226905</text:p>
          </table:table-cell>
          <table:table-cell table:formula="of:=([.B2375]-[.B$4])/10^9" office:value-type="float" office:value="0.387165854">
            <text:p>0.387166</text:p>
          </table:table-cell>
          <table:table-cell table:formula="of:=[.C2375]-[.C2374]" office:value-type="float" office:value="0.00148163799999995">
            <text:p>0.001482</text:p>
          </table:table-cell>
          <table:table-cell table:formula="of:=[.A2375]-[.A2374]" office:value-type="float" office:value="0.000155000000177097">
            <text:p>0.00015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5939">
            <text:p>1839.459390</text:p>
          </table:table-cell>
          <table:table-cell office:value-type="float" office:value="10965518226905">
            <text:p>10965518226905</text:p>
          </table:table-cell>
          <table:table-cell table:formula="of:=([.B2376]-[.B$4])/10^9" office:value-type="float" office:value="0.387165854">
            <text:p>0.387166</text:p>
          </table:table-cell>
          <table:table-cell table:formula="of:=[.C2376]-[.C2375]" office:value-type="float" office:value="0">
            <text:p>0.000000</text:p>
          </table:table-cell>
          <table:table-cell table:formula="of:=[.A2376]-[.A2375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594">
            <text:p>1839.459400</text:p>
          </table:table-cell>
          <table:table-cell office:value-type="float" office:value="10965518226905">
            <text:p>10965518226905</text:p>
          </table:table-cell>
          <table:table-cell table:formula="of:=([.B2377]-[.B$4])/10^9" office:value-type="float" office:value="0.387165854">
            <text:p>0.387166</text:p>
          </table:table-cell>
          <table:table-cell table:formula="of:=[.C2377]-[.C2376]" office:value-type="float" office:value="0">
            <text:p>0.000000</text:p>
          </table:table-cell>
          <table:table-cell table:formula="of:=[.A2377]-[.A2376]" office:value-type="float" office:value="0.00000999999997475243">
            <text:p>0.00001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459402">
            <text:p>1839.459402</text:p>
          </table:table-cell>
          <table:table-cell office:value-type="float" office:value="10965518240494">
            <text:p>10965518240494</text:p>
          </table:table-cell>
          <table:table-cell table:formula="of:=([.B2378]-[.B$4])/10^9" office:value-type="float" office:value="0.387179443">
            <text:p>0.387179</text:p>
          </table:table-cell>
          <table:table-cell table:formula="of:=[.C2378]-[.C2377]" office:value-type="float" office:value="0.000013589000000036">
            <text:p>0.000014</text:p>
          </table:table-cell>
          <table:table-cell table:formula="of:=[.A2378]-[.A237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59403">
            <text:p>1839.459403</text:p>
          </table:table-cell>
          <table:table-cell office:value-type="float" office:value="10965518240494">
            <text:p>10965518240494</text:p>
          </table:table-cell>
          <table:table-cell table:formula="of:=([.B2379]-[.B$4])/10^9" office:value-type="float" office:value="0.387179443">
            <text:p>0.387179</text:p>
          </table:table-cell>
          <table:table-cell table:formula="of:=[.C2379]-[.C2378]" office:value-type="float" office:value="0">
            <text:p>0.000000</text:p>
          </table:table-cell>
          <table:table-cell table:formula="of:=[.A2379]-[.A2378]" office:value-type="float" office:value="0.00000100000011116208">
            <text:p>0.000001</text:p>
          </table:table-cell>
          <table:table-cell/>
          <table:table-cell office:value-type="string">
            <text:p>510828 / 2176132 &lt;= 2000000 / 5000000</text:p>
          </table:table-cell>
          <table:table-cell/>
        </table:table-row>
        <table:table-row table:style-name="ro1">
          <table:table-cell office:value-type="float" office:value="1839.459404">
            <text:p>1839.459404</text:p>
          </table:table-cell>
          <table:table-cell office:value-type="float" office:value="10965518240494">
            <text:p>10965518240494</text:p>
          </table:table-cell>
          <table:table-cell table:formula="of:=([.B2380]-[.B$4])/10^9" office:value-type="float" office:value="0.387179443">
            <text:p>0.387179</text:p>
          </table:table-cell>
          <table:table-cell table:formula="of:=[.C2380]-[.C2379]" office:value-type="float" office:value="0">
            <text:p>0.000000</text:p>
          </table:table-cell>
          <table:table-cell table:formula="of:=[.A2380]-[.A2379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459418">
            <text:p>1839.459418</text:p>
          </table:table-cell>
          <table:table-cell office:value-type="float" office:value="10965518248799">
            <text:p>10965518248799</text:p>
          </table:table-cell>
          <table:table-cell table:formula="of:=([.B2381]-[.B$4])/10^9" office:value-type="float" office:value="0.387187748">
            <text:p>0.387188</text:p>
          </table:table-cell>
          <table:table-cell table:formula="of:=[.C2381]-[.C2380]" office:value-type="float" office:value="0.00000830499999998624">
            <text:p>0.000008</text:p>
          </table:table-cell>
          <table:table-cell table:formula="of:=[.A2381]-[.A2380]" office:value-type="float" office:value="0.0000139999999646534">
            <text:p>0.00001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45993">
            <text:p>1839.459930</text:p>
          </table:table-cell>
          <table:table-cell office:value-type="float" office:value="10965518767471">
            <text:p>10965518767471</text:p>
          </table:table-cell>
          <table:table-cell table:formula="of:=([.B2382]-[.B$4])/10^9" office:value-type="float" office:value="0.38770642">
            <text:p>0.387706</text:p>
          </table:table-cell>
          <table:table-cell table:formula="of:=[.C2382]-[.C2381]" office:value-type="float" office:value="0.000518671999999998">
            <text:p>0.000519</text:p>
          </table:table-cell>
          <table:table-cell table:formula="of:=[.A2382]-[.A2381]" office:value-type="float" office:value="0.000512000000071566">
            <text:p>0.00051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59931">
            <text:p>1839.459931</text:p>
          </table:table-cell>
          <table:table-cell office:value-type="float" office:value="10965518767471">
            <text:p>10965518767471</text:p>
          </table:table-cell>
          <table:table-cell table:formula="of:=([.B2383]-[.B$4])/10^9" office:value-type="float" office:value="0.38770642">
            <text:p>0.387706</text:p>
          </table:table-cell>
          <table:table-cell table:formula="of:=[.C2383]-[.C2382]" office:value-type="float" office:value="0">
            <text:p>0.000000</text:p>
          </table:table-cell>
          <table:table-cell table:formula="of:=[.A2383]-[.A2382]" office:value-type="float" office:value="0.00000100000011116208">
            <text:p>0.000001</text:p>
          </table:table-cell>
          <table:table-cell/>
          <table:table-cell office:value-type="string">
            <text:p>uses up its c_s; 10965518767471-10965518248799=518672</text:p>
          </table:table-cell>
          <table:table-cell/>
        </table:table-row>
        <table:table-row table:style-name="ro1">
          <table:table-cell office:value-type="float" office:value="1839.459941">
            <text:p>1839.459941</text:p>
          </table:table-cell>
          <table:table-cell office:value-type="float" office:value="10965518779307">
            <text:p>10965518779307</text:p>
          </table:table-cell>
          <table:table-cell table:formula="of:=([.B2384]-[.B$4])/10^9" office:value-type="float" office:value="0.387718256">
            <text:p>0.387718</text:p>
          </table:table-cell>
          <table:table-cell table:formula="of:=[.C2384]-[.C2383]" office:value-type="float" office:value="0.0000118359999999873">
            <text:p>0.000012</text:p>
          </table:table-cell>
          <table:table-cell table:formula="of:=[.A2384]-[.A2383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60231">
            <text:p>1839.460231</text:p>
          </table:table-cell>
          <table:table-cell office:value-type="float" office:value="10965518785600">
            <text:p>10965518785600</text:p>
          </table:table-cell>
          <table:table-cell table:formula="of:=([.B2385]-[.B$4])/10^9" office:value-type="float" office:value="0.387724549">
            <text:p>0.387725</text:p>
          </table:table-cell>
          <table:table-cell table:formula="of:=[.C2385]-[.C2384]" office:value-type="float" office:value="0.00000629299999999056">
            <text:p>0.000006</text:p>
          </table:table-cell>
          <table:table-cell table:formula="of:=[.A2385]-[.A2384]" office:value-type="float" office:value="0.000289999999949941">
            <text:p>0.00029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60234">
            <text:p>1839.460234</text:p>
          </table:table-cell>
          <table:table-cell office:value-type="float" office:value="10965519078216">
            <text:p>10965519078216</text:p>
          </table:table-cell>
          <table:table-cell table:formula="of:=([.B2386]-[.B$4])/10^9" office:value-type="float" office:value="0.388017165">
            <text:p>0.388017</text:p>
          </table:table-cell>
          <table:table-cell table:formula="of:=[.C2386]-[.C2385]" office:value-type="float" office:value="0.000292616000000023">
            <text:p>0.000293</text:p>
          </table:table-cell>
          <table:table-cell table:formula="of:=[.A2386]-[.A2385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60234">
            <text:p>1839.460234</text:p>
          </table:table-cell>
          <table:table-cell office:value-type="float" office:value="10965519078216">
            <text:p>10965519078216</text:p>
          </table:table-cell>
          <table:table-cell table:formula="of:=([.B2387]-[.B$4])/10^9" office:value-type="float" office:value="0.388017165">
            <text:p>0.388017</text:p>
          </table:table-cell>
          <table:table-cell table:formula="of:=[.C2387]-[.C2386]" office:value-type="float" office:value="0">
            <text:p>0.000000</text:p>
          </table:table-cell>
          <table:table-cell table:formula="of:=[.A2387]-[.A2386]" office:value-type="float" office:value="0">
            <text:p>0.000000</text:p>
          </table:table-cell>
          <table:table-cell office:value-type="string">
            <text:p>d_s is renewed (r + D) to 10965521078216; c_s is fully topped up</text:p>
          </table:table-cell>
          <table:table-cell table:number-columns-repeated="2"/>
        </table:table-row>
        <table:table-row table:style-name="ro1">
          <table:table-cell office:value-type="float" office:value="1839.460261">
            <text:p>1839.460261</text:p>
          </table:table-cell>
          <table:table-cell office:value-type="float" office:value="10965519078216">
            <text:p>10965519078216</text:p>
          </table:table-cell>
          <table:table-cell table:formula="of:=([.B2388]-[.B$4])/10^9" office:value-type="float" office:value="0.388017165">
            <text:p>0.388017</text:p>
          </table:table-cell>
          <table:table-cell table:formula="of:=[.C2388]-[.C2387]" office:value-type="float" office:value="0">
            <text:p>0.000000</text:p>
          </table:table-cell>
          <table:table-cell table:formula="of:=[.A2388]-[.A2387]" office:value-type="float" office:value="0.0000270000000455184">
            <text:p>0.00002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39.461264">
            <text:p>1839.461264</text:p>
          </table:table-cell>
          <table:table-cell office:value-type="float" office:value="10965520109371">
            <text:p>10965520109371</text:p>
          </table:table-cell>
          <table:table-cell table:formula="of:=([.B2389]-[.B$4])/10^9" office:value-type="float" office:value="0.38904832">
            <text:p>0.389048</text:p>
          </table:table-cell>
          <table:table-cell table:formula="of:=[.C2389]-[.C2388]" office:value-type="float" office:value="0.00103115500000001">
            <text:p>0.001031</text:p>
          </table:table-cell>
          <table:table-cell table:formula="of:=[.A2389]-[.A2388]" office:value-type="float" office:value="0.00100300000008247">
            <text:p>0.001003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1839.461265">
            <text:p>1839.461265</text:p>
          </table:table-cell>
          <table:table-cell office:value-type="float" office:value="10965520109371">
            <text:p>10965520109371</text:p>
          </table:table-cell>
          <table:table-cell table:formula="of:=([.B2390]-[.B$4])/10^9" office:value-type="float" office:value="0.38904832">
            <text:p>0.389048</text:p>
          </table:table-cell>
          <table:table-cell table:formula="of:=[.C2390]-[.C2389]" office:value-type="float" office:value="0">
            <text:p>0.000000</text:p>
          </table:table-cell>
          <table:table-cell table:formula="of:=[.A2390]-[.A2389]" office:value-type="float" office:value="0.000000999999883788405">
            <text:p>0.000001</text:p>
          </table:table-cell>
          <table:table-cell office:value-type="string">
            <text:p>uses up its c_s; 10965520109371-10965520024060=85311</text:p>
          </table:table-cell>
          <table:table-cell table:number-columns-repeated="2"/>
        </table:table-row>
        <table:table-row table:style-name="ro1">
          <table:table-cell office:value-type="float" office:value="1839.461275">
            <text:p>1839.461275</text:p>
          </table:table-cell>
          <table:table-cell office:value-type="float" office:value="10965520122156">
            <text:p>10965520122156</text:p>
          </table:table-cell>
          <table:table-cell table:formula="of:=([.B2391]-[.B$4])/10^9" office:value-type="float" office:value="0.389061105">
            <text:p>0.389061</text:p>
          </table:table-cell>
          <table:table-cell table:formula="of:=[.C2391]-[.C2390]" office:value-type="float" office:value="0.0000127850000000151">
            <text:p>0.000013</text:p>
          </table:table-cell>
          <table:table-cell table:formula="of:=[.A2391]-[.A2390]" office:value-type="float" office:value="0.00000999999997475243">
            <text:p>0.000010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61638">
            <text:p>1839.461638</text:p>
          </table:table-cell>
          <table:table-cell office:value-type="float" office:value="10965520122156">
            <text:p>10965520122156</text:p>
          </table:table-cell>
          <table:table-cell table:formula="of:=([.B2392]-[.B$4])/10^9" office:value-type="float" office:value="0.389061105">
            <text:p>0.389061</text:p>
          </table:table-cell>
          <table:table-cell table:formula="of:=[.C2392]-[.C2391]" office:value-type="float" office:value="0">
            <text:p>0.000000</text:p>
          </table:table-cell>
          <table:table-cell table:formula="of:=[.A2392]-[.A2391]" office:value-type="float" office:value="0.000363000000106695">
            <text:p>0.00036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61639">
            <text:p>1839.461639</text:p>
          </table:table-cell>
          <table:table-cell office:value-type="float" office:value="10965520122156">
            <text:p>10965520122156</text:p>
          </table:table-cell>
          <table:table-cell table:formula="of:=([.B2393]-[.B$4])/10^9" office:value-type="float" office:value="0.389061105">
            <text:p>0.389061</text:p>
          </table:table-cell>
          <table:table-cell table:formula="of:=[.C2393]-[.C2392]" office:value-type="float" office:value="0">
            <text:p>0.000000</text:p>
          </table:table-cell>
          <table:table-cell table:formula="of:=[.A2393]-[.A2392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6164">
            <text:p>1839.461640</text:p>
          </table:table-cell>
          <table:table-cell office:value-type="float" office:value="10965520122156">
            <text:p>10965520122156</text:p>
          </table:table-cell>
          <table:table-cell table:formula="of:=([.B2394]-[.B$4])/10^9" office:value-type="float" office:value="0.389061105">
            <text:p>0.389061</text:p>
          </table:table-cell>
          <table:table-cell table:formula="of:=[.C2394]-[.C2393]" office:value-type="float" office:value="0">
            <text:p>0.000000</text:p>
          </table:table-cell>
          <table:table-cell table:formula="of:=[.A2394]-[.A2393]" office:value-type="float" office:value="0.000000999999883788405">
            <text:p>0.000001</text:p>
          </table:table-cell>
          <table:table-cell/>
          <table:table-cell office:value-type="string">
            <text:p>postpones its deadline to 10965525416626; c_s is topped up to 1992156</text:p>
          </table:table-cell>
          <table:table-cell/>
        </table:table-row>
        <table:table-row table:style-name="ro1">
          <table:table-cell office:value-type="float" office:value="1839.461641">
            <text:p>1839.461641</text:p>
          </table:table-cell>
          <table:table-cell office:value-type="float" office:value="10965520122156">
            <text:p>10965520122156</text:p>
          </table:table-cell>
          <table:table-cell table:formula="of:=([.B2395]-[.B$4])/10^9" office:value-type="float" office:value="0.389061105">
            <text:p>0.389061</text:p>
          </table:table-cell>
          <table:table-cell table:formula="of:=[.C2395]-[.C2394]" office:value-type="float" office:value="0">
            <text:p>0.000000</text:p>
          </table:table-cell>
          <table:table-cell table:formula="of:=[.A2395]-[.A2394]" office:value-type="float" office:value="0.00000100000011116208">
            <text:p>0.000001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39.461676">
            <text:p>1839.461676</text:p>
          </table:table-cell>
          <table:table-cell office:value-type="float" office:value="10965520122156">
            <text:p>10965520122156</text:p>
          </table:table-cell>
          <table:table-cell table:formula="of:=([.B2396]-[.B$4])/10^9" office:value-type="float" office:value="0.389061105">
            <text:p>0.389061</text:p>
          </table:table-cell>
          <table:table-cell table:formula="of:=[.C2396]-[.C2395]" office:value-type="float" office:value="0">
            <text:p>0.000000</text:p>
          </table:table-cell>
          <table:table-cell table:formula="of:=[.A2396]-[.A2395]" office:value-type="float" office:value="0.0000349999997979467">
            <text:p>0.00003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9.462208">
            <text:p>1839.462208</text:p>
          </table:table-cell>
          <table:table-cell office:value-type="float" office:value="10965520122156">
            <text:p>10965520122156</text:p>
          </table:table-cell>
          <table:table-cell table:formula="of:=([.B2397]-[.B$4])/10^9" office:value-type="float" office:value="0.389061105">
            <text:p>0.389061</text:p>
          </table:table-cell>
          <table:table-cell table:formula="of:=[.C2397]-[.C2396]" office:value-type="float" office:value="0">
            <text:p>0.000000</text:p>
          </table:table-cell>
          <table:table-cell table:formula="of:=[.A2397]-[.A2396]" office:value-type="float" office:value="0.000532000000021071">
            <text:p>0.00053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462211">
            <text:p>1839.462211</text:p>
          </table:table-cell>
          <table:table-cell office:value-type="float" office:value="10965521058440">
            <text:p>10965521058440</text:p>
          </table:table-cell>
          <table:table-cell table:formula="of:=([.B2398]-[.B$4])/10^9" office:value-type="float" office:value="0.389997389">
            <text:p>0.389997</text:p>
          </table:table-cell>
          <table:table-cell table:formula="of:=[.C2398]-[.C2397]" office:value-type="float" office:value="0.000936284000000009">
            <text:p>0.000936</text:p>
          </table:table-cell>
          <table:table-cell table:formula="of:=[.A2398]-[.A2397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462211">
            <text:p>1839.462211</text:p>
          </table:table-cell>
          <table:table-cell office:value-type="float" office:value="10965521058440">
            <text:p>10965521058440</text:p>
          </table:table-cell>
          <table:table-cell table:formula="of:=([.B2399]-[.B$4])/10^9" office:value-type="float" office:value="0.389997389">
            <text:p>0.389997</text:p>
          </table:table-cell>
          <table:table-cell table:formula="of:=[.C2399]-[.C2398]" office:value-type="float" office:value="0">
            <text:p>0.000000</text:p>
          </table:table-cell>
          <table:table-cell table:formula="of:=[.A2399]-[.A2398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10965528058440; c_s is fully topped up</text:p>
          </table:table-cell>
        </table:table-row>
        <table:table-row table:style-name="ro1">
          <table:table-cell office:value-type="float" office:value="1839.462239">
            <text:p>1839.462239</text:p>
          </table:table-cell>
          <table:table-cell office:value-type="float" office:value="10965521058440">
            <text:p>10965521058440</text:p>
          </table:table-cell>
          <table:table-cell table:formula="of:=([.B2400]-[.B$4])/10^9" office:value-type="float" office:value="0.389997389">
            <text:p>0.389997</text:p>
          </table:table-cell>
          <table:table-cell table:formula="of:=[.C2400]-[.C2399]" office:value-type="float" office:value="0">
            <text:p>0.000000</text:p>
          </table:table-cell>
          <table:table-cell table:formula="of:=[.A2400]-[.A2399]" office:value-type="float" office:value="0.0000279999999293068">
            <text:p>0.000028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839.46224">
            <text:p>1839.462240</text:p>
          </table:table-cell>
          <table:table-cell office:value-type="float" office:value="10965521058440">
            <text:p>10965521058440</text:p>
          </table:table-cell>
          <table:table-cell table:formula="of:=([.B2401]-[.B$4])/10^9" office:value-type="float" office:value="0.389997389">
            <text:p>0.389997</text:p>
          </table:table-cell>
          <table:table-cell table:formula="of:=[.C2401]-[.C2400]" office:value-type="float" office:value="0">
            <text:p>0.000000</text:p>
          </table:table-cell>
          <table:table-cell table:formula="of:=[.A2401]-[.A2400]" office:value-type="float" office:value="0.00000100000011116208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62241">
            <text:p>1839.462241</text:p>
          </table:table-cell>
          <table:table-cell office:value-type="float" office:value="10965521058440">
            <text:p>10965521058440</text:p>
          </table:table-cell>
          <table:table-cell table:formula="of:=([.B2402]-[.B$4])/10^9" office:value-type="float" office:value="0.389997389">
            <text:p>0.389997</text:p>
          </table:table-cell>
          <table:table-cell table:formula="of:=[.C2402]-[.C2401]" office:value-type="float" office:value="0">
            <text:p>0.000000</text:p>
          </table:table-cell>
          <table:table-cell table:formula="of:=[.A2402]-[.A2401]" office:value-type="float" office:value="0.000000999999883788405">
            <text:p>0.000001</text:p>
          </table:table-cell>
          <table:table-cell office:value-type="string">
            <text:p>postpones its deadline to 10965523078216; c_s is topped up to 968845</text:p>
          </table:table-cell>
          <table:table-cell table:number-columns-repeated="2"/>
        </table:table-row>
        <table:table-row table:style-name="ro1">
          <table:table-cell office:value-type="float" office:value="1839.462242">
            <text:p>1839.462242</text:p>
          </table:table-cell>
          <table:table-cell office:value-type="float" office:value="10965521058440">
            <text:p>10965521058440</text:p>
          </table:table-cell>
          <table:table-cell table:formula="of:=([.B2403]-[.B$4])/10^9" office:value-type="float" office:value="0.389997389">
            <text:p>0.389997</text:p>
          </table:table-cell>
          <table:table-cell table:formula="of:=[.C2403]-[.C2402]" office:value-type="float" office:value="0">
            <text:p>0.000000</text:p>
          </table:table-cell>
          <table:table-cell table:formula="of:=[.A2403]-[.A2402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462252">
            <text:p>1839.462252</text:p>
          </table:table-cell>
          <table:table-cell office:value-type="float" office:value="10965521058440">
            <text:p>10965521058440</text:p>
          </table:table-cell>
          <table:table-cell table:formula="of:=([.B2404]-[.B$4])/10^9" office:value-type="float" office:value="0.389997389">
            <text:p>0.389997</text:p>
          </table:table-cell>
          <table:table-cell table:formula="of:=[.C2404]-[.C2403]" office:value-type="float" office:value="0">
            <text:p>0.000000</text:p>
          </table:table-cell>
          <table:table-cell table:formula="of:=[.A2404]-[.A2403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6226">
            <text:p>1839.462260</text:p>
          </table:table-cell>
          <table:table-cell office:value-type="float" office:value="10965521058440">
            <text:p>10965521058440</text:p>
          </table:table-cell>
          <table:table-cell table:formula="of:=([.B2405]-[.B$4])/10^9" office:value-type="float" office:value="0.389997389">
            <text:p>0.389997</text:p>
          </table:table-cell>
          <table:table-cell table:formula="of:=[.C2405]-[.C2404]" office:value-type="float" office:value="0">
            <text:p>0.000000</text:p>
          </table:table-cell>
          <table:table-cell table:formula="of:=[.A2405]-[.A2404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462308">
            <text:p>1839.462308</text:p>
          </table:table-cell>
          <table:table-cell office:value-type="float" office:value="10965521155497">
            <text:p>10965521155497</text:p>
          </table:table-cell>
          <table:table-cell table:formula="of:=([.B2406]-[.B$4])/10^9" office:value-type="float" office:value="0.390094446">
            <text:p>0.390094</text:p>
          </table:table-cell>
          <table:table-cell table:formula="of:=[.C2406]-[.C2405]" office:value-type="float" office:value="0.000097056999999956">
            <text:p>0.000097</text:p>
          </table:table-cell>
          <table:table-cell table:formula="of:=[.A2406]-[.A2405]" office:value-type="float" office:value="0.0000479999998788117">
            <text:p>0.0000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62309">
            <text:p>1839.462309</text:p>
          </table:table-cell>
          <table:table-cell office:value-type="float" office:value="10965521155497">
            <text:p>10965521155497</text:p>
          </table:table-cell>
          <table:table-cell table:formula="of:=([.B2407]-[.B$4])/10^9" office:value-type="float" office:value="0.390094446">
            <text:p>0.390094</text:p>
          </table:table-cell>
          <table:table-cell table:formula="of:=[.C2407]-[.C2406]" office:value-type="float" office:value="0">
            <text:p>0.000000</text:p>
          </table:table-cell>
          <table:table-cell table:formula="of:=[.A2407]-[.A2406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62316">
            <text:p>1839.462316</text:p>
          </table:table-cell>
          <table:table-cell office:value-type="float" office:value="10965521155497">
            <text:p>10965521155497</text:p>
          </table:table-cell>
          <table:table-cell table:formula="of:=([.B2408]-[.B$4])/10^9" office:value-type="float" office:value="0.390094446">
            <text:p>0.390094</text:p>
          </table:table-cell>
          <table:table-cell table:formula="of:=[.C2408]-[.C2407]" office:value-type="float" office:value="0">
            <text:p>0.000000</text:p>
          </table:table-cell>
          <table:table-cell table:formula="of:=[.A2408]-[.A2407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463224">
            <text:p>1839.463224</text:p>
          </table:table-cell>
          <table:table-cell office:value-type="float" office:value="10965522071488">
            <text:p>10965522071488</text:p>
          </table:table-cell>
          <table:table-cell table:formula="of:=([.B2409]-[.B$4])/10^9" office:value-type="float" office:value="0.391010437">
            <text:p>0.391010</text:p>
          </table:table-cell>
          <table:table-cell table:formula="of:=[.C2409]-[.C2408]" office:value-type="float" office:value="0.000915991000000005">
            <text:p>0.000916</text:p>
          </table:table-cell>
          <table:table-cell table:formula="of:=[.A2409]-[.A2408]" office:value-type="float" office:value="0.000907999999981257">
            <text:p>0.00090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63225">
            <text:p>1839.463225</text:p>
          </table:table-cell>
          <table:table-cell office:value-type="float" office:value="10965522071488">
            <text:p>10965522071488</text:p>
          </table:table-cell>
          <table:table-cell table:formula="of:=([.B2410]-[.B$4])/10^9" office:value-type="float" office:value="0.391010437">
            <text:p>0.391010</text:p>
          </table:table-cell>
          <table:table-cell table:formula="of:=[.C2410]-[.C2409]" office:value-type="float" office:value="0">
            <text:p>0.000000</text:p>
          </table:table-cell>
          <table:table-cell table:formula="of:=[.A2410]-[.A2409]" office:value-type="float" office:value="0.000000999999883788405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6323">
            <text:p>1839.463230</text:p>
          </table:table-cell>
          <table:table-cell office:value-type="float" office:value="10965522071488">
            <text:p>10965522071488</text:p>
          </table:table-cell>
          <table:table-cell table:formula="of:=([.B2411]-[.B$4])/10^9" office:value-type="float" office:value="0.391010437">
            <text:p>0.391010</text:p>
          </table:table-cell>
          <table:table-cell table:formula="of:=[.C2411]-[.C2410]" office:value-type="float" office:value="0">
            <text:p>0.000000</text:p>
          </table:table-cell>
          <table:table-cell table:formula="of:=[.A2411]-[.A241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63234">
            <text:p>1839.463234</text:p>
          </table:table-cell>
          <table:table-cell office:value-type="float" office:value="10965522082098">
            <text:p>10965522082098</text:p>
          </table:table-cell>
          <table:table-cell table:formula="of:=([.B2412]-[.B$4])/10^9" office:value-type="float" office:value="0.391021047">
            <text:p>0.391021</text:p>
          </table:table-cell>
          <table:table-cell table:formula="of:=[.C2412]-[.C2411]" office:value-type="float" office:value="0.000010610000000022">
            <text:p>0.000011</text:p>
          </table:table-cell>
          <table:table-cell table:formula="of:=[.A2412]-[.A2411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6324">
            <text:p>1839.463240</text:p>
          </table:table-cell>
          <table:table-cell office:value-type="float" office:value="10965522082098">
            <text:p>10965522082098</text:p>
          </table:table-cell>
          <table:table-cell table:formula="of:=([.B2413]-[.B$4])/10^9" office:value-type="float" office:value="0.391021047">
            <text:p>0.391021</text:p>
          </table:table-cell>
          <table:table-cell table:formula="of:=[.C2413]-[.C2412]" office:value-type="float" office:value="0">
            <text:p>0.000000</text:p>
          </table:table-cell>
          <table:table-cell table:formula="of:=[.A2413]-[.A2412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839.463372">
            <text:p>1839.463372</text:p>
          </table:table-cell>
          <table:table-cell office:value-type="float" office:value="10965522082098">
            <text:p>10965522082098</text:p>
          </table:table-cell>
          <table:table-cell table:formula="of:=([.B2414]-[.B$4])/10^9" office:value-type="float" office:value="0.391021047">
            <text:p>0.391021</text:p>
          </table:table-cell>
          <table:table-cell table:formula="of:=[.C2414]-[.C2413]" office:value-type="float" office:value="0">
            <text:p>0.000000</text:p>
          </table:table-cell>
          <table:table-cell table:formula="of:=[.A2414]-[.A2413]" office:value-type="float" office:value="0.000131999999894106">
            <text:p>0.00013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463374">
            <text:p>1839.463374</text:p>
          </table:table-cell>
          <table:table-cell office:value-type="float" office:value="10965522221760">
            <text:p>10965522221760</text:p>
          </table:table-cell>
          <table:table-cell table:formula="of:=([.B2415]-[.B$4])/10^9" office:value-type="float" office:value="0.391160709">
            <text:p>0.391161</text:p>
          </table:table-cell>
          <table:table-cell table:formula="of:=[.C2415]-[.C2414]" office:value-type="float" office:value="0.000139661999999985">
            <text:p>0.000140</text:p>
          </table:table-cell>
          <table:table-cell table:formula="of:=[.A2415]-[.A241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63375">
            <text:p>1839.463375</text:p>
          </table:table-cell>
          <table:table-cell office:value-type="float" office:value="10965522221760">
            <text:p>10965522221760</text:p>
          </table:table-cell>
          <table:table-cell table:formula="of:=([.B2416]-[.B$4])/10^9" office:value-type="float" office:value="0.391160709">
            <text:p>0.391161</text:p>
          </table:table-cell>
          <table:table-cell table:formula="of:=[.C2416]-[.C2415]" office:value-type="float" office:value="0">
            <text:p>0.000000</text:p>
          </table:table-cell>
          <table:table-cell table:formula="of:=[.A2416]-[.A2415]" office:value-type="float" office:value="0.00000100000011116208">
            <text:p>0.000001</text:p>
          </table:table-cell>
          <table:table-cell/>
          <table:table-cell office:value-type="string">
            <text:p>139881 / 3194866 &lt;= 2000000 / 5000000</text:p>
          </table:table-cell>
          <table:table-cell/>
        </table:table-row>
        <table:table-row table:style-name="ro1">
          <table:table-cell office:value-type="float" office:value="1839.463376">
            <text:p>1839.463376</text:p>
          </table:table-cell>
          <table:table-cell office:value-type="float" office:value="10965522221760">
            <text:p>10965522221760</text:p>
          </table:table-cell>
          <table:table-cell table:formula="of:=([.B2417]-[.B$4])/10^9" office:value-type="float" office:value="0.391160709">
            <text:p>0.391161</text:p>
          </table:table-cell>
          <table:table-cell table:formula="of:=[.C2417]-[.C2416]" office:value-type="float" office:value="0">
            <text:p>0.000000</text:p>
          </table:table-cell>
          <table:table-cell table:formula="of:=[.A2417]-[.A2416]" office:value-type="float" office:value="0.000000999999883788405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463377">
            <text:p>1839.463377</text:p>
          </table:table-cell>
          <table:table-cell office:value-type="float" office:value="10965522221760">
            <text:p>10965522221760</text:p>
          </table:table-cell>
          <table:table-cell table:formula="of:=([.B2418]-[.B$4])/10^9" office:value-type="float" office:value="0.391160709">
            <text:p>0.391161</text:p>
          </table:table-cell>
          <table:table-cell table:formula="of:=[.C2418]-[.C2417]" office:value-type="float" office:value="0">
            <text:p>0.000000</text:p>
          </table:table-cell>
          <table:table-cell table:formula="of:=[.A2418]-[.A2417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839.46339">
            <text:p>1839.463390</text:p>
          </table:table-cell>
          <table:table-cell office:value-type="float" office:value="10965522237697">
            <text:p>10965522237697</text:p>
          </table:table-cell>
          <table:table-cell table:formula="of:=([.B2419]-[.B$4])/10^9" office:value-type="float" office:value="0.391176646">
            <text:p>0.391177</text:p>
          </table:table-cell>
          <table:table-cell table:formula="of:=[.C2419]-[.C2418]" office:value-type="float" office:value="0.0000159370000000214">
            <text:p>0.000016</text:p>
          </table:table-cell>
          <table:table-cell table:formula="of:=[.A2419]-[.A2418]" office:value-type="float" office:value="0.0000129999998534913">
            <text:p>0.00001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63397">
            <text:p>1839.463397</text:p>
          </table:table-cell>
          <table:table-cell office:value-type="float" office:value="10965522237697">
            <text:p>10965522237697</text:p>
          </table:table-cell>
          <table:table-cell table:formula="of:=([.B2420]-[.B$4])/10^9" office:value-type="float" office:value="0.391176646">
            <text:p>0.391177</text:p>
          </table:table-cell>
          <table:table-cell table:formula="of:=[.C2420]-[.C2419]" office:value-type="float" office:value="0">
            <text:p>0.000000</text:p>
          </table:table-cell>
          <table:table-cell table:formula="of:=[.A2420]-[.A2419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463539">
            <text:p>1839.463539</text:p>
          </table:table-cell>
          <table:table-cell office:value-type="float" office:value="10965522385789">
            <text:p>10965522385789</text:p>
          </table:table-cell>
          <table:table-cell table:formula="of:=([.B2421]-[.B$4])/10^9" office:value-type="float" office:value="0.391324738">
            <text:p>0.391325</text:p>
          </table:table-cell>
          <table:table-cell table:formula="of:=[.C2421]-[.C2420]" office:value-type="float" office:value="0.000148091999999989">
            <text:p>0.000148</text:p>
          </table:table-cell>
          <table:table-cell table:formula="of:=[.A2421]-[.A2420]" office:value-type="float" office:value="0.000142000000096232">
            <text:p>0.00014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63539">
            <text:p>1839.463539</text:p>
          </table:table-cell>
          <table:table-cell office:value-type="float" office:value="10965522385789">
            <text:p>10965522385789</text:p>
          </table:table-cell>
          <table:table-cell table:formula="of:=([.B2422]-[.B$4])/10^9" office:value-type="float" office:value="0.391324738">
            <text:p>0.391325</text:p>
          </table:table-cell>
          <table:table-cell table:formula="of:=[.C2422]-[.C2421]" office:value-type="float" office:value="0">
            <text:p>0.000000</text:p>
          </table:table-cell>
          <table:table-cell table:formula="of:=[.A2422]-[.A2421]" office:value-type="float" office:value="0">
            <text:p>0.000000</text:p>
          </table:table-cell>
          <table:table-cell/>
          <table:table-cell office:value-type="string">
            <text:p>uses up its c_s; 10965522385789-10965522237697=148092</text:p>
          </table:table-cell>
          <table:table-cell/>
        </table:table-row>
        <table:table-row table:style-name="ro1">
          <table:table-cell office:value-type="float" office:value="1839.463549">
            <text:p>1839.463549</text:p>
          </table:table-cell>
          <table:table-cell office:value-type="float" office:value="10965522396340">
            <text:p>10965522396340</text:p>
          </table:table-cell>
          <table:table-cell table:formula="of:=([.B2423]-[.B$4])/10^9" office:value-type="float" office:value="0.391335289">
            <text:p>0.391335</text:p>
          </table:table-cell>
          <table:table-cell table:formula="of:=[.C2423]-[.C2422]" office:value-type="float" office:value="0.0000105509999999698">
            <text:p>0.000011</text:p>
          </table:table-cell>
          <table:table-cell table:formula="of:=[.A2423]-[.A2422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63553">
            <text:p>1839.463553</text:p>
          </table:table-cell>
          <table:table-cell office:value-type="float" office:value="10965522396340">
            <text:p>10965522396340</text:p>
          </table:table-cell>
          <table:table-cell table:formula="of:=([.B2424]-[.B$4])/10^9" office:value-type="float" office:value="0.391335289">
            <text:p>0.391335</text:p>
          </table:table-cell>
          <table:table-cell table:formula="of:=[.C2424]-[.C2423]" office:value-type="float" office:value="0">
            <text:p>0.000000</text:p>
          </table:table-cell>
          <table:table-cell table:formula="of:=[.A2424]-[.A242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64204">
            <text:p>1839.464204</text:p>
          </table:table-cell>
          <table:table-cell office:value-type="float" office:value="10965522396340">
            <text:p>10965522396340</text:p>
          </table:table-cell>
          <table:table-cell table:formula="of:=([.B2425]-[.B$4])/10^9" office:value-type="float" office:value="0.391335289">
            <text:p>0.391335</text:p>
          </table:table-cell>
          <table:table-cell table:formula="of:=[.C2425]-[.C2424]" office:value-type="float" office:value="0">
            <text:p>0.000000</text:p>
          </table:table-cell>
          <table:table-cell table:formula="of:=[.A2425]-[.A2424]" office:value-type="float" office:value="0.000651000000061686">
            <text:p>0.00065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64206">
            <text:p>1839.464206</text:p>
          </table:table-cell>
          <table:table-cell office:value-type="float" office:value="10965523053586">
            <text:p>10965523053586</text:p>
          </table:table-cell>
          <table:table-cell table:formula="of:=([.B2426]-[.B$4])/10^9" office:value-type="float" office:value="0.391992535">
            <text:p>0.391993</text:p>
          </table:table-cell>
          <table:table-cell table:formula="of:=[.C2426]-[.C2425]" office:value-type="float" office:value="0.000657246">
            <text:p>0.000657</text:p>
          </table:table-cell>
          <table:table-cell table:formula="of:=[.A2426]-[.A242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64207">
            <text:p>1839.464207</text:p>
          </table:table-cell>
          <table:table-cell office:value-type="float" office:value="10965523053586">
            <text:p>10965523053586</text:p>
          </table:table-cell>
          <table:table-cell table:formula="of:=([.B2427]-[.B$4])/10^9" office:value-type="float" office:value="0.391992535">
            <text:p>0.391993</text:p>
          </table:table-cell>
          <table:table-cell table:formula="of:=[.C2427]-[.C2426]" office:value-type="float" office:value="0">
            <text:p>0.000000</text:p>
          </table:table-cell>
          <table:table-cell table:formula="of:=[.A2427]-[.A2426]" office:value-type="float" office:value="0.000000999999883788405">
            <text:p>0.000001</text:p>
          </table:table-cell>
          <table:table-cell office:value-type="string">
            <text:p>871788 / 24630 &gt; 1000000 / 2000000</text:p>
          </table:table-cell>
          <table:table-cell table:number-columns-repeated="2"/>
        </table:table-row>
        <table:table-row table:style-name="ro1">
          <table:table-cell office:value-type="float" office:value="1839.464207">
            <text:p>1839.464207</text:p>
          </table:table-cell>
          <table:table-cell office:value-type="float" office:value="10965523053586">
            <text:p>10965523053586</text:p>
          </table:table-cell>
          <table:table-cell table:formula="of:=([.B2428]-[.B$4])/10^9" office:value-type="float" office:value="0.391992535">
            <text:p>0.391993</text:p>
          </table:table-cell>
          <table:table-cell table:formula="of:=[.C2428]-[.C2427]" office:value-type="float" office:value="0">
            <text:p>0.000000</text:p>
          </table:table-cell>
          <table:table-cell table:formula="of:=[.A2428]-[.A2427]" office:value-type="float" office:value="0">
            <text:p>0.000000</text:p>
          </table:table-cell>
          <table:table-cell office:value-type="string">
            <text:p>d_s is renewed (r + D) to 10965525053586; c_s is fully topped up</text:p>
          </table:table-cell>
          <table:table-cell table:number-columns-repeated="2"/>
        </table:table-row>
        <table:table-row table:style-name="ro1">
          <table:table-cell office:value-type="float" office:value="1839.464209">
            <text:p>1839.464209</text:p>
          </table:table-cell>
          <table:table-cell office:value-type="float" office:value="10965523053586">
            <text:p>10965523053586</text:p>
          </table:table-cell>
          <table:table-cell table:formula="of:=([.B2429]-[.B$4])/10^9" office:value-type="float" office:value="0.391992535">
            <text:p>0.391993</text:p>
          </table:table-cell>
          <table:table-cell table:formula="of:=[.C2429]-[.C2428]" office:value-type="float" office:value="0">
            <text:p>0.000000</text:p>
          </table:table-cell>
          <table:table-cell table:formula="of:=[.A2429]-[.A2428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464216">
            <text:p>1839.464216</text:p>
          </table:table-cell>
          <table:table-cell office:value-type="float" office:value="10965523063651">
            <text:p>10965523063651</text:p>
          </table:table-cell>
          <table:table-cell table:formula="of:=([.B2430]-[.B$4])/10^9" office:value-type="float" office:value="0.3920026">
            <text:p>0.392003</text:p>
          </table:table-cell>
          <table:table-cell table:formula="of:=[.C2430]-[.C2429]" office:value-type="float" office:value="0.0000100650000000035">
            <text:p>0.000010</text:p>
          </table:table-cell>
          <table:table-cell table:formula="of:=[.A2430]-[.A2429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64221">
            <text:p>1839.464221</text:p>
          </table:table-cell>
          <table:table-cell office:value-type="float" office:value="10965523063651">
            <text:p>10965523063651</text:p>
          </table:table-cell>
          <table:table-cell table:formula="of:=([.B2431]-[.B$4])/10^9" office:value-type="float" office:value="0.3920026">
            <text:p>0.392003</text:p>
          </table:table-cell>
          <table:table-cell table:formula="of:=[.C2431]-[.C2430]" office:value-type="float" office:value="0">
            <text:p>0.000000</text:p>
          </table:table-cell>
          <table:table-cell table:formula="of:=[.A2431]-[.A2430]" office:value-type="float" office:value="0.00000499999987368938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465118">
            <text:p>1839.465118</text:p>
          </table:table-cell>
          <table:table-cell office:value-type="float" office:value="10965523965596">
            <text:p>10965523965596</text:p>
          </table:table-cell>
          <table:table-cell table:formula="of:=([.B2432]-[.B$4])/10^9" office:value-type="float" office:value="0.392904545">
            <text:p>0.392905</text:p>
          </table:table-cell>
          <table:table-cell table:formula="of:=[.C2432]-[.C2431]" office:value-type="float" office:value="0.000901945000000015">
            <text:p>0.000902</text:p>
          </table:table-cell>
          <table:table-cell table:formula="of:=[.A2432]-[.A2431]" office:value-type="float" office:value="0.000897000000122716">
            <text:p>0.00089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65119">
            <text:p>1839.465119</text:p>
          </table:table-cell>
          <table:table-cell office:value-type="float" office:value="10965523965596">
            <text:p>10965523965596</text:p>
          </table:table-cell>
          <table:table-cell table:formula="of:=([.B2433]-[.B$4])/10^9" office:value-type="float" office:value="0.392904545">
            <text:p>0.392905</text:p>
          </table:table-cell>
          <table:table-cell table:formula="of:=[.C2433]-[.C2432]" office:value-type="float" office:value="0">
            <text:p>0.000000</text:p>
          </table:table-cell>
          <table:table-cell table:formula="of:=[.A2433]-[.A2432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65124">
            <text:p>1839.465124</text:p>
          </table:table-cell>
          <table:table-cell office:value-type="float" office:value="10965523965596">
            <text:p>10965523965596</text:p>
          </table:table-cell>
          <table:table-cell table:formula="of:=([.B2434]-[.B$4])/10^9" office:value-type="float" office:value="0.392904545">
            <text:p>0.392905</text:p>
          </table:table-cell>
          <table:table-cell table:formula="of:=[.C2434]-[.C2433]" office:value-type="float" office:value="0">
            <text:p>0.000000</text:p>
          </table:table-cell>
          <table:table-cell table:formula="of:=[.A2434]-[.A2433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466571">
            <text:p>1839.466571</text:p>
          </table:table-cell>
          <table:table-cell office:value-type="float" office:value="10965524014293">
            <text:p>10965524014293</text:p>
          </table:table-cell>
          <table:table-cell table:formula="of:=([.B2435]-[.B$4])/10^9" office:value-type="float" office:value="0.392953242">
            <text:p>0.392953</text:p>
          </table:table-cell>
          <table:table-cell table:formula="of:=[.C2435]-[.C2434]" office:value-type="float" office:value="0.0000486969999999864">
            <text:p>0.000049</text:p>
          </table:table-cell>
          <table:table-cell table:formula="of:=[.A2435]-[.A2434]" office:value-type="float" office:value="0.00144699999987097">
            <text:p>0.00144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66572">
            <text:p>1839.466572</text:p>
          </table:table-cell>
          <table:table-cell office:value-type="float" office:value="10965524014293">
            <text:p>10965524014293</text:p>
          </table:table-cell>
          <table:table-cell table:formula="of:=([.B2436]-[.B$4])/10^9" office:value-type="float" office:value="0.392953242">
            <text:p>0.392953</text:p>
          </table:table-cell>
          <table:table-cell table:formula="of:=[.C2436]-[.C2435]" office:value-type="float" office:value="0">
            <text:p>0.000000</text:p>
          </table:table-cell>
          <table:table-cell table:formula="of:=[.A2436]-[.A2435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66573">
            <text:p>1839.466573</text:p>
          </table:table-cell>
          <table:table-cell office:value-type="float" office:value="10965524014293">
            <text:p>10965524014293</text:p>
          </table:table-cell>
          <table:table-cell table:formula="of:=([.B2437]-[.B$4])/10^9" office:value-type="float" office:value="0.392953242">
            <text:p>0.392953</text:p>
          </table:table-cell>
          <table:table-cell table:formula="of:=[.C2437]-[.C2436]" office:value-type="float" office:value="0">
            <text:p>0.000000</text:p>
          </table:table-cell>
          <table:table-cell table:formula="of:=[.A2437]-[.A2436]" office:value-type="float" office:value="0.000000999999883788405">
            <text:p>0.000001</text:p>
          </table:table-cell>
          <table:table-cell/>
          <table:table-cell office:value-type="string">
            <text:p>postpones its deadline to 10965530416626; c_s is topped up to 1991789</text:p>
          </table:table-cell>
          <table:table-cell/>
        </table:table-row>
        <table:table-row table:style-name="ro1">
          <table:table-cell office:value-type="float" office:value="1839.467278">
            <text:p>1839.467278</text:p>
          </table:table-cell>
          <table:table-cell office:value-type="float" office:value="10965526133326">
            <text:p>10965526133326</text:p>
          </table:table-cell>
          <table:table-cell table:formula="of:=([.B2438]-[.B$4])/10^9" office:value-type="float" office:value="0.395072275">
            <text:p>0.395072</text:p>
          </table:table-cell>
          <table:table-cell table:formula="of:=[.C2438]-[.C2437]" office:value-type="float" office:value="0.00211903299999999">
            <text:p>0.002119</text:p>
          </table:table-cell>
          <table:table-cell table:formula="of:=[.A2438]-[.A2437]" office:value-type="float" office:value="0.000705000000152722">
            <text:p>0.0007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467279">
            <text:p>1839.467279</text:p>
          </table:table-cell>
          <table:table-cell office:value-type="float" office:value="10965526133326">
            <text:p>10965526133326</text:p>
          </table:table-cell>
          <table:table-cell table:formula="of:=([.B2439]-[.B$4])/10^9" office:value-type="float" office:value="0.395072275">
            <text:p>0.395072</text:p>
          </table:table-cell>
          <table:table-cell table:formula="of:=[.C2439]-[.C2438]" office:value-type="float" office:value="0">
            <text:p>0.000000</text:p>
          </table:table-cell>
          <table:table-cell table:formula="of:=[.A2439]-[.A2438]" office:value-type="float" office:value="0.000000999999883788405">
            <text:p>0.000001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46728">
            <text:p>1839.467280</text:p>
          </table:table-cell>
          <table:table-cell office:value-type="float" office:value="10965526133326">
            <text:p>10965526133326</text:p>
          </table:table-cell>
          <table:table-cell table:formula="of:=([.B2440]-[.B$4])/10^9" office:value-type="float" office:value="0.395072275">
            <text:p>0.395072</text:p>
          </table:table-cell>
          <table:table-cell table:formula="of:=[.C2440]-[.C2439]" office:value-type="float" office:value="0">
            <text:p>0.000000</text:p>
          </table:table-cell>
          <table:table-cell table:formula="of:=[.A2440]-[.A2439]" office:value-type="float" office:value="0.00000100000011116208">
            <text:p>0.000001</text:p>
          </table:table-cell>
          <table:table-cell table:number-columns-repeated="2"/>
          <table:table-cell office:value-type="string">
            <text:p>uses up its c_s; 10965526133326-10965524014293=2119033</text:p>
          </table:table-cell>
        </table:table-row>
        <table:table-row table:style-name="ro1">
          <table:table-cell office:value-type="float" office:value="1839.467286">
            <text:p>1839.467286</text:p>
          </table:table-cell>
          <table:table-cell office:value-type="float" office:value="10965526133326">
            <text:p>10965526133326</text:p>
          </table:table-cell>
          <table:table-cell table:formula="of:=([.B2441]-[.B$4])/10^9" office:value-type="float" office:value="0.395072275">
            <text:p>0.395072</text:p>
          </table:table-cell>
          <table:table-cell table:formula="of:=[.C2441]-[.C2440]" office:value-type="float" office:value="0">
            <text:p>0.000000</text:p>
          </table:table-cell>
          <table:table-cell table:formula="of:=[.A2441]-[.A2440]" office:value-type="float" office:value="0.00000599999998485146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6729">
            <text:p>1839.467290</text:p>
          </table:table-cell>
          <table:table-cell office:value-type="float" office:value="10965526133326">
            <text:p>10965526133326</text:p>
          </table:table-cell>
          <table:table-cell table:formula="of:=([.B2442]-[.B$4])/10^9" office:value-type="float" office:value="0.395072275">
            <text:p>0.395072</text:p>
          </table:table-cell>
          <table:table-cell table:formula="of:=[.C2442]-[.C2441]" office:value-type="float" office:value="0">
            <text:p>0.000000</text:p>
          </table:table-cell>
          <table:table-cell table:formula="of:=[.A2442]-[.A2441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468195">
            <text:p>1839.468195</text:p>
          </table:table-cell>
          <table:table-cell office:value-type="float" office:value="10965526133326">
            <text:p>10965526133326</text:p>
          </table:table-cell>
          <table:table-cell table:formula="of:=([.B2443]-[.B$4])/10^9" office:value-type="float" office:value="0.395072275">
            <text:p>0.395072</text:p>
          </table:table-cell>
          <table:table-cell table:formula="of:=[.C2443]-[.C2442]" office:value-type="float" office:value="0">
            <text:p>0.000000</text:p>
          </table:table-cell>
          <table:table-cell table:formula="of:=[.A2443]-[.A2442]" office:value-type="float" office:value="0.000904999999875145">
            <text:p>0.0009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68198">
            <text:p>1839.468198</text:p>
          </table:table-cell>
          <table:table-cell office:value-type="float" office:value="10965527052673">
            <text:p>10965527052673</text:p>
          </table:table-cell>
          <table:table-cell table:formula="of:=([.B2444]-[.B$4])/10^9" office:value-type="float" office:value="0.395991622">
            <text:p>0.395992</text:p>
          </table:table-cell>
          <table:table-cell table:formula="of:=[.C2444]-[.C2443]" office:value-type="float" office:value="0.000919347000000015">
            <text:p>0.000919</text:p>
          </table:table-cell>
          <table:table-cell table:formula="of:=[.A2444]-[.A2443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68198">
            <text:p>1839.468198</text:p>
          </table:table-cell>
          <table:table-cell office:value-type="float" office:value="10965527052673">
            <text:p>10965527052673</text:p>
          </table:table-cell>
          <table:table-cell table:formula="of:=([.B2445]-[.B$4])/10^9" office:value-type="float" office:value="0.395991622">
            <text:p>0.395992</text:p>
          </table:table-cell>
          <table:table-cell table:formula="of:=[.C2445]-[.C2444]" office:value-type="float" office:value="0">
            <text:p>0.000000</text:p>
          </table:table-cell>
          <table:table-cell table:formula="of:=[.A2445]-[.A2444]" office:value-type="float" office:value="0">
            <text:p>0.000000</text:p>
          </table:table-cell>
          <table:table-cell office:value-type="string">
            <text:p>d_s is renewed (r + D) to 10965529052673; c_s is fully topped up</text:p>
          </table:table-cell>
          <table:table-cell table:number-columns-repeated="2"/>
        </table:table-row>
        <table:table-row table:style-name="ro1">
          <table:table-cell office:value-type="float" office:value="1839.4682">
            <text:p>1839.468200</text:p>
          </table:table-cell>
          <table:table-cell office:value-type="float" office:value="10965527052673">
            <text:p>10965527052673</text:p>
          </table:table-cell>
          <table:table-cell table:formula="of:=([.B2446]-[.B$4])/10^9" office:value-type="float" office:value="0.395991622">
            <text:p>0.395992</text:p>
          </table:table-cell>
          <table:table-cell table:formula="of:=[.C2446]-[.C2445]" office:value-type="float" office:value="0">
            <text:p>0.000000</text:p>
          </table:table-cell>
          <table:table-cell table:formula="of:=[.A2446]-[.A2445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468207">
            <text:p>1839.468207</text:p>
          </table:table-cell>
          <table:table-cell office:value-type="float" office:value="10965527062005">
            <text:p>10965527062005</text:p>
          </table:table-cell>
          <table:table-cell table:formula="of:=([.B2447]-[.B$4])/10^9" office:value-type="float" office:value="0.396000954">
            <text:p>0.396001</text:p>
          </table:table-cell>
          <table:table-cell table:formula="of:=[.C2447]-[.C2446]" office:value-type="float" office:value="0.00000933200000002854">
            <text:p>0.000009</text:p>
          </table:table-cell>
          <table:table-cell table:formula="of:=[.A2447]-[.A2446]" office:value-type="float" office:value="0.00000699999986863986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68212">
            <text:p>1839.468212</text:p>
          </table:table-cell>
          <table:table-cell office:value-type="float" office:value="10965527062005">
            <text:p>10965527062005</text:p>
          </table:table-cell>
          <table:table-cell table:formula="of:=([.B2448]-[.B$4])/10^9" office:value-type="float" office:value="0.396000954">
            <text:p>0.396001</text:p>
          </table:table-cell>
          <table:table-cell table:formula="of:=[.C2448]-[.C2447]" office:value-type="float" office:value="0">
            <text:p>0.000000</text:p>
          </table:table-cell>
          <table:table-cell table:formula="of:=[.A2448]-[.A2447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469098">
            <text:p>1839.469098</text:p>
          </table:table-cell>
          <table:table-cell office:value-type="float" office:value="10965527953346">
            <text:p>10965527953346</text:p>
          </table:table-cell>
          <table:table-cell table:formula="of:=([.B2449]-[.B$4])/10^9" office:value-type="float" office:value="0.396892295">
            <text:p>0.396892</text:p>
          </table:table-cell>
          <table:table-cell table:formula="of:=[.C2449]-[.C2448]" office:value-type="float" office:value="0.00089134099999999">
            <text:p>0.000891</text:p>
          </table:table-cell>
          <table:table-cell table:formula="of:=[.A2449]-[.A2448]" office:value-type="float" office:value="0.000886000000036802">
            <text:p>0.00088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69099">
            <text:p>1839.469099</text:p>
          </table:table-cell>
          <table:table-cell office:value-type="float" office:value="10965527953346">
            <text:p>10965527953346</text:p>
          </table:table-cell>
          <table:table-cell table:formula="of:=([.B2450]-[.B$4])/10^9" office:value-type="float" office:value="0.396892295">
            <text:p>0.396892</text:p>
          </table:table-cell>
          <table:table-cell table:formula="of:=[.C2450]-[.C2449]" office:value-type="float" office:value="0">
            <text:p>0.000000</text:p>
          </table:table-cell>
          <table:table-cell table:formula="of:=[.A2450]-[.A2449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69104">
            <text:p>1839.469104</text:p>
          </table:table-cell>
          <table:table-cell office:value-type="float" office:value="10965527953346">
            <text:p>10965527953346</text:p>
          </table:table-cell>
          <table:table-cell table:formula="of:=([.B2451]-[.B$4])/10^9" office:value-type="float" office:value="0.396892295">
            <text:p>0.396892</text:p>
          </table:table-cell>
          <table:table-cell table:formula="of:=[.C2451]-[.C2450]" office:value-type="float" office:value="0">
            <text:p>0.000000</text:p>
          </table:table-cell>
          <table:table-cell table:formula="of:=[.A2451]-[.A2450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469208">
            <text:p>1839.469208</text:p>
          </table:table-cell>
          <table:table-cell office:value-type="float" office:value="10965528013931">
            <text:p>10965528013931</text:p>
          </table:table-cell>
          <table:table-cell table:formula="of:=([.B2452]-[.B$4])/10^9" office:value-type="float" office:value="0.39695288">
            <text:p>0.396953</text:p>
          </table:table-cell>
          <table:table-cell table:formula="of:=[.C2452]-[.C2451]" office:value-type="float" office:value="0.0000605850000000019">
            <text:p>0.000061</text:p>
          </table:table-cell>
          <table:table-cell table:formula="of:=[.A2452]-[.A2451]" office:value-type="float" office:value="0.000103999999964799">
            <text:p>0.00010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470026">
            <text:p>1839.470026</text:p>
          </table:table-cell>
          <table:table-cell office:value-type="float" office:value="10965528889935">
            <text:p>10965528889935</text:p>
          </table:table-cell>
          <table:table-cell table:formula="of:=([.B2453]-[.B$4])/10^9" office:value-type="float" office:value="0.397828884">
            <text:p>0.397829</text:p>
          </table:table-cell>
          <table:table-cell table:formula="of:=[.C2453]-[.C2452]" office:value-type="float" office:value="0.000876003999999986">
            <text:p>0.000876</text:p>
          </table:table-cell>
          <table:table-cell table:formula="of:=[.A2453]-[.A2452]" office:value-type="float" office:value="0.000817999999981112">
            <text:p>0.00081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70033">
            <text:p>1839.470033</text:p>
          </table:table-cell>
          <table:table-cell office:value-type="float" office:value="10965528889935">
            <text:p>10965528889935</text:p>
          </table:table-cell>
          <table:table-cell table:formula="of:=([.B2454]-[.B$4])/10^9" office:value-type="float" office:value="0.397828884">
            <text:p>0.397829</text:p>
          </table:table-cell>
          <table:table-cell table:formula="of:=[.C2454]-[.C2453]" office:value-type="float" office:value="0">
            <text:p>0.000000</text:p>
          </table:table-cell>
          <table:table-cell table:formula="of:=[.A2454]-[.A2453]" office:value-type="float" office:value="0.00000700000009601354">
            <text:p>0.000007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839.470161">
            <text:p>1839.470161</text:p>
          </table:table-cell>
          <table:table-cell office:value-type="float" office:value="10965529024433">
            <text:p>10965529024433</text:p>
          </table:table-cell>
          <table:table-cell table:formula="of:=([.B2455]-[.B$4])/10^9" office:value-type="float" office:value="0.397963382">
            <text:p>0.397963</text:p>
          </table:table-cell>
          <table:table-cell table:formula="of:=[.C2455]-[.C2454]" office:value-type="float" office:value="0.000134497999999983">
            <text:p>0.000134</text:p>
          </table:table-cell>
          <table:table-cell table:formula="of:=[.A2455]-[.A2454]" office:value-type="float" office:value="0.000127999999904205">
            <text:p>0.00012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70162">
            <text:p>1839.470162</text:p>
          </table:table-cell>
          <table:table-cell office:value-type="float" office:value="10965529024433">
            <text:p>10965529024433</text:p>
          </table:table-cell>
          <table:table-cell table:formula="of:=([.B2456]-[.B$4])/10^9" office:value-type="float" office:value="0.397963382">
            <text:p>0.397963</text:p>
          </table:table-cell>
          <table:table-cell table:formula="of:=[.C2456]-[.C2455]" office:value-type="float" office:value="0">
            <text:p>0.000000</text:p>
          </table:table-cell>
          <table:table-cell table:formula="of:=[.A2456]-[.A2455]" office:value-type="float" office:value="0.00000100000011116208">
            <text:p>0.000001</text:p>
          </table:table-cell>
          <table:table-cell/>
          <table:table-cell office:value-type="string">
            <text:p>uses up its c_s; 10965529024433-10965528889935=134498</text:p>
          </table:table-cell>
          <table:table-cell/>
        </table:table-row>
        <table:table-row table:style-name="ro1">
          <table:table-cell office:value-type="float" office:value="1839.470174">
            <text:p>1839.470174</text:p>
          </table:table-cell>
          <table:table-cell office:value-type="float" office:value="10965529037661">
            <text:p>10965529037661</text:p>
          </table:table-cell>
          <table:table-cell table:formula="of:=([.B2457]-[.B$4])/10^9" office:value-type="float" office:value="0.39797661">
            <text:p>0.397977</text:p>
          </table:table-cell>
          <table:table-cell table:formula="of:=[.C2457]-[.C2456]" office:value-type="float" office:value="0.0000132280000000318">
            <text:p>0.000013</text:p>
          </table:table-cell>
          <table:table-cell table:formula="of:=[.A2457]-[.A2456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71609">
            <text:p>1839.471609</text:p>
          </table:table-cell>
          <table:table-cell office:value-type="float" office:value="10965529044062">
            <text:p>10965529044062</text:p>
          </table:table-cell>
          <table:table-cell table:formula="of:=([.B2458]-[.B$4])/10^9" office:value-type="float" office:value="0.397983011">
            <text:p>0.397983</text:p>
          </table:table-cell>
          <table:table-cell table:formula="of:=[.C2458]-[.C2457]" office:value-type="float" office:value="0.00000640099999998922">
            <text:p>0.000006</text:p>
          </table:table-cell>
          <table:table-cell table:formula="of:=[.A2458]-[.A2457]" office:value-type="float" office:value="0.00143499999990127">
            <text:p>0.00143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7161">
            <text:p>1839.471610</text:p>
          </table:table-cell>
          <table:table-cell office:value-type="float" office:value="10965529044062">
            <text:p>10965529044062</text:p>
          </table:table-cell>
          <table:table-cell table:formula="of:=([.B2459]-[.B$4])/10^9" office:value-type="float" office:value="0.397983011">
            <text:p>0.397983</text:p>
          </table:table-cell>
          <table:table-cell table:formula="of:=[.C2459]-[.C2458]" office:value-type="float" office:value="0">
            <text:p>0.000000</text:p>
          </table:table-cell>
          <table:table-cell table:formula="of:=[.A2459]-[.A2458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71611">
            <text:p>1839.471611</text:p>
          </table:table-cell>
          <table:table-cell office:value-type="float" office:value="10965529044062">
            <text:p>10965529044062</text:p>
          </table:table-cell>
          <table:table-cell table:formula="of:=([.B2460]-[.B$4])/10^9" office:value-type="float" office:value="0.397983011">
            <text:p>0.397983</text:p>
          </table:table-cell>
          <table:table-cell table:formula="of:=[.C2460]-[.C2459]" office:value-type="float" office:value="0">
            <text:p>0.000000</text:p>
          </table:table-cell>
          <table:table-cell table:formula="of:=[.A2460]-[.A2459]" office:value-type="float" office:value="0.000000999999883788405">
            <text:p>0.000001</text:p>
          </table:table-cell>
          <table:table-cell/>
          <table:table-cell office:value-type="string">
            <text:p>postpones its deadline to 10965535416626; c_s is topped up to 1992023</text:p>
          </table:table-cell>
          <table:table-cell/>
        </table:table-row>
        <table:table-row table:style-name="ro1">
          <table:table-cell office:value-type="float" office:value="1839.471612">
            <text:p>1839.471612</text:p>
          </table:table-cell>
          <table:table-cell office:value-type="float" office:value="10965529044062">
            <text:p>10965529044062</text:p>
          </table:table-cell>
          <table:table-cell table:formula="of:=([.B2461]-[.B$4])/10^9" office:value-type="float" office:value="0.397983011">
            <text:p>0.397983</text:p>
          </table:table-cell>
          <table:table-cell table:formula="of:=[.C2461]-[.C2460]" office:value-type="float" office:value="0">
            <text:p>0.000000</text:p>
          </table:table-cell>
          <table:table-cell table:formula="of:=[.A2461]-[.A2460]" office:value-type="float" office:value="0.00000100000011116208">
            <text:p>0.000001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39.471647">
            <text:p>1839.471647</text:p>
          </table:table-cell>
          <table:table-cell office:value-type="float" office:value="10965529044062">
            <text:p>10965529044062</text:p>
          </table:table-cell>
          <table:table-cell table:formula="of:=([.B2462]-[.B$4])/10^9" office:value-type="float" office:value="0.397983011">
            <text:p>0.397983</text:p>
          </table:table-cell>
          <table:table-cell table:formula="of:=[.C2462]-[.C2461]" office:value-type="float" office:value="0">
            <text:p>0.000000</text:p>
          </table:table-cell>
          <table:table-cell table:formula="of:=[.A2462]-[.A2461]" office:value-type="float" office:value="0.0000350000000253203">
            <text:p>0.00003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9.472191">
            <text:p>1839.472191</text:p>
          </table:table-cell>
          <table:table-cell office:value-type="float" office:value="10965529044062">
            <text:p>10965529044062</text:p>
          </table:table-cell>
          <table:table-cell table:formula="of:=([.B2463]-[.B$4])/10^9" office:value-type="float" office:value="0.397983011">
            <text:p>0.397983</text:p>
          </table:table-cell>
          <table:table-cell table:formula="of:=[.C2463]-[.C2462]" office:value-type="float" office:value="0">
            <text:p>0.000000</text:p>
          </table:table-cell>
          <table:table-cell table:formula="of:=[.A2463]-[.A2462]" office:value-type="float" office:value="0.000543999999990774">
            <text:p>0.00054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839.472194">
            <text:p>1839.472194</text:p>
          </table:table-cell>
          <table:table-cell office:value-type="float" office:value="10965531062432">
            <text:p>10965531062432</text:p>
          </table:table-cell>
          <table:table-cell table:formula="of:=([.B2464]-[.B$4])/10^9" office:value-type="float" office:value="0.400001381">
            <text:p>0.400001</text:p>
          </table:table-cell>
          <table:table-cell table:formula="of:=[.C2464]-[.C2463]" office:value-type="float" office:value="0.00201836999999999">
            <text:p>0.002018</text:p>
          </table:table-cell>
          <table:table-cell table:formula="of:=[.A2464]-[.A2463]" office:value-type="float" office:value="0.00000299999987873889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472194">
            <text:p>1839.472194</text:p>
          </table:table-cell>
          <table:table-cell office:value-type="float" office:value="10965531062432">
            <text:p>10965531062432</text:p>
          </table:table-cell>
          <table:table-cell table:formula="of:=([.B2465]-[.B$4])/10^9" office:value-type="float" office:value="0.400001381">
            <text:p>0.400001</text:p>
          </table:table-cell>
          <table:table-cell table:formula="of:=[.C2465]-[.C2464]" office:value-type="float" office:value="0">
            <text:p>0.000000</text:p>
          </table:table-cell>
          <table:table-cell table:formula="of:=[.A2465]-[.A2464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10965538062432; c_s is fully topped up</text:p>
          </table:table-cell>
        </table:table-row>
        <table:table-row table:style-name="ro1">
          <table:table-cell office:value-type="float" office:value="1839.472197">
            <text:p>1839.472197</text:p>
          </table:table-cell>
          <table:table-cell office:value-type="float" office:value="10965531062432">
            <text:p>10965531062432</text:p>
          </table:table-cell>
          <table:table-cell table:formula="of:=([.B2466]-[.B$4])/10^9" office:value-type="float" office:value="0.400001381">
            <text:p>0.400001</text:p>
          </table:table-cell>
          <table:table-cell table:formula="of:=[.C2466]-[.C2465]" office:value-type="float" office:value="0">
            <text:p>0.000000</text:p>
          </table:table-cell>
          <table:table-cell table:formula="of:=[.A2466]-[.A2465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72199">
            <text:p>1839.472199</text:p>
          </table:table-cell>
          <table:table-cell office:value-type="float" office:value="10965531062432">
            <text:p>10965531062432</text:p>
          </table:table-cell>
          <table:table-cell table:formula="of:=([.B2467]-[.B$4])/10^9" office:value-type="float" office:value="0.400001381">
            <text:p>0.400001</text:p>
          </table:table-cell>
          <table:table-cell table:formula="of:=[.C2467]-[.C2466]" office:value-type="float" office:value="0">
            <text:p>0.000000</text:p>
          </table:table-cell>
          <table:table-cell table:formula="of:=[.A2467]-[.A246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722">
            <text:p>1839.472200</text:p>
          </table:table-cell>
          <table:table-cell office:value-type="float" office:value="10965531062432">
            <text:p>10965531062432</text:p>
          </table:table-cell>
          <table:table-cell table:formula="of:=([.B2468]-[.B$4])/10^9" office:value-type="float" office:value="0.400001381">
            <text:p>0.400001</text:p>
          </table:table-cell>
          <table:table-cell table:formula="of:=[.C2468]-[.C2467]" office:value-type="float" office:value="0">
            <text:p>0.000000</text:p>
          </table:table-cell>
          <table:table-cell table:formula="of:=[.A2468]-[.A2467]" office:value-type="float" office:value="0.000000999999883788405">
            <text:p>0.000001</text:p>
          </table:table-cell>
          <table:table-cell office:value-type="string">
            <text:p>d_s is renewed (r + D) to 10965533062432; c_s is fully topped up</text:p>
          </table:table-cell>
          <table:table-cell table:number-columns-repeated="2"/>
        </table:table-row>
        <table:table-row table:style-name="ro1">
          <table:table-cell office:value-type="float" office:value="1839.472201">
            <text:p>1839.472201</text:p>
          </table:table-cell>
          <table:table-cell office:value-type="float" office:value="10965531062432">
            <text:p>10965531062432</text:p>
          </table:table-cell>
          <table:table-cell table:formula="of:=([.B2469]-[.B$4])/10^9" office:value-type="float" office:value="0.400001381">
            <text:p>0.400001</text:p>
          </table:table-cell>
          <table:table-cell table:formula="of:=[.C2469]-[.C2468]" office:value-type="float" office:value="0">
            <text:p>0.000000</text:p>
          </table:table-cell>
          <table:table-cell table:formula="of:=[.A2469]-[.A2468]" office:value-type="float" office:value="0.00000100000011116208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47225">
            <text:p>1839.472250</text:p>
          </table:table-cell>
          <table:table-cell office:value-type="float" office:value="10965531062432">
            <text:p>10965531062432</text:p>
          </table:table-cell>
          <table:table-cell table:formula="of:=([.B2470]-[.B$4])/10^9" office:value-type="float" office:value="0.400001381">
            <text:p>0.400001</text:p>
          </table:table-cell>
          <table:table-cell table:formula="of:=[.C2470]-[.C2469]" office:value-type="float" office:value="0">
            <text:p>0.000000</text:p>
          </table:table-cell>
          <table:table-cell table:formula="of:=[.A2470]-[.A2469]" office:value-type="float" office:value="0.0000489999999899737">
            <text:p>0.00004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72251">
            <text:p>1839.472251</text:p>
          </table:table-cell>
          <table:table-cell office:value-type="float" office:value="10965531062432">
            <text:p>10965531062432</text:p>
          </table:table-cell>
          <table:table-cell table:formula="of:=([.B2471]-[.B$4])/10^9" office:value-type="float" office:value="0.400001381">
            <text:p>0.400001</text:p>
          </table:table-cell>
          <table:table-cell table:formula="of:=[.C2471]-[.C2470]" office:value-type="float" office:value="0">
            <text:p>0.000000</text:p>
          </table:table-cell>
          <table:table-cell table:formula="of:=[.A2471]-[.A2470]" office:value-type="float" office:value="0.000000999999883788405">
            <text:p>0.00000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72252">
            <text:p>1839.472252</text:p>
          </table:table-cell>
          <table:table-cell office:value-type="float" office:value="10965531062432">
            <text:p>10965531062432</text:p>
          </table:table-cell>
          <table:table-cell table:formula="of:=([.B2472]-[.B$4])/10^9" office:value-type="float" office:value="0.400001381">
            <text:p>0.400001</text:p>
          </table:table-cell>
          <table:table-cell table:formula="of:=[.C2472]-[.C2471]" office:value-type="float" office:value="0">
            <text:p>0.000000</text:p>
          </table:table-cell>
          <table:table-cell table:formula="of:=[.A2472]-[.A2471]" office:value-type="float" office:value="0.00000100000011116208">
            <text:p>0.000001</text:p>
          </table:table-cell>
          <table:table-cell/>
          <table:table-cell office:value-type="string">
            <text:p>uses up its c_s; 10965531062432-10965529044062=2018370</text:p>
          </table:table-cell>
          <table:table-cell/>
        </table:table-row>
        <table:table-row table:style-name="ro1">
          <table:table-cell office:value-type="float" office:value="1839.472261">
            <text:p>1839.472261</text:p>
          </table:table-cell>
          <table:table-cell office:value-type="float" office:value="10965531062432">
            <text:p>10965531062432</text:p>
          </table:table-cell>
          <table:table-cell table:formula="of:=([.B2473]-[.B$4])/10^9" office:value-type="float" office:value="0.400001381">
            <text:p>0.400001</text:p>
          </table:table-cell>
          <table:table-cell table:formula="of:=[.C2473]-[.C2472]" office:value-type="float" office:value="0">
            <text:p>0.000000</text:p>
          </table:table-cell>
          <table:table-cell table:formula="of:=[.A2473]-[.A2472]" office:value-type="float" office:value="0.00000899999986359035">
            <text:p>0.000009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473193">
            <text:p>1839.473193</text:p>
          </table:table-cell>
          <table:table-cell office:value-type="float" office:value="10965532064420">
            <text:p>10965532064420</text:p>
          </table:table-cell>
          <table:table-cell table:formula="of:=([.B2474]-[.B$4])/10^9" office:value-type="float" office:value="0.401003369">
            <text:p>0.401003</text:p>
          </table:table-cell>
          <table:table-cell table:formula="of:=[.C2474]-[.C2473]" office:value-type="float" office:value="0.00100198800000001">
            <text:p>0.001002</text:p>
          </table:table-cell>
          <table:table-cell table:formula="of:=[.A2474]-[.A2473]" office:value-type="float" office:value="0.000932000000148037">
            <text:p>0.00093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73194">
            <text:p>1839.473194</text:p>
          </table:table-cell>
          <table:table-cell office:value-type="float" office:value="10965532064420">
            <text:p>10965532064420</text:p>
          </table:table-cell>
          <table:table-cell table:formula="of:=([.B2475]-[.B$4])/10^9" office:value-type="float" office:value="0.401003369">
            <text:p>0.401003</text:p>
          </table:table-cell>
          <table:table-cell table:formula="of:=[.C2475]-[.C2474]" office:value-type="float" office:value="0">
            <text:p>0.000000</text:p>
          </table:table-cell>
          <table:table-cell table:formula="of:=[.A2475]-[.A2474]" office:value-type="float" office:value="0.000000999999883788405">
            <text:p>0.000001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1839.473194">
            <text:p>1839.473194</text:p>
          </table:table-cell>
          <table:table-cell office:value-type="float" office:value="10965532064420">
            <text:p>10965532064420</text:p>
          </table:table-cell>
          <table:table-cell table:formula="of:=([.B2476]-[.B$4])/10^9" office:value-type="float" office:value="0.401003369">
            <text:p>0.401003</text:p>
          </table:table-cell>
          <table:table-cell table:formula="of:=[.C2476]-[.C2475]" office:value-type="float" office:value="0">
            <text:p>0.000000</text:p>
          </table:table-cell>
          <table:table-cell table:formula="of:=[.A2476]-[.A2475]" office:value-type="float" office:value="0">
            <text:p>0.000000</text:p>
          </table:table-cell>
          <table:table-cell office:value-type="string">
            <text:p>uses up its c_s; 10965532064420-10965532015492=48928</text:p>
          </table:table-cell>
          <table:table-cell table:number-columns-repeated="2"/>
        </table:table-row>
        <table:table-row table:style-name="ro1">
          <table:table-cell office:value-type="float" office:value="1839.473202">
            <text:p>1839.473202</text:p>
          </table:table-cell>
          <table:table-cell office:value-type="float" office:value="10965532064420">
            <text:p>10965532064420</text:p>
          </table:table-cell>
          <table:table-cell table:formula="of:=([.B2477]-[.B$4])/10^9" office:value-type="float" office:value="0.401003369">
            <text:p>0.401003</text:p>
          </table:table-cell>
          <table:table-cell table:formula="of:=[.C2477]-[.C2476]" office:value-type="float" office:value="0">
            <text:p>0.000000</text:p>
          </table:table-cell>
          <table:table-cell table:formula="of:=[.A2477]-[.A2476]" office:value-type="float" office:value="0.00000799999997980194">
            <text:p>0.000008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73207">
            <text:p>1839.473207</text:p>
          </table:table-cell>
          <table:table-cell office:value-type="float" office:value="10965532064420">
            <text:p>10965532064420</text:p>
          </table:table-cell>
          <table:table-cell table:formula="of:=([.B2478]-[.B$4])/10^9" office:value-type="float" office:value="0.401003369">
            <text:p>0.401003</text:p>
          </table:table-cell>
          <table:table-cell table:formula="of:=[.C2478]-[.C2477]" office:value-type="float" office:value="0">
            <text:p>0.000000</text:p>
          </table:table-cell>
          <table:table-cell table:formula="of:=[.A2478]-[.A2477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473212">
            <text:p>1839.473212</text:p>
          </table:table-cell>
          <table:table-cell office:value-type="float" office:value="10965532083773">
            <text:p>10965532083773</text:p>
          </table:table-cell>
          <table:table-cell table:formula="of:=([.B2479]-[.B$4])/10^9" office:value-type="float" office:value="0.401022722">
            <text:p>0.401023</text:p>
          </table:table-cell>
          <table:table-cell table:formula="of:=[.C2479]-[.C2478]" office:value-type="float" office:value="0.0000193529999999997">
            <text:p>0.000019</text:p>
          </table:table-cell>
          <table:table-cell table:formula="of:=[.A2479]-[.A2478]" office:value-type="float" office:value="0.00000500000010106305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73217">
            <text:p>1839.473217</text:p>
          </table:table-cell>
          <table:table-cell office:value-type="float" office:value="10965532083773">
            <text:p>10965532083773</text:p>
          </table:table-cell>
          <table:table-cell table:formula="of:=([.B2480]-[.B$4])/10^9" office:value-type="float" office:value="0.401022722">
            <text:p>0.401023</text:p>
          </table:table-cell>
          <table:table-cell table:formula="of:=[.C2480]-[.C2479]" office:value-type="float" office:value="0">
            <text:p>0.000000</text:p>
          </table:table-cell>
          <table:table-cell table:formula="of:=[.A2480]-[.A2479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839.474198">
            <text:p>1839.474198</text:p>
          </table:table-cell>
          <table:table-cell office:value-type="float" office:value="10965532083773">
            <text:p>10965532083773</text:p>
          </table:table-cell>
          <table:table-cell table:formula="of:=([.B2481]-[.B$4])/10^9" office:value-type="float" office:value="0.401022722">
            <text:p>0.401023</text:p>
          </table:table-cell>
          <table:table-cell table:formula="of:=[.C2481]-[.C2480]" office:value-type="float" office:value="0">
            <text:p>0.000000</text:p>
          </table:table-cell>
          <table:table-cell table:formula="of:=[.A2481]-[.A2480]" office:value-type="float" office:value="0.000980999999910637">
            <text:p>0.000981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839.47618">
            <text:p>1839.476180</text:p>
          </table:table-cell>
          <table:table-cell office:value-type="float" office:value="10965534183701">
            <text:p>10965534183701</text:p>
          </table:table-cell>
          <table:table-cell table:formula="of:=([.B2482]-[.B$4])/10^9" office:value-type="float" office:value="0.40312265">
            <text:p>0.403123</text:p>
          </table:table-cell>
          <table:table-cell table:formula="of:=[.C2482]-[.C2481]" office:value-type="float" office:value="0.00209992800000003">
            <text:p>0.002100</text:p>
          </table:table-cell>
          <table:table-cell table:formula="of:=[.A2482]-[.A2481]" office:value-type="float" office:value="0.00198200000022553">
            <text:p>0.00198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76183">
            <text:p>1839.476183</text:p>
          </table:table-cell>
          <table:table-cell office:value-type="float" office:value="10965535054575">
            <text:p>10965535054575</text:p>
          </table:table-cell>
          <table:table-cell table:formula="of:=([.B2483]-[.B$4])/10^9" office:value-type="float" office:value="0.403993524">
            <text:p>0.403994</text:p>
          </table:table-cell>
          <table:table-cell table:formula="of:=[.C2483]-[.C2482]" office:value-type="float" office:value="0.000870873999999966">
            <text:p>0.000871</text:p>
          </table:table-cell>
          <table:table-cell table:formula="of:=[.A2483]-[.A2482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76183">
            <text:p>1839.476183</text:p>
          </table:table-cell>
          <table:table-cell office:value-type="float" office:value="10965535054575">
            <text:p>10965535054575</text:p>
          </table:table-cell>
          <table:table-cell table:formula="of:=([.B2484]-[.B$4])/10^9" office:value-type="float" office:value="0.403993524">
            <text:p>0.403994</text:p>
          </table:table-cell>
          <table:table-cell table:formula="of:=[.C2484]-[.C2483]" office:value-type="float" office:value="0">
            <text:p>0.000000</text:p>
          </table:table-cell>
          <table:table-cell table:formula="of:=[.A2484]-[.A2483]" office:value-type="float" office:value="0">
            <text:p>0.000000</text:p>
          </table:table-cell>
          <table:table-cell office:value-type="string">
            <text:p>d_s is renewed (r + D) to 10965537054575; c_s is fully topped up</text:p>
          </table:table-cell>
          <table:table-cell table:number-columns-repeated="2"/>
        </table:table-row>
        <table:table-row table:style-name="ro1">
          <table:table-cell office:value-type="float" office:value="1839.476185">
            <text:p>1839.476185</text:p>
          </table:table-cell>
          <table:table-cell office:value-type="float" office:value="10965535054575">
            <text:p>10965535054575</text:p>
          </table:table-cell>
          <table:table-cell table:formula="of:=([.B2485]-[.B$4])/10^9" office:value-type="float" office:value="0.403993524">
            <text:p>0.403994</text:p>
          </table:table-cell>
          <table:table-cell table:formula="of:=[.C2485]-[.C2484]" office:value-type="float" office:value="0">
            <text:p>0.000000</text:p>
          </table:table-cell>
          <table:table-cell table:formula="of:=[.A2485]-[.A2484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839.476195">
            <text:p>1839.476195</text:p>
          </table:table-cell>
          <table:table-cell office:value-type="float" office:value="10965535054575">
            <text:p>10965535054575</text:p>
          </table:table-cell>
          <table:table-cell table:formula="of:=([.B2486]-[.B$4])/10^9" office:value-type="float" office:value="0.403993524">
            <text:p>0.403994</text:p>
          </table:table-cell>
          <table:table-cell table:formula="of:=[.C2486]-[.C2485]" office:value-type="float" office:value="0">
            <text:p>0.000000</text:p>
          </table:table-cell>
          <table:table-cell table:formula="of:=[.A2486]-[.A2485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762">
            <text:p>1839.476200</text:p>
          </table:table-cell>
          <table:table-cell office:value-type="float" office:value="10965535054575">
            <text:p>10965535054575</text:p>
          </table:table-cell>
          <table:table-cell table:formula="of:=([.B2487]-[.B$4])/10^9" office:value-type="float" office:value="0.403993524">
            <text:p>0.403994</text:p>
          </table:table-cell>
          <table:table-cell table:formula="of:=[.C2487]-[.C2486]" office:value-type="float" office:value="0">
            <text:p>0.000000</text:p>
          </table:table-cell>
          <table:table-cell table:formula="of:=[.A2487]-[.A2486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839.476211">
            <text:p>1839.476211</text:p>
          </table:table-cell>
          <table:table-cell office:value-type="float" office:value="10965535083471">
            <text:p>10965535083471</text:p>
          </table:table-cell>
          <table:table-cell table:formula="of:=([.B2488]-[.B$4])/10^9" office:value-type="float" office:value="0.40402242">
            <text:p>0.404022</text:p>
          </table:table-cell>
          <table:table-cell table:formula="of:=[.C2488]-[.C2487]" office:value-type="float" office:value="0.0000288960000000005">
            <text:p>0.000029</text:p>
          </table:table-cell>
          <table:table-cell table:formula="of:=[.A2488]-[.A2487]" office:value-type="float" office:value="0.0000109999998585408">
            <text:p>0.00001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76216">
            <text:p>1839.476216</text:p>
          </table:table-cell>
          <table:table-cell office:value-type="float" office:value="10965535083471">
            <text:p>10965535083471</text:p>
          </table:table-cell>
          <table:table-cell table:formula="of:=([.B2489]-[.B$4])/10^9" office:value-type="float" office:value="0.40402242">
            <text:p>0.404022</text:p>
          </table:table-cell>
          <table:table-cell table:formula="of:=[.C2489]-[.C2488]" office:value-type="float" office:value="0">
            <text:p>0.000000</text:p>
          </table:table-cell>
          <table:table-cell table:formula="of:=[.A2489]-[.A2488]" office:value-type="float" office:value="0.00000500000010106305">
            <text:p>0.000005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839.476605">
            <text:p>1839.476605</text:p>
          </table:table-cell>
          <table:table-cell office:value-type="float" office:value="10965535083471">
            <text:p>10965535083471</text:p>
          </table:table-cell>
          <table:table-cell table:formula="of:=([.B2490]-[.B$4])/10^9" office:value-type="float" office:value="0.40402242">
            <text:p>0.404022</text:p>
          </table:table-cell>
          <table:table-cell table:formula="of:=[.C2490]-[.C2489]" office:value-type="float" office:value="0">
            <text:p>0.000000</text:p>
          </table:table-cell>
          <table:table-cell table:formula="of:=[.A2490]-[.A2489]" office:value-type="float" office:value="0.000389000000041051">
            <text:p>0.00038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76605">
            <text:p>1839.476605</text:p>
          </table:table-cell>
          <table:table-cell office:value-type="float" office:value="10965535083471">
            <text:p>10965535083471</text:p>
          </table:table-cell>
          <table:table-cell table:formula="of:=([.B2491]-[.B$4])/10^9" office:value-type="float" office:value="0.40402242">
            <text:p>0.404022</text:p>
          </table:table-cell>
          <table:table-cell table:formula="of:=[.C2491]-[.C2490]" office:value-type="float" office:value="0">
            <text:p>0.000000</text:p>
          </table:table-cell>
          <table:table-cell table:formula="of:=[.A2491]-[.A2490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76607">
            <text:p>1839.476607</text:p>
          </table:table-cell>
          <table:table-cell office:value-type="float" office:value="10965535083471">
            <text:p>10965535083471</text:p>
          </table:table-cell>
          <table:table-cell table:formula="of:=([.B2492]-[.B$4])/10^9" office:value-type="float" office:value="0.40402242">
            <text:p>0.404022</text:p>
          </table:table-cell>
          <table:table-cell table:formula="of:=[.C2492]-[.C2491]" office:value-type="float" office:value="0">
            <text:p>0.000000</text:p>
          </table:table-cell>
          <table:table-cell table:formula="of:=[.A2492]-[.A2491]" office:value-type="float" office:value="0.00000199999999495049">
            <text:p>0.000002</text:p>
          </table:table-cell>
          <table:table-cell/>
          <table:table-cell office:value-type="string">
            <text:p>postpones its deadline to 10965540416626; c_s is topped up to 1973653</text:p>
          </table:table-cell>
          <table:table-cell/>
        </table:table-row>
        <table:table-row table:style-name="ro1">
          <table:table-cell office:value-type="float" office:value="1839.477115">
            <text:p>1839.477115</text:p>
          </table:table-cell>
          <table:table-cell office:value-type="float" office:value="10965535987278">
            <text:p>10965535987278</text:p>
          </table:table-cell>
          <table:table-cell table:formula="of:=([.B2493]-[.B$4])/10^9" office:value-type="float" office:value="0.404926227">
            <text:p>0.404926</text:p>
          </table:table-cell>
          <table:table-cell table:formula="of:=[.C2493]-[.C2492]" office:value-type="float" office:value="0.000903807000000034">
            <text:p>0.000904</text:p>
          </table:table-cell>
          <table:table-cell table:formula="of:=[.A2493]-[.A2492]" office:value-type="float" office:value="0.000507999999854292">
            <text:p>0.0005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77117">
            <text:p>1839.477117</text:p>
          </table:table-cell>
          <table:table-cell office:value-type="float" office:value="10965535987278">
            <text:p>10965535987278</text:p>
          </table:table-cell>
          <table:table-cell table:formula="of:=([.B2494]-[.B$4])/10^9" office:value-type="float" office:value="0.404926227">
            <text:p>0.404926</text:p>
          </table:table-cell>
          <table:table-cell table:formula="of:=[.C2494]-[.C2493]" office:value-type="float" office:value="0">
            <text:p>0.000000</text:p>
          </table:table-cell>
          <table:table-cell table:formula="of:=[.A2494]-[.A2493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77118">
            <text:p>1839.477118</text:p>
          </table:table-cell>
          <table:table-cell office:value-type="float" office:value="10965535987278">
            <text:p>10965535987278</text:p>
          </table:table-cell>
          <table:table-cell table:formula="of:=([.B2495]-[.B$4])/10^9" office:value-type="float" office:value="0.404926227">
            <text:p>0.404926</text:p>
          </table:table-cell>
          <table:table-cell table:formula="of:=[.C2495]-[.C2494]" office:value-type="float" office:value="0">
            <text:p>0.000000</text:p>
          </table:table-cell>
          <table:table-cell table:formula="of:=[.A2495]-[.A2494]" office:value-type="float" office:value="0.00000100000011116208">
            <text:p>0.000001</text:p>
          </table:table-cell>
          <table:table-cell table:number-columns-repeated="2"/>
          <table:table-cell office:value-type="string">
            <text:p>postpones its deadline to 10965538062432; c_s is topped up to 9845</text:p>
          </table:table-cell>
        </table:table-row>
        <table:table-row table:style-name="ro1">
          <table:table-cell office:value-type="float" office:value="1839.477119">
            <text:p>1839.477119</text:p>
          </table:table-cell>
          <table:table-cell office:value-type="float" office:value="10965535987278">
            <text:p>10965535987278</text:p>
          </table:table-cell>
          <table:table-cell table:formula="of:=([.B2496]-[.B$4])/10^9" office:value-type="float" office:value="0.404926227">
            <text:p>0.404926</text:p>
          </table:table-cell>
          <table:table-cell table:formula="of:=[.C2496]-[.C2495]" office:value-type="float" office:value="0">
            <text:p>0.000000</text:p>
          </table:table-cell>
          <table:table-cell table:formula="of:=[.A2496]-[.A2495]" office:value-type="float" office:value="0.000000999999883788405">
            <text:p>0.000001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839.477136">
            <text:p>1839.477136</text:p>
          </table:table-cell>
          <table:table-cell office:value-type="float" office:value="10965536014866">
            <text:p>10965536014866</text:p>
          </table:table-cell>
          <table:table-cell table:formula="of:=([.B2497]-[.B$4])/10^9" office:value-type="float" office:value="0.404953815">
            <text:p>0.404954</text:p>
          </table:table-cell>
          <table:table-cell table:formula="of:=[.C2497]-[.C2496]" office:value-type="float" office:value="0.0000275879999999673">
            <text:p>0.000028</text:p>
          </table:table-cell>
          <table:table-cell table:formula="of:=[.A2497]-[.A2496]" office:value-type="float" office:value="0.000017000000070766">
            <text:p>0.000017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1839.477136">
            <text:p>1839.477136</text:p>
          </table:table-cell>
          <table:table-cell office:value-type="float" office:value="10965536014866">
            <text:p>10965536014866</text:p>
          </table:table-cell>
          <table:table-cell table:formula="of:=([.B2498]-[.B$4])/10^9" office:value-type="float" office:value="0.404953815">
            <text:p>0.404954</text:p>
          </table:table-cell>
          <table:table-cell table:formula="of:=[.C2498]-[.C2497]" office:value-type="float" office:value="0">
            <text:p>0.000000</text:p>
          </table:table-cell>
          <table:table-cell table:formula="of:=[.A2498]-[.A2497]" office:value-type="float" office:value="0">
            <text:p>0.000000</text:p>
          </table:table-cell>
          <table:table-cell table:number-columns-repeated="2"/>
          <table:table-cell office:value-type="string">
            <text:p>uses up its c_s; 10965536014866-10965535987278=27588</text:p>
          </table:table-cell>
        </table:table-row>
        <table:table-row table:style-name="ro1">
          <table:table-cell office:value-type="float" office:value="1839.477155">
            <text:p>1839.477155</text:p>
          </table:table-cell>
          <table:table-cell office:value-type="float" office:value="10965536035175">
            <text:p>10965536035175</text:p>
          </table:table-cell>
          <table:table-cell table:formula="of:=([.B2499]-[.B$4])/10^9" office:value-type="float" office:value="0.404974124">
            <text:p>0.404974</text:p>
          </table:table-cell>
          <table:table-cell table:formula="of:=[.C2499]-[.C2498]" office:value-type="float" office:value="0.0000203089999999961">
            <text:p>0.000020</text:p>
          </table:table-cell>
          <table:table-cell table:formula="of:=[.A2499]-[.A2498]" office:value-type="float" office:value="0.0000190000000657164">
            <text:p>0.00001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7716">
            <text:p>1839.477160</text:p>
          </table:table-cell>
          <table:table-cell office:value-type="float" office:value="10965536035175">
            <text:p>10965536035175</text:p>
          </table:table-cell>
          <table:table-cell table:formula="of:=([.B2500]-[.B$4])/10^9" office:value-type="float" office:value="0.404974124">
            <text:p>0.404974</text:p>
          </table:table-cell>
          <table:table-cell table:formula="of:=[.C2500]-[.C2499]" office:value-type="float" office:value="0">
            <text:p>0.000000</text:p>
          </table:table-cell>
          <table:table-cell table:formula="of:=[.A2500]-[.A2499]" office:value-type="float" office:value="0.00000499999987368938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839.477165">
            <text:p>1839.477165</text:p>
          </table:table-cell>
          <table:table-cell office:value-type="float" office:value="10965536045413">
            <text:p>10965536045413</text:p>
          </table:table-cell>
          <table:table-cell table:formula="of:=([.B2501]-[.B$4])/10^9" office:value-type="float" office:value="0.404984362">
            <text:p>0.404984</text:p>
          </table:table-cell>
          <table:table-cell table:formula="of:=[.C2501]-[.C2500]" office:value-type="float" office:value="0.0000102379999999958">
            <text:p>0.000010</text:p>
          </table:table-cell>
          <table:table-cell table:formula="of:=[.A2501]-[.A2500]" office:value-type="float" office:value="0.00000500000010106305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7717">
            <text:p>1839.477170</text:p>
          </table:table-cell>
          <table:table-cell office:value-type="float" office:value="10965536045413">
            <text:p>10965536045413</text:p>
          </table:table-cell>
          <table:table-cell table:formula="of:=([.B2502]-[.B$4])/10^9" office:value-type="float" office:value="0.404984362">
            <text:p>0.404984</text:p>
          </table:table-cell>
          <table:table-cell table:formula="of:=[.C2502]-[.C2501]" office:value-type="float" office:value="0">
            <text:p>0.000000</text:p>
          </table:table-cell>
          <table:table-cell table:formula="of:=[.A2502]-[.A2501]" office:value-type="float" office:value="0.00000499999987368938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839.478445">
            <text:p>1839.478445</text:p>
          </table:table-cell>
          <table:table-cell office:value-type="float" office:value="10965537326056">
            <text:p>10965537326056</text:p>
          </table:table-cell>
          <table:table-cell table:formula="of:=([.B2503]-[.B$4])/10^9" office:value-type="float" office:value="0.406265005">
            <text:p>0.406265</text:p>
          </table:table-cell>
          <table:table-cell table:formula="of:=[.C2503]-[.C2502]" office:value-type="float" office:value="0.00128064300000003">
            <text:p>0.001281</text:p>
          </table:table-cell>
          <table:table-cell table:formula="of:=[.A2503]-[.A2502]" office:value-type="float" office:value="0.00127500000007785">
            <text:p>0.00127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78447">
            <text:p>1839.478447</text:p>
          </table:table-cell>
          <table:table-cell office:value-type="float" office:value="10965537326056">
            <text:p>10965537326056</text:p>
          </table:table-cell>
          <table:table-cell table:formula="of:=([.B2504]-[.B$4])/10^9" office:value-type="float" office:value="0.406265005">
            <text:p>0.406265</text:p>
          </table:table-cell>
          <table:table-cell table:formula="of:=[.C2504]-[.C2503]" office:value-type="float" office:value="0">
            <text:p>0.000000</text:p>
          </table:table-cell>
          <table:table-cell table:formula="of:=[.A2504]-[.A250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78501">
            <text:p>1839.478501</text:p>
          </table:table-cell>
          <table:table-cell office:value-type="float" office:value="10965537371795">
            <text:p>10965537371795</text:p>
          </table:table-cell>
          <table:table-cell table:formula="of:=([.B2505]-[.B$4])/10^9" office:value-type="float" office:value="0.406310744">
            <text:p>0.406311</text:p>
          </table:table-cell>
          <table:table-cell table:formula="of:=[.C2505]-[.C2504]" office:value-type="float" office:value="0.0000457389999999891">
            <text:p>0.000046</text:p>
          </table:table-cell>
          <table:table-cell table:formula="of:=[.A2505]-[.A2504]" office:value-type="float" office:value="0.0000540000000910368">
            <text:p>0.00005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839.478504">
            <text:p>1839.478504</text:p>
          </table:table-cell>
          <table:table-cell office:value-type="float" office:value="10965537384171">
            <text:p>10965537384171</text:p>
          </table:table-cell>
          <table:table-cell table:formula="of:=([.B2506]-[.B$4])/10^9" office:value-type="float" office:value="0.40632312">
            <text:p>0.406323</text:p>
          </table:table-cell>
          <table:table-cell table:formula="of:=[.C2506]-[.C2505]" office:value-type="float" office:value="0.0000123759999999806">
            <text:p>0.000012</text:p>
          </table:table-cell>
          <table:table-cell table:formula="of:=[.A2506]-[.A2505]" office:value-type="float" office:value="0.00000299999987873889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78505">
            <text:p>1839.478505</text:p>
          </table:table-cell>
          <table:table-cell office:value-type="float" office:value="10965537384171">
            <text:p>10965537384171</text:p>
          </table:table-cell>
          <table:table-cell table:formula="of:=([.B2507]-[.B$4])/10^9" office:value-type="float" office:value="0.40632312">
            <text:p>0.406323</text:p>
          </table:table-cell>
          <table:table-cell table:formula="of:=[.C2507]-[.C2506]" office:value-type="float" office:value="0">
            <text:p>0.000000</text:p>
          </table:table-cell>
          <table:table-cell table:formula="of:=[.A2507]-[.A2506]" office:value-type="float" office:value="0.00000100000011116208">
            <text:p>0.000001</text:p>
          </table:table-cell>
          <table:table-cell/>
          <table:table-cell office:value-type="string">
            <text:p>682772 / 3032455 &lt;= 2000000 / 5000000</text:p>
          </table:table-cell>
          <table:table-cell/>
        </table:table-row>
        <table:table-row table:style-name="ro1">
          <table:table-cell office:value-type="float" office:value="1839.478505">
            <text:p>1839.478505</text:p>
          </table:table-cell>
          <table:table-cell office:value-type="float" office:value="10965537384171">
            <text:p>10965537384171</text:p>
          </table:table-cell>
          <table:table-cell table:formula="of:=([.B2508]-[.B$4])/10^9" office:value-type="float" office:value="0.40632312">
            <text:p>0.406323</text:p>
          </table:table-cell>
          <table:table-cell table:formula="of:=[.C2508]-[.C2507]" office:value-type="float" office:value="0">
            <text:p>0.000000</text:p>
          </table:table-cell>
          <table:table-cell table:formula="of:=[.A2508]-[.A2507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839.478517">
            <text:p>1839.478517</text:p>
          </table:table-cell>
          <table:table-cell office:value-type="float" office:value="10965537392410">
            <text:p>10965537392410</text:p>
          </table:table-cell>
          <table:table-cell table:formula="of:=([.B2509]-[.B$4])/10^9" office:value-type="float" office:value="0.406331359">
            <text:p>0.406331</text:p>
          </table:table-cell>
          <table:table-cell table:formula="of:=[.C2509]-[.C2508]" office:value-type="float" office:value="0.00000823900000002098">
            <text:p>0.000008</text:p>
          </table:table-cell>
          <table:table-cell table:formula="of:=[.A2509]-[.A2508]" office:value-type="float" office:value="0.0000119999999697029">
            <text:p>0.000012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839.479187">
            <text:p>1839.479187</text:p>
          </table:table-cell>
          <table:table-cell office:value-type="float" office:value="10965537392410">
            <text:p>10965537392410</text:p>
          </table:table-cell>
          <table:table-cell table:formula="of:=([.B2510]-[.B$4])/10^9" office:value-type="float" office:value="0.406331359">
            <text:p>0.406331</text:p>
          </table:table-cell>
          <table:table-cell table:formula="of:=[.C2510]-[.C2509]" office:value-type="float" office:value="0">
            <text:p>0.000000</text:p>
          </table:table-cell>
          <table:table-cell table:formula="of:=[.A2510]-[.A2509]" office:value-type="float" office:value="0.000669999999900028">
            <text:p>0.000670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839.479188">
            <text:p>1839.479188</text:p>
          </table:table-cell>
          <table:table-cell office:value-type="float" office:value="10965537392410">
            <text:p>10965537392410</text:p>
          </table:table-cell>
          <table:table-cell table:formula="of:=([.B2511]-[.B$4])/10^9" office:value-type="float" office:value="0.406331359">
            <text:p>0.406331</text:p>
          </table:table-cell>
          <table:table-cell table:formula="of:=[.C2511]-[.C2510]" office:value-type="float" office:value="0">
            <text:p>0.000000</text:p>
          </table:table-cell>
          <table:table-cell table:formula="of:=[.A2511]-[.A2510]" office:value-type="float" office:value="0.00000100000011116208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839.479189">
            <text:p>1839.479189</text:p>
          </table:table-cell>
          <table:table-cell office:value-type="float" office:value="10965537392410">
            <text:p>10965537392410</text:p>
          </table:table-cell>
          <table:table-cell table:formula="of:=([.B2512]-[.B$4])/10^9" office:value-type="float" office:value="0.406331359">
            <text:p>0.406331</text:p>
          </table:table-cell>
          <table:table-cell table:formula="of:=[.C2512]-[.C2511]" office:value-type="float" office:value="0">
            <text:p>0.000000</text:p>
          </table:table-cell>
          <table:table-cell table:formula="of:=[.A2512]-[.A2511]" office:value-type="float" office:value="0.000000999999883788405">
            <text:p>0.000001</text:p>
          </table:table-cell>
          <table:table-cell table:number-columns-repeated="2"/>
          <table:table-cell office:value-type="string">
            <text:p>postpones its deadline to 10965545062432; c_s is topped up to 2982257</text:p>
          </table:table-cell>
        </table:table-row>
        <table:table-row table:style-name="ro1">
          <table:table-cell office:value-type="float" office:value="1839.479202">
            <text:p>1839.479202</text:p>
          </table:table-cell>
          <table:table-cell office:value-type="float" office:value="10965538081945">
            <text:p>10965538081945</text:p>
          </table:table-cell>
          <table:table-cell table:formula="of:=([.B2513]-[.B$4])/10^9" office:value-type="float" office:value="0.407020894">
            <text:p>0.407021</text:p>
          </table:table-cell>
          <table:table-cell table:formula="of:=[.C2513]-[.C2512]" office:value-type="float" office:value="0.000689535000000019">
            <text:p>0.000690</text:p>
          </table:table-cell>
          <table:table-cell table:formula="of:=[.A2513]-[.A2512]" office:value-type="float" office:value="0.000013000000080865">
            <text:p>0.00001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1839.479203">
            <text:p>1839.479203</text:p>
          </table:table-cell>
          <table:table-cell office:value-type="float" office:value="10965538081945">
            <text:p>10965538081945</text:p>
          </table:table-cell>
          <table:table-cell table:formula="of:=([.B2514]-[.B$4])/10^9" office:value-type="float" office:value="0.407020894">
            <text:p>0.407021</text:p>
          </table:table-cell>
          <table:table-cell table:formula="of:=[.C2514]-[.C2513]" office:value-type="float" office:value="0">
            <text:p>0.000000</text:p>
          </table:table-cell>
          <table:table-cell table:formula="of:=[.A2514]-[.A2513]" office:value-type="float" office:value="0.00000100000011116208">
            <text:p>0.000001</text:p>
          </table:table-cell>
          <table:table-cell/>
          <table:table-cell office:value-type="string">
            <text:p>uses up its c_s; 10965538081945-10965537392410=689535</text:p>
          </table:table-cell>
          <table:table-cell/>
        </table:table-row>
        <table:table-row table:style-name="ro1">
          <table:table-cell office:value-type="float" office:value="1839.479212">
            <text:p>1839.479212</text:p>
          </table:table-cell>
          <table:table-cell office:value-type="float" office:value="10965538093006">
            <text:p>10965538093006</text:p>
          </table:table-cell>
          <table:table-cell table:formula="of:=([.B2515]-[.B$4])/10^9" office:value-type="float" office:value="0.407031955">
            <text:p>0.407032</text:p>
          </table:table-cell>
          <table:table-cell table:formula="of:=[.C2515]-[.C2514]" office:value-type="float" office:value="0.0000110609999999789">
            <text:p>0.000011</text:p>
          </table:table-cell>
          <table:table-cell table:formula="of:=[.A2515]-[.A2514]" office:value-type="float" office:value="0.00000899999986359035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79218">
            <text:p>1839.479218</text:p>
          </table:table-cell>
          <table:table-cell office:value-type="float" office:value="10965538093006">
            <text:p>10965538093006</text:p>
          </table:table-cell>
          <table:table-cell table:formula="of:=([.B2516]-[.B$4])/10^9" office:value-type="float" office:value="0.407031955">
            <text:p>0.407032</text:p>
          </table:table-cell>
          <table:table-cell table:formula="of:=[.C2516]-[.C2515]" office:value-type="float" office:value="0">
            <text:p>0.000000</text:p>
          </table:table-cell>
          <table:table-cell table:formula="of:=[.A2516]-[.A2515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839.479655">
            <text:p>1839.479655</text:p>
          </table:table-cell>
          <table:table-cell office:value-type="float" office:value="10965538534623">
            <text:p>10965538534623</text:p>
          </table:table-cell>
          <table:table-cell table:formula="of:=([.B2517]-[.B$4])/10^9" office:value-type="float" office:value="0.407473572">
            <text:p>0.407474</text:p>
          </table:table-cell>
          <table:table-cell table:formula="of:=[.C2517]-[.C2516]" office:value-type="float" office:value="0.000441617000000005">
            <text:p>0.000442</text:p>
          </table:table-cell>
          <table:table-cell table:formula="of:=[.A2517]-[.A2516]" office:value-type="float" office:value="0.000437000000147236">
            <text:p>0.00043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839.479656">
            <text:p>1839.479656</text:p>
          </table:table-cell>
          <table:table-cell office:value-type="float" office:value="10965538534623">
            <text:p>10965538534623</text:p>
          </table:table-cell>
          <table:table-cell table:formula="of:=([.B2518]-[.B$4])/10^9" office:value-type="float" office:value="0.407473572">
            <text:p>0.407474</text:p>
          </table:table-cell>
          <table:table-cell table:formula="of:=[.C2518]-[.C2517]" office:value-type="float" office:value="0">
            <text:p>0.000000</text:p>
          </table:table-cell>
          <table:table-cell table:formula="of:=[.A2518]-[.A2517]" office:value-type="float" office:value="0.000000999999883788405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839.479661">
            <text:p>1839.479661</text:p>
          </table:table-cell>
          <table:table-cell office:value-type="float" office:value="10965538534623">
            <text:p>10965538534623</text:p>
          </table:table-cell>
          <table:table-cell table:formula="of:=([.B2519]-[.B$4])/10^9" office:value-type="float" office:value="0.407473572">
            <text:p>0.407474</text:p>
          </table:table-cell>
          <table:table-cell table:formula="of:=[.C2519]-[.C2518]" office:value-type="float" office:value="0">
            <text:p>0.000000</text:p>
          </table:table-cell>
          <table:table-cell table:formula="of:=[.A2519]-[.A2518]" office:value-type="float" office:value="0.00000500000010106305">
            <text:p>0.000005</text:p>
          </table:table-cell>
          <table:table-cell table:number-columns-repeated="2"/>
          <table:table-cell office:value-type="string">
            <text:p>task_dead_dl</text:p>
          </table:table-cell>
        </table:table-row>
        <table:table-row table:style-name="ro1">
          <table:table-cell office:value-type="float" office:value="1839.480193">
            <text:p>1839.480193</text:p>
          </table:table-cell>
          <table:table-cell office:value-type="float" office:value="10965538546068">
            <text:p>10965538546068</text:p>
          </table:table-cell>
          <table:table-cell table:formula="of:=([.B2520]-[.B$4])/10^9" office:value-type="float" office:value="0.407485017">
            <text:p>0.407485</text:p>
          </table:table-cell>
          <table:table-cell table:formula="of:=[.C2520]-[.C2519]" office:value-type="float" office:value="0.0000114449999999988">
            <text:p>0.000011</text:p>
          </table:table-cell>
          <table:table-cell table:formula="of:=[.A2520]-[.A2519]" office:value-type="float" office:value="0.000532000000021071">
            <text:p>0.00053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839.480196">
            <text:p>1839.480196</text:p>
          </table:table-cell>
          <table:table-cell office:value-type="float" office:value="10965539082754">
            <text:p>10965539082754</text:p>
          </table:table-cell>
          <table:table-cell table:formula="of:=([.B2521]-[.B$4])/10^9" office:value-type="float" office:value="0.408021703">
            <text:p>0.408022</text:p>
          </table:table-cell>
          <table:table-cell table:formula="of:=[.C2521]-[.C2520]" office:value-type="float" office:value="0.000536686000000008">
            <text:p>0.000537</text:p>
          </table:table-cell>
          <table:table-cell table:formula="of:=[.A2521]-[.A2520]" office:value-type="float" office:value="0.00000299999987873889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80197">
            <text:p>1839.480197</text:p>
          </table:table-cell>
          <table:table-cell office:value-type="float" office:value="10965539082754">
            <text:p>10965539082754</text:p>
          </table:table-cell>
          <table:table-cell table:formula="of:=([.B2522]-[.B$4])/10^9" office:value-type="float" office:value="0.408021703">
            <text:p>0.408022</text:p>
          </table:table-cell>
          <table:table-cell table:formula="of:=[.C2522]-[.C2521]" office:value-type="float" office:value="0">
            <text:p>0.000000</text:p>
          </table:table-cell>
          <table:table-cell table:formula="of:=[.A2522]-[.A2521]" office:value-type="float" office:value="0.00000100000011116208">
            <text:p>0.000001</text:p>
          </table:table-cell>
          <table:table-cell office:value-type="string">
            <text:p>d_s is renewed (r + D) to 10965541082754; c_s is fully topped up</text:p>
          </table:table-cell>
          <table:table-cell table:number-columns-repeated="2"/>
        </table:table-row>
        <table:table-row table:style-name="ro1">
          <table:table-cell office:value-type="float" office:value="1839.480218">
            <text:p>1839.480218</text:p>
          </table:table-cell>
          <table:table-cell office:value-type="float" office:value="10965539082754">
            <text:p>10965539082754</text:p>
          </table:table-cell>
          <table:table-cell table:formula="of:=([.B2523]-[.B$4])/10^9" office:value-type="float" office:value="0.408021703">
            <text:p>0.408022</text:p>
          </table:table-cell>
          <table:table-cell table:formula="of:=[.C2523]-[.C2522]" office:value-type="float" office:value="0">
            <text:p>0.000000</text:p>
          </table:table-cell>
          <table:table-cell table:formula="of:=[.A2523]-[.A2522]" office:value-type="float" office:value="0.0000209999998332933">
            <text:p>0.000021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839.481221">
            <text:p>1839.481221</text:p>
          </table:table-cell>
          <table:table-cell office:value-type="float" office:value="10965540108716">
            <text:p>10965540108716</text:p>
          </table:table-cell>
          <table:table-cell table:formula="of:=([.B2524]-[.B$4])/10^9" office:value-type="float" office:value="0.409047665">
            <text:p>0.409048</text:p>
          </table:table-cell>
          <table:table-cell table:formula="of:=[.C2524]-[.C2523]" office:value-type="float" office:value="0.00102596199999999">
            <text:p>0.001026</text:p>
          </table:table-cell>
          <table:table-cell table:formula="of:=[.A2524]-[.A2523]" office:value-type="float" office:value="0.00100300000008247">
            <text:p>0.001003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1839.481222">
            <text:p>1839.481222</text:p>
          </table:table-cell>
          <table:table-cell office:value-type="float" office:value="10965540108716">
            <text:p>10965540108716</text:p>
          </table:table-cell>
          <table:table-cell table:formula="of:=([.B2525]-[.B$4])/10^9" office:value-type="float" office:value="0.409047665">
            <text:p>0.409048</text:p>
          </table:table-cell>
          <table:table-cell table:formula="of:=[.C2525]-[.C2524]" office:value-type="float" office:value="0">
            <text:p>0.000000</text:p>
          </table:table-cell>
          <table:table-cell table:formula="of:=[.A2525]-[.A2524]" office:value-type="float" office:value="0.000000999999883788405">
            <text:p>0.000001</text:p>
          </table:table-cell>
          <table:table-cell office:value-type="string">
            <text:p>uses up its c_s; 10965540108716-10965540012614=96102</text:p>
          </table:table-cell>
          <table:table-cell table:number-columns-repeated="2"/>
        </table:table-row>
        <table:table-row table:style-name="ro1">
          <table:table-cell office:value-type="float" office:value="1839.481254">
            <text:p>1839.481254</text:p>
          </table:table-cell>
          <table:table-cell office:value-type="float" office:value="10965540142752">
            <text:p>10965540142752</text:p>
          </table:table-cell>
          <table:table-cell table:formula="of:=([.B2526]-[.B$4])/10^9" office:value-type="float" office:value="0.409081701">
            <text:p>0.409082</text:p>
          </table:table-cell>
          <table:table-cell table:formula="of:=[.C2526]-[.C2525]" office:value-type="float" office:value="0.000034036000000015">
            <text:p>0.000034</text:p>
          </table:table-cell>
          <table:table-cell table:formula="of:=[.A2526]-[.A2525]" office:value-type="float" office:value="0.0000320000001465814">
            <text:p>0.00003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81593">
            <text:p>1839.481593</text:p>
          </table:table-cell>
          <table:table-cell office:value-type="float" office:value="10965540142752">
            <text:p>10965540142752</text:p>
          </table:table-cell>
          <table:table-cell table:formula="of:=([.B2527]-[.B$4])/10^9" office:value-type="float" office:value="0.409081701">
            <text:p>0.409082</text:p>
          </table:table-cell>
          <table:table-cell table:formula="of:=[.C2527]-[.C2526]" office:value-type="float" office:value="0">
            <text:p>0.000000</text:p>
          </table:table-cell>
          <table:table-cell table:formula="of:=[.A2527]-[.A2526]" office:value-type="float" office:value="0.000338999999939915">
            <text:p>0.00033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839.481594">
            <text:p>1839.481594</text:p>
          </table:table-cell>
          <table:table-cell office:value-type="float" office:value="10965540142752">
            <text:p>10965540142752</text:p>
          </table:table-cell>
          <table:table-cell table:formula="of:=([.B2528]-[.B$4])/10^9" office:value-type="float" office:value="0.409081701">
            <text:p>0.409082</text:p>
          </table:table-cell>
          <table:table-cell table:formula="of:=[.C2528]-[.C2527]" office:value-type="float" office:value="0">
            <text:p>0.000000</text:p>
          </table:table-cell>
          <table:table-cell table:formula="of:=[.A2528]-[.A2527]" office:value-type="float" office:value="0.00000100000011116208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839.481595">
            <text:p>1839.481595</text:p>
          </table:table-cell>
          <table:table-cell office:value-type="float" office:value="10965540142752">
            <text:p>10965540142752</text:p>
          </table:table-cell>
          <table:table-cell table:formula="of:=([.B2529]-[.B$4])/10^9" office:value-type="float" office:value="0.409081701">
            <text:p>0.409082</text:p>
          </table:table-cell>
          <table:table-cell table:formula="of:=[.C2529]-[.C2528]" office:value-type="float" office:value="0">
            <text:p>0.000000</text:p>
          </table:table-cell>
          <table:table-cell table:formula="of:=[.A2529]-[.A2528]" office:value-type="float" office:value="0.000000999999883788405">
            <text:p>0.000001</text:p>
          </table:table-cell>
          <table:table-cell/>
          <table:table-cell office:value-type="string">
            <text:p>postpones its deadline to 10965545416626; c_s is topped up to 1993237</text:p>
          </table:table-cell>
          <table:table-cell/>
        </table:table-row>
        <table:table-row table:style-name="ro1">
          <table:table-cell office:value-type="float" office:value="1839.481596">
            <text:p>1839.481596</text:p>
          </table:table-cell>
          <table:table-cell office:value-type="float" office:value="10965540142752">
            <text:p>10965540142752</text:p>
          </table:table-cell>
          <table:table-cell table:formula="of:=([.B2530]-[.B$4])/10^9" office:value-type="float" office:value="0.409081701">
            <text:p>0.409082</text:p>
          </table:table-cell>
          <table:table-cell table:formula="of:=[.C2530]-[.C2529]" office:value-type="float" office:value="0">
            <text:p>0.000000</text:p>
          </table:table-cell>
          <table:table-cell table:formula="of:=[.A2530]-[.A2529]" office:value-type="float" office:value="0.00000100000011116208">
            <text:p>0.000001</text:p>
          </table:table-cell>
          <table:table-cell/>
          <table:table-cell office:value-type="string">
            <text:p>preempts swapper (0)</text:p>
          </table:table-cell>
          <table:table-cell/>
        </table:table-row>
        <table:table-row table:style-name="ro1">
          <table:table-cell office:value-type="float" office:value="1839.481624">
            <text:p>1839.481624</text:p>
          </table:table-cell>
          <table:table-cell office:value-type="float" office:value="10965540142752">
            <text:p>10965540142752</text:p>
          </table:table-cell>
          <table:table-cell table:formula="of:=([.B2531]-[.B$4])/10^9" office:value-type="float" office:value="0.409081701">
            <text:p>0.409082</text:p>
          </table:table-cell>
          <table:table-cell table:formula="of:=[.C2531]-[.C2530]" office:value-type="float" office:value="0">
            <text:p>0.000000</text:p>
          </table:table-cell>
          <table:table-cell table:formula="of:=[.A2531]-[.A2530]" office:value-type="float" office:value="0.0000279999999293068">
            <text:p>0.000028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839.482201">
            <text:p>1839.482201</text:p>
          </table:table-cell>
          <table:table-cell office:value-type="float" office:value="10965540142752">
            <text:p>10965540142752</text:p>
          </table:table-cell>
          <table:table-cell table:formula="of:=([.B2532]-[.B$4])/10^9" office:value-type="float" office:value="0.409081701">
            <text:p>0.409082</text:p>
          </table:table-cell>
          <table:table-cell table:formula="of:=[.C2532]-[.C2531]" office:value-type="float" office:value="0">
            <text:p>0.000000</text:p>
          </table:table-cell>
          <table:table-cell table:formula="of:=[.A2532]-[.A2531]" office:value-type="float" office:value="0.000577000000021144">
            <text:p>0.000577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839.482202">
            <text:p>1839.482202</text:p>
          </table:table-cell>
          <table:table-cell office:value-type="float" office:value="10965540142752">
            <text:p>10965540142752</text:p>
          </table:table-cell>
          <table:table-cell table:formula="of:=([.B2533]-[.B$4])/10^9" office:value-type="float" office:value="0.409081701">
            <text:p>0.409082</text:p>
          </table:table-cell>
          <table:table-cell table:formula="of:=[.C2533]-[.C2532]" office:value-type="float" office:value="0">
            <text:p>0.000000</text:p>
          </table:table-cell>
          <table:table-cell table:formula="of:=[.A2533]-[.A2532]" office:value-type="float" office:value="0.000000999999883788405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839.482203">
            <text:p>1839.482203</text:p>
          </table:table-cell>
          <table:table-cell office:value-type="float" office:value="10965540142752">
            <text:p>10965540142752</text:p>
          </table:table-cell>
          <table:table-cell table:formula="of:=([.B2534]-[.B$4])/10^9" office:value-type="float" office:value="0.409081701">
            <text:p>0.409082</text:p>
          </table:table-cell>
          <table:table-cell table:formula="of:=[.C2534]-[.C2533]" office:value-type="float" office:value="0">
            <text:p>0.000000</text:p>
          </table:table-cell>
          <table:table-cell table:formula="of:=[.A2534]-[.A2533]" office:value-type="float" office:value="0.00000100000011116208">
            <text:p>0.000001</text:p>
          </table:table-cell>
          <table:table-cell office:value-type="string">
            <text:p>postpones its deadline to 10965543082754; c_s is topped up to 974038</text:p>
          </table:table-cell>
          <table:table-cell table:number-columns-repeated="2"/>
        </table:table-row>
        <table:table-row table:style-name="ro1">
          <table:table-cell office:value-type="float" office:value="1839.482204">
            <text:p>1839.482204</text:p>
          </table:table-cell>
          <table:table-cell office:value-type="float" office:value="10965540142752">
            <text:p>10965540142752</text:p>
          </table:table-cell>
          <table:table-cell table:formula="of:=([.B2535]-[.B$4])/10^9" office:value-type="float" office:value="0.409081701">
            <text:p>0.409082</text:p>
          </table:table-cell>
          <table:table-cell table:formula="of:=[.C2535]-[.C2534]" office:value-type="float" office:value="0">
            <text:p>0.000000</text:p>
          </table:table-cell>
          <table:table-cell table:formula="of:=[.A2535]-[.A2534]" office:value-type="float" office:value="0.000000999999883788405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839.482214">
            <text:p>1839.482214</text:p>
          </table:table-cell>
          <table:table-cell office:value-type="float" office:value="10965541104097">
            <text:p>10965541104097</text:p>
          </table:table-cell>
          <table:table-cell table:formula="of:=([.B2536]-[.B$4])/10^9" office:value-type="float" office:value="0.410043046">
            <text:p>0.410043</text:p>
          </table:table-cell>
          <table:table-cell table:formula="of:=[.C2536]-[.C2535]" office:value-type="float" office:value="0.000961345000000002">
            <text:p>0.000961</text:p>
          </table:table-cell>
          <table:table-cell table:formula="of:=[.A2536]-[.A2535]" office:value-type="float" office:value="0.0000100000002021261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82222">
            <text:p>1839.482222</text:p>
          </table:table-cell>
          <table:table-cell office:value-type="float" office:value="10965541104097">
            <text:p>10965541104097</text:p>
          </table:table-cell>
          <table:table-cell table:formula="of:=([.B2537]-[.B$4])/10^9" office:value-type="float" office:value="0.410043046">
            <text:p>0.410043</text:p>
          </table:table-cell>
          <table:table-cell table:formula="of:=[.C2537]-[.C2536]" office:value-type="float" office:value="0">
            <text:p>0.000000</text:p>
          </table:table-cell>
          <table:table-cell table:formula="of:=[.A2537]-[.A2536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839.482484">
            <text:p>1839.482484</text:p>
          </table:table-cell>
          <table:table-cell office:value-type="float" office:value="10965541374154">
            <text:p>10965541374154</text:p>
          </table:table-cell>
          <table:table-cell table:formula="of:=([.B2538]-[.B$4])/10^9" office:value-type="float" office:value="0.410313103">
            <text:p>0.410313</text:p>
          </table:table-cell>
          <table:table-cell table:formula="of:=[.C2538]-[.C2537]" office:value-type="float" office:value="0.00027005699999999">
            <text:p>0.000270</text:p>
          </table:table-cell>
          <table:table-cell table:formula="of:=[.A2538]-[.A2537]" office:value-type="float" office:value="0.000262000000020635">
            <text:p>0.00026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839.482485">
            <text:p>1839.482485</text:p>
          </table:table-cell>
          <table:table-cell office:value-type="float" office:value="10965541374154">
            <text:p>10965541374154</text:p>
          </table:table-cell>
          <table:table-cell table:formula="of:=([.B2539]-[.B$4])/10^9" office:value-type="float" office:value="0.410313103">
            <text:p>0.410313</text:p>
          </table:table-cell>
          <table:table-cell table:formula="of:=[.C2539]-[.C2538]" office:value-type="float" office:value="0">
            <text:p>0.000000</text:p>
          </table:table-cell>
          <table:table-cell table:formula="of:=[.A2539]-[.A2538]" office:value-type="float" office:value="0.000000999999883788405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839.482493">
            <text:p>1839.482493</text:p>
          </table:table-cell>
          <table:table-cell office:value-type="float" office:value="10965541374154">
            <text:p>10965541374154</text:p>
          </table:table-cell>
          <table:table-cell table:formula="of:=([.B2540]-[.B$4])/10^9" office:value-type="float" office:value="0.410313103">
            <text:p>0.410313</text:p>
          </table:table-cell>
          <table:table-cell table:formula="of:=[.C2540]-[.C2539]" office:value-type="float" office:value="0">
            <text:p>0.000000</text:p>
          </table:table-cell>
          <table:table-cell table:formula="of:=[.A2540]-[.A2539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839.482495">
            <text:p>1839.482495</text:p>
          </table:table-cell>
          <table:table-cell office:value-type="float" office:value="10965541374154">
            <text:p>10965541374154</text:p>
          </table:table-cell>
          <table:table-cell table:formula="of:=([.B2541]-[.B$4])/10^9" office:value-type="float" office:value="0.410313103">
            <text:p>0.410313</text:p>
          </table:table-cell>
          <table:table-cell table:formula="of:=[.C2541]-[.C2540]" office:value-type="float" office:value="0">
            <text:p>0.000000</text:p>
          </table:table-cell>
          <table:table-cell table:formula="of:=[.A2541]-[.A2540]" office:value-type="float" office:value="0.00000199999999495049">
            <text:p>0.000002</text:p>
          </table:table-cell>
          <table:table-cell office:value-type="string">
            <text:p>task_dead_dl</text:p>
          </table:table-cell>
          <table:table-cell table:number-columns-repeated="2"/>
        </table:table-row>
        <table:table-row table:style-name="ro1">
          <table:table-cell office:value-type="float" office:value="1839.483477">
            <text:p>1839.483477</text:p>
          </table:table-cell>
          <table:table-cell office:value-type="float" office:value="10965542366455">
            <text:p>10965542366455</text:p>
          </table:table-cell>
          <table:table-cell table:formula="of:=([.B2542]-[.B$4])/10^9" office:value-type="float" office:value="0.411305404">
            <text:p>0.411305</text:p>
          </table:table-cell>
          <table:table-cell table:formula="of:=[.C2542]-[.C2541]" office:value-type="float" office:value="0.000992300999999973">
            <text:p>0.000992</text:p>
          </table:table-cell>
          <table:table-cell table:formula="of:=[.A2542]-[.A2541]" office:value-type="float" office:value="0.000982000000021799">
            <text:p>0.00098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839.483478">
            <text:p>1839.483478</text:p>
          </table:table-cell>
          <table:table-cell office:value-type="float" office:value="10965542366455">
            <text:p>10965542366455</text:p>
          </table:table-cell>
          <table:table-cell table:formula="of:=([.B2543]-[.B$4])/10^9" office:value-type="float" office:value="0.411305404">
            <text:p>0.411305</text:p>
          </table:table-cell>
          <table:table-cell table:formula="of:=[.C2543]-[.C2542]" office:value-type="float" office:value="0">
            <text:p>0.000000</text:p>
          </table:table-cell>
          <table:table-cell table:formula="of:=[.A2543]-[.A2542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839.483482">
            <text:p>1839.483482</text:p>
          </table:table-cell>
          <table:table-cell office:value-type="float" office:value="10965542366455">
            <text:p>10965542366455</text:p>
          </table:table-cell>
          <table:table-cell table:formula="of:=([.B2544]-[.B$4])/10^9" office:value-type="float" office:value="0.411305404">
            <text:p>0.411305</text:p>
          </table:table-cell>
          <table:table-cell table:formula="of:=[.C2544]-[.C2543]" office:value-type="float" office:value="0">
            <text:p>0.000000</text:p>
          </table:table-cell>
          <table:table-cell table:formula="of:=[.A2544]-[.A2543]" office:value-type="float" office:value="0.00000399999998990097">
            <text:p>0.000004</text:p>
          </table:table-cell>
          <table:table-cell/>
          <table:table-cell office:value-type="string">
            <text:p>task_dead_dl</text:p>
          </table:table-cell>
          <table:table-cell/>
        </table:table-row>
        <table:table-row table:style-name="ro1" table:number-rows-repeated="1046031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06/22/2011</text:date>, <text:time>23:56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23:56:04</dc:date>
    <dc:creator>Tadeus Prastowo</dc:creator>
    <meta:generator>OpenOffice.org/3.2$Linux OpenOffice.org_project/320m19$Build-9505</meta:generator>
    <meta:editing-duration>PT00H17M31S</meta:editing-duration>
    <meta:editing-cycles>5</meta:editing-cycles>
    <meta:document-statistic meta:table-count="1" meta:cell-count="15258" meta:object-count="0"/>
  </office:meta>
</office:document-meta>
</file>